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0" calcext:value-type="float">
            <text:p>0</text:p>
          </table:table-cell>
          <table:table-cell office:value-type="float" office:value="0.01507594" calcext:value-type="float">
            <text:p>0.01507594</text:p>
          </table:table-cell>
          <table:table-cell office:value-type="float" office:value="0" calcext:value-type="float">
            <text:p>0</text:p>
          </table:table-cell>
          <table:table-cell office:value-type="float" office:value="1017.951" calcext:value-type="float">
            <text:p>1017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9191" calcext:value-type="float">
            <text:p>0.1459191</text:p>
          </table:table-cell>
          <table:table-cell office:value-type="float" office:value="0.1791114" calcext:value-type="float">
            <text:p>0.1791114</text:p>
          </table:table-cell>
          <table:table-cell office:value-type="float" office:value="0.2433651" calcext:value-type="float">
            <text:p>0.2433651</text:p>
          </table:table-cell>
          <table:table-cell office:value-type="float" office:value="0.252678" calcext:value-type="float">
            <text:p>0.252678</text:p>
          </table:table-cell>
          <table:table-cell office:value-type="float" office:value="0.2561596" calcext:value-type="float">
            <text:p>0.2561596</text:p>
          </table:table-cell>
          <table:table-cell office:value-type="float" office:value="0.2304813" calcext:value-type="float">
            <text:p>0.2304813</text:p>
          </table:table-cell>
          <table:table-cell office:value-type="float" office:value="0.2322185" calcext:value-type="float">
            <text:p>0.2322185</text:p>
          </table:table-cell>
          <table:table-cell office:value-type="float" office:value="0.3215511" calcext:value-type="float">
            <text:p>0.3215511</text:p>
          </table:table-cell>
          <table:table-cell office:value-type="float" office:value="0.3194936" calcext:value-type="float">
            <text:p>0.3194936</text:p>
          </table:table-cell>
          <table:table-cell office:value-type="float" office:value="0.3559701" calcext:value-type="float">
            <text:p>0.3559701</text:p>
          </table:table-cell>
          <table:table-cell office:value-type="float" office:value="0.3755882" calcext:value-type="float">
            <text:p>0.3755882</text:p>
          </table:table-cell>
          <table:table-cell office:value-type="float" office:value="0.3917617" calcext:value-type="float">
            <text:p>0.3917617</text:p>
          </table:table-cell>
          <table:table-cell office:value-type="float" office:value="0.4623692" calcext:value-type="float">
            <text:p>0.46236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45863" calcext:value-type="float">
            <text:p>1.145863E-09</text:p>
          </table:table-cell>
          <table:table-cell office:value-type="float" office:value="0.002821046" calcext:value-type="float">
            <text:p>0.002821046</text:p>
          </table:table-cell>
          <table:table-cell office:value-type="float" office:value="0.001539452" calcext:value-type="float">
            <text:p>0.001539452</text:p>
          </table:table-cell>
          <table:table-cell office:value-type="float" office:value="9.732373E-016" calcext:value-type="float">
            <text:p>9.732373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34398" calcext:value-type="float">
            <text:p>-9.434398</text:p>
          </table:table-cell>
          <table:table-cell office:value-type="float" office:value="-1.890985" calcext:value-type="float">
            <text:p>-1.890985</text:p>
          </table:table-cell>
          <table:table-cell office:value-type="float" office:value="-0.1795477" calcext:value-type="float">
            <text:p>-0.1795477</text:p>
          </table:table-cell>
          <table:table-cell office:value-type="float" office:value="-0.1354818" calcext:value-type="float">
            <text:p>-0.1354818</text:p>
          </table:table-cell>
          <table:table-cell office:value-type="float" office:value="-0.12195" calcext:value-type="float">
            <text:p>-0.12195</text:p>
          </table:table-cell>
          <table:table-cell office:value-type="float" office:value="-0.1045874" calcext:value-type="float">
            <text:p>-0.1045874</text:p>
          </table:table-cell>
          <table:table-cell office:value-type="float" office:value="-0.0898935" calcext:value-type="float">
            <text:p>-0.0898935</text:p>
          </table:table-cell>
          <table:table-cell office:value-type="float" office:value="-0.08255206" calcext:value-type="float">
            <text:p>-0.08255206</text:p>
          </table:table-cell>
          <table:table-cell office:value-type="float" office:value="-0.06951485" calcext:value-type="float">
            <text:p>-0.06951485</text:p>
          </table:table-cell>
          <table:table-cell office:value-type="float" office:value="-0.02723858" calcext:value-type="float">
            <text:p>-0.0272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55627" calcext:value-type="float">
            <text:p>-6.855627</text:p>
          </table:table-cell>
          <table:table-cell office:value-type="float" office:value="0.004824494" calcext:value-type="float">
            <text:p>0.00482449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24" calcext:value-type="float">
            <text:p>-2.37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0" calcext:value-type="float">
            <text:p>0</text:p>
          </table:table-cell>
          <table:table-cell office:value-type="float" office:value="0.2346232" calcext:value-type="float">
            <text:p>0.2346232</text:p>
          </table:table-cell>
          <table:table-cell office:value-type="float" office:value="0" calcext:value-type="float">
            <text:p>0</text:p>
          </table:table-cell>
          <table:table-cell office:value-type="float" office:value="1017.732" calcext:value-type="float">
            <text:p>1017.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8006" calcext:value-type="float">
            <text:p>0.1418006</text:p>
          </table:table-cell>
          <table:table-cell office:value-type="float" office:value="0.1734785" calcext:value-type="float">
            <text:p>0.1734785</text:p>
          </table:table-cell>
          <table:table-cell office:value-type="float" office:value="0.2388671" calcext:value-type="float">
            <text:p>0.2388671</text:p>
          </table:table-cell>
          <table:table-cell office:value-type="float" office:value="0.2518226" calcext:value-type="float">
            <text:p>0.2518226</text:p>
          </table:table-cell>
          <table:table-cell office:value-type="float" office:value="0.2560929" calcext:value-type="float">
            <text:p>0.2560929</text:p>
          </table:table-cell>
          <table:table-cell office:value-type="float" office:value="0.2303779" calcext:value-type="float">
            <text:p>0.2303779</text:p>
          </table:table-cell>
          <table:table-cell office:value-type="float" office:value="0.2321086" calcext:value-type="float">
            <text:p>0.2321086</text:p>
          </table:table-cell>
          <table:table-cell office:value-type="float" office:value="0.3215825" calcext:value-type="float">
            <text:p>0.3215825</text:p>
          </table:table-cell>
          <table:table-cell office:value-type="float" office:value="0.3198348" calcext:value-type="float">
            <text:p>0.3198348</text:p>
          </table:table-cell>
          <table:table-cell office:value-type="float" office:value="0.356028" calcext:value-type="float">
            <text:p>0.356028</text:p>
          </table:table-cell>
          <table:table-cell office:value-type="float" office:value="0.3756241" calcext:value-type="float">
            <text:p>0.3756241</text:p>
          </table:table-cell>
          <table:table-cell office:value-type="float" office:value="0.3917041" calcext:value-type="float">
            <text:p>0.3917041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83695" calcext:value-type="float">
            <text:p>3.583695E-09</text:p>
          </table:table-cell>
          <table:table-cell office:value-type="float" office:value="0.007942415" calcext:value-type="float">
            <text:p>0.007942415</text:p>
          </table:table-cell>
          <table:table-cell office:value-type="float" office:value="0.005353354" calcext:value-type="float">
            <text:p>0.005353354</text:p>
          </table:table-cell>
          <table:table-cell office:value-type="float" office:value="9.732374E-016" calcext:value-type="float">
            <text:p>9.732374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8732" calcext:value-type="float">
            <text:p>-11.68732</text:p>
          </table:table-cell>
          <table:table-cell office:value-type="float" office:value="-2.41374" calcext:value-type="float">
            <text:p>-2.41374</text:p>
          </table:table-cell>
          <table:table-cell office:value-type="float" office:value="-0.2061026" calcext:value-type="float">
            <text:p>-0.2061026</text:p>
          </table:table-cell>
          <table:table-cell office:value-type="float" office:value="-0.1390626" calcext:value-type="float">
            <text:p>-0.1390626</text:p>
          </table:table-cell>
          <table:table-cell office:value-type="float" office:value="-0.1221968" calcext:value-type="float">
            <text:p>-0.1221968</text:p>
          </table:table-cell>
          <table:table-cell office:value-type="float" office:value="-0.1049473" calcext:value-type="float">
            <text:p>-0.1049473</text:p>
          </table:table-cell>
          <table:table-cell office:value-type="float" office:value="-0.09019788" calcext:value-type="float">
            <text:p>-0.09019788</text:p>
          </table:table-cell>
          <table:table-cell office:value-type="float" office:value="-0.08248159" calcext:value-type="float">
            <text:p>-0.08248159</text:p>
          </table:table-cell>
          <table:table-cell office:value-type="float" office:value="-0.06882456" calcext:value-type="float">
            <text:p>-0.06882456</text:p>
          </table:table-cell>
          <table:table-cell office:value-type="float" office:value="-0.02716308" calcext:value-type="float">
            <text:p>-0.0271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66057" calcext:value-type="float">
            <text:p>-9.266057</text:p>
          </table:table-cell>
          <table:table-cell office:value-type="float" office:value="0.004853723" calcext:value-type="float">
            <text:p>0.0048537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609" calcext:value-type="float">
            <text:p>-2.3796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0" calcext:value-type="float">
            <text:p>0</text:p>
          </table:table-cell>
          <table:table-cell office:value-type="float" office:value="0.4703638" calcext:value-type="float">
            <text:p>0.4703638</text:p>
          </table:table-cell>
          <table:table-cell office:value-type="float" office:value="0" calcext:value-type="float">
            <text:p>0</text:p>
          </table:table-cell>
          <table:table-cell office:value-type="float" office:value="1017.496" calcext:value-type="float">
            <text:p>1017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2405" calcext:value-type="float">
            <text:p>0.1342405</text:p>
          </table:table-cell>
          <table:table-cell office:value-type="float" office:value="0.1803251" calcext:value-type="float">
            <text:p>0.1803251</text:p>
          </table:table-cell>
          <table:table-cell office:value-type="float" office:value="0.2428761" calcext:value-type="float">
            <text:p>0.2428761</text:p>
          </table:table-cell>
          <table:table-cell office:value-type="float" office:value="0.2510556" calcext:value-type="float">
            <text:p>0.2510556</text:p>
          </table:table-cell>
          <table:table-cell office:value-type="float" office:value="0.2558444" calcext:value-type="float">
            <text:p>0.2558444</text:p>
          </table:table-cell>
          <table:table-cell office:value-type="float" office:value="0.2302728" calcext:value-type="float">
            <text:p>0.2302728</text:p>
          </table:table-cell>
          <table:table-cell office:value-type="float" office:value="0.2320159" calcext:value-type="float">
            <text:p>0.2320159</text:p>
          </table:table-cell>
          <table:table-cell office:value-type="float" office:value="0.3216153" calcext:value-type="float">
            <text:p>0.3216153</text:p>
          </table:table-cell>
          <table:table-cell office:value-type="float" office:value="0.3201639" calcext:value-type="float">
            <text:p>0.3201639</text:p>
          </table:table-cell>
          <table:table-cell office:value-type="float" office:value="0.3560888" calcext:value-type="float">
            <text:p>0.3560888</text:p>
          </table:table-cell>
          <table:table-cell office:value-type="float" office:value="0.375656" calcext:value-type="float">
            <text:p>0.375656</text:p>
          </table:table-cell>
          <table:table-cell office:value-type="float" office:value="0.3916383" calcext:value-type="float">
            <text:p>0.39163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77935E-016" calcext:value-type="float">
            <text:p>9.277935E-16</text:p>
          </table:table-cell>
          <table:table-cell office:value-type="float" office:value="9.220122E-016" calcext:value-type="float">
            <text:p>9.220122E-16</text:p>
          </table:table-cell>
          <table:table-cell office:value-type="float" office:value="9.775039E-016" calcext:value-type="float">
            <text:p>9.775039E-16</text:p>
          </table:table-cell>
          <table:table-cell office:value-type="float" office:value="9.732376E-016" calcext:value-type="float">
            <text:p>9.732376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99129" calcext:value-type="float">
            <text:p>-17.99129</text:p>
          </table:table-cell>
          <table:table-cell office:value-type="float" office:value="-1.818298" calcext:value-type="float">
            <text:p>-1.818298</text:p>
          </table:table-cell>
          <table:table-cell office:value-type="float" office:value="-0.1836214" calcext:value-type="float">
            <text:p>-0.1836214</text:p>
          </table:table-cell>
          <table:table-cell office:value-type="float" office:value="-0.1423877" calcext:value-type="float">
            <text:p>-0.1423877</text:p>
          </table:table-cell>
          <table:table-cell office:value-type="float" office:value="-0.1231069" calcext:value-type="float">
            <text:p>-0.1231069</text:p>
          </table:table-cell>
          <table:table-cell office:value-type="float" office:value="-0.1053141" calcext:value-type="float">
            <text:p>-0.1053141</text:p>
          </table:table-cell>
          <table:table-cell office:value-type="float" office:value="-0.09045514" calcext:value-type="float">
            <text:p>-0.09045514</text:p>
          </table:table-cell>
          <table:table-cell office:value-type="float" office:value="-0.08240792" calcext:value-type="float">
            <text:p>-0.08240792</text:p>
          </table:table-cell>
          <table:table-cell office:value-type="float" office:value="-0.06816587" calcext:value-type="float">
            <text:p>-0.06816587</text:p>
          </table:table-cell>
          <table:table-cell office:value-type="float" office:value="-0.02708363" calcext:value-type="float">
            <text:p>-0.0270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42934" calcext:value-type="float">
            <text:p>-8.642934</text:p>
          </table:table-cell>
          <table:table-cell office:value-type="float" office:value="0.004803524" calcext:value-type="float">
            <text:p>0.0048035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278" calcext:value-type="float">
            <text:p>-2.382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" calcext:value-type="float">
            <text:p>0</text:p>
          </table:table-cell>
          <table:table-cell office:value-type="float" office:value="1018.071" calcext:value-type="float">
            <text:p>1018.071</text:p>
          </table:table-cell>
          <table:table-cell office:value-type="float" office:value="0.004401809" calcext:value-type="float">
            <text:p>0.004401809</text:p>
          </table:table-cell>
          <table:table-cell office:value-type="float" office:value="0" calcext:value-type="float">
            <text:p>0</text:p>
          </table:table-cell>
          <table:table-cell office:value-type="float" office:value="0.1824916" calcext:value-type="float">
            <text:p>0.1824916</text:p>
          </table:table-cell>
          <table:table-cell office:value-type="float" office:value="0.1829222" calcext:value-type="float">
            <text:p>0.1829222</text:p>
          </table:table-cell>
          <table:table-cell office:value-type="float" office:value="0.2413661" calcext:value-type="float">
            <text:p>0.2413661</text:p>
          </table:table-cell>
          <table:table-cell office:value-type="float" office:value="0.2507155" calcext:value-type="float">
            <text:p>0.2507155</text:p>
          </table:table-cell>
          <table:table-cell office:value-type="float" office:value="0.2555742" calcext:value-type="float">
            <text:p>0.2555742</text:p>
          </table:table-cell>
          <table:table-cell office:value-type="float" office:value="0.2301557" calcext:value-type="float">
            <text:p>0.2301557</text:p>
          </table:table-cell>
          <table:table-cell office:value-type="float" office:value="0.2319369" calcext:value-type="float">
            <text:p>0.2319369</text:p>
          </table:table-cell>
          <table:table-cell office:value-type="float" office:value="0.3216504" calcext:value-type="float">
            <text:p>0.3216504</text:p>
          </table:table-cell>
          <table:table-cell office:value-type="float" office:value="0.3204816" calcext:value-type="float">
            <text:p>0.3204816</text:p>
          </table:table-cell>
          <table:table-cell office:value-type="float" office:value="0.3561516" calcext:value-type="float">
            <text:p>0.3561516</text:p>
          </table:table-cell>
          <table:table-cell office:value-type="float" office:value="0.3756846" calcext:value-type="float">
            <text:p>0.3756846</text:p>
          </table:table-cell>
          <table:table-cell office:value-type="float" office:value="0.3915709" calcext:value-type="float">
            <text:p>0.3915709</text:p>
          </table:table-cell>
          <table:table-cell office:value-type="float" office:value="0.4623723" calcext:value-type="float">
            <text:p>0.4623723</text:p>
          </table:table-cell>
          <table:table-cell office:value-type="float" office:value="0" calcext:value-type="float">
            <text:p>0</text:p>
          </table:table-cell>
          <table:table-cell office:value-type="float" office:value="0.003896012" calcext:value-type="float">
            <text:p>0.003896012</text:p>
          </table:table-cell>
          <table:table-cell office:value-type="float" office:value="9.896373E-016" calcext:value-type="float">
            <text:p>9.896373E-16</text:p>
          </table:table-cell>
          <table:table-cell office:value-type="float" office:value="9.722082E-016" calcext:value-type="float">
            <text:p>9.722082E-16</text:p>
          </table:table-cell>
          <table:table-cell office:value-type="float" office:value="9.73237E-016" calcext:value-type="float">
            <text:p>9.73237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5E-018" calcext:value-type="float">
            <text:p>5.332735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7204" calcext:value-type="float">
            <text:p>-1.587204</text:p>
          </table:table-cell>
          <table:table-cell office:value-type="float" office:value="-1.632092" calcext:value-type="float">
            <text:p>-1.632092</text:p>
          </table:table-cell>
          <table:table-cell office:value-type="float" office:value="-0.1926902" calcext:value-type="float">
            <text:p>-0.1926902</text:p>
          </table:table-cell>
          <table:table-cell office:value-type="float" office:value="-0.1438726" calcext:value-type="float">
            <text:p>-0.1438726</text:p>
          </table:table-cell>
          <table:table-cell office:value-type="float" office:value="-0.1241128" calcext:value-type="float">
            <text:p>-0.1241128</text:p>
          </table:table-cell>
          <table:table-cell office:value-type="float" office:value="-0.1057248" calcext:value-type="float">
            <text:p>-0.1057248</text:p>
          </table:table-cell>
          <table:table-cell office:value-type="float" office:value="-0.09067539" calcext:value-type="float">
            <text:p>-0.09067539</text:p>
          </table:table-cell>
          <table:table-cell office:value-type="float" office:value="-0.08232923" calcext:value-type="float">
            <text:p>-0.08232923</text:p>
          </table:table-cell>
          <table:table-cell office:value-type="float" office:value="-0.06753673" calcext:value-type="float">
            <text:p>-0.06753673</text:p>
          </table:table-cell>
          <table:table-cell office:value-type="float" office:value="-0.0270021" calcext:value-type="float">
            <text:p>-0.027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342" calcext:value-type="float">
            <text:p>-1.41342</text:p>
          </table:table-cell>
          <table:table-cell office:value-type="float" office:value="0.004785642" calcext:value-type="float">
            <text:p>0.00478564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219" calcext:value-type="float">
            <text:p>-2.385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0.6048954" calcext:value-type="float">
            <text:p>0.6048954</text:p>
          </table:table-cell>
          <table:table-cell office:value-type="float" office:value="0" calcext:value-type="float">
            <text:p>0</text:p>
          </table:table-cell>
          <table:table-cell office:value-type="float" office:value="1018.058" calcext:value-type="float">
            <text:p>1018.058</text:p>
          </table:table-cell>
          <table:table-cell office:value-type="float" office:value="0.004401809" calcext:value-type="float">
            <text:p>0.004401809</text:p>
          </table:table-cell>
          <table:table-cell office:value-type="float" office:value="0" calcext:value-type="float">
            <text:p>0</text:p>
          </table:table-cell>
          <table:table-cell office:value-type="float" office:value="0.1619994" calcext:value-type="float">
            <text:p>0.1619994</text:p>
          </table:table-cell>
          <table:table-cell office:value-type="float" office:value="0.1818909" calcext:value-type="float">
            <text:p>0.1818909</text:p>
          </table:table-cell>
          <table:table-cell office:value-type="float" office:value="0.2386696" calcext:value-type="float">
            <text:p>0.2386696</text:p>
          </table:table-cell>
          <table:table-cell office:value-type="float" office:value="0.250246" calcext:value-type="float">
            <text:p>0.250246</text:p>
          </table:table-cell>
          <table:table-cell office:value-type="float" office:value="0.2552832" calcext:value-type="float">
            <text:p>0.2552832</text:p>
          </table:table-cell>
          <table:table-cell office:value-type="float" office:value="0.2300282" calcext:value-type="float">
            <text:p>0.2300282</text:p>
          </table:table-cell>
          <table:table-cell office:value-type="float" office:value="0.2318673" calcext:value-type="float">
            <text:p>0.2318673</text:p>
          </table:table-cell>
          <table:table-cell office:value-type="float" office:value="0.3217171" calcext:value-type="float">
            <text:p>0.3217171</text:p>
          </table:table-cell>
          <table:table-cell office:value-type="float" office:value="0.3208764" calcext:value-type="float">
            <text:p>0.3208764</text:p>
          </table:table-cell>
          <table:table-cell office:value-type="float" office:value="0.3561277" calcext:value-type="float">
            <text:p>0.3561277</text:p>
          </table:table-cell>
          <table:table-cell office:value-type="float" office:value="0.3757059" calcext:value-type="float">
            <text:p>0.3757059</text:p>
          </table:table-cell>
          <table:table-cell office:value-type="float" office:value="0.391497" calcext:value-type="float">
            <text:p>0.391497</text:p>
          </table:table-cell>
          <table:table-cell office:value-type="float" office:value="0.4623692" calcext:value-type="float">
            <text:p>0.4623692</text:p>
          </table:table-cell>
          <table:table-cell office:value-type="float" office:value="0" calcext:value-type="float">
            <text:p>0</text:p>
          </table:table-cell>
          <table:table-cell office:value-type="float" office:value="0.02986167" calcext:value-type="float">
            <text:p>0.02986167</text:p>
          </table:table-cell>
          <table:table-cell office:value-type="float" office:value="0.003011783" calcext:value-type="float">
            <text:p>0.003011783</text:p>
          </table:table-cell>
          <table:table-cell office:value-type="float" office:value="0.001791379" calcext:value-type="float">
            <text:p>0.001791379</text:p>
          </table:table-cell>
          <table:table-cell office:value-type="float" office:value="9.732368E-016" calcext:value-type="float">
            <text:p>9.732368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22741" calcext:value-type="float">
            <text:p>-4.122741</text:p>
          </table:table-cell>
          <table:table-cell office:value-type="float" office:value="-1.687555" calcext:value-type="float">
            <text:p>-1.687555</text:p>
          </table:table-cell>
          <table:table-cell office:value-type="float" office:value="-0.2088055" calcext:value-type="float">
            <text:p>-0.2088055</text:p>
          </table:table-cell>
          <table:table-cell office:value-type="float" office:value="-0.1459655" calcext:value-type="float">
            <text:p>-0.1459655</text:p>
          </table:table-cell>
          <table:table-cell office:value-type="float" office:value="-0.1252049" calcext:value-type="float">
            <text:p>-0.1252049</text:p>
          </table:table-cell>
          <table:table-cell office:value-type="float" office:value="-0.1061742" calcext:value-type="float">
            <text:p>-0.1061742</text:p>
          </table:table-cell>
          <table:table-cell office:value-type="float" office:value="-0.09086978" calcext:value-type="float">
            <text:p>-0.09086978</text:p>
          </table:table-cell>
          <table:table-cell office:value-type="float" office:value="-0.08218025" calcext:value-type="float">
            <text:p>-0.08218025</text:p>
          </table:table-cell>
          <table:table-cell office:value-type="float" office:value="-0.06676567" calcext:value-type="float">
            <text:p>-0.06676567</text:p>
          </table:table-cell>
          <table:table-cell office:value-type="float" office:value="-0.02703186" calcext:value-type="float">
            <text:p>-0.0270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15969" calcext:value-type="float">
            <text:p>-3.815969</text:p>
          </table:table-cell>
          <table:table-cell office:value-type="float" office:value="0.00481709" calcext:value-type="float">
            <text:p>0.0048170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363" calcext:value-type="float">
            <text:p>-2.388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0.6607835" calcext:value-type="float">
            <text:p>0.6607835</text:p>
          </table:table-cell>
          <table:table-cell office:value-type="float" office:value="0" calcext:value-type="float">
            <text:p>0</text:p>
          </table:table-cell>
          <table:table-cell office:value-type="float" office:value="1018.002" calcext:value-type="float">
            <text:p>1018.002</text:p>
          </table:table-cell>
          <table:table-cell office:value-type="float" office:value="0.004401809" calcext:value-type="float">
            <text:p>0.004401809</text:p>
          </table:table-cell>
          <table:table-cell office:value-type="float" office:value="0" calcext:value-type="float">
            <text:p>0</text:p>
          </table:table-cell>
          <table:table-cell office:value-type="float" office:value="0.1520153" calcext:value-type="float">
            <text:p>0.1520153</text:p>
          </table:table-cell>
          <table:table-cell office:value-type="float" office:value="0.1717799" calcext:value-type="float">
            <text:p>0.1717799</text:p>
          </table:table-cell>
          <table:table-cell office:value-type="float" office:value="0.2165197" calcext:value-type="float">
            <text:p>0.2165197</text:p>
          </table:table-cell>
          <table:table-cell office:value-type="float" office:value="0.2492669" calcext:value-type="float">
            <text:p>0.2492669</text:p>
          </table:table-cell>
          <table:table-cell office:value-type="float" office:value="0.2548933" calcext:value-type="float">
            <text:p>0.2548933</text:p>
          </table:table-cell>
          <table:table-cell office:value-type="float" office:value="0.2298878" calcext:value-type="float">
            <text:p>0.2298878</text:p>
          </table:table-cell>
          <table:table-cell office:value-type="float" office:value="0.2318072" calcext:value-type="float">
            <text:p>0.2318072</text:p>
          </table:table-cell>
          <table:table-cell office:value-type="float" office:value="0.3217891" calcext:value-type="float">
            <text:p>0.3217891</text:p>
          </table:table-cell>
          <table:table-cell office:value-type="float" office:value="0.3212585" calcext:value-type="float">
            <text:p>0.3212585</text:p>
          </table:table-cell>
          <table:table-cell office:value-type="float" office:value="0.3561102" calcext:value-type="float">
            <text:p>0.3561102</text:p>
          </table:table-cell>
          <table:table-cell office:value-type="float" office:value="0.3757169" calcext:value-type="float">
            <text:p>0.3757169</text:p>
          </table:table-cell>
          <table:table-cell office:value-type="float" office:value="0.3914146" calcext:value-type="float">
            <text:p>0.3914146</text:p>
          </table:table-cell>
          <table:table-cell office:value-type="float" office:value="0.4623437" calcext:value-type="float">
            <text:p>0.4623437</text:p>
          </table:table-cell>
          <table:table-cell office:value-type="float" office:value="0" calcext:value-type="float">
            <text:p>0</text:p>
          </table:table-cell>
          <table:table-cell office:value-type="float" office:value="0.03731746" calcext:value-type="float">
            <text:p>0.03731746</text:p>
          </table:table-cell>
          <table:table-cell office:value-type="float" office:value="0.01464426" calcext:value-type="float">
            <text:p>0.01464426</text:p>
          </table:table-cell>
          <table:table-cell office:value-type="float" office:value="0.02564316" calcext:value-type="float">
            <text:p>0.02564316</text:p>
          </table:table-cell>
          <table:table-cell office:value-type="float" office:value="9.732372E-016" calcext:value-type="float">
            <text:p>9.732372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21154" calcext:value-type="float">
            <text:p>-6.821154</text:p>
          </table:table-cell>
          <table:table-cell office:value-type="float" office:value="-2.604928" calcext:value-type="float">
            <text:p>-2.604928</text:p>
          </table:table-cell>
          <table:table-cell office:value-type="float" office:value="-0.4382846" calcext:value-type="float">
            <text:p>-0.4382846</text:p>
          </table:table-cell>
          <table:table-cell office:value-type="float" office:value="-0.1503914" calcext:value-type="float">
            <text:p>-0.1503914</text:p>
          </table:table-cell>
          <table:table-cell office:value-type="float" office:value="-0.1266794" calcext:value-type="float">
            <text:p>-0.1266794</text:p>
          </table:table-cell>
          <table:table-cell office:value-type="float" office:value="-0.1066709" calcext:value-type="float">
            <text:p>-0.1066709</text:p>
          </table:table-cell>
          <table:table-cell office:value-type="float" office:value="-0.09103799" calcext:value-type="float">
            <text:p>-0.09103799</text:p>
          </table:table-cell>
          <table:table-cell office:value-type="float" office:value="-0.08201934" calcext:value-type="float">
            <text:p>-0.08201934</text:p>
          </table:table-cell>
          <table:table-cell office:value-type="float" office:value="-0.06602671" calcext:value-type="float">
            <text:p>-0.06602671</text:p>
          </table:table-cell>
          <table:table-cell office:value-type="float" office:value="-0.02705503" calcext:value-type="float">
            <text:p>-0.02705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3809" calcext:value-type="float">
            <text:p>-8.23809</text:p>
          </table:table-cell>
          <table:table-cell office:value-type="float" office:value="0.004953517" calcext:value-type="float">
            <text:p>0.00495351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121" calcext:value-type="float">
            <text:p>-2.392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1.299932" calcext:value-type="float">
            <text:p>1.299932</text:p>
          </table:table-cell>
          <table:table-cell office:value-type="float" office:value="0" calcext:value-type="float">
            <text:p>0</text:p>
          </table:table-cell>
          <table:table-cell office:value-type="float" office:value="1017.363" calcext:value-type="float">
            <text:p>1017.363</text:p>
          </table:table-cell>
          <table:table-cell office:value-type="float" office:value="0.004401809" calcext:value-type="float">
            <text:p>0.004401809</text:p>
          </table:table-cell>
          <table:table-cell office:value-type="float" office:value="0" calcext:value-type="float">
            <text:p>0</text:p>
          </table:table-cell>
          <table:table-cell office:value-type="float" office:value="0.152146" calcext:value-type="float">
            <text:p>0.152146</text:p>
          </table:table-cell>
          <table:table-cell office:value-type="float" office:value="0.1843813" calcext:value-type="float">
            <text:p>0.1843813</text:p>
          </table:table-cell>
          <table:table-cell office:value-type="float" office:value="0.2400264" calcext:value-type="float">
            <text:p>0.2400264</text:p>
          </table:table-cell>
          <table:table-cell office:value-type="float" office:value="0.2486704" calcext:value-type="float">
            <text:p>0.2486704</text:p>
          </table:table-cell>
          <table:table-cell office:value-type="float" office:value="0.2543485" calcext:value-type="float">
            <text:p>0.2543485</text:p>
          </table:table-cell>
          <table:table-cell office:value-type="float" office:value="0.2297266" calcext:value-type="float">
            <text:p>0.2297266</text:p>
          </table:table-cell>
          <table:table-cell office:value-type="float" office:value="0.2317584" calcext:value-type="float">
            <text:p>0.2317584</text:p>
          </table:table-cell>
          <table:table-cell office:value-type="float" office:value="0.3218638" calcext:value-type="float">
            <text:p>0.3218638</text:p>
          </table:table-cell>
          <table:table-cell office:value-type="float" office:value="0.3216239" calcext:value-type="float">
            <text:p>0.3216239</text:p>
          </table:table-cell>
          <table:table-cell office:value-type="float" office:value="0.3561025" calcext:value-type="float">
            <text:p>0.3561025</text:p>
          </table:table-cell>
          <table:table-cell office:value-type="float" office:value="0.3757193" calcext:value-type="float">
            <text:p>0.3757193</text:p>
          </table:table-cell>
          <table:table-cell office:value-type="float" office:value="0.3913278" calcext:value-type="float">
            <text:p>0.39132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35832E-016" calcext:value-type="float">
            <text:p>9.235832E-16</text:p>
          </table:table-cell>
          <table:table-cell office:value-type="float" office:value="9.790284E-016" calcext:value-type="float">
            <text:p>9.790284E-16</text:p>
          </table:table-cell>
          <table:table-cell office:value-type="float" office:value="9.967301E-016" calcext:value-type="float">
            <text:p>9.967301E-16</text:p>
          </table:table-cell>
          <table:table-cell office:value-type="float" office:value="9.581567E-016" calcext:value-type="float">
            <text:p>9.581567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60245" calcext:value-type="float">
            <text:p>-6.860245</text:p>
          </table:table-cell>
          <table:table-cell office:value-type="float" office:value="-1.531548" calcext:value-type="float">
            <text:p>-1.531548</text:p>
          </table:table-cell>
          <table:table-cell office:value-type="float" office:value="-0.2011373" calcext:value-type="float">
            <text:p>-0.2011373</text:p>
          </table:table-cell>
          <table:table-cell office:value-type="float" office:value="-0.1532498" calcext:value-type="float">
            <text:p>-0.1532498</text:p>
          </table:table-cell>
          <table:table-cell office:value-type="float" office:value="-0.128769" calcext:value-type="float">
            <text:p>-0.128769</text:p>
          </table:table-cell>
          <table:table-cell office:value-type="float" office:value="-0.1072459" calcext:value-type="float">
            <text:p>-0.1072459</text:p>
          </table:table-cell>
          <table:table-cell office:value-type="float" office:value="-0.09117794" calcext:value-type="float">
            <text:p>-0.09117794</text:p>
          </table:table-cell>
          <table:table-cell office:value-type="float" office:value="-0.08185261" calcext:value-type="float">
            <text:p>-0.08185261</text:p>
          </table:table-cell>
          <table:table-cell office:value-type="float" office:value="-0.06532854" calcext:value-type="float">
            <text:p>-0.06532854</text:p>
          </table:table-cell>
          <table:table-cell office:value-type="float" office:value="-0.02706502" calcext:value-type="float">
            <text:p>-0.02706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63287" calcext:value-type="float">
            <text:p>-5.263287</text:p>
          </table:table-cell>
          <table:table-cell office:value-type="float" office:value="0.004760814" calcext:value-type="float">
            <text:p>0.00476081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437" calcext:value-type="float">
            <text:p>-2.393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1.766946" calcext:value-type="float">
            <text:p>1.766946</text:p>
          </table:table-cell>
          <table:table-cell office:value-type="float" office:value="0" calcext:value-type="float">
            <text:p>0</text:p>
          </table:table-cell>
          <table:table-cell office:value-type="float" office:value="1016.896" calcext:value-type="float">
            <text:p>1016.896</text:p>
          </table:table-cell>
          <table:table-cell office:value-type="float" office:value="0.004401809" calcext:value-type="float">
            <text:p>0.004401809</text:p>
          </table:table-cell>
          <table:table-cell office:value-type="float" office:value="0" calcext:value-type="float">
            <text:p>0</text:p>
          </table:table-cell>
          <table:table-cell office:value-type="float" office:value="0.1212271" calcext:value-type="float">
            <text:p>0.1212271</text:p>
          </table:table-cell>
          <table:table-cell office:value-type="float" office:value="0.1842448" calcext:value-type="float">
            <text:p>0.1842448</text:p>
          </table:table-cell>
          <table:table-cell office:value-type="float" office:value="0.2388029" calcext:value-type="float">
            <text:p>0.2388029</text:p>
          </table:table-cell>
          <table:table-cell office:value-type="float" office:value="0.2486184" calcext:value-type="float">
            <text:p>0.2486184</text:p>
          </table:table-cell>
          <table:table-cell office:value-type="float" office:value="0.2536908" calcext:value-type="float">
            <text:p>0.2536908</text:p>
          </table:table-cell>
          <table:table-cell office:value-type="float" office:value="0.2295818" calcext:value-type="float">
            <text:p>0.2295818</text:p>
          </table:table-cell>
          <table:table-cell office:value-type="float" office:value="0.231807" calcext:value-type="float">
            <text:p>0.231807</text:p>
          </table:table-cell>
          <table:table-cell office:value-type="float" office:value="0.3219437" calcext:value-type="float">
            <text:p>0.3219437</text:p>
          </table:table-cell>
          <table:table-cell office:value-type="float" office:value="0.321974" calcext:value-type="float">
            <text:p>0.321974</text:p>
          </table:table-cell>
          <table:table-cell office:value-type="float" office:value="0.3561033" calcext:value-type="float">
            <text:p>0.3561033</text:p>
          </table:table-cell>
          <table:table-cell office:value-type="float" office:value="0.3757156" calcext:value-type="float">
            <text:p>0.3757156</text:p>
          </table:table-cell>
          <table:table-cell office:value-type="float" office:value="0.3912443" calcext:value-type="float">
            <text:p>0.39124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3986E-016" calcext:value-type="float">
            <text:p>9.543986E-16</text:p>
          </table:table-cell>
          <table:table-cell office:value-type="float" office:value="9.66784E-016" calcext:value-type="float">
            <text:p>9.66784E-16</text:p>
          </table:table-cell>
          <table:table-cell office:value-type="float" office:value="9.26017E-016" calcext:value-type="float">
            <text:p>9.26017E-16</text:p>
          </table:table-cell>
          <table:table-cell office:value-type="float" office:value="9.581559E-016" calcext:value-type="float">
            <text:p>9.581559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81454" calcext:value-type="float">
            <text:p>-39.81454</text:p>
          </table:table-cell>
          <table:table-cell office:value-type="float" office:value="-1.54139" calcext:value-type="float">
            <text:p>-1.54139</text:p>
          </table:table-cell>
          <table:table-cell office:value-type="float" office:value="-0.2091997" calcext:value-type="float">
            <text:p>-0.2091997</text:p>
          </table:table-cell>
          <table:table-cell office:value-type="float" office:value="-0.1534979" calcext:value-type="float">
            <text:p>-0.1534979</text:p>
          </table:table-cell>
          <table:table-cell office:value-type="float" office:value="-0.1313754" calcext:value-type="float">
            <text:p>-0.1313754</text:p>
          </table:table-cell>
          <table:table-cell office:value-type="float" office:value="-0.1077638" calcext:value-type="float">
            <text:p>-0.1077638</text:p>
          </table:table-cell>
          <table:table-cell office:value-type="float" office:value="-0.09104155" calcext:value-type="float">
            <text:p>-0.09104155</text:p>
          </table:table-cell>
          <table:table-cell office:value-type="float" office:value="-0.08167505" calcext:value-type="float">
            <text:p>-0.08167505</text:p>
          </table:table-cell>
          <table:table-cell office:value-type="float" office:value="-0.06466742" calcext:value-type="float">
            <text:p>-0.06466742</text:p>
          </table:table-cell>
          <table:table-cell office:value-type="float" office:value="-0.02706408" calcext:value-type="float">
            <text:p>-0.0270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6432" calcext:value-type="float">
            <text:p>-12.16432</text:p>
          </table:table-cell>
          <table:table-cell office:value-type="float" office:value="0.004752582" calcext:value-type="float">
            <text:p>0.0047525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085" calcext:value-type="float">
            <text:p>-2.3960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1.872803" calcext:value-type="float">
            <text:p>1.872803</text:p>
          </table:table-cell>
          <table:table-cell office:value-type="float" office:value="0" calcext:value-type="float">
            <text:p>0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0.004401809" calcext:value-type="float">
            <text:p>0.004401809</text:p>
          </table:table-cell>
          <table:table-cell office:value-type="float" office:value="0" calcext:value-type="float">
            <text:p>0</text:p>
          </table:table-cell>
          <table:table-cell office:value-type="float" office:value="0.1222958" calcext:value-type="float">
            <text:p>0.1222958</text:p>
          </table:table-cell>
          <table:table-cell office:value-type="float" office:value="0.1842289" calcext:value-type="float">
            <text:p>0.1842289</text:p>
          </table:table-cell>
          <table:table-cell office:value-type="float" office:value="0.2376865" calcext:value-type="float">
            <text:p>0.2376865</text:p>
          </table:table-cell>
          <table:table-cell office:value-type="float" office:value="0.248425" calcext:value-type="float">
            <text:p>0.248425</text:p>
          </table:table-cell>
          <table:table-cell office:value-type="float" office:value="0.2532718" calcext:value-type="float">
            <text:p>0.2532718</text:p>
          </table:table-cell>
          <table:table-cell office:value-type="float" office:value="0.2294193" calcext:value-type="float">
            <text:p>0.2294193</text:p>
          </table:table-cell>
          <table:table-cell office:value-type="float" office:value="0.2318423" calcext:value-type="float">
            <text:p>0.2318423</text:p>
          </table:table-cell>
          <table:table-cell office:value-type="float" office:value="0.322029" calcext:value-type="float">
            <text:p>0.322029</text:p>
          </table:table-cell>
          <table:table-cell office:value-type="float" office:value="0.3223098" calcext:value-type="float">
            <text:p>0.3223098</text:p>
          </table:table-cell>
          <table:table-cell office:value-type="float" office:value="0.3561112" calcext:value-type="float">
            <text:p>0.3561112</text:p>
          </table:table-cell>
          <table:table-cell office:value-type="float" office:value="0.3757068" calcext:value-type="float">
            <text:p>0.3757068</text:p>
          </table:table-cell>
          <table:table-cell office:value-type="float" office:value="0.3911576" calcext:value-type="float">
            <text:p>0.39115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4702E-016" calcext:value-type="float">
            <text:p>9.544702E-16</text:p>
          </table:table-cell>
          <table:table-cell office:value-type="float" office:value="9.667769E-016" calcext:value-type="float">
            <text:p>9.667769E-16</text:p>
          </table:table-cell>
          <table:table-cell office:value-type="float" office:value="9.260098E-016" calcext:value-type="float">
            <text:p>9.260098E-16</text:p>
          </table:table-cell>
          <table:table-cell office:value-type="float" office:value="9.581546E-016" calcext:value-type="float">
            <text:p>9.581546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95367" calcext:value-type="float">
            <text:p>-36.95367</text:p>
          </table:table-cell>
          <table:table-cell office:value-type="float" office:value="-1.542616" calcext:value-type="float">
            <text:p>-1.542616</text:p>
          </table:table-cell>
          <table:table-cell office:value-type="float" office:value="-0.2168969" calcext:value-type="float">
            <text:p>-0.2168969</text:p>
          </table:table-cell>
          <table:table-cell office:value-type="float" office:value="-0.1544105" calcext:value-type="float">
            <text:p>-0.1544105</text:p>
          </table:table-cell>
          <table:table-cell office:value-type="float" office:value="-0.1330639" calcext:value-type="float">
            <text:p>-0.1330639</text:p>
          </table:table-cell>
          <table:table-cell office:value-type="float" office:value="-0.1083491" calcext:value-type="float">
            <text:p>-0.1083491</text:p>
          </table:table-cell>
          <table:table-cell office:value-type="float" office:value="-0.09094226" calcext:value-type="float">
            <text:p>-0.09094226</text:p>
          </table:table-cell>
          <table:table-cell office:value-type="float" office:value="-0.08148548" calcext:value-type="float">
            <text:p>-0.08148548</text:p>
          </table:table-cell>
          <table:table-cell office:value-type="float" office:value="-0.06404018" calcext:value-type="float">
            <text:p>-0.06404018</text:p>
          </table:table-cell>
          <table:table-cell office:value-type="float" office:value="-0.02705398" calcext:value-type="float">
            <text:p>-0.0270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82821" calcext:value-type="float">
            <text:p>-9.682821</text:p>
          </table:table-cell>
          <table:table-cell office:value-type="float" office:value="0.004748381" calcext:value-type="float">
            <text:p>0.0047483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673" calcext:value-type="float">
            <text:p>-2.3986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041269" calcext:value-type="float">
            <text:p>2.041269</text:p>
          </table:table-cell>
          <table:table-cell office:value-type="float" office:value="0" calcext:value-type="float">
            <text:p>0</text:p>
          </table:table-cell>
          <table:table-cell office:value-type="float" office:value="1017.097" calcext:value-type="float">
            <text:p>1017.097</text:p>
          </table:table-cell>
          <table:table-cell office:value-type="float" office:value="-0.4705703" calcext:value-type="float">
            <text:p>-0.4705703</text:p>
          </table:table-cell>
          <table:table-cell office:value-type="float" office:value="0" calcext:value-type="float">
            <text:p>0</text:p>
          </table:table-cell>
          <table:table-cell office:value-type="float" office:value="0.1180172" calcext:value-type="float">
            <text:p>0.1180172</text:p>
          </table:table-cell>
          <table:table-cell office:value-type="float" office:value="0.1678413" calcext:value-type="float">
            <text:p>0.1678413</text:p>
          </table:table-cell>
          <table:table-cell office:value-type="float" office:value="0.2333861" calcext:value-type="float">
            <text:p>0.2333861</text:p>
          </table:table-cell>
          <table:table-cell office:value-type="float" office:value="0.2480162" calcext:value-type="float">
            <text:p>0.2480162</text:p>
          </table:table-cell>
          <table:table-cell office:value-type="float" office:value="0.252916" calcext:value-type="float">
            <text:p>0.252916</text:p>
          </table:table-cell>
          <table:table-cell office:value-type="float" office:value="0.229251" calcext:value-type="float">
            <text:p>0.229251</text:p>
          </table:table-cell>
          <table:table-cell office:value-type="float" office:value="0.2318653" calcext:value-type="float">
            <text:p>0.2318653</text:p>
          </table:table-cell>
          <table:table-cell office:value-type="float" office:value="0.322119" calcext:value-type="float">
            <text:p>0.322119</text:p>
          </table:table-cell>
          <table:table-cell office:value-type="float" office:value="0.3226324" calcext:value-type="float">
            <text:p>0.3226324</text:p>
          </table:table-cell>
          <table:table-cell office:value-type="float" office:value="0.356125" calcext:value-type="float">
            <text:p>0.356125</text:p>
          </table:table-cell>
          <table:table-cell office:value-type="float" office:value="0.3757016" calcext:value-type="float">
            <text:p>0.3757016</text:p>
          </table:table-cell>
          <table:table-cell office:value-type="float" office:value="0.391443" calcext:value-type="float">
            <text:p>0.391443</text:p>
          </table:table-cell>
          <table:table-cell office:value-type="float" office:value="0.4494361" calcext:value-type="float">
            <text:p>0.44943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11083" calcext:value-type="float">
            <text:p>7.611083E-09</text:p>
          </table:table-cell>
          <table:table-cell office:value-type="float" office:value="0.01823125" calcext:value-type="float">
            <text:p>0.01823125</text:p>
          </table:table-cell>
          <table:table-cell office:value-type="float" office:value="0.003632672" calcext:value-type="float">
            <text:p>0.003632672</text:p>
          </table:table-cell>
          <table:table-cell office:value-type="float" office:value="9.581546E-016" calcext:value-type="float">
            <text:p>9.581546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87483" calcext:value-type="float">
            <text:p>-47.87483</text:p>
          </table:table-cell>
          <table:table-cell office:value-type="float" office:value="-3.025758" calcext:value-type="float">
            <text:p>-3.025758</text:p>
          </table:table-cell>
          <table:table-cell office:value-type="float" office:value="-0.2454446" calcext:value-type="float">
            <text:p>-0.2454446</text:p>
          </table:table-cell>
          <table:table-cell office:value-type="float" office:value="-0.156376" calcext:value-type="float">
            <text:p>-0.156376</text:p>
          </table:table-cell>
          <table:table-cell office:value-type="float" office:value="-0.134512" calcext:value-type="float">
            <text:p>-0.134512</text:p>
          </table:table-cell>
          <table:table-cell office:value-type="float" office:value="-0.1089598" calcext:value-type="float">
            <text:p>-0.1089598</text:p>
          </table:table-cell>
          <table:table-cell office:value-type="float" office:value="-0.0908777" calcext:value-type="float">
            <text:p>-0.0908777</text:p>
          </table:table-cell>
          <table:table-cell office:value-type="float" office:value="-0.08128626" calcext:value-type="float">
            <text:p>-0.08128626</text:p>
          </table:table-cell>
          <table:table-cell office:value-type="float" office:value="-0.06344389" calcext:value-type="float">
            <text:p>-0.06344389</text:p>
          </table:table-cell>
          <table:table-cell office:value-type="float" office:value="-0.02703583" calcext:value-type="float">
            <text:p>-0.0270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8388" calcext:value-type="float">
            <text:p>-17.78388</text:p>
          </table:table-cell>
          <table:table-cell office:value-type="float" office:value="0.004819508" calcext:value-type="float">
            <text:p>0.0048195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1069" calcext:value-type="float">
            <text:p>-2.2810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11382" calcext:value-type="float">
            <text:p>2.11382</text:p>
          </table:table-cell>
          <table:table-cell office:value-type="float" office:value="0" calcext:value-type="float">
            <text:p>0</text:p>
          </table:table-cell>
          <table:table-cell office:value-type="float" office:value="1017.898" calcext:value-type="float">
            <text:p>1017.898</text:p>
          </table:table-cell>
          <table:table-cell office:value-type="float" office:value="-1.343939" calcext:value-type="float">
            <text:p>-1.343939</text:p>
          </table:table-cell>
          <table:table-cell office:value-type="float" office:value="0" calcext:value-type="float">
            <text:p>0</text:p>
          </table:table-cell>
          <table:table-cell office:value-type="float" office:value="0.1183523" calcext:value-type="float">
            <text:p>0.1183523</text:p>
          </table:table-cell>
          <table:table-cell office:value-type="float" office:value="0.1641273" calcext:value-type="float">
            <text:p>0.1641273</text:p>
          </table:table-cell>
          <table:table-cell office:value-type="float" office:value="0.210695" calcext:value-type="float">
            <text:p>0.210695</text:p>
          </table:table-cell>
          <table:table-cell office:value-type="float" office:value="0.2470842" calcext:value-type="float">
            <text:p>0.2470842</text:p>
          </table:table-cell>
          <table:table-cell office:value-type="float" office:value="0.2524663" calcext:value-type="float">
            <text:p>0.2524663</text:p>
          </table:table-cell>
          <table:table-cell office:value-type="float" office:value="0.2290764" calcext:value-type="float">
            <text:p>0.2290764</text:p>
          </table:table-cell>
          <table:table-cell office:value-type="float" office:value="0.2318799" calcext:value-type="float">
            <text:p>0.2318799</text:p>
          </table:table-cell>
          <table:table-cell office:value-type="float" office:value="0.3222118" calcext:value-type="float">
            <text:p>0.3222118</text:p>
          </table:table-cell>
          <table:table-cell office:value-type="float" office:value="0.3229428" calcext:value-type="float">
            <text:p>0.3229428</text:p>
          </table:table-cell>
          <table:table-cell office:value-type="float" office:value="0.356145" calcext:value-type="float">
            <text:p>0.356145</text:p>
          </table:table-cell>
          <table:table-cell office:value-type="float" office:value="0.37573" calcext:value-type="float">
            <text:p>0.37573</text:p>
          </table:table-cell>
          <table:table-cell office:value-type="float" office:value="0.3918726" calcext:value-type="float">
            <text:p>0.3918726</text:p>
          </table:table-cell>
          <table:table-cell office:value-type="float" office:value="0.4547259" calcext:value-type="float">
            <text:p>0.45472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762386" calcext:value-type="float">
            <text:p>6.762386E-09</text:p>
          </table:table-cell>
          <table:table-cell office:value-type="float" office:value="0.02273206" calcext:value-type="float">
            <text:p>0.02273206</text:p>
          </table:table-cell>
          <table:table-cell office:value-type="float" office:value="0.02861744" calcext:value-type="float">
            <text:p>0.02861744</text:p>
          </table:table-cell>
          <table:table-cell office:value-type="float" office:value="9.581547E-016" calcext:value-type="float">
            <text:p>9.581547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85851" calcext:value-type="float">
            <text:p>-46.85851</text:p>
          </table:table-cell>
          <table:table-cell office:value-type="float" office:value="-3.62548" calcext:value-type="float">
            <text:p>-3.62548</text:p>
          </table:table-cell>
          <table:table-cell office:value-type="float" office:value="-0.5355333" calcext:value-type="float">
            <text:p>-0.5355333</text:p>
          </table:table-cell>
          <table:table-cell office:value-type="float" office:value="-0.1609361" calcext:value-type="float">
            <text:p>-0.1609361</text:p>
          </table:table-cell>
          <table:table-cell office:value-type="float" office:value="-0.1363604" calcext:value-type="float">
            <text:p>-0.1363604</text:p>
          </table:table-cell>
          <table:table-cell office:value-type="float" office:value="-0.1095965" calcext:value-type="float">
            <text:p>-0.1095965</text:p>
          </table:table-cell>
          <table:table-cell office:value-type="float" office:value="-0.0908369" calcext:value-type="float">
            <text:p>-0.0908369</text:p>
          </table:table-cell>
          <table:table-cell office:value-type="float" office:value="-0.08108135" calcext:value-type="float">
            <text:p>-0.08108135</text:p>
          </table:table-cell>
          <table:table-cell office:value-type="float" office:value="-0.06287601" calcext:value-type="float">
            <text:p>-0.06287601</text:p>
          </table:table-cell>
          <table:table-cell office:value-type="float" office:value="-0.02701031" calcext:value-type="float">
            <text:p>-0.0270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0323" calcext:value-type="float">
            <text:p>-17.00323</text:p>
          </table:table-cell>
          <table:table-cell office:value-type="float" office:value="0.004932425" calcext:value-type="float">
            <text:p>0.0049324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783" calcext:value-type="float">
            <text:p>-2.317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12317" calcext:value-type="float">
            <text:p>2.12317</text:p>
          </table:table-cell>
          <table:table-cell office:value-type="float" office:value="0" calcext:value-type="float">
            <text:p>0</text:p>
          </table:table-cell>
          <table:table-cell office:value-type="float" office:value="1018.714" calcext:value-type="float">
            <text:p>1018.714</text:p>
          </table:table-cell>
          <table:table-cell office:value-type="float" office:value="-2.168771" calcext:value-type="float">
            <text:p>-2.168771</text:p>
          </table:table-cell>
          <table:table-cell office:value-type="float" office:value="0" calcext:value-type="float">
            <text:p>0</text:p>
          </table:table-cell>
          <table:table-cell office:value-type="float" office:value="0.1251001" calcext:value-type="float">
            <text:p>0.1251001</text:p>
          </table:table-cell>
          <table:table-cell office:value-type="float" office:value="0.1794136" calcext:value-type="float">
            <text:p>0.1794136</text:p>
          </table:table-cell>
          <table:table-cell office:value-type="float" office:value="0.2159343" calcext:value-type="float">
            <text:p>0.2159343</text:p>
          </table:table-cell>
          <table:table-cell office:value-type="float" office:value="0.2462495" calcext:value-type="float">
            <text:p>0.2462495</text:p>
          </table:table-cell>
          <table:table-cell office:value-type="float" office:value="0.2518138" calcext:value-type="float">
            <text:p>0.2518138</text:p>
          </table:table-cell>
          <table:table-cell office:value-type="float" office:value="0.2289216" calcext:value-type="float">
            <text:p>0.2289216</text:p>
          </table:table-cell>
          <table:table-cell office:value-type="float" office:value="0.2318887" calcext:value-type="float">
            <text:p>0.2318887</text:p>
          </table:table-cell>
          <table:table-cell office:value-type="float" office:value="0.3223072" calcext:value-type="float">
            <text:p>0.3223072</text:p>
          </table:table-cell>
          <table:table-cell office:value-type="float" office:value="0.3232419" calcext:value-type="float">
            <text:p>0.3232419</text:p>
          </table:table-cell>
          <table:table-cell office:value-type="float" office:value="0.356171" calcext:value-type="float">
            <text:p>0.356171</text:p>
          </table:table-cell>
          <table:table-cell office:value-type="float" office:value="0.375776" calcext:value-type="float">
            <text:p>0.375776</text:p>
          </table:table-cell>
          <table:table-cell office:value-type="float" office:value="0.3920605" calcext:value-type="float">
            <text:p>0.3920605</text:p>
          </table:table-cell>
          <table:table-cell office:value-type="float" office:value="0.4596811" calcext:value-type="float">
            <text:p>0.45968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64827" calcext:value-type="float">
            <text:p>2.264827E-09</text:p>
          </table:table-cell>
          <table:table-cell office:value-type="float" office:value="0.005610707" calcext:value-type="float">
            <text:p>0.005610707</text:p>
          </table:table-cell>
          <table:table-cell office:value-type="float" office:value="0.02373823" calcext:value-type="float">
            <text:p>0.02373823</text:p>
          </table:table-cell>
          <table:table-cell office:value-type="float" office:value="0.00000000000002086091" calcext:value-type="float">
            <text:p>2.086091E-14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71291" calcext:value-type="float">
            <text:p>-30.71291</text:p>
          </table:table-cell>
          <table:table-cell office:value-type="float" office:value="-1.841923" calcext:value-type="float">
            <text:p>-1.841923</text:p>
          </table:table-cell>
          <table:table-cell office:value-type="float" office:value="-0.4496272" calcext:value-type="float">
            <text:p>-0.4496272</text:p>
          </table:table-cell>
          <table:table-cell office:value-type="float" office:value="-0.165165" calcext:value-type="float">
            <text:p>-0.165165</text:p>
          </table:table-cell>
          <table:table-cell office:value-type="float" office:value="-0.1391319" calcext:value-type="float">
            <text:p>-0.1391319</text:p>
          </table:table-cell>
          <table:table-cell office:value-type="float" office:value="-0.1101662" calcext:value-type="float">
            <text:p>-0.1101662</text:p>
          </table:table-cell>
          <table:table-cell office:value-type="float" office:value="-0.09081223" calcext:value-type="float">
            <text:p>-0.09081223</text:p>
          </table:table-cell>
          <table:table-cell office:value-type="float" office:value="-0.08087122" calcext:value-type="float">
            <text:p>-0.08087122</text:p>
          </table:table-cell>
          <table:table-cell office:value-type="float" office:value="-0.06233416" calcext:value-type="float">
            <text:p>-0.06233416</text:p>
          </table:table-cell>
          <table:table-cell office:value-type="float" office:value="-0.0269764" calcext:value-type="float">
            <text:p>-0.0269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3258" calcext:value-type="float">
            <text:p>-10.43258</text:p>
          </table:table-cell>
          <table:table-cell office:value-type="float" office:value="0.004855501" calcext:value-type="float">
            <text:p>0.00485550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9383" calcext:value-type="float">
            <text:p>-2.3493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204816" calcext:value-type="float">
            <text:p>2.204816</text:p>
          </table:table-cell>
          <table:table-cell office:value-type="float" office:value="0" calcext:value-type="float">
            <text:p>0</text:p>
          </table:table-cell>
          <table:table-cell office:value-type="float" office:value="1019.083" calcext:value-type="float">
            <text:p>1019.083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304941" calcext:value-type="float">
            <text:p>0.1304941</text:p>
          </table:table-cell>
          <table:table-cell office:value-type="float" office:value="0.1707996" calcext:value-type="float">
            <text:p>0.1707996</text:p>
          </table:table-cell>
          <table:table-cell office:value-type="float" office:value="0.1985599" calcext:value-type="float">
            <text:p>0.1985599</text:p>
          </table:table-cell>
          <table:table-cell office:value-type="float" office:value="0.2448233" calcext:value-type="float">
            <text:p>0.2448233</text:p>
          </table:table-cell>
          <table:table-cell office:value-type="float" office:value="0.2516362" calcext:value-type="float">
            <text:p>0.2516362</text:p>
          </table:table-cell>
          <table:table-cell office:value-type="float" office:value="0.2287637" calcext:value-type="float">
            <text:p>0.2287637</text:p>
          </table:table-cell>
          <table:table-cell office:value-type="float" office:value="0.2318928" calcext:value-type="float">
            <text:p>0.2318928</text:p>
          </table:table-cell>
          <table:table-cell office:value-type="float" office:value="0.3224039" calcext:value-type="float">
            <text:p>0.3224039</text:p>
          </table:table-cell>
          <table:table-cell office:value-type="float" office:value="0.3235303" calcext:value-type="float">
            <text:p>0.3235303</text:p>
          </table:table-cell>
          <table:table-cell office:value-type="float" office:value="0.3562023" calcext:value-type="float">
            <text:p>0.3562023</text:p>
          </table:table-cell>
          <table:table-cell office:value-type="float" office:value="0.3758239" calcext:value-type="float">
            <text:p>0.3758239</text:p>
          </table:table-cell>
          <table:table-cell office:value-type="float" office:value="0.3920843" calcext:value-type="float">
            <text:p>0.3920843</text:p>
          </table:table-cell>
          <table:table-cell office:value-type="float" office:value="0.4623649" calcext:value-type="float">
            <text:p>0.46236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54422" calcext:value-type="float">
            <text:p>3.754422E-09</text:p>
          </table:table-cell>
          <table:table-cell office:value-type="float" office:value="0.01333413" calcext:value-type="float">
            <text:p>0.01333413</text:p>
          </table:table-cell>
          <table:table-cell office:value-type="float" office:value="0.04325383" calcext:value-type="float">
            <text:p>0.04325383</text:p>
          </table:table-cell>
          <table:table-cell office:value-type="float" office:value="0.0004504678" calcext:value-type="float">
            <text:p>0.0004504678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23538" calcext:value-type="float">
            <text:p>-22.23538</text:p>
          </table:table-cell>
          <table:table-cell office:value-type="float" office:value="-2.703919" calcext:value-type="float">
            <text:p>-2.703919</text:p>
          </table:table-cell>
          <table:table-cell office:value-type="float" office:value="-0.8552052" calcext:value-type="float">
            <text:p>-0.8552052</text:p>
          </table:table-cell>
          <table:table-cell office:value-type="float" office:value="-0.1724488" calcext:value-type="float">
            <text:p>-0.1724488</text:p>
          </table:table-cell>
          <table:table-cell office:value-type="float" office:value="-0.139872" calcext:value-type="float">
            <text:p>-0.139872</text:p>
          </table:table-cell>
          <table:table-cell office:value-type="float" office:value="-0.1107501" calcext:value-type="float">
            <text:p>-0.1107501</text:p>
          </table:table-cell>
          <table:table-cell office:value-type="float" office:value="-0.09080065" calcext:value-type="float">
            <text:p>-0.09080065</text:p>
          </table:table-cell>
          <table:table-cell office:value-type="float" office:value="-0.08065865" calcext:value-type="float">
            <text:p>-0.08065865</text:p>
          </table:table-cell>
          <table:table-cell office:value-type="float" office:value="-0.06181661" calcext:value-type="float">
            <text:p>-0.06181661</text:p>
          </table:table-cell>
          <table:table-cell office:value-type="float" office:value="-0.0269361" calcext:value-type="float">
            <text:p>-0.026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811" calcext:value-type="float">
            <text:p>-10.8811</text:p>
          </table:table-cell>
          <table:table-cell office:value-type="float" office:value="0.004959163" calcext:value-type="float">
            <text:p>0.00495916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905" calcext:value-type="float">
            <text:p>-2.368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408569" calcext:value-type="float">
            <text:p>2.408569</text:p>
          </table:table-cell>
          <table:table-cell office:value-type="float" office:value="0" calcext:value-type="float">
            <text:p>0</text:p>
          </table:table-cell>
          <table:table-cell office:value-type="float" office:value="1018.879" calcext:value-type="float">
            <text:p>1018.879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226364" calcext:value-type="float">
            <text:p>0.1226364</text:p>
          </table:table-cell>
          <table:table-cell office:value-type="float" office:value="0.1637259" calcext:value-type="float">
            <text:p>0.1637259</text:p>
          </table:table-cell>
          <table:table-cell office:value-type="float" office:value="0.1920969" calcext:value-type="float">
            <text:p>0.1920969</text:p>
          </table:table-cell>
          <table:table-cell office:value-type="float" office:value="0.2361232" calcext:value-type="float">
            <text:p>0.2361232</text:p>
          </table:table-cell>
          <table:table-cell office:value-type="float" office:value="0.2503492" calcext:value-type="float">
            <text:p>0.2503492</text:p>
          </table:table-cell>
          <table:table-cell office:value-type="float" office:value="0.2285773" calcext:value-type="float">
            <text:p>0.2285773</text:p>
          </table:table-cell>
          <table:table-cell office:value-type="float" office:value="0.2318932" calcext:value-type="float">
            <text:p>0.2318932</text:p>
          </table:table-cell>
          <table:table-cell office:value-type="float" office:value="0.3225023" calcext:value-type="float">
            <text:p>0.3225023</text:p>
          </table:table-cell>
          <table:table-cell office:value-type="float" office:value="0.3238088" calcext:value-type="float">
            <text:p>0.3238088</text:p>
          </table:table-cell>
          <table:table-cell office:value-type="float" office:value="0.3562387" calcext:value-type="float">
            <text:p>0.3562387</text:p>
          </table:table-cell>
          <table:table-cell office:value-type="float" office:value="0.375867" calcext:value-type="float">
            <text:p>0.375867</text:p>
          </table:table-cell>
          <table:table-cell office:value-type="float" office:value="0.392053" calcext:value-type="float">
            <text:p>0.392053</text:p>
          </table:table-cell>
          <table:table-cell office:value-type="float" office:value="0.4623617" calcext:value-type="float">
            <text:p>0.46236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45851" calcext:value-type="float">
            <text:p>6.145851E-09</text:p>
          </table:table-cell>
          <table:table-cell office:value-type="float" office:value="0.01951301" calcext:value-type="float">
            <text:p>0.01951301</text:p>
          </table:table-cell>
          <table:table-cell office:value-type="float" office:value="0.05122561" calcext:value-type="float">
            <text:p>0.05122561</text:p>
          </table:table-cell>
          <table:table-cell office:value-type="float" office:value="0.009659361" calcext:value-type="float">
            <text:p>0.009659361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5E-018" calcext:value-type="float">
            <text:p>5.332735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78763" calcext:value-type="float">
            <text:p>-35.78763</text:p>
          </table:table-cell>
          <table:table-cell office:value-type="float" office:value="-3.7354" calcext:value-type="float">
            <text:p>-3.7354</text:p>
          </table:table-cell>
          <table:table-cell office:value-type="float" office:value="-1.096385" calcext:value-type="float">
            <text:p>-1.096385</text:p>
          </table:table-cell>
          <table:table-cell office:value-type="float" office:value="-0.227363" calcext:value-type="float">
            <text:p>-0.227363</text:p>
          </table:table-cell>
          <table:table-cell office:value-type="float" office:value="-0.1454397" calcext:value-type="float">
            <text:p>-0.1454397</text:p>
          </table:table-cell>
          <table:table-cell office:value-type="float" office:value="-0.1114408" calcext:value-type="float">
            <text:p>-0.1114408</text:p>
          </table:table-cell>
          <table:table-cell office:value-type="float" office:value="-0.09079926" calcext:value-type="float">
            <text:p>-0.09079926</text:p>
          </table:table-cell>
          <table:table-cell office:value-type="float" office:value="-0.08044311" calcext:value-type="float">
            <text:p>-0.08044311</text:p>
          </table:table-cell>
          <table:table-cell office:value-type="float" office:value="-0.06132119" calcext:value-type="float">
            <text:p>-0.06132119</text:p>
          </table:table-cell>
          <table:table-cell office:value-type="float" office:value="-0.02688894" calcext:value-type="float">
            <text:p>-0.02688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1017" calcext:value-type="float">
            <text:p>-15.11017</text:p>
          </table:table-cell>
          <table:table-cell office:value-type="float" office:value="0.005046528" calcext:value-type="float">
            <text:p>0.00504652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2992" calcext:value-type="float">
            <text:p>-2.372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365467" calcext:value-type="float">
            <text:p>2.365467</text:p>
          </table:table-cell>
          <table:table-cell office:value-type="float" office:value="0" calcext:value-type="float">
            <text:p>0</text:p>
          </table:table-cell>
          <table:table-cell office:value-type="float" office:value="1018.922" calcext:value-type="float">
            <text:p>1018.922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358965" calcext:value-type="float">
            <text:p>0.1358965</text:p>
          </table:table-cell>
          <table:table-cell office:value-type="float" office:value="0.1546591" calcext:value-type="float">
            <text:p>0.1546591</text:p>
          </table:table-cell>
          <table:table-cell office:value-type="float" office:value="0.1704865" calcext:value-type="float">
            <text:p>0.1704865</text:p>
          </table:table-cell>
          <table:table-cell office:value-type="float" office:value="0.2093259" calcext:value-type="float">
            <text:p>0.2093259</text:p>
          </table:table-cell>
          <table:table-cell office:value-type="float" office:value="0.2484678" calcext:value-type="float">
            <text:p>0.2484678</text:p>
          </table:table-cell>
          <table:table-cell office:value-type="float" office:value="0.2282967" calcext:value-type="float">
            <text:p>0.2282967</text:p>
          </table:table-cell>
          <table:table-cell office:value-type="float" office:value="0.2318848" calcext:value-type="float">
            <text:p>0.2318848</text:p>
          </table:table-cell>
          <table:table-cell office:value-type="float" office:value="0.3226006" calcext:value-type="float">
            <text:p>0.3226006</text:p>
          </table:table-cell>
          <table:table-cell office:value-type="float" office:value="0.3240781" calcext:value-type="float">
            <text:p>0.3240781</text:p>
          </table:table-cell>
          <table:table-cell office:value-type="float" office:value="0.3562789" calcext:value-type="float">
            <text:p>0.3562789</text:p>
          </table:table-cell>
          <table:table-cell office:value-type="float" office:value="0.3759042" calcext:value-type="float">
            <text:p>0.3759042</text:p>
          </table:table-cell>
          <table:table-cell office:value-type="float" office:value="0.3919843" calcext:value-type="float">
            <text:p>0.3919843</text:p>
          </table:table-cell>
          <table:table-cell office:value-type="float" office:value="0.4623641" calcext:value-type="float">
            <text:p>0.4623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778388" calcext:value-type="float">
            <text:p>7.78388E-09</text:p>
          </table:table-cell>
          <table:table-cell office:value-type="float" office:value="0.02759542" calcext:value-type="float">
            <text:p>0.02759542</text:p>
          </table:table-cell>
          <table:table-cell office:value-type="float" office:value="0.07574742" calcext:value-type="float">
            <text:p>0.07574742</text:p>
          </table:table-cell>
          <table:table-cell office:value-type="float" office:value="0.03923422" calcext:value-type="float">
            <text:p>0.03923422</text:p>
          </table:table-cell>
          <table:table-cell office:value-type="float" office:value="0.0001638341" calcext:value-type="float">
            <text:p>0.0001638341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945" calcext:value-type="float">
            <text:p>-16.14945</text:p>
          </table:table-cell>
          <table:table-cell office:value-type="float" office:value="-5.875003" calcext:value-type="float">
            <text:p>-5.875003</text:p>
          </table:table-cell>
          <table:table-cell office:value-type="float" office:value="-2.766766" calcext:value-type="float">
            <text:p>-2.766766</text:p>
          </table:table-cell>
          <table:table-cell office:value-type="float" office:value="-0.5688883" calcext:value-type="float">
            <text:p>-0.5688883</text:p>
          </table:table-cell>
          <table:table-cell office:value-type="float" office:value="-0.1539896" calcext:value-type="float">
            <text:p>-0.1539896</text:p>
          </table:table-cell>
          <table:table-cell office:value-type="float" office:value="-0.1124891" calcext:value-type="float">
            <text:p>-0.1124891</text:p>
          </table:table-cell>
          <table:table-cell office:value-type="float" office:value="-0.09082256" calcext:value-type="float">
            <text:p>-0.09082256</text:p>
          </table:table-cell>
          <table:table-cell office:value-type="float" office:value="-0.0802285" calcext:value-type="float">
            <text:p>-0.0802285</text:p>
          </table:table-cell>
          <table:table-cell office:value-type="float" office:value="-0.06084642" calcext:value-type="float">
            <text:p>-0.06084642</text:p>
          </table:table-cell>
          <table:table-cell office:value-type="float" office:value="-0.02683705" calcext:value-type="float">
            <text:p>-0.02683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1045" calcext:value-type="float">
            <text:p>-13.41045</text:p>
          </table:table-cell>
          <table:table-cell office:value-type="float" office:value="0.005288744" calcext:value-type="float">
            <text:p>0.00528874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8201" calcext:value-type="float">
            <text:p>-2.378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61269" calcext:value-type="float">
            <text:p>2.61269</text:p>
          </table:table-cell>
          <table:table-cell office:value-type="float" office:value="0" calcext:value-type="float">
            <text:p>0</text:p>
          </table:table-cell>
          <table:table-cell office:value-type="float" office:value="1018.675" calcext:value-type="float">
            <text:p>1018.675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231835" calcext:value-type="float">
            <text:p>0.1231835</text:p>
          </table:table-cell>
          <table:table-cell office:value-type="float" office:value="0.154587" calcext:value-type="float">
            <text:p>0.154587</text:p>
          </table:table-cell>
          <table:table-cell office:value-type="float" office:value="0.1725659" calcext:value-type="float">
            <text:p>0.1725659</text:p>
          </table:table-cell>
          <table:table-cell office:value-type="float" office:value="0.1920033" calcext:value-type="float">
            <text:p>0.1920033</text:p>
          </table:table-cell>
          <table:table-cell office:value-type="float" office:value="0.2330631" calcext:value-type="float">
            <text:p>0.2330631</text:p>
          </table:table-cell>
          <table:table-cell office:value-type="float" office:value="0.2275484" calcext:value-type="float">
            <text:p>0.2275484</text:p>
          </table:table-cell>
          <table:table-cell office:value-type="float" office:value="0.2318495" calcext:value-type="float">
            <text:p>0.2318495</text:p>
          </table:table-cell>
          <table:table-cell office:value-type="float" office:value="0.3226986" calcext:value-type="float">
            <text:p>0.3226986</text:p>
          </table:table-cell>
          <table:table-cell office:value-type="float" office:value="0.3243387" calcext:value-type="float">
            <text:p>0.3243387</text:p>
          </table:table-cell>
          <table:table-cell office:value-type="float" office:value="0.3563221" calcext:value-type="float">
            <text:p>0.3563221</text:p>
          </table:table-cell>
          <table:table-cell office:value-type="float" office:value="0.3759345" calcext:value-type="float">
            <text:p>0.3759345</text:p>
          </table:table-cell>
          <table:table-cell office:value-type="float" office:value="0.3918999" calcext:value-type="float">
            <text:p>0.3918999</text:p>
          </table:table-cell>
          <table:table-cell office:value-type="float" office:value="0.4623602" calcext:value-type="float">
            <text:p>0.46236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4504652" calcext:value-type="float">
            <text:p>4.504652E-09</text:p>
          </table:table-cell>
          <table:table-cell office:value-type="float" office:value="0.02582821" calcext:value-type="float">
            <text:p>0.02582821</text:p>
          </table:table-cell>
          <table:table-cell office:value-type="float" office:value="0.07410984" calcext:value-type="float">
            <text:p>0.07410984</text:p>
          </table:table-cell>
          <table:table-cell office:value-type="float" office:value="0.05918857" calcext:value-type="float">
            <text:p>0.05918857</text:p>
          </table:table-cell>
          <table:table-cell office:value-type="float" office:value="0.01718073" calcext:value-type="float">
            <text:p>0.01718073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4111" calcext:value-type="float">
            <text:p>-34.4111</text:p>
          </table:table-cell>
          <table:table-cell office:value-type="float" office:value="-5.820585" calcext:value-type="float">
            <text:p>-5.820585</text:p>
          </table:table-cell>
          <table:table-cell office:value-type="float" office:value="-2.496636" calcext:value-type="float">
            <text:p>-2.496636</text:p>
          </table:table-cell>
          <table:table-cell office:value-type="float" office:value="-1.11562" calcext:value-type="float">
            <text:p>-1.11562</text:p>
          </table:table-cell>
          <table:table-cell office:value-type="float" office:value="-0.2509809" calcext:value-type="float">
            <text:p>-0.2509809</text:p>
          </table:table-cell>
          <table:table-cell office:value-type="float" office:value="-0.1153259" calcext:value-type="float">
            <text:p>-0.1153259</text:p>
          </table:table-cell>
          <table:table-cell office:value-type="float" office:value="-0.09091949" calcext:value-type="float">
            <text:p>-0.09091949</text:p>
          </table:table-cell>
          <table:table-cell office:value-type="float" office:value="-0.08001512" calcext:value-type="float">
            <text:p>-0.08001512</text:p>
          </table:table-cell>
          <table:table-cell office:value-type="float" office:value="-0.06039085" calcext:value-type="float">
            <text:p>-0.06039085</text:p>
          </table:table-cell>
          <table:table-cell office:value-type="float" office:value="-0.02678177" calcext:value-type="float">
            <text:p>-0.0267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15" calcext:value-type="float">
            <text:p>-18.715</text:p>
          </table:table-cell>
          <table:table-cell office:value-type="float" office:value="0.005396214" calcext:value-type="float">
            <text:p>0.00539621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1936" calcext:value-type="float">
            <text:p>-2.381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755294" calcext:value-type="float">
            <text:p>2.755294</text:p>
          </table:table-cell>
          <table:table-cell office:value-type="float" office:value="0" calcext:value-type="float">
            <text:p>0</text:p>
          </table:table-cell>
          <table:table-cell office:value-type="float" office:value="1018.533" calcext:value-type="float">
            <text:p>1018.533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160027" calcext:value-type="float">
            <text:p>0.1160027</text:p>
          </table:table-cell>
          <table:table-cell office:value-type="float" office:value="0.1512422" calcext:value-type="float">
            <text:p>0.1512422</text:p>
          </table:table-cell>
          <table:table-cell office:value-type="float" office:value="0.1614123" calcext:value-type="float">
            <text:p>0.1614123</text:p>
          </table:table-cell>
          <table:table-cell office:value-type="float" office:value="0.1764213" calcext:value-type="float">
            <text:p>0.1764213</text:p>
          </table:table-cell>
          <table:table-cell office:value-type="float" office:value="0.1996015" calcext:value-type="float">
            <text:p>0.1996015</text:p>
          </table:table-cell>
          <table:table-cell office:value-type="float" office:value="0.2260857" calcext:value-type="float">
            <text:p>0.2260857</text:p>
          </table:table-cell>
          <table:table-cell office:value-type="float" office:value="0.2317367" calcext:value-type="float">
            <text:p>0.2317367</text:p>
          </table:table-cell>
          <table:table-cell office:value-type="float" office:value="0.3227928" calcext:value-type="float">
            <text:p>0.3227928</text:p>
          </table:table-cell>
          <table:table-cell office:value-type="float" office:value="0.3245911" calcext:value-type="float">
            <text:p>0.3245911</text:p>
          </table:table-cell>
          <table:table-cell office:value-type="float" office:value="0.3563686" calcext:value-type="float">
            <text:p>0.3563686</text:p>
          </table:table-cell>
          <table:table-cell office:value-type="float" office:value="0.3759585" calcext:value-type="float">
            <text:p>0.3759585</text:p>
          </table:table-cell>
          <table:table-cell office:value-type="float" office:value="0.3918029" calcext:value-type="float">
            <text:p>0.3918029</text:p>
          </table:table-cell>
          <table:table-cell office:value-type="float" office:value="0.4623689" calcext:value-type="float">
            <text:p>0.46236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79833" calcext:value-type="float">
            <text:p>4.079833E-09</text:p>
          </table:table-cell>
          <table:table-cell office:value-type="float" office:value="0.02829042" calcext:value-type="float">
            <text:p>0.02829042</text:p>
          </table:table-cell>
          <table:table-cell office:value-type="float" office:value="0.08663785" calcext:value-type="float">
            <text:p>0.08663785</text:p>
          </table:table-cell>
          <table:table-cell office:value-type="float" office:value="0.07704575" calcext:value-type="float">
            <text:p>0.07704575</text:p>
          </table:table-cell>
          <table:table-cell office:value-type="float" office:value="0.05683074" calcext:value-type="float">
            <text:p>0.05683074</text:p>
          </table:table-cell>
          <table:table-cell office:value-type="float" office:value="0.0001991535" calcext:value-type="float">
            <text:p>0.0001991535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74529" calcext:value-type="float">
            <text:p>-55.74529</text:p>
          </table:table-cell>
          <table:table-cell office:value-type="float" office:value="-7.105352" calcext:value-type="float">
            <text:p>-7.105352</text:p>
          </table:table-cell>
          <table:table-cell office:value-type="float" office:value="-4.236462" calcext:value-type="float">
            <text:p>-4.236462</text:p>
          </table:table-cell>
          <table:table-cell office:value-type="float" office:value="-2.138639" calcext:value-type="float">
            <text:p>-2.138639</text:p>
          </table:table-cell>
          <table:table-cell office:value-type="float" office:value="-0.823112" calcext:value-type="float">
            <text:p>-0.823112</text:p>
          </table:table-cell>
          <table:table-cell office:value-type="float" office:value="-0.1210461" calcext:value-type="float">
            <text:p>-0.1210461</text:p>
          </table:table-cell>
          <table:table-cell office:value-type="float" office:value="-0.091232" calcext:value-type="float">
            <text:p>-0.091232</text:p>
          </table:table-cell>
          <table:table-cell office:value-type="float" office:value="-0.07981032" calcext:value-type="float">
            <text:p>-0.07981032</text:p>
          </table:table-cell>
          <table:table-cell office:value-type="float" office:value="-0.05995321" calcext:value-type="float">
            <text:p>-0.05995321</text:p>
          </table:table-cell>
          <table:table-cell office:value-type="float" office:value="-0.02672207" calcext:value-type="float">
            <text:p>-0.02672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3753" calcext:value-type="float">
            <text:p>-20.33753</text:p>
          </table:table-cell>
          <table:table-cell office:value-type="float" office:value="0.005622098" calcext:value-type="float">
            <text:p>0.00562209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725" calcext:value-type="float">
            <text:p>-2.3867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810532" calcext:value-type="float">
            <text:p>2.810532</text:p>
          </table:table-cell>
          <table:table-cell office:value-type="float" office:value="0" calcext:value-type="float">
            <text:p>0</text:p>
          </table:table-cell>
          <table:table-cell office:value-type="float" office:value="1018.478" calcext:value-type="float">
            <text:p>1018.478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184835" calcext:value-type="float">
            <text:p>0.1184835</text:p>
          </table:table-cell>
          <table:table-cell office:value-type="float" office:value="0.1539019" calcext:value-type="float">
            <text:p>0.1539019</text:p>
          </table:table-cell>
          <table:table-cell office:value-type="float" office:value="0.168718" calcext:value-type="float">
            <text:p>0.168718</text:p>
          </table:table-cell>
          <table:table-cell office:value-type="float" office:value="0.1798078" calcext:value-type="float">
            <text:p>0.1798078</text:p>
          </table:table-cell>
          <table:table-cell office:value-type="float" office:value="0.1919732" calcext:value-type="float">
            <text:p>0.1919732</text:p>
          </table:table-cell>
          <table:table-cell office:value-type="float" office:value="0.2200257" calcext:value-type="float">
            <text:p>0.2200257</text:p>
          </table:table-cell>
          <table:table-cell office:value-type="float" office:value="0.2314851" calcext:value-type="float">
            <text:p>0.2314851</text:p>
          </table:table-cell>
          <table:table-cell office:value-type="float" office:value="0.3228796" calcext:value-type="float">
            <text:p>0.3228796</text:p>
          </table:table-cell>
          <table:table-cell office:value-type="float" office:value="0.3248356" calcext:value-type="float">
            <text:p>0.3248356</text:p>
          </table:table-cell>
          <table:table-cell office:value-type="float" office:value="0.3564161" calcext:value-type="float">
            <text:p>0.3564161</text:p>
          </table:table-cell>
          <table:table-cell office:value-type="float" office:value="0.3759767" calcext:value-type="float">
            <text:p>0.3759767</text:p>
          </table:table-cell>
          <table:table-cell office:value-type="float" office:value="0.3917028" calcext:value-type="float">
            <text:p>0.3917028</text:p>
          </table:table-cell>
          <table:table-cell office:value-type="float" office:value="0.4623549" calcext:value-type="float">
            <text:p>0.46235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370182" calcext:value-type="float">
            <text:p>3.370182E-09</text:p>
          </table:table-cell>
          <table:table-cell office:value-type="float" office:value="0.02354395" calcext:value-type="float">
            <text:p>0.02354395</text:p>
          </table:table-cell>
          <table:table-cell office:value-type="float" office:value="0.0787847" calcext:value-type="float">
            <text:p>0.0787847</text:p>
          </table:table-cell>
          <table:table-cell office:value-type="float" office:value="0.07389706" calcext:value-type="float">
            <text:p>0.07389706</text:p>
          </table:table-cell>
          <table:table-cell office:value-type="float" office:value="0.06966767" calcext:value-type="float">
            <text:p>0.06966767</text:p>
          </table:table-cell>
          <table:table-cell office:value-type="float" office:value="0.005579841" calcext:value-type="float">
            <text:p>0.005579841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0736" calcext:value-type="float">
            <text:p>-46.50736</text:p>
          </table:table-cell>
          <table:table-cell office:value-type="float" office:value="-6.006298" calcext:value-type="float">
            <text:p>-6.006298</text:p>
          </table:table-cell>
          <table:table-cell office:value-type="float" office:value="-2.970847" calcext:value-type="float">
            <text:p>-2.970847</text:p>
          </table:table-cell>
          <table:table-cell office:value-type="float" office:value="-1.851894" calcext:value-type="float">
            <text:p>-1.851894</text:p>
          </table:table-cell>
          <table:table-cell office:value-type="float" office:value="-1.123989" calcext:value-type="float">
            <text:p>-1.123989</text:p>
          </table:table-cell>
          <table:table-cell office:value-type="float" office:value="-0.1489459" calcext:value-type="float">
            <text:p>-0.1489459</text:p>
          </table:table-cell>
          <table:table-cell office:value-type="float" office:value="-0.09194031" calcext:value-type="float">
            <text:p>-0.09194031</text:p>
          </table:table-cell>
          <table:table-cell office:value-type="float" office:value="-0.07962228" calcext:value-type="float">
            <text:p>-0.07962228</text:p>
          </table:table-cell>
          <table:table-cell office:value-type="float" office:value="-0.05953252" calcext:value-type="float">
            <text:p>-0.05953252</text:p>
          </table:table-cell>
          <table:table-cell office:value-type="float" office:value="-0.02666115" calcext:value-type="float">
            <text:p>-0.02666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6014" calcext:value-type="float">
            <text:p>-18.46014</text:p>
          </table:table-cell>
          <table:table-cell office:value-type="float" office:value="0.00563579" calcext:value-type="float">
            <text:p>0.005635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9272" calcext:value-type="float">
            <text:p>-2.3892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771694" calcext:value-type="float">
            <text:p>2.771694</text:p>
          </table:table-cell>
          <table:table-cell office:value-type="float" office:value="0" calcext:value-type="float">
            <text:p>0</text:p>
          </table:table-cell>
          <table:table-cell office:value-type="float" office:value="1018.517" calcext:value-type="float">
            <text:p>1018.517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298893" calcext:value-type="float">
            <text:p>0.1298893</text:p>
          </table:table-cell>
          <table:table-cell office:value-type="float" office:value="0.1717263" calcext:value-type="float">
            <text:p>0.1717263</text:p>
          </table:table-cell>
          <table:table-cell office:value-type="float" office:value="0.1839905" calcext:value-type="float">
            <text:p>0.1839905</text:p>
          </table:table-cell>
          <table:table-cell office:value-type="float" office:value="0.1843708" calcext:value-type="float">
            <text:p>0.1843708</text:p>
          </table:table-cell>
          <table:table-cell office:value-type="float" office:value="0.1926722" calcext:value-type="float">
            <text:p>0.1926722</text:p>
          </table:table-cell>
          <table:table-cell office:value-type="float" office:value="0.2128876" calcext:value-type="float">
            <text:p>0.2128876</text:p>
          </table:table-cell>
          <table:table-cell office:value-type="float" office:value="0.2311793" calcext:value-type="float">
            <text:p>0.2311793</text:p>
          </table:table-cell>
          <table:table-cell office:value-type="float" office:value="0.3229784" calcext:value-type="float">
            <text:p>0.3229784</text:p>
          </table:table-cell>
          <table:table-cell office:value-type="float" office:value="0.3251129" calcext:value-type="float">
            <text:p>0.3251129</text:p>
          </table:table-cell>
          <table:table-cell office:value-type="float" office:value="0.3564186" calcext:value-type="float">
            <text:p>0.3564186</text:p>
          </table:table-cell>
          <table:table-cell office:value-type="float" office:value="0.3759889" calcext:value-type="float">
            <text:p>0.3759889</text:p>
          </table:table-cell>
          <table:table-cell office:value-type="float" office:value="0.3916022" calcext:value-type="float">
            <text:p>0.3916022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89635" calcext:value-type="float">
            <text:p>3.889635E-10</text:p>
          </table:table-cell>
          <table:table-cell office:value-type="float" office:value="0.002259974" calcext:value-type="float">
            <text:p>0.002259974</text:p>
          </table:table-cell>
          <table:table-cell office:value-type="float" office:value="0.06191796" calcext:value-type="float">
            <text:p>0.06191796</text:p>
          </table:table-cell>
          <table:table-cell office:value-type="float" office:value="0.06945459" calcext:value-type="float">
            <text:p>0.06945459</text:p>
          </table:table-cell>
          <table:table-cell office:value-type="float" office:value="0.07317349" calcext:value-type="float">
            <text:p>0.07317349</text:p>
          </table:table-cell>
          <table:table-cell office:value-type="float" office:value="0.01238261" calcext:value-type="float">
            <text:p>0.01238261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16008" calcext:value-type="float">
            <text:p>-23.16008</text:p>
          </table:table-cell>
          <table:table-cell office:value-type="float" office:value="-2.6114" calcext:value-type="float">
            <text:p>-2.6114</text:p>
          </table:table-cell>
          <table:table-cell office:value-type="float" office:value="-1.540923" calcext:value-type="float">
            <text:p>-1.540923</text:p>
          </table:table-cell>
          <table:table-cell office:value-type="float" office:value="-1.540025" calcext:value-type="float">
            <text:p>-1.540025</text:p>
          </table:table-cell>
          <table:table-cell office:value-type="float" office:value="-1.099143" calcext:value-type="float">
            <text:p>-1.099143</text:p>
          </table:table-cell>
          <table:table-cell office:value-type="float" office:value="-0.1918125" calcext:value-type="float">
            <text:p>-0.1918125</text:p>
          </table:table-cell>
          <table:table-cell office:value-type="float" office:value="-0.09280529" calcext:value-type="float">
            <text:p>-0.09280529</text:p>
          </table:table-cell>
          <table:table-cell office:value-type="float" office:value="-0.07940969" calcext:value-type="float">
            <text:p>-0.07940969</text:p>
          </table:table-cell>
          <table:table-cell office:value-type="float" office:value="-0.05906087" calcext:value-type="float">
            <text:p>-0.05906087</text:p>
          </table:table-cell>
          <table:table-cell office:value-type="float" office:value="-0.0266568" calcext:value-type="float">
            <text:p>-0.026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99232" calcext:value-type="float">
            <text:p>-8.799232</text:p>
          </table:table-cell>
          <table:table-cell office:value-type="float" office:value="0.00554329" calcext:value-type="float">
            <text:p>0.0055432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086" calcext:value-type="float">
            <text:p>-2.391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2.937207" calcext:value-type="float">
            <text:p>2.937207</text:p>
          </table:table-cell>
          <table:table-cell office:value-type="float" office:value="0" calcext:value-type="float">
            <text:p>0</text:p>
          </table:table-cell>
          <table:table-cell office:value-type="float" office:value="1018.352" calcext:value-type="float">
            <text:p>1018.352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257431" calcext:value-type="float">
            <text:p>0.1257431</text:p>
          </table:table-cell>
          <table:table-cell office:value-type="float" office:value="0.1616376" calcext:value-type="float">
            <text:p>0.1616376</text:p>
          </table:table-cell>
          <table:table-cell office:value-type="float" office:value="0.1812684" calcext:value-type="float">
            <text:p>0.1812684</text:p>
          </table:table-cell>
          <table:table-cell office:value-type="float" office:value="0.1904369" calcext:value-type="float">
            <text:p>0.1904369</text:p>
          </table:table-cell>
          <table:table-cell office:value-type="float" office:value="0.2007029" calcext:value-type="float">
            <text:p>0.2007029</text:p>
          </table:table-cell>
          <table:table-cell office:value-type="float" office:value="0.2107614" calcext:value-type="float">
            <text:p>0.2107614</text:p>
          </table:table-cell>
          <table:table-cell office:value-type="float" office:value="0.2308511" calcext:value-type="float">
            <text:p>0.2308511</text:p>
          </table:table-cell>
          <table:table-cell office:value-type="float" office:value="0.3230849" calcext:value-type="float">
            <text:p>0.3230849</text:p>
          </table:table-cell>
          <table:table-cell office:value-type="float" office:value="0.3254146" calcext:value-type="float">
            <text:p>0.3254146</text:p>
          </table:table-cell>
          <table:table-cell office:value-type="float" office:value="0.3563858" calcext:value-type="float">
            <text:p>0.3563858</text:p>
          </table:table-cell>
          <table:table-cell office:value-type="float" office:value="0.3759904" calcext:value-type="float">
            <text:p>0.3759904</text:p>
          </table:table-cell>
          <table:table-cell office:value-type="float" office:value="0.3915076" calcext:value-type="float">
            <text:p>0.3915076</text:p>
          </table:table-cell>
          <table:table-cell office:value-type="float" office:value="0.4623521" calcext:value-type="float">
            <text:p>0.46235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98757" calcext:value-type="float">
            <text:p>1.998757E-09</text:p>
          </table:table-cell>
          <table:table-cell office:value-type="float" office:value="0.01119499" calcext:value-type="float">
            <text:p>0.01119499</text:p>
          </table:table-cell>
          <table:table-cell office:value-type="float" office:value="0.06414117" calcext:value-type="float">
            <text:p>0.06414117</text:p>
          </table:table-cell>
          <table:table-cell office:value-type="float" office:value="0.06328312" calcext:value-type="float">
            <text:p>0.06328312</text:p>
          </table:table-cell>
          <table:table-cell office:value-type="float" office:value="0.06826628" calcext:value-type="float">
            <text:p>0.06826628</text:p>
          </table:table-cell>
          <table:table-cell office:value-type="float" office:value="0.01401536" calcext:value-type="float">
            <text:p>0.01401536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48593" calcext:value-type="float">
            <text:p>-29.48593</text:p>
          </table:table-cell>
          <table:table-cell office:value-type="float" office:value="-4.157547" calcext:value-type="float">
            <text:p>-4.157547</text:p>
          </table:table-cell>
          <table:table-cell office:value-type="float" office:value="-1.712934" calcext:value-type="float">
            <text:p>-1.712934</text:p>
          </table:table-cell>
          <table:table-cell office:value-type="float" office:value="-1.192409" calcext:value-type="float">
            <text:p>-1.192409</text:p>
          </table:table-cell>
          <table:table-cell office:value-type="float" office:value="-0.7989419" calcext:value-type="float">
            <text:p>-0.7989419</text:p>
          </table:table-cell>
          <table:table-cell office:value-type="float" office:value="-0.2073817" calcext:value-type="float">
            <text:p>-0.2073817</text:p>
          </table:table-cell>
          <table:table-cell office:value-type="float" office:value="-0.09375635" calcext:value-type="float">
            <text:p>-0.09375635</text:p>
          </table:table-cell>
          <table:table-cell office:value-type="float" office:value="-0.07918029" calcext:value-type="float">
            <text:p>-0.07918029</text:p>
          </table:table-cell>
          <table:table-cell office:value-type="float" office:value="-0.05855085" calcext:value-type="float">
            <text:p>-0.05855085</text:p>
          </table:table-cell>
          <table:table-cell office:value-type="float" office:value="-0.02669887" calcext:value-type="float">
            <text:p>-0.02669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5302" calcext:value-type="float">
            <text:p>-12.15302</text:p>
          </table:table-cell>
          <table:table-cell office:value-type="float" office:value="0.005556059" calcext:value-type="float">
            <text:p>0.00555605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3549" calcext:value-type="float">
            <text:p>-2.3935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032763" calcext:value-type="float">
            <text:p>3.032763</text:p>
          </table:table-cell>
          <table:table-cell office:value-type="float" office:value="0" calcext:value-type="float">
            <text:p>0</text:p>
          </table:table-cell>
          <table:table-cell office:value-type="float" office:value="1018.256" calcext:value-type="float">
            <text:p>1018.256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271417" calcext:value-type="float">
            <text:p>0.1271417</text:p>
          </table:table-cell>
          <table:table-cell office:value-type="float" office:value="0.1524592" calcext:value-type="float">
            <text:p>0.1524592</text:p>
          </table:table-cell>
          <table:table-cell office:value-type="float" office:value="0.1646232" calcext:value-type="float">
            <text:p>0.1646232</text:p>
          </table:table-cell>
          <table:table-cell office:value-type="float" office:value="0.178998" calcext:value-type="float">
            <text:p>0.178998</text:p>
          </table:table-cell>
          <table:table-cell office:value-type="float" office:value="0.1938937" calcext:value-type="float">
            <text:p>0.1938937</text:p>
          </table:table-cell>
          <table:table-cell office:value-type="float" office:value="0.2080691" calcext:value-type="float">
            <text:p>0.2080691</text:p>
          </table:table-cell>
          <table:table-cell office:value-type="float" office:value="0.2307013" calcext:value-type="float">
            <text:p>0.2307013</text:p>
          </table:table-cell>
          <table:table-cell office:value-type="float" office:value="0.323183" calcext:value-type="float">
            <text:p>0.323183</text:p>
          </table:table-cell>
          <table:table-cell office:value-type="float" office:value="0.3257029" calcext:value-type="float">
            <text:p>0.3257029</text:p>
          </table:table-cell>
          <table:table-cell office:value-type="float" office:value="0.356363" calcext:value-type="float">
            <text:p>0.356363</text:p>
          </table:table-cell>
          <table:table-cell office:value-type="float" office:value="0.3759829" calcext:value-type="float">
            <text:p>0.3759829</text:p>
          </table:table-cell>
          <table:table-cell office:value-type="float" office:value="0.3914073" calcext:value-type="float">
            <text:p>0.3914073</text:p>
          </table:table-cell>
          <table:table-cell office:value-type="float" office:value="0.4622837" calcext:value-type="float">
            <text:p>0.46228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51418" calcext:value-type="float">
            <text:p>2.651418E-09</text:p>
          </table:table-cell>
          <table:table-cell office:value-type="float" office:value="0.01908449" calcext:value-type="float">
            <text:p>0.01908449</text:p>
          </table:table-cell>
          <table:table-cell office:value-type="float" office:value="0.08235417" calcext:value-type="float">
            <text:p>0.08235417</text:p>
          </table:table-cell>
          <table:table-cell office:value-type="float" office:value="0.07589287" calcext:value-type="float">
            <text:p>0.07589287</text:p>
          </table:table-cell>
          <table:table-cell office:value-type="float" office:value="0.07846667" calcext:value-type="float">
            <text:p>0.07846667</text:p>
          </table:table-cell>
          <table:table-cell office:value-type="float" office:value="0.01632335" calcext:value-type="float">
            <text:p>0.01632335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07989" calcext:value-type="float">
            <text:p>-27.07989</text:p>
          </table:table-cell>
          <table:table-cell office:value-type="float" office:value="-6.552484" calcext:value-type="float">
            <text:p>-6.552484</text:p>
          </table:table-cell>
          <table:table-cell office:value-type="float" office:value="-3.617828" calcext:value-type="float">
            <text:p>-3.617828</text:p>
          </table:table-cell>
          <table:table-cell office:value-type="float" office:value="-1.911263" calcext:value-type="float">
            <text:p>-1.911263</text:p>
          </table:table-cell>
          <table:table-cell office:value-type="float" office:value="-1.03592" calcext:value-type="float">
            <text:p>-1.03592</text:p>
          </table:table-cell>
          <table:table-cell office:value-type="float" office:value="-0.2284796" calcext:value-type="float">
            <text:p>-0.2284796</text:p>
          </table:table-cell>
          <table:table-cell office:value-type="float" office:value="-0.09418724" calcext:value-type="float">
            <text:p>-0.09418724</text:p>
          </table:table-cell>
          <table:table-cell office:value-type="float" office:value="-0.07896978" calcext:value-type="float">
            <text:p>-0.07896978</text:p>
          </table:table-cell>
          <table:table-cell office:value-type="float" office:value="-0.05806802" calcext:value-type="float">
            <text:p>-0.05806802</text:p>
          </table:table-cell>
          <table:table-cell office:value-type="float" office:value="-0.02672834" calcext:value-type="float">
            <text:p>-0.02672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7996" calcext:value-type="float">
            <text:p>-15.27996</text:p>
          </table:table-cell>
          <table:table-cell office:value-type="float" office:value="0.005747164" calcext:value-type="float">
            <text:p>0.0057471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124" calcext:value-type="float">
            <text:p>-2.3971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231663" calcext:value-type="float">
            <text:p>3.231663</text:p>
          </table:table-cell>
          <table:table-cell office:value-type="float" office:value="0" calcext:value-type="float">
            <text:p>0</text:p>
          </table:table-cell>
          <table:table-cell office:value-type="float" office:value="1018.058" calcext:value-type="float">
            <text:p>1018.058</text:p>
          </table:table-cell>
          <table:table-cell office:value-type="float" office:value="-2.619625" calcext:value-type="float">
            <text:p>-2.619625</text:p>
          </table:table-cell>
          <table:table-cell office:value-type="float" office:value="0" calcext:value-type="float">
            <text:p>0</text:p>
          </table:table-cell>
          <table:table-cell office:value-type="float" office:value="0.117452" calcext:value-type="float">
            <text:p>0.117452</text:p>
          </table:table-cell>
          <table:table-cell office:value-type="float" office:value="0.1438695" calcext:value-type="float">
            <text:p>0.1438695</text:p>
          </table:table-cell>
          <table:table-cell office:value-type="float" office:value="0.1559836" calcext:value-type="float">
            <text:p>0.1559836</text:p>
          </table:table-cell>
          <table:table-cell office:value-type="float" office:value="0.1701643" calcext:value-type="float">
            <text:p>0.1701643</text:p>
          </table:table-cell>
          <table:table-cell office:value-type="float" office:value="0.1831361" calcext:value-type="float">
            <text:p>0.1831361</text:p>
          </table:table-cell>
          <table:table-cell office:value-type="float" office:value="0.1992171" calcext:value-type="float">
            <text:p>0.1992171</text:p>
          </table:table-cell>
          <table:table-cell office:value-type="float" office:value="0.2305625" calcext:value-type="float">
            <text:p>0.2305625</text:p>
          </table:table-cell>
          <table:table-cell office:value-type="float" office:value="0.3232743" calcext:value-type="float">
            <text:p>0.3232743</text:p>
          </table:table-cell>
          <table:table-cell office:value-type="float" office:value="0.3259788" calcext:value-type="float">
            <text:p>0.3259788</text:p>
          </table:table-cell>
          <table:table-cell office:value-type="float" office:value="0.3563487" calcext:value-type="float">
            <text:p>0.3563487</text:p>
          </table:table-cell>
          <table:table-cell office:value-type="float" office:value="0.3759677" calcext:value-type="float">
            <text:p>0.3759677</text:p>
          </table:table-cell>
          <table:table-cell office:value-type="float" office:value="0.3913013" calcext:value-type="float">
            <text:p>0.3913013</text:p>
          </table:table-cell>
          <table:table-cell office:value-type="float" office:value="0.4621029" calcext:value-type="float">
            <text:p>0.46210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85215" calcext:value-type="float">
            <text:p>1.285215E-09</text:p>
          </table:table-cell>
          <table:table-cell office:value-type="float" office:value="0.02670226" calcext:value-type="float">
            <text:p>0.02670226</text:p>
          </table:table-cell>
          <table:table-cell office:value-type="float" office:value="0.0919375" calcext:value-type="float">
            <text:p>0.0919375</text:p>
          </table:table-cell>
          <table:table-cell office:value-type="float" office:value="0.08576535" calcext:value-type="float">
            <text:p>0.08576535</text:p>
          </table:table-cell>
          <table:table-cell office:value-type="float" office:value="0.09315928" calcext:value-type="float">
            <text:p>0.09315928</text:p>
          </table:table-cell>
          <table:table-cell office:value-type="float" office:value="0.0253133" calcext:value-type="float">
            <text:p>0.0253133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5316" calcext:value-type="float">
            <text:p>-49.5316</text:p>
          </table:table-cell>
          <table:table-cell office:value-type="float" office:value="-10.1903" calcext:value-type="float">
            <text:p>-10.1903</text:p>
          </table:table-cell>
          <table:table-cell office:value-type="float" office:value="-5.43213" calcext:value-type="float">
            <text:p>-5.43213</text:p>
          </table:table-cell>
          <table:table-cell office:value-type="float" office:value="-2.80675" calcext:value-type="float">
            <text:p>-2.80675</text:p>
          </table:table-cell>
          <table:table-cell office:value-type="float" office:value="-1.605481" calcext:value-type="float">
            <text:p>-1.605481</text:p>
          </table:table-cell>
          <table:table-cell office:value-type="float" office:value="-0.3179222" calcext:value-type="float">
            <text:p>-0.3179222</text:p>
          </table:table-cell>
          <table:table-cell office:value-type="float" office:value="-0.09459736" calcext:value-type="float">
            <text:p>-0.09459736</text:p>
          </table:table-cell>
          <table:table-cell office:value-type="float" office:value="-0.07877415" calcext:value-type="float">
            <text:p>-0.07877415</text:p>
          </table:table-cell>
          <table:table-cell office:value-type="float" office:value="-0.05761009" calcext:value-type="float">
            <text:p>-0.05761009</text:p>
          </table:table-cell>
          <table:table-cell office:value-type="float" office:value="-0.02674695" calcext:value-type="float">
            <text:p>-0.0267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47803" calcext:value-type="float">
            <text:p>-28.47803</text:p>
          </table:table-cell>
          <table:table-cell office:value-type="float" office:value="0.00595609" calcext:value-type="float">
            <text:p>0.0059560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9776" calcext:value-type="float">
            <text:p>-2.3997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322922" calcext:value-type="float">
            <text:p>3.322922</text:p>
          </table:table-cell>
          <table:table-cell office:value-type="float" office:value="0" calcext:value-type="float">
            <text:p>0</text:p>
          </table:table-cell>
          <table:table-cell office:value-type="float" office:value="1018.704" calcext:value-type="float">
            <text:p>1018.704</text:p>
          </table:table-cell>
          <table:table-cell office:value-type="float" office:value="-3.356748" calcext:value-type="float">
            <text:p>-3.356748</text:p>
          </table:table-cell>
          <table:table-cell office:value-type="float" office:value="0" calcext:value-type="float">
            <text:p>0</text:p>
          </table:table-cell>
          <table:table-cell office:value-type="float" office:value="0.1133958" calcext:value-type="float">
            <text:p>0.1133958</text:p>
          </table:table-cell>
          <table:table-cell office:value-type="float" office:value="0.1432181" calcext:value-type="float">
            <text:p>0.1432181</text:p>
          </table:table-cell>
          <table:table-cell office:value-type="float" office:value="0.150808" calcext:value-type="float">
            <text:p>0.150808</text:p>
          </table:table-cell>
          <table:table-cell office:value-type="float" office:value="0.1607023" calcext:value-type="float">
            <text:p>0.1607023</text:p>
          </table:table-cell>
          <table:table-cell office:value-type="float" office:value="0.1710871" calcext:value-type="float">
            <text:p>0.1710871</text:p>
          </table:table-cell>
          <table:table-cell office:value-type="float" office:value="0.179851" calcext:value-type="float">
            <text:p>0.179851</text:p>
          </table:table-cell>
          <table:table-cell office:value-type="float" office:value="0.2306135" calcext:value-type="float">
            <text:p>0.2306135</text:p>
          </table:table-cell>
          <table:table-cell office:value-type="float" office:value="0.3233647" calcext:value-type="float">
            <text:p>0.3233647</text:p>
          </table:table-cell>
          <table:table-cell office:value-type="float" office:value="0.3262428" calcext:value-type="float">
            <text:p>0.3262428</text:p>
          </table:table-cell>
          <table:table-cell office:value-type="float" office:value="0.3563414" calcext:value-type="float">
            <text:p>0.3563414</text:p>
          </table:table-cell>
          <table:table-cell office:value-type="float" office:value="0.3759564" calcext:value-type="float">
            <text:p>0.3759564</text:p>
          </table:table-cell>
          <table:table-cell office:value-type="float" office:value="0.3914939" calcext:value-type="float">
            <text:p>0.3914939</text:p>
          </table:table-cell>
          <table:table-cell office:value-type="float" office:value="0.4576299" calcext:value-type="float">
            <text:p>0.45762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40252" calcext:value-type="float">
            <text:p>3.740252E-09</text:p>
          </table:table-cell>
          <table:table-cell office:value-type="float" office:value="0.02632745" calcext:value-type="float">
            <text:p>0.02632745</text:p>
          </table:table-cell>
          <table:table-cell office:value-type="float" office:value="0.0977587" calcext:value-type="float">
            <text:p>0.0977587</text:p>
          </table:table-cell>
          <table:table-cell office:value-type="float" office:value="0.09631754" calcext:value-type="float">
            <text:p>0.09631754</text:p>
          </table:table-cell>
          <table:table-cell office:value-type="float" office:value="0.1088365" calcext:value-type="float">
            <text:p>0.1088365</text:p>
          </table:table-cell>
          <table:table-cell office:value-type="float" office:value="0.04579596" calcext:value-type="float">
            <text:p>0.04579596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47842" calcext:value-type="float">
            <text:p>-65.47842</text:p>
          </table:table-cell>
          <table:table-cell office:value-type="float" office:value="-10.67587" calcext:value-type="float">
            <text:p>-10.67587</text:p>
          </table:table-cell>
          <table:table-cell office:value-type="float" office:value="-7.144933" calcext:value-type="float">
            <text:p>-7.144933</text:p>
          </table:table-cell>
          <table:table-cell office:value-type="float" office:value="-4.386827" calcext:value-type="float">
            <text:p>-4.386827</text:p>
          </table:table-cell>
          <table:table-cell office:value-type="float" office:value="-2.715889" calcext:value-type="float">
            <text:p>-2.715889</text:p>
          </table:table-cell>
          <table:table-cell office:value-type="float" office:value="-0.6929898" calcext:value-type="float">
            <text:p>-0.6929898</text:p>
          </table:table-cell>
          <table:table-cell office:value-type="float" office:value="-0.09445401" calcext:value-type="float">
            <text:p>-0.09445401</text:p>
          </table:table-cell>
          <table:table-cell office:value-type="float" office:value="-0.07858148" calcext:value-type="float">
            <text:p>-0.07858148</text:p>
          </table:table-cell>
          <table:table-cell office:value-type="float" office:value="-0.05717552" calcext:value-type="float">
            <text:p>-0.05717552</text:p>
          </table:table-cell>
          <table:table-cell office:value-type="float" office:value="-0.02675616" calcext:value-type="float">
            <text:p>-0.0267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8689" calcext:value-type="float">
            <text:p>-25.18689</text:p>
          </table:table-cell>
          <table:table-cell office:value-type="float" office:value="0.006221727" calcext:value-type="float">
            <text:p>0.00622172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2202" calcext:value-type="float">
            <text:p>-2.3522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326975" calcext:value-type="float">
            <text:p>3.326975</text:p>
          </table:table-cell>
          <table:table-cell office:value-type="float" office:value="0" calcext:value-type="float">
            <text:p>0</text:p>
          </table:table-cell>
          <table:table-cell office:value-type="float" office:value="1019.507" calcext:value-type="float">
            <text:p>1019.507</text:p>
          </table:table-cell>
          <table:table-cell office:value-type="float" office:value="-4.164299" calcext:value-type="float">
            <text:p>-4.164299</text:p>
          </table:table-cell>
          <table:table-cell office:value-type="float" office:value="0" calcext:value-type="float">
            <text:p>0</text:p>
          </table:table-cell>
          <table:table-cell office:value-type="float" office:value="0.1183156" calcext:value-type="float">
            <text:p>0.1183156</text:p>
          </table:table-cell>
          <table:table-cell office:value-type="float" office:value="0.1513989" calcext:value-type="float">
            <text:p>0.1513989</text:p>
          </table:table-cell>
          <table:table-cell office:value-type="float" office:value="0.1608299" calcext:value-type="float">
            <text:p>0.1608299</text:p>
          </table:table-cell>
          <table:table-cell office:value-type="float" office:value="0.1678332" calcext:value-type="float">
            <text:p>0.1678332</text:p>
          </table:table-cell>
          <table:table-cell office:value-type="float" office:value="0.1740545" calcext:value-type="float">
            <text:p>0.1740545</text:p>
          </table:table-cell>
          <table:table-cell office:value-type="float" office:value="0.1663758" calcext:value-type="float">
            <text:p>0.1663758</text:p>
          </table:table-cell>
          <table:table-cell office:value-type="float" office:value="0.2264889" calcext:value-type="float">
            <text:p>0.2264889</text:p>
          </table:table-cell>
          <table:table-cell office:value-type="float" office:value="0.3234196" calcext:value-type="float">
            <text:p>0.3234196</text:p>
          </table:table-cell>
          <table:table-cell office:value-type="float" office:value="0.3264959" calcext:value-type="float">
            <text:p>0.3264959</text:p>
          </table:table-cell>
          <table:table-cell office:value-type="float" office:value="0.3563407" calcext:value-type="float">
            <text:p>0.3563407</text:p>
          </table:table-cell>
          <table:table-cell office:value-type="float" office:value="0.3759582" calcext:value-type="float">
            <text:p>0.3759582</text:p>
          </table:table-cell>
          <table:table-cell office:value-type="float" office:value="0.391619" calcext:value-type="float">
            <text:p>0.391619</text:p>
          </table:table-cell>
          <table:table-cell office:value-type="float" office:value="0.4606585" calcext:value-type="float">
            <text:p>0.46065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62785" calcext:value-type="float">
            <text:p>2.262785E-09</text:p>
          </table:table-cell>
          <table:table-cell office:value-type="float" office:value="0.0159246" calcext:value-type="float">
            <text:p>0.0159246</text:p>
          </table:table-cell>
          <table:table-cell office:value-type="float" office:value="0.08691407" calcext:value-type="float">
            <text:p>0.08691407</text:p>
          </table:table-cell>
          <table:table-cell office:value-type="float" office:value="0.0888408" calcext:value-type="float">
            <text:p>0.0888408</text:p>
          </table:table-cell>
          <table:table-cell office:value-type="float" office:value="0.1066689" calcext:value-type="float">
            <text:p>0.1066689</text:p>
          </table:table-cell>
          <table:table-cell office:value-type="float" office:value="0.06034712" calcext:value-type="float">
            <text:p>0.06034712</text:p>
          </table:table-cell>
          <table:table-cell office:value-type="float" office:value="0.004833879" calcext:value-type="float">
            <text:p>0.004833879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8121" calcext:value-type="float">
            <text:p>-47.18121</text:p>
          </table:table-cell>
          <table:table-cell office:value-type="float" office:value="-6.881915" calcext:value-type="float">
            <text:p>-6.881915</text:p>
          </table:table-cell>
          <table:table-cell office:value-type="float" office:value="-4.324223" calcext:value-type="float">
            <text:p>-4.324223</text:p>
          </table:table-cell>
          <table:table-cell office:value-type="float" office:value="-3.15161" calcext:value-type="float">
            <text:p>-3.15161</text:p>
          </table:table-cell>
          <table:table-cell office:value-type="float" office:value="-2.391294" calcext:value-type="float">
            <text:p>-2.391294</text:p>
          </table:table-cell>
          <table:table-cell office:value-type="float" office:value="-1.267069" calcext:value-type="float">
            <text:p>-1.267069</text:p>
          </table:table-cell>
          <table:table-cell office:value-type="float" office:value="-0.1071658" calcext:value-type="float">
            <text:p>-0.1071658</text:p>
          </table:table-cell>
          <table:table-cell office:value-type="float" office:value="-0.07846192" calcext:value-type="float">
            <text:p>-0.07846192</text:p>
          </table:table-cell>
          <table:table-cell office:value-type="float" office:value="-0.05676261" calcext:value-type="float">
            <text:p>-0.05676261</text:p>
          </table:table-cell>
          <table:table-cell office:value-type="float" office:value="-0.02675719" calcext:value-type="float">
            <text:p>-0.0267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8842" calcext:value-type="float">
            <text:p>-17.68842</text:p>
          </table:table-cell>
          <table:table-cell office:value-type="float" office:value="0.006252631" calcext:value-type="float">
            <text:p>0.00625263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7392" calcext:value-type="float">
            <text:p>-2.3673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323593" calcext:value-type="float">
            <text:p>3.323593</text:p>
          </table:table-cell>
          <table:table-cell office:value-type="float" office:value="0" calcext:value-type="float">
            <text:p>0</text:p>
          </table:table-cell>
          <table:table-cell office:value-type="float" office:value="1019.882" calcext:value-type="float">
            <text:p>1019.882</text:p>
          </table:table-cell>
          <table:table-cell office:value-type="float" office:value="-4.53566" calcext:value-type="float">
            <text:p>-4.53566</text:p>
          </table:table-cell>
          <table:table-cell office:value-type="float" office:value="0" calcext:value-type="float">
            <text:p>0</text:p>
          </table:table-cell>
          <table:table-cell office:value-type="float" office:value="0.1264563" calcext:value-type="float">
            <text:p>0.1264563</text:p>
          </table:table-cell>
          <table:table-cell office:value-type="float" office:value="0.1479676" calcext:value-type="float">
            <text:p>0.1479676</text:p>
          </table:table-cell>
          <table:table-cell office:value-type="float" office:value="0.1570006" calcext:value-type="float">
            <text:p>0.1570006</text:p>
          </table:table-cell>
          <table:table-cell office:value-type="float" office:value="0.1653512" calcext:value-type="float">
            <text:p>0.1653512</text:p>
          </table:table-cell>
          <table:table-cell office:value-type="float" office:value="0.1720688" calcext:value-type="float">
            <text:p>0.1720688</text:p>
          </table:table-cell>
          <table:table-cell office:value-type="float" office:value="0.1632125" calcext:value-type="float">
            <text:p>0.1632125</text:p>
          </table:table-cell>
          <table:table-cell office:value-type="float" office:value="0.217951" calcext:value-type="float">
            <text:p>0.217951</text:p>
          </table:table-cell>
          <table:table-cell office:value-type="float" office:value="0.3233173" calcext:value-type="float">
            <text:p>0.3233173</text:p>
          </table:table-cell>
          <table:table-cell office:value-type="float" office:value="0.3267358" calcext:value-type="float">
            <text:p>0.3267358</text:p>
          </table:table-cell>
          <table:table-cell office:value-type="float" office:value="0.3563462" calcext:value-type="float">
            <text:p>0.3563462</text:p>
          </table:table-cell>
          <table:table-cell office:value-type="float" office:value="0.375965" calcext:value-type="float">
            <text:p>0.375965</text:p>
          </table:table-cell>
          <table:table-cell office:value-type="float" office:value="0.3916404" calcext:value-type="float">
            <text:p>0.3916404</text:p>
          </table:table-cell>
          <table:table-cell office:value-type="float" office:value="0.4622911" calcext:value-type="float">
            <text:p>0.46229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034407" calcext:value-type="float">
            <text:p>8.034407E-10</text:p>
          </table:table-cell>
          <table:table-cell office:value-type="float" office:value="0.01762095" calcext:value-type="float">
            <text:p>0.01762095</text:p>
          </table:table-cell>
          <table:table-cell office:value-type="float" office:value="0.09114905" calcext:value-type="float">
            <text:p>0.09114905</text:p>
          </table:table-cell>
          <table:table-cell office:value-type="float" office:value="0.0916529" calcext:value-type="float">
            <text:p>0.0916529</text:p>
          </table:table-cell>
          <table:table-cell office:value-type="float" office:value="0.1091262" calcext:value-type="float">
            <text:p>0.1091262</text:p>
          </table:table-cell>
          <table:table-cell office:value-type="float" office:value="0.06392006" calcext:value-type="float">
            <text:p>0.06392006</text:p>
          </table:table-cell>
          <table:table-cell office:value-type="float" office:value="0.0151116" calcext:value-type="float">
            <text:p>0.015111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1711" calcext:value-type="float">
            <text:p>-28.21711</text:p>
          </table:table-cell>
          <table:table-cell office:value-type="float" office:value="-8.236609" calcext:value-type="float">
            <text:p>-8.236609</text:p>
          </table:table-cell>
          <table:table-cell office:value-type="float" office:value="-5.20969" calcext:value-type="float">
            <text:p>-5.20969</text:p>
          </table:table-cell>
          <table:table-cell office:value-type="float" office:value="-3.52416" calcext:value-type="float">
            <text:p>-3.52416</text:p>
          </table:table-cell>
          <table:table-cell office:value-type="float" office:value="-2.604375" calcext:value-type="float">
            <text:p>-2.604375</text:p>
          </table:table-cell>
          <table:table-cell office:value-type="float" office:value="-1.468322" calcext:value-type="float">
            <text:p>-1.468322</text:p>
          </table:table-cell>
          <table:table-cell office:value-type="float" office:value="-0.1407696" calcext:value-type="float">
            <text:p>-0.1407696</text:p>
          </table:table-cell>
          <table:table-cell office:value-type="float" office:value="-0.07867674" calcext:value-type="float">
            <text:p>-0.07867674</text:p>
          </table:table-cell>
          <table:table-cell office:value-type="float" office:value="-0.05637392" calcext:value-type="float">
            <text:p>-0.05637392</text:p>
          </table:table-cell>
          <table:table-cell office:value-type="float" office:value="-0.02675022" calcext:value-type="float">
            <text:p>-0.02675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7122" calcext:value-type="float">
            <text:p>-17.37122</text:p>
          </table:table-cell>
          <table:table-cell office:value-type="float" office:value="0.006377923" calcext:value-type="float">
            <text:p>0.00637792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9055" calcext:value-type="float">
            <text:p>-2.379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502258" calcext:value-type="float">
            <text:p>3.502258</text:p>
          </table:table-cell>
          <table:table-cell office:value-type="float" office:value="0" calcext:value-type="float">
            <text:p>0</text:p>
          </table:table-cell>
          <table:table-cell office:value-type="float" office:value="1019.704" calcext:value-type="float">
            <text:p>1019.704</text:p>
          </table:table-cell>
          <table:table-cell office:value-type="float" office:value="-4.53566" calcext:value-type="float">
            <text:p>-4.53566</text:p>
          </table:table-cell>
          <table:table-cell office:value-type="float" office:value="0" calcext:value-type="float">
            <text:p>0</text:p>
          </table:table-cell>
          <table:table-cell office:value-type="float" office:value="0.1165035" calcext:value-type="float">
            <text:p>0.1165035</text:p>
          </table:table-cell>
          <table:table-cell office:value-type="float" office:value="0.1463358" calcext:value-type="float">
            <text:p>0.1463358</text:p>
          </table:table-cell>
          <table:table-cell office:value-type="float" office:value="0.1543128" calcext:value-type="float">
            <text:p>0.1543128</text:p>
          </table:table-cell>
          <table:table-cell office:value-type="float" office:value="0.1626547" calcext:value-type="float">
            <text:p>0.1626547</text:p>
          </table:table-cell>
          <table:table-cell office:value-type="float" office:value="0.1693224" calcext:value-type="float">
            <text:p>0.1693224</text:p>
          </table:table-cell>
          <table:table-cell office:value-type="float" office:value="0.1600685" calcext:value-type="float">
            <text:p>0.1600685</text:p>
          </table:table-cell>
          <table:table-cell office:value-type="float" office:value="0.2065105" calcext:value-type="float">
            <text:p>0.2065105</text:p>
          </table:table-cell>
          <table:table-cell office:value-type="float" office:value="0.3231404" calcext:value-type="float">
            <text:p>0.3231404</text:p>
          </table:table-cell>
          <table:table-cell office:value-type="float" office:value="0.3269601" calcext:value-type="float">
            <text:p>0.3269601</text:p>
          </table:table-cell>
          <table:table-cell office:value-type="float" office:value="0.3563569" calcext:value-type="float">
            <text:p>0.3563569</text:p>
          </table:table-cell>
          <table:table-cell office:value-type="float" office:value="0.3759701" calcext:value-type="float">
            <text:p>0.3759701</text:p>
          </table:table-cell>
          <table:table-cell office:value-type="float" office:value="0.391603" calcext:value-type="float">
            <text:p>0.391603</text:p>
          </table:table-cell>
          <table:table-cell office:value-type="float" office:value="0.4623648" calcext:value-type="float">
            <text:p>0.46236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60263" calcext:value-type="float">
            <text:p>2.360263E-09</text:p>
          </table:table-cell>
          <table:table-cell office:value-type="float" office:value="0.01793671" calcext:value-type="float">
            <text:p>0.01793671</text:p>
          </table:table-cell>
          <table:table-cell office:value-type="float" office:value="0.0941463" calcext:value-type="float">
            <text:p>0.0941463</text:p>
          </table:table-cell>
          <table:table-cell office:value-type="float" office:value="0.09470151" calcext:value-type="float">
            <text:p>0.09470151</text:p>
          </table:table-cell>
          <table:table-cell office:value-type="float" office:value="0.1123748" calcext:value-type="float">
            <text:p>0.1123748</text:p>
          </table:table-cell>
          <table:table-cell office:value-type="float" office:value="0.06747957" calcext:value-type="float">
            <text:p>0.06747957</text:p>
          </table:table-cell>
          <table:table-cell office:value-type="float" office:value="0.02887305" calcext:value-type="float">
            <text:p>0.0288730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3325" calcext:value-type="float">
            <text:p>-53.23325</text:p>
          </table:table-cell>
          <table:table-cell office:value-type="float" office:value="-9.027521" calcext:value-type="float">
            <text:p>-9.027521</text:p>
          </table:table-cell>
          <table:table-cell office:value-type="float" office:value="-5.968737" calcext:value-type="float">
            <text:p>-5.968737</text:p>
          </table:table-cell>
          <table:table-cell office:value-type="float" office:value="-3.996852" calcext:value-type="float">
            <text:p>-3.996852</text:p>
          </table:table-cell>
          <table:table-cell office:value-type="float" office:value="-2.945019" calcext:value-type="float">
            <text:p>-2.945019</text:p>
          </table:table-cell>
          <table:table-cell office:value-type="float" office:value="-1.70429" calcext:value-type="float">
            <text:p>-1.70429</text:p>
          </table:table-cell>
          <table:table-cell office:value-type="float" office:value="-0.2064186" calcext:value-type="float">
            <text:p>-0.2064186</text:p>
          </table:table-cell>
          <table:table-cell office:value-type="float" office:value="-0.07905658" calcext:value-type="float">
            <text:p>-0.07905658</text:p>
          </table:table-cell>
          <table:table-cell office:value-type="float" office:value="-0.05601318" calcext:value-type="float">
            <text:p>-0.05601318</text:p>
          </table:table-cell>
          <table:table-cell office:value-type="float" office:value="-0.02673653" calcext:value-type="float">
            <text:p>-0.02673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6482" calcext:value-type="float">
            <text:p>-20.06482</text:p>
          </table:table-cell>
          <table:table-cell office:value-type="float" office:value="0.006516148" calcext:value-type="float">
            <text:p>0.00651614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3995" calcext:value-type="float">
            <text:p>-2.3839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0.7000002" calcext:value-type="float">
            <text:p>0.7000002</text:p>
          </table:table-cell>
          <table:table-cell office:value-type="float" office:value="3.492474" calcext:value-type="float">
            <text:p>3.492474</text:p>
          </table:table-cell>
          <table:table-cell office:value-type="float" office:value="0" calcext:value-type="float">
            <text:p>0</text:p>
          </table:table-cell>
          <table:table-cell office:value-type="float" office:value="1019.713" calcext:value-type="float">
            <text:p>1019.713</text:p>
          </table:table-cell>
          <table:table-cell office:value-type="float" office:value="-4.53566" calcext:value-type="float">
            <text:p>-4.53566</text:p>
          </table:table-cell>
          <table:table-cell office:value-type="float" office:value="0" calcext:value-type="float">
            <text:p>0</text:p>
          </table:table-cell>
          <table:table-cell office:value-type="float" office:value="0.1236079" calcext:value-type="float">
            <text:p>0.1236079</text:p>
          </table:table-cell>
          <table:table-cell office:value-type="float" office:value="0.1601864" calcext:value-type="float">
            <text:p>0.1601864</text:p>
          </table:table-cell>
          <table:table-cell office:value-type="float" office:value="0.1700411" calcext:value-type="float">
            <text:p>0.1700411</text:p>
          </table:table-cell>
          <table:table-cell office:value-type="float" office:value="0.1723578" calcext:value-type="float">
            <text:p>0.1723578</text:p>
          </table:table-cell>
          <table:table-cell office:value-type="float" office:value="0.1750703" calcext:value-type="float">
            <text:p>0.1750703</text:p>
          </table:table-cell>
          <table:table-cell office:value-type="float" office:value="0.1603528" calcext:value-type="float">
            <text:p>0.1603528</text:p>
          </table:table-cell>
          <table:table-cell office:value-type="float" office:value="0.1938407" calcext:value-type="float">
            <text:p>0.1938407</text:p>
          </table:table-cell>
          <table:table-cell office:value-type="float" office:value="0.3230295" calcext:value-type="float">
            <text:p>0.3230295</text:p>
          </table:table-cell>
          <table:table-cell office:value-type="float" office:value="0.3271698" calcext:value-type="float">
            <text:p>0.3271698</text:p>
          </table:table-cell>
          <table:table-cell office:value-type="float" office:value="0.3563719" calcext:value-type="float">
            <text:p>0.3563719</text:p>
          </table:table-cell>
          <table:table-cell office:value-type="float" office:value="0.3759726" calcext:value-type="float">
            <text:p>0.3759726</text:p>
          </table:table-cell>
          <table:table-cell office:value-type="float" office:value="0.3915506" calcext:value-type="float">
            <text:p>0.3915506</text:p>
          </table:table-cell>
          <table:table-cell office:value-type="float" office:value="0.4623696" calcext:value-type="float">
            <text:p>0.46236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794301" calcext:value-type="float">
            <text:p>1.794301E-10</text:p>
          </table:table-cell>
          <table:table-cell office:value-type="float" office:value="0.001324644" calcext:value-type="float">
            <text:p>0.001324644</text:p>
          </table:table-cell>
          <table:table-cell office:value-type="float" office:value="0.07666673" calcext:value-type="float">
            <text:p>0.07666673</text:p>
          </table:table-cell>
          <table:table-cell office:value-type="float" office:value="0.08441707" calcext:value-type="float">
            <text:p>0.08441707</text:p>
          </table:table-cell>
          <table:table-cell office:value-type="float" office:value="0.1063919" calcext:value-type="float">
            <text:p>0.1063919</text:p>
          </table:table-cell>
          <table:table-cell office:value-type="float" office:value="0.06733557" calcext:value-type="float">
            <text:p>0.06733557</text:p>
          </table:table-cell>
          <table:table-cell office:value-type="float" office:value="0.04383675" calcext:value-type="float">
            <text:p>0.0438367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90696" calcext:value-type="float">
            <text:p>-33.90696</text:p>
          </table:table-cell>
          <table:table-cell office:value-type="float" office:value="-4.491807" calcext:value-type="float">
            <text:p>-4.491807</text:p>
          </table:table-cell>
          <table:table-cell office:value-type="float" office:value="-2.819132" calcext:value-type="float">
            <text:p>-2.819132</text:p>
          </table:table-cell>
          <table:table-cell office:value-type="float" office:value="-2.576045" calcext:value-type="float">
            <text:p>-2.576045</text:p>
          </table:table-cell>
          <table:table-cell office:value-type="float" office:value="-2.291983" calcext:value-type="float">
            <text:p>-2.291983</text:p>
          </table:table-cell>
          <table:table-cell office:value-type="float" office:value="-1.687237" calcext:value-type="float">
            <text:p>-1.687237</text:p>
          </table:table-cell>
          <table:table-cell office:value-type="float" office:value="-0.3242504" calcext:value-type="float">
            <text:p>-0.3242504</text:p>
          </table:table-cell>
          <table:table-cell office:value-type="float" office:value="-0.0792973" calcext:value-type="float">
            <text:p>-0.0792973</text:p>
          </table:table-cell>
          <table:table-cell office:value-type="float" office:value="-0.05567829" calcext:value-type="float">
            <text:p>-0.05567829</text:p>
          </table:table-cell>
          <table:table-cell office:value-type="float" office:value="-0.02671733" calcext:value-type="float">
            <text:p>-0.0267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6715" calcext:value-type="float">
            <text:p>-11.26715</text:p>
          </table:table-cell>
          <table:table-cell office:value-type="float" office:value="0.006418846" calcext:value-type="float">
            <text:p>0.00641884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6055" calcext:value-type="float">
            <text:p>-2.3860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1" calcext:value-type="float">
            <text:p>1</text:p>
          </table:table-cell>
          <table:table-cell office:value-type="float" office:value="3.399942" calcext:value-type="float">
            <text:p>3.399942</text:p>
          </table:table-cell>
          <table:table-cell office:value-type="float" office:value="0" calcext:value-type="float">
            <text:p>0</text:p>
          </table:table-cell>
          <table:table-cell office:value-type="float" office:value="1020.104" calcext:value-type="float">
            <text:p>1020.104</text:p>
          </table:table-cell>
          <table:table-cell office:value-type="float" office:value="-4.533765" calcext:value-type="float">
            <text:p>-4.533765</text:p>
          </table:table-cell>
          <table:table-cell office:value-type="float" office:value="0" calcext:value-type="float">
            <text:p>0</text:p>
          </table:table-cell>
          <table:table-cell office:value-type="float" office:value="0.1566557" calcext:value-type="float">
            <text:p>0.1566557</text:p>
          </table:table-cell>
          <table:table-cell office:value-type="float" office:value="0.1606519" calcext:value-type="float">
            <text:p>0.1606519</text:p>
          </table:table-cell>
          <table:table-cell office:value-type="float" office:value="0.1722681" calcext:value-type="float">
            <text:p>0.1722681</text:p>
          </table:table-cell>
          <table:table-cell office:value-type="float" office:value="0.1759692" calcext:value-type="float">
            <text:p>0.1759692</text:p>
          </table:table-cell>
          <table:table-cell office:value-type="float" office:value="0.1794139" calcext:value-type="float">
            <text:p>0.1794139</text:p>
          </table:table-cell>
          <table:table-cell office:value-type="float" office:value="0.1644088" calcext:value-type="float">
            <text:p>0.1644088</text:p>
          </table:table-cell>
          <table:table-cell office:value-type="float" office:value="0.1869648" calcext:value-type="float">
            <text:p>0.1869648</text:p>
          </table:table-cell>
          <table:table-cell office:value-type="float" office:value="0.3230131" calcext:value-type="float">
            <text:p>0.3230131</text:p>
          </table:table-cell>
          <table:table-cell office:value-type="float" office:value="0.3273681" calcext:value-type="float">
            <text:p>0.3273681</text:p>
          </table:table-cell>
          <table:table-cell office:value-type="float" office:value="0.3563903" calcext:value-type="float">
            <text:p>0.3563903</text:p>
          </table:table-cell>
          <table:table-cell office:value-type="float" office:value="0.3759726" calcext:value-type="float">
            <text:p>0.3759726</text:p>
          </table:table-cell>
          <table:table-cell office:value-type="float" office:value="0.3914936" calcext:value-type="float">
            <text:p>0.3914936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06159362" calcext:value-type="float">
            <text:p>0.006159362</text:p>
          </table:table-cell>
          <table:table-cell office:value-type="float" office:value="9.277828E-016" calcext:value-type="float">
            <text:p>9.277828E-16</text:p>
          </table:table-cell>
          <table:table-cell office:value-type="float" office:value="0.07377657" calcext:value-type="float">
            <text:p>0.07377657</text:p>
          </table:table-cell>
          <table:table-cell office:value-type="float" office:value="0.0806144" calcext:value-type="float">
            <text:p>0.0806144</text:p>
          </table:table-cell>
          <table:table-cell office:value-type="float" office:value="0.1017317" calcext:value-type="float">
            <text:p>0.1017317</text:p>
          </table:table-cell>
          <table:table-cell office:value-type="float" office:value="0.0631125" calcext:value-type="float">
            <text:p>0.0631125</text:p>
          </table:table-cell>
          <table:table-cell office:value-type="float" office:value="0.0522675" calcext:value-type="float">
            <text:p>0.052267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32369" calcext:value-type="float">
            <text:p>-5.332369</text:p>
          </table:table-cell>
          <table:table-cell office:value-type="float" office:value="-4.428063" calcext:value-type="float">
            <text:p>-4.428063</text:p>
          </table:table-cell>
          <table:table-cell office:value-type="float" office:value="-2.563601" calcext:value-type="float">
            <text:p>-2.563601</text:p>
          </table:table-cell>
          <table:table-cell office:value-type="float" office:value="-2.194705" calcext:value-type="float">
            <text:p>-2.194705</text:p>
          </table:table-cell>
          <table:table-cell office:value-type="float" office:value="-1.894445" calcext:value-type="float">
            <text:p>-1.894445</text:p>
          </table:table-cell>
          <table:table-cell office:value-type="float" office:value="-1.39176" calcext:value-type="float">
            <text:p>-1.39176</text:p>
          </table:table-cell>
          <table:table-cell office:value-type="float" office:value="-0.4202804" calcext:value-type="float">
            <text:p>-0.4202804</text:p>
          </table:table-cell>
          <table:table-cell office:value-type="float" office:value="-0.07933228" calcext:value-type="float">
            <text:p>-0.07933228</text:p>
          </table:table-cell>
          <table:table-cell office:value-type="float" office:value="-0.05536373" calcext:value-type="float">
            <text:p>-0.05536373</text:p>
          </table:table-cell>
          <table:table-cell office:value-type="float" office:value="-0.02669396" calcext:value-type="float">
            <text:p>-0.02669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53274" calcext:value-type="float">
            <text:p>-4.253274</text:p>
          </table:table-cell>
          <table:table-cell office:value-type="float" office:value="0.00639081" calcext:value-type="float">
            <text:p>0.0063908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8656" calcext:value-type="float">
            <text:p>-2.3886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1" calcext:value-type="float">
            <text:p>1</text:p>
          </table:table-cell>
          <table:table-cell office:value-type="float" office:value="3.511813" calcext:value-type="float">
            <text:p>3.511813</text:p>
          </table:table-cell>
          <table:table-cell office:value-type="float" office:value="0" calcext:value-type="float">
            <text:p>0</text:p>
          </table:table-cell>
          <table:table-cell office:value-type="float" office:value="1019.993" calcext:value-type="float">
            <text:p>1019.993</text:p>
          </table:table-cell>
          <table:table-cell office:value-type="float" office:value="-4.533765" calcext:value-type="float">
            <text:p>-4.533765</text:p>
          </table:table-cell>
          <table:table-cell office:value-type="float" office:value="0" calcext:value-type="float">
            <text:p>0</text:p>
          </table:table-cell>
          <table:table-cell office:value-type="float" office:value="0.1539608" calcext:value-type="float">
            <text:p>0.1539608</text:p>
          </table:table-cell>
          <table:table-cell office:value-type="float" office:value="0.160846" calcext:value-type="float">
            <text:p>0.160846</text:p>
          </table:table-cell>
          <table:table-cell office:value-type="float" office:value="0.1739664" calcext:value-type="float">
            <text:p>0.1739664</text:p>
          </table:table-cell>
          <table:table-cell office:value-type="float" office:value="0.1789384" calcext:value-type="float">
            <text:p>0.1789384</text:p>
          </table:table-cell>
          <table:table-cell office:value-type="float" office:value="0.1825206" calcext:value-type="float">
            <text:p>0.1825206</text:p>
          </table:table-cell>
          <table:table-cell office:value-type="float" office:value="0.1669998" calcext:value-type="float">
            <text:p>0.1669998</text:p>
          </table:table-cell>
          <table:table-cell office:value-type="float" office:value="0.1840782" calcext:value-type="float">
            <text:p>0.1840782</text:p>
          </table:table-cell>
          <table:table-cell office:value-type="float" office:value="0.3230262" calcext:value-type="float">
            <text:p>0.3230262</text:p>
          </table:table-cell>
          <table:table-cell office:value-type="float" office:value="0.3275572" calcext:value-type="float">
            <text:p>0.3275572</text:p>
          </table:table-cell>
          <table:table-cell office:value-type="float" office:value="0.3564117" calcext:value-type="float">
            <text:p>0.3564117</text:p>
          </table:table-cell>
          <table:table-cell office:value-type="float" office:value="0.3759702" calcext:value-type="float">
            <text:p>0.3759702</text:p>
          </table:table-cell>
          <table:table-cell office:value-type="float" office:value="0.3914304" calcext:value-type="float">
            <text:p>0.3914304</text:p>
          </table:table-cell>
          <table:table-cell office:value-type="float" office:value="0.4623708" calcext:value-type="float">
            <text:p>0.4623708</text:p>
          </table:table-cell>
          <table:table-cell office:value-type="float" office:value="0" calcext:value-type="float">
            <text:p>0</text:p>
          </table:table-cell>
          <table:table-cell office:value-type="float" office:value="0.001834375" calcext:value-type="float">
            <text:p>0.001834375</text:p>
          </table:table-cell>
          <table:table-cell office:value-type="float" office:value="9.694835E-016" calcext:value-type="float">
            <text:p>9.694835E-16</text:p>
          </table:table-cell>
          <table:table-cell office:value-type="float" office:value="0.07132973" calcext:value-type="float">
            <text:p>0.07132973</text:p>
          </table:table-cell>
          <table:table-cell office:value-type="float" office:value="0.07750964" calcext:value-type="float">
            <text:p>0.07750964</text:p>
          </table:table-cell>
          <table:table-cell office:value-type="float" office:value="0.09842458" calcext:value-type="float">
            <text:p>0.09842458</text:p>
          </table:table-cell>
          <table:table-cell office:value-type="float" office:value="0.06044244" calcext:value-type="float">
            <text:p>0.06044244</text:p>
          </table:table-cell>
          <table:table-cell office:value-type="float" office:value="0.05632557" calcext:value-type="float">
            <text:p>0.05632557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35062" calcext:value-type="float">
            <text:p>-6.135062</text:p>
          </table:table-cell>
          <table:table-cell office:value-type="float" office:value="-4.386679" calcext:value-type="float">
            <text:p>-4.386679</text:p>
          </table:table-cell>
          <table:table-cell office:value-type="float" office:value="-2.369374" calcext:value-type="float">
            <text:p>-2.369374</text:p>
          </table:table-cell>
          <table:table-cell office:value-type="float" office:value="-1.926478" calcext:value-type="float">
            <text:p>-1.926478</text:p>
          </table:table-cell>
          <table:table-cell office:value-type="float" office:value="-1.658501" calcext:value-type="float">
            <text:p>-1.658501</text:p>
          </table:table-cell>
          <table:table-cell office:value-type="float" office:value="-1.234047" calcext:value-type="float">
            <text:p>-1.234047</text:p>
          </table:table-cell>
          <table:table-cell office:value-type="float" office:value="-0.4700474" calcext:value-type="float">
            <text:p>-0.4700474</text:p>
          </table:table-cell>
          <table:table-cell office:value-type="float" office:value="-0.07930526" calcext:value-type="float">
            <text:p>-0.07930526</text:p>
          </table:table-cell>
          <table:table-cell office:value-type="float" office:value="-0.05506561" calcext:value-type="float">
            <text:p>-0.05506561</text:p>
          </table:table-cell>
          <table:table-cell office:value-type="float" office:value="-0.02666649" calcext:value-type="float">
            <text:p>-0.02666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16627" calcext:value-type="float">
            <text:p>-5.616627</text:p>
          </table:table-cell>
          <table:table-cell office:value-type="float" office:value="0.006355154" calcext:value-type="float">
            <text:p>0.00635515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107" calcext:value-type="float">
            <text:p>-2.391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1.9" calcext:value-type="float">
            <text:p>1.9</text:p>
          </table:table-cell>
          <table:table-cell office:value-type="float" office:value="3.657392" calcext:value-type="float">
            <text:p>3.657392</text:p>
          </table:table-cell>
          <table:table-cell office:value-type="float" office:value="0" calcext:value-type="float">
            <text:p>0</text:p>
          </table:table-cell>
          <table:table-cell office:value-type="float" office:value="1020.742" calcext:value-type="float">
            <text:p>1020.742</text:p>
          </table:table-cell>
          <table:table-cell office:value-type="float" office:value="-4.528054" calcext:value-type="float">
            <text:p>-4.528054</text:p>
          </table:table-cell>
          <table:table-cell office:value-type="float" office:value="0" calcext:value-type="float">
            <text:p>0</text:p>
          </table:table-cell>
          <table:table-cell office:value-type="float" office:value="0.1972799" calcext:value-type="float">
            <text:p>0.1972799</text:p>
          </table:table-cell>
          <table:table-cell office:value-type="float" office:value="0.1613088" calcext:value-type="float">
            <text:p>0.1613088</text:p>
          </table:table-cell>
          <table:table-cell office:value-type="float" office:value="0.1941328" calcext:value-type="float">
            <text:p>0.1941328</text:p>
          </table:table-cell>
          <table:table-cell office:value-type="float" office:value="0.1867378" calcext:value-type="float">
            <text:p>0.1867378</text:p>
          </table:table-cell>
          <table:table-cell office:value-type="float" office:value="0.1872336" calcext:value-type="float">
            <text:p>0.1872336</text:p>
          </table:table-cell>
          <table:table-cell office:value-type="float" office:value="0.1692773" calcext:value-type="float">
            <text:p>0.1692773</text:p>
          </table:table-cell>
          <table:table-cell office:value-type="float" office:value="0.1832655" calcext:value-type="float">
            <text:p>0.1832655</text:p>
          </table:table-cell>
          <table:table-cell office:value-type="float" office:value="0.3230682" calcext:value-type="float">
            <text:p>0.3230682</text:p>
          </table:table-cell>
          <table:table-cell office:value-type="float" office:value="0.3277386" calcext:value-type="float">
            <text:p>0.3277386</text:p>
          </table:table-cell>
          <table:table-cell office:value-type="float" office:value="0.3564357" calcext:value-type="float">
            <text:p>0.3564357</text:p>
          </table:table-cell>
          <table:table-cell office:value-type="float" office:value="0.3759657" calcext:value-type="float">
            <text:p>0.3759657</text:p>
          </table:table-cell>
          <table:table-cell office:value-type="float" office:value="0.3913637" calcext:value-type="float">
            <text:p>0.3913637</text:p>
          </table:table-cell>
          <table:table-cell office:value-type="float" office:value="0.4623741" calcext:value-type="float">
            <text:p>0.4623741</text:p>
          </table:table-cell>
          <table:table-cell office:value-type="float" office:value="0" calcext:value-type="float">
            <text:p>0</text:p>
          </table:table-cell>
          <table:table-cell office:value-type="float" office:value="0.01047308" calcext:value-type="float">
            <text:p>0.01047308</text:p>
          </table:table-cell>
          <table:table-cell office:value-type="float" office:value="0.0000000000003612657" calcext:value-type="float">
            <text:p>3.612657E-13</text:p>
          </table:table-cell>
          <table:table-cell office:value-type="float" office:value="0.04824244" calcext:value-type="float">
            <text:p>0.04824244</text:p>
          </table:table-cell>
          <table:table-cell office:value-type="float" office:value="0.06936039" calcext:value-type="float">
            <text:p>0.06936039</text:p>
          </table:table-cell>
          <table:table-cell office:value-type="float" office:value="0.09337736" calcext:value-type="float">
            <text:p>0.09337736</text:p>
          </table:table-cell>
          <table:table-cell office:value-type="float" office:value="0.05807604" calcext:value-type="float">
            <text:p>0.05807604</text:p>
          </table:table-cell>
          <table:table-cell office:value-type="float" office:value="0.05811246" calcext:value-type="float">
            <text:p>0.0581124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61561" calcext:value-type="float">
            <text:p>-0.8961561</text:p>
          </table:table-cell>
          <table:table-cell office:value-type="float" office:value="-4.298917" calcext:value-type="float">
            <text:p>-4.298917</text:p>
          </table:table-cell>
          <table:table-cell office:value-type="float" office:value="-1.025432" calcext:value-type="float">
            <text:p>-1.025432</text:p>
          </table:table-cell>
          <table:table-cell office:value-type="float" office:value="-1.394974" calcext:value-type="float">
            <text:p>-1.394974</text:p>
          </table:table-cell>
          <table:table-cell office:value-type="float" office:value="-1.366956" calcext:value-type="float">
            <text:p>-1.366956</text:p>
          </table:table-cell>
          <table:table-cell office:value-type="float" office:value="-1.113113" calcext:value-type="float">
            <text:p>-1.113113</text:p>
          </table:table-cell>
          <table:table-cell office:value-type="float" office:value="-0.4854605" calcext:value-type="float">
            <text:p>-0.4854605</text:p>
          </table:table-cell>
          <table:table-cell office:value-type="float" office:value="-0.07921495" calcext:value-type="float">
            <text:p>-0.07921495</text:p>
          </table:table-cell>
          <table:table-cell office:value-type="float" office:value="-0.05478124" calcext:value-type="float">
            <text:p>-0.05478124</text:p>
          </table:table-cell>
          <table:table-cell office:value-type="float" office:value="-0.02663566" calcext:value-type="float">
            <text:p>-0.02663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89884" calcext:value-type="float">
            <text:p>-0.1189884</text:p>
          </table:table-cell>
          <table:table-cell office:value-type="float" office:value="0.006211485" calcext:value-type="float">
            <text:p>0.00621148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2508" calcext:value-type="float">
            <text:p>-2.3925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1.9" calcext:value-type="float">
            <text:p>1.9</text:p>
          </table:table-cell>
          <table:table-cell office:value-type="float" office:value="3.886536" calcext:value-type="float">
            <text:p>3.886536</text:p>
          </table:table-cell>
          <table:table-cell office:value-type="float" office:value="0" calcext:value-type="float">
            <text:p>0</text:p>
          </table:table-cell>
          <table:table-cell office:value-type="float" office:value="1020.513" calcext:value-type="float">
            <text:p>1020.513</text:p>
          </table:table-cell>
          <table:table-cell office:value-type="float" office:value="-4.528054" calcext:value-type="float">
            <text:p>-4.528054</text:p>
          </table:table-cell>
          <table:table-cell office:value-type="float" office:value="0" calcext:value-type="float">
            <text:p>0</text:p>
          </table:table-cell>
          <table:table-cell office:value-type="float" office:value="0.1596205" calcext:value-type="float">
            <text:p>0.1596205</text:p>
          </table:table-cell>
          <table:table-cell office:value-type="float" office:value="0.1658006" calcext:value-type="float">
            <text:p>0.1658006</text:p>
          </table:table-cell>
          <table:table-cell office:value-type="float" office:value="0.2106126" calcext:value-type="float">
            <text:p>0.2106126</text:p>
          </table:table-cell>
          <table:table-cell office:value-type="float" office:value="0.1971587" calcext:value-type="float">
            <text:p>0.1971587</text:p>
          </table:table-cell>
          <table:table-cell office:value-type="float" office:value="0.1952486" calcext:value-type="float">
            <text:p>0.1952486</text:p>
          </table:table-cell>
          <table:table-cell office:value-type="float" office:value="0.1735226" calcext:value-type="float">
            <text:p>0.1735226</text:p>
          </table:table-cell>
          <table:table-cell office:value-type="float" office:value="0.1846733" calcext:value-type="float">
            <text:p>0.1846733</text:p>
          </table:table-cell>
          <table:table-cell office:value-type="float" office:value="0.3231175" calcext:value-type="float">
            <text:p>0.3231175</text:p>
          </table:table-cell>
          <table:table-cell office:value-type="float" office:value="0.3279132" calcext:value-type="float">
            <text:p>0.3279132</text:p>
          </table:table-cell>
          <table:table-cell office:value-type="float" office:value="0.3564607" calcext:value-type="float">
            <text:p>0.3564607</text:p>
          </table:table-cell>
          <table:table-cell office:value-type="float" office:value="0.3759606" calcext:value-type="float">
            <text:p>0.3759606</text:p>
          </table:table-cell>
          <table:table-cell office:value-type="float" office:value="0.3913018" calcext:value-type="float">
            <text:p>0.3913018</text:p>
          </table:table-cell>
          <table:table-cell office:value-type="float" office:value="0.4623684" calcext:value-type="float">
            <text:p>0.4623684</text:p>
          </table:table-cell>
          <table:table-cell office:value-type="float" office:value="0" calcext:value-type="float">
            <text:p>0</text:p>
          </table:table-cell>
          <table:table-cell office:value-type="float" office:value="0.03889545" calcext:value-type="float">
            <text:p>0.03889545</text:p>
          </table:table-cell>
          <table:table-cell office:value-type="float" office:value="9.403207E-016" calcext:value-type="float">
            <text:p>9.403207E-16</text:p>
          </table:table-cell>
          <table:table-cell office:value-type="float" office:value="0.02764691" calcext:value-type="float">
            <text:p>0.02764691</text:p>
          </table:table-cell>
          <table:table-cell office:value-type="float" office:value="0.05866552" calcext:value-type="float">
            <text:p>0.05866552</text:p>
          </table:table-cell>
          <table:table-cell office:value-type="float" office:value="0.08494994" calcext:value-type="float">
            <text:p>0.08494994</text:p>
          </table:table-cell>
          <table:table-cell office:value-type="float" office:value="0.0536249" calcext:value-type="float">
            <text:p>0.0536249</text:p>
          </table:table-cell>
          <table:table-cell office:value-type="float" office:value="0.05749795" calcext:value-type="float">
            <text:p>0.0574979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76985" calcext:value-type="float">
            <text:p>-4.576985</text:p>
          </table:table-cell>
          <table:table-cell office:value-type="float" office:value="-3.475777" calcext:value-type="float">
            <text:p>-3.475777</text:p>
          </table:table-cell>
          <table:table-cell office:value-type="float" office:value="-0.5392748" calcext:value-type="float">
            <text:p>-0.5392748</text:p>
          </table:table-cell>
          <table:table-cell office:value-type="float" office:value="-0.915391" calcext:value-type="float">
            <text:p>-0.915391</text:p>
          </table:table-cell>
          <table:table-cell office:value-type="float" office:value="-0.9885756" calcext:value-type="float">
            <text:p>-0.9885756</text:p>
          </table:table-cell>
          <table:table-cell office:value-type="float" office:value="-0.9209898" calcext:value-type="float">
            <text:p>-0.9209898</text:p>
          </table:table-cell>
          <table:table-cell office:value-type="float" office:value="-0.4600922" calcext:value-type="float">
            <text:p>-0.4600922</text:p>
          </table:table-cell>
          <table:table-cell office:value-type="float" office:value="-0.07910947" calcext:value-type="float">
            <text:p>-0.07910947</text:p>
          </table:table-cell>
          <table:table-cell office:value-type="float" office:value="-0.05450908" calcext:value-type="float">
            <text:p>-0.05450908</text:p>
          </table:table-cell>
          <table:table-cell office:value-type="float" office:value="-0.02660373" calcext:value-type="float">
            <text:p>-0.02660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8376" calcext:value-type="float">
            <text:p>-3.98376</text:p>
          </table:table-cell>
          <table:table-cell office:value-type="float" office:value="0.006029464" calcext:value-type="float">
            <text:p>0.00602946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3644" calcext:value-type="float">
            <text:p>-2.393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1.9" calcext:value-type="float">
            <text:p>1.9</text:p>
          </table:table-cell>
          <table:table-cell office:value-type="float" office:value="4.200094" calcext:value-type="float">
            <text:p>4.200094</text:p>
          </table:table-cell>
          <table:table-cell office:value-type="float" office:value="0" calcext:value-type="float">
            <text:p>0</text:p>
          </table:table-cell>
          <table:table-cell office:value-type="float" office:value="1020.199" calcext:value-type="float">
            <text:p>1020.199</text:p>
          </table:table-cell>
          <table:table-cell office:value-type="float" office:value="-4.528054" calcext:value-type="float">
            <text:p>-4.528054</text:p>
          </table:table-cell>
          <table:table-cell office:value-type="float" office:value="0" calcext:value-type="float">
            <text:p>0</text:p>
          </table:table-cell>
          <table:table-cell office:value-type="float" office:value="0.1690312" calcext:value-type="float">
            <text:p>0.1690312</text:p>
          </table:table-cell>
          <table:table-cell office:value-type="float" office:value="0.1681803" calcext:value-type="float">
            <text:p>0.1681803</text:p>
          </table:table-cell>
          <table:table-cell office:value-type="float" office:value="0.2317981" calcext:value-type="float">
            <text:p>0.2317981</text:p>
          </table:table-cell>
          <table:table-cell office:value-type="float" office:value="0.207581" calcext:value-type="float">
            <text:p>0.207581</text:p>
          </table:table-cell>
          <table:table-cell office:value-type="float" office:value="0.2020854" calcext:value-type="float">
            <text:p>0.2020854</text:p>
          </table:table-cell>
          <table:table-cell office:value-type="float" office:value="0.1777272" calcext:value-type="float">
            <text:p>0.1777272</text:p>
          </table:table-cell>
          <table:table-cell office:value-type="float" office:value="0.1878189" calcext:value-type="float">
            <text:p>0.1878189</text:p>
          </table:table-cell>
          <table:table-cell office:value-type="float" office:value="0.3231269" calcext:value-type="float">
            <text:p>0.3231269</text:p>
          </table:table-cell>
          <table:table-cell office:value-type="float" office:value="0.3280811" calcext:value-type="float">
            <text:p>0.3280811</text:p>
          </table:table-cell>
          <table:table-cell office:value-type="float" office:value="0.3564886" calcext:value-type="float">
            <text:p>0.3564886</text:p>
          </table:table-cell>
          <table:table-cell office:value-type="float" office:value="0.3759533" calcext:value-type="float">
            <text:p>0.3759533</text:p>
          </table:table-cell>
          <table:table-cell office:value-type="float" office:value="0.3912413" calcext:value-type="float">
            <text:p>0.3912413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9.31529E-016" calcext:value-type="float">
            <text:p>9.31529E-16</text:p>
          </table:table-cell>
          <table:table-cell office:value-type="float" office:value="0.0000000001585482" calcext:value-type="float">
            <text:p>1.585482E-10</text:p>
          </table:table-cell>
          <table:table-cell office:value-type="float" office:value="0.001702352" calcext:value-type="float">
            <text:p>0.001702352</text:p>
          </table:table-cell>
          <table:table-cell office:value-type="float" office:value="0.04802712" calcext:value-type="float">
            <text:p>0.04802712</text:p>
          </table:table-cell>
          <table:table-cell office:value-type="float" office:value="0.07789837" calcext:value-type="float">
            <text:p>0.07789837</text:p>
          </table:table-cell>
          <table:table-cell office:value-type="float" office:value="0.04924578" calcext:value-type="float">
            <text:p>0.04924578</text:p>
          </table:table-cell>
          <table:table-cell office:value-type="float" office:value="0.05516866" calcext:value-type="float">
            <text:p>0.0551686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8816" calcext:value-type="float">
            <text:p>-3.018816</text:p>
          </table:table-cell>
          <table:table-cell office:value-type="float" office:value="-3.117501" calcext:value-type="float">
            <text:p>-3.117501</text:p>
          </table:table-cell>
          <table:table-cell office:value-type="float" office:value="-0.2605711" calcext:value-type="float">
            <text:p>-0.2605711</text:p>
          </table:table-cell>
          <table:table-cell office:value-type="float" office:value="-0.6161208" calcext:value-type="float">
            <text:p>-0.6161208</text:p>
          </table:table-cell>
          <table:table-cell office:value-type="float" office:value="-0.7587228" calcext:value-type="float">
            <text:p>-0.7587228</text:p>
          </table:table-cell>
          <table:table-cell office:value-type="float" office:value="-0.7667023" calcext:value-type="float">
            <text:p>-0.7667023</text:p>
          </table:table-cell>
          <table:table-cell office:value-type="float" office:value="-0.4081524" calcext:value-type="float">
            <text:p>-0.4081524</text:p>
          </table:table-cell>
          <table:table-cell office:value-type="float" office:value="-0.07908848" calcext:value-type="float">
            <text:p>-0.07908848</text:p>
          </table:table-cell>
          <table:table-cell office:value-type="float" office:value="-0.05424879" calcext:value-type="float">
            <text:p>-0.05424879</text:p>
          </table:table-cell>
          <table:table-cell office:value-type="float" office:value="-0.02656827" calcext:value-type="float">
            <text:p>-0.02656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2212" calcext:value-type="float">
            <text:p>-2.382212</text:p>
          </table:table-cell>
          <table:table-cell office:value-type="float" office:value="0.005771504" calcext:value-type="float">
            <text:p>0.00577150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4173" calcext:value-type="float">
            <text:p>-2.3941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1.9" calcext:value-type="float">
            <text:p>1.9</text:p>
          </table:table-cell>
          <table:table-cell office:value-type="float" office:value="4.34155" calcext:value-type="float">
            <text:p>4.34155</text:p>
          </table:table-cell>
          <table:table-cell office:value-type="float" office:value="0" calcext:value-type="float">
            <text:p>0</text:p>
          </table:table-cell>
          <table:table-cell office:value-type="float" office:value="1020.058" calcext:value-type="float">
            <text:p>1020.058</text:p>
          </table:table-cell>
          <table:table-cell office:value-type="float" office:value="-4.528054" calcext:value-type="float">
            <text:p>-4.528054</text:p>
          </table:table-cell>
          <table:table-cell office:value-type="float" office:value="0" calcext:value-type="float">
            <text:p>0</text:p>
          </table:table-cell>
          <table:table-cell office:value-type="float" office:value="0.1601662" calcext:value-type="float">
            <text:p>0.1601662</text:p>
          </table:table-cell>
          <table:table-cell office:value-type="float" office:value="0.170518" calcext:value-type="float">
            <text:p>0.170518</text:p>
          </table:table-cell>
          <table:table-cell office:value-type="float" office:value="0.2289552" calcext:value-type="float">
            <text:p>0.2289552</text:p>
          </table:table-cell>
          <table:table-cell office:value-type="float" office:value="0.2273435" calcext:value-type="float">
            <text:p>0.2273435</text:p>
          </table:table-cell>
          <table:table-cell office:value-type="float" office:value="0.2124684" calcext:value-type="float">
            <text:p>0.2124684</text:p>
          </table:table-cell>
          <table:table-cell office:value-type="float" office:value="0.1824912" calcext:value-type="float">
            <text:p>0.1824912</text:p>
          </table:table-cell>
          <table:table-cell office:value-type="float" office:value="0.1920411" calcext:value-type="float">
            <text:p>0.1920411</text:p>
          </table:table-cell>
          <table:table-cell office:value-type="float" office:value="0.3231255" calcext:value-type="float">
            <text:p>0.3231255</text:p>
          </table:table-cell>
          <table:table-cell office:value-type="float" office:value="0.328242" calcext:value-type="float">
            <text:p>0.328242</text:p>
          </table:table-cell>
          <table:table-cell office:value-type="float" office:value="0.3565172" calcext:value-type="float">
            <text:p>0.3565172</text:p>
          </table:table-cell>
          <table:table-cell office:value-type="float" office:value="0.3759457" calcext:value-type="float">
            <text:p>0.3759457</text:p>
          </table:table-cell>
          <table:table-cell office:value-type="float" office:value="0.3911865" calcext:value-type="float">
            <text:p>0.3911865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9.487723E-016" calcext:value-type="float">
            <text:p>9.487723E-16</text:p>
          </table:table-cell>
          <table:table-cell office:value-type="float" office:value="0.00000000002816456" calcext:value-type="float">
            <text:p>2.816456E-11</text:p>
          </table:table-cell>
          <table:table-cell office:value-type="float" office:value="0.001055949" calcext:value-type="float">
            <text:p>0.001055949</text:p>
          </table:table-cell>
          <table:table-cell office:value-type="float" office:value="0.02666924" calcext:value-type="float">
            <text:p>0.02666924</text:p>
          </table:table-cell>
          <table:table-cell office:value-type="float" office:value="0.06781648" calcext:value-type="float">
            <text:p>0.06781648</text:p>
          </table:table-cell>
          <table:table-cell office:value-type="float" office:value="0.0443164" calcext:value-type="float">
            <text:p>0.0443164</text:p>
          </table:table-cell>
          <table:table-cell office:value-type="float" office:value="0.05172711" calcext:value-type="float">
            <text:p>0.0517271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93444" calcext:value-type="float">
            <text:p>-4.593444</text:p>
          </table:table-cell>
          <table:table-cell office:value-type="float" office:value="-2.800361" calcext:value-type="float">
            <text:p>-2.800361</text:p>
          </table:table-cell>
          <table:table-cell office:value-type="float" office:value="-0.2873929" calcext:value-type="float">
            <text:p>-0.2873929</text:p>
          </table:table-cell>
          <table:table-cell office:value-type="float" office:value="-0.3048216" calcext:value-type="float">
            <text:p>-0.3048216</text:p>
          </table:table-cell>
          <table:table-cell office:value-type="float" office:value="-0.5156946" calcext:value-type="float">
            <text:p>-0.5156946</text:p>
          </table:table-cell>
          <table:table-cell office:value-type="float" office:value="-0.6262131" calcext:value-type="float">
            <text:p>-0.6262131</text:p>
          </table:table-cell>
          <table:table-cell office:value-type="float" office:value="-0.3485069" calcext:value-type="float">
            <text:p>-0.3485069</text:p>
          </table:table-cell>
          <table:table-cell office:value-type="float" office:value="-0.07909063" calcext:value-type="float">
            <text:p>-0.07909063</text:p>
          </table:table-cell>
          <table:table-cell office:value-type="float" office:value="-0.05400076" calcext:value-type="float">
            <text:p>-0.05400076</text:p>
          </table:table-cell>
          <table:table-cell office:value-type="float" office:value="-0.02653188" calcext:value-type="float">
            <text:p>-0.02653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80183" calcext:value-type="float">
            <text:p>-3.380183</text:p>
          </table:table-cell>
          <table:table-cell office:value-type="float" office:value="0.005589759" calcext:value-type="float">
            <text:p>0.0055897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308" calcext:value-type="float">
            <text:p>-2.3953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1.9" calcext:value-type="float">
            <text:p>1.9</text:p>
          </table:table-cell>
          <table:table-cell office:value-type="float" office:value="4.540847" calcext:value-type="float">
            <text:p>4.540847</text:p>
          </table:table-cell>
          <table:table-cell office:value-type="float" office:value="0" calcext:value-type="float">
            <text:p>0</text:p>
          </table:table-cell>
          <table:table-cell office:value-type="float" office:value="1019.858" calcext:value-type="float">
            <text:p>1019.858</text:p>
          </table:table-cell>
          <table:table-cell office:value-type="float" office:value="-4.528054" calcext:value-type="float">
            <text:p>-4.528054</text:p>
          </table:table-cell>
          <table:table-cell office:value-type="float" office:value="0" calcext:value-type="float">
            <text:p>0</text:p>
          </table:table-cell>
          <table:table-cell office:value-type="float" office:value="0.1455428" calcext:value-type="float">
            <text:p>0.1455428</text:p>
          </table:table-cell>
          <table:table-cell office:value-type="float" office:value="0.1634488" calcext:value-type="float">
            <text:p>0.1634488</text:p>
          </table:table-cell>
          <table:table-cell office:value-type="float" office:value="0.2107271" calcext:value-type="float">
            <text:p>0.2107271</text:p>
          </table:table-cell>
          <table:table-cell office:value-type="float" office:value="0.2208498" calcext:value-type="float">
            <text:p>0.2208498</text:p>
          </table:table-cell>
          <table:table-cell office:value-type="float" office:value="0.2155363" calcext:value-type="float">
            <text:p>0.2155363</text:p>
          </table:table-cell>
          <table:table-cell office:value-type="float" office:value="0.1867127" calcext:value-type="float">
            <text:p>0.1867127</text:p>
          </table:table-cell>
          <table:table-cell office:value-type="float" office:value="0.1970114" calcext:value-type="float">
            <text:p>0.1970114</text:p>
          </table:table-cell>
          <table:table-cell office:value-type="float" office:value="0.3230953" calcext:value-type="float">
            <text:p>0.3230953</text:p>
          </table:table-cell>
          <table:table-cell office:value-type="float" office:value="0.3283954" calcext:value-type="float">
            <text:p>0.3283954</text:p>
          </table:table-cell>
          <table:table-cell office:value-type="float" office:value="0.3565458" calcext:value-type="float">
            <text:p>0.3565458</text:p>
          </table:table-cell>
          <table:table-cell office:value-type="float" office:value="0.375938" calcext:value-type="float">
            <text:p>0.375938</text:p>
          </table:table-cell>
          <table:table-cell office:value-type="float" office:value="0.3911293" calcext:value-type="float">
            <text:p>0.3911293</text:p>
          </table:table-cell>
          <table:table-cell office:value-type="float" office:value="0.4622844" calcext:value-type="float">
            <text:p>0.4622844</text:p>
          </table:table-cell>
          <table:table-cell office:value-type="float" office:value="0" calcext:value-type="float">
            <text:p>0</text:p>
          </table:table-cell>
          <table:table-cell office:value-type="float" office:value="0.003400121" calcext:value-type="float">
            <text:p>0.003400121</text:p>
          </table:table-cell>
          <table:table-cell office:value-type="float" office:value="0.008807354" calcext:value-type="float">
            <text:p>0.008807354</text:p>
          </table:table-cell>
          <table:table-cell office:value-type="float" office:value="0.01850217" calcext:value-type="float">
            <text:p>0.01850217</text:p>
          </table:table-cell>
          <table:table-cell office:value-type="float" office:value="0.03259945" calcext:value-type="float">
            <text:p>0.03259945</text:p>
          </table:table-cell>
          <table:table-cell office:value-type="float" office:value="0.06583928" calcext:value-type="float">
            <text:p>0.06583928</text:p>
          </table:table-cell>
          <table:table-cell office:value-type="float" office:value="0.0400438" calcext:value-type="float">
            <text:p>0.0400438</text:p>
          </table:table-cell>
          <table:table-cell office:value-type="float" office:value="0.04757676" calcext:value-type="float">
            <text:p>0.0475767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40072" calcext:value-type="float">
            <text:p>-9.340072</text:p>
          </table:table-cell>
          <table:table-cell office:value-type="float" office:value="-3.815375" calcext:value-type="float">
            <text:p>-3.815375</text:p>
          </table:table-cell>
          <table:table-cell office:value-type="float" office:value="-0.5330454" calcext:value-type="float">
            <text:p>-0.5330454</text:p>
          </table:table-cell>
          <table:table-cell office:value-type="float" office:value="-0.3799494" calcext:value-type="float">
            <text:p>-0.3799494</text:p>
          </table:table-cell>
          <table:table-cell office:value-type="float" office:value="-0.4606569" calcext:value-type="float">
            <text:p>-0.4606569</text:p>
          </table:table-cell>
          <table:table-cell office:value-type="float" office:value="-0.5253074" calcext:value-type="float">
            <text:p>-0.5253074</text:p>
          </table:table-cell>
          <table:table-cell office:value-type="float" office:value="-0.290535" calcext:value-type="float">
            <text:p>-0.290535</text:p>
          </table:table-cell>
          <table:table-cell office:value-type="float" office:value="-0.07915512" calcext:value-type="float">
            <text:p>-0.07915512</text:p>
          </table:table-cell>
          <table:table-cell office:value-type="float" office:value="-0.0537653" calcext:value-type="float">
            <text:p>-0.0537653</text:p>
          </table:table-cell>
          <table:table-cell office:value-type="float" office:value="-0.02649532" calcext:value-type="float">
            <text:p>-0.02649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5231" calcext:value-type="float">
            <text:p>-10.25231</text:p>
          </table:table-cell>
          <table:table-cell office:value-type="float" office:value="0.005648266" calcext:value-type="float">
            <text:p>0.0056482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751" calcext:value-type="float">
            <text:p>-2.3977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1.9" calcext:value-type="float">
            <text:p>1.9</text:p>
          </table:table-cell>
          <table:table-cell office:value-type="float" office:value="4.929836" calcext:value-type="float">
            <text:p>4.929836</text:p>
          </table:table-cell>
          <table:table-cell office:value-type="float" office:value="0" calcext:value-type="float">
            <text:p>0</text:p>
          </table:table-cell>
          <table:table-cell office:value-type="float" office:value="1019.685" calcext:value-type="float">
            <text:p>1019.685</text:p>
          </table:table-cell>
          <table:table-cell office:value-type="float" office:value="-4.743923" calcext:value-type="float">
            <text:p>-4.743923</text:p>
          </table:table-cell>
          <table:table-cell office:value-type="float" office:value="0" calcext:value-type="float">
            <text:p>0</text:p>
          </table:table-cell>
          <table:table-cell office:value-type="float" office:value="0.1240957" calcext:value-type="float">
            <text:p>0.1240957</text:p>
          </table:table-cell>
          <table:table-cell office:value-type="float" office:value="0.1601581" calcext:value-type="float">
            <text:p>0.1601581</text:p>
          </table:table-cell>
          <table:table-cell office:value-type="float" office:value="0.1879329" calcext:value-type="float">
            <text:p>0.1879329</text:p>
          </table:table-cell>
          <table:table-cell office:value-type="float" office:value="0.206835" calcext:value-type="float">
            <text:p>0.206835</text:p>
          </table:table-cell>
          <table:table-cell office:value-type="float" office:value="0.2118328" calcext:value-type="float">
            <text:p>0.2118328</text:p>
          </table:table-cell>
          <table:table-cell office:value-type="float" office:value="0.1892797" calcext:value-type="float">
            <text:p>0.1892797</text:p>
          </table:table-cell>
          <table:table-cell office:value-type="float" office:value="0.2020364" calcext:value-type="float">
            <text:p>0.2020364</text:p>
          </table:table-cell>
          <table:table-cell office:value-type="float" office:value="0.3230339" calcext:value-type="float">
            <text:p>0.3230339</text:p>
          </table:table-cell>
          <table:table-cell office:value-type="float" office:value="0.328541" calcext:value-type="float">
            <text:p>0.328541</text:p>
          </table:table-cell>
          <table:table-cell office:value-type="float" office:value="0.3565744" calcext:value-type="float">
            <text:p>0.3565744</text:p>
          </table:table-cell>
          <table:table-cell office:value-type="float" office:value="0.3759311" calcext:value-type="float">
            <text:p>0.3759311</text:p>
          </table:table-cell>
          <table:table-cell office:value-type="float" office:value="0.3911433" calcext:value-type="float">
            <text:p>0.3911433</text:p>
          </table:table-cell>
          <table:table-cell office:value-type="float" office:value="0.4575188" calcext:value-type="float">
            <text:p>0.45751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83778" calcext:value-type="float">
            <text:p>1.783778E-09</text:p>
          </table:table-cell>
          <table:table-cell office:value-type="float" office:value="0.01155362" calcext:value-type="float">
            <text:p>0.01155362</text:p>
          </table:table-cell>
          <table:table-cell office:value-type="float" office:value="0.04264892" calcext:value-type="float">
            <text:p>0.04264892</text:p>
          </table:table-cell>
          <table:table-cell office:value-type="float" office:value="0.04691678" calcext:value-type="float">
            <text:p>0.04691678</text:p>
          </table:table-cell>
          <table:table-cell office:value-type="float" office:value="0.06972066" calcext:value-type="float">
            <text:p>0.06972066</text:p>
          </table:table-cell>
          <table:table-cell office:value-type="float" office:value="0.03753114" calcext:value-type="float">
            <text:p>0.03753114</text:p>
          </table:table-cell>
          <table:table-cell office:value-type="float" office:value="0.04343748" calcext:value-type="float">
            <text:p>0.0434374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62528" calcext:value-type="float">
            <text:p>-32.62528</text:p>
          </table:table-cell>
          <table:table-cell office:value-type="float" office:value="-4.484068" calcext:value-type="float">
            <text:p>-4.484068</text:p>
          </table:table-cell>
          <table:table-cell office:value-type="float" office:value="-1.291147" calcext:value-type="float">
            <text:p>-1.291147</text:p>
          </table:table-cell>
          <table:table-cell office:value-type="float" office:value="-0.6281865" calcext:value-type="float">
            <text:p>-0.6281865</text:p>
          </table:table-cell>
          <table:table-cell office:value-type="float" office:value="-0.5253118" calcext:value-type="float">
            <text:p>-0.5253118</text:p>
          </table:table-cell>
          <table:table-cell office:value-type="float" office:value="-0.472791" calcext:value-type="float">
            <text:p>-0.472791</text:p>
          </table:table-cell>
          <table:table-cell office:value-type="float" office:value="-0.2427839" calcext:value-type="float">
            <text:p>-0.2427839</text:p>
          </table:table-cell>
          <table:table-cell office:value-type="float" office:value="-0.07928678" calcext:value-type="float">
            <text:p>-0.07928678</text:p>
          </table:table-cell>
          <table:table-cell office:value-type="float" office:value="-0.05354273" calcext:value-type="float">
            <text:p>-0.05354273</text:p>
          </table:table-cell>
          <table:table-cell office:value-type="float" office:value="-0.02645897" calcext:value-type="float">
            <text:p>-0.02645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2361" calcext:value-type="float">
            <text:p>-15.02361</text:p>
          </table:table-cell>
          <table:table-cell office:value-type="float" office:value="0.00577298" calcext:value-type="float">
            <text:p>0.0057729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5341" calcext:value-type="float">
            <text:p>-2.3553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007858" calcext:value-type="float">
            <text:p>5.007858</text:p>
          </table:table-cell>
          <table:table-cell office:value-type="float" office:value="0" calcext:value-type="float">
            <text:p>0</text:p>
          </table:table-cell>
          <table:table-cell office:value-type="float" office:value="1020.418" calcext:value-type="float">
            <text:p>1020.418</text:p>
          </table:table-cell>
          <table:table-cell office:value-type="float" office:value="-5.554578" calcext:value-type="float">
            <text:p>-5.554578</text:p>
          </table:table-cell>
          <table:table-cell office:value-type="float" office:value="0" calcext:value-type="float">
            <text:p>0</text:p>
          </table:table-cell>
          <table:table-cell office:value-type="float" office:value="0.1265001" calcext:value-type="float">
            <text:p>0.1265001</text:p>
          </table:table-cell>
          <table:table-cell office:value-type="float" office:value="0.1647061" calcext:value-type="float">
            <text:p>0.1647061</text:p>
          </table:table-cell>
          <table:table-cell office:value-type="float" office:value="0.1860414" calcext:value-type="float">
            <text:p>0.1860414</text:p>
          </table:table-cell>
          <table:table-cell office:value-type="float" office:value="0.1958523" calcext:value-type="float">
            <text:p>0.1958523</text:p>
          </table:table-cell>
          <table:table-cell office:value-type="float" office:value="0.2040859" calcext:value-type="float">
            <text:p>0.2040859</text:p>
          </table:table-cell>
          <table:table-cell office:value-type="float" office:value="0.1895965" calcext:value-type="float">
            <text:p>0.1895965</text:p>
          </table:table-cell>
          <table:table-cell office:value-type="float" office:value="0.2065973" calcext:value-type="float">
            <text:p>0.2065973</text:p>
          </table:table-cell>
          <table:table-cell office:value-type="float" office:value="0.3229443" calcext:value-type="float">
            <text:p>0.3229443</text:p>
          </table:table-cell>
          <table:table-cell office:value-type="float" office:value="0.3286785" calcext:value-type="float">
            <text:p>0.3286785</text:p>
          </table:table-cell>
          <table:table-cell office:value-type="float" office:value="0.356606" calcext:value-type="float">
            <text:p>0.356606</text:p>
          </table:table-cell>
          <table:table-cell office:value-type="float" office:value="0.3759372" calcext:value-type="float">
            <text:p>0.3759372</text:p>
          </table:table-cell>
          <table:table-cell office:value-type="float" office:value="0.3913172" calcext:value-type="float">
            <text:p>0.3913172</text:p>
          </table:table-cell>
          <table:table-cell office:value-type="float" office:value="0.460241" calcext:value-type="float">
            <text:p>0.4602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36101" calcext:value-type="float">
            <text:p>1.436101E-09</text:p>
          </table:table-cell>
          <table:table-cell office:value-type="float" office:value="0.005130667" calcext:value-type="float">
            <text:p>0.005130667</text:p>
          </table:table-cell>
          <table:table-cell office:value-type="float" office:value="0.04433433" calcext:value-type="float">
            <text:p>0.04433433</text:p>
          </table:table-cell>
          <table:table-cell office:value-type="float" office:value="0.05870349" calcext:value-type="float">
            <text:p>0.05870349</text:p>
          </table:table-cell>
          <table:table-cell office:value-type="float" office:value="0.07770598" calcext:value-type="float">
            <text:p>0.07770598</text:p>
          </table:table-cell>
          <table:table-cell office:value-type="float" office:value="0.03732718" calcext:value-type="float">
            <text:p>0.03732718</text:p>
          </table:table-cell>
          <table:table-cell office:value-type="float" office:value="0.03986046" calcext:value-type="float">
            <text:p>0.0398604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44864" calcext:value-type="float">
            <text:p>-28.44864</text:p>
          </table:table-cell>
          <table:table-cell office:value-type="float" office:value="-3.614685" calcext:value-type="float">
            <text:p>-3.614685</text:p>
          </table:table-cell>
          <table:table-cell office:value-type="float" office:value="-1.405804" calcext:value-type="float">
            <text:p>-1.405804</text:p>
          </table:table-cell>
          <table:table-cell office:value-type="float" office:value="-0.9601469" calcext:value-type="float">
            <text:p>-0.9601469</text:p>
          </table:table-cell>
          <table:table-cell office:value-type="float" office:value="-0.7002394" calcext:value-type="float">
            <text:p>-0.7002394</text:p>
          </table:table-cell>
          <table:table-cell office:value-type="float" office:value="-0.4663975" calcext:value-type="float">
            <text:p>-0.4663975</text:p>
          </table:table-cell>
          <table:table-cell office:value-type="float" office:value="-0.2070282" calcext:value-type="float">
            <text:p>-0.2070282</text:p>
          </table:table-cell>
          <table:table-cell office:value-type="float" office:value="-0.07947977" calcext:value-type="float">
            <text:p>-0.07947977</text:p>
          </table:table-cell>
          <table:table-cell office:value-type="float" office:value="-0.05333376" calcext:value-type="float">
            <text:p>-0.05333376</text:p>
          </table:table-cell>
          <table:table-cell office:value-type="float" office:value="-0.02641901" calcext:value-type="float">
            <text:p>-0.0264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8467" calcext:value-type="float">
            <text:p>-11.68467</text:p>
          </table:table-cell>
          <table:table-cell office:value-type="float" office:value="0.00580244" calcext:value-type="float">
            <text:p>0.0058024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7987" calcext:value-type="float">
            <text:p>-2.3679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230593" calcext:value-type="float">
            <text:p>5.230593</text:p>
          </table:table-cell>
          <table:table-cell office:value-type="float" office:value="0" calcext:value-type="float">
            <text:p>0</text:p>
          </table:table-cell>
          <table:table-cell office:value-type="float" office:value="1020.679" calcext:value-type="float">
            <text:p>1020.679</text:p>
          </table:table-cell>
          <table:table-cell office:value-type="float" office:value="-6.038374" calcext:value-type="float">
            <text:p>-6.038374</text:p>
          </table:table-cell>
          <table:table-cell office:value-type="float" office:value="0" calcext:value-type="float">
            <text:p>0</text:p>
          </table:table-cell>
          <table:table-cell office:value-type="float" office:value="0.1157523" calcext:value-type="float">
            <text:p>0.1157523</text:p>
          </table:table-cell>
          <table:table-cell office:value-type="float" office:value="0.1526404" calcext:value-type="float">
            <text:p>0.1526404</text:p>
          </table:table-cell>
          <table:table-cell office:value-type="float" office:value="0.1763262" calcext:value-type="float">
            <text:p>0.1763262</text:p>
          </table:table-cell>
          <table:table-cell office:value-type="float" office:value="0.1905786" calcext:value-type="float">
            <text:p>0.1905786</text:p>
          </table:table-cell>
          <table:table-cell office:value-type="float" office:value="0.1993398" calcext:value-type="float">
            <text:p>0.1993398</text:p>
          </table:table-cell>
          <table:table-cell office:value-type="float" office:value="0.1885639" calcext:value-type="float">
            <text:p>0.1885639</text:p>
          </table:table-cell>
          <table:table-cell office:value-type="float" office:value="0.2103677" calcext:value-type="float">
            <text:p>0.2103677</text:p>
          </table:table-cell>
          <table:table-cell office:value-type="float" office:value="0.3228336" calcext:value-type="float">
            <text:p>0.3228336</text:p>
          </table:table-cell>
          <table:table-cell office:value-type="float" office:value="0.3288075" calcext:value-type="float">
            <text:p>0.3288075</text:p>
          </table:table-cell>
          <table:table-cell office:value-type="float" office:value="0.3566382" calcext:value-type="float">
            <text:p>0.3566382</text:p>
          </table:table-cell>
          <table:table-cell office:value-type="float" office:value="0.3759534" calcext:value-type="float">
            <text:p>0.3759534</text:p>
          </table:table-cell>
          <table:table-cell office:value-type="float" office:value="0.3913842" calcext:value-type="float">
            <text:p>0.3913842</text:p>
          </table:table-cell>
          <table:table-cell office:value-type="float" office:value="0.4620681" calcext:value-type="float">
            <text:p>0.46206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02378" calcext:value-type="float">
            <text:p>2.602378E-09</text:p>
          </table:table-cell>
          <table:table-cell office:value-type="float" office:value="0.01703124" calcext:value-type="float">
            <text:p>0.01703124</text:p>
          </table:table-cell>
          <table:table-cell office:value-type="float" office:value="0.05425091" calcext:value-type="float">
            <text:p>0.05425091</text:p>
          </table:table-cell>
          <table:table-cell office:value-type="float" office:value="0.0645275" calcext:value-type="float">
            <text:p>0.0645275</text:p>
          </table:table-cell>
          <table:table-cell office:value-type="float" office:value="0.08294678" calcext:value-type="float">
            <text:p>0.08294678</text:p>
          </table:table-cell>
          <table:table-cell office:value-type="float" office:value="0.03851309" calcext:value-type="float">
            <text:p>0.03851309</text:p>
          </table:table-cell>
          <table:table-cell office:value-type="float" office:value="0.03715216" calcext:value-type="float">
            <text:p>0.0371521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62917" calcext:value-type="float">
            <text:p>-55.62917</text:p>
          </table:table-cell>
          <table:table-cell office:value-type="float" office:value="-6.416583" calcext:value-type="float">
            <text:p>-6.416583</text:p>
          </table:table-cell>
          <table:table-cell office:value-type="float" office:value="-2.088376" calcext:value-type="float">
            <text:p>-2.088376</text:p>
          </table:table-cell>
          <table:table-cell office:value-type="float" office:value="-1.178691" calcext:value-type="float">
            <text:p>-1.178691</text:p>
          </table:table-cell>
          <table:table-cell office:value-type="float" office:value="-0.8385729" calcext:value-type="float">
            <text:p>-0.8385729</text:p>
          </table:table-cell>
          <table:table-cell office:value-type="float" office:value="-0.4860614" calcext:value-type="float">
            <text:p>-0.4860614</text:p>
          </table:table-cell>
          <table:table-cell office:value-type="float" office:value="-0.181945" calcext:value-type="float">
            <text:p>-0.181945</text:p>
          </table:table-cell>
          <table:table-cell office:value-type="float" office:value="-0.07971837" calcext:value-type="float">
            <text:p>-0.07971837</text:p>
          </table:table-cell>
          <table:table-cell office:value-type="float" office:value="-0.05313831" calcext:value-type="float">
            <text:p>-0.05313831</text:p>
          </table:table-cell>
          <table:table-cell office:value-type="float" office:value="-0.0263782" calcext:value-type="float">
            <text:p>-0.026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93194" calcext:value-type="float">
            <text:p>-22.93194</text:p>
          </table:table-cell>
          <table:table-cell office:value-type="float" office:value="0.005909238" calcext:value-type="float">
            <text:p>0.00590923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9204" calcext:value-type="float">
            <text:p>-2.3792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274767" calcext:value-type="float">
            <text:p>5.274767</text:p>
          </table:table-cell>
          <table:table-cell office:value-type="float" office:value="0" calcext:value-type="float">
            <text:p>0</text:p>
          </table:table-cell>
          <table:table-cell office:value-type="float" office:value="1020.635" calcext:value-type="float">
            <text:p>1020.635</text:p>
          </table:table-cell>
          <table:table-cell office:value-type="float" office:value="-6.038374" calcext:value-type="float">
            <text:p>-6.038374</text:p>
          </table:table-cell>
          <table:table-cell office:value-type="float" office:value="0" calcext:value-type="float">
            <text:p>0</text:p>
          </table:table-cell>
          <table:table-cell office:value-type="float" office:value="0.1160414" calcext:value-type="float">
            <text:p>0.1160414</text:p>
          </table:table-cell>
          <table:table-cell office:value-type="float" office:value="0.1614237" calcext:value-type="float">
            <text:p>0.1614237</text:p>
          </table:table-cell>
          <table:table-cell office:value-type="float" office:value="0.1766475" calcext:value-type="float">
            <text:p>0.1766475</text:p>
          </table:table-cell>
          <table:table-cell office:value-type="float" office:value="0.182468" calcext:value-type="float">
            <text:p>0.182468</text:p>
          </table:table-cell>
          <table:table-cell office:value-type="float" office:value="0.1895898" calcext:value-type="float">
            <text:p>0.1895898</text:p>
          </table:table-cell>
          <table:table-cell office:value-type="float" office:value="0.1839957" calcext:value-type="float">
            <text:p>0.1839957</text:p>
          </table:table-cell>
          <table:table-cell office:value-type="float" office:value="0.2126021" calcext:value-type="float">
            <text:p>0.2126021</text:p>
          </table:table-cell>
          <table:table-cell office:value-type="float" office:value="0.3227258" calcext:value-type="float">
            <text:p>0.3227258</text:p>
          </table:table-cell>
          <table:table-cell office:value-type="float" office:value="0.3289288" calcext:value-type="float">
            <text:p>0.3289288</text:p>
          </table:table-cell>
          <table:table-cell office:value-type="float" office:value="0.3566704" calcext:value-type="float">
            <text:p>0.3566704</text:p>
          </table:table-cell>
          <table:table-cell office:value-type="float" office:value="0.3759713" calcext:value-type="float">
            <text:p>0.3759713</text:p>
          </table:table-cell>
          <table:table-cell office:value-type="float" office:value="0.3913815" calcext:value-type="float">
            <text:p>0.3913815</text:p>
          </table:table-cell>
          <table:table-cell office:value-type="float" office:value="0.4623672" calcext:value-type="float">
            <text:p>0.46236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22021" calcext:value-type="float">
            <text:p>1.922021E-09</text:p>
          </table:table-cell>
          <table:table-cell office:value-type="float" office:value="0.006808374" calcext:value-type="float">
            <text:p>0.006808374</text:p>
          </table:table-cell>
          <table:table-cell office:value-type="float" office:value="0.05363165" calcext:value-type="float">
            <text:p>0.05363165</text:p>
          </table:table-cell>
          <table:table-cell office:value-type="float" office:value="0.07360118" calcext:value-type="float">
            <text:p>0.07360118</text:p>
          </table:table-cell>
          <table:table-cell office:value-type="float" office:value="0.0939585" calcext:value-type="float">
            <text:p>0.0939585</text:p>
          </table:table-cell>
          <table:table-cell office:value-type="float" office:value="0.0434166" calcext:value-type="float">
            <text:p>0.0434166</text:p>
          </table:table-cell>
          <table:table-cell office:value-type="float" office:value="0.03608928" calcext:value-type="float">
            <text:p>0.0360892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38406" calcext:value-type="float">
            <text:p>-55.38406</text:p>
          </table:table-cell>
          <table:table-cell office:value-type="float" office:value="-4.228905" calcext:value-type="float">
            <text:p>-4.228905</text:p>
          </table:table-cell>
          <table:table-cell office:value-type="float" office:value="-2.096745" calcext:value-type="float">
            <text:p>-2.096745</text:p>
          </table:table-cell>
          <table:table-cell office:value-type="float" office:value="-1.659679" calcext:value-type="float">
            <text:p>-1.659679</text:p>
          </table:table-cell>
          <table:table-cell office:value-type="float" office:value="-1.238311" calcext:value-type="float">
            <text:p>-1.238311</text:p>
          </table:table-cell>
          <table:table-cell office:value-type="float" office:value="-0.5859433" calcext:value-type="float">
            <text:p>-0.5859433</text:p>
          </table:table-cell>
          <table:table-cell office:value-type="float" office:value="-0.1686496" calcext:value-type="float">
            <text:p>-0.1686496</text:p>
          </table:table-cell>
          <table:table-cell office:value-type="float" office:value="-0.07995068" calcext:value-type="float">
            <text:p>-0.07995068</text:p>
          </table:table-cell>
          <table:table-cell office:value-type="float" office:value="-0.05295539" calcext:value-type="float">
            <text:p>-0.05295539</text:p>
          </table:table-cell>
          <table:table-cell office:value-type="float" office:value="-0.02633755" calcext:value-type="float">
            <text:p>-0.02633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6009" calcext:value-type="float">
            <text:p>-13.96009</text:p>
          </table:table-cell>
          <table:table-cell office:value-type="float" office:value="0.005968716" calcext:value-type="float">
            <text:p>0.0059687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5632" calcext:value-type="float">
            <text:p>-2.3856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271948" calcext:value-type="float">
            <text:p>5.271948</text:p>
          </table:table-cell>
          <table:table-cell office:value-type="float" office:value="0" calcext:value-type="float">
            <text:p>0</text:p>
          </table:table-cell>
          <table:table-cell office:value-type="float" office:value="1020.638" calcext:value-type="float">
            <text:p>1020.638</text:p>
          </table:table-cell>
          <table:table-cell office:value-type="float" office:value="-6.038374" calcext:value-type="float">
            <text:p>-6.038374</text:p>
          </table:table-cell>
          <table:table-cell office:value-type="float" office:value="0" calcext:value-type="float">
            <text:p>0</text:p>
          </table:table-cell>
          <table:table-cell office:value-type="float" office:value="0.1254015" calcext:value-type="float">
            <text:p>0.1254015</text:p>
          </table:table-cell>
          <table:table-cell office:value-type="float" office:value="0.1607992" calcext:value-type="float">
            <text:p>0.1607992</text:p>
          </table:table-cell>
          <table:table-cell office:value-type="float" office:value="0.1834832" calcext:value-type="float">
            <text:p>0.1834832</text:p>
          </table:table-cell>
          <table:table-cell office:value-type="float" office:value="0.1880447" calcext:value-type="float">
            <text:p>0.1880447</text:p>
          </table:table-cell>
          <table:table-cell office:value-type="float" office:value="0.1929678" calcext:value-type="float">
            <text:p>0.1929678</text:p>
          </table:table-cell>
          <table:table-cell office:value-type="float" office:value="0.1818172" calcext:value-type="float">
            <text:p>0.1818172</text:p>
          </table:table-cell>
          <table:table-cell office:value-type="float" office:value="0.2134579" calcext:value-type="float">
            <text:p>0.2134579</text:p>
          </table:table-cell>
          <table:table-cell office:value-type="float" office:value="0.3226122" calcext:value-type="float">
            <text:p>0.3226122</text:p>
          </table:table-cell>
          <table:table-cell office:value-type="float" office:value="0.329042" calcext:value-type="float">
            <text:p>0.329042</text:p>
          </table:table-cell>
          <table:table-cell office:value-type="float" office:value="0.3567025" calcext:value-type="float">
            <text:p>0.3567025</text:p>
          </table:table-cell>
          <table:table-cell office:value-type="float" office:value="0.3759891" calcext:value-type="float">
            <text:p>0.3759891</text:p>
          </table:table-cell>
          <table:table-cell office:value-type="float" office:value="0.3913567" calcext:value-type="float">
            <text:p>0.3913567</text:p>
          </table:table-cell>
          <table:table-cell office:value-type="float" office:value="0.4623627" calcext:value-type="float">
            <text:p>0.46236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50148" calcext:value-type="float">
            <text:p>1.050148E-09</text:p>
          </table:table-cell>
          <table:table-cell office:value-type="float" office:value="0.006157457" calcext:value-type="float">
            <text:p>0.006157457</text:p>
          </table:table-cell>
          <table:table-cell office:value-type="float" office:value="0.04529637" calcext:value-type="float">
            <text:p>0.04529637</text:p>
          </table:table-cell>
          <table:table-cell office:value-type="float" office:value="0.06788359" calcext:value-type="float">
            <text:p>0.06788359</text:p>
          </table:table-cell>
          <table:table-cell office:value-type="float" office:value="0.09078359" calcext:value-type="float">
            <text:p>0.09078359</text:p>
          </table:table-cell>
          <table:table-cell office:value-type="float" office:value="0.04582623" calcext:value-type="float">
            <text:p>0.04582623</text:p>
          </table:table-cell>
          <table:table-cell office:value-type="float" office:value="0.03658415" calcext:value-type="float">
            <text:p>0.036584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09896" calcext:value-type="float">
            <text:p>-30.09896</text:p>
          </table:table-cell>
          <table:table-cell office:value-type="float" office:value="-4.318118" calcext:value-type="float">
            <text:p>-4.318118</text:p>
          </table:table-cell>
          <table:table-cell office:value-type="float" office:value="-1.552367" calcext:value-type="float">
            <text:p>-1.552367</text:p>
          </table:table-cell>
          <table:table-cell office:value-type="float" office:value="-1.314601" calcext:value-type="float">
            <text:p>-1.314601</text:p>
          </table:table-cell>
          <table:table-cell office:value-type="float" office:value="-1.081048" calcext:value-type="float">
            <text:p>-1.081048</text:p>
          </table:table-cell>
          <table:table-cell office:value-type="float" office:value="-0.6428154" calcext:value-type="float">
            <text:p>-0.6428154</text:p>
          </table:table-cell>
          <table:table-cell office:value-type="float" office:value="-0.1638457" calcext:value-type="float">
            <text:p>-0.1638457</text:p>
          </table:table-cell>
          <table:table-cell office:value-type="float" office:value="-0.08019882" calcext:value-type="float">
            <text:p>-0.08019882</text:p>
          </table:table-cell>
          <table:table-cell office:value-type="float" office:value="-0.05278521" calcext:value-type="float">
            <text:p>-0.05278521</text:p>
          </table:table-cell>
          <table:table-cell office:value-type="float" office:value="-0.02629687" calcext:value-type="float">
            <text:p>-0.0262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6497" calcext:value-type="float">
            <text:p>-13.56497</text:p>
          </table:table-cell>
          <table:table-cell office:value-type="float" office:value="0.00592323" calcext:value-type="float">
            <text:p>0.0059232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8178" calcext:value-type="float">
            <text:p>-2.3881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314269" calcext:value-type="float">
            <text:p>5.314269</text:p>
          </table:table-cell>
          <table:table-cell office:value-type="float" office:value="0" calcext:value-type="float">
            <text:p>0</text:p>
          </table:table-cell>
          <table:table-cell office:value-type="float" office:value="1020.596" calcext:value-type="float">
            <text:p>1020.596</text:p>
          </table:table-cell>
          <table:table-cell office:value-type="float" office:value="-6.038374" calcext:value-type="float">
            <text:p>-6.038374</text:p>
          </table:table-cell>
          <table:table-cell office:value-type="float" office:value="0" calcext:value-type="float">
            <text:p>0</text:p>
          </table:table-cell>
          <table:table-cell office:value-type="float" office:value="0.131517" calcext:value-type="float">
            <text:p>0.131517</text:p>
          </table:table-cell>
          <table:table-cell office:value-type="float" office:value="0.160714" calcext:value-type="float">
            <text:p>0.160714</text:p>
          </table:table-cell>
          <table:table-cell office:value-type="float" office:value="0.1752892" calcext:value-type="float">
            <text:p>0.1752892</text:p>
          </table:table-cell>
          <table:table-cell office:value-type="float" office:value="0.1838137" calcext:value-type="float">
            <text:p>0.1838137</text:p>
          </table:table-cell>
          <table:table-cell office:value-type="float" office:value="0.1907914" calcext:value-type="float">
            <text:p>0.1907914</text:p>
          </table:table-cell>
          <table:table-cell office:value-type="float" office:value="0.180736" calcext:value-type="float">
            <text:p>0.180736</text:p>
          </table:table-cell>
          <table:table-cell office:value-type="float" office:value="0.2137097" calcext:value-type="float">
            <text:p>0.2137097</text:p>
          </table:table-cell>
          <table:table-cell office:value-type="float" office:value="0.3225264" calcext:value-type="float">
            <text:p>0.3225264</text:p>
          </table:table-cell>
          <table:table-cell office:value-type="float" office:value="0.329148" calcext:value-type="float">
            <text:p>0.329148</text:p>
          </table:table-cell>
          <table:table-cell office:value-type="float" office:value="0.3567347" calcext:value-type="float">
            <text:p>0.3567347</text:p>
          </table:table-cell>
          <table:table-cell office:value-type="float" office:value="0.3760044" calcext:value-type="float">
            <text:p>0.3760044</text:p>
          </table:table-cell>
          <table:table-cell office:value-type="float" office:value="0.3913163" calcext:value-type="float">
            <text:p>0.3913163</text:p>
          </table:table-cell>
          <table:table-cell office:value-type="float" office:value="0.4623662" calcext:value-type="float">
            <text:p>0.46236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563795" calcext:value-type="float">
            <text:p>7.563795E-10</text:p>
          </table:table-cell>
          <table:table-cell office:value-type="float" office:value="0.00435427" calcext:value-type="float">
            <text:p>0.00435427</text:p>
          </table:table-cell>
          <table:table-cell office:value-type="float" office:value="0.05377366" calcext:value-type="float">
            <text:p>0.05377366</text:p>
          </table:table-cell>
          <table:table-cell office:value-type="float" office:value="0.07254637" calcext:value-type="float">
            <text:p>0.07254637</text:p>
          </table:table-cell>
          <table:table-cell office:value-type="float" office:value="0.09330421" calcext:value-type="float">
            <text:p>0.09330421</text:p>
          </table:table-cell>
          <table:table-cell office:value-type="float" office:value="0.04711048" calcext:value-type="float">
            <text:p>0.04711048</text:p>
          </table:table-cell>
          <table:table-cell office:value-type="float" office:value="0.03766853" calcext:value-type="float">
            <text:p>0.03766853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2594" calcext:value-type="float">
            <text:p>-20.92594</text:p>
          </table:table-cell>
          <table:table-cell office:value-type="float" office:value="-4.364171" calcext:value-type="float">
            <text:p>-4.364171</text:p>
          </table:table-cell>
          <table:table-cell office:value-type="float" office:value="-2.228419" calcext:value-type="float">
            <text:p>-2.228419</text:p>
          </table:table-cell>
          <table:table-cell office:value-type="float" office:value="-1.564741" calcext:value-type="float">
            <text:p>-1.564741</text:p>
          </table:table-cell>
          <table:table-cell office:value-type="float" office:value="-1.177551" calcext:value-type="float">
            <text:p>-1.177551</text:p>
          </table:table-cell>
          <table:table-cell office:value-type="float" office:value="-0.6726014" calcext:value-type="float">
            <text:p>-0.6726014</text:p>
          </table:table-cell>
          <table:table-cell office:value-type="float" office:value="-0.1624359" calcext:value-type="float">
            <text:p>-0.1624359</text:p>
          </table:table-cell>
          <table:table-cell office:value-type="float" office:value="-0.08038663" calcext:value-type="float">
            <text:p>-0.08038663</text:p>
          </table:table-cell>
          <table:table-cell office:value-type="float" office:value="-0.05262648" calcext:value-type="float">
            <text:p>-0.05262648</text:p>
          </table:table-cell>
          <table:table-cell office:value-type="float" office:value="-0.02625635" calcext:value-type="float">
            <text:p>-0.0262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3485" calcext:value-type="float">
            <text:p>-10.73485</text:p>
          </table:table-cell>
          <table:table-cell office:value-type="float" office:value="0.00599151" calcext:value-type="float">
            <text:p>0.0059915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696" calcext:value-type="float">
            <text:p>-2.391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46783" calcext:value-type="float">
            <text:p>5.46783</text:p>
          </table:table-cell>
          <table:table-cell office:value-type="float" office:value="0" calcext:value-type="float">
            <text:p>0</text:p>
          </table:table-cell>
          <table:table-cell office:value-type="float" office:value="1020.442" calcext:value-type="float">
            <text:p>1020.442</text:p>
          </table:table-cell>
          <table:table-cell office:value-type="float" office:value="-6.038374" calcext:value-type="float">
            <text:p>-6.038374</text:p>
          </table:table-cell>
          <table:table-cell office:value-type="float" office:value="0" calcext:value-type="float">
            <text:p>0</text:p>
          </table:table-cell>
          <table:table-cell office:value-type="float" office:value="0.1273166" calcext:value-type="float">
            <text:p>0.1273166</text:p>
          </table:table-cell>
          <table:table-cell office:value-type="float" office:value="0.1519398" calcext:value-type="float">
            <text:p>0.1519398</text:p>
          </table:table-cell>
          <table:table-cell office:value-type="float" office:value="0.1646384" calcext:value-type="float">
            <text:p>0.1646384</text:p>
          </table:table-cell>
          <table:table-cell office:value-type="float" office:value="0.1774784" calcext:value-type="float">
            <text:p>0.1774784</text:p>
          </table:table-cell>
          <table:table-cell office:value-type="float" office:value="0.1865268" calcext:value-type="float">
            <text:p>0.1865268</text:p>
          </table:table-cell>
          <table:table-cell office:value-type="float" office:value="0.1786496" calcext:value-type="float">
            <text:p>0.1786496</text:p>
          </table:table-cell>
          <table:table-cell office:value-type="float" office:value="0.2130976" calcext:value-type="float">
            <text:p>0.2130976</text:p>
          </table:table-cell>
          <table:table-cell office:value-type="float" office:value="0.322442" calcext:value-type="float">
            <text:p>0.322442</text:p>
          </table:table-cell>
          <table:table-cell office:value-type="float" office:value="0.3292476" calcext:value-type="float">
            <text:p>0.3292476</text:p>
          </table:table-cell>
          <table:table-cell office:value-type="float" office:value="0.3567669" calcext:value-type="float">
            <text:p>0.3567669</text:p>
          </table:table-cell>
          <table:table-cell office:value-type="float" office:value="0.3760174" calcext:value-type="float">
            <text:p>0.3760174</text:p>
          </table:table-cell>
          <table:table-cell office:value-type="float" office:value="0.391262" calcext:value-type="float">
            <text:p>0.391262</text:p>
          </table:table-cell>
          <table:table-cell office:value-type="float" office:value="0.4623052" calcext:value-type="float">
            <text:p>0.46230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27118" calcext:value-type="float">
            <text:p>1.727118E-09</text:p>
          </table:table-cell>
          <table:table-cell office:value-type="float" office:value="0.01200894" calcext:value-type="float">
            <text:p>0.01200894</text:p>
          </table:table-cell>
          <table:table-cell office:value-type="float" office:value="0.06511262" calcext:value-type="float">
            <text:p>0.06511262</text:p>
          </table:table-cell>
          <table:table-cell office:value-type="float" office:value="0.07948768" calcext:value-type="float">
            <text:p>0.07948768</text:p>
          </table:table-cell>
          <table:table-cell office:value-type="float" office:value="0.09820149" calcext:value-type="float">
            <text:p>0.09820149</text:p>
          </table:table-cell>
          <table:table-cell office:value-type="float" office:value="0.04946809" calcext:value-type="float">
            <text:p>0.04946809</text:p>
          </table:table-cell>
          <table:table-cell office:value-type="float" office:value="0.03965562" calcext:value-type="float">
            <text:p>0.03965562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83488" calcext:value-type="float">
            <text:p>-26.83488</text:p>
          </table:table-cell>
          <table:table-cell office:value-type="float" office:value="-6.735638" calcext:value-type="float">
            <text:p>-6.735638</text:p>
          </table:table-cell>
          <table:table-cell office:value-type="float" office:value="-3.606297" calcext:value-type="float">
            <text:p>-3.606297</text:p>
          </table:table-cell>
          <table:table-cell office:value-type="float" office:value="-2.03864" calcext:value-type="float">
            <text:p>-2.03864</text:p>
          </table:table-cell>
          <table:table-cell office:value-type="float" office:value="-1.396759" calcext:value-type="float">
            <text:p>-1.396759</text:p>
          </table:table-cell>
          <table:table-cell office:value-type="float" office:value="-0.7345018" calcext:value-type="float">
            <text:p>-0.7345018</text:p>
          </table:table-cell>
          <table:table-cell office:value-type="float" office:value="-0.1657246" calcext:value-type="float">
            <text:p>-0.1657246</text:p>
          </table:table-cell>
          <table:table-cell office:value-type="float" office:value="-0.08057085" calcext:value-type="float">
            <text:p>-0.08057085</text:p>
          </table:table-cell>
          <table:table-cell office:value-type="float" office:value="-0.05247769" calcext:value-type="float">
            <text:p>-0.05247769</text:p>
          </table:table-cell>
          <table:table-cell office:value-type="float" office:value="-0.02621584" calcext:value-type="float">
            <text:p>-0.0262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5086" calcext:value-type="float">
            <text:p>-15.65086</text:p>
          </table:table-cell>
          <table:table-cell office:value-type="float" office:value="0.006130251" calcext:value-type="float">
            <text:p>0.00613025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514" calcext:value-type="float">
            <text:p>-2.395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570227" calcext:value-type="float">
            <text:p>5.570227</text:p>
          </table:table-cell>
          <table:table-cell office:value-type="float" office:value="0" calcext:value-type="float">
            <text:p>0</text:p>
          </table:table-cell>
          <table:table-cell office:value-type="float" office:value="1020.339" calcext:value-type="float">
            <text:p>1020.339</text:p>
          </table:table-cell>
          <table:table-cell office:value-type="float" office:value="-6.038374" calcext:value-type="float">
            <text:p>-6.038374</text:p>
          </table:table-cell>
          <table:table-cell office:value-type="float" office:value="0" calcext:value-type="float">
            <text:p>0</text:p>
          </table:table-cell>
          <table:table-cell office:value-type="float" office:value="0.1254846" calcext:value-type="float">
            <text:p>0.1254846</text:p>
          </table:table-cell>
          <table:table-cell office:value-type="float" office:value="0.1586932" calcext:value-type="float">
            <text:p>0.1586932</text:p>
          </table:table-cell>
          <table:table-cell office:value-type="float" office:value="0.1819756" calcext:value-type="float">
            <text:p>0.1819756</text:p>
          </table:table-cell>
          <table:table-cell office:value-type="float" office:value="0.1833541" calcext:value-type="float">
            <text:p>0.1833541</text:p>
          </table:table-cell>
          <table:table-cell office:value-type="float" office:value="0.1870682" calcext:value-type="float">
            <text:p>0.1870682</text:p>
          </table:table-cell>
          <table:table-cell office:value-type="float" office:value="0.1753924" calcext:value-type="float">
            <text:p>0.1753924</text:p>
          </table:table-cell>
          <table:table-cell office:value-type="float" office:value="0.2108485" calcext:value-type="float">
            <text:p>0.2108485</text:p>
          </table:table-cell>
          <table:table-cell office:value-type="float" office:value="0.3223543" calcext:value-type="float">
            <text:p>0.3223543</text:p>
          </table:table-cell>
          <table:table-cell office:value-type="float" office:value="0.3293408" calcext:value-type="float">
            <text:p>0.3293408</text:p>
          </table:table-cell>
          <table:table-cell office:value-type="float" office:value="0.3567991" calcext:value-type="float">
            <text:p>0.3567991</text:p>
          </table:table-cell>
          <table:table-cell office:value-type="float" office:value="0.376027" calcext:value-type="float">
            <text:p>0.376027</text:p>
          </table:table-cell>
          <table:table-cell office:value-type="float" office:value="0.3911983" calcext:value-type="float">
            <text:p>0.3911983</text:p>
          </table:table-cell>
          <table:table-cell office:value-type="float" office:value="0.4623256" calcext:value-type="float">
            <text:p>0.46232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08092" calcext:value-type="float">
            <text:p>5.008092E-10</text:p>
          </table:table-cell>
          <table:table-cell office:value-type="float" office:value="0.003574394" calcext:value-type="float">
            <text:p>0.003574394</text:p>
          </table:table-cell>
          <table:table-cell office:value-type="float" office:value="0.04527693" calcext:value-type="float">
            <text:p>0.04527693</text:p>
          </table:table-cell>
          <table:table-cell office:value-type="float" office:value="0.0735411" calcext:value-type="float">
            <text:p>0.0735411</text:p>
          </table:table-cell>
          <table:table-cell office:value-type="float" office:value="0.09802382" calcext:value-type="float">
            <text:p>0.09802382</text:p>
          </table:table-cell>
          <table:table-cell office:value-type="float" office:value="0.05306522" calcext:value-type="float">
            <text:p>0.05306522</text:p>
          </table:table-cell>
          <table:table-cell office:value-type="float" office:value="0.04349269" calcext:value-type="float">
            <text:p>0.04349269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4682" calcext:value-type="float">
            <text:p>-29.94682</text:p>
          </table:table-cell>
          <table:table-cell office:value-type="float" office:value="-4.799208" calcext:value-type="float">
            <text:p>-4.799208</text:p>
          </table:table-cell>
          <table:table-cell office:value-type="float" office:value="-1.646877" calcext:value-type="float">
            <text:p>-1.646877</text:p>
          </table:table-cell>
          <table:table-cell office:value-type="float" office:value="-1.598667" calcext:value-type="float">
            <text:p>-1.598667</text:p>
          </table:table-cell>
          <table:table-cell office:value-type="float" office:value="-1.375129" calcext:value-type="float">
            <text:p>-1.375129</text:p>
          </table:table-cell>
          <table:table-cell office:value-type="float" office:value="-0.8470356" calcext:value-type="float">
            <text:p>-0.8470356</text:p>
          </table:table-cell>
          <table:table-cell office:value-type="float" office:value="-0.1786428" calcext:value-type="float">
            <text:p>-0.1786428</text:p>
          </table:table-cell>
          <table:table-cell office:value-type="float" office:value="-0.08076502" calcext:value-type="float">
            <text:p>-0.08076502</text:p>
          </table:table-cell>
          <table:table-cell office:value-type="float" office:value="-0.05233901" calcext:value-type="float">
            <text:p>-0.05233901</text:p>
          </table:table-cell>
          <table:table-cell office:value-type="float" office:value="-0.02617544" calcext:value-type="float">
            <text:p>-0.0261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7645" calcext:value-type="float">
            <text:p>-13.87645</text:p>
          </table:table-cell>
          <table:table-cell office:value-type="float" office:value="0.006047668" calcext:value-type="float">
            <text:p>0.00604766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187" calcext:value-type="float">
            <text:p>-2.3971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702802" calcext:value-type="float">
            <text:p>5.702802</text:p>
          </table:table-cell>
          <table:table-cell office:value-type="float" office:value="0" calcext:value-type="float">
            <text:p>0</text:p>
          </table:table-cell>
          <table:table-cell office:value-type="float" office:value="1020.207" calcext:value-type="float">
            <text:p>1020.207</text:p>
          </table:table-cell>
          <table:table-cell office:value-type="float" office:value="-6.038374" calcext:value-type="float">
            <text:p>-6.038374</text:p>
          </table:table-cell>
          <table:table-cell office:value-type="float" office:value="0" calcext:value-type="float">
            <text:p>0</text:p>
          </table:table-cell>
          <table:table-cell office:value-type="float" office:value="0.1206023" calcext:value-type="float">
            <text:p>0.1206023</text:p>
          </table:table-cell>
          <table:table-cell office:value-type="float" office:value="0.1614036" calcext:value-type="float">
            <text:p>0.1614036</text:p>
          </table:table-cell>
          <table:table-cell office:value-type="float" office:value="0.2027269" calcext:value-type="float">
            <text:p>0.2027269</text:p>
          </table:table-cell>
          <table:table-cell office:value-type="float" office:value="0.1910619" calcext:value-type="float">
            <text:p>0.1910619</text:p>
          </table:table-cell>
          <table:table-cell office:value-type="float" office:value="0.1921555" calcext:value-type="float">
            <text:p>0.1921555</text:p>
          </table:table-cell>
          <table:table-cell office:value-type="float" office:value="0.1764203" calcext:value-type="float">
            <text:p>0.1764203</text:p>
          </table:table-cell>
          <table:table-cell office:value-type="float" office:value="0.2085622" calcext:value-type="float">
            <text:p>0.2085622</text:p>
          </table:table-cell>
          <table:table-cell office:value-type="float" office:value="0.3223217" calcext:value-type="float">
            <text:p>0.3223217</text:p>
          </table:table-cell>
          <table:table-cell office:value-type="float" office:value="0.3294451" calcext:value-type="float">
            <text:p>0.3294451</text:p>
          </table:table-cell>
          <table:table-cell office:value-type="float" office:value="0.3568045" calcext:value-type="float">
            <text:p>0.3568045</text:p>
          </table:table-cell>
          <table:table-cell office:value-type="float" office:value="0.3760336" calcext:value-type="float">
            <text:p>0.3760336</text:p>
          </table:table-cell>
          <table:table-cell office:value-type="float" office:value="0.3911339" calcext:value-type="float">
            <text:p>0.3911339</text:p>
          </table:table-cell>
          <table:table-cell office:value-type="float" office:value="0.4623529" calcext:value-type="float">
            <text:p>0.4623529</text:p>
          </table:table-cell>
          <table:table-cell office:value-type="float" office:value="0" calcext:value-type="float">
            <text:p>0</text:p>
          </table:table-cell>
          <table:table-cell office:value-type="float" office:value="9.348667E-016" calcext:value-type="float">
            <text:p>9.348667E-16</text:p>
          </table:table-cell>
          <table:table-cell office:value-type="float" office:value="9.560847E-016" calcext:value-type="float">
            <text:p>9.560847E-16</text:p>
          </table:table-cell>
          <table:table-cell office:value-type="float" office:value="0.0211967" calcext:value-type="float">
            <text:p>0.0211967</text:p>
          </table:table-cell>
          <table:table-cell office:value-type="float" office:value="0.06569132" calcext:value-type="float">
            <text:p>0.06569132</text:p>
          </table:table-cell>
          <table:table-cell office:value-type="float" office:value="0.09277815" calcext:value-type="float">
            <text:p>0.09277815</text:p>
          </table:table-cell>
          <table:table-cell office:value-type="float" office:value="0.05212523" calcext:value-type="float">
            <text:p>0.05212523</text:p>
          </table:table-cell>
          <table:table-cell office:value-type="float" office:value="0.04728021" calcext:value-type="float">
            <text:p>0.047280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01394" calcext:value-type="float">
            <text:p>-41.01394</text:p>
          </table:table-cell>
          <table:table-cell office:value-type="float" office:value="-4.268801" calcext:value-type="float">
            <text:p>-4.268801</text:p>
          </table:table-cell>
          <table:table-cell office:value-type="float" office:value="-0.7192498" calcext:value-type="float">
            <text:p>-0.7192498</text:p>
          </table:table-cell>
          <table:table-cell office:value-type="float" office:value="-1.167398" calcext:value-type="float">
            <text:p>-1.167398</text:p>
          </table:table-cell>
          <table:table-cell office:value-type="float" office:value="-1.119288" calcext:value-type="float">
            <text:p>-1.119288</text:p>
          </table:table-cell>
          <table:table-cell office:value-type="float" office:value="-0.8108299" calcext:value-type="float">
            <text:p>-0.8108299</text:p>
          </table:table-cell>
          <table:table-cell office:value-type="float" office:value="-0.1931488" calcext:value-type="float">
            <text:p>-0.1931488</text:p>
          </table:table-cell>
          <table:table-cell office:value-type="float" office:value="-0.08083656" calcext:value-type="float">
            <text:p>-0.08083656</text:p>
          </table:table-cell>
          <table:table-cell office:value-type="float" office:value="-0.052185" calcext:value-type="float">
            <text:p>-0.052185</text:p>
          </table:table-cell>
          <table:table-cell office:value-type="float" office:value="-0.02616744" calcext:value-type="float">
            <text:p>-0.0261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3397" calcext:value-type="float">
            <text:p>-11.53397</text:p>
          </table:table-cell>
          <table:table-cell office:value-type="float" office:value="0.005907312" calcext:value-type="float">
            <text:p>0.00590731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8729" calcext:value-type="float">
            <text:p>-2.3987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1.9" calcext:value-type="float">
            <text:p>1.9</text:p>
          </table:table-cell>
          <table:table-cell office:value-type="float" office:value="5.73122" calcext:value-type="float">
            <text:p>5.73122</text:p>
          </table:table-cell>
          <table:table-cell office:value-type="float" office:value="0" calcext:value-type="float">
            <text:p>0</text:p>
          </table:table-cell>
          <table:table-cell office:value-type="float" office:value="1020.608" calcext:value-type="float">
            <text:p>1020.608</text:p>
          </table:table-cell>
          <table:table-cell office:value-type="float" office:value="-6.467211" calcext:value-type="float">
            <text:p>-6.467211</text:p>
          </table:table-cell>
          <table:table-cell office:value-type="float" office:value="0" calcext:value-type="float">
            <text:p>0</text:p>
          </table:table-cell>
          <table:table-cell office:value-type="float" office:value="0.126286" calcext:value-type="float">
            <text:p>0.126286</text:p>
          </table:table-cell>
          <table:table-cell office:value-type="float" office:value="0.1610915" calcext:value-type="float">
            <text:p>0.1610915</text:p>
          </table:table-cell>
          <table:table-cell office:value-type="float" office:value="0.2195779" calcext:value-type="float">
            <text:p>0.2195779</text:p>
          </table:table-cell>
          <table:table-cell office:value-type="float" office:value="0.2062991" calcext:value-type="float">
            <text:p>0.2062991</text:p>
          </table:table-cell>
          <table:table-cell office:value-type="float" office:value="0.2015001" calcext:value-type="float">
            <text:p>0.2015001</text:p>
          </table:table-cell>
          <table:table-cell office:value-type="float" office:value="0.1801294" calcext:value-type="float">
            <text:p>0.1801294</text:p>
          </table:table-cell>
          <table:table-cell office:value-type="float" office:value="0.208003" calcext:value-type="float">
            <text:p>0.208003</text:p>
          </table:table-cell>
          <table:table-cell office:value-type="float" office:value="0.322296" calcext:value-type="float">
            <text:p>0.322296</text:p>
          </table:table-cell>
          <table:table-cell office:value-type="float" office:value="0.3295756" calcext:value-type="float">
            <text:p>0.3295756</text:p>
          </table:table-cell>
          <table:table-cell office:value-type="float" office:value="0.3567584" calcext:value-type="float">
            <text:p>0.3567584</text:p>
          </table:table-cell>
          <table:table-cell office:value-type="float" office:value="0.3760345" calcext:value-type="float">
            <text:p>0.3760345</text:p>
          </table:table-cell>
          <table:table-cell office:value-type="float" office:value="0.3911836" calcext:value-type="float">
            <text:p>0.3911836</text:p>
          </table:table-cell>
          <table:table-cell office:value-type="float" office:value="0.4601388" calcext:value-type="float">
            <text:p>0.4601388</text:p>
          </table:table-cell>
          <table:table-cell office:value-type="float" office:value="0" calcext:value-type="float">
            <text:p>0</text:p>
          </table:table-cell>
          <table:table-cell office:value-type="float" office:value="9.309478E-016" calcext:value-type="float">
            <text:p>9.309478E-16</text:p>
          </table:table-cell>
          <table:table-cell office:value-type="float" office:value="9.622013E-016" calcext:value-type="float">
            <text:p>9.622013E-16</text:p>
          </table:table-cell>
          <table:table-cell office:value-type="float" office:value="0.0006925006" calcext:value-type="float">
            <text:p>0.0006925006</text:p>
          </table:table-cell>
          <table:table-cell office:value-type="float" office:value="0.04959099" calcext:value-type="float">
            <text:p>0.04959099</text:p>
          </table:table-cell>
          <table:table-cell office:value-type="float" office:value="0.08305214" calcext:value-type="float">
            <text:p>0.08305214</text:p>
          </table:table-cell>
          <table:table-cell office:value-type="float" office:value="0.0483603" calcext:value-type="float">
            <text:p>0.0483603</text:p>
          </table:table-cell>
          <table:table-cell office:value-type="float" office:value="0.0493933" calcext:value-type="float">
            <text:p>0.0493933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08156" calcext:value-type="float">
            <text:p>-29.08156</text:p>
          </table:table-cell>
          <table:table-cell office:value-type="float" office:value="-4.334857" calcext:value-type="float">
            <text:p>-4.334857</text:p>
          </table:table-cell>
          <table:table-cell office:value-type="float" office:value="-0.3976085" calcext:value-type="float">
            <text:p>-0.3976085</text:p>
          </table:table-cell>
          <table:table-cell office:value-type="float" office:value="-0.6461521" calcext:value-type="float">
            <text:p>-0.6461521</text:p>
          </table:table-cell>
          <table:table-cell office:value-type="float" office:value="-0.7765899" calcext:value-type="float">
            <text:p>-0.7765899</text:p>
          </table:table-cell>
          <table:table-cell office:value-type="float" office:value="-0.6919139" calcext:value-type="float">
            <text:p>-0.6919139</text:p>
          </table:table-cell>
          <table:table-cell office:value-type="float" office:value="-0.1970144" calcext:value-type="float">
            <text:p>-0.1970144</text:p>
          </table:table-cell>
          <table:table-cell office:value-type="float" office:value="-0.08089293" calcext:value-type="float">
            <text:p>-0.08089293</text:p>
          </table:table-cell>
          <table:table-cell office:value-type="float" office:value="-0.05199208" calcext:value-type="float">
            <text:p>-0.05199208</text:p>
          </table:table-cell>
          <table:table-cell office:value-type="float" office:value="-0.02622557" calcext:value-type="float">
            <text:p>-0.0262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98405" calcext:value-type="float">
            <text:p>-9.398405</text:p>
          </table:table-cell>
          <table:table-cell office:value-type="float" office:value="0.005716399" calcext:value-type="float">
            <text:p>0.00571639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206" calcext:value-type="float">
            <text:p>-2.372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15.4" calcext:value-type="float">
            <text:p>15.4</text:p>
          </table:table-cell>
          <table:table-cell office:value-type="float" office:value="5.676689" calcext:value-type="float">
            <text:p>5.676689</text:p>
          </table:table-cell>
          <table:table-cell office:value-type="float" office:value="0" calcext:value-type="float">
            <text:p>0</text:p>
          </table:table-cell>
          <table:table-cell office:value-type="float" office:value="1034.393" calcext:value-type="float">
            <text:p>1034.393</text:p>
          </table:table-cell>
          <table:table-cell office:value-type="float" office:value="-6.69784" calcext:value-type="float">
            <text:p>-6.69784</text:p>
          </table:table-cell>
          <table:table-cell office:value-type="float" office:value="0" calcext:value-type="float">
            <text:p>0</text:p>
          </table:table-cell>
          <table:table-cell office:value-type="float" office:value="0.3277599" calcext:value-type="float">
            <text:p>0.3277599</text:p>
          </table:table-cell>
          <table:table-cell office:value-type="float" office:value="0.340234" calcext:value-type="float">
            <text:p>0.340234</text:p>
          </table:table-cell>
          <table:table-cell office:value-type="float" office:value="0.2190951" calcext:value-type="float">
            <text:p>0.2190951</text:p>
          </table:table-cell>
          <table:table-cell office:value-type="float" office:value="0.2136447" calcext:value-type="float">
            <text:p>0.2136447</text:p>
          </table:table-cell>
          <table:table-cell office:value-type="float" office:value="0.2079663" calcext:value-type="float">
            <text:p>0.2079663</text:p>
          </table:table-cell>
          <table:table-cell office:value-type="float" office:value="0.1847595" calcext:value-type="float">
            <text:p>0.1847595</text:p>
          </table:table-cell>
          <table:table-cell office:value-type="float" office:value="0.2355034" calcext:value-type="float">
            <text:p>0.2355034</text:p>
          </table:table-cell>
          <table:table-cell office:value-type="float" office:value="0.3223619" calcext:value-type="float">
            <text:p>0.3223619</text:p>
          </table:table-cell>
          <table:table-cell office:value-type="float" office:value="0.3296973" calcext:value-type="float">
            <text:p>0.3296973</text:p>
          </table:table-cell>
          <table:table-cell office:value-type="float" office:value="0.3567196" calcext:value-type="float">
            <text:p>0.3567196</text:p>
          </table:table-cell>
          <table:table-cell office:value-type="float" office:value="0.376037" calcext:value-type="float">
            <text:p>0.376037</text:p>
          </table:table-cell>
          <table:table-cell office:value-type="float" office:value="0.3912527" calcext:value-type="float">
            <text:p>0.3912527</text:p>
          </table:table-cell>
          <table:table-cell office:value-type="float" office:value="0.4619565" calcext:value-type="float">
            <text:p>0.4619565</text:p>
          </table:table-cell>
          <table:table-cell office:value-type="float" office:value="0" calcext:value-type="float">
            <text:p>0</text:p>
          </table:table-cell>
          <table:table-cell office:value-type="float" office:value="0.08458056" calcext:value-type="float">
            <text:p>0.08458056</text:p>
          </table:table-cell>
          <table:table-cell office:value-type="float" office:value="0.01389339" calcext:value-type="float">
            <text:p>0.01389339</text:p>
          </table:table-cell>
          <table:table-cell office:value-type="float" office:value="0.0000000001083614" calcext:value-type="float">
            <text:p>1.083614E-10</text:p>
          </table:table-cell>
          <table:table-cell office:value-type="float" office:value="0.04730402" calcext:value-type="float">
            <text:p>0.04730402</text:p>
          </table:table-cell>
          <table:table-cell office:value-type="float" office:value="0.07668255" calcext:value-type="float">
            <text:p>0.07668255</text:p>
          </table:table-cell>
          <table:table-cell office:value-type="float" office:value="0.04370635" calcext:value-type="float">
            <text:p>0.04370635</text:p>
          </table:table-cell>
          <table:table-cell office:value-type="float" office:value="0.05025229" calcext:value-type="float">
            <text:p>0.05025229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29409" calcext:value-type="float">
            <text:p>-0.01929409</text:p>
          </table:table-cell>
          <table:table-cell office:value-type="float" office:value="-0.01600425" calcext:value-type="float">
            <text:p>-0.01600425</text:p>
          </table:table-cell>
          <table:table-cell office:value-type="float" office:value="-0.4067071" calcext:value-type="float">
            <text:p>-0.4067071</text:p>
          </table:table-cell>
          <table:table-cell office:value-type="float" office:value="-0.493207" calcext:value-type="float">
            <text:p>-0.493207</text:p>
          </table:table-cell>
          <table:table-cell office:value-type="float" office:value="-0.6084315" calcext:value-type="float">
            <text:p>-0.6084315</text:p>
          </table:table-cell>
          <table:table-cell office:value-type="float" office:value="-0.5698058" calcext:value-type="float">
            <text:p>-0.5698058</text:p>
          </table:table-cell>
          <table:table-cell office:value-type="float" office:value="-0.08223058" calcext:value-type="float">
            <text:p>-0.08223058</text:p>
          </table:table-cell>
          <table:table-cell office:value-type="float" office:value="-0.08076123" calcext:value-type="float">
            <text:p>-0.08076123</text:p>
          </table:table-cell>
          <table:table-cell office:value-type="float" office:value="-0.05181281" calcext:value-type="float">
            <text:p>-0.05181281</text:p>
          </table:table-cell>
          <table:table-cell office:value-type="float" office:value="-0.02627451" calcext:value-type="float">
            <text:p>-0.0262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28474" calcext:value-type="float">
            <text:p>-0.02328474</text:p>
          </table:table-cell>
          <table:table-cell office:value-type="float" office:value="0.005801121" calcext:value-type="float">
            <text:p>0.0058011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1189" calcext:value-type="float">
            <text:p>-2.381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15.4" calcext:value-type="float">
            <text:p>15.4</text:p>
          </table:table-cell>
          <table:table-cell office:value-type="float" office:value="6.431225" calcext:value-type="float">
            <text:p>6.431225</text:p>
          </table:table-cell>
          <table:table-cell office:value-type="float" office:value="0" calcext:value-type="float">
            <text:p>0</text:p>
          </table:table-cell>
          <table:table-cell office:value-type="float" office:value="1033.12" calcext:value-type="float">
            <text:p>1033.12</text:p>
          </table:table-cell>
          <table:table-cell office:value-type="float" office:value="-6.179578" calcext:value-type="float">
            <text:p>-6.179578</text:p>
          </table:table-cell>
          <table:table-cell office:value-type="float" office:value="0" calcext:value-type="float">
            <text:p>0</text:p>
          </table:table-cell>
          <table:table-cell office:value-type="float" office:value="0.150296" calcext:value-type="float">
            <text:p>0.150296</text:p>
          </table:table-cell>
          <table:table-cell office:value-type="float" office:value="0.269104" calcext:value-type="float">
            <text:p>0.269104</text:p>
          </table:table-cell>
          <table:table-cell office:value-type="float" office:value="0.2194822" calcext:value-type="float">
            <text:p>0.2194822</text:p>
          </table:table-cell>
          <table:table-cell office:value-type="float" office:value="0.2161543" calcext:value-type="float">
            <text:p>0.2161543</text:p>
          </table:table-cell>
          <table:table-cell office:value-type="float" office:value="0.2133948" calcext:value-type="float">
            <text:p>0.2133948</text:p>
          </table:table-cell>
          <table:table-cell office:value-type="float" office:value="0.1896825" calcext:value-type="float">
            <text:p>0.1896825</text:p>
          </table:table-cell>
          <table:table-cell office:value-type="float" office:value="0.2411824" calcext:value-type="float">
            <text:p>0.2411824</text:p>
          </table:table-cell>
          <table:table-cell office:value-type="float" office:value="0.3231114" calcext:value-type="float">
            <text:p>0.3231114</text:p>
          </table:table-cell>
          <table:table-cell office:value-type="float" office:value="0.3298251" calcext:value-type="float">
            <text:p>0.3298251</text:p>
          </table:table-cell>
          <table:table-cell office:value-type="float" office:value="0.3566876" calcext:value-type="float">
            <text:p>0.3566876</text:p>
          </table:table-cell>
          <table:table-cell office:value-type="float" office:value="0.3760391" calcext:value-type="float">
            <text:p>0.3760391</text:p>
          </table:table-cell>
          <table:table-cell office:value-type="float" office:value="0.3912661" calcext:value-type="float">
            <text:p>0.3912661</text:p>
          </table:table-cell>
          <table:table-cell office:value-type="float" office:value="0.4621467" calcext:value-type="float">
            <text:p>0.4621467</text:p>
          </table:table-cell>
          <table:table-cell office:value-type="float" office:value="0" calcext:value-type="float">
            <text:p>0</text:p>
          </table:table-cell>
          <table:table-cell office:value-type="float" office:value="0.2072562" calcext:value-type="float">
            <text:p>0.2072562</text:p>
          </table:table-cell>
          <table:table-cell office:value-type="float" office:value="0.05532856" calcext:value-type="float">
            <text:p>0.05532856</text:p>
          </table:table-cell>
          <table:table-cell office:value-type="float" office:value="0.003054755" calcext:value-type="float">
            <text:p>0.003054755</text:p>
          </table:table-cell>
          <table:table-cell office:value-type="float" office:value="0.0446204" calcext:value-type="float">
            <text:p>0.0446204</text:p>
          </table:table-cell>
          <table:table-cell office:value-type="float" office:value="0.07146177" calcext:value-type="float">
            <text:p>0.07146177</text:p>
          </table:table-cell>
          <table:table-cell office:value-type="float" office:value="0.03889968" calcext:value-type="float">
            <text:p>0.03889968</text:p>
          </table:table-cell>
          <table:table-cell office:value-type="float" office:value="0.05124958" calcext:value-type="float">
            <text:p>0.0512495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21659" calcext:value-type="float">
            <text:p>-6.721659</text:p>
          </table:table-cell>
          <table:table-cell office:value-type="float" office:value="-0.07806159" calcext:value-type="float">
            <text:p>-0.07806159</text:p>
          </table:table-cell>
          <table:table-cell office:value-type="float" office:value="-0.398382" calcext:value-type="float">
            <text:p>-0.398382</text:p>
          </table:table-cell>
          <table:table-cell office:value-type="float" office:value="-0.4504454" calcext:value-type="float">
            <text:p>-0.4504454</text:p>
          </table:table-cell>
          <table:table-cell office:value-type="float" office:value="-0.4982505" calcext:value-type="float">
            <text:p>-0.4982505</text:p>
          </table:table-cell>
          <table:table-cell office:value-type="float" office:value="-0.4656906" calcext:value-type="float">
            <text:p>-0.4656906</text:p>
          </table:table-cell>
          <table:table-cell office:value-type="float" office:value="-0.06860671" calcext:value-type="float">
            <text:p>-0.06860671</text:p>
          </table:table-cell>
          <table:table-cell office:value-type="float" office:value="-0.07913858" calcext:value-type="float">
            <text:p>-0.07913858</text:p>
          </table:table-cell>
          <table:table-cell office:value-type="float" office:value="-0.05162581" calcext:value-type="float">
            <text:p>-0.05162581</text:p>
          </table:table-cell>
          <table:table-cell office:value-type="float" office:value="-0.02631501" calcext:value-type="float">
            <text:p>-0.02631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1875" calcext:value-type="float">
            <text:p>-14.51875</text:p>
          </table:table-cell>
          <table:table-cell office:value-type="float" office:value="0.005951525" calcext:value-type="float">
            <text:p>0.00595152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7678" calcext:value-type="float">
            <text:p>-2.3876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15.9" calcext:value-type="float">
            <text:p>15.9</text:p>
          </table:table-cell>
          <table:table-cell office:value-type="float" office:value="7.133447" calcext:value-type="float">
            <text:p>7.133447</text:p>
          </table:table-cell>
          <table:table-cell office:value-type="float" office:value="0" calcext:value-type="float">
            <text:p>0</text:p>
          </table:table-cell>
          <table:table-cell office:value-type="float" office:value="1032.817" calcext:value-type="float">
            <text:p>1032.817</text:p>
          </table:table-cell>
          <table:table-cell office:value-type="float" office:value="-6.078338" calcext:value-type="float">
            <text:p>-6.078338</text:p>
          </table:table-cell>
          <table:table-cell office:value-type="float" office:value="5.882803" calcext:value-type="float">
            <text:p>5.882803</text:p>
          </table:table-cell>
          <table:table-cell office:value-type="float" office:value="0.1427085" calcext:value-type="float">
            <text:p>0.1427085</text:p>
          </table:table-cell>
          <table:table-cell office:value-type="float" office:value="0.1801677" calcext:value-type="float">
            <text:p>0.1801677</text:p>
          </table:table-cell>
          <table:table-cell office:value-type="float" office:value="0.2044774" calcext:value-type="float">
            <text:p>0.2044774</text:p>
          </table:table-cell>
          <table:table-cell office:value-type="float" office:value="0.2127849" calcext:value-type="float">
            <text:p>0.2127849</text:p>
          </table:table-cell>
          <table:table-cell office:value-type="float" office:value="0.2148954" calcext:value-type="float">
            <text:p>0.2148954</text:p>
          </table:table-cell>
          <table:table-cell office:value-type="float" office:value="0.1933962" calcext:value-type="float">
            <text:p>0.1933962</text:p>
          </table:table-cell>
          <table:table-cell office:value-type="float" office:value="0.240234" calcext:value-type="float">
            <text:p>0.240234</text:p>
          </table:table-cell>
          <table:table-cell office:value-type="float" office:value="0.3238235" calcext:value-type="float">
            <text:p>0.3238235</text:p>
          </table:table-cell>
          <table:table-cell office:value-type="float" office:value="0.3299683" calcext:value-type="float">
            <text:p>0.3299683</text:p>
          </table:table-cell>
          <table:table-cell office:value-type="float" office:value="0.3566617" calcext:value-type="float">
            <text:p>0.3566617</text:p>
          </table:table-cell>
          <table:table-cell office:value-type="float" office:value="0.3760378" calcext:value-type="float">
            <text:p>0.3760378</text:p>
          </table:table-cell>
          <table:table-cell office:value-type="float" office:value="0.3912397" calcext:value-type="float">
            <text:p>0.3912397</text:p>
          </table:table-cell>
          <table:table-cell office:value-type="float" office:value="0.4621446" calcext:value-type="float">
            <text:p>0.4621446</text:p>
          </table:table-cell>
          <table:table-cell office:value-type="float" office:value="0" calcext:value-type="float">
            <text:p>0</text:p>
          </table:table-cell>
          <table:table-cell office:value-type="float" office:value="0.1400347" calcext:value-type="float">
            <text:p>0.1400347</text:p>
          </table:table-cell>
          <table:table-cell office:value-type="float" office:value="0.1498828" calcext:value-type="float">
            <text:p>0.1498828</text:p>
          </table:table-cell>
          <table:table-cell office:value-type="float" office:value="0.0195529" calcext:value-type="float">
            <text:p>0.0195529</text:p>
          </table:table-cell>
          <table:table-cell office:value-type="float" office:value="0.04803168" calcext:value-type="float">
            <text:p>0.04803168</text:p>
          </table:table-cell>
          <table:table-cell office:value-type="float" office:value="0.07007779" calcext:value-type="float">
            <text:p>0.07007779</text:p>
          </table:table-cell>
          <table:table-cell office:value-type="float" office:value="0.0354147" calcext:value-type="float">
            <text:p>0.0354147</text:p>
          </table:table-cell>
          <table:table-cell office:value-type="float" office:value="0.05072017" calcext:value-type="float">
            <text:p>0.05072017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9862" calcext:value-type="float">
            <text:p>-10.79862</text:p>
          </table:table-cell>
          <table:table-cell office:value-type="float" office:value="-1.703773" calcext:value-type="float">
            <text:p>-1.703773</text:p>
          </table:table-cell>
          <table:table-cell office:value-type="float" office:value="-0.6794063" calcext:value-type="float">
            <text:p>-0.6794063</text:p>
          </table:table-cell>
          <table:table-cell office:value-type="float" office:value="-0.5071983" calcext:value-type="float">
            <text:p>-0.5071983</text:p>
          </table:table-cell>
          <table:table-cell office:value-type="float" office:value="-0.4714154" calcext:value-type="float">
            <text:p>-0.4714154</text:p>
          </table:table-cell>
          <table:table-cell office:value-type="float" office:value="-0.4012158" calcext:value-type="float">
            <text:p>-0.4012158</text:p>
          </table:table-cell>
          <table:table-cell office:value-type="float" office:value="-0.0705805" calcext:value-type="float">
            <text:p>-0.0705805</text:p>
          </table:table-cell>
          <table:table-cell office:value-type="float" office:value="-0.07762314" calcext:value-type="float">
            <text:p>-0.07762314</text:p>
          </table:table-cell>
          <table:table-cell office:value-type="float" office:value="-0.05141692" calcext:value-type="float">
            <text:p>-0.05141692</text:p>
          </table:table-cell>
          <table:table-cell office:value-type="float" office:value="-0.02634771" calcext:value-type="float">
            <text:p>-0.0263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2129" calcext:value-type="float">
            <text:p>-15.12129</text:p>
          </table:table-cell>
          <table:table-cell office:value-type="float" office:value="0.006219234" calcext:value-type="float">
            <text:p>0.00621923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3204" calcext:value-type="float">
            <text:p>-2.3932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7.45973" calcext:value-type="float">
            <text:p>7.45973</text:p>
          </table:table-cell>
          <table:table-cell office:value-type="float" office:value="0" calcext:value-type="float">
            <text:p>0</text:p>
          </table:table-cell>
          <table:table-cell office:value-type="float" office:value="1032.577" calcext:value-type="float">
            <text:p>1032.577</text:p>
          </table:table-cell>
          <table:table-cell office:value-type="float" office:value="-6.06457" calcext:value-type="float">
            <text:p>-6.06457</text:p>
          </table:table-cell>
          <table:table-cell office:value-type="float" office:value="1.553852" calcext:value-type="float">
            <text:p>1.553852</text:p>
          </table:table-cell>
          <table:table-cell office:value-type="float" office:value="0.2307216" calcext:value-type="float">
            <text:p>0.2307216</text:p>
          </table:table-cell>
          <table:table-cell office:value-type="float" office:value="0.2043746" calcext:value-type="float">
            <text:p>0.2043746</text:p>
          </table:table-cell>
          <table:table-cell office:value-type="float" office:value="0.193885" calcext:value-type="float">
            <text:p>0.193885</text:p>
          </table:table-cell>
          <table:table-cell office:value-type="float" office:value="0.201501" calcext:value-type="float">
            <text:p>0.201501</text:p>
          </table:table-cell>
          <table:table-cell office:value-type="float" office:value="0.2100081" calcext:value-type="float">
            <text:p>0.2100081</text:p>
          </table:table-cell>
          <table:table-cell office:value-type="float" office:value="0.1951715" calcext:value-type="float">
            <text:p>0.1951715</text:p>
          </table:table-cell>
          <table:table-cell office:value-type="float" office:value="0.239903" calcext:value-type="float">
            <text:p>0.239903</text:p>
          </table:table-cell>
          <table:table-cell office:value-type="float" office:value="0.3244531" calcext:value-type="float">
            <text:p>0.3244531</text:p>
          </table:table-cell>
          <table:table-cell office:value-type="float" office:value="0.3301235" calcext:value-type="float">
            <text:p>0.3301235</text:p>
          </table:table-cell>
          <table:table-cell office:value-type="float" office:value="0.3566422" calcext:value-type="float">
            <text:p>0.3566422</text:p>
          </table:table-cell>
          <table:table-cell office:value-type="float" office:value="0.3760318" calcext:value-type="float">
            <text:p>0.3760318</text:p>
          </table:table-cell>
          <table:table-cell office:value-type="float" office:value="0.3911868" calcext:value-type="float">
            <text:p>0.3911868</text:p>
          </table:table-cell>
          <table:table-cell office:value-type="float" office:value="0.4623314" calcext:value-type="float">
            <text:p>0.4623314</text:p>
          </table:table-cell>
          <table:table-cell office:value-type="float" office:value="0" calcext:value-type="float">
            <text:p>0</text:p>
          </table:table-cell>
          <table:table-cell office:value-type="float" office:value="0.06981324" calcext:value-type="float">
            <text:p>0.06981324</text:p>
          </table:table-cell>
          <table:table-cell office:value-type="float" office:value="0.125439" calcext:value-type="float">
            <text:p>0.125439</text:p>
          </table:table-cell>
          <table:table-cell office:value-type="float" office:value="0.03171143" calcext:value-type="float">
            <text:p>0.03171143</text:p>
          </table:table-cell>
          <table:table-cell office:value-type="float" office:value="0.0599476" calcext:value-type="float">
            <text:p>0.0599476</text:p>
          </table:table-cell>
          <table:table-cell office:value-type="float" office:value="0.07517394" calcext:value-type="float">
            <text:p>0.07517394</text:p>
          </table:table-cell>
          <table:table-cell office:value-type="float" office:value="0.03393899" calcext:value-type="float">
            <text:p>0.03393899</text:p>
          </table:table-cell>
          <table:table-cell office:value-type="float" office:value="0.04952251" calcext:value-type="float">
            <text:p>0.0495225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93683" calcext:value-type="float">
            <text:p>-0.2493683</text:p>
          </table:table-cell>
          <table:table-cell office:value-type="float" office:value="-0.6858293" calcext:value-type="float">
            <text:p>-0.6858293</text:p>
          </table:table-cell>
          <table:table-cell office:value-type="float" office:value="-1.045384" calcext:value-type="float">
            <text:p>-1.045384</text:p>
          </table:table-cell>
          <table:table-cell office:value-type="float" office:value="-0.774189" calcext:value-type="float">
            <text:p>-0.774189</text:p>
          </table:table-cell>
          <table:table-cell office:value-type="float" office:value="-0.5623952" calcext:value-type="float">
            <text:p>-0.5623952</text:p>
          </table:table-cell>
          <table:table-cell office:value-type="float" office:value="-0.3737914" calcext:value-type="float">
            <text:p>-0.3737914</text:p>
          </table:table-cell>
          <table:table-cell office:value-type="float" office:value="-0.07128839" calcext:value-type="float">
            <text:p>-0.07128839</text:p>
          </table:table-cell>
          <table:table-cell office:value-type="float" office:value="-0.07631096" calcext:value-type="float">
            <text:p>-0.07631096</text:p>
          </table:table-cell>
          <table:table-cell office:value-type="float" office:value="-0.05119165" calcext:value-type="float">
            <text:p>-0.05119165</text:p>
          </table:table-cell>
          <table:table-cell office:value-type="float" office:value="-0.02637254" calcext:value-type="float">
            <text:p>-0.0263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32573" calcext:value-type="float">
            <text:p>-0.1732573</text:p>
          </table:table-cell>
          <table:table-cell office:value-type="float" office:value="0.00615883" calcext:value-type="float">
            <text:p>0.0061588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139" calcext:value-type="float">
            <text:p>-2.3971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8.090312" calcext:value-type="float">
            <text:p>8.090312</text:p>
          </table:table-cell>
          <table:table-cell office:value-type="float" office:value="0" calcext:value-type="float">
            <text:p>0</text:p>
          </table:table-cell>
          <table:table-cell office:value-type="float" office:value="1031.946" calcext:value-type="float">
            <text:p>1031.946</text:p>
          </table:table-cell>
          <table:table-cell office:value-type="float" office:value="-6.06378" calcext:value-type="float">
            <text:p>-6.06378</text:p>
          </table:table-cell>
          <table:table-cell office:value-type="float" office:value="0" calcext:value-type="float">
            <text:p>0</text:p>
          </table:table-cell>
          <table:table-cell office:value-type="float" office:value="0.2133431" calcext:value-type="float">
            <text:p>0.2133431</text:p>
          </table:table-cell>
          <table:table-cell office:value-type="float" office:value="0.2597872" calcext:value-type="float">
            <text:p>0.2597872</text:p>
          </table:table-cell>
          <table:table-cell office:value-type="float" office:value="0.211523" calcext:value-type="float">
            <text:p>0.211523</text:p>
          </table:table-cell>
          <table:table-cell office:value-type="float" office:value="0.2065713" calcext:value-type="float">
            <text:p>0.2065713</text:p>
          </table:table-cell>
          <table:table-cell office:value-type="float" office:value="0.2109864" calcext:value-type="float">
            <text:p>0.2109864</text:p>
          </table:table-cell>
          <table:table-cell office:value-type="float" office:value="0.1962467" calcext:value-type="float">
            <text:p>0.1962467</text:p>
          </table:table-cell>
          <table:table-cell office:value-type="float" office:value="0.2399455" calcext:value-type="float">
            <text:p>0.2399455</text:p>
          </table:table-cell>
          <table:table-cell office:value-type="float" office:value="0.3250295" calcext:value-type="float">
            <text:p>0.3250295</text:p>
          </table:table-cell>
          <table:table-cell office:value-type="float" office:value="0.3302869" calcext:value-type="float">
            <text:p>0.3302869</text:p>
          </table:table-cell>
          <table:table-cell office:value-type="float" office:value="0.3566285" calcext:value-type="float">
            <text:p>0.3566285</text:p>
          </table:table-cell>
          <table:table-cell office:value-type="float" office:value="0.3760214" calcext:value-type="float">
            <text:p>0.3760214</text:p>
          </table:table-cell>
          <table:table-cell office:value-type="float" office:value="0.391132" calcext:value-type="float">
            <text:p>0.391132</text:p>
          </table:table-cell>
          <table:table-cell office:value-type="float" office:value="0.4623132" calcext:value-type="float">
            <text:p>0.4623132</text:p>
          </table:table-cell>
          <table:table-cell office:value-type="float" office:value="0" calcext:value-type="float">
            <text:p>0</text:p>
          </table:table-cell>
          <table:table-cell office:value-type="float" office:value="0.06802151" calcext:value-type="float">
            <text:p>0.06802151</text:p>
          </table:table-cell>
          <table:table-cell office:value-type="float" office:value="0.0571706" calcext:value-type="float">
            <text:p>0.0571706</text:p>
          </table:table-cell>
          <table:table-cell office:value-type="float" office:value="0.01419313" calcext:value-type="float">
            <text:p>0.01419313</text:p>
          </table:table-cell>
          <table:table-cell office:value-type="float" office:value="0.0548445" calcext:value-type="float">
            <text:p>0.0548445</text:p>
          </table:table-cell>
          <table:table-cell office:value-type="float" office:value="0.07429754" calcext:value-type="float">
            <text:p>0.07429754</text:p>
          </table:table-cell>
          <table:table-cell office:value-type="float" office:value="0.03309934" calcext:value-type="float">
            <text:p>0.03309934</text:p>
          </table:table-cell>
          <table:table-cell office:value-type="float" office:value="0.04809466" calcext:value-type="float">
            <text:p>0.0480946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98021" calcext:value-type="float">
            <text:p>-0.4498021</text:p>
          </table:table-cell>
          <table:table-cell office:value-type="float" office:value="-0.1065669" calcext:value-type="float">
            <text:p>-0.1065669</text:p>
          </table:table-cell>
          <table:table-cell office:value-type="float" office:value="-0.5328795" calcext:value-type="float">
            <text:p>-0.5328795</text:p>
          </table:table-cell>
          <table:table-cell office:value-type="float" office:value="-0.64048" calcext:value-type="float">
            <text:p>-0.64048</text:p>
          </table:table-cell>
          <table:table-cell office:value-type="float" office:value="-0.5437498" calcext:value-type="float">
            <text:p>-0.5437498</text:p>
          </table:table-cell>
          <table:table-cell office:value-type="float" office:value="-0.3584247" calcext:value-type="float">
            <text:p>-0.3584247</text:p>
          </table:table-cell>
          <table:table-cell office:value-type="float" office:value="-0.07120468" calcext:value-type="float">
            <text:p>-0.07120468</text:p>
          </table:table-cell>
          <table:table-cell office:value-type="float" office:value="-0.07513324" calcext:value-type="float">
            <text:p>-0.07513324</text:p>
          </table:table-cell>
          <table:table-cell office:value-type="float" office:value="-0.05095481" calcext:value-type="float">
            <text:p>-0.05095481</text:p>
          </table:table-cell>
          <table:table-cell office:value-type="float" office:value="-0.02639009" calcext:value-type="float">
            <text:p>-0.0263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95284" calcext:value-type="float">
            <text:p>-0.4295284</text:p>
          </table:table-cell>
          <table:table-cell office:value-type="float" office:value="0.005793821" calcext:value-type="float">
            <text:p>0.0057938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614" calcext:value-type="float">
            <text:p>-2.3966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8.924268" calcext:value-type="float">
            <text:p>8.924268</text:p>
          </table:table-cell>
          <table:table-cell office:value-type="float" office:value="0" calcext:value-type="float">
            <text:p>0</text:p>
          </table:table-cell>
          <table:table-cell office:value-type="float" office:value="1031.112" calcext:value-type="float">
            <text:p>1031.112</text:p>
          </table:table-cell>
          <table:table-cell office:value-type="float" office:value="-6.06378" calcext:value-type="float">
            <text:p>-6.06378</text:p>
          </table:table-cell>
          <table:table-cell office:value-type="float" office:value="0" calcext:value-type="float">
            <text:p>0</text:p>
          </table:table-cell>
          <table:table-cell office:value-type="float" office:value="0.2385509" calcext:value-type="float">
            <text:p>0.2385509</text:p>
          </table:table-cell>
          <table:table-cell office:value-type="float" office:value="0.2858139" calcext:value-type="float">
            <text:p>0.2858139</text:p>
          </table:table-cell>
          <table:table-cell office:value-type="float" office:value="0.2268896" calcext:value-type="float">
            <text:p>0.2268896</text:p>
          </table:table-cell>
          <table:table-cell office:value-type="float" office:value="0.2168068" calcext:value-type="float">
            <text:p>0.2168068</text:p>
          </table:table-cell>
          <table:table-cell office:value-type="float" office:value="0.2162794" calcext:value-type="float">
            <text:p>0.2162794</text:p>
          </table:table-cell>
          <table:table-cell office:value-type="float" office:value="0.1980172" calcext:value-type="float">
            <text:p>0.1980172</text:p>
          </table:table-cell>
          <table:table-cell office:value-type="float" office:value="0.2401871" calcext:value-type="float">
            <text:p>0.2401871</text:p>
          </table:table-cell>
          <table:table-cell office:value-type="float" office:value="0.3256412" calcext:value-type="float">
            <text:p>0.3256412</text:p>
          </table:table-cell>
          <table:table-cell office:value-type="float" office:value="0.3304181" calcext:value-type="float">
            <text:p>0.3304181</text:p>
          </table:table-cell>
          <table:table-cell office:value-type="float" office:value="0.3566192" calcext:value-type="float">
            <text:p>0.3566192</text:p>
          </table:table-cell>
          <table:table-cell office:value-type="float" office:value="0.3760085" calcext:value-type="float">
            <text:p>0.3760085</text:p>
          </table:table-cell>
          <table:table-cell office:value-type="float" office:value="0.3910869" calcext:value-type="float">
            <text:p>0.3910869</text:p>
          </table:table-cell>
          <table:table-cell office:value-type="float" office:value="0.4623622" calcext:value-type="float">
            <text:p>0.4623622</text:p>
          </table:table-cell>
          <table:table-cell office:value-type="float" office:value="0" calcext:value-type="float">
            <text:p>0</text:p>
          </table:table-cell>
          <table:table-cell office:value-type="float" office:value="0.03087452" calcext:value-type="float">
            <text:p>0.03087452</text:p>
          </table:table-cell>
          <table:table-cell office:value-type="float" office:value="0.005747031" calcext:value-type="float">
            <text:p>0.005747031</text:p>
          </table:table-cell>
          <table:table-cell office:value-type="float" office:value="0.0000289338" calcext:value-type="float">
            <text:p>2.89338E-05</text:p>
          </table:table-cell>
          <table:table-cell office:value-type="float" office:value="0.04443661" calcext:value-type="float">
            <text:p>0.04443661</text:p>
          </table:table-cell>
          <table:table-cell office:value-type="float" office:value="0.06914423" calcext:value-type="float">
            <text:p>0.06914423</text:p>
          </table:table-cell>
          <table:table-cell office:value-type="float" office:value="0.03159418" calcext:value-type="float">
            <text:p>0.03159418</text:p>
          </table:table-cell>
          <table:table-cell office:value-type="float" office:value="0.04634836" calcext:value-type="float">
            <text:p>0.0463483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99628" calcext:value-type="float">
            <text:p>-0.2099628</text:p>
          </table:table-cell>
          <table:table-cell office:value-type="float" office:value="-0.05163227" calcext:value-type="float">
            <text:p>-0.05163227</text:p>
          </table:table-cell>
          <table:table-cell office:value-type="float" office:value="-0.3106342" calcext:value-type="float">
            <text:p>-0.3106342</text:p>
          </table:table-cell>
          <table:table-cell office:value-type="float" office:value="-0.4410272" calcext:value-type="float">
            <text:p>-0.4410272</text:p>
          </table:table-cell>
          <table:table-cell office:value-type="float" office:value="-0.4496345" calcext:value-type="float">
            <text:p>-0.4496345</text:p>
          </table:table-cell>
          <table:table-cell office:value-type="float" office:value="-0.3347318" calcext:value-type="float">
            <text:p>-0.3347318</text:p>
          </table:table-cell>
          <table:table-cell office:value-type="float" office:value="-0.07070076" calcext:value-type="float">
            <text:p>-0.07070076</text:p>
          </table:table-cell>
          <table:table-cell office:value-type="float" office:value="-0.07390409" calcext:value-type="float">
            <text:p>-0.07390409</text:p>
          </table:table-cell>
          <table:table-cell office:value-type="float" office:value="-0.05076622" calcext:value-type="float">
            <text:p>-0.05076622</text:p>
          </table:table-cell>
          <table:table-cell office:value-type="float" office:value="-0.02640172" calcext:value-type="float">
            <text:p>-0.0264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45066" calcext:value-type="float">
            <text:p>-0.2545066</text:p>
          </table:table-cell>
          <table:table-cell office:value-type="float" office:value="0.005427074" calcext:value-type="float">
            <text:p>0.00542707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756" calcext:value-type="float">
            <text:p>-2.3967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0.23273" calcext:value-type="float">
            <text:p>10.23273</text:p>
          </table:table-cell>
          <table:table-cell office:value-type="float" office:value="0" calcext:value-type="float">
            <text:p>0</text:p>
          </table:table-cell>
          <table:table-cell office:value-type="float" office:value="1029.803" calcext:value-type="float">
            <text:p>1029.803</text:p>
          </table:table-cell>
          <table:table-cell office:value-type="float" office:value="-6.06378" calcext:value-type="float">
            <text:p>-6.06378</text:p>
          </table:table-cell>
          <table:table-cell office:value-type="float" office:value="0" calcext:value-type="float">
            <text:p>0</text:p>
          </table:table-cell>
          <table:table-cell office:value-type="float" office:value="0.2052084" calcext:value-type="float">
            <text:p>0.2052084</text:p>
          </table:table-cell>
          <table:table-cell office:value-type="float" office:value="0.2702108" calcext:value-type="float">
            <text:p>0.2702108</text:p>
          </table:table-cell>
          <table:table-cell office:value-type="float" office:value="0.231678" calcext:value-type="float">
            <text:p>0.231678</text:p>
          </table:table-cell>
          <table:table-cell office:value-type="float" office:value="0.2556095" calcext:value-type="float">
            <text:p>0.2556095</text:p>
          </table:table-cell>
          <table:table-cell office:value-type="float" office:value="0.2486606" calcext:value-type="float">
            <text:p>0.2486606</text:p>
          </table:table-cell>
          <table:table-cell office:value-type="float" office:value="0.2029936" calcext:value-type="float">
            <text:p>0.2029936</text:p>
          </table:table-cell>
          <table:table-cell office:value-type="float" office:value="0.2410787" calcext:value-type="float">
            <text:p>0.2410787</text:p>
          </table:table-cell>
          <table:table-cell office:value-type="float" office:value="0.3262242" calcext:value-type="float">
            <text:p>0.3262242</text:p>
          </table:table-cell>
          <table:table-cell office:value-type="float" office:value="0.3305611" calcext:value-type="float">
            <text:p>0.3305611</text:p>
          </table:table-cell>
          <table:table-cell office:value-type="float" office:value="0.356614" calcext:value-type="float">
            <text:p>0.356614</text:p>
          </table:table-cell>
          <table:table-cell office:value-type="float" office:value="0.3759931" calcext:value-type="float">
            <text:p>0.3759931</text:p>
          </table:table-cell>
          <table:table-cell office:value-type="float" office:value="0.391048" calcext:value-type="float">
            <text:p>0.3910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735284" calcext:value-type="float">
            <text:p>0.00735284</text:p>
          </table:table-cell>
          <table:table-cell office:value-type="float" office:value="0.0001445057" calcext:value-type="float">
            <text:p>0.0001445057</text:p>
          </table:table-cell>
          <table:table-cell office:value-type="float" office:value="9.46953E-016" calcext:value-type="float">
            <text:p>9.46953E-16</text:p>
          </table:table-cell>
          <table:table-cell office:value-type="float" office:value="0.000000009842334" calcext:value-type="float">
            <text:p>9.842334E-09</text:p>
          </table:table-cell>
          <table:table-cell office:value-type="float" office:value="0.03656013" calcext:value-type="float">
            <text:p>0.03656013</text:p>
          </table:table-cell>
          <table:table-cell office:value-type="float" office:value="0.02691214" calcext:value-type="float">
            <text:p>0.02691214</text:p>
          </table:table-cell>
          <table:table-cell office:value-type="float" office:value="0.04383409" calcext:value-type="float">
            <text:p>0.04383409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92912" calcext:value-type="float">
            <text:p>-0.6592912</text:p>
          </table:table-cell>
          <table:table-cell office:value-type="float" office:value="-0.0801047" calcext:value-type="float">
            <text:p>-0.0801047</text:p>
          </table:table-cell>
          <table:table-cell office:value-type="float" office:value="-0.2648314" calcext:value-type="float">
            <text:p>-0.2648314</text:p>
          </table:table-cell>
          <table:table-cell office:value-type="float" office:value="-0.1238231" calcext:value-type="float">
            <text:p>-0.1238231</text:p>
          </table:table-cell>
          <table:table-cell office:value-type="float" office:value="-0.1542565" calcext:value-type="float">
            <text:p>-0.1542565</text:p>
          </table:table-cell>
          <table:table-cell office:value-type="float" office:value="-0.2772415" calcext:value-type="float">
            <text:p>-0.2772415</text:p>
          </table:table-cell>
          <table:table-cell office:value-type="float" office:value="-0.06887919" calcext:value-type="float">
            <text:p>-0.06887919</text:p>
          </table:table-cell>
          <table:table-cell office:value-type="float" office:value="-0.07275387" calcext:value-type="float">
            <text:p>-0.07275387</text:p>
          </table:table-cell>
          <table:table-cell office:value-type="float" office:value="-0.05056153" calcext:value-type="float">
            <text:p>-0.05056153</text:p>
          </table:table-cell>
          <table:table-cell office:value-type="float" office:value="-0.0264084" calcext:value-type="float">
            <text:p>-0.026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692456" calcext:value-type="float">
            <text:p>-0.8692456</text:p>
          </table:table-cell>
          <table:table-cell office:value-type="float" office:value="0.00501608" calcext:value-type="float">
            <text:p>0.005016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47" calcext:value-type="float">
            <text:p>-2.396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0.7049" calcext:value-type="float">
            <text:p>10.7049</text:p>
          </table:table-cell>
          <table:table-cell office:value-type="float" office:value="0" calcext:value-type="float">
            <text:p>0</text:p>
          </table:table-cell>
          <table:table-cell office:value-type="float" office:value="1029.331" calcext:value-type="float">
            <text:p>1029.331</text:p>
          </table:table-cell>
          <table:table-cell office:value-type="float" office:value="-6.06378" calcext:value-type="float">
            <text:p>-6.06378</text:p>
          </table:table-cell>
          <table:table-cell office:value-type="float" office:value="0" calcext:value-type="float">
            <text:p>0</text:p>
          </table:table-cell>
          <table:table-cell office:value-type="float" office:value="0.169446" calcext:value-type="float">
            <text:p>0.169446</text:p>
          </table:table-cell>
          <table:table-cell office:value-type="float" office:value="0.2416489" calcext:value-type="float">
            <text:p>0.2416489</text:p>
          </table:table-cell>
          <table:table-cell office:value-type="float" office:value="0.2363693" calcext:value-type="float">
            <text:p>0.2363693</text:p>
          </table:table-cell>
          <table:table-cell office:value-type="float" office:value="0.2534305" calcext:value-type="float">
            <text:p>0.2534305</text:p>
          </table:table-cell>
          <table:table-cell office:value-type="float" office:value="0.2634851" calcext:value-type="float">
            <text:p>0.2634851</text:p>
          </table:table-cell>
          <table:table-cell office:value-type="float" office:value="0.2089618" calcext:value-type="float">
            <text:p>0.2089618</text:p>
          </table:table-cell>
          <table:table-cell office:value-type="float" office:value="0.2426215" calcext:value-type="float">
            <text:p>0.2426215</text:p>
          </table:table-cell>
          <table:table-cell office:value-type="float" office:value="0.3268265" calcext:value-type="float">
            <text:p>0.3268265</text:p>
          </table:table-cell>
          <table:table-cell office:value-type="float" office:value="0.3307149" calcext:value-type="float">
            <text:p>0.3307149</text:p>
          </table:table-cell>
          <table:table-cell office:value-type="float" office:value="0.3566124" calcext:value-type="float">
            <text:p>0.3566124</text:p>
          </table:table-cell>
          <table:table-cell office:value-type="float" office:value="0.3759778" calcext:value-type="float">
            <text:p>0.3759778</text:p>
          </table:table-cell>
          <table:table-cell office:value-type="float" office:value="0.3910117" calcext:value-type="float">
            <text:p>0.3910117</text:p>
          </table:table-cell>
          <table:table-cell office:value-type="float" office:value="0.4623134" calcext:value-type="float">
            <text:p>0.4623134</text:p>
          </table:table-cell>
          <table:table-cell office:value-type="float" office:value="0" calcext:value-type="float">
            <text:p>0</text:p>
          </table:table-cell>
          <table:table-cell office:value-type="float" office:value="0.04687174" calcext:value-type="float">
            <text:p>0.04687174</text:p>
          </table:table-cell>
          <table:table-cell office:value-type="float" office:value="0.01430871" calcext:value-type="float">
            <text:p>0.01430871</text:p>
          </table:table-cell>
          <table:table-cell office:value-type="float" office:value="0.0006805013" calcext:value-type="float">
            <text:p>0.0006805013</text:p>
          </table:table-cell>
          <table:table-cell office:value-type="float" office:value="0.0001863971" calcext:value-type="float">
            <text:p>0.0001863971</text:p>
          </table:table-cell>
          <table:table-cell office:value-type="float" office:value="0.01773651" calcext:value-type="float">
            <text:p>0.01773651</text:p>
          </table:table-cell>
          <table:table-cell office:value-type="float" office:value="0.02187772" calcext:value-type="float">
            <text:p>0.02187772</text:p>
          </table:table-cell>
          <table:table-cell office:value-type="float" office:value="0.04031094" calcext:value-type="float">
            <text:p>0.04031094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17018" calcext:value-type="float">
            <text:p>-2.817018</text:p>
          </table:table-cell>
          <table:table-cell office:value-type="float" office:value="-0.1851641" calcext:value-type="float">
            <text:p>-0.1851641</text:p>
          </table:table-cell>
          <table:table-cell office:value-type="float" office:value="-0.2260719" calcext:value-type="float">
            <text:p>-0.2260719</text:p>
          </table:table-cell>
          <table:table-cell office:value-type="float" office:value="-0.1323487" calcext:value-type="float">
            <text:p>-0.1323487</text:p>
          </table:table-cell>
          <table:table-cell office:value-type="float" office:value="-0.09781154" calcext:value-type="float">
            <text:p>-0.09781154</text:p>
          </table:table-cell>
          <table:table-cell office:value-type="float" office:value="-0.2218956" calcext:value-type="float">
            <text:p>-0.2218956</text:p>
          </table:table-cell>
          <table:table-cell office:value-type="float" office:value="-0.06582364" calcext:value-type="float">
            <text:p>-0.06582364</text:p>
          </table:table-cell>
          <table:table-cell office:value-type="float" office:value="-0.07158763" calcext:value-type="float">
            <text:p>-0.07158763</text:p>
          </table:table-cell>
          <table:table-cell office:value-type="float" office:value="-0.05034247" calcext:value-type="float">
            <text:p>-0.05034247</text:p>
          </table:table-cell>
          <table:table-cell office:value-type="float" office:value="-0.02641039" calcext:value-type="float">
            <text:p>-0.0264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99295" calcext:value-type="float">
            <text:p>-2.999295</text:p>
          </table:table-cell>
          <table:table-cell office:value-type="float" office:value="0.004971463" calcext:value-type="float">
            <text:p>0.0049714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447" calcext:value-type="float">
            <text:p>-2.3984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1.11625" calcext:value-type="float">
            <text:p>11.11625</text:p>
          </table:table-cell>
          <table:table-cell office:value-type="float" office:value="0" calcext:value-type="float">
            <text:p>0</text:p>
          </table:table-cell>
          <table:table-cell office:value-type="float" office:value="1029.3" calcext:value-type="float">
            <text:p>1029.3</text:p>
          </table:table-cell>
          <table:table-cell office:value-type="float" office:value="-6.443701" calcext:value-type="float">
            <text:p>-6.443701</text:p>
          </table:table-cell>
          <table:table-cell office:value-type="float" office:value="0" calcext:value-type="float">
            <text:p>0</text:p>
          </table:table-cell>
          <table:table-cell office:value-type="float" office:value="0.153109" calcext:value-type="float">
            <text:p>0.153109</text:p>
          </table:table-cell>
          <table:table-cell office:value-type="float" office:value="0.1965824" calcext:value-type="float">
            <text:p>0.1965824</text:p>
          </table:table-cell>
          <table:table-cell office:value-type="float" office:value="0.228881" calcext:value-type="float">
            <text:p>0.228881</text:p>
          </table:table-cell>
          <table:table-cell office:value-type="float" office:value="0.2498425" calcext:value-type="float">
            <text:p>0.2498425</text:p>
          </table:table-cell>
          <table:table-cell office:value-type="float" office:value="0.2549374" calcext:value-type="float">
            <text:p>0.2549374</text:p>
          </table:table-cell>
          <table:table-cell office:value-type="float" office:value="0.2129212" calcext:value-type="float">
            <text:p>0.2129212</text:p>
          </table:table-cell>
          <table:table-cell office:value-type="float" office:value="0.2441271" calcext:value-type="float">
            <text:p>0.2441271</text:p>
          </table:table-cell>
          <table:table-cell office:value-type="float" office:value="0.3274818" calcext:value-type="float">
            <text:p>0.3274818</text:p>
          </table:table-cell>
          <table:table-cell office:value-type="float" office:value="0.33088" calcext:value-type="float">
            <text:p>0.33088</text:p>
          </table:table-cell>
          <table:table-cell office:value-type="float" office:value="0.3566146" calcext:value-type="float">
            <text:p>0.3566146</text:p>
          </table:table-cell>
          <table:table-cell office:value-type="float" office:value="0.3759639" calcext:value-type="float">
            <text:p>0.3759639</text:p>
          </table:table-cell>
          <table:table-cell office:value-type="float" office:value="0.3910673" calcext:value-type="float">
            <text:p>0.3910673</text:p>
          </table:table-cell>
          <table:table-cell office:value-type="float" office:value="0.4595692" calcext:value-type="float">
            <text:p>0.4595692</text:p>
          </table:table-cell>
          <table:table-cell office:value-type="float" office:value="0" calcext:value-type="float">
            <text:p>0</text:p>
          </table:table-cell>
          <table:table-cell office:value-type="float" office:value="0.05048392" calcext:value-type="float">
            <text:p>0.05048392</text:p>
          </table:table-cell>
          <table:table-cell office:value-type="float" office:value="0.0577023" calcext:value-type="float">
            <text:p>0.0577023</text:p>
          </table:table-cell>
          <table:table-cell office:value-type="float" office:value="0.009798672" calcext:value-type="float">
            <text:p>0.009798672</text:p>
          </table:table-cell>
          <table:table-cell office:value-type="float" office:value="0.003571915" calcext:value-type="float">
            <text:p>0.003571915</text:p>
          </table:table-cell>
          <table:table-cell office:value-type="float" office:value="0.02189015" calcext:value-type="float">
            <text:p>0.02189015</text:p>
          </table:table-cell>
          <table:table-cell office:value-type="float" office:value="0.01920693" calcext:value-type="float">
            <text:p>0.01920693</text:p>
          </table:table-cell>
          <table:table-cell office:value-type="float" office:value="0.03635717" calcext:value-type="float">
            <text:p>0.03635717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06596" calcext:value-type="float">
            <text:p>-6.306596</text:p>
          </table:table-cell>
          <table:table-cell office:value-type="float" office:value="-0.8954071" calcext:value-type="float">
            <text:p>-0.8954071</text:p>
          </table:table-cell>
          <table:table-cell office:value-type="float" office:value="-0.2875443" calcext:value-type="float">
            <text:p>-0.2875443</text:p>
          </table:table-cell>
          <table:table-cell office:value-type="float" office:value="-0.1474734" calcext:value-type="float">
            <text:p>-0.1474734</text:p>
          </table:table-cell>
          <table:table-cell office:value-type="float" office:value="-0.1262523" calcext:value-type="float">
            <text:p>-0.1262523</text:p>
          </table:table-cell>
          <table:table-cell office:value-type="float" office:value="-0.1921216" calcext:value-type="float">
            <text:p>-0.1921216</text:p>
          </table:table-cell>
          <table:table-cell office:value-type="float" office:value="-0.06298477" calcext:value-type="float">
            <text:p>-0.06298477</text:p>
          </table:table-cell>
          <table:table-cell office:value-type="float" office:value="-0.07034212" calcext:value-type="float">
            <text:p>-0.07034212</text:p>
          </table:table-cell>
          <table:table-cell office:value-type="float" office:value="-0.05010833" calcext:value-type="float">
            <text:p>-0.05010833</text:p>
          </table:table-cell>
          <table:table-cell office:value-type="float" office:value="-0.02640759" calcext:value-type="float">
            <text:p>-0.02640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25246" calcext:value-type="float">
            <text:p>-7.725246</text:p>
          </table:table-cell>
          <table:table-cell office:value-type="float" office:value="0.005122888" calcext:value-type="float">
            <text:p>0.00512288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1266" calcext:value-type="float">
            <text:p>-2.3712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1.49019" calcext:value-type="float">
            <text:p>11.49019</text:p>
          </table:table-cell>
          <table:table-cell office:value-type="float" office:value="0" calcext:value-type="float">
            <text:p>0</text:p>
          </table:table-cell>
          <table:table-cell office:value-type="float" office:value="1029.724" calcext:value-type="float">
            <text:p>1029.724</text:p>
          </table:table-cell>
          <table:table-cell office:value-type="float" office:value="-7.241107" calcext:value-type="float">
            <text:p>-7.241107</text:p>
          </table:table-cell>
          <table:table-cell office:value-type="float" office:value="0" calcext:value-type="float">
            <text:p>0</text:p>
          </table:table-cell>
          <table:table-cell office:value-type="float" office:value="0.1382345" calcext:value-type="float">
            <text:p>0.1382345</text:p>
          </table:table-cell>
          <table:table-cell office:value-type="float" office:value="0.1556276" calcext:value-type="float">
            <text:p>0.1556276</text:p>
          </table:table-cell>
          <table:table-cell office:value-type="float" office:value="0.1870141" calcext:value-type="float">
            <text:p>0.1870141</text:p>
          </table:table-cell>
          <table:table-cell office:value-type="float" office:value="0.2351953" calcext:value-type="float">
            <text:p>0.2351953</text:p>
          </table:table-cell>
          <table:table-cell office:value-type="float" office:value="0.2466831" calcext:value-type="float">
            <text:p>0.2466831</text:p>
          </table:table-cell>
          <table:table-cell office:value-type="float" office:value="0.2156672" calcext:value-type="float">
            <text:p>0.2156672</text:p>
          </table:table-cell>
          <table:table-cell office:value-type="float" office:value="0.2456792" calcext:value-type="float">
            <text:p>0.2456792</text:p>
          </table:table-cell>
          <table:table-cell office:value-type="float" office:value="0.3281575" calcext:value-type="float">
            <text:p>0.3281575</text:p>
          </table:table-cell>
          <table:table-cell office:value-type="float" office:value="0.3310566" calcext:value-type="float">
            <text:p>0.3310566</text:p>
          </table:table-cell>
          <table:table-cell office:value-type="float" office:value="0.3566209" calcext:value-type="float">
            <text:p>0.3566209</text:p>
          </table:table-cell>
          <table:table-cell office:value-type="float" office:value="0.3759592" calcext:value-type="float">
            <text:p>0.3759592</text:p>
          </table:table-cell>
          <table:table-cell office:value-type="float" office:value="0.3911536" calcext:value-type="float">
            <text:p>0.3911536</text:p>
          </table:table-cell>
          <table:table-cell office:value-type="float" office:value="0.4616673" calcext:value-type="float">
            <text:p>0.4616673</text:p>
          </table:table-cell>
          <table:table-cell office:value-type="float" office:value="0" calcext:value-type="float">
            <text:p>0</text:p>
          </table:table-cell>
          <table:table-cell office:value-type="float" office:value="0.03305368" calcext:value-type="float">
            <text:p>0.03305368</text:p>
          </table:table-cell>
          <table:table-cell office:value-type="float" office:value="0.1017809" calcext:value-type="float">
            <text:p>0.1017809</text:p>
          </table:table-cell>
          <table:table-cell office:value-type="float" office:value="0.05560938" calcext:value-type="float">
            <text:p>0.05560938</text:p>
          </table:table-cell>
          <table:table-cell office:value-type="float" office:value="0.01866193" calcext:value-type="float">
            <text:p>0.01866193</text:p>
          </table:table-cell>
          <table:table-cell office:value-type="float" office:value="0.02740001" calcext:value-type="float">
            <text:p>0.02740001</text:p>
          </table:table-cell>
          <table:table-cell office:value-type="float" office:value="0.01753613" calcext:value-type="float">
            <text:p>0.01753613</text:p>
          </table:table-cell>
          <table:table-cell office:value-type="float" office:value="0.03218534" calcext:value-type="float">
            <text:p>0.03218534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3133" calcext:value-type="float">
            <text:p>-13.93133</text:p>
          </table:table-cell>
          <table:table-cell office:value-type="float" office:value="-5.516016" calcext:value-type="float">
            <text:p>-5.516016</text:p>
          </table:table-cell>
          <table:table-cell office:value-type="float" office:value="-1.327571" calcext:value-type="float">
            <text:p>-1.327571</text:p>
          </table:table-cell>
          <table:table-cell office:value-type="float" office:value="-0.232772" calcext:value-type="float">
            <text:p>-0.232772</text:p>
          </table:table-cell>
          <table:table-cell office:value-type="float" office:value="-0.1623442" calcext:value-type="float">
            <text:p>-0.1623442</text:p>
          </table:table-cell>
          <table:table-cell office:value-type="float" office:value="-0.1740548" calcext:value-type="float">
            <text:p>-0.1740548</text:p>
          </table:table-cell>
          <table:table-cell office:value-type="float" office:value="-0.06020603" calcext:value-type="float">
            <text:p>-0.06020603</text:p>
          </table:table-cell>
          <table:table-cell office:value-type="float" office:value="-0.0690825" calcext:value-type="float">
            <text:p>-0.0690825</text:p>
          </table:table-cell>
          <table:table-cell office:value-type="float" office:value="-0.04985917" calcext:value-type="float">
            <text:p>-0.04985917</text:p>
          </table:table-cell>
          <table:table-cell office:value-type="float" office:value="-0.02639994" calcext:value-type="float">
            <text:p>-0.0263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60649" calcext:value-type="float">
            <text:p>-18.60649</text:p>
          </table:table-cell>
          <table:table-cell office:value-type="float" office:value="0.005468779" calcext:value-type="float">
            <text:p>0.00546877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0762" calcext:value-type="float">
            <text:p>-2.3807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17431" calcext:value-type="float">
            <text:p>12.17431</text:p>
          </table:table-cell>
          <table:table-cell office:value-type="float" office:value="0" calcext:value-type="float">
            <text:p>0</text:p>
          </table:table-cell>
          <table:table-cell office:value-type="float" office:value="1029.161" calcext:value-type="float">
            <text:p>1029.161</text:p>
          </table:table-cell>
          <table:table-cell office:value-type="float" office:value="-7.362412" calcext:value-type="float">
            <text:p>-7.362412</text:p>
          </table:table-cell>
          <table:table-cell office:value-type="float" office:value="0" calcext:value-type="float">
            <text:p>0</text:p>
          </table:table-cell>
          <table:table-cell office:value-type="float" office:value="0.1234493" calcext:value-type="float">
            <text:p>0.1234493</text:p>
          </table:table-cell>
          <table:table-cell office:value-type="float" office:value="0.1513503" calcext:value-type="float">
            <text:p>0.1513503</text:p>
          </table:table-cell>
          <table:table-cell office:value-type="float" office:value="0.1728839" calcext:value-type="float">
            <text:p>0.1728839</text:p>
          </table:table-cell>
          <table:table-cell office:value-type="float" office:value="0.2011969" calcext:value-type="float">
            <text:p>0.2011969</text:p>
          </table:table-cell>
          <table:table-cell office:value-type="float" office:value="0.2284004" calcext:value-type="float">
            <text:p>0.2284004</text:p>
          </table:table-cell>
          <table:table-cell office:value-type="float" office:value="0.2160673" calcext:value-type="float">
            <text:p>0.2160673</text:p>
          </table:table-cell>
          <table:table-cell office:value-type="float" office:value="0.2466472" calcext:value-type="float">
            <text:p>0.2466472</text:p>
          </table:table-cell>
          <table:table-cell office:value-type="float" office:value="0.3288397" calcext:value-type="float">
            <text:p>0.3288397</text:p>
          </table:table-cell>
          <table:table-cell office:value-type="float" office:value="0.3312444" calcext:value-type="float">
            <text:p>0.3312444</text:p>
          </table:table-cell>
          <table:table-cell office:value-type="float" office:value="0.3566309" calcext:value-type="float">
            <text:p>0.3566309</text:p>
          </table:table-cell>
          <table:table-cell office:value-type="float" office:value="0.3759595" calcext:value-type="float">
            <text:p>0.3759595</text:p>
          </table:table-cell>
          <table:table-cell office:value-type="float" office:value="0.3911776" calcext:value-type="float">
            <text:p>0.3911776</text:p>
          </table:table-cell>
          <table:table-cell office:value-type="float" office:value="0.4621656" calcext:value-type="float">
            <text:p>0.4621656</text:p>
          </table:table-cell>
          <table:table-cell office:value-type="float" office:value="0" calcext:value-type="float">
            <text:p>0</text:p>
          </table:table-cell>
          <table:table-cell office:value-type="float" office:value="0.00000005170451" calcext:value-type="float">
            <text:p>5.170451E-08</text:p>
          </table:table-cell>
          <table:table-cell office:value-type="float" office:value="0.1048022" calcext:value-type="float">
            <text:p>0.1048022</text:p>
          </table:table-cell>
          <table:table-cell office:value-type="float" office:value="0.07221629" calcext:value-type="float">
            <text:p>0.07221629</text:p>
          </table:table-cell>
          <table:table-cell office:value-type="float" office:value="0.05578228" calcext:value-type="float">
            <text:p>0.05578228</text:p>
          </table:table-cell>
          <table:table-cell office:value-type="float" office:value="0.04549516" calcext:value-type="float">
            <text:p>0.04549516</text:p>
          </table:table-cell>
          <table:table-cell office:value-type="float" office:value="0.01799779" calcext:value-type="float">
            <text:p>0.01799779</text:p>
          </table:table-cell>
          <table:table-cell office:value-type="float" office:value="0.02809936" calcext:value-type="float">
            <text:p>0.02809936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53621" calcext:value-type="float">
            <text:p>-33.53621</text:p>
          </table:table-cell>
          <table:table-cell office:value-type="float" office:value="-6.771532" calcext:value-type="float">
            <text:p>-6.771532</text:p>
          </table:table-cell>
          <table:table-cell office:value-type="float" office:value="-2.433605" calcext:value-type="float">
            <text:p>-2.433605</text:p>
          </table:table-cell>
          <table:table-cell office:value-type="float" office:value="-0.7727042" calcext:value-type="float">
            <text:p>-0.7727042</text:p>
          </table:table-cell>
          <table:table-cell office:value-type="float" office:value="-0.292707" calcext:value-type="float">
            <text:p>-0.292707</text:p>
          </table:table-cell>
          <table:table-cell office:value-type="float" office:value="-0.1714077" calcext:value-type="float">
            <text:p>-0.1714077</text:p>
          </table:table-cell>
          <table:table-cell office:value-type="float" office:value="-0.05852958" calcext:value-type="float">
            <text:p>-0.05852958</text:p>
          </table:table-cell>
          <table:table-cell office:value-type="float" office:value="-0.06783587" calcext:value-type="float">
            <text:p>-0.06783587</text:p>
          </table:table-cell>
          <table:table-cell office:value-type="float" office:value="-0.04959578" calcext:value-type="float">
            <text:p>-0.04959578</text:p>
          </table:table-cell>
          <table:table-cell office:value-type="float" office:value="-0.02638724" calcext:value-type="float">
            <text:p>-0.0263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85711" calcext:value-type="float">
            <text:p>-22.85711</text:p>
          </table:table-cell>
          <table:table-cell office:value-type="float" office:value="0.00568941" calcext:value-type="float">
            <text:p>0.0056894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8116" calcext:value-type="float">
            <text:p>-2.3881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36422" calcext:value-type="float">
            <text:p>12.36422</text:p>
          </table:table-cell>
          <table:table-cell office:value-type="float" office:value="0" calcext:value-type="float">
            <text:p>0</text:p>
          </table:table-cell>
          <table:table-cell office:value-type="float" office:value="1028.971" calcext:value-type="float">
            <text:p>1028.971</text:p>
          </table:table-cell>
          <table:table-cell office:value-type="float" office:value="-7.362412" calcext:value-type="float">
            <text:p>-7.362412</text:p>
          </table:table-cell>
          <table:table-cell office:value-type="float" office:value="0" calcext:value-type="float">
            <text:p>0</text:p>
          </table:table-cell>
          <table:table-cell office:value-type="float" office:value="0.1121733" calcext:value-type="float">
            <text:p>0.1121733</text:p>
          </table:table-cell>
          <table:table-cell office:value-type="float" office:value="0.1572908" calcext:value-type="float">
            <text:p>0.1572908</text:p>
          </table:table-cell>
          <table:table-cell office:value-type="float" office:value="0.1716361" calcext:value-type="float">
            <text:p>0.1716361</text:p>
          </table:table-cell>
          <table:table-cell office:value-type="float" office:value="0.1827834" calcext:value-type="float">
            <text:p>0.1827834</text:p>
          </table:table-cell>
          <table:table-cell office:value-type="float" office:value="0.1990556" calcext:value-type="float">
            <text:p>0.1990556</text:p>
          </table:table-cell>
          <table:table-cell office:value-type="float" office:value="0.2105652" calcext:value-type="float">
            <text:p>0.2105652</text:p>
          </table:table-cell>
          <table:table-cell office:value-type="float" office:value="0.2470011" calcext:value-type="float">
            <text:p>0.2470011</text:p>
          </table:table-cell>
          <table:table-cell office:value-type="float" office:value="0.3295543" calcext:value-type="float">
            <text:p>0.3295543</text:p>
          </table:table-cell>
          <table:table-cell office:value-type="float" office:value="0.3314353" calcext:value-type="float">
            <text:p>0.3314353</text:p>
          </table:table-cell>
          <table:table-cell office:value-type="float" office:value="0.3566451" calcext:value-type="float">
            <text:p>0.3566451</text:p>
          </table:table-cell>
          <table:table-cell office:value-type="float" office:value="0.3759613" calcext:value-type="float">
            <text:p>0.3759613</text:p>
          </table:table-cell>
          <table:table-cell office:value-type="float" office:value="0.3911585" calcext:value-type="float">
            <text:p>0.3911585</text:p>
          </table:table-cell>
          <table:table-cell office:value-type="float" office:value="0.4622618" calcext:value-type="float">
            <text:p>0.4622618</text:p>
          </table:table-cell>
          <table:table-cell office:value-type="float" office:value="0" calcext:value-type="float">
            <text:p>0</text:p>
          </table:table-cell>
          <table:table-cell office:value-type="float" office:value="0.00000002555112" calcext:value-type="float">
            <text:p>2.555112E-08</text:p>
          </table:table-cell>
          <table:table-cell office:value-type="float" office:value="0.09703969" calcext:value-type="float">
            <text:p>0.09703969</text:p>
          </table:table-cell>
          <table:table-cell office:value-type="float" office:value="0.07425529" calcext:value-type="float">
            <text:p>0.07425529</text:p>
          </table:table-cell>
          <table:table-cell office:value-type="float" office:value="0.0764543" calcext:value-type="float">
            <text:p>0.0764543</text:p>
          </table:table-cell>
          <table:table-cell office:value-type="float" office:value="0.07891595" calcext:value-type="float">
            <text:p>0.07891595</text:p>
          </table:table-cell>
          <table:table-cell office:value-type="float" office:value="0.0238919" calcext:value-type="float">
            <text:p>0.0238919</text:p>
          </table:table-cell>
          <table:table-cell office:value-type="float" office:value="0.02476739" calcext:value-type="float">
            <text:p>0.02476739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03316" calcext:value-type="float">
            <text:p>-71.03316</text:p>
          </table:table-cell>
          <table:table-cell office:value-type="float" office:value="-5.02549" calcext:value-type="float">
            <text:p>-5.02549</text:p>
          </table:table-cell>
          <table:table-cell office:value-type="float" office:value="-2.608434" calcext:value-type="float">
            <text:p>-2.608434</text:p>
          </table:table-cell>
          <table:table-cell office:value-type="float" office:value="-1.634757" calcext:value-type="float">
            <text:p>-1.634757</text:p>
          </table:table-cell>
          <table:table-cell office:value-type="float" office:value="-0.8463882" calcext:value-type="float">
            <text:p>-0.8463882</text:p>
          </table:table-cell>
          <table:table-cell office:value-type="float" office:value="-0.2083419" calcext:value-type="float">
            <text:p>-0.2083419</text:p>
          </table:table-cell>
          <table:table-cell office:value-type="float" office:value="-0.0579217" calcext:value-type="float">
            <text:p>-0.0579217</text:p>
          </table:table-cell>
          <table:table-cell office:value-type="float" office:value="-0.06655879" calcext:value-type="float">
            <text:p>-0.06655879</text:p>
          </table:table-cell>
          <table:table-cell office:value-type="float" office:value="-0.0493291" calcext:value-type="float">
            <text:p>-0.0493291</text:p>
          </table:table-cell>
          <table:table-cell office:value-type="float" office:value="-0.02636938" calcext:value-type="float">
            <text:p>-0.026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56237" calcext:value-type="float">
            <text:p>-23.56237</text:p>
          </table:table-cell>
          <table:table-cell office:value-type="float" office:value="0.005862464" calcext:value-type="float">
            <text:p>0.0058624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3552" calcext:value-type="float">
            <text:p>-2.393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38957" calcext:value-type="float">
            <text:p>12.38957</text:p>
          </table:table-cell>
          <table:table-cell office:value-type="float" office:value="0" calcext:value-type="float">
            <text:p>0</text:p>
          </table:table-cell>
          <table:table-cell office:value-type="float" office:value="1028.946" calcext:value-type="float">
            <text:p>1028.946</text:p>
          </table:table-cell>
          <table:table-cell office:value-type="float" office:value="-7.362412" calcext:value-type="float">
            <text:p>-7.362412</text:p>
          </table:table-cell>
          <table:table-cell office:value-type="float" office:value="0" calcext:value-type="float">
            <text:p>0</text:p>
          </table:table-cell>
          <table:table-cell office:value-type="float" office:value="0.1136406" calcext:value-type="float">
            <text:p>0.1136406</text:p>
          </table:table-cell>
          <table:table-cell office:value-type="float" office:value="0.1782368" calcext:value-type="float">
            <text:p>0.1782368</text:p>
          </table:table-cell>
          <table:table-cell office:value-type="float" office:value="0.1809658" calcext:value-type="float">
            <text:p>0.1809658</text:p>
          </table:table-cell>
          <table:table-cell office:value-type="float" office:value="0.1836053" calcext:value-type="float">
            <text:p>0.1836053</text:p>
          </table:table-cell>
          <table:table-cell office:value-type="float" office:value="0.1923391" calcext:value-type="float">
            <text:p>0.1923391</text:p>
          </table:table-cell>
          <table:table-cell office:value-type="float" office:value="0.2012306" calcext:value-type="float">
            <text:p>0.2012306</text:p>
          </table:table-cell>
          <table:table-cell office:value-type="float" office:value="0.2464033" calcext:value-type="float">
            <text:p>0.2464033</text:p>
          </table:table-cell>
          <table:table-cell office:value-type="float" office:value="0.3302437" calcext:value-type="float">
            <text:p>0.3302437</text:p>
          </table:table-cell>
          <table:table-cell office:value-type="float" office:value="0.3316181" calcext:value-type="float">
            <text:p>0.3316181</text:p>
          </table:table-cell>
          <table:table-cell office:value-type="float" office:value="0.3566629" calcext:value-type="float">
            <text:p>0.3566629</text:p>
          </table:table-cell>
          <table:table-cell office:value-type="float" office:value="0.3759613" calcext:value-type="float">
            <text:p>0.3759613</text:p>
          </table:table-cell>
          <table:table-cell office:value-type="float" office:value="0.3911162" calcext:value-type="float">
            <text:p>0.3911162</text:p>
          </table:table-cell>
          <table:table-cell office:value-type="float" office:value="0.4622734" calcext:value-type="float">
            <text:p>0.4622734</text:p>
          </table:table-cell>
          <table:table-cell office:value-type="float" office:value="0" calcext:value-type="float">
            <text:p>0</text:p>
          </table:table-cell>
          <table:table-cell office:value-type="float" office:value="0.00000002334744" calcext:value-type="float">
            <text:p>2.334744E-08</text:p>
          </table:table-cell>
          <table:table-cell office:value-type="float" office:value="0.07255136" calcext:value-type="float">
            <text:p>0.07255136</text:p>
          </table:table-cell>
          <table:table-cell office:value-type="float" office:value="0.06490806" calcext:value-type="float">
            <text:p>0.06490806</text:p>
          </table:table-cell>
          <table:table-cell office:value-type="float" office:value="0.07601581" calcext:value-type="float">
            <text:p>0.07601581</text:p>
          </table:table-cell>
          <table:table-cell office:value-type="float" office:value="0.08895814" calcext:value-type="float">
            <text:p>0.08895814</text:p>
          </table:table-cell>
          <table:table-cell office:value-type="float" office:value="0.03369831" calcext:value-type="float">
            <text:p>0.03369831</text:p>
          </table:table-cell>
          <table:table-cell office:value-type="float" office:value="0.0228749" calcext:value-type="float">
            <text:p>0.0228749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43887" calcext:value-type="float">
            <text:p>-64.43887</text:p>
          </table:table-cell>
          <table:table-cell office:value-type="float" office:value="-1.880619" calcext:value-type="float">
            <text:p>-1.880619</text:p>
          </table:table-cell>
          <table:table-cell office:value-type="float" office:value="-1.757753" calcext:value-type="float">
            <text:p>-1.757753</text:p>
          </table:table-cell>
          <table:table-cell office:value-type="float" office:value="-1.588973" calcext:value-type="float">
            <text:p>-1.588973</text:p>
          </table:table-cell>
          <table:table-cell office:value-type="float" office:value="-1.110798" calcext:value-type="float">
            <text:p>-1.110798</text:p>
          </table:table-cell>
          <table:table-cell office:value-type="float" office:value="-0.2948039" calcext:value-type="float">
            <text:p>-0.2948039</text:p>
          </table:table-cell>
          <table:table-cell office:value-type="float" office:value="-0.05891747" calcext:value-type="float">
            <text:p>-0.05891747</text:p>
          </table:table-cell>
          <table:table-cell office:value-type="float" office:value="-0.06534773" calcext:value-type="float">
            <text:p>-0.06534773</text:p>
          </table:table-cell>
          <table:table-cell office:value-type="float" office:value="-0.04907572" calcext:value-type="float">
            <text:p>-0.04907572</text:p>
          </table:table-cell>
          <table:table-cell office:value-type="float" office:value="-0.02634669" calcext:value-type="float">
            <text:p>-0.02634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5889" calcext:value-type="float">
            <text:p>-18.25889</text:p>
          </table:table-cell>
          <table:table-cell office:value-type="float" office:value="0.005834154" calcext:value-type="float">
            <text:p>0.00583415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196" calcext:value-type="float">
            <text:p>-2.3961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36823" calcext:value-type="float">
            <text:p>12.36823</text:p>
          </table:table-cell>
          <table:table-cell office:value-type="float" office:value="0" calcext:value-type="float">
            <text:p>0</text:p>
          </table:table-cell>
          <table:table-cell office:value-type="float" office:value="1028.967" calcext:value-type="float">
            <text:p>1028.967</text:p>
          </table:table-cell>
          <table:table-cell office:value-type="float" office:value="-7.362412" calcext:value-type="float">
            <text:p>-7.362412</text:p>
          </table:table-cell>
          <table:table-cell office:value-type="float" office:value="0" calcext:value-type="float">
            <text:p>0</text:p>
          </table:table-cell>
          <table:table-cell office:value-type="float" office:value="0.1216427" calcext:value-type="float">
            <text:p>0.1216427</text:p>
          </table:table-cell>
          <table:table-cell office:value-type="float" office:value="0.1936164" calcext:value-type="float">
            <text:p>0.1936164</text:p>
          </table:table-cell>
          <table:table-cell office:value-type="float" office:value="0.1877458" calcext:value-type="float">
            <text:p>0.1877458</text:p>
          </table:table-cell>
          <table:table-cell office:value-type="float" office:value="0.1887112" calcext:value-type="float">
            <text:p>0.1887112</text:p>
          </table:table-cell>
          <table:table-cell office:value-type="float" office:value="0.1961069" calcext:value-type="float">
            <text:p>0.1961069</text:p>
          </table:table-cell>
          <table:table-cell office:value-type="float" office:value="0.1953874" calcext:value-type="float">
            <text:p>0.1953874</text:p>
          </table:table-cell>
          <table:table-cell office:value-type="float" office:value="0.2453234" calcext:value-type="float">
            <text:p>0.2453234</text:p>
          </table:table-cell>
          <table:table-cell office:value-type="float" office:value="0.3308054" calcext:value-type="float">
            <text:p>0.3308054</text:p>
          </table:table-cell>
          <table:table-cell office:value-type="float" office:value="0.3318107" calcext:value-type="float">
            <text:p>0.3318107</text:p>
          </table:table-cell>
          <table:table-cell office:value-type="float" office:value="0.356684" calcext:value-type="float">
            <text:p>0.356684</text:p>
          </table:table-cell>
          <table:table-cell office:value-type="float" office:value="0.3759602" calcext:value-type="float">
            <text:p>0.3759602</text:p>
          </table:table-cell>
          <table:table-cell office:value-type="float" office:value="0.3910649" calcext:value-type="float">
            <text:p>0.3910649</text:p>
          </table:table-cell>
          <table:table-cell office:value-type="float" office:value="0.4623034" calcext:value-type="float">
            <text:p>0.462303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83932" calcext:value-type="float">
            <text:p>2.083932E-08</text:p>
          </table:table-cell>
          <table:table-cell office:value-type="float" office:value="0.05346723" calcext:value-type="float">
            <text:p>0.05346723</text:p>
          </table:table-cell>
          <table:table-cell office:value-type="float" office:value="0.05821425" calcext:value-type="float">
            <text:p>0.05821425</text:p>
          </table:table-cell>
          <table:table-cell office:value-type="float" office:value="0.07083151" calcext:value-type="float">
            <text:p>0.07083151</text:p>
          </table:table-cell>
          <table:table-cell office:value-type="float" office:value="0.08686379" calcext:value-type="float">
            <text:p>0.08686379</text:p>
          </table:table-cell>
          <table:table-cell office:value-type="float" office:value="0.03985726" calcext:value-type="float">
            <text:p>0.03985726</text:p>
          </table:table-cell>
          <table:table-cell office:value-type="float" office:value="0.02217211" calcext:value-type="float">
            <text:p>0.0221721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37465" calcext:value-type="float">
            <text:p>-38.37465</text:p>
          </table:table-cell>
          <table:table-cell office:value-type="float" office:value="-1.008442" calcext:value-type="float">
            <text:p>-1.008442</text:p>
          </table:table-cell>
          <table:table-cell office:value-type="float" office:value="-1.33106" calcext:value-type="float">
            <text:p>-1.33106</text:p>
          </table:table-cell>
          <table:table-cell office:value-type="float" office:value="-1.28645" calcext:value-type="float">
            <text:p>-1.28645</text:p>
          </table:table-cell>
          <table:table-cell office:value-type="float" office:value="-0.9562502" calcext:value-type="float">
            <text:p>-0.9562502</text:p>
          </table:table-cell>
          <table:table-cell office:value-type="float" office:value="-0.3699382" calcext:value-type="float">
            <text:p>-0.3699382</text:p>
          </table:table-cell>
          <table:table-cell office:value-type="float" office:value="-0.06078026" calcext:value-type="float">
            <text:p>-0.06078026</text:p>
          </table:table-cell>
          <table:table-cell office:value-type="float" office:value="-0.06437916" calcext:value-type="float">
            <text:p>-0.06437916</text:p>
          </table:table-cell>
          <table:table-cell office:value-type="float" office:value="-0.0488102" calcext:value-type="float">
            <text:p>-0.0488102</text:p>
          </table:table-cell>
          <table:table-cell office:value-type="float" office:value="-0.02632016" calcext:value-type="float">
            <text:p>-0.0263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5898" calcext:value-type="float">
            <text:p>-12.25898</text:p>
          </table:table-cell>
          <table:table-cell office:value-type="float" office:value="0.005763638" calcext:value-type="float">
            <text:p>0.00576363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8522" calcext:value-type="float">
            <text:p>-2.3985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41503" calcext:value-type="float">
            <text:p>12.41503</text:p>
          </table:table-cell>
          <table:table-cell office:value-type="float" office:value="0" calcext:value-type="float">
            <text:p>0</text:p>
          </table:table-cell>
          <table:table-cell office:value-type="float" office:value="1029.394" calcext:value-type="float">
            <text:p>1029.394</text:p>
          </table:table-cell>
          <table:table-cell office:value-type="float" office:value="-7.836228" calcext:value-type="float">
            <text:p>-7.836228</text:p>
          </table:table-cell>
          <table:table-cell office:value-type="float" office:value="0" calcext:value-type="float">
            <text:p>0</text:p>
          </table:table-cell>
          <table:table-cell office:value-type="float" office:value="0.1260827" calcext:value-type="float">
            <text:p>0.1260827</text:p>
          </table:table-cell>
          <table:table-cell office:value-type="float" office:value="0.2110514" calcext:value-type="float">
            <text:p>0.2110514</text:p>
          </table:table-cell>
          <table:table-cell office:value-type="float" office:value="0.1960349" calcext:value-type="float">
            <text:p>0.1960349</text:p>
          </table:table-cell>
          <table:table-cell office:value-type="float" office:value="0.1951511" calcext:value-type="float">
            <text:p>0.1951511</text:p>
          </table:table-cell>
          <table:table-cell office:value-type="float" office:value="0.2010132" calcext:value-type="float">
            <text:p>0.2010132</text:p>
          </table:table-cell>
          <table:table-cell office:value-type="float" office:value="0.1932366" calcext:value-type="float">
            <text:p>0.1932366</text:p>
          </table:table-cell>
          <table:table-cell office:value-type="float" office:value="0.2440377" calcext:value-type="float">
            <text:p>0.2440377</text:p>
          </table:table-cell>
          <table:table-cell office:value-type="float" office:value="0.3312494" calcext:value-type="float">
            <text:p>0.3312494</text:p>
          </table:table-cell>
          <table:table-cell office:value-type="float" office:value="0.3320091" calcext:value-type="float">
            <text:p>0.3320091</text:p>
          </table:table-cell>
          <table:table-cell office:value-type="float" office:value="0.356708" calcext:value-type="float">
            <text:p>0.356708</text:p>
          </table:table-cell>
          <table:table-cell office:value-type="float" office:value="0.3759645" calcext:value-type="float">
            <text:p>0.3759645</text:p>
          </table:table-cell>
          <table:table-cell office:value-type="float" office:value="0.3913833" calcext:value-type="float">
            <text:p>0.3913833</text:p>
          </table:table-cell>
          <table:table-cell office:value-type="float" office:value="0.4496185" calcext:value-type="float">
            <text:p>0.44961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9167" calcext:value-type="float">
            <text:p>8.99167E-09</text:p>
          </table:table-cell>
          <table:table-cell office:value-type="float" office:value="0.03105575" calcext:value-type="float">
            <text:p>0.03105575</text:p>
          </table:table-cell>
          <table:table-cell office:value-type="float" office:value="0.04998181" calcext:value-type="float">
            <text:p>0.04998181</text:p>
          </table:table-cell>
          <table:table-cell office:value-type="float" office:value="0.06420043" calcext:value-type="float">
            <text:p>0.06420043</text:p>
          </table:table-cell>
          <table:table-cell office:value-type="float" office:value="0.0826688" calcext:value-type="float">
            <text:p>0.0826688</text:p>
          </table:table-cell>
          <table:table-cell office:value-type="float" office:value="0.04230756" calcext:value-type="float">
            <text:p>0.04230756</text:p>
          </table:table-cell>
          <table:table-cell office:value-type="float" office:value="0.02212053" calcext:value-type="float">
            <text:p>0.02212053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08064" calcext:value-type="float">
            <text:p>-29.08064</text:p>
          </table:table-cell>
          <table:table-cell office:value-type="float" office:value="-0.5234964" calcext:value-type="float">
            <text:p>-0.5234964</text:p>
          </table:table-cell>
          <table:table-cell office:value-type="float" office:value="-0.9555565" calcext:value-type="float">
            <text:p>-0.9555565</text:p>
          </table:table-cell>
          <table:table-cell office:value-type="float" office:value="-0.9928948" calcext:value-type="float">
            <text:p>-0.9928948</text:p>
          </table:table-cell>
          <table:table-cell office:value-type="float" office:value="-0.7901937" calcext:value-type="float">
            <text:p>-0.7901937</text:p>
          </table:table-cell>
          <table:table-cell office:value-type="float" office:value="-0.403129" calcext:value-type="float">
            <text:p>-0.403129</text:p>
          </table:table-cell>
          <table:table-cell office:value-type="float" office:value="-0.06309729" calcext:value-type="float">
            <text:p>-0.06309729</text:p>
          </table:table-cell>
          <table:table-cell office:value-type="float" office:value="-0.06362434" calcext:value-type="float">
            <text:p>-0.06362434</text:p>
          </table:table-cell>
          <table:table-cell office:value-type="float" office:value="-0.04853833" calcext:value-type="float">
            <text:p>-0.04853833</text:p>
          </table:table-cell>
          <table:table-cell office:value-type="float" office:value="-0.02628973" calcext:value-type="float">
            <text:p>-0.02628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20079" calcext:value-type="float">
            <text:p>-9.920079</text:p>
          </table:table-cell>
          <table:table-cell office:value-type="float" office:value="0.005638911" calcext:value-type="float">
            <text:p>0.00563891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81281" calcext:value-type="float">
            <text:p>-2.2812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44421" calcext:value-type="float">
            <text:p>12.44421</text:p>
          </table:table-cell>
          <table:table-cell office:value-type="float" office:value="0" calcext:value-type="float">
            <text:p>0</text:p>
          </table:table-cell>
          <table:table-cell office:value-type="float" office:value="1030.235" calcext:value-type="float">
            <text:p>1030.235</text:p>
          </table:table-cell>
          <table:table-cell office:value-type="float" office:value="-8.706142" calcext:value-type="float">
            <text:p>-8.706142</text:p>
          </table:table-cell>
          <table:table-cell office:value-type="float" office:value="0" calcext:value-type="float">
            <text:p>0</text:p>
          </table:table-cell>
          <table:table-cell office:value-type="float" office:value="0.1399928" calcext:value-type="float">
            <text:p>0.1399928</text:p>
          </table:table-cell>
          <table:table-cell office:value-type="float" office:value="0.2171371" calcext:value-type="float">
            <text:p>0.2171371</text:p>
          </table:table-cell>
          <table:table-cell office:value-type="float" office:value="0.2028242" calcext:value-type="float">
            <text:p>0.2028242</text:p>
          </table:table-cell>
          <table:table-cell office:value-type="float" office:value="0.2009472" calcext:value-type="float">
            <text:p>0.2009472</text:p>
          </table:table-cell>
          <table:table-cell office:value-type="float" office:value="0.2055962" calcext:value-type="float">
            <text:p>0.2055962</text:p>
          </table:table-cell>
          <table:table-cell office:value-type="float" office:value="0.1933636" calcext:value-type="float">
            <text:p>0.1933636</text:p>
          </table:table-cell>
          <table:table-cell office:value-type="float" office:value="0.2429845" calcext:value-type="float">
            <text:p>0.2429845</text:p>
          </table:table-cell>
          <table:table-cell office:value-type="float" office:value="0.3315856" calcext:value-type="float">
            <text:p>0.3315856</text:p>
          </table:table-cell>
          <table:table-cell office:value-type="float" office:value="0.3322085" calcext:value-type="float">
            <text:p>0.3322085</text:p>
          </table:table-cell>
          <table:table-cell office:value-type="float" office:value="0.3567355" calcext:value-type="float">
            <text:p>0.3567355</text:p>
          </table:table-cell>
          <table:table-cell office:value-type="float" office:value="0.376004" calcext:value-type="float">
            <text:p>0.376004</text:p>
          </table:table-cell>
          <table:table-cell office:value-type="float" office:value="0.3918415" calcext:value-type="float">
            <text:p>0.3918415</text:p>
          </table:table-cell>
          <table:table-cell office:value-type="float" office:value="0.45511" calcext:value-type="float">
            <text:p>0.455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88835" calcext:value-type="float">
            <text:p>5.888835E-09</text:p>
          </table:table-cell>
          <table:table-cell office:value-type="float" office:value="0.01882426" calcext:value-type="float">
            <text:p>0.01882426</text:p>
          </table:table-cell>
          <table:table-cell office:value-type="float" office:value="0.04326108" calcext:value-type="float">
            <text:p>0.04326108</text:p>
          </table:table-cell>
          <table:table-cell office:value-type="float" office:value="0.05828587" calcext:value-type="float">
            <text:p>0.05828587</text:p>
          </table:table-cell>
          <table:table-cell office:value-type="float" office:value="0.07847448" calcext:value-type="float">
            <text:p>0.07847448</text:p>
          </table:table-cell>
          <table:table-cell office:value-type="float" office:value="0.04246381" calcext:value-type="float">
            <text:p>0.04246381</text:p>
          </table:table-cell>
          <table:table-cell office:value-type="float" office:value="0.02214563" calcext:value-type="float">
            <text:p>0.02214563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4083" calcext:value-type="float">
            <text:p>-13.04083</text:p>
          </table:table-cell>
          <table:table-cell office:value-type="float" office:value="-0.4197906" calcext:value-type="float">
            <text:p>-0.4197906</text:p>
          </table:table-cell>
          <table:table-cell office:value-type="float" office:value="-0.7342968" calcext:value-type="float">
            <text:p>-0.7342968</text:p>
          </table:table-cell>
          <table:table-cell office:value-type="float" office:value="-0.7919122" calcext:value-type="float">
            <text:p>-0.7919122</text:p>
          </table:table-cell>
          <table:table-cell office:value-type="float" office:value="-0.6639491" calcext:value-type="float">
            <text:p>-0.6639491</text:p>
          </table:table-cell>
          <table:table-cell office:value-type="float" office:value="-0.4013568" calcext:value-type="float">
            <text:p>-0.4013568</text:p>
          </table:table-cell>
          <table:table-cell office:value-type="float" office:value="-0.06507963" calcext:value-type="float">
            <text:p>-0.06507963</text:p>
          </table:table-cell>
          <table:table-cell office:value-type="float" office:value="-0.06305932" calcext:value-type="float">
            <text:p>-0.06305932</text:p>
          </table:table-cell>
          <table:table-cell office:value-type="float" office:value="-0.04826669" calcext:value-type="float">
            <text:p>-0.04826669</text:p>
          </table:table-cell>
          <table:table-cell office:value-type="float" office:value="-0.02625528" calcext:value-type="float">
            <text:p>-0.02625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24879" calcext:value-type="float">
            <text:p>-7.524879</text:p>
          </table:table-cell>
          <table:table-cell office:value-type="float" office:value="0.005537353" calcext:value-type="float">
            <text:p>0.00553735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8122" calcext:value-type="float">
            <text:p>-2.3181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80478" calcext:value-type="float">
            <text:p>12.80478</text:p>
          </table:table-cell>
          <table:table-cell office:value-type="float" office:value="0" calcext:value-type="float">
            <text:p>0</text:p>
          </table:table-cell>
          <table:table-cell office:value-type="float" office:value="1030.696" calcext:value-type="float">
            <text:p>1030.696</text:p>
          </table:table-cell>
          <table:table-cell office:value-type="float" office:value="-9.527201" calcext:value-type="float">
            <text:p>-9.527201</text:p>
          </table:table-cell>
          <table:table-cell office:value-type="float" office:value="0" calcext:value-type="float">
            <text:p>0</text:p>
          </table:table-cell>
          <table:table-cell office:value-type="float" office:value="0.1177006" calcext:value-type="float">
            <text:p>0.1177006</text:p>
          </table:table-cell>
          <table:table-cell office:value-type="float" office:value="0.2031964" calcext:value-type="float">
            <text:p>0.2031964</text:p>
          </table:table-cell>
          <table:table-cell office:value-type="float" office:value="0.2063883" calcext:value-type="float">
            <text:p>0.2063883</text:p>
          </table:table-cell>
          <table:table-cell office:value-type="float" office:value="0.2049493" calcext:value-type="float">
            <text:p>0.2049493</text:p>
          </table:table-cell>
          <table:table-cell office:value-type="float" office:value="0.2090355" calcext:value-type="float">
            <text:p>0.2090355</text:p>
          </table:table-cell>
          <table:table-cell office:value-type="float" office:value="0.1944569" calcext:value-type="float">
            <text:p>0.1944569</text:p>
          </table:table-cell>
          <table:table-cell office:value-type="float" office:value="0.2424078" calcext:value-type="float">
            <text:p>0.2424078</text:p>
          </table:table-cell>
          <table:table-cell office:value-type="float" office:value="0.331847" calcext:value-type="float">
            <text:p>0.331847</text:p>
          </table:table-cell>
          <table:table-cell office:value-type="float" office:value="0.3324072" calcext:value-type="float">
            <text:p>0.3324072</text:p>
          </table:table-cell>
          <table:table-cell office:value-type="float" office:value="0.3567671" calcext:value-type="float">
            <text:p>0.3567671</text:p>
          </table:table-cell>
          <table:table-cell office:value-type="float" office:value="0.376062" calcext:value-type="float">
            <text:p>0.376062</text:p>
          </table:table-cell>
          <table:table-cell office:value-type="float" office:value="0.392054" calcext:value-type="float">
            <text:p>0.392054</text:p>
          </table:table-cell>
          <table:table-cell office:value-type="float" office:value="0.4599552" calcext:value-type="float">
            <text:p>0.45995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76421" calcext:value-type="float">
            <text:p>9.576421E-09</text:p>
          </table:table-cell>
          <table:table-cell office:value-type="float" office:value="0.03030669" calcext:value-type="float">
            <text:p>0.03030669</text:p>
          </table:table-cell>
          <table:table-cell office:value-type="float" office:value="0.03970189" calcext:value-type="float">
            <text:p>0.03970189</text:p>
          </table:table-cell>
          <table:table-cell office:value-type="float" office:value="0.0542904" calcext:value-type="float">
            <text:p>0.0542904</text:p>
          </table:table-cell>
          <table:table-cell office:value-type="float" office:value="0.0752737" calcext:value-type="float">
            <text:p>0.0752737</text:p>
          </table:table-cell>
          <table:table-cell office:value-type="float" office:value="0.04163535" calcext:value-type="float">
            <text:p>0.04163535</text:p>
          </table:table-cell>
          <table:table-cell office:value-type="float" office:value="0.02194747" calcext:value-type="float">
            <text:p>0.02194747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61532" calcext:value-type="float">
            <text:p>-49.61532</text:p>
          </table:table-cell>
          <table:table-cell office:value-type="float" office:value="-0.7006245" calcext:value-type="float">
            <text:p>-0.7006245</text:p>
          </table:table-cell>
          <table:table-cell office:value-type="float" office:value="-0.6398438" calcext:value-type="float">
            <text:p>-0.6398438</text:p>
          </table:table-cell>
          <table:table-cell office:value-type="float" office:value="-0.6797038" calcext:value-type="float">
            <text:p>-0.6797038</text:p>
          </table:table-cell>
          <table:table-cell office:value-type="float" office:value="-0.5840377" calcext:value-type="float">
            <text:p>-0.5840377</text:p>
          </table:table-cell>
          <table:table-cell office:value-type="float" office:value="-0.3844875" calcext:value-type="float">
            <text:p>-0.3844875</text:p>
          </table:table-cell>
          <table:table-cell office:value-type="float" office:value="-0.06619979" calcext:value-type="float">
            <text:p>-0.06619979</text:p>
          </table:table-cell>
          <table:table-cell office:value-type="float" office:value="-0.06262423" calcext:value-type="float">
            <text:p>-0.06262423</text:p>
          </table:table-cell>
          <table:table-cell office:value-type="float" office:value="-0.04799775" calcext:value-type="float">
            <text:p>-0.04799775</text:p>
          </table:table-cell>
          <table:table-cell office:value-type="float" office:value="-0.02621584" calcext:value-type="float">
            <text:p>-0.0262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3661" calcext:value-type="float">
            <text:p>-13.73661</text:p>
          </table:table-cell>
          <table:table-cell office:value-type="float" office:value="0.005526218" calcext:value-type="float">
            <text:p>0.00552621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9446" calcext:value-type="float">
            <text:p>-2.3494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83086" calcext:value-type="float">
            <text:p>12.83086</text:p>
          </table:table-cell>
          <table:table-cell office:value-type="float" office:value="0" calcext:value-type="float">
            <text:p>0</text:p>
          </table:table-cell>
          <table:table-cell office:value-type="float" office:value="1031.051" calcext:value-type="float">
            <text:p>1031.051</text:p>
          </table:table-cell>
          <table:table-cell office:value-type="float" office:value="-9.908793" calcext:value-type="float">
            <text:p>-9.908793</text:p>
          </table:table-cell>
          <table:table-cell office:value-type="float" office:value="0" calcext:value-type="float">
            <text:p>0</text:p>
          </table:table-cell>
          <table:table-cell office:value-type="float" office:value="0.1243641" calcext:value-type="float">
            <text:p>0.1243641</text:p>
          </table:table-cell>
          <table:table-cell office:value-type="float" office:value="0.2204316" calcext:value-type="float">
            <text:p>0.2204316</text:p>
          </table:table-cell>
          <table:table-cell office:value-type="float" office:value="0.2343052" calcext:value-type="float">
            <text:p>0.2343052</text:p>
          </table:table-cell>
          <table:table-cell office:value-type="float" office:value="0.2129912" calcext:value-type="float">
            <text:p>0.2129912</text:p>
          </table:table-cell>
          <table:table-cell office:value-type="float" office:value="0.2135086" calcext:value-type="float">
            <text:p>0.2135086</text:p>
          </table:table-cell>
          <table:table-cell office:value-type="float" office:value="0.1961169" calcext:value-type="float">
            <text:p>0.1961169</text:p>
          </table:table-cell>
          <table:table-cell office:value-type="float" office:value="0.2422941" calcext:value-type="float">
            <text:p>0.2422941</text:p>
          </table:table-cell>
          <table:table-cell office:value-type="float" office:value="0.3320796" calcext:value-type="float">
            <text:p>0.3320796</text:p>
          </table:table-cell>
          <table:table-cell office:value-type="float" office:value="0.3326033" calcext:value-type="float">
            <text:p>0.3326033</text:p>
          </table:table-cell>
          <table:table-cell office:value-type="float" office:value="0.3568026" calcext:value-type="float">
            <text:p>0.3568026</text:p>
          </table:table-cell>
          <table:table-cell office:value-type="float" office:value="0.3761222" calcext:value-type="float">
            <text:p>0.3761222</text:p>
          </table:table-cell>
          <table:table-cell office:value-type="float" office:value="0.3921064" calcext:value-type="float">
            <text:p>0.3921064</text:p>
          </table:table-cell>
          <table:table-cell office:value-type="float" office:value="0.4623679" calcext:value-type="float">
            <text:p>0.46236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46404" calcext:value-type="float">
            <text:p>3.046404E-09</text:p>
          </table:table-cell>
          <table:table-cell office:value-type="float" office:value="0.009481383" calcext:value-type="float">
            <text:p>0.009481383</text:p>
          </table:table-cell>
          <table:table-cell office:value-type="float" office:value="0.008347632" calcext:value-type="float">
            <text:p>0.008347632</text:p>
          </table:table-cell>
          <table:table-cell office:value-type="float" office:value="0.04635287" calcext:value-type="float">
            <text:p>0.04635287</text:p>
          </table:table-cell>
          <table:table-cell office:value-type="float" office:value="0.07086454" calcext:value-type="float">
            <text:p>0.07086454</text:p>
          </table:table-cell>
          <table:table-cell office:value-type="float" office:value="0.0402143" calcext:value-type="float">
            <text:p>0.0402143</text:p>
          </table:table-cell>
          <table:table-cell office:value-type="float" office:value="0.02140815" calcext:value-type="float">
            <text:p>0.021408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47757" calcext:value-type="float">
            <text:p>-32.47757</text:p>
          </table:table-cell>
          <table:table-cell office:value-type="float" office:value="-0.3791933" calcext:value-type="float">
            <text:p>-0.3791933</text:p>
          </table:table-cell>
          <table:table-cell office:value-type="float" office:value="-0.2407227" calcext:value-type="float">
            <text:p>-0.2407227</text:p>
          </table:table-cell>
          <table:table-cell office:value-type="float" office:value="-0.50604" calcext:value-type="float">
            <text:p>-0.50604</text:p>
          </table:table-cell>
          <table:table-cell office:value-type="float" office:value="-0.4965815" calcext:value-type="float">
            <text:p>-0.4965815</text:p>
          </table:table-cell>
          <table:table-cell office:value-type="float" office:value="-0.3603613" calcext:value-type="float">
            <text:p>-0.3603613</text:p>
          </table:table-cell>
          <table:table-cell office:value-type="float" office:value="-0.06643141" calcext:value-type="float">
            <text:p>-0.06643141</text:p>
          </table:table-cell>
          <table:table-cell office:value-type="float" office:value="-0.06224028" calcext:value-type="float">
            <text:p>-0.06224028</text:p>
          </table:table-cell>
          <table:table-cell office:value-type="float" office:value="-0.04773387" calcext:value-type="float">
            <text:p>-0.04773387</text:p>
          </table:table-cell>
          <table:table-cell office:value-type="float" office:value="-0.02617106" calcext:value-type="float">
            <text:p>-0.0261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3422" calcext:value-type="float">
            <text:p>-11.03422</text:p>
          </table:table-cell>
          <table:table-cell office:value-type="float" office:value="0.00527215" calcext:value-type="float">
            <text:p>0.0052721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4827" calcext:value-type="float">
            <text:p>-2.3648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16.00001" calcext:value-type="float">
            <text:p>16.00001</text:p>
          </table:table-cell>
          <table:table-cell office:value-type="float" office:value="12.91234" calcext:value-type="float">
            <text:p>12.91234</text:p>
          </table:table-cell>
          <table:table-cell office:value-type="float" office:value="0" calcext:value-type="float">
            <text:p>0</text:p>
          </table:table-cell>
          <table:table-cell office:value-type="float" office:value="1030.97" calcext:value-type="float">
            <text:p>1030.97</text:p>
          </table:table-cell>
          <table:table-cell office:value-type="float" office:value="-9.908793" calcext:value-type="float">
            <text:p>-9.908793</text:p>
          </table:table-cell>
          <table:table-cell office:value-type="float" office:value="0" calcext:value-type="float">
            <text:p>0</text:p>
          </table:table-cell>
          <table:table-cell office:value-type="float" office:value="0.1293299" calcext:value-type="float">
            <text:p>0.1293299</text:p>
          </table:table-cell>
          <table:table-cell office:value-type="float" office:value="0.1573625" calcext:value-type="float">
            <text:p>0.1573625</text:p>
          </table:table-cell>
          <table:table-cell office:value-type="float" office:value="0.1900407" calcext:value-type="float">
            <text:p>0.1900407</text:p>
          </table:table-cell>
          <table:table-cell office:value-type="float" office:value="0.2096538" calcext:value-type="float">
            <text:p>0.2096538</text:p>
          </table:table-cell>
          <table:table-cell office:value-type="float" office:value="0.2155237" calcext:value-type="float">
            <text:p>0.2155237</text:p>
          </table:table-cell>
          <table:table-cell office:value-type="float" office:value="0.1981341" calcext:value-type="float">
            <text:p>0.1981341</text:p>
          </table:table-cell>
          <table:table-cell office:value-type="float" office:value="0.2424872" calcext:value-type="float">
            <text:p>0.2424872</text:p>
          </table:table-cell>
          <table:table-cell office:value-type="float" office:value="0.3323005" calcext:value-type="float">
            <text:p>0.3323005</text:p>
          </table:table-cell>
          <table:table-cell office:value-type="float" office:value="0.3327967" calcext:value-type="float">
            <text:p>0.3327967</text:p>
          </table:table-cell>
          <table:table-cell office:value-type="float" office:value="0.3568419" calcext:value-type="float">
            <text:p>0.3568419</text:p>
          </table:table-cell>
          <table:table-cell office:value-type="float" office:value="0.3761783" calcext:value-type="float">
            <text:p>0.3761783</text:p>
          </table:table-cell>
          <table:table-cell office:value-type="float" office:value="0.3921093" calcext:value-type="float">
            <text:p>0.3921093</text:p>
          </table:table-cell>
          <table:table-cell office:value-type="float" office:value="0.4623581" calcext:value-type="float">
            <text:p>0.4623581</text:p>
          </table:table-cell>
          <table:table-cell office:value-type="float" office:value="0" calcext:value-type="float">
            <text:p>0</text:p>
          </table:table-cell>
          <table:table-cell office:value-type="float" office:value="0.00000001817899" calcext:value-type="float">
            <text:p>1.817899E-08</text:p>
          </table:table-cell>
          <table:table-cell office:value-type="float" office:value="0.07685608" calcext:value-type="float">
            <text:p>0.07685608</text:p>
          </table:table-cell>
          <table:table-cell office:value-type="float" office:value="0.05419958" calcext:value-type="float">
            <text:p>0.05419958</text:p>
          </table:table-cell>
          <table:table-cell office:value-type="float" office:value="0.0504613" calcext:value-type="float">
            <text:p>0.0504613</text:p>
          </table:table-cell>
          <table:table-cell office:value-type="float" office:value="0.06915563" calcext:value-type="float">
            <text:p>0.06915563</text:p>
          </table:table-cell>
          <table:table-cell office:value-type="float" office:value="0.03853036" calcext:value-type="float">
            <text:p>0.03853036</text:p>
          </table:table-cell>
          <table:table-cell office:value-type="float" office:value="0.0204471" calcext:value-type="float">
            <text:p>0.020447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2392" calcext:value-type="float">
            <text:p>-23.62392</text:p>
          </table:table-cell>
          <table:table-cell office:value-type="float" office:value="-5.113429" calcext:value-type="float">
            <text:p>-5.113429</text:p>
          </table:table-cell>
          <table:table-cell office:value-type="float" office:value="-1.173751" calcext:value-type="float">
            <text:p>-1.173751</text:p>
          </table:table-cell>
          <table:table-cell office:value-type="float" office:value="-0.5657264" calcext:value-type="float">
            <text:p>-0.5657264</text:p>
          </table:table-cell>
          <table:table-cell office:value-type="float" office:value="-0.4602786" calcext:value-type="float">
            <text:p>-0.4602786</text:p>
          </table:table-cell>
          <table:table-cell office:value-type="float" office:value="-0.3331101" calcext:value-type="float">
            <text:p>-0.3331101</text:p>
          </table:table-cell>
          <table:table-cell office:value-type="float" office:value="-0.06605836" calcext:value-type="float">
            <text:p>-0.06605836</text:p>
          </table:table-cell>
          <table:table-cell office:value-type="float" office:value="-0.06187841" calcext:value-type="float">
            <text:p>-0.06187841</text:p>
          </table:table-cell>
          <table:table-cell office:value-type="float" office:value="-0.0474752" calcext:value-type="float">
            <text:p>-0.0474752</text:p>
          </table:table-cell>
          <table:table-cell office:value-type="float" office:value="-0.02612173" calcext:value-type="float">
            <text:p>-0.02612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2998" calcext:value-type="float">
            <text:p>-16.72998</text:p>
          </table:table-cell>
          <table:table-cell office:value-type="float" office:value="0.005664054" calcext:value-type="float">
            <text:p>0.00566405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1726" calcext:value-type="float">
            <text:p>-2.3717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16.7" calcext:value-type="float">
            <text:p>16.7</text:p>
          </table:table-cell>
          <table:table-cell office:value-type="float" office:value="13.17376" calcext:value-type="float">
            <text:p>13.17376</text:p>
          </table:table-cell>
          <table:table-cell office:value-type="float" office:value="0" calcext:value-type="float">
            <text:p>0</text:p>
          </table:table-cell>
          <table:table-cell office:value-type="float" office:value="1031.408" calcext:value-type="float">
            <text:p>1031.408</text:p>
          </table:table-cell>
          <table:table-cell office:value-type="float" office:value="-9.908793" calcext:value-type="float">
            <text:p>-9.908793</text:p>
          </table:table-cell>
          <table:table-cell office:value-type="float" office:value="8.846814" calcext:value-type="float">
            <text:p>8.846814</text:p>
          </table:table-cell>
          <table:table-cell office:value-type="float" office:value="0.1183439" calcext:value-type="float">
            <text:p>0.1183439</text:p>
          </table:table-cell>
          <table:table-cell office:value-type="float" office:value="0.1588368" calcext:value-type="float">
            <text:p>0.1588368</text:p>
          </table:table-cell>
          <table:table-cell office:value-type="float" office:value="0.1741197" calcext:value-type="float">
            <text:p>0.1741197</text:p>
          </table:table-cell>
          <table:table-cell office:value-type="float" office:value="0.189179" calcext:value-type="float">
            <text:p>0.189179</text:p>
          </table:table-cell>
          <table:table-cell office:value-type="float" office:value="0.2032828" calcext:value-type="float">
            <text:p>0.2032828</text:p>
          </table:table-cell>
          <table:table-cell office:value-type="float" office:value="0.197348" calcext:value-type="float">
            <text:p>0.197348</text:p>
          </table:table-cell>
          <table:table-cell office:value-type="float" office:value="0.2425575" calcext:value-type="float">
            <text:p>0.2425575</text:p>
          </table:table-cell>
          <table:table-cell office:value-type="float" office:value="0.3325078" calcext:value-type="float">
            <text:p>0.3325078</text:p>
          </table:table-cell>
          <table:table-cell office:value-type="float" office:value="0.3329868" calcext:value-type="float">
            <text:p>0.3329868</text:p>
          </table:table-cell>
          <table:table-cell office:value-type="float" office:value="0.3568844" calcext:value-type="float">
            <text:p>0.3568844</text:p>
          </table:table-cell>
          <table:table-cell office:value-type="float" office:value="0.3762284" calcext:value-type="float">
            <text:p>0.3762284</text:p>
          </table:table-cell>
          <table:table-cell office:value-type="float" office:value="0.3920631" calcext:value-type="float">
            <text:p>0.3920631</text:p>
          </table:table-cell>
          <table:table-cell office:value-type="float" office:value="0.462361" calcext:value-type="float">
            <text:p>0.4623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9241" calcext:value-type="float">
            <text:p>1.379241E-08</text:p>
          </table:table-cell>
          <table:table-cell office:value-type="float" office:value="0.07376542" calcext:value-type="float">
            <text:p>0.07376542</text:p>
          </table:table-cell>
          <table:table-cell office:value-type="float" office:value="0.07198064" calcext:value-type="float">
            <text:p>0.07198064</text:p>
          </table:table-cell>
          <table:table-cell office:value-type="float" office:value="0.07252628" calcext:value-type="float">
            <text:p>0.07252628</text:p>
          </table:table-cell>
          <table:table-cell office:value-type="float" office:value="0.08254377" calcext:value-type="float">
            <text:p>0.08254377</text:p>
          </table:table-cell>
          <table:table-cell office:value-type="float" office:value="0.03972346" calcext:value-type="float">
            <text:p>0.03972346</text:p>
          </table:table-cell>
          <table:table-cell office:value-type="float" office:value="0.01957374" calcext:value-type="float">
            <text:p>0.01957374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74617" calcext:value-type="float">
            <text:p>-46.74617</text:p>
          </table:table-cell>
          <table:table-cell office:value-type="float" office:value="-4.705535" calcext:value-type="float">
            <text:p>-4.705535</text:p>
          </table:table-cell>
          <table:table-cell office:value-type="float" office:value="-2.341608" calcext:value-type="float">
            <text:p>-2.341608</text:p>
          </table:table-cell>
          <table:table-cell office:value-type="float" office:value="-1.250153" calcext:value-type="float">
            <text:p>-1.250153</text:p>
          </table:table-cell>
          <table:table-cell office:value-type="float" office:value="-0.719747" calcext:value-type="float">
            <text:p>-0.719747</text:p>
          </table:table-cell>
          <table:table-cell office:value-type="float" office:value="-0.3428766" calcext:value-type="float">
            <text:p>-0.3428766</text:p>
          </table:table-cell>
          <table:table-cell office:value-type="float" office:value="-0.06591207" calcext:value-type="float">
            <text:p>-0.06591207</text:p>
          </table:table-cell>
          <table:table-cell office:value-type="float" office:value="-0.06154083" calcext:value-type="float">
            <text:p>-0.06154083</text:p>
          </table:table-cell>
          <table:table-cell office:value-type="float" office:value="-0.0472224" calcext:value-type="float">
            <text:p>-0.0472224</text:p>
          </table:table-cell>
          <table:table-cell office:value-type="float" office:value="-0.02606872" calcext:value-type="float">
            <text:p>-0.0260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0104" calcext:value-type="float">
            <text:p>-25.10104</text:p>
          </table:table-cell>
          <table:table-cell office:value-type="float" office:value="0.005849699" calcext:value-type="float">
            <text:p>0.00584969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6434" calcext:value-type="float">
            <text:p>-2.3764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3.54984" calcext:value-type="float">
            <text:p>13.54984</text:p>
          </table:table-cell>
          <table:table-cell office:value-type="float" office:value="0" calcext:value-type="float">
            <text:p>0</text:p>
          </table:table-cell>
          <table:table-cell office:value-type="float" office:value="1031.128" calcext:value-type="float">
            <text:p>1031.128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674308" calcext:value-type="float">
            <text:p>0.1674308</text:p>
          </table:table-cell>
          <table:table-cell office:value-type="float" office:value="0.2054337" calcext:value-type="float">
            <text:p>0.2054337</text:p>
          </table:table-cell>
          <table:table-cell office:value-type="float" office:value="0.1880834" calcext:value-type="float">
            <text:p>0.1880834</text:p>
          </table:table-cell>
          <table:table-cell office:value-type="float" office:value="0.1875366" calcext:value-type="float">
            <text:p>0.1875366</text:p>
          </table:table-cell>
          <table:table-cell office:value-type="float" office:value="0.1951667" calcext:value-type="float">
            <text:p>0.1951667</text:p>
          </table:table-cell>
          <table:table-cell office:value-type="float" office:value="0.1928974" calcext:value-type="float">
            <text:p>0.1928974</text:p>
          </table:table-cell>
          <table:table-cell office:value-type="float" office:value="0.2418924" calcext:value-type="float">
            <text:p>0.2418924</text:p>
          </table:table-cell>
          <table:table-cell office:value-type="float" office:value="0.3326971" calcext:value-type="float">
            <text:p>0.3326971</text:p>
          </table:table-cell>
          <table:table-cell office:value-type="float" office:value="0.333174" calcext:value-type="float">
            <text:p>0.333174</text:p>
          </table:table-cell>
          <table:table-cell office:value-type="float" office:value="0.3569289" calcext:value-type="float">
            <text:p>0.3569289</text:p>
          </table:table-cell>
          <table:table-cell office:value-type="float" office:value="0.3762714" calcext:value-type="float">
            <text:p>0.3762714</text:p>
          </table:table-cell>
          <table:table-cell office:value-type="float" office:value="0.3920031" calcext:value-type="float">
            <text:p>0.3920031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70911" calcext:value-type="float">
            <text:p>4.870911E-09</text:p>
          </table:table-cell>
          <table:table-cell office:value-type="float" office:value="0.01739748" calcext:value-type="float">
            <text:p>0.01739748</text:p>
          </table:table-cell>
          <table:table-cell office:value-type="float" office:value="0.05778547" calcext:value-type="float">
            <text:p>0.05778547</text:p>
          </table:table-cell>
          <table:table-cell office:value-type="float" office:value="0.07466462" calcext:value-type="float">
            <text:p>0.07466462</text:p>
          </table:table-cell>
          <table:table-cell office:value-type="float" office:value="0.09228926" calcext:value-type="float">
            <text:p>0.09228926</text:p>
          </table:table-cell>
          <table:table-cell office:value-type="float" office:value="0.04455772" calcext:value-type="float">
            <text:p>0.04455772</text:p>
          </table:table-cell>
          <table:table-cell office:value-type="float" office:value="0.01971312" calcext:value-type="float">
            <text:p>0.01971312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77131" calcext:value-type="float">
            <text:p>-3.277131</text:p>
          </table:table-cell>
          <table:table-cell office:value-type="float" office:value="-0.6489611" calcext:value-type="float">
            <text:p>-0.6489611</text:p>
          </table:table-cell>
          <table:table-cell office:value-type="float" office:value="-1.319303" calcext:value-type="float">
            <text:p>-1.319303</text:p>
          </table:table-cell>
          <table:table-cell office:value-type="float" office:value="-1.351925" calcext:value-type="float">
            <text:p>-1.351925</text:p>
          </table:table-cell>
          <table:table-cell office:value-type="float" office:value="-0.9921569" calcext:value-type="float">
            <text:p>-0.9921569</text:p>
          </table:table-cell>
          <table:table-cell office:value-type="float" office:value="-0.4081545" calcext:value-type="float">
            <text:p>-0.4081545</text:p>
          </table:table-cell>
          <table:table-cell office:value-type="float" office:value="-0.06719572" calcext:value-type="float">
            <text:p>-0.06719572</text:p>
          </table:table-cell>
          <table:table-cell office:value-type="float" office:value="-0.06123383" calcext:value-type="float">
            <text:p>-0.06123383</text:p>
          </table:table-cell>
          <table:table-cell office:value-type="float" office:value="-0.04697496" calcext:value-type="float">
            <text:p>-0.04697496</text:p>
          </table:table-cell>
          <table:table-cell office:value-type="float" office:value="-0.02601321" calcext:value-type="float">
            <text:p>-0.0260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48998" calcext:value-type="float">
            <text:p>-3.248998</text:p>
          </table:table-cell>
          <table:table-cell office:value-type="float" office:value="0.00567706" calcext:value-type="float">
            <text:p>0.005677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7828" calcext:value-type="float">
            <text:p>-2.377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4.10068" calcext:value-type="float">
            <text:p>14.10068</text:p>
          </table:table-cell>
          <table:table-cell office:value-type="float" office:value="0" calcext:value-type="float">
            <text:p>0</text:p>
          </table:table-cell>
          <table:table-cell office:value-type="float" office:value="1030.577" calcext:value-type="float">
            <text:p>1030.577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337341" calcext:value-type="float">
            <text:p>0.1337341</text:p>
          </table:table-cell>
          <table:table-cell office:value-type="float" office:value="0.1961699" calcext:value-type="float">
            <text:p>0.1961699</text:p>
          </table:table-cell>
          <table:table-cell office:value-type="float" office:value="0.1996616" calcext:value-type="float">
            <text:p>0.1996616</text:p>
          </table:table-cell>
          <table:table-cell office:value-type="float" office:value="0.196849" calcext:value-type="float">
            <text:p>0.196849</text:p>
          </table:table-cell>
          <table:table-cell office:value-type="float" office:value="0.2014216" calcext:value-type="float">
            <text:p>0.2014216</text:p>
          </table:table-cell>
          <table:table-cell office:value-type="float" office:value="0.1913999" calcext:value-type="float">
            <text:p>0.1913999</text:p>
          </table:table-cell>
          <table:table-cell office:value-type="float" office:value="0.2409304" calcext:value-type="float">
            <text:p>0.2409304</text:p>
          </table:table-cell>
          <table:table-cell office:value-type="float" office:value="0.3328309" calcext:value-type="float">
            <text:p>0.3328309</text:p>
          </table:table-cell>
          <table:table-cell office:value-type="float" office:value="0.3333572" calcext:value-type="float">
            <text:p>0.3333572</text:p>
          </table:table-cell>
          <table:table-cell office:value-type="float" office:value="0.3569755" calcext:value-type="float">
            <text:p>0.3569755</text:p>
          </table:table-cell>
          <table:table-cell office:value-type="float" office:value="0.3763084" calcext:value-type="float">
            <text:p>0.3763084</text:p>
          </table:table-cell>
          <table:table-cell office:value-type="float" office:value="0.3919472" calcext:value-type="float">
            <text:p>0.3919472</text:p>
          </table:table-cell>
          <table:table-cell office:value-type="float" office:value="0.4623659" calcext:value-type="float">
            <text:p>0.4623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16445" calcext:value-type="float">
            <text:p>6.516445E-09</text:p>
          </table:table-cell>
          <table:table-cell office:value-type="float" office:value="0.02228219" calcext:value-type="float">
            <text:p>0.02228219</text:p>
          </table:table-cell>
          <table:table-cell office:value-type="float" office:value="0.04556965" calcext:value-type="float">
            <text:p>0.04556965</text:p>
          </table:table-cell>
          <table:table-cell office:value-type="float" office:value="0.06503642" calcext:value-type="float">
            <text:p>0.06503642</text:p>
          </table:table-cell>
          <table:table-cell office:value-type="float" office:value="0.08639678" calcext:value-type="float">
            <text:p>0.08639678</text:p>
          </table:table-cell>
          <table:table-cell office:value-type="float" office:value="0.04630423" calcext:value-type="float">
            <text:p>0.04630423</text:p>
          </table:table-cell>
          <table:table-cell office:value-type="float" office:value="0.02050598" calcext:value-type="float">
            <text:p>0.0205059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6395" calcext:value-type="float">
            <text:p>-18.56395</text:p>
          </table:table-cell>
          <table:table-cell office:value-type="float" office:value="-0.9223108" calcext:value-type="float">
            <text:p>-0.9223108</text:p>
          </table:table-cell>
          <table:table-cell office:value-type="float" office:value="-0.8257414" calcext:value-type="float">
            <text:p>-0.8257414</text:p>
          </table:table-cell>
          <table:table-cell office:value-type="float" office:value="-0.9283386" calcext:value-type="float">
            <text:p>-0.9283386</text:p>
          </table:table-cell>
          <table:table-cell office:value-type="float" office:value="-0.7780309" calcext:value-type="float">
            <text:p>-0.7780309</text:p>
          </table:table-cell>
          <table:table-cell office:value-type="float" office:value="-0.4338415" calcext:value-type="float">
            <text:p>-0.4338415</text:p>
          </table:table-cell>
          <table:table-cell office:value-type="float" office:value="-0.06913619" calcext:value-type="float">
            <text:p>-0.06913619</text:p>
          </table:table-cell>
          <table:table-cell office:value-type="float" office:value="-0.06101738" calcext:value-type="float">
            <text:p>-0.06101738</text:p>
          </table:table-cell>
          <table:table-cell office:value-type="float" office:value="-0.04673409" calcext:value-type="float">
            <text:p>-0.04673409</text:p>
          </table:table-cell>
          <table:table-cell office:value-type="float" office:value="-0.02595523" calcext:value-type="float">
            <text:p>-0.02595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53167" calcext:value-type="float">
            <text:p>-9.453167</text:p>
          </table:table-cell>
          <table:table-cell office:value-type="float" office:value="0.005606237" calcext:value-type="float">
            <text:p>0.00560623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9959" calcext:value-type="float">
            <text:p>-2.3799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4.37488" calcext:value-type="float">
            <text:p>14.37488</text:p>
          </table:table-cell>
          <table:table-cell office:value-type="float" office:value="0" calcext:value-type="float">
            <text:p>0</text:p>
          </table:table-cell>
          <table:table-cell office:value-type="float" office:value="1030.302" calcext:value-type="float">
            <text:p>1030.302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23264" calcext:value-type="float">
            <text:p>0.123264</text:p>
          </table:table-cell>
          <table:table-cell office:value-type="float" office:value="0.1710162" calcext:value-type="float">
            <text:p>0.1710162</text:p>
          </table:table-cell>
          <table:table-cell office:value-type="float" office:value="0.1909148" calcext:value-type="float">
            <text:p>0.1909148</text:p>
          </table:table-cell>
          <table:table-cell office:value-type="float" office:value="0.1984496" calcext:value-type="float">
            <text:p>0.1984496</text:p>
          </table:table-cell>
          <table:table-cell office:value-type="float" office:value="0.2044748" calcext:value-type="float">
            <text:p>0.2044748</text:p>
          </table:table-cell>
          <table:table-cell office:value-type="float" office:value="0.1918737" calcext:value-type="float">
            <text:p>0.1918737</text:p>
          </table:table-cell>
          <table:table-cell office:value-type="float" office:value="0.2402601" calcext:value-type="float">
            <text:p>0.2402601</text:p>
          </table:table-cell>
          <table:table-cell office:value-type="float" office:value="0.3329129" calcext:value-type="float">
            <text:p>0.3329129</text:p>
          </table:table-cell>
          <table:table-cell office:value-type="float" office:value="0.333535" calcext:value-type="float">
            <text:p>0.333535</text:p>
          </table:table-cell>
          <table:table-cell office:value-type="float" office:value="0.3570226" calcext:value-type="float">
            <text:p>0.3570226</text:p>
          </table:table-cell>
          <table:table-cell office:value-type="float" office:value="0.3763404" calcext:value-type="float">
            <text:p>0.3763404</text:p>
          </table:table-cell>
          <table:table-cell office:value-type="float" office:value="0.3918869" calcext:value-type="float">
            <text:p>0.3918869</text:p>
          </table:table-cell>
          <table:table-cell office:value-type="float" office:value="0.4623477" calcext:value-type="float">
            <text:p>0.4623477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0694" calcext:value-type="float">
            <text:p>1.150694E-08</text:p>
          </table:table-cell>
          <table:table-cell office:value-type="float" office:value="0.04586395" calcext:value-type="float">
            <text:p>0.04586395</text:p>
          </table:table-cell>
          <table:table-cell office:value-type="float" office:value="0.05490241" calcext:value-type="float">
            <text:p>0.05490241</text:p>
          </table:table-cell>
          <table:table-cell office:value-type="float" office:value="0.06350394" calcext:value-type="float">
            <text:p>0.06350394</text:p>
          </table:table-cell>
          <table:table-cell office:value-type="float" office:value="0.08351826" calcext:value-type="float">
            <text:p>0.08351826</text:p>
          </table:table-cell>
          <table:table-cell office:value-type="float" office:value="0.04602976" calcext:value-type="float">
            <text:p>0.04602976</text:p>
          </table:table-cell>
          <table:table-cell office:value-type="float" office:value="0.02124524" calcext:value-type="float">
            <text:p>0.02124524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16434" calcext:value-type="float">
            <text:p>-34.16434</text:p>
          </table:table-cell>
          <table:table-cell office:value-type="float" office:value="-2.584055" calcext:value-type="float">
            <text:p>-2.584055</text:p>
          </table:table-cell>
          <table:table-cell office:value-type="float" office:value="-1.150859" calcext:value-type="float">
            <text:p>-1.150859</text:p>
          </table:table-cell>
          <table:table-cell office:value-type="float" office:value="-0.8681107" calcext:value-type="float">
            <text:p>-0.8681107</text:p>
          </table:table-cell>
          <table:table-cell office:value-type="float" office:value="-0.6912917" calcext:value-type="float">
            <text:p>-0.6912917</text:p>
          </table:table-cell>
          <table:table-cell office:value-type="float" office:value="-0.4257993" calcext:value-type="float">
            <text:p>-0.4257993</text:p>
          </table:table-cell>
          <table:table-cell office:value-type="float" office:value="-0.07052819" calcext:value-type="float">
            <text:p>-0.07052819</text:p>
          </table:table-cell>
          <table:table-cell office:value-type="float" office:value="-0.06088511" calcext:value-type="float">
            <text:p>-0.06088511</text:p>
          </table:table-cell>
          <table:table-cell office:value-type="float" office:value="-0.04650171" calcext:value-type="float">
            <text:p>-0.04650171</text:p>
          </table:table-cell>
          <table:table-cell office:value-type="float" office:value="-0.02589675" calcext:value-type="float">
            <text:p>-0.02589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5303" calcext:value-type="float">
            <text:p>-18.55303</text:p>
          </table:table-cell>
          <table:table-cell office:value-type="float" office:value="0.005706218" calcext:value-type="float">
            <text:p>0.00570621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3419" calcext:value-type="float">
            <text:p>-2.3834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4.55183" calcext:value-type="float">
            <text:p>14.55183</text:p>
          </table:table-cell>
          <table:table-cell office:value-type="float" office:value="0" calcext:value-type="float">
            <text:p>0</text:p>
          </table:table-cell>
          <table:table-cell office:value-type="float" office:value="1030.126" calcext:value-type="float">
            <text:p>1030.126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120768" calcext:value-type="float">
            <text:p>0.1120768</text:p>
          </table:table-cell>
          <table:table-cell office:value-type="float" office:value="0.1791123" calcext:value-type="float">
            <text:p>0.1791123</text:p>
          </table:table-cell>
          <table:table-cell office:value-type="float" office:value="0.1923745" calcext:value-type="float">
            <text:p>0.1923745</text:p>
          </table:table-cell>
          <table:table-cell office:value-type="float" office:value="0.1948271" calcext:value-type="float">
            <text:p>0.1948271</text:p>
          </table:table-cell>
          <table:table-cell office:value-type="float" office:value="0.2016327" calcext:value-type="float">
            <text:p>0.2016327</text:p>
          </table:table-cell>
          <table:table-cell office:value-type="float" office:value="0.1914637" calcext:value-type="float">
            <text:p>0.1914637</text:p>
          </table:table-cell>
          <table:table-cell office:value-type="float" office:value="0.2396657" calcext:value-type="float">
            <text:p>0.2396657</text:p>
          </table:table-cell>
          <table:table-cell office:value-type="float" office:value="0.3329589" calcext:value-type="float">
            <text:p>0.3329589</text:p>
          </table:table-cell>
          <table:table-cell office:value-type="float" office:value="0.3337067" calcext:value-type="float">
            <text:p>0.3337067</text:p>
          </table:table-cell>
          <table:table-cell office:value-type="float" office:value="0.3570726" calcext:value-type="float">
            <text:p>0.3570726</text:p>
          </table:table-cell>
          <table:table-cell office:value-type="float" office:value="0.3763676" calcext:value-type="float">
            <text:p>0.3763676</text:p>
          </table:table-cell>
          <table:table-cell office:value-type="float" office:value="0.3918173" calcext:value-type="float">
            <text:p>0.3918173</text:p>
          </table:table-cell>
          <table:table-cell office:value-type="float" office:value="0.4623533" calcext:value-type="float">
            <text:p>0.46235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770559" calcext:value-type="float">
            <text:p>8.770559E-09</text:p>
          </table:table-cell>
          <table:table-cell office:value-type="float" office:value="0.03557761" calcext:value-type="float">
            <text:p>0.03557761</text:p>
          </table:table-cell>
          <table:table-cell office:value-type="float" office:value="0.05364126" calcext:value-type="float">
            <text:p>0.05364126</text:p>
          </table:table-cell>
          <table:table-cell office:value-type="float" office:value="0.06756882" calcext:value-type="float">
            <text:p>0.06756882</text:p>
          </table:table-cell>
          <table:table-cell office:value-type="float" office:value="0.086801" calcext:value-type="float">
            <text:p>0.086801</text:p>
          </table:table-cell>
          <table:table-cell office:value-type="float" office:value="0.04667633" calcext:value-type="float">
            <text:p>0.04667633</text:p>
          </table:table-cell>
          <table:table-cell office:value-type="float" office:value="0.02205537" calcext:value-type="float">
            <text:p>0.02205537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80054" calcext:value-type="float">
            <text:p>-71.80054</text:p>
          </table:table-cell>
          <table:table-cell office:value-type="float" office:value="-1.821941" calcext:value-type="float">
            <text:p>-1.821941</text:p>
          </table:table-cell>
          <table:table-cell office:value-type="float" office:value="-1.0915" calcext:value-type="float">
            <text:p>-1.0915</text:p>
          </table:table-cell>
          <table:table-cell office:value-type="float" office:value="-1.003343" calcext:value-type="float">
            <text:p>-1.003343</text:p>
          </table:table-cell>
          <table:table-cell office:value-type="float" office:value="-0.7704324" calcext:value-type="float">
            <text:p>-0.7704324</text:p>
          </table:table-cell>
          <table:table-cell office:value-type="float" office:value="-0.432689" calcext:value-type="float">
            <text:p>-0.432689</text:p>
          </table:table-cell>
          <table:table-cell office:value-type="float" office:value="-0.07178194" calcext:value-type="float">
            <text:p>-0.07178194</text:p>
          </table:table-cell>
          <table:table-cell office:value-type="float" office:value="-0.06081077" calcext:value-type="float">
            <text:p>-0.06081077</text:p>
          </table:table-cell>
          <table:table-cell office:value-type="float" office:value="-0.04627853" calcext:value-type="float">
            <text:p>-0.04627853</text:p>
          </table:table-cell>
          <table:table-cell office:value-type="float" office:value="-0.02583465" calcext:value-type="float">
            <text:p>-0.02583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59" calcext:value-type="float">
            <text:p>-20.359</text:p>
          </table:table-cell>
          <table:table-cell office:value-type="float" office:value="0.005699757" calcext:value-type="float">
            <text:p>0.00569975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036" calcext:value-type="float">
            <text:p>-2.3860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4.55078" calcext:value-type="float">
            <text:p>14.55078</text:p>
          </table:table-cell>
          <table:table-cell office:value-type="float" office:value="0" calcext:value-type="float">
            <text:p>0</text:p>
          </table:table-cell>
          <table:table-cell office:value-type="float" office:value="1030.127" calcext:value-type="float">
            <text:p>1030.127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169007" calcext:value-type="float">
            <text:p>0.1169007</text:p>
          </table:table-cell>
          <table:table-cell office:value-type="float" office:value="0.1955158" calcext:value-type="float">
            <text:p>0.1955158</text:p>
          </table:table-cell>
          <table:table-cell office:value-type="float" office:value="0.2103311" calcext:value-type="float">
            <text:p>0.2103311</text:p>
          </table:table-cell>
          <table:table-cell office:value-type="float" office:value="0.2001565" calcext:value-type="float">
            <text:p>0.2001565</text:p>
          </table:table-cell>
          <table:table-cell office:value-type="float" office:value="0.2037691" calcext:value-type="float">
            <text:p>0.2037691</text:p>
          </table:table-cell>
          <table:table-cell office:value-type="float" office:value="0.1913662" calcext:value-type="float">
            <text:p>0.1913662</text:p>
          </table:table-cell>
          <table:table-cell office:value-type="float" office:value="0.2390732" calcext:value-type="float">
            <text:p>0.2390732</text:p>
          </table:table-cell>
          <table:table-cell office:value-type="float" office:value="0.3329762" calcext:value-type="float">
            <text:p>0.3329762</text:p>
          </table:table-cell>
          <table:table-cell office:value-type="float" office:value="0.3338769" calcext:value-type="float">
            <text:p>0.3338769</text:p>
          </table:table-cell>
          <table:table-cell office:value-type="float" office:value="0.3571144" calcext:value-type="float">
            <text:p>0.3571144</text:p>
          </table:table-cell>
          <table:table-cell office:value-type="float" office:value="0.3763909" calcext:value-type="float">
            <text:p>0.3763909</text:p>
          </table:table-cell>
          <table:table-cell office:value-type="float" office:value="0.3917477" calcext:value-type="float">
            <text:p>0.3917477</text:p>
          </table:table-cell>
          <table:table-cell office:value-type="float" office:value="0.4623657" calcext:value-type="float">
            <text:p>0.46236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465312" calcext:value-type="float">
            <text:p>6.465312E-09</text:p>
          </table:table-cell>
          <table:table-cell office:value-type="float" office:value="0.01669629" calcext:value-type="float">
            <text:p>0.01669629</text:p>
          </table:table-cell>
          <table:table-cell office:value-type="float" office:value="0.03372961" calcext:value-type="float">
            <text:p>0.03372961</text:p>
          </table:table-cell>
          <table:table-cell office:value-type="float" office:value="0.0622501" calcext:value-type="float">
            <text:p>0.0622501</text:p>
          </table:table-cell>
          <table:table-cell office:value-type="float" office:value="0.08488643" calcext:value-type="float">
            <text:p>0.08488643</text:p>
          </table:table-cell>
          <table:table-cell office:value-type="float" office:value="0.04698762" calcext:value-type="float">
            <text:p>0.04698762</text:p>
          </table:table-cell>
          <table:table-cell office:value-type="float" office:value="0.02299728" calcext:value-type="float">
            <text:p>0.0229972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40917" calcext:value-type="float">
            <text:p>-52.40917</text:p>
          </table:table-cell>
          <table:table-cell office:value-type="float" office:value="-0.9485838" calcext:value-type="float">
            <text:p>-0.9485838</text:p>
          </table:table-cell>
          <table:table-cell office:value-type="float" office:value="-0.5510109" calcext:value-type="float">
            <text:p>-0.5510109</text:p>
          </table:table-cell>
          <table:table-cell office:value-type="float" office:value="-0.8170009" calcext:value-type="float">
            <text:p>-0.8170009</text:p>
          </table:table-cell>
          <table:table-cell office:value-type="float" office:value="-0.7116026" calcext:value-type="float">
            <text:p>-0.7116026</text:p>
          </table:table-cell>
          <table:table-cell office:value-type="float" office:value="-0.4345849" calcext:value-type="float">
            <text:p>-0.4345849</text:p>
          </table:table-cell>
          <table:table-cell office:value-type="float" office:value="-0.07306218" calcext:value-type="float">
            <text:p>-0.07306218</text:p>
          </table:table-cell>
          <table:table-cell office:value-type="float" office:value="-0.06078345" calcext:value-type="float">
            <text:p>-0.06078345</text:p>
          </table:table-cell>
          <table:table-cell office:value-type="float" office:value="-0.04605893" calcext:value-type="float">
            <text:p>-0.04605893</text:p>
          </table:table-cell>
          <table:table-cell office:value-type="float" office:value="-0.02578211" calcext:value-type="float">
            <text:p>-0.02578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65" calcext:value-type="float">
            <text:p>-14.065</text:p>
          </table:table-cell>
          <table:table-cell office:value-type="float" office:value="0.005538336" calcext:value-type="float">
            <text:p>0.00553833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7265" calcext:value-type="float">
            <text:p>-2.3872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4.59246" calcext:value-type="float">
            <text:p>14.59246</text:p>
          </table:table-cell>
          <table:table-cell office:value-type="float" office:value="0" calcext:value-type="float">
            <text:p>0</text:p>
          </table:table-cell>
          <table:table-cell office:value-type="float" office:value="1030.086" calcext:value-type="float">
            <text:p>1030.086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197388" calcext:value-type="float">
            <text:p>0.1197388</text:p>
          </table:table-cell>
          <table:table-cell office:value-type="float" office:value="0.2110122" calcext:value-type="float">
            <text:p>0.2110122</text:p>
          </table:table-cell>
          <table:table-cell office:value-type="float" office:value="0.2393786" calcext:value-type="float">
            <text:p>0.2393786</text:p>
          </table:table-cell>
          <table:table-cell office:value-type="float" office:value="0.2482248" calcext:value-type="float">
            <text:p>0.2482248</text:p>
          </table:table-cell>
          <table:table-cell office:value-type="float" office:value="0.2219183" calcext:value-type="float">
            <text:p>0.2219183</text:p>
          </table:table-cell>
          <table:table-cell office:value-type="float" office:value="0.1943738" calcext:value-type="float">
            <text:p>0.1943738</text:p>
          </table:table-cell>
          <table:table-cell office:value-type="float" office:value="0.2389798" calcext:value-type="float">
            <text:p>0.2389798</text:p>
          </table:table-cell>
          <table:table-cell office:value-type="float" office:value="0.3330202" calcext:value-type="float">
            <text:p>0.3330202</text:p>
          </table:table-cell>
          <table:table-cell office:value-type="float" office:value="0.3340791" calcext:value-type="float">
            <text:p>0.3340791</text:p>
          </table:table-cell>
          <table:table-cell office:value-type="float" office:value="0.357097" calcext:value-type="float">
            <text:p>0.357097</text:p>
          </table:table-cell>
          <table:table-cell office:value-type="float" office:value="0.3764071" calcext:value-type="float">
            <text:p>0.3764071</text:p>
          </table:table-cell>
          <table:table-cell office:value-type="float" office:value="0.3916909" calcext:value-type="float">
            <text:p>0.3916909</text:p>
          </table:table-cell>
          <table:table-cell office:value-type="float" office:value="0.4623781" calcext:value-type="float">
            <text:p>0.4623781</text:p>
          </table:table-cell>
          <table:table-cell office:value-type="float" office:value="0" calcext:value-type="float">
            <text:p>0</text:p>
          </table:table-cell>
          <table:table-cell office:value-type="float" office:value="4.105786E-015" calcext:value-type="float">
            <text:p>4.105786E-15</text:p>
          </table:table-cell>
          <table:table-cell office:value-type="float" office:value="1.931068E-015" calcext:value-type="float">
            <text:p>1.931068E-15</text:p>
          </table:table-cell>
          <table:table-cell office:value-type="float" office:value="9.577639E-016" calcext:value-type="float">
            <text:p>9.577639E-16</text:p>
          </table:table-cell>
          <table:table-cell office:value-type="float" office:value="0.009683068" calcext:value-type="float">
            <text:p>0.009683068</text:p>
          </table:table-cell>
          <table:table-cell office:value-type="float" office:value="0.0670802" calcext:value-type="float">
            <text:p>0.0670802</text:p>
          </table:table-cell>
          <table:table-cell office:value-type="float" office:value="0.04412721" calcext:value-type="float">
            <text:p>0.04412721</text:p>
          </table:table-cell>
          <table:table-cell office:value-type="float" office:value="0.02343285" calcext:value-type="float">
            <text:p>0.0234328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1502" calcext:value-type="float">
            <text:p>-43.71502</text:p>
          </table:table-cell>
          <table:table-cell office:value-type="float" office:value="-0.5428274" calcext:value-type="float">
            <text:p>-0.5428274</text:p>
          </table:table-cell>
          <table:table-cell office:value-type="float" office:value="-0.2053572" calcext:value-type="float">
            <text:p>-0.2053572</text:p>
          </table:table-cell>
          <table:table-cell office:value-type="float" office:value="-0.1557423" calcext:value-type="float">
            <text:p>-0.1557423</text:p>
          </table:table-cell>
          <table:table-cell office:value-type="float" office:value="-0.3701375" calcext:value-type="float">
            <text:p>-0.3701375</text:p>
          </table:table-cell>
          <table:table-cell office:value-type="float" office:value="-0.3862887" calcext:value-type="float">
            <text:p>-0.3862887</text:p>
          </table:table-cell>
          <table:table-cell office:value-type="float" office:value="-0.07328568" calcext:value-type="float">
            <text:p>-0.07328568</text:p>
          </table:table-cell>
          <table:table-cell office:value-type="float" office:value="-0.0607131" calcext:value-type="float">
            <text:p>-0.0607131</text:p>
          </table:table-cell>
          <table:table-cell office:value-type="float" office:value="-0.04579887" calcext:value-type="float">
            <text:p>-0.04579887</text:p>
          </table:table-cell>
          <table:table-cell office:value-type="float" office:value="-0.02580368" calcext:value-type="float">
            <text:p>-0.0258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3171" calcext:value-type="float">
            <text:p>-12.33171</text:p>
          </table:table-cell>
          <table:table-cell office:value-type="float" office:value="0.005065023" calcext:value-type="float">
            <text:p>0.0050650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791" calcext:value-type="float">
            <text:p>-2.3857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4.48561" calcext:value-type="float">
            <text:p>14.48561</text:p>
          </table:table-cell>
          <table:table-cell office:value-type="float" office:value="0" calcext:value-type="float">
            <text:p>0</text:p>
          </table:table-cell>
          <table:table-cell office:value-type="float" office:value="1030.192" calcext:value-type="float">
            <text:p>1030.192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476538" calcext:value-type="float">
            <text:p>0.1476538</text:p>
          </table:table-cell>
          <table:table-cell office:value-type="float" office:value="0.2005963" calcext:value-type="float">
            <text:p>0.2005963</text:p>
          </table:table-cell>
          <table:table-cell office:value-type="float" office:value="0.2353992" calcext:value-type="float">
            <text:p>0.2353992</text:p>
          </table:table-cell>
          <table:table-cell office:value-type="float" office:value="0.2450545" calcext:value-type="float">
            <text:p>0.2450545</text:p>
          </table:table-cell>
          <table:table-cell office:value-type="float" office:value="0.2308135" calcext:value-type="float">
            <text:p>0.2308135</text:p>
          </table:table-cell>
          <table:table-cell office:value-type="float" office:value="0.1988133" calcext:value-type="float">
            <text:p>0.1988133</text:p>
          </table:table-cell>
          <table:table-cell office:value-type="float" office:value="0.2397321" calcext:value-type="float">
            <text:p>0.2397321</text:p>
          </table:table-cell>
          <table:table-cell office:value-type="float" office:value="0.3330899" calcext:value-type="float">
            <text:p>0.3330899</text:p>
          </table:table-cell>
          <table:table-cell office:value-type="float" office:value="0.3342699" calcext:value-type="float">
            <text:p>0.3342699</text:p>
          </table:table-cell>
          <table:table-cell office:value-type="float" office:value="0.3570873" calcext:value-type="float">
            <text:p>0.3570873</text:p>
          </table:table-cell>
          <table:table-cell office:value-type="float" office:value="0.3764167" calcext:value-type="float">
            <text:p>0.3764167</text:p>
          </table:table-cell>
          <table:table-cell office:value-type="float" office:value="0.3916453" calcext:value-type="float">
            <text:p>0.3916453</text:p>
          </table:table-cell>
          <table:table-cell office:value-type="float" office:value="0.462369" calcext:value-type="float">
            <text:p>0.4623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01245" calcext:value-type="float">
            <text:p>3.701245E-09</text:p>
          </table:table-cell>
          <table:table-cell office:value-type="float" office:value="0.009031566" calcext:value-type="float">
            <text:p>0.009031566</text:p>
          </table:table-cell>
          <table:table-cell office:value-type="float" office:value="0.003119299" calcext:value-type="float">
            <text:p>0.003119299</text:p>
          </table:table-cell>
          <table:table-cell office:value-type="float" office:value="0.009035766" calcext:value-type="float">
            <text:p>0.009035766</text:p>
          </table:table-cell>
          <table:table-cell office:value-type="float" office:value="0.06199233" calcext:value-type="float">
            <text:p>0.06199233</text:p>
          </table:table-cell>
          <table:table-cell office:value-type="float" office:value="0.04008317" calcext:value-type="float">
            <text:p>0.04008317</text:p>
          </table:table-cell>
          <table:table-cell office:value-type="float" office:value="0.02275304" calcext:value-type="float">
            <text:p>0.02275304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7744" calcext:value-type="float">
            <text:p>-8.67744</text:p>
          </table:table-cell>
          <table:table-cell office:value-type="float" office:value="-0.7884347" calcext:value-type="float">
            <text:p>-0.7884347</text:p>
          </table:table-cell>
          <table:table-cell office:value-type="float" office:value="-0.2323347" calcext:value-type="float">
            <text:p>-0.2323347</text:p>
          </table:table-cell>
          <table:table-cell office:value-type="float" office:value="-0.1710555" calcext:value-type="float">
            <text:p>-0.1710555</text:p>
          </table:table-cell>
          <table:table-cell office:value-type="float" office:value="-0.2724313" calcext:value-type="float">
            <text:p>-0.2724313</text:p>
          </table:table-cell>
          <table:table-cell office:value-type="float" office:value="-0.3248555" calcext:value-type="float">
            <text:p>-0.3248555</text:p>
          </table:table-cell>
          <table:table-cell office:value-type="float" office:value="-0.07167541" calcext:value-type="float">
            <text:p>-0.07167541</text:p>
          </table:table-cell>
          <table:table-cell office:value-type="float" office:value="-0.06060247" calcext:value-type="float">
            <text:p>-0.06060247</text:p>
          </table:table-cell>
          <table:table-cell office:value-type="float" office:value="-0.04555498" calcext:value-type="float">
            <text:p>-0.04555498</text:p>
          </table:table-cell>
          <table:table-cell office:value-type="float" office:value="-0.02581574" calcext:value-type="float">
            <text:p>-0.02581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67815" calcext:value-type="float">
            <text:p>-6.067815</text:p>
          </table:table-cell>
          <table:table-cell office:value-type="float" office:value="0.005052848" calcext:value-type="float">
            <text:p>0.00505284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278" calcext:value-type="float">
            <text:p>-2.3882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4.88667" calcext:value-type="float">
            <text:p>14.88667</text:p>
          </table:table-cell>
          <table:table-cell office:value-type="float" office:value="0" calcext:value-type="float">
            <text:p>0</text:p>
          </table:table-cell>
          <table:table-cell office:value-type="float" office:value="1029.791" calcext:value-type="float">
            <text:p>1029.791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276483" calcext:value-type="float">
            <text:p>0.1276483</text:p>
          </table:table-cell>
          <table:table-cell office:value-type="float" office:value="0.2068824" calcext:value-type="float">
            <text:p>0.2068824</text:p>
          </table:table-cell>
          <table:table-cell office:value-type="float" office:value="0.2375524" calcext:value-type="float">
            <text:p>0.2375524</text:p>
          </table:table-cell>
          <table:table-cell office:value-type="float" office:value="0.2510429" calcext:value-type="float">
            <text:p>0.2510429</text:p>
          </table:table-cell>
          <table:table-cell office:value-type="float" office:value="0.2659473" calcext:value-type="float">
            <text:p>0.2659473</text:p>
          </table:table-cell>
          <table:table-cell office:value-type="float" office:value="0.2054075" calcext:value-type="float">
            <text:p>0.2054075</text:p>
          </table:table-cell>
          <table:table-cell office:value-type="float" office:value="0.2411849" calcext:value-type="float">
            <text:p>0.2411849</text:p>
          </table:table-cell>
          <table:table-cell office:value-type="float" office:value="0.3332212" calcext:value-type="float">
            <text:p>0.3332212</text:p>
          </table:table-cell>
          <table:table-cell office:value-type="float" office:value="0.3344521" calcext:value-type="float">
            <text:p>0.3344521</text:p>
          </table:table-cell>
          <table:table-cell office:value-type="float" office:value="0.357084" calcext:value-type="float">
            <text:p>0.357084</text:p>
          </table:table-cell>
          <table:table-cell office:value-type="float" office:value="0.3764209" calcext:value-type="float">
            <text:p>0.3764209</text:p>
          </table:table-cell>
          <table:table-cell office:value-type="float" office:value="0.391595" calcext:value-type="float">
            <text:p>0.391595</text:p>
          </table:table-cell>
          <table:table-cell office:value-type="float" office:value="0.4623787" calcext:value-type="float">
            <text:p>0.4623787</text:p>
          </table:table-cell>
          <table:table-cell office:value-type="float" office:value="0" calcext:value-type="float">
            <text:p>0</text:p>
          </table:table-cell>
          <table:table-cell office:value-type="float" office:value="1.952333E-015" calcext:value-type="float">
            <text:p>1.952333E-15</text:p>
          </table:table-cell>
          <table:table-cell office:value-type="float" office:value="1.9523E-015" calcext:value-type="float">
            <text:p>1.9523E-15</text:p>
          </table:table-cell>
          <table:table-cell office:value-type="float" office:value="9.182091E-016" calcext:value-type="float">
            <text:p>9.182091E-16</text:p>
          </table:table-cell>
          <table:table-cell office:value-type="float" office:value="0.000000007145536" calcext:value-type="float">
            <text:p>7.145536E-09</text:p>
          </table:table-cell>
          <table:table-cell office:value-type="float" office:value="0.0245707" calcext:value-type="float">
            <text:p>0.0245707</text:p>
          </table:table-cell>
          <table:table-cell office:value-type="float" office:value="0.03393426" calcext:value-type="float">
            <text:p>0.03393426</text:p>
          </table:table-cell>
          <table:table-cell office:value-type="float" office:value="0.02101268" calcext:value-type="float">
            <text:p>0.0210126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76344" calcext:value-type="float">
            <text:p>-26.76344</text:p>
          </table:table-cell>
          <table:table-cell office:value-type="float" office:value="-0.6313239" calcext:value-type="float">
            <text:p>-0.6313239</text:p>
          </table:table-cell>
          <table:table-cell office:value-type="float" office:value="-0.2178821" calcext:value-type="float">
            <text:p>-0.2178821</text:p>
          </table:table-cell>
          <table:table-cell office:value-type="float" office:value="-0.1425207" calcext:value-type="float">
            <text:p>-0.1425207</text:p>
          </table:table-cell>
          <table:table-cell office:value-type="float" office:value="-0.09201837" calcext:value-type="float">
            <text:p>-0.09201837</text:p>
          </table:table-cell>
          <table:table-cell office:value-type="float" office:value="-0.2533581" calcext:value-type="float">
            <text:p>-0.2533581</text:p>
          </table:table-cell>
          <table:table-cell office:value-type="float" office:value="-0.06867641" calcext:value-type="float">
            <text:p>-0.06867641</text:p>
          </table:table-cell>
          <table:table-cell office:value-type="float" office:value="-0.06039482" calcext:value-type="float">
            <text:p>-0.06039482</text:p>
          </table:table-cell>
          <table:table-cell office:value-type="float" office:value="-0.04532351" calcext:value-type="float">
            <text:p>-0.04532351</text:p>
          </table:table-cell>
          <table:table-cell office:value-type="float" office:value="-0.02582" calcext:value-type="float">
            <text:p>-0.02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83686" calcext:value-type="float">
            <text:p>-9.583686</text:p>
          </table:table-cell>
          <table:table-cell office:value-type="float" office:value="0.004820434" calcext:value-type="float">
            <text:p>0.00482043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938" calcext:value-type="float">
            <text:p>-2.3889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5.09406" calcext:value-type="float">
            <text:p>15.09406</text:p>
          </table:table-cell>
          <table:table-cell office:value-type="float" office:value="0" calcext:value-type="float">
            <text:p>0</text:p>
          </table:table-cell>
          <table:table-cell office:value-type="float" office:value="1029.584" calcext:value-type="float">
            <text:p>1029.584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192342" calcext:value-type="float">
            <text:p>0.1192342</text:p>
          </table:table-cell>
          <table:table-cell office:value-type="float" office:value="0.2067398" calcext:value-type="float">
            <text:p>0.2067398</text:p>
          </table:table-cell>
          <table:table-cell office:value-type="float" office:value="0.2372703" calcext:value-type="float">
            <text:p>0.2372703</text:p>
          </table:table-cell>
          <table:table-cell office:value-type="float" office:value="0.2538213" calcext:value-type="float">
            <text:p>0.2538213</text:p>
          </table:table-cell>
          <table:table-cell office:value-type="float" office:value="0.2777184" calcext:value-type="float">
            <text:p>0.2777184</text:p>
          </table:table-cell>
          <table:table-cell office:value-type="float" office:value="0.2358436" calcext:value-type="float">
            <text:p>0.2358436</text:p>
          </table:table-cell>
          <table:table-cell office:value-type="float" office:value="0.2450808" calcext:value-type="float">
            <text:p>0.2450808</text:p>
          </table:table-cell>
          <table:table-cell office:value-type="float" office:value="0.3334618" calcext:value-type="float">
            <text:p>0.3334618</text:p>
          </table:table-cell>
          <table:table-cell office:value-type="float" office:value="0.3346288" calcext:value-type="float">
            <text:p>0.3346288</text:p>
          </table:table-cell>
          <table:table-cell office:value-type="float" office:value="0.3570859" calcext:value-type="float">
            <text:p>0.3570859</text:p>
          </table:table-cell>
          <table:table-cell office:value-type="float" office:value="0.3764216" calcext:value-type="float">
            <text:p>0.3764216</text:p>
          </table:table-cell>
          <table:table-cell office:value-type="float" office:value="0.3915524" calcext:value-type="float">
            <text:p>0.3915524</text:p>
          </table:table-cell>
          <table:table-cell office:value-type="float" office:value="0.4623859" calcext:value-type="float">
            <text:p>0.4623859</text:p>
          </table:table-cell>
          <table:table-cell office:value-type="float" office:value="0" calcext:value-type="float">
            <text:p>0</text:p>
          </table:table-cell>
          <table:table-cell office:value-type="float" office:value="1.96601E-015" calcext:value-type="float">
            <text:p>1.96601E-15</text:p>
          </table:table-cell>
          <table:table-cell office:value-type="float" office:value="1.925143E-015" calcext:value-type="float">
            <text:p>1.925143E-15</text:p>
          </table:table-cell>
          <table:table-cell office:value-type="float" office:value="5.335127E-015" calcext:value-type="float">
            <text:p>5.335127E-15</text:p>
          </table:table-cell>
          <table:table-cell office:value-type="float" office:value="0.000000003082371" calcext:value-type="float">
            <text:p>3.082371E-09</text:p>
          </table:table-cell>
          <table:table-cell office:value-type="float" office:value="9.770067E-016" calcext:value-type="float">
            <text:p>9.770067E-16</text:p>
          </table:table-cell>
          <table:table-cell office:value-type="float" office:value="0.002825662" calcext:value-type="float">
            <text:p>0.002825662</text:p>
          </table:table-cell>
          <table:table-cell office:value-type="float" office:value="0.01586015" calcext:value-type="float">
            <text:p>0.015860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41369" calcext:value-type="float">
            <text:p>-45.41369</text:p>
          </table:table-cell>
          <table:table-cell office:value-type="float" office:value="-0.635335" calcext:value-type="float">
            <text:p>-0.635335</text:p>
          </table:table-cell>
          <table:table-cell office:value-type="float" office:value="-0.2199234" calcext:value-type="float">
            <text:p>-0.2199234</text:p>
          </table:table-cell>
          <table:table-cell office:value-type="float" office:value="-0.1310584" calcext:value-type="float">
            <text:p>-0.1310584</text:p>
          </table:table-cell>
          <table:table-cell office:value-type="float" office:value="-0.06519557" calcext:value-type="float">
            <text:p>-0.06519557</text:p>
          </table:table-cell>
          <table:table-cell office:value-type="float" office:value="-0.08917094" calcext:value-type="float">
            <text:p>-0.08917094</text:p>
          </table:table-cell>
          <table:table-cell office:value-type="float" office:value="-0.06135032" calcext:value-type="float">
            <text:p>-0.06135032</text:p>
          </table:table-cell>
          <table:table-cell office:value-type="float" office:value="-0.06001701" calcext:value-type="float">
            <text:p>-0.06001701</text:p>
          </table:table-cell>
          <table:table-cell office:value-type="float" office:value="-0.04510032" calcext:value-type="float">
            <text:p>-0.04510032</text:p>
          </table:table-cell>
          <table:table-cell office:value-type="float" office:value="-0.02581758" calcext:value-type="float">
            <text:p>-0.0258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5976" calcext:value-type="float">
            <text:p>-13.15976</text:p>
          </table:table-cell>
          <table:table-cell office:value-type="float" office:value="0.0044683" calcext:value-type="float">
            <text:p>0.004468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8593" calcext:value-type="float">
            <text:p>-2.3885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5.25336" calcext:value-type="float">
            <text:p>15.25336</text:p>
          </table:table-cell>
          <table:table-cell office:value-type="float" office:value="0" calcext:value-type="float">
            <text:p>0</text:p>
          </table:table-cell>
          <table:table-cell office:value-type="float" office:value="1029.424" calcext:value-type="float">
            <text:p>1029.424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134707" calcext:value-type="float">
            <text:p>0.1134707</text:p>
          </table:table-cell>
          <table:table-cell office:value-type="float" office:value="0.2074415" calcext:value-type="float">
            <text:p>0.2074415</text:p>
          </table:table-cell>
          <table:table-cell office:value-type="float" office:value="0.2374755" calcext:value-type="float">
            <text:p>0.2374755</text:p>
          </table:table-cell>
          <table:table-cell office:value-type="float" office:value="0.2561989" calcext:value-type="float">
            <text:p>0.2561989</text:p>
          </table:table-cell>
          <table:table-cell office:value-type="float" office:value="0.2692558" calcext:value-type="float">
            <text:p>0.2692558</text:p>
          </table:table-cell>
          <table:table-cell office:value-type="float" office:value="0.2400349" calcext:value-type="float">
            <text:p>0.2400349</text:p>
          </table:table-cell>
          <table:table-cell office:value-type="float" office:value="0.2556607" calcext:value-type="float">
            <text:p>0.2556607</text:p>
          </table:table-cell>
          <table:table-cell office:value-type="float" office:value="0.3344216" calcext:value-type="float">
            <text:p>0.3344216</text:p>
          </table:table-cell>
          <table:table-cell office:value-type="float" office:value="0.3347953" calcext:value-type="float">
            <text:p>0.3347953</text:p>
          </table:table-cell>
          <table:table-cell office:value-type="float" office:value="0.3570926" calcext:value-type="float">
            <text:p>0.3570926</text:p>
          </table:table-cell>
          <table:table-cell office:value-type="float" office:value="0.3764198" calcext:value-type="float">
            <text:p>0.3764198</text:p>
          </table:table-cell>
          <table:table-cell office:value-type="float" office:value="0.3915179" calcext:value-type="float">
            <text:p>0.39151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396E-015" calcext:value-type="float">
            <text:p>1.966396E-15</text:p>
          </table:table-cell>
          <table:table-cell office:value-type="float" office:value="1.925132E-015" calcext:value-type="float">
            <text:p>1.925132E-15</text:p>
          </table:table-cell>
          <table:table-cell office:value-type="float" office:value="3.108358E-015" calcext:value-type="float">
            <text:p>3.108358E-15</text:p>
          </table:table-cell>
          <table:table-cell office:value-type="float" office:value="0.0000000005995012" calcext:value-type="float">
            <text:p>5.995012E-10</text:p>
          </table:table-cell>
          <table:table-cell office:value-type="float" office:value="9.770054E-016" calcext:value-type="float">
            <text:p>9.770054E-16</text:p>
          </table:table-cell>
          <table:table-cell office:value-type="float" office:value="9.372559E-016" calcext:value-type="float">
            <text:p>9.372559E-16</text:p>
          </table:table-cell>
          <table:table-cell office:value-type="float" office:value="0.000000063625" calcext:value-type="float">
            <text:p>6.3625E-0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84276" calcext:value-type="float">
            <text:p>-66.84276</text:p>
          </table:table-cell>
          <table:table-cell office:value-type="float" office:value="-0.6191179" calcext:value-type="float">
            <text:p>-0.6191179</text:p>
          </table:table-cell>
          <table:table-cell office:value-type="float" office:value="-0.2184842" calcext:value-type="float">
            <text:p>-0.2184842</text:p>
          </table:table-cell>
          <table:table-cell office:value-type="float" office:value="-0.1218517" calcext:value-type="float">
            <text:p>-0.1218517</text:p>
          </table:table-cell>
          <table:table-cell office:value-type="float" office:value="-0.08296207" calcext:value-type="float">
            <text:p>-0.08296207</text:p>
          </table:table-cell>
          <table:table-cell office:value-type="float" office:value="-0.07667594" calcext:value-type="float">
            <text:p>-0.07667594</text:p>
          </table:table-cell>
          <table:table-cell office:value-type="float" office:value="-0.04524332" calcext:value-type="float">
            <text:p>-0.04524332</text:p>
          </table:table-cell>
          <table:table-cell office:value-type="float" office:value="-0.05853678" calcext:value-type="float">
            <text:p>-0.05853678</text:p>
          </table:table-cell>
          <table:table-cell office:value-type="float" office:value="-0.04489101" calcext:value-type="float">
            <text:p>-0.04489101</text:p>
          </table:table-cell>
          <table:table-cell office:value-type="float" office:value="-0.02580952" calcext:value-type="float">
            <text:p>-0.0258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34505" calcext:value-type="float">
            <text:p>-36.34505</text:p>
          </table:table-cell>
          <table:table-cell office:value-type="float" office:value="0.004340921" calcext:value-type="float">
            <text:p>0.00434092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014" calcext:value-type="float">
            <text:p>-2.390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5.2566" calcext:value-type="float">
            <text:p>15.2566</text:p>
          </table:table-cell>
          <table:table-cell office:value-type="float" office:value="0" calcext:value-type="float">
            <text:p>0</text:p>
          </table:table-cell>
          <table:table-cell office:value-type="float" office:value="1029.421" calcext:value-type="float">
            <text:p>1029.421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180231" calcext:value-type="float">
            <text:p>0.1180231</text:p>
          </table:table-cell>
          <table:table-cell office:value-type="float" office:value="0.2082979" calcext:value-type="float">
            <text:p>0.2082979</text:p>
          </table:table-cell>
          <table:table-cell office:value-type="float" office:value="0.2378419" calcext:value-type="float">
            <text:p>0.2378419</text:p>
          </table:table-cell>
          <table:table-cell office:value-type="float" office:value="0.2567243" calcext:value-type="float">
            <text:p>0.2567243</text:p>
          </table:table-cell>
          <table:table-cell office:value-type="float" office:value="0.2662823" calcext:value-type="float">
            <text:p>0.2662823</text:p>
          </table:table-cell>
          <table:table-cell office:value-type="float" office:value="0.240919" calcext:value-type="float">
            <text:p>0.240919</text:p>
          </table:table-cell>
          <table:table-cell office:value-type="float" office:value="0.2516268" calcext:value-type="float">
            <text:p>0.2516268</text:p>
          </table:table-cell>
          <table:table-cell office:value-type="float" office:value="0.3353378" calcext:value-type="float">
            <text:p>0.3353378</text:p>
          </table:table-cell>
          <table:table-cell office:value-type="float" office:value="0.3349786" calcext:value-type="float">
            <text:p>0.3349786</text:p>
          </table:table-cell>
          <table:table-cell office:value-type="float" office:value="0.3571034" calcext:value-type="float">
            <text:p>0.3571034</text:p>
          </table:table-cell>
          <table:table-cell office:value-type="float" office:value="0.376417" calcext:value-type="float">
            <text:p>0.376417</text:p>
          </table:table-cell>
          <table:table-cell office:value-type="float" office:value="0.3914744" calcext:value-type="float">
            <text:p>0.39147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951E-015" calcext:value-type="float">
            <text:p>1.966951E-15</text:p>
          </table:table-cell>
          <table:table-cell office:value-type="float" office:value="1.925089E-015" calcext:value-type="float">
            <text:p>1.925089E-15</text:p>
          </table:table-cell>
          <table:table-cell office:value-type="float" office:value="1.991944E-015" calcext:value-type="float">
            <text:p>1.991944E-15</text:p>
          </table:table-cell>
          <table:table-cell office:value-type="float" office:value="0.00000000004077602" calcext:value-type="float">
            <text:p>4.077602E-11</text:p>
          </table:table-cell>
          <table:table-cell office:value-type="float" office:value="9.769983E-016" calcext:value-type="float">
            <text:p>9.76998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0.00000001426895" calcext:value-type="float">
            <text:p>1.426895E-08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03406" calcext:value-type="float">
            <text:p>-49.03406</text:p>
          </table:table-cell>
          <table:table-cell office:value-type="float" office:value="-0.5995768" calcext:value-type="float">
            <text:p>-0.5995768</text:p>
          </table:table-cell>
          <table:table-cell office:value-type="float" office:value="-0.2159112" calcext:value-type="float">
            <text:p>-0.2159112</text:p>
          </table:table-cell>
          <table:table-cell office:value-type="float" office:value="-0.1199139" calcext:value-type="float">
            <text:p>-0.1199139</text:p>
          </table:table-cell>
          <table:table-cell office:value-type="float" office:value="-0.09044764" calcext:value-type="float">
            <text:p>-0.09044764</text:p>
          </table:table-cell>
          <table:table-cell office:value-type="float" office:value="-0.0745232" calcext:value-type="float">
            <text:p>-0.0745232</text:p>
          </table:table-cell>
          <table:table-cell office:value-type="float" office:value="-0.05070216" calcext:value-type="float">
            <text:p>-0.05070216</text:p>
          </table:table-cell>
          <table:table-cell office:value-type="float" office:value="-0.05714202" calcext:value-type="float">
            <text:p>-0.05714202</text:p>
          </table:table-cell>
          <table:table-cell office:value-type="float" office:value="-0.04466226" calcext:value-type="float">
            <text:p>-0.04466226</text:p>
          </table:table-cell>
          <table:table-cell office:value-type="float" office:value="-0.02579621" calcext:value-type="float">
            <text:p>-0.0257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25" calcext:value-type="float">
            <text:p>-15.925</text:p>
          </table:table-cell>
          <table:table-cell office:value-type="float" office:value="0.004330243" calcext:value-type="float">
            <text:p>0.00433024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2741" calcext:value-type="float">
            <text:p>-2.3927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5.28214" calcext:value-type="float">
            <text:p>15.28214</text:p>
          </table:table-cell>
          <table:table-cell office:value-type="float" office:value="0" calcext:value-type="float">
            <text:p>0</text:p>
          </table:table-cell>
          <table:table-cell office:value-type="float" office:value="1029.395" calcext:value-type="float">
            <text:p>1029.395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253156" calcext:value-type="float">
            <text:p>0.1253156</text:p>
          </table:table-cell>
          <table:table-cell office:value-type="float" office:value="0.2081756" calcext:value-type="float">
            <text:p>0.2081756</text:p>
          </table:table-cell>
          <table:table-cell office:value-type="float" office:value="0.2381929" calcext:value-type="float">
            <text:p>0.2381929</text:p>
          </table:table-cell>
          <table:table-cell office:value-type="float" office:value="0.2567746" calcext:value-type="float">
            <text:p>0.2567746</text:p>
          </table:table-cell>
          <table:table-cell office:value-type="float" office:value="0.2651854" calcext:value-type="float">
            <text:p>0.2651854</text:p>
          </table:table-cell>
          <table:table-cell office:value-type="float" office:value="0.2411174" calcext:value-type="float">
            <text:p>0.2411174</text:p>
          </table:table-cell>
          <table:table-cell office:value-type="float" office:value="0.2492086" calcext:value-type="float">
            <text:p>0.2492086</text:p>
          </table:table-cell>
          <table:table-cell office:value-type="float" office:value="0.3359095" calcext:value-type="float">
            <text:p>0.3359095</text:p>
          </table:table-cell>
          <table:table-cell office:value-type="float" office:value="0.3351767" calcext:value-type="float">
            <text:p>0.3351767</text:p>
          </table:table-cell>
          <table:table-cell office:value-type="float" office:value="0.3571186" calcext:value-type="float">
            <text:p>0.3571186</text:p>
          </table:table-cell>
          <table:table-cell office:value-type="float" office:value="0.3764119" calcext:value-type="float">
            <text:p>0.3764119</text:p>
          </table:table-cell>
          <table:table-cell office:value-type="float" office:value="0.3914206" calcext:value-type="float">
            <text:p>0.39142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411E-015" calcext:value-type="float">
            <text:p>1.967411E-15</text:p>
          </table:table-cell>
          <table:table-cell office:value-type="float" office:value="1.925047E-015" calcext:value-type="float">
            <text:p>1.925047E-15</text:p>
          </table:table-cell>
          <table:table-cell office:value-type="float" office:value="1.98783E-015" calcext:value-type="float">
            <text:p>1.98783E-15</text:p>
          </table:table-cell>
          <table:table-cell office:value-type="float" office:value="0.000000000002776815" calcext:value-type="float">
            <text:p>2.776815E-12</text:p>
          </table:table-cell>
          <table:table-cell office:value-type="float" office:value="9.769846E-016" calcext:value-type="float">
            <text:p>9.76984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7791" calcext:value-type="float">
            <text:p>-30.7791</text:p>
          </table:table-cell>
          <table:table-cell office:value-type="float" office:value="-0.6021509" calcext:value-type="float">
            <text:p>-0.6021509</text:p>
          </table:table-cell>
          <table:table-cell office:value-type="float" office:value="-0.2134679" calcext:value-type="float">
            <text:p>-0.2134679</text:p>
          </table:table-cell>
          <table:table-cell office:value-type="float" office:value="-0.1197249" calcext:value-type="float">
            <text:p>-0.1197249</text:p>
          </table:table-cell>
          <table:table-cell office:value-type="float" office:value="-0.09339737" calcext:value-type="float">
            <text:p>-0.09339737</text:p>
          </table:table-cell>
          <table:table-cell office:value-type="float" office:value="-0.0740435" calcext:value-type="float">
            <text:p>-0.0740435</text:p>
          </table:table-cell>
          <table:table-cell office:value-type="float" office:value="-0.0543326" calcext:value-type="float">
            <text:p>-0.0543326</text:p>
          </table:table-cell>
          <table:table-cell office:value-type="float" office:value="-0.05629073" calcext:value-type="float">
            <text:p>-0.05629073</text:p>
          </table:table-cell>
          <table:table-cell office:value-type="float" office:value="-0.04441622" calcext:value-type="float">
            <text:p>-0.04441622</text:p>
          </table:table-cell>
          <table:table-cell office:value-type="float" office:value="-0.02577743" calcext:value-type="float">
            <text:p>-0.02577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8015" calcext:value-type="float">
            <text:p>-11.58015</text:p>
          </table:table-cell>
          <table:table-cell office:value-type="float" office:value="0.004321044" calcext:value-type="float">
            <text:p>0.00432104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5248" calcext:value-type="float">
            <text:p>-2.3952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16.8" calcext:value-type="float">
            <text:p>16.8</text:p>
          </table:table-cell>
          <table:table-cell office:value-type="float" office:value="15.41568" calcext:value-type="float">
            <text:p>15.41568</text:p>
          </table:table-cell>
          <table:table-cell office:value-type="float" office:value="0" calcext:value-type="float">
            <text:p>0</text:p>
          </table:table-cell>
          <table:table-cell office:value-type="float" office:value="1029.262" calcext:value-type="float">
            <text:p>1029.262</text:p>
          </table:table-cell>
          <table:table-cell office:value-type="float" office:value="-9.904273" calcext:value-type="float">
            <text:p>-9.904273</text:p>
          </table:table-cell>
          <table:table-cell office:value-type="float" office:value="0" calcext:value-type="float">
            <text:p>0</text:p>
          </table:table-cell>
          <table:table-cell office:value-type="float" office:value="0.1232655" calcext:value-type="float">
            <text:p>0.1232655</text:p>
          </table:table-cell>
          <table:table-cell office:value-type="float" office:value="0.2079065" calcext:value-type="float">
            <text:p>0.2079065</text:p>
          </table:table-cell>
          <table:table-cell office:value-type="float" office:value="0.238436" calcext:value-type="float">
            <text:p>0.238436</text:p>
          </table:table-cell>
          <table:table-cell office:value-type="float" office:value="0.2567126" calcext:value-type="float">
            <text:p>0.2567126</text:p>
          </table:table-cell>
          <table:table-cell office:value-type="float" office:value="0.2647204" calcext:value-type="float">
            <text:p>0.2647204</text:p>
          </table:table-cell>
          <table:table-cell office:value-type="float" office:value="0.2410401" calcext:value-type="float">
            <text:p>0.2410401</text:p>
          </table:table-cell>
          <table:table-cell office:value-type="float" office:value="0.2476275" calcext:value-type="float">
            <text:p>0.2476275</text:p>
          </table:table-cell>
          <table:table-cell office:value-type="float" office:value="0.3362932" calcext:value-type="float">
            <text:p>0.3362932</text:p>
          </table:table-cell>
          <table:table-cell office:value-type="float" office:value="0.3353797" calcext:value-type="float">
            <text:p>0.3353797</text:p>
          </table:table-cell>
          <table:table-cell office:value-type="float" office:value="0.3571378" calcext:value-type="float">
            <text:p>0.3571378</text:p>
          </table:table-cell>
          <table:table-cell office:value-type="float" office:value="0.3764054" calcext:value-type="float">
            <text:p>0.3764054</text:p>
          </table:table-cell>
          <table:table-cell office:value-type="float" office:value="0.3913594" calcext:value-type="float">
            <text:p>0.39135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205E-015" calcext:value-type="float">
            <text:p>1.966205E-15</text:p>
          </table:table-cell>
          <table:table-cell office:value-type="float" office:value="1.925E-015" calcext:value-type="float">
            <text:p>1.925E-15</text:p>
          </table:table-cell>
          <table:table-cell office:value-type="float" office:value="1.98693E-015" calcext:value-type="float">
            <text:p>1.98693E-15</text:p>
          </table:table-cell>
          <table:table-cell office:value-type="float" office:value="0.0000000000001671602" calcext:value-type="float">
            <text:p>1.671602E-13</text:p>
          </table:table-cell>
          <table:table-cell office:value-type="float" office:value="9.769732E-016" calcext:value-type="float">
            <text:p>9.769732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0452" calcext:value-type="float">
            <text:p>-35.00452</text:p>
          </table:table-cell>
          <table:table-cell office:value-type="float" office:value="-0.6080921" calcext:value-type="float">
            <text:p>-0.6080921</text:p>
          </table:table-cell>
          <table:table-cell office:value-type="float" office:value="-0.2117918" calcext:value-type="float">
            <text:p>-0.2117918</text:p>
          </table:table-cell>
          <table:table-cell office:value-type="float" office:value="-0.119946" calcext:value-type="float">
            <text:p>-0.119946</text:p>
          </table:table-cell>
          <table:table-cell office:value-type="float" office:value="-0.09467773" calcext:value-type="float">
            <text:p>-0.09467773</text:p>
          </table:table-cell>
          <table:table-cell office:value-type="float" office:value="-0.07422098" calcext:value-type="float">
            <text:p>-0.07422098</text:p>
          </table:table-cell>
          <table:table-cell office:value-type="float" office:value="-0.05686333" calcext:value-type="float">
            <text:p>-0.05686333</text:p>
          </table:table-cell>
          <table:table-cell office:value-type="float" office:value="-0.05572793" calcext:value-type="float">
            <text:p>-0.05572793</text:p>
          </table:table-cell>
          <table:table-cell office:value-type="float" office:value="-0.04416568" calcext:value-type="float">
            <text:p>-0.04416568</text:p>
          </table:table-cell>
          <table:table-cell office:value-type="float" office:value="-0.02575378" calcext:value-type="float">
            <text:p>-0.0257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9343" calcext:value-type="float">
            <text:p>-10.99343</text:p>
          </table:table-cell>
          <table:table-cell office:value-type="float" office:value="0.004310317" calcext:value-type="float">
            <text:p>0.00431031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7671" calcext:value-type="float">
            <text:p>-2.3976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27.3" calcext:value-type="float">
            <text:p>27.3</text:p>
          </table:table-cell>
          <table:table-cell office:value-type="float" office:value="15.73115" calcext:value-type="float">
            <text:p>15.73115</text:p>
          </table:table-cell>
          <table:table-cell office:value-type="float" office:value="0" calcext:value-type="float">
            <text:p>0</text:p>
          </table:table-cell>
          <table:table-cell office:value-type="float" office:value="1039.303" calcext:value-type="float">
            <text:p>1039.303</text:p>
          </table:table-cell>
          <table:table-cell office:value-type="float" office:value="-9.760766" calcext:value-type="float">
            <text:p>-9.760766</text:p>
          </table:table-cell>
          <table:table-cell office:value-type="float" office:value="0" calcext:value-type="float">
            <text:p>0</text:p>
          </table:table-cell>
          <table:table-cell office:value-type="float" office:value="0.5406299" calcext:value-type="float">
            <text:p>0.5406299</text:p>
          </table:table-cell>
          <table:table-cell office:value-type="float" office:value="0.3396456" calcext:value-type="float">
            <text:p>0.3396456</text:p>
          </table:table-cell>
          <table:table-cell office:value-type="float" office:value="0.2395536" calcext:value-type="float">
            <text:p>0.2395536</text:p>
          </table:table-cell>
          <table:table-cell office:value-type="float" office:value="0.256622" calcext:value-type="float">
            <text:p>0.256622</text:p>
          </table:table-cell>
          <table:table-cell office:value-type="float" office:value="0.264457" calcext:value-type="float">
            <text:p>0.264457</text:p>
          </table:table-cell>
          <table:table-cell office:value-type="float" office:value="0.2408468" calcext:value-type="float">
            <text:p>0.2408468</text:p>
          </table:table-cell>
          <table:table-cell office:value-type="float" office:value="0.2473099" calcext:value-type="float">
            <text:p>0.2473099</text:p>
          </table:table-cell>
          <table:table-cell office:value-type="float" office:value="0.3365618" calcext:value-type="float">
            <text:p>0.3365618</text:p>
          </table:table-cell>
          <table:table-cell office:value-type="float" office:value="0.3355811" calcext:value-type="float">
            <text:p>0.3355811</text:p>
          </table:table-cell>
          <table:table-cell office:value-type="float" office:value="0.3571604" calcext:value-type="float">
            <text:p>0.3571604</text:p>
          </table:table-cell>
          <table:table-cell office:value-type="float" office:value="0.3763977" calcext:value-type="float">
            <text:p>0.3763977</text:p>
          </table:table-cell>
          <table:table-cell office:value-type="float" office:value="0.3913105" calcext:value-type="float">
            <text:p>0.3913105</text:p>
          </table:table-cell>
          <table:table-cell office:value-type="float" office:value="0.4490142" calcext:value-type="float">
            <text:p>0.4490142</text:p>
          </table:table-cell>
          <table:table-cell office:value-type="float" office:value="0.000006577291" calcext:value-type="float">
            <text:p>6.577291E-06</text:p>
          </table:table-cell>
          <table:table-cell office:value-type="float" office:value="1.966498E-015" calcext:value-type="float">
            <text:p>1.966498E-15</text:p>
          </table:table-cell>
          <table:table-cell office:value-type="float" office:value="1.924979E-015" calcext:value-type="float">
            <text:p>1.924979E-15</text:p>
          </table:table-cell>
          <table:table-cell office:value-type="float" office:value="1.987136E-015" calcext:value-type="float">
            <text:p>1.987136E-15</text:p>
          </table:table-cell>
          <table:table-cell office:value-type="float" office:value="3.928561E-015" calcext:value-type="float">
            <text:p>3.928561E-15</text:p>
          </table:table-cell>
          <table:table-cell office:value-type="float" office:value="9.769586E-016" calcext:value-type="float">
            <text:p>9.76958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440742" calcext:value-type="float">
            <text:p>-0.0009440742</text:p>
          </table:table-cell>
          <table:table-cell office:value-type="float" office:value="-0.01851161" calcext:value-type="float">
            <text:p>-0.01851161</text:p>
          </table:table-cell>
          <table:table-cell office:value-type="float" office:value="-0.2048493" calcext:value-type="float">
            <text:p>-0.2048493</text:p>
          </table:table-cell>
          <table:table-cell office:value-type="float" office:value="-0.1202697" calcext:value-type="float">
            <text:p>-0.1202697</text:p>
          </table:table-cell>
          <table:table-cell office:value-type="float" office:value="-0.09540906" calcext:value-type="float">
            <text:p>-0.09540906</text:p>
          </table:table-cell>
          <table:table-cell office:value-type="float" office:value="-0.07468041" calcext:value-type="float">
            <text:p>-0.07468041</text:p>
          </table:table-cell>
          <table:table-cell office:value-type="float" office:value="-0.05739759" calcext:value-type="float">
            <text:p>-0.05739759</text:p>
          </table:table-cell>
          <table:table-cell office:value-type="float" office:value="-0.05533841" calcext:value-type="float">
            <text:p>-0.05533841</text:p>
          </table:table-cell>
          <table:table-cell office:value-type="float" office:value="-0.04391846" calcext:value-type="float">
            <text:p>-0.04391846</text:p>
          </table:table-cell>
          <table:table-cell office:value-type="float" office:value="-0.02572606" calcext:value-type="float">
            <text:p>-0.0257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283285" calcext:value-type="float">
            <text:p>0.00428328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1783" calcext:value-type="float">
            <text:p>-2.2817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16.25718" calcext:value-type="float">
            <text:p>16.25718</text:p>
          </table:table-cell>
          <table:table-cell office:value-type="float" office:value="0" calcext:value-type="float">
            <text:p>0</text:p>
          </table:table-cell>
          <table:table-cell office:value-type="float" office:value="1044.997" calcext:value-type="float">
            <text:p>1044.997</text:p>
          </table:table-cell>
          <table:table-cell office:value-type="float" office:value="-10.48086" calcext:value-type="float">
            <text:p>-10.48086</text:p>
          </table:table-cell>
          <table:table-cell office:value-type="float" office:value="0" calcext:value-type="float">
            <text:p>0</text:p>
          </table:table-cell>
          <table:table-cell office:value-type="float" office:value="0.4604776" calcext:value-type="float">
            <text:p>0.4604776</text:p>
          </table:table-cell>
          <table:table-cell office:value-type="float" office:value="0.4679065" calcext:value-type="float">
            <text:p>0.4679065</text:p>
          </table:table-cell>
          <table:table-cell office:value-type="float" office:value="0.251056" calcext:value-type="float">
            <text:p>0.251056</text:p>
          </table:table-cell>
          <table:table-cell office:value-type="float" office:value="0.2567387" calcext:value-type="float">
            <text:p>0.2567387</text:p>
          </table:table-cell>
          <table:table-cell office:value-type="float" office:value="0.2642639" calcext:value-type="float">
            <text:p>0.2642639</text:p>
          </table:table-cell>
          <table:table-cell office:value-type="float" office:value="0.2407177" calcext:value-type="float">
            <text:p>0.2407177</text:p>
          </table:table-cell>
          <table:table-cell office:value-type="float" office:value="0.2464736" calcext:value-type="float">
            <text:p>0.2464736</text:p>
          </table:table-cell>
          <table:table-cell office:value-type="float" office:value="0.3367944" calcext:value-type="float">
            <text:p>0.3367944</text:p>
          </table:table-cell>
          <table:table-cell office:value-type="float" office:value="0.3357795" calcext:value-type="float">
            <text:p>0.3357795</text:p>
          </table:table-cell>
          <table:table-cell office:value-type="float" office:value="0.3571864" calcext:value-type="float">
            <text:p>0.3571864</text:p>
          </table:table-cell>
          <table:table-cell office:value-type="float" office:value="0.3764113" calcext:value-type="float">
            <text:p>0.3764113</text:p>
          </table:table-cell>
          <table:table-cell office:value-type="float" office:value="0.3918356" calcext:value-type="float">
            <text:p>0.3918356</text:p>
          </table:table-cell>
          <table:table-cell office:value-type="float" office:value="0.4534763" calcext:value-type="float">
            <text:p>0.4534763</text:p>
          </table:table-cell>
          <table:table-cell office:value-type="float" office:value="0" calcext:value-type="float">
            <text:p>0</text:p>
          </table:table-cell>
          <table:table-cell office:value-type="float" office:value="1.966725E-015" calcext:value-type="float">
            <text:p>1.966725E-15</text:p>
          </table:table-cell>
          <table:table-cell office:value-type="float" office:value="1.924955E-015" calcext:value-type="float">
            <text:p>1.924955E-15</text:p>
          </table:table-cell>
          <table:table-cell office:value-type="float" office:value="1.987122E-015" calcext:value-type="float">
            <text:p>1.987122E-15</text:p>
          </table:table-cell>
          <table:table-cell office:value-type="float" office:value="1.96365E-015" calcext:value-type="float">
            <text:p>1.96365E-15</text:p>
          </table:table-cell>
          <table:table-cell office:value-type="float" office:value="9.769541E-016" calcext:value-type="float">
            <text:p>9.76954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44979" calcext:value-type="float">
            <text:p>-0.002544979</text:p>
          </table:table-cell>
          <table:table-cell office:value-type="float" office:value="-0.00229865" calcext:value-type="float">
            <text:p>-0.00229865</text:p>
          </table:table-cell>
          <table:table-cell office:value-type="float" office:value="-0.1428938" calcext:value-type="float">
            <text:p>-0.1428938</text:p>
          </table:table-cell>
          <table:table-cell office:value-type="float" office:value="-0.1198891" calcext:value-type="float">
            <text:p>-0.1198891</text:p>
          </table:table-cell>
          <table:table-cell office:value-type="float" office:value="-0.09595171" calcext:value-type="float">
            <text:p>-0.09595171</text:p>
          </table:table-cell>
          <table:table-cell office:value-type="float" office:value="-0.07498477" calcext:value-type="float">
            <text:p>-0.07498477</text:p>
          </table:table-cell>
          <table:table-cell office:value-type="float" office:value="-0.05879957" calcext:value-type="float">
            <text:p>-0.05879957</text:p>
          </table:table-cell>
          <table:table-cell office:value-type="float" office:value="-0.05500333" calcext:value-type="float">
            <text:p>-0.05500333</text:p>
          </table:table-cell>
          <table:table-cell office:value-type="float" office:value="-0.04367647" calcext:value-type="float">
            <text:p>-0.04367647</text:p>
          </table:table-cell>
          <table:table-cell office:value-type="float" office:value="-0.02569402" calcext:value-type="float">
            <text:p>-0.0256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51201" calcext:value-type="float">
            <text:p>-0.001051201</text:p>
          </table:table-cell>
          <table:table-cell office:value-type="float" office:value="0.00424532" calcext:value-type="float">
            <text:p>0.0042453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10207" calcext:value-type="float">
            <text:p>-2.3102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18.85145" calcext:value-type="float">
            <text:p>18.85145</text:p>
          </table:table-cell>
          <table:table-cell office:value-type="float" office:value="0" calcext:value-type="float">
            <text:p>0</text:p>
          </table:table-cell>
          <table:table-cell office:value-type="float" office:value="1042.937" calcext:value-type="float">
            <text:p>1042.937</text:p>
          </table:table-cell>
          <table:table-cell office:value-type="float" office:value="-11.01462" calcext:value-type="float">
            <text:p>-11.01462</text:p>
          </table:table-cell>
          <table:table-cell office:value-type="float" office:value="0" calcext:value-type="float">
            <text:p>0</text:p>
          </table:table-cell>
          <table:table-cell office:value-type="float" office:value="0.3643991" calcext:value-type="float">
            <text:p>0.3643991</text:p>
          </table:table-cell>
          <table:table-cell office:value-type="float" office:value="0.3659193" calcext:value-type="float">
            <text:p>0.3659193</text:p>
          </table:table-cell>
          <table:table-cell office:value-type="float" office:value="0.2658424" calcext:value-type="float">
            <text:p>0.2658424</text:p>
          </table:table-cell>
          <table:table-cell office:value-type="float" office:value="0.2587506" calcext:value-type="float">
            <text:p>0.2587506</text:p>
          </table:table-cell>
          <table:table-cell office:value-type="float" office:value="0.2645834" calcext:value-type="float">
            <text:p>0.2645834</text:p>
          </table:table-cell>
          <table:table-cell office:value-type="float" office:value="0.2416528" calcext:value-type="float">
            <text:p>0.2416528</text:p>
          </table:table-cell>
          <table:table-cell office:value-type="float" office:value="0.2613212" calcext:value-type="float">
            <text:p>0.2613212</text:p>
          </table:table-cell>
          <table:table-cell office:value-type="float" office:value="0.3379989" calcext:value-type="float">
            <text:p>0.3379989</text:p>
          </table:table-cell>
          <table:table-cell office:value-type="float" office:value="0.3359879" calcext:value-type="float">
            <text:p>0.3359879</text:p>
          </table:table-cell>
          <table:table-cell office:value-type="float" office:value="0.3572165" calcext:value-type="float">
            <text:p>0.3572165</text:p>
          </table:table-cell>
          <table:table-cell office:value-type="float" office:value="0.3764515" calcext:value-type="float">
            <text:p>0.3764515</text:p>
          </table:table-cell>
          <table:table-cell office:value-type="float" office:value="0.3921173" calcext:value-type="float">
            <text:p>0.3921173</text:p>
          </table:table-cell>
          <table:table-cell office:value-type="float" office:value="0.4583921" calcext:value-type="float">
            <text:p>0.4583921</text:p>
          </table:table-cell>
          <table:table-cell office:value-type="float" office:value="0" calcext:value-type="float">
            <text:p>0</text:p>
          </table:table-cell>
          <table:table-cell office:value-type="float" office:value="1.927216E-015" calcext:value-type="float">
            <text:p>1.927216E-15</text:p>
          </table:table-cell>
          <table:table-cell office:value-type="float" office:value="1.924908E-015" calcext:value-type="float">
            <text:p>1.924908E-15</text:p>
          </table:table-cell>
          <table:table-cell office:value-type="float" office:value="1.98709E-015" calcext:value-type="float">
            <text:p>1.98709E-15</text:p>
          </table:table-cell>
          <table:table-cell office:value-type="float" office:value="1.963643E-015" calcext:value-type="float">
            <text:p>1.963643E-15</text:p>
          </table:table-cell>
          <table:table-cell office:value-type="float" office:value="9.769511E-016" calcext:value-type="float">
            <text:p>9.76951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68812" calcext:value-type="float">
            <text:p>-0.01068812</text:p>
          </table:table-cell>
          <table:table-cell office:value-type="float" office:value="-0.01040574" calcext:value-type="float">
            <text:p>-0.01040574</text:p>
          </table:table-cell>
          <table:table-cell office:value-type="float" office:value="-0.09214123" calcext:value-type="float">
            <text:p>-0.09214123</text:p>
          </table:table-cell>
          <table:table-cell office:value-type="float" office:value="-0.1130144" calcext:value-type="float">
            <text:p>-0.1130144</text:p>
          </table:table-cell>
          <table:table-cell office:value-type="float" office:value="-0.09506973" calcext:value-type="float">
            <text:p>-0.09506973</text:p>
          </table:table-cell>
          <table:table-cell office:value-type="float" office:value="-0.07281765" calcext:value-type="float">
            <text:p>-0.07281765</text:p>
          </table:table-cell>
          <table:table-cell office:value-type="float" office:value="-0.03870059" calcext:value-type="float">
            <text:p>-0.03870059</text:p>
          </table:table-cell>
          <table:table-cell office:value-type="float" office:value="-0.05332337" calcext:value-type="float">
            <text:p>-0.05332337</text:p>
          </table:table-cell>
          <table:table-cell office:value-type="float" office:value="-0.04342424" calcext:value-type="float">
            <text:p>-0.04342424</text:p>
          </table:table-cell>
          <table:table-cell office:value-type="float" office:value="-0.025657" calcext:value-type="float">
            <text:p>-0.025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80928" calcext:value-type="float">
            <text:p>-0.01080928</text:p>
          </table:table-cell>
          <table:table-cell office:value-type="float" office:value="0.004120948" calcext:value-type="float">
            <text:p>0.00412094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2139" calcext:value-type="float">
            <text:p>-2.3421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21.67591" calcext:value-type="float">
            <text:p>21.67591</text:p>
          </table:table-cell>
          <table:table-cell office:value-type="float" office:value="0" calcext:value-type="float">
            <text:p>0</text:p>
          </table:table-cell>
          <table:table-cell office:value-type="float" office:value="1040.57" calcext:value-type="float">
            <text:p>1040.57</text:p>
          </table:table-cell>
          <table:table-cell office:value-type="float" office:value="-11.47233" calcext:value-type="float">
            <text:p>-11.47233</text:p>
          </table:table-cell>
          <table:table-cell office:value-type="float" office:value="0" calcext:value-type="float">
            <text:p>0</text:p>
          </table:table-cell>
          <table:table-cell office:value-type="float" office:value="0.2036551" calcext:value-type="float">
            <text:p>0.2036551</text:p>
          </table:table-cell>
          <table:table-cell office:value-type="float" office:value="0.3032965" calcext:value-type="float">
            <text:p>0.3032965</text:p>
          </table:table-cell>
          <table:table-cell office:value-type="float" office:value="0.280363" calcext:value-type="float">
            <text:p>0.280363</text:p>
          </table:table-cell>
          <table:table-cell office:value-type="float" office:value="0.263871" calcext:value-type="float">
            <text:p>0.263871</text:p>
          </table:table-cell>
          <table:table-cell office:value-type="float" office:value="0.2659909" calcext:value-type="float">
            <text:p>0.2659909</text:p>
          </table:table-cell>
          <table:table-cell office:value-type="float" office:value="0.242652" calcext:value-type="float">
            <text:p>0.242652</text:p>
          </table:table-cell>
          <table:table-cell office:value-type="float" office:value="0.2619233" calcext:value-type="float">
            <text:p>0.2619233</text:p>
          </table:table-cell>
          <table:table-cell office:value-type="float" office:value="0.3395586" calcext:value-type="float">
            <text:p>0.3395586</text:p>
          </table:table-cell>
          <table:table-cell office:value-type="float" office:value="0.3362193" calcext:value-type="float">
            <text:p>0.3362193</text:p>
          </table:table-cell>
          <table:table-cell office:value-type="float" office:value="0.3572509" calcext:value-type="float">
            <text:p>0.3572509</text:p>
          </table:table-cell>
          <table:table-cell office:value-type="float" office:value="0.3764999" calcext:value-type="float">
            <text:p>0.3764999</text:p>
          </table:table-cell>
          <table:table-cell office:value-type="float" office:value="0.3922089" calcext:value-type="float">
            <text:p>0.3922089</text:p>
          </table:table-cell>
          <table:table-cell office:value-type="float" office:value="0.462186" calcext:value-type="float">
            <text:p>0.462186</text:p>
          </table:table-cell>
          <table:table-cell office:value-type="float" office:value="0" calcext:value-type="float">
            <text:p>0</text:p>
          </table:table-cell>
          <table:table-cell office:value-type="float" office:value="1.975438E-015" calcext:value-type="float">
            <text:p>1.975438E-15</text:p>
          </table:table-cell>
          <table:table-cell office:value-type="float" office:value="1.924863E-015" calcext:value-type="float">
            <text:p>1.924863E-15</text:p>
          </table:table-cell>
          <table:table-cell office:value-type="float" office:value="1.987057E-015" calcext:value-type="float">
            <text:p>1.987057E-15</text:p>
          </table:table-cell>
          <table:table-cell office:value-type="float" office:value="1.963633E-015" calcext:value-type="float">
            <text:p>1.963633E-15</text:p>
          </table:table-cell>
          <table:table-cell office:value-type="float" office:value="9.769409E-016" calcext:value-type="float">
            <text:p>9.76940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28542" calcext:value-type="float">
            <text:p>-0.7228542</text:p>
          </table:table-cell>
          <table:table-cell office:value-type="float" office:value="-0.03298207" calcext:value-type="float">
            <text:p>-0.03298207</text:p>
          </table:table-cell>
          <table:table-cell office:value-type="float" office:value="-0.06099472" calcext:value-type="float">
            <text:p>-0.06099472</text:p>
          </table:table-cell>
          <table:table-cell office:value-type="float" office:value="-0.09721951" calcext:value-type="float">
            <text:p>-0.09721951</text:p>
          </table:table-cell>
          <table:table-cell office:value-type="float" office:value="-0.09132447" calcext:value-type="float">
            <text:p>-0.09132447</text:p>
          </table:table-cell>
          <table:table-cell office:value-type="float" office:value="-0.07055251" calcext:value-type="float">
            <text:p>-0.07055251</text:p>
          </table:table-cell>
          <table:table-cell office:value-type="float" office:value="-0.03806977" calcext:value-type="float">
            <text:p>-0.03806977</text:p>
          </table:table-cell>
          <table:table-cell office:value-type="float" office:value="-0.05121411" calcext:value-type="float">
            <text:p>-0.05121411</text:p>
          </table:table-cell>
          <table:table-cell office:value-type="float" office:value="-0.04314612" calcext:value-type="float">
            <text:p>-0.04314612</text:p>
          </table:table-cell>
          <table:table-cell office:value-type="float" office:value="-0.0256148" calcext:value-type="float">
            <text:p>-0.0256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22325" calcext:value-type="float">
            <text:p>-0.8822325</text:p>
          </table:table-cell>
          <table:table-cell office:value-type="float" office:value="0.004021361" calcext:value-type="float">
            <text:p>0.00402136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5988" calcext:value-type="float">
            <text:p>-2.3659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22.99165" calcext:value-type="float">
            <text:p>22.99165</text:p>
          </table:table-cell>
          <table:table-cell office:value-type="float" office:value="0" calcext:value-type="float">
            <text:p>0</text:p>
          </table:table-cell>
          <table:table-cell office:value-type="float" office:value="1039.254" calcext:value-type="float">
            <text:p>1039.254</text:p>
          </table:table-cell>
          <table:table-cell office:value-type="float" office:value="-11.47233" calcext:value-type="float">
            <text:p>-11.47233</text:p>
          </table:table-cell>
          <table:table-cell office:value-type="float" office:value="0" calcext:value-type="float">
            <text:p>0</text:p>
          </table:table-cell>
          <table:table-cell office:value-type="float" office:value="0.1157136" calcext:value-type="float">
            <text:p>0.1157136</text:p>
          </table:table-cell>
          <table:table-cell office:value-type="float" office:value="0.2874669" calcext:value-type="float">
            <text:p>0.2874669</text:p>
          </table:table-cell>
          <table:table-cell office:value-type="float" office:value="0.2814925" calcext:value-type="float">
            <text:p>0.2814925</text:p>
          </table:table-cell>
          <table:table-cell office:value-type="float" office:value="0.2692011" calcext:value-type="float">
            <text:p>0.2692011</text:p>
          </table:table-cell>
          <table:table-cell office:value-type="float" office:value="0.2687249" calcext:value-type="float">
            <text:p>0.2687249</text:p>
          </table:table-cell>
          <table:table-cell office:value-type="float" office:value="0.2433839" calcext:value-type="float">
            <text:p>0.2433839</text:p>
          </table:table-cell>
          <table:table-cell office:value-type="float" office:value="0.2569737" calcext:value-type="float">
            <text:p>0.2569737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3364816" calcext:value-type="float">
            <text:p>0.3364816</text:p>
          </table:table-cell>
          <table:table-cell office:value-type="float" office:value="0.3572908" calcext:value-type="float">
            <text:p>0.3572908</text:p>
          </table:table-cell>
          <table:table-cell office:value-type="float" office:value="0.3765472" calcext:value-type="float">
            <text:p>0.3765472</text:p>
          </table:table-cell>
          <table:table-cell office:value-type="float" office:value="0.3922149" calcext:value-type="float">
            <text:p>0.39221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018E-015" calcext:value-type="float">
            <text:p>1.976018E-15</text:p>
          </table:table-cell>
          <table:table-cell office:value-type="float" office:value="1.924801E-015" calcext:value-type="float">
            <text:p>1.924801E-15</text:p>
          </table:table-cell>
          <table:table-cell office:value-type="float" office:value="1.987006E-015" calcext:value-type="float">
            <text:p>1.987006E-15</text:p>
          </table:table-cell>
          <table:table-cell office:value-type="float" office:value="1.963626E-015" calcext:value-type="float">
            <text:p>1.963626E-15</text:p>
          </table:table-cell>
          <table:table-cell office:value-type="float" office:value="9.769303E-016" calcext:value-type="float">
            <text:p>9.76930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29312" calcext:value-type="float">
            <text:p>-57.29312</text:p>
          </table:table-cell>
          <table:table-cell office:value-type="float" office:value="-0.05011281" calcext:value-type="float">
            <text:p>-0.05011281</text:p>
          </table:table-cell>
          <table:table-cell office:value-type="float" office:value="-0.05898065" calcext:value-type="float">
            <text:p>-0.05898065</text:p>
          </table:table-cell>
          <table:table-cell office:value-type="float" office:value="-0.08331021" calcext:value-type="float">
            <text:p>-0.08331021</text:p>
          </table:table-cell>
          <table:table-cell office:value-type="float" office:value="-0.08442519" calcext:value-type="float">
            <text:p>-0.08442519</text:p>
          </table:table-cell>
          <table:table-cell office:value-type="float" office:value="-0.06893935" calcext:value-type="float">
            <text:p>-0.06893935</text:p>
          </table:table-cell>
          <table:table-cell office:value-type="float" office:value="-0.0436428" calcext:value-type="float">
            <text:p>-0.0436428</text:p>
          </table:table-cell>
          <table:table-cell office:value-type="float" office:value="-0.04997794" calcext:value-type="float">
            <text:p>-0.04997794</text:p>
          </table:table-cell>
          <table:table-cell office:value-type="float" office:value="-0.04283296" calcext:value-type="float">
            <text:p>-0.04283296</text:p>
          </table:table-cell>
          <table:table-cell office:value-type="float" office:value="-0.0255661" calcext:value-type="float">
            <text:p>-0.0255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44169" calcext:value-type="float">
            <text:p>-30.44169</text:p>
          </table:table-cell>
          <table:table-cell office:value-type="float" office:value="0.003981122" calcext:value-type="float">
            <text:p>0.00398112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1037" calcext:value-type="float">
            <text:p>-2.3710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33.20002" calcext:value-type="float">
            <text:p>33.20002</text:p>
          </table:table-cell>
          <table:table-cell office:value-type="float" office:value="23.12939" calcext:value-type="float">
            <text:p>23.12939</text:p>
          </table:table-cell>
          <table:table-cell office:value-type="float" office:value="0" calcext:value-type="float">
            <text:p>0</text:p>
          </table:table-cell>
          <table:table-cell office:value-type="float" office:value="1039.514" calcext:value-type="float">
            <text:p>1039.514</text:p>
          </table:table-cell>
          <table:table-cell office:value-type="float" office:value="-11.46967" calcext:value-type="float">
            <text:p>-11.46967</text:p>
          </table:table-cell>
          <table:table-cell office:value-type="float" office:value="0" calcext:value-type="float">
            <text:p>0</text:p>
          </table:table-cell>
          <table:table-cell office:value-type="float" office:value="0.1391283" calcext:value-type="float">
            <text:p>0.1391283</text:p>
          </table:table-cell>
          <table:table-cell office:value-type="float" office:value="0.2822437" calcext:value-type="float">
            <text:p>0.2822437</text:p>
          </table:table-cell>
          <table:table-cell office:value-type="float" office:value="0.2799482" calcext:value-type="float">
            <text:p>0.2799482</text:p>
          </table:table-cell>
          <table:table-cell office:value-type="float" office:value="0.2726367" calcext:value-type="float">
            <text:p>0.2726367</text:p>
          </table:table-cell>
          <table:table-cell office:value-type="float" office:value="0.2717746" calcext:value-type="float">
            <text:p>0.2717746</text:p>
          </table:table-cell>
          <table:table-cell office:value-type="float" office:value="0.2440289" calcext:value-type="float">
            <text:p>0.2440289</text:p>
          </table:table-cell>
          <table:table-cell office:value-type="float" office:value="0.2539039" calcext:value-type="float">
            <text:p>0.2539039</text:p>
          </table:table-cell>
          <table:table-cell office:value-type="float" office:value="0.3409957" calcext:value-type="float">
            <text:p>0.3409957</text:p>
          </table:table-cell>
          <table:table-cell office:value-type="float" office:value="0.3367522" calcext:value-type="float">
            <text:p>0.3367522</text:p>
          </table:table-cell>
          <table:table-cell office:value-type="float" office:value="0.3573354" calcext:value-type="float">
            <text:p>0.3573354</text:p>
          </table:table-cell>
          <table:table-cell office:value-type="float" office:value="0.3765914" calcext:value-type="float">
            <text:p>0.3765914</text:p>
          </table:table-cell>
          <table:table-cell office:value-type="float" office:value="0.3922039" calcext:value-type="float">
            <text:p>0.39220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633E-015" calcext:value-type="float">
            <text:p>1.976633E-15</text:p>
          </table:table-cell>
          <table:table-cell office:value-type="float" office:value="1.924743E-015" calcext:value-type="float">
            <text:p>1.924743E-15</text:p>
          </table:table-cell>
          <table:table-cell office:value-type="float" office:value="1.986942E-015" calcext:value-type="float">
            <text:p>1.986942E-15</text:p>
          </table:table-cell>
          <table:table-cell office:value-type="float" office:value="1.963623E-015" calcext:value-type="float">
            <text:p>1.963623E-15</text:p>
          </table:table-cell>
          <table:table-cell office:value-type="float" office:value="9.769123E-016" calcext:value-type="float">
            <text:p>9.76912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1071" calcext:value-type="float">
            <text:p>-13.71071</text:p>
          </table:table-cell>
          <table:table-cell office:value-type="float" office:value="-0.0576659" calcext:value-type="float">
            <text:p>-0.0576659</text:p>
          </table:table-cell>
          <table:table-cell office:value-type="float" office:value="-0.06152042" calcext:value-type="float">
            <text:p>-0.06152042</text:p>
          </table:table-cell>
          <table:table-cell office:value-type="float" office:value="-0.07552941" calcext:value-type="float">
            <text:p>-0.07552941</text:p>
          </table:table-cell>
          <table:table-cell office:value-type="float" office:value="-0.0774032" calcext:value-type="float">
            <text:p>-0.0774032</text:p>
          </table:table-cell>
          <table:table-cell office:value-type="float" office:value="-0.06755759" calcext:value-type="float">
            <text:p>-0.06755759</text:p>
          </table:table-cell>
          <table:table-cell office:value-type="float" office:value="-0.04755901" calcext:value-type="float">
            <text:p>-0.04755901</text:p>
          </table:table-cell>
          <table:table-cell office:value-type="float" office:value="-0.04934017" calcext:value-type="float">
            <text:p>-0.04934017</text:p>
          </table:table-cell>
          <table:table-cell office:value-type="float" office:value="-0.04251232" calcext:value-type="float">
            <text:p>-0.04251232</text:p>
          </table:table-cell>
          <table:table-cell office:value-type="float" office:value="-0.02551145" calcext:value-type="float">
            <text:p>-0.0255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78046" calcext:value-type="float">
            <text:p>-0.8578046</text:p>
          </table:table-cell>
          <table:table-cell office:value-type="float" office:value="0.003960119" calcext:value-type="float">
            <text:p>0.00396011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4092" calcext:value-type="float">
            <text:p>-2.3740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33.20002" calcext:value-type="float">
            <text:p>33.20002</text:p>
          </table:table-cell>
          <table:table-cell office:value-type="float" office:value="23.64616" calcext:value-type="float">
            <text:p>23.64616</text:p>
          </table:table-cell>
          <table:table-cell office:value-type="float" office:value="0" calcext:value-type="float">
            <text:p>0</text:p>
          </table:table-cell>
          <table:table-cell office:value-type="float" office:value="1038.997" calcext:value-type="float">
            <text:p>1038.997</text:p>
          </table:table-cell>
          <table:table-cell office:value-type="float" office:value="-11.46967" calcext:value-type="float">
            <text:p>-11.46967</text:p>
          </table:table-cell>
          <table:table-cell office:value-type="float" office:value="0" calcext:value-type="float">
            <text:p>0</text:p>
          </table:table-cell>
          <table:table-cell office:value-type="float" office:value="0.1115812" calcext:value-type="float">
            <text:p>0.1115812</text:p>
          </table:table-cell>
          <table:table-cell office:value-type="float" office:value="0.2784979" calcext:value-type="float">
            <text:p>0.2784979</text:p>
          </table:table-cell>
          <table:table-cell office:value-type="float" office:value="0.2780897" calcext:value-type="float">
            <text:p>0.2780897</text:p>
          </table:table-cell>
          <table:table-cell office:value-type="float" office:value="0.2745529" calcext:value-type="float">
            <text:p>0.2745529</text:p>
          </table:table-cell>
          <table:table-cell office:value-type="float" office:value="0.2741652" calcext:value-type="float">
            <text:p>0.2741652</text:p>
          </table:table-cell>
          <table:table-cell office:value-type="float" office:value="0.2447316" calcext:value-type="float">
            <text:p>0.2447316</text:p>
          </table:table-cell>
          <table:table-cell office:value-type="float" office:value="0.2518462" calcext:value-type="float">
            <text:p>0.2518462</text:p>
          </table:table-cell>
          <table:table-cell office:value-type="float" office:value="0.341238" calcext:value-type="float">
            <text:p>0.341238</text:p>
          </table:table-cell>
          <table:table-cell office:value-type="float" office:value="0.3370189" calcext:value-type="float">
            <text:p>0.3370189</text:p>
          </table:table-cell>
          <table:table-cell office:value-type="float" office:value="0.3573845" calcext:value-type="float">
            <text:p>0.3573845</text:p>
          </table:table-cell>
          <table:table-cell office:value-type="float" office:value="0.3766313" calcext:value-type="float">
            <text:p>0.3766313</text:p>
          </table:table-cell>
          <table:table-cell office:value-type="float" office:value="0.3921615" calcext:value-type="float">
            <text:p>0.39216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23E-015" calcext:value-type="float">
            <text:p>1.97723E-15</text:p>
          </table:table-cell>
          <table:table-cell office:value-type="float" office:value="1.924684E-015" calcext:value-type="float">
            <text:p>1.924684E-15</text:p>
          </table:table-cell>
          <table:table-cell office:value-type="float" office:value="1.986887E-015" calcext:value-type="float">
            <text:p>1.986887E-15</text:p>
          </table:table-cell>
          <table:table-cell office:value-type="float" office:value="1.963616E-015" calcext:value-type="float">
            <text:p>1.963616E-15</text:p>
          </table:table-cell>
          <table:table-cell office:value-type="float" office:value="9.768959E-016" calcext:value-type="float">
            <text:p>9.76895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40716" calcext:value-type="float">
            <text:p>-75.40716</text:p>
          </table:table-cell>
          <table:table-cell office:value-type="float" office:value="-0.06404272" calcext:value-type="float">
            <text:p>-0.06404272</text:p>
          </table:table-cell>
          <table:table-cell office:value-type="float" office:value="-0.0647658" calcext:value-type="float">
            <text:p>-0.0647658</text:p>
          </table:table-cell>
          <table:table-cell office:value-type="float" office:value="-0.07153643" calcext:value-type="float">
            <text:p>-0.07153643</text:p>
          </table:table-cell>
          <table:table-cell office:value-type="float" office:value="-0.07232857" calcext:value-type="float">
            <text:p>-0.07232857</text:p>
          </table:table-cell>
          <table:table-cell office:value-type="float" office:value="-0.06608538" calcext:value-type="float">
            <text:p>-0.06608538</text:p>
          </table:table-cell>
          <table:table-cell office:value-type="float" office:value="-0.05041294" calcext:value-type="float">
            <text:p>-0.05041294</text:p>
          </table:table-cell>
          <table:table-cell office:value-type="float" office:value="-0.04903125" calcext:value-type="float">
            <text:p>-0.04903125</text:p>
          </table:table-cell>
          <table:table-cell office:value-type="float" office:value="-0.04219883" calcext:value-type="float">
            <text:p>-0.04219883</text:p>
          </table:table-cell>
          <table:table-cell office:value-type="float" office:value="-0.02545168" calcext:value-type="float">
            <text:p>-0.02545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65511" calcext:value-type="float">
            <text:p>-26.65511</text:p>
          </table:table-cell>
          <table:table-cell office:value-type="float" office:value="0.003937987" calcext:value-type="float">
            <text:p>0.00393798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686" calcext:value-type="float">
            <text:p>-2.376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35.40003" calcext:value-type="float">
            <text:p>35.40003</text:p>
          </table:table-cell>
          <table:table-cell office:value-type="float" office:value="23.94015" calcext:value-type="float">
            <text:p>23.94015</text:p>
          </table:table-cell>
          <table:table-cell office:value-type="float" office:value="0" calcext:value-type="float">
            <text:p>0</text:p>
          </table:table-cell>
          <table:table-cell office:value-type="float" office:value="1040.888" calcext:value-type="float">
            <text:p>1040.888</text:p>
          </table:table-cell>
          <table:table-cell office:value-type="float" office:value="-11.45478" calcext:value-type="float">
            <text:p>-11.45478</text:p>
          </table:table-cell>
          <table:table-cell office:value-type="float" office:value="0" calcext:value-type="float">
            <text:p>0</text:p>
          </table:table-cell>
          <table:table-cell office:value-type="float" office:value="0.2814226" calcext:value-type="float">
            <text:p>0.2814226</text:p>
          </table:table-cell>
          <table:table-cell office:value-type="float" office:value="0.2749667" calcext:value-type="float">
            <text:p>0.2749667</text:p>
          </table:table-cell>
          <table:table-cell office:value-type="float" office:value="0.2768117" calcext:value-type="float">
            <text:p>0.2768117</text:p>
          </table:table-cell>
          <table:table-cell office:value-type="float" office:value="0.2755117" calcext:value-type="float">
            <text:p>0.2755117</text:p>
          </table:table-cell>
          <table:table-cell office:value-type="float" office:value="0.2755733" calcext:value-type="float">
            <text:p>0.2755733</text:p>
          </table:table-cell>
          <table:table-cell office:value-type="float" office:value="0.2453117" calcext:value-type="float">
            <text:p>0.2453117</text:p>
          </table:table-cell>
          <table:table-cell office:value-type="float" office:value="0.250692" calcext:value-type="float">
            <text:p>0.250692</text:p>
          </table:table-cell>
          <table:table-cell office:value-type="float" office:value="0.341345" calcext:value-type="float">
            <text:p>0.341345</text:p>
          </table:table-cell>
          <table:table-cell office:value-type="float" office:value="0.3372762" calcext:value-type="float">
            <text:p>0.3372762</text:p>
          </table:table-cell>
          <table:table-cell office:value-type="float" office:value="0.3574373" calcext:value-type="float">
            <text:p>0.3574373</text:p>
          </table:table-cell>
          <table:table-cell office:value-type="float" office:value="0.3766669" calcext:value-type="float">
            <text:p>0.3766669</text:p>
          </table:table-cell>
          <table:table-cell office:value-type="float" office:value="0.3921115" calcext:value-type="float">
            <text:p>0.39211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09E-015" calcext:value-type="float">
            <text:p>1.97609E-15</text:p>
          </table:table-cell>
          <table:table-cell office:value-type="float" office:value="1.92464E-015" calcext:value-type="float">
            <text:p>1.92464E-15</text:p>
          </table:table-cell>
          <table:table-cell office:value-type="float" office:value="1.986841E-015" calcext:value-type="float">
            <text:p>1.986841E-15</text:p>
          </table:table-cell>
          <table:table-cell office:value-type="float" office:value="1.963609E-015" calcext:value-type="float">
            <text:p>1.963609E-15</text:p>
          </table:table-cell>
          <table:table-cell office:value-type="float" office:value="9.768823E-016" calcext:value-type="float">
            <text:p>9.768823E-16</text:p>
          </table:table-cell>
          <table:table-cell office:value-type="float" office:value="9.372562E-016" calcext:value-type="float">
            <text:p>9.372562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31548" calcext:value-type="float">
            <text:p>-0.05931548</text:p>
          </table:table-cell>
          <table:table-cell office:value-type="float" office:value="-0.07082115" calcext:value-type="float">
            <text:p>-0.07082115</text:p>
          </table:table-cell>
          <table:table-cell office:value-type="float" office:value="-0.06709967" calcext:value-type="float">
            <text:p>-0.06709967</text:p>
          </table:table-cell>
          <table:table-cell office:value-type="float" office:value="-0.06962734" calcext:value-type="float">
            <text:p>-0.06962734</text:p>
          </table:table-cell>
          <table:table-cell office:value-type="float" office:value="-0.06951657" calcext:value-type="float">
            <text:p>-0.06951657</text:p>
          </table:table-cell>
          <table:table-cell office:value-type="float" office:value="-0.06489506" calcext:value-type="float">
            <text:p>-0.06489506</text:p>
          </table:table-cell>
          <table:table-cell office:value-type="float" office:value="-0.0521006" calcext:value-type="float">
            <text:p>-0.0521006</text:p>
          </table:table-cell>
          <table:table-cell office:value-type="float" office:value="-0.04889559" calcext:value-type="float">
            <text:p>-0.04889559</text:p>
          </table:table-cell>
          <table:table-cell office:value-type="float" office:value="-0.04189884" calcext:value-type="float">
            <text:p>-0.04189884</text:p>
          </table:table-cell>
          <table:table-cell office:value-type="float" office:value="-0.02538744" calcext:value-type="float">
            <text:p>-0.0253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12391" calcext:value-type="float">
            <text:p>-0.04912391</text:p>
          </table:table-cell>
          <table:table-cell office:value-type="float" office:value="0.003901224" calcext:value-type="float">
            <text:p>0.00390122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9528" calcext:value-type="float">
            <text:p>-2.3795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35.70004" calcext:value-type="float">
            <text:p>35.70004</text:p>
          </table:table-cell>
          <table:table-cell office:value-type="float" office:value="24.7263" calcext:value-type="float">
            <text:p>24.7263</text:p>
          </table:table-cell>
          <table:table-cell office:value-type="float" office:value="0" calcext:value-type="float">
            <text:p>0</text:p>
          </table:table-cell>
          <table:table-cell office:value-type="float" office:value="1040.4" calcext:value-type="float">
            <text:p>1040.4</text:p>
          </table:table-cell>
          <table:table-cell office:value-type="float" office:value="-11.45272" calcext:value-type="float">
            <text:p>-11.45272</text:p>
          </table:table-cell>
          <table:table-cell office:value-type="float" office:value="0" calcext:value-type="float">
            <text:p>0</text:p>
          </table:table-cell>
          <table:table-cell office:value-type="float" office:value="0.2667345" calcext:value-type="float">
            <text:p>0.2667345</text:p>
          </table:table-cell>
          <table:table-cell office:value-type="float" office:value="0.2692118" calcext:value-type="float">
            <text:p>0.2692118</text:p>
          </table:table-cell>
          <table:table-cell office:value-type="float" office:value="0.2753887" calcext:value-type="float">
            <text:p>0.2753887</text:p>
          </table:table-cell>
          <table:table-cell office:value-type="float" office:value="0.2758774" calcext:value-type="float">
            <text:p>0.2758774</text:p>
          </table:table-cell>
          <table:table-cell office:value-type="float" office:value="0.2763867" calcext:value-type="float">
            <text:p>0.2763867</text:p>
          </table:table-cell>
          <table:table-cell office:value-type="float" office:value="0.2457811" calcext:value-type="float">
            <text:p>0.2457811</text:p>
          </table:table-cell>
          <table:table-cell office:value-type="float" office:value="0.2500432" calcext:value-type="float">
            <text:p>0.2500432</text:p>
          </table:table-cell>
          <table:table-cell office:value-type="float" office:value="0.3413905" calcext:value-type="float">
            <text:p>0.3413905</text:p>
          </table:table-cell>
          <table:table-cell office:value-type="float" office:value="0.3375216" calcext:value-type="float">
            <text:p>0.3375216</text:p>
          </table:table-cell>
          <table:table-cell office:value-type="float" office:value="0.3574931" calcext:value-type="float">
            <text:p>0.3574931</text:p>
          </table:table-cell>
          <table:table-cell office:value-type="float" office:value="0.3766987" calcext:value-type="float">
            <text:p>0.3766987</text:p>
          </table:table-cell>
          <table:table-cell office:value-type="float" office:value="0.3920559" calcext:value-type="float">
            <text:p>0.39205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474E-015" calcext:value-type="float">
            <text:p>1.976474E-15</text:p>
          </table:table-cell>
          <table:table-cell office:value-type="float" office:value="1.924606E-015" calcext:value-type="float">
            <text:p>1.924606E-15</text:p>
          </table:table-cell>
          <table:table-cell office:value-type="float" office:value="1.986804E-015" calcext:value-type="float">
            <text:p>1.986804E-15</text:p>
          </table:table-cell>
          <table:table-cell office:value-type="float" office:value="1.963606E-015" calcext:value-type="float">
            <text:p>1.963606E-15</text:p>
          </table:table-cell>
          <table:table-cell office:value-type="float" office:value="9.768664E-016" calcext:value-type="float">
            <text:p>9.768664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943611" calcext:value-type="float">
            <text:p>-0.08943611</text:p>
          </table:table-cell>
          <table:table-cell office:value-type="float" office:value="-0.08321103" calcext:value-type="float">
            <text:p>-0.08321103</text:p>
          </table:table-cell>
          <table:table-cell office:value-type="float" office:value="-0.06980276" calcext:value-type="float">
            <text:p>-0.06980276</text:p>
          </table:table-cell>
          <table:table-cell office:value-type="float" office:value="-0.06890886" calcext:value-type="float">
            <text:p>-0.06890886</text:p>
          </table:table-cell>
          <table:table-cell office:value-type="float" office:value="-0.06794722" calcext:value-type="float">
            <text:p>-0.06794722</text:p>
          </table:table-cell>
          <table:table-cell office:value-type="float" office:value="-0.06395024" calcext:value-type="float">
            <text:p>-0.06395024</text:p>
          </table:table-cell>
          <table:table-cell office:value-type="float" office:value="-0.05307658" calcext:value-type="float">
            <text:p>-0.05307658</text:p>
          </table:table-cell>
          <table:table-cell office:value-type="float" office:value="-0.04883777" calcext:value-type="float">
            <text:p>-0.04883777</text:p>
          </table:table-cell>
          <table:table-cell office:value-type="float" office:value="-0.04161481" calcext:value-type="float">
            <text:p>-0.04161481</text:p>
          </table:table-cell>
          <table:table-cell office:value-type="float" office:value="-0.02531965" calcext:value-type="float">
            <text:p>-0.02531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75387" calcext:value-type="float">
            <text:p>-0.08375387</text:p>
          </table:table-cell>
          <table:table-cell office:value-type="float" office:value="0.003840998" calcext:value-type="float">
            <text:p>0.00384099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2115" calcext:value-type="float">
            <text:p>-2.3821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6.48543" calcext:value-type="float">
            <text:p>26.48543</text:p>
          </table:table-cell>
          <table:table-cell office:value-type="float" office:value="0" calcext:value-type="float">
            <text:p>0</text:p>
          </table:table-cell>
          <table:table-cell office:value-type="float" office:value="1038.74" calcext:value-type="float">
            <text:p>1038.74</text:p>
          </table:table-cell>
          <table:table-cell office:value-type="float" office:value="-11.45205" calcext:value-type="float">
            <text:p>-11.45205</text:p>
          </table:table-cell>
          <table:table-cell office:value-type="float" office:value="0" calcext:value-type="float">
            <text:p>0</text:p>
          </table:table-cell>
          <table:table-cell office:value-type="float" office:value="0.1459291" calcext:value-type="float">
            <text:p>0.1459291</text:p>
          </table:table-cell>
          <table:table-cell office:value-type="float" office:value="0.2668274" calcext:value-type="float">
            <text:p>0.2668274</text:p>
          </table:table-cell>
          <table:table-cell office:value-type="float" office:value="0.2736787" calcext:value-type="float">
            <text:p>0.2736787</text:p>
          </table:table-cell>
          <table:table-cell office:value-type="float" office:value="0.275772" calcext:value-type="float">
            <text:p>0.275772</text:p>
          </table:table-cell>
          <table:table-cell office:value-type="float" office:value="0.2767769" calcext:value-type="float">
            <text:p>0.2767769</text:p>
          </table:table-cell>
          <table:table-cell office:value-type="float" office:value="0.2461509" calcext:value-type="float">
            <text:p>0.2461509</text:p>
          </table:table-cell>
          <table:table-cell office:value-type="float" office:value="0.2496819" calcext:value-type="float">
            <text:p>0.2496819</text:p>
          </table:table-cell>
          <table:table-cell office:value-type="float" office:value="0.3414051" calcext:value-type="float">
            <text:p>0.3414051</text:p>
          </table:table-cell>
          <table:table-cell office:value-type="float" office:value="0.3377545" calcext:value-type="float">
            <text:p>0.3377545</text:p>
          </table:table-cell>
          <table:table-cell office:value-type="float" office:value="0.3575504" calcext:value-type="float">
            <text:p>0.3575504</text:p>
          </table:table-cell>
          <table:table-cell office:value-type="float" office:value="0.3767272" calcext:value-type="float">
            <text:p>0.3767272</text:p>
          </table:table-cell>
          <table:table-cell office:value-type="float" office:value="0.391996" calcext:value-type="float">
            <text:p>0.3919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798E-015" calcext:value-type="float">
            <text:p>1.976798E-15</text:p>
          </table:table-cell>
          <table:table-cell office:value-type="float" office:value="1.924575E-015" calcext:value-type="float">
            <text:p>1.924575E-15</text:p>
          </table:table-cell>
          <table:table-cell office:value-type="float" office:value="1.986776E-015" calcext:value-type="float">
            <text:p>1.986776E-15</text:p>
          </table:table-cell>
          <table:table-cell office:value-type="float" office:value="1.963601E-015" calcext:value-type="float">
            <text:p>1.963601E-15</text:p>
          </table:table-cell>
          <table:table-cell office:value-type="float" office:value="9.768545E-016" calcext:value-type="float">
            <text:p>9.76854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99755" calcext:value-type="float">
            <text:p>-9.399755</text:p>
          </table:table-cell>
          <table:table-cell office:value-type="float" office:value="-0.08895925" calcext:value-type="float">
            <text:p>-0.08895925</text:p>
          </table:table-cell>
          <table:table-cell office:value-type="float" office:value="-0.07323549" calcext:value-type="float">
            <text:p>-0.07323549</text:p>
          </table:table-cell>
          <table:table-cell office:value-type="float" office:value="-0.06910518" calcext:value-type="float">
            <text:p>-0.06910518</text:p>
          </table:table-cell>
          <table:table-cell office:value-type="float" office:value="-0.06720599" calcext:value-type="float">
            <text:p>-0.06720599</text:p>
          </table:table-cell>
          <table:table-cell office:value-type="float" office:value="-0.06321612" calcext:value-type="float">
            <text:p>-0.06321612</text:p>
          </table:table-cell>
          <table:table-cell office:value-type="float" office:value="-0.05362975" calcext:value-type="float">
            <text:p>-0.05362975</text:p>
          </table:table-cell>
          <table:table-cell office:value-type="float" office:value="-0.04881924" calcext:value-type="float">
            <text:p>-0.04881924</text:p>
          </table:table-cell>
          <table:table-cell office:value-type="float" office:value="-0.04134712" calcext:value-type="float">
            <text:p>-0.04134712</text:p>
          </table:table-cell>
          <table:table-cell office:value-type="float" office:value="-0.02525038" calcext:value-type="float">
            <text:p>-0.0252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81963" calcext:value-type="float">
            <text:p>-5.981963</text:p>
          </table:table-cell>
          <table:table-cell office:value-type="float" office:value="0.003805727" calcext:value-type="float">
            <text:p>0.00380572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4624" calcext:value-type="float">
            <text:p>-2.3846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6.98923" calcext:value-type="float">
            <text:p>26.98923</text:p>
          </table:table-cell>
          <table:table-cell office:value-type="float" office:value="0" calcext:value-type="float">
            <text:p>0</text:p>
          </table:table-cell>
          <table:table-cell office:value-type="float" office:value="1038.236" calcext:value-type="float">
            <text:p>1038.236</text:p>
          </table:table-cell>
          <table:table-cell office:value-type="float" office:value="-11.45205" calcext:value-type="float">
            <text:p>-11.45205</text:p>
          </table:table-cell>
          <table:table-cell office:value-type="float" office:value="0" calcext:value-type="float">
            <text:p>0</text:p>
          </table:table-cell>
          <table:table-cell office:value-type="float" office:value="0.1138499" calcext:value-type="float">
            <text:p>0.1138499</text:p>
          </table:table-cell>
          <table:table-cell office:value-type="float" office:value="0.2662635" calcext:value-type="float">
            <text:p>0.2662635</text:p>
          </table:table-cell>
          <table:table-cell office:value-type="float" office:value="0.2719518" calcext:value-type="float">
            <text:p>0.2719518</text:p>
          </table:table-cell>
          <table:table-cell office:value-type="float" office:value="0.2753257" calcext:value-type="float">
            <text:p>0.2753257</text:p>
          </table:table-cell>
          <table:table-cell office:value-type="float" office:value="0.2768216" calcext:value-type="float">
            <text:p>0.2768216</text:p>
          </table:table-cell>
          <table:table-cell office:value-type="float" office:value="0.2464279" calcext:value-type="float">
            <text:p>0.2464279</text:p>
          </table:table-cell>
          <table:table-cell office:value-type="float" office:value="0.2494937" calcext:value-type="float">
            <text:p>0.2494937</text:p>
          </table:table-cell>
          <table:table-cell office:value-type="float" office:value="0.3414075" calcext:value-type="float">
            <text:p>0.3414075</text:p>
          </table:table-cell>
          <table:table-cell office:value-type="float" office:value="0.3379754" calcext:value-type="float">
            <text:p>0.3379754</text:p>
          </table:table-cell>
          <table:table-cell office:value-type="float" office:value="0.3576102" calcext:value-type="float">
            <text:p>0.3576102</text:p>
          </table:table-cell>
          <table:table-cell office:value-type="float" office:value="0.3767523" calcext:value-type="float">
            <text:p>0.3767523</text:p>
          </table:table-cell>
          <table:table-cell office:value-type="float" office:value="0.3919317" calcext:value-type="float">
            <text:p>0.391931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7113E-015" calcext:value-type="float">
            <text:p>1.977113E-15</text:p>
          </table:table-cell>
          <table:table-cell office:value-type="float" office:value="1.924545E-015" calcext:value-type="float">
            <text:p>1.924545E-15</text:p>
          </table:table-cell>
          <table:table-cell office:value-type="float" office:value="1.98675E-015" calcext:value-type="float">
            <text:p>1.98675E-15</text:p>
          </table:table-cell>
          <table:table-cell office:value-type="float" office:value="1.963595E-015" calcext:value-type="float">
            <text:p>1.963595E-15</text:p>
          </table:table-cell>
          <table:table-cell office:value-type="float" office:value="9.768417E-016" calcext:value-type="float">
            <text:p>9.76841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71029" calcext:value-type="float">
            <text:p>-63.71029</text:p>
          </table:table-cell>
          <table:table-cell office:value-type="float" office:value="-0.09059561" calcext:value-type="float">
            <text:p>-0.09059561</text:p>
          </table:table-cell>
          <table:table-cell office:value-type="float" office:value="-0.07691232" calcext:value-type="float">
            <text:p>-0.07691232</text:p>
          </table:table-cell>
          <table:table-cell office:value-type="float" office:value="-0.06996676" calcext:value-type="float">
            <text:p>-0.06996676</text:p>
          </table:table-cell>
          <table:table-cell office:value-type="float" office:value="-0.06711636" calcext:value-type="float">
            <text:p>-0.06711636</text:p>
          </table:table-cell>
          <table:table-cell office:value-type="float" office:value="-0.0626723" calcext:value-type="float">
            <text:p>-0.0626723</text:p>
          </table:table-cell>
          <table:table-cell office:value-type="float" office:value="-0.05392071" calcext:value-type="float">
            <text:p>-0.05392071</text:p>
          </table:table-cell>
          <table:table-cell office:value-type="float" office:value="-0.04881614" calcext:value-type="float">
            <text:p>-0.04881614</text:p>
          </table:table-cell>
          <table:table-cell office:value-type="float" office:value="-0.04109512" calcext:value-type="float">
            <text:p>-0.04109512</text:p>
          </table:table-cell>
          <table:table-cell office:value-type="float" office:value="-0.02517822" calcext:value-type="float">
            <text:p>-0.0251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0036" calcext:value-type="float">
            <text:p>-15.70036</text:p>
          </table:table-cell>
          <table:table-cell office:value-type="float" office:value="0.003795111" calcext:value-type="float">
            <text:p>0.00379511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7065" calcext:value-type="float">
            <text:p>-2.3870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7.05305" calcext:value-type="float">
            <text:p>27.05305</text:p>
          </table:table-cell>
          <table:table-cell office:value-type="float" office:value="0" calcext:value-type="float">
            <text:p>0</text:p>
          </table:table-cell>
          <table:table-cell office:value-type="float" office:value="1038.172" calcext:value-type="float">
            <text:p>1038.172</text:p>
          </table:table-cell>
          <table:table-cell office:value-type="float" office:value="-11.45205" calcext:value-type="float">
            <text:p>-11.45205</text:p>
          </table:table-cell>
          <table:table-cell office:value-type="float" office:value="0" calcext:value-type="float">
            <text:p>0</text:p>
          </table:table-cell>
          <table:table-cell office:value-type="float" office:value="0.1128245" calcext:value-type="float">
            <text:p>0.1128245</text:p>
          </table:table-cell>
          <table:table-cell office:value-type="float" office:value="0.2674772" calcext:value-type="float">
            <text:p>0.2674772</text:p>
          </table:table-cell>
          <table:table-cell office:value-type="float" office:value="0.2713467" calcext:value-type="float">
            <text:p>0.2713467</text:p>
          </table:table-cell>
          <table:table-cell office:value-type="float" office:value="0.274826" calcext:value-type="float">
            <text:p>0.274826</text:p>
          </table:table-cell>
          <table:table-cell office:value-type="float" office:value="0.2766488" calcext:value-type="float">
            <text:p>0.2766488</text:p>
          </table:table-cell>
          <table:table-cell office:value-type="float" office:value="0.2466141" calcext:value-type="float">
            <text:p>0.2466141</text:p>
          </table:table-cell>
          <table:table-cell office:value-type="float" office:value="0.2494057" calcext:value-type="float">
            <text:p>0.2494057</text:p>
          </table:table-cell>
          <table:table-cell office:value-type="float" office:value="0.3414084" calcext:value-type="float">
            <text:p>0.3414084</text:p>
          </table:table-cell>
          <table:table-cell office:value-type="float" office:value="0.3381848" calcext:value-type="float">
            <text:p>0.3381848</text:p>
          </table:table-cell>
          <table:table-cell office:value-type="float" office:value="0.3576711" calcext:value-type="float">
            <text:p>0.3576711</text:p>
          </table:table-cell>
          <table:table-cell office:value-type="float" office:value="0.3767748" calcext:value-type="float">
            <text:p>0.3767748</text:p>
          </table:table-cell>
          <table:table-cell office:value-type="float" office:value="0.3918645" calcext:value-type="float">
            <text:p>0.39186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131E-015" calcext:value-type="float">
            <text:p>1.975131E-15</text:p>
          </table:table-cell>
          <table:table-cell office:value-type="float" office:value="1.981296E-015" calcext:value-type="float">
            <text:p>1.981296E-15</text:p>
          </table:table-cell>
          <table:table-cell office:value-type="float" office:value="1.986715E-015" calcext:value-type="float">
            <text:p>1.986715E-15</text:p>
          </table:table-cell>
          <table:table-cell office:value-type="float" office:value="1.963592E-015" calcext:value-type="float">
            <text:p>1.963592E-15</text:p>
          </table:table-cell>
          <table:table-cell office:value-type="float" office:value="9.768289E-016" calcext:value-type="float">
            <text:p>9.768289E-16</text:p>
          </table:table-cell>
          <table:table-cell office:value-type="float" office:value="9.372562E-016" calcext:value-type="float">
            <text:p>9.372562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95287" calcext:value-type="float">
            <text:p>-68.95287</text:p>
          </table:table-cell>
          <table:table-cell office:value-type="float" office:value="-0.08744997" calcext:value-type="float">
            <text:p>-0.08744997</text:p>
          </table:table-cell>
          <table:table-cell office:value-type="float" office:value="-0.07826134" calcext:value-type="float">
            <text:p>-0.07826134</text:p>
          </table:table-cell>
          <table:table-cell office:value-type="float" office:value="-0.07095452" calcext:value-type="float">
            <text:p>-0.07095452</text:p>
          </table:table-cell>
          <table:table-cell office:value-type="float" office:value="-0.06743769" calcext:value-type="float">
            <text:p>-0.06743769</text:p>
          </table:table-cell>
          <table:table-cell office:value-type="float" office:value="-0.06230914" calcext:value-type="float">
            <text:p>-0.06230914</text:p>
          </table:table-cell>
          <table:table-cell office:value-type="float" office:value="-0.05405764" calcext:value-type="float">
            <text:p>-0.05405764</text:p>
          </table:table-cell>
          <table:table-cell office:value-type="float" office:value="-0.04881507" calcext:value-type="float">
            <text:p>-0.04881507</text:p>
          </table:table-cell>
          <table:table-cell office:value-type="float" office:value="-0.04085776" calcext:value-type="float">
            <text:p>-0.04085776</text:p>
          </table:table-cell>
          <table:table-cell office:value-type="float" office:value="-0.025105" calcext:value-type="float">
            <text:p>-0.02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99301" calcext:value-type="float">
            <text:p>-23.99301</text:p>
          </table:table-cell>
          <table:table-cell office:value-type="float" office:value="0.003783043" calcext:value-type="float">
            <text:p>0.00378304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9433" calcext:value-type="float">
            <text:p>-2.3894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7.13718" calcext:value-type="float">
            <text:p>27.13718</text:p>
          </table:table-cell>
          <table:table-cell office:value-type="float" office:value="0" calcext:value-type="float">
            <text:p>0</text:p>
          </table:table-cell>
          <table:table-cell office:value-type="float" office:value="1038.088" calcext:value-type="float">
            <text:p>1038.088</text:p>
          </table:table-cell>
          <table:table-cell office:value-type="float" office:value="-11.45205" calcext:value-type="float">
            <text:p>-11.45205</text:p>
          </table:table-cell>
          <table:table-cell office:value-type="float" office:value="0" calcext:value-type="float">
            <text:p>0</text:p>
          </table:table-cell>
          <table:table-cell office:value-type="float" office:value="0.1098509" calcext:value-type="float">
            <text:p>0.1098509</text:p>
          </table:table-cell>
          <table:table-cell office:value-type="float" office:value="0.268052" calcext:value-type="float">
            <text:p>0.268052</text:p>
          </table:table-cell>
          <table:table-cell office:value-type="float" office:value="0.2712185" calcext:value-type="float">
            <text:p>0.2712185</text:p>
          </table:table-cell>
          <table:table-cell office:value-type="float" office:value="0.2744622" calcext:value-type="float">
            <text:p>0.2744622</text:p>
          </table:table-cell>
          <table:table-cell office:value-type="float" office:value="0.2764597" calcext:value-type="float">
            <text:p>0.2764597</text:p>
          </table:table-cell>
          <table:table-cell office:value-type="float" office:value="0.2467323" calcext:value-type="float">
            <text:p>0.2467323</text:p>
          </table:table-cell>
          <table:table-cell office:value-type="float" office:value="0.2493742" calcext:value-type="float">
            <text:p>0.2493742</text:p>
          </table:table-cell>
          <table:table-cell office:value-type="float" office:value="0.3414288" calcext:value-type="float">
            <text:p>0.341428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577093" calcext:value-type="float">
            <text:p>0.3577093</text:p>
          </table:table-cell>
          <table:table-cell office:value-type="float" office:value="0.3767944" calcext:value-type="float">
            <text:p>0.3767944</text:p>
          </table:table-cell>
          <table:table-cell office:value-type="float" office:value="0.3917945" calcext:value-type="float">
            <text:p>0.39179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788E-015" calcext:value-type="float">
            <text:p>1.975788E-15</text:p>
          </table:table-cell>
          <table:table-cell office:value-type="float" office:value="1.981221E-015" calcext:value-type="float">
            <text:p>1.981221E-15</text:p>
          </table:table-cell>
          <table:table-cell office:value-type="float" office:value="1.986658E-015" calcext:value-type="float">
            <text:p>1.986658E-15</text:p>
          </table:table-cell>
          <table:table-cell office:value-type="float" office:value="1.963587E-015" calcext:value-type="float">
            <text:p>1.963587E-15</text:p>
          </table:table-cell>
          <table:table-cell office:value-type="float" office:value="9.768108E-016" calcext:value-type="float">
            <text:p>9.76810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0253" calcext:value-type="float">
            <text:p>-85.0253</text:p>
          </table:table-cell>
          <table:table-cell office:value-type="float" office:value="-0.08600032" calcext:value-type="float">
            <text:p>-0.08600032</text:p>
          </table:table-cell>
          <table:table-cell office:value-type="float" office:value="-0.07855126" calcext:value-type="float">
            <text:p>-0.07855126</text:p>
          </table:table-cell>
          <table:table-cell office:value-type="float" office:value="-0.07168326" calcext:value-type="float">
            <text:p>-0.07168326</text:p>
          </table:table-cell>
          <table:table-cell office:value-type="float" office:value="-0.067795" calcext:value-type="float">
            <text:p>-0.067795</text:p>
          </table:table-cell>
          <table:table-cell office:value-type="float" office:value="-0.06208026" calcext:value-type="float">
            <text:p>-0.06208026</text:p>
          </table:table-cell>
          <table:table-cell office:value-type="float" office:value="-0.05410701" calcext:value-type="float">
            <text:p>-0.05410701</text:p>
          </table:table-cell>
          <table:table-cell office:value-type="float" office:value="-0.04879017" calcext:value-type="float">
            <text:p>-0.04879017</text:p>
          </table:table-cell>
          <table:table-cell office:value-type="float" office:value="-0.04061593" calcext:value-type="float">
            <text:p>-0.04061593</text:p>
          </table:table-cell>
          <table:table-cell office:value-type="float" office:value="-0.02505859" calcext:value-type="float">
            <text:p>-0.0250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05876" calcext:value-type="float">
            <text:p>-43.05876</text:p>
          </table:table-cell>
          <table:table-cell office:value-type="float" office:value="0.003759317" calcext:value-type="float">
            <text:p>0.00375931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1728" calcext:value-type="float">
            <text:p>-2.3917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7.19691" calcext:value-type="float">
            <text:p>27.19691</text:p>
          </table:table-cell>
          <table:table-cell office:value-type="float" office:value="0" calcext:value-type="float">
            <text:p>0</text:p>
          </table:table-cell>
          <table:table-cell office:value-type="float" office:value="1038.028" calcext:value-type="float">
            <text:p>1038.028</text:p>
          </table:table-cell>
          <table:table-cell office:value-type="float" office:value="-11.45205" calcext:value-type="float">
            <text:p>-11.45205</text:p>
          </table:table-cell>
          <table:table-cell office:value-type="float" office:value="0" calcext:value-type="float">
            <text:p>0</text:p>
          </table:table-cell>
          <table:table-cell office:value-type="float" office:value="0.1076682" calcext:value-type="float">
            <text:p>0.1076682</text:p>
          </table:table-cell>
          <table:table-cell office:value-type="float" office:value="0.2685797" calcext:value-type="float">
            <text:p>0.2685797</text:p>
          </table:table-cell>
          <table:table-cell office:value-type="float" office:value="0.2712389" calcext:value-type="float">
            <text:p>0.2712389</text:p>
          </table:table-cell>
          <table:table-cell office:value-type="float" office:value="0.2742106" calcext:value-type="float">
            <text:p>0.2742106</text:p>
          </table:table-cell>
          <table:table-cell office:value-type="float" office:value="0.2763157" calcext:value-type="float">
            <text:p>0.2763157</text:p>
          </table:table-cell>
          <table:table-cell office:value-type="float" office:value="0.2468192" calcext:value-type="float">
            <text:p>0.2468192</text:p>
          </table:table-cell>
          <table:table-cell office:value-type="float" office:value="0.2493809" calcext:value-type="float">
            <text:p>0.2493809</text:p>
          </table:table-cell>
          <table:table-cell office:value-type="float" office:value="0.3414773" calcext:value-type="float">
            <text:p>0.3414773</text:p>
          </table:table-cell>
          <table:table-cell office:value-type="float" office:value="0.3386257" calcext:value-type="float">
            <text:p>0.3386257</text:p>
          </table:table-cell>
          <table:table-cell office:value-type="float" office:value="0.3577192" calcext:value-type="float">
            <text:p>0.3577192</text:p>
          </table:table-cell>
          <table:table-cell office:value-type="float" office:value="0.3768079" calcext:value-type="float">
            <text:p>0.3768079</text:p>
          </table:table-cell>
          <table:table-cell office:value-type="float" office:value="0.3917232" calcext:value-type="float">
            <text:p>0.39172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348E-015" calcext:value-type="float">
            <text:p>1.975348E-15</text:p>
          </table:table-cell>
          <table:table-cell office:value-type="float" office:value="1.981108E-015" calcext:value-type="float">
            <text:p>1.981108E-15</text:p>
          </table:table-cell>
          <table:table-cell office:value-type="float" office:value="1.986564E-015" calcext:value-type="float">
            <text:p>1.986564E-15</text:p>
          </table:table-cell>
          <table:table-cell office:value-type="float" office:value="1.963572E-015" calcext:value-type="float">
            <text:p>1.963572E-15</text:p>
          </table:table-cell>
          <table:table-cell office:value-type="float" office:value="9.767963E-016" calcext:value-type="float">
            <text:p>9.76796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08701" calcext:value-type="float">
            <text:p>-99.08701</text:p>
          </table:table-cell>
          <table:table-cell office:value-type="float" office:value="-0.08472066" calcext:value-type="float">
            <text:p>-0.08472066</text:p>
          </table:table-cell>
          <table:table-cell office:value-type="float" office:value="-0.07850802" calcext:value-type="float">
            <text:p>-0.07850802</text:p>
          </table:table-cell>
          <table:table-cell office:value-type="float" office:value="-0.0721946" calcext:value-type="float">
            <text:p>-0.0721946</text:p>
          </table:table-cell>
          <table:table-cell office:value-type="float" office:value="-0.0680673" calcext:value-type="float">
            <text:p>-0.0680673</text:p>
          </table:table-cell>
          <table:table-cell office:value-type="float" office:value="-0.06191216" calcext:value-type="float">
            <text:p>-0.06191216</text:p>
          </table:table-cell>
          <table:table-cell office:value-type="float" office:value="-0.05409717" calcext:value-type="float">
            <text:p>-0.05409717</text:p>
          </table:table-cell>
          <table:table-cell office:value-type="float" office:value="-0.04872947" calcext:value-type="float">
            <text:p>-0.04872947</text:p>
          </table:table-cell>
          <table:table-cell office:value-type="float" office:value="-0.04036347" calcext:value-type="float">
            <text:p>-0.04036347</text:p>
          </table:table-cell>
          <table:table-cell office:value-type="float" office:value="-0.02504689" calcext:value-type="float">
            <text:p>-0.02504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53605" calcext:value-type="float">
            <text:p>-61.53605</text:p>
          </table:table-cell>
          <table:table-cell office:value-type="float" office:value="0.003732584" calcext:value-type="float">
            <text:p>0.00373258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954" calcext:value-type="float">
            <text:p>-2.3939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7.19462" calcext:value-type="float">
            <text:p>27.19462</text:p>
          </table:table-cell>
          <table:table-cell office:value-type="float" office:value="0" calcext:value-type="float">
            <text:p>0</text:p>
          </table:table-cell>
          <table:table-cell office:value-type="float" office:value="1038.03" calcext:value-type="float">
            <text:p>1038.03</text:p>
          </table:table-cell>
          <table:table-cell office:value-type="float" office:value="-11.45205" calcext:value-type="float">
            <text:p>-11.45205</text:p>
          </table:table-cell>
          <table:table-cell office:value-type="float" office:value="0" calcext:value-type="float">
            <text:p>0</text:p>
          </table:table-cell>
          <table:table-cell office:value-type="float" office:value="0.1107047" calcext:value-type="float">
            <text:p>0.1107047</text:p>
          </table:table-cell>
          <table:table-cell office:value-type="float" office:value="0.2688783" calcext:value-type="float">
            <text:p>0.2688783</text:p>
          </table:table-cell>
          <table:table-cell office:value-type="float" office:value="0.2713171" calcext:value-type="float">
            <text:p>0.2713171</text:p>
          </table:table-cell>
          <table:table-cell office:value-type="float" office:value="0.2740794" calcext:value-type="float">
            <text:p>0.2740794</text:p>
          </table:table-cell>
          <table:table-cell office:value-type="float" office:value="0.2762084" calcext:value-type="float">
            <text:p>0.2762084</text:p>
          </table:table-cell>
          <table:table-cell office:value-type="float" office:value="0.2468705" calcext:value-type="float">
            <text:p>0.2468705</text:p>
          </table:table-cell>
          <table:table-cell office:value-type="float" office:value="0.2494073" calcext:value-type="float">
            <text:p>0.2494073</text:p>
          </table:table-cell>
          <table:table-cell office:value-type="float" office:value="0.3415319" calcext:value-type="float">
            <text:p>0.3415319</text:p>
          </table:table-cell>
          <table:table-cell office:value-type="float" office:value="0.3388378" calcext:value-type="float">
            <text:p>0.3388378</text:p>
          </table:table-cell>
          <table:table-cell office:value-type="float" office:value="0.3577351" calcext:value-type="float">
            <text:p>0.3577351</text:p>
          </table:table-cell>
          <table:table-cell office:value-type="float" office:value="0.3768158" calcext:value-type="float">
            <text:p>0.3768158</text:p>
          </table:table-cell>
          <table:table-cell office:value-type="float" office:value="0.3916487" calcext:value-type="float">
            <text:p>0.391648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6534E-015" calcext:value-type="float">
            <text:p>1.976534E-15</text:p>
          </table:table-cell>
          <table:table-cell office:value-type="float" office:value="1.980984E-015" calcext:value-type="float">
            <text:p>1.980984E-15</text:p>
          </table:table-cell>
          <table:table-cell office:value-type="float" office:value="1.986456E-015" calcext:value-type="float">
            <text:p>1.986456E-15</text:p>
          </table:table-cell>
          <table:table-cell office:value-type="float" office:value="1.963551E-015" calcext:value-type="float">
            <text:p>1.963551E-15</text:p>
          </table:table-cell>
          <table:table-cell office:value-type="float" office:value="9.767817E-016" calcext:value-type="float">
            <text:p>9.76781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6433" calcext:value-type="float">
            <text:p>-80.6433</text:p>
          </table:table-cell>
          <table:table-cell office:value-type="float" office:value="-0.08397967" calcext:value-type="float">
            <text:p>-0.08397967</text:p>
          </table:table-cell>
          <table:table-cell office:value-type="float" office:value="-0.07833406" calcext:value-type="float">
            <text:p>-0.07833406</text:p>
          </table:table-cell>
          <table:table-cell office:value-type="float" office:value="-0.0724629" calcext:value-type="float">
            <text:p>-0.0724629</text:p>
          </table:table-cell>
          <table:table-cell office:value-type="float" office:value="-0.06827252" calcext:value-type="float">
            <text:p>-0.06827252</text:p>
          </table:table-cell>
          <table:table-cell office:value-type="float" office:value="-0.06181328" calcext:value-type="float">
            <text:p>-0.06181328</text:p>
          </table:table-cell>
          <table:table-cell office:value-type="float" office:value="-0.0540565" calcext:value-type="float">
            <text:p>-0.0540565</text:p>
          </table:table-cell>
          <table:table-cell office:value-type="float" office:value="-0.04866128" calcext:value-type="float">
            <text:p>-0.04866128</text:p>
          </table:table-cell>
          <table:table-cell office:value-type="float" office:value="-0.04012784" calcext:value-type="float">
            <text:p>-0.04012784</text:p>
          </table:table-cell>
          <table:table-cell office:value-type="float" office:value="-0.02502774" calcext:value-type="float">
            <text:p>-0.0250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54002" calcext:value-type="float">
            <text:p>-42.54002</text:p>
          </table:table-cell>
          <table:table-cell office:value-type="float" office:value="0.003718684" calcext:value-type="float">
            <text:p>0.00371868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6119" calcext:value-type="float">
            <text:p>-2.396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35.80004" calcext:value-type="float">
            <text:p>35.80004</text:p>
          </table:table-cell>
          <table:table-cell office:value-type="float" office:value="27.19824" calcext:value-type="float">
            <text:p>27.19824</text:p>
          </table:table-cell>
          <table:table-cell office:value-type="float" office:value="0" calcext:value-type="float">
            <text:p>0</text:p>
          </table:table-cell>
          <table:table-cell office:value-type="float" office:value="1038.027" calcext:value-type="float">
            <text:p>1038.027</text:p>
          </table:table-cell>
          <table:table-cell office:value-type="float" office:value="-11.45205" calcext:value-type="float">
            <text:p>-11.45205</text:p>
          </table:table-cell>
          <table:table-cell office:value-type="float" office:value="0" calcext:value-type="float">
            <text:p>0</text:p>
          </table:table-cell>
          <table:table-cell office:value-type="float" office:value="0.1122661" calcext:value-type="float">
            <text:p>0.1122661</text:p>
          </table:table-cell>
          <table:table-cell office:value-type="float" office:value="0.2689417" calcext:value-type="float">
            <text:p>0.2689417</text:p>
          </table:table-cell>
          <table:table-cell office:value-type="float" office:value="0.2713702" calcext:value-type="float">
            <text:p>0.2713702</text:p>
          </table:table-cell>
          <table:table-cell office:value-type="float" office:value="0.2740086" calcext:value-type="float">
            <text:p>0.2740086</text:p>
          </table:table-cell>
          <table:table-cell office:value-type="float" office:value="0.2761455" calcext:value-type="float">
            <text:p>0.2761455</text:p>
          </table:table-cell>
          <table:table-cell office:value-type="float" office:value="0.2469002" calcext:value-type="float">
            <text:p>0.2469002</text:p>
          </table:table-cell>
          <table:table-cell office:value-type="float" office:value="0.2494391" calcext:value-type="float">
            <text:p>0.2494391</text:p>
          </table:table-cell>
          <table:table-cell office:value-type="float" office:value="0.3415923" calcext:value-type="float">
            <text:p>0.3415923</text:p>
          </table:table-cell>
          <table:table-cell office:value-type="float" office:value="0.3390378" calcext:value-type="float">
            <text:p>0.3390378</text:p>
          </table:table-cell>
          <table:table-cell office:value-type="float" office:value="0.3577556" calcext:value-type="float">
            <text:p>0.3577556</text:p>
          </table:table-cell>
          <table:table-cell office:value-type="float" office:value="0.3768193" calcext:value-type="float">
            <text:p>0.3768193</text:p>
          </table:table-cell>
          <table:table-cell office:value-type="float" office:value="0.3915735" calcext:value-type="float">
            <text:p>0.3915735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77583E-015" calcext:value-type="float">
            <text:p>1.977583E-15</text:p>
          </table:table-cell>
          <table:table-cell office:value-type="float" office:value="1.98088E-015" calcext:value-type="float">
            <text:p>1.98088E-15</text:p>
          </table:table-cell>
          <table:table-cell office:value-type="float" office:value="1.98636E-015" calcext:value-type="float">
            <text:p>1.98636E-15</text:p>
          </table:table-cell>
          <table:table-cell office:value-type="float" office:value="1.96353E-015" calcext:value-type="float">
            <text:p>1.96353E-15</text:p>
          </table:table-cell>
          <table:table-cell office:value-type="float" office:value="9.767672E-016" calcext:value-type="float">
            <text:p>9.767672E-16</text:p>
          </table:table-cell>
          <table:table-cell office:value-type="float" office:value="9.372562E-016" calcext:value-type="float">
            <text:p>9.372562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26645" calcext:value-type="float">
            <text:p>-71.26645</text:p>
          </table:table-cell>
          <table:table-cell office:value-type="float" office:value="-0.08383006" calcext:value-type="float">
            <text:p>-0.08383006</text:p>
          </table:table-cell>
          <table:table-cell office:value-type="float" office:value="-0.07821546" calcext:value-type="float">
            <text:p>-0.07821546</text:p>
          </table:table-cell>
          <table:table-cell office:value-type="float" office:value="-0.07260829" calcext:value-type="float">
            <text:p>-0.07260829</text:p>
          </table:table-cell>
          <table:table-cell office:value-type="float" office:value="-0.06839293" calcext:value-type="float">
            <text:p>-0.06839293</text:p>
          </table:table-cell>
          <table:table-cell office:value-type="float" office:value="-0.06175605" calcext:value-type="float">
            <text:p>-0.06175605</text:p>
          </table:table-cell>
          <table:table-cell office:value-type="float" office:value="-0.0540074" calcext:value-type="float">
            <text:p>-0.0540074</text:p>
          </table:table-cell>
          <table:table-cell office:value-type="float" office:value="-0.04858596" calcext:value-type="float">
            <text:p>-0.04858596</text:p>
          </table:table-cell>
          <table:table-cell office:value-type="float" office:value="-0.03990691" calcext:value-type="float">
            <text:p>-0.03990691</text:p>
          </table:table-cell>
          <table:table-cell office:value-type="float" office:value="-0.0250033" calcext:value-type="float">
            <text:p>-0.025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2605" calcext:value-type="float">
            <text:p>-12.72605</text:p>
          </table:table-cell>
          <table:table-cell office:value-type="float" office:value="0.003711133" calcext:value-type="float">
            <text:p>0.00371113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8247" calcext:value-type="float">
            <text:p>-2.3982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43.60005" calcext:value-type="float">
            <text:p>43.60005</text:p>
          </table:table-cell>
          <table:table-cell office:value-type="float" office:value="27.8672" calcext:value-type="float">
            <text:p>27.8672</text:p>
          </table:table-cell>
          <table:table-cell office:value-type="float" office:value="0" calcext:value-type="float">
            <text:p>0</text:p>
          </table:table-cell>
          <table:table-cell office:value-type="float" office:value="1045.142" calcext:value-type="float">
            <text:p>1045.142</text:p>
          </table:table-cell>
          <table:table-cell office:value-type="float" office:value="-11.43618" calcext:value-type="float">
            <text:p>-11.43618</text:p>
          </table:table-cell>
          <table:table-cell office:value-type="float" office:value="0" calcext:value-type="float">
            <text:p>0</text:p>
          </table:table-cell>
          <table:table-cell office:value-type="float" office:value="0.3363038" calcext:value-type="float">
            <text:p>0.3363038</text:p>
          </table:table-cell>
          <table:table-cell office:value-type="float" office:value="0.3432891" calcext:value-type="float">
            <text:p>0.3432891</text:p>
          </table:table-cell>
          <table:table-cell office:value-type="float" office:value="0.2919624" calcext:value-type="float">
            <text:p>0.2919624</text:p>
          </table:table-cell>
          <table:table-cell office:value-type="float" office:value="0.2767059" calcext:value-type="float">
            <text:p>0.2767059</text:p>
          </table:table-cell>
          <table:table-cell office:value-type="float" office:value="0.2765692" calcext:value-type="float">
            <text:p>0.2765692</text:p>
          </table:table-cell>
          <table:table-cell office:value-type="float" office:value="0.2469403" calcext:value-type="float">
            <text:p>0.2469403</text:p>
          </table:table-cell>
          <table:table-cell office:value-type="float" office:value="0.2500513" calcext:value-type="float">
            <text:p>0.2500513</text:p>
          </table:table-cell>
          <table:table-cell office:value-type="float" office:value="0.3416656" calcext:value-type="float">
            <text:p>0.3416656</text:p>
          </table:table-cell>
          <table:table-cell office:value-type="float" office:value="0.3392273" calcext:value-type="float">
            <text:p>0.3392273</text:p>
          </table:table-cell>
          <table:table-cell office:value-type="float" office:value="0.3577802" calcext:value-type="float">
            <text:p>0.3577802</text:p>
          </table:table-cell>
          <table:table-cell office:value-type="float" office:value="0.3768199" calcext:value-type="float">
            <text:p>0.3768199</text:p>
          </table:table-cell>
          <table:table-cell office:value-type="float" office:value="0.391615" calcext:value-type="float">
            <text:p>0.391615</text:p>
          </table:table-cell>
          <table:table-cell office:value-type="float" office:value="0.4503788" calcext:value-type="float">
            <text:p>0.4503788</text:p>
          </table:table-cell>
          <table:table-cell office:value-type="float" office:value="0" calcext:value-type="float">
            <text:p>0</text:p>
          </table:table-cell>
          <table:table-cell office:value-type="float" office:value="0.00271141" calcext:value-type="float">
            <text:p>0.00271141</text:p>
          </table:table-cell>
          <table:table-cell office:value-type="float" office:value="1.98085E-015" calcext:value-type="float">
            <text:p>1.98085E-15</text:p>
          </table:table-cell>
          <table:table-cell office:value-type="float" office:value="1.986328E-015" calcext:value-type="float">
            <text:p>1.986328E-15</text:p>
          </table:table-cell>
          <table:table-cell office:value-type="float" office:value="1.963521E-015" calcext:value-type="float">
            <text:p>1.963521E-15</text:p>
          </table:table-cell>
          <table:table-cell office:value-type="float" office:value="9.767513E-016" calcext:value-type="float">
            <text:p>9.76751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03149" calcext:value-type="float">
            <text:p>-0.01703149</text:p>
          </table:table-cell>
          <table:table-cell office:value-type="float" office:value="-0.01526271" calcext:value-type="float">
            <text:p>-0.01526271</text:p>
          </table:table-cell>
          <table:table-cell office:value-type="float" office:value="-0.04483341" calcext:value-type="float">
            <text:p>-0.04483341</text:p>
          </table:table-cell>
          <table:table-cell office:value-type="float" office:value="-0.06750003" calcext:value-type="float">
            <text:p>-0.06750003</text:p>
          </table:table-cell>
          <table:table-cell office:value-type="float" office:value="-0.06762529" calcext:value-type="float">
            <text:p>-0.06762529</text:p>
          </table:table-cell>
          <table:table-cell office:value-type="float" office:value="-0.06168073" calcext:value-type="float">
            <text:p>-0.06168073</text:p>
          </table:table-cell>
          <table:table-cell office:value-type="float" office:value="-0.05335803" calcext:value-type="float">
            <text:p>-0.05335803</text:p>
          </table:table-cell>
          <table:table-cell office:value-type="float" office:value="-0.04849504" calcext:value-type="float">
            <text:p>-0.04849504</text:p>
          </table:table-cell>
          <table:table-cell office:value-type="float" office:value="-0.03969901" calcext:value-type="float">
            <text:p>-0.03969901</text:p>
          </table:table-cell>
          <table:table-cell office:value-type="float" office:value="-0.02497404" calcext:value-type="float">
            <text:p>-0.02497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80917" calcext:value-type="float">
            <text:p>-0.01980917</text:p>
          </table:table-cell>
          <table:table-cell office:value-type="float" office:value="0.003731831" calcext:value-type="float">
            <text:p>0.00373183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92058" calcext:value-type="float">
            <text:p>-2.2920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43.60005" calcext:value-type="float">
            <text:p>43.60005</text:p>
          </table:table-cell>
          <table:table-cell office:value-type="float" office:value="29.47183" calcext:value-type="float">
            <text:p>29.47183</text:p>
          </table:table-cell>
          <table:table-cell office:value-type="float" office:value="0" calcext:value-type="float">
            <text:p>0</text:p>
          </table:table-cell>
          <table:table-cell office:value-type="float" office:value="1044.051" calcext:value-type="float">
            <text:p>1044.051</text:p>
          </table:table-cell>
          <table:table-cell office:value-type="float" office:value="-11.9498" calcext:value-type="float">
            <text:p>-11.9498</text:p>
          </table:table-cell>
          <table:table-cell office:value-type="float" office:value="0" calcext:value-type="float">
            <text:p>0</text:p>
          </table:table-cell>
          <table:table-cell office:value-type="float" office:value="0.2725431" calcext:value-type="float">
            <text:p>0.2725431</text:p>
          </table:table-cell>
          <table:table-cell office:value-type="float" office:value="0.2879968" calcext:value-type="float">
            <text:p>0.2879968</text:p>
          </table:table-cell>
          <table:table-cell office:value-type="float" office:value="0.2933975" calcext:value-type="float">
            <text:p>0.2933975</text:p>
          </table:table-cell>
          <table:table-cell office:value-type="float" office:value="0.2838711" calcext:value-type="float">
            <text:p>0.2838711</text:p>
          </table:table-cell>
          <table:table-cell office:value-type="float" office:value="0.280268" calcext:value-type="float">
            <text:p>0.280268</text:p>
          </table:table-cell>
          <table:table-cell office:value-type="float" office:value="0.2478749" calcext:value-type="float">
            <text:p>0.2478749</text:p>
          </table:table-cell>
          <table:table-cell office:value-type="float" office:value="0.2564127" calcext:value-type="float">
            <text:p>0.2564127</text:p>
          </table:table-cell>
          <table:table-cell office:value-type="float" office:value="0.3422618" calcext:value-type="float">
            <text:p>0.3422618</text:p>
          </table:table-cell>
          <table:table-cell office:value-type="float" office:value="0.3394166" calcext:value-type="float">
            <text:p>0.3394166</text:p>
          </table:table-cell>
          <table:table-cell office:value-type="float" office:value="0.3578081" calcext:value-type="float">
            <text:p>0.3578081</text:p>
          </table:table-cell>
          <table:table-cell office:value-type="float" office:value="0.3768434" calcext:value-type="float">
            <text:p>0.3768434</text:p>
          </table:table-cell>
          <table:table-cell office:value-type="float" office:value="0.3920615" calcext:value-type="float">
            <text:p>0.3920615</text:p>
          </table:table-cell>
          <table:table-cell office:value-type="float" office:value="0.4549434" calcext:value-type="float">
            <text:p>0.4549434</text:p>
          </table:table-cell>
          <table:table-cell office:value-type="float" office:value="0" calcext:value-type="float">
            <text:p>0</text:p>
          </table:table-cell>
          <table:table-cell office:value-type="float" office:value="1.936719E-015" calcext:value-type="float">
            <text:p>1.936719E-15</text:p>
          </table:table-cell>
          <table:table-cell office:value-type="float" office:value="1.98082E-015" calcext:value-type="float">
            <text:p>1.98082E-15</text:p>
          </table:table-cell>
          <table:table-cell office:value-type="float" office:value="1.986304E-015" calcext:value-type="float">
            <text:p>1.986304E-15</text:p>
          </table:table-cell>
          <table:table-cell office:value-type="float" office:value="1.963518E-015" calcext:value-type="float">
            <text:p>1.963518E-15</text:p>
          </table:table-cell>
          <table:table-cell office:value-type="float" office:value="9.767336E-016" calcext:value-type="float">
            <text:p>9.76733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630671" calcext:value-type="float">
            <text:p>-0.07630671</text:p>
          </table:table-cell>
          <table:table-cell office:value-type="float" office:value="-0.04924046" calcext:value-type="float">
            <text:p>-0.04924046</text:p>
          </table:table-cell>
          <table:table-cell office:value-type="float" office:value="-0.04277155" calcext:value-type="float">
            <text:p>-0.04277155</text:p>
          </table:table-cell>
          <table:table-cell office:value-type="float" office:value="-0.05536025" calcext:value-type="float">
            <text:p>-0.05536025</text:p>
          </table:table-cell>
          <table:table-cell office:value-type="float" office:value="-0.06109877" calcext:value-type="float">
            <text:p>-0.06109877</text:p>
          </table:table-cell>
          <table:table-cell office:value-type="float" office:value="-0.05994166" calcext:value-type="float">
            <text:p>-0.05994166</text:p>
          </table:table-cell>
          <table:table-cell office:value-type="float" office:value="-0.04434095" calcext:value-type="float">
            <text:p>-0.04434095</text:p>
          </table:table-cell>
          <table:table-cell office:value-type="float" office:value="-0.04776553" calcext:value-type="float">
            <text:p>-0.04776553</text:p>
          </table:table-cell>
          <table:table-cell office:value-type="float" office:value="-0.03949267" calcext:value-type="float">
            <text:p>-0.03949267</text:p>
          </table:table-cell>
          <table:table-cell office:value-type="float" office:value="-0.0249407" calcext:value-type="float">
            <text:p>-0.0249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669468" calcext:value-type="float">
            <text:p>-0.09669468</text:p>
          </table:table-cell>
          <table:table-cell office:value-type="float" office:value="0.003679097" calcext:value-type="float">
            <text:p>0.0036790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20993" calcext:value-type="float">
            <text:p>-2.3209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55.00003" calcext:value-type="float">
            <text:p>55.00003</text:p>
          </table:table-cell>
          <table:table-cell office:value-type="float" office:value="29.88973" calcext:value-type="float">
            <text:p>29.88973</text:p>
          </table:table-cell>
          <table:table-cell office:value-type="float" office:value="0" calcext:value-type="float">
            <text:p>0</text:p>
          </table:table-cell>
          <table:table-cell office:value-type="float" office:value="1055.39" calcext:value-type="float">
            <text:p>1055.39</text:p>
          </table:table-cell>
          <table:table-cell office:value-type="float" office:value="-12.30673" calcext:value-type="float">
            <text:p>-12.30673</text:p>
          </table:table-cell>
          <table:table-cell office:value-type="float" office:value="0" calcext:value-type="float">
            <text:p>0</text:p>
          </table:table-cell>
          <table:table-cell office:value-type="float" office:value="0.4231526" calcext:value-type="float">
            <text:p>0.4231526</text:p>
          </table:table-cell>
          <table:table-cell office:value-type="float" office:value="0.4312409" calcext:value-type="float">
            <text:p>0.4312409</text:p>
          </table:table-cell>
          <table:table-cell office:value-type="float" office:value="0.319516" calcext:value-type="float">
            <text:p>0.319516</text:p>
          </table:table-cell>
          <table:table-cell office:value-type="float" office:value="0.2885635" calcext:value-type="float">
            <text:p>0.2885635</text:p>
          </table:table-cell>
          <table:table-cell office:value-type="float" office:value="0.2838736" calcext:value-type="float">
            <text:p>0.2838736</text:p>
          </table:table-cell>
          <table:table-cell office:value-type="float" office:value="0.249526" calcext:value-type="float">
            <text:p>0.249526</text:p>
          </table:table-cell>
          <table:table-cell office:value-type="float" office:value="0.2681961" calcext:value-type="float">
            <text:p>0.2681961</text:p>
          </table:table-cell>
          <table:table-cell office:value-type="float" office:value="0.3431296" calcext:value-type="float">
            <text:p>0.3431296</text:p>
          </table:table-cell>
          <table:table-cell office:value-type="float" office:value="0.3396066" calcext:value-type="float">
            <text:p>0.3396066</text:p>
          </table:table-cell>
          <table:table-cell office:value-type="float" office:value="0.3578401" calcext:value-type="float">
            <text:p>0.3578401</text:p>
          </table:table-cell>
          <table:table-cell office:value-type="float" office:value="0.3768877" calcext:value-type="float">
            <text:p>0.3768877</text:p>
          </table:table-cell>
          <table:table-cell office:value-type="float" office:value="0.3922849" calcext:value-type="float">
            <text:p>0.3922849</text:p>
          </table:table-cell>
          <table:table-cell office:value-type="float" office:value="0.4595585" calcext:value-type="float">
            <text:p>0.4595585</text:p>
          </table:table-cell>
          <table:table-cell office:value-type="float" office:value="0" calcext:value-type="float">
            <text:p>0</text:p>
          </table:table-cell>
          <table:table-cell office:value-type="float" office:value="0.01934534" calcext:value-type="float">
            <text:p>0.01934534</text:p>
          </table:table-cell>
          <table:table-cell office:value-type="float" office:value="1.980806E-015" calcext:value-type="float">
            <text:p>1.980806E-15</text:p>
          </table:table-cell>
          <table:table-cell office:value-type="float" office:value="1.986292E-015" calcext:value-type="float">
            <text:p>1.986292E-15</text:p>
          </table:table-cell>
          <table:table-cell office:value-type="float" office:value="1.963512E-015" calcext:value-type="float">
            <text:p>1.963512E-15</text:p>
          </table:table-cell>
          <table:table-cell office:value-type="float" office:value="9.767208E-016" calcext:value-type="float">
            <text:p>9.76720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82278" calcext:value-type="float">
            <text:p>-0.004082278</text:p>
          </table:table-cell>
          <table:table-cell office:value-type="float" office:value="-0.003632961" calcext:value-type="float">
            <text:p>-0.003632961</text:p>
          </table:table-cell>
          <table:table-cell office:value-type="float" office:value="-0.02465129" calcext:value-type="float">
            <text:p>-0.02465129</text:p>
          </table:table-cell>
          <table:table-cell office:value-type="float" office:value="-0.04895689" calcext:value-type="float">
            <text:p>-0.04895689</text:p>
          </table:table-cell>
          <table:table-cell office:value-type="float" office:value="-0.05538195" calcext:value-type="float">
            <text:p>-0.05538195</text:p>
          </table:table-cell>
          <table:table-cell office:value-type="float" office:value="-0.05700346" calcext:value-type="float">
            <text:p>-0.05700346</text:p>
          </table:table-cell>
          <table:table-cell office:value-type="float" office:value="-0.0330505" calcext:value-type="float">
            <text:p>-0.0330505</text:p>
          </table:table-cell>
          <table:table-cell office:value-type="float" office:value="-0.04673124" calcext:value-type="float">
            <text:p>-0.04673124</text:p>
          </table:table-cell>
          <table:table-cell office:value-type="float" office:value="-0.03928662" calcext:value-type="float">
            <text:p>-0.03928662</text:p>
          </table:table-cell>
          <table:table-cell office:value-type="float" office:value="-0.02490253" calcext:value-type="float">
            <text:p>-0.0249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71077" calcext:value-type="float">
            <text:p>-0.005571077</text:p>
          </table:table-cell>
          <table:table-cell office:value-type="float" office:value="0.003780582" calcext:value-type="float">
            <text:p>0.00378058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50048" calcext:value-type="float">
            <text:p>-2.3500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60.30003" calcext:value-type="float">
            <text:p>60.30003</text:p>
          </table:table-cell>
          <table:table-cell office:value-type="float" office:value="30.42196" calcext:value-type="float">
            <text:p>30.42196</text:p>
          </table:table-cell>
          <table:table-cell office:value-type="float" office:value="0" calcext:value-type="float">
            <text:p>0</text:p>
          </table:table-cell>
          <table:table-cell office:value-type="float" office:value="1060.095" calcext:value-type="float">
            <text:p>1060.095</text:p>
          </table:table-cell>
          <table:table-cell office:value-type="float" office:value="-12.24419" calcext:value-type="float">
            <text:p>-12.24419</text:p>
          </table:table-cell>
          <table:table-cell office:value-type="float" office:value="11.88672" calcext:value-type="float">
            <text:p>11.88672</text:p>
          </table:table-cell>
          <table:table-cell office:value-type="float" office:value="0.343344" calcext:value-type="float">
            <text:p>0.343344</text:p>
          </table:table-cell>
          <table:table-cell office:value-type="float" office:value="0.3535339" calcext:value-type="float">
            <text:p>0.3535339</text:p>
          </table:table-cell>
          <table:table-cell office:value-type="float" office:value="0.3515914" calcext:value-type="float">
            <text:p>0.3515914</text:p>
          </table:table-cell>
          <table:table-cell office:value-type="float" office:value="0.3163413" calcext:value-type="float">
            <text:p>0.3163413</text:p>
          </table:table-cell>
          <table:table-cell office:value-type="float" office:value="0.3001281" calcext:value-type="float">
            <text:p>0.3001281</text:p>
          </table:table-cell>
          <table:table-cell office:value-type="float" office:value="0.2553579" calcext:value-type="float">
            <text:p>0.2553579</text:p>
          </table:table-cell>
          <table:table-cell office:value-type="float" office:value="0.2889422" calcext:value-type="float">
            <text:p>0.2889422</text:p>
          </table:table-cell>
          <table:table-cell office:value-type="float" office:value="0.3471649" calcext:value-type="float">
            <text:p>0.3471649</text:p>
          </table:table-cell>
          <table:table-cell office:value-type="float" office:value="0.3398796" calcext:value-type="float">
            <text:p>0.3398796</text:p>
          </table:table-cell>
          <table:table-cell office:value-type="float" office:value="0.3578773" calcext:value-type="float">
            <text:p>0.3578773</text:p>
          </table:table-cell>
          <table:table-cell office:value-type="float" office:value="0.3769365" calcext:value-type="float">
            <text:p>0.3769365</text:p>
          </table:table-cell>
          <table:table-cell office:value-type="float" office:value="0.3923466" calcext:value-type="float">
            <text:p>0.3923466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1516428" calcext:value-type="float">
            <text:p>0.01516428</text:p>
          </table:table-cell>
          <table:table-cell office:value-type="float" office:value="1.980785E-015" calcext:value-type="float">
            <text:p>1.980785E-15</text:p>
          </table:table-cell>
          <table:table-cell office:value-type="float" office:value="1.986284E-015" calcext:value-type="float">
            <text:p>1.986284E-15</text:p>
          </table:table-cell>
          <table:table-cell office:value-type="float" office:value="1.963504E-015" calcext:value-type="float">
            <text:p>1.963504E-15</text:p>
          </table:table-cell>
          <table:table-cell office:value-type="float" office:value="9.767124E-016" calcext:value-type="float">
            <text:p>9.767124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96432" calcext:value-type="float">
            <text:p>-0.01496432</text:p>
          </table:table-cell>
          <table:table-cell office:value-type="float" office:value="-0.01272525" calcext:value-type="float">
            <text:p>-0.01272525</text:p>
          </table:table-cell>
          <table:table-cell office:value-type="float" office:value="-0.01328272" calcext:value-type="float">
            <text:p>-0.01328272</text:p>
          </table:table-cell>
          <table:table-cell office:value-type="float" office:value="-0.02580081" calcext:value-type="float">
            <text:p>-0.02580081</text:p>
          </table:table-cell>
          <table:table-cell office:value-type="float" office:value="-0.036266" calcext:value-type="float">
            <text:p>-0.036266</text:p>
          </table:table-cell>
          <table:table-cell office:value-type="float" office:value="-0.04782502" calcext:value-type="float">
            <text:p>-0.04782502</text:p>
          </table:table-cell>
          <table:table-cell office:value-type="float" office:value="-0.0172015" calcext:value-type="float">
            <text:p>-0.0172015</text:p>
          </table:table-cell>
          <table:table-cell office:value-type="float" office:value="-0.0422058" calcext:value-type="float">
            <text:p>-0.0422058</text:p>
          </table:table-cell>
          <table:table-cell office:value-type="float" office:value="-0.03899427" calcext:value-type="float">
            <text:p>-0.03899427</text:p>
          </table:table-cell>
          <table:table-cell office:value-type="float" office:value="-0.02485853" calcext:value-type="float">
            <text:p>-0.0248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81503" calcext:value-type="float">
            <text:p>-0.01781503</text:p>
          </table:table-cell>
          <table:table-cell office:value-type="float" office:value="0.003688372" calcext:value-type="float">
            <text:p>0.00368837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9143" calcext:value-type="float">
            <text:p>-2.3691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2.25326" calcext:value-type="float">
            <text:p>32.25326</text:p>
          </table:table-cell>
          <table:table-cell office:value-type="float" office:value="0" calcext:value-type="float">
            <text:p>0</text:p>
          </table:table-cell>
          <table:table-cell office:value-type="float" office:value="1057.993" calcext:value-type="float">
            <text:p>1057.993</text:p>
          </table:table-cell>
          <table:table-cell office:value-type="float" office:value="-11.87334" calcext:value-type="float">
            <text:p>-11.87334</text:p>
          </table:table-cell>
          <table:table-cell office:value-type="float" office:value="0" calcext:value-type="float">
            <text:p>0</text:p>
          </table:table-cell>
          <table:table-cell office:value-type="float" office:value="0.3142579" calcext:value-type="float">
            <text:p>0.3142579</text:p>
          </table:table-cell>
          <table:table-cell office:value-type="float" office:value="0.3267849" calcext:value-type="float">
            <text:p>0.3267849</text:p>
          </table:table-cell>
          <table:table-cell office:value-type="float" office:value="0.3296077" calcext:value-type="float">
            <text:p>0.3296077</text:p>
          </table:table-cell>
          <table:table-cell office:value-type="float" office:value="0.3241991" calcext:value-type="float">
            <text:p>0.3241991</text:p>
          </table:table-cell>
          <table:table-cell office:value-type="float" office:value="0.3181361" calcext:value-type="float">
            <text:p>0.3181361</text:p>
          </table:table-cell>
          <table:table-cell office:value-type="float" office:value="0.2639681" calcext:value-type="float">
            <text:p>0.2639681</text:p>
          </table:table-cell>
          <table:table-cell office:value-type="float" office:value="0.2818265" calcext:value-type="float">
            <text:p>0.2818265</text:p>
          </table:table-cell>
          <table:table-cell office:value-type="float" office:value="0.350958" calcext:value-type="float">
            <text:p>0.350958</text:p>
          </table:table-cell>
          <table:table-cell office:value-type="float" office:value="0.3402908" calcext:value-type="float">
            <text:p>0.3402908</text:p>
          </table:table-cell>
          <table:table-cell office:value-type="float" office:value="0.3579222" calcext:value-type="float">
            <text:p>0.3579222</text:p>
          </table:table-cell>
          <table:table-cell office:value-type="float" office:value="0.376984" calcext:value-type="float">
            <text:p>0.376984</text:p>
          </table:table-cell>
          <table:table-cell office:value-type="float" office:value="0.3923519" calcext:value-type="float">
            <text:p>0.3923519</text:p>
          </table:table-cell>
          <table:table-cell office:value-type="float" office:value="0.4623695" calcext:value-type="float">
            <text:p>0.4623695</text:p>
          </table:table-cell>
          <table:table-cell office:value-type="float" office:value="0" calcext:value-type="float">
            <text:p>0</text:p>
          </table:table-cell>
          <table:table-cell office:value-type="float" office:value="0.01317394" calcext:value-type="float">
            <text:p>0.01317394</text:p>
          </table:table-cell>
          <table:table-cell office:value-type="float" office:value="1.980754E-015" calcext:value-type="float">
            <text:p>1.980754E-15</text:p>
          </table:table-cell>
          <table:table-cell office:value-type="float" office:value="1.986262E-015" calcext:value-type="float">
            <text:p>1.986262E-15</text:p>
          </table:table-cell>
          <table:table-cell office:value-type="float" office:value="1.963499E-015" calcext:value-type="float">
            <text:p>1.963499E-15</text:p>
          </table:table-cell>
          <table:table-cell office:value-type="float" office:value="9.767023E-016" calcext:value-type="float">
            <text:p>9.76702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90082" calcext:value-type="float">
            <text:p>-0.02590082</text:p>
          </table:table-cell>
          <table:table-cell office:value-type="float" office:value="-0.02082031" calcext:value-type="float">
            <text:p>-0.02082031</text:p>
          </table:table-cell>
          <table:table-cell office:value-type="float" office:value="-0.01984031" calcext:value-type="float">
            <text:p>-0.01984031</text:p>
          </table:table-cell>
          <table:table-cell office:value-type="float" office:value="-0.02204201" calcext:value-type="float">
            <text:p>-0.02204201</text:p>
          </table:table-cell>
          <table:table-cell office:value-type="float" office:value="-0.02477647" calcext:value-type="float">
            <text:p>-0.02477647</text:p>
          </table:table-cell>
          <table:table-cell office:value-type="float" office:value="-0.03711411" calcext:value-type="float">
            <text:p>-0.03711411</text:p>
          </table:table-cell>
          <table:table-cell office:value-type="float" office:value="-0.02108233" calcext:value-type="float">
            <text:p>-0.02108233</text:p>
          </table:table-cell>
          <table:table-cell office:value-type="float" office:value="-0.03835282" calcext:value-type="float">
            <text:p>-0.03835282</text:p>
          </table:table-cell>
          <table:table-cell office:value-type="float" office:value="-0.03855744" calcext:value-type="float">
            <text:p>-0.03855744</text:p>
          </table:table-cell>
          <table:table-cell office:value-type="float" office:value="-0.02480529" calcext:value-type="float">
            <text:p>-0.02480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26978" calcext:value-type="float">
            <text:p>-0.02826978</text:p>
          </table:table-cell>
          <table:table-cell office:value-type="float" office:value="0.003602269" calcext:value-type="float">
            <text:p>0.00360226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2139" calcext:value-type="float">
            <text:p>-2.3721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5.02574" calcext:value-type="float">
            <text:p>35.02574</text:p>
          </table:table-cell>
          <table:table-cell office:value-type="float" office:value="0" calcext:value-type="float">
            <text:p>0</text:p>
          </table:table-cell>
          <table:table-cell office:value-type="float" office:value="1054.957" calcext:value-type="float">
            <text:p>1054.957</text:p>
          </table:table-cell>
          <table:table-cell office:value-type="float" office:value="-11.60927" calcext:value-type="float">
            <text:p>-11.60927</text:p>
          </table:table-cell>
          <table:table-cell office:value-type="float" office:value="0" calcext:value-type="float">
            <text:p>0</text:p>
          </table:table-cell>
          <table:table-cell office:value-type="float" office:value="0.1661756" calcext:value-type="float">
            <text:p>0.1661756</text:p>
          </table:table-cell>
          <table:table-cell office:value-type="float" office:value="0.3117765" calcext:value-type="float">
            <text:p>0.3117765</text:p>
          </table:table-cell>
          <table:table-cell office:value-type="float" office:value="0.3176313" calcext:value-type="float">
            <text:p>0.3176313</text:p>
          </table:table-cell>
          <table:table-cell office:value-type="float" office:value="0.3193465" calcext:value-type="float">
            <text:p>0.3193465</text:p>
          </table:table-cell>
          <table:table-cell office:value-type="float" office:value="0.3177817" calcext:value-type="float">
            <text:p>0.3177817</text:p>
          </table:table-cell>
          <table:table-cell office:value-type="float" office:value="0.2700398" calcext:value-type="float">
            <text:p>0.2700398</text:p>
          </table:table-cell>
          <table:table-cell office:value-type="float" office:value="0.2721303" calcext:value-type="float">
            <text:p>0.2721303</text:p>
          </table:table-cell>
          <table:table-cell office:value-type="float" office:value="0.3529791" calcext:value-type="float">
            <text:p>0.3529791</text:p>
          </table:table-cell>
          <table:table-cell office:value-type="float" office:value="0.3407873" calcext:value-type="float">
            <text:p>0.3407873</text:p>
          </table:table-cell>
          <table:table-cell office:value-type="float" office:value="0.3579775" calcext:value-type="float">
            <text:p>0.3579775</text:p>
          </table:table-cell>
          <table:table-cell office:value-type="float" office:value="0.3770287" calcext:value-type="float">
            <text:p>0.3770287</text:p>
          </table:table-cell>
          <table:table-cell office:value-type="float" office:value="0.3923357" calcext:value-type="float">
            <text:p>0.39233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9701E-015" calcext:value-type="float">
            <text:p>1.949701E-15</text:p>
          </table:table-cell>
          <table:table-cell office:value-type="float" office:value="1.962254E-015" calcext:value-type="float">
            <text:p>1.962254E-15</text:p>
          </table:table-cell>
          <table:table-cell office:value-type="float" office:value="1.98623E-015" calcext:value-type="float">
            <text:p>1.98623E-15</text:p>
          </table:table-cell>
          <table:table-cell office:value-type="float" office:value="1.963493E-015" calcext:value-type="float">
            <text:p>1.963493E-15</text:p>
          </table:table-cell>
          <table:table-cell office:value-type="float" office:value="9.766894E-016" calcext:value-type="float">
            <text:p>9.766894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408" calcext:value-type="float">
            <text:p>-3.4408</text:p>
          </table:table-cell>
          <table:table-cell office:value-type="float" office:value="-0.02799775" calcext:value-type="float">
            <text:p>-0.02799775</text:p>
          </table:table-cell>
          <table:table-cell office:value-type="float" office:value="-0.02494923" calcext:value-type="float">
            <text:p>-0.02494923</text:p>
          </table:table-cell>
          <table:table-cell office:value-type="float" office:value="-0.02415958" calcext:value-type="float">
            <text:p>-0.02415958</text:p>
          </table:table-cell>
          <table:table-cell office:value-type="float" office:value="-0.02490743" calcext:value-type="float">
            <text:p>-0.02490743</text:p>
          </table:table-cell>
          <table:table-cell office:value-type="float" office:value="-0.03117503" calcext:value-type="float">
            <text:p>-0.03117503</text:p>
          </table:table-cell>
          <table:table-cell office:value-type="float" office:value="-0.0283509" calcext:value-type="float">
            <text:p>-0.0283509</text:p>
          </table:table-cell>
          <table:table-cell office:value-type="float" office:value="-0.0364565" calcext:value-type="float">
            <text:p>-0.0364565</text:p>
          </table:table-cell>
          <table:table-cell office:value-type="float" office:value="-0.03803607" calcext:value-type="float">
            <text:p>-0.03803607</text:p>
          </table:table-cell>
          <table:table-cell office:value-type="float" office:value="-0.02473981" calcext:value-type="float">
            <text:p>-0.0247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22324" calcext:value-type="float">
            <text:p>-3.122324</text:p>
          </table:table-cell>
          <table:table-cell office:value-type="float" office:value="0.003533576" calcext:value-type="float">
            <text:p>0.00353357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4917" calcext:value-type="float">
            <text:p>-2.3749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5.77137" calcext:value-type="float">
            <text:p>35.77137</text:p>
          </table:table-cell>
          <table:table-cell office:value-type="float" office:value="0" calcext:value-type="float">
            <text:p>0</text:p>
          </table:table-cell>
          <table:table-cell office:value-type="float" office:value="1054.211" calcext:value-type="float">
            <text:p>1054.211</text:p>
          </table:table-cell>
          <table:table-cell office:value-type="float" office:value="-11.60927" calcext:value-type="float">
            <text:p>-11.60927</text:p>
          </table:table-cell>
          <table:table-cell office:value-type="float" office:value="0" calcext:value-type="float">
            <text:p>0</text:p>
          </table:table-cell>
          <table:table-cell office:value-type="float" office:value="0.1127037" calcext:value-type="float">
            <text:p>0.1127037</text:p>
          </table:table-cell>
          <table:table-cell office:value-type="float" office:value="0.3126191" calcext:value-type="float">
            <text:p>0.3126191</text:p>
          </table:table-cell>
          <table:table-cell office:value-type="float" office:value="0.3145359" calcext:value-type="float">
            <text:p>0.3145359</text:p>
          </table:table-cell>
          <table:table-cell office:value-type="float" office:value="0.3157794" calcext:value-type="float">
            <text:p>0.3157794</text:p>
          </table:table-cell>
          <table:table-cell office:value-type="float" office:value="0.3150331" calcext:value-type="float">
            <text:p>0.3150331</text:p>
          </table:table-cell>
          <table:table-cell office:value-type="float" office:value="0.2719851" calcext:value-type="float">
            <text:p>0.2719851</text:p>
          </table:table-cell>
          <table:table-cell office:value-type="float" office:value="0.2688428" calcext:value-type="float">
            <text:p>0.2688428</text:p>
          </table:table-cell>
          <table:table-cell office:value-type="float" office:value="0.353806" calcext:value-type="float">
            <text:p>0.353806</text:p>
          </table:table-cell>
          <table:table-cell office:value-type="float" office:value="0.3412966" calcext:value-type="float">
            <text:p>0.3412966</text:p>
          </table:table-cell>
          <table:table-cell office:value-type="float" office:value="0.3580431" calcext:value-type="float">
            <text:p>0.3580431</text:p>
          </table:table-cell>
          <table:table-cell office:value-type="float" office:value="0.3770704" calcext:value-type="float">
            <text:p>0.3770704</text:p>
          </table:table-cell>
          <table:table-cell office:value-type="float" office:value="0.3922973" calcext:value-type="float">
            <text:p>0.39229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322E-015" calcext:value-type="float">
            <text:p>1.950322E-15</text:p>
          </table:table-cell>
          <table:table-cell office:value-type="float" office:value="1.962184E-015" calcext:value-type="float">
            <text:p>1.962184E-15</text:p>
          </table:table-cell>
          <table:table-cell office:value-type="float" office:value="1.986176E-015" calcext:value-type="float">
            <text:p>1.986176E-15</text:p>
          </table:table-cell>
          <table:table-cell office:value-type="float" office:value="1.963489E-015" calcext:value-type="float">
            <text:p>1.963489E-15</text:p>
          </table:table-cell>
          <table:table-cell office:value-type="float" office:value="9.766731E-016" calcext:value-type="float">
            <text:p>9.76673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71864" calcext:value-type="float">
            <text:p>-69.71864</text:p>
          </table:table-cell>
          <table:table-cell office:value-type="float" office:value="-0.02754899" calcext:value-type="float">
            <text:p>-0.02754899</text:p>
          </table:table-cell>
          <table:table-cell office:value-type="float" office:value="-0.02651755" calcext:value-type="float">
            <text:p>-0.02651755</text:p>
          </table:table-cell>
          <table:table-cell office:value-type="float" office:value="-0.02589441" calcext:value-type="float">
            <text:p>-0.02589441</text:p>
          </table:table-cell>
          <table:table-cell office:value-type="float" office:value="-0.02626804" calcext:value-type="float">
            <text:p>-0.02626804</text:p>
          </table:table-cell>
          <table:table-cell office:value-type="float" office:value="-0.02952333" calcext:value-type="float">
            <text:p>-0.02952333</text:p>
          </table:table-cell>
          <table:table-cell office:value-type="float" office:value="-0.03143417" calcext:value-type="float">
            <text:p>-0.03143417</text:p>
          </table:table-cell>
          <table:table-cell office:value-type="float" office:value="-0.03571007" calcext:value-type="float">
            <text:p>-0.03571007</text:p>
          </table:table-cell>
          <table:table-cell office:value-type="float" office:value="-0.03750882" calcext:value-type="float">
            <text:p>-0.03750882</text:p>
          </table:table-cell>
          <table:table-cell office:value-type="float" office:value="-0.02466263" calcext:value-type="float">
            <text:p>-0.02466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60922" calcext:value-type="float">
            <text:p>-26.60922</text:p>
          </table:table-cell>
          <table:table-cell office:value-type="float" office:value="0.003509153" calcext:value-type="float">
            <text:p>0.00350915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7503" calcext:value-type="float">
            <text:p>-2.3775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5.82265" calcext:value-type="float">
            <text:p>35.82265</text:p>
          </table:table-cell>
          <table:table-cell office:value-type="float" office:value="0" calcext:value-type="float">
            <text:p>0</text:p>
          </table:table-cell>
          <table:table-cell office:value-type="float" office:value="1054.16" calcext:value-type="float">
            <text:p>1054.16</text:p>
          </table:table-cell>
          <table:table-cell office:value-type="float" office:value="-11.60927" calcext:value-type="float">
            <text:p>-11.60927</text:p>
          </table:table-cell>
          <table:table-cell office:value-type="float" office:value="0" calcext:value-type="float">
            <text:p>0</text:p>
          </table:table-cell>
          <table:table-cell office:value-type="float" office:value="0.1114643" calcext:value-type="float">
            <text:p>0.1114643</text:p>
          </table:table-cell>
          <table:table-cell office:value-type="float" office:value="0.3125853" calcext:value-type="float">
            <text:p>0.3125853</text:p>
          </table:table-cell>
          <table:table-cell office:value-type="float" office:value="0.313492" calcext:value-type="float">
            <text:p>0.313492</text:p>
          </table:table-cell>
          <table:table-cell office:value-type="float" office:value="0.3138156" calcext:value-type="float">
            <text:p>0.3138156</text:p>
          </table:table-cell>
          <table:table-cell office:value-type="float" office:value="0.3131959" calcext:value-type="float">
            <text:p>0.3131959</text:p>
          </table:table-cell>
          <table:table-cell office:value-type="float" office:value="0.2725044" calcext:value-type="float">
            <text:p>0.2725044</text:p>
          </table:table-cell>
          <table:table-cell office:value-type="float" office:value="0.2681986" calcext:value-type="float">
            <text:p>0.2681986</text:p>
          </table:table-cell>
          <table:table-cell office:value-type="float" office:value="0.3542346" calcext:value-type="float">
            <text:p>0.3542346</text:p>
          </table:table-cell>
          <table:table-cell office:value-type="float" office:value="0.3417912" calcext:value-type="float">
            <text:p>0.3417912</text:p>
          </table:table-cell>
          <table:table-cell office:value-type="float" office:value="0.358118" calcext:value-type="float">
            <text:p>0.358118</text:p>
          </table:table-cell>
          <table:table-cell office:value-type="float" office:value="0.3771093" calcext:value-type="float">
            <text:p>0.3771093</text:p>
          </table:table-cell>
          <table:table-cell office:value-type="float" office:value="0.3922522" calcext:value-type="float">
            <text:p>0.39225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1179E-015" calcext:value-type="float">
            <text:p>1.951179E-15</text:p>
          </table:table-cell>
          <table:table-cell office:value-type="float" office:value="1.962094E-015" calcext:value-type="float">
            <text:p>1.962094E-15</text:p>
          </table:table-cell>
          <table:table-cell office:value-type="float" office:value="1.986097E-015" calcext:value-type="float">
            <text:p>1.986097E-15</text:p>
          </table:table-cell>
          <table:table-cell office:value-type="float" office:value="1.96348E-015" calcext:value-type="float">
            <text:p>1.96348E-15</text:p>
          </table:table-cell>
          <table:table-cell office:value-type="float" office:value="9.76656E-016" calcext:value-type="float">
            <text:p>9.7665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78041" calcext:value-type="float">
            <text:p>-75.78041</text:p>
          </table:table-cell>
          <table:table-cell office:value-type="float" office:value="-0.02755681" calcext:value-type="float">
            <text:p>-0.02755681</text:p>
          </table:table-cell>
          <table:table-cell office:value-type="float" office:value="-0.02706689" calcext:value-type="float">
            <text:p>-0.02706689</text:p>
          </table:table-cell>
          <table:table-cell office:value-type="float" office:value="-0.02691109" calcext:value-type="float">
            <text:p>-0.02691109</text:p>
          </table:table-cell>
          <table:table-cell office:value-type="float" office:value="-0.02724052" calcext:value-type="float">
            <text:p>-0.02724052</text:p>
          </table:table-cell>
          <table:table-cell office:value-type="float" office:value="-0.02909487" calcext:value-type="float">
            <text:p>-0.02909487</text:p>
          </table:table-cell>
          <table:table-cell office:value-type="float" office:value="-0.03208252" calcext:value-type="float">
            <text:p>-0.03208252</text:p>
          </table:table-cell>
          <table:table-cell office:value-type="float" office:value="-0.03533183" calcext:value-type="float">
            <text:p>-0.03533183</text:p>
          </table:table-cell>
          <table:table-cell office:value-type="float" office:value="-0.03700436" calcext:value-type="float">
            <text:p>-0.03700436</text:p>
          </table:table-cell>
          <table:table-cell office:value-type="float" office:value="-0.0245746" calcext:value-type="float">
            <text:p>-0.0245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25981" calcext:value-type="float">
            <text:p>-31.25981</text:p>
          </table:table-cell>
          <table:table-cell office:value-type="float" office:value="0.003492567" calcext:value-type="float">
            <text:p>0.00349256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9984" calcext:value-type="float">
            <text:p>-2.3799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5.88313" calcext:value-type="float">
            <text:p>35.88313</text:p>
          </table:table-cell>
          <table:table-cell office:value-type="float" office:value="0" calcext:value-type="float">
            <text:p>0</text:p>
          </table:table-cell>
          <table:table-cell office:value-type="float" office:value="1054.1" calcext:value-type="float">
            <text:p>1054.1</text:p>
          </table:table-cell>
          <table:table-cell office:value-type="float" office:value="-11.60927" calcext:value-type="float">
            <text:p>-11.60927</text:p>
          </table:table-cell>
          <table:table-cell office:value-type="float" office:value="0" calcext:value-type="float">
            <text:p>0</text:p>
          </table:table-cell>
          <table:table-cell office:value-type="float" office:value="0.1088436" calcext:value-type="float">
            <text:p>0.1088436</text:p>
          </table:table-cell>
          <table:table-cell office:value-type="float" office:value="0.3118718" calcext:value-type="float">
            <text:p>0.3118718</text:p>
          </table:table-cell>
          <table:table-cell office:value-type="float" office:value="0.3125658" calcext:value-type="float">
            <text:p>0.3125658</text:p>
          </table:table-cell>
          <table:table-cell office:value-type="float" office:value="0.3127798" calcext:value-type="float">
            <text:p>0.3127798</text:p>
          </table:table-cell>
          <table:table-cell office:value-type="float" office:value="0.3122644" calcext:value-type="float">
            <text:p>0.3122644</text:p>
          </table:table-cell>
          <table:table-cell office:value-type="float" office:value="0.2724093" calcext:value-type="float">
            <text:p>0.2724093</text:p>
          </table:table-cell>
          <table:table-cell office:value-type="float" office:value="0.2680725" calcext:value-type="float">
            <text:p>0.2680725</text:p>
          </table:table-cell>
          <table:table-cell office:value-type="float" office:value="0.3545849" calcext:value-type="float">
            <text:p>0.3545849</text:p>
          </table:table-cell>
          <table:table-cell office:value-type="float" office:value="0.3422658" calcext:value-type="float">
            <text:p>0.3422658</text:p>
          </table:table-cell>
          <table:table-cell office:value-type="float" office:value="0.3582003" calcext:value-type="float">
            <text:p>0.3582003</text:p>
          </table:table-cell>
          <table:table-cell office:value-type="float" office:value="0.3771462" calcext:value-type="float">
            <text:p>0.3771462</text:p>
          </table:table-cell>
          <table:table-cell office:value-type="float" office:value="0.3922025" calcext:value-type="float">
            <text:p>0.39220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2166E-015" calcext:value-type="float">
            <text:p>1.952166E-15</text:p>
          </table:table-cell>
          <table:table-cell office:value-type="float" office:value="1.961992E-015" calcext:value-type="float">
            <text:p>1.961992E-15</text:p>
          </table:table-cell>
          <table:table-cell office:value-type="float" office:value="1.986012E-015" calcext:value-type="float">
            <text:p>1.986012E-15</text:p>
          </table:table-cell>
          <table:table-cell office:value-type="float" office:value="1.963459E-015" calcext:value-type="float">
            <text:p>1.963459E-15</text:p>
          </table:table-cell>
          <table:table-cell office:value-type="float" office:value="9.766405E-016" calcext:value-type="float">
            <text:p>9.76640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40968" calcext:value-type="float">
            <text:p>-91.40968</text:p>
          </table:table-cell>
          <table:table-cell office:value-type="float" office:value="-0.02794409" calcext:value-type="float">
            <text:p>-0.02794409</text:p>
          </table:table-cell>
          <table:table-cell office:value-type="float" office:value="-0.02756467" calcext:value-type="float">
            <text:p>-0.02756467</text:p>
          </table:table-cell>
          <table:table-cell office:value-type="float" office:value="-0.02746527" calcext:value-type="float">
            <text:p>-0.02746527</text:p>
          </table:table-cell>
          <table:table-cell office:value-type="float" office:value="-0.02774462" calcext:value-type="float">
            <text:p>-0.02774462</text:p>
          </table:table-cell>
          <table:table-cell office:value-type="float" office:value="-0.0291684" calcext:value-type="float">
            <text:p>-0.0291684</text:p>
          </table:table-cell>
          <table:table-cell office:value-type="float" office:value="-0.03221142" calcext:value-type="float">
            <text:p>-0.03221142</text:p>
          </table:table-cell>
          <table:table-cell office:value-type="float" office:value="-0.03502661" calcext:value-type="float">
            <text:p>-0.03502661</text:p>
          </table:table-cell>
          <table:table-cell office:value-type="float" office:value="-0.03652722" calcext:value-type="float">
            <text:p>-0.03652722</text:p>
          </table:table-cell>
          <table:table-cell office:value-type="float" office:value="-0.0244783" calcext:value-type="float">
            <text:p>-0.024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47949" calcext:value-type="float">
            <text:p>-43.47949</text:p>
          </table:table-cell>
          <table:table-cell office:value-type="float" office:value="0.003479209" calcext:value-type="float">
            <text:p>0.00347920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2376" calcext:value-type="float">
            <text:p>-2.3823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5.90576" calcext:value-type="float">
            <text:p>35.90576</text:p>
          </table:table-cell>
          <table:table-cell office:value-type="float" office:value="0" calcext:value-type="float">
            <text:p>0</text:p>
          </table:table-cell>
          <table:table-cell office:value-type="float" office:value="1054.077" calcext:value-type="float">
            <text:p>1054.077</text:p>
          </table:table-cell>
          <table:table-cell office:value-type="float" office:value="-11.60927" calcext:value-type="float">
            <text:p>-11.60927</text:p>
          </table:table-cell>
          <table:table-cell office:value-type="float" office:value="0" calcext:value-type="float">
            <text:p>0</text:p>
          </table:table-cell>
          <table:table-cell office:value-type="float" office:value="0.1094624" calcext:value-type="float">
            <text:p>0.1094624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3118294" calcext:value-type="float">
            <text:p>0.3118294</text:p>
          </table:table-cell>
          <table:table-cell office:value-type="float" office:value="0.311997" calcext:value-type="float">
            <text:p>0.311997</text:p>
          </table:table-cell>
          <table:table-cell office:value-type="float" office:value="0.3114216" calcext:value-type="float">
            <text:p>0.3114216</text:p>
          </table:table-cell>
          <table:table-cell office:value-type="float" office:value="0.2721383" calcext:value-type="float">
            <text:p>0.2721383</text:p>
          </table:table-cell>
          <table:table-cell office:value-type="float" office:value="0.2680527" calcext:value-type="float">
            <text:p>0.2680527</text:p>
          </table:table-cell>
          <table:table-cell office:value-type="float" office:value="0.3548996" calcext:value-type="float">
            <text:p>0.3548996</text:p>
          </table:table-cell>
          <table:table-cell office:value-type="float" office:value="0.3427208" calcext:value-type="float">
            <text:p>0.3427208</text:p>
          </table:table-cell>
          <table:table-cell office:value-type="float" office:value="0.3582882" calcext:value-type="float">
            <text:p>0.3582882</text:p>
          </table:table-cell>
          <table:table-cell office:value-type="float" office:value="0.3771819" calcext:value-type="float">
            <text:p>0.3771819</text:p>
          </table:table-cell>
          <table:table-cell office:value-type="float" office:value="0.3921485" calcext:value-type="float">
            <text:p>0.39214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3317E-015" calcext:value-type="float">
            <text:p>1.953317E-15</text:p>
          </table:table-cell>
          <table:table-cell office:value-type="float" office:value="1.961873E-015" calcext:value-type="float">
            <text:p>1.961873E-15</text:p>
          </table:table-cell>
          <table:table-cell office:value-type="float" office:value="1.985906E-015" calcext:value-type="float">
            <text:p>1.985906E-15</text:p>
          </table:table-cell>
          <table:table-cell office:value-type="float" office:value="1.96344E-015" calcext:value-type="float">
            <text:p>1.96344E-15</text:p>
          </table:table-cell>
          <table:table-cell office:value-type="float" office:value="9.76622E-016" calcext:value-type="float">
            <text:p>9.76622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104" calcext:value-type="float">
            <text:p>-88.104</text:p>
          </table:table-cell>
          <table:table-cell office:value-type="float" office:value="-0.0283737" calcext:value-type="float">
            <text:p>-0.0283737</text:p>
          </table:table-cell>
          <table:table-cell office:value-type="float" office:value="-0.02796835" calcext:value-type="float">
            <text:p>-0.02796835</text:p>
          </table:table-cell>
          <table:table-cell office:value-type="float" office:value="-0.02789064" calcext:value-type="float">
            <text:p>-0.02789064</text:p>
          </table:table-cell>
          <table:table-cell office:value-type="float" office:value="-0.02820851" calcext:value-type="float">
            <text:p>-0.02820851</text:p>
          </table:table-cell>
          <table:table-cell office:value-type="float" office:value="-0.02938604" calcext:value-type="float">
            <text:p>-0.02938604</text:p>
          </table:table-cell>
          <table:table-cell office:value-type="float" office:value="-0.03223179" calcext:value-type="float">
            <text:p>-0.03223179</text:p>
          </table:table-cell>
          <table:table-cell office:value-type="float" office:value="-0.03475497" calcext:value-type="float">
            <text:p>-0.03475497</text:p>
          </table:table-cell>
          <table:table-cell office:value-type="float" office:value="-0.03607637" calcext:value-type="float">
            <text:p>-0.03607637</text:p>
          </table:table-cell>
          <table:table-cell office:value-type="float" office:value="-0.02437571" calcext:value-type="float">
            <text:p>-0.02437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2553" calcext:value-type="float">
            <text:p>-45.82553</text:p>
          </table:table-cell>
          <table:table-cell office:value-type="float" office:value="0.003464998" calcext:value-type="float">
            <text:p>0.00346499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4688" calcext:value-type="float">
            <text:p>-2.3846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60.40004" calcext:value-type="float">
            <text:p>60.40004</text:p>
          </table:table-cell>
          <table:table-cell office:value-type="float" office:value="35.92859" calcext:value-type="float">
            <text:p>35.92859</text:p>
          </table:table-cell>
          <table:table-cell office:value-type="float" office:value="0" calcext:value-type="float">
            <text:p>0</text:p>
          </table:table-cell>
          <table:table-cell office:value-type="float" office:value="1054.054" calcext:value-type="float">
            <text:p>1054.054</text:p>
          </table:table-cell>
          <table:table-cell office:value-type="float" office:value="-11.60927" calcext:value-type="float">
            <text:p>-11.60927</text:p>
          </table:table-cell>
          <table:table-cell office:value-type="float" office:value="0" calcext:value-type="float">
            <text:p>0</text:p>
          </table:table-cell>
          <table:table-cell office:value-type="float" office:value="0.1103409" calcext:value-type="float">
            <text:p>0.1103409</text:p>
          </table:table-cell>
          <table:table-cell office:value-type="float" office:value="0.3103554" calcext:value-type="float">
            <text:p>0.3103554</text:p>
          </table:table-cell>
          <table:table-cell office:value-type="float" office:value="0.3111018" calcext:value-type="float">
            <text:p>0.3111018</text:p>
          </table:table-cell>
          <table:table-cell office:value-type="float" office:value="0.3112727" calcext:value-type="float">
            <text:p>0.3112727</text:p>
          </table:table-cell>
          <table:table-cell office:value-type="float" office:value="0.3108954" calcext:value-type="float">
            <text:p>0.3108954</text:p>
          </table:table-cell>
          <table:table-cell office:value-type="float" office:value="0.2718424" calcext:value-type="float">
            <text:p>0.2718424</text:p>
          </table:table-cell>
          <table:table-cell office:value-type="float" office:value="0.2679703" calcext:value-type="float">
            <text:p>0.2679703</text:p>
          </table:table-cell>
          <table:table-cell office:value-type="float" office:value="0.3551456" calcext:value-type="float">
            <text:p>0.3551456</text:p>
          </table:table-cell>
          <table:table-cell office:value-type="float" office:value="0.3432317" calcext:value-type="float">
            <text:p>0.3432317</text:p>
          </table:table-cell>
          <table:table-cell office:value-type="float" office:value="0.358347" calcext:value-type="float">
            <text:p>0.358347</text:p>
          </table:table-cell>
          <table:table-cell office:value-type="float" office:value="0.3772148" calcext:value-type="float">
            <text:p>0.3772148</text:p>
          </table:table-cell>
          <table:table-cell office:value-type="float" office:value="0.3920913" calcext:value-type="float">
            <text:p>0.39209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4716E-015" calcext:value-type="float">
            <text:p>1.954716E-15</text:p>
          </table:table-cell>
          <table:table-cell office:value-type="float" office:value="1.961734E-015" calcext:value-type="float">
            <text:p>1.961734E-15</text:p>
          </table:table-cell>
          <table:table-cell office:value-type="float" office:value="1.985774E-015" calcext:value-type="float">
            <text:p>1.985774E-15</text:p>
          </table:table-cell>
          <table:table-cell office:value-type="float" office:value="1.963416E-015" calcext:value-type="float">
            <text:p>1.963416E-15</text:p>
          </table:table-cell>
          <table:table-cell office:value-type="float" office:value="9.766012E-016" calcext:value-type="float">
            <text:p>9.766012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34228" calcext:value-type="float">
            <text:p>-81.34228</text:p>
          </table:table-cell>
          <table:table-cell office:value-type="float" office:value="-0.02879589" calcext:value-type="float">
            <text:p>-0.02879589</text:p>
          </table:table-cell>
          <table:table-cell office:value-type="float" office:value="-0.02837296" calcext:value-type="float">
            <text:p>-0.02837296</text:p>
          </table:table-cell>
          <table:table-cell office:value-type="float" office:value="-0.02829229" calcext:value-type="float">
            <text:p>-0.02829229</text:p>
          </table:table-cell>
          <table:table-cell office:value-type="float" office:value="-0.02850513" calcext:value-type="float">
            <text:p>-0.02850513</text:p>
          </table:table-cell>
          <table:table-cell office:value-type="float" office:value="-0.02962653" calcext:value-type="float">
            <text:p>-0.02962653</text:p>
          </table:table-cell>
          <table:table-cell office:value-type="float" office:value="-0.03231267" calcext:value-type="float">
            <text:p>-0.03231267</text:p>
          </table:table-cell>
          <table:table-cell office:value-type="float" office:value="-0.03454377" calcext:value-type="float">
            <text:p>-0.03454377</text:p>
          </table:table-cell>
          <table:table-cell office:value-type="float" office:value="-0.03557815" calcext:value-type="float">
            <text:p>-0.03557815</text:p>
          </table:table-cell>
          <table:table-cell office:value-type="float" office:value="-0.0243069" calcext:value-type="float">
            <text:p>-0.0243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077" calcext:value-type="float">
            <text:p>-53.9077</text:p>
          </table:table-cell>
          <table:table-cell office:value-type="float" office:value="0.00345344" calcext:value-type="float">
            <text:p>0.0034534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6921" calcext:value-type="float">
            <text:p>-2.3869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61.20004" calcext:value-type="float">
            <text:p>61.20004</text:p>
          </table:table-cell>
          <table:table-cell office:value-type="float" office:value="35.9502" calcext:value-type="float">
            <text:p>35.9502</text:p>
          </table:table-cell>
          <table:table-cell office:value-type="float" office:value="0" calcext:value-type="float">
            <text:p>0</text:p>
          </table:table-cell>
          <table:table-cell office:value-type="float" office:value="1054.826" calcext:value-type="float">
            <text:p>1054.826</text:p>
          </table:table-cell>
          <table:table-cell office:value-type="float" office:value="-11.60355" calcext:value-type="float">
            <text:p>-11.60355</text:p>
          </table:table-cell>
          <table:table-cell office:value-type="float" office:value="0" calcext:value-type="float">
            <text:p>0</text:p>
          </table:table-cell>
          <table:table-cell office:value-type="float" office:value="0.1688295" calcext:value-type="float">
            <text:p>0.1688295</text:p>
          </table:table-cell>
          <table:table-cell office:value-type="float" office:value="0.3090152" calcext:value-type="float">
            <text:p>0.3090152</text:p>
          </table:table-cell>
          <table:table-cell office:value-type="float" office:value="0.3103869" calcext:value-type="float">
            <text:p>0.3103869</text:p>
          </table:table-cell>
          <table:table-cell office:value-type="float" office:value="0.310701" calcext:value-type="float">
            <text:p>0.310701</text:p>
          </table:table-cell>
          <table:table-cell office:value-type="float" office:value="0.3104466" calcext:value-type="float">
            <text:p>0.3104466</text:p>
          </table:table-cell>
          <table:table-cell office:value-type="float" office:value="0.2715573" calcext:value-type="float">
            <text:p>0.2715573</text:p>
          </table:table-cell>
          <table:table-cell office:value-type="float" office:value="0.2678089" calcext:value-type="float">
            <text:p>0.2678089</text:p>
          </table:table-cell>
          <table:table-cell office:value-type="float" office:value="0.3553624" calcext:value-type="float">
            <text:p>0.3553624</text:p>
          </table:table-cell>
          <table:table-cell office:value-type="float" office:value="0.3437185" calcext:value-type="float">
            <text:p>0.3437185</text:p>
          </table:table-cell>
          <table:table-cell office:value-type="float" office:value="0.3584138" calcext:value-type="float">
            <text:p>0.3584138</text:p>
          </table:table-cell>
          <table:table-cell office:value-type="float" office:value="0.3772444" calcext:value-type="float">
            <text:p>0.3772444</text:p>
          </table:table-cell>
          <table:table-cell office:value-type="float" office:value="0.3920311" calcext:value-type="float">
            <text:p>0.39203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4218E-015" calcext:value-type="float">
            <text:p>1.954218E-15</text:p>
          </table:table-cell>
          <table:table-cell office:value-type="float" office:value="1.961603E-015" calcext:value-type="float">
            <text:p>1.961603E-15</text:p>
          </table:table-cell>
          <table:table-cell office:value-type="float" office:value="1.985653E-015" calcext:value-type="float">
            <text:p>1.985653E-15</text:p>
          </table:table-cell>
          <table:table-cell office:value-type="float" office:value="1.963388E-015" calcext:value-type="float">
            <text:p>1.963388E-15</text:p>
          </table:table-cell>
          <table:table-cell office:value-type="float" office:value="9.765809E-016" calcext:value-type="float">
            <text:p>9.76580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217" calcext:value-type="float">
            <text:p>-3.0217</text:p>
          </table:table-cell>
          <table:table-cell office:value-type="float" office:value="-0.02951807" calcext:value-type="float">
            <text:p>-0.02951807</text:p>
          </table:table-cell>
          <table:table-cell office:value-type="float" office:value="-0.02877432" calcext:value-type="float">
            <text:p>-0.02877432</text:p>
          </table:table-cell>
          <table:table-cell office:value-type="float" office:value="-0.02861314" calcext:value-type="float">
            <text:p>-0.02861314</text:p>
          </table:table-cell>
          <table:table-cell office:value-type="float" office:value="-0.02875753" calcext:value-type="float">
            <text:p>-0.02875753</text:p>
          </table:table-cell>
          <table:table-cell office:value-type="float" office:value="-0.02986028" calcext:value-type="float">
            <text:p>-0.02986028</text:p>
          </table:table-cell>
          <table:table-cell office:value-type="float" office:value="-0.03247337" calcext:value-type="float">
            <text:p>-0.03247337</text:p>
          </table:table-cell>
          <table:table-cell office:value-type="float" office:value="-0.03435958" calcext:value-type="float">
            <text:p>-0.03435958</text:p>
          </table:table-cell>
          <table:table-cell office:value-type="float" office:value="-0.03510978" calcext:value-type="float">
            <text:p>-0.03510978</text:p>
          </table:table-cell>
          <table:table-cell office:value-type="float" office:value="-0.02422993" calcext:value-type="float">
            <text:p>-0.0242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3409" calcext:value-type="float">
            <text:p>-0.1133409</text:p>
          </table:table-cell>
          <table:table-cell office:value-type="float" office:value="0.003446238" calcext:value-type="float">
            <text:p>0.00344623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9105" calcext:value-type="float">
            <text:p>-2.389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61.50004" calcext:value-type="float">
            <text:p>61.50004</text:p>
          </table:table-cell>
          <table:table-cell office:value-type="float" office:value="37.20609" calcext:value-type="float">
            <text:p>37.20609</text:p>
          </table:table-cell>
          <table:table-cell office:value-type="float" office:value="0" calcext:value-type="float">
            <text:p>0</text:p>
          </table:table-cell>
          <table:table-cell office:value-type="float" office:value="1053.868" calcext:value-type="float">
            <text:p>1053.868</text:p>
          </table:table-cell>
          <table:table-cell office:value-type="float" office:value="-11.60157" calcext:value-type="float">
            <text:p>-11.60157</text:p>
          </table:table-cell>
          <table:table-cell office:value-type="float" office:value="0" calcext:value-type="float">
            <text:p>0</text:p>
          </table:table-cell>
          <table:table-cell office:value-type="float" office:value="0.1137593" calcext:value-type="float">
            <text:p>0.1137593</text:p>
          </table:table-cell>
          <table:table-cell office:value-type="float" office:value="0.3067292" calcext:value-type="float">
            <text:p>0.3067292</text:p>
          </table:table-cell>
          <table:table-cell office:value-type="float" office:value="0.3084641" calcext:value-type="float">
            <text:p>0.3084641</text:p>
          </table:table-cell>
          <table:table-cell office:value-type="float" office:value="0.3096657" calcext:value-type="float">
            <text:p>0.3096657</text:p>
          </table:table-cell>
          <table:table-cell office:value-type="float" office:value="0.3097247" calcext:value-type="float">
            <text:p>0.3097247</text:p>
          </table:table-cell>
          <table:table-cell office:value-type="float" office:value="0.2712516" calcext:value-type="float">
            <text:p>0.2712516</text:p>
          </table:table-cell>
          <table:table-cell office:value-type="float" office:value="0.2676027" calcext:value-type="float">
            <text:p>0.2676027</text:p>
          </table:table-cell>
          <table:table-cell office:value-type="float" office:value="0.3555889" calcext:value-type="float">
            <text:p>0.3555889</text:p>
          </table:table-cell>
          <table:table-cell office:value-type="float" office:value="0.3441885" calcext:value-type="float">
            <text:p>0.3441885</text:p>
          </table:table-cell>
          <table:table-cell office:value-type="float" office:value="0.3584892" calcext:value-type="float">
            <text:p>0.3584892</text:p>
          </table:table-cell>
          <table:table-cell office:value-type="float" office:value="0.377272" calcext:value-type="float">
            <text:p>0.377272</text:p>
          </table:table-cell>
          <table:table-cell office:value-type="float" office:value="0.3919693" calcext:value-type="float">
            <text:p>0.391969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5271E-015" calcext:value-type="float">
            <text:p>1.955271E-15</text:p>
          </table:table-cell>
          <table:table-cell office:value-type="float" office:value="1.961506E-015" calcext:value-type="float">
            <text:p>1.961506E-15</text:p>
          </table:table-cell>
          <table:table-cell office:value-type="float" office:value="1.985557E-015" calcext:value-type="float">
            <text:p>1.985557E-15</text:p>
          </table:table-cell>
          <table:table-cell office:value-type="float" office:value="1.963363E-015" calcext:value-type="float">
            <text:p>1.963363E-15</text:p>
          </table:table-cell>
          <table:table-cell office:value-type="float" office:value="9.765593E-016" calcext:value-type="float">
            <text:p>9.76559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0382" calcext:value-type="float">
            <text:p>-64.20382</text:p>
          </table:table-cell>
          <table:table-cell office:value-type="float" office:value="-0.03096508" calcext:value-type="float">
            <text:p>-0.03096508</text:p>
          </table:table-cell>
          <table:table-cell office:value-type="float" office:value="-0.02989724" calcext:value-type="float">
            <text:p>-0.02989724</text:p>
          </table:table-cell>
          <table:table-cell office:value-type="float" office:value="-0.02920166" calcext:value-type="float">
            <text:p>-0.02920166</text:p>
          </table:table-cell>
          <table:table-cell office:value-type="float" office:value="-0.02916864" calcext:value-type="float">
            <text:p>-0.02916864</text:p>
          </table:table-cell>
          <table:table-cell office:value-type="float" office:value="-0.03011283" calcext:value-type="float">
            <text:p>-0.03011283</text:p>
          </table:table-cell>
          <table:table-cell office:value-type="float" office:value="-0.03268722" calcext:value-type="float">
            <text:p>-0.03268722</text:p>
          </table:table-cell>
          <table:table-cell office:value-type="float" office:value="-0.03416789" calcext:value-type="float">
            <text:p>-0.03416789</text:p>
          </table:table-cell>
          <table:table-cell office:value-type="float" office:value="-0.0346639" calcext:value-type="float">
            <text:p>-0.0346639</text:p>
          </table:table-cell>
          <table:table-cell office:value-type="float" office:value="-0.02414276" calcext:value-type="float">
            <text:p>-0.02414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7833" calcext:value-type="float">
            <text:p>-11.07833</text:p>
          </table:table-cell>
          <table:table-cell office:value-type="float" office:value="0.003426967" calcext:value-type="float">
            <text:p>0.00342696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123" calcext:value-type="float">
            <text:p>-2.391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61.50004" calcext:value-type="float">
            <text:p>61.50004</text:p>
          </table:table-cell>
          <table:table-cell office:value-type="float" office:value="37.25349" calcext:value-type="float">
            <text:p>37.25349</text:p>
          </table:table-cell>
          <table:table-cell office:value-type="float" office:value="0" calcext:value-type="float">
            <text:p>0</text:p>
          </table:table-cell>
          <table:table-cell office:value-type="float" office:value="1053.82" calcext:value-type="float">
            <text:p>1053.82</text:p>
          </table:table-cell>
          <table:table-cell office:value-type="float" office:value="-11.60157" calcext:value-type="float">
            <text:p>-11.60157</text:p>
          </table:table-cell>
          <table:table-cell office:value-type="float" office:value="0" calcext:value-type="float">
            <text:p>0</text:p>
          </table:table-cell>
          <table:table-cell office:value-type="float" office:value="0.1136862" calcext:value-type="float">
            <text:p>0.1136862</text:p>
          </table:table-cell>
          <table:table-cell office:value-type="float" office:value="0.3067463" calcext:value-type="float">
            <text:p>0.3067463</text:p>
          </table:table-cell>
          <table:table-cell office:value-type="float" office:value="0.3078771" calcext:value-type="float">
            <text:p>0.3078771</text:p>
          </table:table-cell>
          <table:table-cell office:value-type="float" office:value="0.3087545" calcext:value-type="float">
            <text:p>0.3087545</text:p>
          </table:table-cell>
          <table:table-cell office:value-type="float" office:value="0.3088692" calcext:value-type="float">
            <text:p>0.3088692</text:p>
          </table:table-cell>
          <table:table-cell office:value-type="float" office:value="0.2708966" calcext:value-type="float">
            <text:p>0.2708966</text:p>
          </table:table-cell>
          <table:table-cell office:value-type="float" office:value="0.2675023" calcext:value-type="float">
            <text:p>0.2675023</text:p>
          </table:table-cell>
          <table:table-cell office:value-type="float" office:value="0.3557853" calcext:value-type="float">
            <text:p>0.3557853</text:p>
          </table:table-cell>
          <table:table-cell office:value-type="float" office:value="0.3446313" calcext:value-type="float">
            <text:p>0.3446313</text:p>
          </table:table-cell>
          <table:table-cell office:value-type="float" office:value="0.358572" calcext:value-type="float">
            <text:p>0.358572</text:p>
          </table:table-cell>
          <table:table-cell office:value-type="float" office:value="0.3772976" calcext:value-type="float">
            <text:p>0.3772976</text:p>
          </table:table-cell>
          <table:table-cell office:value-type="float" office:value="0.3919048" calcext:value-type="float">
            <text:p>0.39190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6065E-015" calcext:value-type="float">
            <text:p>1.956065E-15</text:p>
          </table:table-cell>
          <table:table-cell office:value-type="float" office:value="1.961438E-015" calcext:value-type="float">
            <text:p>1.961438E-15</text:p>
          </table:table-cell>
          <table:table-cell office:value-type="float" office:value="1.985484E-015" calcext:value-type="float">
            <text:p>1.985484E-15</text:p>
          </table:table-cell>
          <table:table-cell office:value-type="float" office:value="1.96334E-015" calcext:value-type="float">
            <text:p>1.96334E-15</text:p>
          </table:table-cell>
          <table:table-cell office:value-type="float" office:value="9.765475E-016" calcext:value-type="float">
            <text:p>9.76547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05995" calcext:value-type="float">
            <text:p>-65.05995</text:p>
          </table:table-cell>
          <table:table-cell office:value-type="float" office:value="-0.03094919" calcext:value-type="float">
            <text:p>-0.03094919</text:p>
          </table:table-cell>
          <table:table-cell office:value-type="float" office:value="-0.03025186" calcext:value-type="float">
            <text:p>-0.03025186</text:p>
          </table:table-cell>
          <table:table-cell office:value-type="float" office:value="-0.02973655" calcext:value-type="float">
            <text:p>-0.02973655</text:p>
          </table:table-cell>
          <table:table-cell office:value-type="float" office:value="-0.02966875" calcext:value-type="float">
            <text:p>-0.02966875</text:p>
          </table:table-cell>
          <table:table-cell office:value-type="float" office:value="-0.0304093" calcext:value-type="float">
            <text:p>-0.0304093</text:p>
          </table:table-cell>
          <table:table-cell office:value-type="float" office:value="-0.03279075" calcext:value-type="float">
            <text:p>-0.03279075</text:p>
          </table:table-cell>
          <table:table-cell office:value-type="float" office:value="-0.03400269" calcext:value-type="float">
            <text:p>-0.03400269</text:p>
          </table:table-cell>
          <table:table-cell office:value-type="float" office:value="-0.03424959" calcext:value-type="float">
            <text:p>-0.03424959</text:p>
          </table:table-cell>
          <table:table-cell office:value-type="float" office:value="-0.02404765" calcext:value-type="float">
            <text:p>-0.02404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0684" calcext:value-type="float">
            <text:p>-16.00684</text:p>
          </table:table-cell>
          <table:table-cell office:value-type="float" office:value="0.003420191" calcext:value-type="float">
            <text:p>0.00342019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3309" calcext:value-type="float">
            <text:p>-2.3933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63.20003" calcext:value-type="float">
            <text:p>63.20003</text:p>
          </table:table-cell>
          <table:table-cell office:value-type="float" office:value="37.74153" calcext:value-type="float">
            <text:p>37.74153</text:p>
          </table:table-cell>
          <table:table-cell office:value-type="float" office:value="0" calcext:value-type="float">
            <text:p>0</text:p>
          </table:table-cell>
          <table:table-cell office:value-type="float" office:value="1055.021" calcext:value-type="float">
            <text:p>1055.021</text:p>
          </table:table-cell>
          <table:table-cell office:value-type="float" office:value="-11.58966" calcext:value-type="float">
            <text:p>-11.58966</text:p>
          </table:table-cell>
          <table:table-cell office:value-type="float" office:value="0" calcext:value-type="float">
            <text:p>0</text:p>
          </table:table-cell>
          <table:table-cell office:value-type="float" office:value="0.2848211" calcext:value-type="float">
            <text:p>0.2848211</text:p>
          </table:table-cell>
          <table:table-cell office:value-type="float" office:value="0.2928924" calcext:value-type="float">
            <text:p>0.2928924</text:p>
          </table:table-cell>
          <table:table-cell office:value-type="float" office:value="0.3037011" calcext:value-type="float">
            <text:p>0.3037011</text:p>
          </table:table-cell>
          <table:table-cell office:value-type="float" office:value="0.3074107" calcext:value-type="float">
            <text:p>0.3074107</text:p>
          </table:table-cell>
          <table:table-cell office:value-type="float" office:value="0.3079953" calcext:value-type="float">
            <text:p>0.3079953</text:p>
          </table:table-cell>
          <table:table-cell office:value-type="float" office:value="0.2705363" calcext:value-type="float">
            <text:p>0.2705363</text:p>
          </table:table-cell>
          <table:table-cell office:value-type="float" office:value="0.267432" calcext:value-type="float">
            <text:p>0.267432</text:p>
          </table:table-cell>
          <table:table-cell office:value-type="float" office:value="0.3559634" calcext:value-type="float">
            <text:p>0.3559634</text:p>
          </table:table-cell>
          <table:table-cell office:value-type="float" office:value="0.3450489" calcext:value-type="float">
            <text:p>0.3450489</text:p>
          </table:table-cell>
          <table:table-cell office:value-type="float" office:value="0.3586602" calcext:value-type="float">
            <text:p>0.3586602</text:p>
          </table:table-cell>
          <table:table-cell office:value-type="float" office:value="0.3773231" calcext:value-type="float">
            <text:p>0.3773231</text:p>
          </table:table-cell>
          <table:table-cell office:value-type="float" office:value="0.3918407" calcext:value-type="float">
            <text:p>0.39184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457E-015" calcext:value-type="float">
            <text:p>1.95457E-15</text:p>
          </table:table-cell>
          <table:table-cell office:value-type="float" office:value="1.961403E-015" calcext:value-type="float">
            <text:p>1.961403E-15</text:p>
          </table:table-cell>
          <table:table-cell office:value-type="float" office:value="1.985434E-015" calcext:value-type="float">
            <text:p>1.985434E-15</text:p>
          </table:table-cell>
          <table:table-cell office:value-type="float" office:value="1.963319E-015" calcext:value-type="float">
            <text:p>1.963319E-15</text:p>
          </table:table-cell>
          <table:table-cell office:value-type="float" office:value="9.765355E-016" calcext:value-type="float">
            <text:p>9.76535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32871" calcext:value-type="float">
            <text:p>-0.05432871</text:p>
          </table:table-cell>
          <table:table-cell office:value-type="float" office:value="-0.04345733" calcext:value-type="float">
            <text:p>-0.04345733</text:p>
          </table:table-cell>
          <table:table-cell office:value-type="float" office:value="-0.03285982" calcext:value-type="float">
            <text:p>-0.03285982</text:p>
          </table:table-cell>
          <table:table-cell office:value-type="float" office:value="-0.03053039" calcext:value-type="float">
            <text:p>-0.03053039</text:p>
          </table:table-cell>
          <table:table-cell office:value-type="float" office:value="-0.03018431" calcext:value-type="float">
            <text:p>-0.03018431</text:p>
          </table:table-cell>
          <table:table-cell office:value-type="float" office:value="-0.03071382" calcext:value-type="float">
            <text:p>-0.03071382</text:p>
          </table:table-cell>
          <table:table-cell office:value-type="float" office:value="-0.03286296" calcext:value-type="float">
            <text:p>-0.03286296</text:p>
          </table:table-cell>
          <table:table-cell office:value-type="float" office:value="-0.03385361" calcext:value-type="float">
            <text:p>-0.03385361</text:p>
          </table:table-cell>
          <table:table-cell office:value-type="float" office:value="-0.03386387" calcext:value-type="float">
            <text:p>-0.03386387</text:p>
          </table:table-cell>
          <table:table-cell office:value-type="float" office:value="-0.02394678" calcext:value-type="float">
            <text:p>-0.02394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530483" calcext:value-type="float">
            <text:p>-0.05530483</text:p>
          </table:table-cell>
          <table:table-cell office:value-type="float" office:value="0.003398418" calcext:value-type="float">
            <text:p>0.00339841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5354" calcext:value-type="float">
            <text:p>-2.3953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38.29219" calcext:value-type="float">
            <text:p>38.29219</text:p>
          </table:table-cell>
          <table:table-cell office:value-type="float" office:value="0" calcext:value-type="float">
            <text:p>0</text:p>
          </table:table-cell>
          <table:table-cell office:value-type="float" office:value="1056.849" calcext:value-type="float">
            <text:p>1056.849</text:p>
          </table:table-cell>
          <table:table-cell office:value-type="float" office:value="-11.56785" calcext:value-type="float">
            <text:p>-11.56785</text:p>
          </table:table-cell>
          <table:table-cell office:value-type="float" office:value="0" calcext:value-type="float">
            <text:p>0</text:p>
          </table:table-cell>
          <table:table-cell office:value-type="float" office:value="0.3266844" calcext:value-type="float">
            <text:p>0.3266844</text:p>
          </table:table-cell>
          <table:table-cell office:value-type="float" office:value="0.3255706" calcext:value-type="float">
            <text:p>0.3255706</text:p>
          </table:table-cell>
          <table:table-cell office:value-type="float" office:value="0.3086417" calcext:value-type="float">
            <text:p>0.3086417</text:p>
          </table:table-cell>
          <table:table-cell office:value-type="float" office:value="0.3056642" calcext:value-type="float">
            <text:p>0.3056642</text:p>
          </table:table-cell>
          <table:table-cell office:value-type="float" office:value="0.3062513" calcext:value-type="float">
            <text:p>0.3062513</text:p>
          </table:table-cell>
          <table:table-cell office:value-type="float" office:value="0.2700458" calcext:value-type="float">
            <text:p>0.2700458</text:p>
          </table:table-cell>
          <table:table-cell office:value-type="float" office:value="0.2673562" calcext:value-type="float">
            <text:p>0.2673562</text:p>
          </table:table-cell>
          <table:table-cell office:value-type="float" office:value="0.3561265" calcext:value-type="float">
            <text:p>0.3561265</text:p>
          </table:table-cell>
          <table:table-cell office:value-type="float" office:value="0.3454433" calcext:value-type="float">
            <text:p>0.3454433</text:p>
          </table:table-cell>
          <table:table-cell office:value-type="float" office:value="0.3587526" calcext:value-type="float">
            <text:p>0.3587526</text:p>
          </table:table-cell>
          <table:table-cell office:value-type="float" office:value="0.3773483" calcext:value-type="float">
            <text:p>0.3773483</text:p>
          </table:table-cell>
          <table:table-cell office:value-type="float" office:value="0.3917737" calcext:value-type="float">
            <text:p>0.39177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0285E-015" calcext:value-type="float">
            <text:p>1.960285E-15</text:p>
          </table:table-cell>
          <table:table-cell office:value-type="float" office:value="1.964662E-015" calcext:value-type="float">
            <text:p>1.964662E-15</text:p>
          </table:table-cell>
          <table:table-cell office:value-type="float" office:value="1.981706E-015" calcext:value-type="float">
            <text:p>1.981706E-15</text:p>
          </table:table-cell>
          <table:table-cell office:value-type="float" office:value="1.963308E-015" calcext:value-type="float">
            <text:p>1.963308E-15</text:p>
          </table:table-cell>
          <table:table-cell office:value-type="float" office:value="9.765174E-016" calcext:value-type="float">
            <text:p>9.765174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89586" calcext:value-type="float">
            <text:p>-0.02089586</text:p>
          </table:table-cell>
          <table:table-cell office:value-type="float" office:value="-0.02136962" calcext:value-type="float">
            <text:p>-0.02136962</text:p>
          </table:table-cell>
          <table:table-cell office:value-type="float" office:value="-0.02991716" calcext:value-type="float">
            <text:p>-0.02991716</text:p>
          </table:table-cell>
          <table:table-cell office:value-type="float" office:value="-0.03165456" calcext:value-type="float">
            <text:p>-0.03165456</text:p>
          </table:table-cell>
          <table:table-cell office:value-type="float" office:value="-0.03125922" calcext:value-type="float">
            <text:p>-0.03125922</text:p>
          </table:table-cell>
          <table:table-cell office:value-type="float" office:value="-0.03113241" calcext:value-type="float">
            <text:p>-0.03113241</text:p>
          </table:table-cell>
          <table:table-cell office:value-type="float" office:value="-0.03294098" calcext:value-type="float">
            <text:p>-0.03294098</text:p>
          </table:table-cell>
          <table:table-cell office:value-type="float" office:value="-0.0337178" calcext:value-type="float">
            <text:p>-0.0337178</text:p>
          </table:table-cell>
          <table:table-cell office:value-type="float" office:value="-0.03350404" calcext:value-type="float">
            <text:p>-0.03350404</text:p>
          </table:table-cell>
          <table:table-cell office:value-type="float" office:value="-0.02384146" calcext:value-type="float">
            <text:p>-0.0238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7222" calcext:value-type="float">
            <text:p>-0.0207222</text:p>
          </table:table-cell>
          <table:table-cell office:value-type="float" office:value="0.002119703" calcext:value-type="float">
            <text:p>0.00211970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7347" calcext:value-type="float">
            <text:p>-2.3973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39.06112" calcext:value-type="float">
            <text:p>39.06112</text:p>
          </table:table-cell>
          <table:table-cell office:value-type="float" office:value="0" calcext:value-type="float">
            <text:p>0</text:p>
          </table:table-cell>
          <table:table-cell office:value-type="float" office:value="1056.079" calcext:value-type="float">
            <text:p>1056.079</text:p>
          </table:table-cell>
          <table:table-cell office:value-type="float" office:value="-11.56785" calcext:value-type="float">
            <text:p>-11.56785</text:p>
          </table:table-cell>
          <table:table-cell office:value-type="float" office:value="0" calcext:value-type="float">
            <text:p>0</text:p>
          </table:table-cell>
          <table:table-cell office:value-type="float" office:value="0.3057249" calcext:value-type="float">
            <text:p>0.3057249</text:p>
          </table:table-cell>
          <table:table-cell office:value-type="float" office:value="0.3066832" calcext:value-type="float">
            <text:p>0.3066832</text:p>
          </table:table-cell>
          <table:table-cell office:value-type="float" office:value="0.3100549" calcext:value-type="float">
            <text:p>0.3100549</text:p>
          </table:table-cell>
          <table:table-cell office:value-type="float" office:value="0.308801" calcext:value-type="float">
            <text:p>0.308801</text:p>
          </table:table-cell>
          <table:table-cell office:value-type="float" office:value="0.3077785" calcext:value-type="float">
            <text:p>0.3077785</text:p>
          </table:table-cell>
          <table:table-cell office:value-type="float" office:value="0.2697457" calcext:value-type="float">
            <text:p>0.2697457</text:p>
          </table:table-cell>
          <table:table-cell office:value-type="float" office:value="0.2672643" calcext:value-type="float">
            <text:p>0.2672643</text:p>
          </table:table-cell>
          <table:table-cell office:value-type="float" office:value="0.3562728" calcext:value-type="float">
            <text:p>0.3562728</text:p>
          </table:table-cell>
          <table:table-cell office:value-type="float" office:value="0.3458161" calcext:value-type="float">
            <text:p>0.3458161</text:p>
          </table:table-cell>
          <table:table-cell office:value-type="float" office:value="0.3588484" calcext:value-type="float">
            <text:p>0.3588484</text:p>
          </table:table-cell>
          <table:table-cell office:value-type="float" office:value="0.3773713" calcext:value-type="float">
            <text:p>0.3773713</text:p>
          </table:table-cell>
          <table:table-cell office:value-type="float" office:value="0.391706" calcext:value-type="float">
            <text:p>0.3917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327E-015" calcext:value-type="float">
            <text:p>1.964327E-15</text:p>
          </table:table-cell>
          <table:table-cell office:value-type="float" office:value="1.966935E-015" calcext:value-type="float">
            <text:p>1.966935E-15</text:p>
          </table:table-cell>
          <table:table-cell office:value-type="float" office:value="1.979092E-015" calcext:value-type="float">
            <text:p>1.979092E-15</text:p>
          </table:table-cell>
          <table:table-cell office:value-type="float" office:value="1.963303E-015" calcext:value-type="float">
            <text:p>1.963303E-15</text:p>
          </table:table-cell>
          <table:table-cell office:value-type="float" office:value="9.765029E-016" calcext:value-type="float">
            <text:p>9.76502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68597" calcext:value-type="float">
            <text:p>-0.03168597</text:p>
          </table:table-cell>
          <table:table-cell office:value-type="float" office:value="-0.03100305" calcext:value-type="float">
            <text:p>-0.03100305</text:p>
          </table:table-cell>
          <table:table-cell office:value-type="float" office:value="-0.02893891" calcext:value-type="float">
            <text:p>-0.02893891</text:p>
          </table:table-cell>
          <table:table-cell office:value-type="float" office:value="-0.02971339" calcext:value-type="float">
            <text:p>-0.02971339</text:p>
          </table:table-cell>
          <table:table-cell office:value-type="float" office:value="-0.03033185" calcext:value-type="float">
            <text:p>-0.03033185</text:p>
          </table:table-cell>
          <table:table-cell office:value-type="float" office:value="-0.03139776" calcext:value-type="float">
            <text:p>-0.03139776</text:p>
          </table:table-cell>
          <table:table-cell office:value-type="float" office:value="-0.03303089" calcext:value-type="float">
            <text:p>-0.03303089</text:p>
          </table:table-cell>
          <table:table-cell office:value-type="float" office:value="-0.03359654" calcext:value-type="float">
            <text:p>-0.03359654</text:p>
          </table:table-cell>
          <table:table-cell office:value-type="float" office:value="-0.03316772" calcext:value-type="float">
            <text:p>-0.03316772</text:p>
          </table:table-cell>
          <table:table-cell office:value-type="float" office:value="-0.02373283" calcext:value-type="float">
            <text:p>-0.02373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424" calcext:value-type="float">
            <text:p>-0.031424</text:p>
          </table:table-cell>
          <table:table-cell office:value-type="float" office:value="0.00122421" calcext:value-type="float">
            <text:p>0.0012242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93" calcext:value-type="float">
            <text:p>-2.39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41.48739" calcext:value-type="float">
            <text:p>41.48739</text:p>
          </table:table-cell>
          <table:table-cell office:value-type="float" office:value="0" calcext:value-type="float">
            <text:p>0</text:p>
          </table:table-cell>
          <table:table-cell office:value-type="float" office:value="1054.236" calcext:value-type="float">
            <text:p>1054.236</text:p>
          </table:table-cell>
          <table:table-cell office:value-type="float" office:value="-12.15161" calcext:value-type="float">
            <text:p>-12.15161</text:p>
          </table:table-cell>
          <table:table-cell office:value-type="float" office:value="0" calcext:value-type="float">
            <text:p>0</text:p>
          </table:table-cell>
          <table:table-cell office:value-type="float" office:value="0.1136361" calcext:value-type="float">
            <text:p>0.1136361</text:p>
          </table:table-cell>
          <table:table-cell office:value-type="float" office:value="0.3030043" calcext:value-type="float">
            <text:p>0.3030043</text:p>
          </table:table-cell>
          <table:table-cell office:value-type="float" office:value="0.3060409" calcext:value-type="float">
            <text:p>0.3060409</text:p>
          </table:table-cell>
          <table:table-cell office:value-type="float" office:value="0.3077019" calcext:value-type="float">
            <text:p>0.3077019</text:p>
          </table:table-cell>
          <table:table-cell office:value-type="float" office:value="0.3077293" calcext:value-type="float">
            <text:p>0.3077293</text:p>
          </table:table-cell>
          <table:table-cell office:value-type="float" office:value="0.2697682" calcext:value-type="float">
            <text:p>0.2697682</text:p>
          </table:table-cell>
          <table:table-cell office:value-type="float" office:value="0.2672552" calcext:value-type="float">
            <text:p>0.2672552</text:p>
          </table:table-cell>
          <table:table-cell office:value-type="float" office:value="0.3564114" calcext:value-type="float">
            <text:p>0.3564114</text:p>
          </table:table-cell>
          <table:table-cell office:value-type="float" office:value="0.3461664" calcext:value-type="float">
            <text:p>0.3461664</text:p>
          </table:table-cell>
          <table:table-cell office:value-type="float" office:value="0.3589467" calcext:value-type="float">
            <text:p>0.3589467</text:p>
          </table:table-cell>
          <table:table-cell office:value-type="float" office:value="0.3774048" calcext:value-type="float">
            <text:p>0.3774048</text:p>
          </table:table-cell>
          <table:table-cell office:value-type="float" office:value="0.3920573" calcext:value-type="float">
            <text:p>0.3920573</text:p>
          </table:table-cell>
          <table:table-cell office:value-type="float" office:value="0.4515753" calcext:value-type="float">
            <text:p>0.4515753</text:p>
          </table:table-cell>
          <table:table-cell office:value-type="float" office:value="0" calcext:value-type="float">
            <text:p>0</text:p>
          </table:table-cell>
          <table:table-cell office:value-type="float" office:value="1.965011E-015" calcext:value-type="float">
            <text:p>1.965011E-15</text:p>
          </table:table-cell>
          <table:table-cell office:value-type="float" office:value="1.966864E-015" calcext:value-type="float">
            <text:p>1.966864E-15</text:p>
          </table:table-cell>
          <table:table-cell office:value-type="float" office:value="1.979031E-015" calcext:value-type="float">
            <text:p>1.979031E-15</text:p>
          </table:table-cell>
          <table:table-cell office:value-type="float" office:value="1.963293E-015" calcext:value-type="float">
            <text:p>1.963293E-15</text:p>
          </table:table-cell>
          <table:table-cell office:value-type="float" office:value="9.764897E-016" calcext:value-type="float">
            <text:p>9.76489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84227" calcext:value-type="float">
            <text:p>-65.84227</text:p>
          </table:table-cell>
          <table:table-cell office:value-type="float" office:value="-0.03348984" calcext:value-type="float">
            <text:p>-0.03348984</text:p>
          </table:table-cell>
          <table:table-cell office:value-type="float" office:value="-0.03137591" calcext:value-type="float">
            <text:p>-0.03137591</text:p>
          </table:table-cell>
          <table:table-cell office:value-type="float" office:value="-0.03035988" calcext:value-type="float">
            <text:p>-0.03035988</text:p>
          </table:table-cell>
          <table:table-cell office:value-type="float" office:value="-0.0303477" calcext:value-type="float">
            <text:p>-0.0303477</text:p>
          </table:table-cell>
          <table:table-cell office:value-type="float" office:value="-0.03137796" calcext:value-type="float">
            <text:p>-0.03137796</text:p>
          </table:table-cell>
          <table:table-cell office:value-type="float" office:value="-0.0330397" calcext:value-type="float">
            <text:p>-0.0330397</text:p>
          </table:table-cell>
          <table:table-cell office:value-type="float" office:value="-0.03348216" calcext:value-type="float">
            <text:p>-0.03348216</text:p>
          </table:table-cell>
          <table:table-cell office:value-type="float" office:value="-0.03274261" calcext:value-type="float">
            <text:p>-0.03274261</text:p>
          </table:table-cell>
          <table:table-cell office:value-type="float" office:value="-0.02362194" calcext:value-type="float">
            <text:p>-0.0236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8389" calcext:value-type="float">
            <text:p>-24.98389</text:p>
          </table:table-cell>
          <table:table-cell office:value-type="float" office:value="0.001201435" calcext:value-type="float">
            <text:p>0.0012014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97305" calcext:value-type="float">
            <text:p>-2.2973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65.60001" calcext:value-type="float">
            <text:p>65.60001</text:p>
          </table:table-cell>
          <table:table-cell office:value-type="float" office:value="41.54526" calcext:value-type="float">
            <text:p>41.54526</text:p>
          </table:table-cell>
          <table:table-cell office:value-type="float" office:value="0" calcext:value-type="float">
            <text:p>0</text:p>
          </table:table-cell>
          <table:table-cell office:value-type="float" office:value="1055.031" calcext:value-type="float">
            <text:p>1055.031</text:p>
          </table:table-cell>
          <table:table-cell office:value-type="float" office:value="-13.00408" calcext:value-type="float">
            <text:p>-13.00408</text:p>
          </table:table-cell>
          <table:table-cell office:value-type="float" office:value="0" calcext:value-type="float">
            <text:p>0</text:p>
          </table:table-cell>
          <table:table-cell office:value-type="float" office:value="0.1135159" calcext:value-type="float">
            <text:p>0.1135159</text:p>
          </table:table-cell>
          <table:table-cell office:value-type="float" office:value="0.3034695" calcext:value-type="float">
            <text:p>0.3034695</text:p>
          </table:table-cell>
          <table:table-cell office:value-type="float" office:value="0.305174" calcext:value-type="float">
            <text:p>0.305174</text:p>
          </table:table-cell>
          <table:table-cell office:value-type="float" office:value="0.3064934" calcext:value-type="float">
            <text:p>0.3064934</text:p>
          </table:table-cell>
          <table:table-cell office:value-type="float" office:value="0.3067442" calcext:value-type="float">
            <text:p>0.3067442</text:p>
          </table:table-cell>
          <table:table-cell office:value-type="float" office:value="0.2696417" calcext:value-type="float">
            <text:p>0.2696417</text:p>
          </table:table-cell>
          <table:table-cell office:value-type="float" office:value="0.2672827" calcext:value-type="float">
            <text:p>0.2672827</text:p>
          </table:table-cell>
          <table:table-cell office:value-type="float" office:value="0.3565618" calcext:value-type="float">
            <text:p>0.3565618</text:p>
          </table:table-cell>
          <table:table-cell office:value-type="float" office:value="0.3464815" calcext:value-type="float">
            <text:p>0.3464815</text:p>
          </table:table-cell>
          <table:table-cell office:value-type="float" office:value="0.3590533" calcext:value-type="float">
            <text:p>0.3590533</text:p>
          </table:table-cell>
          <table:table-cell office:value-type="float" office:value="0.3774715" calcext:value-type="float">
            <text:p>0.3774715</text:p>
          </table:table-cell>
          <table:table-cell office:value-type="float" office:value="0.3924325" calcext:value-type="float">
            <text:p>0.3924325</text:p>
          </table:table-cell>
          <table:table-cell office:value-type="float" office:value="0.456655" calcext:value-type="float">
            <text:p>0.456655</text:p>
          </table:table-cell>
          <table:table-cell office:value-type="float" office:value="0" calcext:value-type="float">
            <text:p>0</text:p>
          </table:table-cell>
          <table:table-cell office:value-type="float" office:value="1.965885E-015" calcext:value-type="float">
            <text:p>1.965885E-15</text:p>
          </table:table-cell>
          <table:table-cell office:value-type="float" office:value="1.966773E-015" calcext:value-type="float">
            <text:p>1.966773E-15</text:p>
          </table:table-cell>
          <table:table-cell office:value-type="float" office:value="1.978955E-015" calcext:value-type="float">
            <text:p>1.978955E-15</text:p>
          </table:table-cell>
          <table:table-cell office:value-type="float" office:value="1.963275E-015" calcext:value-type="float">
            <text:p>1.963275E-15</text:p>
          </table:table-cell>
          <table:table-cell office:value-type="float" office:value="9.764746E-016" calcext:value-type="float">
            <text:p>9.76474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30153" calcext:value-type="float">
            <text:p>-66.30153</text:p>
          </table:table-cell>
          <table:table-cell office:value-type="float" office:value="-0.03307857" calcext:value-type="float">
            <text:p>-0.03307857</text:p>
          </table:table-cell>
          <table:table-cell office:value-type="float" office:value="-0.03193619" calcext:value-type="float">
            <text:p>-0.03193619</text:p>
          </table:table-cell>
          <table:table-cell office:value-type="float" office:value="-0.03110716" calcext:value-type="float">
            <text:p>-0.03110716</text:p>
          </table:table-cell>
          <table:table-cell office:value-type="float" office:value="-0.0309504" calcext:value-type="float">
            <text:p>-0.0309504</text:p>
          </table:table-cell>
          <table:table-cell office:value-type="float" office:value="-0.03148681" calcext:value-type="float">
            <text:p>-0.03148681</text:p>
          </table:table-cell>
          <table:table-cell office:value-type="float" office:value="-0.03301547" calcext:value-type="float">
            <text:p>-0.03301547</text:p>
          </table:table-cell>
          <table:table-cell office:value-type="float" office:value="-0.03335861" calcext:value-type="float">
            <text:p>-0.03335861</text:p>
          </table:table-cell>
          <table:table-cell office:value-type="float" office:value="-0.03225039" calcext:value-type="float">
            <text:p>-0.03225039</text:p>
          </table:table-cell>
          <table:table-cell office:value-type="float" office:value="-0.02350238" calcext:value-type="float">
            <text:p>-0.0235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05655" calcext:value-type="float">
            <text:p>-28.05655</text:p>
          </table:table-cell>
          <table:table-cell office:value-type="float" office:value="0.001192031" calcext:value-type="float">
            <text:p>0.00119203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30463" calcext:value-type="float">
            <text:p>-2.3304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72.80001" calcext:value-type="float">
            <text:p>72.80001</text:p>
          </table:table-cell>
          <table:table-cell office:value-type="float" office:value="41.93401" calcext:value-type="float">
            <text:p>41.93401</text:p>
          </table:table-cell>
          <table:table-cell office:value-type="float" office:value="0" calcext:value-type="float">
            <text:p>0</text:p>
          </table:table-cell>
          <table:table-cell office:value-type="float" office:value="1062.555" calcext:value-type="float">
            <text:p>1062.555</text:p>
          </table:table-cell>
          <table:table-cell office:value-type="float" office:value="-13.71673" calcext:value-type="float">
            <text:p>-13.71673</text:p>
          </table:table-cell>
          <table:table-cell office:value-type="float" office:value="0" calcext:value-type="float">
            <text:p>0</text:p>
          </table:table-cell>
          <table:table-cell office:value-type="float" office:value="0.3853201" calcext:value-type="float">
            <text:p>0.3853201</text:p>
          </table:table-cell>
          <table:table-cell office:value-type="float" office:value="0.3861307" calcext:value-type="float">
            <text:p>0.3861307</text:p>
          </table:table-cell>
          <table:table-cell office:value-type="float" office:value="0.3143072" calcext:value-type="float">
            <text:p>0.3143072</text:p>
          </table:table-cell>
          <table:table-cell office:value-type="float" office:value="0.3062675" calcext:value-type="float">
            <text:p>0.3062675</text:p>
          </table:table-cell>
          <table:table-cell office:value-type="float" office:value="0.3060352" calcext:value-type="float">
            <text:p>0.3060352</text:p>
          </table:table-cell>
          <table:table-cell office:value-type="float" office:value="0.269395" calcext:value-type="float">
            <text:p>0.269395</text:p>
          </table:table-cell>
          <table:table-cell office:value-type="float" office:value="0.2672946" calcext:value-type="float">
            <text:p>0.2672946</text:p>
          </table:table-cell>
          <table:table-cell office:value-type="float" office:value="0.3567208" calcext:value-type="float">
            <text:p>0.3567208</text:p>
          </table:table-cell>
          <table:table-cell office:value-type="float" office:value="0.3467649" calcext:value-type="float">
            <text:p>0.3467649</text:p>
          </table:table-cell>
          <table:table-cell office:value-type="float" office:value="0.3591667" calcext:value-type="float">
            <text:p>0.3591667</text:p>
          </table:table-cell>
          <table:table-cell office:value-type="float" office:value="0.3775543" calcext:value-type="float">
            <text:p>0.3775543</text:p>
          </table:table-cell>
          <table:table-cell office:value-type="float" office:value="0.3925927" calcext:value-type="float">
            <text:p>0.3925927</text:p>
          </table:table-cell>
          <table:table-cell office:value-type="float" office:value="0.4611234" calcext:value-type="float">
            <text:p>0.4611234</text:p>
          </table:table-cell>
          <table:table-cell office:value-type="float" office:value="0" calcext:value-type="float">
            <text:p>0</text:p>
          </table:table-cell>
          <table:table-cell office:value-type="float" office:value="1.966611E-015" calcext:value-type="float">
            <text:p>1.966611E-15</text:p>
          </table:table-cell>
          <table:table-cell office:value-type="float" office:value="1.966711E-015" calcext:value-type="float">
            <text:p>1.966711E-15</text:p>
          </table:table-cell>
          <table:table-cell office:value-type="float" office:value="1.978887E-015" calcext:value-type="float">
            <text:p>1.978887E-15</text:p>
          </table:table-cell>
          <table:table-cell office:value-type="float" office:value="1.963258E-015" calcext:value-type="float">
            <text:p>1.963258E-15</text:p>
          </table:table-cell>
          <table:table-cell office:value-type="float" office:value="9.764557E-016" calcext:value-type="float">
            <text:p>9.76455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00468" calcext:value-type="float">
            <text:p>-0.007500468</text:p>
          </table:table-cell>
          <table:table-cell office:value-type="float" office:value="-0.007399951" calcext:value-type="float">
            <text:p>-0.007399951</text:p>
          </table:table-cell>
          <table:table-cell office:value-type="float" office:value="-0.02709212" calcext:value-type="float">
            <text:p>-0.02709212</text:p>
          </table:table-cell>
          <table:table-cell office:value-type="float" office:value="-0.03129903" calcext:value-type="float">
            <text:p>-0.03129903</text:p>
          </table:table-cell>
          <table:table-cell office:value-type="float" office:value="-0.03139944" calcext:value-type="float">
            <text:p>-0.03139944</text:p>
          </table:table-cell>
          <table:table-cell office:value-type="float" office:value="-0.03170289" calcext:value-type="float">
            <text:p>-0.03170289</text:p>
          </table:table-cell>
          <table:table-cell office:value-type="float" office:value="-0.03300465" calcext:value-type="float">
            <text:p>-0.03300465</text:p>
          </table:table-cell>
          <table:table-cell office:value-type="float" office:value="-0.03322846" calcext:value-type="float">
            <text:p>-0.03322846</text:p>
          </table:table-cell>
          <table:table-cell office:value-type="float" office:value="-0.03181447" calcext:value-type="float">
            <text:p>-0.03181447</text:p>
          </table:table-cell>
          <table:table-cell office:value-type="float" office:value="-0.02337587" calcext:value-type="float">
            <text:p>-0.0233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31921" calcext:value-type="float">
            <text:p>-0.007531921</text:p>
          </table:table-cell>
          <table:table-cell office:value-type="float" office:value="0.001180122" calcext:value-type="float">
            <text:p>0.00118012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57575" calcext:value-type="float">
            <text:p>-2.3575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73.19999" calcext:value-type="float">
            <text:p>73.19999</text:p>
          </table:table-cell>
          <table:table-cell office:value-type="float" office:value="42.60035" calcext:value-type="float">
            <text:p>42.60035</text:p>
          </table:table-cell>
          <table:table-cell office:value-type="float" office:value="0" calcext:value-type="float">
            <text:p>0</text:p>
          </table:table-cell>
          <table:table-cell office:value-type="float" office:value="1062.445" calcext:value-type="float">
            <text:p>1062.445</text:p>
          </table:table-cell>
          <table:table-cell office:value-type="float" office:value="-13.8727" calcext:value-type="float">
            <text:p>-13.8727</text:p>
          </table:table-cell>
          <table:table-cell office:value-type="float" office:value="0" calcext:value-type="float">
            <text:p>0</text:p>
          </table:table-cell>
          <table:table-cell office:value-type="float" office:value="0.3361898" calcext:value-type="float">
            <text:p>0.3361898</text:p>
          </table:table-cell>
          <table:table-cell office:value-type="float" office:value="0.3364515" calcext:value-type="float">
            <text:p>0.3364515</text:p>
          </table:table-cell>
          <table:table-cell office:value-type="float" office:value="0.3330682" calcext:value-type="float">
            <text:p>0.3330682</text:p>
          </table:table-cell>
          <table:table-cell office:value-type="float" office:value="0.3230473" calcext:value-type="float">
            <text:p>0.3230473</text:p>
          </table:table-cell>
          <table:table-cell office:value-type="float" office:value="0.3167617" calcext:value-type="float">
            <text:p>0.3167617</text:p>
          </table:table-cell>
          <table:table-cell office:value-type="float" office:value="0.2701043" calcext:value-type="float">
            <text:p>0.2701043</text:p>
          </table:table-cell>
          <table:table-cell office:value-type="float" office:value="0.2673553" calcext:value-type="float">
            <text:p>0.2673553</text:p>
          </table:table-cell>
          <table:table-cell office:value-type="float" office:value="0.356883" calcext:value-type="float">
            <text:p>0.356883</text:p>
          </table:table-cell>
          <table:table-cell office:value-type="float" office:value="0.3470218" calcext:value-type="float">
            <text:p>0.3470218</text:p>
          </table:table-cell>
          <table:table-cell office:value-type="float" office:value="0.3592859" calcext:value-type="float">
            <text:p>0.3592859</text:p>
          </table:table-cell>
          <table:table-cell office:value-type="float" office:value="0.377671" calcext:value-type="float">
            <text:p>0.377671</text:p>
          </table:table-cell>
          <table:table-cell office:value-type="float" office:value="0.3926823" calcext:value-type="float">
            <text:p>0.39268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109E-015" calcext:value-type="float">
            <text:p>1.967109E-15</text:p>
          </table:table-cell>
          <table:table-cell office:value-type="float" office:value="1.966671E-015" calcext:value-type="float">
            <text:p>1.966671E-15</text:p>
          </table:table-cell>
          <table:table-cell office:value-type="float" office:value="1.978843E-015" calcext:value-type="float">
            <text:p>1.978843E-15</text:p>
          </table:table-cell>
          <table:table-cell office:value-type="float" office:value="1.963241E-015" calcext:value-type="float">
            <text:p>1.963241E-15</text:p>
          </table:table-cell>
          <table:table-cell office:value-type="float" office:value="9.764447E-016" calcext:value-type="float">
            <text:p>9.76444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59588" calcext:value-type="float">
            <text:p>-0.01759588</text:p>
          </table:table-cell>
          <table:table-cell office:value-type="float" office:value="-0.01748748" calcext:value-type="float">
            <text:p>-0.01748748</text:p>
          </table:table-cell>
          <table:table-cell office:value-type="float" office:value="-0.01862447" calcext:value-type="float">
            <text:p>-0.01862447</text:p>
          </table:table-cell>
          <table:table-cell office:value-type="float" office:value="-0.02256429" calcext:value-type="float">
            <text:p>-0.02256429</text:p>
          </table:table-cell>
          <table:table-cell office:value-type="float" office:value="-0.02547476" calcext:value-type="float">
            <text:p>-0.02547476</text:p>
          </table:table-cell>
          <table:table-cell office:value-type="float" office:value="-0.03110444" calcext:value-type="float">
            <text:p>-0.03110444</text:p>
          </table:table-cell>
          <table:table-cell office:value-type="float" office:value="-0.03294555" calcext:value-type="float">
            <text:p>-0.03294555</text:p>
          </table:table-cell>
          <table:table-cell office:value-type="float" office:value="-0.0330964" calcext:value-type="float">
            <text:p>-0.0330964</text:p>
          </table:table-cell>
          <table:table-cell office:value-type="float" office:value="-0.03142473" calcext:value-type="float">
            <text:p>-0.03142473</text:p>
          </table:table-cell>
          <table:table-cell office:value-type="float" office:value="-0.02324351" calcext:value-type="float">
            <text:p>-0.0232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54454" calcext:value-type="float">
            <text:p>-0.01754454</text:p>
          </table:table-cell>
          <table:table-cell office:value-type="float" office:value="0.001155858" calcext:value-type="float">
            <text:p>0.00115585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6918" calcext:value-type="float">
            <text:p>-2.369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73.39996" calcext:value-type="float">
            <text:p>73.39996</text:p>
          </table:table-cell>
          <table:table-cell office:value-type="float" office:value="45.68523" calcext:value-type="float">
            <text:p>45.68523</text:p>
          </table:table-cell>
          <table:table-cell office:value-type="float" office:value="0" calcext:value-type="float">
            <text:p>0</text:p>
          </table:table-cell>
          <table:table-cell office:value-type="float" office:value="1059.558" calcext:value-type="float">
            <text:p>1059.558</text:p>
          </table:table-cell>
          <table:table-cell office:value-type="float" office:value="-13.87099" calcext:value-type="float">
            <text:p>-13.87099</text:p>
          </table:table-cell>
          <table:table-cell office:value-type="float" office:value="0" calcext:value-type="float">
            <text:p>0</text:p>
          </table:table-cell>
          <table:table-cell office:value-type="float" office:value="0.1118004" calcext:value-type="float">
            <text:p>0.1118004</text:p>
          </table:table-cell>
          <table:table-cell office:value-type="float" office:value="0.3232121" calcext:value-type="float">
            <text:p>0.3232121</text:p>
          </table:table-cell>
          <table:table-cell office:value-type="float" office:value="0.324607" calcext:value-type="float">
            <text:p>0.324607</text:p>
          </table:table-cell>
          <table:table-cell office:value-type="float" office:value="0.3238984" calcext:value-type="float">
            <text:p>0.3238984</text:p>
          </table:table-cell>
          <table:table-cell office:value-type="float" office:value="0.3213633" calcext:value-type="float">
            <text:p>0.3213633</text:p>
          </table:table-cell>
          <table:table-cell office:value-type="float" office:value="0.2723773" calcext:value-type="float">
            <text:p>0.2723773</text:p>
          </table:table-cell>
          <table:table-cell office:value-type="float" office:value="0.2678862" calcext:value-type="float">
            <text:p>0.2678862</text:p>
          </table:table-cell>
          <table:table-cell office:value-type="float" office:value="0.3570736" calcext:value-type="float">
            <text:p>0.3570736</text:p>
          </table:table-cell>
          <table:table-cell office:value-type="float" office:value="0.3472664" calcext:value-type="float">
            <text:p>0.3472664</text:p>
          </table:table-cell>
          <table:table-cell office:value-type="float" office:value="0.3594049" calcext:value-type="float">
            <text:p>0.3594049</text:p>
          </table:table-cell>
          <table:table-cell office:value-type="float" office:value="0.3778077" calcext:value-type="float">
            <text:p>0.3778077</text:p>
          </table:table-cell>
          <table:table-cell office:value-type="float" office:value="0.3927636" calcext:value-type="float">
            <text:p>0.39276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029E-015" calcext:value-type="float">
            <text:p>1.966029E-15</text:p>
          </table:table-cell>
          <table:table-cell office:value-type="float" office:value="1.966601E-015" calcext:value-type="float">
            <text:p>1.966601E-15</text:p>
          </table:table-cell>
          <table:table-cell office:value-type="float" office:value="1.978782E-015" calcext:value-type="float">
            <text:p>1.978782E-15</text:p>
          </table:table-cell>
          <table:table-cell office:value-type="float" office:value="1.96323E-015" calcext:value-type="float">
            <text:p>1.96323E-15</text:p>
          </table:table-cell>
          <table:table-cell office:value-type="float" office:value="9.764283E-016" calcext:value-type="float">
            <text:p>9.76428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6396" calcext:value-type="float">
            <text:p>-74.6396</text:p>
          </table:table-cell>
          <table:table-cell office:value-type="float" office:value="-0.02243504" calcext:value-type="float">
            <text:p>-0.02243504</text:p>
          </table:table-cell>
          <table:table-cell office:value-type="float" office:value="-0.02183197" calcext:value-type="float">
            <text:p>-0.02183197</text:p>
          </table:table-cell>
          <table:table-cell office:value-type="float" office:value="-0.02215989" calcext:value-type="float">
            <text:p>-0.02215989</text:p>
          </table:table-cell>
          <table:table-cell office:value-type="float" office:value="-0.02325542" calcext:value-type="float">
            <text:p>-0.02325542</text:p>
          </table:table-cell>
          <table:table-cell office:value-type="float" office:value="-0.02921684" calcext:value-type="float">
            <text:p>-0.02921684</text:p>
          </table:table-cell>
          <table:table-cell office:value-type="float" office:value="-0.03241012" calcext:value-type="float">
            <text:p>-0.03241012</text:p>
          </table:table-cell>
          <table:table-cell office:value-type="float" office:value="-0.03285738" calcext:value-type="float">
            <text:p>-0.03285738</text:p>
          </table:table-cell>
          <table:table-cell office:value-type="float" office:value="-0.03105896" calcext:value-type="float">
            <text:p>-0.03105896</text:p>
          </table:table-cell>
          <table:table-cell office:value-type="float" office:value="-0.02311194" calcext:value-type="float">
            <text:p>-0.0231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55985" calcext:value-type="float">
            <text:p>-34.55985</text:p>
          </table:table-cell>
          <table:table-cell office:value-type="float" office:value="0.001125104" calcext:value-type="float">
            <text:p>0.0011251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2793" calcext:value-type="float">
            <text:p>-2.3727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73.39996" calcext:value-type="float">
            <text:p>73.39996</text:p>
          </table:table-cell>
          <table:table-cell office:value-type="float" office:value="45.70072" calcext:value-type="float">
            <text:p>45.70072</text:p>
          </table:table-cell>
          <table:table-cell office:value-type="float" office:value="0" calcext:value-type="float">
            <text:p>0</text:p>
          </table:table-cell>
          <table:table-cell office:value-type="float" office:value="1059.543" calcext:value-type="float">
            <text:p>1059.543</text:p>
          </table:table-cell>
          <table:table-cell office:value-type="float" office:value="-13.87099" calcext:value-type="float">
            <text:p>-13.87099</text:p>
          </table:table-cell>
          <table:table-cell office:value-type="float" office:value="0" calcext:value-type="float">
            <text:p>0</text:p>
          </table:table-cell>
          <table:table-cell office:value-type="float" office:value="0.1146074" calcext:value-type="float">
            <text:p>0.1146074</text:p>
          </table:table-cell>
          <table:table-cell office:value-type="float" office:value="0.3216098" calcext:value-type="float">
            <text:p>0.3216098</text:p>
          </table:table-cell>
          <table:table-cell office:value-type="float" office:value="0.3221201" calcext:value-type="float">
            <text:p>0.3221201</text:p>
          </table:table-cell>
          <table:table-cell office:value-type="float" office:value="0.3213435" calcext:value-type="float">
            <text:p>0.3213435</text:p>
          </table:table-cell>
          <table:table-cell office:value-type="float" office:value="0.3197263" calcext:value-type="float">
            <text:p>0.3197263</text:p>
          </table:table-cell>
          <table:table-cell office:value-type="float" office:value="0.274074" calcext:value-type="float">
            <text:p>0.274074</text:p>
          </table:table-cell>
          <table:table-cell office:value-type="float" office:value="0.2688545" calcext:value-type="float">
            <text:p>0.2688545</text:p>
          </table:table-cell>
          <table:table-cell office:value-type="float" office:value="0.3573171" calcext:value-type="float">
            <text:p>0.3573171</text:p>
          </table:table-cell>
          <table:table-cell office:value-type="float" office:value="0.3475316" calcext:value-type="float">
            <text:p>0.3475316</text:p>
          </table:table-cell>
          <table:table-cell office:value-type="float" office:value="0.3595125" calcext:value-type="float">
            <text:p>0.3595125</text:p>
          </table:table-cell>
          <table:table-cell office:value-type="float" office:value="0.3779371" calcext:value-type="float">
            <text:p>0.3779371</text:p>
          </table:table-cell>
          <table:table-cell office:value-type="float" office:value="0.3927927" calcext:value-type="float">
            <text:p>0.39279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99E-015" calcext:value-type="float">
            <text:p>1.96699E-15</text:p>
          </table:table-cell>
          <table:table-cell office:value-type="float" office:value="1.966502E-015" calcext:value-type="float">
            <text:p>1.966502E-15</text:p>
          </table:table-cell>
          <table:table-cell office:value-type="float" office:value="1.978698E-015" calcext:value-type="float">
            <text:p>1.978698E-15</text:p>
          </table:table-cell>
          <table:table-cell office:value-type="float" office:value="1.96321E-015" calcext:value-type="float">
            <text:p>1.96321E-15</text:p>
          </table:table-cell>
          <table:table-cell office:value-type="float" office:value="9.764147E-016" calcext:value-type="float">
            <text:p>9.76414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72569" calcext:value-type="float">
            <text:p>-61.72569</text:p>
          </table:table-cell>
          <table:table-cell office:value-type="float" office:value="-0.02311819" calcext:value-type="float">
            <text:p>-0.02311819</text:p>
          </table:table-cell>
          <table:table-cell office:value-type="float" office:value="-0.02289739" calcext:value-type="float">
            <text:p>-0.02289739</text:p>
          </table:table-cell>
          <table:table-cell office:value-type="float" office:value="-0.02326822" calcext:value-type="float">
            <text:p>-0.02326822</text:p>
          </table:table-cell>
          <table:table-cell office:value-type="float" office:value="-0.02400277" calcext:value-type="float">
            <text:p>-0.02400277</text:p>
          </table:table-cell>
          <table:table-cell office:value-type="float" office:value="-0.0278784" calcext:value-type="float">
            <text:p>-0.0278784</text:p>
          </table:table-cell>
          <table:table-cell office:value-type="float" office:value="-0.0314446" calcext:value-type="float">
            <text:p>-0.0314446</text:p>
          </table:table-cell>
          <table:table-cell office:value-type="float" office:value="-0.03237825" calcext:value-type="float">
            <text:p>-0.03237825</text:p>
          </table:table-cell>
          <table:table-cell office:value-type="float" office:value="-0.03066715" calcext:value-type="float">
            <text:p>-0.03066715</text:p>
          </table:table-cell>
          <table:table-cell office:value-type="float" office:value="-0.02299402" calcext:value-type="float">
            <text:p>-0.0229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0767" calcext:value-type="float">
            <text:p>-23.70767</text:p>
          </table:table-cell>
          <table:table-cell office:value-type="float" office:value="0.001111083" calcext:value-type="float">
            <text:p>0.0011110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5916" calcext:value-type="float">
            <text:p>-2.3759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74.09996" calcext:value-type="float">
            <text:p>74.09996</text:p>
          </table:table-cell>
          <table:table-cell office:value-type="float" office:value="45.85202" calcext:value-type="float">
            <text:p>45.85202</text:p>
          </table:table-cell>
          <table:table-cell office:value-type="float" office:value="0" calcext:value-type="float">
            <text:p>0</text:p>
          </table:table-cell>
          <table:table-cell office:value-type="float" office:value="1060.085" calcext:value-type="float">
            <text:p>1060.085</text:p>
          </table:table-cell>
          <table:table-cell office:value-type="float" office:value="-13.86493" calcext:value-type="float">
            <text:p>-13.86493</text:p>
          </table:table-cell>
          <table:table-cell office:value-type="float" office:value="0" calcext:value-type="float">
            <text:p>0</text:p>
          </table:table-cell>
          <table:table-cell office:value-type="float" office:value="0.1658156" calcext:value-type="float">
            <text:p>0.1658156</text:p>
          </table:table-cell>
          <table:table-cell office:value-type="float" office:value="0.3193828" calcext:value-type="float">
            <text:p>0.3193828</text:p>
          </table:table-cell>
          <table:table-cell office:value-type="float" office:value="0.3201514" calcext:value-type="float">
            <text:p>0.3201514</text:p>
          </table:table-cell>
          <table:table-cell office:value-type="float" office:value="0.3197658" calcext:value-type="float">
            <text:p>0.3197658</text:p>
          </table:table-cell>
          <table:table-cell office:value-type="float" office:value="0.3187286" calcext:value-type="float">
            <text:p>0.3187286</text:p>
          </table:table-cell>
          <table:table-cell office:value-type="float" office:value="0.2747604" calcext:value-type="float">
            <text:p>0.2747604</text:p>
          </table:table-cell>
          <table:table-cell office:value-type="float" office:value="0.2697093" calcext:value-type="float">
            <text:p>0.2697093</text:p>
          </table:table-cell>
          <table:table-cell office:value-type="float" office:value="0.3576473" calcext:value-type="float">
            <text:p>0.3576473</text:p>
          </table:table-cell>
          <table:table-cell office:value-type="float" office:value="0.3477964" calcext:value-type="float">
            <text:p>0.3477964</text:p>
          </table:table-cell>
          <table:table-cell office:value-type="float" office:value="0.3596278" calcext:value-type="float">
            <text:p>0.3596278</text:p>
          </table:table-cell>
          <table:table-cell office:value-type="float" office:value="0.3780569" calcext:value-type="float">
            <text:p>0.3780569</text:p>
          </table:table-cell>
          <table:table-cell office:value-type="float" office:value="0.3927906" calcext:value-type="float">
            <text:p>0.39279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967E-015" calcext:value-type="float">
            <text:p>1.967967E-15</text:p>
          </table:table-cell>
          <table:table-cell office:value-type="float" office:value="1.966406E-015" calcext:value-type="float">
            <text:p>1.966406E-15</text:p>
          </table:table-cell>
          <table:table-cell office:value-type="float" office:value="1.978607E-015" calcext:value-type="float">
            <text:p>1.978607E-15</text:p>
          </table:table-cell>
          <table:table-cell office:value-type="float" office:value="1.963193E-015" calcext:value-type="float">
            <text:p>1.963193E-15</text:p>
          </table:table-cell>
          <table:table-cell office:value-type="float" office:value="9.763956E-016" calcext:value-type="float">
            <text:p>9.76395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147" calcext:value-type="float">
            <text:p>-6.9147</text:p>
          </table:table-cell>
          <table:table-cell office:value-type="float" office:value="-0.02408883" calcext:value-type="float">
            <text:p>-0.02408883</text:p>
          </table:table-cell>
          <table:table-cell office:value-type="float" office:value="-0.02377819" calcext:value-type="float">
            <text:p>-0.02377819</text:p>
          </table:table-cell>
          <table:table-cell office:value-type="float" office:value="-0.0239835" calcext:value-type="float">
            <text:p>-0.0239835</text:p>
          </table:table-cell>
          <table:table-cell office:value-type="float" office:value="-0.02446826" calcext:value-type="float">
            <text:p>-0.02446826</text:p>
          </table:table-cell>
          <table:table-cell office:value-type="float" office:value="-0.02735587" calcext:value-type="float">
            <text:p>-0.02735587</text:p>
          </table:table-cell>
          <table:table-cell office:value-type="float" office:value="-0.03061645" calcext:value-type="float">
            <text:p>-0.03061645</text:p>
          </table:table-cell>
          <table:table-cell office:value-type="float" office:value="-0.03173975" calcext:value-type="float">
            <text:p>-0.03173975</text:p>
          </table:table-cell>
          <table:table-cell office:value-type="float" office:value="-0.03028125" calcext:value-type="float">
            <text:p>-0.03028125</text:p>
          </table:table-cell>
          <table:table-cell office:value-type="float" office:value="-0.02286829" calcext:value-type="float">
            <text:p>-0.02286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90674" calcext:value-type="float">
            <text:p>-0.3590674</text:p>
          </table:table-cell>
          <table:table-cell office:value-type="float" office:value="0.001102821" calcext:value-type="float">
            <text:p>0.00110282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78701" calcext:value-type="float">
            <text:p>-2.3787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80.99994" calcext:value-type="float">
            <text:p>80.99994</text:p>
          </table:table-cell>
          <table:table-cell office:value-type="float" office:value="50.35075" calcext:value-type="float">
            <text:p>50.35075</text:p>
          </table:table-cell>
          <table:table-cell office:value-type="float" office:value="0" calcext:value-type="float">
            <text:p>0</text:p>
          </table:table-cell>
          <table:table-cell office:value-type="float" office:value="1062.388" calcext:value-type="float">
            <text:p>1062.388</text:p>
          </table:table-cell>
          <table:table-cell office:value-type="float" office:value="-13.76635" calcext:value-type="float">
            <text:p>-13.76635</text:p>
          </table:table-cell>
          <table:table-cell office:value-type="float" office:value="0" calcext:value-type="float">
            <text:p>0</text:p>
          </table:table-cell>
          <table:table-cell office:value-type="float" office:value="0.1413116" calcext:value-type="float">
            <text:p>0.1413116</text:p>
          </table:table-cell>
          <table:table-cell office:value-type="float" office:value="0.3354066" calcext:value-type="float">
            <text:p>0.3354066</text:p>
          </table:table-cell>
          <table:table-cell office:value-type="float" office:value="0.3358517" calcext:value-type="float">
            <text:p>0.3358517</text:p>
          </table:table-cell>
          <table:table-cell office:value-type="float" office:value="0.3322723" calcext:value-type="float">
            <text:p>0.3322723</text:p>
          </table:table-cell>
          <table:table-cell office:value-type="float" office:value="0.328605" calcext:value-type="float">
            <text:p>0.328605</text:p>
          </table:table-cell>
          <table:table-cell office:value-type="float" office:value="0.2760185" calcext:value-type="float">
            <text:p>0.2760185</text:p>
          </table:table-cell>
          <table:table-cell office:value-type="float" office:value="0.2704188" calcext:value-type="float">
            <text:p>0.2704188</text:p>
          </table:table-cell>
          <table:table-cell office:value-type="float" office:value="0.3579716" calcext:value-type="float">
            <text:p>0.3579716</text:p>
          </table:table-cell>
          <table:table-cell office:value-type="float" office:value="0.34807" calcext:value-type="float">
            <text:p>0.34807</text:p>
          </table:table-cell>
          <table:table-cell office:value-type="float" office:value="0.3597562" calcext:value-type="float">
            <text:p>0.3597562</text:p>
          </table:table-cell>
          <table:table-cell office:value-type="float" office:value="0.3781536" calcext:value-type="float">
            <text:p>0.3781536</text:p>
          </table:table-cell>
          <table:table-cell office:value-type="float" office:value="0.392775" calcext:value-type="float">
            <text:p>0.392775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68837E-015" calcext:value-type="float">
            <text:p>1.968837E-15</text:p>
          </table:table-cell>
          <table:table-cell office:value-type="float" office:value="1.966327E-015" calcext:value-type="float">
            <text:p>1.966327E-15</text:p>
          </table:table-cell>
          <table:table-cell office:value-type="float" office:value="1.978525E-015" calcext:value-type="float">
            <text:p>1.978525E-15</text:p>
          </table:table-cell>
          <table:table-cell office:value-type="float" office:value="1.963172E-015" calcext:value-type="float">
            <text:p>1.963172E-15</text:p>
          </table:table-cell>
          <table:table-cell office:value-type="float" office:value="9.763803E-016" calcext:value-type="float">
            <text:p>9.76380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4479" calcext:value-type="float">
            <text:p>-11.84479</text:p>
          </table:table-cell>
          <table:table-cell office:value-type="float" office:value="-0.0178382" calcext:value-type="float">
            <text:p>-0.0178382</text:p>
          </table:table-cell>
          <table:table-cell office:value-type="float" office:value="-0.01769005" calcext:value-type="float">
            <text:p>-0.01769005</text:p>
          </table:table-cell>
          <table:table-cell office:value-type="float" office:value="-0.01895702" calcext:value-type="float">
            <text:p>-0.01895702</text:p>
          </table:table-cell>
          <table:table-cell office:value-type="float" office:value="-0.02031909" calcext:value-type="float">
            <text:p>-0.02031909</text:p>
          </table:table-cell>
          <table:table-cell office:value-type="float" office:value="-0.02645025" calcext:value-type="float">
            <text:p>-0.02645025</text:p>
          </table:table-cell>
          <table:table-cell office:value-type="float" office:value="-0.02995276" calcext:value-type="float">
            <text:p>-0.02995276</text:p>
          </table:table-cell>
          <table:table-cell office:value-type="float" office:value="-0.03112363" calcext:value-type="float">
            <text:p>-0.03112363</text:p>
          </table:table-cell>
          <table:table-cell office:value-type="float" office:value="-0.02988824" calcext:value-type="float">
            <text:p>-0.02988824</text:p>
          </table:table-cell>
          <table:table-cell office:value-type="float" office:value="-0.02272948" calcext:value-type="float">
            <text:p>-0.0227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66806" calcext:value-type="float">
            <text:p>-9.566806</text:p>
          </table:table-cell>
          <table:table-cell office:value-type="float" office:value="0.0010628" calcext:value-type="float">
            <text:p>0.00106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1308" calcext:value-type="float">
            <text:p>-2.3813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106.0999" calcext:value-type="float">
            <text:p>106.0999</text:p>
          </table:table-cell>
          <table:table-cell office:value-type="float" office:value="52.49423" calcext:value-type="float">
            <text:p>52.49423</text:p>
          </table:table-cell>
          <table:table-cell office:value-type="float" office:value="0.8141483" calcext:value-type="float">
            <text:p>0.8141483</text:p>
          </table:table-cell>
          <table:table-cell office:value-type="float" office:value="1084.17" calcext:value-type="float">
            <text:p>1084.17</text:p>
          </table:table-cell>
          <table:table-cell office:value-type="float" office:value="-13.4058" calcext:value-type="float">
            <text:p>-13.4058</text:p>
          </table:table-cell>
          <table:table-cell office:value-type="float" office:value="0" calcext:value-type="float">
            <text:p>0</text:p>
          </table:table-cell>
          <table:table-cell office:value-type="float" office:value="0.4123471" calcext:value-type="float">
            <text:p>0.4123471</text:p>
          </table:table-cell>
          <table:table-cell office:value-type="float" office:value="0.4133709" calcext:value-type="float">
            <text:p>0.4133709</text:p>
          </table:table-cell>
          <table:table-cell office:value-type="float" office:value="0.4175165" calcext:value-type="float">
            <text:p>0.4175165</text:p>
          </table:table-cell>
          <table:table-cell office:value-type="float" office:value="0.4229358" calcext:value-type="float">
            <text:p>0.4229358</text:p>
          </table:table-cell>
          <table:table-cell office:value-type="float" office:value="0.4270785" calcext:value-type="float">
            <text:p>0.4270785</text:p>
          </table:table-cell>
          <table:table-cell office:value-type="float" office:value="0.2944783" calcext:value-type="float">
            <text:p>0.2944783</text:p>
          </table:table-cell>
          <table:table-cell office:value-type="float" office:value="0.2916217" calcext:value-type="float">
            <text:p>0.2916217</text:p>
          </table:table-cell>
          <table:table-cell office:value-type="float" office:value="0.3611732" calcext:value-type="float">
            <text:p>0.3611732</text:p>
          </table:table-cell>
          <table:table-cell office:value-type="float" office:value="0.3484997" calcext:value-type="float">
            <text:p>0.3484997</text:p>
          </table:table-cell>
          <table:table-cell office:value-type="float" office:value="0.3599221" calcext:value-type="float">
            <text:p>0.3599221</text:p>
          </table:table-cell>
          <table:table-cell office:value-type="float" office:value="0.3781819" calcext:value-type="float">
            <text:p>0.3781819</text:p>
          </table:table-cell>
          <table:table-cell office:value-type="float" office:value="0.3927458" calcext:value-type="float">
            <text:p>0.39274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367E-015" calcext:value-type="float">
            <text:p>1.965367E-15</text:p>
          </table:table-cell>
          <table:table-cell office:value-type="float" office:value="1.966277E-015" calcext:value-type="float">
            <text:p>1.966277E-15</text:p>
          </table:table-cell>
          <table:table-cell office:value-type="float" office:value="1.978464E-015" calcext:value-type="float">
            <text:p>1.978464E-15</text:p>
          </table:table-cell>
          <table:table-cell office:value-type="float" office:value="1.963155E-015" calcext:value-type="float">
            <text:p>1.963155E-15</text:p>
          </table:table-cell>
          <table:table-cell office:value-type="float" office:value="9.763657E-016" calcext:value-type="float">
            <text:p>9.76365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42386" calcext:value-type="float">
            <text:p>-0.005042386</text:p>
          </table:table-cell>
          <table:table-cell office:value-type="float" office:value="-0.004948683" calcext:value-type="float">
            <text:p>-0.004948683</text:p>
          </table:table-cell>
          <table:table-cell office:value-type="float" office:value="-0.00463999" calcext:value-type="float">
            <text:p>-0.00463999</text:p>
          </table:table-cell>
          <table:table-cell office:value-type="float" office:value="-0.004310062" calcext:value-type="float">
            <text:p>-0.004310062</text:p>
          </table:table-cell>
          <table:table-cell office:value-type="float" office:value="-0.004060726" calcext:value-type="float">
            <text:p>-0.004060726</text:p>
          </table:table-cell>
          <table:table-cell office:value-type="float" office:value="-0.01639489" calcext:value-type="float">
            <text:p>-0.01639489</text:p>
          </table:table-cell>
          <table:table-cell office:value-type="float" office:value="-0.0158579" calcext:value-type="float">
            <text:p>-0.0158579</text:p>
          </table:table-cell>
          <table:table-cell office:value-type="float" office:value="-0.02571725" calcext:value-type="float">
            <text:p>-0.02571725</text:p>
          </table:table-cell>
          <table:table-cell office:value-type="float" office:value="-0.02928613" calcext:value-type="float">
            <text:p>-0.02928613</text:p>
          </table:table-cell>
          <table:table-cell office:value-type="float" office:value="-0.022551" calcext:value-type="float">
            <text:p>-0.02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06649" calcext:value-type="float">
            <text:p>-0.005006649</text:p>
          </table:table-cell>
          <table:table-cell office:value-type="float" office:value="0.001009557" calcext:value-type="float">
            <text:p>0.0010095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3771" calcext:value-type="float">
            <text:p>-2.3837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53.42107" calcext:value-type="float">
            <text:p>53.42107</text:p>
          </table:table-cell>
          <table:table-cell office:value-type="float" office:value="0.8141483" calcext:value-type="float">
            <text:p>0.8141483</text:p>
          </table:table-cell>
          <table:table-cell office:value-type="float" office:value="1086.005" calcext:value-type="float">
            <text:p>1086.005</text:p>
          </table:table-cell>
          <table:table-cell office:value-type="float" office:value="-13.36795" calcext:value-type="float">
            <text:p>-13.36795</text:p>
          </table:table-cell>
          <table:table-cell office:value-type="float" office:value="0" calcext:value-type="float">
            <text:p>0</text:p>
          </table:table-cell>
          <table:table-cell office:value-type="float" office:value="0.4003954" calcext:value-type="float">
            <text:p>0.4003954</text:p>
          </table:table-cell>
          <table:table-cell office:value-type="float" office:value="0.4028667" calcext:value-type="float">
            <text:p>0.4028667</text:p>
          </table:table-cell>
          <table:table-cell office:value-type="float" office:value="0.4066606" calcext:value-type="float">
            <text:p>0.4066606</text:p>
          </table:table-cell>
          <table:table-cell office:value-type="float" office:value="0.4097634" calcext:value-type="float">
            <text:p>0.4097634</text:p>
          </table:table-cell>
          <table:table-cell office:value-type="float" office:value="0.4108375" calcext:value-type="float">
            <text:p>0.4108375</text:p>
          </table:table-cell>
          <table:table-cell office:value-type="float" office:value="0.3232893" calcext:value-type="float">
            <text:p>0.3232893</text:p>
          </table:table-cell>
          <table:table-cell office:value-type="float" office:value="0.2981146" calcext:value-type="float">
            <text:p>0.2981146</text:p>
          </table:table-cell>
          <table:table-cell office:value-type="float" office:value="0.3634935" calcext:value-type="float">
            <text:p>0.3634935</text:p>
          </table:table-cell>
          <table:table-cell office:value-type="float" office:value="0.3491939" calcext:value-type="float">
            <text:p>0.3491939</text:p>
          </table:table-cell>
          <table:table-cell office:value-type="float" office:value="0.3601042" calcext:value-type="float">
            <text:p>0.3601042</text:p>
          </table:table-cell>
          <table:table-cell office:value-type="float" office:value="0.3782193" calcext:value-type="float">
            <text:p>0.3782193</text:p>
          </table:table-cell>
          <table:table-cell office:value-type="float" office:value="0.3927049" calcext:value-type="float">
            <text:p>0.39270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5941E-015" calcext:value-type="float">
            <text:p>1.965941E-15</text:p>
          </table:table-cell>
          <table:table-cell office:value-type="float" office:value="1.966236E-015" calcext:value-type="float">
            <text:p>1.966236E-15</text:p>
          </table:table-cell>
          <table:table-cell office:value-type="float" office:value="1.978407E-015" calcext:value-type="float">
            <text:p>1.978407E-15</text:p>
          </table:table-cell>
          <table:table-cell office:value-type="float" office:value="1.963138E-015" calcext:value-type="float">
            <text:p>1.963138E-15</text:p>
          </table:table-cell>
          <table:table-cell office:value-type="float" office:value="9.763529E-016" calcext:value-type="float">
            <text:p>9.76352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06959" calcext:value-type="float">
            <text:p>-0.006006959</text:p>
          </table:table-cell>
          <table:table-cell office:value-type="float" office:value="-0.005770251" calcext:value-type="float">
            <text:p>-0.005770251</text:p>
          </table:table-cell>
          <table:table-cell office:value-type="float" office:value="-0.005444008" calcext:value-type="float">
            <text:p>-0.005444008</text:p>
          </table:table-cell>
          <table:table-cell office:value-type="float" office:value="-0.005222685" calcext:value-type="float">
            <text:p>-0.005222685</text:p>
          </table:table-cell>
          <table:table-cell office:value-type="float" office:value="-0.005142681" calcext:value-type="float">
            <text:p>-0.005142681</text:p>
          </table:table-cell>
          <table:table-cell office:value-type="float" office:value="-0.008124981" calcext:value-type="float">
            <text:p>-0.008124981</text:p>
          </table:table-cell>
          <table:table-cell office:value-type="float" office:value="-0.01330009" calcext:value-type="float">
            <text:p>-0.01330009</text:p>
          </table:table-cell>
          <table:table-cell office:value-type="float" office:value="-0.02238857" calcext:value-type="float">
            <text:p>-0.02238857</text:p>
          </table:table-cell>
          <table:table-cell office:value-type="float" office:value="-0.02833461" calcext:value-type="float">
            <text:p>-0.02833461</text:p>
          </table:table-cell>
          <table:table-cell office:value-type="float" office:value="-0.02235691" calcext:value-type="float">
            <text:p>-0.02235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54796" calcext:value-type="float">
            <text:p>-0.006154796</text:p>
          </table:table-cell>
          <table:table-cell office:value-type="float" office:value="0.0009623087" calcext:value-type="float">
            <text:p>0.000962308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6104" calcext:value-type="float">
            <text:p>-2.3861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55.65697" calcext:value-type="float">
            <text:p>55.65697</text:p>
          </table:table-cell>
          <table:table-cell office:value-type="float" office:value="0.8141483" calcext:value-type="float">
            <text:p>0.8141483</text:p>
          </table:table-cell>
          <table:table-cell office:value-type="float" office:value="1083.77" calcext:value-type="float">
            <text:p>1083.77</text:p>
          </table:table-cell>
          <table:table-cell office:value-type="float" office:value="-13.36795" calcext:value-type="float">
            <text:p>-13.36795</text:p>
          </table:table-cell>
          <table:table-cell office:value-type="float" office:value="0" calcext:value-type="float">
            <text:p>0</text:p>
          </table:table-cell>
          <table:table-cell office:value-type="float" office:value="0.3735101" calcext:value-type="float">
            <text:p>0.3735101</text:p>
          </table:table-cell>
          <table:table-cell office:value-type="float" office:value="0.3757947" calcext:value-type="float">
            <text:p>0.3757947</text:p>
          </table:table-cell>
          <table:table-cell office:value-type="float" office:value="0.3801913" calcext:value-type="float">
            <text:p>0.3801913</text:p>
          </table:table-cell>
          <table:table-cell office:value-type="float" office:value="0.3846943" calcext:value-type="float">
            <text:p>0.3846943</text:p>
          </table:table-cell>
          <table:table-cell office:value-type="float" office:value="0.3869375" calcext:value-type="float">
            <text:p>0.3869375</text:p>
          </table:table-cell>
          <table:table-cell office:value-type="float" office:value="0.3263267" calcext:value-type="float">
            <text:p>0.3263267</text:p>
          </table:table-cell>
          <table:table-cell office:value-type="float" office:value="0.3117971" calcext:value-type="float">
            <text:p>0.3117971</text:p>
          </table:table-cell>
          <table:table-cell office:value-type="float" office:value="0.3672578" calcext:value-type="float">
            <text:p>0.3672578</text:p>
          </table:table-cell>
          <table:table-cell office:value-type="float" office:value="0.350084" calcext:value-type="float">
            <text:p>0.350084</text:p>
          </table:table-cell>
          <table:table-cell office:value-type="float" office:value="0.3603119" calcext:value-type="float">
            <text:p>0.3603119</text:p>
          </table:table-cell>
          <table:table-cell office:value-type="float" office:value="0.3782658" calcext:value-type="float">
            <text:p>0.3782658</text:p>
          </table:table-cell>
          <table:table-cell office:value-type="float" office:value="0.3926564" calcext:value-type="float">
            <text:p>0.39265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526E-015" calcext:value-type="float">
            <text:p>1.966526E-15</text:p>
          </table:table-cell>
          <table:table-cell office:value-type="float" office:value="1.966185E-015" calcext:value-type="float">
            <text:p>1.966185E-15</text:p>
          </table:table-cell>
          <table:table-cell office:value-type="float" office:value="1.978353E-015" calcext:value-type="float">
            <text:p>1.978353E-15</text:p>
          </table:table-cell>
          <table:table-cell office:value-type="float" office:value="1.963124E-015" calcext:value-type="float">
            <text:p>1.963124E-15</text:p>
          </table:table-cell>
          <table:table-cell office:value-type="float" office:value="9.763379E-016" calcext:value-type="float">
            <text:p>9.76337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42069" calcext:value-type="float">
            <text:p>-0.009242069</text:p>
          </table:table-cell>
          <table:table-cell office:value-type="float" office:value="-0.008883324" calcext:value-type="float">
            <text:p>-0.008883324</text:p>
          </table:table-cell>
          <table:table-cell office:value-type="float" office:value="-0.008256797" calcext:value-type="float">
            <text:p>-0.008256797</text:p>
          </table:table-cell>
          <table:table-cell office:value-type="float" office:value="-0.007705074" calcext:value-type="float">
            <text:p>-0.007705074</text:p>
          </table:table-cell>
          <table:table-cell office:value-type="float" office:value="-0.007432985" calcext:value-type="float">
            <text:p>-0.007432985</text:p>
          </table:table-cell>
          <table:table-cell office:value-type="float" office:value="-0.007533272" calcext:value-type="float">
            <text:p>-0.007533272</text:p>
          </table:table-cell>
          <table:table-cell office:value-type="float" office:value="-0.009098805" calcext:value-type="float">
            <text:p>-0.009098805</text:p>
          </table:table-cell>
          <table:table-cell office:value-type="float" office:value="-0.01792975" calcext:value-type="float">
            <text:p>-0.01792975</text:p>
          </table:table-cell>
          <table:table-cell office:value-type="float" office:value="-0.02716333" calcext:value-type="float">
            <text:p>-0.02716333</text:p>
          </table:table-cell>
          <table:table-cell office:value-type="float" office:value="-0.02213778" calcext:value-type="float">
            <text:p>-0.02213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73557" calcext:value-type="float">
            <text:p>-0.009273557</text:p>
          </table:table-cell>
          <table:table-cell office:value-type="float" office:value="0.0009000947" calcext:value-type="float">
            <text:p>0.000900094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88329" calcext:value-type="float">
            <text:p>-2.3883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59.50931" calcext:value-type="float">
            <text:p>59.50931</text:p>
          </table:table-cell>
          <table:table-cell office:value-type="float" office:value="0.8141483" calcext:value-type="float">
            <text:p>0.8141483</text:p>
          </table:table-cell>
          <table:table-cell office:value-type="float" office:value="1079.917" calcext:value-type="float">
            <text:p>1079.917</text:p>
          </table:table-cell>
          <table:table-cell office:value-type="float" office:value="-13.36795" calcext:value-type="float">
            <text:p>-13.36795</text:p>
          </table:table-cell>
          <table:table-cell office:value-type="float" office:value="0" calcext:value-type="float">
            <text:p>0</text:p>
          </table:table-cell>
          <table:table-cell office:value-type="float" office:value="0.1377814" calcext:value-type="float">
            <text:p>0.1377814</text:p>
          </table:table-cell>
          <table:table-cell office:value-type="float" office:value="0.3656531" calcext:value-type="float">
            <text:p>0.3656531</text:p>
          </table:table-cell>
          <table:table-cell office:value-type="float" office:value="0.3690866" calcext:value-type="float">
            <text:p>0.3690866</text:p>
          </table:table-cell>
          <table:table-cell office:value-type="float" office:value="0.373125" calcext:value-type="float">
            <text:p>0.373125</text:p>
          </table:table-cell>
          <table:table-cell office:value-type="float" office:value="0.375614" calcext:value-type="float">
            <text:p>0.375614</text:p>
          </table:table-cell>
          <table:table-cell office:value-type="float" office:value="0.3207682" calcext:value-type="float">
            <text:p>0.3207682</text:p>
          </table:table-cell>
          <table:table-cell office:value-type="float" office:value="0.3109161" calcext:value-type="float">
            <text:p>0.3109161</text:p>
          </table:table-cell>
          <table:table-cell office:value-type="float" office:value="0.3707591" calcext:value-type="float">
            <text:p>0.3707591</text:p>
          </table:table-cell>
          <table:table-cell office:value-type="float" office:value="0.351173" calcext:value-type="float">
            <text:p>0.351173</text:p>
          </table:table-cell>
          <table:table-cell office:value-type="float" office:value="0.3605527" calcext:value-type="float">
            <text:p>0.3605527</text:p>
          </table:table-cell>
          <table:table-cell office:value-type="float" office:value="0.3783094" calcext:value-type="float">
            <text:p>0.3783094</text:p>
          </table:table-cell>
          <table:table-cell office:value-type="float" office:value="0.3925925" calcext:value-type="float">
            <text:p>0.39259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172E-015" calcext:value-type="float">
            <text:p>1.967172E-15</text:p>
          </table:table-cell>
          <table:table-cell office:value-type="float" office:value="1.966126E-015" calcext:value-type="float">
            <text:p>1.966126E-15</text:p>
          </table:table-cell>
          <table:table-cell office:value-type="float" office:value="1.978296E-015" calcext:value-type="float">
            <text:p>1.978296E-15</text:p>
          </table:table-cell>
          <table:table-cell office:value-type="float" office:value="1.963108E-015" calcext:value-type="float">
            <text:p>1.963108E-15</text:p>
          </table:table-cell>
          <table:table-cell office:value-type="float" office:value="9.763233E-016" calcext:value-type="float">
            <text:p>9.76323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063" calcext:value-type="float">
            <text:p>-14.4063</text:p>
          </table:table-cell>
          <table:table-cell office:value-type="float" office:value="-0.01051276" calcext:value-type="float">
            <text:p>-0.01051276</text:p>
          </table:table-cell>
          <table:table-cell office:value-type="float" office:value="-0.009917283" calcext:value-type="float">
            <text:p>-0.009917283</text:p>
          </table:table-cell>
          <table:table-cell office:value-type="float" office:value="-0.00930344" calcext:value-type="float">
            <text:p>-0.00930344</text:p>
          </table:table-cell>
          <table:table-cell office:value-type="float" office:value="-0.008928965" calcext:value-type="float">
            <text:p>-0.008928965</text:p>
          </table:table-cell>
          <table:table-cell office:value-type="float" office:value="-0.008566825" calcext:value-type="float">
            <text:p>-0.008566825</text:p>
          </table:table-cell>
          <table:table-cell office:value-type="float" office:value="-0.009298895" calcext:value-type="float">
            <text:p>-0.009298895</text:p>
          </table:table-cell>
          <table:table-cell office:value-type="float" office:value="-0.0145969" calcext:value-type="float">
            <text:p>-0.0145969</text:p>
          </table:table-cell>
          <table:table-cell office:value-type="float" office:value="-0.0257979" calcext:value-type="float">
            <text:p>-0.0257979</text:p>
          </table:table-cell>
          <table:table-cell office:value-type="float" office:value="-0.02188648" calcext:value-type="float">
            <text:p>-0.0218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09492" calcext:value-type="float">
            <text:p>-8.109492</text:p>
          </table:table-cell>
          <table:table-cell office:value-type="float" office:value="0.0008515906" calcext:value-type="float">
            <text:p>0.00085159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031" calcext:value-type="float">
            <text:p>-2.390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108.8999" calcext:value-type="float">
            <text:p>108.8999</text:p>
          </table:table-cell>
          <table:table-cell office:value-type="float" office:value="59.8316" calcext:value-type="float">
            <text:p>59.8316</text:p>
          </table:table-cell>
          <table:table-cell office:value-type="float" office:value="0.8141483" calcext:value-type="float">
            <text:p>0.8141483</text:p>
          </table:table-cell>
          <table:table-cell office:value-type="float" office:value="1079.595" calcext:value-type="float">
            <text:p>1079.595</text:p>
          </table:table-cell>
          <table:table-cell office:value-type="float" office:value="-13.36795" calcext:value-type="float">
            <text:p>-13.36795</text:p>
          </table:table-cell>
          <table:table-cell office:value-type="float" office:value="0" calcext:value-type="float">
            <text:p>0</text:p>
          </table:table-cell>
          <table:table-cell office:value-type="float" office:value="0.1108629" calcext:value-type="float">
            <text:p>0.1108629</text:p>
          </table:table-cell>
          <table:table-cell office:value-type="float" office:value="0.3652451" calcext:value-type="float">
            <text:p>0.3652451</text:p>
          </table:table-cell>
          <table:table-cell office:value-type="float" office:value="0.3675728" calcext:value-type="float">
            <text:p>0.3675728</text:p>
          </table:table-cell>
          <table:table-cell office:value-type="float" office:value="0.3701353" calcext:value-type="float">
            <text:p>0.3701353</text:p>
          </table:table-cell>
          <table:table-cell office:value-type="float" office:value="0.3716932" calcext:value-type="float">
            <text:p>0.3716932</text:p>
          </table:table-cell>
          <table:table-cell office:value-type="float" office:value="0.3168809" calcext:value-type="float">
            <text:p>0.3168809</text:p>
          </table:table-cell>
          <table:table-cell office:value-type="float" office:value="0.3087856" calcext:value-type="float">
            <text:p>0.3087856</text:p>
          </table:table-cell>
          <table:table-cell office:value-type="float" office:value="0.3725253" calcext:value-type="float">
            <text:p>0.3725253</text:p>
          </table:table-cell>
          <table:table-cell office:value-type="float" office:value="0.3524719" calcext:value-type="float">
            <text:p>0.3524719</text:p>
          </table:table-cell>
          <table:table-cell office:value-type="float" office:value="0.3608312" calcext:value-type="float">
            <text:p>0.3608312</text:p>
          </table:table-cell>
          <table:table-cell office:value-type="float" office:value="0.378334" calcext:value-type="float">
            <text:p>0.378334</text:p>
          </table:table-cell>
          <table:table-cell office:value-type="float" office:value="0.3925048" calcext:value-type="float">
            <text:p>0.39250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023E-015" calcext:value-type="float">
            <text:p>1.968023E-15</text:p>
          </table:table-cell>
          <table:table-cell office:value-type="float" office:value="1.966042E-015" calcext:value-type="float">
            <text:p>1.966042E-15</text:p>
          </table:table-cell>
          <table:table-cell office:value-type="float" office:value="1.97822E-015" calcext:value-type="float">
            <text:p>1.97822E-15</text:p>
          </table:table-cell>
          <table:table-cell office:value-type="float" office:value="1.96309E-015" calcext:value-type="float">
            <text:p>1.96309E-15</text:p>
          </table:table-cell>
          <table:table-cell office:value-type="float" office:value="9.763079E-016" calcext:value-type="float">
            <text:p>9.76307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92967" calcext:value-type="float">
            <text:p>-77.92967</text:p>
          </table:table-cell>
          <table:table-cell office:value-type="float" office:value="-0.010575" calcext:value-type="float">
            <text:p>-0.010575</text:p>
          </table:table-cell>
          <table:table-cell office:value-type="float" office:value="-0.01016835" calcext:value-type="float">
            <text:p>-0.01016835</text:p>
          </table:table-cell>
          <table:table-cell office:value-type="float" office:value="-0.009778388" calcext:value-type="float">
            <text:p>-0.009778388</text:p>
          </table:table-cell>
          <table:table-cell office:value-type="float" office:value="-0.009529262" calcext:value-type="float">
            <text:p>-0.009529262</text:p>
          </table:table-cell>
          <table:table-cell office:value-type="float" office:value="-0.009393817" calcext:value-type="float">
            <text:p>-0.009393817</text:p>
          </table:table-cell>
          <table:table-cell office:value-type="float" office:value="-0.009852299" calcext:value-type="float">
            <text:p>-0.009852299</text:p>
          </table:table-cell>
          <table:table-cell office:value-type="float" office:value="-0.01315853" calcext:value-type="float">
            <text:p>-0.01315853</text:p>
          </table:table-cell>
          <table:table-cell office:value-type="float" office:value="-0.0242643" calcext:value-type="float">
            <text:p>-0.0242643</text:p>
          </table:table-cell>
          <table:table-cell office:value-type="float" office:value="-0.02159972" calcext:value-type="float">
            <text:p>-0.0215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87405" calcext:value-type="float">
            <text:p>-47.87405</text:p>
          </table:table-cell>
          <table:table-cell office:value-type="float" office:value="0.0008241997" calcext:value-type="float">
            <text:p>0.000824199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1839" calcext:value-type="float">
            <text:p>-2.3918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163.8" calcext:value-type="float">
            <text:p>163.8</text:p>
          </table:table-cell>
          <table:table-cell office:value-type="float" office:value="60.62979" calcext:value-type="float">
            <text:p>60.62979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32.966" calcext:value-type="float">
            <text:p>1132.966</text:p>
          </table:table-cell>
          <table:table-cell office:value-type="float" office:value="-12.66891" calcext:value-type="float">
            <text:p>-12.66891</text:p>
          </table:table-cell>
          <table:table-cell office:value-type="float" office:value="0" calcext:value-type="float">
            <text:p>0</text:p>
          </table:table-cell>
          <table:table-cell office:value-type="float" office:value="0.440555" calcext:value-type="float">
            <text:p>0.440555</text:p>
          </table:table-cell>
          <table:table-cell office:value-type="float" office:value="0.4450902" calcext:value-type="float">
            <text:p>0.4450902</text:p>
          </table:table-cell>
          <table:table-cell office:value-type="float" office:value="0.4545694" calcext:value-type="float">
            <text:p>0.4545694</text:p>
          </table:table-cell>
          <table:table-cell office:value-type="float" office:value="0.4661228" calcext:value-type="float">
            <text:p>0.4661228</text:p>
          </table:table-cell>
          <table:table-cell office:value-type="float" office:value="0.4759222" calcext:value-type="float">
            <text:p>0.4759222</text:p>
          </table:table-cell>
          <table:table-cell office:value-type="float" office:value="0.3976567" calcext:value-type="float">
            <text:p>0.3976567</text:p>
          </table:table-cell>
          <table:table-cell office:value-type="float" office:value="0.3880861" calcext:value-type="float">
            <text:p>0.3880861</text:p>
          </table:table-cell>
          <table:table-cell office:value-type="float" office:value="0.4170105" calcext:value-type="float">
            <text:p>0.4170105</text:p>
          </table:table-cell>
          <table:table-cell office:value-type="float" office:value="0.3826368" calcext:value-type="float">
            <text:p>0.3826368</text:p>
          </table:table-cell>
          <table:table-cell office:value-type="float" office:value="0.361462" calcext:value-type="float">
            <text:p>0.361462</text:p>
          </table:table-cell>
          <table:table-cell office:value-type="float" office:value="0.378397" calcext:value-type="float">
            <text:p>0.378397</text:p>
          </table:table-cell>
          <table:table-cell office:value-type="float" office:value="0.3924026" calcext:value-type="float">
            <text:p>0.39240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8508E-015" calcext:value-type="float">
            <text:p>1.968508E-15</text:p>
          </table:table-cell>
          <table:table-cell office:value-type="float" office:value="1.966003E-015" calcext:value-type="float">
            <text:p>1.966003E-15</text:p>
          </table:table-cell>
          <table:table-cell office:value-type="float" office:value="1.978172E-015" calcext:value-type="float">
            <text:p>1.978172E-15</text:p>
          </table:table-cell>
          <table:table-cell office:value-type="float" office:value="1.963079E-015" calcext:value-type="float">
            <text:p>1.963079E-15</text:p>
          </table:table-cell>
          <table:table-cell office:value-type="float" office:value="9.762956E-016" calcext:value-type="float">
            <text:p>9.76295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25337" calcext:value-type="float">
            <text:p>-0.003325337</text:p>
          </table:table-cell>
          <table:table-cell office:value-type="float" office:value="-0.003115319" calcext:value-type="float">
            <text:p>-0.003115319</text:p>
          </table:table-cell>
          <table:table-cell office:value-type="float" office:value="-0.002733204" calcext:value-type="float">
            <text:p>-0.002733204</text:p>
          </table:table-cell>
          <table:table-cell office:value-type="float" office:value="-0.002356563" calcext:value-type="float">
            <text:p>-0.002356563</text:p>
          </table:table-cell>
          <table:table-cell office:value-type="float" office:value="-0.002078556" calcext:value-type="float">
            <text:p>-0.002078556</text:p>
          </table:table-cell>
          <table:table-cell office:value-type="float" office:value="-0.001691728" calcext:value-type="float">
            <text:p>-0.001691728</text:p>
          </table:table-cell>
          <table:table-cell office:value-type="float" office:value="-0.001424176" calcext:value-type="float">
            <text:p>-0.001424176</text:p>
          </table:table-cell>
          <table:table-cell office:value-type="float" office:value="-0.001147157" calcext:value-type="float">
            <text:p>-0.001147157</text:p>
          </table:table-cell>
          <table:table-cell office:value-type="float" office:value="-0.006390844" calcext:value-type="float">
            <text:p>-0.006390844</text:p>
          </table:table-cell>
          <table:table-cell office:value-type="float" office:value="-0.02098053" calcext:value-type="float">
            <text:p>-0.02098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42614" calcext:value-type="float">
            <text:p>-0.003342614</text:p>
          </table:table-cell>
          <table:table-cell office:value-type="float" office:value="0.0007720854" calcext:value-type="float">
            <text:p>0.000772085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3381" calcext:value-type="float">
            <text:p>-2.3933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168.1" calcext:value-type="float">
            <text:p>168.1</text:p>
          </table:table-cell>
          <table:table-cell office:value-type="float" office:value="62.9541" calcext:value-type="float">
            <text:p>62.9541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34.891" calcext:value-type="float">
            <text:p>1134.891</text:p>
          </table:table-cell>
          <table:table-cell office:value-type="float" office:value="-12.61809" calcext:value-type="float">
            <text:p>-12.61809</text:p>
          </table:table-cell>
          <table:table-cell office:value-type="float" office:value="0" calcext:value-type="float">
            <text:p>0</text:p>
          </table:table-cell>
          <table:table-cell office:value-type="float" office:value="0.4392307" calcext:value-type="float">
            <text:p>0.4392307</text:p>
          </table:table-cell>
          <table:table-cell office:value-type="float" office:value="0.4395221" calcext:value-type="float">
            <text:p>0.4395221</text:p>
          </table:table-cell>
          <table:table-cell office:value-type="float" office:value="0.4430835" calcext:value-type="float">
            <text:p>0.4430835</text:p>
          </table:table-cell>
          <table:table-cell office:value-type="float" office:value="0.4450659" calcext:value-type="float">
            <text:p>0.4450659</text:p>
          </table:table-cell>
          <table:table-cell office:value-type="float" office:value="0.4483256" calcext:value-type="float">
            <text:p>0.4483256</text:p>
          </table:table-cell>
          <table:table-cell office:value-type="float" office:value="0.3705438" calcext:value-type="float">
            <text:p>0.3705438</text:p>
          </table:table-cell>
          <table:table-cell office:value-type="float" office:value="0.3642323" calcext:value-type="float">
            <text:p>0.3642323</text:p>
          </table:table-cell>
          <table:table-cell office:value-type="float" office:value="0.4136454" calcext:value-type="float">
            <text:p>0.4136454</text:p>
          </table:table-cell>
          <table:table-cell office:value-type="float" office:value="0.409894" calcext:value-type="float">
            <text:p>0.409894</text:p>
          </table:table-cell>
          <table:table-cell office:value-type="float" office:value="0.3636723" calcext:value-type="float">
            <text:p>0.3636723</text:p>
          </table:table-cell>
          <table:table-cell office:value-type="float" office:value="0.3786174" calcext:value-type="float">
            <text:p>0.3786174</text:p>
          </table:table-cell>
          <table:table-cell office:value-type="float" office:value="0.3922779" calcext:value-type="float">
            <text:p>0.39227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086E-015" calcext:value-type="float">
            <text:p>1.969086E-15</text:p>
          </table:table-cell>
          <table:table-cell office:value-type="float" office:value="1.965954E-015" calcext:value-type="float">
            <text:p>1.965954E-15</text:p>
          </table:table-cell>
          <table:table-cell office:value-type="float" office:value="1.97812E-015" calcext:value-type="float">
            <text:p>1.97812E-15</text:p>
          </table:table-cell>
          <table:table-cell office:value-type="float" office:value="1.963062E-015" calcext:value-type="float">
            <text:p>1.963062E-15</text:p>
          </table:table-cell>
          <table:table-cell office:value-type="float" office:value="9.762814E-016" calcext:value-type="float">
            <text:p>9.762814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97203" calcext:value-type="float">
            <text:p>-0.003297203</text:p>
          </table:table-cell>
          <table:table-cell office:value-type="float" office:value="-0.003319027" calcext:value-type="float">
            <text:p>-0.003319027</text:p>
          </table:table-cell>
          <table:table-cell office:value-type="float" office:value="-0.003190926" calcext:value-type="float">
            <text:p>-0.003190926</text:p>
          </table:table-cell>
          <table:table-cell office:value-type="float" office:value="-0.003178833" calcext:value-type="float">
            <text:p>-0.003178833</text:p>
          </table:table-cell>
          <table:table-cell office:value-type="float" office:value="-0.003061028" calcext:value-type="float">
            <text:p>-0.003061028</text:p>
          </table:table-cell>
          <table:table-cell office:value-type="float" office:value="-0.002930902" calcext:value-type="float">
            <text:p>-0.002930902</text:p>
          </table:table-cell>
          <table:table-cell office:value-type="float" office:value="-0.002468455" calcext:value-type="float">
            <text:p>-0.002468455</text:p>
          </table:table-cell>
          <table:table-cell office:value-type="float" office:value="-0.001339135" calcext:value-type="float">
            <text:p>-0.001339135</text:p>
          </table:table-cell>
          <table:table-cell office:value-type="float" office:value="-0.002002133" calcext:value-type="float">
            <text:p>-0.002002133</text:p>
          </table:table-cell>
          <table:table-cell office:value-type="float" office:value="-0.0189047" calcext:value-type="float">
            <text:p>-0.0189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75286" calcext:value-type="float">
            <text:p>-0.003375286</text:p>
          </table:table-cell>
          <table:table-cell office:value-type="float" office:value="0.0007151088" calcext:value-type="float">
            <text:p>0.000715108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4957" calcext:value-type="float">
            <text:p>-2.3949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175.5" calcext:value-type="float">
            <text:p>175.5</text:p>
          </table:table-cell>
          <table:table-cell office:value-type="float" office:value="64.11343" calcext:value-type="float">
            <text:p>64.1134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41.02" calcext:value-type="float">
            <text:p>1141.02</text:p>
          </table:table-cell>
          <table:table-cell office:value-type="float" office:value="-12.50655" calcext:value-type="float">
            <text:p>-12.50655</text:p>
          </table:table-cell>
          <table:table-cell office:value-type="float" office:value="0" calcext:value-type="float">
            <text:p>0</text:p>
          </table:table-cell>
          <table:table-cell office:value-type="float" office:value="0.4276757" calcext:value-type="float">
            <text:p>0.4276757</text:p>
          </table:table-cell>
          <table:table-cell office:value-type="float" office:value="0.4318906" calcext:value-type="float">
            <text:p>0.4318906</text:p>
          </table:table-cell>
          <table:table-cell office:value-type="float" office:value="0.4394915" calcext:value-type="float">
            <text:p>0.4394915</text:p>
          </table:table-cell>
          <table:table-cell office:value-type="float" office:value="0.4484161" calcext:value-type="float">
            <text:p>0.4484161</text:p>
          </table:table-cell>
          <table:table-cell office:value-type="float" office:value="0.4553689" calcext:value-type="float">
            <text:p>0.4553689</text:p>
          </table:table-cell>
          <table:table-cell office:value-type="float" office:value="0.3792311" calcext:value-type="float">
            <text:p>0.3792311</text:p>
          </table:table-cell>
          <table:table-cell office:value-type="float" office:value="0.368964" calcext:value-type="float">
            <text:p>0.368964</text:p>
          </table:table-cell>
          <table:table-cell office:value-type="float" office:value="0.4033224" calcext:value-type="float">
            <text:p>0.4033224</text:p>
          </table:table-cell>
          <table:table-cell office:value-type="float" office:value="0.4186177" calcext:value-type="float">
            <text:p>0.4186177</text:p>
          </table:table-cell>
          <table:table-cell office:value-type="float" office:value="0.3753026" calcext:value-type="float">
            <text:p>0.3753026</text:p>
          </table:table-cell>
          <table:table-cell office:value-type="float" office:value="0.3793918" calcext:value-type="float">
            <text:p>0.3793918</text:p>
          </table:table-cell>
          <table:table-cell office:value-type="float" office:value="0.392195" calcext:value-type="float">
            <text:p>0.3921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9595E-015" calcext:value-type="float">
            <text:p>1.969595E-15</text:p>
          </table:table-cell>
          <table:table-cell office:value-type="float" office:value="1.965918E-015" calcext:value-type="float">
            <text:p>1.965918E-15</text:p>
          </table:table-cell>
          <table:table-cell office:value-type="float" office:value="1.97807E-015" calcext:value-type="float">
            <text:p>1.97807E-15</text:p>
          </table:table-cell>
          <table:table-cell office:value-type="float" office:value="1.963051E-015" calcext:value-type="float">
            <text:p>1.963051E-15</text:p>
          </table:table-cell>
          <table:table-cell office:value-type="float" office:value="9.762651E-016" calcext:value-type="float">
            <text:p>9.76265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99159" calcext:value-type="float">
            <text:p>-0.003999159</text:p>
          </table:table-cell>
          <table:table-cell office:value-type="float" office:value="-0.003755214" calcext:value-type="float">
            <text:p>-0.003755214</text:p>
          </table:table-cell>
          <table:table-cell office:value-type="float" office:value="-0.003372143" calcext:value-type="float">
            <text:p>-0.003372143</text:p>
          </table:table-cell>
          <table:table-cell office:value-type="float" office:value="-0.003002139" calcext:value-type="float">
            <text:p>-0.003002139</text:p>
          </table:table-cell>
          <table:table-cell office:value-type="float" office:value="-0.002732954" calcext:value-type="float">
            <text:p>-0.002732954</text:p>
          </table:table-cell>
          <table:table-cell office:value-type="float" office:value="-0.002442062" calcext:value-type="float">
            <text:p>-0.002442062</text:p>
          </table:table-cell>
          <table:table-cell office:value-type="float" office:value="-0.002210303" calcext:value-type="float">
            <text:p>-0.002210303</text:p>
          </table:table-cell>
          <table:table-cell office:value-type="float" office:value="-0.002368575" calcext:value-type="float">
            <text:p>-0.002368575</text:p>
          </table:table-cell>
          <table:table-cell office:value-type="float" office:value="-0.001388669" calcext:value-type="float">
            <text:p>-0.001388669</text:p>
          </table:table-cell>
          <table:table-cell office:value-type="float" office:value="-0.01110734" calcext:value-type="float">
            <text:p>-0.01110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85879" calcext:value-type="float">
            <text:p>-0.004085879</text:p>
          </table:table-cell>
          <table:table-cell office:value-type="float" office:value="0.0006730983" calcext:value-type="float">
            <text:p>0.00067309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6555" calcext:value-type="float">
            <text:p>-2.3965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175.6" calcext:value-type="float">
            <text:p>175.6</text:p>
          </table:table-cell>
          <table:table-cell office:value-type="float" office:value="67.8787" calcext:value-type="float">
            <text:p>67.878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37.354" calcext:value-type="float">
            <text:p>1137.354</text:p>
          </table:table-cell>
          <table:table-cell office:value-type="float" office:value="-12.50569" calcext:value-type="float">
            <text:p>-12.50569</text:p>
          </table:table-cell>
          <table:table-cell office:value-type="float" office:value="0" calcext:value-type="float">
            <text:p>0</text:p>
          </table:table-cell>
          <table:table-cell office:value-type="float" office:value="0.1159289" calcext:value-type="float">
            <text:p>0.1159289</text:p>
          </table:table-cell>
          <table:table-cell office:value-type="float" office:value="0.4139335" calcext:value-type="float">
            <text:p>0.4139335</text:p>
          </table:table-cell>
          <table:table-cell office:value-type="float" office:value="0.4198738" calcext:value-type="float">
            <text:p>0.4198738</text:p>
          </table:table-cell>
          <table:table-cell office:value-type="float" office:value="0.4271628" calcext:value-type="float">
            <text:p>0.4271628</text:p>
          </table:table-cell>
          <table:table-cell office:value-type="float" office:value="0.4330009" calcext:value-type="float">
            <text:p>0.4330009</text:p>
          </table:table-cell>
          <table:table-cell office:value-type="float" office:value="0.3642225" calcext:value-type="float">
            <text:p>0.3642225</text:p>
          </table:table-cell>
          <table:table-cell office:value-type="float" office:value="0.3569199" calcext:value-type="float">
            <text:p>0.3569199</text:p>
          </table:table-cell>
          <table:table-cell office:value-type="float" office:value="0.4014879" calcext:value-type="float">
            <text:p>0.4014879</text:p>
          </table:table-cell>
          <table:table-cell office:value-type="float" office:value="0.4185073" calcext:value-type="float">
            <text:p>0.4185073</text:p>
          </table:table-cell>
          <table:table-cell office:value-type="float" office:value="0.3885202" calcext:value-type="float">
            <text:p>0.3885202</text:p>
          </table:table-cell>
          <table:table-cell office:value-type="float" office:value="0.3817378" calcext:value-type="float">
            <text:p>0.3817378</text:p>
          </table:table-cell>
          <table:table-cell office:value-type="float" office:value="0.3922342" calcext:value-type="float">
            <text:p>0.39223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191E-015" calcext:value-type="float">
            <text:p>1.970191E-15</text:p>
          </table:table-cell>
          <table:table-cell office:value-type="float" office:value="1.965862E-015" calcext:value-type="float">
            <text:p>1.965862E-15</text:p>
          </table:table-cell>
          <table:table-cell office:value-type="float" office:value="1.978016E-015" calcext:value-type="float">
            <text:p>1.978016E-15</text:p>
          </table:table-cell>
          <table:table-cell office:value-type="float" office:value="1.96304E-015" calcext:value-type="float">
            <text:p>1.96304E-15</text:p>
          </table:table-cell>
          <table:table-cell office:value-type="float" office:value="9.762484E-016" calcext:value-type="float">
            <text:p>9.762484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96862" calcext:value-type="float">
            <text:p>-55.96862</text:p>
          </table:table-cell>
          <table:table-cell office:value-type="float" office:value="-0.004893843" calcext:value-type="float">
            <text:p>-0.004893843</text:p>
          </table:table-cell>
          <table:table-cell office:value-type="float" office:value="-0.004482157" calcext:value-type="float">
            <text:p>-0.004482157</text:p>
          </table:table-cell>
          <table:table-cell office:value-type="float" office:value="-0.004055088" calcext:value-type="float">
            <text:p>-0.004055088</text:p>
          </table:table-cell>
          <table:table-cell office:value-type="float" office:value="-0.003731499" calcext:value-type="float">
            <text:p>-0.003731499</text:p>
          </table:table-cell>
          <table:table-cell office:value-type="float" office:value="-0.003307623" calcext:value-type="float">
            <text:p>-0.003307623</text:p>
          </table:table-cell>
          <table:table-cell office:value-type="float" office:value="-0.002920883" calcext:value-type="float">
            <text:p>-0.002920883</text:p>
          </table:table-cell>
          <table:table-cell office:value-type="float" office:value="-0.002601533" calcext:value-type="float">
            <text:p>-0.002601533</text:p>
          </table:table-cell>
          <table:table-cell office:value-type="float" office:value="-0.001394736" calcext:value-type="float">
            <text:p>-0.001394736</text:p>
          </table:table-cell>
          <table:table-cell office:value-type="float" office:value="-0.006120098" calcext:value-type="float">
            <text:p>-0.00612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61045" calcext:value-type="float">
            <text:p>-24.61045</text:p>
          </table:table-cell>
          <table:table-cell office:value-type="float" office:value="0.0006371644" calcext:value-type="float">
            <text:p>0.00063716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398088" calcext:value-type="float">
            <text:p>-2.398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200.3999" calcext:value-type="float">
            <text:p>200.3999</text:p>
          </table:table-cell>
          <table:table-cell office:value-type="float" office:value="68.58043" calcext:value-type="float">
            <text:p>68.5804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61.165" calcext:value-type="float">
            <text:p>1161.165</text:p>
          </table:table-cell>
          <table:table-cell office:value-type="float" office:value="-12.21867" calcext:value-type="float">
            <text:p>-12.21867</text:p>
          </table:table-cell>
          <table:table-cell office:value-type="float" office:value="0" calcext:value-type="float">
            <text:p>0</text:p>
          </table:table-cell>
          <table:table-cell office:value-type="float" office:value="0.4386496" calcext:value-type="float">
            <text:p>0.4386496</text:p>
          </table:table-cell>
          <table:table-cell office:value-type="float" office:value="0.4417637" calcext:value-type="float">
            <text:p>0.4417637</text:p>
          </table:table-cell>
          <table:table-cell office:value-type="float" office:value="0.4505399" calcext:value-type="float">
            <text:p>0.4505399</text:p>
          </table:table-cell>
          <table:table-cell office:value-type="float" office:value="0.4613579" calcext:value-type="float">
            <text:p>0.4613579</text:p>
          </table:table-cell>
          <table:table-cell office:value-type="float" office:value="0.4703592" calcext:value-type="float">
            <text:p>0.4703592</text:p>
          </table:table-cell>
          <table:table-cell office:value-type="float" office:value="0.3930855" calcext:value-type="float">
            <text:p>0.3930855</text:p>
          </table:table-cell>
          <table:table-cell office:value-type="float" office:value="0.3854634" calcext:value-type="float">
            <text:p>0.3854634</text:p>
          </table:table-cell>
          <table:table-cell office:value-type="float" office:value="0.4146077" calcext:value-type="float">
            <text:p>0.4146077</text:p>
          </table:table-cell>
          <table:table-cell office:value-type="float" office:value="0.4188831" calcext:value-type="float">
            <text:p>0.4188831</text:p>
          </table:table-cell>
          <table:table-cell office:value-type="float" office:value="0.4028804" calcext:value-type="float">
            <text:p>0.4028804</text:p>
          </table:table-cell>
          <table:table-cell office:value-type="float" office:value="0.3853428" calcext:value-type="float">
            <text:p>0.3853428</text:p>
          </table:table-cell>
          <table:table-cell office:value-type="float" office:value="0.3924677" calcext:value-type="float">
            <text:p>0.39246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685E-015" calcext:value-type="float">
            <text:p>1.970685E-15</text:p>
          </table:table-cell>
          <table:table-cell office:value-type="float" office:value="1.965825E-015" calcext:value-type="float">
            <text:p>1.965825E-15</text:p>
          </table:table-cell>
          <table:table-cell office:value-type="float" office:value="1.977968E-015" calcext:value-type="float">
            <text:p>1.977968E-15</text:p>
          </table:table-cell>
          <table:table-cell office:value-type="float" office:value="1.963029E-015" calcext:value-type="float">
            <text:p>1.963029E-15</text:p>
          </table:table-cell>
          <table:table-cell office:value-type="float" office:value="9.762311E-016" calcext:value-type="float">
            <text:p>9.76231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16155" calcext:value-type="float">
            <text:p>-0.003416155</text:p>
          </table:table-cell>
          <table:table-cell office:value-type="float" office:value="-0.003263243" calcext:value-type="float">
            <text:p>-0.003263243</text:p>
          </table:table-cell>
          <table:table-cell office:value-type="float" office:value="-0.002890394" calcext:value-type="float">
            <text:p>-0.002890394</text:p>
          </table:table-cell>
          <table:table-cell office:value-type="float" office:value="-0.002517098" calcext:value-type="float">
            <text:p>-0.002517098</text:p>
          </table:table-cell>
          <table:table-cell office:value-type="float" office:value="-0.002237875" calcext:value-type="float">
            <text:p>-0.002237875</text:p>
          </table:table-cell>
          <table:table-cell office:value-type="float" office:value="-0.001856454" calcext:value-type="float">
            <text:p>-0.001856454</text:p>
          </table:table-cell>
          <table:table-cell office:value-type="float" office:value="-0.001518444" calcext:value-type="float">
            <text:p>-0.001518444</text:p>
          </table:table-cell>
          <table:table-cell office:value-type="float" office:value="-0.001298248" calcext:value-type="float">
            <text:p>-0.001298248</text:p>
          </table:table-cell>
          <table:table-cell office:value-type="float" office:value="-0.001374171" calcext:value-type="float">
            <text:p>-0.001374171</text:p>
          </table:table-cell>
          <table:table-cell office:value-type="float" office:value="-0.003332858" calcext:value-type="float">
            <text:p>-0.003332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4651" calcext:value-type="float">
            <text:p>-0.003574651</text:p>
          </table:table-cell>
          <table:table-cell office:value-type="float" office:value="0.0005999347" calcext:value-type="float">
            <text:p>0.000599934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9407" calcext:value-type="float">
            <text:p>-2.3994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200.3999" calcext:value-type="float">
            <text:p>200.3999</text:p>
          </table:table-cell>
          <table:table-cell office:value-type="float" office:value="72.172" calcext:value-type="float">
            <text:p>72.172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58.02" calcext:value-type="float">
            <text:p>1158.02</text:p>
          </table:table-cell>
          <table:table-cell office:value-type="float" office:value="-12.6654" calcext:value-type="float">
            <text:p>-12.6654</text:p>
          </table:table-cell>
          <table:table-cell office:value-type="float" office:value="0" calcext:value-type="float">
            <text:p>0</text:p>
          </table:table-cell>
          <table:table-cell office:value-type="float" office:value="0.121672" calcext:value-type="float">
            <text:p>0.121672</text:p>
          </table:table-cell>
          <table:table-cell office:value-type="float" office:value="0.4187242" calcext:value-type="float">
            <text:p>0.4187242</text:p>
          </table:table-cell>
          <table:table-cell office:value-type="float" office:value="0.4250636" calcext:value-type="float">
            <text:p>0.4250636</text:p>
          </table:table-cell>
          <table:table-cell office:value-type="float" office:value="0.4328293" calcext:value-type="float">
            <text:p>0.4328293</text:p>
          </table:table-cell>
          <table:table-cell office:value-type="float" office:value="0.4391511" calcext:value-type="float">
            <text:p>0.4391511</text:p>
          </table:table-cell>
          <table:table-cell office:value-type="float" office:value="0.3688183" calcext:value-type="float">
            <text:p>0.3688183</text:p>
          </table:table-cell>
          <table:table-cell office:value-type="float" office:value="0.3609653" calcext:value-type="float">
            <text:p>0.3609653</text:p>
          </table:table-cell>
          <table:table-cell office:value-type="float" office:value="0.4045295" calcext:value-type="float">
            <text:p>0.4045295</text:p>
          </table:table-cell>
          <table:table-cell office:value-type="float" office:value="0.4138206" calcext:value-type="float">
            <text:p>0.4138206</text:p>
          </table:table-cell>
          <table:table-cell office:value-type="float" office:value="0.4229381" calcext:value-type="float">
            <text:p>0.4229381</text:p>
          </table:table-cell>
          <table:table-cell office:value-type="float" office:value="0.4005203" calcext:value-type="float">
            <text:p>0.4005203</text:p>
          </table:table-cell>
          <table:table-cell office:value-type="float" office:value="0.3937335" calcext:value-type="float">
            <text:p>0.3937335</text:p>
          </table:table-cell>
          <table:table-cell office:value-type="float" office:value="0.4493461" calcext:value-type="float">
            <text:p>0.4493461</text:p>
          </table:table-cell>
          <table:table-cell office:value-type="float" office:value="0" calcext:value-type="float">
            <text:p>0</text:p>
          </table:table-cell>
          <table:table-cell office:value-type="float" office:value="1.97131E-015" calcext:value-type="float">
            <text:p>1.97131E-15</text:p>
          </table:table-cell>
          <table:table-cell office:value-type="float" office:value="1.965768E-015" calcext:value-type="float">
            <text:p>1.965768E-15</text:p>
          </table:table-cell>
          <table:table-cell office:value-type="float" office:value="1.977912E-015" calcext:value-type="float">
            <text:p>1.977912E-15</text:p>
          </table:table-cell>
          <table:table-cell office:value-type="float" office:value="1.963014E-015" calcext:value-type="float">
            <text:p>1.963014E-15</text:p>
          </table:table-cell>
          <table:table-cell office:value-type="float" office:value="9.762166E-016" calcext:value-type="float">
            <text:p>9.76216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2064" calcext:value-type="float">
            <text:p>-38.2064</text:p>
          </table:table-cell>
          <table:table-cell office:value-type="float" office:value="-0.004557323" calcext:value-type="float">
            <text:p>-0.004557323</text:p>
          </table:table-cell>
          <table:table-cell office:value-type="float" office:value="-0.004153837" calcext:value-type="float">
            <text:p>-0.004153837</text:p>
          </table:table-cell>
          <table:table-cell office:value-type="float" office:value="-0.003738901" calcext:value-type="float">
            <text:p>-0.003738901</text:p>
          </table:table-cell>
          <table:table-cell office:value-type="float" office:value="-0.00342051" calcext:value-type="float">
            <text:p>-0.00342051</text:p>
          </table:table-cell>
          <table:table-cell office:value-type="float" office:value="-0.003009089" calcext:value-type="float">
            <text:p>-0.003009089</text:p>
          </table:table-cell>
          <table:table-cell office:value-type="float" office:value="-0.002654762" calcext:value-type="float">
            <text:p>-0.002654762</text:p>
          </table:table-cell>
          <table:table-cell office:value-type="float" office:value="-0.002206746" calcext:value-type="float">
            <text:p>-0.002206746</text:p>
          </table:table-cell>
          <table:table-cell office:value-type="float" office:value="-0.001671989" calcext:value-type="float">
            <text:p>-0.001671989</text:p>
          </table:table-cell>
          <table:table-cell office:value-type="float" office:value="-0.001423694" calcext:value-type="float">
            <text:p>-0.001423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8676" calcext:value-type="float">
            <text:p>-13.08676</text:p>
          </table:table-cell>
          <table:table-cell office:value-type="float" office:value="0.0005615041" calcext:value-type="float">
            <text:p>0.000561504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0286" calcext:value-type="float">
            <text:p>-2.2802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205.2997" calcext:value-type="float">
            <text:p>205.2997</text:p>
          </table:table-cell>
          <table:table-cell office:value-type="float" office:value="72.83434" calcext:value-type="float">
            <text:p>72.83434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63.08" calcext:value-type="float">
            <text:p>1163.08</text:p>
          </table:table-cell>
          <table:table-cell office:value-type="float" office:value="-13.48698" calcext:value-type="float">
            <text:p>-13.48698</text:p>
          </table:table-cell>
          <table:table-cell office:value-type="float" office:value="0" calcext:value-type="float">
            <text:p>0</text:p>
          </table:table-cell>
          <table:table-cell office:value-type="float" office:value="0.4116093" calcext:value-type="float">
            <text:p>0.4116093</text:p>
          </table:table-cell>
          <table:table-cell office:value-type="float" office:value="0.4146631" calcext:value-type="float">
            <text:p>0.4146631</text:p>
          </table:table-cell>
          <table:table-cell office:value-type="float" office:value="0.4202611" calcext:value-type="float">
            <text:p>0.4202611</text:p>
          </table:table-cell>
          <table:table-cell office:value-type="float" office:value="0.4265213" calcext:value-type="float">
            <text:p>0.4265213</text:p>
          </table:table-cell>
          <table:table-cell office:value-type="float" office:value="0.4310698" calcext:value-type="float">
            <text:p>0.4310698</text:p>
          </table:table-cell>
          <table:table-cell office:value-type="float" office:value="0.3611033" calcext:value-type="float">
            <text:p>0.3611033</text:p>
          </table:table-cell>
          <table:table-cell office:value-type="float" office:value="0.35283" calcext:value-type="float">
            <text:p>0.35283</text:p>
          </table:table-cell>
          <table:table-cell office:value-type="float" office:value="0.4000123" calcext:value-type="float">
            <text:p>0.4000123</text:p>
          </table:table-cell>
          <table:table-cell office:value-type="float" office:value="0.4044894" calcext:value-type="float">
            <text:p>0.4044894</text:p>
          </table:table-cell>
          <table:table-cell office:value-type="float" office:value="0.4212691" calcext:value-type="float">
            <text:p>0.4212691</text:p>
          </table:table-cell>
          <table:table-cell office:value-type="float" office:value="0.4253494" calcext:value-type="float">
            <text:p>0.4253494</text:p>
          </table:table-cell>
          <table:table-cell office:value-type="float" office:value="0.397842" calcext:value-type="float">
            <text:p>0.397842</text:p>
          </table:table-cell>
          <table:table-cell office:value-type="float" office:value="0.4547861" calcext:value-type="float">
            <text:p>0.4547861</text:p>
          </table:table-cell>
          <table:table-cell office:value-type="float" office:value="0" calcext:value-type="float">
            <text:p>0</text:p>
          </table:table-cell>
          <table:table-cell office:value-type="float" office:value="1.969537E-015" calcext:value-type="float">
            <text:p>1.969537E-15</text:p>
          </table:table-cell>
          <table:table-cell office:value-type="float" office:value="1.966295E-015" calcext:value-type="float">
            <text:p>1.966295E-15</text:p>
          </table:table-cell>
          <table:table-cell office:value-type="float" office:value="1.977869E-015" calcext:value-type="float">
            <text:p>1.977869E-15</text:p>
          </table:table-cell>
          <table:table-cell office:value-type="float" office:value="1.962998E-015" calcext:value-type="float">
            <text:p>1.962998E-15</text:p>
          </table:table-cell>
          <table:table-cell office:value-type="float" office:value="9.762024E-016" calcext:value-type="float">
            <text:p>9.762024E-16</text:p>
          </table:table-cell>
          <table:table-cell office:value-type="float" office:value="9.372562E-016" calcext:value-type="float">
            <text:p>9.372562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687" calcext:value-type="float">
            <text:p>-0.0050687</text:p>
          </table:table-cell>
          <table:table-cell office:value-type="float" office:value="-0.004826405" calcext:value-type="float">
            <text:p>-0.004826405</text:p>
          </table:table-cell>
          <table:table-cell office:value-type="float" office:value="-0.004452846" calcext:value-type="float">
            <text:p>-0.004452846</text:p>
          </table:table-cell>
          <table:table-cell office:value-type="float" office:value="-0.004092269" calcext:value-type="float">
            <text:p>-0.004092269</text:p>
          </table:table-cell>
          <table:table-cell office:value-type="float" office:value="-0.003833552" calcext:value-type="float">
            <text:p>-0.003833552</text:p>
          </table:table-cell>
          <table:table-cell office:value-type="float" office:value="-0.003531248" calcext:value-type="float">
            <text:p>-0.003531248</text:p>
          </table:table-cell>
          <table:table-cell office:value-type="float" office:value="-0.00322473" calcext:value-type="float">
            <text:p>-0.00322473</text:p>
          </table:table-cell>
          <table:table-cell office:value-type="float" office:value="-0.002820835" calcext:value-type="float">
            <text:p>-0.002820835</text:p>
          </table:table-cell>
          <table:table-cell office:value-type="float" office:value="-0.002454454" calcext:value-type="float">
            <text:p>-0.002454454</text:p>
          </table:table-cell>
          <table:table-cell office:value-type="float" office:value="-0.001520902" calcext:value-type="float">
            <text:p>-0.00152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95172" calcext:value-type="float">
            <text:p>-0.005095172</text:p>
          </table:table-cell>
          <table:table-cell office:value-type="float" office:value="-0.0004473657" calcext:value-type="float">
            <text:p>-0.00044736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4574" calcext:value-type="float">
            <text:p>-2.3145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05.2997" calcext:value-type="float">
            <text:p>205.2997</text:p>
          </table:table-cell>
          <table:table-cell office:value-type="float" office:value="75.71937" calcext:value-type="float">
            <text:p>75.7193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61.018" calcext:value-type="float">
            <text:p>1161.018</text:p>
          </table:table-cell>
          <table:table-cell office:value-type="float" office:value="-14.30999" calcext:value-type="float">
            <text:p>-14.30999</text:p>
          </table:table-cell>
          <table:table-cell office:value-type="float" office:value="0" calcext:value-type="float">
            <text:p>0</text:p>
          </table:table-cell>
          <table:table-cell office:value-type="float" office:value="0.3894418" calcext:value-type="float">
            <text:p>0.3894418</text:p>
          </table:table-cell>
          <table:table-cell office:value-type="float" office:value="0.3920191" calcext:value-type="float">
            <text:p>0.3920191</text:p>
          </table:table-cell>
          <table:table-cell office:value-type="float" office:value="0.3981115" calcext:value-type="float">
            <text:p>0.3981115</text:p>
          </table:table-cell>
          <table:table-cell office:value-type="float" office:value="0.405811" calcext:value-type="float">
            <text:p>0.405811</text:p>
          </table:table-cell>
          <table:table-cell office:value-type="float" office:value="0.4116313" calcext:value-type="float">
            <text:p>0.4116313</text:p>
          </table:table-cell>
          <table:table-cell office:value-type="float" office:value="0.3507892" calcext:value-type="float">
            <text:p>0.3507892</text:p>
          </table:table-cell>
          <table:table-cell office:value-type="float" office:value="0.3455752" calcext:value-type="float">
            <text:p>0.3455752</text:p>
          </table:table-cell>
          <table:table-cell office:value-type="float" office:value="0.3971638" calcext:value-type="float">
            <text:p>0.3971638</text:p>
          </table:table-cell>
          <table:table-cell office:value-type="float" office:value="0.4011969" calcext:value-type="float">
            <text:p>0.4011969</text:p>
          </table:table-cell>
          <table:table-cell office:value-type="float" office:value="0.4125629" calcext:value-type="float">
            <text:p>0.4125629</text:p>
          </table:table-cell>
          <table:table-cell office:value-type="float" office:value="0.4432566" calcext:value-type="float">
            <text:p>0.4432566</text:p>
          </table:table-cell>
          <table:table-cell office:value-type="float" office:value="0.4040001" calcext:value-type="float">
            <text:p>0.4040001</text:p>
          </table:table-cell>
          <table:table-cell office:value-type="float" office:value="0.4599659" calcext:value-type="float">
            <text:p>0.4599659</text:p>
          </table:table-cell>
          <table:table-cell office:value-type="float" office:value="0" calcext:value-type="float">
            <text:p>0</text:p>
          </table:table-cell>
          <table:table-cell office:value-type="float" office:value="1.970057E-015" calcext:value-type="float">
            <text:p>1.970057E-15</text:p>
          </table:table-cell>
          <table:table-cell office:value-type="float" office:value="1.966243E-015" calcext:value-type="float">
            <text:p>1.966243E-15</text:p>
          </table:table-cell>
          <table:table-cell office:value-type="float" office:value="1.977824E-015" calcext:value-type="float">
            <text:p>1.977824E-15</text:p>
          </table:table-cell>
          <table:table-cell office:value-type="float" office:value="1.962992E-015" calcext:value-type="float">
            <text:p>1.962992E-15</text:p>
          </table:table-cell>
          <table:table-cell office:value-type="float" office:value="9.761808E-016" calcext:value-type="float">
            <text:p>9.76180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58485" calcext:value-type="float">
            <text:p>-0.007158485</text:p>
          </table:table-cell>
          <table:table-cell office:value-type="float" office:value="-0.006851885" calcext:value-type="float">
            <text:p>-0.006851885</text:p>
          </table:table-cell>
          <table:table-cell office:value-type="float" office:value="-0.006229797" calcext:value-type="float">
            <text:p>-0.006229797</text:p>
          </table:table-cell>
          <table:table-cell office:value-type="float" office:value="-0.005557722" calcext:value-type="float">
            <text:p>-0.005557722</text:p>
          </table:table-cell>
          <table:table-cell office:value-type="float" office:value="-0.005089677" calcext:value-type="float">
            <text:p>-0.005089677</text:p>
          </table:table-cell>
          <table:table-cell office:value-type="float" office:value="-0.004378657" calcext:value-type="float">
            <text:p>-0.004378657</text:p>
          </table:table-cell>
          <table:table-cell office:value-type="float" office:value="-0.003827704" calcext:value-type="float">
            <text:p>-0.003827704</text:p>
          </table:table-cell>
          <table:table-cell office:value-type="float" office:value="-0.003286913" calcext:value-type="float">
            <text:p>-0.003286913</text:p>
          </table:table-cell>
          <table:table-cell office:value-type="float" office:value="-0.002811627" calcext:value-type="float">
            <text:p>-0.002811627</text:p>
          </table:table-cell>
          <table:table-cell office:value-type="float" office:value="-0.002177898" calcext:value-type="float">
            <text:p>-0.002177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87753" calcext:value-type="float">
            <text:p>-0.007187753</text:p>
          </table:table-cell>
          <table:table-cell office:value-type="float" office:value="-0.0004634733" calcext:value-type="float">
            <text:p>-0.00046347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7962" calcext:value-type="float">
            <text:p>-2.3379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05.2997" calcext:value-type="float">
            <text:p>205.2997</text:p>
          </table:table-cell>
          <table:table-cell office:value-type="float" office:value="80.03146" calcext:value-type="float">
            <text:p>80.03146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57.023" calcext:value-type="float">
            <text:p>1157.023</text:p>
          </table:table-cell>
          <table:table-cell office:value-type="float" office:value="-14.62753" calcext:value-type="float">
            <text:p>-14.62753</text:p>
          </table:table-cell>
          <table:table-cell office:value-type="float" office:value="0" calcext:value-type="float">
            <text:p>0</text:p>
          </table:table-cell>
          <table:table-cell office:value-type="float" office:value="0.3631085" calcext:value-type="float">
            <text:p>0.3631085</text:p>
          </table:table-cell>
          <table:table-cell office:value-type="float" office:value="0.3661343" calcext:value-type="float">
            <text:p>0.3661343</text:p>
          </table:table-cell>
          <table:table-cell office:value-type="float" office:value="0.3759867" calcext:value-type="float">
            <text:p>0.3759867</text:p>
          </table:table-cell>
          <table:table-cell office:value-type="float" office:value="0.3869114" calcext:value-type="float">
            <text:p>0.3869114</text:p>
          </table:table-cell>
          <table:table-cell office:value-type="float" office:value="0.3938337" calcext:value-type="float">
            <text:p>0.3938337</text:p>
          </table:table-cell>
          <table:table-cell office:value-type="float" office:value="0.3397914" calcext:value-type="float">
            <text:p>0.3397914</text:p>
          </table:table-cell>
          <table:table-cell office:value-type="float" office:value="0.3364542" calcext:value-type="float">
            <text:p>0.3364542</text:p>
          </table:table-cell>
          <table:table-cell office:value-type="float" office:value="0.3938917" calcext:value-type="float">
            <text:p>0.3938917</text:p>
          </table:table-cell>
          <table:table-cell office:value-type="float" office:value="0.3983535" calcext:value-type="float">
            <text:p>0.3983535</text:p>
          </table:table-cell>
          <table:table-cell office:value-type="float" office:value="0.4086624" calcext:value-type="float">
            <text:p>0.4086624</text:p>
          </table:table-cell>
          <table:table-cell office:value-type="float" office:value="0.4425567" calcext:value-type="float">
            <text:p>0.4425567</text:p>
          </table:table-cell>
          <table:table-cell office:value-type="float" office:value="0.4127307" calcext:value-type="float">
            <text:p>0.41273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0646E-015" calcext:value-type="float">
            <text:p>1.970646E-15</text:p>
          </table:table-cell>
          <table:table-cell office:value-type="float" office:value="1.966184E-015" calcext:value-type="float">
            <text:p>1.966184E-15</text:p>
          </table:table-cell>
          <table:table-cell office:value-type="float" office:value="1.977777E-015" calcext:value-type="float">
            <text:p>1.977777E-15</text:p>
          </table:table-cell>
          <table:table-cell office:value-type="float" office:value="1.962978E-015" calcext:value-type="float">
            <text:p>1.962978E-15</text:p>
          </table:table-cell>
          <table:table-cell office:value-type="float" office:value="9.761663E-016" calcext:value-type="float">
            <text:p>9.76166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0735" calcext:value-type="float">
            <text:p>-0.0110735</text:p>
          </table:table-cell>
          <table:table-cell office:value-type="float" office:value="-0.01047154" calcext:value-type="float">
            <text:p>-0.01047154</text:p>
          </table:table-cell>
          <table:table-cell office:value-type="float" office:value="-0.008851942" calcext:value-type="float">
            <text:p>-0.008851942</text:p>
          </table:table-cell>
          <table:table-cell office:value-type="float" office:value="-0.007440077" calcext:value-type="float">
            <text:p>-0.007440077</text:p>
          </table:table-cell>
          <table:table-cell office:value-type="float" office:value="-0.006668698" calcext:value-type="float">
            <text:p>-0.006668698</text:p>
          </table:table-cell>
          <table:table-cell office:value-type="float" office:value="-0.005556355" calcext:value-type="float">
            <text:p>-0.005556355</text:p>
          </table:table-cell>
          <table:table-cell office:value-type="float" office:value="-0.004793092" calcext:value-type="float">
            <text:p>-0.004793092</text:p>
          </table:table-cell>
          <table:table-cell office:value-type="float" office:value="-0.003931782" calcext:value-type="float">
            <text:p>-0.003931782</text:p>
          </table:table-cell>
          <table:table-cell office:value-type="float" office:value="-0.003164735" calcext:value-type="float">
            <text:p>-0.003164735</text:p>
          </table:table-cell>
          <table:table-cell office:value-type="float" office:value="-0.002564707" calcext:value-type="float">
            <text:p>-0.002564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12207" calcext:value-type="float">
            <text:p>-0.01112207</text:p>
          </table:table-cell>
          <table:table-cell office:value-type="float" office:value="-0.0004817307" calcext:value-type="float">
            <text:p>-0.00048173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6972" calcext:value-type="float">
            <text:p>-2.3269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06.4998" calcext:value-type="float">
            <text:p>206.4998</text:p>
          </table:table-cell>
          <table:table-cell office:value-type="float" office:value="83.93108" calcext:value-type="float">
            <text:p>83.93108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53.13" calcext:value-type="float">
            <text:p>1153.13</text:p>
          </table:table-cell>
          <table:table-cell office:value-type="float" office:value="-14.6157" calcext:value-type="float">
            <text:p>-14.6157</text:p>
          </table:table-cell>
          <table:table-cell office:value-type="float" office:value="0" calcext:value-type="float">
            <text:p>0</text:p>
          </table:table-cell>
          <table:table-cell office:value-type="float" office:value="0.356703" calcext:value-type="float">
            <text:p>0.356703</text:p>
          </table:table-cell>
          <table:table-cell office:value-type="float" office:value="0.3589834" calcext:value-type="float">
            <text:p>0.3589834</text:p>
          </table:table-cell>
          <table:table-cell office:value-type="float" office:value="0.3662973" calcext:value-type="float">
            <text:p>0.3662973</text:p>
          </table:table-cell>
          <table:table-cell office:value-type="float" office:value="0.3753493" calcext:value-type="float">
            <text:p>0.3753493</text:p>
          </table:table-cell>
          <table:table-cell office:value-type="float" office:value="0.38156" calcext:value-type="float">
            <text:p>0.38156</text:p>
          </table:table-cell>
          <table:table-cell office:value-type="float" office:value="0.3307325" calcext:value-type="float">
            <text:p>0.3307325</text:p>
          </table:table-cell>
          <table:table-cell office:value-type="float" office:value="0.3284928" calcext:value-type="float">
            <text:p>0.3284928</text:p>
          </table:table-cell>
          <table:table-cell office:value-type="float" office:value="0.3906188" calcext:value-type="float">
            <text:p>0.3906188</text:p>
          </table:table-cell>
          <table:table-cell office:value-type="float" office:value="0.395299" calcext:value-type="float">
            <text:p>0.395299</text:p>
          </table:table-cell>
          <table:table-cell office:value-type="float" office:value="0.4061893" calcext:value-type="float">
            <text:p>0.4061893</text:p>
          </table:table-cell>
          <table:table-cell office:value-type="float" office:value="0.4335455" calcext:value-type="float">
            <text:p>0.4335455</text:p>
          </table:table-cell>
          <table:table-cell office:value-type="float" office:value="0.4199045" calcext:value-type="float">
            <text:p>0.41990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481E-015" calcext:value-type="float">
            <text:p>1.96481E-15</text:p>
          </table:table-cell>
          <table:table-cell office:value-type="float" office:value="1.966116E-015" calcext:value-type="float">
            <text:p>1.966116E-15</text:p>
          </table:table-cell>
          <table:table-cell office:value-type="float" office:value="1.977717E-015" calcext:value-type="float">
            <text:p>1.977717E-15</text:p>
          </table:table-cell>
          <table:table-cell office:value-type="float" office:value="1.962962E-015" calcext:value-type="float">
            <text:p>1.962962E-15</text:p>
          </table:table-cell>
          <table:table-cell office:value-type="float" office:value="9.761539E-016" calcext:value-type="float">
            <text:p>9.76153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9667" calcext:value-type="float">
            <text:p>-0.01229667</text:p>
          </table:table-cell>
          <table:table-cell office:value-type="float" office:value="-0.01179906" calcext:value-type="float">
            <text:p>-0.01179906</text:p>
          </table:table-cell>
          <table:table-cell office:value-type="float" office:value="-0.01040818" calcext:value-type="float">
            <text:p>-0.01040818</text:p>
          </table:table-cell>
          <table:table-cell office:value-type="float" office:value="-0.008967794" calcext:value-type="float">
            <text:p>-0.008967794</text:p>
          </table:table-cell>
          <table:table-cell office:value-type="float" office:value="-0.008106503" calcext:value-type="float">
            <text:p>-0.008106503</text:p>
          </table:table-cell>
          <table:table-cell office:value-type="float" office:value="-0.00680924" calcext:value-type="float">
            <text:p>-0.00680924</text:p>
          </table:table-cell>
          <table:table-cell office:value-type="float" office:value="-0.005859118" calcext:value-type="float">
            <text:p>-0.005859118</text:p>
          </table:table-cell>
          <table:table-cell office:value-type="float" office:value="-0.004710089" calcext:value-type="float">
            <text:p>-0.004710089</text:p>
          </table:table-cell>
          <table:table-cell office:value-type="float" office:value="-0.003597494" calcext:value-type="float">
            <text:p>-0.003597494</text:p>
          </table:table-cell>
          <table:table-cell office:value-type="float" office:value="-0.002843854" calcext:value-type="float">
            <text:p>-0.002843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30115" calcext:value-type="float">
            <text:p>-0.01230115</text:p>
          </table:table-cell>
          <table:table-cell office:value-type="float" office:value="-0.0005005444" calcext:value-type="float">
            <text:p>-0.00050054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7072" calcext:value-type="float">
            <text:p>-2.2670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8.5043" calcext:value-type="float">
            <text:p>88.504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43.256" calcext:value-type="float">
            <text:p>1143.256</text:p>
          </table:table-cell>
          <table:table-cell office:value-type="float" office:value="-9.015136" calcext:value-type="float">
            <text:p>-9.015136</text:p>
          </table:table-cell>
          <table:table-cell office:value-type="float" office:value="0" calcext:value-type="float">
            <text:p>0</text:p>
          </table:table-cell>
          <table:table-cell office:value-type="float" office:value="0.1610689" calcext:value-type="float">
            <text:p>0.1610689</text:p>
          </table:table-cell>
          <table:table-cell office:value-type="float" office:value="0.3377434" calcext:value-type="float">
            <text:p>0.3377434</text:p>
          </table:table-cell>
          <table:table-cell office:value-type="float" office:value="0.3441828" calcext:value-type="float">
            <text:p>0.3441828</text:p>
          </table:table-cell>
          <table:table-cell office:value-type="float" office:value="0.3520598" calcext:value-type="float">
            <text:p>0.3520598</text:p>
          </table:table-cell>
          <table:table-cell office:value-type="float" office:value="0.3584152" calcext:value-type="float">
            <text:p>0.3584152</text:p>
          </table:table-cell>
          <table:table-cell office:value-type="float" office:value="0.3171482" calcext:value-type="float">
            <text:p>0.3171482</text:p>
          </table:table-cell>
          <table:table-cell office:value-type="float" office:value="0.3176421" calcext:value-type="float">
            <text:p>0.3176421</text:p>
          </table:table-cell>
          <table:table-cell office:value-type="float" office:value="0.3860749" calcext:value-type="float">
            <text:p>0.3860749</text:p>
          </table:table-cell>
          <table:table-cell office:value-type="float" office:value="0.3906529" calcext:value-type="float">
            <text:p>0.3906529</text:p>
          </table:table-cell>
          <table:table-cell office:value-type="float" office:value="0.4022563" calcext:value-type="float">
            <text:p>0.4022563</text:p>
          </table:table-cell>
          <table:table-cell office:value-type="float" office:value="0.4229493" calcext:value-type="float">
            <text:p>0.4229493</text:p>
          </table:table-cell>
          <table:table-cell office:value-type="float" office:value="0.4203808" calcext:value-type="float">
            <text:p>0.420380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65534E-015" calcext:value-type="float">
            <text:p>1.965534E-15</text:p>
          </table:table-cell>
          <table:table-cell office:value-type="float" office:value="1.966046E-015" calcext:value-type="float">
            <text:p>1.966046E-15</text:p>
          </table:table-cell>
          <table:table-cell office:value-type="float" office:value="1.977652E-015" calcext:value-type="float">
            <text:p>1.977652E-15</text:p>
          </table:table-cell>
          <table:table-cell office:value-type="float" office:value="1.962947E-015" calcext:value-type="float">
            <text:p>1.962947E-15</text:p>
          </table:table-cell>
          <table:table-cell office:value-type="float" office:value="9.761385E-016" calcext:value-type="float">
            <text:p>9.76138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72741" calcext:value-type="float">
            <text:p>-4.372741</text:p>
          </table:table-cell>
          <table:table-cell office:value-type="float" office:value="-0.01696976" calcext:value-type="float">
            <text:p>-0.01696976</text:p>
          </table:table-cell>
          <table:table-cell office:value-type="float" office:value="-0.01506735" calcext:value-type="float">
            <text:p>-0.01506735</text:p>
          </table:table-cell>
          <table:table-cell office:value-type="float" office:value="-0.01311443" calcext:value-type="float">
            <text:p>-0.01311443</text:p>
          </table:table-cell>
          <table:table-cell office:value-type="float" office:value="-0.01175597" calcext:value-type="float">
            <text:p>-0.01175597</text:p>
          </table:table-cell>
          <table:table-cell office:value-type="float" office:value="-0.009235408" calcext:value-type="float">
            <text:p>-0.009235408</text:p>
          </table:table-cell>
          <table:table-cell office:value-type="float" office:value="-0.007704332" calcext:value-type="float">
            <text:p>-0.007704332</text:p>
          </table:table-cell>
          <table:table-cell office:value-type="float" office:value="-0.006027074" calcext:value-type="float">
            <text:p>-0.006027074</text:p>
          </table:table-cell>
          <table:table-cell office:value-type="float" office:value="-0.004359971" calcext:value-type="float">
            <text:p>-0.004359971</text:p>
          </table:table-cell>
          <table:table-cell office:value-type="float" office:value="-0.003347779" calcext:value-type="float">
            <text:p>-0.003347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19849" calcext:value-type="float">
            <text:p>-0.5419849</text:p>
          </table:table-cell>
          <table:table-cell office:value-type="float" office:value="-0.0005177893" calcext:value-type="float">
            <text:p>-0.00051778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5791" calcext:value-type="float">
            <text:p>-2.1657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9.16928" calcext:value-type="float">
            <text:p>89.16928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23.548" calcext:value-type="float">
            <text:p>1123.548</text:p>
          </table:table-cell>
          <table:table-cell office:value-type="float" office:value="10.02808" calcext:value-type="float">
            <text:p>10.02808</text:p>
          </table:table-cell>
          <table:table-cell office:value-type="float" office:value="0" calcext:value-type="float">
            <text:p>0</text:p>
          </table:table-cell>
          <table:table-cell office:value-type="float" office:value="0.1218644" calcext:value-type="float">
            <text:p>0.1218644</text:p>
          </table:table-cell>
          <table:table-cell office:value-type="float" office:value="0.3223195" calcext:value-type="float">
            <text:p>0.3223195</text:p>
          </table:table-cell>
          <table:table-cell office:value-type="float" office:value="0.3239452" calcext:value-type="float">
            <text:p>0.3239452</text:p>
          </table:table-cell>
          <table:table-cell office:value-type="float" office:value="0.3260642" calcext:value-type="float">
            <text:p>0.3260642</text:p>
          </table:table-cell>
          <table:table-cell office:value-type="float" office:value="0.3286808" calcext:value-type="float">
            <text:p>0.3286808</text:p>
          </table:table-cell>
          <table:table-cell office:value-type="float" office:value="0.2912943" calcext:value-type="float">
            <text:p>0.2912943</text:p>
          </table:table-cell>
          <table:table-cell office:value-type="float" office:value="0.2946105" calcext:value-type="float">
            <text:p>0.2946105</text:p>
          </table:table-cell>
          <table:table-cell office:value-type="float" office:value="0.3755457" calcext:value-type="float">
            <text:p>0.3755457</text:p>
          </table:table-cell>
          <table:table-cell office:value-type="float" office:value="0.3795541" calcext:value-type="float">
            <text:p>0.3795541</text:p>
          </table:table-cell>
          <table:table-cell office:value-type="float" office:value="0.3931771" calcext:value-type="float">
            <text:p>0.3931771</text:p>
          </table:table-cell>
          <table:table-cell office:value-type="float" office:value="0.413444" calcext:value-type="float">
            <text:p>0.413444</text:p>
          </table:table-cell>
          <table:table-cell office:value-type="float" office:value="0.4162702" calcext:value-type="float">
            <text:p>0.41627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146E-015" calcext:value-type="float">
            <text:p>1.966146E-15</text:p>
          </table:table-cell>
          <table:table-cell office:value-type="float" office:value="1.96599E-015" calcext:value-type="float">
            <text:p>1.96599E-15</text:p>
          </table:table-cell>
          <table:table-cell office:value-type="float" office:value="1.977602E-015" calcext:value-type="float">
            <text:p>1.977602E-15</text:p>
          </table:table-cell>
          <table:table-cell office:value-type="float" office:value="1.962928E-015" calcext:value-type="float">
            <text:p>1.962928E-15</text:p>
          </table:table-cell>
          <table:table-cell office:value-type="float" office:value="9.76123E-016" calcext:value-type="float">
            <text:p>9.7612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48364" calcext:value-type="float">
            <text:p>-38.48364</text:p>
          </table:table-cell>
          <table:table-cell office:value-type="float" office:value="-0.02280266" calcext:value-type="float">
            <text:p>-0.02280266</text:p>
          </table:table-cell>
          <table:table-cell office:value-type="float" office:value="-0.02211435" calcext:value-type="float">
            <text:p>-0.02211435</text:p>
          </table:table-cell>
          <table:table-cell office:value-type="float" office:value="-0.02126838" calcext:value-type="float">
            <text:p>-0.02126838</text:p>
          </table:table-cell>
          <table:table-cell office:value-type="float" office:value="-0.0202408" calcext:value-type="float">
            <text:p>-0.0202408</text:p>
          </table:table-cell>
          <table:table-cell office:value-type="float" office:value="-0.01760614" calcext:value-type="float">
            <text:p>-0.01760614</text:p>
          </table:table-cell>
          <table:table-cell office:value-type="float" office:value="-0.01455224" calcext:value-type="float">
            <text:p>-0.01455224</text:p>
          </table:table-cell>
          <table:table-cell office:value-type="float" office:value="-0.0109948" calcext:value-type="float">
            <text:p>-0.0109948</text:p>
          </table:table-cell>
          <table:table-cell office:value-type="float" office:value="-0.007050256" calcext:value-type="float">
            <text:p>-0.007050256</text:p>
          </table:table-cell>
          <table:table-cell office:value-type="float" office:value="-0.004953315" calcext:value-type="float">
            <text:p>-0.004953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86761" calcext:value-type="float">
            <text:p>-0.5086761</text:p>
          </table:table-cell>
          <table:table-cell office:value-type="float" office:value="-0.000527482" calcext:value-type="float">
            <text:p>-0.0005274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07934" calcext:value-type="float">
            <text:p>-2.1079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9.29867" calcext:value-type="float">
            <text:p>89.2986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13.662" calcext:value-type="float">
            <text:p>1113.662</text:p>
          </table:table-cell>
          <table:table-cell office:value-type="float" office:value="19.78422" calcext:value-type="float">
            <text:p>19.78422</text:p>
          </table:table-cell>
          <table:table-cell office:value-type="float" office:value="0" calcext:value-type="float">
            <text:p>0</text:p>
          </table:table-cell>
          <table:table-cell office:value-type="float" office:value="0.1168122" calcext:value-type="float">
            <text:p>0.1168122</text:p>
          </table:table-cell>
          <table:table-cell office:value-type="float" office:value="0.3214961" calcext:value-type="float">
            <text:p>0.3214961</text:p>
          </table:table-cell>
          <table:table-cell office:value-type="float" office:value="0.32303" calcext:value-type="float">
            <text:p>0.32303</text:p>
          </table:table-cell>
          <table:table-cell office:value-type="float" office:value="0.3245214" calcext:value-type="float">
            <text:p>0.3245214</text:p>
          </table:table-cell>
          <table:table-cell office:value-type="float" office:value="0.3258446" calcext:value-type="float">
            <text:p>0.3258446</text:p>
          </table:table-cell>
          <table:table-cell office:value-type="float" office:value="0.2861131" calcext:value-type="float">
            <text:p>0.2861131</text:p>
          </table:table-cell>
          <table:table-cell office:value-type="float" office:value="0.2870316" calcext:value-type="float">
            <text:p>0.2870316</text:p>
          </table:table-cell>
          <table:table-cell office:value-type="float" office:value="0.3703431" calcext:value-type="float">
            <text:p>0.3703431</text:p>
          </table:table-cell>
          <table:table-cell office:value-type="float" office:value="0.3719454" calcext:value-type="float">
            <text:p>0.3719454</text:p>
          </table:table-cell>
          <table:table-cell office:value-type="float" office:value="0.3863886" calcext:value-type="float">
            <text:p>0.3863886</text:p>
          </table:table-cell>
          <table:table-cell office:value-type="float" office:value="0.4066451" calcext:value-type="float">
            <text:p>0.4066451</text:p>
          </table:table-cell>
          <table:table-cell office:value-type="float" office:value="0.4131714" calcext:value-type="float">
            <text:p>0.41317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929E-015" calcext:value-type="float">
            <text:p>1.966929E-15</text:p>
          </table:table-cell>
          <table:table-cell office:value-type="float" office:value="1.96591E-015" calcext:value-type="float">
            <text:p>1.96591E-15</text:p>
          </table:table-cell>
          <table:table-cell office:value-type="float" office:value="1.977532E-015" calcext:value-type="float">
            <text:p>1.977532E-15</text:p>
          </table:table-cell>
          <table:table-cell office:value-type="float" office:value="1.962914E-015" calcext:value-type="float">
            <text:p>1.962914E-15</text:p>
          </table:table-cell>
          <table:table-cell office:value-type="float" office:value="9.761071E-016" calcext:value-type="float">
            <text:p>9.76107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04572" calcext:value-type="float">
            <text:p>-53.04572</text:p>
          </table:table-cell>
          <table:table-cell office:value-type="float" office:value="-0.02317474" calcext:value-type="float">
            <text:p>-0.02317474</text:p>
          </table:table-cell>
          <table:table-cell office:value-type="float" office:value="-0.02251311" calcext:value-type="float">
            <text:p>-0.02251311</text:p>
          </table:table-cell>
          <table:table-cell office:value-type="float" office:value="-0.02191216" calcext:value-type="float">
            <text:p>-0.02191216</text:p>
          </table:table-cell>
          <table:table-cell office:value-type="float" office:value="-0.02137077" calcext:value-type="float">
            <text:p>-0.02137077</text:p>
          </table:table-cell>
          <table:table-cell office:value-type="float" office:value="-0.0201874" calcext:value-type="float">
            <text:p>-0.0201874</text:p>
          </table:table-cell>
          <table:table-cell office:value-type="float" office:value="-0.01815298" calcext:value-type="float">
            <text:p>-0.01815298</text:p>
          </table:table-cell>
          <table:table-cell office:value-type="float" office:value="-0.0149002" calcext:value-type="float">
            <text:p>-0.0149002</text:p>
          </table:table-cell>
          <table:table-cell office:value-type="float" office:value="-0.009887512" calcext:value-type="float">
            <text:p>-0.009887512</text:p>
          </table:table-cell>
          <table:table-cell office:value-type="float" office:value="-0.006679486" calcext:value-type="float">
            <text:p>-0.006679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63833" calcext:value-type="float">
            <text:p>-0.4663833</text:p>
          </table:table-cell>
          <table:table-cell office:value-type="float" office:value="-0.0005400083" calcext:value-type="float">
            <text:p>-0.00054000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085863" calcext:value-type="float">
            <text:p>-2.0858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9.38646" calcext:value-type="float">
            <text:p>89.38646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7.27" calcext:value-type="float">
            <text:p>1107.27</text:p>
          </table:table-cell>
          <table:table-cell office:value-type="float" office:value="26.08901" calcext:value-type="float">
            <text:p>26.08901</text:p>
          </table:table-cell>
          <table:table-cell office:value-type="float" office:value="0" calcext:value-type="float">
            <text:p>0</text:p>
          </table:table-cell>
          <table:table-cell office:value-type="float" office:value="0.1133061" calcext:value-type="float">
            <text:p>0.1133061</text:p>
          </table:table-cell>
          <table:table-cell office:value-type="float" office:value="0.321237" calcext:value-type="float">
            <text:p>0.321237</text:p>
          </table:table-cell>
          <table:table-cell office:value-type="float" office:value="0.3226915" calcext:value-type="float">
            <text:p>0.3226915</text:p>
          </table:table-cell>
          <table:table-cell office:value-type="float" office:value="0.3242863" calcext:value-type="float">
            <text:p>0.3242863</text:p>
          </table:table-cell>
          <table:table-cell office:value-type="float" office:value="0.325381" calcext:value-type="float">
            <text:p>0.325381</text:p>
          </table:table-cell>
          <table:table-cell office:value-type="float" office:value="0.2850837" calcext:value-type="float">
            <text:p>0.2850837</text:p>
          </table:table-cell>
          <table:table-cell office:value-type="float" office:value="0.2848312" calcext:value-type="float">
            <text:p>0.2848312</text:p>
          </table:table-cell>
          <table:table-cell office:value-type="float" office:value="0.3681747" calcext:value-type="float">
            <text:p>0.3681747</text:p>
          </table:table-cell>
          <table:table-cell office:value-type="float" office:value="0.3672415" calcext:value-type="float">
            <text:p>0.3672415</text:p>
          </table:table-cell>
          <table:table-cell office:value-type="float" office:value="0.3815966" calcext:value-type="float">
            <text:p>0.3815966</text:p>
          </table:table-cell>
          <table:table-cell office:value-type="float" office:value="0.401754" calcext:value-type="float">
            <text:p>0.401754</text:p>
          </table:table-cell>
          <table:table-cell office:value-type="float" office:value="0.4106649" calcext:value-type="float">
            <text:p>0.41066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7921E-015" calcext:value-type="float">
            <text:p>1.967921E-15</text:p>
          </table:table-cell>
          <table:table-cell office:value-type="float" office:value="1.965807E-015" calcext:value-type="float">
            <text:p>1.965807E-15</text:p>
          </table:table-cell>
          <table:table-cell office:value-type="float" office:value="1.977449E-015" calcext:value-type="float">
            <text:p>1.977449E-15</text:p>
          </table:table-cell>
          <table:table-cell office:value-type="float" office:value="1.962891E-015" calcext:value-type="float">
            <text:p>1.962891E-15</text:p>
          </table:table-cell>
          <table:table-cell office:value-type="float" office:value="9.760935E-016" calcext:value-type="float">
            <text:p>9.76093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00193" calcext:value-type="float">
            <text:p>-67.00193</text:p>
          </table:table-cell>
          <table:table-cell office:value-type="float" office:value="-0.0232947" calcext:value-type="float">
            <text:p>-0.0232947</text:p>
          </table:table-cell>
          <table:table-cell office:value-type="float" office:value="-0.02266007" calcext:value-type="float">
            <text:p>-0.02266007</text:p>
          </table:table-cell>
          <table:table-cell office:value-type="float" office:value="-0.02201056" calcext:value-type="float">
            <text:p>-0.02201056</text:p>
          </table:table-cell>
          <table:table-cell office:value-type="float" office:value="-0.02156054" calcext:value-type="float">
            <text:p>-0.02156054</text:p>
          </table:table-cell>
          <table:table-cell office:value-type="float" office:value="-0.02074828" calcext:value-type="float">
            <text:p>-0.02074828</text:p>
          </table:table-cell>
          <table:table-cell office:value-type="float" office:value="-0.01937624" calcext:value-type="float">
            <text:p>-0.01937624</text:p>
          </table:table-cell>
          <table:table-cell office:value-type="float" office:value="-0.0169371" calcext:value-type="float">
            <text:p>-0.0169371</text:p>
          </table:table-cell>
          <table:table-cell office:value-type="float" office:value="-0.01223225" calcext:value-type="float">
            <text:p>-0.01223225</text:p>
          </table:table-cell>
          <table:table-cell office:value-type="float" office:value="-0.008275748" calcext:value-type="float">
            <text:p>-0.008275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49714" calcext:value-type="float">
            <text:p>-0.4249714</text:p>
          </table:table-cell>
          <table:table-cell office:value-type="float" office:value="-0.0005543032" calcext:value-type="float">
            <text:p>-0.00055430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079315" calcext:value-type="float">
            <text:p>-2.0793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06.7998" calcext:value-type="float">
            <text:p>206.7998</text:p>
          </table:table-cell>
          <table:table-cell office:value-type="float" office:value="89.41187" calcext:value-type="float">
            <text:p>89.4118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2.956" calcext:value-type="float">
            <text:p>1102.956</text:p>
          </table:table-cell>
          <table:table-cell office:value-type="float" office:value="30.37703" calcext:value-type="float">
            <text:p>30.37703</text:p>
          </table:table-cell>
          <table:table-cell office:value-type="float" office:value="0" calcext:value-type="float">
            <text:p>0</text:p>
          </table:table-cell>
          <table:table-cell office:value-type="float" office:value="0.1159473" calcext:value-type="float">
            <text:p>0.1159473</text:p>
          </table:table-cell>
          <table:table-cell office:value-type="float" office:value="0.3209438" calcext:value-type="float">
            <text:p>0.3209438</text:p>
          </table:table-cell>
          <table:table-cell office:value-type="float" office:value="0.3224452" calcext:value-type="float">
            <text:p>0.3224452</text:p>
          </table:table-cell>
          <table:table-cell office:value-type="float" office:value="0.3240594" calcext:value-type="float">
            <text:p>0.3240594</text:p>
          </table:table-cell>
          <table:table-cell office:value-type="float" office:value="0.3251902" calcext:value-type="float">
            <text:p>0.3251902</text:p>
          </table:table-cell>
          <table:table-cell office:value-type="float" office:value="0.2848183" calcext:value-type="float">
            <text:p>0.2848183</text:p>
          </table:table-cell>
          <table:table-cell office:value-type="float" office:value="0.2840513" calcext:value-type="float">
            <text:p>0.2840513</text:p>
          </table:table-cell>
          <table:table-cell office:value-type="float" office:value="0.3672891" calcext:value-type="float">
            <text:p>0.3672891</text:p>
          </table:table-cell>
          <table:table-cell office:value-type="float" office:value="0.364606" calcext:value-type="float">
            <text:p>0.364606</text:p>
          </table:table-cell>
          <table:table-cell office:value-type="float" office:value="0.3783655" calcext:value-type="float">
            <text:p>0.3783655</text:p>
          </table:table-cell>
          <table:table-cell office:value-type="float" office:value="0.3983952" calcext:value-type="float">
            <text:p>0.3983952</text:p>
          </table:table-cell>
          <table:table-cell office:value-type="float" office:value="0.4089361" calcext:value-type="float">
            <text:p>0.4089361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69046E-015" calcext:value-type="float">
            <text:p>1.969046E-15</text:p>
          </table:table-cell>
          <table:table-cell office:value-type="float" office:value="1.965691E-015" calcext:value-type="float">
            <text:p>1.965691E-15</text:p>
          </table:table-cell>
          <table:table-cell office:value-type="float" office:value="1.977352E-015" calcext:value-type="float">
            <text:p>1.977352E-15</text:p>
          </table:table-cell>
          <table:table-cell office:value-type="float" office:value="1.962867E-015" calcext:value-type="float">
            <text:p>1.962867E-15</text:p>
          </table:table-cell>
          <table:table-cell office:value-type="float" office:value="9.760723E-016" calcext:value-type="float">
            <text:p>9.76072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44959" calcext:value-type="float">
            <text:p>-56.44959</text:p>
          </table:table-cell>
          <table:table-cell office:value-type="float" office:value="-0.02342098" calcext:value-type="float">
            <text:p>-0.02342098</text:p>
          </table:table-cell>
          <table:table-cell office:value-type="float" office:value="-0.02276673" calcext:value-type="float">
            <text:p>-0.02276673</text:p>
          </table:table-cell>
          <table:table-cell office:value-type="float" office:value="-0.02210532" calcext:value-type="float">
            <text:p>-0.02210532</text:p>
          </table:table-cell>
          <table:table-cell office:value-type="float" office:value="-0.02163833" calcext:value-type="float">
            <text:p>-0.02163833</text:p>
          </table:table-cell>
          <table:table-cell office:value-type="float" office:value="-0.02089525" calcext:value-type="float">
            <text:p>-0.02089525</text:p>
          </table:table-cell>
          <table:table-cell office:value-type="float" office:value="-0.01983191" calcext:value-type="float">
            <text:p>-0.01983191</text:p>
          </table:table-cell>
          <table:table-cell office:value-type="float" office:value="-0.0178503" calcext:value-type="float">
            <text:p>-0.0178503</text:p>
          </table:table-cell>
          <table:table-cell office:value-type="float" office:value="-0.01379899" calcext:value-type="float">
            <text:p>-0.01379899</text:p>
          </table:table-cell>
          <table:table-cell office:value-type="float" office:value="-0.009577513" calcext:value-type="float">
            <text:p>-0.00957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51254" calcext:value-type="float">
            <text:p>-0.3851254</text:p>
          </table:table-cell>
          <table:table-cell office:value-type="float" office:value="-0.0005694295" calcext:value-type="float">
            <text:p>-0.00056942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083498" calcext:value-type="float">
            <text:p>-2.0834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227.7998" calcext:value-type="float">
            <text:p>227.7998</text:p>
          </table:table-cell>
          <table:table-cell office:value-type="float" office:value="91.3974" calcext:value-type="float">
            <text:p>91.3974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3.863" calcext:value-type="float">
            <text:p>1103.863</text:p>
          </table:table-cell>
          <table:table-cell office:value-type="float" office:value="48.48505" calcext:value-type="float">
            <text:p>48.48505</text:p>
          </table:table-cell>
          <table:table-cell office:value-type="float" office:value="0" calcext:value-type="float">
            <text:p>0</text:p>
          </table:table-cell>
          <table:table-cell office:value-type="float" office:value="0.3320979" calcext:value-type="float">
            <text:p>0.3320979</text:p>
          </table:table-cell>
          <table:table-cell office:value-type="float" office:value="0.3355322" calcext:value-type="float">
            <text:p>0.3355322</text:p>
          </table:table-cell>
          <table:table-cell office:value-type="float" office:value="0.3381954" calcext:value-type="float">
            <text:p>0.3381954</text:p>
          </table:table-cell>
          <table:table-cell office:value-type="float" office:value="0.3375623" calcext:value-type="float">
            <text:p>0.3375623</text:p>
          </table:table-cell>
          <table:table-cell office:value-type="float" office:value="0.3363037" calcext:value-type="float">
            <text:p>0.3363037</text:p>
          </table:table-cell>
          <table:table-cell office:value-type="float" office:value="0.2884545" calcext:value-type="float">
            <text:p>0.2884545</text:p>
          </table:table-cell>
          <table:table-cell office:value-type="float" office:value="0.2889272" calcext:value-type="float">
            <text:p>0.2889272</text:p>
          </table:table-cell>
          <table:table-cell office:value-type="float" office:value="0.3678075" calcext:value-type="float">
            <text:p>0.3678075</text:p>
          </table:table-cell>
          <table:table-cell office:value-type="float" office:value="0.3629297" calcext:value-type="float">
            <text:p>0.3629297</text:p>
          </table:table-cell>
          <table:table-cell office:value-type="float" office:value="0.3757128" calcext:value-type="float">
            <text:p>0.3757128</text:p>
          </table:table-cell>
          <table:table-cell office:value-type="float" office:value="0.3951356" calcext:value-type="float">
            <text:p>0.3951356</text:p>
          </table:table-cell>
          <table:table-cell office:value-type="float" office:value="0.4065796" calcext:value-type="float">
            <text:p>0.406579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69773E-015" calcext:value-type="float">
            <text:p>1.969773E-15</text:p>
          </table:table-cell>
          <table:table-cell office:value-type="float" office:value="1.965628E-015" calcext:value-type="float">
            <text:p>1.965628E-15</text:p>
          </table:table-cell>
          <table:table-cell office:value-type="float" office:value="1.977288E-015" calcext:value-type="float">
            <text:p>1.977288E-15</text:p>
          </table:table-cell>
          <table:table-cell office:value-type="float" office:value="1.962849E-015" calcext:value-type="float">
            <text:p>1.962849E-15</text:p>
          </table:table-cell>
          <table:table-cell office:value-type="float" office:value="9.760525E-016" calcext:value-type="float">
            <text:p>9.76052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83712" calcext:value-type="float">
            <text:p>-0.01883712</text:p>
          </table:table-cell>
          <table:table-cell office:value-type="float" office:value="-0.01763637" calcext:value-type="float">
            <text:p>-0.01763637</text:p>
          </table:table-cell>
          <table:table-cell office:value-type="float" office:value="-0.01679205" calcext:value-type="float">
            <text:p>-0.01679205</text:p>
          </table:table-cell>
          <table:table-cell office:value-type="float" office:value="-0.01706601" calcext:value-type="float">
            <text:p>-0.01706601</text:p>
          </table:table-cell>
          <table:table-cell office:value-type="float" office:value="-0.01749833" calcext:value-type="float">
            <text:p>-0.01749833</text:p>
          </table:table-cell>
          <table:table-cell office:value-type="float" office:value="-0.01898998" calcext:value-type="float">
            <text:p>-0.01898998</text:p>
          </table:table-cell>
          <table:table-cell office:value-type="float" office:value="-0.01714311" calcext:value-type="float">
            <text:p>-0.01714311</text:p>
          </table:table-cell>
          <table:table-cell office:value-type="float" office:value="-0.01731386" calcext:value-type="float">
            <text:p>-0.01731386</text:p>
          </table:table-cell>
          <table:table-cell office:value-type="float" office:value="-0.01490648" calcext:value-type="float">
            <text:p>-0.01490648</text:p>
          </table:table-cell>
          <table:table-cell office:value-type="float" office:value="-0.01080902" calcext:value-type="float">
            <text:p>-0.0108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3438" calcext:value-type="float">
            <text:p>-0.01863438</text:p>
          </table:table-cell>
          <table:table-cell office:value-type="float" office:value="-0.0005863552" calcext:value-type="float">
            <text:p>-0.00058635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04075" calcext:value-type="float">
            <text:p>-2.1040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227.7998" calcext:value-type="float">
            <text:p>227.7998</text:p>
          </table:table-cell>
          <table:table-cell office:value-type="float" office:value="93.91127" calcext:value-type="float">
            <text:p>93.9112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6.855" calcext:value-type="float">
            <text:p>1096.855</text:p>
          </table:table-cell>
          <table:table-cell office:value-type="float" office:value="52.97887" calcext:value-type="float">
            <text:p>52.97887</text:p>
          </table:table-cell>
          <table:table-cell office:value-type="float" office:value="0" calcext:value-type="float">
            <text:p>0</text:p>
          </table:table-cell>
          <table:table-cell office:value-type="float" office:value="0.1173782" calcext:value-type="float">
            <text:p>0.1173782</text:p>
          </table:table-cell>
          <table:table-cell office:value-type="float" office:value="0.3211652" calcext:value-type="float">
            <text:p>0.3211652</text:p>
          </table:table-cell>
          <table:table-cell office:value-type="float" office:value="0.3229889" calcext:value-type="float">
            <text:p>0.3229889</text:p>
          </table:table-cell>
          <table:table-cell office:value-type="float" office:value="0.3246337" calcext:value-type="float">
            <text:p>0.3246337</text:p>
          </table:table-cell>
          <table:table-cell office:value-type="float" office:value="0.3257069" calcext:value-type="float">
            <text:p>0.3257069</text:p>
          </table:table-cell>
          <table:table-cell office:value-type="float" office:value="0.28545" calcext:value-type="float">
            <text:p>0.28545</text:p>
          </table:table-cell>
          <table:table-cell office:value-type="float" office:value="0.2844993" calcext:value-type="float">
            <text:p>0.2844993</text:p>
          </table:table-cell>
          <table:table-cell office:value-type="float" office:value="0.3671107" calcext:value-type="float">
            <text:p>0.3671107</text:p>
          </table:table-cell>
          <table:table-cell office:value-type="float" office:value="0.3623842" calcext:value-type="float">
            <text:p>0.3623842</text:p>
          </table:table-cell>
          <table:table-cell office:value-type="float" office:value="0.3746481" calcext:value-type="float">
            <text:p>0.3746481</text:p>
          </table:table-cell>
          <table:table-cell office:value-type="float" office:value="0.3937206" calcext:value-type="float">
            <text:p>0.3937206</text:p>
          </table:table-cell>
          <table:table-cell office:value-type="float" office:value="0.4058883" calcext:value-type="float">
            <text:p>0.405888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70436E-015" calcext:value-type="float">
            <text:p>1.970436E-15</text:p>
          </table:table-cell>
          <table:table-cell office:value-type="float" office:value="1.965565E-015" calcext:value-type="float">
            <text:p>1.965565E-15</text:p>
          </table:table-cell>
          <table:table-cell office:value-type="float" office:value="1.97723E-015" calcext:value-type="float">
            <text:p>1.97723E-15</text:p>
          </table:table-cell>
          <table:table-cell office:value-type="float" office:value="1.962834E-015" calcext:value-type="float">
            <text:p>1.962834E-15</text:p>
          </table:table-cell>
          <table:table-cell office:value-type="float" office:value="9.76033E-016" calcext:value-type="float">
            <text:p>9.7603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11718" calcext:value-type="float">
            <text:p>-51.11718</text:p>
          </table:table-cell>
          <table:table-cell office:value-type="float" office:value="-0.02333166" calcext:value-type="float">
            <text:p>-0.02333166</text:p>
          </table:table-cell>
          <table:table-cell office:value-type="float" office:value="-0.02253055" calcext:value-type="float">
            <text:p>-0.02253055</text:p>
          </table:table-cell>
          <table:table-cell office:value-type="float" office:value="-0.02186591" calcext:value-type="float">
            <text:p>-0.02186591</text:p>
          </table:table-cell>
          <table:table-cell office:value-type="float" office:value="-0.02142476" calcext:value-type="float">
            <text:p>-0.02142476</text:p>
          </table:table-cell>
          <table:table-cell office:value-type="float" office:value="-0.02054402" calcext:value-type="float">
            <text:p>-0.02054402</text:p>
          </table:table-cell>
          <table:table-cell office:value-type="float" office:value="-0.01956483" calcext:value-type="float">
            <text:p>-0.01956483</text:p>
          </table:table-cell>
          <table:table-cell office:value-type="float" office:value="-0.01803958" calcext:value-type="float">
            <text:p>-0.01803958</text:p>
          </table:table-cell>
          <table:table-cell office:value-type="float" office:value="-0.01528599" calcext:value-type="float">
            <text:p>-0.01528599</text:p>
          </table:table-cell>
          <table:table-cell office:value-type="float" office:value="-0.01134971" calcext:value-type="float">
            <text:p>-0.0113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53308" calcext:value-type="float">
            <text:p>-0.2753308</text:p>
          </table:table-cell>
          <table:table-cell office:value-type="float" office:value="-0.0005977782" calcext:value-type="float">
            <text:p>-0.00059777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13876" calcext:value-type="float">
            <text:p>-2.1138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27.7998" calcext:value-type="float">
            <text:p>227.7998</text:p>
          </table:table-cell>
          <table:table-cell office:value-type="float" office:value="93.97496" calcext:value-type="float">
            <text:p>93.97496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5.263" calcext:value-type="float">
            <text:p>1095.263</text:p>
          </table:table-cell>
          <table:table-cell office:value-type="float" office:value="54.50672" calcext:value-type="float">
            <text:p>54.50672</text:p>
          </table:table-cell>
          <table:table-cell office:value-type="float" office:value="0" calcext:value-type="float">
            <text:p>0</text:p>
          </table:table-cell>
          <table:table-cell office:value-type="float" office:value="0.113689" calcext:value-type="float">
            <text:p>0.113689</text:p>
          </table:table-cell>
          <table:table-cell office:value-type="float" office:value="0.3214508" calcext:value-type="float">
            <text:p>0.3214508</text:p>
          </table:table-cell>
          <table:table-cell office:value-type="float" office:value="0.3227597" calcext:value-type="float">
            <text:p>0.3227597</text:p>
          </table:table-cell>
          <table:table-cell office:value-type="float" office:value="0.3242897" calcext:value-type="float">
            <text:p>0.3242897</text:p>
          </table:table-cell>
          <table:table-cell office:value-type="float" office:value="0.3253797" calcext:value-type="float">
            <text:p>0.3253797</text:p>
          </table:table-cell>
          <table:table-cell office:value-type="float" office:value="0.2849048" calcext:value-type="float">
            <text:p>0.2849048</text:p>
          </table:table-cell>
          <table:table-cell office:value-type="float" office:value="0.2837781" calcext:value-type="float">
            <text:p>0.2837781</text:p>
          </table:table-cell>
          <table:table-cell office:value-type="float" office:value="0.3667735" calcext:value-type="float">
            <text:p>0.3667735</text:p>
          </table:table-cell>
          <table:table-cell office:value-type="float" office:value="0.3620545" calcext:value-type="float">
            <text:p>0.3620545</text:p>
          </table:table-cell>
          <table:table-cell office:value-type="float" office:value="0.374006" calcext:value-type="float">
            <text:p>0.374006</text:p>
          </table:table-cell>
          <table:table-cell office:value-type="float" office:value="0.3927547" calcext:value-type="float">
            <text:p>0.3927547</text:p>
          </table:table-cell>
          <table:table-cell office:value-type="float" office:value="0.4053214" calcext:value-type="float">
            <text:p>0.40532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1227E-015" calcext:value-type="float">
            <text:p>1.971227E-15</text:p>
          </table:table-cell>
          <table:table-cell office:value-type="float" office:value="1.965486E-015" calcext:value-type="float">
            <text:p>1.965486E-15</text:p>
          </table:table-cell>
          <table:table-cell office:value-type="float" office:value="1.977162E-015" calcext:value-type="float">
            <text:p>1.977162E-15</text:p>
          </table:table-cell>
          <table:table-cell office:value-type="float" office:value="1.962818E-015" calcext:value-type="float">
            <text:p>1.962818E-15</text:p>
          </table:table-cell>
          <table:table-cell office:value-type="float" office:value="9.760163E-016" calcext:value-type="float">
            <text:p>9.76016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58138" calcext:value-type="float">
            <text:p>-65.58138</text:p>
          </table:table-cell>
          <table:table-cell office:value-type="float" office:value="-0.02320205" calcext:value-type="float">
            <text:p>-0.02320205</text:p>
          </table:table-cell>
          <table:table-cell office:value-type="float" office:value="-0.02263192" calcext:value-type="float">
            <text:p>-0.02263192</text:p>
          </table:table-cell>
          <table:table-cell office:value-type="float" office:value="-0.02200951" calcext:value-type="float">
            <text:p>-0.02200951</text:p>
          </table:table-cell>
          <table:table-cell office:value-type="float" office:value="-0.02156148" calcext:value-type="float">
            <text:p>-0.02156148</text:p>
          </table:table-cell>
          <table:table-cell office:value-type="float" office:value="-0.02084837" calcext:value-type="float">
            <text:p>-0.02084837</text:p>
          </table:table-cell>
          <table:table-cell office:value-type="float" office:value="-0.01999494" calcext:value-type="float">
            <text:p>-0.01999494</text:p>
          </table:table-cell>
          <table:table-cell office:value-type="float" office:value="-0.01840524" calcext:value-type="float">
            <text:p>-0.01840524</text:p>
          </table:table-cell>
          <table:table-cell office:value-type="float" office:value="-0.01552047" calcext:value-type="float">
            <text:p>-0.01552047</text:p>
          </table:table-cell>
          <table:table-cell office:value-type="float" office:value="-0.01168959" calcext:value-type="float">
            <text:p>-0.0116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26905" calcext:value-type="float">
            <text:p>-0.2526905</text:p>
          </table:table-cell>
          <table:table-cell office:value-type="float" office:value="-0.0006093067" calcext:value-type="float">
            <text:p>-0.00060930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23532" calcext:value-type="float">
            <text:p>-2.1235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229.7998" calcext:value-type="float">
            <text:p>229.7998</text:p>
          </table:table-cell>
          <table:table-cell office:value-type="float" office:value="94.16235" calcext:value-type="float">
            <text:p>94.16235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5.993" calcext:value-type="float">
            <text:p>1095.993</text:p>
          </table:table-cell>
          <table:table-cell office:value-type="float" office:value="55.59007" calcext:value-type="float">
            <text:p>55.59007</text:p>
          </table:table-cell>
          <table:table-cell office:value-type="float" office:value="0" calcext:value-type="float">
            <text:p>0</text:p>
          </table:table-cell>
          <table:table-cell office:value-type="float" office:value="0.3092053" calcext:value-type="float">
            <text:p>0.3092053</text:p>
          </table:table-cell>
          <table:table-cell office:value-type="float" office:value="0.3183745" calcext:value-type="float">
            <text:p>0.3183745</text:p>
          </table:table-cell>
          <table:table-cell office:value-type="float" office:value="0.322396" calcext:value-type="float">
            <text:p>0.322396</text:p>
          </table:table-cell>
          <table:table-cell office:value-type="float" office:value="0.3241296" calcext:value-type="float">
            <text:p>0.3241296</text:p>
          </table:table-cell>
          <table:table-cell office:value-type="float" office:value="0.3252338" calcext:value-type="float">
            <text:p>0.3252338</text:p>
          </table:table-cell>
          <table:table-cell office:value-type="float" office:value="0.2848391" calcext:value-type="float">
            <text:p>0.2848391</text:p>
          </table:table-cell>
          <table:table-cell office:value-type="float" office:value="0.2837516" calcext:value-type="float">
            <text:p>0.2837516</text:p>
          </table:table-cell>
          <table:table-cell office:value-type="float" office:value="0.3667006" calcext:value-type="float">
            <text:p>0.3667006</text:p>
          </table:table-cell>
          <table:table-cell office:value-type="float" office:value="0.3618696" calcext:value-type="float">
            <text:p>0.3618696</text:p>
          </table:table-cell>
          <table:table-cell office:value-type="float" office:value="0.3736189" calcext:value-type="float">
            <text:p>0.3736189</text:p>
          </table:table-cell>
          <table:table-cell office:value-type="float" office:value="0.392133" calcext:value-type="float">
            <text:p>0.392133</text:p>
          </table:table-cell>
          <table:table-cell office:value-type="float" office:value="0.405213" calcext:value-type="float">
            <text:p>0.4052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016E-015" calcext:value-type="float">
            <text:p>1.972016E-15</text:p>
          </table:table-cell>
          <table:table-cell office:value-type="float" office:value="1.965414E-015" calcext:value-type="float">
            <text:p>1.965414E-15</text:p>
          </table:table-cell>
          <table:table-cell office:value-type="float" office:value="1.977093E-015" calcext:value-type="float">
            <text:p>1.977093E-15</text:p>
          </table:table-cell>
          <table:table-cell office:value-type="float" office:value="1.962795E-015" calcext:value-type="float">
            <text:p>1.962795E-15</text:p>
          </table:table-cell>
          <table:table-cell office:value-type="float" office:value="9.76003E-016" calcext:value-type="float">
            <text:p>9.7600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80298" calcext:value-type="float">
            <text:p>-0.02980298</text:p>
          </table:table-cell>
          <table:table-cell office:value-type="float" office:value="-0.02452632" calcext:value-type="float">
            <text:p>-0.02452632</text:p>
          </table:table-cell>
          <table:table-cell office:value-type="float" office:value="-0.02277093" calcext:value-type="float">
            <text:p>-0.02277093</text:p>
          </table:table-cell>
          <table:table-cell office:value-type="float" office:value="-0.0220753" calcext:value-type="float">
            <text:p>-0.0220753</text:p>
          </table:table-cell>
          <table:table-cell office:value-type="float" office:value="-0.02162106" calcext:value-type="float">
            <text:p>-0.02162106</text:p>
          </table:table-cell>
          <table:table-cell office:value-type="float" office:value="-0.02088439" calcext:value-type="float">
            <text:p>-0.02088439</text:p>
          </table:table-cell>
          <table:table-cell office:value-type="float" office:value="-0.02000743" calcext:value-type="float">
            <text:p>-0.02000743</text:p>
          </table:table-cell>
          <table:table-cell office:value-type="float" office:value="-0.0184867" calcext:value-type="float">
            <text:p>-0.0184867</text:p>
          </table:table-cell>
          <table:table-cell office:value-type="float" office:value="-0.01565377" calcext:value-type="float">
            <text:p>-0.01565377</text:p>
          </table:table-cell>
          <table:table-cell office:value-type="float" office:value="-0.01189964" calcext:value-type="float">
            <text:p>-0.01189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07416" calcext:value-type="float">
            <text:p>-0.2307416</text:p>
          </table:table-cell>
          <table:table-cell office:value-type="float" office:value="-0.0006210333" calcext:value-type="float">
            <text:p>-0.00062103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35918" calcext:value-type="float">
            <text:p>-2.1359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29.8998" calcext:value-type="float">
            <text:p>229.8998</text:p>
          </table:table-cell>
          <table:table-cell office:value-type="float" office:value="96.56303" calcext:value-type="float">
            <text:p>96.5630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2.859" calcext:value-type="float">
            <text:p>1092.859</text:p>
          </table:table-cell>
          <table:table-cell office:value-type="float" office:value="56.42354" calcext:value-type="float">
            <text:p>56.42354</text:p>
          </table:table-cell>
          <table:table-cell office:value-type="float" office:value="0" calcext:value-type="float">
            <text:p>0</text:p>
          </table:table-cell>
          <table:table-cell office:value-type="float" office:value="0.1124945" calcext:value-type="float">
            <text:p>0.1124945</text:p>
          </table:table-cell>
          <table:table-cell office:value-type="float" office:value="0.3166582" calcext:value-type="float">
            <text:p>0.3166582</text:p>
          </table:table-cell>
          <table:table-cell office:value-type="float" office:value="0.3195118" calcext:value-type="float">
            <text:p>0.3195118</text:p>
          </table:table-cell>
          <table:table-cell office:value-type="float" office:value="0.3226148" calcext:value-type="float">
            <text:p>0.3226148</text:p>
          </table:table-cell>
          <table:table-cell office:value-type="float" office:value="0.3243714" calcext:value-type="float">
            <text:p>0.3243714</text:p>
          </table:table-cell>
          <table:table-cell office:value-type="float" office:value="0.2846835" calcext:value-type="float">
            <text:p>0.2846835</text:p>
          </table:table-cell>
          <table:table-cell office:value-type="float" office:value="0.2837093" calcext:value-type="float">
            <text:p>0.2837093</text:p>
          </table:table-cell>
          <table:table-cell office:value-type="float" office:value="0.3666962" calcext:value-type="float">
            <text:p>0.3666962</text:p>
          </table:table-cell>
          <table:table-cell office:value-type="float" office:value="0.3617747" calcext:value-type="float">
            <text:p>0.3617747</text:p>
          </table:table-cell>
          <table:table-cell office:value-type="float" office:value="0.3733882" calcext:value-type="float">
            <text:p>0.3733882</text:p>
          </table:table-cell>
          <table:table-cell office:value-type="float" office:value="0.3917177" calcext:value-type="float">
            <text:p>0.3917177</text:p>
          </table:table-cell>
          <table:table-cell office:value-type="float" office:value="0.4048837" calcext:value-type="float">
            <text:p>0.40488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2813E-015" calcext:value-type="float">
            <text:p>1.972813E-15</text:p>
          </table:table-cell>
          <table:table-cell office:value-type="float" office:value="1.965339E-015" calcext:value-type="float">
            <text:p>1.965339E-15</text:p>
          </table:table-cell>
          <table:table-cell office:value-type="float" office:value="1.977019E-015" calcext:value-type="float">
            <text:p>1.977019E-15</text:p>
          </table:table-cell>
          <table:table-cell office:value-type="float" office:value="1.962777E-015" calcext:value-type="float">
            <text:p>1.962777E-15</text:p>
          </table:table-cell>
          <table:table-cell office:value-type="float" office:value="9.759898E-016" calcext:value-type="float">
            <text:p>9.75989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16772" calcext:value-type="float">
            <text:p>-71.16772</text:p>
          </table:table-cell>
          <table:table-cell office:value-type="float" office:value="-0.02546404" calcext:value-type="float">
            <text:p>-0.02546404</text:p>
          </table:table-cell>
          <table:table-cell office:value-type="float" office:value="-0.02408449" calcext:value-type="float">
            <text:p>-0.02408449</text:p>
          </table:table-cell>
          <table:table-cell office:value-type="float" office:value="-0.02271411" calcext:value-type="float">
            <text:p>-0.02271411</text:p>
          </table:table-cell>
          <table:table-cell office:value-type="float" office:value="-0.02197124" calcext:value-type="float">
            <text:p>-0.02197124</text:p>
          </table:table-cell>
          <table:table-cell office:value-type="float" office:value="-0.02096879" calcext:value-type="float">
            <text:p>-0.02096879</text:p>
          </table:table-cell>
          <table:table-cell office:value-type="float" office:value="-0.02003517" calcext:value-type="float">
            <text:p>-0.02003517</text:p>
          </table:table-cell>
          <table:table-cell office:value-type="float" office:value="-0.01849129" calcext:value-type="float">
            <text:p>-0.01849129</text:p>
          </table:table-cell>
          <table:table-cell office:value-type="float" office:value="-0.01572262" calcext:value-type="float">
            <text:p>-0.01572262</text:p>
          </table:table-cell>
          <table:table-cell office:value-type="float" office:value="-0.01202678" calcext:value-type="float">
            <text:p>-0.01202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98067" calcext:value-type="float">
            <text:p>-0.2098067</text:p>
          </table:table-cell>
          <table:table-cell office:value-type="float" office:value="-0.0006329173" calcext:value-type="float">
            <text:p>-0.00063291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4523" calcext:value-type="float">
            <text:p>-2.145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97.61313" calcext:value-type="float">
            <text:p>97.6131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4.22" calcext:value-type="float">
            <text:p>1094.22</text:p>
          </table:table-cell>
          <table:table-cell office:value-type="float" office:value="57.11235" calcext:value-type="float">
            <text:p>57.11235</text:p>
          </table:table-cell>
          <table:table-cell office:value-type="float" office:value="0" calcext:value-type="float">
            <text:p>0</text:p>
          </table:table-cell>
          <table:table-cell office:value-type="float" office:value="0.3103053" calcext:value-type="float">
            <text:p>0.3103053</text:p>
          </table:table-cell>
          <table:table-cell office:value-type="float" office:value="0.3155096" calcext:value-type="float">
            <text:p>0.3155096</text:p>
          </table:table-cell>
          <table:table-cell office:value-type="float" office:value="0.3212456" calcext:value-type="float">
            <text:p>0.3212456</text:p>
          </table:table-cell>
          <table:table-cell office:value-type="float" office:value="0.3233266" calcext:value-type="float">
            <text:p>0.3233266</text:p>
          </table:table-cell>
          <table:table-cell office:value-type="float" office:value="0.3244267" calcext:value-type="float">
            <text:p>0.3244267</text:p>
          </table:table-cell>
          <table:table-cell office:value-type="float" office:value="0.2844374" calcext:value-type="float">
            <text:p>0.2844374</text:p>
          </table:table-cell>
          <table:table-cell office:value-type="float" office:value="0.2835987" calcext:value-type="float">
            <text:p>0.2835987</text:p>
          </table:table-cell>
          <table:table-cell office:value-type="float" office:value="0.3666775" calcext:value-type="float">
            <text:p>0.3666775</text:p>
          </table:table-cell>
          <table:table-cell office:value-type="float" office:value="0.3617813" calcext:value-type="float">
            <text:p>0.3617813</text:p>
          </table:table-cell>
          <table:table-cell office:value-type="float" office:value="0.3732525" calcext:value-type="float">
            <text:p>0.3732525</text:p>
          </table:table-cell>
          <table:table-cell office:value-type="float" office:value="0.3914312" calcext:value-type="float">
            <text:p>0.3914312</text:p>
          </table:table-cell>
          <table:table-cell office:value-type="float" office:value="0.4045278" calcext:value-type="float">
            <text:p>0.40452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3404E-015" calcext:value-type="float">
            <text:p>1.973404E-15</text:p>
          </table:table-cell>
          <table:table-cell office:value-type="float" office:value="1.965293E-015" calcext:value-type="float">
            <text:p>1.965293E-15</text:p>
          </table:table-cell>
          <table:table-cell office:value-type="float" office:value="1.976965E-015" calcext:value-type="float">
            <text:p>1.976965E-15</text:p>
          </table:table-cell>
          <table:table-cell office:value-type="float" office:value="1.96276E-015" calcext:value-type="float">
            <text:p>1.96276E-15</text:p>
          </table:table-cell>
          <table:table-cell office:value-type="float" office:value="9.759753E-016" calcext:value-type="float">
            <text:p>9.75975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90883" calcext:value-type="float">
            <text:p>-0.02890883</text:p>
          </table:table-cell>
          <table:table-cell office:value-type="float" office:value="-0.02601426" calcext:value-type="float">
            <text:p>-0.02601426</text:p>
          </table:table-cell>
          <table:table-cell office:value-type="float" office:value="-0.02326941" calcext:value-type="float">
            <text:p>-0.02326941</text:p>
          </table:table-cell>
          <table:table-cell office:value-type="float" office:value="-0.02241128" calcext:value-type="float">
            <text:p>-0.02241128</text:p>
          </table:table-cell>
          <table:table-cell office:value-type="float" office:value="-0.02195462" calcext:value-type="float">
            <text:p>-0.02195462</text:p>
          </table:table-cell>
          <table:table-cell office:value-type="float" office:value="-0.02110625" calcext:value-type="float">
            <text:p>-0.02110625</text:p>
          </table:table-cell>
          <table:table-cell office:value-type="float" office:value="-0.02010065" calcext:value-type="float">
            <text:p>-0.02010065</text:p>
          </table:table-cell>
          <table:table-cell office:value-type="float" office:value="-0.01851161" calcext:value-type="float">
            <text:p>-0.01851161</text:p>
          </table:table-cell>
          <table:table-cell office:value-type="float" office:value="-0.01571842" calcext:value-type="float">
            <text:p>-0.01571842</text:p>
          </table:table-cell>
          <table:table-cell office:value-type="float" office:value="-0.01210223" calcext:value-type="float">
            <text:p>-0.0121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84895" calcext:value-type="float">
            <text:p>-0.1984895</text:p>
          </table:table-cell>
          <table:table-cell office:value-type="float" office:value="-0.0006405408" calcext:value-type="float">
            <text:p>-0.00064054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52958" calcext:value-type="float">
            <text:p>-2.1529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99.86547" calcext:value-type="float">
            <text:p>99.8654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1.425" calcext:value-type="float">
            <text:p>1091.425</text:p>
          </table:table-cell>
          <table:table-cell office:value-type="float" office:value="57.65506" calcext:value-type="float">
            <text:p>57.65506</text:p>
          </table:table-cell>
          <table:table-cell office:value-type="float" office:value="0" calcext:value-type="float">
            <text:p>0</text:p>
          </table:table-cell>
          <table:table-cell office:value-type="float" office:value="0.1140454" calcext:value-type="float">
            <text:p>0.1140454</text:p>
          </table:table-cell>
          <table:table-cell office:value-type="float" office:value="0.3155836" calcext:value-type="float">
            <text:p>0.3155836</text:p>
          </table:table-cell>
          <table:table-cell office:value-type="float" office:value="0.3183601" calcext:value-type="float">
            <text:p>0.3183601</text:p>
          </table:table-cell>
          <table:table-cell office:value-type="float" office:value="0.3215531" calcext:value-type="float">
            <text:p>0.3215531</text:p>
          </table:table-cell>
          <table:table-cell office:value-type="float" office:value="0.3234656" calcext:value-type="float">
            <text:p>0.3234656</text:p>
          </table:table-cell>
          <table:table-cell office:value-type="float" office:value="0.2842618" calcext:value-type="float">
            <text:p>0.2842618</text:p>
          </table:table-cell>
          <table:table-cell office:value-type="float" office:value="0.2835027" calcext:value-type="float">
            <text:p>0.2835027</text:p>
          </table:table-cell>
          <table:table-cell office:value-type="float" office:value="0.3666517" calcext:value-type="float">
            <text:p>0.3666517</text:p>
          </table:table-cell>
          <table:table-cell office:value-type="float" office:value="0.3617809" calcext:value-type="float">
            <text:p>0.3617809</text:p>
          </table:table-cell>
          <table:table-cell office:value-type="float" office:value="0.3731697" calcext:value-type="float">
            <text:p>0.3731697</text:p>
          </table:table-cell>
          <table:table-cell office:value-type="float" office:value="0.3912227" calcext:value-type="float">
            <text:p>0.3912227</text:p>
          </table:table-cell>
          <table:table-cell office:value-type="float" office:value="0.4041527" calcext:value-type="float">
            <text:p>0.404152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4106E-015" calcext:value-type="float">
            <text:p>1.974106E-15</text:p>
          </table:table-cell>
          <table:table-cell office:value-type="float" office:value="1.965221E-015" calcext:value-type="float">
            <text:p>1.965221E-15</text:p>
          </table:table-cell>
          <table:table-cell office:value-type="float" office:value="1.976909E-015" calcext:value-type="float">
            <text:p>1.976909E-15</text:p>
          </table:table-cell>
          <table:table-cell office:value-type="float" office:value="1.96274E-015" calcext:value-type="float">
            <text:p>1.96274E-15</text:p>
          </table:table-cell>
          <table:table-cell office:value-type="float" office:value="9.759607E-016" calcext:value-type="float">
            <text:p>9.759607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37764" calcext:value-type="float">
            <text:p>-64.37764</text:p>
          </table:table-cell>
          <table:table-cell office:value-type="float" office:value="-0.02600292" calcext:value-type="float">
            <text:p>-0.02600292</text:p>
          </table:table-cell>
          <table:table-cell office:value-type="float" office:value="-0.02462666" calcext:value-type="float">
            <text:p>-0.02462666</text:p>
          </table:table-cell>
          <table:table-cell office:value-type="float" office:value="-0.02317839" calcext:value-type="float">
            <text:p>-0.02317839</text:p>
          </table:table-cell>
          <table:table-cell office:value-type="float" office:value="-0.02235084" calcext:value-type="float">
            <text:p>-0.02235084</text:p>
          </table:table-cell>
          <table:table-cell office:value-type="float" office:value="-0.02120253" calcext:value-type="float">
            <text:p>-0.02120253</text:p>
          </table:table-cell>
          <table:table-cell office:value-type="float" office:value="-0.02015776" calcext:value-type="float">
            <text:p>-0.02015776</text:p>
          </table:table-cell>
          <table:table-cell office:value-type="float" office:value="-0.01853968" calcext:value-type="float">
            <text:p>-0.01853968</text:p>
          </table:table-cell>
          <table:table-cell office:value-type="float" office:value="-0.01571861" calcext:value-type="float">
            <text:p>-0.01571861</text:p>
          </table:table-cell>
          <table:table-cell office:value-type="float" office:value="-0.01214848" calcext:value-type="float">
            <text:p>-0.0121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10998" calcext:value-type="float">
            <text:p>-0.1810998</text:p>
          </table:table-cell>
          <table:table-cell office:value-type="float" office:value="-0.000651452" calcext:value-type="float">
            <text:p>-0.0006514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59037" calcext:value-type="float">
            <text:p>-2.1590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99.91522" calcext:value-type="float">
            <text:p>99.91522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0.938" calcext:value-type="float">
            <text:p>1090.938</text:p>
          </table:table-cell>
          <table:table-cell office:value-type="float" office:value="58.09208" calcext:value-type="float">
            <text:p>58.09208</text:p>
          </table:table-cell>
          <table:table-cell office:value-type="float" office:value="0" calcext:value-type="float">
            <text:p>0</text:p>
          </table:table-cell>
          <table:table-cell office:value-type="float" office:value="0.1114617" calcext:value-type="float">
            <text:p>0.1114617</text:p>
          </table:table-cell>
          <table:table-cell office:value-type="float" office:value="0.3171679" calcext:value-type="float">
            <text:p>0.3171679</text:p>
          </table:table-cell>
          <table:table-cell office:value-type="float" office:value="0.318825" calcext:value-type="float">
            <text:p>0.318825</text:p>
          </table:table-cell>
          <table:table-cell office:value-type="float" office:value="0.3209897" calcext:value-type="float">
            <text:p>0.3209897</text:p>
          </table:table-cell>
          <table:table-cell office:value-type="float" office:value="0.3226852" calcext:value-type="float">
            <text:p>0.3226852</text:p>
          </table:table-cell>
          <table:table-cell office:value-type="float" office:value="0.2838771" calcext:value-type="float">
            <text:p>0.2838771</text:p>
          </table:table-cell>
          <table:table-cell office:value-type="float" office:value="0.2833479" calcext:value-type="float">
            <text:p>0.2833479</text:p>
          </table:table-cell>
          <table:table-cell office:value-type="float" office:value="0.3666184" calcext:value-type="float">
            <text:p>0.3666184</text:p>
          </table:table-cell>
          <table:table-cell office:value-type="float" office:value="0.3617731" calcext:value-type="float">
            <text:p>0.3617731</text:p>
          </table:table-cell>
          <table:table-cell office:value-type="float" office:value="0.3731582" calcext:value-type="float">
            <text:p>0.3731582</text:p>
          </table:table-cell>
          <table:table-cell office:value-type="float" office:value="0.3910711" calcext:value-type="float">
            <text:p>0.3910711</text:p>
          </table:table-cell>
          <table:table-cell office:value-type="float" office:value="0.4038874" calcext:value-type="float">
            <text:p>0.403887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4986E-015" calcext:value-type="float">
            <text:p>1.974986E-15</text:p>
          </table:table-cell>
          <table:table-cell office:value-type="float" office:value="1.965136E-015" calcext:value-type="float">
            <text:p>1.965136E-15</text:p>
          </table:table-cell>
          <table:table-cell office:value-type="float" office:value="1.976835E-015" calcext:value-type="float">
            <text:p>1.976835E-15</text:p>
          </table:table-cell>
          <table:table-cell office:value-type="float" office:value="1.962717E-015" calcext:value-type="float">
            <text:p>1.962717E-15</text:p>
          </table:table-cell>
          <table:table-cell office:value-type="float" office:value="9.759448E-016" calcext:value-type="float">
            <text:p>9.75944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98751" calcext:value-type="float">
            <text:p>-76.98751</text:p>
          </table:table-cell>
          <table:table-cell office:value-type="float" office:value="-0.02520238" calcext:value-type="float">
            <text:p>-0.02520238</text:p>
          </table:table-cell>
          <table:table-cell office:value-type="float" office:value="-0.02440793" calcext:value-type="float">
            <text:p>-0.02440793</text:p>
          </table:table-cell>
          <table:table-cell office:value-type="float" office:value="-0.02343456" calcext:value-type="float">
            <text:p>-0.02343456</text:p>
          </table:table-cell>
          <table:table-cell office:value-type="float" office:value="-0.02268874" calcext:value-type="float">
            <text:p>-0.02268874</text:p>
          </table:table-cell>
          <table:table-cell office:value-type="float" office:value="-0.0214185" calcext:value-type="float">
            <text:p>-0.0214185</text:p>
          </table:table-cell>
          <table:table-cell office:value-type="float" office:value="-0.02024973" calcext:value-type="float">
            <text:p>-0.02024973</text:p>
          </table:table-cell>
          <table:table-cell office:value-type="float" office:value="-0.01857604" calcext:value-type="float">
            <text:p>-0.01857604</text:p>
          </table:table-cell>
          <table:table-cell office:value-type="float" office:value="-0.01572426" calcext:value-type="float">
            <text:p>-0.01572426</text:p>
          </table:table-cell>
          <table:table-cell office:value-type="float" office:value="-0.0121554" calcext:value-type="float">
            <text:p>-0.012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49615" calcext:value-type="float">
            <text:p>-0.1649615</text:p>
          </table:table-cell>
          <table:table-cell office:value-type="float" office:value="-0.0006630988" calcext:value-type="float">
            <text:p>-0.00066309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4738" calcext:value-type="float">
            <text:p>-2.1647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99.95683" calcext:value-type="float">
            <text:p>99.9568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0.533" calcext:value-type="float">
            <text:p>1090.533</text:p>
          </table:table-cell>
          <table:table-cell office:value-type="float" office:value="58.45516" calcext:value-type="float">
            <text:p>58.45516</text:p>
          </table:table-cell>
          <table:table-cell office:value-type="float" office:value="0" calcext:value-type="float">
            <text:p>0</text:p>
          </table:table-cell>
          <table:table-cell office:value-type="float" office:value="0.1093331" calcext:value-type="float">
            <text:p>0.1093331</text:p>
          </table:table-cell>
          <table:table-cell office:value-type="float" office:value="0.3177721" calcext:value-type="float">
            <text:p>0.3177721</text:p>
          </table:table-cell>
          <table:table-cell office:value-type="float" office:value="0.3191869" calcext:value-type="float">
            <text:p>0.3191869</text:p>
          </table:table-cell>
          <table:table-cell office:value-type="float" office:value="0.320999" calcext:value-type="float">
            <text:p>0.320999</text:p>
          </table:table-cell>
          <table:table-cell office:value-type="float" office:value="0.3224998" calcext:value-type="float">
            <text:p>0.3224998</text:p>
          </table:table-cell>
          <table:table-cell office:value-type="float" office:value="0.2835807" calcext:value-type="float">
            <text:p>0.2835807</text:p>
          </table:table-cell>
          <table:table-cell office:value-type="float" office:value="0.2831637" calcext:value-type="float">
            <text:p>0.2831637</text:p>
          </table:table-cell>
          <table:table-cell office:value-type="float" office:value="0.3665718" calcext:value-type="float">
            <text:p>0.3665718</text:p>
          </table:table-cell>
          <table:table-cell office:value-type="float" office:value="0.3617611" calcext:value-type="float">
            <text:p>0.3617611</text:p>
          </table:table-cell>
          <table:table-cell office:value-type="float" office:value="0.3731681" calcext:value-type="float">
            <text:p>0.3731681</text:p>
          </table:table-cell>
          <table:table-cell office:value-type="float" office:value="0.3909636" calcext:value-type="float">
            <text:p>0.3909636</text:p>
          </table:table-cell>
          <table:table-cell office:value-type="float" office:value="0.4036928" calcext:value-type="float">
            <text:p>0.40369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001E-015" calcext:value-type="float">
            <text:p>1.976001E-15</text:p>
          </table:table-cell>
          <table:table-cell office:value-type="float" office:value="1.965035E-015" calcext:value-type="float">
            <text:p>1.965035E-15</text:p>
          </table:table-cell>
          <table:table-cell office:value-type="float" office:value="1.976746E-015" calcext:value-type="float">
            <text:p>1.976746E-15</text:p>
          </table:table-cell>
          <table:table-cell office:value-type="float" office:value="1.962693E-015" calcext:value-type="float">
            <text:p>1.962693E-15</text:p>
          </table:table-cell>
          <table:table-cell office:value-type="float" office:value="9.759258E-016" calcext:value-type="float">
            <text:p>9.75925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87886" calcext:value-type="float">
            <text:p>-87.87886</text:p>
          </table:table-cell>
          <table:table-cell office:value-type="float" office:value="-0.02490616" calcext:value-type="float">
            <text:p>-0.02490616</text:p>
          </table:table-cell>
          <table:table-cell office:value-type="float" office:value="-0.02423761" calcext:value-type="float">
            <text:p>-0.02423761</text:p>
          </table:table-cell>
          <table:table-cell office:value-type="float" office:value="-0.02343131" calcext:value-type="float">
            <text:p>-0.02343131</text:p>
          </table:table-cell>
          <table:table-cell office:value-type="float" office:value="-0.02277013" calcext:value-type="float">
            <text:p>-0.02277013</text:p>
          </table:table-cell>
          <table:table-cell office:value-type="float" office:value="-0.02158751" calcext:value-type="float">
            <text:p>-0.02158751</text:p>
          </table:table-cell>
          <table:table-cell office:value-type="float" office:value="-0.02036037" calcext:value-type="float">
            <text:p>-0.02036037</text:p>
          </table:table-cell>
          <table:table-cell office:value-type="float" office:value="-0.0186269" calcext:value-type="float">
            <text:p>-0.0186269</text:p>
          </table:table-cell>
          <table:table-cell office:value-type="float" office:value="-0.01573287" calcext:value-type="float">
            <text:p>-0.01573287</text:p>
          </table:table-cell>
          <table:table-cell office:value-type="float" office:value="-0.01214976" calcext:value-type="float">
            <text:p>-0.0121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89857" calcext:value-type="float">
            <text:p>-0.1489857</text:p>
          </table:table-cell>
          <table:table-cell office:value-type="float" office:value="-0.0006757567" calcext:value-type="float">
            <text:p>-0.00067575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69938" calcext:value-type="float">
            <text:p>-2.1699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99.97842" calcext:value-type="float">
            <text:p>99.97842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0.208" calcext:value-type="float">
            <text:p>1090.208</text:p>
          </table:table-cell>
          <table:table-cell office:value-type="float" office:value="58.75873" calcext:value-type="float">
            <text:p>58.75873</text:p>
          </table:table-cell>
          <table:table-cell office:value-type="float" office:value="0" calcext:value-type="float">
            <text:p>0</text:p>
          </table:table-cell>
          <table:table-cell office:value-type="float" office:value="0.1089332" calcext:value-type="float">
            <text:p>0.1089332</text:p>
          </table:table-cell>
          <table:table-cell office:value-type="float" office:value="0.318162" calcext:value-type="float">
            <text:p>0.318162</text:p>
          </table:table-cell>
          <table:table-cell office:value-type="float" office:value="0.3194258" calcext:value-type="float">
            <text:p>0.3194258</text:p>
          </table:table-cell>
          <table:table-cell office:value-type="float" office:value="0.321088" calcext:value-type="float">
            <text:p>0.321088</text:p>
          </table:table-cell>
          <table:table-cell office:value-type="float" office:value="0.3224687" calcext:value-type="float">
            <text:p>0.3224687</text:p>
          </table:table-cell>
          <table:table-cell office:value-type="float" office:value="0.2834006" calcext:value-type="float">
            <text:p>0.2834006</text:p>
          </table:table-cell>
          <table:table-cell office:value-type="float" office:value="0.2830065" calcext:value-type="float">
            <text:p>0.2830065</text:p>
          </table:table-cell>
          <table:table-cell office:value-type="float" office:value="0.3665185" calcext:value-type="float">
            <text:p>0.3665185</text:p>
          </table:table-cell>
          <table:table-cell office:value-type="float" office:value="0.3617441" calcext:value-type="float">
            <text:p>0.3617441</text:p>
          </table:table-cell>
          <table:table-cell office:value-type="float" office:value="0.3731724" calcext:value-type="float">
            <text:p>0.3731724</text:p>
          </table:table-cell>
          <table:table-cell office:value-type="float" office:value="0.3909141" calcext:value-type="float">
            <text:p>0.3909141</text:p>
          </table:table-cell>
          <table:table-cell office:value-type="float" office:value="0.4035449" calcext:value-type="float">
            <text:p>0.40354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166E-015" calcext:value-type="float">
            <text:p>1.977166E-15</text:p>
          </table:table-cell>
          <table:table-cell office:value-type="float" office:value="1.964922E-015" calcext:value-type="float">
            <text:p>1.964922E-15</text:p>
          </table:table-cell>
          <table:table-cell office:value-type="float" office:value="1.976647E-015" calcext:value-type="float">
            <text:p>1.976647E-15</text:p>
          </table:table-cell>
          <table:table-cell office:value-type="float" office:value="1.962662E-015" calcext:value-type="float">
            <text:p>1.962662E-15</text:p>
          </table:table-cell>
          <table:table-cell office:value-type="float" office:value="9.759051E-016" calcext:value-type="float">
            <text:p>9.75905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19842" calcext:value-type="float">
            <text:p>-92.19842</text:p>
          </table:table-cell>
          <table:table-cell office:value-type="float" office:value="-0.02471784" calcext:value-type="float">
            <text:p>-0.02471784</text:p>
          </table:table-cell>
          <table:table-cell office:value-type="float" office:value="-0.02412615" calcext:value-type="float">
            <text:p>-0.02412615</text:p>
          </table:table-cell>
          <table:table-cell office:value-type="float" office:value="-0.02339153" calcext:value-type="float">
            <text:p>-0.02339153</text:p>
          </table:table-cell>
          <table:table-cell office:value-type="float" office:value="-0.02278402" calcext:value-type="float">
            <text:p>-0.02278402</text:p>
          </table:table-cell>
          <table:table-cell office:value-type="float" office:value="-0.02169103" calcext:value-type="float">
            <text:p>-0.02169103</text:p>
          </table:table-cell>
          <table:table-cell office:value-type="float" office:value="-0.02045555" calcext:value-type="float">
            <text:p>-0.02045555</text:p>
          </table:table-cell>
          <table:table-cell office:value-type="float" office:value="-0.0186856" calcext:value-type="float">
            <text:p>-0.0186856</text:p>
          </table:table-cell>
          <table:table-cell office:value-type="float" office:value="-0.01574514" calcext:value-type="float">
            <text:p>-0.01574514</text:p>
          </table:table-cell>
          <table:table-cell office:value-type="float" office:value="-0.01214744" calcext:value-type="float">
            <text:p>-0.01214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40421" calcext:value-type="float">
            <text:p>-0.1340421</text:p>
          </table:table-cell>
          <table:table-cell office:value-type="float" office:value="-0.0006889121" calcext:value-type="float">
            <text:p>-0.00068891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4602" calcext:value-type="float">
            <text:p>-2.1746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100.0258" calcext:value-type="float">
            <text:p>100.0258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89.919" calcext:value-type="float">
            <text:p>1089.919</text:p>
          </table:table-cell>
          <table:table-cell office:value-type="float" office:value="59.0004" calcext:value-type="float">
            <text:p>59.0004</text:p>
          </table:table-cell>
          <table:table-cell office:value-type="float" office:value="0" calcext:value-type="float">
            <text:p>0</text:p>
          </table:table-cell>
          <table:table-cell office:value-type="float" office:value="0.1059956" calcext:value-type="float">
            <text:p>0.1059956</text:p>
          </table:table-cell>
          <table:table-cell office:value-type="float" office:value="0.3183849" calcext:value-type="float">
            <text:p>0.3183849</text:p>
          </table:table-cell>
          <table:table-cell office:value-type="float" office:value="0.3196018" calcext:value-type="float">
            <text:p>0.3196018</text:p>
          </table:table-cell>
          <table:table-cell office:value-type="float" office:value="0.3211756" calcext:value-type="float">
            <text:p>0.3211756</text:p>
          </table:table-cell>
          <table:table-cell office:value-type="float" office:value="0.3224768" calcext:value-type="float">
            <text:p>0.3224768</text:p>
          </table:table-cell>
          <table:table-cell office:value-type="float" office:value="0.2832924" calcext:value-type="float">
            <text:p>0.2832924</text:p>
          </table:table-cell>
          <table:table-cell office:value-type="float" office:value="0.2828831" calcext:value-type="float">
            <text:p>0.2828831</text:p>
          </table:table-cell>
          <table:table-cell office:value-type="float" office:value="0.3664655" calcext:value-type="float">
            <text:p>0.3664655</text:p>
          </table:table-cell>
          <table:table-cell office:value-type="float" office:value="0.3617224" calcext:value-type="float">
            <text:p>0.3617224</text:p>
          </table:table-cell>
          <table:table-cell office:value-type="float" office:value="0.3731743" calcext:value-type="float">
            <text:p>0.3731743</text:p>
          </table:table-cell>
          <table:table-cell office:value-type="float" office:value="0.3909369" calcext:value-type="float">
            <text:p>0.3909369</text:p>
          </table:table-cell>
          <table:table-cell office:value-type="float" office:value="0.4034348" calcext:value-type="float">
            <text:p>0.403434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76623E-015" calcext:value-type="float">
            <text:p>1.976623E-15</text:p>
          </table:table-cell>
          <table:table-cell office:value-type="float" office:value="1.964813E-015" calcext:value-type="float">
            <text:p>1.964813E-15</text:p>
          </table:table-cell>
          <table:table-cell office:value-type="float" office:value="1.976547E-015" calcext:value-type="float">
            <text:p>1.976547E-15</text:p>
          </table:table-cell>
          <table:table-cell office:value-type="float" office:value="1.962631E-015" calcext:value-type="float">
            <text:p>1.962631E-15</text:p>
          </table:table-cell>
          <table:table-cell office:value-type="float" office:value="9.758831E-016" calcext:value-type="float">
            <text:p>9.758831E-16</text:p>
          </table:table-cell>
          <table:table-cell office:value-type="float" office:value="9.372562E-016" calcext:value-type="float">
            <text:p>9.372562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414" calcext:value-type="float">
            <text:p>-110.7414</text:p>
          </table:table-cell>
          <table:table-cell office:value-type="float" office:value="-0.02461361" calcext:value-type="float">
            <text:p>-0.02461361</text:p>
          </table:table-cell>
          <table:table-cell office:value-type="float" office:value="-0.02404453" calcext:value-type="float">
            <text:p>-0.02404453</text:p>
          </table:table-cell>
          <table:table-cell office:value-type="float" office:value="-0.02335255" calcext:value-type="float">
            <text:p>-0.02335255</text:p>
          </table:table-cell>
          <table:table-cell office:value-type="float" office:value="-0.02278062" calcext:value-type="float">
            <text:p>-0.02278062</text:p>
          </table:table-cell>
          <table:table-cell office:value-type="float" office:value="-0.02175349" calcext:value-type="float">
            <text:p>-0.02175349</text:p>
          </table:table-cell>
          <table:table-cell office:value-type="float" office:value="-0.0205306" calcext:value-type="float">
            <text:p>-0.0205306</text:p>
          </table:table-cell>
          <table:table-cell office:value-type="float" office:value="-0.01874396" calcext:value-type="float">
            <text:p>-0.01874396</text:p>
          </table:table-cell>
          <table:table-cell office:value-type="float" office:value="-0.01576081" calcext:value-type="float">
            <text:p>-0.01576081</text:p>
          </table:table-cell>
          <table:table-cell office:value-type="float" office:value="-0.01214623" calcext:value-type="float">
            <text:p>-0.0121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12523" calcext:value-type="float">
            <text:p>-0.1212523</text:p>
          </table:table-cell>
          <table:table-cell office:value-type="float" office:value="-0.0007019074" calcext:value-type="float">
            <text:p>-0.00070190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78725" calcext:value-type="float">
            <text:p>-2.178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32.9998" calcext:value-type="float">
            <text:p>232.9998</text:p>
          </table:table-cell>
          <table:table-cell office:value-type="float" office:value="99.99998" calcext:value-type="float">
            <text:p>99.99998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89.735" calcext:value-type="float">
            <text:p>1089.735</text:p>
          </table:table-cell>
          <table:table-cell office:value-type="float" office:value="59.21039" calcext:value-type="float">
            <text:p>59.21039</text:p>
          </table:table-cell>
          <table:table-cell office:value-type="float" office:value="0" calcext:value-type="float">
            <text:p>0</text:p>
          </table:table-cell>
          <table:table-cell office:value-type="float" office:value="0.1101783" calcext:value-type="float">
            <text:p>0.1101783</text:p>
          </table:table-cell>
          <table:table-cell office:value-type="float" office:value="0.3185177" calcext:value-type="float">
            <text:p>0.3185177</text:p>
          </table:table-cell>
          <table:table-cell office:value-type="float" office:value="0.3197393" calcext:value-type="float">
            <text:p>0.3197393</text:p>
          </table:table-cell>
          <table:table-cell office:value-type="float" office:value="0.3212539" calcext:value-type="float">
            <text:p>0.3212539</text:p>
          </table:table-cell>
          <table:table-cell office:value-type="float" office:value="0.322501" calcext:value-type="float">
            <text:p>0.322501</text:p>
          </table:table-cell>
          <table:table-cell office:value-type="float" office:value="0.283226" calcext:value-type="float">
            <text:p>0.283226</text:p>
          </table:table-cell>
          <table:table-cell office:value-type="float" office:value="0.282791" calcext:value-type="float">
            <text:p>0.282791</text:p>
          </table:table-cell>
          <table:table-cell office:value-type="float" office:value="0.3664176" calcext:value-type="float">
            <text:p>0.3664176</text:p>
          </table:table-cell>
          <table:table-cell office:value-type="float" office:value="0.3616971" calcext:value-type="float">
            <text:p>0.3616971</text:p>
          </table:table-cell>
          <table:table-cell office:value-type="float" office:value="0.3731744" calcext:value-type="float">
            <text:p>0.3731744</text:p>
          </table:table-cell>
          <table:table-cell office:value-type="float" office:value="0.3909444" calcext:value-type="float">
            <text:p>0.3909444</text:p>
          </table:table-cell>
          <table:table-cell office:value-type="float" office:value="0.4033504" calcext:value-type="float">
            <text:p>0.403350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7863E-015" calcext:value-type="float">
            <text:p>1.977863E-15</text:p>
          </table:table-cell>
          <table:table-cell office:value-type="float" office:value="1.964697E-015" calcext:value-type="float">
            <text:p>1.964697E-15</text:p>
          </table:table-cell>
          <table:table-cell office:value-type="float" office:value="1.97644E-015" calcext:value-type="float">
            <text:p>1.97644E-15</text:p>
          </table:table-cell>
          <table:table-cell office:value-type="float" office:value="1.962595E-015" calcext:value-type="float">
            <text:p>1.962595E-15</text:p>
          </table:table-cell>
          <table:table-cell office:value-type="float" office:value="9.758619E-016" calcext:value-type="float">
            <text:p>9.75861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23335" calcext:value-type="float">
            <text:p>-83.23335</text:p>
          </table:table-cell>
          <table:table-cell office:value-type="float" office:value="-0.02454838" calcext:value-type="float">
            <text:p>-0.02454838</text:p>
          </table:table-cell>
          <table:table-cell office:value-type="float" office:value="-0.02398067" calcext:value-type="float">
            <text:p>-0.02398067</text:p>
          </table:table-cell>
          <table:table-cell office:value-type="float" office:value="-0.0233175" calcext:value-type="float">
            <text:p>-0.0233175</text:p>
          </table:table-cell>
          <table:table-cell office:value-type="float" office:value="-0.02277021" calcext:value-type="float">
            <text:p>-0.02277021</text:p>
          </table:table-cell>
          <table:table-cell office:value-type="float" office:value="-0.02179187" calcext:value-type="float">
            <text:p>-0.02179187</text:p>
          </table:table-cell>
          <table:table-cell office:value-type="float" office:value="-0.02058681" calcext:value-type="float">
            <text:p>-0.02058681</text:p>
          </table:table-cell>
          <table:table-cell office:value-type="float" office:value="-0.01879727" calcext:value-type="float">
            <text:p>-0.01879727</text:p>
          </table:table-cell>
          <table:table-cell office:value-type="float" office:value="-0.01577914" calcext:value-type="float">
            <text:p>-0.01577914</text:p>
          </table:table-cell>
          <table:table-cell office:value-type="float" office:value="-0.01214629" calcext:value-type="float">
            <text:p>-0.0121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9558" calcext:value-type="float">
            <text:p>-0.109558</text:p>
          </table:table-cell>
          <table:table-cell office:value-type="float" office:value="-0.0007152" calcext:value-type="float">
            <text:p>-0.00071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2325" calcext:value-type="float">
            <text:p>-2.1823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33.0998" calcext:value-type="float">
            <text:p>233.0998</text:p>
          </table:table-cell>
          <table:table-cell office:value-type="float" office:value="100.1801" calcext:value-type="float">
            <text:p>100.1801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89.509" calcext:value-type="float">
            <text:p>1089.509</text:p>
          </table:table-cell>
          <table:table-cell office:value-type="float" office:value="59.35641" calcext:value-type="float">
            <text:p>59.35641</text:p>
          </table:table-cell>
          <table:table-cell office:value-type="float" office:value="0" calcext:value-type="float">
            <text:p>0</text:p>
          </table:table-cell>
          <table:table-cell office:value-type="float" office:value="0.1126329" calcext:value-type="float">
            <text:p>0.1126329</text:p>
          </table:table-cell>
          <table:table-cell office:value-type="float" office:value="0.3177504" calcext:value-type="float">
            <text:p>0.3177504</text:p>
          </table:table-cell>
          <table:table-cell office:value-type="float" office:value="0.3193084" calcext:value-type="float">
            <text:p>0.3193084</text:p>
          </table:table-cell>
          <table:table-cell office:value-type="float" office:value="0.3210178" calcext:value-type="float">
            <text:p>0.3210178</text:p>
          </table:table-cell>
          <table:table-cell office:value-type="float" office:value="0.3223255" calcext:value-type="float">
            <text:p>0.3223255</text:p>
          </table:table-cell>
          <table:table-cell office:value-type="float" office:value="0.2831314" calcext:value-type="float">
            <text:p>0.2831314</text:p>
          </table:table-cell>
          <table:table-cell office:value-type="float" office:value="0.2827063" calcext:value-type="float">
            <text:p>0.2827063</text:p>
          </table:table-cell>
          <table:table-cell office:value-type="float" office:value="0.3663751" calcext:value-type="float">
            <text:p>0.3663751</text:p>
          </table:table-cell>
          <table:table-cell office:value-type="float" office:value="0.3616694" calcext:value-type="float">
            <text:p>0.3616694</text:p>
          </table:table-cell>
          <table:table-cell office:value-type="float" office:value="0.373174" calcext:value-type="float">
            <text:p>0.373174</text:p>
          </table:table-cell>
          <table:table-cell office:value-type="float" office:value="0.3909457" calcext:value-type="float">
            <text:p>0.3909457</text:p>
          </table:table-cell>
          <table:table-cell office:value-type="float" office:value="0.4033651" calcext:value-type="float">
            <text:p>0.40336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922E-015" calcext:value-type="float">
            <text:p>1.978922E-15</text:p>
          </table:table-cell>
          <table:table-cell office:value-type="float" office:value="1.9646E-015" calcext:value-type="float">
            <text:p>1.9646E-15</text:p>
          </table:table-cell>
          <table:table-cell office:value-type="float" office:value="1.976351E-015" calcext:value-type="float">
            <text:p>1.976351E-15</text:p>
          </table:table-cell>
          <table:table-cell office:value-type="float" office:value="1.962563E-015" calcext:value-type="float">
            <text:p>1.962563E-15</text:p>
          </table:table-cell>
          <table:table-cell office:value-type="float" office:value="9.758403E-016" calcext:value-type="float">
            <text:p>9.758403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81394" calcext:value-type="float">
            <text:p>-67.81394</text:p>
          </table:table-cell>
          <table:table-cell office:value-type="float" office:value="-0.02491866" calcext:value-type="float">
            <text:p>-0.02491866</text:p>
          </table:table-cell>
          <table:table-cell office:value-type="float" office:value="-0.02417972" calcext:value-type="float">
            <text:p>-0.02417972</text:p>
          </table:table-cell>
          <table:table-cell office:value-type="float" office:value="-0.02342203" calcext:value-type="float">
            <text:p>-0.02342203</text:p>
          </table:table-cell>
          <table:table-cell office:value-type="float" office:value="-0.02284581" calcext:value-type="float">
            <text:p>-0.02284581</text:p>
          </table:table-cell>
          <table:table-cell office:value-type="float" office:value="-0.02184639" calcext:value-type="float">
            <text:p>-0.02184639</text:p>
          </table:table-cell>
          <table:table-cell office:value-type="float" office:value="-0.0206385" calcext:value-type="float">
            <text:p>-0.0206385</text:p>
          </table:table-cell>
          <table:table-cell office:value-type="float" office:value="-0.01884443" calcext:value-type="float">
            <text:p>-0.01884443</text:p>
          </table:table-cell>
          <table:table-cell office:value-type="float" office:value="-0.0157993" calcext:value-type="float">
            <text:p>-0.0157993</text:p>
          </table:table-cell>
          <table:table-cell office:value-type="float" office:value="-0.01214648" calcext:value-type="float">
            <text:p>-0.012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03722" calcext:value-type="float">
            <text:p>-0.1003722</text:p>
          </table:table-cell>
          <table:table-cell office:value-type="float" office:value="-0.0007263726" calcext:value-type="float">
            <text:p>-0.00072637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5392" calcext:value-type="float">
            <text:p>-2.1853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40.7998" calcext:value-type="float">
            <text:p>240.7998</text:p>
          </table:table-cell>
          <table:table-cell office:value-type="float" office:value="100.7756" calcext:value-type="float">
            <text:p>100.7756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6.423" calcext:value-type="float">
            <text:p>1096.423</text:p>
          </table:table-cell>
          <table:table-cell office:value-type="float" office:value="59.54623" calcext:value-type="float">
            <text:p>59.54623</text:p>
          </table:table-cell>
          <table:table-cell office:value-type="float" office:value="0" calcext:value-type="float">
            <text:p>0</text:p>
          </table:table-cell>
          <table:table-cell office:value-type="float" office:value="0.5459964" calcext:value-type="float">
            <text:p>0.5459964</text:p>
          </table:table-cell>
          <table:table-cell office:value-type="float" office:value="0.3824981" calcext:value-type="float">
            <text:p>0.3824981</text:p>
          </table:table-cell>
          <table:table-cell office:value-type="float" office:value="0.3222998" calcext:value-type="float">
            <text:p>0.3222998</text:p>
          </table:table-cell>
          <table:table-cell office:value-type="float" office:value="0.3206922" calcext:value-type="float">
            <text:p>0.3206922</text:p>
          </table:table-cell>
          <table:table-cell office:value-type="float" office:value="0.3219757" calcext:value-type="float">
            <text:p>0.3219757</text:p>
          </table:table-cell>
          <table:table-cell office:value-type="float" office:value="0.2829844" calcext:value-type="float">
            <text:p>0.2829844</text:p>
          </table:table-cell>
          <table:table-cell office:value-type="float" office:value="0.2826054" calcext:value-type="float">
            <text:p>0.2826054</text:p>
          </table:table-cell>
          <table:table-cell office:value-type="float" office:value="0.3663349" calcext:value-type="float">
            <text:p>0.3663349</text:p>
          </table:table-cell>
          <table:table-cell office:value-type="float" office:value="0.3616407" calcext:value-type="float">
            <text:p>0.3616407</text:p>
          </table:table-cell>
          <table:table-cell office:value-type="float" office:value="0.3731705" calcext:value-type="float">
            <text:p>0.3731705</text:p>
          </table:table-cell>
          <table:table-cell office:value-type="float" office:value="0.3909503" calcext:value-type="float">
            <text:p>0.3909503</text:p>
          </table:table-cell>
          <table:table-cell office:value-type="float" office:value="0.403383" calcext:value-type="float">
            <text:p>0.4033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182E-015" calcext:value-type="float">
            <text:p>1.978182E-15</text:p>
          </table:table-cell>
          <table:table-cell office:value-type="float" office:value="1.964508E-015" calcext:value-type="float">
            <text:p>1.964508E-15</text:p>
          </table:table-cell>
          <table:table-cell office:value-type="float" office:value="1.976264E-015" calcext:value-type="float">
            <text:p>1.976264E-15</text:p>
          </table:table-cell>
          <table:table-cell office:value-type="float" office:value="1.962534E-015" calcext:value-type="float">
            <text:p>1.962534E-15</text:p>
          </table:table-cell>
          <table:table-cell office:value-type="float" office:value="9.758186E-016" calcext:value-type="float">
            <text:p>9.758186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894082" calcext:value-type="float">
            <text:p>-0.0008894082</text:p>
          </table:table-cell>
          <table:table-cell office:value-type="float" office:value="-0.00944094" calcext:value-type="float">
            <text:p>-0.00944094</text:p>
          </table:table-cell>
          <table:table-cell office:value-type="float" office:value="-0.02323143" calcext:value-type="float">
            <text:p>-0.02323143</text:p>
          </table:table-cell>
          <table:table-cell office:value-type="float" office:value="-0.02358824" calcext:value-type="float">
            <text:p>-0.02358824</text:p>
          </table:table-cell>
          <table:table-cell office:value-type="float" office:value="-0.02299945" calcext:value-type="float">
            <text:p>-0.02299945</text:p>
          </table:table-cell>
          <table:table-cell office:value-type="float" office:value="-0.02193127" calcext:value-type="float">
            <text:p>-0.02193127</text:p>
          </table:table-cell>
          <table:table-cell office:value-type="float" office:value="-0.02069683" calcext:value-type="float">
            <text:p>-0.02069683</text:p>
          </table:table-cell>
          <table:table-cell office:value-type="float" office:value="-0.01888927" calcext:value-type="float">
            <text:p>-0.01888927</text:p>
          </table:table-cell>
          <table:table-cell office:value-type="float" office:value="-0.01582015" calcext:value-type="float">
            <text:p>-0.01582015</text:p>
          </table:table-cell>
          <table:table-cell office:value-type="float" office:value="-0.01214842" calcext:value-type="float">
            <text:p>-0.0121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165607" calcext:value-type="float">
            <text:p>-0.09165607</text:p>
          </table:table-cell>
          <table:table-cell office:value-type="float" office:value="-0.0007371808" calcext:value-type="float">
            <text:p>-0.00073718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7857" calcext:value-type="float">
            <text:p>-2.1878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46.1999" calcext:value-type="float">
            <text:p>246.1999</text:p>
          </table:table-cell>
          <table:table-cell office:value-type="float" office:value="102.0236" calcext:value-type="float">
            <text:p>102.0236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0.423" calcext:value-type="float">
            <text:p>1100.423</text:p>
          </table:table-cell>
          <table:table-cell office:value-type="float" office:value="59.69849" calcext:value-type="float">
            <text:p>59.69849</text:p>
          </table:table-cell>
          <table:table-cell office:value-type="float" office:value="0" calcext:value-type="float">
            <text:p>0</text:p>
          </table:table-cell>
          <table:table-cell office:value-type="float" office:value="0.3678791" calcext:value-type="float">
            <text:p>0.3678791</text:p>
          </table:table-cell>
          <table:table-cell office:value-type="float" office:value="0.3695816" calcext:value-type="float">
            <text:p>0.3695816</text:p>
          </table:table-cell>
          <table:table-cell office:value-type="float" office:value="0.3697083" calcext:value-type="float">
            <text:p>0.3697083</text:p>
          </table:table-cell>
          <table:table-cell office:value-type="float" office:value="0.3660234" calcext:value-type="float">
            <text:p>0.3660234</text:p>
          </table:table-cell>
          <table:table-cell office:value-type="float" office:value="0.3624007" calcext:value-type="float">
            <text:p>0.3624007</text:p>
          </table:table-cell>
          <table:table-cell office:value-type="float" office:value="0.2884067" calcext:value-type="float">
            <text:p>0.2884067</text:p>
          </table:table-cell>
          <table:table-cell office:value-type="float" office:value="0.2832751" calcext:value-type="float">
            <text:p>0.2832751</text:p>
          </table:table-cell>
          <table:table-cell office:value-type="float" office:value="0.3663221" calcext:value-type="float">
            <text:p>0.3663221</text:p>
          </table:table-cell>
          <table:table-cell office:value-type="float" office:value="0.361611" calcext:value-type="float">
            <text:p>0.361611</text:p>
          </table:table-cell>
          <table:table-cell office:value-type="float" office:value="0.3731668" calcext:value-type="float">
            <text:p>0.3731668</text:p>
          </table:table-cell>
          <table:table-cell office:value-type="float" office:value="0.3909531" calcext:value-type="float">
            <text:p>0.3909531</text:p>
          </table:table-cell>
          <table:table-cell office:value-type="float" office:value="0.40338" calcext:value-type="float">
            <text:p>0.403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752E-015" calcext:value-type="float">
            <text:p>1.978752E-15</text:p>
          </table:table-cell>
          <table:table-cell office:value-type="float" office:value="1.964471E-015" calcext:value-type="float">
            <text:p>1.964471E-15</text:p>
          </table:table-cell>
          <table:table-cell office:value-type="float" office:value="1.976211E-015" calcext:value-type="float">
            <text:p>1.976211E-15</text:p>
          </table:table-cell>
          <table:table-cell office:value-type="float" office:value="1.962517E-015" calcext:value-type="float">
            <text:p>1.962517E-15</text:p>
          </table:table-cell>
          <table:table-cell office:value-type="float" office:value="9.757931E-016" calcext:value-type="float">
            <text:p>9.75793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9931" calcext:value-type="float">
            <text:p>-0.01009931</text:p>
          </table:table-cell>
          <table:table-cell office:value-type="float" office:value="-0.009799099" calcext:value-type="float">
            <text:p>-0.009799099</text:p>
          </table:table-cell>
          <table:table-cell office:value-type="float" office:value="-0.009793554" calcext:value-type="float">
            <text:p>-0.009793554</text:p>
          </table:table-cell>
          <table:table-cell office:value-type="float" office:value="-0.01047611" calcext:value-type="float">
            <text:p>-0.01047611</text:p>
          </table:table-cell>
          <table:table-cell office:value-type="float" office:value="-0.01115516" calcext:value-type="float">
            <text:p>-0.01115516</text:p>
          </table:table-cell>
          <table:table-cell office:value-type="float" office:value="-0.01908457" calcext:value-type="float">
            <text:p>-0.01908457</text:p>
          </table:table-cell>
          <table:table-cell office:value-type="float" office:value="-0.02031094" calcext:value-type="float">
            <text:p>-0.02031094</text:p>
          </table:table-cell>
          <table:table-cell office:value-type="float" office:value="-0.01890515" calcext:value-type="float">
            <text:p>-0.01890515</text:p>
          </table:table-cell>
          <table:table-cell office:value-type="float" office:value="-0.01584178" calcext:value-type="float">
            <text:p>-0.01584178</text:p>
          </table:table-cell>
          <table:table-cell office:value-type="float" office:value="-0.01215047" calcext:value-type="float">
            <text:p>-0.0121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740249" calcext:value-type="float">
            <text:p>-0.08740249</text:p>
          </table:table-cell>
          <table:table-cell office:value-type="float" office:value="-0.000743208" calcext:value-type="float">
            <text:p>-0.0007432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89891" calcext:value-type="float">
            <text:p>-2.1898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246.2999" calcext:value-type="float">
            <text:p>246.2999</text:p>
          </table:table-cell>
          <table:table-cell office:value-type="float" office:value="104.3859" calcext:value-type="float">
            <text:p>104.3859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8.073" calcext:value-type="float">
            <text:p>1098.073</text:p>
          </table:table-cell>
          <table:table-cell office:value-type="float" office:value="59.78719" calcext:value-type="float">
            <text:p>59.78719</text:p>
          </table:table-cell>
          <table:table-cell office:value-type="float" office:value="0" calcext:value-type="float">
            <text:p>0</text:p>
          </table:table-cell>
          <table:table-cell office:value-type="float" office:value="0.3347095" calcext:value-type="float">
            <text:p>0.3347095</text:p>
          </table:table-cell>
          <table:table-cell office:value-type="float" office:value="0.3393438" calcext:value-type="float">
            <text:p>0.3393438</text:p>
          </table:table-cell>
          <table:table-cell office:value-type="float" office:value="0.3485031" calcext:value-type="float">
            <text:p>0.3485031</text:p>
          </table:table-cell>
          <table:table-cell office:value-type="float" office:value="0.3539653" calcext:value-type="float">
            <text:p>0.3539653</text:p>
          </table:table-cell>
          <table:table-cell office:value-type="float" office:value="0.3541665" calcext:value-type="float">
            <text:p>0.3541665</text:p>
          </table:table-cell>
          <table:table-cell office:value-type="float" office:value="0.2966512" calcext:value-type="float">
            <text:p>0.2966512</text:p>
          </table:table-cell>
          <table:table-cell office:value-type="float" office:value="0.2872588" calcext:value-type="float">
            <text:p>0.2872588</text:p>
          </table:table-cell>
          <table:table-cell office:value-type="float" office:value="0.3666954" calcext:value-type="float">
            <text:p>0.3666954</text:p>
          </table:table-cell>
          <table:table-cell office:value-type="float" office:value="0.3616088" calcext:value-type="float">
            <text:p>0.3616088</text:p>
          </table:table-cell>
          <table:table-cell office:value-type="float" office:value="0.3731633" calcext:value-type="float">
            <text:p>0.3731633</text:p>
          </table:table-cell>
          <table:table-cell office:value-type="float" office:value="0.3909542" calcext:value-type="float">
            <text:p>0.3909542</text:p>
          </table:table-cell>
          <table:table-cell office:value-type="float" office:value="0.4033646" calcext:value-type="float">
            <text:p>0.40336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261E-015" calcext:value-type="float">
            <text:p>1.979261E-15</text:p>
          </table:table-cell>
          <table:table-cell office:value-type="float" office:value="1.964428E-015" calcext:value-type="float">
            <text:p>1.964428E-15</text:p>
          </table:table-cell>
          <table:table-cell office:value-type="float" office:value="1.976168E-015" calcext:value-type="float">
            <text:p>1.976168E-15</text:p>
          </table:table-cell>
          <table:table-cell office:value-type="float" office:value="1.962501E-015" calcext:value-type="float">
            <text:p>1.962501E-15</text:p>
          </table:table-cell>
          <table:table-cell office:value-type="float" office:value="9.757772E-016" calcext:value-type="float">
            <text:p>9.757772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21753" calcext:value-type="float">
            <text:p>-0.01821753</text:p>
          </table:table-cell>
          <table:table-cell office:value-type="float" office:value="-0.01666919" calcext:value-type="float">
            <text:p>-0.01666919</text:p>
          </table:table-cell>
          <table:table-cell office:value-type="float" office:value="-0.0140864" calcext:value-type="float">
            <text:p>-0.0140864</text:p>
          </table:table-cell>
          <table:table-cell office:value-type="float" office:value="-0.01282694" calcext:value-type="float">
            <text:p>-0.01282694</text:p>
          </table:table-cell>
          <table:table-cell office:value-type="float" office:value="-0.01278226" calcext:value-type="float">
            <text:p>-0.01278226</text:p>
          </table:table-cell>
          <table:table-cell office:value-type="float" office:value="-0.01541911" calcext:value-type="float">
            <text:p>-0.01541911</text:p>
          </table:table-cell>
          <table:table-cell office:value-type="float" office:value="-0.01808033" calcext:value-type="float">
            <text:p>-0.01808033</text:p>
          </table:table-cell>
          <table:table-cell office:value-type="float" office:value="-0.01850022" calcext:value-type="float">
            <text:p>-0.01850022</text:p>
          </table:table-cell>
          <table:table-cell office:value-type="float" office:value="-0.01584385" calcext:value-type="float">
            <text:p>-0.01584385</text:p>
          </table:table-cell>
          <table:table-cell office:value-type="float" office:value="-0.01215243" calcext:value-type="float">
            <text:p>-0.01215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49106" calcext:value-type="float">
            <text:p>-0.08249106</text:p>
          </table:table-cell>
          <table:table-cell office:value-type="float" office:value="-0.0007495648" calcext:value-type="float">
            <text:p>-0.00074956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1583" calcext:value-type="float">
            <text:p>-2.1915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46.2999" calcext:value-type="float">
            <text:p>246.2999</text:p>
          </table:table-cell>
          <table:table-cell office:value-type="float" office:value="107.2676" calcext:value-type="float">
            <text:p>107.2676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5.113" calcext:value-type="float">
            <text:p>1095.113</text:p>
          </table:table-cell>
          <table:table-cell office:value-type="float" office:value="59.86522" calcext:value-type="float">
            <text:p>59.86522</text:p>
          </table:table-cell>
          <table:table-cell office:value-type="float" office:value="0" calcext:value-type="float">
            <text:p>0</text:p>
          </table:table-cell>
          <table:table-cell office:value-type="float" office:value="0.1207025" calcext:value-type="float">
            <text:p>0.1207025</text:p>
          </table:table-cell>
          <table:table-cell office:value-type="float" office:value="0.3382379" calcext:value-type="float">
            <text:p>0.3382379</text:p>
          </table:table-cell>
          <table:table-cell office:value-type="float" office:value="0.3410751" calcext:value-type="float">
            <text:p>0.3410751</text:p>
          </table:table-cell>
          <table:table-cell office:value-type="float" office:value="0.3440555" calcext:value-type="float">
            <text:p>0.3440555</text:p>
          </table:table-cell>
          <table:table-cell office:value-type="float" office:value="0.3450917" calcext:value-type="float">
            <text:p>0.3450917</text:p>
          </table:table-cell>
          <table:table-cell office:value-type="float" office:value="0.2969923" calcext:value-type="float">
            <text:p>0.2969923</text:p>
          </table:table-cell>
          <table:table-cell office:value-type="float" office:value="0.2900406" calcext:value-type="float">
            <text:p>0.2900406</text:p>
          </table:table-cell>
          <table:table-cell office:value-type="float" office:value="0.3674678" calcext:value-type="float">
            <text:p>0.3674678</text:p>
          </table:table-cell>
          <table:table-cell office:value-type="float" office:value="0.3616979" calcext:value-type="float">
            <text:p>0.3616979</text:p>
          </table:table-cell>
          <table:table-cell office:value-type="float" office:value="0.3731616" calcext:value-type="float">
            <text:p>0.3731616</text:p>
          </table:table-cell>
          <table:table-cell office:value-type="float" office:value="0.3909527" calcext:value-type="float">
            <text:p>0.3909527</text:p>
          </table:table-cell>
          <table:table-cell office:value-type="float" office:value="0.4033425" calcext:value-type="float">
            <text:p>0.40334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827E-015" calcext:value-type="float">
            <text:p>1.979827E-15</text:p>
          </table:table-cell>
          <table:table-cell office:value-type="float" office:value="1.96438E-015" calcext:value-type="float">
            <text:p>1.96438E-15</text:p>
          </table:table-cell>
          <table:table-cell office:value-type="float" office:value="1.976121E-015" calcext:value-type="float">
            <text:p>1.976121E-15</text:p>
          </table:table-cell>
          <table:table-cell office:value-type="float" office:value="1.962484E-015" calcext:value-type="float">
            <text:p>1.962484E-15</text:p>
          </table:table-cell>
          <table:table-cell office:value-type="float" office:value="9.757609E-016" calcext:value-type="float">
            <text:p>9.75760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34167" calcext:value-type="float">
            <text:p>-41.34167</text:p>
          </table:table-cell>
          <table:table-cell office:value-type="float" office:value="-0.01697494" calcext:value-type="float">
            <text:p>-0.01697494</text:p>
          </table:table-cell>
          <table:table-cell office:value-type="float" office:value="-0.01611979" calcext:value-type="float">
            <text:p>-0.01611979</text:p>
          </table:table-cell>
          <table:table-cell office:value-type="float" office:value="-0.01530081" calcext:value-type="float">
            <text:p>-0.01530081</text:p>
          </table:table-cell>
          <table:table-cell office:value-type="float" office:value="-0.01502114" calcext:value-type="float">
            <text:p>-0.01502114</text:p>
          </table:table-cell>
          <table:table-cell office:value-type="float" office:value="-0.01526977" calcext:value-type="float">
            <text:p>-0.01526977</text:p>
          </table:table-cell>
          <table:table-cell office:value-type="float" office:value="-0.01666133" calcext:value-type="float">
            <text:p>-0.01666133</text:p>
          </table:table-cell>
          <table:table-cell office:value-type="float" office:value="-0.01767845" calcext:value-type="float">
            <text:p>-0.01767845</text:p>
          </table:table-cell>
          <table:table-cell office:value-type="float" office:value="-0.01577988" calcext:value-type="float">
            <text:p>-0.01577988</text:p>
          </table:table-cell>
          <table:table-cell office:value-type="float" office:value="-0.01215342" calcext:value-type="float">
            <text:p>-0.0121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631003" calcext:value-type="float">
            <text:p>-0.07631003</text:p>
          </table:table-cell>
          <table:table-cell office:value-type="float" office:value="-0.0007573357" calcext:value-type="float">
            <text:p>-0.00075733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3011" calcext:value-type="float">
            <text:p>-2.1930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50.5999" calcext:value-type="float">
            <text:p>250.5999</text:p>
          </table:table-cell>
          <table:table-cell office:value-type="float" office:value="108.9557" calcext:value-type="float">
            <text:p>108.955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7.614" calcext:value-type="float">
            <text:p>1097.614</text:p>
          </table:table-cell>
          <table:table-cell office:value-type="float" office:value="59.97666" calcext:value-type="float">
            <text:p>59.97666</text:p>
          </table:table-cell>
          <table:table-cell office:value-type="float" office:value="0" calcext:value-type="float">
            <text:p>0</text:p>
          </table:table-cell>
          <table:table-cell office:value-type="float" office:value="0.3462921" calcext:value-type="float">
            <text:p>0.3462921</text:p>
          </table:table-cell>
          <table:table-cell office:value-type="float" office:value="0.3462321" calcext:value-type="float">
            <text:p>0.3462321</text:p>
          </table:table-cell>
          <table:table-cell office:value-type="float" office:value="0.3414861" calcext:value-type="float">
            <text:p>0.3414861</text:p>
          </table:table-cell>
          <table:table-cell office:value-type="float" office:value="0.3416368" calcext:value-type="float">
            <text:p>0.3416368</text:p>
          </table:table-cell>
          <table:table-cell office:value-type="float" office:value="0.342333" calcext:value-type="float">
            <text:p>0.342333</text:p>
          </table:table-cell>
          <table:table-cell office:value-type="float" office:value="0.2959439" calcext:value-type="float">
            <text:p>0.2959439</text:p>
          </table:table-cell>
          <table:table-cell office:value-type="float" office:value="0.2907196" calcext:value-type="float">
            <text:p>0.2907196</text:p>
          </table:table-cell>
          <table:table-cell office:value-type="float" office:value="0.3681047" calcext:value-type="float">
            <text:p>0.3681047</text:p>
          </table:table-cell>
          <table:table-cell office:value-type="float" office:value="0.3618732" calcext:value-type="float">
            <text:p>0.3618732</text:p>
          </table:table-cell>
          <table:table-cell office:value-type="float" office:value="0.3731693" calcext:value-type="float">
            <text:p>0.3731693</text:p>
          </table:table-cell>
          <table:table-cell office:value-type="float" office:value="0.3909492" calcext:value-type="float">
            <text:p>0.3909492</text:p>
          </table:table-cell>
          <table:table-cell office:value-type="float" office:value="0.4033175" calcext:value-type="float">
            <text:p>0.403317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0471E-015" calcext:value-type="float">
            <text:p>1.980471E-15</text:p>
          </table:table-cell>
          <table:table-cell office:value-type="float" office:value="1.964328E-015" calcext:value-type="float">
            <text:p>1.964328E-15</text:p>
          </table:table-cell>
          <table:table-cell office:value-type="float" office:value="1.976059E-015" calcext:value-type="float">
            <text:p>1.976059E-15</text:p>
          </table:table-cell>
          <table:table-cell office:value-type="float" office:value="1.962469E-015" calcext:value-type="float">
            <text:p>1.962469E-15</text:p>
          </table:table-cell>
          <table:table-cell office:value-type="float" office:value="9.757441E-016" calcext:value-type="float">
            <text:p>9.75744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47217" calcext:value-type="float">
            <text:p>-0.01447217</text:p>
          </table:table-cell>
          <table:table-cell office:value-type="float" office:value="-0.01465389" calcext:value-type="float">
            <text:p>-0.01465389</text:p>
          </table:table-cell>
          <table:table-cell office:value-type="float" office:value="-0.01604586" calcext:value-type="float">
            <text:p>-0.01604586</text:p>
          </table:table-cell>
          <table:table-cell office:value-type="float" office:value="-0.0159959" calcext:value-type="float">
            <text:p>-0.0159959</text:p>
          </table:table-cell>
          <table:table-cell office:value-type="float" office:value="-0.01578996" calcext:value-type="float">
            <text:p>-0.01578996</text:p>
          </table:table-cell>
          <table:table-cell office:value-type="float" office:value="-0.01568007" calcext:value-type="float">
            <text:p>-0.01568007</text:p>
          </table:table-cell>
          <table:table-cell office:value-type="float" office:value="-0.01633278" calcext:value-type="float">
            <text:p>-0.01633278</text:p>
          </table:table-cell>
          <table:table-cell office:value-type="float" office:value="-0.01702669" calcext:value-type="float">
            <text:p>-0.01702669</text:p>
          </table:table-cell>
          <table:table-cell office:value-type="float" office:value="-0.0156537" calcext:value-type="float">
            <text:p>-0.0156537</text:p>
          </table:table-cell>
          <table:table-cell office:value-type="float" office:value="-0.01214921" calcext:value-type="float">
            <text:p>-0.01214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980482" calcext:value-type="float">
            <text:p>-0.06980482</text:p>
          </table:table-cell>
          <table:table-cell office:value-type="float" office:value="-0.0007660188" calcext:value-type="float">
            <text:p>-0.00076601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231" calcext:value-type="float">
            <text:p>-2.1942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50.5999" calcext:value-type="float">
            <text:p>250.5999</text:p>
          </table:table-cell>
          <table:table-cell office:value-type="float" office:value="111.8997" calcext:value-type="float">
            <text:p>111.899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094.607" calcext:value-type="float">
            <text:p>1094.607</text:p>
          </table:table-cell>
          <table:table-cell office:value-type="float" office:value="60.03931" calcext:value-type="float">
            <text:p>60.03931</text:p>
          </table:table-cell>
          <table:table-cell office:value-type="float" office:value="0" calcext:value-type="float">
            <text:p>0</text:p>
          </table:table-cell>
          <table:table-cell office:value-type="float" office:value="0.117248" calcext:value-type="float">
            <text:p>0.117248</text:p>
          </table:table-cell>
          <table:table-cell office:value-type="float" office:value="0.3352502" calcext:value-type="float">
            <text:p>0.3352502</text:p>
          </table:table-cell>
          <table:table-cell office:value-type="float" office:value="0.3375582" calcext:value-type="float">
            <text:p>0.3375582</text:p>
          </table:table-cell>
          <table:table-cell office:value-type="float" office:value="0.3399336" calcext:value-type="float">
            <text:p>0.3399336</text:p>
          </table:table-cell>
          <table:table-cell office:value-type="float" office:value="0.3411045" calcext:value-type="float">
            <text:p>0.3411045</text:p>
          </table:table-cell>
          <table:table-cell office:value-type="float" office:value="0.2953018" calcext:value-type="float">
            <text:p>0.2953018</text:p>
          </table:table-cell>
          <table:table-cell office:value-type="float" office:value="0.2906518" calcext:value-type="float">
            <text:p>0.2906518</text:p>
          </table:table-cell>
          <table:table-cell office:value-type="float" office:value="0.3685682" calcext:value-type="float">
            <text:p>0.3685682</text:p>
          </table:table-cell>
          <table:table-cell office:value-type="float" office:value="0.3621032" calcext:value-type="float">
            <text:p>0.3621032</text:p>
          </table:table-cell>
          <table:table-cell office:value-type="float" office:value="0.3731894" calcext:value-type="float">
            <text:p>0.3731894</text:p>
          </table:table-cell>
          <table:table-cell office:value-type="float" office:value="0.390945" calcext:value-type="float">
            <text:p>0.390945</text:p>
          </table:table-cell>
          <table:table-cell office:value-type="float" office:value="0.4032927" calcext:value-type="float">
            <text:p>0.40329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586E-015" calcext:value-type="float">
            <text:p>1.976586E-15</text:p>
          </table:table-cell>
          <table:table-cell office:value-type="float" office:value="1.964267E-015" calcext:value-type="float">
            <text:p>1.964267E-15</text:p>
          </table:table-cell>
          <table:table-cell office:value-type="float" office:value="1.975999E-015" calcext:value-type="float">
            <text:p>1.975999E-15</text:p>
          </table:table-cell>
          <table:table-cell office:value-type="float" office:value="1.962449E-015" calcext:value-type="float">
            <text:p>1.962449E-15</text:p>
          </table:table-cell>
          <table:table-cell office:value-type="float" office:value="9.757269E-016" calcext:value-type="float">
            <text:p>9.75726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52119" calcext:value-type="float">
            <text:p>-51.52119</text:p>
          </table:table-cell>
          <table:table-cell office:value-type="float" office:value="-0.01792452" calcext:value-type="float">
            <text:p>-0.01792452</text:p>
          </table:table-cell>
          <table:table-cell office:value-type="float" office:value="-0.01718058" calcext:value-type="float">
            <text:p>-0.01718058</text:p>
          </table:table-cell>
          <table:table-cell office:value-type="float" office:value="-0.01648152" calcext:value-type="float">
            <text:p>-0.01648152</text:p>
          </table:table-cell>
          <table:table-cell office:value-type="float" office:value="-0.01613903" calcext:value-type="float">
            <text:p>-0.01613903</text:p>
          </table:table-cell>
          <table:table-cell office:value-type="float" office:value="-0.01593782" calcext:value-type="float">
            <text:p>-0.01593782</text:p>
          </table:table-cell>
          <table:table-cell office:value-type="float" office:value="-0.01636116" calcext:value-type="float">
            <text:p>-0.01636116</text:p>
          </table:table-cell>
          <table:table-cell office:value-type="float" office:value="-0.0165685" calcext:value-type="float">
            <text:p>-0.0165685</text:p>
          </table:table-cell>
          <table:table-cell office:value-type="float" office:value="-0.01548962" calcext:value-type="float">
            <text:p>-0.01548962</text:p>
          </table:table-cell>
          <table:table-cell office:value-type="float" office:value="-0.01213809" calcext:value-type="float">
            <text:p>-0.01213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24131" calcext:value-type="float">
            <text:p>-0.06324131</text:p>
          </table:table-cell>
          <table:table-cell office:value-type="float" office:value="-0.000775439" calcext:value-type="float">
            <text:p>-0.0007754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5272" calcext:value-type="float">
            <text:p>-2.1952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66.2999" calcext:value-type="float">
            <text:p>266.2999</text:p>
          </table:table-cell>
          <table:table-cell office:value-type="float" office:value="112.9893" calcext:value-type="float">
            <text:p>112.989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8.505" calcext:value-type="float">
            <text:p>1108.505</text:p>
          </table:table-cell>
          <table:table-cell office:value-type="float" office:value="60.75211" calcext:value-type="float">
            <text:p>60.75211</text:p>
          </table:table-cell>
          <table:table-cell office:value-type="float" office:value="0" calcext:value-type="float">
            <text:p>0</text:p>
          </table:table-cell>
          <table:table-cell office:value-type="float" office:value="0.3936687" calcext:value-type="float">
            <text:p>0.3936687</text:p>
          </table:table-cell>
          <table:table-cell office:value-type="float" office:value="0.3959217" calcext:value-type="float">
            <text:p>0.3959217</text:p>
          </table:table-cell>
          <table:table-cell office:value-type="float" office:value="0.397683" calcext:value-type="float">
            <text:p>0.397683</text:p>
          </table:table-cell>
          <table:table-cell office:value-type="float" office:value="0.3972759" calcext:value-type="float">
            <text:p>0.3972759</text:p>
          </table:table-cell>
          <table:table-cell office:value-type="float" office:value="0.3962674" calcext:value-type="float">
            <text:p>0.3962674</text:p>
          </table:table-cell>
          <table:table-cell office:value-type="float" office:value="0.3043392" calcext:value-type="float">
            <text:p>0.3043392</text:p>
          </table:table-cell>
          <table:table-cell office:value-type="float" office:value="0.2961736" calcext:value-type="float">
            <text:p>0.2961736</text:p>
          </table:table-cell>
          <table:table-cell office:value-type="float" office:value="0.3697403" calcext:value-type="float">
            <text:p>0.3697403</text:p>
          </table:table-cell>
          <table:table-cell office:value-type="float" office:value="0.3624093" calcext:value-type="float">
            <text:p>0.3624093</text:p>
          </table:table-cell>
          <table:table-cell office:value-type="float" office:value="0.3732254" calcext:value-type="float">
            <text:p>0.3732254</text:p>
          </table:table-cell>
          <table:table-cell office:value-type="float" office:value="0.3909405" calcext:value-type="float">
            <text:p>0.3909405</text:p>
          </table:table-cell>
          <table:table-cell office:value-type="float" office:value="0.4032208" calcext:value-type="float">
            <text:p>0.40322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108E-015" calcext:value-type="float">
            <text:p>1.977108E-15</text:p>
          </table:table-cell>
          <table:table-cell office:value-type="float" office:value="1.964233E-015" calcext:value-type="float">
            <text:p>1.964233E-15</text:p>
          </table:table-cell>
          <table:table-cell office:value-type="float" office:value="1.97595E-015" calcext:value-type="float">
            <text:p>1.97595E-15</text:p>
          </table:table-cell>
          <table:table-cell office:value-type="float" office:value="1.962436E-015" calcext:value-type="float">
            <text:p>1.962436E-15</text:p>
          </table:table-cell>
          <table:table-cell office:value-type="float" office:value="9.757048E-016" calcext:value-type="float">
            <text:p>9.75704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42933" calcext:value-type="float">
            <text:p>-0.006642933</text:p>
          </table:table-cell>
          <table:table-cell office:value-type="float" office:value="-0.006399584" calcext:value-type="float">
            <text:p>-0.006399584</text:p>
          </table:table-cell>
          <table:table-cell office:value-type="float" office:value="-0.006246308" calcext:value-type="float">
            <text:p>-0.006246308</text:p>
          </table:table-cell>
          <table:table-cell office:value-type="float" office:value="-0.006339581" calcext:value-type="float">
            <text:p>-0.006339581</text:p>
          </table:table-cell>
          <table:table-cell office:value-type="float" office:value="-0.006454047" calcext:value-type="float">
            <text:p>-0.006454047</text:p>
          </table:table-cell>
          <table:table-cell office:value-type="float" office:value="-0.01278862" calcext:value-type="float">
            <text:p>-0.01278862</text:p>
          </table:table-cell>
          <table:table-cell office:value-type="float" office:value="-0.01397914" calcext:value-type="float">
            <text:p>-0.01397914</text:p>
          </table:table-cell>
          <table:table-cell office:value-type="float" office:value="-0.01547563" calcext:value-type="float">
            <text:p>-0.01547563</text:p>
          </table:table-cell>
          <table:table-cell office:value-type="float" office:value="-0.0152743" calcext:value-type="float">
            <text:p>-0.0152743</text:p>
          </table:table-cell>
          <table:table-cell office:value-type="float" office:value="-0.01211825" calcext:value-type="float">
            <text:p>-0.01211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70895" calcext:value-type="float">
            <text:p>-0.006670895</text:p>
          </table:table-cell>
          <table:table-cell office:value-type="float" office:value="-0.0007821149" calcext:value-type="float">
            <text:p>-0.00078211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515" calcext:value-type="float">
            <text:p>-2.205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66.2999" calcext:value-type="float">
            <text:p>266.2999</text:p>
          </table:table-cell>
          <table:table-cell office:value-type="float" office:value="116.4951" calcext:value-type="float">
            <text:p>116.4951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4.985" calcext:value-type="float">
            <text:p>1104.985</text:p>
          </table:table-cell>
          <table:table-cell office:value-type="float" office:value="60.76728" calcext:value-type="float">
            <text:p>60.76728</text:p>
          </table:table-cell>
          <table:table-cell office:value-type="float" office:value="0" calcext:value-type="float">
            <text:p>0</text:p>
          </table:table-cell>
          <table:table-cell office:value-type="float" office:value="0.3444341" calcext:value-type="float">
            <text:p>0.3444341</text:p>
          </table:table-cell>
          <table:table-cell office:value-type="float" office:value="0.3549642" calcext:value-type="float">
            <text:p>0.3549642</text:p>
          </table:table-cell>
          <table:table-cell office:value-type="float" office:value="0.3657875" calcext:value-type="float">
            <text:p>0.3657875</text:p>
          </table:table-cell>
          <table:table-cell office:value-type="float" office:value="0.3723489" calcext:value-type="float">
            <text:p>0.3723489</text:p>
          </table:table-cell>
          <table:table-cell office:value-type="float" office:value="0.374193" calcext:value-type="float">
            <text:p>0.374193</text:p>
          </table:table-cell>
          <table:table-cell office:value-type="float" office:value="0.3158216" calcext:value-type="float">
            <text:p>0.3158216</text:p>
          </table:table-cell>
          <table:table-cell office:value-type="float" office:value="0.3032663" calcext:value-type="float">
            <text:p>0.3032663</text:p>
          </table:table-cell>
          <table:table-cell office:value-type="float" office:value="0.3710957" calcext:value-type="float">
            <text:p>0.3710957</text:p>
          </table:table-cell>
          <table:table-cell office:value-type="float" office:value="0.3628282" calcext:value-type="float">
            <text:p>0.3628282</text:p>
          </table:table-cell>
          <table:table-cell office:value-type="float" office:value="0.3732884" calcext:value-type="float">
            <text:p>0.3732884</text:p>
          </table:table-cell>
          <table:table-cell office:value-type="float" office:value="0.3909331" calcext:value-type="float">
            <text:p>0.3909331</text:p>
          </table:table-cell>
          <table:table-cell office:value-type="float" office:value="0.4031461" calcext:value-type="float">
            <text:p>0.40314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649E-015" calcext:value-type="float">
            <text:p>1.977649E-15</text:p>
          </table:table-cell>
          <table:table-cell office:value-type="float" office:value="1.964186E-015" calcext:value-type="float">
            <text:p>1.964186E-15</text:p>
          </table:table-cell>
          <table:table-cell office:value-type="float" office:value="1.975904E-015" calcext:value-type="float">
            <text:p>1.975904E-15</text:p>
          </table:table-cell>
          <table:table-cell office:value-type="float" office:value="1.962421E-015" calcext:value-type="float">
            <text:p>1.962421E-15</text:p>
          </table:table-cell>
          <table:table-cell office:value-type="float" office:value="9.756898E-016" calcext:value-type="float">
            <text:p>9.75689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72441" calcext:value-type="float">
            <text:p>-0.01572441</text:p>
          </table:table-cell>
          <table:table-cell office:value-type="float" office:value="-0.01259056" calcext:value-type="float">
            <text:p>-0.01259056</text:p>
          </table:table-cell>
          <table:table-cell office:value-type="float" office:value="-0.01044324" calcext:value-type="float">
            <text:p>-0.01044324</text:p>
          </table:table-cell>
          <table:table-cell office:value-type="float" office:value="-0.009400569" calcext:value-type="float">
            <text:p>-0.009400569</text:p>
          </table:table-cell>
          <table:table-cell office:value-type="float" office:value="-0.009119407" calcext:value-type="float">
            <text:p>-0.009119407</text:p>
          </table:table-cell>
          <table:table-cell office:value-type="float" office:value="-0.009635827" calcext:value-type="float">
            <text:p>-0.009635827</text:p>
          </table:table-cell>
          <table:table-cell office:value-type="float" office:value="-0.01148159" calcext:value-type="float">
            <text:p>-0.01148159</text:p>
          </table:table-cell>
          <table:table-cell office:value-type="float" office:value="-0.01430477" calcext:value-type="float">
            <text:p>-0.01430477</text:p>
          </table:table-cell>
          <table:table-cell office:value-type="float" office:value="-0.01498447" calcext:value-type="float">
            <text:p>-0.01498447</text:p>
          </table:table-cell>
          <table:table-cell office:value-type="float" office:value="-0.01208339" calcext:value-type="float">
            <text:p>-0.0120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11713" calcext:value-type="float">
            <text:p>-0.04211713</text:p>
          </table:table-cell>
          <table:table-cell office:value-type="float" office:value="-0.0007903442" calcext:value-type="float">
            <text:p>-0.000790344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769" calcext:value-type="float">
            <text:p>-2.2047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72" calcext:value-type="float">
            <text:p>272</text:p>
          </table:table-cell>
          <table:table-cell office:value-type="float" office:value="120.3813" calcext:value-type="float">
            <text:p>120.3813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6.726" calcext:value-type="float">
            <text:p>1106.726</text:p>
          </table:table-cell>
          <table:table-cell office:value-type="float" office:value="60.83977" calcext:value-type="float">
            <text:p>60.83977</text:p>
          </table:table-cell>
          <table:table-cell office:value-type="float" office:value="0" calcext:value-type="float">
            <text:p>0</text:p>
          </table:table-cell>
          <table:table-cell office:value-type="float" office:value="0.3911588" calcext:value-type="float">
            <text:p>0.3911588</text:p>
          </table:table-cell>
          <table:table-cell office:value-type="float" office:value="0.3910019" calcext:value-type="float">
            <text:p>0.3910019</text:p>
          </table:table-cell>
          <table:table-cell office:value-type="float" office:value="0.3706402" calcext:value-type="float">
            <text:p>0.3706402</text:p>
          </table:table-cell>
          <table:table-cell office:value-type="float" office:value="0.3635653" calcext:value-type="float">
            <text:p>0.3635653</text:p>
          </table:table-cell>
          <table:table-cell office:value-type="float" office:value="0.3640596" calcext:value-type="float">
            <text:p>0.3640596</text:p>
          </table:table-cell>
          <table:table-cell office:value-type="float" office:value="0.3121368" calcext:value-type="float">
            <text:p>0.3121368</text:p>
          </table:table-cell>
          <table:table-cell office:value-type="float" office:value="0.3048375" calcext:value-type="float">
            <text:p>0.3048375</text:p>
          </table:table-cell>
          <table:table-cell office:value-type="float" office:value="0.3726528" calcext:value-type="float">
            <text:p>0.3726528</text:p>
          </table:table-cell>
          <table:table-cell office:value-type="float" office:value="0.363369" calcext:value-type="float">
            <text:p>0.363369</text:p>
          </table:table-cell>
          <table:table-cell office:value-type="float" office:value="0.3733773" calcext:value-type="float">
            <text:p>0.3733773</text:p>
          </table:table-cell>
          <table:table-cell office:value-type="float" office:value="0.3909306" calcext:value-type="float">
            <text:p>0.3909306</text:p>
          </table:table-cell>
          <table:table-cell office:value-type="float" office:value="0.4030957" calcext:value-type="float">
            <text:p>0.40309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336E-015" calcext:value-type="float">
            <text:p>1.978336E-15</text:p>
          </table:table-cell>
          <table:table-cell office:value-type="float" office:value="1.964119E-015" calcext:value-type="float">
            <text:p>1.964119E-15</text:p>
          </table:table-cell>
          <table:table-cell office:value-type="float" office:value="1.975846E-015" calcext:value-type="float">
            <text:p>1.975846E-15</text:p>
          </table:table-cell>
          <table:table-cell office:value-type="float" office:value="1.962406E-015" calcext:value-type="float">
            <text:p>1.962406E-15</text:p>
          </table:table-cell>
          <table:table-cell office:value-type="float" office:value="9.756695E-016" calcext:value-type="float">
            <text:p>9.756695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90723" calcext:value-type="float">
            <text:p>-0.006690723</text:p>
          </table:table-cell>
          <table:table-cell office:value-type="float" office:value="-0.006773511" calcext:value-type="float">
            <text:p>-0.006773511</text:p>
          </table:table-cell>
          <table:table-cell office:value-type="float" office:value="-0.009863449" calcext:value-type="float">
            <text:p>-0.009863449</text:p>
          </table:table-cell>
          <table:table-cell office:value-type="float" office:value="-0.01099134" calcext:value-type="float">
            <text:p>-0.01099134</text:p>
          </table:table-cell>
          <table:table-cell office:value-type="float" office:value="-0.01084417" calcext:value-type="float">
            <text:p>-0.01084417</text:p>
          </table:table-cell>
          <table:table-cell office:value-type="float" office:value="-0.01051662" calcext:value-type="float">
            <text:p>-0.01051662</text:p>
          </table:table-cell>
          <table:table-cell office:value-type="float" office:value="-0.01097242" calcext:value-type="float">
            <text:p>-0.01097242</text:p>
          </table:table-cell>
          <table:table-cell office:value-type="float" office:value="-0.01306296" calcext:value-type="float">
            <text:p>-0.01306296</text:p>
          </table:table-cell>
          <table:table-cell office:value-type="float" office:value="-0.01461858" calcext:value-type="float">
            <text:p>-0.01461858</text:p>
          </table:table-cell>
          <table:table-cell office:value-type="float" office:value="-0.01203444" calcext:value-type="float">
            <text:p>-0.0120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58713" calcext:value-type="float">
            <text:p>-0.03758713</text:p>
          </table:table-cell>
          <table:table-cell office:value-type="float" office:value="-0.0008001364" calcext:value-type="float">
            <text:p>-0.00080013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559" calcext:value-type="float">
            <text:p>-2.2045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72.1001" calcext:value-type="float">
            <text:p>272.1001</text:p>
          </table:table-cell>
          <table:table-cell office:value-type="float" office:value="124.1177" calcext:value-type="float">
            <text:p>124.117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3.073" calcext:value-type="float">
            <text:p>1103.073</text:p>
          </table:table-cell>
          <table:table-cell office:value-type="float" office:value="60.8563" calcext:value-type="float">
            <text:p>60.8563</text:p>
          </table:table-cell>
          <table:table-cell office:value-type="float" office:value="0" calcext:value-type="float">
            <text:p>0</text:p>
          </table:table-cell>
          <table:table-cell office:value-type="float" office:value="0.1208934" calcext:value-type="float">
            <text:p>0.1208934</text:p>
          </table:table-cell>
          <table:table-cell office:value-type="float" office:value="0.3602457" calcext:value-type="float">
            <text:p>0.3602457</text:p>
          </table:table-cell>
          <table:table-cell office:value-type="float" office:value="0.3626413" calcext:value-type="float">
            <text:p>0.3626413</text:p>
          </table:table-cell>
          <table:table-cell office:value-type="float" office:value="0.3651301" calcext:value-type="float">
            <text:p>0.3651301</text:p>
          </table:table-cell>
          <table:table-cell office:value-type="float" office:value="0.3663434" calcext:value-type="float">
            <text:p>0.3663434</text:p>
          </table:table-cell>
          <table:table-cell office:value-type="float" office:value="0.3122712" calcext:value-type="float">
            <text:p>0.3122712</text:p>
          </table:table-cell>
          <table:table-cell office:value-type="float" office:value="0.3044609" calcext:value-type="float">
            <text:p>0.3044609</text:p>
          </table:table-cell>
          <table:table-cell office:value-type="float" office:value="0.3738652" calcext:value-type="float">
            <text:p>0.3738652</text:p>
          </table:table-cell>
          <table:table-cell office:value-type="float" office:value="0.3640454" calcext:value-type="float">
            <text:p>0.3640454</text:p>
          </table:table-cell>
          <table:table-cell office:value-type="float" office:value="0.3734973" calcext:value-type="float">
            <text:p>0.3734973</text:p>
          </table:table-cell>
          <table:table-cell office:value-type="float" office:value="0.3909377" calcext:value-type="float">
            <text:p>0.3909377</text:p>
          </table:table-cell>
          <table:table-cell office:value-type="float" office:value="0.4030619" calcext:value-type="float">
            <text:p>0.40306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048E-015" calcext:value-type="float">
            <text:p>1.979048E-15</text:p>
          </table:table-cell>
          <table:table-cell office:value-type="float" office:value="1.964059E-015" calcext:value-type="float">
            <text:p>1.964059E-15</text:p>
          </table:table-cell>
          <table:table-cell office:value-type="float" office:value="1.975785E-015" calcext:value-type="float">
            <text:p>1.975785E-15</text:p>
          </table:table-cell>
          <table:table-cell office:value-type="float" office:value="1.962384E-015" calcext:value-type="float">
            <text:p>1.962384E-15</text:p>
          </table:table-cell>
          <table:table-cell office:value-type="float" office:value="9.756488E-016" calcext:value-type="float">
            <text:p>9.756488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80189" calcext:value-type="float">
            <text:p>-40.80189</text:p>
          </table:table-cell>
          <table:table-cell office:value-type="float" office:value="-0.01151291" calcext:value-type="float">
            <text:p>-0.01151291</text:p>
          </table:table-cell>
          <table:table-cell office:value-type="float" office:value="-0.01105662" calcext:value-type="float">
            <text:p>-0.01105662</text:p>
          </table:table-cell>
          <table:table-cell office:value-type="float" office:value="-0.01062862" calcext:value-type="float">
            <text:p>-0.01062862</text:p>
          </table:table-cell>
          <table:table-cell office:value-type="float" office:value="-0.0104144" calcext:value-type="float">
            <text:p>-0.0104144</text:p>
          </table:table-cell>
          <table:table-cell office:value-type="float" office:value="-0.01048702" calcext:value-type="float">
            <text:p>-0.01048702</text:p>
          </table:table-cell>
          <table:table-cell office:value-type="float" office:value="-0.01109272" calcext:value-type="float">
            <text:p>-0.01109272</text:p>
          </table:table-cell>
          <table:table-cell office:value-type="float" office:value="-0.01217512" calcext:value-type="float">
            <text:p>-0.01217512</text:p>
          </table:table-cell>
          <table:table-cell office:value-type="float" office:value="-0.01417414" calcext:value-type="float">
            <text:p>-0.01417414</text:p>
          </table:table-cell>
          <table:table-cell office:value-type="float" office:value="-0.01196867" calcext:value-type="float">
            <text:p>-0.01196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52189" calcext:value-type="float">
            <text:p>-0.03352189</text:p>
          </table:table-cell>
          <table:table-cell office:value-type="float" office:value="-0.0008099477" calcext:value-type="float">
            <text:p>-0.00080994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59" calcext:value-type="float">
            <text:p>-2.2044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72.1001" calcext:value-type="float">
            <text:p>272.1001</text:p>
          </table:table-cell>
          <table:table-cell office:value-type="float" office:value="124.5929" calcext:value-type="float">
            <text:p>124.5929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2.581" calcext:value-type="float">
            <text:p>1102.581</text:p>
          </table:table-cell>
          <table:table-cell office:value-type="float" office:value="60.87311" calcext:value-type="float">
            <text:p>60.87311</text:p>
          </table:table-cell>
          <table:table-cell office:value-type="float" office:value="0" calcext:value-type="float">
            <text:p>0</text:p>
          </table:table-cell>
          <table:table-cell office:value-type="float" office:value="0.1145124" calcext:value-type="float">
            <text:p>0.1145124</text:p>
          </table:table-cell>
          <table:table-cell office:value-type="float" office:value="0.3562496" calcext:value-type="float">
            <text:p>0.3562496</text:p>
          </table:table-cell>
          <table:table-cell office:value-type="float" office:value="0.3584939" calcext:value-type="float">
            <text:p>0.3584939</text:p>
          </table:table-cell>
          <table:table-cell office:value-type="float" office:value="0.3608848" calcext:value-type="float">
            <text:p>0.3608848</text:p>
          </table:table-cell>
          <table:table-cell office:value-type="float" office:value="0.3623798" calcext:value-type="float">
            <text:p>0.3623798</text:p>
          </table:table-cell>
          <table:table-cell office:value-type="float" office:value="0.3106037" calcext:value-type="float">
            <text:p>0.3106037</text:p>
          </table:table-cell>
          <table:table-cell office:value-type="float" office:value="0.3043714" calcext:value-type="float">
            <text:p>0.3043714</text:p>
          </table:table-cell>
          <table:table-cell office:value-type="float" office:value="0.3745423" calcext:value-type="float">
            <text:p>0.3745423</text:p>
          </table:table-cell>
          <table:table-cell office:value-type="float" office:value="0.3647113" calcext:value-type="float">
            <text:p>0.3647113</text:p>
          </table:table-cell>
          <table:table-cell office:value-type="float" office:value="0.3736475" calcext:value-type="float">
            <text:p>0.3736475</text:p>
          </table:table-cell>
          <table:table-cell office:value-type="float" office:value="0.3909574" calcext:value-type="float">
            <text:p>0.3909574</text:p>
          </table:table-cell>
          <table:table-cell office:value-type="float" office:value="0.4030399" calcext:value-type="float">
            <text:p>0.40303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869E-015" calcext:value-type="float">
            <text:p>1.979869E-15</text:p>
          </table:table-cell>
          <table:table-cell office:value-type="float" office:value="1.963983E-015" calcext:value-type="float">
            <text:p>1.963983E-15</text:p>
          </table:table-cell>
          <table:table-cell office:value-type="float" office:value="1.975716E-015" calcext:value-type="float">
            <text:p>1.975716E-15</text:p>
          </table:table-cell>
          <table:table-cell office:value-type="float" office:value="1.962365E-015" calcext:value-type="float">
            <text:p>1.962365E-15</text:p>
          </table:table-cell>
          <table:table-cell office:value-type="float" office:value="9.756241E-016" calcext:value-type="float">
            <text:p>9.756241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8165" calcext:value-type="float">
            <text:p>-61.8165</text:p>
          </table:table-cell>
          <table:table-cell office:value-type="float" office:value="-0.01233089" calcext:value-type="float">
            <text:p>-0.01233089</text:p>
          </table:table-cell>
          <table:table-cell office:value-type="float" office:value="-0.01186776" calcext:value-type="float">
            <text:p>-0.01186776</text:p>
          </table:table-cell>
          <table:table-cell office:value-type="float" office:value="-0.01142177" calcext:value-type="float">
            <text:p>-0.01142177</text:p>
          </table:table-cell>
          <table:table-cell office:value-type="float" office:value="-0.01113613" calcext:value-type="float">
            <text:p>-0.01113613</text:p>
          </table:table-cell>
          <table:table-cell office:value-type="float" office:value="-0.01091564" calcext:value-type="float">
            <text:p>-0.01091564</text:p>
          </table:table-cell>
          <table:table-cell office:value-type="float" office:value="-0.01111768" calcext:value-type="float">
            <text:p>-0.01111768</text:p>
          </table:table-cell>
          <table:table-cell office:value-type="float" office:value="-0.01170536" calcext:value-type="float">
            <text:p>-0.01170536</text:p>
          </table:table-cell>
          <table:table-cell office:value-type="float" office:value="-0.01374958" calcext:value-type="float">
            <text:p>-0.01374958</text:p>
          </table:table-cell>
          <table:table-cell office:value-type="float" office:value="-0.01188673" calcext:value-type="float">
            <text:p>-0.01188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53868" calcext:value-type="float">
            <text:p>-0.02953868</text:p>
          </table:table-cell>
          <table:table-cell office:value-type="float" office:value="-0.0008201769" calcext:value-type="float">
            <text:p>-0.00082017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23" calcext:value-type="float">
            <text:p>-2.2044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25.8975" calcext:value-type="float">
            <text:p>125.8975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8.292" calcext:value-type="float">
            <text:p>1108.292</text:p>
          </table:table-cell>
          <table:table-cell office:value-type="float" office:value="60.95782" calcext:value-type="float">
            <text:p>60.95782</text:p>
          </table:table-cell>
          <table:table-cell office:value-type="float" office:value="0" calcext:value-type="float">
            <text:p>0</text:p>
          </table:table-cell>
          <table:table-cell office:value-type="float" office:value="0.3733135" calcext:value-type="float">
            <text:p>0.3733135</text:p>
          </table:table-cell>
          <table:table-cell office:value-type="float" office:value="0.375293" calcext:value-type="float">
            <text:p>0.375293</text:p>
          </table:table-cell>
          <table:table-cell office:value-type="float" office:value="0.376017" calcext:value-type="float">
            <text:p>0.376017</text:p>
          </table:table-cell>
          <table:table-cell office:value-type="float" office:value="0.3745396" calcext:value-type="float">
            <text:p>0.3745396</text:p>
          </table:table-cell>
          <table:table-cell office:value-type="float" office:value="0.3733442" calcext:value-type="float">
            <text:p>0.3733442</text:p>
          </table:table-cell>
          <table:table-cell office:value-type="float" office:value="0.3118375" calcext:value-type="float">
            <text:p>0.3118375</text:p>
          </table:table-cell>
          <table:table-cell office:value-type="float" office:value="0.3042739" calcext:value-type="float">
            <text:p>0.3042739</text:p>
          </table:table-cell>
          <table:table-cell office:value-type="float" office:value="0.3747152" calcext:value-type="float">
            <text:p>0.3747152</text:p>
          </table:table-cell>
          <table:table-cell office:value-type="float" office:value="0.3654056" calcext:value-type="float">
            <text:p>0.3654056</text:p>
          </table:table-cell>
          <table:table-cell office:value-type="float" office:value="0.3738457" calcext:value-type="float">
            <text:p>0.3738457</text:p>
          </table:table-cell>
          <table:table-cell office:value-type="float" office:value="0.3909923" calcext:value-type="float">
            <text:p>0.3909923</text:p>
          </table:table-cell>
          <table:table-cell office:value-type="float" office:value="0.4030279" calcext:value-type="float">
            <text:p>0.40302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524E-015" calcext:value-type="float">
            <text:p>1.980524E-15</text:p>
          </table:table-cell>
          <table:table-cell office:value-type="float" office:value="1.963934E-015" calcext:value-type="float">
            <text:p>1.963934E-15</text:p>
          </table:table-cell>
          <table:table-cell office:value-type="float" office:value="1.975661E-015" calcext:value-type="float">
            <text:p>1.975661E-15</text:p>
          </table:table-cell>
          <table:table-cell office:value-type="float" office:value="1.962341E-015" calcext:value-type="float">
            <text:p>1.962341E-15</text:p>
          </table:table-cell>
          <table:table-cell office:value-type="float" office:value="9.756025E-016" calcext:value-type="float">
            <text:p>9.756025E-16</text:p>
          </table:table-cell>
          <table:table-cell office:value-type="float" office:value="9.372559E-016" calcext:value-type="float">
            <text:p>9.372559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25659" calcext:value-type="float">
            <text:p>-0.009225659</text:p>
          </table:table-cell>
          <table:table-cell office:value-type="float" office:value="-0.008917153" calcext:value-type="float">
            <text:p>-0.008917153</text:p>
          </table:table-cell>
          <table:table-cell office:value-type="float" office:value="-0.008831275" calcext:value-type="float">
            <text:p>-0.008831275</text:p>
          </table:table-cell>
          <table:table-cell office:value-type="float" office:value="-0.009100641" calcext:value-type="float">
            <text:p>-0.009100641</text:p>
          </table:table-cell>
          <table:table-cell office:value-type="float" office:value="-0.009295862" calcext:value-type="float">
            <text:p>-0.009295862</text:p>
          </table:table-cell>
          <table:table-cell office:value-type="float" office:value="-0.01061761" calcext:value-type="float">
            <text:p>-0.01061761</text:p>
          </table:table-cell>
          <table:table-cell office:value-type="float" office:value="-0.01115615" calcext:value-type="float">
            <text:p>-0.01115615</text:p>
          </table:table-cell>
          <table:table-cell office:value-type="float" office:value="-0.01158656" calcext:value-type="float">
            <text:p>-0.01158656</text:p>
          </table:table-cell>
          <table:table-cell office:value-type="float" office:value="-0.01332196" calcext:value-type="float">
            <text:p>-0.01332196</text:p>
          </table:table-cell>
          <table:table-cell office:value-type="float" office:value="-0.01177975" calcext:value-type="float">
            <text:p>-0.0117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71987" calcext:value-type="float">
            <text:p>-0.02671987</text:p>
          </table:table-cell>
          <table:table-cell office:value-type="float" office:value="-0.0008278487" calcext:value-type="float">
            <text:p>-0.00082784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36" calcext:value-type="float">
            <text:p>-2.2044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29.6922" calcext:value-type="float">
            <text:p>129.6922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4.481" calcext:value-type="float">
            <text:p>1104.481</text:p>
          </table:table-cell>
          <table:table-cell office:value-type="float" office:value="60.97462" calcext:value-type="float">
            <text:p>60.97462</text:p>
          </table:table-cell>
          <table:table-cell office:value-type="float" office:value="0" calcext:value-type="float">
            <text:p>0</text:p>
          </table:table-cell>
          <table:table-cell office:value-type="float" office:value="0.1126612" calcext:value-type="float">
            <text:p>0.1126612</text:p>
          </table:table-cell>
          <table:table-cell office:value-type="float" office:value="0.3602748" calcext:value-type="float">
            <text:p>0.3602748</text:p>
          </table:table-cell>
          <table:table-cell office:value-type="float" office:value="0.3628525" calcext:value-type="float">
            <text:p>0.3628525</text:p>
          </table:table-cell>
          <table:table-cell office:value-type="float" office:value="0.3656575" calcext:value-type="float">
            <text:p>0.3656575</text:p>
          </table:table-cell>
          <table:table-cell office:value-type="float" office:value="0.3671905" calcext:value-type="float">
            <text:p>0.3671905</text:p>
          </table:table-cell>
          <table:table-cell office:value-type="float" office:value="0.3133997" calcext:value-type="float">
            <text:p>0.3133997</text:p>
          </table:table-cell>
          <table:table-cell office:value-type="float" office:value="0.3059464" calcext:value-type="float">
            <text:p>0.3059464</text:p>
          </table:table-cell>
          <table:table-cell office:value-type="float" office:value="0.3750321" calcext:value-type="float">
            <text:p>0.3750321</text:p>
          </table:table-cell>
          <table:table-cell office:value-type="float" office:value="0.3660691" calcext:value-type="float">
            <text:p>0.3660691</text:p>
          </table:table-cell>
          <table:table-cell office:value-type="float" office:value="0.3740889" calcext:value-type="float">
            <text:p>0.3740889</text:p>
          </table:table-cell>
          <table:table-cell office:value-type="float" office:value="0.3910468" calcext:value-type="float">
            <text:p>0.3910468</text:p>
          </table:table-cell>
          <table:table-cell office:value-type="float" office:value="0.4030239" calcext:value-type="float">
            <text:p>0.4030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265E-015" calcext:value-type="float">
            <text:p>1.981265E-15</text:p>
          </table:table-cell>
          <table:table-cell office:value-type="float" office:value="1.963867E-015" calcext:value-type="float">
            <text:p>1.963867E-15</text:p>
          </table:table-cell>
          <table:table-cell office:value-type="float" office:value="1.9756E-015" calcext:value-type="float">
            <text:p>1.9756E-15</text:p>
          </table:table-cell>
          <table:table-cell office:value-type="float" office:value="1.96232E-015" calcext:value-type="float">
            <text:p>1.96232E-15</text:p>
          </table:table-cell>
          <table:table-cell office:value-type="float" office:value="9.755809E-016" calcext:value-type="float">
            <text:p>9.75580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22478" calcext:value-type="float">
            <text:p>-70.22478</text:p>
          </table:table-cell>
          <table:table-cell office:value-type="float" office:value="-0.01151062" calcext:value-type="float">
            <text:p>-0.01151062</text:p>
          </table:table-cell>
          <table:table-cell office:value-type="float" office:value="-0.01101824" calcext:value-type="float">
            <text:p>-0.01101824</text:p>
          </table:table-cell>
          <table:table-cell office:value-type="float" office:value="-0.01053472" calcext:value-type="float">
            <text:p>-0.01053472</text:p>
          </table:table-cell>
          <table:table-cell office:value-type="float" office:value="-0.01026801" calcext:value-type="float">
            <text:p>-0.01026801</text:p>
          </table:table-cell>
          <table:table-cell office:value-type="float" office:value="-0.01020745" calcext:value-type="float">
            <text:p>-0.01020745</text:p>
          </table:table-cell>
          <table:table-cell office:value-type="float" office:value="-0.01065138" calcext:value-type="float">
            <text:p>-0.01065138</text:p>
          </table:table-cell>
          <table:table-cell office:value-type="float" office:value="-0.01137881" calcext:value-type="float">
            <text:p>-0.01137881</text:p>
          </table:table-cell>
          <table:table-cell office:value-type="float" office:value="-0.01292557" calcext:value-type="float">
            <text:p>-0.01292557</text:p>
          </table:table-cell>
          <table:table-cell office:value-type="float" office:value="-0.01164952" calcext:value-type="float">
            <text:p>-0.0116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69253" calcext:value-type="float">
            <text:p>-0.02269253</text:p>
          </table:table-cell>
          <table:table-cell office:value-type="float" office:value="-0.000837772" calcext:value-type="float">
            <text:p>-0.0008377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58" calcext:value-type="float">
            <text:p>-2.2044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0.4517" calcext:value-type="float">
            <text:p>130.451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3.705" calcext:value-type="float">
            <text:p>1103.705</text:p>
          </table:table-cell>
          <table:table-cell office:value-type="float" office:value="60.99143" calcext:value-type="float">
            <text:p>60.99143</text:p>
          </table:table-cell>
          <table:table-cell office:value-type="float" office:value="0" calcext:value-type="float">
            <text:p>0</text:p>
          </table:table-cell>
          <table:table-cell office:value-type="float" office:value="0.1134109" calcext:value-type="float">
            <text:p>0.1134109</text:p>
          </table:table-cell>
          <table:table-cell office:value-type="float" office:value="0.3548747" calcext:value-type="float">
            <text:p>0.3548747</text:p>
          </table:table-cell>
          <table:table-cell office:value-type="float" office:value="0.3573125" calcext:value-type="float">
            <text:p>0.3573125</text:p>
          </table:table-cell>
          <table:table-cell office:value-type="float" office:value="0.3601417" calcext:value-type="float">
            <text:p>0.3601417</text:p>
          </table:table-cell>
          <table:table-cell office:value-type="float" office:value="0.3619892" calcext:value-type="float">
            <text:p>0.3619892</text:p>
          </table:table-cell>
          <table:table-cell office:value-type="float" office:value="0.3111496" calcext:value-type="float">
            <text:p>0.3111496</text:p>
          </table:table-cell>
          <table:table-cell office:value-type="float" office:value="0.305503" calcext:value-type="float">
            <text:p>0.305503</text:p>
          </table:table-cell>
          <table:table-cell office:value-type="float" office:value="0.375337" calcext:value-type="float">
            <text:p>0.375337</text:p>
          </table:table-cell>
          <table:table-cell office:value-type="float" office:value="0.3666602" calcext:value-type="float">
            <text:p>0.3666602</text:p>
          </table:table-cell>
          <table:table-cell office:value-type="float" office:value="0.3743447" calcext:value-type="float">
            <text:p>0.3743447</text:p>
          </table:table-cell>
          <table:table-cell office:value-type="float" office:value="0.3911197" calcext:value-type="float">
            <text:p>0.3911197</text:p>
          </table:table-cell>
          <table:table-cell office:value-type="float" office:value="0.4030276" calcext:value-type="float">
            <text:p>0.40302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2195E-015" calcext:value-type="float">
            <text:p>1.982195E-15</text:p>
          </table:table-cell>
          <table:table-cell office:value-type="float" office:value="1.96378E-015" calcext:value-type="float">
            <text:p>1.96378E-15</text:p>
          </table:table-cell>
          <table:table-cell office:value-type="float" office:value="1.975524E-015" calcext:value-type="float">
            <text:p>1.975524E-15</text:p>
          </table:table-cell>
          <table:table-cell office:value-type="float" office:value="1.962291E-015" calcext:value-type="float">
            <text:p>1.962291E-15</text:p>
          </table:table-cell>
          <table:table-cell office:value-type="float" office:value="9.755628E-016" calcext:value-type="float">
            <text:p>9.755628E-16</text:p>
          </table:table-cell>
          <table:table-cell office:value-type="float" office:value="9.372559E-016" calcext:value-type="float">
            <text:p>9.372559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56618" calcext:value-type="float">
            <text:p>-67.56618</text:p>
          </table:table-cell>
          <table:table-cell office:value-type="float" office:value="-0.0126323" calcext:value-type="float">
            <text:p>-0.0126323</text:p>
          </table:table-cell>
          <table:table-cell office:value-type="float" office:value="-0.01211336" calcext:value-type="float">
            <text:p>-0.01211336</text:p>
          </table:table-cell>
          <table:table-cell office:value-type="float" office:value="-0.01156791" calcext:value-type="float">
            <text:p>-0.01156791</text:p>
          </table:table-cell>
          <table:table-cell office:value-type="float" office:value="-0.01121041" calcext:value-type="float">
            <text:p>-0.01121041</text:p>
          </table:table-cell>
          <table:table-cell office:value-type="float" office:value="-0.01077177" calcext:value-type="float">
            <text:p>-0.01077177</text:p>
          </table:table-cell>
          <table:table-cell office:value-type="float" office:value="-0.01077726" calcext:value-type="float">
            <text:p>-0.01077726</text:p>
          </table:table-cell>
          <table:table-cell office:value-type="float" office:value="-0.01117917" calcext:value-type="float">
            <text:p>-0.01117917</text:p>
          </table:table-cell>
          <table:table-cell office:value-type="float" office:value="-0.01258296" calcext:value-type="float">
            <text:p>-0.01258296</text:p>
          </table:table-cell>
          <table:table-cell office:value-type="float" office:value="-0.01151404" calcext:value-type="float">
            <text:p>-0.01151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0833" calcext:value-type="float">
            <text:p>-0.0190833</text:p>
          </table:table-cell>
          <table:table-cell office:value-type="float" office:value="-0.0008478148" calcext:value-type="float">
            <text:p>-0.00084781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72" calcext:value-type="float">
            <text:p>-2.2044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1.2832" calcext:value-type="float">
            <text:p>131.2832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2.857" calcext:value-type="float">
            <text:p>1102.857</text:p>
          </table:table-cell>
          <table:table-cell office:value-type="float" office:value="61.00803" calcext:value-type="float">
            <text:p>61.00803</text:p>
          </table:table-cell>
          <table:table-cell office:value-type="float" office:value="0" calcext:value-type="float">
            <text:p>0</text:p>
          </table:table-cell>
          <table:table-cell office:value-type="float" office:value="0.1134542" calcext:value-type="float">
            <text:p>0.1134542</text:p>
          </table:table-cell>
          <table:table-cell office:value-type="float" office:value="0.3498029" calcext:value-type="float">
            <text:p>0.3498029</text:p>
          </table:table-cell>
          <table:table-cell office:value-type="float" office:value="0.3523427" calcext:value-type="float">
            <text:p>0.3523427</text:p>
          </table:table-cell>
          <table:table-cell office:value-type="float" office:value="0.3553605" calcext:value-type="float">
            <text:p>0.3553605</text:p>
          </table:table-cell>
          <table:table-cell office:value-type="float" office:value="0.3574609" calcext:value-type="float">
            <text:p>0.3574609</text:p>
          </table:table-cell>
          <table:table-cell office:value-type="float" office:value="0.3086685" calcext:value-type="float">
            <text:p>0.3086685</text:p>
          </table:table-cell>
          <table:table-cell office:value-type="float" office:value="0.3041495" calcext:value-type="float">
            <text:p>0.3041495</text:p>
          </table:table-cell>
          <table:table-cell office:value-type="float" office:value="0.3753834" calcext:value-type="float">
            <text:p>0.3753834</text:p>
          </table:table-cell>
          <table:table-cell office:value-type="float" office:value="0.3671729" calcext:value-type="float">
            <text:p>0.3671729</text:p>
          </table:table-cell>
          <table:table-cell office:value-type="float" office:value="0.3746059" calcext:value-type="float">
            <text:p>0.3746059</text:p>
          </table:table-cell>
          <table:table-cell office:value-type="float" office:value="0.3912084" calcext:value-type="float">
            <text:p>0.3912084</text:p>
          </table:table-cell>
          <table:table-cell office:value-type="float" office:value="0.4030384" calcext:value-type="float">
            <text:p>0.40303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3161E-015" calcext:value-type="float">
            <text:p>1.983161E-15</text:p>
          </table:table-cell>
          <table:table-cell office:value-type="float" office:value="1.963692E-015" calcext:value-type="float">
            <text:p>1.963692E-15</text:p>
          </table:table-cell>
          <table:table-cell office:value-type="float" office:value="1.975441E-015" calcext:value-type="float">
            <text:p>1.975441E-15</text:p>
          </table:table-cell>
          <table:table-cell office:value-type="float" office:value="1.962262E-015" calcext:value-type="float">
            <text:p>1.962262E-15</text:p>
          </table:table-cell>
          <table:table-cell office:value-type="float" office:value="9.755412E-016" calcext:value-type="float">
            <text:p>9.755412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81586" calcext:value-type="float">
            <text:p>-66.81586</text:p>
          </table:table-cell>
          <table:table-cell office:value-type="float" office:value="-0.01380454" calcext:value-type="float">
            <text:p>-0.01380454</text:p>
          </table:table-cell>
          <table:table-cell office:value-type="float" office:value="-0.01320397" calcext:value-type="float">
            <text:p>-0.01320397</text:p>
          </table:table-cell>
          <table:table-cell office:value-type="float" office:value="-0.01255714" calcext:value-type="float">
            <text:p>-0.01255714</text:p>
          </table:table-cell>
          <table:table-cell office:value-type="float" office:value="-0.01211122" calcext:value-type="float">
            <text:p>-0.01211122</text:p>
          </table:table-cell>
          <table:table-cell office:value-type="float" office:value="-0.01143771" calcext:value-type="float">
            <text:p>-0.01143771</text:p>
          </table:table-cell>
          <table:table-cell office:value-type="float" office:value="-0.01118363" calcext:value-type="float">
            <text:p>-0.01118363</text:p>
          </table:table-cell>
          <table:table-cell office:value-type="float" office:value="-0.01114715" calcext:value-type="float">
            <text:p>-0.01114715</text:p>
          </table:table-cell>
          <table:table-cell office:value-type="float" office:value="-0.01229345" calcext:value-type="float">
            <text:p>-0.01229345</text:p>
          </table:table-cell>
          <table:table-cell office:value-type="float" office:value="-0.01137757" calcext:value-type="float">
            <text:p>-0.0113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65492" calcext:value-type="float">
            <text:p>-0.01565492</text:p>
          </table:table-cell>
          <table:table-cell office:value-type="float" office:value="-0.0008578649" calcext:value-type="float">
            <text:p>-0.00085786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64" calcext:value-type="float">
            <text:p>-2.2044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2.1177" calcext:value-type="float">
            <text:p>132.1177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2.005" calcext:value-type="float">
            <text:p>1102.005</text:p>
          </table:table-cell>
          <table:table-cell office:value-type="float" office:value="61.02484" calcext:value-type="float">
            <text:p>61.02484</text:p>
          </table:table-cell>
          <table:table-cell office:value-type="float" office:value="0" calcext:value-type="float">
            <text:p>0</text:p>
          </table:table-cell>
          <table:table-cell office:value-type="float" office:value="0.1137488" calcext:value-type="float">
            <text:p>0.1137488</text:p>
          </table:table-cell>
          <table:table-cell office:value-type="float" office:value="0.3454488" calcext:value-type="float">
            <text:p>0.3454488</text:p>
          </table:table-cell>
          <table:table-cell office:value-type="float" office:value="0.3480001" calcext:value-type="float">
            <text:p>0.3480001</text:p>
          </table:table-cell>
          <table:table-cell office:value-type="float" office:value="0.3511135" calcext:value-type="float">
            <text:p>0.3511135</text:p>
          </table:table-cell>
          <table:table-cell office:value-type="float" office:value="0.3533847" calcext:value-type="float">
            <text:p>0.3533847</text:p>
          </table:table-cell>
          <table:table-cell office:value-type="float" office:value="0.3062162" calcext:value-type="float">
            <text:p>0.3062162</text:p>
          </table:table-cell>
          <table:table-cell office:value-type="float" office:value="0.3025814" calcext:value-type="float">
            <text:p>0.3025814</text:p>
          </table:table-cell>
          <table:table-cell office:value-type="float" office:value="0.375142" calcext:value-type="float">
            <text:p>0.375142</text:p>
          </table:table-cell>
          <table:table-cell office:value-type="float" office:value="0.3675863" calcext:value-type="float">
            <text:p>0.3675863</text:p>
          </table:table-cell>
          <table:table-cell office:value-type="float" office:value="0.3748657" calcext:value-type="float">
            <text:p>0.3748657</text:p>
          </table:table-cell>
          <table:table-cell office:value-type="float" office:value="0.39131" calcext:value-type="float">
            <text:p>0.39131</text:p>
          </table:table-cell>
          <table:table-cell office:value-type="float" office:value="0.4030557" calcext:value-type="float">
            <text:p>0.40305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131E-015" calcext:value-type="float">
            <text:p>1.984131E-15</text:p>
          </table:table-cell>
          <table:table-cell office:value-type="float" office:value="1.963606E-015" calcext:value-type="float">
            <text:p>1.963606E-15</text:p>
          </table:table-cell>
          <table:table-cell office:value-type="float" office:value="1.975363E-015" calcext:value-type="float">
            <text:p>1.975363E-15</text:p>
          </table:table-cell>
          <table:table-cell office:value-type="float" office:value="1.962228E-015" calcext:value-type="float">
            <text:p>1.962228E-15</text:p>
          </table:table-cell>
          <table:table-cell office:value-type="float" office:value="9.755209E-016" calcext:value-type="float">
            <text:p>9.755209E-16</text:p>
          </table:table-cell>
          <table:table-cell office:value-type="float" office:value="9.372561E-016" calcext:value-type="float">
            <text:p>9.372561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2257" calcext:value-type="float">
            <text:p>-65.2257</text:p>
          </table:table-cell>
          <table:table-cell office:value-type="float" office:value="-0.01491051" calcext:value-type="float">
            <text:p>-0.01491051</text:p>
          </table:table-cell>
          <table:table-cell office:value-type="float" office:value="-0.01425081" calcext:value-type="float">
            <text:p>-0.01425081</text:p>
          </table:table-cell>
          <table:table-cell office:value-type="float" office:value="-0.01351942" calcext:value-type="float">
            <text:p>-0.01351942</text:p>
          </table:table-cell>
          <table:table-cell office:value-type="float" office:value="-0.01299474" calcext:value-type="float">
            <text:p>-0.01299474</text:p>
          </table:table-cell>
          <table:table-cell office:value-type="float" office:value="-0.01214142" calcext:value-type="float">
            <text:p>-0.01214142</text:p>
          </table:table-cell>
          <table:table-cell office:value-type="float" office:value="-0.01167854" calcext:value-type="float">
            <text:p>-0.01167854</text:p>
          </table:table-cell>
          <table:table-cell office:value-type="float" office:value="-0.01130225" calcext:value-type="float">
            <text:p>-0.01130225</text:p>
          </table:table-cell>
          <table:table-cell office:value-type="float" office:value="-0.01206494" calcext:value-type="float">
            <text:p>-0.01206494</text:p>
          </table:table-cell>
          <table:table-cell office:value-type="float" office:value="-0.0112434" calcext:value-type="float">
            <text:p>-0.011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4489" calcext:value-type="float">
            <text:p>-0.01224489</text:p>
          </table:table-cell>
          <table:table-cell office:value-type="float" office:value="-0.0008674829" calcext:value-type="float">
            <text:p>-0.000867482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32" calcext:value-type="float">
            <text:p>-2.2044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79.2002" calcext:value-type="float">
            <text:p>279.2002</text:p>
          </table:table-cell>
          <table:table-cell office:value-type="float" office:value="132.9805" calcext:value-type="float">
            <text:p>132.9805</text:p>
          </table:table-cell>
          <table:table-cell office:value-type="float" office:value="0.8461807" calcext:value-type="float">
            <text:p>0.8461807</text:p>
          </table:table-cell>
          <table:table-cell office:value-type="float" office:value="1101.126" calcext:value-type="float">
            <text:p>1101.126</text:p>
          </table:table-cell>
          <table:table-cell office:value-type="float" office:value="61.04165" calcext:value-type="float">
            <text:p>61.04165</text:p>
          </table:table-cell>
          <table:table-cell office:value-type="float" office:value="0" calcext:value-type="float">
            <text:p>0</text:p>
          </table:table-cell>
          <table:table-cell office:value-type="float" office:value="0.1149846" calcext:value-type="float">
            <text:p>0.1149846</text:p>
          </table:table-cell>
          <table:table-cell office:value-type="float" office:value="0.3411613" calcext:value-type="float">
            <text:p>0.3411613</text:p>
          </table:table-cell>
          <table:table-cell office:value-type="float" office:value="0.3438033" calcext:value-type="float">
            <text:p>0.3438033</text:p>
          </table:table-cell>
          <table:table-cell office:value-type="float" office:value="0.3470201" calcext:value-type="float">
            <text:p>0.3470201</text:p>
          </table:table-cell>
          <table:table-cell office:value-type="float" office:value="0.3494192" calcext:value-type="float">
            <text:p>0.3494192</text:p>
          </table:table-cell>
          <table:table-cell office:value-type="float" office:value="0.3038135" calcext:value-type="float">
            <text:p>0.3038135</text:p>
          </table:table-cell>
          <table:table-cell office:value-type="float" office:value="0.3009209" calcext:value-type="float">
            <text:p>0.3009209</text:p>
          </table:table-cell>
          <table:table-cell office:value-type="float" office:value="0.3747834" calcext:value-type="float">
            <text:p>0.3747834</text:p>
          </table:table-cell>
          <table:table-cell office:value-type="float" office:value="0.3678953" calcext:value-type="float">
            <text:p>0.3678953</text:p>
          </table:table-cell>
          <table:table-cell office:value-type="float" office:value="0.375117" calcext:value-type="float">
            <text:p>0.375117</text:p>
          </table:table-cell>
          <table:table-cell office:value-type="float" office:value="0.3914211" calcext:value-type="float">
            <text:p>0.3914211</text:p>
          </table:table-cell>
          <table:table-cell office:value-type="float" office:value="0.4030791" calcext:value-type="float">
            <text:p>0.4030791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85078E-015" calcext:value-type="float">
            <text:p>1.985078E-15</text:p>
          </table:table-cell>
          <table:table-cell office:value-type="float" office:value="1.963523E-015" calcext:value-type="float">
            <text:p>1.963523E-15</text:p>
          </table:table-cell>
          <table:table-cell office:value-type="float" office:value="1.975284E-015" calcext:value-type="float">
            <text:p>1.975284E-15</text:p>
          </table:table-cell>
          <table:table-cell office:value-type="float" office:value="1.962197E-015" calcext:value-type="float">
            <text:p>1.962197E-15</text:p>
          </table:table-cell>
          <table:table-cell office:value-type="float" office:value="9.754993E-016" calcext:value-type="float">
            <text:p>9.754993E-16</text:p>
          </table:table-cell>
          <table:table-cell office:value-type="float" office:value="9.372559E-016" calcext:value-type="float">
            <text:p>9.372559E-16</text:p>
          </table:table-cell>
          <table:table-cell office:value-type="float" office:value="1.853778E-015" calcext:value-type="float">
            <text:p>1.853778E-15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97924" calcext:value-type="float">
            <text:p>-59.97924</text:p>
          </table:table-cell>
          <table:table-cell office:value-type="float" office:value="-0.01610201" calcext:value-type="float">
            <text:p>-0.01610201</text:p>
          </table:table-cell>
          <table:table-cell office:value-type="float" office:value="-0.01535462" calcext:value-type="float">
            <text:p>-0.01535462</text:p>
          </table:table-cell>
          <table:table-cell office:value-type="float" office:value="-0.01452747" calcext:value-type="float">
            <text:p>-0.01452747</text:p>
          </table:table-cell>
          <table:table-cell office:value-type="float" office:value="-0.01392627" calcext:value-type="float">
            <text:p>-0.01392627</text:p>
          </table:table-cell>
          <table:table-cell office:value-type="float" office:value="-0.01287965" calcext:value-type="float">
            <text:p>-0.01287965</text:p>
          </table:table-cell>
          <table:table-cell office:value-type="float" office:value="-0.01222916" calcext:value-type="float">
            <text:p>-0.01222916</text:p>
          </table:table-cell>
          <table:table-cell office:value-type="float" office:value="-0.01153757" calcext:value-type="float">
            <text:p>-0.01153757</text:p>
          </table:table-cell>
          <table:table-cell office:value-type="float" office:value="-0.01189695" calcext:value-type="float">
            <text:p>-0.01189695</text:p>
          </table:table-cell>
          <table:table-cell office:value-type="float" office:value="-0.01111504" calcext:value-type="float">
            <text:p>-0.0111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08526" calcext:value-type="float">
            <text:p>-0.009708526</text:p>
          </table:table-cell>
          <table:table-cell office:value-type="float" office:value="-0.0008771401" calcext:value-type="float">
            <text:p>-0.000877140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36" calcext:value-type="float">
            <text:p>-2.204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298.7003" calcext:value-type="float">
            <text:p>298.7003</text:p>
          </table:table-cell>
          <table:table-cell office:value-type="float" office:value="135.0563" calcext:value-type="float">
            <text:p>135.0563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15.447" calcext:value-type="float">
            <text:p>1115.447</text:p>
          </table:table-cell>
          <table:table-cell office:value-type="float" office:value="61.84164" calcext:value-type="float">
            <text:p>61.84164</text:p>
          </table:table-cell>
          <table:table-cell office:value-type="float" office:value="0" calcext:value-type="float">
            <text:p>0</text:p>
          </table:table-cell>
          <table:table-cell office:value-type="float" office:value="0.3997756" calcext:value-type="float">
            <text:p>0.3997756</text:p>
          </table:table-cell>
          <table:table-cell office:value-type="float" office:value="0.4024604" calcext:value-type="float">
            <text:p>0.4024604</text:p>
          </table:table-cell>
          <table:table-cell office:value-type="float" office:value="0.4034176" calcext:value-type="float">
            <text:p>0.4034176</text:p>
          </table:table-cell>
          <table:table-cell office:value-type="float" office:value="0.4000664" calcext:value-type="float">
            <text:p>0.4000664</text:p>
          </table:table-cell>
          <table:table-cell office:value-type="float" office:value="0.3971803" calcext:value-type="float">
            <text:p>0.3971803</text:p>
          </table:table-cell>
          <table:table-cell office:value-type="float" office:value="0.3133717" calcext:value-type="float">
            <text:p>0.3133717</text:p>
          </table:table-cell>
          <table:table-cell office:value-type="float" office:value="0.3140879" calcext:value-type="float">
            <text:p>0.3140879</text:p>
          </table:table-cell>
          <table:table-cell office:value-type="float" office:value="0.3760903" calcext:value-type="float">
            <text:p>0.3760903</text:p>
          </table:table-cell>
          <table:table-cell office:value-type="float" office:value="0.3681682" calcext:value-type="float">
            <text:p>0.3681682</text:p>
          </table:table-cell>
          <table:table-cell office:value-type="float" office:value="0.3753554" calcext:value-type="float">
            <text:p>0.3753554</text:p>
          </table:table-cell>
          <table:table-cell office:value-type="float" office:value="0.3915383" calcext:value-type="float">
            <text:p>0.3915383</text:p>
          </table:table-cell>
          <table:table-cell office:value-type="float" office:value="0.4030738" calcext:value-type="float">
            <text:p>0.40307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173E-015" calcext:value-type="float">
            <text:p>1.986173E-15</text:p>
          </table:table-cell>
          <table:table-cell office:value-type="float" office:value="1.963462E-015" calcext:value-type="float">
            <text:p>1.963462E-15</text:p>
          </table:table-cell>
          <table:table-cell office:value-type="float" office:value="1.975214E-015" calcext:value-type="float">
            <text:p>1.975214E-15</text:p>
          </table:table-cell>
          <table:table-cell office:value-type="float" office:value="1.961943E-015" calcext:value-type="float">
            <text:p>1.961943E-15</text:p>
          </table:table-cell>
          <table:table-cell office:value-type="float" office:value="9.754615E-016" calcext:value-type="float">
            <text:p>9.754615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14078" calcext:value-type="float">
            <text:p>-0.006014078</text:p>
          </table:table-cell>
          <table:table-cell office:value-type="float" office:value="-0.005762694" calcext:value-type="float">
            <text:p>-0.005762694</text:p>
          </table:table-cell>
          <table:table-cell office:value-type="float" office:value="-0.005707302" calcext:value-type="float">
            <text:p>-0.005707302</text:p>
          </table:table-cell>
          <table:table-cell office:value-type="float" office:value="-0.006083206" calcext:value-type="float">
            <text:p>-0.006083206</text:p>
          </table:table-cell>
          <table:table-cell office:value-type="float" office:value="-0.006403238" calcext:value-type="float">
            <text:p>-0.006403238</text:p>
          </table:table-cell>
          <table:table-cell office:value-type="float" office:value="-0.01030051" calcext:value-type="float">
            <text:p>-0.01030051</text:p>
          </table:table-cell>
          <table:table-cell office:value-type="float" office:value="-0.008506142" calcext:value-type="float">
            <text:p>-0.008506142</text:p>
          </table:table-cell>
          <table:table-cell office:value-type="float" office:value="-0.01071719" calcext:value-type="float">
            <text:p>-0.01071719</text:p>
          </table:table-cell>
          <table:table-cell office:value-type="float" office:value="-0.01175207" calcext:value-type="float">
            <text:p>-0.01175207</text:p>
          </table:table-cell>
          <table:table-cell office:value-type="float" office:value="-0.01099482" calcext:value-type="float">
            <text:p>-0.01099482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7553" calcext:value-type="float">
            <text:p>-0.009717553</text:p>
          </table:table-cell>
          <table:table-cell office:value-type="float" office:value="-0.0008884835" calcext:value-type="float">
            <text:p>-0.00088848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3782" calcext:value-type="float">
            <text:p>-2.2137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98.7003" calcext:value-type="float">
            <text:p>298.7003</text:p>
          </table:table-cell>
          <table:table-cell office:value-type="float" office:value="139.8513" calcext:value-type="float">
            <text:p>139.8513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10.661" calcext:value-type="float">
            <text:p>1110.661</text:p>
          </table:table-cell>
          <table:table-cell office:value-type="float" office:value="61.83226" calcext:value-type="float">
            <text:p>61.83226</text:p>
          </table:table-cell>
          <table:table-cell office:value-type="float" office:value="0" calcext:value-type="float">
            <text:p>0</text:p>
          </table:table-cell>
          <table:table-cell office:value-type="float" office:value="0.1107532" calcext:value-type="float">
            <text:p>0.1107532</text:p>
          </table:table-cell>
          <table:table-cell office:value-type="float" office:value="0.3750612" calcext:value-type="float">
            <text:p>0.3750612</text:p>
          </table:table-cell>
          <table:table-cell office:value-type="float" office:value="0.3779647" calcext:value-type="float">
            <text:p>0.3779647</text:p>
          </table:table-cell>
          <table:table-cell office:value-type="float" office:value="0.380901" calcext:value-type="float">
            <text:p>0.380901</text:p>
          </table:table-cell>
          <table:table-cell office:value-type="float" office:value="0.3825781" calcext:value-type="float">
            <text:p>0.3825781</text:p>
          </table:table-cell>
          <table:table-cell office:value-type="float" office:value="0.3240818" calcext:value-type="float">
            <text:p>0.3240818</text:p>
          </table:table-cell>
          <table:table-cell office:value-type="float" office:value="0.3147823" calcext:value-type="float">
            <text:p>0.3147823</text:p>
          </table:table-cell>
          <table:table-cell office:value-type="float" office:value="0.3777246" calcext:value-type="float">
            <text:p>0.3777246</text:p>
          </table:table-cell>
          <table:table-cell office:value-type="float" office:value="0.368688" calcext:value-type="float">
            <text:p>0.368688</text:p>
          </table:table-cell>
          <table:table-cell office:value-type="float" office:value="0.3755913" calcext:value-type="float">
            <text:p>0.3755913</text:p>
          </table:table-cell>
          <table:table-cell office:value-type="float" office:value="0.3916532" calcext:value-type="float">
            <text:p>0.3916532</text:p>
          </table:table-cell>
          <table:table-cell office:value-type="float" office:value="0.4030465" calcext:value-type="float">
            <text:p>0.40304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911E-015" calcext:value-type="float">
            <text:p>1.986911E-15</text:p>
          </table:table-cell>
          <table:table-cell office:value-type="float" office:value="1.963402E-015" calcext:value-type="float">
            <text:p>1.963402E-15</text:p>
          </table:table-cell>
          <table:table-cell office:value-type="float" office:value="1.975153E-015" calcext:value-type="float">
            <text:p>1.975153E-15</text:p>
          </table:table-cell>
          <table:table-cell office:value-type="float" office:value="1.961919E-015" calcext:value-type="float">
            <text:p>1.961919E-15</text:p>
          </table:table-cell>
          <table:table-cell office:value-type="float" office:value="9.754376E-016" calcext:value-type="float">
            <text:p>9.754376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67352" calcext:value-type="float">
            <text:p>-79.67352</text:p>
          </table:table-cell>
          <table:table-cell office:value-type="float" office:value="-0.008984268" calcext:value-type="float">
            <text:p>-0.008984268</text:p>
          </table:table-cell>
          <table:table-cell office:value-type="float" office:value="-0.008571879" calcext:value-type="float">
            <text:p>-0.008571879</text:p>
          </table:table-cell>
          <table:table-cell office:value-type="float" office:value="-0.008198575" calcext:value-type="float">
            <text:p>-0.008198575</text:p>
          </table:table-cell>
          <table:table-cell office:value-type="float" office:value="-0.007981789" calcext:value-type="float">
            <text:p>-0.007981789</text:p>
          </table:table-cell>
          <table:table-cell office:value-type="float" office:value="-0.007940703" calcext:value-type="float">
            <text:p>-0.007940703</text:p>
          </table:table-cell>
          <table:table-cell office:value-type="float" office:value="-0.008392598" calcext:value-type="float">
            <text:p>-0.008392598</text:p>
          </table:table-cell>
          <table:table-cell office:value-type="float" office:value="-0.009757712" calcext:value-type="float">
            <text:p>-0.009757712</text:p>
          </table:table-cell>
          <table:table-cell office:value-type="float" office:value="-0.01148094" calcext:value-type="float">
            <text:p>-0.01148094</text:p>
          </table:table-cell>
          <table:table-cell office:value-type="float" office:value="-0.01087731" calcext:value-type="float">
            <text:p>-0.01087731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5676" calcext:value-type="float">
            <text:p>-0.009715676</text:p>
          </table:table-cell>
          <table:table-cell office:value-type="float" office:value="-0.0008966122" calcext:value-type="float">
            <text:p>-0.00089661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2543" calcext:value-type="float">
            <text:p>-2.2125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298.7003" calcext:value-type="float">
            <text:p>298.7003</text:p>
          </table:table-cell>
          <table:table-cell office:value-type="float" office:value="141.1066" calcext:value-type="float">
            <text:p>141.1066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9.412" calcext:value-type="float">
            <text:p>1109.412</text:p>
          </table:table-cell>
          <table:table-cell office:value-type="float" office:value="61.82631" calcext:value-type="float">
            <text:p>61.82631</text:p>
          </table:table-cell>
          <table:table-cell office:value-type="float" office:value="0" calcext:value-type="float">
            <text:p>0</text:p>
          </table:table-cell>
          <table:table-cell office:value-type="float" office:value="0.1054809" calcext:value-type="float">
            <text:p>0.1054809</text:p>
          </table:table-cell>
          <table:table-cell office:value-type="float" office:value="0.365894" calcext:value-type="float">
            <text:p>0.365894</text:p>
          </table:table-cell>
          <table:table-cell office:value-type="float" office:value="0.3688196" calcext:value-type="float">
            <text:p>0.3688196</text:p>
          </table:table-cell>
          <table:table-cell office:value-type="float" office:value="0.372191" calcext:value-type="float">
            <text:p>0.372191</text:p>
          </table:table-cell>
          <table:table-cell office:value-type="float" office:value="0.3745158" calcext:value-type="float">
            <text:p>0.3745158</text:p>
          </table:table-cell>
          <table:table-cell office:value-type="float" office:value="0.3204328" calcext:value-type="float">
            <text:p>0.3204328</text:p>
          </table:table-cell>
          <table:table-cell office:value-type="float" office:value="0.3138736" calcext:value-type="float">
            <text:p>0.3138736</text:p>
          </table:table-cell>
          <table:table-cell office:value-type="float" office:value="0.378987" calcext:value-type="float">
            <text:p>0.378987</text:p>
          </table:table-cell>
          <table:table-cell office:value-type="float" office:value="0.3693968" calcext:value-type="float">
            <text:p>0.3693968</text:p>
          </table:table-cell>
          <table:table-cell office:value-type="float" office:value="0.3758416" calcext:value-type="float">
            <text:p>0.3758416</text:p>
          </table:table-cell>
          <table:table-cell office:value-type="float" office:value="0.3917685" calcext:value-type="float">
            <text:p>0.3917685</text:p>
          </table:table-cell>
          <table:table-cell office:value-type="float" office:value="0.4030479" calcext:value-type="float">
            <text:p>0.40304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5986E-015" calcext:value-type="float">
            <text:p>1.985986E-15</text:p>
          </table:table-cell>
          <table:table-cell office:value-type="float" office:value="1.963327E-015" calcext:value-type="float">
            <text:p>1.963327E-15</text:p>
          </table:table-cell>
          <table:table-cell office:value-type="float" office:value="1.975082E-015" calcext:value-type="float">
            <text:p>1.975082E-15</text:p>
          </table:table-cell>
          <table:table-cell office:value-type="float" office:value="1.961891E-015" calcext:value-type="float">
            <text:p>1.961891E-15</text:p>
          </table:table-cell>
          <table:table-cell office:value-type="float" office:value="9.754148E-016" calcext:value-type="float">
            <text:p>9.754148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3737" calcext:value-type="float">
            <text:p>-114.3737</text:p>
          </table:table-cell>
          <table:table-cell office:value-type="float" office:value="-0.01046719" calcext:value-type="float">
            <text:p>-0.01046719</text:p>
          </table:table-cell>
          <table:table-cell office:value-type="float" office:value="-0.009969519" calcext:value-type="float">
            <text:p>-0.009969519</text:p>
          </table:table-cell>
          <table:table-cell office:value-type="float" office:value="-0.009453193" calcext:value-type="float">
            <text:p>-0.009453193</text:p>
          </table:table-cell>
          <table:table-cell office:value-type="float" office:value="-0.009098523" calcext:value-type="float">
            <text:p>-0.009098523</text:p>
          </table:table-cell>
          <table:table-cell office:value-type="float" office:value="-0.00864079" calcext:value-type="float">
            <text:p>-0.00864079</text:p>
          </table:table-cell>
          <table:table-cell office:value-type="float" office:value="-0.008592402" calcext:value-type="float">
            <text:p>-0.008592402</text:p>
          </table:table-cell>
          <table:table-cell office:value-type="float" office:value="-0.00907224" calcext:value-type="float">
            <text:p>-0.00907224</text:p>
          </table:table-cell>
          <table:table-cell office:value-type="float" office:value="-0.01112027" calcext:value-type="float">
            <text:p>-0.01112027</text:p>
          </table:table-cell>
          <table:table-cell office:value-type="float" office:value="-0.01075408" calcext:value-type="float">
            <text:p>-0.01075408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494" calcext:value-type="float">
            <text:p>-0.00971494</text:p>
          </table:table-cell>
          <table:table-cell office:value-type="float" office:value="-0.0009047177" calcext:value-type="float">
            <text:p>-0.00090471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1486" calcext:value-type="float">
            <text:p>-2.2114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299.2003" calcext:value-type="float">
            <text:p>299.2003</text:p>
          </table:table-cell>
          <table:table-cell office:value-type="float" office:value="142.6634" calcext:value-type="float">
            <text:p>142.6634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8.355" calcext:value-type="float">
            <text:p>1108.355</text:p>
          </table:table-cell>
          <table:table-cell office:value-type="float" office:value="61.82694" calcext:value-type="float">
            <text:p>61.82694</text:p>
          </table:table-cell>
          <table:table-cell office:value-type="float" office:value="0" calcext:value-type="float">
            <text:p>0</text:p>
          </table:table-cell>
          <table:table-cell office:value-type="float" office:value="0.1141993" calcext:value-type="float">
            <text:p>0.1141993</text:p>
          </table:table-cell>
          <table:table-cell office:value-type="float" office:value="0.359129" calcext:value-type="float">
            <text:p>0.359129</text:p>
          </table:table-cell>
          <table:table-cell office:value-type="float" office:value="0.362029" calcext:value-type="float">
            <text:p>0.362029</text:p>
          </table:table-cell>
          <table:table-cell office:value-type="float" office:value="0.3655516" calcext:value-type="float">
            <text:p>0.3655516</text:p>
          </table:table-cell>
          <table:table-cell office:value-type="float" office:value="0.368141" calcext:value-type="float">
            <text:p>0.368141</text:p>
          </table:table-cell>
          <table:table-cell office:value-type="float" office:value="0.3167484" calcext:value-type="float">
            <text:p>0.3167484</text:p>
          </table:table-cell>
          <table:table-cell office:value-type="float" office:value="0.3116018" calcext:value-type="float">
            <text:p>0.3116018</text:p>
          </table:table-cell>
          <table:table-cell office:value-type="float" office:value="0.3789157" calcext:value-type="float">
            <text:p>0.3789157</text:p>
          </table:table-cell>
          <table:table-cell office:value-type="float" office:value="0.3702702" calcext:value-type="float">
            <text:p>0.3702702</text:p>
          </table:table-cell>
          <table:table-cell office:value-type="float" office:value="0.376188" calcext:value-type="float">
            <text:p>0.376188</text:p>
          </table:table-cell>
          <table:table-cell office:value-type="float" office:value="0.3918927" calcext:value-type="float">
            <text:p>0.3918927</text:p>
          </table:table-cell>
          <table:table-cell office:value-type="float" office:value="0.4030686" calcext:value-type="float">
            <text:p>0.40306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823E-015" calcext:value-type="float">
            <text:p>1.986823E-15</text:p>
          </table:table-cell>
          <table:table-cell office:value-type="float" office:value="1.963258E-015" calcext:value-type="float">
            <text:p>1.963258E-15</text:p>
          </table:table-cell>
          <table:table-cell office:value-type="float" office:value="1.975008E-015" calcext:value-type="float">
            <text:p>1.975008E-15</text:p>
          </table:table-cell>
          <table:table-cell office:value-type="float" office:value="1.961865E-015" calcext:value-type="float">
            <text:p>1.961865E-15</text:p>
          </table:table-cell>
          <table:table-cell office:value-type="float" office:value="9.753926E-016" calcext:value-type="float">
            <text:p>9.753926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4E-034" calcext:value-type="float">
            <text:p>2.184194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22335" calcext:value-type="float">
            <text:p>-63.22335</text:p>
          </table:table-cell>
          <table:table-cell office:value-type="float" office:value="-0.01174381" calcext:value-type="float">
            <text:p>-0.01174381</text:p>
          </table:table-cell>
          <table:table-cell office:value-type="float" office:value="-0.01117817" calcext:value-type="float">
            <text:p>-0.01117817</text:p>
          </table:table-cell>
          <table:table-cell office:value-type="float" office:value="-0.01055851" calcext:value-type="float">
            <text:p>-0.01055851</text:p>
          </table:table-cell>
          <table:table-cell office:value-type="float" office:value="-0.01011067" calcext:value-type="float">
            <text:p>-0.01011067</text:p>
          </table:table-cell>
          <table:table-cell office:value-type="float" office:value="-0.00942304" calcext:value-type="float">
            <text:p>-0.00942304</text:p>
          </table:table-cell>
          <table:table-cell office:value-type="float" office:value="-0.009129657" calcext:value-type="float">
            <text:p>-0.009129657</text:p>
          </table:table-cell>
          <table:table-cell office:value-type="float" office:value="-0.00910364" calcext:value-type="float">
            <text:p>-0.00910364</text:p>
          </table:table-cell>
          <table:table-cell office:value-type="float" office:value="-0.01069239" calcext:value-type="float">
            <text:p>-0.01069239</text:p>
          </table:table-cell>
          <table:table-cell office:value-type="float" office:value="-0.0105865" calcext:value-type="float">
            <text:p>-0.0105865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0928" calcext:value-type="float">
            <text:p>-0.009710928</text:p>
          </table:table-cell>
          <table:table-cell office:value-type="float" office:value="-0.0009131074" calcext:value-type="float">
            <text:p>-0.00091310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0541" calcext:value-type="float">
            <text:p>-2.2105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306.2005" calcext:value-type="float">
            <text:p>306.2005</text:p>
          </table:table-cell>
          <table:table-cell office:value-type="float" office:value="145.1812" calcext:value-type="float">
            <text:p>145.1812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12.773" calcext:value-type="float">
            <text:p>1112.773</text:p>
          </table:table-cell>
          <table:table-cell office:value-type="float" office:value="61.89093" calcext:value-type="float">
            <text:p>61.89093</text:p>
          </table:table-cell>
          <table:table-cell office:value-type="float" office:value="0" calcext:value-type="float">
            <text:p>0</text:p>
          </table:table-cell>
          <table:table-cell office:value-type="float" office:value="0.400147" calcext:value-type="float">
            <text:p>0.400147</text:p>
          </table:table-cell>
          <table:table-cell office:value-type="float" office:value="0.3980125" calcext:value-type="float">
            <text:p>0.3980125</text:p>
          </table:table-cell>
          <table:table-cell office:value-type="float" office:value="0.3689868" calcext:value-type="float">
            <text:p>0.3689868</text:p>
          </table:table-cell>
          <table:table-cell office:value-type="float" office:value="0.3625363" calcext:value-type="float">
            <text:p>0.3625363</text:p>
          </table:table-cell>
          <table:table-cell office:value-type="float" office:value="0.3638249" calcext:value-type="float">
            <text:p>0.3638249</text:p>
          </table:table-cell>
          <table:table-cell office:value-type="float" office:value="0.3136102" calcext:value-type="float">
            <text:p>0.3136102</text:p>
          </table:table-cell>
          <table:table-cell office:value-type="float" office:value="0.3092847" calcext:value-type="float">
            <text:p>0.3092847</text:p>
          </table:table-cell>
          <table:table-cell office:value-type="float" office:value="0.3784883" calcext:value-type="float">
            <text:p>0.3784883</text:p>
          </table:table-cell>
          <table:table-cell office:value-type="float" office:value="0.3709457" calcext:value-type="float">
            <text:p>0.3709457</text:p>
          </table:table-cell>
          <table:table-cell office:value-type="float" office:value="0.3765526" calcext:value-type="float">
            <text:p>0.3765526</text:p>
          </table:table-cell>
          <table:table-cell office:value-type="float" office:value="0.3920328" calcext:value-type="float">
            <text:p>0.3920328</text:p>
          </table:table-cell>
          <table:table-cell office:value-type="float" office:value="0.4031037" calcext:value-type="float">
            <text:p>0.40310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609E-015" calcext:value-type="float">
            <text:p>1.987609E-15</text:p>
          </table:table-cell>
          <table:table-cell office:value-type="float" office:value="1.963196E-015" calcext:value-type="float">
            <text:p>1.963196E-15</text:p>
          </table:table-cell>
          <table:table-cell office:value-type="float" office:value="1.97494E-015" calcext:value-type="float">
            <text:p>1.97494E-15</text:p>
          </table:table-cell>
          <table:table-cell office:value-type="float" office:value="1.96184E-015" calcext:value-type="float">
            <text:p>1.96184E-15</text:p>
          </table:table-cell>
          <table:table-cell office:value-type="float" office:value="9.753693E-016" calcext:value-type="float">
            <text:p>9.753693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2E-025" calcext:value-type="float">
            <text:p>1.784802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423436" calcext:value-type="float">
            <text:p>-0.005423436</text:p>
          </table:table-cell>
          <table:table-cell office:value-type="float" office:value="-0.006056766" calcext:value-type="float">
            <text:p>-0.006056766</text:p>
          </table:table-cell>
          <table:table-cell office:value-type="float" office:value="-0.01025649" calcext:value-type="float">
            <text:p>-0.01025649</text:p>
          </table:table-cell>
          <table:table-cell office:value-type="float" office:value="-0.01118597" calcext:value-type="float">
            <text:p>-0.01118597</text:p>
          </table:table-cell>
          <table:table-cell office:value-type="float" office:value="-0.0108874" calcext:value-type="float">
            <text:p>-0.0108874</text:p>
          </table:table-cell>
          <table:table-cell office:value-type="float" office:value="-0.01015463" calcext:value-type="float">
            <text:p>-0.01015463</text:p>
          </table:table-cell>
          <table:table-cell office:value-type="float" office:value="-0.009716821" calcext:value-type="float">
            <text:p>-0.009716821</text:p>
          </table:table-cell>
          <table:table-cell office:value-type="float" office:value="-0.009327498" calcext:value-type="float">
            <text:p>-0.009327498</text:p>
          </table:table-cell>
          <table:table-cell office:value-type="float" office:value="-0.01037211" calcext:value-type="float">
            <text:p>-0.01037211</text:p>
          </table:table-cell>
          <table:table-cell office:value-type="float" office:value="-0.01041245" calcext:value-type="float">
            <text:p>-0.01041245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632" calcext:value-type="float">
            <text:p>-0.00971632</text:p>
          </table:table-cell>
          <table:table-cell office:value-type="float" office:value="-0.0009207387" calcext:value-type="float">
            <text:p>-0.00092073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9661" calcext:value-type="float">
            <text:p>-2.2096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306.4005" calcext:value-type="float">
            <text:p>306.4005</text:p>
          </table:table-cell>
          <table:table-cell office:value-type="float" office:value="150.4289" calcext:value-type="float">
            <text:p>150.4289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7.722" calcext:value-type="float">
            <text:p>1107.722</text:p>
          </table:table-cell>
          <table:table-cell office:value-type="float" office:value="61.89386" calcext:value-type="float">
            <text:p>61.89386</text:p>
          </table:table-cell>
          <table:table-cell office:value-type="float" office:value="0" calcext:value-type="float">
            <text:p>0</text:p>
          </table:table-cell>
          <table:table-cell office:value-type="float" office:value="0.1151275" calcext:value-type="float">
            <text:p>0.1151275</text:p>
          </table:table-cell>
          <table:table-cell office:value-type="float" office:value="0.3551356" calcext:value-type="float">
            <text:p>0.3551356</text:p>
          </table:table-cell>
          <table:table-cell office:value-type="float" office:value="0.3580704" calcext:value-type="float">
            <text:p>0.3580704</text:p>
          </table:table-cell>
          <table:table-cell office:value-type="float" office:value="0.3614565" calcext:value-type="float">
            <text:p>0.3614565</text:p>
          </table:table-cell>
          <table:table-cell office:value-type="float" office:value="0.3637043" calcext:value-type="float">
            <text:p>0.3637043</text:p>
          </table:table-cell>
          <table:table-cell office:value-type="float" office:value="0.3130171" calcext:value-type="float">
            <text:p>0.3130171</text:p>
          </table:table-cell>
          <table:table-cell office:value-type="float" office:value="0.3080241" calcext:value-type="float">
            <text:p>0.3080241</text:p>
          </table:table-cell>
          <table:table-cell office:value-type="float" office:value="0.3779613" calcext:value-type="float">
            <text:p>0.3779613</text:p>
          </table:table-cell>
          <table:table-cell office:value-type="float" office:value="0.3714197" calcext:value-type="float">
            <text:p>0.3714197</text:p>
          </table:table-cell>
          <table:table-cell office:value-type="float" office:value="0.3769105" calcext:value-type="float">
            <text:p>0.3769105</text:p>
          </table:table-cell>
          <table:table-cell office:value-type="float" office:value="0.3921862" calcext:value-type="float">
            <text:p>0.3921862</text:p>
          </table:table-cell>
          <table:table-cell office:value-type="float" office:value="0.4031493" calcext:value-type="float">
            <text:p>0.403149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88381E-015" calcext:value-type="float">
            <text:p>1.988381E-15</text:p>
          </table:table-cell>
          <table:table-cell office:value-type="float" office:value="1.963131E-015" calcext:value-type="float">
            <text:p>1.963131E-15</text:p>
          </table:table-cell>
          <table:table-cell office:value-type="float" office:value="1.974875E-015" calcext:value-type="float">
            <text:p>1.974875E-15</text:p>
          </table:table-cell>
          <table:table-cell office:value-type="float" office:value="1.961815E-015" calcext:value-type="float">
            <text:p>1.961815E-15</text:p>
          </table:table-cell>
          <table:table-cell office:value-type="float" office:value="9.753476E-016" calcext:value-type="float">
            <text:p>9.753476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88348" calcext:value-type="float">
            <text:p>-57.88348</text:p>
          </table:table-cell>
          <table:table-cell office:value-type="float" office:value="-0.0125799" calcext:value-type="float">
            <text:p>-0.0125799</text:p>
          </table:table-cell>
          <table:table-cell office:value-type="float" office:value="-0.01195814" calcext:value-type="float">
            <text:p>-0.01195814</text:p>
          </table:table-cell>
          <table:table-cell office:value-type="float" office:value="-0.01131082" calcext:value-type="float">
            <text:p>-0.01131082</text:p>
          </table:table-cell>
          <table:table-cell office:value-type="float" office:value="-0.01088907" calcext:value-type="float">
            <text:p>-0.01088907</text:p>
          </table:table-cell>
          <table:table-cell office:value-type="float" office:value="-0.01029996" calcext:value-type="float">
            <text:p>-0.01029996</text:p>
          </table:table-cell>
          <table:table-cell office:value-type="float" office:value="-0.01006048" calcext:value-type="float">
            <text:p>-0.01006048</text:p>
          </table:table-cell>
          <table:table-cell office:value-type="float" office:value="-0.009613132" calcext:value-type="float">
            <text:p>-0.009613132</text:p>
          </table:table-cell>
          <table:table-cell office:value-type="float" office:value="-0.01015334" calcext:value-type="float">
            <text:p>-0.01015334</text:p>
          </table:table-cell>
          <table:table-cell office:value-type="float" office:value="-0.01024446" calcext:value-type="float">
            <text:p>-0.01024446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06364" calcext:value-type="float">
            <text:p>-0.009706364</text:p>
          </table:table-cell>
          <table:table-cell office:value-type="float" office:value="-0.0009285617" calcext:value-type="float">
            <text:p>-0.00092856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8815" calcext:value-type="float">
            <text:p>-2.2088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306.4005" calcext:value-type="float">
            <text:p>306.4005</text:p>
          </table:table-cell>
          <table:table-cell office:value-type="float" office:value="152.4767" calcext:value-type="float">
            <text:p>152.4767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5.67" calcext:value-type="float">
            <text:p>1105.67</text:p>
          </table:table-cell>
          <table:table-cell office:value-type="float" office:value="61.89874" calcext:value-type="float">
            <text:p>61.89874</text:p>
          </table:table-cell>
          <table:table-cell office:value-type="float" office:value="0" calcext:value-type="float">
            <text:p>0</text:p>
          </table:table-cell>
          <table:table-cell office:value-type="float" office:value="0.11002" calcext:value-type="float">
            <text:p>0.11002</text:p>
          </table:table-cell>
          <table:table-cell office:value-type="float" office:value="0.3440845" calcext:value-type="float">
            <text:p>0.3440845</text:p>
          </table:table-cell>
          <table:table-cell office:value-type="float" office:value="0.3476477" calcext:value-type="float">
            <text:p>0.3476477</text:p>
          </table:table-cell>
          <table:table-cell office:value-type="float" office:value="0.3520448" calcext:value-type="float">
            <text:p>0.3520448</text:p>
          </table:table-cell>
          <table:table-cell office:value-type="float" office:value="0.3551335" calcext:value-type="float">
            <text:p>0.3551335</text:p>
          </table:table-cell>
          <table:table-cell office:value-type="float" office:value="0.3089289" calcext:value-type="float">
            <text:p>0.3089289</text:p>
          </table:table-cell>
          <table:table-cell office:value-type="float" office:value="0.3058739" calcext:value-type="float">
            <text:p>0.3058739</text:p>
          </table:table-cell>
          <table:table-cell office:value-type="float" office:value="0.3774372" calcext:value-type="float">
            <text:p>0.3774372</text:p>
          </table:table-cell>
          <table:table-cell office:value-type="float" office:value="0.3717345" calcext:value-type="float">
            <text:p>0.3717345</text:p>
          </table:table-cell>
          <table:table-cell office:value-type="float" office:value="0.3772504" calcext:value-type="float">
            <text:p>0.3772504</text:p>
          </table:table-cell>
          <table:table-cell office:value-type="float" office:value="0.3923491" calcext:value-type="float">
            <text:p>0.3923491</text:p>
          </table:table-cell>
          <table:table-cell office:value-type="float" office:value="0.4032037" calcext:value-type="float">
            <text:p>0.40320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587E-015" calcext:value-type="float">
            <text:p>1.987587E-15</text:p>
          </table:table-cell>
          <table:table-cell office:value-type="float" office:value="1.963044E-015" calcext:value-type="float">
            <text:p>1.963044E-15</text:p>
          </table:table-cell>
          <table:table-cell office:value-type="float" office:value="1.974792E-015" calcext:value-type="float">
            <text:p>1.974792E-15</text:p>
          </table:table-cell>
          <table:table-cell office:value-type="float" office:value="1.961786E-015" calcext:value-type="float">
            <text:p>1.961786E-15</text:p>
          </table:table-cell>
          <table:table-cell office:value-type="float" office:value="9.753234E-016" calcext:value-type="float">
            <text:p>9.753234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30338" calcext:value-type="float">
            <text:p>-83.30338</text:p>
          </table:table-cell>
          <table:table-cell office:value-type="float" office:value="-0.0152867" calcext:value-type="float">
            <text:p>-0.0152867</text:p>
          </table:table-cell>
          <table:table-cell office:value-type="float" office:value="-0.01434137" calcext:value-type="float">
            <text:p>-0.01434137</text:p>
          </table:table-cell>
          <table:table-cell office:value-type="float" office:value="-0.01329994" calcext:value-type="float">
            <text:p>-0.01329994</text:p>
          </table:table-cell>
          <table:table-cell office:value-type="float" office:value="-0.01260534" calcext:value-type="float">
            <text:p>-0.01260534</text:p>
          </table:table-cell>
          <table:table-cell office:value-type="float" office:value="-0.01136236" calcext:value-type="float">
            <text:p>-0.01136236</text:p>
          </table:table-cell>
          <table:table-cell office:value-type="float" office:value="-0.01066418" calcext:value-type="float">
            <text:p>-0.01066418</text:p>
          </table:table-cell>
          <table:table-cell office:value-type="float" office:value="-0.009904972" calcext:value-type="float">
            <text:p>-0.009904972</text:p>
          </table:table-cell>
          <table:table-cell office:value-type="float" office:value="-0.01001063" calcext:value-type="float">
            <text:p>-0.01001063</text:p>
          </table:table-cell>
          <table:table-cell office:value-type="float" office:value="-0.01008757" calcext:value-type="float">
            <text:p>-0.01008757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03657" calcext:value-type="float">
            <text:p>-0.009703657</text:p>
          </table:table-cell>
          <table:table-cell office:value-type="float" office:value="-0.0009373361" calcext:value-type="float">
            <text:p>-0.00093733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955" calcext:value-type="float">
            <text:p>-2.2079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306.7006" calcext:value-type="float">
            <text:p>306.7006</text:p>
          </table:table-cell>
          <table:table-cell office:value-type="float" office:value="153.4243" calcext:value-type="float">
            <text:p>153.4243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5.013" calcext:value-type="float">
            <text:p>1105.013</text:p>
          </table:table-cell>
          <table:table-cell office:value-type="float" office:value="61.90788" calcext:value-type="float">
            <text:p>61.90788</text:p>
          </table:table-cell>
          <table:table-cell office:value-type="float" office:value="0" calcext:value-type="float">
            <text:p>0</text:p>
          </table:table-cell>
          <table:table-cell office:value-type="float" office:value="0.1172568" calcext:value-type="float">
            <text:p>0.1172568</text:p>
          </table:table-cell>
          <table:table-cell office:value-type="float" office:value="0.3424115" calcext:value-type="float">
            <text:p>0.3424115</text:p>
          </table:table-cell>
          <table:table-cell office:value-type="float" office:value="0.3453066" calcext:value-type="float">
            <text:p>0.3453066</text:p>
          </table:table-cell>
          <table:table-cell office:value-type="float" office:value="0.3489008" calcext:value-type="float">
            <text:p>0.3489008</text:p>
          </table:table-cell>
          <table:table-cell office:value-type="float" office:value="0.3516678" calcext:value-type="float">
            <text:p>0.3516678</text:p>
          </table:table-cell>
          <table:table-cell office:value-type="float" office:value="0.3060463" calcext:value-type="float">
            <text:p>0.3060463</text:p>
          </table:table-cell>
          <table:table-cell office:value-type="float" office:value="0.3038002" calcext:value-type="float">
            <text:p>0.3038002</text:p>
          </table:table-cell>
          <table:table-cell office:value-type="float" office:value="0.3767967" calcext:value-type="float">
            <text:p>0.3767967</text:p>
          </table:table-cell>
          <table:table-cell office:value-type="float" office:value="0.3718694" calcext:value-type="float">
            <text:p>0.3718694</text:p>
          </table:table-cell>
          <table:table-cell office:value-type="float" office:value="0.3775647" calcext:value-type="float">
            <text:p>0.3775647</text:p>
          </table:table-cell>
          <table:table-cell office:value-type="float" office:value="0.3925171" calcext:value-type="float">
            <text:p>0.3925171</text:p>
          </table:table-cell>
          <table:table-cell office:value-type="float" office:value="0.4032645" calcext:value-type="float">
            <text:p>0.403264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8394E-015" calcext:value-type="float">
            <text:p>1.988394E-15</text:p>
          </table:table-cell>
          <table:table-cell office:value-type="float" office:value="1.962983E-015" calcext:value-type="float">
            <text:p>1.962983E-15</text:p>
          </table:table-cell>
          <table:table-cell office:value-type="float" office:value="1.974725E-015" calcext:value-type="float">
            <text:p>1.974725E-15</text:p>
          </table:table-cell>
          <table:table-cell office:value-type="float" office:value="1.961754E-015" calcext:value-type="float">
            <text:p>1.961754E-15</text:p>
          </table:table-cell>
          <table:table-cell office:value-type="float" office:value="9.753036E-016" calcext:value-type="float">
            <text:p>9.753036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46921" calcext:value-type="float">
            <text:p>-51.46921</text:p>
          </table:table-cell>
          <table:table-cell office:value-type="float" office:value="-0.01575078" calcext:value-type="float">
            <text:p>-0.01575078</text:p>
          </table:table-cell>
          <table:table-cell office:value-type="float" office:value="-0.01495068" calcext:value-type="float">
            <text:p>-0.01495068</text:p>
          </table:table-cell>
          <table:table-cell office:value-type="float" office:value="-0.01405553" calcext:value-type="float">
            <text:p>-0.01405553</text:p>
          </table:table-cell>
          <table:table-cell office:value-type="float" office:value="-0.01339052" calcext:value-type="float">
            <text:p>-0.01339052</text:p>
          </table:table-cell>
          <table:table-cell office:value-type="float" office:value="-0.01219162" calcext:value-type="float">
            <text:p>-0.01219162</text:p>
          </table:table-cell>
          <table:table-cell office:value-type="float" office:value="-0.01129162" calcext:value-type="float">
            <text:p>-0.01129162</text:p>
          </table:table-cell>
          <table:table-cell office:value-type="float" office:value="-0.0102748" calcext:value-type="float">
            <text:p>-0.0102748</text:p>
          </table:table-cell>
          <table:table-cell office:value-type="float" office:value="-0.00994933" calcext:value-type="float">
            <text:p>-0.00994933</text:p>
          </table:table-cell>
          <table:table-cell office:value-type="float" office:value="-0.009944716" calcext:value-type="float">
            <text:p>-0.009944716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23537" calcext:value-type="float">
            <text:p>-0.009723537</text:p>
          </table:table-cell>
          <table:table-cell office:value-type="float" office:value="-0.0009443597" calcext:value-type="float">
            <text:p>-0.00094435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105" calcext:value-type="float">
            <text:p>-2.2071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306.7006" calcext:value-type="float">
            <text:p>306.7006</text:p>
          </table:table-cell>
          <table:table-cell office:value-type="float" office:value="155.5773" calcext:value-type="float">
            <text:p>155.5773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2.85" calcext:value-type="float">
            <text:p>1102.85</text:p>
          </table:table-cell>
          <table:table-cell office:value-type="float" office:value="61.91785" calcext:value-type="float">
            <text:p>61.91785</text:p>
          </table:table-cell>
          <table:table-cell office:value-type="float" office:value="0" calcext:value-type="float">
            <text:p>0</text:p>
          </table:table-cell>
          <table:table-cell office:value-type="float" office:value="0.112756" calcext:value-type="float">
            <text:p>0.112756</text:p>
          </table:table-cell>
          <table:table-cell office:value-type="float" office:value="0.330511" calcext:value-type="float">
            <text:p>0.330511</text:p>
          </table:table-cell>
          <table:table-cell office:value-type="float" office:value="0.3353161" calcext:value-type="float">
            <text:p>0.3353161</text:p>
          </table:table-cell>
          <table:table-cell office:value-type="float" office:value="0.340441" calcext:value-type="float">
            <text:p>0.340441</text:p>
          </table:table-cell>
          <table:table-cell office:value-type="float" office:value="0.3442068" calcext:value-type="float">
            <text:p>0.3442068</text:p>
          </table:table-cell>
          <table:table-cell office:value-type="float" office:value="0.3023158" calcext:value-type="float">
            <text:p>0.3023158</text:p>
          </table:table-cell>
          <table:table-cell office:value-type="float" office:value="0.3013806" calcext:value-type="float">
            <text:p>0.3013806</text:p>
          </table:table-cell>
          <table:table-cell office:value-type="float" office:value="0.3760186" calcext:value-type="float">
            <text:p>0.3760186</text:p>
          </table:table-cell>
          <table:table-cell office:value-type="float" office:value="0.3717574" calcext:value-type="float">
            <text:p>0.3717574</text:p>
          </table:table-cell>
          <table:table-cell office:value-type="float" office:value="0.3778251" calcext:value-type="float">
            <text:p>0.3778251</text:p>
          </table:table-cell>
          <table:table-cell office:value-type="float" office:value="0.3927306" calcext:value-type="float">
            <text:p>0.3927306</text:p>
          </table:table-cell>
          <table:table-cell office:value-type="float" office:value="0.4033687" calcext:value-type="float">
            <text:p>0.40336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12E-015" calcext:value-type="float">
            <text:p>1.98912E-15</text:p>
          </table:table-cell>
          <table:table-cell office:value-type="float" office:value="1.962925E-015" calcext:value-type="float">
            <text:p>1.962925E-15</text:p>
          </table:table-cell>
          <table:table-cell office:value-type="float" office:value="1.974664E-015" calcext:value-type="float">
            <text:p>1.974664E-15</text:p>
          </table:table-cell>
          <table:table-cell office:value-type="float" office:value="1.961727E-015" calcext:value-type="float">
            <text:p>1.961727E-15</text:p>
          </table:table-cell>
          <table:table-cell office:value-type="float" office:value="9.752837E-016" calcext:value-type="float">
            <text:p>9.752837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05625" calcext:value-type="float">
            <text:p>-69.05625</text:p>
          </table:table-cell>
          <table:table-cell office:value-type="float" office:value="-0.01959667" calcext:value-type="float">
            <text:p>-0.01959667</text:p>
          </table:table-cell>
          <table:table-cell office:value-type="float" office:value="-0.01790114" calcext:value-type="float">
            <text:p>-0.01790114</text:p>
          </table:table-cell>
          <table:table-cell office:value-type="float" office:value="-0.01633848" calcext:value-type="float">
            <text:p>-0.01633848</text:p>
          </table:table-cell>
          <table:table-cell office:value-type="float" office:value="-0.01527435" calcext:value-type="float">
            <text:p>-0.01527435</text:p>
          </table:table-cell>
          <table:table-cell office:value-type="float" office:value="-0.01336155" calcext:value-type="float">
            <text:p>-0.01336155</text:p>
          </table:table-cell>
          <table:table-cell office:value-type="float" office:value="-0.01207193" calcext:value-type="float">
            <text:p>-0.01207193</text:p>
          </table:table-cell>
          <table:table-cell office:value-type="float" office:value="-0.01074392" calcext:value-type="float">
            <text:p>-0.01074392</text:p>
          </table:table-cell>
          <table:table-cell office:value-type="float" office:value="-0.009998159" calcext:value-type="float">
            <text:p>-0.009998159</text:p>
          </table:table-cell>
          <table:table-cell office:value-type="float" office:value="-0.009827915" calcext:value-type="float">
            <text:p>-0.009827915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20881" calcext:value-type="float">
            <text:p>-0.009720881</text:p>
          </table:table-cell>
          <table:table-cell office:value-type="float" office:value="-0.0009507823" calcext:value-type="float">
            <text:p>-0.00095078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194" calcext:value-type="float">
            <text:p>-2.2061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312.2006" calcext:value-type="float">
            <text:p>312.2006</text:p>
          </table:table-cell>
          <table:table-cell office:value-type="float" office:value="158.9625" calcext:value-type="float">
            <text:p>158.9625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4.901" calcext:value-type="float">
            <text:p>1104.901</text:p>
          </table:table-cell>
          <table:table-cell office:value-type="float" office:value="61.98103" calcext:value-type="float">
            <text:p>61.98103</text:p>
          </table:table-cell>
          <table:table-cell office:value-type="float" office:value="0" calcext:value-type="float">
            <text:p>0</text:p>
          </table:table-cell>
          <table:table-cell office:value-type="float" office:value="0.4058683" calcext:value-type="float">
            <text:p>0.4058683</text:p>
          </table:table-cell>
          <table:table-cell office:value-type="float" office:value="0.3500978" calcext:value-type="float">
            <text:p>0.3500978</text:p>
          </table:table-cell>
          <table:table-cell office:value-type="float" office:value="0.3269913" calcext:value-type="float">
            <text:p>0.3269913</text:p>
          </table:table-cell>
          <table:table-cell office:value-type="float" office:value="0.3303406" calcext:value-type="float">
            <text:p>0.3303406</text:p>
          </table:table-cell>
          <table:table-cell office:value-type="float" office:value="0.3354159" calcext:value-type="float">
            <text:p>0.3354159</text:p>
          </table:table-cell>
          <table:table-cell office:value-type="float" office:value="0.2976825" calcext:value-type="float">
            <text:p>0.2976825</text:p>
          </table:table-cell>
          <table:table-cell office:value-type="float" office:value="0.2984501" calcext:value-type="float">
            <text:p>0.2984501</text:p>
          </table:table-cell>
          <table:table-cell office:value-type="float" office:value="0.3750696" calcext:value-type="float">
            <text:p>0.3750696</text:p>
          </table:table-cell>
          <table:table-cell office:value-type="float" office:value="0.3714736" calcext:value-type="float">
            <text:p>0.3714736</text:p>
          </table:table-cell>
          <table:table-cell office:value-type="float" office:value="0.3780472" calcext:value-type="float">
            <text:p>0.3780472</text:p>
          </table:table-cell>
          <table:table-cell office:value-type="float" office:value="0.3929986" calcext:value-type="float">
            <text:p>0.3929986</text:p>
          </table:table-cell>
          <table:table-cell office:value-type="float" office:value="0.4034858" calcext:value-type="float">
            <text:p>0.403485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9908E-015" calcext:value-type="float">
            <text:p>1.989908E-15</text:p>
          </table:table-cell>
          <table:table-cell office:value-type="float" office:value="1.962861E-015" calcext:value-type="float">
            <text:p>1.962861E-15</text:p>
          </table:table-cell>
          <table:table-cell office:value-type="float" office:value="1.974598E-015" calcext:value-type="float">
            <text:p>1.974598E-15</text:p>
          </table:table-cell>
          <table:table-cell office:value-type="float" office:value="1.961701E-015" calcext:value-type="float">
            <text:p>1.961701E-15</text:p>
          </table:table-cell>
          <table:table-cell office:value-type="float" office:value="9.752599E-016" calcext:value-type="float">
            <text:p>9.752599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85122" calcext:value-type="float">
            <text:p>-0.004385122</text:p>
          </table:table-cell>
          <table:table-cell office:value-type="float" office:value="-0.01445626" calcext:value-type="float">
            <text:p>-0.01445626</text:p>
          </table:table-cell>
          <table:table-cell office:value-type="float" office:value="-0.02112172" calcext:value-type="float">
            <text:p>-0.02112172</text:p>
          </table:table-cell>
          <table:table-cell office:value-type="float" office:value="-0.01967056" calcext:value-type="float">
            <text:p>-0.01967056</text:p>
          </table:table-cell>
          <table:table-cell office:value-type="float" office:value="-0.01790825" calcext:value-type="float">
            <text:p>-0.01790825</text:p>
          </table:table-cell>
          <table:table-cell office:value-type="float" office:value="-0.01499887" calcext:value-type="float">
            <text:p>-0.01499887</text:p>
          </table:table-cell>
          <table:table-cell office:value-type="float" office:value="-0.0131001" calcext:value-type="float">
            <text:p>-0.0131001</text:p>
          </table:table-cell>
          <table:table-cell office:value-type="float" office:value="-0.01134622" calcext:value-type="float">
            <text:p>-0.01134622</text:p>
          </table:table-cell>
          <table:table-cell office:value-type="float" office:value="-0.01012551" calcext:value-type="float">
            <text:p>-0.01012551</text:p>
          </table:table-cell>
          <table:table-cell office:value-type="float" office:value="-0.009729339" calcext:value-type="float">
            <text:p>-0.009729339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9073" calcext:value-type="float">
            <text:p>-0.009719073</text:p>
          </table:table-cell>
          <table:table-cell office:value-type="float" office:value="-0.0009575414" calcext:value-type="float">
            <text:p>-0.00095754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5167" calcext:value-type="float">
            <text:p>-2.2051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313.3006" calcext:value-type="float">
            <text:p>313.3006</text:p>
          </table:table-cell>
          <table:table-cell office:value-type="float" office:value="164.5383" calcext:value-type="float">
            <text:p>164.5383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100.399" calcext:value-type="float">
            <text:p>1100.399</text:p>
          </table:table-cell>
          <table:table-cell office:value-type="float" office:value="62.00692" calcext:value-type="float">
            <text:p>62.00692</text:p>
          </table:table-cell>
          <table:table-cell office:value-type="float" office:value="0" calcext:value-type="float">
            <text:p>0</text:p>
          </table:table-cell>
          <table:table-cell office:value-type="float" office:value="0.113317" calcext:value-type="float">
            <text:p>0.113317</text:p>
          </table:table-cell>
          <table:table-cell office:value-type="float" office:value="0.3259611" calcext:value-type="float">
            <text:p>0.3259611</text:p>
          </table:table-cell>
          <table:table-cell office:value-type="float" office:value="0.3294145" calcext:value-type="float">
            <text:p>0.3294145</text:p>
          </table:table-cell>
          <table:table-cell office:value-type="float" office:value="0.3319198" calcext:value-type="float">
            <text:p>0.3319198</text:p>
          </table:table-cell>
          <table:table-cell office:value-type="float" office:value="0.3343078" calcext:value-type="float">
            <text:p>0.3343078</text:p>
          </table:table-cell>
          <table:table-cell office:value-type="float" office:value="0.2948651" calcext:value-type="float">
            <text:p>0.2948651</text:p>
          </table:table-cell>
          <table:table-cell office:value-type="float" office:value="0.2958666" calcext:value-type="float">
            <text:p>0.2958666</text:p>
          </table:table-cell>
          <table:table-cell office:value-type="float" office:value="0.3740489" calcext:value-type="float">
            <text:p>0.3740489</text:p>
          </table:table-cell>
          <table:table-cell office:value-type="float" office:value="0.3710997" calcext:value-type="float">
            <text:p>0.3710997</text:p>
          </table:table-cell>
          <table:table-cell office:value-type="float" office:value="0.3782182" calcext:value-type="float">
            <text:p>0.3782182</text:p>
          </table:table-cell>
          <table:table-cell office:value-type="float" office:value="0.3932361" calcext:value-type="float">
            <text:p>0.3932361</text:p>
          </table:table-cell>
          <table:table-cell office:value-type="float" office:value="0.403604" calcext:value-type="float">
            <text:p>0.4036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858E-015" calcext:value-type="float">
            <text:p>1.988858E-15</text:p>
          </table:table-cell>
          <table:table-cell office:value-type="float" office:value="1.962809E-015" calcext:value-type="float">
            <text:p>1.962809E-15</text:p>
          </table:table-cell>
          <table:table-cell office:value-type="float" office:value="1.974538E-015" calcext:value-type="float">
            <text:p>1.974538E-15</text:p>
          </table:table-cell>
          <table:table-cell office:value-type="float" office:value="1.961675E-015" calcext:value-type="float">
            <text:p>1.961675E-15</text:p>
          </table:table-cell>
          <table:table-cell office:value-type="float" office:value="9.752374E-016" calcext:value-type="float">
            <text:p>9.752374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09634" calcext:value-type="float">
            <text:p>-66.09634</text:p>
          </table:table-cell>
          <table:table-cell office:value-type="float" office:value="-0.02131959" calcext:value-type="float">
            <text:p>-0.02131959</text:p>
          </table:table-cell>
          <table:table-cell office:value-type="float" office:value="-0.01995803" calcext:value-type="float">
            <text:p>-0.01995803</text:p>
          </table:table-cell>
          <table:table-cell office:value-type="float" office:value="-0.01908937" calcext:value-type="float">
            <text:p>-0.01908937</text:p>
          </table:table-cell>
          <table:table-cell office:value-type="float" office:value="-0.01827648" calcext:value-type="float">
            <text:p>-0.01827648</text:p>
          </table:table-cell>
          <table:table-cell office:value-type="float" office:value="-0.01611493" calcext:value-type="float">
            <text:p>-0.01611493</text:p>
          </table:table-cell>
          <table:table-cell office:value-type="float" office:value="-0.01409283" calcext:value-type="float">
            <text:p>-0.01409283</text:p>
          </table:table-cell>
          <table:table-cell office:value-type="float" office:value="-0.01203454" calcext:value-type="float">
            <text:p>-0.01203454</text:p>
          </table:table-cell>
          <table:table-cell office:value-type="float" office:value="-0.01029608" calcext:value-type="float">
            <text:p>-0.01029608</text:p>
          </table:table-cell>
          <table:table-cell office:value-type="float" office:value="-0.009654153" calcext:value-type="float">
            <text:p>-0.009654153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6672" calcext:value-type="float">
            <text:p>-0.009716672</text:p>
          </table:table-cell>
          <table:table-cell office:value-type="float" office:value="-0.0009639082" calcext:value-type="float">
            <text:p>-0.00096390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028" calcext:value-type="float">
            <text:p>-2.2040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313.3006" calcext:value-type="float">
            <text:p>313.3006</text:p>
          </table:table-cell>
          <table:table-cell office:value-type="float" office:value="167.292" calcext:value-type="float">
            <text:p>167.292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097.626" calcext:value-type="float">
            <text:p>1097.626</text:p>
          </table:table-cell>
          <table:table-cell office:value-type="float" office:value="62.02632" calcext:value-type="float">
            <text:p>62.02632</text:p>
          </table:table-cell>
          <table:table-cell office:value-type="float" office:value="0" calcext:value-type="float">
            <text:p>0</text:p>
          </table:table-cell>
          <table:table-cell office:value-type="float" office:value="0.1154217" calcext:value-type="float">
            <text:p>0.1154217</text:p>
          </table:table-cell>
          <table:table-cell office:value-type="float" office:value="0.3072051" calcext:value-type="float">
            <text:p>0.3072051</text:p>
          </table:table-cell>
          <table:table-cell office:value-type="float" office:value="0.3158315" calcext:value-type="float">
            <text:p>0.3158315</text:p>
          </table:table-cell>
          <table:table-cell office:value-type="float" office:value="0.3219252" calcext:value-type="float">
            <text:p>0.3219252</text:p>
          </table:table-cell>
          <table:table-cell office:value-type="float" office:value="0.3267308" calcext:value-type="float">
            <text:p>0.3267308</text:p>
          </table:table-cell>
          <table:table-cell office:value-type="float" office:value="0.2914943" calcext:value-type="float">
            <text:p>0.2914943</text:p>
          </table:table-cell>
          <table:table-cell office:value-type="float" office:value="0.293588" calcext:value-type="float">
            <text:p>0.293588</text:p>
          </table:table-cell>
          <table:table-cell office:value-type="float" office:value="0.3730572" calcext:value-type="float">
            <text:p>0.3730572</text:p>
          </table:table-cell>
          <table:table-cell office:value-type="float" office:value="0.3706371" calcext:value-type="float">
            <text:p>0.3706371</text:p>
          </table:table-cell>
          <table:table-cell office:value-type="float" office:value="0.3783375" calcext:value-type="float">
            <text:p>0.3783375</text:p>
          </table:table-cell>
          <table:table-cell office:value-type="float" office:value="0.3934445" calcext:value-type="float">
            <text:p>0.3934445</text:p>
          </table:table-cell>
          <table:table-cell office:value-type="float" office:value="0.4037215" calcext:value-type="float">
            <text:p>0.40372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607E-015" calcext:value-type="float">
            <text:p>1.989607E-15</text:p>
          </table:table-cell>
          <table:table-cell office:value-type="float" office:value="1.962748E-015" calcext:value-type="float">
            <text:p>1.962748E-15</text:p>
          </table:table-cell>
          <table:table-cell office:value-type="float" office:value="1.974474E-015" calcext:value-type="float">
            <text:p>1.974474E-15</text:p>
          </table:table-cell>
          <table:table-cell office:value-type="float" office:value="1.96165E-015" calcext:value-type="float">
            <text:p>1.96165E-15</text:p>
          </table:table-cell>
          <table:table-cell office:value-type="float" office:value="9.752167E-016" calcext:value-type="float">
            <text:p>9.752167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89095" calcext:value-type="float">
            <text:p>-58.89095</text:p>
          </table:table-cell>
          <table:table-cell office:value-type="float" office:value="-0.03073619" calcext:value-type="float">
            <text:p>-0.03073619</text:p>
          </table:table-cell>
          <table:table-cell office:value-type="float" office:value="-0.02584699" calcext:value-type="float">
            <text:p>-0.02584699</text:p>
          </table:table-cell>
          <table:table-cell office:value-type="float" office:value="-0.02302387" calcext:value-type="float">
            <text:p>-0.02302387</text:p>
          </table:table-cell>
          <table:table-cell office:value-type="float" office:value="-0.02103469" calcext:value-type="float">
            <text:p>-0.02103469</text:p>
          </table:table-cell>
          <table:table-cell office:value-type="float" office:value="-0.01755669" calcext:value-type="float">
            <text:p>-0.01755669</text:p>
          </table:table-cell>
          <table:table-cell office:value-type="float" office:value="-0.0150337" calcext:value-type="float">
            <text:p>-0.0150337</text:p>
          </table:table-cell>
          <table:table-cell office:value-type="float" office:value="-0.01274579" calcext:value-type="float">
            <text:p>-0.01274579</text:p>
          </table:table-cell>
          <table:table-cell office:value-type="float" office:value="-0.01051145" calcext:value-type="float">
            <text:p>-0.01051145</text:p>
          </table:table-cell>
          <table:table-cell office:value-type="float" office:value="-0.009601926" calcext:value-type="float">
            <text:p>-0.009601926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9026" calcext:value-type="float">
            <text:p>-0.009719026</text:p>
          </table:table-cell>
          <table:table-cell office:value-type="float" office:value="-0.0009704747" calcext:value-type="float">
            <text:p>-0.00097047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2793" calcext:value-type="float">
            <text:p>-2.2027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313.3006" calcext:value-type="float">
            <text:p>313.3006</text:p>
          </table:table-cell>
          <table:table-cell office:value-type="float" office:value="170.4427" calcext:value-type="float">
            <text:p>170.4427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094.452" calcext:value-type="float">
            <text:p>1094.452</text:p>
          </table:table-cell>
          <table:table-cell office:value-type="float" office:value="62.04937" calcext:value-type="float">
            <text:p>62.04937</text:p>
          </table:table-cell>
          <table:table-cell office:value-type="float" office:value="0" calcext:value-type="float">
            <text:p>0</text:p>
          </table:table-cell>
          <table:table-cell office:value-type="float" office:value="0.1155211" calcext:value-type="float">
            <text:p>0.1155211</text:p>
          </table:table-cell>
          <table:table-cell office:value-type="float" office:value="0.2879038" calcext:value-type="float">
            <text:p>0.2879038</text:p>
          </table:table-cell>
          <table:table-cell office:value-type="float" office:value="0.3015251" calcext:value-type="float">
            <text:p>0.3015251</text:p>
          </table:table-cell>
          <table:table-cell office:value-type="float" office:value="0.3101783" calcext:value-type="float">
            <text:p>0.3101783</text:p>
          </table:table-cell>
          <table:table-cell office:value-type="float" office:value="0.3173101" calcext:value-type="float">
            <text:p>0.3173101</text:p>
          </table:table-cell>
          <table:table-cell office:value-type="float" office:value="0.2871527" calcext:value-type="float">
            <text:p>0.2871527</text:p>
          </table:table-cell>
          <table:table-cell office:value-type="float" office:value="0.290811" calcext:value-type="float">
            <text:p>0.290811</text:p>
          </table:table-cell>
          <table:table-cell office:value-type="float" office:value="0.3720765" calcext:value-type="float">
            <text:p>0.3720765</text:p>
          </table:table-cell>
          <table:table-cell office:value-type="float" office:value="0.3700916" calcext:value-type="float">
            <text:p>0.3700916</text:p>
          </table:table-cell>
          <table:table-cell office:value-type="float" office:value="0.3784043" calcext:value-type="float">
            <text:p>0.3784043</text:p>
          </table:table-cell>
          <table:table-cell office:value-type="float" office:value="0.3936244" calcext:value-type="float">
            <text:p>0.3936244</text:p>
          </table:table-cell>
          <table:table-cell office:value-type="float" office:value="0.4038348" calcext:value-type="float">
            <text:p>0.40383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36E-015" calcext:value-type="float">
            <text:p>1.99036E-15</text:p>
          </table:table-cell>
          <table:table-cell office:value-type="float" office:value="1.96269E-015" calcext:value-type="float">
            <text:p>1.96269E-15</text:p>
          </table:table-cell>
          <table:table-cell office:value-type="float" office:value="1.974412E-015" calcext:value-type="float">
            <text:p>1.974412E-15</text:p>
          </table:table-cell>
          <table:table-cell office:value-type="float" office:value="1.961623E-015" calcext:value-type="float">
            <text:p>1.961623E-15</text:p>
          </table:table-cell>
          <table:table-cell office:value-type="float" office:value="9.751893E-016" calcext:value-type="float">
            <text:p>9.751893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2E-025" calcext:value-type="float">
            <text:p>1.784802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4E-034" calcext:value-type="float">
            <text:p>2.184194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97118" calcext:value-type="float">
            <text:p>-57.97118</text:p>
          </table:table-cell>
          <table:table-cell office:value-type="float" office:value="-0.04977148" calcext:value-type="float">
            <text:p>-0.04977148</text:p>
          </table:table-cell>
          <table:table-cell office:value-type="float" office:value="-0.03472274" calcext:value-type="float">
            <text:p>-0.03472274</text:p>
          </table:table-cell>
          <table:table-cell office:value-type="float" office:value="-0.02891437" calcext:value-type="float">
            <text:p>-0.02891437</text:p>
          </table:table-cell>
          <table:table-cell office:value-type="float" office:value="-0.02517548" calcext:value-type="float">
            <text:p>-0.02517548</text:p>
          </table:table-cell>
          <table:table-cell office:value-type="float" office:value="-0.01964131" calcext:value-type="float">
            <text:p>-0.01964131</text:p>
          </table:table-cell>
          <table:table-cell office:value-type="float" office:value="-0.01627851" calcext:value-type="float">
            <text:p>-0.01627851</text:p>
          </table:table-cell>
          <table:table-cell office:value-type="float" office:value="-0.01349295" calcext:value-type="float">
            <text:p>-0.01349295</text:p>
          </table:table-cell>
          <table:table-cell office:value-type="float" office:value="-0.01077169" calcext:value-type="float">
            <text:p>-0.01077169</text:p>
          </table:table-cell>
          <table:table-cell office:value-type="float" office:value="-0.009572751" calcext:value-type="float">
            <text:p>-0.009572751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7933" calcext:value-type="float">
            <text:p>-0.009717933</text:p>
          </table:table-cell>
          <table:table-cell office:value-type="float" office:value="-0.0009768659" calcext:value-type="float">
            <text:p>-0.00097686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1478" calcext:value-type="float">
            <text:p>-2.2014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313.3006" calcext:value-type="float">
            <text:p>313.3006</text:p>
          </table:table-cell>
          <table:table-cell office:value-type="float" office:value="173.739" calcext:value-type="float">
            <text:p>173.739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091.129" calcext:value-type="float">
            <text:p>1091.129</text:p>
          </table:table-cell>
          <table:table-cell office:value-type="float" office:value="62.07631" calcext:value-type="float">
            <text:p>62.07631</text:p>
          </table:table-cell>
          <table:table-cell office:value-type="float" office:value="0" calcext:value-type="float">
            <text:p>0</text:p>
          </table:table-cell>
          <table:table-cell office:value-type="float" office:value="0.1170274" calcext:value-type="float">
            <text:p>0.1170274</text:p>
          </table:table-cell>
          <table:table-cell office:value-type="float" office:value="0.2674934" calcext:value-type="float">
            <text:p>0.2674934</text:p>
          </table:table-cell>
          <table:table-cell office:value-type="float" office:value="0.2876427" calcext:value-type="float">
            <text:p>0.2876427</text:p>
          </table:table-cell>
          <table:table-cell office:value-type="float" office:value="0.2980634" calcext:value-type="float">
            <text:p>0.2980634</text:p>
          </table:table-cell>
          <table:table-cell office:value-type="float" office:value="0.3070691" calcext:value-type="float">
            <text:p>0.3070691</text:p>
          </table:table-cell>
          <table:table-cell office:value-type="float" office:value="0.2824143" calcext:value-type="float">
            <text:p>0.2824143</text:p>
          </table:table-cell>
          <table:table-cell office:value-type="float" office:value="0.2879925" calcext:value-type="float">
            <text:p>0.2879925</text:p>
          </table:table-cell>
          <table:table-cell office:value-type="float" office:value="0.3710538" calcext:value-type="float">
            <text:p>0.3710538</text:p>
          </table:table-cell>
          <table:table-cell office:value-type="float" office:value="0.3694825" calcext:value-type="float">
            <text:p>0.3694825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0.3937756" calcext:value-type="float">
            <text:p>0.3937756</text:p>
          </table:table-cell>
          <table:table-cell office:value-type="float" office:value="0.403943" calcext:value-type="float">
            <text:p>0.4039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1138E-015" calcext:value-type="float">
            <text:p>1.991138E-15</text:p>
          </table:table-cell>
          <table:table-cell office:value-type="float" office:value="1.962629E-015" calcext:value-type="float">
            <text:p>1.962629E-15</text:p>
          </table:table-cell>
          <table:table-cell office:value-type="float" office:value="1.974348E-015" calcext:value-type="float">
            <text:p>1.974348E-15</text:p>
          </table:table-cell>
          <table:table-cell office:value-type="float" office:value="1.961593E-015" calcext:value-type="float">
            <text:p>1.961593E-15</text:p>
          </table:table-cell>
          <table:table-cell office:value-type="float" office:value="9.75169E-016" calcext:value-type="float">
            <text:p>9.75169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45683" calcext:value-type="float">
            <text:p>-52.45683</text:p>
          </table:table-cell>
          <table:table-cell office:value-type="float" office:value="-0.08764426" calcext:value-type="float">
            <text:p>-0.08764426</text:p>
          </table:table-cell>
          <table:table-cell office:value-type="float" office:value="-0.04991557" calcext:value-type="float">
            <text:p>-0.04991557</text:p>
          </table:table-cell>
          <table:table-cell office:value-type="float" office:value="-0.03800763" calcext:value-type="float">
            <text:p>-0.03800763</text:p>
          </table:table-cell>
          <table:table-cell office:value-type="float" office:value="-0.03079607" calcext:value-type="float">
            <text:p>-0.03079607</text:p>
          </table:table-cell>
          <table:table-cell office:value-type="float" office:value="-0.02224391" calcext:value-type="float">
            <text:p>-0.02224391</text:p>
          </table:table-cell>
          <table:table-cell office:value-type="float" office:value="-0.01766188" calcext:value-type="float">
            <text:p>-0.01766188</text:p>
          </table:table-cell>
          <table:table-cell office:value-type="float" office:value="-0.01431916" calcext:value-type="float">
            <text:p>-0.01431916</text:p>
          </table:table-cell>
          <table:table-cell office:value-type="float" office:value="-0.0110705" calcext:value-type="float">
            <text:p>-0.0110705</text:p>
          </table:table-cell>
          <table:table-cell office:value-type="float" office:value="-0.009566568" calcext:value-type="float">
            <text:p>-0.009566568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425" calcext:value-type="float">
            <text:p>-0.00971425</text:p>
          </table:table-cell>
          <table:table-cell office:value-type="float" office:value="-0.0009834449" calcext:value-type="float">
            <text:p>-0.00098344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0102" calcext:value-type="float">
            <text:p>-2.2001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313.3006" calcext:value-type="float">
            <text:p>313.3006</text:p>
          </table:table-cell>
          <table:table-cell office:value-type="float" office:value="177.4832" calcext:value-type="float">
            <text:p>177.4832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087.352" calcext:value-type="float">
            <text:p>1087.352</text:p>
          </table:table-cell>
          <table:table-cell office:value-type="float" office:value="62.10927" calcext:value-type="float">
            <text:p>62.10927</text:p>
          </table:table-cell>
          <table:table-cell office:value-type="float" office:value="0" calcext:value-type="float">
            <text:p>0</text:p>
          </table:table-cell>
          <table:table-cell office:value-type="float" office:value="0.1127587" calcext:value-type="float">
            <text:p>0.1127587</text:p>
          </table:table-cell>
          <table:table-cell office:value-type="float" office:value="0.2422941" calcext:value-type="float">
            <text:p>0.2422941</text:p>
          </table:table-cell>
          <table:table-cell office:value-type="float" office:value="0.273353" calcext:value-type="float">
            <text:p>0.273353</text:p>
          </table:table-cell>
          <table:table-cell office:value-type="float" office:value="0.2856309" calcext:value-type="float">
            <text:p>0.2856309</text:p>
          </table:table-cell>
          <table:table-cell office:value-type="float" office:value="0.2967832" calcext:value-type="float">
            <text:p>0.2967832</text:p>
          </table:table-cell>
          <table:table-cell office:value-type="float" office:value="0.2769696" calcext:value-type="float">
            <text:p>0.2769696</text:p>
          </table:table-cell>
          <table:table-cell office:value-type="float" office:value="0.2850018" calcext:value-type="float">
            <text:p>0.2850018</text:p>
          </table:table-cell>
          <table:table-cell office:value-type="float" office:value="0.3698964" calcext:value-type="float">
            <text:p>0.3698964</text:p>
          </table:table-cell>
          <table:table-cell office:value-type="float" office:value="0.3688951" calcext:value-type="float">
            <text:p>0.3688951</text:p>
          </table:table-cell>
          <table:table-cell office:value-type="float" office:value="0.3783194" calcext:value-type="float">
            <text:p>0.3783194</text:p>
          </table:table-cell>
          <table:table-cell office:value-type="float" office:value="0.3938928" calcext:value-type="float">
            <text:p>0.3938928</text:p>
          </table:table-cell>
          <table:table-cell office:value-type="float" office:value="0.4040434" calcext:value-type="float">
            <text:p>0.40404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196E-015" calcext:value-type="float">
            <text:p>1.99196E-15</text:p>
          </table:table-cell>
          <table:table-cell office:value-type="float" office:value="1.962564E-015" calcext:value-type="float">
            <text:p>1.962564E-15</text:p>
          </table:table-cell>
          <table:table-cell office:value-type="float" office:value="1.974279E-015" calcext:value-type="float">
            <text:p>1.974279E-15</text:p>
          </table:table-cell>
          <table:table-cell office:value-type="float" office:value="1.961562E-015" calcext:value-type="float">
            <text:p>1.961562E-15</text:p>
          </table:table-cell>
          <table:table-cell office:value-type="float" office:value="9.751496E-016" calcext:value-type="float">
            <text:p>9.751496E-16</text:p>
          </table:table-cell>
          <table:table-cell office:value-type="float" office:value="9.373622E-016" calcext:value-type="float">
            <text:p>9.373622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1E-025" calcext:value-type="float">
            <text:p>1.784801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4E-034" calcext:value-type="float">
            <text:p>2.184194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86134" calcext:value-type="float">
            <text:p>-69.86134</text:p>
          </table:table-cell>
          <table:table-cell office:value-type="float" office:value="-0.1876426" calcext:value-type="float">
            <text:p>-0.1876426</text:p>
          </table:table-cell>
          <table:table-cell office:value-type="float" office:value="-0.07390895" calcext:value-type="float">
            <text:p>-0.07390895</text:p>
          </table:table-cell>
          <table:table-cell office:value-type="float" office:value="-0.05275646" calcext:value-type="float">
            <text:p>-0.05275646</text:p>
          </table:table-cell>
          <table:table-cell office:value-type="float" office:value="-0.03934817" calcext:value-type="float">
            <text:p>-0.03934817</text:p>
          </table:table-cell>
          <table:table-cell office:value-type="float" office:value="-0.0257334" calcext:value-type="float">
            <text:p>-0.0257334</text:p>
          </table:table-cell>
          <table:table-cell office:value-type="float" office:value="-0.01927481" calcext:value-type="float">
            <text:p>-0.01927481</text:p>
          </table:table-cell>
          <table:table-cell office:value-type="float" office:value="-0.01531912" calcext:value-type="float">
            <text:p>-0.01531912</text:p>
          </table:table-cell>
          <table:table-cell office:value-type="float" office:value="-0.01136742" calcext:value-type="float">
            <text:p>-0.01136742</text:p>
          </table:table-cell>
          <table:table-cell office:value-type="float" office:value="-0.009608948" calcext:value-type="float">
            <text:p>-0.009608948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08697" calcext:value-type="float">
            <text:p>-0.009708697</text:p>
          </table:table-cell>
          <table:table-cell office:value-type="float" office:value="-0.0009901521" calcext:value-type="float">
            <text:p>-0.00099015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726" calcext:value-type="float">
            <text:p>-2.1987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313.3006" calcext:value-type="float">
            <text:p>313.3006</text:p>
          </table:table-cell>
          <table:table-cell office:value-type="float" office:value="181.4265" calcext:value-type="float">
            <text:p>181.4265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083.367" calcext:value-type="float">
            <text:p>1083.367</text:p>
          </table:table-cell>
          <table:table-cell office:value-type="float" office:value="62.15078" calcext:value-type="float">
            <text:p>62.15078</text:p>
          </table:table-cell>
          <table:table-cell office:value-type="float" office:value="0" calcext:value-type="float">
            <text:p>0</text:p>
          </table:table-cell>
          <table:table-cell office:value-type="float" office:value="0.1094218" calcext:value-type="float">
            <text:p>0.1094218</text:p>
          </table:table-cell>
          <table:table-cell office:value-type="float" office:value="0.216559" calcext:value-type="float">
            <text:p>0.216559</text:p>
          </table:table-cell>
          <table:table-cell office:value-type="float" office:value="0.2588463" calcext:value-type="float">
            <text:p>0.2588463</text:p>
          </table:table-cell>
          <table:table-cell office:value-type="float" office:value="0.2720933" calcext:value-type="float">
            <text:p>0.2720933</text:p>
          </table:table-cell>
          <table:table-cell office:value-type="float" office:value="0.2855324" calcext:value-type="float">
            <text:p>0.2855324</text:p>
          </table:table-cell>
          <table:table-cell office:value-type="float" office:value="0.271462" calcext:value-type="float">
            <text:p>0.271462</text:p>
          </table:table-cell>
          <table:table-cell office:value-type="float" office:value="0.2821623" calcext:value-type="float">
            <text:p>0.2821623</text:p>
          </table:table-cell>
          <table:table-cell office:value-type="float" office:value="0.368666" calcext:value-type="float">
            <text:p>0.368666</text:p>
          </table:table-cell>
          <table:table-cell office:value-type="float" office:value="0.3681485" calcext:value-type="float">
            <text:p>0.3681485</text:p>
          </table:table-cell>
          <table:table-cell office:value-type="float" office:value="0.3781906" calcext:value-type="float">
            <text:p>0.3781906</text:p>
          </table:table-cell>
          <table:table-cell office:value-type="float" office:value="0.3939745" calcext:value-type="float">
            <text:p>0.3939745</text:p>
          </table:table-cell>
          <table:table-cell office:value-type="float" office:value="0.4041346" calcext:value-type="float">
            <text:p>0.404134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90492E-015" calcext:value-type="float">
            <text:p>1.990492E-15</text:p>
          </table:table-cell>
          <table:table-cell office:value-type="float" office:value="1.962498E-015" calcext:value-type="float">
            <text:p>1.962498E-15</text:p>
          </table:table-cell>
          <table:table-cell office:value-type="float" office:value="1.974208E-015" calcext:value-type="float">
            <text:p>1.974208E-15</text:p>
          </table:table-cell>
          <table:table-cell office:value-type="float" office:value="1.961528E-015" calcext:value-type="float">
            <text:p>1.961528E-15</text:p>
          </table:table-cell>
          <table:table-cell office:value-type="float" office:value="9.751279E-016" calcext:value-type="float">
            <text:p>9.751279E-16</text:p>
          </table:table-cell>
          <table:table-cell office:value-type="float" office:value="9.373623E-016" calcext:value-type="float">
            <text:p>9.373623E-16</text:p>
          </table:table-cell>
          <table:table-cell office:value-type="float" office:value="1.853471E-015" calcext:value-type="float">
            <text:p>1.853471E-15</text:p>
          </table:table-cell>
          <table:table-cell office:value-type="float" office:value="1.784802E-025" calcext:value-type="float">
            <text:p>1.784802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3E-034" calcext:value-type="float">
            <text:p>2.184193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39602" calcext:value-type="float">
            <text:p>-85.39602</text:p>
          </table:table-cell>
          <table:table-cell office:value-type="float" office:value="-0.4452378" calcext:value-type="float">
            <text:p>-0.4452378</text:p>
          </table:table-cell>
          <table:table-cell office:value-type="float" office:value="-0.1124803" calcext:value-type="float">
            <text:p>-0.1124803</text:p>
          </table:table-cell>
          <table:table-cell office:value-type="float" office:value="-0.07665174" calcext:value-type="float">
            <text:p>-0.07665174</text:p>
          </table:table-cell>
          <table:table-cell office:value-type="float" office:value="-0.05296581" calcext:value-type="float">
            <text:p>-0.05296581</text:p>
          </table:table-cell>
          <table:table-cell office:value-type="float" office:value="-0.02991185" calcext:value-type="float">
            <text:p>-0.02991185</text:p>
          </table:table-cell>
          <table:table-cell office:value-type="float" office:value="-0.02096814" calcext:value-type="float">
            <text:p>-0.02096814</text:p>
          </table:table-cell>
          <table:table-cell office:value-type="float" office:value="-0.01646259" calcext:value-type="float">
            <text:p>-0.01646259</text:p>
          </table:table-cell>
          <table:table-cell office:value-type="float" office:value="-0.01175633" calcext:value-type="float">
            <text:p>-0.01175633</text:p>
          </table:table-cell>
          <table:table-cell office:value-type="float" office:value="-0.009664872" calcext:value-type="float">
            <text:p>-0.009664872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07503" calcext:value-type="float">
            <text:p>-0.009707503</text:p>
          </table:table-cell>
          <table:table-cell office:value-type="float" office:value="-0.000997041" calcext:value-type="float">
            <text:p>-0.0009970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7416" calcext:value-type="float">
            <text:p>-2.1974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313.3006" calcext:value-type="float">
            <text:p>313.3006</text:p>
          </table:table-cell>
          <table:table-cell office:value-type="float" office:value="184.7584" calcext:value-type="float">
            <text:p>184.7584</text:p>
          </table:table-cell>
          <table:table-cell office:value-type="float" office:value="3.149546" calcext:value-type="float">
            <text:p>3.149546</text:p>
          </table:table-cell>
          <table:table-cell office:value-type="float" office:value="1079.985" calcext:value-type="float">
            <text:p>1079.985</text:p>
          </table:table-cell>
          <table:table-cell office:value-type="float" office:value="62.20036" calcext:value-type="float">
            <text:p>62.20036</text:p>
          </table:table-cell>
          <table:table-cell office:value-type="float" office:value="0" calcext:value-type="float">
            <text:p>0</text:p>
          </table:table-cell>
          <table:table-cell office:value-type="float" office:value="0.112566" calcext:value-type="float">
            <text:p>0.112566</text:p>
          </table:table-cell>
          <table:table-cell office:value-type="float" office:value="0.2006801" calcext:value-type="float">
            <text:p>0.2006801</text:p>
          </table:table-cell>
          <table:table-cell office:value-type="float" office:value="0.2452025" calcext:value-type="float">
            <text:p>0.2452025</text:p>
          </table:table-cell>
          <table:table-cell office:value-type="float" office:value="0.259692" calcext:value-type="float">
            <text:p>0.259692</text:p>
          </table:table-cell>
          <table:table-cell office:value-type="float" office:value="0.2755475" calcext:value-type="float">
            <text:p>0.2755475</text:p>
          </table:table-cell>
          <table:table-cell office:value-type="float" office:value="0.2663074" calcext:value-type="float">
            <text:p>0.2663074</text:p>
          </table:table-cell>
          <table:table-cell office:value-type="float" office:value="0.2792655" calcext:value-type="float">
            <text:p>0.2792655</text:p>
          </table:table-cell>
          <table:table-cell office:value-type="float" office:value="0.3675914" calcext:value-type="float">
            <text:p>0.3675914</text:p>
          </table:table-cell>
          <table:table-cell office:value-type="float" office:value="0.3672963" calcext:value-type="float">
            <text:p>0.3672963</text:p>
          </table:table-cell>
          <table:table-cell office:value-type="float" office:value="0.3780227" calcext:value-type="float">
            <text:p>0.3780227</text:p>
          </table:table-cell>
          <table:table-cell office:value-type="float" office:value="0.394024" calcext:value-type="float">
            <text:p>0.394024</text:p>
          </table:table-cell>
          <table:table-cell office:value-type="float" office:value="0.4042148" calcext:value-type="float">
            <text:p>0.40421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128E-015" calcext:value-type="float">
            <text:p>1.99128E-15</text:p>
          </table:table-cell>
          <table:table-cell office:value-type="float" office:value="1.962443E-015" calcext:value-type="float">
            <text:p>1.962443E-15</text:p>
          </table:table-cell>
          <table:table-cell office:value-type="float" office:value="1.974143E-015" calcext:value-type="float">
            <text:p>1.974143E-15</text:p>
          </table:table-cell>
          <table:table-cell office:value-type="float" office:value="1.961493E-015" calcext:value-type="float">
            <text:p>1.961493E-15</text:p>
          </table:table-cell>
          <table:table-cell office:value-type="float" office:value="9.751059E-016" calcext:value-type="float">
            <text:p>9.751059E-16</text:p>
          </table:table-cell>
          <table:table-cell office:value-type="float" office:value="9.37363E-016" calcext:value-type="float">
            <text:p>9.37363E-16</text:p>
          </table:table-cell>
          <table:table-cell office:value-type="float" office:value="1.85347E-015" calcext:value-type="float">
            <text:p>1.85347E-15</text:p>
          </table:table-cell>
          <table:table-cell office:value-type="float" office:value="1.784802E-025" calcext:value-type="float">
            <text:p>1.784802E-25</text:p>
          </table:table-cell>
          <table:table-cell office:value-type="float" office:value="8.188587E-030" calcext:value-type="float">
            <text:p>8.188587E-30</text:p>
          </table:table-cell>
          <table:table-cell office:value-type="float" office:value="2.184194E-034" calcext:value-type="float">
            <text:p>2.184194E-34</text:p>
          </table:table-cell>
          <table:table-cell office:value-type="float" office:value="5.486434E-039" calcext:value-type="float">
            <text:p>5.48643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53268" calcext:value-type="float">
            <text:p>-69.53268</text:p>
          </table:table-cell>
          <table:table-cell office:value-type="float" office:value="-0.8002783" calcext:value-type="float">
            <text:p>-0.8002783</text:p>
          </table:table-cell>
          <table:table-cell office:value-type="float" office:value="-0.1706625" calcext:value-type="float">
            <text:p>-0.1706625</text:p>
          </table:table-cell>
          <table:table-cell office:value-type="float" office:value="-0.1097892" calcext:value-type="float">
            <text:p>-0.1097892</text:p>
          </table:table-cell>
          <table:table-cell office:value-type="float" office:value="-0.06967804" calcext:value-type="float">
            <text:p>-0.06967804</text:p>
          </table:table-cell>
          <table:table-cell office:value-type="float" office:value="-0.03456888" calcext:value-type="float">
            <text:p>-0.03456888</text:p>
          </table:table-cell>
          <table:table-cell office:value-type="float" office:value="-0.0228592" calcext:value-type="float">
            <text:p>-0.0228592</text:p>
          </table:table-cell>
          <table:table-cell office:value-type="float" office:value="-0.017536" calcext:value-type="float">
            <text:p>-0.017536</text:p>
          </table:table-cell>
          <table:table-cell office:value-type="float" office:value="-0.0122182" calcext:value-type="float">
            <text:p>-0.0122182</text:p>
          </table:table-cell>
          <table:table-cell office:value-type="float" office:value="-0.009738399" calcext:value-type="float">
            <text:p>-0.009738399</text:p>
          </table:table-cell>
          <table:table-cell office:value-type="float" office:value="0" calcext:value-type="float">
            <text:p>0</text:p>
          </table:table-cell>
          <table:table-cell office:value-type="float" office:value="0.01190948" calcext:value-type="float">
            <text:p>0.01190948</text:p>
          </table:table-cell>
          <table:table-cell office:value-type="float" office:value="-0.009711688" calcext:value-type="float">
            <text:p>-0.009711688</text:p>
          </table:table-cell>
          <table:table-cell office:value-type="float" office:value="-0.001003599" calcext:value-type="float">
            <text:p>-0.0010035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6178" calcext:value-type="float">
            <text:p>-2.1961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335.0006" calcext:value-type="float">
            <text:p>335.0006</text:p>
          </table:table-cell>
          <table:table-cell office:value-type="float" office:value="188.4155" calcext:value-type="float">
            <text:p>188.415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91.485" calcext:value-type="float">
            <text:p>1091.485</text:p>
          </table:table-cell>
          <table:table-cell office:value-type="float" office:value="63.10916" calcext:value-type="float">
            <text:p>63.10916</text:p>
          </table:table-cell>
          <table:table-cell office:value-type="float" office:value="0" calcext:value-type="float">
            <text:p>0</text:p>
          </table:table-cell>
          <table:table-cell office:value-type="float" office:value="0.6013041" calcext:value-type="float">
            <text:p>0.6013041</text:p>
          </table:table-cell>
          <table:table-cell office:value-type="float" office:value="0.330979" calcext:value-type="float">
            <text:p>0.330979</text:p>
          </table:table-cell>
          <table:table-cell office:value-type="float" office:value="0.2312958" calcext:value-type="float">
            <text:p>0.2312958</text:p>
          </table:table-cell>
          <table:table-cell office:value-type="float" office:value="0.2569837" calcext:value-type="float">
            <text:p>0.2569837</text:p>
          </table:table-cell>
          <table:table-cell office:value-type="float" office:value="0.264656" calcext:value-type="float">
            <text:p>0.264656</text:p>
          </table:table-cell>
          <table:table-cell office:value-type="float" office:value="0.2614758" calcext:value-type="float">
            <text:p>0.2614758</text:p>
          </table:table-cell>
          <table:table-cell office:value-type="float" office:value="0.3023714" calcext:value-type="float">
            <text:p>0.3023714</text:p>
          </table:table-cell>
          <table:table-cell office:value-type="float" office:value="0.3666515" calcext:value-type="float">
            <text:p>0.3666515</text:p>
          </table:table-cell>
          <table:table-cell office:value-type="float" office:value="0.366351" calcext:value-type="float">
            <text:p>0.366351</text:p>
          </table:table-cell>
          <table:table-cell office:value-type="float" office:value="0.3778117" calcext:value-type="float">
            <text:p>0.3778117</text:p>
          </table:table-cell>
          <table:table-cell office:value-type="float" office:value="0.3940429" calcext:value-type="float">
            <text:p>0.3940429</text:p>
          </table:table-cell>
          <table:table-cell office:value-type="float" office:value="0.4042816" calcext:value-type="float">
            <text:p>0.4042816</text:p>
          </table:table-cell>
          <table:table-cell office:value-type="float" office:value="0.4623703" calcext:value-type="float">
            <text:p>0.4623703</text:p>
          </table:table-cell>
          <table:table-cell office:value-type="float" office:value="0.001926174" calcext:value-type="float">
            <text:p>0.001926174</text:p>
          </table:table-cell>
          <table:table-cell office:value-type="float" office:value="1.914082E-015" calcext:value-type="float">
            <text:p>1.914082E-15</text:p>
          </table:table-cell>
          <table:table-cell office:value-type="float" office:value="1.962405E-015" calcext:value-type="float">
            <text:p>1.962405E-15</text:p>
          </table:table-cell>
          <table:table-cell office:value-type="float" office:value="1.974077E-015" calcext:value-type="float">
            <text:p>1.974077E-15</text:p>
          </table:table-cell>
          <table:table-cell office:value-type="float" office:value="1.96091E-015" calcext:value-type="float">
            <text:p>1.96091E-15</text:p>
          </table:table-cell>
          <table:table-cell office:value-type="float" office:value="9.750494E-016" calcext:value-type="float">
            <text:p>9.750494E-16</text:p>
          </table:table-cell>
          <table:table-cell office:value-type="float" office:value="9.37619E-016" calcext:value-type="float">
            <text:p>9.37619E-16</text:p>
          </table:table-cell>
          <table:table-cell office:value-type="float" office:value="1.852731E-015" calcext:value-type="float">
            <text:p>1.852731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26676" calcext:value-type="float">
            <text:p>-0.000526676</text:p>
          </table:table-cell>
          <table:table-cell office:value-type="float" office:value="-0.0282952" calcext:value-type="float">
            <text:p>-0.0282952</text:p>
          </table:table-cell>
          <table:table-cell office:value-type="float" office:value="-0.2683883" calcext:value-type="float">
            <text:p>-0.2683883</text:p>
          </table:table-cell>
          <table:table-cell office:value-type="float" office:value="-0.1253024" calcext:value-type="float">
            <text:p>-0.1253024</text:p>
          </table:table-cell>
          <table:table-cell office:value-type="float" office:value="-0.09529214" calcext:value-type="float">
            <text:p>-0.09529214</text:p>
          </table:table-cell>
          <table:table-cell office:value-type="float" office:value="-0.03981317" calcext:value-type="float">
            <text:p>-0.03981317</text:p>
          </table:table-cell>
          <table:table-cell office:value-type="float" office:value="-0.01295525" calcext:value-type="float">
            <text:p>-0.01295525</text:p>
          </table:table-cell>
          <table:table-cell office:value-type="float" office:value="-0.01858659" calcext:value-type="float">
            <text:p>-0.01858659</text:p>
          </table:table-cell>
          <table:table-cell office:value-type="float" office:value="-0.01275328" calcext:value-type="float">
            <text:p>-0.01275328</text:p>
          </table:table-cell>
          <table:table-cell office:value-type="float" office:value="-0.009831641" calcext:value-type="float">
            <text:p>-0.00983164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960373" calcext:value-type="float">
            <text:p>0.00196037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1926206" calcext:value-type="float">
            <text:p>0.0019262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335.0006" calcext:value-type="float">
            <text:p>335.0006</text:p>
          </table:table-cell>
          <table:table-cell office:value-type="float" office:value="196.8847" calcext:value-type="float">
            <text:p>196.884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82.769" calcext:value-type="float">
            <text:p>1082.769</text:p>
          </table:table-cell>
          <table:table-cell office:value-type="float" office:value="63.35533" calcext:value-type="float">
            <text:p>63.35533</text:p>
          </table:table-cell>
          <table:table-cell office:value-type="float" office:value="0" calcext:value-type="float">
            <text:p>0</text:p>
          </table:table-cell>
          <table:table-cell office:value-type="float" office:value="0.1220983" calcext:value-type="float">
            <text:p>0.1220983</text:p>
          </table:table-cell>
          <table:table-cell office:value-type="float" office:value="0.3303897" calcext:value-type="float">
            <text:p>0.3303897</text:p>
          </table:table-cell>
          <table:table-cell office:value-type="float" office:value="0.2286002" calcext:value-type="float">
            <text:p>0.2286002</text:p>
          </table:table-cell>
          <table:table-cell office:value-type="float" office:value="0.2473252" calcext:value-type="float">
            <text:p>0.2473252</text:p>
          </table:table-cell>
          <table:table-cell office:value-type="float" office:value="0.261625" calcext:value-type="float">
            <text:p>0.261625</text:p>
          </table:table-cell>
          <table:table-cell office:value-type="float" office:value="0.2601737" calcext:value-type="float">
            <text:p>0.2601737</text:p>
          </table:table-cell>
          <table:table-cell office:value-type="float" office:value="0.2901266" calcext:value-type="float">
            <text:p>0.2901266</text:p>
          </table:table-cell>
          <table:table-cell office:value-type="float" office:value="0.368897" calcext:value-type="float">
            <text:p>0.368897</text:p>
          </table:table-cell>
          <table:table-cell office:value-type="float" office:value="0.3657869" calcext:value-type="float">
            <text:p>0.3657869</text:p>
          </table:table-cell>
          <table:table-cell office:value-type="float" office:value="0.3776011" calcext:value-type="float">
            <text:p>0.3776011</text:p>
          </table:table-cell>
          <table:table-cell office:value-type="float" office:value="0.3939646" calcext:value-type="float">
            <text:p>0.3939646</text:p>
          </table:table-cell>
          <table:table-cell office:value-type="float" office:value="0.4042288" calcext:value-type="float">
            <text:p>0.40422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737E-015" calcext:value-type="float">
            <text:p>1.914737E-15</text:p>
          </table:table-cell>
          <table:table-cell office:value-type="float" office:value="1.962354E-015" calcext:value-type="float">
            <text:p>1.962354E-15</text:p>
          </table:table-cell>
          <table:table-cell office:value-type="float" office:value="1.974025E-015" calcext:value-type="float">
            <text:p>1.974025E-15</text:p>
          </table:table-cell>
          <table:table-cell office:value-type="float" office:value="1.960883E-015" calcext:value-type="float">
            <text:p>1.960883E-15</text:p>
          </table:table-cell>
          <table:table-cell office:value-type="float" office:value="9.750272E-016" calcext:value-type="float">
            <text:p>9.750272E-16</text:p>
          </table:table-cell>
          <table:table-cell office:value-type="float" office:value="9.376211E-016" calcext:value-type="float">
            <text:p>9.376211E-16</text:p>
          </table:table-cell>
          <table:table-cell office:value-type="float" office:value="1.852728E-015" calcext:value-type="float">
            <text:p>1.852728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89842" calcext:value-type="float">
            <text:p>-35.89842</text:p>
          </table:table-cell>
          <table:table-cell office:value-type="float" office:value="-0.01955244" calcext:value-type="float">
            <text:p>-0.01955244</text:p>
          </table:table-cell>
          <table:table-cell office:value-type="float" office:value="-0.2937765" calcext:value-type="float">
            <text:p>-0.2937765</text:p>
          </table:table-cell>
          <table:table-cell office:value-type="float" office:value="-0.1598486" calcext:value-type="float">
            <text:p>-0.1598486</text:p>
          </table:table-cell>
          <table:table-cell office:value-type="float" office:value="-0.104066" calcext:value-type="float">
            <text:p>-0.104066</text:p>
          </table:table-cell>
          <table:table-cell office:value-type="float" office:value="-0.04135439" calcext:value-type="float">
            <text:p>-0.04135439</text:p>
          </table:table-cell>
          <table:table-cell office:value-type="float" office:value="-0.01656279" calcext:value-type="float">
            <text:p>-0.01656279</text:p>
          </table:table-cell>
          <table:table-cell office:value-type="float" office:value="-0.01625468" calcext:value-type="float">
            <text:p>-0.01625468</text:p>
          </table:table-cell>
          <table:table-cell office:value-type="float" office:value="-0.01308756" calcext:value-type="float">
            <text:p>-0.01308756</text:p>
          </table:table-cell>
          <table:table-cell office:value-type="float" office:value="-0.009926078" calcext:value-type="float">
            <text:p>-0.00992607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1582" calcext:value-type="float">
            <text:p>-0.00971582</text:p>
          </table:table-cell>
          <table:table-cell office:value-type="float" office:value="-0.001016734" calcext:value-type="float">
            <text:p>-0.0010167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06" calcext:value-type="float">
            <text:p>-2.207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335.0006" calcext:value-type="float">
            <text:p>335.0006</text:p>
          </table:table-cell>
          <table:table-cell office:value-type="float" office:value="201.4223" calcext:value-type="float">
            <text:p>201.4223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78.219" calcext:value-type="float">
            <text:p>1078.219</text:p>
          </table:table-cell>
          <table:table-cell office:value-type="float" office:value="63.36811" calcext:value-type="float">
            <text:p>63.36811</text:p>
          </table:table-cell>
          <table:table-cell office:value-type="float" office:value="0" calcext:value-type="float">
            <text:p>0</text:p>
          </table:table-cell>
          <table:table-cell office:value-type="float" office:value="0.1115741" calcext:value-type="float">
            <text:p>0.1115741</text:p>
          </table:table-cell>
          <table:table-cell office:value-type="float" office:value="0.275282" calcext:value-type="float">
            <text:p>0.275282</text:p>
          </table:table-cell>
          <table:table-cell office:value-type="float" office:value="0.2232857" calcext:value-type="float">
            <text:p>0.2232857</text:p>
          </table:table-cell>
          <table:table-cell office:value-type="float" office:value="0.2351888" calcext:value-type="float">
            <text:p>0.2351888</text:p>
          </table:table-cell>
          <table:table-cell office:value-type="float" office:value="0.254038" calcext:value-type="float">
            <text:p>0.254038</text:p>
          </table:table-cell>
          <table:table-cell office:value-type="float" office:value="0.257503" calcext:value-type="float">
            <text:p>0.257503</text:p>
          </table:table-cell>
          <table:table-cell office:value-type="float" office:value="0.2819823" calcext:value-type="float">
            <text:p>0.2819823</text:p>
          </table:table-cell>
          <table:table-cell office:value-type="float" office:value="0.3680691" calcext:value-type="float">
            <text:p>0.3680691</text:p>
          </table:table-cell>
          <table:table-cell office:value-type="float" office:value="0.3653086" calcext:value-type="float">
            <text:p>0.3653086</text:p>
          </table:table-cell>
          <table:table-cell office:value-type="float" office:value="0.3773957" calcext:value-type="float">
            <text:p>0.3773957</text:p>
          </table:table-cell>
          <table:table-cell office:value-type="float" office:value="0.3938429" calcext:value-type="float">
            <text:p>0.3938429</text:p>
          </table:table-cell>
          <table:table-cell office:value-type="float" office:value="0.4042014" calcext:value-type="float">
            <text:p>0.40420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457E-015" calcext:value-type="float">
            <text:p>1.915457E-15</text:p>
          </table:table-cell>
          <table:table-cell office:value-type="float" office:value="1.962294E-015" calcext:value-type="float">
            <text:p>1.962294E-15</text:p>
          </table:table-cell>
          <table:table-cell office:value-type="float" office:value="1.973968E-015" calcext:value-type="float">
            <text:p>1.973968E-15</text:p>
          </table:table-cell>
          <table:table-cell office:value-type="float" office:value="1.960857E-015" calcext:value-type="float">
            <text:p>1.960857E-15</text:p>
          </table:table-cell>
          <table:table-cell office:value-type="float" office:value="9.750066E-016" calcext:value-type="float">
            <text:p>9.750066E-16</text:p>
          </table:table-cell>
          <table:table-cell office:value-type="float" office:value="9.376223E-016" calcext:value-type="float">
            <text:p>9.376223E-16</text:p>
          </table:table-cell>
          <table:table-cell office:value-type="float" office:value="1.852726E-015" calcext:value-type="float">
            <text:p>1.852726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39974" calcext:value-type="float">
            <text:p>-73.39974</text:p>
          </table:table-cell>
          <table:table-cell office:value-type="float" office:value="-0.06984128" calcext:value-type="float">
            <text:p>-0.06984128</text:p>
          </table:table-cell>
          <table:table-cell office:value-type="float" office:value="-0.3517428" calcext:value-type="float">
            <text:p>-0.3517428</text:p>
          </table:table-cell>
          <table:table-cell office:value-type="float" office:value="-0.2355405" calcext:value-type="float">
            <text:p>-0.2355405</text:p>
          </table:table-cell>
          <table:table-cell office:value-type="float" office:value="-0.1305038" calcext:value-type="float">
            <text:p>-0.1305038</text:p>
          </table:table-cell>
          <table:table-cell office:value-type="float" office:value="-0.0447313" calcext:value-type="float">
            <text:p>-0.0447313</text:p>
          </table:table-cell>
          <table:table-cell office:value-type="float" office:value="-0.02106638" calcext:value-type="float">
            <text:p>-0.02106638</text:p>
          </table:table-cell>
          <table:table-cell office:value-type="float" office:value="-0.01705069" calcext:value-type="float">
            <text:p>-0.01705069</text:p>
          </table:table-cell>
          <table:table-cell office:value-type="float" office:value="-0.01337497" calcext:value-type="float">
            <text:p>-0.01337497</text:p>
          </table:table-cell>
          <table:table-cell office:value-type="float" office:value="-0.01001882" calcext:value-type="float">
            <text:p>-0.01001882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1128" calcext:value-type="float">
            <text:p>-0.00971128</text:p>
          </table:table-cell>
          <table:table-cell office:value-type="float" office:value="-0.001022563" calcext:value-type="float">
            <text:p>-0.0010225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349" calcext:value-type="float">
            <text:p>-2.2043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336.4006" calcext:value-type="float">
            <text:p>336.4006</text:p>
          </table:table-cell>
          <table:table-cell office:value-type="float" office:value="206.7719" calcext:value-type="float">
            <text:p>206.771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74.242" calcext:value-type="float">
            <text:p>1074.242</text:p>
          </table:table-cell>
          <table:table-cell office:value-type="float" office:value="63.39605" calcext:value-type="float">
            <text:p>63.39605</text:p>
          </table:table-cell>
          <table:table-cell office:value-type="float" office:value="0" calcext:value-type="float">
            <text:p>0</text:p>
          </table:table-cell>
          <table:table-cell office:value-type="float" office:value="0.116578" calcext:value-type="float">
            <text:p>0.116578</text:p>
          </table:table-cell>
          <table:table-cell office:value-type="float" office:value="0.2319643" calcext:value-type="float">
            <text:p>0.2319643</text:p>
          </table:table-cell>
          <table:table-cell office:value-type="float" office:value="0.2159011" calcext:value-type="float">
            <text:p>0.2159011</text:p>
          </table:table-cell>
          <table:table-cell office:value-type="float" office:value="0.2246642" calcext:value-type="float">
            <text:p>0.2246642</text:p>
          </table:table-cell>
          <table:table-cell office:value-type="float" office:value="0.2455166" calcext:value-type="float">
            <text:p>0.2455166</text:p>
          </table:table-cell>
          <table:table-cell office:value-type="float" office:value="0.2543246" calcext:value-type="float">
            <text:p>0.2543246</text:p>
          </table:table-cell>
          <table:table-cell office:value-type="float" office:value="0.2775645" calcext:value-type="float">
            <text:p>0.2775645</text:p>
          </table:table-cell>
          <table:table-cell office:value-type="float" office:value="0.3667394" calcext:value-type="float">
            <text:p>0.3667394</text:p>
          </table:table-cell>
          <table:table-cell office:value-type="float" office:value="0.3647217" calcext:value-type="float">
            <text:p>0.3647217</text:p>
          </table:table-cell>
          <table:table-cell office:value-type="float" office:value="0.3771184" calcext:value-type="float">
            <text:p>0.3771184</text:p>
          </table:table-cell>
          <table:table-cell office:value-type="float" office:value="0.3937209" calcext:value-type="float">
            <text:p>0.3937209</text:p>
          </table:table-cell>
          <table:table-cell office:value-type="float" office:value="0.4041876" calcext:value-type="float">
            <text:p>0.40418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156E-015" calcext:value-type="float">
            <text:p>1.916156E-15</text:p>
          </table:table-cell>
          <table:table-cell office:value-type="float" office:value="1.962238E-015" calcext:value-type="float">
            <text:p>1.962238E-15</text:p>
          </table:table-cell>
          <table:table-cell office:value-type="float" office:value="1.973913E-015" calcext:value-type="float">
            <text:p>1.973913E-15</text:p>
          </table:table-cell>
          <table:table-cell office:value-type="float" office:value="1.960828E-015" calcext:value-type="float">
            <text:p>1.960828E-15</text:p>
          </table:table-cell>
          <table:table-cell office:value-type="float" office:value="9.749849E-016" calcext:value-type="float">
            <text:p>9.749849E-16</text:p>
          </table:table-cell>
          <table:table-cell office:value-type="float" office:value="9.376255E-016" calcext:value-type="float">
            <text:p>9.376255E-16</text:p>
          </table:table-cell>
          <table:table-cell office:value-type="float" office:value="1.852722E-015" calcext:value-type="float">
            <text:p>1.852722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80764" calcext:value-type="float">
            <text:p>-53.80764</text:p>
          </table:table-cell>
          <table:table-cell office:value-type="float" office:value="-0.2616028" calcext:value-type="float">
            <text:p>-0.2616028</text:p>
          </table:table-cell>
          <table:table-cell office:value-type="float" office:value="-0.4551268" calcext:value-type="float">
            <text:p>-0.4551268</text:p>
          </table:table-cell>
          <table:table-cell office:value-type="float" office:value="-0.3350494" calcext:value-type="float">
            <text:p>-0.3350494</text:p>
          </table:table-cell>
          <table:table-cell office:value-type="float" office:value="-0.1694887" calcext:value-type="float">
            <text:p>-0.1694887</text:p>
          </table:table-cell>
          <table:table-cell office:value-type="float" office:value="-0.04920973" calcext:value-type="float">
            <text:p>-0.04920973</text:p>
          </table:table-cell>
          <table:table-cell office:value-type="float" office:value="-0.02404968" calcext:value-type="float">
            <text:p>-0.02404968</text:p>
          </table:table-cell>
          <table:table-cell office:value-type="float" office:value="-0.01843533" calcext:value-type="float">
            <text:p>-0.01843533</text:p>
          </table:table-cell>
          <table:table-cell office:value-type="float" office:value="-0.01373653" calcext:value-type="float">
            <text:p>-0.01373653</text:p>
          </table:table-cell>
          <table:table-cell office:value-type="float" office:value="-0.01014548" calcext:value-type="float">
            <text:p>-0.0101454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13443" calcext:value-type="float">
            <text:p>-0.009713443</text:p>
          </table:table-cell>
          <table:table-cell office:value-type="float" office:value="-0.001028204" calcext:value-type="float">
            <text:p>-0.0010282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202" calcext:value-type="float">
            <text:p>-2.202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13.4835" calcext:value-type="float">
            <text:p>213.483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75.236" calcext:value-type="float">
            <text:p>1075.236</text:p>
          </table:table-cell>
          <table:table-cell office:value-type="float" office:value="63.4893" calcext:value-type="float">
            <text:p>63.4893</text:p>
          </table:table-cell>
          <table:table-cell office:value-type="float" office:value="0" calcext:value-type="float">
            <text:p>0</text:p>
          </table:table-cell>
          <table:table-cell office:value-type="float" office:value="0.1805308" calcext:value-type="float">
            <text:p>0.1805308</text:p>
          </table:table-cell>
          <table:table-cell office:value-type="float" office:value="0.2737674" calcext:value-type="float">
            <text:p>0.2737674</text:p>
          </table:table-cell>
          <table:table-cell office:value-type="float" office:value="0.2136885" calcext:value-type="float">
            <text:p>0.2136885</text:p>
          </table:table-cell>
          <table:table-cell office:value-type="float" office:value="0.2194682" calcext:value-type="float">
            <text:p>0.2194682</text:p>
          </table:table-cell>
          <table:table-cell office:value-type="float" office:value="0.2439813" calcext:value-type="float">
            <text:p>0.2439813</text:p>
          </table:table-cell>
          <table:table-cell office:value-type="float" office:value="0.2517349" calcext:value-type="float">
            <text:p>0.2517349</text:p>
          </table:table-cell>
          <table:table-cell office:value-type="float" office:value="0.2749643" calcext:value-type="float">
            <text:p>0.2749643</text:p>
          </table:table-cell>
          <table:table-cell office:value-type="float" office:value="0.3655678" calcext:value-type="float">
            <text:p>0.3655678</text:p>
          </table:table-cell>
          <table:table-cell office:value-type="float" office:value="0.3641309" calcext:value-type="float">
            <text:p>0.3641309</text:p>
          </table:table-cell>
          <table:table-cell office:value-type="float" office:value="0.3768101" calcext:value-type="float">
            <text:p>0.3768101</text:p>
          </table:table-cell>
          <table:table-cell office:value-type="float" office:value="0.3935928" calcext:value-type="float">
            <text:p>0.3935928</text:p>
          </table:table-cell>
          <table:table-cell office:value-type="float" office:value="0.4041796" calcext:value-type="float">
            <text:p>0.40417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739E-015" calcext:value-type="float">
            <text:p>1.916739E-15</text:p>
          </table:table-cell>
          <table:table-cell office:value-type="float" office:value="1.962198E-015" calcext:value-type="float">
            <text:p>1.962198E-15</text:p>
          </table:table-cell>
          <table:table-cell office:value-type="float" office:value="1.973866E-015" calcext:value-type="float">
            <text:p>1.973866E-15</text:p>
          </table:table-cell>
          <table:table-cell office:value-type="float" office:value="1.960802E-015" calcext:value-type="float">
            <text:p>1.960802E-15</text:p>
          </table:table-cell>
          <table:table-cell office:value-type="float" office:value="9.749659E-016" calcext:value-type="float">
            <text:p>9.749659E-16</text:p>
          </table:table-cell>
          <table:table-cell office:value-type="float" office:value="9.376265E-016" calcext:value-type="float">
            <text:p>9.376265E-16</text:p>
          </table:table-cell>
          <table:table-cell office:value-type="float" office:value="1.85272E-015" calcext:value-type="float">
            <text:p>1.85272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64343" calcext:value-type="float">
            <text:p>-1.764343</text:p>
          </table:table-cell>
          <table:table-cell office:value-type="float" office:value="-0.07288269" calcext:value-type="float">
            <text:p>-0.07288269</text:p>
          </table:table-cell>
          <table:table-cell office:value-type="float" office:value="-0.4930689" calcext:value-type="float">
            <text:p>-0.4930689</text:p>
          </table:table-cell>
          <table:table-cell office:value-type="float" office:value="-0.401268" calcext:value-type="float">
            <text:p>-0.401268</text:p>
          </table:table-cell>
          <table:table-cell office:value-type="float" office:value="-0.1780228" calcext:value-type="float">
            <text:p>-0.1780228</text:p>
          </table:table-cell>
          <table:table-cell office:value-type="float" office:value="-0.05321709" calcext:value-type="float">
            <text:p>-0.05321709</text:p>
          </table:table-cell>
          <table:table-cell office:value-type="float" office:value="-0.02603836" calcext:value-type="float">
            <text:p>-0.02603836</text:p>
          </table:table-cell>
          <table:table-cell office:value-type="float" office:value="-0.01975662" calcext:value-type="float">
            <text:p>-0.01975662</text:p>
          </table:table-cell>
          <table:table-cell office:value-type="float" office:value="-0.01411152" calcext:value-type="float">
            <text:p>-0.01411152</text:p>
          </table:table-cell>
          <table:table-cell office:value-type="float" office:value="-0.01028845" calcext:value-type="float">
            <text:p>-0.0102884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21093" calcext:value-type="float">
            <text:p>-0.009721093</text:p>
          </table:table-cell>
          <table:table-cell office:value-type="float" office:value="-0.001032908" calcext:value-type="float">
            <text:p>-0.0010329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9999" calcext:value-type="float">
            <text:p>-2.1999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18.5856" calcext:value-type="float">
            <text:p>218.585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70.1" calcext:value-type="float">
            <text:p>1070.1</text:p>
          </table:table-cell>
          <table:table-cell office:value-type="float" office:value="63.52399" calcext:value-type="float">
            <text:p>63.52399</text:p>
          </table:table-cell>
          <table:table-cell office:value-type="float" office:value="0" calcext:value-type="float">
            <text:p>0</text:p>
          </table:table-cell>
          <table:table-cell office:value-type="float" office:value="0.1135002" calcext:value-type="float">
            <text:p>0.1135002</text:p>
          </table:table-cell>
          <table:table-cell office:value-type="float" office:value="0.2256066" calcext:value-type="float">
            <text:p>0.2256066</text:p>
          </table:table-cell>
          <table:table-cell office:value-type="float" office:value="0.2057461" calcext:value-type="float">
            <text:p>0.2057461</text:p>
          </table:table-cell>
          <table:table-cell office:value-type="float" office:value="0.209559" calcext:value-type="float">
            <text:p>0.209559</text:p>
          </table:table-cell>
          <table:table-cell office:value-type="float" office:value="0.2316697" calcext:value-type="float">
            <text:p>0.2316697</text:p>
          </table:table-cell>
          <table:table-cell office:value-type="float" office:value="0.2483963" calcext:value-type="float">
            <text:p>0.2483963</text:p>
          </table:table-cell>
          <table:table-cell office:value-type="float" office:value="0.2719225" calcext:value-type="float">
            <text:p>0.2719225</text:p>
          </table:table-cell>
          <table:table-cell office:value-type="float" office:value="0.364219" calcext:value-type="float">
            <text:p>0.364219</text:p>
          </table:table-cell>
          <table:table-cell office:value-type="float" office:value="0.3632487" calcext:value-type="float">
            <text:p>0.3632487</text:p>
          </table:table-cell>
          <table:table-cell office:value-type="float" office:value="0.3763909" calcext:value-type="float">
            <text:p>0.3763909</text:p>
          </table:table-cell>
          <table:table-cell office:value-type="float" office:value="0.3934527" calcext:value-type="float">
            <text:p>0.3934527</text:p>
          </table:table-cell>
          <table:table-cell office:value-type="float" office:value="0.4041725" calcext:value-type="float">
            <text:p>0.404172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7285E-015" calcext:value-type="float">
            <text:p>1.917285E-15</text:p>
          </table:table-cell>
          <table:table-cell office:value-type="float" office:value="1.962159E-015" calcext:value-type="float">
            <text:p>1.962159E-15</text:p>
          </table:table-cell>
          <table:table-cell office:value-type="float" office:value="1.973823E-015" calcext:value-type="float">
            <text:p>1.973823E-15</text:p>
          </table:table-cell>
          <table:table-cell office:value-type="float" office:value="1.96078E-015" calcext:value-type="float">
            <text:p>1.96078E-15</text:p>
          </table:table-cell>
          <table:table-cell office:value-type="float" office:value="9.749448E-016" calcext:value-type="float">
            <text:p>9.749448E-16</text:p>
          </table:table-cell>
          <table:table-cell office:value-type="float" office:value="9.37627E-016" calcext:value-type="float">
            <text:p>9.37627E-16</text:p>
          </table:table-cell>
          <table:table-cell office:value-type="float" office:value="1.85272E-015" calcext:value-type="float">
            <text:p>1.85272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41805" calcext:value-type="float">
            <text:p>-67.41805</text:p>
          </table:table-cell>
          <table:table-cell office:value-type="float" office:value="-0.3240287" calcext:value-type="float">
            <text:p>-0.3240287</text:p>
          </table:table-cell>
          <table:table-cell office:value-type="float" office:value="-0.6595874" calcext:value-type="float">
            <text:p>-0.6595874</text:p>
          </table:table-cell>
          <table:table-cell office:value-type="float" office:value="-0.572591" calcext:value-type="float">
            <text:p>-0.572591</text:p>
          </table:table-cell>
          <table:table-cell office:value-type="float" office:value="-0.2649647" calcext:value-type="float">
            <text:p>-0.2649647</text:p>
          </table:table-cell>
          <table:table-cell office:value-type="float" office:value="-0.05893474" calcext:value-type="float">
            <text:p>-0.05893474</text:p>
          </table:table-cell>
          <table:table-cell office:value-type="float" office:value="-0.02858438" calcext:value-type="float">
            <text:p>-0.02858438</text:p>
          </table:table-cell>
          <table:table-cell office:value-type="float" office:value="-0.02139998" calcext:value-type="float">
            <text:p>-0.02139998</text:p>
          </table:table-cell>
          <table:table-cell office:value-type="float" office:value="-0.01469099" calcext:value-type="float">
            <text:p>-0.01469099</text:p>
          </table:table-cell>
          <table:table-cell office:value-type="float" office:value="-0.01048595" calcext:value-type="float">
            <text:p>-0.0104859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18549" calcext:value-type="float">
            <text:p>-0.009718549</text:p>
          </table:table-cell>
          <table:table-cell office:value-type="float" office:value="-0.001037347" calcext:value-type="float">
            <text:p>-0.0010373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8306" calcext:value-type="float">
            <text:p>-2.1983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22.9288" calcext:value-type="float">
            <text:p>222.9288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65.712" calcext:value-type="float">
            <text:p>1065.712</text:p>
          </table:table-cell>
          <table:table-cell office:value-type="float" office:value="63.56839" calcext:value-type="float">
            <text:p>63.56839</text:p>
          </table:table-cell>
          <table:table-cell office:value-type="float" office:value="0" calcext:value-type="float">
            <text:p>0</text:p>
          </table:table-cell>
          <table:table-cell office:value-type="float" office:value="0.1123987" calcext:value-type="float">
            <text:p>0.1123987</text:p>
          </table:table-cell>
          <table:table-cell office:value-type="float" office:value="0.1934333" calcext:value-type="float">
            <text:p>0.1934333</text:p>
          </table:table-cell>
          <table:table-cell office:value-type="float" office:value="0.1957217" calcext:value-type="float">
            <text:p>0.1957217</text:p>
          </table:table-cell>
          <table:table-cell office:value-type="float" office:value="0.1988165" calcext:value-type="float">
            <text:p>0.1988165</text:p>
          </table:table-cell>
          <table:table-cell office:value-type="float" office:value="0.2144307" calcext:value-type="float">
            <text:p>0.2144307</text:p>
          </table:table-cell>
          <table:table-cell office:value-type="float" office:value="0.2443721" calcext:value-type="float">
            <text:p>0.2443721</text:p>
          </table:table-cell>
          <table:table-cell office:value-type="float" office:value="0.2685216" calcext:value-type="float">
            <text:p>0.2685216</text:p>
          </table:table-cell>
          <table:table-cell office:value-type="float" office:value="0.3627962" calcext:value-type="float">
            <text:p>0.3627962</text:p>
          </table:table-cell>
          <table:table-cell office:value-type="float" office:value="0.3621691" calcext:value-type="float">
            <text:p>0.3621691</text:p>
          </table:table-cell>
          <table:table-cell office:value-type="float" office:value="0.3758501" calcext:value-type="float">
            <text:p>0.3758501</text:p>
          </table:table-cell>
          <table:table-cell office:value-type="float" office:value="0.3932883" calcext:value-type="float">
            <text:p>0.3932883</text:p>
          </table:table-cell>
          <table:table-cell office:value-type="float" office:value="0.4041609" calcext:value-type="float">
            <text:p>0.40416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831E-015" calcext:value-type="float">
            <text:p>1.917831E-15</text:p>
          </table:table-cell>
          <table:table-cell office:value-type="float" office:value="1.962124E-015" calcext:value-type="float">
            <text:p>1.962124E-15</text:p>
          </table:table-cell>
          <table:table-cell office:value-type="float" office:value="1.973781E-015" calcext:value-type="float">
            <text:p>1.973781E-15</text:p>
          </table:table-cell>
          <table:table-cell office:value-type="float" office:value="1.960754E-015" calcext:value-type="float">
            <text:p>1.960754E-15</text:p>
          </table:table-cell>
          <table:table-cell office:value-type="float" office:value="9.749227E-016" calcext:value-type="float">
            <text:p>9.749227E-16</text:p>
          </table:table-cell>
          <table:table-cell office:value-type="float" office:value="9.376276E-016" calcext:value-type="float">
            <text:p>9.376276E-16</text:p>
          </table:table-cell>
          <table:table-cell office:value-type="float" office:value="1.852719E-015" calcext:value-type="float">
            <text:p>1.852719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60354" calcext:value-type="float">
            <text:p>-72.60354</text:p>
          </table:table-cell>
          <table:table-cell office:value-type="float" office:value="-1.061234" calcext:value-type="float">
            <text:p>-1.061234</text:p>
          </table:table-cell>
          <table:table-cell office:value-type="float" office:value="-0.9684453" calcext:value-type="float">
            <text:p>-0.9684453</text:p>
          </table:table-cell>
          <table:table-cell office:value-type="float" office:value="-0.8586017" calcext:value-type="float">
            <text:p>-0.8586017</text:p>
          </table:table-cell>
          <table:table-cell office:value-type="float" office:value="-0.4802618" calcext:value-type="float">
            <text:p>-0.4802618</text:p>
          </table:table-cell>
          <table:table-cell office:value-type="float" office:value="-0.06679359" calcext:value-type="float">
            <text:p>-0.06679359</text:p>
          </table:table-cell>
          <table:table-cell office:value-type="float" office:value="-0.03174582" calcext:value-type="float">
            <text:p>-0.03174582</text:p>
          </table:table-cell>
          <table:table-cell office:value-type="float" office:value="-0.02328885" calcext:value-type="float">
            <text:p>-0.02328885</text:p>
          </table:table-cell>
          <table:table-cell office:value-type="float" office:value="-0.01543539" calcext:value-type="float">
            <text:p>-0.01543539</text:p>
          </table:table-cell>
          <table:table-cell office:value-type="float" office:value="-0.0107467" calcext:value-type="float">
            <text:p>-0.010746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19689" calcext:value-type="float">
            <text:p>-0.009719689</text:p>
          </table:table-cell>
          <table:table-cell office:value-type="float" office:value="-0.001041768" calcext:value-type="float">
            <text:p>-0.0010417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6934" calcext:value-type="float">
            <text:p>-2.1969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26.3885" calcext:value-type="float">
            <text:p>226.388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62.2" calcext:value-type="float">
            <text:p>1062.2</text:p>
          </table:table-cell>
          <table:table-cell office:value-type="float" office:value="63.62053" calcext:value-type="float">
            <text:p>63.62053</text:p>
          </table:table-cell>
          <table:table-cell office:value-type="float" office:value="0" calcext:value-type="float">
            <text:p>0</text:p>
          </table:table-cell>
          <table:table-cell office:value-type="float" office:value="0.1136014" calcext:value-type="float">
            <text:p>0.1136014</text:p>
          </table:table-cell>
          <table:table-cell office:value-type="float" office:value="0.1820956" calcext:value-type="float">
            <text:p>0.1820956</text:p>
          </table:table-cell>
          <table:table-cell office:value-type="float" office:value="0.1874717" calcext:value-type="float">
            <text:p>0.1874717</text:p>
          </table:table-cell>
          <table:table-cell office:value-type="float" office:value="0.1899143" calcext:value-type="float">
            <text:p>0.1899143</text:p>
          </table:table-cell>
          <table:table-cell office:value-type="float" office:value="0.199523" calcext:value-type="float">
            <text:p>0.199523</text:p>
          </table:table-cell>
          <table:table-cell office:value-type="float" office:value="0.2398453" calcext:value-type="float">
            <text:p>0.2398453</text:p>
          </table:table-cell>
          <table:table-cell office:value-type="float" office:value="0.2648576" calcext:value-type="float">
            <text:p>0.2648576</text:p>
          </table:table-cell>
          <table:table-cell office:value-type="float" office:value="0.3612687" calcext:value-type="float">
            <text:p>0.3612687</text:p>
          </table:table-cell>
          <table:table-cell office:value-type="float" office:value="0.3608907" calcext:value-type="float">
            <text:p>0.3608907</text:p>
          </table:table-cell>
          <table:table-cell office:value-type="float" office:value="0.3751939" calcext:value-type="float">
            <text:p>0.3751939</text:p>
          </table:table-cell>
          <table:table-cell office:value-type="float" office:value="0.3930819" calcext:value-type="float">
            <text:p>0.3930819</text:p>
          </table:table-cell>
          <table:table-cell office:value-type="float" office:value="0.40414" calcext:value-type="float">
            <text:p>0.404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323E-015" calcext:value-type="float">
            <text:p>1.918323E-15</text:p>
          </table:table-cell>
          <table:table-cell office:value-type="float" office:value="1.962093E-015" calcext:value-type="float">
            <text:p>1.962093E-15</text:p>
          </table:table-cell>
          <table:table-cell office:value-type="float" office:value="1.973746E-015" calcext:value-type="float">
            <text:p>1.973746E-15</text:p>
          </table:table-cell>
          <table:table-cell office:value-type="float" office:value="1.960725E-015" calcext:value-type="float">
            <text:p>1.960725E-15</text:p>
          </table:table-cell>
          <table:table-cell office:value-type="float" office:value="9.749055E-016" calcext:value-type="float">
            <text:p>9.749055E-16</text:p>
          </table:table-cell>
          <table:table-cell office:value-type="float" office:value="9.376287E-016" calcext:value-type="float">
            <text:p>9.376287E-16</text:p>
          </table:table-cell>
          <table:table-cell office:value-type="float" office:value="1.852717E-015" calcext:value-type="float">
            <text:p>1.852717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30979" calcext:value-type="float">
            <text:p>-65.30979</text:p>
          </table:table-cell>
          <table:table-cell office:value-type="float" office:value="-1.691595" calcext:value-type="float">
            <text:p>-1.691595</text:p>
          </table:table-cell>
          <table:table-cell office:value-type="float" office:value="-1.349346" calcext:value-type="float">
            <text:p>-1.349346</text:p>
          </table:table-cell>
          <table:table-cell office:value-type="float" office:value="-1.221725" calcext:value-type="float">
            <text:p>-1.221725</text:p>
          </table:table-cell>
          <table:table-cell office:value-type="float" office:value="-0.8372303" calcext:value-type="float">
            <text:p>-0.8372303</text:p>
          </table:table-cell>
          <table:table-cell office:value-type="float" office:value="-0.07704685" calcext:value-type="float">
            <text:p>-0.07704685</text:p>
          </table:table-cell>
          <table:table-cell office:value-type="float" office:value="-0.03521742" calcext:value-type="float">
            <text:p>-0.03521742</text:p>
          </table:table-cell>
          <table:table-cell office:value-type="float" office:value="-0.02550938" calcext:value-type="float">
            <text:p>-0.02550938</text:p>
          </table:table-cell>
          <table:table-cell office:value-type="float" office:value="-0.01636861" calcext:value-type="float">
            <text:p>-0.01636861</text:p>
          </table:table-cell>
          <table:table-cell office:value-type="float" office:value="-0.01107235" calcext:value-type="float">
            <text:p>-0.0110723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18998" calcext:value-type="float">
            <text:p>-0.009718998</text:p>
          </table:table-cell>
          <table:table-cell office:value-type="float" office:value="-0.001045826" calcext:value-type="float">
            <text:p>-0.0010458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5845" calcext:value-type="float">
            <text:p>-2.1958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29.6127" calcext:value-type="float">
            <text:p>229.612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58.918" calcext:value-type="float">
            <text:p>1058.918</text:p>
          </table:table-cell>
          <table:table-cell office:value-type="float" office:value="63.67875" calcext:value-type="float">
            <text:p>63.67875</text:p>
          </table:table-cell>
          <table:table-cell office:value-type="float" office:value="0" calcext:value-type="float">
            <text:p>0</text:p>
          </table:table-cell>
          <table:table-cell office:value-type="float" office:value="0.1117487" calcext:value-type="float">
            <text:p>0.1117487</text:p>
          </table:table-cell>
          <table:table-cell office:value-type="float" office:value="0.178032" calcext:value-type="float">
            <text:p>0.178032</text:p>
          </table:table-cell>
          <table:table-cell office:value-type="float" office:value="0.1814305" calcext:value-type="float">
            <text:p>0.1814305</text:p>
          </table:table-cell>
          <table:table-cell office:value-type="float" office:value="0.1829706" calcext:value-type="float">
            <text:p>0.1829706</text:p>
          </table:table-cell>
          <table:table-cell office:value-type="float" office:value="0.1886406" calcext:value-type="float">
            <text:p>0.1886406</text:p>
          </table:table-cell>
          <table:table-cell office:value-type="float" office:value="0.2341307" calcext:value-type="float">
            <text:p>0.2341307</text:p>
          </table:table-cell>
          <table:table-cell office:value-type="float" office:value="0.2607253" calcext:value-type="float">
            <text:p>0.2607253</text:p>
          </table:table-cell>
          <table:table-cell office:value-type="float" office:value="0.3595459" calcext:value-type="float">
            <text:p>0.3595459</text:p>
          </table:table-cell>
          <table:table-cell office:value-type="float" office:value="0.3594364" calcext:value-type="float">
            <text:p>0.3594364</text:p>
          </table:table-cell>
          <table:table-cell office:value-type="float" office:value="0.37444" calcext:value-type="float">
            <text:p>0.37444</text:p>
          </table:table-cell>
          <table:table-cell office:value-type="float" office:value="0.3926978" calcext:value-type="float">
            <text:p>0.3926978</text:p>
          </table:table-cell>
          <table:table-cell office:value-type="float" office:value="0.4040973" calcext:value-type="float">
            <text:p>0.404097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8824E-015" calcext:value-type="float">
            <text:p>1.918824E-15</text:p>
          </table:table-cell>
          <table:table-cell office:value-type="float" office:value="1.962058E-015" calcext:value-type="float">
            <text:p>1.962058E-15</text:p>
          </table:table-cell>
          <table:table-cell office:value-type="float" office:value="1.973707E-015" calcext:value-type="float">
            <text:p>1.973707E-15</text:p>
          </table:table-cell>
          <table:table-cell office:value-type="float" office:value="1.960705E-015" calcext:value-type="float">
            <text:p>1.960705E-15</text:p>
          </table:table-cell>
          <table:table-cell office:value-type="float" office:value="9.748812E-016" calcext:value-type="float">
            <text:p>9.748812E-16</text:p>
          </table:table-cell>
          <table:table-cell office:value-type="float" office:value="9.376303E-016" calcext:value-type="float">
            <text:p>9.376303E-16</text:p>
          </table:table-cell>
          <table:table-cell office:value-type="float" office:value="1.852715E-015" calcext:value-type="float">
            <text:p>1.852715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19412" calcext:value-type="float">
            <text:p>-73.19412</text:p>
          </table:table-cell>
          <table:table-cell office:value-type="float" office:value="-2.013413" calcext:value-type="float">
            <text:p>-2.013413</text:p>
          </table:table-cell>
          <table:table-cell office:value-type="float" office:value="-1.736938" calcext:value-type="float">
            <text:p>-1.736938</text:p>
          </table:table-cell>
          <table:table-cell office:value-type="float" office:value="-1.627852" calcext:value-type="float">
            <text:p>-1.627852</text:p>
          </table:table-cell>
          <table:table-cell office:value-type="float" office:value="-1.289839" calcext:value-type="float">
            <text:p>-1.289839</text:p>
          </table:table-cell>
          <table:table-cell office:value-type="float" office:value="-0.09263021" calcext:value-type="float">
            <text:p>-0.09263021</text:p>
          </table:table-cell>
          <table:table-cell office:value-type="float" office:value="-0.03939233" calcext:value-type="float">
            <text:p>-0.03939233</text:p>
          </table:table-cell>
          <table:table-cell office:value-type="float" office:value="-0.02828399" calcext:value-type="float">
            <text:p>-0.02828399</text:p>
          </table:table-cell>
          <table:table-cell office:value-type="float" office:value="-0.01750524" calcext:value-type="float">
            <text:p>-0.01750524</text:p>
          </table:table-cell>
          <table:table-cell office:value-type="float" office:value="-0.01145982" calcext:value-type="float">
            <text:p>-0.01145982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716505" calcext:value-type="float">
            <text:p>-0.009716505</text:p>
          </table:table-cell>
          <table:table-cell office:value-type="float" office:value="-0.00104994" calcext:value-type="float">
            <text:p>-0.001049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501" calcext:value-type="float">
            <text:p>-2.195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32.6256" calcext:value-type="float">
            <text:p>232.625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55.842" calcext:value-type="float">
            <text:p>1055.842</text:p>
          </table:table-cell>
          <table:table-cell office:value-type="float" office:value="63.74137" calcext:value-type="float">
            <text:p>63.74137</text:p>
          </table:table-cell>
          <table:table-cell office:value-type="float" office:value="0" calcext:value-type="float">
            <text:p>0</text:p>
          </table:table-cell>
          <table:table-cell office:value-type="float" office:value="0.1113358" calcext:value-type="float">
            <text:p>0.1113358</text:p>
          </table:table-cell>
          <table:table-cell office:value-type="float" office:value="0.1761785" calcext:value-type="float">
            <text:p>0.1761785</text:p>
          </table:table-cell>
          <table:table-cell office:value-type="float" office:value="0.1778842" calcext:value-type="float">
            <text:p>0.1778842</text:p>
          </table:table-cell>
          <table:table-cell office:value-type="float" office:value="0.1787122" calcext:value-type="float">
            <text:p>0.1787122</text:p>
          </table:table-cell>
          <table:table-cell office:value-type="float" office:value="0.182762" calcext:value-type="float">
            <text:p>0.182762</text:p>
          </table:table-cell>
          <table:table-cell office:value-type="float" office:value="0.2272877" calcext:value-type="float">
            <text:p>0.2272877</text:p>
          </table:table-cell>
          <table:table-cell office:value-type="float" office:value="0.2561558" calcext:value-type="float">
            <text:p>0.2561558</text:p>
          </table:table-cell>
          <table:table-cell office:value-type="float" office:value="0.3577888" calcext:value-type="float">
            <text:p>0.3577888</text:p>
          </table:table-cell>
          <table:table-cell office:value-type="float" office:value="0.3578634" calcext:value-type="float">
            <text:p>0.3578634</text:p>
          </table:table-cell>
          <table:table-cell office:value-type="float" office:value="0.3735977" calcext:value-type="float">
            <text:p>0.3735977</text:p>
          </table:table-cell>
          <table:table-cell office:value-type="float" office:value="0.392166" calcext:value-type="float">
            <text:p>0.392166</text:p>
          </table:table-cell>
          <table:table-cell office:value-type="float" office:value="0.4040007" calcext:value-type="float">
            <text:p>0.40400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365E-015" calcext:value-type="float">
            <text:p>1.919365E-15</text:p>
          </table:table-cell>
          <table:table-cell office:value-type="float" office:value="1.962024E-015" calcext:value-type="float">
            <text:p>1.962024E-15</text:p>
          </table:table-cell>
          <table:table-cell office:value-type="float" office:value="1.973664E-015" calcext:value-type="float">
            <text:p>1.973664E-15</text:p>
          </table:table-cell>
          <table:table-cell office:value-type="float" office:value="1.96068E-015" calcext:value-type="float">
            <text:p>1.96068E-15</text:p>
          </table:table-cell>
          <table:table-cell office:value-type="float" office:value="9.748588E-016" calcext:value-type="float">
            <text:p>9.748588E-16</text:p>
          </table:table-cell>
          <table:table-cell office:value-type="float" office:value="9.376303E-016" calcext:value-type="float">
            <text:p>9.376303E-16</text:p>
          </table:table-cell>
          <table:table-cell office:value-type="float" office:value="1.852715E-015" calcext:value-type="float">
            <text:p>1.852715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88198" calcext:value-type="float">
            <text:p>-75.88198</text:p>
          </table:table-cell>
          <table:table-cell office:value-type="float" office:value="-2.182778" calcext:value-type="float">
            <text:p>-2.182778</text:p>
          </table:table-cell>
          <table:table-cell office:value-type="float" office:value="-2.022514" calcext:value-type="float">
            <text:p>-2.022514</text:p>
          </table:table-cell>
          <table:table-cell office:value-type="float" office:value="-1.951877" calcext:value-type="float">
            <text:p>-1.951877</text:p>
          </table:table-cell>
          <table:table-cell office:value-type="float" office:value="-1.646631" calcext:value-type="float">
            <text:p>-1.646631</text:p>
          </table:table-cell>
          <table:table-cell office:value-type="float" office:value="-0.1162259" calcext:value-type="float">
            <text:p>-0.1162259</text:p>
          </table:table-cell>
          <table:table-cell office:value-type="float" office:value="-0.04467583" calcext:value-type="float">
            <text:p>-0.04467583</text:p>
          </table:table-cell>
          <table:table-cell office:value-type="float" office:value="-0.03144427" calcext:value-type="float">
            <text:p>-0.03144427</text:p>
          </table:table-cell>
          <table:table-cell office:value-type="float" office:value="-0.01882809" calcext:value-type="float">
            <text:p>-0.01882809</text:p>
          </table:table-cell>
          <table:table-cell office:value-type="float" office:value="-0.01190958" calcext:value-type="float">
            <text:p>-0.0119095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2750334" calcext:value-type="float">
            <text:p>-0.02750334</text:p>
          </table:table-cell>
          <table:table-cell office:value-type="float" office:value="-0.001041085" calcext:value-type="float">
            <text:p>-0.0010410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448" calcext:value-type="float">
            <text:p>-2.1944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35.3744" calcext:value-type="float">
            <text:p>235.3744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53.028" calcext:value-type="float">
            <text:p>1053.028</text:p>
          </table:table-cell>
          <table:table-cell office:value-type="float" office:value="63.80647" calcext:value-type="float">
            <text:p>63.80647</text:p>
          </table:table-cell>
          <table:table-cell office:value-type="float" office:value="0" calcext:value-type="float">
            <text:p>0</text:p>
          </table:table-cell>
          <table:table-cell office:value-type="float" office:value="0.1135692" calcext:value-type="float">
            <text:p>0.1135692</text:p>
          </table:table-cell>
          <table:table-cell office:value-type="float" office:value="0.1757096" calcext:value-type="float">
            <text:p>0.1757096</text:p>
          </table:table-cell>
          <table:table-cell office:value-type="float" office:value="0.1763145" calcext:value-type="float">
            <text:p>0.1763145</text:p>
          </table:table-cell>
          <table:table-cell office:value-type="float" office:value="0.1767653" calcext:value-type="float">
            <text:p>0.1767653</text:p>
          </table:table-cell>
          <table:table-cell office:value-type="float" office:value="0.1801708" calcext:value-type="float">
            <text:p>0.1801708</text:p>
          </table:table-cell>
          <table:table-cell office:value-type="float" office:value="0.2201103" calcext:value-type="float">
            <text:p>0.2201103</text:p>
          </table:table-cell>
          <table:table-cell office:value-type="float" office:value="0.2516266" calcext:value-type="float">
            <text:p>0.2516266</text:p>
          </table:table-cell>
          <table:table-cell office:value-type="float" office:value="0.3560703" calcext:value-type="float">
            <text:p>0.3560703</text:p>
          </table:table-cell>
          <table:table-cell office:value-type="float" office:value="0.3561471" calcext:value-type="float">
            <text:p>0.3561471</text:p>
          </table:table-cell>
          <table:table-cell office:value-type="float" office:value="0.3726913" calcext:value-type="float">
            <text:p>0.3726913</text:p>
          </table:table-cell>
          <table:table-cell office:value-type="float" office:value="0.3915344" calcext:value-type="float">
            <text:p>0.3915344</text:p>
          </table:table-cell>
          <table:table-cell office:value-type="float" office:value="0.4038675" calcext:value-type="float">
            <text:p>0.40386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905E-015" calcext:value-type="float">
            <text:p>1.919905E-15</text:p>
          </table:table-cell>
          <table:table-cell office:value-type="float" office:value="1.961991E-015" calcext:value-type="float">
            <text:p>1.961991E-15</text:p>
          </table:table-cell>
          <table:table-cell office:value-type="float" office:value="1.973622E-015" calcext:value-type="float">
            <text:p>1.973622E-15</text:p>
          </table:table-cell>
          <table:table-cell office:value-type="float" office:value="1.960651E-015" calcext:value-type="float">
            <text:p>1.960651E-15</text:p>
          </table:table-cell>
          <table:table-cell office:value-type="float" office:value="9.748403E-016" calcext:value-type="float">
            <text:p>9.748403E-16</text:p>
          </table:table-cell>
          <table:table-cell office:value-type="float" office:value="9.37632E-016" calcext:value-type="float">
            <text:p>9.37632E-16</text:p>
          </table:table-cell>
          <table:table-cell office:value-type="float" office:value="1.852713E-015" calcext:value-type="float">
            <text:p>1.85271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2141" calcext:value-type="float">
            <text:p>-66.2141</text:p>
          </table:table-cell>
          <table:table-cell office:value-type="float" office:value="-2.228561" calcext:value-type="float">
            <text:p>-2.228561</text:p>
          </table:table-cell>
          <table:table-cell office:value-type="float" office:value="-2.165872" calcext:value-type="float">
            <text:p>-2.165872</text:p>
          </table:table-cell>
          <table:table-cell office:value-type="float" office:value="-2.124136" calcext:value-type="float">
            <text:p>-2.124136</text:p>
          </table:table-cell>
          <table:table-cell office:value-type="float" office:value="-1.837728" calcext:value-type="float">
            <text:p>-1.837728</text:p>
          </table:table-cell>
          <table:table-cell office:value-type="float" office:value="-0.1485904" calcext:value-type="float">
            <text:p>-0.1485904</text:p>
          </table:table-cell>
          <table:table-cell office:value-type="float" office:value="-0.05074529" calcext:value-type="float">
            <text:p>-0.05074529</text:p>
          </table:table-cell>
          <table:table-cell office:value-type="float" office:value="-0.03375493" calcext:value-type="float">
            <text:p>-0.03375493</text:p>
          </table:table-cell>
          <table:table-cell office:value-type="float" office:value="-0.02039481" calcext:value-type="float">
            <text:p>-0.02039481</text:p>
          </table:table-cell>
          <table:table-cell office:value-type="float" office:value="-0.01241484" calcext:value-type="float">
            <text:p>-0.01241484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2441088" calcext:value-type="float">
            <text:p>-0.02441088</text:p>
          </table:table-cell>
          <table:table-cell office:value-type="float" office:value="-0.00104585" calcext:value-type="float">
            <text:p>-0.001045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218" calcext:value-type="float">
            <text:p>-2.1942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37.95" calcext:value-type="float">
            <text:p>237.9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50.387" calcext:value-type="float">
            <text:p>1050.387</text:p>
          </table:table-cell>
          <table:table-cell office:value-type="float" office:value="63.87199" calcext:value-type="float">
            <text:p>63.87199</text:p>
          </table:table-cell>
          <table:table-cell office:value-type="float" office:value="0" calcext:value-type="float">
            <text:p>0</text:p>
          </table:table-cell>
          <table:table-cell office:value-type="float" office:value="0.1077864" calcext:value-type="float">
            <text:p>0.1077864</text:p>
          </table:table-cell>
          <table:table-cell office:value-type="float" office:value="0.176149" calcext:value-type="float">
            <text:p>0.176149</text:p>
          </table:table-cell>
          <table:table-cell office:value-type="float" office:value="0.1762653" calcext:value-type="float">
            <text:p>0.1762653</text:p>
          </table:table-cell>
          <table:table-cell office:value-type="float" office:value="0.1765706" calcext:value-type="float">
            <text:p>0.1765706</text:p>
          </table:table-cell>
          <table:table-cell office:value-type="float" office:value="0.1799159" calcext:value-type="float">
            <text:p>0.1799159</text:p>
          </table:table-cell>
          <table:table-cell office:value-type="float" office:value="0.2128645" calcext:value-type="float">
            <text:p>0.2128645</text:p>
          </table:table-cell>
          <table:table-cell office:value-type="float" office:value="0.2477151" calcext:value-type="float">
            <text:p>0.2477151</text:p>
          </table:table-cell>
          <table:table-cell office:value-type="float" office:value="0.3540589" calcext:value-type="float">
            <text:p>0.3540589</text:p>
          </table:table-cell>
          <table:table-cell office:value-type="float" office:value="0.3546059" calcext:value-type="float">
            <text:p>0.3546059</text:p>
          </table:table-cell>
          <table:table-cell office:value-type="float" office:value="0.3718182" calcext:value-type="float">
            <text:p>0.3718182</text:p>
          </table:table-cell>
          <table:table-cell office:value-type="float" office:value="0.390866" calcext:value-type="float">
            <text:p>0.390866</text:p>
          </table:table-cell>
          <table:table-cell office:value-type="float" office:value="0.4037037" calcext:value-type="float">
            <text:p>0.40370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39E-015" calcext:value-type="float">
            <text:p>1.92039E-15</text:p>
          </table:table-cell>
          <table:table-cell office:value-type="float" office:value="1.96196E-015" calcext:value-type="float">
            <text:p>1.96196E-15</text:p>
          </table:table-cell>
          <table:table-cell office:value-type="float" office:value="1.973588E-015" calcext:value-type="float">
            <text:p>1.973588E-15</text:p>
          </table:table-cell>
          <table:table-cell office:value-type="float" office:value="1.960624E-015" calcext:value-type="float">
            <text:p>1.960624E-15</text:p>
          </table:table-cell>
          <table:table-cell office:value-type="float" office:value="9.748204E-016" calcext:value-type="float">
            <text:p>9.748204E-16</text:p>
          </table:table-cell>
          <table:table-cell office:value-type="float" office:value="9.376357E-016" calcext:value-type="float">
            <text:p>9.376357E-16</text:p>
          </table:table-cell>
          <table:table-cell office:value-type="float" office:value="1.852707E-015" calcext:value-type="float">
            <text:p>1.852707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48923" calcext:value-type="float">
            <text:p>-97.48923</text:p>
          </table:table-cell>
          <table:table-cell office:value-type="float" office:value="-2.185793" calcext:value-type="float">
            <text:p>-2.185793</text:p>
          </table:table-cell>
          <table:table-cell office:value-type="float" office:value="-2.170528" calcext:value-type="float">
            <text:p>-2.170528</text:p>
          </table:table-cell>
          <table:table-cell office:value-type="float" office:value="-2.142251" calcext:value-type="float">
            <text:p>-2.142251</text:p>
          </table:table-cell>
          <table:table-cell office:value-type="float" office:value="-1.85768" calcext:value-type="float">
            <text:p>-1.85768</text:p>
          </table:table-cell>
          <table:table-cell office:value-type="float" office:value="-0.1919866" calcext:value-type="float">
            <text:p>-0.1919866</text:p>
          </table:table-cell>
          <table:table-cell office:value-type="float" office:value="-0.0567293" calcext:value-type="float">
            <text:p>-0.0567293</text:p>
          </table:table-cell>
          <table:table-cell office:value-type="float" office:value="-0.03547051" calcext:value-type="float">
            <text:p>-0.03547051</text:p>
          </table:table-cell>
          <table:table-cell office:value-type="float" office:value="-0.02192192" calcext:value-type="float">
            <text:p>-0.02192192</text:p>
          </table:table-cell>
          <table:table-cell office:value-type="float" office:value="-0.01292324" calcext:value-type="float">
            <text:p>-0.01292324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2113245" calcext:value-type="float">
            <text:p>-0.02113245</text:p>
          </table:table-cell>
          <table:table-cell office:value-type="float" office:value="-0.00105049" calcext:value-type="float">
            <text:p>-0.001050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314" calcext:value-type="float">
            <text:p>-2.1943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40.9364" calcext:value-type="float">
            <text:p>240.9364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47.337" calcext:value-type="float">
            <text:p>1047.337</text:p>
          </table:table-cell>
          <table:table-cell office:value-type="float" office:value="63.93572" calcext:value-type="float">
            <text:p>63.93572</text:p>
          </table:table-cell>
          <table:table-cell office:value-type="float" office:value="0" calcext:value-type="float">
            <text:p>0</text:p>
          </table:table-cell>
          <table:table-cell office:value-type="float" office:value="0.1091216" calcext:value-type="float">
            <text:p>0.1091216</text:p>
          </table:table-cell>
          <table:table-cell office:value-type="float" office:value="0.1750337" calcext:value-type="float">
            <text:p>0.1750337</text:p>
          </table:table-cell>
          <table:table-cell office:value-type="float" office:value="0.175251" calcext:value-type="float">
            <text:p>0.175251</text:p>
          </table:table-cell>
          <table:table-cell office:value-type="float" office:value="0.1754815" calcext:value-type="float">
            <text:p>0.1754815</text:p>
          </table:table-cell>
          <table:table-cell office:value-type="float" office:value="0.1782835" calcext:value-type="float">
            <text:p>0.1782835</text:p>
          </table:table-cell>
          <table:table-cell office:value-type="float" office:value="0.2051207" calcext:value-type="float">
            <text:p>0.2051207</text:p>
          </table:table-cell>
          <table:table-cell office:value-type="float" office:value="0.24336" calcext:value-type="float">
            <text:p>0.24336</text:p>
          </table:table-cell>
          <table:table-cell office:value-type="float" office:value="0.3517959" calcext:value-type="float">
            <text:p>0.3517959</text:p>
          </table:table-cell>
          <table:table-cell office:value-type="float" office:value="0.3530328" calcext:value-type="float">
            <text:p>0.3530328</text:p>
          </table:table-cell>
          <table:table-cell office:value-type="float" office:value="0.370845" calcext:value-type="float">
            <text:p>0.370845</text:p>
          </table:table-cell>
          <table:table-cell office:value-type="float" office:value="0.39013" calcext:value-type="float">
            <text:p>0.39013</text:p>
          </table:table-cell>
          <table:table-cell office:value-type="float" office:value="0.4034305" calcext:value-type="float">
            <text:p>0.40343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935E-015" calcext:value-type="float">
            <text:p>1.920935E-15</text:p>
          </table:table-cell>
          <table:table-cell office:value-type="float" office:value="1.961926E-015" calcext:value-type="float">
            <text:p>1.961926E-15</text:p>
          </table:table-cell>
          <table:table-cell office:value-type="float" office:value="1.973545E-015" calcext:value-type="float">
            <text:p>1.973545E-15</text:p>
          </table:table-cell>
          <table:table-cell office:value-type="float" office:value="1.960595E-015" calcext:value-type="float">
            <text:p>1.960595E-15</text:p>
          </table:table-cell>
          <table:table-cell office:value-type="float" office:value="9.748018E-016" calcext:value-type="float">
            <text:p>9.748018E-16</text:p>
          </table:table-cell>
          <table:table-cell office:value-type="float" office:value="9.376391E-016" calcext:value-type="float">
            <text:p>9.376391E-16</text:p>
          </table:table-cell>
          <table:table-cell office:value-type="float" office:value="1.852703E-015" calcext:value-type="float">
            <text:p>1.85270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25524" calcext:value-type="float">
            <text:p>-90.25524</text:p>
          </table:table-cell>
          <table:table-cell office:value-type="float" office:value="-2.295783" calcext:value-type="float">
            <text:p>-2.295783</text:p>
          </table:table-cell>
          <table:table-cell office:value-type="float" office:value="-2.269421" calcext:value-type="float">
            <text:p>-2.269421</text:p>
          </table:table-cell>
          <table:table-cell office:value-type="float" office:value="-2.247022" calcext:value-type="float">
            <text:p>-2.247022</text:p>
          </table:table-cell>
          <table:table-cell office:value-type="float" office:value="-1.992983" calcext:value-type="float">
            <text:p>-1.992983</text:p>
          </table:table-cell>
          <table:table-cell office:value-type="float" office:value="-0.2549592" calcext:value-type="float">
            <text:p>-0.2549592</text:p>
          </table:table-cell>
          <table:table-cell office:value-type="float" office:value="-0.06437848" calcext:value-type="float">
            <text:p>-0.06437848</text:p>
          </table:table-cell>
          <table:table-cell office:value-type="float" office:value="-0.03752133" calcext:value-type="float">
            <text:p>-0.03752133</text:p>
          </table:table-cell>
          <table:table-cell office:value-type="float" office:value="-0.02360452" calcext:value-type="float">
            <text:p>-0.02360452</text:p>
          </table:table-cell>
          <table:table-cell office:value-type="float" office:value="-0.01351566" calcext:value-type="float">
            <text:p>-0.0135156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3005699" calcext:value-type="float">
            <text:p>-0.3005699</text:p>
          </table:table-cell>
          <table:table-cell office:value-type="float" office:value="-0.0009717774" calcext:value-type="float">
            <text:p>-0.00097177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4809" calcext:value-type="float">
            <text:p>-2.1948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43.2435" calcext:value-type="float">
            <text:p>243.243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44.97" calcext:value-type="float">
            <text:p>1044.97</text:p>
          </table:table-cell>
          <table:table-cell office:value-type="float" office:value="63.99467" calcext:value-type="float">
            <text:p>63.99467</text:p>
          </table:table-cell>
          <table:table-cell office:value-type="float" office:value="0" calcext:value-type="float">
            <text:p>0</text:p>
          </table:table-cell>
          <table:table-cell office:value-type="float" office:value="0.1181061" calcext:value-type="float">
            <text:p>0.1181061</text:p>
          </table:table-cell>
          <table:table-cell office:value-type="float" office:value="0.1763958" calcext:value-type="float">
            <text:p>0.1763958</text:p>
          </table:table-cell>
          <table:table-cell office:value-type="float" office:value="0.176063" calcext:value-type="float">
            <text:p>0.176063</text:p>
          </table:table-cell>
          <table:table-cell office:value-type="float" office:value="0.176264" calcext:value-type="float">
            <text:p>0.176264</text:p>
          </table:table-cell>
          <table:table-cell office:value-type="float" office:value="0.1791809" calcext:value-type="float">
            <text:p>0.1791809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0.239638" calcext:value-type="float">
            <text:p>0.239638</text:p>
          </table:table-cell>
          <table:table-cell office:value-type="float" office:value="0.3496723" calcext:value-type="float">
            <text:p>0.3496723</text:p>
          </table:table-cell>
          <table:table-cell office:value-type="float" office:value="0.3516463" calcext:value-type="float">
            <text:p>0.3516463</text:p>
          </table:table-cell>
          <table:table-cell office:value-type="float" office:value="0.3698933" calcext:value-type="float">
            <text:p>0.3698933</text:p>
          </table:table-cell>
          <table:table-cell office:value-type="float" office:value="0.3894408" calcext:value-type="float">
            <text:p>0.3894408</text:p>
          </table:table-cell>
          <table:table-cell office:value-type="float" office:value="0.4030858" calcext:value-type="float">
            <text:p>0.403085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21452E-015" calcext:value-type="float">
            <text:p>1.921452E-15</text:p>
          </table:table-cell>
          <table:table-cell office:value-type="float" office:value="1.961896E-015" calcext:value-type="float">
            <text:p>1.961896E-15</text:p>
          </table:table-cell>
          <table:table-cell office:value-type="float" office:value="1.973504E-015" calcext:value-type="float">
            <text:p>1.973504E-15</text:p>
          </table:table-cell>
          <table:table-cell office:value-type="float" office:value="1.960567E-015" calcext:value-type="float">
            <text:p>1.960567E-15</text:p>
          </table:table-cell>
          <table:table-cell office:value-type="float" office:value="9.747837E-016" calcext:value-type="float">
            <text:p>9.747837E-16</text:p>
          </table:table-cell>
          <table:table-cell office:value-type="float" office:value="9.376428E-016" calcext:value-type="float">
            <text:p>9.376428E-16</text:p>
          </table:table-cell>
          <table:table-cell office:value-type="float" office:value="1.852698E-015" calcext:value-type="float">
            <text:p>1.852698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43191" calcext:value-type="float">
            <text:p>-48.43191</text:p>
          </table:table-cell>
          <table:table-cell office:value-type="float" office:value="-2.162468" calcext:value-type="float">
            <text:p>-2.162468</text:p>
          </table:table-cell>
          <table:table-cell office:value-type="float" office:value="-2.190173" calcext:value-type="float">
            <text:p>-2.190173</text:p>
          </table:table-cell>
          <table:table-cell office:value-type="float" office:value="-2.171427" calcext:value-type="float">
            <text:p>-2.171427</text:p>
          </table:table-cell>
          <table:table-cell office:value-type="float" office:value="-1.91686" calcext:value-type="float">
            <text:p>-1.91686</text:p>
          </table:table-cell>
          <table:table-cell office:value-type="float" office:value="-0.3285057" calcext:value-type="float">
            <text:p>-0.3285057</text:p>
          </table:table-cell>
          <table:table-cell office:value-type="float" office:value="-0.07184681" calcext:value-type="float">
            <text:p>-0.07184681</text:p>
          </table:table-cell>
          <table:table-cell office:value-type="float" office:value="-0.03956663" calcext:value-type="float">
            <text:p>-0.03956663</text:p>
          </table:table-cell>
          <table:table-cell office:value-type="float" office:value="-0.02520305" calcext:value-type="float">
            <text:p>-0.02520305</text:p>
          </table:table-cell>
          <table:table-cell office:value-type="float" office:value="-0.01412381" calcext:value-type="float">
            <text:p>-0.0141238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2948869" calcext:value-type="float">
            <text:p>-0.2948869</text:p>
          </table:table-cell>
          <table:table-cell office:value-type="float" office:value="-0.0009752071" calcext:value-type="float">
            <text:p>-0.00097520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5833" calcext:value-type="float">
            <text:p>-2.1958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45.4801" calcext:value-type="float">
            <text:p>245.480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42.683" calcext:value-type="float">
            <text:p>1042.683</text:p>
          </table:table-cell>
          <table:table-cell office:value-type="float" office:value="64.04545" calcext:value-type="float">
            <text:p>64.04545</text:p>
          </table:table-cell>
          <table:table-cell office:value-type="float" office:value="0" calcext:value-type="float">
            <text:p>0</text:p>
          </table:table-cell>
          <table:table-cell office:value-type="float" office:value="0.1192891" calcext:value-type="float">
            <text:p>0.1192891</text:p>
          </table:table-cell>
          <table:table-cell office:value-type="float" office:value="0.1771125" calcext:value-type="float">
            <text:p>0.1771125</text:p>
          </table:table-cell>
          <table:table-cell office:value-type="float" office:value="0.1768433" calcext:value-type="float">
            <text:p>0.1768433</text:p>
          </table:table-cell>
          <table:table-cell office:value-type="float" office:value="0.1770286" calcext:value-type="float">
            <text:p>0.1770286</text:p>
          </table:table-cell>
          <table:table-cell office:value-type="float" office:value="0.1796746" calcext:value-type="float">
            <text:p>0.1796746</text:p>
          </table:table-cell>
          <table:table-cell office:value-type="float" office:value="0.1928384" calcext:value-type="float">
            <text:p>0.1928384</text:p>
          </table:table-cell>
          <table:table-cell office:value-type="float" office:value="0.2362272" calcext:value-type="float">
            <text:p>0.2362272</text:p>
          </table:table-cell>
          <table:table-cell office:value-type="float" office:value="0.3475845" calcext:value-type="float">
            <text:p>0.3475845</text:p>
          </table:table-cell>
          <table:table-cell office:value-type="float" office:value="0.3504049" calcext:value-type="float">
            <text:p>0.3504049</text:p>
          </table:table-cell>
          <table:table-cell office:value-type="float" office:value="0.3690621" calcext:value-type="float">
            <text:p>0.3690621</text:p>
          </table:table-cell>
          <table:table-cell office:value-type="float" office:value="0.3887925" calcext:value-type="float">
            <text:p>0.3887925</text:p>
          </table:table-cell>
          <table:table-cell office:value-type="float" office:value="0.4027198" calcext:value-type="float">
            <text:p>0.40271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919E-015" calcext:value-type="float">
            <text:p>1.921919E-15</text:p>
          </table:table-cell>
          <table:table-cell office:value-type="float" office:value="1.961866E-015" calcext:value-type="float">
            <text:p>1.961866E-15</text:p>
          </table:table-cell>
          <table:table-cell office:value-type="float" office:value="1.973473E-015" calcext:value-type="float">
            <text:p>1.973473E-15</text:p>
          </table:table-cell>
          <table:table-cell office:value-type="float" office:value="1.960542E-015" calcext:value-type="float">
            <text:p>1.960542E-15</text:p>
          </table:table-cell>
          <table:table-cell office:value-type="float" office:value="9.747621E-016" calcext:value-type="float">
            <text:p>9.747621E-16</text:p>
          </table:table-cell>
          <table:table-cell office:value-type="float" office:value="9.376446E-016" calcext:value-type="float">
            <text:p>9.376446E-16</text:p>
          </table:table-cell>
          <table:table-cell office:value-type="float" office:value="1.852695E-015" calcext:value-type="float">
            <text:p>1.852695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2338" calcext:value-type="float">
            <text:p>-44.92338</text:p>
          </table:table-cell>
          <table:table-cell office:value-type="float" office:value="-2.095808" calcext:value-type="float">
            <text:p>-2.095808</text:p>
          </table:table-cell>
          <table:table-cell office:value-type="float" office:value="-2.116757" calcext:value-type="float">
            <text:p>-2.116757</text:p>
          </table:table-cell>
          <table:table-cell office:value-type="float" office:value="-2.100144" calcext:value-type="float">
            <text:p>-2.100144</text:p>
          </table:table-cell>
          <table:table-cell office:value-type="float" office:value="-1.876165" calcext:value-type="float">
            <text:p>-1.876165</text:p>
          </table:table-cell>
          <table:table-cell office:value-type="float" office:value="-0.4092714" calcext:value-type="float">
            <text:p>-0.4092714</text:p>
          </table:table-cell>
          <table:table-cell office:value-type="float" office:value="-0.07956423" calcext:value-type="float">
            <text:p>-0.07956423</text:p>
          </table:table-cell>
          <table:table-cell office:value-type="float" office:value="-0.04170114" calcext:value-type="float">
            <text:p>-0.04170114</text:p>
          </table:table-cell>
          <table:table-cell office:value-type="float" office:value="-0.02672997" calcext:value-type="float">
            <text:p>-0.02672997</text:p>
          </table:table-cell>
          <table:table-cell office:value-type="float" office:value="-0.01467803" calcext:value-type="float">
            <text:p>-0.0146780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2805449" calcext:value-type="float">
            <text:p>-0.2805449</text:p>
          </table:table-cell>
          <table:table-cell office:value-type="float" office:value="-0.0009797445" calcext:value-type="float">
            <text:p>-0.00097974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7378" calcext:value-type="float">
            <text:p>-2.1973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48.0537" calcext:value-type="float">
            <text:p>248.053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40.07" calcext:value-type="float">
            <text:p>1040.07</text:p>
          </table:table-cell>
          <table:table-cell office:value-type="float" office:value="64.08484" calcext:value-type="float">
            <text:p>64.08484</text:p>
          </table:table-cell>
          <table:table-cell office:value-type="float" office:value="0" calcext:value-type="float">
            <text:p>0</text:p>
          </table:table-cell>
          <table:table-cell office:value-type="float" office:value="0.1104676" calcext:value-type="float">
            <text:p>0.1104676</text:p>
          </table:table-cell>
          <table:table-cell office:value-type="float" office:value="0.1768434" calcext:value-type="float">
            <text:p>0.1768434</text:p>
          </table:table-cell>
          <table:table-cell office:value-type="float" office:value="0.1767295" calcext:value-type="float">
            <text:p>0.1767295</text:p>
          </table:table-cell>
          <table:table-cell office:value-type="float" office:value="0.1769096" calcext:value-type="float">
            <text:p>0.1769096</text:p>
          </table:table-cell>
          <table:table-cell office:value-type="float" office:value="0.1791429" calcext:value-type="float">
            <text:p>0.1791429</text:p>
          </table:table-cell>
          <table:table-cell office:value-type="float" office:value="0.187587" calcext:value-type="float">
            <text:p>0.187587</text:p>
          </table:table-cell>
          <table:table-cell office:value-type="float" office:value="0.2323181" calcext:value-type="float">
            <text:p>0.2323181</text:p>
          </table:table-cell>
          <table:table-cell office:value-type="float" office:value="0.345497" calcext:value-type="float">
            <text:p>0.345497</text:p>
          </table:table-cell>
          <table:table-cell office:value-type="float" office:value="0.3491458" calcext:value-type="float">
            <text:p>0.3491458</text:p>
          </table:table-cell>
          <table:table-cell office:value-type="float" office:value="0.3681834" calcext:value-type="float">
            <text:p>0.3681834</text:p>
          </table:table-cell>
          <table:table-cell office:value-type="float" office:value="0.388172" calcext:value-type="float">
            <text:p>0.388172</text:p>
          </table:table-cell>
          <table:table-cell office:value-type="float" office:value="0.4023328" calcext:value-type="float">
            <text:p>0.40233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398E-015" calcext:value-type="float">
            <text:p>1.922398E-15</text:p>
          </table:table-cell>
          <table:table-cell office:value-type="float" office:value="1.961834E-015" calcext:value-type="float">
            <text:p>1.961834E-15</text:p>
          </table:table-cell>
          <table:table-cell office:value-type="float" office:value="1.973443E-015" calcext:value-type="float">
            <text:p>1.973443E-15</text:p>
          </table:table-cell>
          <table:table-cell office:value-type="float" office:value="1.960517E-015" calcext:value-type="float">
            <text:p>1.960517E-15</text:p>
          </table:table-cell>
          <table:table-cell office:value-type="float" office:value="9.747379E-016" calcext:value-type="float">
            <text:p>9.747379E-16</text:p>
          </table:table-cell>
          <table:table-cell office:value-type="float" office:value="9.37645E-016" calcext:value-type="float">
            <text:p>9.37645E-16</text:p>
          </table:table-cell>
          <table:table-cell office:value-type="float" office:value="1.852695E-015" calcext:value-type="float">
            <text:p>1.852695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67815" calcext:value-type="float">
            <text:p>-84.67815</text:p>
          </table:table-cell>
          <table:table-cell office:value-type="float" office:value="-2.120648" calcext:value-type="float">
            <text:p>-2.120648</text:p>
          </table:table-cell>
          <table:table-cell office:value-type="float" office:value="-2.127287" calcext:value-type="float">
            <text:p>-2.127287</text:p>
          </table:table-cell>
          <table:table-cell office:value-type="float" office:value="-2.111043" calcext:value-type="float">
            <text:p>-2.111043</text:p>
          </table:table-cell>
          <table:table-cell office:value-type="float" office:value="-1.919223" calcext:value-type="float">
            <text:p>-1.919223</text:p>
          </table:table-cell>
          <table:table-cell office:value-type="float" office:value="-0.5056902" calcext:value-type="float">
            <text:p>-0.5056902</text:p>
          </table:table-cell>
          <table:table-cell office:value-type="float" office:value="-0.08959152" calcext:value-type="float">
            <text:p>-0.08959152</text:p>
          </table:table-cell>
          <table:table-cell office:value-type="float" office:value="-0.0439628" calcext:value-type="float">
            <text:p>-0.0439628</text:p>
          </table:table-cell>
          <table:table-cell office:value-type="float" office:value="-0.02837886" calcext:value-type="float">
            <text:p>-0.02837886</text:p>
          </table:table-cell>
          <table:table-cell office:value-type="float" office:value="-0.01528879" calcext:value-type="float">
            <text:p>-0.0152887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546731" calcext:value-type="float">
            <text:p>-0.546731</text:p>
          </table:table-cell>
          <table:table-cell office:value-type="float" office:value="-0.0009498035" calcext:value-type="float">
            <text:p>-0.00094980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9421" calcext:value-type="float">
            <text:p>-2.1994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50.3269" calcext:value-type="float">
            <text:p>250.326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37.769" calcext:value-type="float">
            <text:p>1037.769</text:p>
          </table:table-cell>
          <table:table-cell office:value-type="float" office:value="64.11217" calcext:value-type="float">
            <text:p>64.11217</text:p>
          </table:table-cell>
          <table:table-cell office:value-type="float" office:value="0" calcext:value-type="float">
            <text:p>0</text:p>
          </table:table-cell>
          <table:table-cell office:value-type="float" office:value="0.1129205" calcext:value-type="float">
            <text:p>0.1129205</text:p>
          </table:table-cell>
          <table:table-cell office:value-type="float" office:value="0.1780341" calcext:value-type="float">
            <text:p>0.1780341</text:p>
          </table:table-cell>
          <table:table-cell office:value-type="float" office:value="0.1776014" calcext:value-type="float">
            <text:p>0.1776014</text:p>
          </table:table-cell>
          <table:table-cell office:value-type="float" office:value="0.1777285" calcext:value-type="float">
            <text:p>0.1777285</text:p>
          </table:table-cell>
          <table:table-cell office:value-type="float" office:value="0.1795415" calcext:value-type="float">
            <text:p>0.1795415</text:p>
          </table:table-cell>
          <table:table-cell office:value-type="float" office:value="0.1828589" calcext:value-type="float">
            <text:p>0.1828589</text:p>
          </table:table-cell>
          <table:table-cell office:value-type="float" office:value="0.228098" calcext:value-type="float">
            <text:p>0.228098</text:p>
          </table:table-cell>
          <table:table-cell office:value-type="float" office:value="0.3434218" calcext:value-type="float">
            <text:p>0.3434218</text:p>
          </table:table-cell>
          <table:table-cell office:value-type="float" office:value="0.3478878" calcext:value-type="float">
            <text:p>0.3478878</text:p>
          </table:table-cell>
          <table:table-cell office:value-type="float" office:value="0.3672593" calcext:value-type="float">
            <text:p>0.3672593</text:p>
          </table:table-cell>
          <table:table-cell office:value-type="float" office:value="0.3875421" calcext:value-type="float">
            <text:p>0.3875421</text:p>
          </table:table-cell>
          <table:table-cell office:value-type="float" office:value="0.4019706" calcext:value-type="float">
            <text:p>0.40197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3949E-015" calcext:value-type="float">
            <text:p>1.83949E-15</text:p>
          </table:table-cell>
          <table:table-cell office:value-type="float" office:value="1.961804E-015" calcext:value-type="float">
            <text:p>1.961804E-15</text:p>
          </table:table-cell>
          <table:table-cell office:value-type="float" office:value="1.973417E-015" calcext:value-type="float">
            <text:p>1.973417E-15</text:p>
          </table:table-cell>
          <table:table-cell office:value-type="float" office:value="1.960493E-015" calcext:value-type="float">
            <text:p>1.960493E-15</text:p>
          </table:table-cell>
          <table:table-cell office:value-type="float" office:value="9.747171E-016" calcext:value-type="float">
            <text:p>9.747171E-16</text:p>
          </table:table-cell>
          <table:table-cell office:value-type="float" office:value="9.376472E-016" calcext:value-type="float">
            <text:p>9.376472E-16</text:p>
          </table:table-cell>
          <table:table-cell office:value-type="float" office:value="1.852691E-015" calcext:value-type="float">
            <text:p>1.852691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73857" calcext:value-type="float">
            <text:p>-68.73857</text:p>
          </table:table-cell>
          <table:table-cell office:value-type="float" office:value="-2.013493" calcext:value-type="float">
            <text:p>-2.013493</text:p>
          </table:table-cell>
          <table:table-cell office:value-type="float" office:value="-2.048095" calcext:value-type="float">
            <text:p>-2.048095</text:p>
          </table:table-cell>
          <table:table-cell office:value-type="float" office:value="-2.037174" calcext:value-type="float">
            <text:p>-2.037174</text:p>
          </table:table-cell>
          <table:table-cell office:value-type="float" office:value="-1.886214" calcext:value-type="float">
            <text:p>-1.886214</text:p>
          </table:table-cell>
          <table:table-cell office:value-type="float" office:value="-0.6150306" calcext:value-type="float">
            <text:p>-0.6150306</text:p>
          </table:table-cell>
          <table:table-cell office:value-type="float" office:value="-0.102085" calcext:value-type="float">
            <text:p>-0.102085</text:p>
          </table:table-cell>
          <table:table-cell office:value-type="float" office:value="-0.04634877" calcext:value-type="float">
            <text:p>-0.04634877</text:p>
          </table:table-cell>
          <table:table-cell office:value-type="float" office:value="-0.03013483" calcext:value-type="float">
            <text:p>-0.03013483</text:p>
          </table:table-cell>
          <table:table-cell office:value-type="float" office:value="-0.01596029" calcext:value-type="float">
            <text:p>-0.0159602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5260602" calcext:value-type="float">
            <text:p>-0.5260602</text:p>
          </table:table-cell>
          <table:table-cell office:value-type="float" office:value="-0.0009540024" calcext:value-type="float">
            <text:p>-0.00095400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1927" calcext:value-type="float">
            <text:p>-2.2019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52.6577" calcext:value-type="float">
            <text:p>252.657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35.418" calcext:value-type="float">
            <text:p>1035.418</text:p>
          </table:table-cell>
          <table:table-cell office:value-type="float" office:value="64.13174" calcext:value-type="float">
            <text:p>64.13174</text:p>
          </table:table-cell>
          <table:table-cell office:value-type="float" office:value="0" calcext:value-type="float">
            <text:p>0</text:p>
          </table:table-cell>
          <table:table-cell office:value-type="float" office:value="0.1171247" calcext:value-type="float">
            <text:p>0.1171247</text:p>
          </table:table-cell>
          <table:table-cell office:value-type="float" office:value="0.1779455" calcext:value-type="float">
            <text:p>0.1779455</text:p>
          </table:table-cell>
          <table:table-cell office:value-type="float" office:value="0.1778421" calcext:value-type="float">
            <text:p>0.1778421</text:p>
          </table:table-cell>
          <table:table-cell office:value-type="float" office:value="0.1779457" calcext:value-type="float">
            <text:p>0.1779457</text:p>
          </table:table-cell>
          <table:table-cell office:value-type="float" office:value="0.1793112" calcext:value-type="float">
            <text:p>0.1793112</text:p>
          </table:table-cell>
          <table:table-cell office:value-type="float" office:value="0.1788622" calcext:value-type="float">
            <text:p>0.1788622</text:p>
          </table:table-cell>
          <table:table-cell office:value-type="float" office:value="0.2237007" calcext:value-type="float">
            <text:p>0.2237007</text:p>
          </table:table-cell>
          <table:table-cell office:value-type="float" office:value="0.3413686" calcext:value-type="float">
            <text:p>0.3413686</text:p>
          </table:table-cell>
          <table:table-cell office:value-type="float" office:value="0.346675" calcext:value-type="float">
            <text:p>0.346675</text:p>
          </table:table-cell>
          <table:table-cell office:value-type="float" office:value="0.3663481" calcext:value-type="float">
            <text:p>0.3663481</text:p>
          </table:table-cell>
          <table:table-cell office:value-type="float" office:value="0.3868478" calcext:value-type="float">
            <text:p>0.3868478</text:p>
          </table:table-cell>
          <table:table-cell office:value-type="float" office:value="0.4016052" calcext:value-type="float">
            <text:p>0.40160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39873E-015" calcext:value-type="float">
            <text:p>1.839873E-15</text:p>
          </table:table-cell>
          <table:table-cell office:value-type="float" office:value="1.961773E-015" calcext:value-type="float">
            <text:p>1.961773E-15</text:p>
          </table:table-cell>
          <table:table-cell office:value-type="float" office:value="1.973392E-015" calcext:value-type="float">
            <text:p>1.973392E-15</text:p>
          </table:table-cell>
          <table:table-cell office:value-type="float" office:value="1.96048E-015" calcext:value-type="float">
            <text:p>1.96048E-15</text:p>
          </table:table-cell>
          <table:table-cell office:value-type="float" office:value="9.74696E-016" calcext:value-type="float">
            <text:p>9.74696E-16</text:p>
          </table:table-cell>
          <table:table-cell office:value-type="float" office:value="9.376504E-016" calcext:value-type="float">
            <text:p>9.376504E-16</text:p>
          </table:table-cell>
          <table:table-cell office:value-type="float" office:value="1.852687E-015" calcext:value-type="float">
            <text:p>1.852687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72948" calcext:value-type="float">
            <text:p>-51.72948</text:p>
          </table:table-cell>
          <table:table-cell office:value-type="float" office:value="-2.021083" calcext:value-type="float">
            <text:p>-2.021083</text:p>
          </table:table-cell>
          <table:table-cell office:value-type="float" office:value="-2.026824" calcext:value-type="float">
            <text:p>-2.026824</text:p>
          </table:table-cell>
          <table:table-cell office:value-type="float" office:value="-2.018061" calcext:value-type="float">
            <text:p>-2.018061</text:p>
          </table:table-cell>
          <table:table-cell office:value-type="float" office:value="-1.904711" calcext:value-type="float">
            <text:p>-1.904711</text:p>
          </table:table-cell>
          <table:table-cell office:value-type="float" office:value="-0.7286009" calcext:value-type="float">
            <text:p>-0.7286009</text:p>
          </table:table-cell>
          <table:table-cell office:value-type="float" office:value="-0.1172566" calcext:value-type="float">
            <text:p>-0.1172566</text:p>
          </table:table-cell>
          <table:table-cell office:value-type="float" office:value="-0.0488492" calcext:value-type="float">
            <text:p>-0.0488492</text:p>
          </table:table-cell>
          <table:table-cell office:value-type="float" office:value="-0.03193754" calcext:value-type="float">
            <text:p>-0.03193754</text:p>
          </table:table-cell>
          <table:table-cell office:value-type="float" office:value="-0.01665382" calcext:value-type="float">
            <text:p>-0.01665382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5064387" calcext:value-type="float">
            <text:p>-0.5064387</text:p>
          </table:table-cell>
          <table:table-cell office:value-type="float" office:value="-0.0009578769" calcext:value-type="float">
            <text:p>-0.00095787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417" calcext:value-type="float">
            <text:p>-2.2044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55.2336" calcext:value-type="float">
            <text:p>255.233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32.83" calcext:value-type="float">
            <text:p>1032.83</text:p>
          </table:table-cell>
          <table:table-cell office:value-type="float" office:value="64.1443" calcext:value-type="float">
            <text:p>64.1443</text:p>
          </table:table-cell>
          <table:table-cell office:value-type="float" office:value="0" calcext:value-type="float">
            <text:p>0</text:p>
          </table:table-cell>
          <table:table-cell office:value-type="float" office:value="0.1124315" calcext:value-type="float">
            <text:p>0.1124315</text:p>
          </table:table-cell>
          <table:table-cell office:value-type="float" office:value="0.1774373" calcext:value-type="float">
            <text:p>0.1774373</text:p>
          </table:table-cell>
          <table:table-cell office:value-type="float" office:value="0.1775308" calcext:value-type="float">
            <text:p>0.1775308</text:p>
          </table:table-cell>
          <table:table-cell office:value-type="float" office:value="0.177625" calcext:value-type="float">
            <text:p>0.177625</text:p>
          </table:table-cell>
          <table:table-cell office:value-type="float" office:value="0.1786007" calcext:value-type="float">
            <text:p>0.1786007</text:p>
          </table:table-cell>
          <table:table-cell office:value-type="float" office:value="0.1752906" calcext:value-type="float">
            <text:p>0.1752906</text:p>
          </table:table-cell>
          <table:table-cell office:value-type="float" office:value="0.2187261" calcext:value-type="float">
            <text:p>0.2187261</text:p>
          </table:table-cell>
          <table:table-cell office:value-type="float" office:value="0.3392241" calcext:value-type="float">
            <text:p>0.3392241</text:p>
          </table:table-cell>
          <table:table-cell office:value-type="float" office:value="0.3454367" calcext:value-type="float">
            <text:p>0.3454367</text:p>
          </table:table-cell>
          <table:table-cell office:value-type="float" office:value="0.3654509" calcext:value-type="float">
            <text:p>0.3654509</text:p>
          </table:table-cell>
          <table:table-cell office:value-type="float" office:value="0.3861049" calcext:value-type="float">
            <text:p>0.3861049</text:p>
          </table:table-cell>
          <table:table-cell office:value-type="float" office:value="0.4011876" calcext:value-type="float">
            <text:p>0.401187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40235E-015" calcext:value-type="float">
            <text:p>1.840235E-15</text:p>
          </table:table-cell>
          <table:table-cell office:value-type="float" office:value="1.961741E-015" calcext:value-type="float">
            <text:p>1.961741E-15</text:p>
          </table:table-cell>
          <table:table-cell office:value-type="float" office:value="1.97337E-015" calcext:value-type="float">
            <text:p>1.97337E-15</text:p>
          </table:table-cell>
          <table:table-cell office:value-type="float" office:value="1.960467E-015" calcext:value-type="float">
            <text:p>1.960467E-15</text:p>
          </table:table-cell>
          <table:table-cell office:value-type="float" office:value="9.746762E-016" calcext:value-type="float">
            <text:p>9.746762E-16</text:p>
          </table:table-cell>
          <table:table-cell office:value-type="float" office:value="9.376515E-016" calcext:value-type="float">
            <text:p>9.376515E-16</text:p>
          </table:table-cell>
          <table:table-cell office:value-type="float" office:value="1.852686E-015" calcext:value-type="float">
            <text:p>1.852686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29632" calcext:value-type="float">
            <text:p>-70.29632</text:p>
          </table:table-cell>
          <table:table-cell office:value-type="float" office:value="-2.066449" calcext:value-type="float">
            <text:p>-2.066449</text:p>
          </table:table-cell>
          <table:table-cell office:value-type="float" office:value="-2.054347" calcext:value-type="float">
            <text:p>-2.054347</text:p>
          </table:table-cell>
          <table:table-cell office:value-type="float" office:value="-2.046297" calcext:value-type="float">
            <text:p>-2.046297</text:p>
          </table:table-cell>
          <table:table-cell office:value-type="float" office:value="-1.963716" calcext:value-type="float">
            <text:p>-1.963716</text:p>
          </table:table-cell>
          <table:table-cell office:value-type="float" office:value="-0.8504487" calcext:value-type="float">
            <text:p>-0.8504487</text:p>
          </table:table-cell>
          <table:table-cell office:value-type="float" office:value="-0.137613" calcext:value-type="float">
            <text:p>-0.137613</text:p>
          </table:table-cell>
          <table:table-cell office:value-type="float" office:value="-0.05162447" calcext:value-type="float">
            <text:p>-0.05162447</text:p>
          </table:table-cell>
          <table:table-cell office:value-type="float" office:value="-0.03349982" calcext:value-type="float">
            <text:p>-0.03349982</text:p>
          </table:table-cell>
          <table:table-cell office:value-type="float" office:value="-0.0173672" calcext:value-type="float">
            <text:p>-0.0173672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4860621" calcext:value-type="float">
            <text:p>-0.4860621</text:p>
          </table:table-cell>
          <table:table-cell office:value-type="float" office:value="-0.0009617654" calcext:value-type="float">
            <text:p>-0.00096176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951" calcext:value-type="float">
            <text:p>-2.2069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58.1109" calcext:value-type="float">
            <text:p>258.110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29.948" calcext:value-type="float">
            <text:p>1029.948</text:p>
          </table:table-cell>
          <table:table-cell office:value-type="float" office:value="64.14877" calcext:value-type="float">
            <text:p>64.14877</text:p>
          </table:table-cell>
          <table:table-cell office:value-type="float" office:value="0" calcext:value-type="float">
            <text:p>0</text:p>
          </table:table-cell>
          <table:table-cell office:value-type="float" office:value="0.1057446" calcext:value-type="float">
            <text:p>0.1057446</text:p>
          </table:table-cell>
          <table:table-cell office:value-type="float" office:value="0.1764469" calcext:value-type="float">
            <text:p>0.1764469</text:p>
          </table:table-cell>
          <table:table-cell office:value-type="float" office:value="0.1766775" calcext:value-type="float">
            <text:p>0.1766775</text:p>
          </table:table-cell>
          <table:table-cell office:value-type="float" office:value="0.1767658" calcext:value-type="float">
            <text:p>0.1767658</text:p>
          </table:table-cell>
          <table:table-cell office:value-type="float" office:value="0.1773832" calcext:value-type="float">
            <text:p>0.1773832</text:p>
          </table:table-cell>
          <table:table-cell office:value-type="float" office:value="0.1718509" calcext:value-type="float">
            <text:p>0.1718509</text:p>
          </table:table-cell>
          <table:table-cell office:value-type="float" office:value="0.2129872" calcext:value-type="float">
            <text:p>0.2129872</text:p>
          </table:table-cell>
          <table:table-cell office:value-type="float" office:value="0.3370062" calcext:value-type="float">
            <text:p>0.3370062</text:p>
          </table:table-cell>
          <table:table-cell office:value-type="float" office:value="0.3440798" calcext:value-type="float">
            <text:p>0.3440798</text:p>
          </table:table-cell>
          <table:table-cell office:value-type="float" office:value="0.3645044" calcext:value-type="float">
            <text:p>0.3645044</text:p>
          </table:table-cell>
          <table:table-cell office:value-type="float" office:value="0.3853028" calcext:value-type="float">
            <text:p>0.3853028</text:p>
          </table:table-cell>
          <table:table-cell office:value-type="float" office:value="0.400731" calcext:value-type="float">
            <text:p>0.4007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0618E-015" calcext:value-type="float">
            <text:p>1.840618E-15</text:p>
          </table:table-cell>
          <table:table-cell office:value-type="float" office:value="1.961709E-015" calcext:value-type="float">
            <text:p>1.961709E-15</text:p>
          </table:table-cell>
          <table:table-cell office:value-type="float" office:value="1.973344E-015" calcext:value-type="float">
            <text:p>1.973344E-15</text:p>
          </table:table-cell>
          <table:table-cell office:value-type="float" office:value="1.960454E-015" calcext:value-type="float">
            <text:p>1.960454E-15</text:p>
          </table:table-cell>
          <table:table-cell office:value-type="float" office:value="9.746554E-016" calcext:value-type="float">
            <text:p>9.746554E-16</text:p>
          </table:table-cell>
          <table:table-cell office:value-type="float" office:value="9.376515E-016" calcext:value-type="float">
            <text:p>9.376515E-16</text:p>
          </table:table-cell>
          <table:table-cell office:value-type="float" office:value="1.852686E-015" calcext:value-type="float">
            <text:p>1.852686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1759" calcext:value-type="float">
            <text:p>-112.1759</text:p>
          </table:table-cell>
          <table:table-cell office:value-type="float" office:value="-2.157615" calcext:value-type="float">
            <text:p>-2.157615</text:p>
          </table:table-cell>
          <table:table-cell office:value-type="float" office:value="-2.131963" calcext:value-type="float">
            <text:p>-2.131963</text:p>
          </table:table-cell>
          <table:table-cell office:value-type="float" office:value="-2.124103" calcext:value-type="float">
            <text:p>-2.124103</text:p>
          </table:table-cell>
          <table:table-cell office:value-type="float" office:value="-2.069805" calcext:value-type="float">
            <text:p>-2.069805</text:p>
          </table:table-cell>
          <table:table-cell office:value-type="float" office:value="-0.9898582" calcext:value-type="float">
            <text:p>-0.9898582</text:p>
          </table:table-cell>
          <table:table-cell office:value-type="float" office:value="-0.1662709" calcext:value-type="float">
            <text:p>-0.1662709</text:p>
          </table:table-cell>
          <table:table-cell office:value-type="float" office:value="-0.05467851" calcext:value-type="float">
            <text:p>-0.05467851</text:p>
          </table:table-cell>
          <table:table-cell office:value-type="float" office:value="-0.03475427" calcext:value-type="float">
            <text:p>-0.03475427</text:p>
          </table:table-cell>
          <table:table-cell office:value-type="float" office:value="-0.0181549" calcext:value-type="float">
            <text:p>-0.018154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4622115" calcext:value-type="float">
            <text:p>-0.4622115</text:p>
          </table:table-cell>
          <table:table-cell office:value-type="float" office:value="-0.000966168" calcext:value-type="float">
            <text:p>-0.0009661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9892" calcext:value-type="float">
            <text:p>-2.20989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61.1396" calcext:value-type="float">
            <text:p>261.139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26.924" calcext:value-type="float">
            <text:p>1026.924</text:p>
          </table:table-cell>
          <table:table-cell office:value-type="float" office:value="64.14374" calcext:value-type="float">
            <text:p>64.14374</text:p>
          </table:table-cell>
          <table:table-cell office:value-type="float" office:value="0" calcext:value-type="float">
            <text:p>0</text:p>
          </table:table-cell>
          <table:table-cell office:value-type="float" office:value="0.1050262" calcext:value-type="float">
            <text:p>0.1050262</text:p>
          </table:table-cell>
          <table:table-cell office:value-type="float" office:value="0.1754642" calcext:value-type="float">
            <text:p>0.1754642</text:p>
          </table:table-cell>
          <table:table-cell office:value-type="float" office:value="0.1756645" calcext:value-type="float">
            <text:p>0.1756645</text:p>
          </table:table-cell>
          <table:table-cell office:value-type="float" office:value="0.175748" calcext:value-type="float">
            <text:p>0.175748</text:p>
          </table:table-cell>
          <table:table-cell office:value-type="float" office:value="0.1761792" calcext:value-type="float">
            <text:p>0.1761792</text:p>
          </table:table-cell>
          <table:table-cell office:value-type="float" office:value="0.1685444" calcext:value-type="float">
            <text:p>0.1685444</text:p>
          </table:table-cell>
          <table:table-cell office:value-type="float" office:value="0.2064075" calcext:value-type="float">
            <text:p>0.2064075</text:p>
          </table:table-cell>
          <table:table-cell office:value-type="float" office:value="0.3347013" calcext:value-type="float">
            <text:p>0.3347013</text:p>
          </table:table-cell>
          <table:table-cell office:value-type="float" office:value="0.3425476" calcext:value-type="float">
            <text:p>0.3425476</text:p>
          </table:table-cell>
          <table:table-cell office:value-type="float" office:value="0.3635037" calcext:value-type="float">
            <text:p>0.3635037</text:p>
          </table:table-cell>
          <table:table-cell office:value-type="float" office:value="0.3845171" calcext:value-type="float">
            <text:p>0.3845171</text:p>
          </table:table-cell>
          <table:table-cell office:value-type="float" office:value="0.4002348" calcext:value-type="float">
            <text:p>0.40023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1065E-015" calcext:value-type="float">
            <text:p>1.841065E-15</text:p>
          </table:table-cell>
          <table:table-cell office:value-type="float" office:value="1.961677E-015" calcext:value-type="float">
            <text:p>1.961677E-15</text:p>
          </table:table-cell>
          <table:table-cell office:value-type="float" office:value="1.973311E-015" calcext:value-type="float">
            <text:p>1.973311E-15</text:p>
          </table:table-cell>
          <table:table-cell office:value-type="float" office:value="1.960436E-015" calcext:value-type="float">
            <text:p>1.960436E-15</text:p>
          </table:table-cell>
          <table:table-cell office:value-type="float" office:value="9.746342E-016" calcext:value-type="float">
            <text:p>9.746342E-16</text:p>
          </table:table-cell>
          <table:table-cell office:value-type="float" office:value="9.37652E-016" calcext:value-type="float">
            <text:p>9.37652E-16</text:p>
          </table:table-cell>
          <table:table-cell office:value-type="float" office:value="1.852685E-015" calcext:value-type="float">
            <text:p>1.852685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8007" calcext:value-type="float">
            <text:p>-118.8007</text:p>
          </table:table-cell>
          <table:table-cell office:value-type="float" office:value="-2.252514" calcext:value-type="float">
            <text:p>-2.252514</text:p>
          </table:table-cell>
          <table:table-cell office:value-type="float" office:value="-2.228553" calcext:value-type="float">
            <text:p>-2.228553</text:p>
          </table:table-cell>
          <table:table-cell office:value-type="float" office:value="-2.220743" calcext:value-type="float">
            <text:p>-2.220743</text:p>
          </table:table-cell>
          <table:table-cell office:value-type="float" office:value="-2.181194" calcext:value-type="float">
            <text:p>-2.181194</text:p>
          </table:table-cell>
          <table:table-cell office:value-type="float" office:value="-1.148645" calcext:value-type="float">
            <text:p>-1.148645</text:p>
          </table:table-cell>
          <table:table-cell office:value-type="float" office:value="-0.2078411" calcext:value-type="float">
            <text:p>-0.2078411</text:p>
          </table:table-cell>
          <table:table-cell office:value-type="float" office:value="-0.05806988" calcext:value-type="float">
            <text:p>-0.05806988</text:p>
          </table:table-cell>
          <table:table-cell office:value-type="float" office:value="-0.03623237" calcext:value-type="float">
            <text:p>-0.03623237</text:p>
          </table:table-cell>
          <table:table-cell office:value-type="float" office:value="-0.01902944" calcext:value-type="float">
            <text:p>-0.01902944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8132827" calcext:value-type="float">
            <text:p>-0.8132827</text:p>
          </table:table-cell>
          <table:table-cell office:value-type="float" office:value="-0.000937172" calcext:value-type="float">
            <text:p>-0.0009371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3279" calcext:value-type="float">
            <text:p>-2.21327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344.2007" calcext:value-type="float">
            <text:p>344.2007</text:p>
          </table:table-cell>
          <table:table-cell office:value-type="float" office:value="264.0183" calcext:value-type="float">
            <text:p>264.0183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24.061" calcext:value-type="float">
            <text:p>1024.061</text:p>
          </table:table-cell>
          <table:table-cell office:value-type="float" office:value="64.12762" calcext:value-type="float">
            <text:p>64.12762</text:p>
          </table:table-cell>
          <table:table-cell office:value-type="float" office:value="0" calcext:value-type="float">
            <text:p>0</text:p>
          </table:table-cell>
          <table:table-cell office:value-type="float" office:value="0.1129188" calcext:value-type="float">
            <text:p>0.1129188</text:p>
          </table:table-cell>
          <table:table-cell office:value-type="float" office:value="0.1750254" calcext:value-type="float">
            <text:p>0.1750254</text:p>
          </table:table-cell>
          <table:table-cell office:value-type="float" office:value="0.1750848" calcext:value-type="float">
            <text:p>0.1750848</text:p>
          </table:table-cell>
          <table:table-cell office:value-type="float" office:value="0.1751589" calcext:value-type="float">
            <text:p>0.1751589</text:p>
          </table:table-cell>
          <table:table-cell office:value-type="float" office:value="0.1755577" calcext:value-type="float">
            <text:p>0.1755577</text:p>
          </table:table-cell>
          <table:table-cell office:value-type="float" office:value="0.1657117" calcext:value-type="float">
            <text:p>0.1657117</text:p>
          </table:table-cell>
          <table:table-cell office:value-type="float" office:value="0.1994207" calcext:value-type="float">
            <text:p>0.1994207</text:p>
          </table:table-cell>
          <table:table-cell office:value-type="float" office:value="0.3323814" calcext:value-type="float">
            <text:p>0.3323814</text:p>
          </table:table-cell>
          <table:table-cell office:value-type="float" office:value="0.3409166" calcext:value-type="float">
            <text:p>0.3409166</text:p>
          </table:table-cell>
          <table:table-cell office:value-type="float" office:value="0.3625458" calcext:value-type="float">
            <text:p>0.3625458</text:p>
          </table:table-cell>
          <table:table-cell office:value-type="float" office:value="0.3837512" calcext:value-type="float">
            <text:p>0.3837512</text:p>
          </table:table-cell>
          <table:table-cell office:value-type="float" office:value="0.399736" calcext:value-type="float">
            <text:p>0.3997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1553E-015" calcext:value-type="float">
            <text:p>1.841553E-15</text:p>
          </table:table-cell>
          <table:table-cell office:value-type="float" office:value="1.961643E-015" calcext:value-type="float">
            <text:p>1.961643E-15</text:p>
          </table:table-cell>
          <table:table-cell office:value-type="float" office:value="1.973275E-015" calcext:value-type="float">
            <text:p>1.973275E-15</text:p>
          </table:table-cell>
          <table:table-cell office:value-type="float" office:value="1.960416E-015" calcext:value-type="float">
            <text:p>1.960416E-15</text:p>
          </table:table-cell>
          <table:table-cell office:value-type="float" office:value="9.746108E-016" calcext:value-type="float">
            <text:p>9.746108E-16</text:p>
          </table:table-cell>
          <table:table-cell office:value-type="float" office:value="9.376548E-016" calcext:value-type="float">
            <text:p>9.376548E-16</text:p>
          </table:table-cell>
          <table:table-cell office:value-type="float" office:value="1.852681E-015" calcext:value-type="float">
            <text:p>1.852681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34988" calcext:value-type="float">
            <text:p>-69.34988</text:p>
          </table:table-cell>
          <table:table-cell office:value-type="float" office:value="-2.296688" calcext:value-type="float">
            <text:p>-2.296688</text:p>
          </table:table-cell>
          <table:table-cell office:value-type="float" office:value="-2.286264" calcext:value-type="float">
            <text:p>-2.286264</text:p>
          </table:table-cell>
          <table:table-cell office:value-type="float" office:value="-2.279161" calcext:value-type="float">
            <text:p>-2.279161</text:p>
          </table:table-cell>
          <table:table-cell office:value-type="float" office:value="-2.241639" calcext:value-type="float">
            <text:p>-2.241639</text:p>
          </table:table-cell>
          <table:table-cell office:value-type="float" office:value="-1.307908" calcext:value-type="float">
            <text:p>-1.307908</text:p>
          </table:table-cell>
          <table:table-cell office:value-type="float" office:value="-0.2656417" calcext:value-type="float">
            <text:p>-0.2656417</text:p>
          </table:table-cell>
          <table:table-cell office:value-type="float" office:value="-0.06172114" calcext:value-type="float">
            <text:p>-0.06172114</text:p>
          </table:table-cell>
          <table:table-cell office:value-type="float" office:value="-0.03788575" calcext:value-type="float">
            <text:p>-0.03788575</text:p>
          </table:table-cell>
          <table:table-cell office:value-type="float" office:value="-0.0199084" calcext:value-type="float">
            <text:p>-0.0199084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736152" calcext:value-type="float">
            <text:p>-3.736152</text:p>
          </table:table-cell>
          <table:table-cell office:value-type="float" office:value="-0.0008253525" calcext:value-type="float">
            <text:p>-0.00082535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7117" calcext:value-type="float">
            <text:p>-2.2171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345.9008" calcext:value-type="float">
            <text:p>345.9008</text:p>
          </table:table-cell>
          <table:table-cell office:value-type="float" office:value="266.5761" calcext:value-type="float">
            <text:p>266.576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23.227" calcext:value-type="float">
            <text:p>1023.227</text:p>
          </table:table-cell>
          <table:table-cell office:value-type="float" office:value="64.10344" calcext:value-type="float">
            <text:p>64.10344</text:p>
          </table:table-cell>
          <table:table-cell office:value-type="float" office:value="0" calcext:value-type="float">
            <text:p>0</text:p>
          </table:table-cell>
          <table:table-cell office:value-type="float" office:value="0.1237402" calcext:value-type="float">
            <text:p>0.1237402</text:p>
          </table:table-cell>
          <table:table-cell office:value-type="float" office:value="0.1795219" calcext:value-type="float">
            <text:p>0.1795219</text:p>
          </table:table-cell>
          <table:table-cell office:value-type="float" office:value="0.17798" calcext:value-type="float">
            <text:p>0.17798</text:p>
          </table:table-cell>
          <table:table-cell office:value-type="float" office:value="0.1779958" calcext:value-type="float">
            <text:p>0.1779958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165529" calcext:value-type="float">
            <text:p>0.165529</text:p>
          </table:table-cell>
          <table:table-cell office:value-type="float" office:value="0.19591" calcext:value-type="float">
            <text:p>0.19591</text:p>
          </table:table-cell>
          <table:table-cell office:value-type="float" office:value="0.3310169" calcext:value-type="float">
            <text:p>0.3310169</text:p>
          </table:table-cell>
          <table:table-cell office:value-type="float" office:value="0.3398705" calcext:value-type="float">
            <text:p>0.3398705</text:p>
          </table:table-cell>
          <table:table-cell office:value-type="float" office:value="0.3619178" calcext:value-type="float">
            <text:p>0.3619178</text:p>
          </table:table-cell>
          <table:table-cell office:value-type="float" office:value="0.3832945" calcext:value-type="float">
            <text:p>0.3832945</text:p>
          </table:table-cell>
          <table:table-cell office:value-type="float" office:value="0.3994433" calcext:value-type="float">
            <text:p>0.39944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1954E-015" calcext:value-type="float">
            <text:p>1.841954E-15</text:p>
          </table:table-cell>
          <table:table-cell office:value-type="float" office:value="1.961613E-015" calcext:value-type="float">
            <text:p>1.961613E-15</text:p>
          </table:table-cell>
          <table:table-cell office:value-type="float" office:value="1.973247E-015" calcext:value-type="float">
            <text:p>1.973247E-15</text:p>
          </table:table-cell>
          <table:table-cell office:value-type="float" office:value="1.960398E-015" calcext:value-type="float">
            <text:p>1.960398E-15</text:p>
          </table:table-cell>
          <table:table-cell office:value-type="float" office:value="9.745927E-016" calcext:value-type="float">
            <text:p>9.745927E-16</text:p>
          </table:table-cell>
          <table:table-cell office:value-type="float" office:value="9.376554E-016" calcext:value-type="float">
            <text:p>9.376554E-16</text:p>
          </table:table-cell>
          <table:table-cell office:value-type="float" office:value="1.85268E-015" calcext:value-type="float">
            <text:p>1.85268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81466" calcext:value-type="float">
            <text:p>-33.81466</text:p>
          </table:table-cell>
          <table:table-cell office:value-type="float" office:value="-1.887527" calcext:value-type="float">
            <text:p>-1.887527</text:p>
          </table:table-cell>
          <table:table-cell office:value-type="float" office:value="-2.014963" calcext:value-type="float">
            <text:p>-2.014963</text:p>
          </table:table-cell>
          <table:table-cell office:value-type="float" office:value="-2.013848" calcext:value-type="float">
            <text:p>-2.013848</text:p>
          </table:table-cell>
          <table:table-cell office:value-type="float" office:value="-1.880322" calcext:value-type="float">
            <text:p>-1.880322</text:p>
          </table:table-cell>
          <table:table-cell office:value-type="float" office:value="-1.319126" calcext:value-type="float">
            <text:p>-1.319126</text:p>
          </table:table-cell>
          <table:table-cell office:value-type="float" office:value="-0.3015752" calcext:value-type="float">
            <text:p>-0.3015752</text:p>
          </table:table-cell>
          <table:table-cell office:value-type="float" office:value="-0.06399484" calcext:value-type="float">
            <text:p>-0.06399484</text:p>
          </table:table-cell>
          <table:table-cell office:value-type="float" office:value="-0.03899144" calcext:value-type="float">
            <text:p>-0.03899144</text:p>
          </table:table-cell>
          <table:table-cell office:value-type="float" office:value="-0.02050891" calcext:value-type="float">
            <text:p>-0.0205089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675654" calcext:value-type="float">
            <text:p>-3.675654</text:p>
          </table:table-cell>
          <table:table-cell office:value-type="float" office:value="-0.0008288414" calcext:value-type="float">
            <text:p>-0.00082884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1188" calcext:value-type="float">
            <text:p>-2.2211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345.9008" calcext:value-type="float">
            <text:p>345.9008</text:p>
          </table:table-cell>
          <table:table-cell office:value-type="float" office:value="269.3689" calcext:value-type="float">
            <text:p>269.368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20.476" calcext:value-type="float">
            <text:p>1020.476</text:p>
          </table:table-cell>
          <table:table-cell office:value-type="float" office:value="64.06178" calcext:value-type="float">
            <text:p>64.06178</text:p>
          </table:table-cell>
          <table:table-cell office:value-type="float" office:value="0" calcext:value-type="float">
            <text:p>0</text:p>
          </table:table-cell>
          <table:table-cell office:value-type="float" office:value="0.1146513" calcext:value-type="float">
            <text:p>0.1146513</text:p>
          </table:table-cell>
          <table:table-cell office:value-type="float" office:value="0.1773289" calcext:value-type="float">
            <text:p>0.1773289</text:p>
          </table:table-cell>
          <table:table-cell office:value-type="float" office:value="0.1773984" calcext:value-type="float">
            <text:p>0.1773984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77888" calcext:value-type="float">
            <text:p>0.177888</text:p>
          </table:table-cell>
          <table:table-cell office:value-type="float" office:value="0.1638632" calcext:value-type="float">
            <text:p>0.1638632</text:p>
          </table:table-cell>
          <table:table-cell office:value-type="float" office:value="0.1901419" calcext:value-type="float">
            <text:p>0.1901419</text:p>
          </table:table-cell>
          <table:table-cell office:value-type="float" office:value="0.3290906" calcext:value-type="float">
            <text:p>0.3290906</text:p>
          </table:table-cell>
          <table:table-cell office:value-type="float" office:value="0.3384071" calcext:value-type="float">
            <text:p>0.3384071</text:p>
          </table:table-cell>
          <table:table-cell office:value-type="float" office:value="0.3610499" calcext:value-type="float">
            <text:p>0.3610499</text:p>
          </table:table-cell>
          <table:table-cell office:value-type="float" office:value="0.3825472" calcext:value-type="float">
            <text:p>0.3825472</text:p>
          </table:table-cell>
          <table:table-cell office:value-type="float" office:value="0.3990684" calcext:value-type="float">
            <text:p>0.39906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2339E-015" calcext:value-type="float">
            <text:p>1.842339E-15</text:p>
          </table:table-cell>
          <table:table-cell office:value-type="float" office:value="1.961584E-015" calcext:value-type="float">
            <text:p>1.961584E-15</text:p>
          </table:table-cell>
          <table:table-cell office:value-type="float" office:value="1.973221E-015" calcext:value-type="float">
            <text:p>1.973221E-15</text:p>
          </table:table-cell>
          <table:table-cell office:value-type="float" office:value="1.960384E-015" calcext:value-type="float">
            <text:p>1.960384E-15</text:p>
          </table:table-cell>
          <table:table-cell office:value-type="float" office:value="9.74572E-016" calcext:value-type="float">
            <text:p>9.74572E-16</text:p>
          </table:table-cell>
          <table:table-cell office:value-type="float" office:value="9.376563E-016" calcext:value-type="float">
            <text:p>9.376563E-16</text:p>
          </table:table-cell>
          <table:table-cell office:value-type="float" office:value="1.852679E-015" calcext:value-type="float">
            <text:p>1.852679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74939" calcext:value-type="float">
            <text:p>-61.74939</text:p>
          </table:table-cell>
          <table:table-cell office:value-type="float" office:value="-2.075727" calcext:value-type="float">
            <text:p>-2.075727</text:p>
          </table:table-cell>
          <table:table-cell office:value-type="float" office:value="-2.066242" calcext:value-type="float">
            <text:p>-2.066242</text:p>
          </table:table-cell>
          <table:table-cell office:value-type="float" office:value="-2.062084" calcext:value-type="float">
            <text:p>-2.062084</text:p>
          </table:table-cell>
          <table:table-cell office:value-type="float" office:value="-2.02455" calcext:value-type="float">
            <text:p>-2.02455</text:p>
          </table:table-cell>
          <table:table-cell office:value-type="float" office:value="-1.42531" calcext:value-type="float">
            <text:p>-1.42531</text:p>
          </table:table-cell>
          <table:table-cell office:value-type="float" office:value="-0.3730976" calcext:value-type="float">
            <text:p>-0.3730976</text:p>
          </table:table-cell>
          <table:table-cell office:value-type="float" office:value="-0.06735136" calcext:value-type="float">
            <text:p>-0.06735136</text:p>
          </table:table-cell>
          <table:table-cell office:value-type="float" office:value="-0.04059579" calcext:value-type="float">
            <text:p>-0.04059579</text:p>
          </table:table-cell>
          <table:table-cell office:value-type="float" office:value="-0.0213682" calcext:value-type="float">
            <text:p>-0.0213682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605979" calcext:value-type="float">
            <text:p>-3.605979</text:p>
          </table:table-cell>
          <table:table-cell office:value-type="float" office:value="-0.0008324741" calcext:value-type="float">
            <text:p>-0.00083247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5351" calcext:value-type="float">
            <text:p>-2.2253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345.9008" calcext:value-type="float">
            <text:p>345.9008</text:p>
          </table:table-cell>
          <table:table-cell office:value-type="float" office:value="271.9294" calcext:value-type="float">
            <text:p>271.9294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17.971" calcext:value-type="float">
            <text:p>1017.971</text:p>
          </table:table-cell>
          <table:table-cell office:value-type="float" office:value="64.00655" calcext:value-type="float">
            <text:p>64.00655</text:p>
          </table:table-cell>
          <table:table-cell office:value-type="float" office:value="0" calcext:value-type="float">
            <text:p>0</text:p>
          </table:table-cell>
          <table:table-cell office:value-type="float" office:value="0.1140222" calcext:value-type="float">
            <text:p>0.1140222</text:p>
          </table:table-cell>
          <table:table-cell office:value-type="float" office:value="0.1768425" calcext:value-type="float">
            <text:p>0.1768425</text:p>
          </table:table-cell>
          <table:table-cell office:value-type="float" office:value="0.1770101" calcext:value-type="float">
            <text:p>0.1770101</text:p>
          </table:table-cell>
          <table:table-cell office:value-type="float" office:value="0.1770636" calcext:value-type="float">
            <text:p>0.1770636</text:p>
          </table:table-cell>
          <table:table-cell office:value-type="float" office:value="0.1772951" calcext:value-type="float">
            <text:p>0.1772951</text:p>
          </table:table-cell>
          <table:table-cell office:value-type="float" office:value="0.1624031" calcext:value-type="float">
            <text:p>0.1624031</text:p>
          </table:table-cell>
          <table:table-cell office:value-type="float" office:value="0.1844978" calcext:value-type="float">
            <text:p>0.1844978</text:p>
          </table:table-cell>
          <table:table-cell office:value-type="float" office:value="0.3270476" calcext:value-type="float">
            <text:p>0.3270476</text:p>
          </table:table-cell>
          <table:table-cell office:value-type="float" office:value="0.3368973" calcext:value-type="float">
            <text:p>0.3368973</text:p>
          </table:table-cell>
          <table:table-cell office:value-type="float" office:value="0.3602242" calcext:value-type="float">
            <text:p>0.3602242</text:p>
          </table:table-cell>
          <table:table-cell office:value-type="float" office:value="0.3817424" calcext:value-type="float">
            <text:p>0.3817424</text:p>
          </table:table-cell>
          <table:table-cell office:value-type="float" office:value="0.3987007" calcext:value-type="float">
            <text:p>0.39870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2714E-015" calcext:value-type="float">
            <text:p>1.842714E-15</text:p>
          </table:table-cell>
          <table:table-cell office:value-type="float" office:value="1.96155E-015" calcext:value-type="float">
            <text:p>1.96155E-15</text:p>
          </table:table-cell>
          <table:table-cell office:value-type="float" office:value="1.973198E-015" calcext:value-type="float">
            <text:p>1.973198E-15</text:p>
          </table:table-cell>
          <table:table-cell office:value-type="float" office:value="1.960372E-015" calcext:value-type="float">
            <text:p>1.960372E-15</text:p>
          </table:table-cell>
          <table:table-cell office:value-type="float" office:value="9.745491E-016" calcext:value-type="float">
            <text:p>9.745491E-16</text:p>
          </table:table-cell>
          <table:table-cell office:value-type="float" office:value="9.376586E-016" calcext:value-type="float">
            <text:p>9.376586E-16</text:p>
          </table:table-cell>
          <table:table-cell office:value-type="float" office:value="1.852676E-015" calcext:value-type="float">
            <text:p>1.852676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64543" calcext:value-type="float">
            <text:p>-63.64543</text:p>
          </table:table-cell>
          <table:table-cell office:value-type="float" office:value="-2.120683" calcext:value-type="float">
            <text:p>-2.120683</text:p>
          </table:table-cell>
          <table:table-cell office:value-type="float" office:value="-2.101434" calcext:value-type="float">
            <text:p>-2.101434</text:p>
          </table:table-cell>
          <table:table-cell office:value-type="float" office:value="-2.096838" calcext:value-type="float">
            <text:p>-2.096838</text:p>
          </table:table-cell>
          <table:table-cell office:value-type="float" office:value="-2.077372" calcext:value-type="float">
            <text:p>-2.077372</text:p>
          </table:table-cell>
          <table:table-cell office:value-type="float" office:value="-1.52644" calcext:value-type="float">
            <text:p>-1.52644</text:p>
          </table:table-cell>
          <table:table-cell office:value-type="float" office:value="-0.4623966" calcext:value-type="float">
            <text:p>-0.4623966</text:p>
          </table:table-cell>
          <table:table-cell office:value-type="float" office:value="-0.07113171" calcext:value-type="float">
            <text:p>-0.07113171</text:p>
          </table:table-cell>
          <table:table-cell office:value-type="float" office:value="-0.04232691" calcext:value-type="float">
            <text:p>-0.04232691</text:p>
          </table:table-cell>
          <table:table-cell office:value-type="float" office:value="-0.02222261" calcext:value-type="float">
            <text:p>-0.0222226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537142" calcext:value-type="float">
            <text:p>-3.537142</text:p>
          </table:table-cell>
          <table:table-cell office:value-type="float" office:value="-0.0008360621" calcext:value-type="float">
            <text:p>-0.00083606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954" calcext:value-type="float">
            <text:p>-2.229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346.1008" calcext:value-type="float">
            <text:p>346.1008</text:p>
          </table:table-cell>
          <table:table-cell office:value-type="float" office:value="274.8161" calcext:value-type="float">
            <text:p>274.816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15.353" calcext:value-type="float">
            <text:p>1015.353</text:p>
          </table:table-cell>
          <table:table-cell office:value-type="float" office:value="63.93724" calcext:value-type="float">
            <text:p>63.93724</text:p>
          </table:table-cell>
          <table:table-cell office:value-type="float" office:value="0" calcext:value-type="float">
            <text:p>0</text:p>
          </table:table-cell>
          <table:table-cell office:value-type="float" office:value="0.1126689" calcext:value-type="float">
            <text:p>0.1126689</text:p>
          </table:table-cell>
          <table:table-cell office:value-type="float" office:value="0.1761276" calcext:value-type="float">
            <text:p>0.1761276</text:p>
          </table:table-cell>
          <table:table-cell office:value-type="float" office:value="0.1763329" calcext:value-type="float">
            <text:p>0.1763329</text:p>
          </table:table-cell>
          <table:table-cell office:value-type="float" office:value="0.1763888" calcext:value-type="float">
            <text:p>0.1763888</text:p>
          </table:table-cell>
          <table:table-cell office:value-type="float" office:value="0.17651" calcext:value-type="float">
            <text:p>0.17651</text:p>
          </table:table-cell>
          <table:table-cell office:value-type="float" office:value="0.1610188" calcext:value-type="float">
            <text:p>0.1610188</text:p>
          </table:table-cell>
          <table:table-cell office:value-type="float" office:value="0.1789438" calcext:value-type="float">
            <text:p>0.1789438</text:p>
          </table:table-cell>
          <table:table-cell office:value-type="float" office:value="0.3249997" calcext:value-type="float">
            <text:p>0.3249997</text:p>
          </table:table-cell>
          <table:table-cell office:value-type="float" office:value="0.3352779" calcext:value-type="float">
            <text:p>0.3352779</text:p>
          </table:table-cell>
          <table:table-cell office:value-type="float" office:value="0.3593521" calcext:value-type="float">
            <text:p>0.3593521</text:p>
          </table:table-cell>
          <table:table-cell office:value-type="float" office:value="0.380975" calcext:value-type="float">
            <text:p>0.380975</text:p>
          </table:table-cell>
          <table:table-cell office:value-type="float" office:value="0.3982998" calcext:value-type="float">
            <text:p>0.398299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43103E-015" calcext:value-type="float">
            <text:p>1.843103E-15</text:p>
          </table:table-cell>
          <table:table-cell office:value-type="float" office:value="1.961518E-015" calcext:value-type="float">
            <text:p>1.961518E-15</text:p>
          </table:table-cell>
          <table:table-cell office:value-type="float" office:value="1.973171E-015" calcext:value-type="float">
            <text:p>1.973171E-15</text:p>
          </table:table-cell>
          <table:table-cell office:value-type="float" office:value="1.96036E-015" calcext:value-type="float">
            <text:p>1.96036E-15</text:p>
          </table:table-cell>
          <table:table-cell office:value-type="float" office:value="9.745283E-016" calcext:value-type="float">
            <text:p>9.745283E-16</text:p>
          </table:table-cell>
          <table:table-cell office:value-type="float" office:value="9.376595E-016" calcext:value-type="float">
            <text:p>9.376595E-16</text:p>
          </table:table-cell>
          <table:table-cell office:value-type="float" office:value="1.852674E-015" calcext:value-type="float">
            <text:p>1.852674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33451" calcext:value-type="float">
            <text:p>-71.33451</text:p>
          </table:table-cell>
          <table:table-cell office:value-type="float" office:value="-2.18795" calcext:value-type="float">
            <text:p>-2.18795</text:p>
          </table:table-cell>
          <table:table-cell office:value-type="float" office:value="-2.164438" calcext:value-type="float">
            <text:p>-2.164438</text:p>
          </table:table-cell>
          <table:table-cell office:value-type="float" office:value="-2.159436" calcext:value-type="float">
            <text:p>-2.159436</text:p>
          </table:table-cell>
          <table:table-cell office:value-type="float" office:value="-2.149707" calcext:value-type="float">
            <text:p>-2.149707</text:p>
          </table:table-cell>
          <table:table-cell office:value-type="float" office:value="-1.629854" calcext:value-type="float">
            <text:p>-1.629854</text:p>
          </table:table-cell>
          <table:table-cell office:value-type="float" office:value="-0.574932" calcext:value-type="float">
            <text:p>-0.574932</text:p>
          </table:table-cell>
          <table:table-cell office:value-type="float" office:value="-0.07515587" calcext:value-type="float">
            <text:p>-0.07515587</text:p>
          </table:table-cell>
          <table:table-cell office:value-type="float" office:value="-0.04427615" calcext:value-type="float">
            <text:p>-0.04427615</text:p>
          </table:table-cell>
          <table:table-cell office:value-type="float" office:value="-0.02316257" calcext:value-type="float">
            <text:p>-0.0231625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470719" calcext:value-type="float">
            <text:p>-3.470719</text:p>
          </table:table-cell>
          <table:table-cell office:value-type="float" office:value="-0.0008396524" calcext:value-type="float">
            <text:p>-0.00083965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3887" calcext:value-type="float">
            <text:p>-2.2338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350.8008" calcext:value-type="float">
            <text:p>350.8008</text:p>
          </table:table-cell>
          <table:table-cell office:value-type="float" office:value="279.7986" calcext:value-type="float">
            <text:p>279.798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15.123" calcext:value-type="float">
            <text:p>1015.123</text:p>
          </table:table-cell>
          <table:table-cell office:value-type="float" office:value="63.88528" calcext:value-type="float">
            <text:p>63.88528</text:p>
          </table:table-cell>
          <table:table-cell office:value-type="float" office:value="0" calcext:value-type="float">
            <text:p>0</text:p>
          </table:table-cell>
          <table:table-cell office:value-type="float" office:value="0.1839364" calcext:value-type="float">
            <text:p>0.1839364</text:p>
          </table:table-cell>
          <table:table-cell office:value-type="float" office:value="0.1808481" calcext:value-type="float">
            <text:p>0.1808481</text:p>
          </table:table-cell>
          <table:table-cell office:value-type="float" office:value="0.1787637" calcext:value-type="float">
            <text:p>0.1787637</text:p>
          </table:table-cell>
          <table:table-cell office:value-type="float" office:value="0.1787273" calcext:value-type="float">
            <text:p>0.1787273</text:p>
          </table:table-cell>
          <table:table-cell office:value-type="float" office:value="0.1794381" calcext:value-type="float">
            <text:p>0.1794381</text:p>
          </table:table-cell>
          <table:table-cell office:value-type="float" office:value="0.1610312" calcext:value-type="float">
            <text:p>0.1610312</text:p>
          </table:table-cell>
          <table:table-cell office:value-type="float" office:value="0.1765946" calcext:value-type="float">
            <text:p>0.1765946</text:p>
          </table:table-cell>
          <table:table-cell office:value-type="float" office:value="0.3236386" calcext:value-type="float">
            <text:p>0.3236386</text:p>
          </table:table-cell>
          <table:table-cell office:value-type="float" office:value="0.3341727" calcext:value-type="float">
            <text:p>0.3341727</text:p>
          </table:table-cell>
          <table:table-cell office:value-type="float" office:value="0.3587159" calcext:value-type="float">
            <text:p>0.3587159</text:p>
          </table:table-cell>
          <table:table-cell office:value-type="float" office:value="0.380558" calcext:value-type="float">
            <text:p>0.380558</text:p>
          </table:table-cell>
          <table:table-cell office:value-type="float" office:value="0.3980694" calcext:value-type="float">
            <text:p>0.39806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344E-015" calcext:value-type="float">
            <text:p>1.84344E-15</text:p>
          </table:table-cell>
          <table:table-cell office:value-type="float" office:value="1.961492E-015" calcext:value-type="float">
            <text:p>1.961492E-15</text:p>
          </table:table-cell>
          <table:table-cell office:value-type="float" office:value="1.973151E-015" calcext:value-type="float">
            <text:p>1.973151E-15</text:p>
          </table:table-cell>
          <table:table-cell office:value-type="float" office:value="1.960347E-015" calcext:value-type="float">
            <text:p>1.960347E-15</text:p>
          </table:table-cell>
          <table:table-cell office:value-type="float" office:value="9.745063E-016" calcext:value-type="float">
            <text:p>9.745063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5262" calcext:value-type="float">
            <text:p>-1.525262</text:p>
          </table:table-cell>
          <table:table-cell office:value-type="float" office:value="-1.784396" calcext:value-type="float">
            <text:p>-1.784396</text:p>
          </table:table-cell>
          <table:table-cell office:value-type="float" office:value="-1.947958" calcext:value-type="float">
            <text:p>-1.947958</text:p>
          </table:table-cell>
          <table:table-cell office:value-type="float" office:value="-1.95119" calcext:value-type="float">
            <text:p>-1.95119</text:p>
          </table:table-cell>
          <table:table-cell office:value-type="float" office:value="-1.893482" calcext:value-type="float">
            <text:p>-1.893482</text:p>
          </table:table-cell>
          <table:table-cell office:value-type="float" office:value="-1.629014" calcext:value-type="float">
            <text:p>-1.629014</text:p>
          </table:table-cell>
          <table:table-cell office:value-type="float" office:value="-0.632061" calcext:value-type="float">
            <text:p>-0.632061</text:p>
          </table:table-cell>
          <table:table-cell office:value-type="float" office:value="-0.07797883" calcext:value-type="float">
            <text:p>-0.07797883</text:p>
          </table:table-cell>
          <table:table-cell office:value-type="float" office:value="-0.04566604" calcext:value-type="float">
            <text:p>-0.04566604</text:p>
          </table:table-cell>
          <table:table-cell office:value-type="float" office:value="-0.02387694" calcext:value-type="float">
            <text:p>-0.02387694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414412" calcext:value-type="float">
            <text:p>-3.414412</text:p>
          </table:table-cell>
          <table:table-cell office:value-type="float" office:value="-0.0008429022" calcext:value-type="float">
            <text:p>-0.00084290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8263" calcext:value-type="float">
            <text:p>-2.2382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350.8008" calcext:value-type="float">
            <text:p>350.8008</text:p>
          </table:table-cell>
          <table:table-cell office:value-type="float" office:value="283.1495" calcext:value-type="float">
            <text:p>283.149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11.857" calcext:value-type="float">
            <text:p>1011.857</text:p>
          </table:table-cell>
          <table:table-cell office:value-type="float" office:value="63.80011" calcext:value-type="float">
            <text:p>63.80011</text:p>
          </table:table-cell>
          <table:table-cell office:value-type="float" office:value="0" calcext:value-type="float">
            <text:p>0</text:p>
          </table:table-cell>
          <table:table-cell office:value-type="float" office:value="0.1169973" calcext:value-type="float">
            <text:p>0.1169973</text:p>
          </table:table-cell>
          <table:table-cell office:value-type="float" office:value="0.1773112" calcext:value-type="float">
            <text:p>0.1773112</text:p>
          </table:table-cell>
          <table:table-cell office:value-type="float" office:value="0.1776319" calcext:value-type="float">
            <text:p>0.1776319</text:p>
          </table:table-cell>
          <table:table-cell office:value-type="float" office:value="0.1776546" calcext:value-type="float">
            <text:p>0.1776546</text:p>
          </table:table-cell>
          <table:table-cell office:value-type="float" office:value="0.1777115" calcext:value-type="float">
            <text:p>0.1777115</text:p>
          </table:table-cell>
          <table:table-cell office:value-type="float" office:value="0.1601509" calcext:value-type="float">
            <text:p>0.1601509</text:p>
          </table:table-cell>
          <table:table-cell office:value-type="float" office:value="0.172461" calcext:value-type="float">
            <text:p>0.172461</text:p>
          </table:table-cell>
          <table:table-cell office:value-type="float" office:value="0.3216198" calcext:value-type="float">
            <text:p>0.3216198</text:p>
          </table:table-cell>
          <table:table-cell office:value-type="float" office:value="0.3326045" calcext:value-type="float">
            <text:p>0.3326045</text:p>
          </table:table-cell>
          <table:table-cell office:value-type="float" office:value="0.3579038" calcext:value-type="float">
            <text:p>0.3579038</text:p>
          </table:table-cell>
          <table:table-cell office:value-type="float" office:value="0.3799052" calcext:value-type="float">
            <text:p>0.3799052</text:p>
          </table:table-cell>
          <table:table-cell office:value-type="float" office:value="0.3976793" calcext:value-type="float">
            <text:p>0.39767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3775E-015" calcext:value-type="float">
            <text:p>1.843775E-15</text:p>
          </table:table-cell>
          <table:table-cell office:value-type="float" office:value="1.961462E-015" calcext:value-type="float">
            <text:p>1.961462E-15</text:p>
          </table:table-cell>
          <table:table-cell office:value-type="float" office:value="1.973133E-015" calcext:value-type="float">
            <text:p>1.973133E-15</text:p>
          </table:table-cell>
          <table:table-cell office:value-type="float" office:value="1.960333E-015" calcext:value-type="float">
            <text:p>1.960333E-15</text:p>
          </table:table-cell>
          <table:table-cell office:value-type="float" office:value="9.744895E-016" calcext:value-type="float">
            <text:p>9.744895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94979" calcext:value-type="float">
            <text:p>-52.94979</text:p>
          </table:table-cell>
          <table:table-cell office:value-type="float" office:value="-2.077228" calcext:value-type="float">
            <text:p>-2.077228</text:p>
          </table:table-cell>
          <table:table-cell office:value-type="float" office:value="-2.045282" calcext:value-type="float">
            <text:p>-2.045282</text:p>
          </table:table-cell>
          <table:table-cell office:value-type="float" office:value="-2.043554" calcext:value-type="float">
            <text:p>-2.043554</text:p>
          </table:table-cell>
          <table:table-cell office:value-type="float" office:value="-2.039902" calcext:value-type="float">
            <text:p>-2.039902</text:p>
          </table:table-cell>
          <table:table-cell office:value-type="float" office:value="-1.698778" calcext:value-type="float">
            <text:p>-1.698778</text:p>
          </table:table-cell>
          <table:table-cell office:value-type="float" office:value="-0.7481084" calcext:value-type="float">
            <text:p>-0.7481084</text:p>
          </table:table-cell>
          <table:table-cell office:value-type="float" office:value="-0.08236969" calcext:value-type="float">
            <text:p>-0.08236969</text:p>
          </table:table-cell>
          <table:table-cell office:value-type="float" office:value="-0.04771505" calcext:value-type="float">
            <text:p>-0.04771505</text:p>
          </table:table-cell>
          <table:table-cell office:value-type="float" office:value="-0.02482076" calcext:value-type="float">
            <text:p>-0.0248207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345443" calcext:value-type="float">
            <text:p>-3.345443</text:p>
          </table:table-cell>
          <table:table-cell office:value-type="float" office:value="-0.000846413" calcext:value-type="float">
            <text:p>-0.0008464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2909" calcext:value-type="float">
            <text:p>-2.2429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350.8008" calcext:value-type="float">
            <text:p>350.8008</text:p>
          </table:table-cell>
          <table:table-cell office:value-type="float" office:value="285.7991" calcext:value-type="float">
            <text:p>285.799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09.207" calcext:value-type="float">
            <text:p>1009.207</text:p>
          </table:table-cell>
          <table:table-cell office:value-type="float" office:value="63.80011" calcext:value-type="float">
            <text:p>63.80011</text:p>
          </table:table-cell>
          <table:table-cell office:value-type="float" office:value="0" calcext:value-type="float">
            <text:p>0</text:p>
          </table:table-cell>
          <table:table-cell office:value-type="float" office:value="0.1153029" calcext:value-type="float">
            <text:p>0.1153029</text:p>
          </table:table-cell>
          <table:table-cell office:value-type="float" office:value="0.1765089" calcext:value-type="float">
            <text:p>0.1765089</text:p>
          </table:table-cell>
          <table:table-cell office:value-type="float" office:value="0.1767494" calcext:value-type="float">
            <text:p>0.1767494</text:p>
          </table:table-cell>
          <table:table-cell office:value-type="float" office:value="0.1767961" calcext:value-type="float">
            <text:p>0.1767961</text:p>
          </table:table-cell>
          <table:table-cell office:value-type="float" office:value="0.1768022" calcext:value-type="float">
            <text:p>0.1768022</text:p>
          </table:table-cell>
          <table:table-cell office:value-type="float" office:value="0.1592056" calcext:value-type="float">
            <text:p>0.1592056</text:p>
          </table:table-cell>
          <table:table-cell office:value-type="float" office:value="0.1685045" calcext:value-type="float">
            <text:p>0.1685045</text:p>
          </table:table-cell>
          <table:table-cell office:value-type="float" office:value="0.3194185" calcext:value-type="float">
            <text:p>0.3194185</text:p>
          </table:table-cell>
          <table:table-cell office:value-type="float" office:value="0.330925" calcext:value-type="float">
            <text:p>0.330925</text:p>
          </table:table-cell>
          <table:table-cell office:value-type="float" office:value="0.357061" calcext:value-type="float">
            <text:p>0.357061</text:p>
          </table:table-cell>
          <table:table-cell office:value-type="float" office:value="0.3791955" calcext:value-type="float">
            <text:p>0.3791955</text:p>
          </table:table-cell>
          <table:table-cell office:value-type="float" office:value="0.3972468" calcext:value-type="float">
            <text:p>0.39724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4134E-015" calcext:value-type="float">
            <text:p>1.844134E-15</text:p>
          </table:table-cell>
          <table:table-cell office:value-type="float" office:value="1.96143E-015" calcext:value-type="float">
            <text:p>1.96143E-15</text:p>
          </table:table-cell>
          <table:table-cell office:value-type="float" office:value="1.973112E-015" calcext:value-type="float">
            <text:p>1.973112E-15</text:p>
          </table:table-cell>
          <table:table-cell office:value-type="float" office:value="1.96032E-015" calcext:value-type="float">
            <text:p>1.96032E-15</text:p>
          </table:table-cell>
          <table:table-cell office:value-type="float" office:value="9.744687E-016" calcext:value-type="float">
            <text:p>9.744687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5307" calcext:value-type="float">
            <text:p>-58.5307</text:p>
          </table:table-cell>
          <table:table-cell office:value-type="float" office:value="-2.151213" calcext:value-type="float">
            <text:p>-2.151213</text:p>
          </table:table-cell>
          <table:table-cell office:value-type="float" office:value="-2.125395" calcext:value-type="float">
            <text:p>-2.125395</text:p>
          </table:table-cell>
          <table:table-cell office:value-type="float" office:value="-2.121345" calcext:value-type="float">
            <text:p>-2.121345</text:p>
          </table:table-cell>
          <table:table-cell office:value-type="float" office:value="-2.122283" calcext:value-type="float">
            <text:p>-2.122283</text:p>
          </table:table-cell>
          <table:table-cell office:value-type="float" office:value="-1.777519" calcext:value-type="float">
            <text:p>-1.777519</text:p>
          </table:table-cell>
          <table:table-cell office:value-type="float" office:value="-0.8828191" calcext:value-type="float">
            <text:p>-0.8828191</text:p>
          </table:table-cell>
          <table:table-cell office:value-type="float" office:value="-0.08747977" calcext:value-type="float">
            <text:p>-0.08747977</text:p>
          </table:table-cell>
          <table:table-cell office:value-type="float" office:value="-0.05002717" calcext:value-type="float">
            <text:p>-0.05002717</text:p>
          </table:table-cell>
          <table:table-cell office:value-type="float" office:value="-0.02584231" calcext:value-type="float">
            <text:p>-0.0258423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269718" calcext:value-type="float">
            <text:p>-3.269718</text:p>
          </table:table-cell>
          <table:table-cell office:value-type="float" office:value="-0.0008501586" calcext:value-type="float">
            <text:p>-0.00085015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9729" calcext:value-type="float">
            <text:p>-2.2497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350.8008" calcext:value-type="float">
            <text:p>350.8008</text:p>
          </table:table-cell>
          <table:table-cell office:value-type="float" office:value="288.4561" calcext:value-type="float">
            <text:p>288.456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06.551" calcext:value-type="float">
            <text:p>1006.551</text:p>
          </table:table-cell>
          <table:table-cell office:value-type="float" office:value="63.80011" calcext:value-type="float">
            <text:p>63.80011</text:p>
          </table:table-cell>
          <table:table-cell office:value-type="float" office:value="0" calcext:value-type="float">
            <text:p>0</text:p>
          </table:table-cell>
          <table:table-cell office:value-type="float" office:value="0.1128043" calcext:value-type="float">
            <text:p>0.1128043</text:p>
          </table:table-cell>
          <table:table-cell office:value-type="float" office:value="0.1759289" calcext:value-type="float">
            <text:p>0.1759289</text:p>
          </table:table-cell>
          <table:table-cell office:value-type="float" office:value="0.1760735" calcext:value-type="float">
            <text:p>0.1760735</text:p>
          </table:table-cell>
          <table:table-cell office:value-type="float" office:value="0.1761205" calcext:value-type="float">
            <text:p>0.1761205</text:p>
          </table:table-cell>
          <table:table-cell office:value-type="float" office:value="0.1761425" calcext:value-type="float">
            <text:p>0.1761425</text:p>
          </table:table-cell>
          <table:table-cell office:value-type="float" office:value="0.1583213" calcext:value-type="float">
            <text:p>0.1583213</text:p>
          </table:table-cell>
          <table:table-cell office:value-type="float" office:value="0.1651149" calcext:value-type="float">
            <text:p>0.1651149</text:p>
          </table:table-cell>
          <table:table-cell office:value-type="float" office:value="0.317145" calcext:value-type="float">
            <text:p>0.317145</text:p>
          </table:table-cell>
          <table:table-cell office:value-type="float" office:value="0.3292013" calcext:value-type="float">
            <text:p>0.3292013</text:p>
          </table:table-cell>
          <table:table-cell office:value-type="float" office:value="0.3562062" calcext:value-type="float">
            <text:p>0.3562062</text:p>
          </table:table-cell>
          <table:table-cell office:value-type="float" office:value="0.3783695" calcext:value-type="float">
            <text:p>0.3783695</text:p>
          </table:table-cell>
          <table:table-cell office:value-type="float" office:value="0.3966141" calcext:value-type="float">
            <text:p>0.39661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4491E-015" calcext:value-type="float">
            <text:p>1.844491E-15</text:p>
          </table:table-cell>
          <table:table-cell office:value-type="float" office:value="1.961398E-015" calcext:value-type="float">
            <text:p>1.961398E-15</text:p>
          </table:table-cell>
          <table:table-cell office:value-type="float" office:value="1.973093E-015" calcext:value-type="float">
            <text:p>1.973093E-15</text:p>
          </table:table-cell>
          <table:table-cell office:value-type="float" office:value="1.960303E-015" calcext:value-type="float">
            <text:p>1.960303E-15</text:p>
          </table:table-cell>
          <table:table-cell office:value-type="float" office:value="9.744516E-016" calcext:value-type="float">
            <text:p>9.744516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90803" calcext:value-type="float">
            <text:p>-69.90803</text:p>
          </table:table-cell>
          <table:table-cell office:value-type="float" office:value="-2.206979" calcext:value-type="float">
            <text:p>-2.206979</text:p>
          </table:table-cell>
          <table:table-cell office:value-type="float" office:value="-2.189115" calcext:value-type="float">
            <text:p>-2.189115</text:p>
          </table:table-cell>
          <table:table-cell office:value-type="float" office:value="-2.184891" calcext:value-type="float">
            <text:p>-2.184891</text:p>
          </table:table-cell>
          <table:table-cell office:value-type="float" office:value="-2.18435" calcext:value-type="float">
            <text:p>-2.18435</text:p>
          </table:table-cell>
          <table:table-cell office:value-type="float" office:value="-1.854969" calcext:value-type="float">
            <text:p>-1.854969</text:p>
          </table:table-cell>
          <table:table-cell office:value-type="float" office:value="-1.020535" calcext:value-type="float">
            <text:p>-1.020535</text:p>
          </table:table-cell>
          <table:table-cell office:value-type="float" office:value="-0.09313125" calcext:value-type="float">
            <text:p>-0.09313125</text:p>
          </table:table-cell>
          <table:table-cell office:value-type="float" office:value="-0.05252782" calcext:value-type="float">
            <text:p>-0.05252782</text:p>
          </table:table-cell>
          <table:table-cell office:value-type="float" office:value="-0.02692483" calcext:value-type="float">
            <text:p>-0.0269248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212995" calcext:value-type="float">
            <text:p>-3.212995</text:p>
          </table:table-cell>
          <table:table-cell office:value-type="float" office:value="-0.0008534229" calcext:value-type="float">
            <text:p>-0.000853422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5036" calcext:value-type="float">
            <text:p>-2.2550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350.8008" calcext:value-type="float">
            <text:p>350.8008</text:p>
          </table:table-cell>
          <table:table-cell office:value-type="float" office:value="290.601" calcext:value-type="float">
            <text:p>290.60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04.406" calcext:value-type="float">
            <text:p>1004.406</text:p>
          </table:table-cell>
          <table:table-cell office:value-type="float" office:value="63.80011" calcext:value-type="float">
            <text:p>63.80011</text:p>
          </table:table-cell>
          <table:table-cell office:value-type="float" office:value="0" calcext:value-type="float">
            <text:p>0</text:p>
          </table:table-cell>
          <table:table-cell office:value-type="float" office:value="0.1150042" calcext:value-type="float">
            <text:p>0.1150042</text:p>
          </table:table-cell>
          <table:table-cell office:value-type="float" office:value="0.1768841" calcext:value-type="float">
            <text:p>0.1768841</text:p>
          </table:table-cell>
          <table:table-cell office:value-type="float" office:value="0.1767603" calcext:value-type="float">
            <text:p>0.1767603</text:p>
          </table:table-cell>
          <table:table-cell office:value-type="float" office:value="0.176784" calcext:value-type="float">
            <text:p>0.176784</text:p>
          </table:table-cell>
          <table:table-cell office:value-type="float" office:value="0.1769814" calcext:value-type="float">
            <text:p>0.1769814</text:p>
          </table:table-cell>
          <table:table-cell office:value-type="float" office:value="0.1579333" calcext:value-type="float">
            <text:p>0.1579333</text:p>
          </table:table-cell>
          <table:table-cell office:value-type="float" office:value="0.1627775" calcext:value-type="float">
            <text:p>0.1627775</text:p>
          </table:table-cell>
          <table:table-cell office:value-type="float" office:value="0.3149332" calcext:value-type="float">
            <text:p>0.3149332</text:p>
          </table:table-cell>
          <table:table-cell office:value-type="float" office:value="0.3275308" calcext:value-type="float">
            <text:p>0.3275308</text:p>
          </table:table-cell>
          <table:table-cell office:value-type="float" office:value="0.355415" calcext:value-type="float">
            <text:p>0.355415</text:p>
          </table:table-cell>
          <table:table-cell office:value-type="float" office:value="0.3774581" calcext:value-type="float">
            <text:p>0.3774581</text:p>
          </table:table-cell>
          <table:table-cell office:value-type="float" office:value="0.3961434" calcext:value-type="float">
            <text:p>0.396143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44831E-015" calcext:value-type="float">
            <text:p>1.844831E-15</text:p>
          </table:table-cell>
          <table:table-cell office:value-type="float" office:value="1.961368E-015" calcext:value-type="float">
            <text:p>1.961368E-15</text:p>
          </table:table-cell>
          <table:table-cell office:value-type="float" office:value="1.973073E-015" calcext:value-type="float">
            <text:p>1.973073E-15</text:p>
          </table:table-cell>
          <table:table-cell office:value-type="float" office:value="1.960289E-015" calcext:value-type="float">
            <text:p>1.960289E-15</text:p>
          </table:table-cell>
          <table:table-cell office:value-type="float" office:value="9.744326E-016" calcext:value-type="float">
            <text:p>9.744326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7045" calcext:value-type="float">
            <text:p>-59.57045</text:p>
          </table:table-cell>
          <table:table-cell office:value-type="float" office:value="-2.115857" calcext:value-type="float">
            <text:p>-2.115857</text:p>
          </table:table-cell>
          <table:table-cell office:value-type="float" office:value="-2.124351" calcext:value-type="float">
            <text:p>-2.124351</text:p>
          </table:table-cell>
          <table:table-cell office:value-type="float" office:value="-2.122423" calcext:value-type="float">
            <text:p>-2.122423</text:p>
          </table:table-cell>
          <table:table-cell office:value-type="float" office:value="-2.105546" calcext:value-type="float">
            <text:p>-2.105546</text:p>
          </table:table-cell>
          <table:table-cell office:value-type="float" office:value="-1.890182" calcext:value-type="float">
            <text:p>-1.890182</text:p>
          </table:table-cell>
          <table:table-cell office:value-type="float" office:value="-1.12977" calcext:value-type="float">
            <text:p>-1.12977</text:p>
          </table:table-cell>
          <table:table-cell office:value-type="float" office:value="-0.09902474" calcext:value-type="float">
            <text:p>-0.09902474</text:p>
          </table:table-cell>
          <table:table-cell office:value-type="float" office:value="-0.05508653" calcext:value-type="float">
            <text:p>-0.05508653</text:p>
          </table:table-cell>
          <table:table-cell office:value-type="float" office:value="-0.02796827" calcext:value-type="float">
            <text:p>-0.0279682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141172" calcext:value-type="float">
            <text:p>-3.141172</text:p>
          </table:table-cell>
          <table:table-cell office:value-type="float" office:value="-0.0008571232" calcext:value-type="float">
            <text:p>-0.00085712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0711" calcext:value-type="float">
            <text:p>-2.2607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353.8009" calcext:value-type="float">
            <text:p>353.8009</text:p>
          </table:table-cell>
          <table:table-cell office:value-type="float" office:value="295.4229" calcext:value-type="float">
            <text:p>295.422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02.566" calcext:value-type="float">
            <text:p>1002.566</text:p>
          </table:table-cell>
          <table:table-cell office:value-type="float" office:value="63.81786" calcext:value-type="float">
            <text:p>63.81786</text:p>
          </table:table-cell>
          <table:table-cell office:value-type="float" office:value="0" calcext:value-type="float">
            <text:p>0</text:p>
          </table:table-cell>
          <table:table-cell office:value-type="float" office:value="0.1195967" calcext:value-type="float">
            <text:p>0.1195967</text:p>
          </table:table-cell>
          <table:table-cell office:value-type="float" office:value="0.1772966" calcext:value-type="float">
            <text:p>0.1772966</text:p>
          </table:table-cell>
          <table:table-cell office:value-type="float" office:value="0.177316" calcext:value-type="float">
            <text:p>0.177316</text:p>
          </table:table-cell>
          <table:table-cell office:value-type="float" office:value="0.177325" calcext:value-type="float">
            <text:p>0.177325</text:p>
          </table:table-cell>
          <table:table-cell office:value-type="float" office:value="0.1774506" calcext:value-type="float">
            <text:p>0.1774506</text:p>
          </table:table-cell>
          <table:table-cell office:value-type="float" office:value="0.1577688" calcext:value-type="float">
            <text:p>0.1577688</text:p>
          </table:table-cell>
          <table:table-cell office:value-type="float" office:value="0.1613147" calcext:value-type="float">
            <text:p>0.1613147</text:p>
          </table:table-cell>
          <table:table-cell office:value-type="float" office:value="0.3130515" calcext:value-type="float">
            <text:p>0.3130515</text:p>
          </table:table-cell>
          <table:table-cell office:value-type="float" office:value="0.3260628" calcext:value-type="float">
            <text:p>0.3260628</text:p>
          </table:table-cell>
          <table:table-cell office:value-type="float" office:value="0.3546919" calcext:value-type="float">
            <text:p>0.3546919</text:p>
          </table:table-cell>
          <table:table-cell office:value-type="float" office:value="0.3767535" calcext:value-type="float">
            <text:p>0.3767535</text:p>
          </table:table-cell>
          <table:table-cell office:value-type="float" office:value="0.3957249" calcext:value-type="float">
            <text:p>0.39572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5165E-015" calcext:value-type="float">
            <text:p>1.845165E-15</text:p>
          </table:table-cell>
          <table:table-cell office:value-type="float" office:value="1.961339E-015" calcext:value-type="float">
            <text:p>1.961339E-15</text:p>
          </table:table-cell>
          <table:table-cell office:value-type="float" office:value="1.973054E-015" calcext:value-type="float">
            <text:p>1.973054E-15</text:p>
          </table:table-cell>
          <table:table-cell office:value-type="float" office:value="1.960276E-015" calcext:value-type="float">
            <text:p>1.960276E-15</text:p>
          </table:table-cell>
          <table:table-cell office:value-type="float" office:value="9.744141E-016" calcext:value-type="float">
            <text:p>9.744141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84128" calcext:value-type="float">
            <text:p>-43.84128</text:p>
          </table:table-cell>
          <table:table-cell office:value-type="float" office:value="-2.078371" calcext:value-type="float">
            <text:p>-2.078371</text:p>
          </table:table-cell>
          <table:table-cell office:value-type="float" office:value="-2.073499" calcext:value-type="float">
            <text:p>-2.073499</text:p>
          </table:table-cell>
          <table:table-cell office:value-type="float" office:value="-2.07297" calcext:value-type="float">
            <text:p>-2.07297</text:p>
          </table:table-cell>
          <table:table-cell office:value-type="float" office:value="-2.06291" calcext:value-type="float">
            <text:p>-2.06291</text:p>
          </table:table-cell>
          <table:table-cell office:value-type="float" office:value="-1.905339" calcext:value-type="float">
            <text:p>-1.905339</text:p>
          </table:table-cell>
          <table:table-cell office:value-type="float" office:value="-1.20486" calcext:value-type="float">
            <text:p>-1.20486</text:p>
          </table:table-cell>
          <table:table-cell office:value-type="float" office:value="-0.1043674" calcext:value-type="float">
            <text:p>-0.1043674</text:p>
          </table:table-cell>
          <table:table-cell office:value-type="float" office:value="-0.05744786" calcext:value-type="float">
            <text:p>-0.05744786</text:p>
          </table:table-cell>
          <table:table-cell office:value-type="float" office:value="-0.02895901" calcext:value-type="float">
            <text:p>-0.0289590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.070222" calcext:value-type="float">
            <text:p>-3.070222</text:p>
          </table:table-cell>
          <table:table-cell office:value-type="float" office:value="-0.000860827" calcext:value-type="float">
            <text:p>-0.00086082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6592" calcext:value-type="float">
            <text:p>-2.2665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353.8009" calcext:value-type="float">
            <text:p>353.8009</text:p>
          </table:table-cell>
          <table:table-cell office:value-type="float" office:value="297.5167" calcext:value-type="float">
            <text:p>297.516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1000.472" calcext:value-type="float">
            <text:p>1000.472</text:p>
          </table:table-cell>
          <table:table-cell office:value-type="float" office:value="63.81786" calcext:value-type="float">
            <text:p>63.81786</text:p>
          </table:table-cell>
          <table:table-cell office:value-type="float" office:value="0" calcext:value-type="float">
            <text:p>0</text:p>
          </table:table-cell>
          <table:table-cell office:value-type="float" office:value="0.1188255" calcext:value-type="float">
            <text:p>0.1188255</text:p>
          </table:table-cell>
          <table:table-cell office:value-type="float" office:value="0.1775877" calcext:value-type="float">
            <text:p>0.1775877</text:p>
          </table:table-cell>
          <table:table-cell office:value-type="float" office:value="0.177696" calcext:value-type="float">
            <text:p>0.177696</text:p>
          </table:table-cell>
          <table:table-cell office:value-type="float" office:value="0.1777155" calcext:value-type="float">
            <text:p>0.1777155</text:p>
          </table:table-cell>
          <table:table-cell office:value-type="float" office:value="0.1778183" calcext:value-type="float">
            <text:p>0.1778183</text:p>
          </table:table-cell>
          <table:table-cell office:value-type="float" office:value="0.1576422" calcext:value-type="float">
            <text:p>0.1576422</text:p>
          </table:table-cell>
          <table:table-cell office:value-type="float" office:value="0.1599468" calcext:value-type="float">
            <text:p>0.1599468</text:p>
          </table:table-cell>
          <table:table-cell office:value-type="float" office:value="0.3109232" calcext:value-type="float">
            <text:p>0.3109232</text:p>
          </table:table-cell>
          <table:table-cell office:value-type="float" office:value="0.3244374" calcext:value-type="float">
            <text:p>0.3244374</text:p>
          </table:table-cell>
          <table:table-cell office:value-type="float" office:value="0.3538775" calcext:value-type="float">
            <text:p>0.3538775</text:p>
          </table:table-cell>
          <table:table-cell office:value-type="float" office:value="0.376039" calcext:value-type="float">
            <text:p>0.376039</text:p>
          </table:table-cell>
          <table:table-cell office:value-type="float" office:value="0.3952495" calcext:value-type="float">
            <text:p>0.39524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5492E-015" calcext:value-type="float">
            <text:p>1.845492E-15</text:p>
          </table:table-cell>
          <table:table-cell office:value-type="float" office:value="1.961309E-015" calcext:value-type="float">
            <text:p>1.961309E-15</text:p>
          </table:table-cell>
          <table:table-cell office:value-type="float" office:value="1.973038E-015" calcext:value-type="float">
            <text:p>1.973038E-15</text:p>
          </table:table-cell>
          <table:table-cell office:value-type="float" office:value="1.960261E-015" calcext:value-type="float">
            <text:p>1.960261E-15</text:p>
          </table:table-cell>
          <table:table-cell office:value-type="float" office:value="9.743946E-016" calcext:value-type="float">
            <text:p>9.743946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37294" calcext:value-type="float">
            <text:p>-46.37294</text:p>
          </table:table-cell>
          <table:table-cell office:value-type="float" office:value="-2.052212" calcext:value-type="float">
            <text:p>-2.052212</text:p>
          </table:table-cell>
          <table:table-cell office:value-type="float" office:value="-2.039574" calcext:value-type="float">
            <text:p>-2.039574</text:p>
          </table:table-cell>
          <table:table-cell office:value-type="float" office:value="-2.038116" calcext:value-type="float">
            <text:p>-2.038116</text:p>
          </table:table-cell>
          <table:table-cell office:value-type="float" office:value="-2.030235" calcext:value-type="float">
            <text:p>-2.030235</text:p>
          </table:table-cell>
          <table:table-cell office:value-type="float" office:value="-1.917098" calcext:value-type="float">
            <text:p>-1.917098</text:p>
          </table:table-cell>
          <table:table-cell office:value-type="float" office:value="-1.280285" calcext:value-type="float">
            <text:p>-1.280285</text:p>
          </table:table-cell>
          <table:table-cell office:value-type="float" office:value="-0.1107965" calcext:value-type="float">
            <text:p>-0.1107965</text:p>
          </table:table-cell>
          <table:table-cell office:value-type="float" office:value="-0.06019491" calcext:value-type="float">
            <text:p>-0.06019491</text:p>
          </table:table-cell>
          <table:table-cell office:value-type="float" office:value="-0.03012198" calcext:value-type="float">
            <text:p>-0.0301219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999384" calcext:value-type="float">
            <text:p>-2.999384</text:p>
          </table:table-cell>
          <table:table-cell office:value-type="float" office:value="-0.0008644692" calcext:value-type="float">
            <text:p>-0.00086446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2804" calcext:value-type="float">
            <text:p>-2.2728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353.8009" calcext:value-type="float">
            <text:p>353.8009</text:p>
          </table:table-cell>
          <table:table-cell office:value-type="float" office:value="300.143" calcext:value-type="float">
            <text:p>300.143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97.8457" calcext:value-type="float">
            <text:p>997.8457</text:p>
          </table:table-cell>
          <table:table-cell office:value-type="float" office:value="63.81786" calcext:value-type="float">
            <text:p>63.81786</text:p>
          </table:table-cell>
          <table:table-cell office:value-type="float" office:value="0" calcext:value-type="float">
            <text:p>0</text:p>
          </table:table-cell>
          <table:table-cell office:value-type="float" office:value="0.115522" calcext:value-type="float">
            <text:p>0.115522</text:p>
          </table:table-cell>
          <table:table-cell office:value-type="float" office:value="0.1763444" calcext:value-type="float">
            <text:p>0.1763444</text:p>
          </table:table-cell>
          <table:table-cell office:value-type="float" office:value="0.176659" calcext:value-type="float">
            <text:p>0.176659</text:p>
          </table:table-cell>
          <table:table-cell office:value-type="float" office:value="0.1767069" calcext:value-type="float">
            <text:p>0.1767069</text:p>
          </table:table-cell>
          <table:table-cell office:value-type="float" office:value="0.1766309" calcext:value-type="float">
            <text:p>0.1766309</text:p>
          </table:table-cell>
          <table:table-cell office:value-type="float" office:value="0.1571677" calcext:value-type="float">
            <text:p>0.1571677</text:p>
          </table:table-cell>
          <table:table-cell office:value-type="float" office:value="0.1582778" calcext:value-type="float">
            <text:p>0.1582778</text:p>
          </table:table-cell>
          <table:table-cell office:value-type="float" office:value="0.3085451" calcext:value-type="float">
            <text:p>0.3085451</text:p>
          </table:table-cell>
          <table:table-cell office:value-type="float" office:value="0.3226631" calcext:value-type="float">
            <text:p>0.3226631</text:p>
          </table:table-cell>
          <table:table-cell office:value-type="float" office:value="0.3530393" calcext:value-type="float">
            <text:p>0.3530393</text:p>
          </table:table-cell>
          <table:table-cell office:value-type="float" office:value="0.3752519" calcext:value-type="float">
            <text:p>0.3752519</text:p>
          </table:table-cell>
          <table:table-cell office:value-type="float" office:value="0.3947244" calcext:value-type="float">
            <text:p>0.39472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5832E-015" calcext:value-type="float">
            <text:p>1.845832E-15</text:p>
          </table:table-cell>
          <table:table-cell office:value-type="float" office:value="1.961281E-015" calcext:value-type="float">
            <text:p>1.961281E-15</text:p>
          </table:table-cell>
          <table:table-cell office:value-type="float" office:value="1.973013E-015" calcext:value-type="float">
            <text:p>1.973013E-15</text:p>
          </table:table-cell>
          <table:table-cell office:value-type="float" office:value="1.960253E-015" calcext:value-type="float">
            <text:p>1.960253E-15</text:p>
          </table:table-cell>
          <table:table-cell office:value-type="float" office:value="9.743757E-016" calcext:value-type="float">
            <text:p>9.743757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61486" calcext:value-type="float">
            <text:p>-57.61486</text:p>
          </table:table-cell>
          <table:table-cell office:value-type="float" office:value="-2.166461" calcext:value-type="float">
            <text:p>-2.166461</text:p>
          </table:table-cell>
          <table:table-cell office:value-type="float" office:value="-2.133702" calcext:value-type="float">
            <text:p>-2.133702</text:p>
          </table:table-cell>
          <table:table-cell office:value-type="float" office:value="-2.129536" calcext:value-type="float">
            <text:p>-2.129536</text:p>
          </table:table-cell>
          <table:table-cell office:value-type="float" office:value="-2.138008" calcext:value-type="float">
            <text:p>-2.138008</text:p>
          </table:table-cell>
          <table:table-cell office:value-type="float" office:value="-1.961834" calcext:value-type="float">
            <text:p>-1.961834</text:p>
          </table:table-cell>
          <table:table-cell office:value-type="float" office:value="-1.379556" calcext:value-type="float">
            <text:p>-1.379556</text:p>
          </table:table-cell>
          <table:table-cell office:value-type="float" office:value="-0.1185114" calcext:value-type="float">
            <text:p>-0.1185114</text:p>
          </table:table-cell>
          <table:table-cell office:value-type="float" office:value="-0.06335906" calcext:value-type="float">
            <text:p>-0.06335906</text:p>
          </table:table-cell>
          <table:table-cell office:value-type="float" office:value="-0.03136873" calcext:value-type="float">
            <text:p>-0.0313687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920793" calcext:value-type="float">
            <text:p>-2.920793</text:p>
          </table:table-cell>
          <table:table-cell office:value-type="float" office:value="-0.0008684066" calcext:value-type="float">
            <text:p>-0.00086840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9417" calcext:value-type="float">
            <text:p>-2.2794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353.8009" calcext:value-type="float">
            <text:p>353.8009</text:p>
          </table:table-cell>
          <table:table-cell office:value-type="float" office:value="302.6099" calcext:value-type="float">
            <text:p>302.609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95.3787" calcext:value-type="float">
            <text:p>995.3787</text:p>
          </table:table-cell>
          <table:table-cell office:value-type="float" office:value="63.81786" calcext:value-type="float">
            <text:p>63.81786</text:p>
          </table:table-cell>
          <table:table-cell office:value-type="float" office:value="0" calcext:value-type="float">
            <text:p>0</text:p>
          </table:table-cell>
          <table:table-cell office:value-type="float" office:value="0.1139878" calcext:value-type="float">
            <text:p>0.1139878</text:p>
          </table:table-cell>
          <table:table-cell office:value-type="float" office:value="0.1762022" calcext:value-type="float">
            <text:p>0.1762022</text:p>
          </table:table-cell>
          <table:table-cell office:value-type="float" office:value="0.1762963" calcext:value-type="float">
            <text:p>0.1762963</text:p>
          </table:table-cell>
          <table:table-cell office:value-type="float" office:value="0.1763379" calcext:value-type="float">
            <text:p>0.1763379</text:p>
          </table:table-cell>
          <table:table-cell office:value-type="float" office:value="0.1763599" calcext:value-type="float">
            <text:p>0.1763599</text:p>
          </table:table-cell>
          <table:table-cell office:value-type="float" office:value="0.1567581" calcext:value-type="float">
            <text:p>0.1567581</text:p>
          </table:table-cell>
          <table:table-cell office:value-type="float" office:value="0.1568895" calcext:value-type="float">
            <text:p>0.1568895</text:p>
          </table:table-cell>
          <table:table-cell office:value-type="float" office:value="0.3061566" calcext:value-type="float">
            <text:p>0.3061566</text:p>
          </table:table-cell>
          <table:table-cell office:value-type="float" office:value="0.320883" calcext:value-type="float">
            <text:p>0.320883</text:p>
          </table:table-cell>
          <table:table-cell office:value-type="float" office:value="0.3521909" calcext:value-type="float">
            <text:p>0.3521909</text:p>
          </table:table-cell>
          <table:table-cell office:value-type="float" office:value="0.3744577" calcext:value-type="float">
            <text:p>0.3744577</text:p>
          </table:table-cell>
          <table:table-cell office:value-type="float" office:value="0.3941937" calcext:value-type="float">
            <text:p>0.39419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6186E-015" calcext:value-type="float">
            <text:p>1.846186E-15</text:p>
          </table:table-cell>
          <table:table-cell office:value-type="float" office:value="1.96125E-015" calcext:value-type="float">
            <text:p>1.96125E-15</text:p>
          </table:table-cell>
          <table:table-cell office:value-type="float" office:value="1.972994E-015" calcext:value-type="float">
            <text:p>1.972994E-15</text:p>
          </table:table-cell>
          <table:table-cell office:value-type="float" office:value="1.960236E-015" calcext:value-type="float">
            <text:p>1.960236E-15</text:p>
          </table:table-cell>
          <table:table-cell office:value-type="float" office:value="9.743594E-016" calcext:value-type="float">
            <text:p>9.743594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04655" calcext:value-type="float">
            <text:p>-64.04655</text:p>
          </table:table-cell>
          <table:table-cell office:value-type="float" office:value="-2.180549" calcext:value-type="float">
            <text:p>-2.180549</text:p>
          </table:table-cell>
          <table:table-cell office:value-type="float" office:value="-2.167877" calcext:value-type="float">
            <text:p>-2.167877</text:p>
          </table:table-cell>
          <table:table-cell office:value-type="float" office:value="-2.164209" calcext:value-type="float">
            <text:p>-2.164209</text:p>
          </table:table-cell>
          <table:table-cell office:value-type="float" office:value="-2.163569" calcext:value-type="float">
            <text:p>-2.163569</text:p>
          </table:table-cell>
          <table:table-cell office:value-type="float" office:value="-2.001451" calcext:value-type="float">
            <text:p>-2.001451</text:p>
          </table:table-cell>
          <table:table-cell office:value-type="float" office:value="-1.468988" calcext:value-type="float">
            <text:p>-1.468988</text:p>
          </table:table-cell>
          <table:table-cell office:value-type="float" office:value="-0.1268655" calcext:value-type="float">
            <text:p>-0.1268655</text:p>
          </table:table-cell>
          <table:table-cell office:value-type="float" office:value="-0.06672224" calcext:value-type="float">
            <text:p>-0.06672224</text:p>
          </table:table-cell>
          <table:table-cell office:value-type="float" office:value="-0.0326873" calcext:value-type="float">
            <text:p>-0.032687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843642" calcext:value-type="float">
            <text:p>-2.843642</text:p>
          </table:table-cell>
          <table:table-cell office:value-type="float" office:value="-0.0008724112" calcext:value-type="float">
            <text:p>-0.00087241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6471" calcext:value-type="float">
            <text:p>-2.2864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354.0009" calcext:value-type="float">
            <text:p>354.0009</text:p>
          </table:table-cell>
          <table:table-cell office:value-type="float" office:value="305.1891" calcext:value-type="float">
            <text:p>305.189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92.9994" calcext:value-type="float">
            <text:p>992.9994</text:p>
          </table:table-cell>
          <table:table-cell office:value-type="float" office:value="63.81792" calcext:value-type="float">
            <text:p>63.81792</text:p>
          </table:table-cell>
          <table:table-cell office:value-type="float" office:value="0" calcext:value-type="float">
            <text:p>0</text:p>
          </table:table-cell>
          <table:table-cell office:value-type="float" office:value="0.1150694" calcext:value-type="float">
            <text:p>0.1150694</text:p>
          </table:table-cell>
          <table:table-cell office:value-type="float" office:value="0.1759835" calcext:value-type="float">
            <text:p>0.1759835</text:p>
          </table:table-cell>
          <table:table-cell office:value-type="float" office:value="0.1760559" calcext:value-type="float">
            <text:p>0.1760559</text:p>
          </table:table-cell>
          <table:table-cell office:value-type="float" office:value="0.1760941" calcext:value-type="float">
            <text:p>0.1760941</text:p>
          </table:table-cell>
          <table:table-cell office:value-type="float" office:value="0.1761273" calcext:value-type="float">
            <text:p>0.1761273</text:p>
          </table:table-cell>
          <table:table-cell office:value-type="float" office:value="0.1564036" calcext:value-type="float">
            <text:p>0.1564036</text:p>
          </table:table-cell>
          <table:table-cell office:value-type="float" office:value="0.1557764" calcext:value-type="float">
            <text:p>0.1557764</text:p>
          </table:table-cell>
          <table:table-cell office:value-type="float" office:value="0.3037147" calcext:value-type="float">
            <text:p>0.3037147</text:p>
          </table:table-cell>
          <table:table-cell office:value-type="float" office:value="0.3190743" calcext:value-type="float">
            <text:p>0.3190743</text:p>
          </table:table-cell>
          <table:table-cell office:value-type="float" office:value="0.3513813" calcext:value-type="float">
            <text:p>0.3513813</text:p>
          </table:table-cell>
          <table:table-cell office:value-type="float" office:value="0.3736746" calcext:value-type="float">
            <text:p>0.3736746</text:p>
          </table:table-cell>
          <table:table-cell office:value-type="float" office:value="0.3936579" calcext:value-type="float">
            <text:p>0.39365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6541E-015" calcext:value-type="float">
            <text:p>1.846541E-15</text:p>
          </table:table-cell>
          <table:table-cell office:value-type="float" office:value="1.961219E-015" calcext:value-type="float">
            <text:p>1.961219E-15</text:p>
          </table:table-cell>
          <table:table-cell office:value-type="float" office:value="1.972974E-015" calcext:value-type="float">
            <text:p>1.972974E-15</text:p>
          </table:table-cell>
          <table:table-cell office:value-type="float" office:value="1.960221E-015" calcext:value-type="float">
            <text:p>1.960221E-15</text:p>
          </table:table-cell>
          <table:table-cell office:value-type="float" office:value="9.743422E-016" calcext:value-type="float">
            <text:p>9.743422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2436" calcext:value-type="float">
            <text:p>-60.2436</text:p>
          </table:table-cell>
          <table:table-cell office:value-type="float" office:value="-2.201088" calcext:value-type="float">
            <text:p>-2.201088</text:p>
          </table:table-cell>
          <table:table-cell office:value-type="float" office:value="-2.19086" calcext:value-type="float">
            <text:p>-2.19086</text:p>
          </table:table-cell>
          <table:table-cell office:value-type="float" office:value="-2.187475" calcext:value-type="float">
            <text:p>-2.187475</text:p>
          </table:table-cell>
          <table:table-cell office:value-type="float" office:value="-2.185771" calcext:value-type="float">
            <text:p>-2.185771</text:p>
          </table:table-cell>
          <table:table-cell office:value-type="float" office:value="-2.036457" calcext:value-type="float">
            <text:p>-2.036457</text:p>
          </table:table-cell>
          <table:table-cell office:value-type="float" office:value="-1.54551" calcext:value-type="float">
            <text:p>-1.54551</text:p>
          </table:table-cell>
          <table:table-cell office:value-type="float" office:value="-0.1360925" calcext:value-type="float">
            <text:p>-0.1360925</text:p>
          </table:table-cell>
          <table:table-cell office:value-type="float" office:value="-0.07034086" calcext:value-type="float">
            <text:p>-0.07034086</text:p>
          </table:table-cell>
          <table:table-cell office:value-type="float" office:value="-0.03356082" calcext:value-type="float">
            <text:p>-0.03356082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766112" calcext:value-type="float">
            <text:p>-2.766112</text:p>
          </table:table-cell>
          <table:table-cell office:value-type="float" office:value="-0.0008764656" calcext:value-type="float">
            <text:p>-0.00087646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3946" calcext:value-type="float">
            <text:p>-2.2939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354.6009" calcext:value-type="float">
            <text:p>354.6009</text:p>
          </table:table-cell>
          <table:table-cell office:value-type="float" office:value="307.9365" calcext:value-type="float">
            <text:p>307.936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90.8517" calcext:value-type="float">
            <text:p>990.8517</text:p>
          </table:table-cell>
          <table:table-cell office:value-type="float" office:value="63.81819" calcext:value-type="float">
            <text:p>63.81819</text:p>
          </table:table-cell>
          <table:table-cell office:value-type="float" office:value="0" calcext:value-type="float">
            <text:p>0</text:p>
          </table:table-cell>
          <table:table-cell office:value-type="float" office:value="0.12082" calcext:value-type="float">
            <text:p>0.12082</text:p>
          </table:table-cell>
          <table:table-cell office:value-type="float" office:value="0.175567" calcext:value-type="float">
            <text:p>0.175567</text:p>
          </table:table-cell>
          <table:table-cell office:value-type="float" office:value="0.1756899" calcext:value-type="float">
            <text:p>0.1756899</text:p>
          </table:table-cell>
          <table:table-cell office:value-type="float" office:value="0.1757279" calcext:value-type="float">
            <text:p>0.1757279</text:p>
          </table:table-cell>
          <table:table-cell office:value-type="float" office:value="0.1757415" calcext:value-type="float">
            <text:p>0.1757415</text:p>
          </table:table-cell>
          <table:table-cell office:value-type="float" office:value="0.1560178" calcext:value-type="float">
            <text:p>0.1560178</text:p>
          </table:table-cell>
          <table:table-cell office:value-type="float" office:value="0.1547535" calcext:value-type="float">
            <text:p>0.1547535</text:p>
          </table:table-cell>
          <table:table-cell office:value-type="float" office:value="0.3011904" calcext:value-type="float">
            <text:p>0.3011904</text:p>
          </table:table-cell>
          <table:table-cell office:value-type="float" office:value="0.3172372" calcext:value-type="float">
            <text:p>0.3172372</text:p>
          </table:table-cell>
          <table:table-cell office:value-type="float" office:value="0.3504869" calcext:value-type="float">
            <text:p>0.3504869</text:p>
          </table:table-cell>
          <table:table-cell office:value-type="float" office:value="0.3727946" calcext:value-type="float">
            <text:p>0.3727946</text:p>
          </table:table-cell>
          <table:table-cell office:value-type="float" office:value="0.3932368" calcext:value-type="float">
            <text:p>0.39323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6856E-015" calcext:value-type="float">
            <text:p>1.846856E-15</text:p>
          </table:table-cell>
          <table:table-cell office:value-type="float" office:value="1.96119E-015" calcext:value-type="float">
            <text:p>1.96119E-15</text:p>
          </table:table-cell>
          <table:table-cell office:value-type="float" office:value="1.972959E-015" calcext:value-type="float">
            <text:p>1.972959E-15</text:p>
          </table:table-cell>
          <table:table-cell office:value-type="float" office:value="1.960204E-015" calcext:value-type="float">
            <text:p>1.960204E-15</text:p>
          </table:table-cell>
          <table:table-cell office:value-type="float" office:value="9.743258E-016" calcext:value-type="float">
            <text:p>9.743258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45055" calcext:value-type="float">
            <text:p>-41.45055</text:p>
          </table:table-cell>
          <table:table-cell office:value-type="float" office:value="-2.241199" calcext:value-type="float">
            <text:p>-2.241199</text:p>
          </table:table-cell>
          <table:table-cell office:value-type="float" office:value="-2.226257" calcext:value-type="float">
            <text:p>-2.226257</text:p>
          </table:table-cell>
          <table:table-cell office:value-type="float" office:value="-2.222823" calcext:value-type="float">
            <text:p>-2.222823</text:p>
          </table:table-cell>
          <table:table-cell office:value-type="float" office:value="-2.22304" calcext:value-type="float">
            <text:p>-2.22304</text:p>
          </table:table-cell>
          <table:table-cell office:value-type="float" office:value="-2.075346" calcext:value-type="float">
            <text:p>-2.075346</text:p>
          </table:table-cell>
          <table:table-cell office:value-type="float" office:value="-1.619835" calcext:value-type="float">
            <text:p>-1.619835</text:p>
          </table:table-cell>
          <table:table-cell office:value-type="float" office:value="-0.1464216" calcext:value-type="float">
            <text:p>-0.1464216</text:p>
          </table:table-cell>
          <table:table-cell office:value-type="float" office:value="-0.07424147" calcext:value-type="float">
            <text:p>-0.07424147</text:p>
          </table:table-cell>
          <table:table-cell office:value-type="float" office:value="-0.03439469" calcext:value-type="float">
            <text:p>-0.0343946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681004" calcext:value-type="float">
            <text:p>-2.681004</text:p>
          </table:table-cell>
          <table:table-cell office:value-type="float" office:value="-0.0008806122" calcext:value-type="float">
            <text:p>-0.00088061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1659" calcext:value-type="float">
            <text:p>-2.3016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354.7009" calcext:value-type="float">
            <text:p>354.7009</text:p>
          </table:table-cell>
          <table:table-cell office:value-type="float" office:value="310.6325" calcext:value-type="float">
            <text:p>310.632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8.2554" calcext:value-type="float">
            <text:p>988.2554</text:p>
          </table:table-cell>
          <table:table-cell office:value-type="float" office:value="63.81824" calcext:value-type="float">
            <text:p>63.81824</text:p>
          </table:table-cell>
          <table:table-cell office:value-type="float" office:value="0" calcext:value-type="float">
            <text:p>0</text:p>
          </table:table-cell>
          <table:table-cell office:value-type="float" office:value="0.1147686" calcext:value-type="float">
            <text:p>0.1147686</text:p>
          </table:table-cell>
          <table:table-cell office:value-type="float" office:value="0.1761947" calcext:value-type="float">
            <text:p>0.1761947</text:p>
          </table:table-cell>
          <table:table-cell office:value-type="float" office:value="0.1761892" calcext:value-type="float">
            <text:p>0.1761892</text:p>
          </table:table-cell>
          <table:table-cell office:value-type="float" office:value="0.176215" calcext:value-type="float">
            <text:p>0.176215</text:p>
          </table:table-cell>
          <table:table-cell office:value-type="float" office:value="0.1763133" calcext:value-type="float">
            <text:p>0.1763133</text:p>
          </table:table-cell>
          <table:table-cell office:value-type="float" office:value="0.1559283" calcext:value-type="float">
            <text:p>0.1559283</text:p>
          </table:table-cell>
          <table:table-cell office:value-type="float" office:value="0.1542398" calcext:value-type="float">
            <text:p>0.1542398</text:p>
          </table:table-cell>
          <table:table-cell office:value-type="float" office:value="0.2988689" calcext:value-type="float">
            <text:p>0.2988689</text:p>
          </table:table-cell>
          <table:table-cell office:value-type="float" office:value="0.3155041" calcext:value-type="float">
            <text:p>0.3155041</text:p>
          </table:table-cell>
          <table:table-cell office:value-type="float" office:value="0.3495954" calcext:value-type="float">
            <text:p>0.3495954</text:p>
          </table:table-cell>
          <table:table-cell office:value-type="float" office:value="0.3720959" calcext:value-type="float">
            <text:p>0.3720959</text:p>
          </table:table-cell>
          <table:table-cell office:value-type="float" office:value="0.3928325" calcext:value-type="float">
            <text:p>0.39283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71E-015" calcext:value-type="float">
            <text:p>1.8471E-15</text:p>
          </table:table-cell>
          <table:table-cell office:value-type="float" office:value="1.96117E-015" calcext:value-type="float">
            <text:p>1.96117E-15</text:p>
          </table:table-cell>
          <table:table-cell office:value-type="float" office:value="1.972943E-015" calcext:value-type="float">
            <text:p>1.972943E-15</text:p>
          </table:table-cell>
          <table:table-cell office:value-type="float" office:value="1.960195E-015" calcext:value-type="float">
            <text:p>1.960195E-15</text:p>
          </table:table-cell>
          <table:table-cell office:value-type="float" office:value="9.743109E-016" calcext:value-type="float">
            <text:p>9.743109E-16</text:p>
          </table:table-cell>
          <table:table-cell office:value-type="float" office:value="9.376601E-016" calcext:value-type="float">
            <text:p>9.376601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15472" calcext:value-type="float">
            <text:p>-61.15472</text:p>
          </table:table-cell>
          <table:table-cell office:value-type="float" office:value="-2.180362" calcext:value-type="float">
            <text:p>-2.180362</text:p>
          </table:table-cell>
          <table:table-cell office:value-type="float" office:value="-2.17796" calcext:value-type="float">
            <text:p>-2.17796</text:p>
          </table:table-cell>
          <table:table-cell office:value-type="float" office:value="-2.175791" calcext:value-type="float">
            <text:p>-2.175791</text:p>
          </table:table-cell>
          <table:table-cell office:value-type="float" office:value="-2.167806" calcext:value-type="float">
            <text:p>-2.167806</text:p>
          </table:table-cell>
          <table:table-cell office:value-type="float" office:value="-2.084477" calcext:value-type="float">
            <text:p>-2.084477</text:p>
          </table:table-cell>
          <table:table-cell office:value-type="float" office:value="-1.658519" calcext:value-type="float">
            <text:p>-1.658519</text:p>
          </table:table-cell>
          <table:table-cell office:value-type="float" office:value="-0.1566993" calcext:value-type="float">
            <text:p>-0.1566993</text:p>
          </table:table-cell>
          <table:table-cell office:value-type="float" office:value="-0.07814145" calcext:value-type="float">
            <text:p>-0.07814145</text:p>
          </table:table-cell>
          <table:table-cell office:value-type="float" office:value="-0.03525091" calcext:value-type="float">
            <text:p>-0.0352509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604116" calcext:value-type="float">
            <text:p>-2.604116</text:p>
          </table:table-cell>
          <table:table-cell office:value-type="float" office:value="-0.0008842228" calcext:value-type="float">
            <text:p>-0.00088422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9353" calcext:value-type="float">
            <text:p>-2.3093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354.7009" calcext:value-type="float">
            <text:p>354.7009</text:p>
          </table:table-cell>
          <table:table-cell office:value-type="float" office:value="313.0019" calcext:value-type="float">
            <text:p>313.001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5.886" calcext:value-type="float">
            <text:p>985.886</text:p>
          </table:table-cell>
          <table:table-cell office:value-type="float" office:value="63.81824" calcext:value-type="float">
            <text:p>63.81824</text:p>
          </table:table-cell>
          <table:table-cell office:value-type="float" office:value="0" calcext:value-type="float">
            <text:p>0</text:p>
          </table:table-cell>
          <table:table-cell office:value-type="float" office:value="0.1152111" calcext:value-type="float">
            <text:p>0.1152111</text:p>
          </table:table-cell>
          <table:table-cell office:value-type="float" office:value="0.1759108" calcext:value-type="float">
            <text:p>0.1759108</text:p>
          </table:table-cell>
          <table:table-cell office:value-type="float" office:value="0.17599" calcext:value-type="float">
            <text:p>0.17599</text:p>
          </table:table-cell>
          <table:table-cell office:value-type="float" office:value="0.1760206" calcext:value-type="float">
            <text:p>0.1760206</text:p>
          </table:table-cell>
          <table:table-cell office:value-type="float" office:value="0.1760519" calcext:value-type="float">
            <text:p>0.1760519</text:p>
          </table:table-cell>
          <table:table-cell office:value-type="float" office:value="0.1557418" calcext:value-type="float">
            <text:p>0.1557418</text:p>
          </table:table-cell>
          <table:table-cell office:value-type="float" office:value="0.1536587" calcext:value-type="float">
            <text:p>0.1536587</text:p>
          </table:table-cell>
          <table:table-cell office:value-type="float" office:value="0.2964379" calcext:value-type="float">
            <text:p>0.2964379</text:p>
          </table:table-cell>
          <table:table-cell office:value-type="float" office:value="0.3137224" calcext:value-type="float">
            <text:p>0.3137224</text:p>
          </table:table-cell>
          <table:table-cell office:value-type="float" office:value="0.3487025" calcext:value-type="float">
            <text:p>0.3487025</text:p>
          </table:table-cell>
          <table:table-cell office:value-type="float" office:value="0.3713614" calcext:value-type="float">
            <text:p>0.3713614</text:p>
          </table:table-cell>
          <table:table-cell office:value-type="float" office:value="0.3922934" calcext:value-type="float">
            <text:p>0.39229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7301E-015" calcext:value-type="float">
            <text:p>1.847301E-15</text:p>
          </table:table-cell>
          <table:table-cell office:value-type="float" office:value="1.961152E-015" calcext:value-type="float">
            <text:p>1.961152E-15</text:p>
          </table:table-cell>
          <table:table-cell office:value-type="float" office:value="1.97293E-015" calcext:value-type="float">
            <text:p>1.97293E-15</text:p>
          </table:table-cell>
          <table:table-cell office:value-type="float" office:value="1.960192E-015" calcext:value-type="float">
            <text:p>1.960192E-15</text:p>
          </table:table-cell>
          <table:table-cell office:value-type="float" office:value="9.74295E-016" calcext:value-type="float">
            <text:p>9.74295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08912" calcext:value-type="float">
            <text:p>-59.08912</text:p>
          </table:table-cell>
          <table:table-cell office:value-type="float" office:value="-2.207679" calcext:value-type="float">
            <text:p>-2.207679</text:p>
          </table:table-cell>
          <table:table-cell office:value-type="float" office:value="-2.197011" calcext:value-type="float">
            <text:p>-2.197011</text:p>
          </table:table-cell>
          <table:table-cell office:value-type="float" office:value="-2.19437" calcext:value-type="float">
            <text:p>-2.19437</text:p>
          </table:table-cell>
          <table:table-cell office:value-type="float" office:value="-2.192775" calcext:value-type="float">
            <text:p>-2.192775</text:p>
          </table:table-cell>
          <table:table-cell office:value-type="float" office:value="-2.103672" calcext:value-type="float">
            <text:p>-2.103672</text:p>
          </table:table-cell>
          <table:table-cell office:value-type="float" office:value="-1.703755" calcext:value-type="float">
            <text:p>-1.703755</text:p>
          </table:table-cell>
          <table:table-cell office:value-type="float" office:value="-0.1683333" calcext:value-type="float">
            <text:p>-0.1683333</text:p>
          </table:table-cell>
          <table:table-cell office:value-type="float" office:value="-0.08238885" calcext:value-type="float">
            <text:p>-0.08238885</text:p>
          </table:table-cell>
          <table:table-cell office:value-type="float" office:value="-0.03613144" calcext:value-type="float">
            <text:p>-0.03613144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525119" calcext:value-type="float">
            <text:p>-2.525119</text:p>
          </table:table-cell>
          <table:table-cell office:value-type="float" office:value="-0.0008877207" calcext:value-type="float">
            <text:p>-0.00088772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6293" calcext:value-type="float">
            <text:p>-2.3162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354.7009" calcext:value-type="float">
            <text:p>354.7009</text:p>
          </table:table-cell>
          <table:table-cell office:value-type="float" office:value="315.292" calcext:value-type="float">
            <text:p>315.292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3.5958" calcext:value-type="float">
            <text:p>983.5958</text:p>
          </table:table-cell>
          <table:table-cell office:value-type="float" office:value="63.81824" calcext:value-type="float">
            <text:p>63.81824</text:p>
          </table:table-cell>
          <table:table-cell office:value-type="float" office:value="0" calcext:value-type="float">
            <text:p>0</text:p>
          </table:table-cell>
          <table:table-cell office:value-type="float" office:value="0.1138648" calcext:value-type="float">
            <text:p>0.1138648</text:p>
          </table:table-cell>
          <table:table-cell office:value-type="float" office:value="0.1760111" calcext:value-type="float">
            <text:p>0.1760111</text:p>
          </table:table-cell>
          <table:table-cell office:value-type="float" office:value="0.1760472" calcext:value-type="float">
            <text:p>0.1760472</text:p>
          </table:table-cell>
          <table:table-cell office:value-type="float" office:value="0.1760749" calcext:value-type="float">
            <text:p>0.1760749</text:p>
          </table:table-cell>
          <table:table-cell office:value-type="float" office:value="0.1761274" calcext:value-type="float">
            <text:p>0.1761274</text:p>
          </table:table-cell>
          <table:table-cell office:value-type="float" office:value="0.1556296" calcext:value-type="float">
            <text:p>0.1556296</text:p>
          </table:table-cell>
          <table:table-cell office:value-type="float" office:value="0.1532055" calcext:value-type="float">
            <text:p>0.153205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119758" calcext:value-type="float">
            <text:p>0.3119758</text:p>
          </table:table-cell>
          <table:table-cell office:value-type="float" office:value="0.3478049" calcext:value-type="float">
            <text:p>0.3478049</text:p>
          </table:table-cell>
          <table:table-cell office:value-type="float" office:value="0.3706206" calcext:value-type="float">
            <text:p>0.3706206</text:p>
          </table:table-cell>
          <table:table-cell office:value-type="float" office:value="0.3916532" calcext:value-type="float">
            <text:p>0.39165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7474E-015" calcext:value-type="float">
            <text:p>1.847474E-15</text:p>
          </table:table-cell>
          <table:table-cell office:value-type="float" office:value="1.961139E-015" calcext:value-type="float">
            <text:p>1.961139E-15</text:p>
          </table:table-cell>
          <table:table-cell office:value-type="float" office:value="1.972917E-015" calcext:value-type="float">
            <text:p>1.972917E-15</text:p>
          </table:table-cell>
          <table:table-cell office:value-type="float" office:value="1.960186E-015" calcext:value-type="float">
            <text:p>1.960186E-15</text:p>
          </table:table-cell>
          <table:table-cell office:value-type="float" office:value="9.74284E-016" calcext:value-type="float">
            <text:p>9.74284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18285" calcext:value-type="float">
            <text:p>-64.18285</text:p>
          </table:table-cell>
          <table:table-cell office:value-type="float" office:value="-2.198353" calcext:value-type="float">
            <text:p>-2.198353</text:p>
          </table:table-cell>
          <table:table-cell office:value-type="float" office:value="-2.191432" calcext:value-type="float">
            <text:p>-2.191432</text:p>
          </table:table-cell>
          <table:table-cell office:value-type="float" office:value="-2.189088" calcext:value-type="float">
            <text:p>-2.189088</text:p>
          </table:table-cell>
          <table:table-cell office:value-type="float" office:value="-2.185419" calcext:value-type="float">
            <text:p>-2.185419</text:p>
          </table:table-cell>
          <table:table-cell office:value-type="float" office:value="-2.115302" calcext:value-type="float">
            <text:p>-2.115302</text:p>
          </table:table-cell>
          <table:table-cell office:value-type="float" office:value="-1.740003" calcext:value-type="float">
            <text:p>-1.740003</text:p>
          </table:table-cell>
          <table:table-cell office:value-type="float" office:value="-0.1804323" calcext:value-type="float">
            <text:p>-0.1804323</text:p>
          </table:table-cell>
          <table:table-cell office:value-type="float" office:value="-0.08680315" calcext:value-type="float">
            <text:p>-0.08680315</text:p>
          </table:table-cell>
          <table:table-cell office:value-type="float" office:value="-0.03704098" calcext:value-type="float">
            <text:p>-0.0370409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447466" calcext:value-type="float">
            <text:p>-2.447466</text:p>
          </table:table-cell>
          <table:table-cell office:value-type="float" office:value="-0.0008910848" calcext:value-type="float">
            <text:p>-0.00089108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2355" calcext:value-type="float">
            <text:p>-2.3223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354.7009" calcext:value-type="float">
            <text:p>354.7009</text:p>
          </table:table-cell>
          <table:table-cell office:value-type="float" office:value="317.5735" calcext:value-type="float">
            <text:p>317.573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1.3137" calcext:value-type="float">
            <text:p>981.3137</text:p>
          </table:table-cell>
          <table:table-cell office:value-type="float" office:value="63.81824" calcext:value-type="float">
            <text:p>63.81824</text:p>
          </table:table-cell>
          <table:table-cell office:value-type="float" office:value="0" calcext:value-type="float">
            <text:p>0</text:p>
          </table:table-cell>
          <table:table-cell office:value-type="float" office:value="0.1148997" calcext:value-type="float">
            <text:p>0.1148997</text:p>
          </table:table-cell>
          <table:table-cell office:value-type="float" office:value="0.175913" calcext:value-type="float">
            <text:p>0.175913</text:p>
          </table:table-cell>
          <table:table-cell office:value-type="float" office:value="0.1759975" calcext:value-type="float">
            <text:p>0.1759975</text:p>
          </table:table-cell>
          <table:table-cell office:value-type="float" office:value="0.1760271" calcext:value-type="float">
            <text:p>0.1760271</text:p>
          </table:table-cell>
          <table:table-cell office:value-type="float" office:value="0.1760694" calcext:value-type="float">
            <text:p>0.1760694</text:p>
          </table:table-cell>
          <table:table-cell office:value-type="float" office:value="0.1555232" calcext:value-type="float">
            <text:p>0.1555232</text:p>
          </table:table-cell>
          <table:table-cell office:value-type="float" office:value="0.1528419" calcext:value-type="float">
            <text:p>0.1528419</text:p>
          </table:table-cell>
          <table:table-cell office:value-type="float" office:value="0.2917444" calcext:value-type="float">
            <text:p>0.2917444</text:p>
          </table:table-cell>
          <table:table-cell office:value-type="float" office:value="0.3102275" calcext:value-type="float">
            <text:p>0.3102275</text:p>
          </table:table-cell>
          <table:table-cell office:value-type="float" office:value="0.3469375" calcext:value-type="float">
            <text:p>0.3469375</text:p>
          </table:table-cell>
          <table:table-cell office:value-type="float" office:value="0.3699039" calcext:value-type="float">
            <text:p>0.3699039</text:p>
          </table:table-cell>
          <table:table-cell office:value-type="float" office:value="0.3910342" calcext:value-type="float">
            <text:p>0.39103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7636E-015" calcext:value-type="float">
            <text:p>1.847636E-15</text:p>
          </table:table-cell>
          <table:table-cell office:value-type="float" office:value="1.961129E-015" calcext:value-type="float">
            <text:p>1.961129E-15</text:p>
          </table:table-cell>
          <table:table-cell office:value-type="float" office:value="1.972905E-015" calcext:value-type="float">
            <text:p>1.972905E-15</text:p>
          </table:table-cell>
          <table:table-cell office:value-type="float" office:value="1.960177E-015" calcext:value-type="float">
            <text:p>1.960177E-15</text:p>
          </table:table-cell>
          <table:table-cell office:value-type="float" office:value="9.742769E-016" calcext:value-type="float">
            <text:p>9.74276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43266" calcext:value-type="float">
            <text:p>-60.43266</text:p>
          </table:table-cell>
          <table:table-cell office:value-type="float" office:value="-2.207095" calcext:value-type="float">
            <text:p>-2.207095</text:p>
          </table:table-cell>
          <table:table-cell office:value-type="float" office:value="-2.196159" calcext:value-type="float">
            <text:p>-2.196159</text:p>
          </table:table-cell>
          <table:table-cell office:value-type="float" office:value="-2.193651" calcext:value-type="float">
            <text:p>-2.193651</text:p>
          </table:table-cell>
          <table:table-cell office:value-type="float" office:value="-2.190933" calcext:value-type="float">
            <text:p>-2.190933</text:p>
          </table:table-cell>
          <table:table-cell office:value-type="float" office:value="-2.126403" calcext:value-type="float">
            <text:p>-2.126403</text:p>
          </table:table-cell>
          <table:table-cell office:value-type="float" office:value="-1.769726" calcext:value-type="float">
            <text:p>-1.769726</text:p>
          </table:table-cell>
          <table:table-cell office:value-type="float" office:value="-0.1936139" calcext:value-type="float">
            <text:p>-0.1936139</text:p>
          </table:table-cell>
          <table:table-cell office:value-type="float" office:value="-0.09148248" calcext:value-type="float">
            <text:p>-0.09148248</text:p>
          </table:table-cell>
          <table:table-cell office:value-type="float" office:value="-0.03794487" calcext:value-type="float">
            <text:p>-0.0379448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364388" calcext:value-type="float">
            <text:p>-2.364388</text:p>
          </table:table-cell>
          <table:table-cell office:value-type="float" office:value="-0.0008946232" calcext:value-type="float">
            <text:p>-0.00089462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8871" calcext:value-type="float">
            <text:p>-2.3288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354.7009" calcext:value-type="float">
            <text:p>354.7009</text:p>
          </table:table-cell>
          <table:table-cell office:value-type="float" office:value="320.156" calcext:value-type="float">
            <text:p>320.15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78.7311" calcext:value-type="float">
            <text:p>978.7311</text:p>
          </table:table-cell>
          <table:table-cell office:value-type="float" office:value="63.81824" calcext:value-type="float">
            <text:p>63.81824</text:p>
          </table:table-cell>
          <table:table-cell office:value-type="float" office:value="0" calcext:value-type="float">
            <text:p>0</text:p>
          </table:table-cell>
          <table:table-cell office:value-type="float" office:value="0.1123452" calcext:value-type="float">
            <text:p>0.1123452</text:p>
          </table:table-cell>
          <table:table-cell office:value-type="float" office:value="0.1749804" calcext:value-type="float">
            <text:p>0.1749804</text:p>
          </table:table-cell>
          <table:table-cell office:value-type="float" office:value="0.175232" calcext:value-type="float">
            <text:p>0.175232</text:p>
          </table:table-cell>
          <table:table-cell office:value-type="float" office:value="0.1752697" calcext:value-type="float">
            <text:p>0.1752697</text:p>
          </table:table-cell>
          <table:table-cell office:value-type="float" office:value="0.1752044" calcext:value-type="float">
            <text:p>0.1752044</text:p>
          </table:table-cell>
          <table:table-cell office:value-type="float" office:value="0.1552196" calcext:value-type="float">
            <text:p>0.1552196</text:p>
          </table:table-cell>
          <table:table-cell office:value-type="float" office:value="0.1523189" calcext:value-type="float">
            <text:p>0.1523189</text:p>
          </table:table-cell>
          <table:table-cell office:value-type="float" office:value="0.2893113" calcext:value-type="float">
            <text:p>0.2893113</text:p>
          </table:table-cell>
          <table:table-cell office:value-type="float" office:value="0.3084065" calcext:value-type="float">
            <text:p>0.3084065</text:p>
          </table:table-cell>
          <table:table-cell office:value-type="float" office:value="0.3460211" calcext:value-type="float">
            <text:p>0.3460211</text:p>
          </table:table-cell>
          <table:table-cell office:value-type="float" office:value="0.3692071" calcext:value-type="float">
            <text:p>0.3692071</text:p>
          </table:table-cell>
          <table:table-cell office:value-type="float" office:value="0.3904085" calcext:value-type="float">
            <text:p>0.39040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7792E-015" calcext:value-type="float">
            <text:p>1.847792E-15</text:p>
          </table:table-cell>
          <table:table-cell office:value-type="float" office:value="1.961119E-015" calcext:value-type="float">
            <text:p>1.961119E-15</text:p>
          </table:table-cell>
          <table:table-cell office:value-type="float" office:value="1.972893E-015" calcext:value-type="float">
            <text:p>1.972893E-15</text:p>
          </table:table-cell>
          <table:table-cell office:value-type="float" office:value="1.960172E-015" calcext:value-type="float">
            <text:p>1.960172E-15</text:p>
          </table:table-cell>
          <table:table-cell office:value-type="float" office:value="9.742681E-016" calcext:value-type="float">
            <text:p>9.742681E-16</text:p>
          </table:table-cell>
          <table:table-cell office:value-type="float" office:value="9.376601E-016" calcext:value-type="float">
            <text:p>9.376601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09972" calcext:value-type="float">
            <text:p>-71.09972</text:p>
          </table:table-cell>
          <table:table-cell office:value-type="float" office:value="-2.299981" calcext:value-type="float">
            <text:p>-2.299981</text:p>
          </table:table-cell>
          <table:table-cell office:value-type="float" office:value="-2.271086" calcext:value-type="float">
            <text:p>-2.271086</text:p>
          </table:table-cell>
          <table:table-cell office:value-type="float" office:value="-2.267701" calcext:value-type="float">
            <text:p>-2.267701</text:p>
          </table:table-cell>
          <table:table-cell office:value-type="float" office:value="-2.275707" calcext:value-type="float">
            <text:p>-2.275707</text:p>
          </table:table-cell>
          <table:table-cell office:value-type="float" office:value="-2.158419" calcext:value-type="float">
            <text:p>-2.158419</text:p>
          </table:table-cell>
          <table:table-cell office:value-type="float" office:value="-1.813462" calcext:value-type="float">
            <text:p>-1.813462</text:p>
          </table:table-cell>
          <table:table-cell office:value-type="float" office:value="-0.208358" calcext:value-type="float">
            <text:p>-0.208358</text:p>
          </table:table-cell>
          <table:table-cell office:value-type="float" office:value="-0.09665632" calcext:value-type="float">
            <text:p>-0.09665632</text:p>
          </table:table-cell>
          <table:table-cell office:value-type="float" office:value="-0.03892415" calcext:value-type="float">
            <text:p>-0.0389241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495801" calcext:value-type="float">
            <text:p>-2.495801</text:p>
          </table:table-cell>
          <table:table-cell office:value-type="float" office:value="-0.0008908453" calcext:value-type="float">
            <text:p>-0.00089084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5824" calcext:value-type="float">
            <text:p>-2.3358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354.7009" calcext:value-type="float">
            <text:p>354.7009</text:p>
          </table:table-cell>
          <table:table-cell office:value-type="float" office:value="322.8297" calcext:value-type="float">
            <text:p>322.829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76.0576" calcext:value-type="float">
            <text:p>976.0576</text:p>
          </table:table-cell>
          <table:table-cell office:value-type="float" office:value="63.81824" calcext:value-type="float">
            <text:p>63.81824</text:p>
          </table:table-cell>
          <table:table-cell office:value-type="float" office:value="0" calcext:value-type="float">
            <text:p>0</text:p>
          </table:table-cell>
          <table:table-cell office:value-type="float" office:value="0.1082365" calcext:value-type="float">
            <text:p>0.1082365</text:p>
          </table:table-cell>
          <table:table-cell office:value-type="float" office:value="0.1742607" calcext:value-type="float">
            <text:p>0.1742607</text:p>
          </table:table-cell>
          <table:table-cell office:value-type="float" office:value="0.1744711" calcext:value-type="float">
            <text:p>0.1744711</text:p>
          </table:table-cell>
          <table:table-cell office:value-type="float" office:value="0.1745098" calcext:value-type="float">
            <text:p>0.1745098</text:p>
          </table:table-cell>
          <table:table-cell office:value-type="float" office:value="0.1744384" calcext:value-type="float">
            <text:p>0.1744384</text:p>
          </table:table-cell>
          <table:table-cell office:value-type="float" office:value="0.1548111" calcext:value-type="float">
            <text:p>0.1548111</text:p>
          </table:table-cell>
          <table:table-cell office:value-type="float" office:value="0.1517368" calcext:value-type="float">
            <text:p>0.1517368</text:p>
          </table:table-cell>
          <table:table-cell office:value-type="float" office:value="0.2868041" calcext:value-type="float">
            <text:p>0.2868041</text:p>
          </table:table-cell>
          <table:table-cell office:value-type="float" office:value="0.3065281" calcext:value-type="float">
            <text:p>0.3065281</text:p>
          </table:table-cell>
          <table:table-cell office:value-type="float" office:value="0.3450065" calcext:value-type="float">
            <text:p>0.3450065</text:p>
          </table:table-cell>
          <table:table-cell office:value-type="float" office:value="0.3685044" calcext:value-type="float">
            <text:p>0.3685044</text:p>
          </table:table-cell>
          <table:table-cell office:value-type="float" office:value="0.3898239" calcext:value-type="float">
            <text:p>0.3898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7948E-015" calcext:value-type="float">
            <text:p>1.847948E-15</text:p>
          </table:table-cell>
          <table:table-cell office:value-type="float" office:value="1.961107E-015" calcext:value-type="float">
            <text:p>1.961107E-15</text:p>
          </table:table-cell>
          <table:table-cell office:value-type="float" office:value="1.972875E-015" calcext:value-type="float">
            <text:p>1.972875E-15</text:p>
          </table:table-cell>
          <table:table-cell office:value-type="float" office:value="1.960175E-015" calcext:value-type="float">
            <text:p>1.960175E-15</text:p>
          </table:table-cell>
          <table:table-cell office:value-type="float" office:value="9.742566E-016" calcext:value-type="float">
            <text:p>9.742566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84018" calcext:value-type="float">
            <text:p>-94.84018</text:p>
          </table:table-cell>
          <table:table-cell office:value-type="float" office:value="-2.374358" calcext:value-type="float">
            <text:p>-2.374358</text:p>
          </table:table-cell>
          <table:table-cell office:value-type="float" office:value="-2.348546" calcext:value-type="float">
            <text:p>-2.348546</text:p>
          </table:table-cell>
          <table:table-cell office:value-type="float" office:value="-2.344925" calcext:value-type="float">
            <text:p>-2.344925</text:p>
          </table:table-cell>
          <table:table-cell office:value-type="float" office:value="-2.35396" calcext:value-type="float">
            <text:p>-2.35396</text:p>
          </table:table-cell>
          <table:table-cell office:value-type="float" office:value="-2.202395" calcext:value-type="float">
            <text:p>-2.202395</text:p>
          </table:table-cell>
          <table:table-cell office:value-type="float" office:value="-1.863625" calcext:value-type="float">
            <text:p>-1.863625</text:p>
          </table:table-cell>
          <table:table-cell office:value-type="float" office:value="-0.2248774" calcext:value-type="float">
            <text:p>-0.2248774</text:p>
          </table:table-cell>
          <table:table-cell office:value-type="float" office:value="-0.1023329" calcext:value-type="float">
            <text:p>-0.1023329</text:p>
          </table:table-cell>
          <table:table-cell office:value-type="float" office:value="-0.04004285" calcext:value-type="float">
            <text:p>-0.0400428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4.720041" calcext:value-type="float">
            <text:p>-4.720041</text:p>
          </table:table-cell>
          <table:table-cell office:value-type="float" office:value="-0.0008338615" calcext:value-type="float">
            <text:p>-0.00083386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2962" calcext:value-type="float">
            <text:p>-2.3429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354.7009" calcext:value-type="float">
            <text:p>354.7009</text:p>
          </table:table-cell>
          <table:table-cell office:value-type="float" office:value="325.4267" calcext:value-type="float">
            <text:p>325.426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73.4606" calcext:value-type="float">
            <text:p>973.4606</text:p>
          </table:table-cell>
          <table:table-cell office:value-type="float" office:value="63.81824" calcext:value-type="float">
            <text:p>63.81824</text:p>
          </table:table-cell>
          <table:table-cell office:value-type="float" office:value="0" calcext:value-type="float">
            <text:p>0</text:p>
          </table:table-cell>
          <table:table-cell office:value-type="float" office:value="0.1061701" calcext:value-type="float">
            <text:p>0.1061701</text:p>
          </table:table-cell>
          <table:table-cell office:value-type="float" office:value="0.1740041" calcext:value-type="float">
            <text:p>0.1740041</text:p>
          </table:table-cell>
          <table:table-cell office:value-type="float" office:value="0.1740998" calcext:value-type="float">
            <text:p>0.1740998</text:p>
          </table:table-cell>
          <table:table-cell office:value-type="float" office:value="0.174139" calcext:value-type="float">
            <text:p>0.174139</text:p>
          </table:table-cell>
          <table:table-cell office:value-type="float" office:value="0.1741221" calcext:value-type="float">
            <text:p>0.1741221</text:p>
          </table:table-cell>
          <table:table-cell office:value-type="float" office:value="0.1544525" calcext:value-type="float">
            <text:p>0.1544525</text:p>
          </table:table-cell>
          <table:table-cell office:value-type="float" office:value="0.1512353" calcext:value-type="float">
            <text:p>0.1512353</text:p>
          </table:table-cell>
          <table:table-cell office:value-type="float" office:value="0.2842718" calcext:value-type="float">
            <text:p>0.2842718</text:p>
          </table:table-cell>
          <table:table-cell office:value-type="float" office:value="0.304615" calcext:value-type="float">
            <text:p>0.304615</text:p>
          </table:table-cell>
          <table:table-cell office:value-type="float" office:value="0.3439943" calcext:value-type="float">
            <text:p>0.3439943</text:p>
          </table:table-cell>
          <table:table-cell office:value-type="float" office:value="0.3677037" calcext:value-type="float">
            <text:p>0.3677037</text:p>
          </table:table-cell>
          <table:table-cell office:value-type="float" office:value="0.3893197" calcext:value-type="float">
            <text:p>0.38931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8103E-015" calcext:value-type="float">
            <text:p>1.848103E-15</text:p>
          </table:table-cell>
          <table:table-cell office:value-type="float" office:value="1.961094E-015" calcext:value-type="float">
            <text:p>1.961094E-15</text:p>
          </table:table-cell>
          <table:table-cell office:value-type="float" office:value="1.972857E-015" calcext:value-type="float">
            <text:p>1.972857E-15</text:p>
          </table:table-cell>
          <table:table-cell office:value-type="float" office:value="1.960179E-015" calcext:value-type="float">
            <text:p>1.960179E-15</text:p>
          </table:table-cell>
          <table:table-cell office:value-type="float" office:value="9.742464E-016" calcext:value-type="float">
            <text:p>9.742464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182" calcext:value-type="float">
            <text:p>-109.1182</text:p>
          </table:table-cell>
          <table:table-cell office:value-type="float" office:value="-2.4012" calcext:value-type="float">
            <text:p>-2.4012</text:p>
          </table:table-cell>
          <table:table-cell office:value-type="float" office:value="-2.387271" calcext:value-type="float">
            <text:p>-2.387271</text:p>
          </table:table-cell>
          <table:table-cell office:value-type="float" office:value="-2.383595" calcext:value-type="float">
            <text:p>-2.383595</text:p>
          </table:table-cell>
          <table:table-cell office:value-type="float" office:value="-2.386962" calcext:value-type="float">
            <text:p>-2.386962</text:p>
          </table:table-cell>
          <table:table-cell office:value-type="float" office:value="-2.241826" calcext:value-type="float">
            <text:p>-2.241826</text:p>
          </table:table-cell>
          <table:table-cell office:value-type="float" office:value="-1.908123" calcext:value-type="float">
            <text:p>-1.908123</text:p>
          </table:table-cell>
          <table:table-cell office:value-type="float" office:value="-0.2430583" calcext:value-type="float">
            <text:p>-0.2430583</text:p>
          </table:table-cell>
          <table:table-cell office:value-type="float" office:value="-0.1085004" calcext:value-type="float">
            <text:p>-0.1085004</text:p>
          </table:table-cell>
          <table:table-cell office:value-type="float" office:value="-0.04119399" calcext:value-type="float">
            <text:p>-0.0411939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9.085405" calcext:value-type="float">
            <text:p>-9.085405</text:p>
          </table:table-cell>
          <table:table-cell office:value-type="float" office:value="-0.0007631763" calcext:value-type="float">
            <text:p>-0.00076317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50353" calcext:value-type="float">
            <text:p>-2.3503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370.8011" calcext:value-type="float">
            <text:p>370.8011</text:p>
          </table:table-cell>
          <table:table-cell office:value-type="float" office:value="328.849" calcext:value-type="float">
            <text:p>328.84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5.8979" calcext:value-type="float">
            <text:p>985.8979</text:p>
          </table:table-cell>
          <table:table-cell office:value-type="float" office:value="64.05822" calcext:value-type="float">
            <text:p>64.05822</text:p>
          </table:table-cell>
          <table:table-cell office:value-type="float" office:value="0" calcext:value-type="float">
            <text:p>0</text:p>
          </table:table-cell>
          <table:table-cell office:value-type="float" office:value="0.5351551" calcext:value-type="float">
            <text:p>0.5351551</text:p>
          </table:table-cell>
          <table:table-cell office:value-type="float" office:value="0.3448246" calcext:value-type="float">
            <text:p>0.3448246</text:p>
          </table:table-cell>
          <table:table-cell office:value-type="float" office:value="0.1763709" calcext:value-type="float">
            <text:p>0.1763709</text:p>
          </table:table-cell>
          <table:table-cell office:value-type="float" office:value="0.18071" calcext:value-type="float">
            <text:p>0.18071</text:p>
          </table:table-cell>
          <table:table-cell office:value-type="float" office:value="0.1763631" calcext:value-type="float">
            <text:p>0.1763631</text:p>
          </table:table-cell>
          <table:table-cell office:value-type="float" office:value="0.1546026" calcext:value-type="float">
            <text:p>0.1546026</text:p>
          </table:table-cell>
          <table:table-cell office:value-type="float" office:value="0.1662833" calcext:value-type="float">
            <text:p>0.1662833</text:p>
          </table:table-cell>
          <table:table-cell office:value-type="float" office:value="0.2824684" calcext:value-type="float">
            <text:p>0.2824684</text:p>
          </table:table-cell>
          <table:table-cell office:value-type="float" office:value="0.3032061" calcext:value-type="float">
            <text:p>0.3032061</text:p>
          </table:table-cell>
          <table:table-cell office:value-type="float" office:value="0.3432432" calcext:value-type="float">
            <text:p>0.3432432</text:p>
          </table:table-cell>
          <table:table-cell office:value-type="float" office:value="0.3672084" calcext:value-type="float">
            <text:p>0.3672084</text:p>
          </table:table-cell>
          <table:table-cell office:value-type="float" office:value="0.388993" calcext:value-type="float">
            <text:p>0.3889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8265E-015" calcext:value-type="float">
            <text:p>1.848265E-15</text:p>
          </table:table-cell>
          <table:table-cell office:value-type="float" office:value="1.961079E-015" calcext:value-type="float">
            <text:p>1.961079E-15</text:p>
          </table:table-cell>
          <table:table-cell office:value-type="float" office:value="1.97284E-015" calcext:value-type="float">
            <text:p>1.97284E-15</text:p>
          </table:table-cell>
          <table:table-cell office:value-type="float" office:value="1.960183E-015" calcext:value-type="float">
            <text:p>1.960183E-15</text:p>
          </table:table-cell>
          <table:table-cell office:value-type="float" office:value="9.742358E-016" calcext:value-type="float">
            <text:p>9.742358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19423" calcext:value-type="float">
            <text:p>-0.001019423</text:p>
          </table:table-cell>
          <table:table-cell office:value-type="float" office:value="-0.01635571" calcext:value-type="float">
            <text:p>-0.01635571</text:p>
          </table:table-cell>
          <table:table-cell office:value-type="float" office:value="-2.165972" calcext:value-type="float">
            <text:p>-2.165972</text:p>
          </table:table-cell>
          <table:table-cell office:value-type="float" office:value="-1.793071" calcext:value-type="float">
            <text:p>-1.793071</text:p>
          </table:table-cell>
          <table:table-cell office:value-type="float" office:value="-2.167404" calcext:value-type="float">
            <text:p>-2.167404</text:p>
          </table:table-cell>
          <table:table-cell office:value-type="float" office:value="-2.226032" calcext:value-type="float">
            <text:p>-2.226032</text:p>
          </table:table-cell>
          <table:table-cell office:value-type="float" office:value="-0.9706506" calcext:value-type="float">
            <text:p>-0.9706506</text:p>
          </table:table-cell>
          <table:table-cell office:value-type="float" office:value="-0.2571509" calcext:value-type="float">
            <text:p>-0.2571509</text:p>
          </table:table-cell>
          <table:table-cell office:value-type="float" office:value="-0.1133502" calcext:value-type="float">
            <text:p>-0.1133502</text:p>
          </table:table-cell>
          <table:table-cell office:value-type="float" office:value="-0.04208057" calcext:value-type="float">
            <text:p>-0.0420805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6131344" calcext:value-type="float">
            <text:p>-0.006131344</text:p>
          </table:table-cell>
          <table:table-cell office:value-type="float" office:value="-0.000696843" calcext:value-type="float">
            <text:p>-0.00069684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57977" calcext:value-type="float">
            <text:p>-2.3579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376.1011" calcext:value-type="float">
            <text:p>376.1011</text:p>
          </table:table-cell>
          <table:table-cell office:value-type="float" office:value="334.3806" calcext:value-type="float">
            <text:p>334.380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5.6116" calcext:value-type="float">
            <text:p>985.6116</text:p>
          </table:table-cell>
          <table:table-cell office:value-type="float" office:value="64.11253" calcext:value-type="float">
            <text:p>64.11253</text:p>
          </table:table-cell>
          <table:table-cell office:value-type="float" office:value="0" calcext:value-type="float">
            <text:p>0</text:p>
          </table:table-cell>
          <table:table-cell office:value-type="float" office:value="0.3882951" calcext:value-type="float">
            <text:p>0.3882951</text:p>
          </table:table-cell>
          <table:table-cell office:value-type="float" office:value="0.3923644" calcext:value-type="float">
            <text:p>0.3923644</text:p>
          </table:table-cell>
          <table:table-cell office:value-type="float" office:value="0.1832306" calcext:value-type="float">
            <text:p>0.1832306</text:p>
          </table:table-cell>
          <table:table-cell office:value-type="float" office:value="0.1840824" calcext:value-type="float">
            <text:p>0.1840824</text:p>
          </table:table-cell>
          <table:table-cell office:value-type="float" office:value="0.1826031" calcext:value-type="float">
            <text:p>0.1826031</text:p>
          </table:table-cell>
          <table:table-cell office:value-type="float" office:value="0.1557516" calcext:value-type="float">
            <text:p>0.1557516</text:p>
          </table:table-cell>
          <table:table-cell office:value-type="float" office:value="0.1666404" calcext:value-type="float">
            <text:p>0.1666404</text:p>
          </table:table-cell>
          <table:table-cell office:value-type="float" office:value="0.2822311" calcext:value-type="float">
            <text:p>0.2822311</text:p>
          </table:table-cell>
          <table:table-cell office:value-type="float" office:value="0.3029269" calcext:value-type="float">
            <text:p>0.3029269</text:p>
          </table:table-cell>
          <table:table-cell office:value-type="float" office:value="0.3431273" calcext:value-type="float">
            <text:p>0.3431273</text:p>
          </table:table-cell>
          <table:table-cell office:value-type="float" office:value="0.3673492" calcext:value-type="float">
            <text:p>0.3673492</text:p>
          </table:table-cell>
          <table:table-cell office:value-type="float" office:value="0.3890581" calcext:value-type="float">
            <text:p>0.38905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8466E-015" calcext:value-type="float">
            <text:p>1.848466E-15</text:p>
          </table:table-cell>
          <table:table-cell office:value-type="float" office:value="1.961048E-015" calcext:value-type="float">
            <text:p>1.961048E-15</text:p>
          </table:table-cell>
          <table:table-cell office:value-type="float" office:value="1.972832E-015" calcext:value-type="float">
            <text:p>1.972832E-15</text:p>
          </table:table-cell>
          <table:table-cell office:value-type="float" office:value="1.960182E-015" calcext:value-type="float">
            <text:p>1.960182E-15</text:p>
          </table:table-cell>
          <table:table-cell office:value-type="float" office:value="9.742235E-016" calcext:value-type="float">
            <text:p>9.742235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233031" calcext:value-type="float">
            <text:p>-0.007233031</text:p>
          </table:table-cell>
          <table:table-cell office:value-type="float" office:value="-0.006767235" calcext:value-type="float">
            <text:p>-0.006767235</text:p>
          </table:table-cell>
          <table:table-cell office:value-type="float" office:value="-1.613293" calcext:value-type="float">
            <text:p>-1.613293</text:p>
          </table:table-cell>
          <table:table-cell office:value-type="float" office:value="-1.554963" calcext:value-type="float">
            <text:p>-1.554963</text:p>
          </table:table-cell>
          <table:table-cell office:value-type="float" office:value="-1.656296" calcext:value-type="float">
            <text:p>-1.656296</text:p>
          </table:table-cell>
          <table:table-cell office:value-type="float" office:value="-2.103437" calcext:value-type="float">
            <text:p>-2.103437</text:p>
          </table:table-cell>
          <table:table-cell office:value-type="float" office:value="-0.9560088" calcext:value-type="float">
            <text:p>-0.9560088</text:p>
          </table:table-cell>
          <table:table-cell office:value-type="float" office:value="-0.2590532" calcext:value-type="float">
            <text:p>-0.2590532</text:p>
          </table:table-cell>
          <table:table-cell office:value-type="float" office:value="-0.1143318" calcext:value-type="float">
            <text:p>-0.1143318</text:p>
          </table:table-cell>
          <table:table-cell office:value-type="float" office:value="-0.04221825" calcext:value-type="float">
            <text:p>-0.0422182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7335047" calcext:value-type="float">
            <text:p>-0.007335047</text:p>
          </table:table-cell>
          <table:table-cell office:value-type="float" office:value="-0.0007050314" calcext:value-type="float">
            <text:p>-0.000705031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65329" calcext:value-type="float">
            <text:p>-2.3653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41.4554" calcext:value-type="float">
            <text:p>341.4554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5.3576" calcext:value-type="float">
            <text:p>985.3576</text:p>
          </table:table-cell>
          <table:table-cell office:value-type="float" office:value="64.19125" calcext:value-type="float">
            <text:p>64.19125</text:p>
          </table:table-cell>
          <table:table-cell office:value-type="float" office:value="0" calcext:value-type="float">
            <text:p>0</text:p>
          </table:table-cell>
          <table:table-cell office:value-type="float" office:value="0.3850597" calcext:value-type="float">
            <text:p>0.3850597</text:p>
          </table:table-cell>
          <table:table-cell office:value-type="float" office:value="0.3889406" calcext:value-type="float">
            <text:p>0.3889406</text:p>
          </table:table-cell>
          <table:table-cell office:value-type="float" office:value="0.1872468" calcext:value-type="float">
            <text:p>0.1872468</text:p>
          </table:table-cell>
          <table:table-cell office:value-type="float" office:value="0.1858455" calcext:value-type="float">
            <text:p>0.1858455</text:p>
          </table:table-cell>
          <table:table-cell office:value-type="float" office:value="0.185474" calcext:value-type="float">
            <text:p>0.185474</text:p>
          </table:table-cell>
          <table:table-cell office:value-type="float" office:value="0.1568128" calcext:value-type="float">
            <text:p>0.1568128</text:p>
          </table:table-cell>
          <table:table-cell office:value-type="float" office:value="0.1687284" calcext:value-type="float">
            <text:p>0.1687284</text:p>
          </table:table-cell>
          <table:table-cell office:value-type="float" office:value="0.2817259" calcext:value-type="float">
            <text:p>0.2817259</text:p>
          </table:table-cell>
          <table:table-cell office:value-type="float" office:value="0.3024516" calcext:value-type="float">
            <text:p>0.3024516</text:p>
          </table:table-cell>
          <table:table-cell office:value-type="float" office:value="0.342938" calcext:value-type="float">
            <text:p>0.342938</text:p>
          </table:table-cell>
          <table:table-cell office:value-type="float" office:value="0.3673715" calcext:value-type="float">
            <text:p>0.3673715</text:p>
          </table:table-cell>
          <table:table-cell office:value-type="float" office:value="0.3890117" calcext:value-type="float">
            <text:p>0.38901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8672E-015" calcext:value-type="float">
            <text:p>1.848672E-15</text:p>
          </table:table-cell>
          <table:table-cell office:value-type="float" office:value="1.961019E-015" calcext:value-type="float">
            <text:p>1.961019E-15</text:p>
          </table:table-cell>
          <table:table-cell office:value-type="float" office:value="1.972824E-015" calcext:value-type="float">
            <text:p>1.972824E-15</text:p>
          </table:table-cell>
          <table:table-cell office:value-type="float" office:value="1.960177E-015" calcext:value-type="float">
            <text:p>1.960177E-15</text:p>
          </table:table-cell>
          <table:table-cell office:value-type="float" office:value="9.742134E-016" calcext:value-type="float">
            <text:p>9.742134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94952" calcext:value-type="float">
            <text:p>-0.007594952</text:p>
          </table:table-cell>
          <table:table-cell office:value-type="float" office:value="-0.007146585" calcext:value-type="float">
            <text:p>-0.007146585</text:p>
          </table:table-cell>
          <table:table-cell office:value-type="float" office:value="-1.364875" calcext:value-type="float">
            <text:p>-1.364875</text:p>
          </table:table-cell>
          <table:table-cell office:value-type="float" office:value="-1.444823" calcext:value-type="float">
            <text:p>-1.444823</text:p>
          </table:table-cell>
          <table:table-cell office:value-type="float" office:value="-1.468157" calcext:value-type="float">
            <text:p>-1.468157</text:p>
          </table:table-cell>
          <table:table-cell office:value-type="float" office:value="-1.99683" calcext:value-type="float">
            <text:p>-1.99683</text:p>
          </table:table-cell>
          <table:table-cell office:value-type="float" office:value="-0.8748447" calcext:value-type="float">
            <text:p>-0.8748447</text:p>
          </table:table-cell>
          <table:table-cell office:value-type="float" office:value="-0.263151" calcext:value-type="float">
            <text:p>-0.263151</text:p>
          </table:table-cell>
          <table:table-cell office:value-type="float" office:value="-0.1160203" calcext:value-type="float">
            <text:p>-0.1160203</text:p>
          </table:table-cell>
          <table:table-cell office:value-type="float" office:value="-0.04244436" calcext:value-type="float">
            <text:p>-0.0424443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7695241" calcext:value-type="float">
            <text:p>-0.007695241</text:p>
          </table:table-cell>
          <table:table-cell office:value-type="float" office:value="-0.0007137265" calcext:value-type="float">
            <text:p>-0.00071372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2277" calcext:value-type="float">
            <text:p>-2.3722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48.0989" calcext:value-type="float">
            <text:p>348.098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78.7141" calcext:value-type="float">
            <text:p>978.7141</text:p>
          </table:table-cell>
          <table:table-cell office:value-type="float" office:value="64.19125" calcext:value-type="float">
            <text:p>64.19125</text:p>
          </table:table-cell>
          <table:table-cell office:value-type="float" office:value="0" calcext:value-type="float">
            <text:p>0</text:p>
          </table:table-cell>
          <table:table-cell office:value-type="float" office:value="0.2022402" calcext:value-type="float">
            <text:p>0.2022402</text:p>
          </table:table-cell>
          <table:table-cell office:value-type="float" office:value="0.2889368" calcext:value-type="float">
            <text:p>0.2889368</text:p>
          </table:table-cell>
          <table:table-cell office:value-type="float" office:value="0.1890634" calcext:value-type="float">
            <text:p>0.1890634</text:p>
          </table:table-cell>
          <table:table-cell office:value-type="float" office:value="0.1864829" calcext:value-type="float">
            <text:p>0.1864829</text:p>
          </table:table-cell>
          <table:table-cell office:value-type="float" office:value="0.1862291" calcext:value-type="float">
            <text:p>0.1862291</text:p>
          </table:table-cell>
          <table:table-cell office:value-type="float" office:value="0.1577158" calcext:value-type="float">
            <text:p>0.1577158</text:p>
          </table:table-cell>
          <table:table-cell office:value-type="float" office:value="0.1680292" calcext:value-type="float">
            <text:p>0.1680292</text:p>
          </table:table-cell>
          <table:table-cell office:value-type="float" office:value="0.2809779" calcext:value-type="float">
            <text:p>0.2809779</text:p>
          </table:table-cell>
          <table:table-cell office:value-type="float" office:value="0.3017955" calcext:value-type="float">
            <text:p>0.3017955</text:p>
          </table:table-cell>
          <table:table-cell office:value-type="float" office:value="0.3426856" calcext:value-type="float">
            <text:p>0.3426856</text:p>
          </table:table-cell>
          <table:table-cell office:value-type="float" office:value="0.3672829" calcext:value-type="float">
            <text:p>0.3672829</text:p>
          </table:table-cell>
          <table:table-cell office:value-type="float" office:value="0.3888384" calcext:value-type="float">
            <text:p>0.38883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8878E-015" calcext:value-type="float">
            <text:p>1.848878E-15</text:p>
          </table:table-cell>
          <table:table-cell office:value-type="float" office:value="1.960995E-015" calcext:value-type="float">
            <text:p>1.960995E-15</text:p>
          </table:table-cell>
          <table:table-cell office:value-type="float" office:value="1.972813E-015" calcext:value-type="float">
            <text:p>1.972813E-15</text:p>
          </table:table-cell>
          <table:table-cell office:value-type="float" office:value="1.96017E-015" calcext:value-type="float">
            <text:p>1.96017E-15</text:p>
          </table:table-cell>
          <table:table-cell office:value-type="float" office:value="9.742072E-016" calcext:value-type="float">
            <text:p>9.742072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74761" calcext:value-type="float">
            <text:p>-0.7374761</text:p>
          </table:table-cell>
          <table:table-cell office:value-type="float" office:value="-0.0479202" calcext:value-type="float">
            <text:p>-0.0479202</text:p>
          </table:table-cell>
          <table:table-cell office:value-type="float" office:value="-1.266558" calcext:value-type="float">
            <text:p>-1.266558</text:p>
          </table:table-cell>
          <table:table-cell office:value-type="float" office:value="-1.407059" calcext:value-type="float">
            <text:p>-1.407059</text:p>
          </table:table-cell>
          <table:table-cell office:value-type="float" office:value="-1.422576" calcext:value-type="float">
            <text:p>-1.422576</text:p>
          </table:table-cell>
          <table:table-cell office:value-type="float" office:value="-1.910813" calcext:value-type="float">
            <text:p>-1.910813</text:p>
          </table:table-cell>
          <table:table-cell office:value-type="float" office:value="-0.9011011" calcext:value-type="float">
            <text:p>-0.9011011</text:p>
          </table:table-cell>
          <table:table-cell office:value-type="float" office:value="-0.2693522" calcext:value-type="float">
            <text:p>-0.2693522</text:p>
          </table:table-cell>
          <table:table-cell office:value-type="float" office:value="-0.118397" calcext:value-type="float">
            <text:p>-0.118397</text:p>
          </table:table-cell>
          <table:table-cell office:value-type="float" office:value="-0.04274626" calcext:value-type="float">
            <text:p>-0.0427462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.100136" calcext:value-type="float">
            <text:p>-1.100136</text:p>
          </table:table-cell>
          <table:table-cell office:value-type="float" office:value="-0.0007204235" calcext:value-type="float">
            <text:p>-0.00072042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7874" calcext:value-type="float">
            <text:p>-2.378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53.0294" calcext:value-type="float">
            <text:p>353.0294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73.7835" calcext:value-type="float">
            <text:p>973.7835</text:p>
          </table:table-cell>
          <table:table-cell office:value-type="float" office:value="64.19125" calcext:value-type="float">
            <text:p>64.19125</text:p>
          </table:table-cell>
          <table:table-cell office:value-type="float" office:value="0" calcext:value-type="float">
            <text:p>0</text:p>
          </table:table-cell>
          <table:table-cell office:value-type="float" office:value="0.1124524" calcext:value-type="float">
            <text:p>0.1124524</text:p>
          </table:table-cell>
          <table:table-cell office:value-type="float" office:value="0.2220728" calcext:value-type="float">
            <text:p>0.2220728</text:p>
          </table:table-cell>
          <table:table-cell office:value-type="float" office:value="0.1880756" calcext:value-type="float">
            <text:p>0.1880756</text:p>
          </table:table-cell>
          <table:table-cell office:value-type="float" office:value="0.1854501" calcext:value-type="float">
            <text:p>0.1854501</text:p>
          </table:table-cell>
          <table:table-cell office:value-type="float" office:value="0.1848425" calcext:value-type="float">
            <text:p>0.1848425</text:p>
          </table:table-cell>
          <table:table-cell office:value-type="float" office:value="0.1584601" calcext:value-type="float">
            <text:p>0.1584601</text:p>
          </table:table-cell>
          <table:table-cell office:value-type="float" office:value="0.1669949" calcext:value-type="float">
            <text:p>0.1669949</text:p>
          </table:table-cell>
          <table:table-cell office:value-type="float" office:value="0.2800486" calcext:value-type="float">
            <text:p>0.2800486</text:p>
          </table:table-cell>
          <table:table-cell office:value-type="float" office:value="0.3009952" calcext:value-type="float">
            <text:p>0.3009952</text:p>
          </table:table-cell>
          <table:table-cell office:value-type="float" office:value="0.3423408" calcext:value-type="float">
            <text:p>0.3423408</text:p>
          </table:table-cell>
          <table:table-cell office:value-type="float" office:value="0.3670954" calcext:value-type="float">
            <text:p>0.3670954</text:p>
          </table:table-cell>
          <table:table-cell office:value-type="float" office:value="0.3885775" calcext:value-type="float">
            <text:p>0.38857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9058E-015" calcext:value-type="float">
            <text:p>1.849058E-15</text:p>
          </table:table-cell>
          <table:table-cell office:value-type="float" office:value="1.960973E-015" calcext:value-type="float">
            <text:p>1.960973E-15</text:p>
          </table:table-cell>
          <table:table-cell office:value-type="float" office:value="1.972805E-015" calcext:value-type="float">
            <text:p>1.972805E-15</text:p>
          </table:table-cell>
          <table:table-cell office:value-type="float" office:value="1.960161E-015" calcext:value-type="float">
            <text:p>1.960161E-15</text:p>
          </table:table-cell>
          <table:table-cell office:value-type="float" office:value="9.742019E-016" calcext:value-type="float">
            <text:p>9.74201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09274" calcext:value-type="float">
            <text:p>-70.09274</text:p>
          </table:table-cell>
          <table:table-cell office:value-type="float" office:value="-0.3644279" calcext:value-type="float">
            <text:p>-0.3644279</text:p>
          </table:table-cell>
          <table:table-cell office:value-type="float" office:value="-1.317922" calcext:value-type="float">
            <text:p>-1.317922</text:p>
          </table:table-cell>
          <table:table-cell office:value-type="float" office:value="-1.46811" calcext:value-type="float">
            <text:p>-1.46811</text:p>
          </table:table-cell>
          <table:table-cell office:value-type="float" office:value="-1.506437" calcext:value-type="float">
            <text:p>-1.506437</text:p>
          </table:table-cell>
          <table:table-cell office:value-type="float" office:value="-1.842945" calcext:value-type="float">
            <text:p>-1.842945</text:p>
          </table:table-cell>
          <table:table-cell office:value-type="float" office:value="-0.9415408" calcext:value-type="float">
            <text:p>-0.9415408</text:p>
          </table:table-cell>
          <table:table-cell office:value-type="float" office:value="-0.2772635" calcext:value-type="float">
            <text:p>-0.2772635</text:p>
          </table:table-cell>
          <table:table-cell office:value-type="float" office:value="-0.1213615" calcext:value-type="float">
            <text:p>-0.1213615</text:p>
          </table:table-cell>
          <table:table-cell office:value-type="float" office:value="-0.04316141" calcext:value-type="float">
            <text:p>-0.0431614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.473264" calcext:value-type="float">
            <text:p>-1.473264</text:p>
          </table:table-cell>
          <table:table-cell office:value-type="float" office:value="-0.0007242761" calcext:value-type="float">
            <text:p>-0.00072427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85003" calcext:value-type="float">
            <text:p>-2.3850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56.9079" calcext:value-type="float">
            <text:p>356.907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9.9048" calcext:value-type="float">
            <text:p>969.9048</text:p>
          </table:table-cell>
          <table:table-cell office:value-type="float" office:value="64.19125" calcext:value-type="float">
            <text:p>64.19125</text:p>
          </table:table-cell>
          <table:table-cell office:value-type="float" office:value="0" calcext:value-type="float">
            <text:p>0</text:p>
          </table:table-cell>
          <table:table-cell office:value-type="float" office:value="0.1074569" calcext:value-type="float">
            <text:p>0.1074569</text:p>
          </table:table-cell>
          <table:table-cell office:value-type="float" office:value="0.1865667" calcext:value-type="float">
            <text:p>0.1865667</text:p>
          </table:table-cell>
          <table:table-cell office:value-type="float" office:value="0.1834524" calcext:value-type="float">
            <text:p>0.1834524</text:p>
          </table:table-cell>
          <table:table-cell office:value-type="float" office:value="0.1820472" calcext:value-type="float">
            <text:p>0.1820472</text:p>
          </table:table-cell>
          <table:table-cell office:value-type="float" office:value="0.1810114" calcext:value-type="float">
            <text:p>0.1810114</text:p>
          </table:table-cell>
          <table:table-cell office:value-type="float" office:value="0.1586199" calcext:value-type="float">
            <text:p>0.1586199</text:p>
          </table:table-cell>
          <table:table-cell office:value-type="float" office:value="0.1649841" calcext:value-type="float">
            <text:p>0.1649841</text:p>
          </table:table-cell>
          <table:table-cell office:value-type="float" office:value="0.2786172" calcext:value-type="float">
            <text:p>0.2786172</text:p>
          </table:table-cell>
          <table:table-cell office:value-type="float" office:value="0.2997967" calcext:value-type="float">
            <text:p>0.2997967</text:p>
          </table:table-cell>
          <table:table-cell office:value-type="float" office:value="0.3417635" calcext:value-type="float">
            <text:p>0.3417635</text:p>
          </table:table-cell>
          <table:table-cell office:value-type="float" office:value="0.3666785" calcext:value-type="float">
            <text:p>0.3666785</text:p>
          </table:table-cell>
          <table:table-cell office:value-type="float" office:value="0.3881592" calcext:value-type="float">
            <text:p>0.38815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9233E-015" calcext:value-type="float">
            <text:p>1.849233E-15</text:p>
          </table:table-cell>
          <table:table-cell office:value-type="float" office:value="1.960955E-015" calcext:value-type="float">
            <text:p>1.960955E-15</text:p>
          </table:table-cell>
          <table:table-cell office:value-type="float" office:value="1.972794E-015" calcext:value-type="float">
            <text:p>1.972794E-15</text:p>
          </table:table-cell>
          <table:table-cell office:value-type="float" office:value="1.960156E-015" calcext:value-type="float">
            <text:p>1.960156E-15</text:p>
          </table:table-cell>
          <table:table-cell office:value-type="float" office:value="9.741935E-016" calcext:value-type="float">
            <text:p>9.741935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70663" calcext:value-type="float">
            <text:p>-98.70663</text:p>
          </table:table-cell>
          <table:table-cell office:value-type="float" office:value="-1.401259" calcext:value-type="float">
            <text:p>-1.401259</text:p>
          </table:table-cell>
          <table:table-cell office:value-type="float" office:value="-1.59473" calcext:value-type="float">
            <text:p>-1.59473</text:p>
          </table:table-cell>
          <table:table-cell office:value-type="float" office:value="-1.692423" calcext:value-type="float">
            <text:p>-1.692423</text:p>
          </table:table-cell>
          <table:table-cell office:value-type="float" office:value="-1.769427" calcext:value-type="float">
            <text:p>-1.769427</text:p>
          </table:table-cell>
          <table:table-cell office:value-type="float" office:value="-1.828465" calcext:value-type="float">
            <text:p>-1.828465</text:p>
          </table:table-cell>
          <table:table-cell office:value-type="float" office:value="-1.026332" calcext:value-type="float">
            <text:p>-1.026332</text:p>
          </table:table-cell>
          <table:table-cell office:value-type="float" office:value="-0.2899349" calcext:value-type="float">
            <text:p>-0.2899349</text:p>
          </table:table-cell>
          <table:table-cell office:value-type="float" office:value="-0.1259504" calcext:value-type="float">
            <text:p>-0.1259504</text:p>
          </table:table-cell>
          <table:table-cell office:value-type="float" office:value="-0.04386605" calcext:value-type="float">
            <text:p>-0.0438660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.427568" calcext:value-type="float">
            <text:p>-1.427568</text:p>
          </table:table-cell>
          <table:table-cell office:value-type="float" office:value="-0.0007291792" calcext:value-type="float">
            <text:p>-0.00072917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91317" calcext:value-type="float">
            <text:p>-2.3913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60.1167" calcext:value-type="float">
            <text:p>360.116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6.6964" calcext:value-type="float">
            <text:p>966.6964</text:p>
          </table:table-cell>
          <table:table-cell office:value-type="float" office:value="64.19125" calcext:value-type="float">
            <text:p>64.19125</text:p>
          </table:table-cell>
          <table:table-cell office:value-type="float" office:value="0" calcext:value-type="float">
            <text:p>0</text:p>
          </table:table-cell>
          <table:table-cell office:value-type="float" office:value="0.1115628" calcext:value-type="float">
            <text:p>0.1115628</text:p>
          </table:table-cell>
          <table:table-cell office:value-type="float" office:value="0.1771509" calcext:value-type="float">
            <text:p>0.1771509</text:p>
          </table:table-cell>
          <table:table-cell office:value-type="float" office:value="0.1785052" calcext:value-type="float">
            <text:p>0.1785052</text:p>
          </table:table-cell>
          <table:table-cell office:value-type="float" office:value="0.1780773" calcext:value-type="float">
            <text:p>0.1780773</text:p>
          </table:table-cell>
          <table:table-cell office:value-type="float" office:value="0.1772285" calcext:value-type="float">
            <text:p>0.1772285</text:p>
          </table:table-cell>
          <table:table-cell office:value-type="float" office:value="0.1580401" calcext:value-type="float">
            <text:p>0.1580401</text:p>
          </table:table-cell>
          <table:table-cell office:value-type="float" office:value="0.1622482" calcext:value-type="float">
            <text:p>0.1622482</text:p>
          </table:table-cell>
          <table:table-cell office:value-type="float" office:value="0.2766989" calcext:value-type="float">
            <text:p>0.2766989</text:p>
          </table:table-cell>
          <table:table-cell office:value-type="float" office:value="0.2982381" calcext:value-type="float">
            <text:p>0.2982381</text:p>
          </table:table-cell>
          <table:table-cell office:value-type="float" office:value="0.3408994" calcext:value-type="float">
            <text:p>0.3408994</text:p>
          </table:table-cell>
          <table:table-cell office:value-type="float" office:value="0.3661232" calcext:value-type="float">
            <text:p>0.3661232</text:p>
          </table:table-cell>
          <table:table-cell office:value-type="float" office:value="0.3875209" calcext:value-type="float">
            <text:p>0.38752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9408E-015" calcext:value-type="float">
            <text:p>1.849408E-15</text:p>
          </table:table-cell>
          <table:table-cell office:value-type="float" office:value="1.960941E-015" calcext:value-type="float">
            <text:p>1.960941E-15</text:p>
          </table:table-cell>
          <table:table-cell office:value-type="float" office:value="1.972777E-015" calcext:value-type="float">
            <text:p>1.972777E-15</text:p>
          </table:table-cell>
          <table:table-cell office:value-type="float" office:value="1.960155E-015" calcext:value-type="float">
            <text:p>1.960155E-15</text:p>
          </table:table-cell>
          <table:table-cell office:value-type="float" office:value="9.74182E-016" calcext:value-type="float">
            <text:p>9.74182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5302" calcext:value-type="float">
            <text:p>-74.5302</text:p>
          </table:table-cell>
          <table:table-cell office:value-type="float" office:value="-2.090624" calcext:value-type="float">
            <text:p>-2.090624</text:p>
          </table:table-cell>
          <table:table-cell office:value-type="float" office:value="-1.968626" calcext:value-type="float">
            <text:p>-1.968626</text:p>
          </table:table-cell>
          <table:table-cell office:value-type="float" office:value="-2.005883" calcext:value-type="float">
            <text:p>-2.005883</text:p>
          </table:table-cell>
          <table:table-cell office:value-type="float" office:value="-2.082577" calcext:value-type="float">
            <text:p>-2.082577</text:p>
          </table:table-cell>
          <table:table-cell office:value-type="float" office:value="-1.880344" calcext:value-type="float">
            <text:p>-1.880344</text:p>
          </table:table-cell>
          <table:table-cell office:value-type="float" office:value="-1.156137" calcext:value-type="float">
            <text:p>-1.156137</text:p>
          </table:table-cell>
          <table:table-cell office:value-type="float" office:value="-0.3080205" calcext:value-type="float">
            <text:p>-0.3080205</text:p>
          </table:table-cell>
          <table:table-cell office:value-type="float" office:value="-0.1322331" calcext:value-type="float">
            <text:p>-0.1322331</text:p>
          </table:table-cell>
          <table:table-cell office:value-type="float" office:value="-0.04494843" calcext:value-type="float">
            <text:p>-0.0449484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.457464" calcext:value-type="float">
            <text:p>-2.457464</text:p>
          </table:table-cell>
          <table:table-cell office:value-type="float" office:value="-0.0006731598" calcext:value-type="float">
            <text:p>-0.000673159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894" calcext:value-type="float">
            <text:p>-2.3968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62.9463" calcext:value-type="float">
            <text:p>362.9463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4.2244" calcext:value-type="float">
            <text:p>964.2244</text:p>
          </table:table-cell>
          <table:table-cell office:value-type="float" office:value="63.83318" calcext:value-type="float">
            <text:p>63.83318</text:p>
          </table:table-cell>
          <table:table-cell office:value-type="float" office:value="0" calcext:value-type="float">
            <text:p>0</text:p>
          </table:table-cell>
          <table:table-cell office:value-type="float" office:value="0.1093429" calcext:value-type="float">
            <text:p>0.1093429</text:p>
          </table:table-cell>
          <table:table-cell office:value-type="float" office:value="0.1751098" calcext:value-type="float">
            <text:p>0.1751098</text:p>
          </table:table-cell>
          <table:table-cell office:value-type="float" office:value="0.1759641" calcext:value-type="float">
            <text:p>0.1759641</text:p>
          </table:table-cell>
          <table:table-cell office:value-type="float" office:value="0.175857" calcext:value-type="float">
            <text:p>0.175857</text:p>
          </table:table-cell>
          <table:table-cell office:value-type="float" office:value="0.1754475" calcext:value-type="float">
            <text:p>0.1754475</text:p>
          </table:table-cell>
          <table:table-cell office:value-type="float" office:value="0.1572559" calcext:value-type="float">
            <text:p>0.1572559</text:p>
          </table:table-cell>
          <table:table-cell office:value-type="float" office:value="0.1597251" calcext:value-type="float">
            <text:p>0.1597251</text:p>
          </table:table-cell>
          <table:table-cell office:value-type="float" office:value="0.2746293" calcext:value-type="float">
            <text:p>0.2746293</text:p>
          </table:table-cell>
          <table:table-cell office:value-type="float" office:value="0.2965446" calcext:value-type="float">
            <text:p>0.2965446</text:p>
          </table:table-cell>
          <table:table-cell office:value-type="float" office:value="0.3400156" calcext:value-type="float">
            <text:p>0.3400156</text:p>
          </table:table-cell>
          <table:table-cell office:value-type="float" office:value="0.3654845" calcext:value-type="float">
            <text:p>0.3654845</text:p>
          </table:table-cell>
          <table:table-cell office:value-type="float" office:value="0.3869959" calcext:value-type="float">
            <text:p>0.3869959</text:p>
          </table:table-cell>
          <table:table-cell office:value-type="float" office:value="0.4511555" calcext:value-type="float">
            <text:p>0.4511555</text:p>
          </table:table-cell>
          <table:table-cell office:value-type="float" office:value="0" calcext:value-type="float">
            <text:p>0</text:p>
          </table:table-cell>
          <table:table-cell office:value-type="float" office:value="1.849583E-015" calcext:value-type="float">
            <text:p>1.849583E-15</text:p>
          </table:table-cell>
          <table:table-cell office:value-type="float" office:value="1.960926E-015" calcext:value-type="float">
            <text:p>1.960926E-15</text:p>
          </table:table-cell>
          <table:table-cell office:value-type="float" office:value="1.972758E-015" calcext:value-type="float">
            <text:p>1.972758E-15</text:p>
          </table:table-cell>
          <table:table-cell office:value-type="float" office:value="1.960156E-015" calcext:value-type="float">
            <text:p>1.960156E-15</text:p>
          </table:table-cell>
          <table:table-cell office:value-type="float" office:value="9.741723E-016" calcext:value-type="float">
            <text:p>9.741723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04743" calcext:value-type="float">
            <text:p>-88.04743</text:p>
          </table:table-cell>
          <table:table-cell office:value-type="float" office:value="-2.286268" calcext:value-type="float">
            <text:p>-2.286268</text:p>
          </table:table-cell>
          <table:table-cell office:value-type="float" office:value="-2.198837" calcext:value-type="float">
            <text:p>-2.198837</text:p>
          </table:table-cell>
          <table:table-cell office:value-type="float" office:value="-2.209698" calcext:value-type="float">
            <text:p>-2.209698</text:p>
          </table:table-cell>
          <table:table-cell office:value-type="float" office:value="-2.25141" calcext:value-type="float">
            <text:p>-2.25141</text:p>
          </table:table-cell>
          <table:table-cell office:value-type="float" office:value="-1.95331" calcext:value-type="float">
            <text:p>-1.95331</text:p>
          </table:table-cell>
          <table:table-cell office:value-type="float" office:value="-1.292774" calcext:value-type="float">
            <text:p>-1.292774</text:p>
          </table:table-cell>
          <table:table-cell office:value-type="float" office:value="-0.3289673" calcext:value-type="float">
            <text:p>-0.3289673</text:p>
          </table:table-cell>
          <table:table-cell office:value-type="float" office:value="-0.1394563" calcext:value-type="float">
            <text:p>-0.1394563</text:p>
          </table:table-cell>
          <table:table-cell office:value-type="float" office:value="-0.04608868" calcext:value-type="float">
            <text:p>-0.0460886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1.30253" calcext:value-type="float">
            <text:p>-11.30253</text:p>
          </table:table-cell>
          <table:table-cell office:value-type="float" office:value="-0.0004879982" calcext:value-type="float">
            <text:p>-0.000487998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7345" calcext:value-type="float">
            <text:p>-2.2973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65.3534" calcext:value-type="float">
            <text:p>365.3534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2.6753" calcext:value-type="float">
            <text:p>962.6753</text:p>
          </table:table-cell>
          <table:table-cell office:value-type="float" office:value="62.97474" calcext:value-type="float">
            <text:p>62.97474</text:p>
          </table:table-cell>
          <table:table-cell office:value-type="float" office:value="0" calcext:value-type="float">
            <text:p>0</text:p>
          </table:table-cell>
          <table:table-cell office:value-type="float" office:value="0.1131642" calcext:value-type="float">
            <text:p>0.1131642</text:p>
          </table:table-cell>
          <table:table-cell office:value-type="float" office:value="0.1748334" calcext:value-type="float">
            <text:p>0.1748334</text:p>
          </table:table-cell>
          <table:table-cell office:value-type="float" office:value="0.1752133" calcext:value-type="float">
            <text:p>0.1752133</text:p>
          </table:table-cell>
          <table:table-cell office:value-type="float" office:value="0.1752007" calcext:value-type="float">
            <text:p>0.1752007</text:p>
          </table:table-cell>
          <table:table-cell office:value-type="float" office:value="0.175095" calcext:value-type="float">
            <text:p>0.175095</text:p>
          </table:table-cell>
          <table:table-cell office:value-type="float" office:value="0.1566429" calcext:value-type="float">
            <text:p>0.1566429</text:p>
          </table:table-cell>
          <table:table-cell office:value-type="float" office:value="0.1577612" calcext:value-type="float">
            <text:p>0.1577612</text:p>
          </table:table-cell>
          <table:table-cell office:value-type="float" office:value="0.272597" calcext:value-type="float">
            <text:p>0.272597</text:p>
          </table:table-cell>
          <table:table-cell office:value-type="float" office:value="0.2948606" calcext:value-type="float">
            <text:p>0.2948606</text:p>
          </table:table-cell>
          <table:table-cell office:value-type="float" office:value="0.3391232" calcext:value-type="float">
            <text:p>0.3391232</text:p>
          </table:table-cell>
          <table:table-cell office:value-type="float" office:value="0.3648701" calcext:value-type="float">
            <text:p>0.3648701</text:p>
          </table:table-cell>
          <table:table-cell office:value-type="float" office:value="0.3866967" calcext:value-type="float">
            <text:p>0.3866967</text:p>
          </table:table-cell>
          <table:table-cell office:value-type="float" office:value="0.4559078" calcext:value-type="float">
            <text:p>0.4559078</text:p>
          </table:table-cell>
          <table:table-cell office:value-type="float" office:value="0" calcext:value-type="float">
            <text:p>0</text:p>
          </table:table-cell>
          <table:table-cell office:value-type="float" office:value="1.84975E-015" calcext:value-type="float">
            <text:p>1.84975E-15</text:p>
          </table:table-cell>
          <table:table-cell office:value-type="float" office:value="1.960912E-015" calcext:value-type="float">
            <text:p>1.960912E-15</text:p>
          </table:table-cell>
          <table:table-cell office:value-type="float" office:value="1.972738E-015" calcext:value-type="float">
            <text:p>1.972738E-15</text:p>
          </table:table-cell>
          <table:table-cell office:value-type="float" office:value="1.960159E-015" calcext:value-type="float">
            <text:p>1.960159E-15</text:p>
          </table:table-cell>
          <table:table-cell office:value-type="float" office:value="9.741613E-016" calcext:value-type="float">
            <text:p>9.741613E-16</text:p>
          </table:table-cell>
          <table:table-cell office:value-type="float" office:value="9.376601E-016" calcext:value-type="float">
            <text:p>9.376601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46571" calcext:value-type="float">
            <text:p>-68.46571</text:p>
          </table:table-cell>
          <table:table-cell office:value-type="float" office:value="-2.314353" calcext:value-type="float">
            <text:p>-2.314353</text:p>
          </table:table-cell>
          <table:table-cell office:value-type="float" office:value="-2.272597" calcext:value-type="float">
            <text:p>-2.272597</text:p>
          </table:table-cell>
          <table:table-cell office:value-type="float" office:value="-2.274369" calcext:value-type="float">
            <text:p>-2.274369</text:p>
          </table:table-cell>
          <table:table-cell office:value-type="float" office:value="-2.286564" calcext:value-type="float">
            <text:p>-2.286564</text:p>
          </table:table-cell>
          <table:table-cell office:value-type="float" office:value="-2.01261" calcext:value-type="float">
            <text:p>-2.01261</text:p>
          </table:table-cell>
          <table:table-cell office:value-type="float" office:value="-1.411868" calcext:value-type="float">
            <text:p>-1.411868</text:p>
          </table:table-cell>
          <table:table-cell office:value-type="float" office:value="-0.3511071" calcext:value-type="float">
            <text:p>-0.3511071</text:p>
          </table:table-cell>
          <table:table-cell office:value-type="float" office:value="-0.1470818" calcext:value-type="float">
            <text:p>-0.1470818</text:p>
          </table:table-cell>
          <table:table-cell office:value-type="float" office:value="-0.04727209" calcext:value-type="float">
            <text:p>-0.0472720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5.72589" calcext:value-type="float">
            <text:p>-35.72589</text:p>
          </table:table-cell>
          <table:table-cell office:value-type="float" office:value="-0.0003346435" calcext:value-type="float">
            <text:p>-0.000334643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059" calcext:value-type="float">
            <text:p>-2.330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67.7175" calcext:value-type="float">
            <text:p>367.717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1.1278" calcext:value-type="float">
            <text:p>961.1278</text:p>
          </table:table-cell>
          <table:table-cell office:value-type="float" office:value="62.15764" calcext:value-type="float">
            <text:p>62.15764</text:p>
          </table:table-cell>
          <table:table-cell office:value-type="float" office:value="0" calcext:value-type="float">
            <text:p>0</text:p>
          </table:table-cell>
          <table:table-cell office:value-type="float" office:value="0.1128517" calcext:value-type="float">
            <text:p>0.1128517</text:p>
          </table:table-cell>
          <table:table-cell office:value-type="float" office:value="0.1746452" calcext:value-type="float">
            <text:p>0.1746452</text:p>
          </table:table-cell>
          <table:table-cell office:value-type="float" office:value="0.1748378" calcext:value-type="float">
            <text:p>0.1748378</text:p>
          </table:table-cell>
          <table:table-cell office:value-type="float" office:value="0.1748544" calcext:value-type="float">
            <text:p>0.1748544</text:p>
          </table:table-cell>
          <table:table-cell office:value-type="float" office:value="0.1748623" calcext:value-type="float">
            <text:p>0.1748623</text:p>
          </table:table-cell>
          <table:table-cell office:value-type="float" office:value="0.1560904" calcext:value-type="float">
            <text:p>0.1560904</text:p>
          </table:table-cell>
          <table:table-cell office:value-type="float" office:value="0.1561482" calcext:value-type="float">
            <text:p>0.1561482</text:p>
          </table:table-cell>
          <table:table-cell office:value-type="float" office:value="0.2705911" calcext:value-type="float">
            <text:p>0.2705911</text:p>
          </table:table-cell>
          <table:table-cell office:value-type="float" office:value="0.2931873" calcext:value-type="float">
            <text:p>0.2931873</text:p>
          </table:table-cell>
          <table:table-cell office:value-type="float" office:value="0.3382425" calcext:value-type="float">
            <text:p>0.3382425</text:p>
          </table:table-cell>
          <table:table-cell office:value-type="float" office:value="0.364277" calcext:value-type="float">
            <text:p>0.364277</text:p>
          </table:table-cell>
          <table:table-cell office:value-type="float" office:value="0.3862666" calcext:value-type="float">
            <text:p>0.3862666</text:p>
          </table:table-cell>
          <table:table-cell office:value-type="float" office:value="0.4601945" calcext:value-type="float">
            <text:p>0.4601945</text:p>
          </table:table-cell>
          <table:table-cell office:value-type="float" office:value="0" calcext:value-type="float">
            <text:p>0</text:p>
          </table:table-cell>
          <table:table-cell office:value-type="float" office:value="1.849909E-015" calcext:value-type="float">
            <text:p>1.849909E-15</text:p>
          </table:table-cell>
          <table:table-cell office:value-type="float" office:value="1.960897E-015" calcext:value-type="float">
            <text:p>1.960897E-15</text:p>
          </table:table-cell>
          <table:table-cell office:value-type="float" office:value="1.972722E-015" calcext:value-type="float">
            <text:p>1.972722E-15</text:p>
          </table:table-cell>
          <table:table-cell office:value-type="float" office:value="1.960161E-015" calcext:value-type="float">
            <text:p>1.960161E-15</text:p>
          </table:table-cell>
          <table:table-cell office:value-type="float" office:value="9.741525E-016" calcext:value-type="float">
            <text:p>9.741525E-16</text:p>
          </table:table-cell>
          <table:table-cell office:value-type="float" office:value="9.376603E-016" calcext:value-type="float">
            <text:p>9.376603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62395" calcext:value-type="float">
            <text:p>-68.62395</text:p>
          </table:table-cell>
          <table:table-cell office:value-type="float" office:value="-2.333601" calcext:value-type="float">
            <text:p>-2.333601</text:p>
          </table:table-cell>
          <table:table-cell office:value-type="float" office:value="-2.31054" calcext:value-type="float">
            <text:p>-2.31054</text:p>
          </table:table-cell>
          <table:table-cell office:value-type="float" office:value="-2.309369" calcext:value-type="float">
            <text:p>-2.309369</text:p>
          </table:table-cell>
          <table:table-cell office:value-type="float" office:value="-2.310123" calcext:value-type="float">
            <text:p>-2.310123</text:p>
          </table:table-cell>
          <table:table-cell office:value-type="float" office:value="-2.067825" calcext:value-type="float">
            <text:p>-2.067825</text:p>
          </table:table-cell>
          <table:table-cell office:value-type="float" office:value="-1.51918" calcext:value-type="float">
            <text:p>-1.51918</text:p>
          </table:table-cell>
          <table:table-cell office:value-type="float" office:value="-0.374597" calcext:value-type="float">
            <text:p>-0.374597</text:p>
          </table:table-cell>
          <table:table-cell office:value-type="float" office:value="-0.1551149" calcext:value-type="float">
            <text:p>-0.1551149</text:p>
          </table:table-cell>
          <table:table-cell office:value-type="float" office:value="-0.04847401" calcext:value-type="float">
            <text:p>-0.0484740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90.42902" calcext:value-type="float">
            <text:p>-90.42902</text:p>
          </table:table-cell>
          <table:table-cell office:value-type="float" office:value="-0.0002002609" calcext:value-type="float">
            <text:p>-0.000200260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0088" calcext:value-type="float">
            <text:p>-2.3600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69.8425" calcext:value-type="float">
            <text:p>369.842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59.4224" calcext:value-type="float">
            <text:p>959.4224</text:p>
          </table:table-cell>
          <table:table-cell office:value-type="float" office:value="61.73782" calcext:value-type="float">
            <text:p>61.73782</text:p>
          </table:table-cell>
          <table:table-cell office:value-type="float" office:value="0" calcext:value-type="float">
            <text:p>0</text:p>
          </table:table-cell>
          <table:table-cell office:value-type="float" office:value="0.1116473" calcext:value-type="float">
            <text:p>0.1116473</text:p>
          </table:table-cell>
          <table:table-cell office:value-type="float" office:value="0.1750934" calcext:value-type="float">
            <text:p>0.1750934</text:p>
          </table:table-cell>
          <table:table-cell office:value-type="float" office:value="0.1751232" calcext:value-type="float">
            <text:p>0.1751232</text:p>
          </table:table-cell>
          <table:table-cell office:value-type="float" office:value="0.1751546" calcext:value-type="float">
            <text:p>0.1751546</text:p>
          </table:table-cell>
          <table:table-cell office:value-type="float" office:value="0.1752635" calcext:value-type="float">
            <text:p>0.1752635</text:p>
          </table:table-cell>
          <table:table-cell office:value-type="float" office:value="0.1558145" calcext:value-type="float">
            <text:p>0.1558145</text:p>
          </table:table-cell>
          <table:table-cell office:value-type="float" office:value="0.1550717" calcext:value-type="float">
            <text:p>0.1550717</text:p>
          </table:table-cell>
          <table:table-cell office:value-type="float" office:value="0.2686795" calcext:value-type="float">
            <text:p>0.2686795</text:p>
          </table:table-cell>
          <table:table-cell office:value-type="float" office:value="0.2915395" calcext:value-type="float">
            <text:p>0.2915395</text:p>
          </table:table-cell>
          <table:table-cell office:value-type="float" office:value="0.3374028" calcext:value-type="float">
            <text:p>0.3374028</text:p>
          </table:table-cell>
          <table:table-cell office:value-type="float" office:value="0.3636201" calcext:value-type="float">
            <text:p>0.3636201</text:p>
          </table:table-cell>
          <table:table-cell office:value-type="float" office:value="0.3858674" calcext:value-type="float">
            <text:p>0.3858674</text:p>
          </table:table-cell>
          <table:table-cell office:value-type="float" office:value="0.4623109" calcext:value-type="float">
            <text:p>0.4623109</text:p>
          </table:table-cell>
          <table:table-cell office:value-type="float" office:value="0" calcext:value-type="float">
            <text:p>0</text:p>
          </table:table-cell>
          <table:table-cell office:value-type="float" office:value="1.850062E-015" calcext:value-type="float">
            <text:p>1.850062E-15</text:p>
          </table:table-cell>
          <table:table-cell office:value-type="float" office:value="1.960881E-015" calcext:value-type="float">
            <text:p>1.960881E-15</text:p>
          </table:table-cell>
          <table:table-cell office:value-type="float" office:value="1.972706E-015" calcext:value-type="float">
            <text:p>1.972706E-15</text:p>
          </table:table-cell>
          <table:table-cell office:value-type="float" office:value="1.960165E-015" calcext:value-type="float">
            <text:p>1.960165E-15</text:p>
          </table:table-cell>
          <table:table-cell office:value-type="float" office:value="9.741423E-016" calcext:value-type="float">
            <text:p>9.741423E-16</text:p>
          </table:table-cell>
          <table:table-cell office:value-type="float" office:value="9.376603E-016" calcext:value-type="float">
            <text:p>9.376603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13954" calcext:value-type="float">
            <text:p>-75.13954</text:p>
          </table:table-cell>
          <table:table-cell office:value-type="float" office:value="-2.287538" calcext:value-type="float">
            <text:p>-2.287538</text:p>
          </table:table-cell>
          <table:table-cell office:value-type="float" office:value="-2.281585" calcext:value-type="float">
            <text:p>-2.281585</text:p>
          </table:table-cell>
          <table:table-cell office:value-type="float" office:value="-2.278947" calcext:value-type="float">
            <text:p>-2.278947</text:p>
          </table:table-cell>
          <table:table-cell office:value-type="float" office:value="-2.269442" calcext:value-type="float">
            <text:p>-2.269442</text:p>
          </table:table-cell>
          <table:table-cell office:value-type="float" office:value="-2.096046" calcext:value-type="float">
            <text:p>-2.096046</text:p>
          </table:table-cell>
          <table:table-cell office:value-type="float" office:value="-1.595958" calcext:value-type="float">
            <text:p>-1.595958</text:p>
          </table:table-cell>
          <table:table-cell office:value-type="float" office:value="-0.3986239" calcext:value-type="float">
            <text:p>-0.3986239</text:p>
          </table:table-cell>
          <table:table-cell office:value-type="float" office:value="-0.1635074" calcext:value-type="float">
            <text:p>-0.1635074</text:p>
          </table:table-cell>
          <table:table-cell office:value-type="float" office:value="-0.04965016" calcext:value-type="float">
            <text:p>-0.0496501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26.047" calcext:value-type="float">
            <text:p>-126.047</text:p>
          </table:table-cell>
          <table:table-cell office:value-type="float" office:value="-0.0001526494" calcext:value-type="float">
            <text:p>-0.000152649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8099" calcext:value-type="float">
            <text:p>-2.3780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71.959" calcext:value-type="float">
            <text:p>371.95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57.3053" calcext:value-type="float">
            <text:p>957.3053</text:p>
          </table:table-cell>
          <table:table-cell office:value-type="float" office:value="61.73782" calcext:value-type="float">
            <text:p>61.73782</text:p>
          </table:table-cell>
          <table:table-cell office:value-type="float" office:value="0" calcext:value-type="float">
            <text:p>0</text:p>
          </table:table-cell>
          <table:table-cell office:value-type="float" office:value="0.109329" calcext:value-type="float">
            <text:p>0.109329</text:p>
          </table:table-cell>
          <table:table-cell office:value-type="float" office:value="0.1751939" calcext:value-type="float">
            <text:p>0.1751939</text:p>
          </table:table-cell>
          <table:table-cell office:value-type="float" office:value="0.1752254" calcext:value-type="float">
            <text:p>0.1752254</text:p>
          </table:table-cell>
          <table:table-cell office:value-type="float" office:value="0.1752558" calcext:value-type="float">
            <text:p>0.1752558</text:p>
          </table:table-cell>
          <table:table-cell office:value-type="float" office:value="0.1753573" calcext:value-type="float">
            <text:p>0.1753573</text:p>
          </table:table-cell>
          <table:table-cell office:value-type="float" office:value="0.1555661" calcext:value-type="float">
            <text:p>0.1555661</text:p>
          </table:table-cell>
          <table:table-cell office:value-type="float" office:value="0.1541879" calcext:value-type="float">
            <text:p>0.1541879</text:p>
          </table:table-cell>
          <table:table-cell office:value-type="float" office:value="0.2668315" calcext:value-type="float">
            <text:p>0.2668315</text:p>
          </table:table-cell>
          <table:table-cell office:value-type="float" office:value="0.2899427" calcext:value-type="float">
            <text:p>0.2899427</text:p>
          </table:table-cell>
          <table:table-cell office:value-type="float" office:value="0.3365126" calcext:value-type="float">
            <text:p>0.3365126</text:p>
          </table:table-cell>
          <table:table-cell office:value-type="float" office:value="0.3630006" calcext:value-type="float">
            <text:p>0.3630006</text:p>
          </table:table-cell>
          <table:table-cell office:value-type="float" office:value="0.3854699" calcext:value-type="float">
            <text:p>0.38546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0206E-015" calcext:value-type="float">
            <text:p>1.850206E-15</text:p>
          </table:table-cell>
          <table:table-cell office:value-type="float" office:value="1.960865E-015" calcext:value-type="float">
            <text:p>1.960865E-15</text:p>
          </table:table-cell>
          <table:table-cell office:value-type="float" office:value="1.972692E-015" calcext:value-type="float">
            <text:p>1.972692E-15</text:p>
          </table:table-cell>
          <table:table-cell office:value-type="float" office:value="1.960168E-015" calcext:value-type="float">
            <text:p>1.960168E-15</text:p>
          </table:table-cell>
          <table:table-cell office:value-type="float" office:value="9.74137E-016" calcext:value-type="float">
            <text:p>9.74137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36871" calcext:value-type="float">
            <text:p>-87.36871</text:p>
          </table:table-cell>
          <table:table-cell office:value-type="float" office:value="-2.277295" calcext:value-type="float">
            <text:p>-2.277295</text:p>
          </table:table-cell>
          <table:table-cell office:value-type="float" office:value="-2.271338" calcext:value-type="float">
            <text:p>-2.271338</text:p>
          </table:table-cell>
          <table:table-cell office:value-type="float" office:value="-2.268813" calcext:value-type="float">
            <text:p>-2.268813</text:p>
          </table:table-cell>
          <table:table-cell office:value-type="float" office:value="-2.26008" calcext:value-type="float">
            <text:p>-2.26008</text:p>
          </table:table-cell>
          <table:table-cell office:value-type="float" office:value="-2.121814" calcext:value-type="float">
            <text:p>-2.121814</text:p>
          </table:table-cell>
          <table:table-cell office:value-type="float" office:value="-1.662221" calcext:value-type="float">
            <text:p>-1.662221</text:p>
          </table:table-cell>
          <table:table-cell office:value-type="float" office:value="-0.4235044" calcext:value-type="float">
            <text:p>-0.4235044</text:p>
          </table:table-cell>
          <table:table-cell office:value-type="float" office:value="-0.172121" calcext:value-type="float">
            <text:p>-0.172121</text:p>
          </table:table-cell>
          <table:table-cell office:value-type="float" office:value="-0.05093106" calcext:value-type="float">
            <text:p>-0.0509310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44.1442" calcext:value-type="float">
            <text:p>-144.1442</text:p>
          </table:table-cell>
          <table:table-cell office:value-type="float" office:value="-0.0001341582" calcext:value-type="float">
            <text:p>-0.000134158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614" calcext:value-type="float">
            <text:p>-2.386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383.0012" calcext:value-type="float">
            <text:p>383.0012</text:p>
          </table:table-cell>
          <table:table-cell office:value-type="float" office:value="373.3195" calcext:value-type="float">
            <text:p>373.319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55.9453" calcext:value-type="float">
            <text:p>955.9453</text:p>
          </table:table-cell>
          <table:table-cell office:value-type="float" office:value="61.73782" calcext:value-type="float">
            <text:p>61.73782</text:p>
          </table:table-cell>
          <table:table-cell office:value-type="float" office:value="0" calcext:value-type="float">
            <text:p>0</text:p>
          </table:table-cell>
          <table:table-cell office:value-type="float" office:value="0.113072" calcext:value-type="float">
            <text:p>0.113072</text:p>
          </table:table-cell>
          <table:table-cell office:value-type="float" office:value="0.1773671" calcext:value-type="float">
            <text:p>0.1773671</text:p>
          </table:table-cell>
          <table:table-cell office:value-type="float" office:value="0.1767919" calcext:value-type="float">
            <text:p>0.1767919</text:p>
          </table:table-cell>
          <table:table-cell office:value-type="float" office:value="0.1768524" calcext:value-type="float">
            <text:p>0.1768524</text:p>
          </table:table-cell>
          <table:table-cell office:value-type="float" office:value="0.1773135" calcext:value-type="float">
            <text:p>0.1773135</text:p>
          </table:table-cell>
          <table:table-cell office:value-type="float" office:value="0.1558145" calcext:value-type="float">
            <text:p>0.1558145</text:p>
          </table:table-cell>
          <table:table-cell office:value-type="float" office:value="0.1541145" calcext:value-type="float">
            <text:p>0.1541145</text:p>
          </table:table-cell>
          <table:table-cell office:value-type="float" office:value="0.2653192" calcext:value-type="float">
            <text:p>0.2653192</text:p>
          </table:table-cell>
          <table:table-cell office:value-type="float" office:value="0.2885516" calcext:value-type="float">
            <text:p>0.2885516</text:p>
          </table:table-cell>
          <table:table-cell office:value-type="float" office:value="0.3357458" calcext:value-type="float">
            <text:p>0.3357458</text:p>
          </table:table-cell>
          <table:table-cell office:value-type="float" office:value="0.3625554" calcext:value-type="float">
            <text:p>0.3625554</text:p>
          </table:table-cell>
          <table:table-cell office:value-type="float" office:value="0.3851434" calcext:value-type="float">
            <text:p>0.38514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0328E-015" calcext:value-type="float">
            <text:p>1.850328E-15</text:p>
          </table:table-cell>
          <table:table-cell office:value-type="float" office:value="1.960849E-015" calcext:value-type="float">
            <text:p>1.960849E-15</text:p>
          </table:table-cell>
          <table:table-cell office:value-type="float" office:value="1.972681E-015" calcext:value-type="float">
            <text:p>1.972681E-15</text:p>
          </table:table-cell>
          <table:table-cell office:value-type="float" office:value="1.96017E-015" calcext:value-type="float">
            <text:p>1.96017E-15</text:p>
          </table:table-cell>
          <table:table-cell office:value-type="float" office:value="9.741313E-016" calcext:value-type="float">
            <text:p>9.741313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04338" calcext:value-type="float">
            <text:p>-67.04338</text:p>
          </table:table-cell>
          <table:table-cell office:value-type="float" office:value="-2.070645" calcext:value-type="float">
            <text:p>-2.070645</text:p>
          </table:table-cell>
          <table:table-cell office:value-type="float" office:value="-2.120824" calcext:value-type="float">
            <text:p>-2.120824</text:p>
          </table:table-cell>
          <table:table-cell office:value-type="float" office:value="-2.115681" calcext:value-type="float">
            <text:p>-2.115681</text:p>
          </table:table-cell>
          <table:table-cell office:value-type="float" office:value="-2.074613" calcext:value-type="float">
            <text:p>-2.074613</text:p>
          </table:table-cell>
          <table:table-cell office:value-type="float" office:value="-2.096113" calcext:value-type="float">
            <text:p>-2.096113</text:p>
          </table:table-cell>
          <table:table-cell office:value-type="float" office:value="-1.667907" calcext:value-type="float">
            <text:p>-1.667907</text:p>
          </table:table-cell>
          <table:table-cell office:value-type="float" office:value="-0.4451722" calcext:value-type="float">
            <text:p>-0.4451722</text:p>
          </table:table-cell>
          <table:table-cell office:value-type="float" office:value="-0.1800397" calcext:value-type="float">
            <text:p>-0.1800397</text:p>
          </table:table-cell>
          <table:table-cell office:value-type="float" office:value="-0.05206647" calcext:value-type="float">
            <text:p>-0.0520664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44.0001" calcext:value-type="float">
            <text:p>-144.0001</text:p>
          </table:table-cell>
          <table:table-cell office:value-type="float" office:value="-0.0001349736" calcext:value-type="float">
            <text:p>-0.000134973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3625" calcext:value-type="float">
            <text:p>-2.3936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74.8246" calcext:value-type="float">
            <text:p>374.824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55.2953" calcext:value-type="float">
            <text:p>955.2953</text:p>
          </table:table-cell>
          <table:table-cell office:value-type="float" office:value="61.58317" calcext:value-type="float">
            <text:p>61.58317</text:p>
          </table:table-cell>
          <table:table-cell office:value-type="float" office:value="0" calcext:value-type="float">
            <text:p>0</text:p>
          </table:table-cell>
          <table:table-cell office:value-type="float" office:value="0.1227022" calcext:value-type="float">
            <text:p>0.1227022</text:p>
          </table:table-cell>
          <table:table-cell office:value-type="float" office:value="0.1797661" calcext:value-type="float">
            <text:p>0.1797661</text:p>
          </table:table-cell>
          <table:table-cell office:value-type="float" office:value="0.1787713" calcext:value-type="float">
            <text:p>0.1787713</text:p>
          </table:table-cell>
          <table:table-cell office:value-type="float" office:value="0.1788806" calcext:value-type="float">
            <text:p>0.1788806</text:p>
          </table:table-cell>
          <table:table-cell office:value-type="float" office:value="0.1798215" calcext:value-type="float">
            <text:p>0.1798215</text:p>
          </table:table-cell>
          <table:table-cell office:value-type="float" office:value="0.1562701" calcext:value-type="float">
            <text:p>0.1562701</text:p>
          </table:table-cell>
          <table:table-cell office:value-type="float" office:value="0.1547243" calcext:value-type="float">
            <text:p>0.1547243</text:p>
          </table:table-cell>
          <table:table-cell office:value-type="float" office:value="0.2642107" calcext:value-type="float">
            <text:p>0.2642107</text:p>
          </table:table-cell>
          <table:table-cell office:value-type="float" office:value="0.2874486" calcext:value-type="float">
            <text:p>0.2874486</text:p>
          </table:table-cell>
          <table:table-cell office:value-type="float" office:value="0.3351707" calcext:value-type="float">
            <text:p>0.3351707</text:p>
          </table:table-cell>
          <table:table-cell office:value-type="float" office:value="0.3622881" calcext:value-type="float">
            <text:p>0.3622881</text:p>
          </table:table-cell>
          <table:table-cell office:value-type="float" office:value="0.3849615" calcext:value-type="float">
            <text:p>0.3849615</text:p>
          </table:table-cell>
          <table:table-cell office:value-type="float" office:value="0.4575135" calcext:value-type="float">
            <text:p>0.4575135</text:p>
          </table:table-cell>
          <table:table-cell office:value-type="float" office:value="0" calcext:value-type="float">
            <text:p>0</text:p>
          </table:table-cell>
          <table:table-cell office:value-type="float" office:value="1.85044E-015" calcext:value-type="float">
            <text:p>1.85044E-15</text:p>
          </table:table-cell>
          <table:table-cell office:value-type="float" office:value="1.960834E-015" calcext:value-type="float">
            <text:p>1.960834E-15</text:p>
          </table:table-cell>
          <table:table-cell office:value-type="float" office:value="1.972669E-015" calcext:value-type="float">
            <text:p>1.972669E-15</text:p>
          </table:table-cell>
          <table:table-cell office:value-type="float" office:value="1.960172E-015" calcext:value-type="float">
            <text:p>1.960172E-15</text:p>
          </table:table-cell>
          <table:table-cell office:value-type="float" office:value="9.741256E-016" calcext:value-type="float">
            <text:p>9.741256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62327" calcext:value-type="float">
            <text:p>-35.62327</text:p>
          </table:table-cell>
          <table:table-cell office:value-type="float" office:value="-1.866042" calcext:value-type="float">
            <text:p>-1.866042</text:p>
          </table:table-cell>
          <table:table-cell office:value-type="float" office:value="-1.946436" calcext:value-type="float">
            <text:p>-1.946436</text:p>
          </table:table-cell>
          <table:table-cell office:value-type="float" office:value="-1.937689" calcext:value-type="float">
            <text:p>-1.937689</text:p>
          </table:table-cell>
          <table:table-cell office:value-type="float" office:value="-1.861475" calcext:value-type="float">
            <text:p>-1.861475</text:p>
          </table:table-cell>
          <table:table-cell office:value-type="float" office:value="-2.049842" calcext:value-type="float">
            <text:p>-2.049842</text:p>
          </table:table-cell>
          <table:table-cell office:value-type="float" office:value="-1.621766" calcext:value-type="float">
            <text:p>-1.621766</text:p>
          </table:table-cell>
          <table:table-cell office:value-type="float" office:value="-0.4618368" calcext:value-type="float">
            <text:p>-0.4618368</text:p>
          </table:table-cell>
          <table:table-cell office:value-type="float" office:value="-0.18661" calcext:value-type="float">
            <text:p>-0.18661</text:p>
          </table:table-cell>
          <table:table-cell office:value-type="float" office:value="-0.05293584" calcext:value-type="float">
            <text:p>-0.05293584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43.896" calcext:value-type="float">
            <text:p>-143.896</text:p>
          </table:table-cell>
          <table:table-cell office:value-type="float" office:value="-0.0001356574" calcext:value-type="float">
            <text:p>-0.000135657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5159" calcext:value-type="float">
            <text:p>-2.3551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77.0295" calcext:value-type="float">
            <text:p>377.029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53.902" calcext:value-type="float">
            <text:p>953.902</text:p>
          </table:table-cell>
          <table:table-cell office:value-type="float" office:value="60.77176" calcext:value-type="float">
            <text:p>60.77176</text:p>
          </table:table-cell>
          <table:table-cell office:value-type="float" office:value="0" calcext:value-type="float">
            <text:p>0</text:p>
          </table:table-cell>
          <table:table-cell office:value-type="float" office:value="0.1144252" calcext:value-type="float">
            <text:p>0.1144252</text:p>
          </table:table-cell>
          <table:table-cell office:value-type="float" office:value="0.177125" calcext:value-type="float">
            <text:p>0.177125</text:p>
          </table:table-cell>
          <table:table-cell office:value-type="float" office:value="0.1776625" calcext:value-type="float">
            <text:p>0.1776625</text:p>
          </table:table-cell>
          <table:table-cell office:value-type="float" office:value="0.1776889" calcext:value-type="float">
            <text:p>0.1776889</text:p>
          </table:table-cell>
          <table:table-cell office:value-type="float" office:value="0.1775956" calcext:value-type="float">
            <text:p>0.1775956</text:p>
          </table:table-cell>
          <table:table-cell office:value-type="float" office:value="0.1562826" calcext:value-type="float">
            <text:p>0.1562826</text:p>
          </table:table-cell>
          <table:table-cell office:value-type="float" office:value="0.1542892" calcext:value-type="float">
            <text:p>0.1542892</text:p>
          </table:table-cell>
          <table:table-cell office:value-type="float" office:value="0.2627196" calcext:value-type="float">
            <text:p>0.2627196</text:p>
          </table:table-cell>
          <table:table-cell office:value-type="float" office:value="0.2860561" calcext:value-type="float">
            <text:p>0.2860561</text:p>
          </table:table-cell>
          <table:table-cell office:value-type="float" office:value="0.3344131" calcext:value-type="float">
            <text:p>0.3344131</text:p>
          </table:table-cell>
          <table:table-cell office:value-type="float" office:value="0.3618481" calcext:value-type="float">
            <text:p>0.3618481</text:p>
          </table:table-cell>
          <table:table-cell office:value-type="float" office:value="0.3848073" calcext:value-type="float">
            <text:p>0.3848073</text:p>
          </table:table-cell>
          <table:table-cell office:value-type="float" office:value="0.4601476" calcext:value-type="float">
            <text:p>0.4601476</text:p>
          </table:table-cell>
          <table:table-cell office:value-type="float" office:value="0" calcext:value-type="float">
            <text:p>0</text:p>
          </table:table-cell>
          <table:table-cell office:value-type="float" office:value="1.850546E-015" calcext:value-type="float">
            <text:p>1.850546E-15</text:p>
          </table:table-cell>
          <table:table-cell office:value-type="float" office:value="1.960824E-015" calcext:value-type="float">
            <text:p>1.960824E-15</text:p>
          </table:table-cell>
          <table:table-cell office:value-type="float" office:value="1.972658E-015" calcext:value-type="float">
            <text:p>1.972658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34E-016" calcext:value-type="float">
            <text:p>9.741234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90532" calcext:value-type="float">
            <text:p>-61.90532</text:p>
          </table:table-cell>
          <table:table-cell office:value-type="float" office:value="-2.091946" calcext:value-type="float">
            <text:p>-2.091946</text:p>
          </table:table-cell>
          <table:table-cell office:value-type="float" office:value="-2.041723" calcext:value-type="float">
            <text:p>-2.041723</text:p>
          </table:table-cell>
          <table:table-cell office:value-type="float" office:value="-2.039851" calcext:value-type="float">
            <text:p>-2.039851</text:p>
          </table:table-cell>
          <table:table-cell office:value-type="float" office:value="-2.049169" calcext:value-type="float">
            <text:p>-2.049169</text:p>
          </table:table-cell>
          <table:table-cell office:value-type="float" office:value="-2.048469" calcext:value-type="float">
            <text:p>-2.048469</text:p>
          </table:table-cell>
          <table:table-cell office:value-type="float" office:value="-1.654502" calcext:value-type="float">
            <text:p>-1.654502</text:p>
          </table:table-cell>
          <table:table-cell office:value-type="float" office:value="-0.4853127" calcext:value-type="float">
            <text:p>-0.4853127</text:p>
          </table:table-cell>
          <table:table-cell office:value-type="float" office:value="-0.1952657" calcext:value-type="float">
            <text:p>-0.1952657</text:p>
          </table:table-cell>
          <table:table-cell office:value-type="float" office:value="-0.054103" calcext:value-type="float">
            <text:p>-0.05410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43.7815" calcext:value-type="float">
            <text:p>-143.7815</text:p>
          </table:table-cell>
          <table:table-cell office:value-type="float" office:value="-0.000136327" calcext:value-type="float">
            <text:p>-0.00013632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127" calcext:value-type="float">
            <text:p>-2.371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79.1377" calcext:value-type="float">
            <text:p>379.1377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52.3427" calcext:value-type="float">
            <text:p>952.3427</text:p>
          </table:table-cell>
          <table:table-cell office:value-type="float" office:value="60.22274" calcext:value-type="float">
            <text:p>60.22274</text:p>
          </table:table-cell>
          <table:table-cell office:value-type="float" office:value="0" calcext:value-type="float">
            <text:p>0</text:p>
          </table:table-cell>
          <table:table-cell office:value-type="float" office:value="0.116247" calcext:value-type="float">
            <text:p>0.116247</text:p>
          </table:table-cell>
          <table:table-cell office:value-type="float" office:value="0.1758135" calcext:value-type="float">
            <text:p>0.1758135</text:p>
          </table:table-cell>
          <table:table-cell office:value-type="float" office:value="0.1765068" calcext:value-type="float">
            <text:p>0.1765068</text:p>
          </table:table-cell>
          <table:table-cell office:value-type="float" office:value="0.1765099" calcext:value-type="float">
            <text:p>0.1765099</text:p>
          </table:table-cell>
          <table:table-cell office:value-type="float" office:value="0.1762702" calcext:value-type="float">
            <text:p>0.1762702</text:p>
          </table:table-cell>
          <table:table-cell office:value-type="float" office:value="0.1560817" calcext:value-type="float">
            <text:p>0.1560817</text:p>
          </table:table-cell>
          <table:table-cell office:value-type="float" office:value="0.1537357" calcext:value-type="float">
            <text:p>0.1537357</text:p>
          </table:table-cell>
          <table:table-cell office:value-type="float" office:value="0.2611745" calcext:value-type="float">
            <text:p>0.2611745</text:p>
          </table:table-cell>
          <table:table-cell office:value-type="float" office:value="0.2845861" calcext:value-type="float">
            <text:p>0.2845861</text:p>
          </table:table-cell>
          <table:table-cell office:value-type="float" office:value="0.3336186" calcext:value-type="float">
            <text:p>0.3336186</text:p>
          </table:table-cell>
          <table:table-cell office:value-type="float" office:value="0.3613783" calcext:value-type="float">
            <text:p>0.3613783</text:p>
          </table:table-cell>
          <table:table-cell office:value-type="float" office:value="0.3845217" calcext:value-type="float">
            <text:p>0.3845217</text:p>
          </table:table-cell>
          <table:table-cell office:value-type="float" office:value="0.4620461" calcext:value-type="float">
            <text:p>0.4620461</text:p>
          </table:table-cell>
          <table:table-cell office:value-type="float" office:value="0" calcext:value-type="float">
            <text:p>0</text:p>
          </table:table-cell>
          <table:table-cell office:value-type="float" office:value="1.850652E-015" calcext:value-type="float">
            <text:p>1.850652E-15</text:p>
          </table:table-cell>
          <table:table-cell office:value-type="float" office:value="1.960815E-015" calcext:value-type="float">
            <text:p>1.960815E-15</text:p>
          </table:table-cell>
          <table:table-cell office:value-type="float" office:value="1.972645E-015" calcext:value-type="float">
            <text:p>1.972645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06296" calcext:value-type="float">
            <text:p>-55.06296</text:p>
          </table:table-cell>
          <table:table-cell office:value-type="float" office:value="-2.215527" calcext:value-type="float">
            <text:p>-2.215527</text:p>
          </table:table-cell>
          <table:table-cell office:value-type="float" office:value="-2.147034" calcext:value-type="float">
            <text:p>-2.147034</text:p>
          </table:table-cell>
          <table:table-cell office:value-type="float" office:value="-2.147257" calcext:value-type="float">
            <text:p>-2.147257</text:p>
          </table:table-cell>
          <table:table-cell office:value-type="float" office:value="-2.171161" calcext:value-type="float">
            <text:p>-2.171161</text:p>
          </table:table-cell>
          <table:table-cell office:value-type="float" office:value="-2.068691" calcext:value-type="float">
            <text:p>-2.068691</text:p>
          </table:table-cell>
          <table:table-cell office:value-type="float" office:value="-1.697411" calcext:value-type="float">
            <text:p>-1.697411</text:p>
          </table:table-cell>
          <table:table-cell office:value-type="float" office:value="-0.511067" calcext:value-type="float">
            <text:p>-0.511067</text:p>
          </table:table-cell>
          <table:table-cell office:value-type="float" office:value="-0.2048938" calcext:value-type="float">
            <text:p>-0.2048938</text:p>
          </table:table-cell>
          <table:table-cell office:value-type="float" office:value="-0.05535929" calcext:value-type="float">
            <text:p>-0.0553592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43.67" calcext:value-type="float">
            <text:p>-143.67</text:p>
          </table:table-cell>
          <table:table-cell office:value-type="float" office:value="-0.0001369156" calcext:value-type="float">
            <text:p>-0.000136915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5603" calcext:value-type="float">
            <text:p>-2.3856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81.1523" calcext:value-type="float">
            <text:p>381.1523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50.3274" calcext:value-type="float">
            <text:p>950.3274</text:p>
          </table:table-cell>
          <table:table-cell office:value-type="float" office:value="60.22274" calcext:value-type="float">
            <text:p>60.22274</text:p>
          </table:table-cell>
          <table:table-cell office:value-type="float" office:value="0" calcext:value-type="float">
            <text:p>0</text:p>
          </table:table-cell>
          <table:table-cell office:value-type="float" office:value="0.1140996" calcext:value-type="float">
            <text:p>0.1140996</text:p>
          </table:table-cell>
          <table:table-cell office:value-type="float" office:value="0.1755652" calcext:value-type="float">
            <text:p>0.1755652</text:p>
          </table:table-cell>
          <table:table-cell office:value-type="float" office:value="0.1759462" calcext:value-type="float">
            <text:p>0.1759462</text:p>
          </table:table-cell>
          <table:table-cell office:value-type="float" office:value="0.1759554" calcext:value-type="float">
            <text:p>0.1759554</text:p>
          </table:table-cell>
          <table:table-cell office:value-type="float" office:value="0.1758713" calcext:value-type="float">
            <text:p>0.1758713</text:p>
          </table:table-cell>
          <table:table-cell office:value-type="float" office:value="0.1558525" calcext:value-type="float">
            <text:p>0.1558525</text:p>
          </table:table-cell>
          <table:table-cell office:value-type="float" office:value="0.1531895" calcext:value-type="float">
            <text:p>0.1531895</text:p>
          </table:table-cell>
          <table:table-cell office:value-type="float" office:value="0.2596434" calcext:value-type="float">
            <text:p>0.2596434</text:p>
          </table:table-cell>
          <table:table-cell office:value-type="float" office:value="0.2830815" calcext:value-type="float">
            <text:p>0.2830815</text:p>
          </table:table-cell>
          <table:table-cell office:value-type="float" office:value="0.3328412" calcext:value-type="float">
            <text:p>0.3328412</text:p>
          </table:table-cell>
          <table:table-cell office:value-type="float" office:value="0.3609088" calcext:value-type="float">
            <text:p>0.3609088</text:p>
          </table:table-cell>
          <table:table-cell office:value-type="float" office:value="0.3841856" calcext:value-type="float">
            <text:p>0.3841856</text:p>
          </table:table-cell>
          <table:table-cell office:value-type="float" office:value="0.462281" calcext:value-type="float">
            <text:p>0.462281</text:p>
          </table:table-cell>
          <table:table-cell office:value-type="float" office:value="0" calcext:value-type="float">
            <text:p>0</text:p>
          </table:table-cell>
          <table:table-cell office:value-type="float" office:value="1.85075E-015" calcext:value-type="float">
            <text:p>1.85075E-15</text:p>
          </table:table-cell>
          <table:table-cell office:value-type="float" office:value="1.960808E-015" calcext:value-type="float">
            <text:p>1.960808E-15</text:p>
          </table:table-cell>
          <table:table-cell office:value-type="float" office:value="1.972632E-015" calcext:value-type="float">
            <text:p>1.972632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85499" calcext:value-type="float">
            <text:p>-63.85499</text:p>
          </table:table-cell>
          <table:table-cell office:value-type="float" office:value="-2.240283" calcext:value-type="float">
            <text:p>-2.240283</text:p>
          </table:table-cell>
          <table:table-cell office:value-type="float" office:value="-2.200405" calcext:value-type="float">
            <text:p>-2.200405</text:p>
          </table:table-cell>
          <table:table-cell office:value-type="float" office:value="-2.200052" calcext:value-type="float">
            <text:p>-2.200052</text:p>
          </table:table-cell>
          <table:table-cell office:value-type="float" office:value="-2.209513" calcext:value-type="float">
            <text:p>-2.209513</text:p>
          </table:table-cell>
          <table:table-cell office:value-type="float" office:value="-2.092103" calcext:value-type="float">
            <text:p>-2.092103</text:p>
          </table:table-cell>
          <table:table-cell office:value-type="float" office:value="-1.741006" calcext:value-type="float">
            <text:p>-1.741006</text:p>
          </table:table-cell>
          <table:table-cell office:value-type="float" office:value="-0.538111" calcext:value-type="float">
            <text:p>-0.538111</text:p>
          </table:table-cell>
          <table:table-cell office:value-type="float" office:value="-0.2153039" calcext:value-type="float">
            <text:p>-0.2153039</text:p>
          </table:table-cell>
          <table:table-cell office:value-type="float" office:value="-0.05661958" calcext:value-type="float">
            <text:p>-0.0566195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43.5869" calcext:value-type="float">
            <text:p>-143.5869</text:p>
          </table:table-cell>
          <table:table-cell office:value-type="float" office:value="-0.0001374414" calcext:value-type="float">
            <text:p>-0.000137441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139" calcext:value-type="float">
            <text:p>-2.3961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83.1045" calcext:value-type="float">
            <text:p>383.104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49.0182" calcext:value-type="float">
            <text:p>949.0182</text:p>
          </table:table-cell>
          <table:table-cell office:value-type="float" office:value="59.57973" calcext:value-type="float">
            <text:p>59.57973</text:p>
          </table:table-cell>
          <table:table-cell office:value-type="float" office:value="0" calcext:value-type="float">
            <text:p>0</text:p>
          </table:table-cell>
          <table:table-cell office:value-type="float" office:value="0.1120998" calcext:value-type="float">
            <text:p>0.1120998</text:p>
          </table:table-cell>
          <table:table-cell office:value-type="float" office:value="0.1753699" calcext:value-type="float">
            <text:p>0.1753699</text:p>
          </table:table-cell>
          <table:table-cell office:value-type="float" office:value="0.1756789" calcext:value-type="float">
            <text:p>0.1756789</text:p>
          </table:table-cell>
          <table:table-cell office:value-type="float" office:value="0.1756928" calcext:value-type="float">
            <text:p>0.1756928</text:p>
          </table:table-cell>
          <table:table-cell office:value-type="float" office:value="0.1756628" calcext:value-type="float">
            <text:p>0.1756628</text:p>
          </table:table-cell>
          <table:table-cell office:value-type="float" office:value="0.1556579" calcext:value-type="float">
            <text:p>0.1556579</text:p>
          </table:table-cell>
          <table:table-cell office:value-type="float" office:value="0.1527399" calcext:value-type="float">
            <text:p>0.1527399</text:p>
          </table:table-cell>
          <table:table-cell office:value-type="float" office:value="0.2581651" calcext:value-type="float">
            <text:p>0.2581651</text:p>
          </table:table-cell>
          <table:table-cell office:value-type="float" office:value="0.2816128" calcext:value-type="float">
            <text:p>0.2816128</text:p>
          </table:table-cell>
          <table:table-cell office:value-type="float" office:value="0.3320184" calcext:value-type="float">
            <text:p>0.3320184</text:p>
          </table:table-cell>
          <table:table-cell office:value-type="float" office:value="0.3605418" calcext:value-type="float">
            <text:p>0.3605418</text:p>
          </table:table-cell>
          <table:table-cell office:value-type="float" office:value="0.3841504" calcext:value-type="float">
            <text:p>0.3841504</text:p>
          </table:table-cell>
          <table:table-cell office:value-type="float" office:value="0.4543222" calcext:value-type="float">
            <text:p>0.4543222</text:p>
          </table:table-cell>
          <table:table-cell office:value-type="float" office:value="0" calcext:value-type="float">
            <text:p>0</text:p>
          </table:table-cell>
          <table:table-cell office:value-type="float" office:value="1.850831E-015" calcext:value-type="float">
            <text:p>1.850831E-15</text:p>
          </table:table-cell>
          <table:table-cell office:value-type="float" office:value="1.960804E-015" calcext:value-type="float">
            <text:p>1.960804E-15</text:p>
          </table:table-cell>
          <table:table-cell office:value-type="float" office:value="1.972619E-015" calcext:value-type="float">
            <text:p>1.972619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64551" calcext:value-type="float">
            <text:p>-72.64551</text:p>
          </table:table-cell>
          <table:table-cell office:value-type="float" office:value="-2.259287" calcext:value-type="float">
            <text:p>-2.259287</text:p>
          </table:table-cell>
          <table:table-cell office:value-type="float" office:value="-2.226253" calcext:value-type="float">
            <text:p>-2.226253</text:p>
          </table:table-cell>
          <table:table-cell office:value-type="float" office:value="-2.225445" calcext:value-type="float">
            <text:p>-2.225445</text:p>
          </table:table-cell>
          <table:table-cell office:value-type="float" office:value="-2.229678" calcext:value-type="float">
            <text:p>-2.229678</text:p>
          </table:table-cell>
          <table:table-cell office:value-type="float" office:value="-2.112205" calcext:value-type="float">
            <text:p>-2.112205</text:p>
          </table:table-cell>
          <table:table-cell office:value-type="float" office:value="-1.77784" calcext:value-type="float">
            <text:p>-1.77784</text:p>
          </table:table-cell>
          <table:table-cell office:value-type="float" office:value="-0.5657357" calcext:value-type="float">
            <text:p>-0.5657357</text:p>
          </table:table-cell>
          <table:table-cell office:value-type="float" office:value="-0.226028" calcext:value-type="float">
            <text:p>-0.226028</text:p>
          </table:table-cell>
          <table:table-cell office:value-type="float" office:value="-0.05798649" calcext:value-type="float">
            <text:p>-0.0579864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43.5249" calcext:value-type="float">
            <text:p>-143.5249</text:p>
          </table:table-cell>
          <table:table-cell office:value-type="float" office:value="-0.0001378575" calcext:value-type="float">
            <text:p>-0.000137857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3562" calcext:value-type="float">
            <text:p>-2.3235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85.1313" calcext:value-type="float">
            <text:p>385.1313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47.8227" calcext:value-type="float">
            <text:p>947.8227</text:p>
          </table:table-cell>
          <table:table-cell office:value-type="float" office:value="58.74845" calcext:value-type="float">
            <text:p>58.74845</text:p>
          </table:table-cell>
          <table:table-cell office:value-type="float" office:value="0" calcext:value-type="float">
            <text:p>0</text:p>
          </table:table-cell>
          <table:table-cell office:value-type="float" office:value="0.1121735" calcext:value-type="float">
            <text:p>0.1121735</text:p>
          </table:table-cell>
          <table:table-cell office:value-type="float" office:value="0.1748161" calcext:value-type="float">
            <text:p>0.1748161</text:p>
          </table:table-cell>
          <table:table-cell office:value-type="float" office:value="0.1751777" calcext:value-type="float">
            <text:p>0.1751777</text:p>
          </table:table-cell>
          <table:table-cell office:value-type="float" office:value="0.1751872" calcext:value-type="float">
            <text:p>0.1751872</text:p>
          </table:table-cell>
          <table:table-cell office:value-type="float" office:value="0.1751256" calcext:value-type="float">
            <text:p>0.1751256</text:p>
          </table:table-cell>
          <table:table-cell office:value-type="float" office:value="0.1553872" calcext:value-type="float">
            <text:p>0.1553872</text:p>
          </table:table-cell>
          <table:table-cell office:value-type="float" office:value="0.1522583" calcext:value-type="float">
            <text:p>0.1522583</text:p>
          </table:table-cell>
          <table:table-cell office:value-type="float" office:value="0.256678" calcext:value-type="float">
            <text:p>0.256678</text:p>
          </table:table-cell>
          <table:table-cell office:value-type="float" office:value="0.2801069" calcext:value-type="float">
            <text:p>0.2801069</text:p>
          </table:table-cell>
          <table:table-cell office:value-type="float" office:value="0.331166" calcext:value-type="float">
            <text:p>0.331166</text:p>
          </table:table-cell>
          <table:table-cell office:value-type="float" office:value="0.3601899" calcext:value-type="float">
            <text:p>0.3601899</text:p>
          </table:table-cell>
          <table:table-cell office:value-type="float" office:value="0.3840652" calcext:value-type="float">
            <text:p>0.3840652</text:p>
          </table:table-cell>
          <table:table-cell office:value-type="float" office:value="0.4584797" calcext:value-type="float">
            <text:p>0.4584797</text:p>
          </table:table-cell>
          <table:table-cell office:value-type="float" office:value="0" calcext:value-type="float">
            <text:p>0</text:p>
          </table:table-cell>
          <table:table-cell office:value-type="float" office:value="1.850921E-015" calcext:value-type="float">
            <text:p>1.850921E-15</text:p>
          </table:table-cell>
          <table:table-cell office:value-type="float" office:value="1.960797E-015" calcext:value-type="float">
            <text:p>1.960797E-15</text:p>
          </table:table-cell>
          <table:table-cell office:value-type="float" office:value="1.972607E-015" calcext:value-type="float">
            <text:p>1.972607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07561" calcext:value-type="float">
            <text:p>-72.07561</text:p>
          </table:table-cell>
          <table:table-cell office:value-type="float" office:value="-2.315068" calcext:value-type="float">
            <text:p>-2.315068</text:p>
          </table:table-cell>
          <table:table-cell office:value-type="float" office:value="-2.275789" calcext:value-type="float">
            <text:p>-2.275789</text:p>
          </table:table-cell>
          <table:table-cell office:value-type="float" office:value="-2.275409" calcext:value-type="float">
            <text:p>-2.275409</text:p>
          </table:table-cell>
          <table:table-cell office:value-type="float" office:value="-2.282971" calcext:value-type="float">
            <text:p>-2.282971</text:p>
          </table:table-cell>
          <table:table-cell office:value-type="float" office:value="-2.140522" calcext:value-type="float">
            <text:p>-2.140522</text:p>
          </table:table-cell>
          <table:table-cell office:value-type="float" office:value="-1.818297" calcext:value-type="float">
            <text:p>-1.818297</text:p>
          </table:table-cell>
          <table:table-cell office:value-type="float" office:value="-0.5951275" calcext:value-type="float">
            <text:p>-0.5951275</text:p>
          </table:table-cell>
          <table:table-cell office:value-type="float" office:value="-0.2376406" calcext:value-type="float">
            <text:p>-0.2376406</text:p>
          </table:table-cell>
          <table:table-cell office:value-type="float" office:value="-0.05944327" calcext:value-type="float">
            <text:p>-0.0594432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67.252" calcext:value-type="float">
            <text:p>-167.252</text:p>
          </table:table-cell>
          <table:table-cell office:value-type="float" office:value="-0.0001147591" calcext:value-type="float">
            <text:p>-0.000114759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4388" calcext:value-type="float">
            <text:p>-2.3543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87.1641" calcext:value-type="float">
            <text:p>387.164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46.5916" calcext:value-type="float">
            <text:p>946.5916</text:p>
          </table:table-cell>
          <table:table-cell office:value-type="float" office:value="57.9466" calcext:value-type="float">
            <text:p>57.9466</text:p>
          </table:table-cell>
          <table:table-cell office:value-type="float" office:value="0" calcext:value-type="float">
            <text:p>0</text:p>
          </table:table-cell>
          <table:table-cell office:value-type="float" office:value="0.1095969" calcext:value-type="float">
            <text:p>0.1095969</text:p>
          </table:table-cell>
          <table:table-cell office:value-type="float" office:value="0.1744875" calcext:value-type="float">
            <text:p>0.1744875</text:p>
          </table:table-cell>
          <table:table-cell office:value-type="float" office:value="0.1748074" calcext:value-type="float">
            <text:p>0.1748074</text:p>
          </table:table-cell>
          <table:table-cell office:value-type="float" office:value="0.1748184" calcext:value-type="float">
            <text:p>0.1748184</text:p>
          </table:table-cell>
          <table:table-cell office:value-type="float" office:value="0.1747765" calcext:value-type="float">
            <text:p>0.1747765</text:p>
          </table:table-cell>
          <table:table-cell office:value-type="float" office:value="0.1551127" calcext:value-type="float">
            <text:p>0.1551127</text:p>
          </table:table-cell>
          <table:table-cell office:value-type="float" office:value="0.1518064" calcext:value-type="float">
            <text:p>0.1518064</text:p>
          </table:table-cell>
          <table:table-cell office:value-type="float" office:value="0.2552024" calcext:value-type="float">
            <text:p>0.2552024</text:p>
          </table:table-cell>
          <table:table-cell office:value-type="float" office:value="0.2785794" calcext:value-type="float">
            <text:p>0.2785794</text:p>
          </table:table-cell>
          <table:table-cell office:value-type="float" office:value="0.3303334" calcext:value-type="float">
            <text:p>0.3303334</text:p>
          </table:table-cell>
          <table:table-cell office:value-type="float" office:value="0.3598382" calcext:value-type="float">
            <text:p>0.3598382</text:p>
          </table:table-cell>
          <table:table-cell office:value-type="float" office:value="0.3838567" calcext:value-type="float">
            <text:p>0.3838567</text:p>
          </table:table-cell>
          <table:table-cell office:value-type="float" office:value="0.4615272" calcext:value-type="float">
            <text:p>0.4615272</text:p>
          </table:table-cell>
          <table:table-cell office:value-type="float" office:value="0" calcext:value-type="float">
            <text:p>0</text:p>
          </table:table-cell>
          <table:table-cell office:value-type="float" office:value="1.851009E-015" calcext:value-type="float">
            <text:p>1.851009E-15</text:p>
          </table:table-cell>
          <table:table-cell office:value-type="float" office:value="1.960791E-015" calcext:value-type="float">
            <text:p>1.960791E-15</text:p>
          </table:table-cell>
          <table:table-cell office:value-type="float" office:value="1.972594E-015" calcext:value-type="float">
            <text:p>1.972594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3E-016" calcext:value-type="float">
            <text:p>9.376603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30592" calcext:value-type="float">
            <text:p>-86.30592</text:p>
          </table:table-cell>
          <table:table-cell office:value-type="float" office:value="-2.348641" calcext:value-type="float">
            <text:p>-2.348641</text:p>
          </table:table-cell>
          <table:table-cell office:value-type="float" office:value="-2.313159" calcext:value-type="float">
            <text:p>-2.313159</text:p>
          </table:table-cell>
          <table:table-cell office:value-type="float" office:value="-2.312633" calcext:value-type="float">
            <text:p>-2.312633</text:p>
          </table:table-cell>
          <table:table-cell office:value-type="float" office:value="-2.318321" calcext:value-type="float">
            <text:p>-2.318321</text:p>
          </table:table-cell>
          <table:table-cell office:value-type="float" office:value="-2.169688" calcext:value-type="float">
            <text:p>-2.169688</text:p>
          </table:table-cell>
          <table:table-cell office:value-type="float" office:value="-1.857196" calcext:value-type="float">
            <text:p>-1.857196</text:p>
          </table:table-cell>
          <table:table-cell office:value-type="float" office:value="-0.6259841" calcext:value-type="float">
            <text:p>-0.6259841</text:p>
          </table:table-cell>
          <table:table-cell office:value-type="float" office:value="-0.2501019" calcext:value-type="float">
            <text:p>-0.2501019</text:p>
          </table:table-cell>
          <table:table-cell office:value-type="float" office:value="-0.06090463" calcext:value-type="float">
            <text:p>-0.0609046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228.2125" calcext:value-type="float">
            <text:p>-228.2125</text:p>
          </table:table-cell>
          <table:table-cell office:value-type="float" office:value="-0.00007042033" calcext:value-type="float">
            <text:p>-7.04203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5362" calcext:value-type="float">
            <text:p>-2.3753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89.0652" calcext:value-type="float">
            <text:p>389.0652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44.8026" calcext:value-type="float">
            <text:p>944.8026</text:p>
          </table:table-cell>
          <table:table-cell office:value-type="float" office:value="57.83418" calcext:value-type="float">
            <text:p>57.83418</text:p>
          </table:table-cell>
          <table:table-cell office:value-type="float" office:value="0" calcext:value-type="float">
            <text:p>0</text:p>
          </table:table-cell>
          <table:table-cell office:value-type="float" office:value="0.1085661" calcext:value-type="float">
            <text:p>0.1085661</text:p>
          </table:table-cell>
          <table:table-cell office:value-type="float" office:value="0.1745547" calcext:value-type="float">
            <text:p>0.1745547</text:p>
          </table:table-cell>
          <table:table-cell office:value-type="float" office:value="0.1747407" calcext:value-type="float">
            <text:p>0.1747407</text:p>
          </table:table-cell>
          <table:table-cell office:value-type="float" office:value="0.17476" calcext:value-type="float">
            <text:p>0.17476</text:p>
          </table:table-cell>
          <table:table-cell office:value-type="float" office:value="0.174786" calcext:value-type="float">
            <text:p>0.174786</text:p>
          </table:table-cell>
          <table:table-cell office:value-type="float" office:value="0.1549066" calcext:value-type="float">
            <text:p>0.1549066</text:p>
          </table:table-cell>
          <table:table-cell office:value-type="float" office:value="0.1514515" calcext:value-type="float">
            <text:p>0.1514515</text:p>
          </table:table-cell>
          <table:table-cell office:value-type="float" office:value="0.2537875" calcext:value-type="float">
            <text:p>0.2537875</text:p>
          </table:table-cell>
          <table:table-cell office:value-type="float" office:value="0.2770902" calcext:value-type="float">
            <text:p>0.2770902</text:p>
          </table:table-cell>
          <table:table-cell office:value-type="float" office:value="0.3295112" calcext:value-type="float">
            <text:p>0.3295112</text:p>
          </table:table-cell>
          <table:table-cell office:value-type="float" office:value="0.3594989" calcext:value-type="float">
            <text:p>0.3594989</text:p>
          </table:table-cell>
          <table:table-cell office:value-type="float" office:value="0.3835529" calcext:value-type="float">
            <text:p>0.3835529</text:p>
          </table:table-cell>
          <table:table-cell office:value-type="float" office:value="0.4623519" calcext:value-type="float">
            <text:p>0.4623519</text:p>
          </table:table-cell>
          <table:table-cell office:value-type="float" office:value="0" calcext:value-type="float">
            <text:p>0</text:p>
          </table:table-cell>
          <table:table-cell office:value-type="float" office:value="1.851093E-015" calcext:value-type="float">
            <text:p>1.851093E-15</text:p>
          </table:table-cell>
          <table:table-cell office:value-type="float" office:value="1.960786E-015" calcext:value-type="float">
            <text:p>1.960786E-15</text:p>
          </table:table-cell>
          <table:table-cell office:value-type="float" office:value="1.972581E-015" calcext:value-type="float">
            <text:p>1.972581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18844" calcext:value-type="float">
            <text:p>-93.18844</text:p>
          </table:table-cell>
          <table:table-cell office:value-type="float" office:value="-2.34148" calcext:value-type="float">
            <text:p>-2.34148</text:p>
          </table:table-cell>
          <table:table-cell office:value-type="float" office:value="-2.31996" calcext:value-type="float">
            <text:p>-2.31996</text:p>
          </table:table-cell>
          <table:table-cell office:value-type="float" office:value="-2.318587" calcext:value-type="float">
            <text:p>-2.318587</text:p>
          </table:table-cell>
          <table:table-cell office:value-type="float" office:value="-2.317283" calcext:value-type="float">
            <text:p>-2.317283</text:p>
          </table:table-cell>
          <table:table-cell office:value-type="float" office:value="-2.191901" calcext:value-type="float">
            <text:p>-2.191901</text:p>
          </table:table-cell>
          <table:table-cell office:value-type="float" office:value="-1.888428" calcext:value-type="float">
            <text:p>-1.888428</text:p>
          </table:table-cell>
          <table:table-cell office:value-type="float" office:value="-0.6572661" calcext:value-type="float">
            <text:p>-0.6572661</text:p>
          </table:table-cell>
          <table:table-cell office:value-type="float" office:value="-0.2629521" calcext:value-type="float">
            <text:p>-0.2629521</text:p>
          </table:table-cell>
          <table:table-cell office:value-type="float" office:value="-0.06238697" calcext:value-type="float">
            <text:p>-0.0623869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72.10854" calcext:value-type="float">
            <text:p>-72.10854</text:p>
          </table:table-cell>
          <table:table-cell office:value-type="float" office:value="-0.00004867499" calcext:value-type="float">
            <text:p>-4.86749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897" calcext:value-type="float">
            <text:p>-2.3898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383.7012" calcext:value-type="float">
            <text:p>383.7012</text:p>
          </table:table-cell>
          <table:table-cell office:value-type="float" office:value="390.8765" calcext:value-type="float">
            <text:p>390.876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42.9914" calcext:value-type="float">
            <text:p>942.9914</text:p>
          </table:table-cell>
          <table:table-cell office:value-type="float" office:value="57.83418" calcext:value-type="float">
            <text:p>57.83418</text:p>
          </table:table-cell>
          <table:table-cell office:value-type="float" office:value="0" calcext:value-type="float">
            <text:p>0</text:p>
          </table:table-cell>
          <table:table-cell office:value-type="float" office:value="0.1103269" calcext:value-type="float">
            <text:p>0.1103269</text:p>
          </table:table-cell>
          <table:table-cell office:value-type="float" office:value="0.174612" calcext:value-type="float">
            <text:p>0.174612</text:p>
          </table:table-cell>
          <table:table-cell office:value-type="float" office:value="0.1747888" calcext:value-type="float">
            <text:p>0.1747888</text:p>
          </table:table-cell>
          <table:table-cell office:value-type="float" office:value="0.1748134" calcext:value-type="float">
            <text:p>0.1748134</text:p>
          </table:table-cell>
          <table:table-cell office:value-type="float" office:value="0.1748545" calcext:value-type="float">
            <text:p>0.1748545</text:p>
          </table:table-cell>
          <table:table-cell office:value-type="float" office:value="0.1547656" calcext:value-type="float">
            <text:p>0.1547656</text:p>
          </table:table-cell>
          <table:table-cell office:value-type="float" office:value="0.1511976" calcext:value-type="float">
            <text:p>0.1511976</text:p>
          </table:table-cell>
          <table:table-cell office:value-type="float" office:value="0.2524452" calcext:value-type="float">
            <text:p>0.2524452</text:p>
          </table:table-cell>
          <table:table-cell office:value-type="float" office:value="0.2756315" calcext:value-type="float">
            <text:p>0.2756315</text:p>
          </table:table-cell>
          <table:table-cell office:value-type="float" office:value="0.3287043" calcext:value-type="float">
            <text:p>0.3287043</text:p>
          </table:table-cell>
          <table:table-cell office:value-type="float" office:value="0.3590348" calcext:value-type="float">
            <text:p>0.3590348</text:p>
          </table:table-cell>
          <table:table-cell office:value-type="float" office:value="0.3832319" calcext:value-type="float">
            <text:p>0.38323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1173E-015" calcext:value-type="float">
            <text:p>1.851173E-15</text:p>
          </table:table-cell>
          <table:table-cell office:value-type="float" office:value="1.960781E-015" calcext:value-type="float">
            <text:p>1.960781E-15</text:p>
          </table:table-cell>
          <table:table-cell office:value-type="float" office:value="1.972569E-015" calcext:value-type="float">
            <text:p>1.972569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46378" calcext:value-type="float">
            <text:p>-82.46378</text:p>
          </table:table-cell>
          <table:table-cell office:value-type="float" office:value="-2.335515" calcext:value-type="float">
            <text:p>-2.335515</text:p>
          </table:table-cell>
          <table:table-cell office:value-type="float" office:value="-2.314989" calcext:value-type="float">
            <text:p>-2.314989</text:p>
          </table:table-cell>
          <table:table-cell office:value-type="float" office:value="-2.313085" calcext:value-type="float">
            <text:p>-2.313085</text:p>
          </table:table-cell>
          <table:table-cell office:value-type="float" office:value="-2.310203" calcext:value-type="float">
            <text:p>-2.310203</text:p>
          </table:table-cell>
          <table:table-cell office:value-type="float" office:value="-2.207239" calcext:value-type="float">
            <text:p>-2.207239</text:p>
          </table:table-cell>
          <table:table-cell office:value-type="float" office:value="-1.911141" calcext:value-type="float">
            <text:p>-1.911141</text:p>
          </table:table-cell>
          <table:table-cell office:value-type="float" office:value="-0.6885553" calcext:value-type="float">
            <text:p>-0.6885553</text:p>
          </table:table-cell>
          <table:table-cell office:value-type="float" office:value="-0.2762484" calcext:value-type="float">
            <text:p>-0.2762484</text:p>
          </table:table-cell>
          <table:table-cell office:value-type="float" office:value="-0.06388076" calcext:value-type="float">
            <text:p>-0.0638807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62.54553" calcext:value-type="float">
            <text:p>-62.54553</text:p>
          </table:table-cell>
          <table:table-cell office:value-type="float" office:value="-0.00003806746" calcext:value-type="float">
            <text:p>-3.80674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64" calcext:value-type="float">
            <text:p>-2.398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404.3011" calcext:value-type="float">
            <text:p>404.3011</text:p>
          </table:table-cell>
          <table:table-cell office:value-type="float" office:value="393.781" calcext:value-type="float">
            <text:p>393.78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1.1954" calcext:value-type="float">
            <text:p>961.1954</text:p>
          </table:table-cell>
          <table:table-cell office:value-type="float" office:value="57.32529" calcext:value-type="float">
            <text:p>57.32529</text:p>
          </table:table-cell>
          <table:table-cell office:value-type="float" office:value="0" calcext:value-type="float">
            <text:p>0</text:p>
          </table:table-cell>
          <table:table-cell office:value-type="float" office:value="0.4708397" calcext:value-type="float">
            <text:p>0.4708397</text:p>
          </table:table-cell>
          <table:table-cell office:value-type="float" office:value="0.4803055" calcext:value-type="float">
            <text:p>0.4803055</text:p>
          </table:table-cell>
          <table:table-cell office:value-type="float" office:value="0.1806478" calcext:value-type="float">
            <text:p>0.1806478</text:p>
          </table:table-cell>
          <table:table-cell office:value-type="float" office:value="0.1789137" calcext:value-type="float">
            <text:p>0.1789137</text:p>
          </table:table-cell>
          <table:table-cell office:value-type="float" office:value="0.1803902" calcext:value-type="float">
            <text:p>0.1803902</text:p>
          </table:table-cell>
          <table:table-cell office:value-type="float" office:value="0.1555737" calcext:value-type="float">
            <text:p>0.1555737</text:p>
          </table:table-cell>
          <table:table-cell office:value-type="float" office:value="0.1603684" calcext:value-type="float">
            <text:p>0.1603684</text:p>
          </table:table-cell>
          <table:table-cell office:value-type="float" office:value="0.2523894" calcext:value-type="float">
            <text:p>0.2523894</text:p>
          </table:table-cell>
          <table:table-cell office:value-type="float" office:value="0.2753947" calcext:value-type="float">
            <text:p>0.2753947</text:p>
          </table:table-cell>
          <table:table-cell office:value-type="float" office:value="0.3286479" calcext:value-type="float">
            <text:p>0.3286479</text:p>
          </table:table-cell>
          <table:table-cell office:value-type="float" office:value="0.3592068" calcext:value-type="float">
            <text:p>0.3592068</text:p>
          </table:table-cell>
          <table:table-cell office:value-type="float" office:value="0.3837267" calcext:value-type="float">
            <text:p>0.3837267</text:p>
          </table:table-cell>
          <table:table-cell office:value-type="float" office:value="0.4552236" calcext:value-type="float">
            <text:p>0.4552236</text:p>
          </table:table-cell>
          <table:table-cell office:value-type="float" office:value="0" calcext:value-type="float">
            <text:p>0</text:p>
          </table:table-cell>
          <table:table-cell office:value-type="float" office:value="1.851267E-015" calcext:value-type="float">
            <text:p>1.851267E-15</text:p>
          </table:table-cell>
          <table:table-cell office:value-type="float" office:value="1.960774E-015" calcext:value-type="float">
            <text:p>1.960774E-15</text:p>
          </table:table-cell>
          <table:table-cell office:value-type="float" office:value="1.972556E-015" calcext:value-type="float">
            <text:p>1.972556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12729" calcext:value-type="float">
            <text:p>-0.002212729</text:p>
          </table:table-cell>
          <table:table-cell office:value-type="float" office:value="-0.001954591" calcext:value-type="float">
            <text:p>-0.001954591</text:p>
          </table:table-cell>
          <table:table-cell office:value-type="float" office:value="-1.799344" calcext:value-type="float">
            <text:p>-1.799344</text:p>
          </table:table-cell>
          <table:table-cell office:value-type="float" office:value="-1.936683" calcext:value-type="float">
            <text:p>-1.936683</text:p>
          </table:table-cell>
          <table:table-cell office:value-type="float" office:value="-1.818823" calcext:value-type="float">
            <text:p>-1.818823</text:p>
          </table:table-cell>
          <table:table-cell office:value-type="float" office:value="-2.12161" calcext:value-type="float">
            <text:p>-2.12161</text:p>
          </table:table-cell>
          <table:table-cell office:value-type="float" office:value="-1.256317" calcext:value-type="float">
            <text:p>-1.256317</text:p>
          </table:table-cell>
          <table:table-cell office:value-type="float" office:value="-0.6901022" calcext:value-type="float">
            <text:p>-0.6901022</text:p>
          </table:table-cell>
          <table:table-cell office:value-type="float" office:value="-0.2785768" calcext:value-type="float">
            <text:p>-0.2785768</text:p>
          </table:table-cell>
          <table:table-cell office:value-type="float" office:value="-0.06399933" calcext:value-type="float">
            <text:p>-0.0639993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3651879" calcext:value-type="float">
            <text:p>-0.003651879</text:p>
          </table:table-cell>
          <table:table-cell office:value-type="float" office:value="-0.00004057365" calcext:value-type="float">
            <text:p>-4.05736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9484" calcext:value-type="float">
            <text:p>-2.3294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427.8011" calcext:value-type="float">
            <text:p>427.8011</text:p>
          </table:table-cell>
          <table:table-cell office:value-type="float" office:value="397.4928" calcext:value-type="float">
            <text:p>397.4928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1.5995" calcext:value-type="float">
            <text:p>981.5995</text:p>
          </table:table-cell>
          <table:table-cell office:value-type="float" office:value="56.70921" calcext:value-type="float">
            <text:p>56.70921</text:p>
          </table:table-cell>
          <table:table-cell office:value-type="float" office:value="0" calcext:value-type="float">
            <text:p>0</text:p>
          </table:table-cell>
          <table:table-cell office:value-type="float" office:value="0.515758" calcext:value-type="float">
            <text:p>0.515758</text:p>
          </table:table-cell>
          <table:table-cell office:value-type="float" office:value="0.5250776" calcext:value-type="float">
            <text:p>0.5250776</text:p>
          </table:table-cell>
          <table:table-cell office:value-type="float" office:value="0.4973213" calcext:value-type="float">
            <text:p>0.4973213</text:p>
          </table:table-cell>
          <table:table-cell office:value-type="float" office:value="0.183872" calcext:value-type="float">
            <text:p>0.183872</text:p>
          </table:table-cell>
          <table:table-cell office:value-type="float" office:value="0.1851187" calcext:value-type="float">
            <text:p>0.1851187</text:p>
          </table:table-cell>
          <table:table-cell office:value-type="float" office:value="0.1565414" calcext:value-type="float">
            <text:p>0.1565414</text:p>
          </table:table-cell>
          <table:table-cell office:value-type="float" office:value="0.1618219" calcext:value-type="float">
            <text:p>0.1618219</text:p>
          </table:table-cell>
          <table:table-cell office:value-type="float" office:value="0.2524863" calcext:value-type="float">
            <text:p>0.2524863</text:p>
          </table:table-cell>
          <table:table-cell office:value-type="float" office:value="0.2753586" calcext:value-type="float">
            <text:p>0.2753586</text:p>
          </table:table-cell>
          <table:table-cell office:value-type="float" office:value="0.3287527" calcext:value-type="float">
            <text:p>0.3287527</text:p>
          </table:table-cell>
          <table:table-cell office:value-type="float" office:value="0.3596378" calcext:value-type="float">
            <text:p>0.3596378</text:p>
          </table:table-cell>
          <table:table-cell office:value-type="float" office:value="0.3842741" calcext:value-type="float">
            <text:p>0.3842741</text:p>
          </table:table-cell>
          <table:table-cell office:value-type="float" office:value="0.4592219" calcext:value-type="float">
            <text:p>0.4592219</text:p>
          </table:table-cell>
          <table:table-cell office:value-type="float" office:value="0" calcext:value-type="float">
            <text:p>0</text:p>
          </table:table-cell>
          <table:table-cell office:value-type="float" office:value="1.851388E-015" calcext:value-type="float">
            <text:p>1.851388E-15</text:p>
          </table:table-cell>
          <table:table-cell office:value-type="float" office:value="1.960759E-015" calcext:value-type="float">
            <text:p>1.960759E-15</text:p>
          </table:table-cell>
          <table:table-cell office:value-type="float" office:value="1.972545E-015" calcext:value-type="float">
            <text:p>1.972545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6505" calcext:value-type="float">
            <text:p>-0.00116505</text:p>
          </table:table-cell>
          <table:table-cell office:value-type="float" office:value="-0.001163295" calcext:value-type="float">
            <text:p>-0.001163295</text:p>
          </table:table-cell>
          <table:table-cell office:value-type="float" office:value="-0.001725902" calcext:value-type="float">
            <text:p>-0.001725902</text:p>
          </table:table-cell>
          <table:table-cell office:value-type="float" office:value="-1.570262" calcext:value-type="float">
            <text:p>-1.570262</text:p>
          </table:table-cell>
          <table:table-cell office:value-type="float" office:value="-1.489658" calcext:value-type="float">
            <text:p>-1.489658</text:p>
          </table:table-cell>
          <table:table-cell office:value-type="float" office:value="-2.023259" calcext:value-type="float">
            <text:p>-2.023259</text:p>
          </table:table-cell>
          <table:table-cell office:value-type="float" office:value="-1.177919" calcext:value-type="float">
            <text:p>-1.177919</text:p>
          </table:table-cell>
          <table:table-cell office:value-type="float" office:value="-0.68779" calcext:value-type="float">
            <text:p>-0.68779</text:p>
          </table:table-cell>
          <table:table-cell office:value-type="float" office:value="-0.278919" calcext:value-type="float">
            <text:p>-0.278919</text:p>
          </table:table-cell>
          <table:table-cell office:value-type="float" office:value="-0.06380417" calcext:value-type="float">
            <text:p>-0.0638041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1535407" calcext:value-type="float">
            <text:p>-0.001535407</text:p>
          </table:table-cell>
          <table:table-cell office:value-type="float" office:value="-0.00004572154" calcext:value-type="float">
            <text:p>-4.57215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9031" calcext:value-type="float">
            <text:p>-2.3590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440.4011" calcext:value-type="float">
            <text:p>440.4011</text:p>
          </table:table-cell>
          <table:table-cell office:value-type="float" office:value="398.976" calcext:value-type="float">
            <text:p>398.97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93.2789" calcext:value-type="float">
            <text:p>993.2789</text:p>
          </table:table-cell>
          <table:table-cell office:value-type="float" office:value="56.14697" calcext:value-type="float">
            <text:p>56.14697</text:p>
          </table:table-cell>
          <table:table-cell office:value-type="float" office:value="0" calcext:value-type="float">
            <text:p>0</text:p>
          </table:table-cell>
          <table:table-cell office:value-type="float" office:value="0.4508512" calcext:value-type="float">
            <text:p>0.4508512</text:p>
          </table:table-cell>
          <table:table-cell office:value-type="float" office:value="0.4578645" calcext:value-type="float">
            <text:p>0.4578645</text:p>
          </table:table-cell>
          <table:table-cell office:value-type="float" office:value="0.4721119" calcext:value-type="float">
            <text:p>0.4721119</text:p>
          </table:table-cell>
          <table:table-cell office:value-type="float" office:value="0.4925597" calcext:value-type="float">
            <text:p>0.4925597</text:p>
          </table:table-cell>
          <table:table-cell office:value-type="float" office:value="0.1960624" calcext:value-type="float">
            <text:p>0.1960624</text:p>
          </table:table-cell>
          <table:table-cell office:value-type="float" office:value="0.1576129" calcext:value-type="float">
            <text:p>0.1576129</text:p>
          </table:table-cell>
          <table:table-cell office:value-type="float" office:value="0.1625363" calcext:value-type="float">
            <text:p>0.1625363</text:p>
          </table:table-cell>
          <table:table-cell office:value-type="float" office:value="0.2526288" calcext:value-type="float">
            <text:p>0.2526288</text:p>
          </table:table-cell>
          <table:table-cell office:value-type="float" office:value="0.275404" calcext:value-type="float">
            <text:p>0.275404</text:p>
          </table:table-cell>
          <table:table-cell office:value-type="float" office:value="0.3289783" calcext:value-type="float">
            <text:p>0.3289783</text:p>
          </table:table-cell>
          <table:table-cell office:value-type="float" office:value="0.3602878" calcext:value-type="float">
            <text:p>0.3602878</text:p>
          </table:table-cell>
          <table:table-cell office:value-type="float" office:value="0.384647" calcext:value-type="float">
            <text:p>0.384647</text:p>
          </table:table-cell>
          <table:table-cell office:value-type="float" office:value="0.4619737" calcext:value-type="float">
            <text:p>0.4619737</text:p>
          </table:table-cell>
          <table:table-cell office:value-type="float" office:value="0" calcext:value-type="float">
            <text:p>0</text:p>
          </table:table-cell>
          <table:table-cell office:value-type="float" office:value="1.851546E-015" calcext:value-type="float">
            <text:p>1.851546E-15</text:p>
          </table:table-cell>
          <table:table-cell office:value-type="float" office:value="1.960739E-015" calcext:value-type="float">
            <text:p>1.960739E-15</text:p>
          </table:table-cell>
          <table:table-cell office:value-type="float" office:value="1.972531E-015" calcext:value-type="float">
            <text:p>1.972531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02812" calcext:value-type="float">
            <text:p>-0.002902812</text:p>
          </table:table-cell>
          <table:table-cell office:value-type="float" office:value="-0.00263819" calcext:value-type="float">
            <text:p>-0.00263819</text:p>
          </table:table-cell>
          <table:table-cell office:value-type="float" office:value="-0.002188095" calcext:value-type="float">
            <text:p>-0.002188095</text:p>
          </table:table-cell>
          <table:table-cell office:value-type="float" office:value="-0.001695515" calcext:value-type="float">
            <text:p>-0.001695515</text:p>
          </table:table-cell>
          <table:table-cell office:value-type="float" office:value="-0.9593216" calcext:value-type="float">
            <text:p>-0.9593216</text:p>
          </table:table-cell>
          <table:table-cell office:value-type="float" office:value="-1.920353" calcext:value-type="float">
            <text:p>-1.920353</text:p>
          </table:table-cell>
          <table:table-cell office:value-type="float" office:value="-1.141701" calcext:value-type="float">
            <text:p>-1.141701</text:p>
          </table:table-cell>
          <table:table-cell office:value-type="float" office:value="-0.6843975" calcext:value-type="float">
            <text:p>-0.6843975</text:p>
          </table:table-cell>
          <table:table-cell office:value-type="float" office:value="-0.2784904" calcext:value-type="float">
            <text:p>-0.2784904</text:p>
          </table:table-cell>
          <table:table-cell office:value-type="float" office:value="-0.06338359" calcext:value-type="float">
            <text:p>-0.06338359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2965487" calcext:value-type="float">
            <text:p>-0.002965487</text:p>
          </table:table-cell>
          <table:table-cell office:value-type="float" office:value="-0.00005027431" calcext:value-type="float">
            <text:p>-5.02743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8093" calcext:value-type="float">
            <text:p>-2.3780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440.4011" calcext:value-type="float">
            <text:p>440.4011</text:p>
          </table:table-cell>
          <table:table-cell office:value-type="float" office:value="404.4325" calcext:value-type="float">
            <text:p>404.432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7.8227" calcext:value-type="float">
            <text:p>987.8227</text:p>
          </table:table-cell>
          <table:table-cell office:value-type="float" office:value="56.14697" calcext:value-type="float">
            <text:p>56.14697</text:p>
          </table:table-cell>
          <table:table-cell office:value-type="float" office:value="0" calcext:value-type="float">
            <text:p>0</text:p>
          </table:table-cell>
          <table:table-cell office:value-type="float" office:value="0.4258152" calcext:value-type="float">
            <text:p>0.4258152</text:p>
          </table:table-cell>
          <table:table-cell office:value-type="float" office:value="0.4310874" calcext:value-type="float">
            <text:p>0.4310874</text:p>
          </table:table-cell>
          <table:table-cell office:value-type="float" office:value="0.4404851" calcext:value-type="float">
            <text:p>0.4404851</text:p>
          </table:table-cell>
          <table:table-cell office:value-type="float" office:value="0.4525584" calcext:value-type="float">
            <text:p>0.4525584</text:p>
          </table:table-cell>
          <table:table-cell office:value-type="float" office:value="0.2028063" calcext:value-type="float">
            <text:p>0.2028063</text:p>
          </table:table-cell>
          <table:table-cell office:value-type="float" office:value="0.1585613" calcext:value-type="float">
            <text:p>0.1585613</text:p>
          </table:table-cell>
          <table:table-cell office:value-type="float" office:value="0.1629536" calcext:value-type="float">
            <text:p>0.1629536</text:p>
          </table:table-cell>
          <table:table-cell office:value-type="float" office:value="0.252634" calcext:value-type="float">
            <text:p>0.252634</text:p>
          </table:table-cell>
          <table:table-cell office:value-type="float" office:value="0.275225" calcext:value-type="float">
            <text:p>0.275225</text:p>
          </table:table-cell>
          <table:table-cell office:value-type="float" office:value="0.3290304" calcext:value-type="float">
            <text:p>0.3290304</text:p>
          </table:table-cell>
          <table:table-cell office:value-type="float" office:value="0.3607049" calcext:value-type="float">
            <text:p>0.3607049</text:p>
          </table:table-cell>
          <table:table-cell office:value-type="float" office:value="0.3847868" calcext:value-type="float">
            <text:p>0.38478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1694E-015" calcext:value-type="float">
            <text:p>1.851694E-15</text:p>
          </table:table-cell>
          <table:table-cell office:value-type="float" office:value="1.96072E-015" calcext:value-type="float">
            <text:p>1.96072E-15</text:p>
          </table:table-cell>
          <table:table-cell office:value-type="float" office:value="1.972515E-015" calcext:value-type="float">
            <text:p>1.972515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3E-016" calcext:value-type="float">
            <text:p>9.376603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25053" calcext:value-type="float">
            <text:p>-0.004125053</text:p>
          </table:table-cell>
          <table:table-cell office:value-type="float" office:value="-0.003820955" calcext:value-type="float">
            <text:p>-0.003820955</text:p>
          </table:table-cell>
          <table:table-cell office:value-type="float" office:value="-0.003349059" calcext:value-type="float">
            <text:p>-0.003349059</text:p>
          </table:table-cell>
          <table:table-cell office:value-type="float" office:value="-0.002848652" calcext:value-type="float">
            <text:p>-0.002848652</text:p>
          </table:table-cell>
          <table:table-cell office:value-type="float" office:value="-0.7391105" calcext:value-type="float">
            <text:p>-0.7391105</text:p>
          </table:table-cell>
          <table:table-cell office:value-type="float" office:value="-1.834109" calcext:value-type="float">
            <text:p>-1.834109</text:p>
          </table:table-cell>
          <table:table-cell office:value-type="float" office:value="-1.121032" calcext:value-type="float">
            <text:p>-1.121032</text:p>
          </table:table-cell>
          <table:table-cell office:value-type="float" office:value="-0.6842744" calcext:value-type="float">
            <text:p>-0.6842744</text:p>
          </table:table-cell>
          <table:table-cell office:value-type="float" office:value="-0.2801879" calcext:value-type="float">
            <text:p>-0.2801879</text:p>
          </table:table-cell>
          <table:table-cell office:value-type="float" office:value="-0.06328685" calcext:value-type="float">
            <text:p>-0.06328685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419706" calcext:value-type="float">
            <text:p>-0.00419706</text:p>
          </table:table-cell>
          <table:table-cell office:value-type="float" office:value="-0.00005503907" calcext:value-type="float">
            <text:p>-5.50390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0018" calcext:value-type="float">
            <text:p>-2.390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440.4011" calcext:value-type="float">
            <text:p>440.4011</text:p>
          </table:table-cell>
          <table:table-cell office:value-type="float" office:value="408.2025" calcext:value-type="float">
            <text:p>408.202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4.0529" calcext:value-type="float">
            <text:p>984.0529</text:p>
          </table:table-cell>
          <table:table-cell office:value-type="float" office:value="56.14697" calcext:value-type="float">
            <text:p>56.14697</text:p>
          </table:table-cell>
          <table:table-cell office:value-type="float" office:value="0" calcext:value-type="float">
            <text:p>0</text:p>
          </table:table-cell>
          <table:table-cell office:value-type="float" office:value="0.4037141" calcext:value-type="float">
            <text:p>0.4037141</text:p>
          </table:table-cell>
          <table:table-cell office:value-type="float" office:value="0.4079244" calcext:value-type="float">
            <text:p>0.4079244</text:p>
          </table:table-cell>
          <table:table-cell office:value-type="float" office:value="0.4145847" calcext:value-type="float">
            <text:p>0.4145847</text:p>
          </table:table-cell>
          <table:table-cell office:value-type="float" office:value="0.4224008" calcext:value-type="float">
            <text:p>0.4224008</text:p>
          </table:table-cell>
          <table:table-cell office:value-type="float" office:value="0.210376" calcext:value-type="float">
            <text:p>0.210376</text:p>
          </table:table-cell>
          <table:table-cell office:value-type="float" office:value="0.1595372" calcext:value-type="float">
            <text:p>0.1595372</text:p>
          </table:table-cell>
          <table:table-cell office:value-type="float" office:value="0.1634489" calcext:value-type="float">
            <text:p>0.1634489</text:p>
          </table:table-cell>
          <table:table-cell office:value-type="float" office:value="0.252713" calcext:value-type="float">
            <text:p>0.252713</text:p>
          </table:table-cell>
          <table:table-cell office:value-type="float" office:value="0.2751353" calcext:value-type="float">
            <text:p>0.2751353</text:p>
          </table:table-cell>
          <table:table-cell office:value-type="float" office:value="0.3291368" calcext:value-type="float">
            <text:p>0.3291368</text:p>
          </table:table-cell>
          <table:table-cell office:value-type="float" office:value="0.3611333" calcext:value-type="float">
            <text:p>0.3611333</text:p>
          </table:table-cell>
          <table:table-cell office:value-type="float" office:value="0.3849215" calcext:value-type="float">
            <text:p>0.38492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1834E-015" calcext:value-type="float">
            <text:p>1.851834E-15</text:p>
          </table:table-cell>
          <table:table-cell office:value-type="float" office:value="1.960702E-015" calcext:value-type="float">
            <text:p>1.960702E-15</text:p>
          </table:table-cell>
          <table:table-cell office:value-type="float" office:value="1.972503E-015" calcext:value-type="float">
            <text:p>1.972503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23195" calcext:value-type="float">
            <text:p>-0.005723195</text:p>
          </table:table-cell>
          <table:table-cell office:value-type="float" office:value="-0.005364615" calcext:value-type="float">
            <text:p>-0.005364615</text:p>
          </table:table-cell>
          <table:table-cell office:value-type="float" office:value="-0.004859293" calcext:value-type="float">
            <text:p>-0.004859293</text:p>
          </table:table-cell>
          <table:table-cell office:value-type="float" office:value="-0.004347803" calcext:value-type="float">
            <text:p>-0.004347803</text:p>
          </table:table-cell>
          <table:table-cell office:value-type="float" office:value="-0.5571941" calcext:value-type="float">
            <text:p>-0.5571941</text:p>
          </table:table-cell>
          <table:table-cell office:value-type="float" office:value="-1.750026" calcext:value-type="float">
            <text:p>-1.750026</text:p>
          </table:table-cell>
          <table:table-cell office:value-type="float" office:value="-1.097055" calcext:value-type="float">
            <text:p>-1.097055</text:p>
          </table:table-cell>
          <table:table-cell office:value-type="float" office:value="-0.6823996" calcext:value-type="float">
            <text:p>-0.6823996</text:p>
          </table:table-cell>
          <table:table-cell office:value-type="float" office:value="-0.2810424" calcext:value-type="float">
            <text:p>-0.2810424</text:p>
          </table:table-cell>
          <table:table-cell office:value-type="float" office:value="-0.06308981" calcext:value-type="float">
            <text:p>-0.06308981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5796159" calcext:value-type="float">
            <text:p>-0.005796159</text:p>
          </table:table-cell>
          <table:table-cell office:value-type="float" office:value="-0.0000595036" calcext:value-type="float">
            <text:p>-5.9503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7822" calcext:value-type="float">
            <text:p>-2.3978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440.4011" calcext:value-type="float">
            <text:p>440.4011</text:p>
          </table:table-cell>
          <table:table-cell office:value-type="float" office:value="412.6685" calcext:value-type="float">
            <text:p>412.6685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80.2983" calcext:value-type="float">
            <text:p>980.2983</text:p>
          </table:table-cell>
          <table:table-cell office:value-type="float" office:value="55.43556" calcext:value-type="float">
            <text:p>55.43556</text:p>
          </table:table-cell>
          <table:table-cell office:value-type="float" office:value="0" calcext:value-type="float">
            <text:p>0</text:p>
          </table:table-cell>
          <table:table-cell office:value-type="float" office:value="0.3752475" calcext:value-type="float">
            <text:p>0.3752475</text:p>
          </table:table-cell>
          <table:table-cell office:value-type="float" office:value="0.3794038" calcext:value-type="float">
            <text:p>0.3794038</text:p>
          </table:table-cell>
          <table:table-cell office:value-type="float" office:value="0.3849444" calcext:value-type="float">
            <text:p>0.3849444</text:p>
          </table:table-cell>
          <table:table-cell office:value-type="float" office:value="0.3905144" calcext:value-type="float">
            <text:p>0.3905144</text:p>
          </table:table-cell>
          <table:table-cell office:value-type="float" office:value="0.2154934" calcext:value-type="float">
            <text:p>0.2154934</text:p>
          </table:table-cell>
          <table:table-cell office:value-type="float" office:value="0.1605611" calcext:value-type="float">
            <text:p>0.1605611</text:p>
          </table:table-cell>
          <table:table-cell office:value-type="float" office:value="0.1638856" calcext:value-type="float">
            <text:p>0.1638856</text:p>
          </table:table-cell>
          <table:table-cell office:value-type="float" office:value="0.2527532" calcext:value-type="float">
            <text:p>0.2527532</text:p>
          </table:table-cell>
          <table:table-cell office:value-type="float" office:value="0.2749939" calcext:value-type="float">
            <text:p>0.2749939</text:p>
          </table:table-cell>
          <table:table-cell office:value-type="float" office:value="0.3292103" calcext:value-type="float">
            <text:p>0.3292103</text:p>
          </table:table-cell>
          <table:table-cell office:value-type="float" office:value="0.3614948" calcext:value-type="float">
            <text:p>0.3614948</text:p>
          </table:table-cell>
          <table:table-cell office:value-type="float" office:value="0.3853996" calcext:value-type="float">
            <text:p>0.3853996</text:p>
          </table:table-cell>
          <table:table-cell office:value-type="float" office:value="0.4522419" calcext:value-type="float">
            <text:p>0.4522419</text:p>
          </table:table-cell>
          <table:table-cell office:value-type="float" office:value="0" calcext:value-type="float">
            <text:p>0</text:p>
          </table:table-cell>
          <table:table-cell office:value-type="float" office:value="1.851945E-015" calcext:value-type="float">
            <text:p>1.851945E-15</text:p>
          </table:table-cell>
          <table:table-cell office:value-type="float" office:value="1.960691E-015" calcext:value-type="float">
            <text:p>1.960691E-15</text:p>
          </table:table-cell>
          <table:table-cell office:value-type="float" office:value="1.97249E-015" calcext:value-type="float">
            <text:p>1.97249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3E-016" calcext:value-type="float">
            <text:p>9.376603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86993" calcext:value-type="float">
            <text:p>-0.008986993</text:p>
          </table:table-cell>
          <table:table-cell office:value-type="float" office:value="-0.008382984" calcext:value-type="float">
            <text:p>-0.008382984</text:p>
          </table:table-cell>
          <table:table-cell office:value-type="float" office:value="-0.007660424" calcext:value-type="float">
            <text:p>-0.007660424</text:p>
          </table:table-cell>
          <table:table-cell office:value-type="float" office:value="-0.00702769" calcext:value-type="float">
            <text:p>-0.00702769</text:p>
          </table:table-cell>
          <table:table-cell office:value-type="float" office:value="-0.4631788" calcext:value-type="float">
            <text:p>-0.4631788</text:p>
          </table:table-cell>
          <table:table-cell office:value-type="float" office:value="-1.66633" calcext:value-type="float">
            <text:p>-1.66633</text:p>
          </table:table-cell>
          <table:table-cell office:value-type="float" office:value="-1.076395" calcext:value-type="float">
            <text:p>-1.076395</text:p>
          </table:table-cell>
          <table:table-cell office:value-type="float" office:value="-0.6814475" calcext:value-type="float">
            <text:p>-0.6814475</text:p>
          </table:table-cell>
          <table:table-cell office:value-type="float" office:value="-0.2823962" calcext:value-type="float">
            <text:p>-0.2823962</text:p>
          </table:table-cell>
          <table:table-cell office:value-type="float" office:value="-0.06295398" calcext:value-type="float">
            <text:p>-0.0629539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09116633" calcext:value-type="float">
            <text:p>-0.009116633</text:p>
          </table:table-cell>
          <table:table-cell office:value-type="float" office:value="-0.00006388838" calcext:value-type="float">
            <text:p>-6.38883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4386" calcext:value-type="float">
            <text:p>-2.30438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440.4011" calcext:value-type="float">
            <text:p>440.4011</text:p>
          </table:table-cell>
          <table:table-cell office:value-type="float" office:value="418.0179" calcext:value-type="float">
            <text:p>418.017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75.7964" calcext:value-type="float">
            <text:p>975.7964</text:p>
          </table:table-cell>
          <table:table-cell office:value-type="float" office:value="54.58858" calcext:value-type="float">
            <text:p>54.58858</text:p>
          </table:table-cell>
          <table:table-cell office:value-type="float" office:value="0" calcext:value-type="float">
            <text:p>0</text:p>
          </table:table-cell>
          <table:table-cell office:value-type="float" office:value="0.3249339" calcext:value-type="float">
            <text:p>0.3249339</text:p>
          </table:table-cell>
          <table:table-cell office:value-type="float" office:value="0.3428496" calcext:value-type="float">
            <text:p>0.3428496</text:p>
          </table:table-cell>
          <table:table-cell office:value-type="float" office:value="0.3528322" calcext:value-type="float">
            <text:p>0.3528322</text:p>
          </table:table-cell>
          <table:table-cell office:value-type="float" office:value="0.3590729" calcext:value-type="float">
            <text:p>0.3590729</text:p>
          </table:table-cell>
          <table:table-cell office:value-type="float" office:value="0.2169922" calcext:value-type="float">
            <text:p>0.2169922</text:p>
          </table:table-cell>
          <table:table-cell office:value-type="float" office:value="0.1614957" calcext:value-type="float">
            <text:p>0.1614957</text:p>
          </table:table-cell>
          <table:table-cell office:value-type="float" office:value="0.1641363" calcext:value-type="float">
            <text:p>0.1641363</text:p>
          </table:table-cell>
          <table:table-cell office:value-type="float" office:value="0.2527117" calcext:value-type="float">
            <text:p>0.2527117</text:p>
          </table:table-cell>
          <table:table-cell office:value-type="float" office:value="0.2747766" calcext:value-type="float">
            <text:p>0.2747766</text:p>
          </table:table-cell>
          <table:table-cell office:value-type="float" office:value="0.3292391" calcext:value-type="float">
            <text:p>0.3292391</text:p>
          </table:table-cell>
          <table:table-cell office:value-type="float" office:value="0.3617923" calcext:value-type="float">
            <text:p>0.3617923</text:p>
          </table:table-cell>
          <table:table-cell office:value-type="float" office:value="0.3857684" calcext:value-type="float">
            <text:p>0.3857684</text:p>
          </table:table-cell>
          <table:table-cell office:value-type="float" office:value="0.4570903" calcext:value-type="float">
            <text:p>0.4570903</text:p>
          </table:table-cell>
          <table:table-cell office:value-type="float" office:value="0" calcext:value-type="float">
            <text:p>0</text:p>
          </table:table-cell>
          <table:table-cell office:value-type="float" office:value="1.852055E-015" calcext:value-type="float">
            <text:p>1.852055E-15</text:p>
          </table:table-cell>
          <table:table-cell office:value-type="float" office:value="1.960681E-015" calcext:value-type="float">
            <text:p>1.960681E-15</text:p>
          </table:table-cell>
          <table:table-cell office:value-type="float" office:value="1.972477E-015" calcext:value-type="float">
            <text:p>1.972477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845" calcext:value-type="float">
            <text:p>-0.0220845</text:p>
          </table:table-cell>
          <table:table-cell office:value-type="float" office:value="-0.01559335" calcext:value-type="float">
            <text:p>-0.01559335</text:p>
          </table:table-cell>
          <table:table-cell office:value-type="float" office:value="-0.01306053" calcext:value-type="float">
            <text:p>-0.01306053</text:p>
          </table:table-cell>
          <table:table-cell office:value-type="float" office:value="-0.01174074" calcext:value-type="float">
            <text:p>-0.01174074</text:p>
          </table:table-cell>
          <table:table-cell office:value-type="float" office:value="-0.4395856" calcext:value-type="float">
            <text:p>-0.4395856</text:p>
          </table:table-cell>
          <table:table-cell office:value-type="float" office:value="-1.593845" calcext:value-type="float">
            <text:p>-1.593845</text:p>
          </table:table-cell>
          <table:table-cell office:value-type="float" office:value="-1.064733" calcext:value-type="float">
            <text:p>-1.064733</text:p>
          </table:table-cell>
          <table:table-cell office:value-type="float" office:value="-0.6824281" calcext:value-type="float">
            <text:p>-0.6824281</text:p>
          </table:table-cell>
          <table:table-cell office:value-type="float" office:value="-0.2844907" calcext:value-type="float">
            <text:p>-0.2844907</text:p>
          </table:table-cell>
          <table:table-cell office:value-type="float" office:value="-0.06290092" calcext:value-type="float">
            <text:p>-0.06290092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02574706" calcext:value-type="float">
            <text:p>-0.02574706</text:p>
          </table:table-cell>
          <table:table-cell office:value-type="float" office:value="-0.00006921997" calcext:value-type="float">
            <text:p>-6.92199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9901" calcext:value-type="float">
            <text:p>-2.3399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440.4011" calcext:value-type="float">
            <text:p>440.4011</text:p>
          </table:table-cell>
          <table:table-cell office:value-type="float" office:value="423.416" calcext:value-type="float">
            <text:p>423.416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71.2072" calcext:value-type="float">
            <text:p>971.2072</text:p>
          </table:table-cell>
          <table:table-cell office:value-type="float" office:value="53.77989" calcext:value-type="float">
            <text:p>53.77989</text:p>
          </table:table-cell>
          <table:table-cell office:value-type="float" office:value="0" calcext:value-type="float">
            <text:p>0</text:p>
          </table:table-cell>
          <table:table-cell office:value-type="float" office:value="0.2142246" calcext:value-type="float">
            <text:p>0.2142246</text:p>
          </table:table-cell>
          <table:table-cell office:value-type="float" office:value="0.3160201" calcext:value-type="float">
            <text:p>0.3160201</text:p>
          </table:table-cell>
          <table:table-cell office:value-type="float" office:value="0.3248471" calcext:value-type="float">
            <text:p>0.3248471</text:p>
          </table:table-cell>
          <table:table-cell office:value-type="float" office:value="0.3293998" calcext:value-type="float">
            <text:p>0.3293998</text:p>
          </table:table-cell>
          <table:table-cell office:value-type="float" office:value="0.2177414" calcext:value-type="float">
            <text:p>0.2177414</text:p>
          </table:table-cell>
          <table:table-cell office:value-type="float" office:value="0.1623572" calcext:value-type="float">
            <text:p>0.1623572</text:p>
          </table:table-cell>
          <table:table-cell office:value-type="float" office:value="0.1643435" calcext:value-type="float">
            <text:p>0.1643435</text:p>
          </table:table-cell>
          <table:table-cell office:value-type="float" office:value="0.2526602" calcext:value-type="float">
            <text:p>0.2526602</text:p>
          </table:table-cell>
          <table:table-cell office:value-type="float" office:value="0.2745444" calcext:value-type="float">
            <text:p>0.2745444</text:p>
          </table:table-cell>
          <table:table-cell office:value-type="float" office:value="0.329252" calcext:value-type="float">
            <text:p>0.329252</text:p>
          </table:table-cell>
          <table:table-cell office:value-type="float" office:value="0.3620544" calcext:value-type="float">
            <text:p>0.3620544</text:p>
          </table:table-cell>
          <table:table-cell office:value-type="float" office:value="0.3859564" calcext:value-type="float">
            <text:p>0.3859564</text:p>
          </table:table-cell>
          <table:table-cell office:value-type="float" office:value="0.4610428" calcext:value-type="float">
            <text:p>0.4610428</text:p>
          </table:table-cell>
          <table:table-cell office:value-type="float" office:value="0" calcext:value-type="float">
            <text:p>0</text:p>
          </table:table-cell>
          <table:table-cell office:value-type="float" office:value="1.852196E-015" calcext:value-type="float">
            <text:p>1.852196E-15</text:p>
          </table:table-cell>
          <table:table-cell office:value-type="float" office:value="1.960661E-015" calcext:value-type="float">
            <text:p>1.960661E-15</text:p>
          </table:table-cell>
          <table:table-cell office:value-type="float" office:value="1.972464E-015" calcext:value-type="float">
            <text:p>1.972464E-15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9.741229E-016" calcext:value-type="float">
            <text:p>9.741229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13306" calcext:value-type="float">
            <text:p>-0.4713306</text:p>
          </table:table-cell>
          <table:table-cell office:value-type="float" office:value="-0.02581677" calcext:value-type="float">
            <text:p>-0.02581677</text:p>
          </table:table-cell>
          <table:table-cell office:value-type="float" office:value="-0.02172264" calcext:value-type="float">
            <text:p>-0.02172264</text:p>
          </table:table-cell>
          <table:table-cell office:value-type="float" office:value="-0.01994303" calcext:value-type="float">
            <text:p>-0.01994303</text:p>
          </table:table-cell>
          <table:table-cell office:value-type="float" office:value="-0.4279565" calcext:value-type="float">
            <text:p>-0.4279565</text:p>
          </table:table-cell>
          <table:table-cell office:value-type="float" office:value="-1.530166" calcext:value-type="float">
            <text:p>-1.530166</text:p>
          </table:table-cell>
          <table:table-cell office:value-type="float" office:value="-1.055203" calcext:value-type="float">
            <text:p>-1.055203</text:p>
          </table:table-cell>
          <table:table-cell office:value-type="float" office:value="-0.6836495" calcext:value-type="float">
            <text:p>-0.6836495</text:p>
          </table:table-cell>
          <table:table-cell office:value-type="float" office:value="-0.2867469" calcext:value-type="float">
            <text:p>-0.2867469</text:p>
          </table:table-cell>
          <table:table-cell office:value-type="float" office:value="-0.06287706" calcext:value-type="float">
            <text:p>-0.06287706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1.803206" calcext:value-type="float">
            <text:p>-1.803206</text:p>
          </table:table-cell>
          <table:table-cell office:value-type="float" office:value="-0.00006992056" calcext:value-type="float">
            <text:p>-6.99205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7077" calcext:value-type="float">
            <text:p>-2.3670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440.4011" calcext:value-type="float">
            <text:p>440.4011</text:p>
          </table:table-cell>
          <table:table-cell office:value-type="float" office:value="428.3928" calcext:value-type="float">
            <text:p>428.3928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6.4637" calcext:value-type="float">
            <text:p>966.4637</text:p>
          </table:table-cell>
          <table:table-cell office:value-type="float" office:value="53.547" calcext:value-type="float">
            <text:p>53.547</text:p>
          </table:table-cell>
          <table:table-cell office:value-type="float" office:value="0" calcext:value-type="float">
            <text:p>0</text:p>
          </table:table-cell>
          <table:table-cell office:value-type="float" office:value="0.1134617" calcext:value-type="float">
            <text:p>0.1134617</text:p>
          </table:table-cell>
          <table:table-cell office:value-type="float" office:value="0.2906868" calcext:value-type="float">
            <text:p>0.2906868</text:p>
          </table:table-cell>
          <table:table-cell office:value-type="float" office:value="0.3003644" calcext:value-type="float">
            <text:p>0.3003644</text:p>
          </table:table-cell>
          <table:table-cell office:value-type="float" office:value="0.3037652" calcext:value-type="float">
            <text:p>0.3037652</text:p>
          </table:table-cell>
          <table:table-cell office:value-type="float" office:value="0.2158642" calcext:value-type="float">
            <text:p>0.2158642</text:p>
          </table:table-cell>
          <table:table-cell office:value-type="float" office:value="0.1631204" calcext:value-type="float">
            <text:p>0.1631204</text:p>
          </table:table-cell>
          <table:table-cell office:value-type="float" office:value="0.1643593" calcext:value-type="float">
            <text:p>0.1643593</text:p>
          </table:table-cell>
          <table:table-cell office:value-type="float" office:value="0.2525536" calcext:value-type="float">
            <text:p>0.2525536</text:p>
          </table:table-cell>
          <table:table-cell office:value-type="float" office:value="0.2742603" calcext:value-type="float">
            <text:p>0.2742603</text:p>
          </table:table-cell>
          <table:table-cell office:value-type="float" office:value="0.3292302" calcext:value-type="float">
            <text:p>0.3292302</text:p>
          </table:table-cell>
          <table:table-cell office:value-type="float" office:value="0.3622542" calcext:value-type="float">
            <text:p>0.3622542</text:p>
          </table:table-cell>
          <table:table-cell office:value-type="float" office:value="0.3860039" calcext:value-type="float">
            <text:p>0.38600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2414E-015" calcext:value-type="float">
            <text:p>1.852414E-15</text:p>
          </table:table-cell>
          <table:table-cell office:value-type="float" office:value="1.960634E-015" calcext:value-type="float">
            <text:p>1.960634E-15</text:p>
          </table:table-cell>
          <table:table-cell office:value-type="float" office:value="1.972448E-015" calcext:value-type="float">
            <text:p>1.972448E-15</text:p>
          </table:table-cell>
          <table:table-cell office:value-type="float" office:value="1.96017E-015" calcext:value-type="float">
            <text:p>1.96017E-15</text:p>
          </table:table-cell>
          <table:table-cell office:value-type="float" office:value="9.741163E-016" calcext:value-type="float">
            <text:p>9.741163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6274" calcext:value-type="float">
            <text:p>-65.6274</text:p>
          </table:table-cell>
          <table:table-cell office:value-type="float" office:value="-0.0461416" calcext:value-type="float">
            <text:p>-0.0461416</text:p>
          </table:table-cell>
          <table:table-cell office:value-type="float" office:value="-0.03571261" calcext:value-type="float">
            <text:p>-0.03571261</text:p>
          </table:table-cell>
          <table:table-cell office:value-type="float" office:value="-0.03279078" calcext:value-type="float">
            <text:p>-0.03279078</text:p>
          </table:table-cell>
          <table:table-cell office:value-type="float" office:value="-0.4569285" calcext:value-type="float">
            <text:p>-0.4569285</text:p>
          </table:table-cell>
          <table:table-cell office:value-type="float" office:value="-1.476137" calcext:value-type="float">
            <text:p>-1.476137</text:p>
          </table:table-cell>
          <table:table-cell office:value-type="float" office:value="-1.054475" calcext:value-type="float">
            <text:p>-1.054475</text:p>
          </table:table-cell>
          <table:table-cell office:value-type="float" office:value="-0.6861815" calcext:value-type="float">
            <text:p>-0.6861815</text:p>
          </table:table-cell>
          <table:table-cell office:value-type="float" office:value="-0.2895354" calcext:value-type="float">
            <text:p>-0.2895354</text:p>
          </table:table-cell>
          <table:table-cell office:value-type="float" office:value="-0.06291677" calcext:value-type="float">
            <text:p>-0.06291677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62.27846" calcext:value-type="float">
            <text:p>-62.27846</text:p>
          </table:table-cell>
          <table:table-cell office:value-type="float" office:value="-0.00004091766" calcext:value-type="float">
            <text:p>-4.09176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1738" calcext:value-type="float">
            <text:p>-2.3817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442.9011" calcext:value-type="float">
            <text:p>442.9011</text:p>
          </table:table-cell>
          <table:table-cell office:value-type="float" office:value="430.5354" calcext:value-type="float">
            <text:p>430.5354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6.8089" calcext:value-type="float">
            <text:p>966.8089</text:p>
          </table:table-cell>
          <table:table-cell office:value-type="float" office:value="53.55877" calcext:value-type="float">
            <text:p>53.55877</text:p>
          </table:table-cell>
          <table:table-cell office:value-type="float" office:value="0" calcext:value-type="float">
            <text:p>0</text:p>
          </table:table-cell>
          <table:table-cell office:value-type="float" office:value="0.1655791" calcext:value-type="float">
            <text:p>0.1655791</text:p>
          </table:table-cell>
          <table:table-cell office:value-type="float" office:value="0.2910071" calcext:value-type="float">
            <text:p>0.2910071</text:p>
          </table:table-cell>
          <table:table-cell office:value-type="float" office:value="0.2948099" calcext:value-type="float">
            <text:p>0.2948099</text:p>
          </table:table-cell>
          <table:table-cell office:value-type="float" office:value="0.2946547" calcext:value-type="float">
            <text:p>0.2946547</text:p>
          </table:table-cell>
          <table:table-cell office:value-type="float" office:value="0.226823" calcext:value-type="float">
            <text:p>0.226823</text:p>
          </table:table-cell>
          <table:table-cell office:value-type="float" office:value="0.1640375" calcext:value-type="float">
            <text:p>0.1640375</text:p>
          </table:table-cell>
          <table:table-cell office:value-type="float" office:value="0.1648977" calcext:value-type="float">
            <text:p>0.1648977</text:p>
          </table:table-cell>
          <table:table-cell office:value-type="float" office:value="0.2526917" calcext:value-type="float">
            <text:p>0.2526917</text:p>
          </table:table-cell>
          <table:table-cell office:value-type="float" office:value="0.2743119" calcext:value-type="float">
            <text:p>0.2743119</text:p>
          </table:table-cell>
          <table:table-cell office:value-type="float" office:value="0.329459" calcext:value-type="float">
            <text:p>0.329459</text:p>
          </table:table-cell>
          <table:table-cell office:value-type="float" office:value="0.3626791" calcext:value-type="float">
            <text:p>0.3626791</text:p>
          </table:table-cell>
          <table:table-cell office:value-type="float" office:value="0.3861607" calcext:value-type="float">
            <text:p>0.38616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2628E-015" calcext:value-type="float">
            <text:p>1.852628E-15</text:p>
          </table:table-cell>
          <table:table-cell office:value-type="float" office:value="1.960616E-015" calcext:value-type="float">
            <text:p>1.960616E-15</text:p>
          </table:table-cell>
          <table:table-cell office:value-type="float" office:value="1.972431E-015" calcext:value-type="float">
            <text:p>1.972431E-15</text:p>
          </table:table-cell>
          <table:table-cell office:value-type="float" office:value="1.960169E-015" calcext:value-type="float">
            <text:p>1.960169E-15</text:p>
          </table:table-cell>
          <table:table-cell office:value-type="float" office:value="9.740995E-016" calcext:value-type="float">
            <text:p>9.740995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30176" calcext:value-type="float">
            <text:p>-3.430176</text:p>
          </table:table-cell>
          <table:table-cell office:value-type="float" office:value="-0.0456706" calcext:value-type="float">
            <text:p>-0.0456706</text:p>
          </table:table-cell>
          <table:table-cell office:value-type="float" office:value="-0.04127553" calcext:value-type="float">
            <text:p>-0.04127553</text:p>
          </table:table-cell>
          <table:table-cell office:value-type="float" office:value="-0.04142235" calcext:value-type="float">
            <text:p>-0.04142235</text:p>
          </table:table-cell>
          <table:table-cell office:value-type="float" office:value="-0.3122965" calcext:value-type="float">
            <text:p>-0.3122965</text:p>
          </table:table-cell>
          <table:table-cell office:value-type="float" office:value="-1.414118" calcext:value-type="float">
            <text:p>-1.414118</text:p>
          </table:table-cell>
          <table:table-cell office:value-type="float" office:value="-1.030175" calcext:value-type="float">
            <text:p>-1.030175</text:p>
          </table:table-cell>
          <table:table-cell office:value-type="float" office:value="-0.6829033" calcext:value-type="float">
            <text:p>-0.6829033</text:p>
          </table:table-cell>
          <table:table-cell office:value-type="float" office:value="-0.2890275" calcext:value-type="float">
            <text:p>-0.2890275</text:p>
          </table:table-cell>
          <table:table-cell office:value-type="float" office:value="-0.06249693" calcext:value-type="float">
            <text:p>-0.06249693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0.1669466" calcext:value-type="float">
            <text:p>-0.1669466</text:p>
          </table:table-cell>
          <table:table-cell office:value-type="float" office:value="-0.00004424248" calcext:value-type="float">
            <text:p>-4.42424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8642" calcext:value-type="float">
            <text:p>-2.3886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442.9011" calcext:value-type="float">
            <text:p>442.9011</text:p>
          </table:table-cell>
          <table:table-cell office:value-type="float" office:value="433.3041" calcext:value-type="float">
            <text:p>433.3041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4.0403" calcext:value-type="float">
            <text:p>964.0403</text:p>
          </table:table-cell>
          <table:table-cell office:value-type="float" office:value="53.55877" calcext:value-type="float">
            <text:p>53.55877</text:p>
          </table:table-cell>
          <table:table-cell office:value-type="float" office:value="0" calcext:value-type="float">
            <text:p>0</text:p>
          </table:table-cell>
          <table:table-cell office:value-type="float" office:value="0.1159645" calcext:value-type="float">
            <text:p>0.1159645</text:p>
          </table:table-cell>
          <table:table-cell office:value-type="float" office:value="0.2737058" calcext:value-type="float">
            <text:p>0.2737058</text:p>
          </table:table-cell>
          <table:table-cell office:value-type="float" office:value="0.2807212" calcext:value-type="float">
            <text:p>0.2807212</text:p>
          </table:table-cell>
          <table:table-cell office:value-type="float" office:value="0.2784245" calcext:value-type="float">
            <text:p>0.2784245</text:p>
          </table:table-cell>
          <table:table-cell office:value-type="float" office:value="0.2316778" calcext:value-type="float">
            <text:p>0.2316778</text:p>
          </table:table-cell>
          <table:table-cell office:value-type="float" office:value="0.1649358" calcext:value-type="float">
            <text:p>0.1649358</text:p>
          </table:table-cell>
          <table:table-cell office:value-type="float" office:value="0.1652931" calcext:value-type="float">
            <text:p>0.1652931</text:p>
          </table:table-cell>
          <table:table-cell office:value-type="float" office:value="0.2527493" calcext:value-type="float">
            <text:p>0.2527493</text:p>
          </table:table-cell>
          <table:table-cell office:value-type="float" office:value="0.2741976" calcext:value-type="float">
            <text:p>0.2741976</text:p>
          </table:table-cell>
          <table:table-cell office:value-type="float" office:value="0.3295417" calcext:value-type="float">
            <text:p>0.3295417</text:p>
          </table:table-cell>
          <table:table-cell office:value-type="float" office:value="0.3629294" calcext:value-type="float">
            <text:p>0.3629294</text:p>
          </table:table-cell>
          <table:table-cell office:value-type="float" office:value="0.3861935" calcext:value-type="float">
            <text:p>0.38619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2774E-015" calcext:value-type="float">
            <text:p>1.852774E-15</text:p>
          </table:table-cell>
          <table:table-cell office:value-type="float" office:value="1.960602E-015" calcext:value-type="float">
            <text:p>1.960602E-15</text:p>
          </table:table-cell>
          <table:table-cell office:value-type="float" office:value="1.972423E-015" calcext:value-type="float">
            <text:p>1.972423E-15</text:p>
          </table:table-cell>
          <table:table-cell office:value-type="float" office:value="1.960163E-015" calcext:value-type="float">
            <text:p>1.960163E-15</text:p>
          </table:table-cell>
          <table:table-cell office:value-type="float" office:value="9.740898E-016" calcext:value-type="float">
            <text:p>9.740898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85777" calcext:value-type="float">
            <text:p>-55.85777</text:p>
          </table:table-cell>
          <table:table-cell office:value-type="float" office:value="-0.07324633" calcext:value-type="float">
            <text:p>-0.07324633</text:p>
          </table:table-cell>
          <table:table-cell office:value-type="float" office:value="-0.06015026" calcext:value-type="float">
            <text:p>-0.06015026</text:p>
          </table:table-cell>
          <table:table-cell office:value-type="float" office:value="-0.06406439" calcext:value-type="float">
            <text:p>-0.06406439</text:p>
          </table:table-cell>
          <table:table-cell office:value-type="float" office:value="-0.265287" calcext:value-type="float">
            <text:p>-0.265287</text:p>
          </table:table-cell>
          <table:table-cell office:value-type="float" office:value="-1.356249" calcext:value-type="float">
            <text:p>-1.356249</text:p>
          </table:table-cell>
          <table:table-cell office:value-type="float" office:value="-1.012735" calcext:value-type="float">
            <text:p>-1.012735</text:p>
          </table:table-cell>
          <table:table-cell office:value-type="float" office:value="-0.6815406" calcext:value-type="float">
            <text:p>-0.6815406</text:p>
          </table:table-cell>
          <table:table-cell office:value-type="float" office:value="-0.2901552" calcext:value-type="float">
            <text:p>-0.2901552</text:p>
          </table:table-cell>
          <table:table-cell office:value-type="float" office:value="-0.06234528" calcext:value-type="float">
            <text:p>-0.0623452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37.84725" calcext:value-type="float">
            <text:p>-37.84725</text:p>
          </table:table-cell>
          <table:table-cell office:value-type="float" office:value="-0.00004601956" calcext:value-type="float">
            <text:p>-4.60195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5174" calcext:value-type="float">
            <text:p>-2.3951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442.9011" calcext:value-type="float">
            <text:p>442.9011</text:p>
          </table:table-cell>
          <table:table-cell office:value-type="float" office:value="435.4619" calcext:value-type="float">
            <text:p>435.4619</text:p>
          </table:table-cell>
          <table:table-cell office:value-type="float" office:value="8.784506" calcext:value-type="float">
            <text:p>8.784506</text:p>
          </table:table-cell>
          <table:table-cell office:value-type="float" office:value="962.1028" calcext:value-type="float">
            <text:p>962.1028</text:p>
          </table:table-cell>
          <table:table-cell office:value-type="float" office:value="53.3387" calcext:value-type="float">
            <text:p>53.3387</text:p>
          </table:table-cell>
          <table:table-cell office:value-type="float" office:value="0" calcext:value-type="float">
            <text:p>0</text:p>
          </table:table-cell>
          <table:table-cell office:value-type="float" office:value="0.1138042" calcext:value-type="float">
            <text:p>0.1138042</text:p>
          </table:table-cell>
          <table:table-cell office:value-type="float" office:value="0.2583826" calcext:value-type="float">
            <text:p>0.2583826</text:p>
          </table:table-cell>
          <table:table-cell office:value-type="float" office:value="0.2669874" calcext:value-type="float">
            <text:p>0.2669874</text:p>
          </table:table-cell>
          <table:table-cell office:value-type="float" office:value="0.2639553" calcext:value-type="float">
            <text:p>0.2639553</text:p>
          </table:table-cell>
          <table:table-cell office:value-type="float" office:value="0.233135" calcext:value-type="float">
            <text:p>0.233135</text:p>
          </table:table-cell>
          <table:table-cell office:value-type="float" office:value="0.1657899" calcext:value-type="float">
            <text:p>0.1657899</text:p>
          </table:table-cell>
          <table:table-cell office:value-type="float" office:value="0.1656528" calcext:value-type="float">
            <text:p>0.1656528</text:p>
          </table:table-cell>
          <table:table-cell office:value-type="float" office:value="0.2527992" calcext:value-type="float">
            <text:p>0.2527992</text:p>
          </table:table-cell>
          <table:table-cell office:value-type="float" office:value="0.2740743" calcext:value-type="float">
            <text:p>0.2740743</text:p>
          </table:table-cell>
          <table:table-cell office:value-type="float" office:value="0.3296109" calcext:value-type="float">
            <text:p>0.3296109</text:p>
          </table:table-cell>
          <table:table-cell office:value-type="float" office:value="0.3631445" calcext:value-type="float">
            <text:p>0.3631445</text:p>
          </table:table-cell>
          <table:table-cell office:value-type="float" office:value="0.3862441" calcext:value-type="float">
            <text:p>0.3862441</text:p>
          </table:table-cell>
          <table:table-cell office:value-type="float" office:value="0.4592979" calcext:value-type="float">
            <text:p>0.4592979</text:p>
          </table:table-cell>
          <table:table-cell office:value-type="float" office:value="0" calcext:value-type="float">
            <text:p>0</text:p>
          </table:table-cell>
          <table:table-cell office:value-type="float" office:value="1.852944E-015" calcext:value-type="float">
            <text:p>1.852944E-15</text:p>
          </table:table-cell>
          <table:table-cell office:value-type="float" office:value="1.960587E-015" calcext:value-type="float">
            <text:p>1.960587E-15</text:p>
          </table:table-cell>
          <table:table-cell office:value-type="float" office:value="1.972415E-015" calcext:value-type="float">
            <text:p>1.972415E-15</text:p>
          </table:table-cell>
          <table:table-cell office:value-type="float" office:value="1.960158E-015" calcext:value-type="float">
            <text:p>1.960158E-15</text:p>
          </table:table-cell>
          <table:table-cell office:value-type="float" office:value="9.74077E-016" calcext:value-type="float">
            <text:p>9.74077E-16</text:p>
          </table:table-cell>
          <table:table-cell office:value-type="float" office:value="9.376602E-016" calcext:value-type="float">
            <text:p>9.376602E-16</text:p>
          </table:table-cell>
          <table:table-cell office:value-type="float" office:value="1.852673E-015" calcext:value-type="float">
            <text:p>1.852673E-15</text:p>
          </table:table-cell>
          <table:table-cell office:value-type="float" office:value="1.784594E-025" calcext:value-type="float">
            <text:p>1.784594E-25</text:p>
          </table:table-cell>
          <table:table-cell office:value-type="float" office:value="8.187895E-030" calcext:value-type="float">
            <text:p>8.187895E-30</text:p>
          </table:table-cell>
          <table:table-cell office:value-type="float" office:value="2.184041E-034" calcext:value-type="float">
            <text:p>2.184041E-34</text:p>
          </table:table-cell>
          <table:table-cell office:value-type="float" office:value="5.485889E-039" calcext:value-type="float">
            <text:p>5.48588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9649" calcext:value-type="float">
            <text:p>-64.29649</text:p>
          </table:table-cell>
          <table:table-cell office:value-type="float" office:value="-0.114154" calcext:value-type="float">
            <text:p>-0.114154</text:p>
          </table:table-cell>
          <table:table-cell office:value-type="float" office:value="-0.08850808" calcext:value-type="float">
            <text:p>-0.08850808</text:p>
          </table:table-cell>
          <table:table-cell office:value-type="float" office:value="-0.09666232" calcext:value-type="float">
            <text:p>-0.09666232</text:p>
          </table:table-cell>
          <table:table-cell office:value-type="float" office:value="-0.2524414" calcext:value-type="float">
            <text:p>-0.2524414</text:p>
          </table:table-cell>
          <table:table-cell office:value-type="float" office:value="-1.30362" calcext:value-type="float">
            <text:p>-1.30362</text:p>
          </table:table-cell>
          <table:table-cell office:value-type="float" office:value="-0.9971652" calcext:value-type="float">
            <text:p>-0.9971652</text:p>
          </table:table-cell>
          <table:table-cell office:value-type="float" office:value="-0.6803598" calcext:value-type="float">
            <text:p>-0.6803598</text:p>
          </table:table-cell>
          <table:table-cell office:value-type="float" office:value="-0.2913769" calcext:value-type="float">
            <text:p>-0.2913769</text:p>
          </table:table-cell>
          <table:table-cell office:value-type="float" office:value="-0.06221878" calcext:value-type="float">
            <text:p>-0.06221878</text:p>
          </table:table-cell>
          <table:table-cell office:value-type="float" office:value="0" calcext:value-type="float">
            <text:p>0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-47.7127" calcext:value-type="float">
            <text:p>-47.7127</text:p>
          </table:table-cell>
          <table:table-cell office:value-type="float" office:value="-0.00004742295" calcext:value-type="float">
            <text:p>-4.74229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0011" calcext:value-type="float">
            <text:p>-2.3700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38.0383" calcext:value-type="float">
            <text:p>438.0383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76.2203" calcext:value-type="float">
            <text:p>976.2203</text:p>
          </table:table-cell>
          <table:table-cell office:value-type="float" office:value="52.80864" calcext:value-type="float">
            <text:p>52.80864</text:p>
          </table:table-cell>
          <table:table-cell office:value-type="float" office:value="0" calcext:value-type="float">
            <text:p>0</text:p>
          </table:table-cell>
          <table:table-cell office:value-type="float" office:value="0.4120482" calcext:value-type="float">
            <text:p>0.4120482</text:p>
          </table:table-cell>
          <table:table-cell office:value-type="float" office:value="0.4155872" calcext:value-type="float">
            <text:p>0.4155872</text:p>
          </table:table-cell>
          <table:table-cell office:value-type="float" office:value="0.2855662" calcext:value-type="float">
            <text:p>0.2855662</text:p>
          </table:table-cell>
          <table:table-cell office:value-type="float" office:value="0.2699342" calcext:value-type="float">
            <text:p>0.2699342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0.1669118" calcext:value-type="float">
            <text:p>0.1669118</text:p>
          </table:table-cell>
          <table:table-cell office:value-type="float" office:value="0.1980062" calcext:value-type="float">
            <text:p>0.1980062</text:p>
          </table:table-cell>
          <table:table-cell office:value-type="float" office:value="0.2531475" calcext:value-type="float">
            <text:p>0.2531475</text:p>
          </table:table-cell>
          <table:table-cell office:value-type="float" office:value="0.2741151" calcext:value-type="float">
            <text:p>0.2741151</text:p>
          </table:table-cell>
          <table:table-cell office:value-type="float" office:value="0.3298109" calcext:value-type="float">
            <text:p>0.3298109</text:p>
          </table:table-cell>
          <table:table-cell office:value-type="float" office:value="0.3634728" calcext:value-type="float">
            <text:p>0.3634728</text:p>
          </table:table-cell>
          <table:table-cell office:value-type="float" office:value="0.386437" calcext:value-type="float">
            <text:p>0.386437</text:p>
          </table:table-cell>
          <table:table-cell office:value-type="float" office:value="0.4616803" calcext:value-type="float">
            <text:p>0.4616803</text:p>
          </table:table-cell>
          <table:table-cell office:value-type="float" office:value="0" calcext:value-type="float">
            <text:p>0</text:p>
          </table:table-cell>
          <table:table-cell office:value-type="float" office:value="1.854278E-015" calcext:value-type="float">
            <text:p>1.854278E-15</text:p>
          </table:table-cell>
          <table:table-cell office:value-type="float" office:value="1.960572E-015" calcext:value-type="float">
            <text:p>1.960572E-15</text:p>
          </table:table-cell>
          <table:table-cell office:value-type="float" office:value="1.9724E-015" calcext:value-type="float">
            <text:p>1.9724E-15</text:p>
          </table:table-cell>
          <table:table-cell office:value-type="float" office:value="1.96004E-015" calcext:value-type="float">
            <text:p>1.96004E-15</text:p>
          </table:table-cell>
          <table:table-cell office:value-type="float" office:value="9.740543E-016" calcext:value-type="float">
            <text:p>9.740543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12544" calcext:value-type="float">
            <text:p>-0.005012544</text:p>
          </table:table-cell>
          <table:table-cell office:value-type="float" office:value="-0.00474855" calcext:value-type="float">
            <text:p>-0.00474855</text:p>
          </table:table-cell>
          <table:table-cell office:value-type="float" office:value="-0.05331391" calcext:value-type="float">
            <text:p>-0.05331391</text:p>
          </table:table-cell>
          <table:table-cell office:value-type="float" office:value="-0.08145428" calcext:value-type="float">
            <text:p>-0.08145428</text:p>
          </table:table-cell>
          <table:table-cell office:value-type="float" office:value="-0.1919786" calcext:value-type="float">
            <text:p>-0.1919786</text:p>
          </table:table-cell>
          <table:table-cell office:value-type="float" office:value="-1.238167" calcext:value-type="float">
            <text:p>-1.238167</text:p>
          </table:table-cell>
          <table:table-cell office:value-type="float" office:value="-0.2796547" calcext:value-type="float">
            <text:p>-0.2796547</text:p>
          </table:table-cell>
          <table:table-cell office:value-type="float" office:value="-0.6722628" calcext:value-type="float">
            <text:p>-0.6722628</text:p>
          </table:table-cell>
          <table:table-cell office:value-type="float" office:value="-0.2909729" calcext:value-type="float">
            <text:p>-0.2909729</text:p>
          </table:table-cell>
          <table:table-cell office:value-type="float" office:value="-0.06185671" calcext:value-type="float">
            <text:p>-0.0618567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5073033" calcext:value-type="float">
            <text:p>-0.005073033</text:p>
          </table:table-cell>
          <table:table-cell office:value-type="float" office:value="-0.00005390064" calcext:value-type="float">
            <text:p>-5.39006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2077" calcext:value-type="float">
            <text:p>-2.3820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0.5871" calcext:value-type="float">
            <text:p>440.587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73.7503" calcext:value-type="float">
            <text:p>973.7503</text:p>
          </table:table-cell>
          <table:table-cell office:value-type="float" office:value="52.73087" calcext:value-type="float">
            <text:p>52.73087</text:p>
          </table:table-cell>
          <table:table-cell office:value-type="float" office:value="0" calcext:value-type="float">
            <text:p>0</text:p>
          </table:table-cell>
          <table:table-cell office:value-type="float" office:value="0.3237125" calcext:value-type="float">
            <text:p>0.3237125</text:p>
          </table:table-cell>
          <table:table-cell office:value-type="float" office:value="0.3287216" calcext:value-type="float">
            <text:p>0.3287216</text:p>
          </table:table-cell>
          <table:table-cell office:value-type="float" office:value="0.3144379" calcext:value-type="float">
            <text:p>0.3144379</text:p>
          </table:table-cell>
          <table:table-cell office:value-type="float" office:value="0.2733651" calcext:value-type="float">
            <text:p>0.2733651</text:p>
          </table:table-cell>
          <table:table-cell office:value-type="float" office:value="0.2483009" calcext:value-type="float">
            <text:p>0.2483009</text:p>
          </table:table-cell>
          <table:table-cell office:value-type="float" office:value="0.1680192" calcext:value-type="float">
            <text:p>0.1680192</text:p>
          </table:table-cell>
          <table:table-cell office:value-type="float" office:value="0.1967921" calcext:value-type="float">
            <text:p>0.1967921</text:p>
          </table:table-cell>
          <table:table-cell office:value-type="float" office:value="0.2535316" calcext:value-type="float">
            <text:p>0.2535316</text:p>
          </table:table-cell>
          <table:table-cell office:value-type="float" office:value="0.2741368" calcext:value-type="float">
            <text:p>0.2741368</text:p>
          </table:table-cell>
          <table:table-cell office:value-type="float" office:value="0.3299905" calcext:value-type="float">
            <text:p>0.3299905</text:p>
          </table:table-cell>
          <table:table-cell office:value-type="float" office:value="0.3637635" calcext:value-type="float">
            <text:p>0.3637635</text:p>
          </table:table-cell>
          <table:table-cell office:value-type="float" office:value="0.3865591" calcext:value-type="float">
            <text:p>0.3865591</text:p>
          </table:table-cell>
          <table:table-cell office:value-type="float" office:value="0.4621888" calcext:value-type="float">
            <text:p>0.4621888</text:p>
          </table:table-cell>
          <table:table-cell office:value-type="float" office:value="0" calcext:value-type="float">
            <text:p>0</text:p>
          </table:table-cell>
          <table:table-cell office:value-type="float" office:value="1.854454E-015" calcext:value-type="float">
            <text:p>1.854454E-15</text:p>
          </table:table-cell>
          <table:table-cell office:value-type="float" office:value="1.960557E-015" calcext:value-type="float">
            <text:p>1.960557E-15</text:p>
          </table:table-cell>
          <table:table-cell office:value-type="float" office:value="1.97239E-015" calcext:value-type="float">
            <text:p>1.97239E-15</text:p>
          </table:table-cell>
          <table:table-cell office:value-type="float" office:value="1.960035E-015" calcext:value-type="float">
            <text:p>1.960035E-15</text:p>
          </table:table-cell>
          <table:table-cell office:value-type="float" office:value="9.740402E-016" calcext:value-type="float">
            <text:p>9.740402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7461" calcext:value-type="float">
            <text:p>-0.02207461</text:p>
          </table:table-cell>
          <table:table-cell office:value-type="float" office:value="-0.02008095" calcext:value-type="float">
            <text:p>-0.02008095</text:p>
          </table:table-cell>
          <table:table-cell office:value-type="float" office:value="-0.02661022" calcext:value-type="float">
            <text:p>-0.02661022</text:p>
          </table:table-cell>
          <table:table-cell office:value-type="float" office:value="-0.07413211" calcext:value-type="float">
            <text:p>-0.07413211</text:p>
          </table:table-cell>
          <table:table-cell office:value-type="float" office:value="-0.1556243" calcext:value-type="float">
            <text:p>-0.1556243</text:p>
          </table:table-cell>
          <table:table-cell office:value-type="float" office:value="-1.176997" calcext:value-type="float">
            <text:p>-1.176997</text:p>
          </table:table-cell>
          <table:table-cell office:value-type="float" office:value="-0.2921872" calcext:value-type="float">
            <text:p>-0.2921872</text:p>
          </table:table-cell>
          <table:table-cell office:value-type="float" office:value="-0.6633803" calcext:value-type="float">
            <text:p>-0.6633803</text:p>
          </table:table-cell>
          <table:table-cell office:value-type="float" office:value="-0.2907587" calcext:value-type="float">
            <text:p>-0.2907587</text:p>
          </table:table-cell>
          <table:table-cell office:value-type="float" office:value="-0.0615327" calcext:value-type="float">
            <text:p>-0.061532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2124" calcext:value-type="float">
            <text:p>-0.022124</text:p>
          </table:table-cell>
          <table:table-cell office:value-type="float" office:value="-0.00005972723" calcext:value-type="float">
            <text:p>-5.97272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443" calcext:value-type="float">
            <text:p>-2.3914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3.4625" calcext:value-type="float">
            <text:p>443.462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70.8743" calcext:value-type="float">
            <text:p>970.8743</text:p>
          </table:table-cell>
          <table:table-cell office:value-type="float" office:value="52.73087" calcext:value-type="float">
            <text:p>52.73087</text:p>
          </table:table-cell>
          <table:table-cell office:value-type="float" office:value="0" calcext:value-type="float">
            <text:p>0</text:p>
          </table:table-cell>
          <table:table-cell office:value-type="float" office:value="0.2147612" calcext:value-type="float">
            <text:p>0.2147612</text:p>
          </table:table-cell>
          <table:table-cell office:value-type="float" office:value="0.2995239" calcext:value-type="float">
            <text:p>0.2995239</text:p>
          </table:table-cell>
          <table:table-cell office:value-type="float" office:value="0.2996331" calcext:value-type="float">
            <text:p>0.2996331</text:p>
          </table:table-cell>
          <table:table-cell office:value-type="float" office:value="0.2754105" calcext:value-type="float">
            <text:p>0.2754105</text:p>
          </table:table-cell>
          <table:table-cell office:value-type="float" office:value="0.2541083" calcext:value-type="float">
            <text:p>0.2541083</text:p>
          </table:table-cell>
          <table:table-cell office:value-type="float" office:value="0.1690936" calcext:value-type="float">
            <text:p>0.1690936</text:p>
          </table:table-cell>
          <table:table-cell office:value-type="float" office:value="0.1954603" calcext:value-type="float">
            <text:p>0.1954603</text:p>
          </table:table-cell>
          <table:table-cell office:value-type="float" office:value="0.2538944" calcext:value-type="float">
            <text:p>0.2538944</text:p>
          </table:table-cell>
          <table:table-cell office:value-type="float" office:value="0.2741258" calcext:value-type="float">
            <text:p>0.2741258</text:p>
          </table:table-cell>
          <table:table-cell office:value-type="float" office:value="0.3301408" calcext:value-type="float">
            <text:p>0.3301408</text:p>
          </table:table-cell>
          <table:table-cell office:value-type="float" office:value="0.3640095" calcext:value-type="float">
            <text:p>0.3640095</text:p>
          </table:table-cell>
          <table:table-cell office:value-type="float" office:value="0.3866249" calcext:value-type="float">
            <text:p>0.3866249</text:p>
          </table:table-cell>
          <table:table-cell office:value-type="float" office:value="0.4623043" calcext:value-type="float">
            <text:p>0.4623043</text:p>
          </table:table-cell>
          <table:table-cell office:value-type="float" office:value="0" calcext:value-type="float">
            <text:p>0</text:p>
          </table:table-cell>
          <table:table-cell office:value-type="float" office:value="1.854624E-015" calcext:value-type="float">
            <text:p>1.854624E-15</text:p>
          </table:table-cell>
          <table:table-cell office:value-type="float" office:value="1.960539E-015" calcext:value-type="float">
            <text:p>1.960539E-15</text:p>
          </table:table-cell>
          <table:table-cell office:value-type="float" office:value="1.972381E-015" calcext:value-type="float">
            <text:p>1.972381E-15</text:p>
          </table:table-cell>
          <table:table-cell office:value-type="float" office:value="1.960029E-015" calcext:value-type="float">
            <text:p>1.960029E-15</text:p>
          </table:table-cell>
          <table:table-cell office:value-type="float" office:value="9.740323E-016" calcext:value-type="float">
            <text:p>9.740323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06614" calcext:value-type="float">
            <text:p>-0.4706614</text:p>
          </table:table-cell>
          <table:table-cell office:value-type="float" office:value="-0.03652513" calcext:value-type="float">
            <text:p>-0.03652513</text:p>
          </table:table-cell>
          <table:table-cell office:value-type="float" office:value="-0.03636509" calcext:value-type="float">
            <text:p>-0.03636509</text:p>
          </table:table-cell>
          <table:table-cell office:value-type="float" office:value="-0.0698643" calcext:value-type="float">
            <text:p>-0.0698643</text:p>
          </table:table-cell>
          <table:table-cell office:value-type="float" office:value="-0.1302117" calcext:value-type="float">
            <text:p>-0.1302117</text:p>
          </table:table-cell>
          <table:table-cell office:value-type="float" office:value="-1.120996" calcext:value-type="float">
            <text:p>-1.120996</text:p>
          </table:table-cell>
          <table:table-cell office:value-type="float" office:value="-0.3066621" calcext:value-type="float">
            <text:p>-0.3066621</text:p>
          </table:table-cell>
          <table:table-cell office:value-type="float" office:value="-0.6551112" calcext:value-type="float">
            <text:p>-0.6551112</text:p>
          </table:table-cell>
          <table:table-cell office:value-type="float" office:value="-0.2908677" calcext:value-type="float">
            <text:p>-0.2908677</text:p>
          </table:table-cell>
          <table:table-cell office:value-type="float" office:value="-0.06126272" calcext:value-type="float">
            <text:p>-0.0612627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.414609" calcext:value-type="float">
            <text:p>-1.414609</text:p>
          </table:table-cell>
          <table:table-cell office:value-type="float" office:value="-0.00006438012" calcext:value-type="float">
            <text:p>-6.43801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471" calcext:value-type="float">
            <text:p>-2.39847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5.4536" calcext:value-type="float">
            <text:p>445.453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4539" calcext:value-type="float">
            <text:p>969.4539</text:p>
          </table:table-cell>
          <table:table-cell office:value-type="float" office:value="52.1596" calcext:value-type="float">
            <text:p>52.1596</text:p>
          </table:table-cell>
          <table:table-cell office:value-type="float" office:value="0" calcext:value-type="float">
            <text:p>0</text:p>
          </table:table-cell>
          <table:table-cell office:value-type="float" office:value="0.1140558" calcext:value-type="float">
            <text:p>0.1140558</text:p>
          </table:table-cell>
          <table:table-cell office:value-type="float" office:value="0.2879376" calcext:value-type="float">
            <text:p>0.2879376</text:p>
          </table:table-cell>
          <table:table-cell office:value-type="float" office:value="0.2875884" calcext:value-type="float">
            <text:p>0.2875884</text:p>
          </table:table-cell>
          <table:table-cell office:value-type="float" office:value="0.2739822" calcext:value-type="float">
            <text:p>0.2739822</text:p>
          </table:table-cell>
          <table:table-cell office:value-type="float" office:value="0.2594807" calcext:value-type="float">
            <text:p>0.2594807</text:p>
          </table:table-cell>
          <table:table-cell office:value-type="float" office:value="0.1702583" calcext:value-type="float">
            <text:p>0.1702583</text:p>
          </table:table-cell>
          <table:table-cell office:value-type="float" office:value="0.1943835" calcext:value-type="float">
            <text:p>0.1943835</text:p>
          </table:table-cell>
          <table:table-cell office:value-type="float" office:value="0.2542482" calcext:value-type="float">
            <text:p>0.2542482</text:p>
          </table:table-cell>
          <table:table-cell office:value-type="float" office:value="0.2741608" calcext:value-type="float">
            <text:p>0.2741608</text:p>
          </table:table-cell>
          <table:table-cell office:value-type="float" office:value="0.3303258" calcext:value-type="float">
            <text:p>0.3303258</text:p>
          </table:table-cell>
          <table:table-cell office:value-type="float" office:value="0.3643317" calcext:value-type="float">
            <text:p>0.3643317</text:p>
          </table:table-cell>
          <table:table-cell office:value-type="float" office:value="0.3866954" calcext:value-type="float">
            <text:p>0.3866954</text:p>
          </table:table-cell>
          <table:table-cell office:value-type="float" office:value="0.4619481" calcext:value-type="float">
            <text:p>0.4619481</text:p>
          </table:table-cell>
          <table:table-cell office:value-type="float" office:value="0" calcext:value-type="float">
            <text:p>0</text:p>
          </table:table-cell>
          <table:table-cell office:value-type="float" office:value="1.854815E-015" calcext:value-type="float">
            <text:p>1.854815E-15</text:p>
          </table:table-cell>
          <table:table-cell office:value-type="float" office:value="1.960524E-015" calcext:value-type="float">
            <text:p>1.960524E-15</text:p>
          </table:table-cell>
          <table:table-cell office:value-type="float" office:value="1.972368E-015" calcext:value-type="float">
            <text:p>1.972368E-15</text:p>
          </table:table-cell>
          <table:table-cell office:value-type="float" office:value="1.960027E-015" calcext:value-type="float">
            <text:p>1.960027E-15</text:p>
          </table:table-cell>
          <table:table-cell office:value-type="float" office:value="9.740159E-016" calcext:value-type="float">
            <text:p>9.740159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83531" calcext:value-type="float">
            <text:p>-62.83531</text:p>
          </table:table-cell>
          <table:table-cell office:value-type="float" office:value="-0.04952576" calcext:value-type="float">
            <text:p>-0.04952576</text:p>
          </table:table-cell>
          <table:table-cell office:value-type="float" office:value="-0.04993138" calcext:value-type="float">
            <text:p>-0.04993138</text:p>
          </table:table-cell>
          <table:table-cell office:value-type="float" office:value="-0.07264715" calcext:value-type="float">
            <text:p>-0.07264715</text:p>
          </table:table-cell>
          <table:table-cell office:value-type="float" office:value="-0.1107483" calcext:value-type="float">
            <text:p>-0.1107483</text:p>
          </table:table-cell>
          <table:table-cell office:value-type="float" office:value="-1.063557" calcext:value-type="float">
            <text:p>-1.063557</text:p>
          </table:table-cell>
          <table:table-cell office:value-type="float" office:value="-0.3189778" calcext:value-type="float">
            <text:p>-0.3189778</text:p>
          </table:table-cell>
          <table:table-cell office:value-type="float" office:value="-0.6471578" calcext:value-type="float">
            <text:p>-0.6471578</text:p>
          </table:table-cell>
          <table:table-cell office:value-type="float" office:value="-0.2905207" calcext:value-type="float">
            <text:p>-0.2905207</text:p>
          </table:table-cell>
          <table:table-cell office:value-type="float" office:value="-0.06093258" calcext:value-type="float">
            <text:p>-0.0609325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9.97964" calcext:value-type="float">
            <text:p>-39.97964</text:p>
          </table:table-cell>
          <table:table-cell office:value-type="float" office:value="-0.00006675604" calcext:value-type="float">
            <text:p>-6.67560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962" calcext:value-type="float">
            <text:p>-2.38996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6.1962" calcext:value-type="float">
            <text:p>446.196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8.7109" calcext:value-type="float">
            <text:p>968.7109</text:p>
          </table:table-cell>
          <table:table-cell office:value-type="float" office:value="52.1596" calcext:value-type="float">
            <text:p>52.1596</text:p>
          </table:table-cell>
          <table:table-cell office:value-type="float" office:value="0" calcext:value-type="float">
            <text:p>0</text:p>
          </table:table-cell>
          <table:table-cell office:value-type="float" office:value="0.1121824" calcext:value-type="float">
            <text:p>0.1121824</text:p>
          </table:table-cell>
          <table:table-cell office:value-type="float" office:value="0.2798318" calcext:value-type="float">
            <text:p>0.2798318</text:p>
          </table:table-cell>
          <table:table-cell office:value-type="float" office:value="0.2797292" calcext:value-type="float">
            <text:p>0.2797292</text:p>
          </table:table-cell>
          <table:table-cell office:value-type="float" office:value="0.2713551" calcext:value-type="float">
            <text:p>0.2713551</text:p>
          </table:table-cell>
          <table:table-cell office:value-type="float" office:value="0.2627805" calcext:value-type="float">
            <text:p>0.2627805</text:p>
          </table:table-cell>
          <table:table-cell office:value-type="float" office:value="0.1713547" calcext:value-type="float">
            <text:p>0.1713547</text:p>
          </table:table-cell>
          <table:table-cell office:value-type="float" office:value="0.1934826" calcext:value-type="float">
            <text:p>0.1934826</text:p>
          </table:table-cell>
          <table:table-cell office:value-type="float" office:value="0.2545827" calcext:value-type="float">
            <text:p>0.2545827</text:p>
          </table:table-cell>
          <table:table-cell office:value-type="float" office:value="0.2742097" calcext:value-type="float">
            <text:p>0.2742097</text:p>
          </table:table-cell>
          <table:table-cell office:value-type="float" office:value="0.3305303" calcext:value-type="float">
            <text:p>0.3305303</text:p>
          </table:table-cell>
          <table:table-cell office:value-type="float" office:value="0.3647509" calcext:value-type="float">
            <text:p>0.3647509</text:p>
          </table:table-cell>
          <table:table-cell office:value-type="float" office:value="0.3866632" calcext:value-type="float">
            <text:p>0.3866632</text:p>
          </table:table-cell>
          <table:table-cell office:value-type="float" office:value="0.4620451" calcext:value-type="float">
            <text:p>0.4620451</text:p>
          </table:table-cell>
          <table:table-cell office:value-type="float" office:value="0" calcext:value-type="float">
            <text:p>0</text:p>
          </table:table-cell>
          <table:table-cell office:value-type="float" office:value="1.85498E-015" calcext:value-type="float">
            <text:p>1.85498E-15</text:p>
          </table:table-cell>
          <table:table-cell office:value-type="float" office:value="1.960509E-015" calcext:value-type="float">
            <text:p>1.960509E-15</text:p>
          </table:table-cell>
          <table:table-cell office:value-type="float" office:value="1.97236E-015" calcext:value-type="float">
            <text:p>1.97236E-15</text:p>
          </table:table-cell>
          <table:table-cell office:value-type="float" office:value="1.960022E-015" calcext:value-type="float">
            <text:p>1.960022E-15</text:p>
          </table:table-cell>
          <table:table-cell office:value-type="float" office:value="9.740032E-016" calcext:value-type="float">
            <text:p>9.740032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85355" calcext:value-type="float">
            <text:p>-71.85355</text:p>
          </table:table-cell>
          <table:table-cell office:value-type="float" office:value="-0.06170448" calcext:value-type="float">
            <text:p>-0.06170448</text:p>
          </table:table-cell>
          <table:table-cell office:value-type="float" office:value="-0.06183498" calcext:value-type="float">
            <text:p>-0.06183498</text:p>
          </table:table-cell>
          <table:table-cell office:value-type="float" office:value="-0.0782446" calcext:value-type="float">
            <text:p>-0.0782446</text:p>
          </table:table-cell>
          <table:table-cell office:value-type="float" office:value="-0.1003431" calcext:value-type="float">
            <text:p>-0.1003431</text:p>
          </table:table-cell>
          <table:table-cell office:value-type="float" office:value="-1.012509" calcext:value-type="float">
            <text:p>-1.012509</text:p>
          </table:table-cell>
          <table:table-cell office:value-type="float" office:value="-0.3297248" calcext:value-type="float">
            <text:p>-0.3297248</text:p>
          </table:table-cell>
          <table:table-cell office:value-type="float" office:value="-0.6397351" calcext:value-type="float">
            <text:p>-0.6397351</text:p>
          </table:table-cell>
          <table:table-cell office:value-type="float" office:value="-0.2900365" calcext:value-type="float">
            <text:p>-0.2900365</text:p>
          </table:table-cell>
          <table:table-cell office:value-type="float" office:value="-0.06056971" calcext:value-type="float">
            <text:p>-0.0605697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56.33142" calcext:value-type="float">
            <text:p>-56.33142</text:p>
          </table:table-cell>
          <table:table-cell office:value-type="float" office:value="-0.00006816781" calcext:value-type="float">
            <text:p>-6.81678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794" calcext:value-type="float">
            <text:p>-2.39679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6.8018" calcext:value-type="float">
            <text:p>446.801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8.8284" calcext:value-type="float">
            <text:p>968.8284</text:p>
          </table:table-cell>
          <table:table-cell office:value-type="float" office:value="51.43616" calcext:value-type="float">
            <text:p>51.43616</text:p>
          </table:table-cell>
          <table:table-cell office:value-type="float" office:value="0" calcext:value-type="float">
            <text:p>0</text:p>
          </table:table-cell>
          <table:table-cell office:value-type="float" office:value="0.1138503" calcext:value-type="float">
            <text:p>0.1138503</text:p>
          </table:table-cell>
          <table:table-cell office:value-type="float" office:value="0.2733209" calcext:value-type="float">
            <text:p>0.2733209</text:p>
          </table:table-cell>
          <table:table-cell office:value-type="float" office:value="0.2740856" calcext:value-type="float">
            <text:p>0.2740856</text:p>
          </table:table-cell>
          <table:table-cell office:value-type="float" office:value="0.2688342" calcext:value-type="float">
            <text:p>0.2688342</text:p>
          </table:table-cell>
          <table:table-cell office:value-type="float" office:value="0.2630974" calcext:value-type="float">
            <text:p>0.2630974</text:p>
          </table:table-cell>
          <table:table-cell office:value-type="float" office:value="0.1723821" calcext:value-type="float">
            <text:p>0.1723821</text:p>
          </table:table-cell>
          <table:table-cell office:value-type="float" office:value="0.1927009" calcext:value-type="float">
            <text:p>0.1927009</text:p>
          </table:table-cell>
          <table:table-cell office:value-type="float" office:value="0.2549006" calcext:value-type="float">
            <text:p>0.2549006</text:p>
          </table:table-cell>
          <table:table-cell office:value-type="float" office:value="0.2742651" calcext:value-type="float">
            <text:p>0.2742651</text:p>
          </table:table-cell>
          <table:table-cell office:value-type="float" office:value="0.3307364" calcext:value-type="float">
            <text:p>0.3307364</text:p>
          </table:table-cell>
          <table:table-cell office:value-type="float" office:value="0.3651365" calcext:value-type="float">
            <text:p>0.3651365</text:p>
          </table:table-cell>
          <table:table-cell office:value-type="float" office:value="0.3869818" calcext:value-type="float">
            <text:p>0.3869818</text:p>
          </table:table-cell>
          <table:table-cell office:value-type="float" office:value="0.4537791" calcext:value-type="float">
            <text:p>0.4537791</text:p>
          </table:table-cell>
          <table:table-cell office:value-type="float" office:value="0" calcext:value-type="float">
            <text:p>0</text:p>
          </table:table-cell>
          <table:table-cell office:value-type="float" office:value="1.855176E-015" calcext:value-type="float">
            <text:p>1.855176E-15</text:p>
          </table:table-cell>
          <table:table-cell office:value-type="float" office:value="1.96049E-015" calcext:value-type="float">
            <text:p>1.96049E-15</text:p>
          </table:table-cell>
          <table:table-cell office:value-type="float" office:value="1.972346E-015" calcext:value-type="float">
            <text:p>1.972346E-15</text:p>
          </table:table-cell>
          <table:table-cell office:value-type="float" office:value="1.960018E-015" calcext:value-type="float">
            <text:p>1.960018E-15</text:p>
          </table:table-cell>
          <table:table-cell office:value-type="float" office:value="9.739886E-016" calcext:value-type="float">
            <text:p>9.739886E-16</text:p>
          </table:table-cell>
          <table:table-cell office:value-type="float" office:value="9.377133E-016" calcext:value-type="float">
            <text:p>9.377133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05514" calcext:value-type="float">
            <text:p>-64.05514</text:p>
          </table:table-cell>
          <table:table-cell office:value-type="float" office:value="-0.07399217" calcext:value-type="float">
            <text:p>-0.07399217</text:p>
          </table:table-cell>
          <table:table-cell office:value-type="float" office:value="-0.07237664" calcext:value-type="float">
            <text:p>-0.07237664</text:p>
          </table:table-cell>
          <table:table-cell office:value-type="float" office:value="-0.08406788" calcext:value-type="float">
            <text:p>-0.08406788</text:p>
          </table:table-cell>
          <table:table-cell office:value-type="float" office:value="-0.09933825" calcext:value-type="float">
            <text:p>-0.09933825</text:p>
          </table:table-cell>
          <table:table-cell office:value-type="float" office:value="-0.9671795" calcext:value-type="float">
            <text:p>-0.9671795</text:p>
          </table:table-cell>
          <table:table-cell office:value-type="float" office:value="-0.3393785" calcext:value-type="float">
            <text:p>-0.3393785</text:p>
          </table:table-cell>
          <table:table-cell office:value-type="float" office:value="-0.6327726" calcext:value-type="float">
            <text:p>-0.6327726</text:p>
          </table:table-cell>
          <table:table-cell office:value-type="float" office:value="-0.2894897" calcext:value-type="float">
            <text:p>-0.2894897</text:p>
          </table:table-cell>
          <table:table-cell office:value-type="float" office:value="-0.06020652" calcext:value-type="float">
            <text:p>-0.0602065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40.63915" calcext:value-type="float">
            <text:p>-40.63915</text:p>
          </table:table-cell>
          <table:table-cell office:value-type="float" office:value="-0.00006977643" calcext:value-type="float">
            <text:p>-6.97764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7509" calcext:value-type="float">
            <text:p>-2.3175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7.1556" calcext:value-type="float">
            <text:p>447.155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3089" calcext:value-type="float">
            <text:p>969.3089</text:p>
          </table:table-cell>
          <table:table-cell office:value-type="float" office:value="50.60156" calcext:value-type="float">
            <text:p>50.60156</text:p>
          </table:table-cell>
          <table:table-cell office:value-type="float" office:value="0" calcext:value-type="float">
            <text:p>0</text:p>
          </table:table-cell>
          <table:table-cell office:value-type="float" office:value="0.1148837" calcext:value-type="float">
            <text:p>0.1148837</text:p>
          </table:table-cell>
          <table:table-cell office:value-type="float" office:value="0.269622" calcext:value-type="float">
            <text:p>0.269622</text:p>
          </table:table-cell>
          <table:table-cell office:value-type="float" office:value="0.2704672" calcext:value-type="float">
            <text:p>0.2704672</text:p>
          </table:table-cell>
          <table:table-cell office:value-type="float" office:value="0.2671102" calcext:value-type="float">
            <text:p>0.2671102</text:p>
          </table:table-cell>
          <table:table-cell office:value-type="float" office:value="0.2630925" calcext:value-type="float">
            <text:p>0.2630925</text:p>
          </table:table-cell>
          <table:table-cell office:value-type="float" office:value="0.1733596" calcext:value-type="float">
            <text:p>0.1733596</text:p>
          </table:table-cell>
          <table:table-cell office:value-type="float" office:value="0.1919944" calcext:value-type="float">
            <text:p>0.1919944</text:p>
          </table:table-cell>
          <table:table-cell office:value-type="float" office:value="0.2552105" calcext:value-type="float">
            <text:p>0.2552105</text:p>
          </table:table-cell>
          <table:table-cell office:value-type="float" office:value="0.274329" calcext:value-type="float">
            <text:p>0.274329</text:p>
          </table:table-cell>
          <table:table-cell office:value-type="float" office:value="0.3309575" calcext:value-type="float">
            <text:p>0.3309575</text:p>
          </table:table-cell>
          <table:table-cell office:value-type="float" office:value="0.3655154" calcext:value-type="float">
            <text:p>0.3655154</text:p>
          </table:table-cell>
          <table:table-cell office:value-type="float" office:value="0.3872492" calcext:value-type="float">
            <text:p>0.3872492</text:p>
          </table:table-cell>
          <table:table-cell office:value-type="float" office:value="0.4582736" calcext:value-type="float">
            <text:p>0.4582736</text:p>
          </table:table-cell>
          <table:table-cell office:value-type="float" office:value="0" calcext:value-type="float">
            <text:p>0</text:p>
          </table:table-cell>
          <table:table-cell office:value-type="float" office:value="1.85535E-015" calcext:value-type="float">
            <text:p>1.85535E-15</text:p>
          </table:table-cell>
          <table:table-cell office:value-type="float" office:value="1.960476E-015" calcext:value-type="float">
            <text:p>1.960476E-15</text:p>
          </table:table-cell>
          <table:table-cell office:value-type="float" office:value="1.972334E-015" calcext:value-type="float">
            <text:p>1.972334E-15</text:p>
          </table:table-cell>
          <table:table-cell office:value-type="float" office:value="1.960015E-015" calcext:value-type="float">
            <text:p>1.960015E-15</text:p>
          </table:table-cell>
          <table:table-cell office:value-type="float" office:value="9.739735E-016" calcext:value-type="float">
            <text:p>9.739735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81444" calcext:value-type="float">
            <text:p>-59.81444</text:p>
          </table:table-cell>
          <table:table-cell office:value-type="float" office:value="-0.08217882" calcext:value-type="float">
            <text:p>-0.08217882</text:p>
          </table:table-cell>
          <table:table-cell office:value-type="float" office:value="-0.08018943" calcext:value-type="float">
            <text:p>-0.08018943</text:p>
          </table:table-cell>
          <table:table-cell office:value-type="float" office:value="-0.08833945" calcext:value-type="float">
            <text:p>-0.08833945</text:p>
          </table:table-cell>
          <table:table-cell office:value-type="float" office:value="-0.09932402" calcext:value-type="float">
            <text:p>-0.09932402</text:p>
          </table:table-cell>
          <table:table-cell office:value-type="float" office:value="-0.926173" calcext:value-type="float">
            <text:p>-0.926173</text:p>
          </table:table-cell>
          <table:table-cell office:value-type="float" office:value="-0.3483824" calcext:value-type="float">
            <text:p>-0.3483824</text:p>
          </table:table-cell>
          <table:table-cell office:value-type="float" office:value="-0.6260645" calcext:value-type="float">
            <text:p>-0.6260645</text:p>
          </table:table-cell>
          <table:table-cell office:value-type="float" office:value="-0.2888601" calcext:value-type="float">
            <text:p>-0.2888601</text:p>
          </table:table-cell>
          <table:table-cell office:value-type="float" office:value="-0.05981948" calcext:value-type="float">
            <text:p>-0.0598194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3.85981" calcext:value-type="float">
            <text:p>-33.85981</text:p>
          </table:table-cell>
          <table:table-cell office:value-type="float" office:value="-0.00007106562" calcext:value-type="float">
            <text:p>-7.10656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48273" calcext:value-type="float">
            <text:p>-2.34827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7.3738" calcext:value-type="float">
            <text:p>447.373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8917" calcext:value-type="float">
            <text:p>969.8917</text:p>
          </table:table-cell>
          <table:table-cell office:value-type="float" office:value="49.80056" calcext:value-type="float">
            <text:p>49.80056</text:p>
          </table:table-cell>
          <table:table-cell office:value-type="float" office:value="0" calcext:value-type="float">
            <text:p>0</text:p>
          </table:table-cell>
          <table:table-cell office:value-type="float" office:value="0.1166871" calcext:value-type="float">
            <text:p>0.1166871</text:p>
          </table:table-cell>
          <table:table-cell office:value-type="float" office:value="0.267149" calcext:value-type="float">
            <text:p>0.267149</text:p>
          </table:table-cell>
          <table:table-cell office:value-type="float" office:value="0.2680525" calcext:value-type="float">
            <text:p>0.2680525</text:p>
          </table:table-cell>
          <table:table-cell office:value-type="float" office:value="0.2657313" calcext:value-type="float">
            <text:p>0.2657313</text:p>
          </table:table-cell>
          <table:table-cell office:value-type="float" office:value="0.2626987" calcext:value-type="float">
            <text:p>0.2626987</text:p>
          </table:table-cell>
          <table:table-cell office:value-type="float" office:value="0.1744345" calcext:value-type="float">
            <text:p>0.1744345</text:p>
          </table:table-cell>
          <table:table-cell office:value-type="float" office:value="0.191281" calcext:value-type="float">
            <text:p>0.191281</text:p>
          </table:table-cell>
          <table:table-cell office:value-type="float" office:value="0.2555103" calcext:value-type="float">
            <text:p>0.2555103</text:p>
          </table:table-cell>
          <table:table-cell office:value-type="float" office:value="0.2743959" calcext:value-type="float">
            <text:p>0.2743959</text:p>
          </table:table-cell>
          <table:table-cell office:value-type="float" office:value="0.3311856" calcext:value-type="float">
            <text:p>0.3311856</text:p>
          </table:table-cell>
          <table:table-cell office:value-type="float" office:value="0.3658753" calcext:value-type="float">
            <text:p>0.3658753</text:p>
          </table:table-cell>
          <table:table-cell office:value-type="float" office:value="0.3873997" calcext:value-type="float">
            <text:p>0.3873997</text:p>
          </table:table-cell>
          <table:table-cell office:value-type="float" office:value="0.4618466" calcext:value-type="float">
            <text:p>0.4618466</text:p>
          </table:table-cell>
          <table:table-cell office:value-type="float" office:value="0" calcext:value-type="float">
            <text:p>0</text:p>
          </table:table-cell>
          <table:table-cell office:value-type="float" office:value="1.855496E-015" calcext:value-type="float">
            <text:p>1.855496E-15</text:p>
          </table:table-cell>
          <table:table-cell office:value-type="float" office:value="1.960464E-015" calcext:value-type="float">
            <text:p>1.960464E-15</text:p>
          </table:table-cell>
          <table:table-cell office:value-type="float" office:value="1.972327E-015" calcext:value-type="float">
            <text:p>1.972327E-15</text:p>
          </table:table-cell>
          <table:table-cell office:value-type="float" office:value="1.96001E-015" calcext:value-type="float">
            <text:p>1.96001E-15</text:p>
          </table:table-cell>
          <table:table-cell office:value-type="float" office:value="9.739599E-016" calcext:value-type="float">
            <text:p>9.739599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7821" calcext:value-type="float">
            <text:p>-52.7821</text:p>
          </table:table-cell>
          <table:table-cell office:value-type="float" office:value="-0.08822522" calcext:value-type="float">
            <text:p>-0.08822522</text:p>
          </table:table-cell>
          <table:table-cell office:value-type="float" office:value="-0.08593521" calcext:value-type="float">
            <text:p>-0.08593521</text:p>
          </table:table-cell>
          <table:table-cell office:value-type="float" office:value="-0.09192576" calcext:value-type="float">
            <text:p>-0.09192576</text:p>
          </table:table-cell>
          <table:table-cell office:value-type="float" office:value="-0.1004478" calcext:value-type="float">
            <text:p>-0.1004478</text:p>
          </table:table-cell>
          <table:table-cell office:value-type="float" office:value="-0.8834054" calcext:value-type="float">
            <text:p>-0.8834054</text:p>
          </table:table-cell>
          <table:table-cell office:value-type="float" office:value="-0.3577403" calcext:value-type="float">
            <text:p>-0.3577403</text:p>
          </table:table-cell>
          <table:table-cell office:value-type="float" office:value="-0.6196497" calcext:value-type="float">
            <text:p>-0.6196497</text:p>
          </table:table-cell>
          <table:table-cell office:value-type="float" office:value="-0.2882027" calcext:value-type="float">
            <text:p>-0.2882027</text:p>
          </table:table-cell>
          <table:table-cell office:value-type="float" office:value="-0.05942317" calcext:value-type="float">
            <text:p>-0.0594231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0.02394" calcext:value-type="float">
            <text:p>-30.02394</text:p>
          </table:table-cell>
          <table:table-cell office:value-type="float" office:value="-0.00007208262" calcext:value-type="float">
            <text:p>-7.20826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0591" calcext:value-type="float">
            <text:p>-2.37059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7.5015" calcext:value-type="float">
            <text:p>447.501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7815" calcext:value-type="float">
            <text:p>969.7815</text:p>
          </table:table-cell>
          <table:table-cell office:value-type="float" office:value="49.78277" calcext:value-type="float">
            <text:p>49.78277</text:p>
          </table:table-cell>
          <table:table-cell office:value-type="float" office:value="0" calcext:value-type="float">
            <text:p>0</text:p>
          </table:table-cell>
          <table:table-cell office:value-type="float" office:value="0.1197196" calcext:value-type="float">
            <text:p>0.1197196</text:p>
          </table:table-cell>
          <table:table-cell office:value-type="float" office:value="0.265378" calcext:value-type="float">
            <text:p>0.265378</text:p>
          </table:table-cell>
          <table:table-cell office:value-type="float" office:value="0.266275" calcext:value-type="float">
            <text:p>0.266275</text:p>
          </table:table-cell>
          <table:table-cell office:value-type="float" office:value="0.2646961" calcext:value-type="float">
            <text:p>0.2646961</text:p>
          </table:table-cell>
          <table:table-cell office:value-type="float" office:value="0.2623121" calcext:value-type="float">
            <text:p>0.2623121</text:p>
          </table:table-cell>
          <table:table-cell office:value-type="float" office:value="0.1754683" calcext:value-type="float">
            <text:p>0.1754683</text:p>
          </table:table-cell>
          <table:table-cell office:value-type="float" office:value="0.1906025" calcext:value-type="float">
            <text:p>0.1906025</text:p>
          </table:table-cell>
          <table:table-cell office:value-type="float" office:value="0.2558123" calcext:value-type="float">
            <text:p>0.2558123</text:p>
          </table:table-cell>
          <table:table-cell office:value-type="float" office:value="0.2744604" calcext:value-type="float">
            <text:p>0.2744604</text:p>
          </table:table-cell>
          <table:table-cell office:value-type="float" office:value="0.331418" calcext:value-type="float">
            <text:p>0.331418</text:p>
          </table:table-cell>
          <table:table-cell office:value-type="float" office:value="0.3662124" calcext:value-type="float">
            <text:p>0.3662124</text:p>
          </table:table-cell>
          <table:table-cell office:value-type="float" office:value="0.3874669" calcext:value-type="float">
            <text:p>0.38746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5605E-015" calcext:value-type="float">
            <text:p>1.855605E-15</text:p>
          </table:table-cell>
          <table:table-cell office:value-type="float" office:value="1.960453E-015" calcext:value-type="float">
            <text:p>1.960453E-15</text:p>
          </table:table-cell>
          <table:table-cell office:value-type="float" office:value="1.972325E-015" calcext:value-type="float">
            <text:p>1.972325E-15</text:p>
          </table:table-cell>
          <table:table-cell office:value-type="float" office:value="1.960004E-015" calcext:value-type="float">
            <text:p>1.960004E-15</text:p>
          </table:table-cell>
          <table:table-cell office:value-type="float" office:value="9.739537E-016" calcext:value-type="float">
            <text:p>9.739537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85683" calcext:value-type="float">
            <text:p>-42.85683</text:p>
          </table:table-cell>
          <table:table-cell office:value-type="float" office:value="-0.09286337" calcext:value-type="float">
            <text:p>-0.09286337</text:p>
          </table:table-cell>
          <table:table-cell office:value-type="float" office:value="-0.09045693" calcext:value-type="float">
            <text:p>-0.09045693</text:p>
          </table:table-cell>
          <table:table-cell office:value-type="float" office:value="-0.09472926" calcext:value-type="float">
            <text:p>-0.09472926</text:p>
          </table:table-cell>
          <table:table-cell office:value-type="float" office:value="-0.1015796" calcext:value-type="float">
            <text:p>-0.1015796</text:p>
          </table:table-cell>
          <table:table-cell office:value-type="float" office:value="-0.8443016" calcext:value-type="float">
            <text:p>-0.8443016</text:p>
          </table:table-cell>
          <table:table-cell office:value-type="float" office:value="-0.3669112" calcext:value-type="float">
            <text:p>-0.3669112</text:p>
          </table:table-cell>
          <table:table-cell office:value-type="float" office:value="-0.613271" calcext:value-type="float">
            <text:p>-0.613271</text:p>
          </table:table-cell>
          <table:table-cell office:value-type="float" office:value="-0.2875698" calcext:value-type="float">
            <text:p>-0.2875698</text:p>
          </table:table-cell>
          <table:table-cell office:value-type="float" office:value="-0.0590223" calcext:value-type="float">
            <text:p>-0.059022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4.12041" calcext:value-type="float">
            <text:p>-34.12041</text:p>
          </table:table-cell>
          <table:table-cell office:value-type="float" office:value="-0.00007275993" calcext:value-type="float">
            <text:p>-7.27599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0994" calcext:value-type="float">
            <text:p>-2.38099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7.6889" calcext:value-type="float">
            <text:p>447.688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5946" calcext:value-type="float">
            <text:p>969.5946</text:p>
          </table:table-cell>
          <table:table-cell office:value-type="float" office:value="49.78277" calcext:value-type="float">
            <text:p>49.78277</text:p>
          </table:table-cell>
          <table:table-cell office:value-type="float" office:value="0" calcext:value-type="float">
            <text:p>0</text:p>
          </table:table-cell>
          <table:table-cell office:value-type="float" office:value="0.1191462" calcext:value-type="float">
            <text:p>0.1191462</text:p>
          </table:table-cell>
          <table:table-cell office:value-type="float" office:value="0.2635365" calcext:value-type="float">
            <text:p>0.2635365</text:p>
          </table:table-cell>
          <table:table-cell office:value-type="float" office:value="0.2646467" calcext:value-type="float">
            <text:p>0.2646467</text:p>
          </table:table-cell>
          <table:table-cell office:value-type="float" office:value="0.2635568" calcext:value-type="float">
            <text:p>0.2635568</text:p>
          </table:table-cell>
          <table:table-cell office:value-type="float" office:value="0.2613213" calcext:value-type="float">
            <text:p>0.2613213</text:p>
          </table:table-cell>
          <table:table-cell office:value-type="float" office:value="0.1764353" calcext:value-type="float">
            <text:p>0.1764353</text:p>
          </table:table-cell>
          <table:table-cell office:value-type="float" office:value="0.1899487" calcext:value-type="float">
            <text:p>0.1899487</text:p>
          </table:table-cell>
          <table:table-cell office:value-type="float" office:value="0.2561232" calcext:value-type="float">
            <text:p>0.2561232</text:p>
          </table:table-cell>
          <table:table-cell office:value-type="float" office:value="0.2745184" calcext:value-type="float">
            <text:p>0.2745184</text:p>
          </table:table-cell>
          <table:table-cell office:value-type="float" office:value="0.3316464" calcext:value-type="float">
            <text:p>0.3316464</text:p>
          </table:table-cell>
          <table:table-cell office:value-type="float" office:value="0.3665191" calcext:value-type="float">
            <text:p>0.3665191</text:p>
          </table:table-cell>
          <table:table-cell office:value-type="float" office:value="0.3875061" calcext:value-type="float">
            <text:p>0.38750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5716E-015" calcext:value-type="float">
            <text:p>1.855716E-15</text:p>
          </table:table-cell>
          <table:table-cell office:value-type="float" office:value="1.960443E-015" calcext:value-type="float">
            <text:p>1.960443E-15</text:p>
          </table:table-cell>
          <table:table-cell office:value-type="float" office:value="1.972322E-015" calcext:value-type="float">
            <text:p>1.972322E-15</text:p>
          </table:table-cell>
          <table:table-cell office:value-type="float" office:value="1.959996E-015" calcext:value-type="float">
            <text:p>1.959996E-15</text:p>
          </table:table-cell>
          <table:table-cell office:value-type="float" office:value="9.739497E-016" calcext:value-type="float">
            <text:p>9.739497E-16</text:p>
          </table:table-cell>
          <table:table-cell office:value-type="float" office:value="9.377133E-016" calcext:value-type="float">
            <text:p>9.377133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E-025" calcext:value-type="float">
            <text:p>1.78455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4652" calcext:value-type="float">
            <text:p>-44.84652</text:p>
          </table:table-cell>
          <table:table-cell office:value-type="float" office:value="-0.09798477" calcext:value-type="float">
            <text:p>-0.09798477</text:p>
          </table:table-cell>
          <table:table-cell office:value-type="float" office:value="-0.09483931" calcext:value-type="float">
            <text:p>-0.09483931</text:p>
          </table:table-cell>
          <table:table-cell office:value-type="float" office:value="-0.09792863" calcext:value-type="float">
            <text:p>-0.09792863</text:p>
          </table:table-cell>
          <table:table-cell office:value-type="float" office:value="-0.1045756" calcext:value-type="float">
            <text:p>-0.1045756</text:p>
          </table:table-cell>
          <table:table-cell office:value-type="float" office:value="-0.8094834" calcext:value-type="float">
            <text:p>-0.8094834</text:p>
          </table:table-cell>
          <table:table-cell office:value-type="float" office:value="-0.3760109" calcext:value-type="float">
            <text:p>-0.3760109</text:p>
          </table:table-cell>
          <table:table-cell office:value-type="float" office:value="-0.6067709" calcext:value-type="float">
            <text:p>-0.6067709</text:p>
          </table:table-cell>
          <table:table-cell office:value-type="float" office:value="-0.2870026" calcext:value-type="float">
            <text:p>-0.2870026</text:p>
          </table:table-cell>
          <table:table-cell office:value-type="float" office:value="-0.0586312" calcext:value-type="float">
            <text:p>-0.058631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26.2953" calcext:value-type="float">
            <text:p>-26.2953</text:p>
          </table:table-cell>
          <table:table-cell office:value-type="float" office:value="-0.00007354503" calcext:value-type="float">
            <text:p>-7.35450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6608" calcext:value-type="float">
            <text:p>-2.3866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7.9661" calcext:value-type="float">
            <text:p>447.966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3179" calcext:value-type="float">
            <text:p>969.3179</text:p>
          </table:table-cell>
          <table:table-cell office:value-type="float" office:value="49.78277" calcext:value-type="float">
            <text:p>49.78277</text:p>
          </table:table-cell>
          <table:table-cell office:value-type="float" office:value="0" calcext:value-type="float">
            <text:p>0</text:p>
          </table:table-cell>
          <table:table-cell office:value-type="float" office:value="0.1142736" calcext:value-type="float">
            <text:p>0.1142736</text:p>
          </table:table-cell>
          <table:table-cell office:value-type="float" office:value="0.261533" calcext:value-type="float">
            <text:p>0.261533</text:p>
          </table:table-cell>
          <table:table-cell office:value-type="float" office:value="0.2629674" calcext:value-type="float">
            <text:p>0.2629674</text:p>
          </table:table-cell>
          <table:table-cell office:value-type="float" office:value="0.2621283" calcext:value-type="float">
            <text:p>0.2621283</text:p>
          </table:table-cell>
          <table:table-cell office:value-type="float" office:value="0.2600415" calcext:value-type="float">
            <text:p>0.2600415</text:p>
          </table:table-cell>
          <table:table-cell office:value-type="float" office:value="0.1773354" calcext:value-type="float">
            <text:p>0.1773354</text:p>
          </table:table-cell>
          <table:table-cell office:value-type="float" office:value="0.189371" calcext:value-type="float">
            <text:p>0.189371</text:p>
          </table:table-cell>
          <table:table-cell office:value-type="float" office:value="0.2564181" calcext:value-type="float">
            <text:p>0.2564181</text:p>
          </table:table-cell>
          <table:table-cell office:value-type="float" office:value="0.2745776" calcext:value-type="float">
            <text:p>0.2745776</text:p>
          </table:table-cell>
          <table:table-cell office:value-type="float" office:value="0.3318683" calcext:value-type="float">
            <text:p>0.3318683</text:p>
          </table:table-cell>
          <table:table-cell office:value-type="float" office:value="0.3667963" calcext:value-type="float">
            <text:p>0.3667963</text:p>
          </table:table-cell>
          <table:table-cell office:value-type="float" office:value="0.3875282" calcext:value-type="float">
            <text:p>0.38752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5834E-015" calcext:value-type="float">
            <text:p>1.855834E-15</text:p>
          </table:table-cell>
          <table:table-cell office:value-type="float" office:value="1.960432E-015" calcext:value-type="float">
            <text:p>1.960432E-15</text:p>
          </table:table-cell>
          <table:table-cell office:value-type="float" office:value="1.972319E-015" calcext:value-type="float">
            <text:p>1.972319E-15</text:p>
          </table:table-cell>
          <table:table-cell office:value-type="float" office:value="1.95999E-015" calcext:value-type="float">
            <text:p>1.95999E-15</text:p>
          </table:table-cell>
          <table:table-cell office:value-type="float" office:value="9.739427E-016" calcext:value-type="float">
            <text:p>9.739427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14177" calcext:value-type="float">
            <text:p>-62.14177</text:p>
          </table:table-cell>
          <table:table-cell office:value-type="float" office:value="-0.1039169" calcext:value-type="float">
            <text:p>-0.1039169</text:p>
          </table:table-cell>
          <table:table-cell office:value-type="float" office:value="-0.09960496" calcext:value-type="float">
            <text:p>-0.09960496</text:p>
          </table:table-cell>
          <table:table-cell office:value-type="float" office:value="-0.1021104" calcext:value-type="float">
            <text:p>-0.1021104</text:p>
          </table:table-cell>
          <table:table-cell office:value-type="float" office:value="-0.1086046" calcext:value-type="float">
            <text:p>-0.1086046</text:p>
          </table:table-cell>
          <table:table-cell office:value-type="float" office:value="-0.7785266" calcext:value-type="float">
            <text:p>-0.7785266</text:p>
          </table:table-cell>
          <table:table-cell office:value-type="float" office:value="-0.3842746" calcext:value-type="float">
            <text:p>-0.3842746</text:p>
          </table:table-cell>
          <table:table-cell office:value-type="float" office:value="-0.6006742" calcext:value-type="float">
            <text:p>-0.6006742</text:p>
          </table:table-cell>
          <table:table-cell office:value-type="float" office:value="-0.2864241" calcext:value-type="float">
            <text:p>-0.2864241</text:p>
          </table:table-cell>
          <table:table-cell office:value-type="float" office:value="-0.05825404" calcext:value-type="float">
            <text:p>-0.0582540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9.01076" calcext:value-type="float">
            <text:p>-39.01076</text:p>
          </table:table-cell>
          <table:table-cell office:value-type="float" office:value="-0.00007439684" calcext:value-type="float">
            <text:p>-7.43968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972" calcext:value-type="float">
            <text:p>-2.3919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8.1607" calcext:value-type="float">
            <text:p>448.160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1235" calcext:value-type="float">
            <text:p>969.1235</text:p>
          </table:table-cell>
          <table:table-cell office:value-type="float" office:value="49.78277" calcext:value-type="float">
            <text:p>49.78277</text:p>
          </table:table-cell>
          <table:table-cell office:value-type="float" office:value="0" calcext:value-type="float">
            <text:p>0</text:p>
          </table:table-cell>
          <table:table-cell office:value-type="float" office:value="0.1175801" calcext:value-type="float">
            <text:p>0.1175801</text:p>
          </table:table-cell>
          <table:table-cell office:value-type="float" office:value="0.2597179" calcext:value-type="float">
            <text:p>0.2597179</text:p>
          </table:table-cell>
          <table:table-cell office:value-type="float" office:value="0.2613019" calcext:value-type="float">
            <text:p>0.2613019</text:p>
          </table:table-cell>
          <table:table-cell office:value-type="float" office:value="0.2606638" calcext:value-type="float">
            <text:p>0.2606638</text:p>
          </table:table-cell>
          <table:table-cell office:value-type="float" office:value="0.2587597" calcext:value-type="float">
            <text:p>0.2587597</text:p>
          </table:table-cell>
          <table:table-cell office:value-type="float" office:value="0.1781752" calcext:value-type="float">
            <text:p>0.1781752</text:p>
          </table:table-cell>
          <table:table-cell office:value-type="float" office:value="0.1888788" calcext:value-type="float">
            <text:p>0.1888788</text:p>
          </table:table-cell>
          <table:table-cell office:value-type="float" office:value="0.256695" calcext:value-type="float">
            <text:p>0.256695</text:p>
          </table:table-cell>
          <table:table-cell office:value-type="float" office:value="0.2746379" calcext:value-type="float">
            <text:p>0.2746379</text:p>
          </table:table-cell>
          <table:table-cell office:value-type="float" office:value="0.332085" calcext:value-type="float">
            <text:p>0.332085</text:p>
          </table:table-cell>
          <table:table-cell office:value-type="float" office:value="0.3670494" calcext:value-type="float">
            <text:p>0.3670494</text:p>
          </table:table-cell>
          <table:table-cell office:value-type="float" office:value="0.3875366" calcext:value-type="float">
            <text:p>0.38753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5959E-015" calcext:value-type="float">
            <text:p>1.855959E-15</text:p>
          </table:table-cell>
          <table:table-cell office:value-type="float" office:value="1.960421E-015" calcext:value-type="float">
            <text:p>1.960421E-15</text:p>
          </table:table-cell>
          <table:table-cell office:value-type="float" office:value="1.972315E-015" calcext:value-type="float">
            <text:p>1.972315E-15</text:p>
          </table:table-cell>
          <table:table-cell office:value-type="float" office:value="1.959982E-015" calcext:value-type="float">
            <text:p>1.959982E-15</text:p>
          </table:table-cell>
          <table:table-cell office:value-type="float" office:value="9.739361E-016" calcext:value-type="float">
            <text:p>9.739361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24702" calcext:value-type="float">
            <text:p>-50.24702</text:p>
          </table:table-cell>
          <table:table-cell office:value-type="float" office:value="-0.1096405" calcext:value-type="float">
            <text:p>-0.1096405</text:p>
          </table:table-cell>
          <table:table-cell office:value-type="float" office:value="-0.1045951" calcext:value-type="float">
            <text:p>-0.1045951</text:p>
          </table:table-cell>
          <table:table-cell office:value-type="float" office:value="-0.1066081" calcext:value-type="float">
            <text:p>-0.1066081</text:p>
          </table:table-cell>
          <table:table-cell office:value-type="float" office:value="-0.1128121" calcext:value-type="float">
            <text:p>-0.1128121</text:p>
          </table:table-cell>
          <table:table-cell office:value-type="float" office:value="-0.7508498" calcext:value-type="float">
            <text:p>-0.7508498</text:p>
          </table:table-cell>
          <table:table-cell office:value-type="float" office:value="-0.3914719" calcext:value-type="float">
            <text:p>-0.3914719</text:p>
          </table:table-cell>
          <table:table-cell office:value-type="float" office:value="-0.595016" calcext:value-type="float">
            <text:p>-0.595016</text:p>
          </table:table-cell>
          <table:table-cell office:value-type="float" office:value="-0.2858372" calcext:value-type="float">
            <text:p>-0.2858372</text:p>
          </table:table-cell>
          <table:table-cell office:value-type="float" office:value="-0.0578882" calcext:value-type="float">
            <text:p>-0.057888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3.51448" calcext:value-type="float">
            <text:p>-33.51448</text:p>
          </table:table-cell>
          <table:table-cell office:value-type="float" office:value="-0.00007527298" calcext:value-type="float">
            <text:p>-7.52729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7099" calcext:value-type="float">
            <text:p>-2.39709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8.4807" calcext:value-type="float">
            <text:p>448.480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1648" calcext:value-type="float">
            <text:p>969.1648</text:p>
          </table:table-cell>
          <table:table-cell office:value-type="float" office:value="49.4221" calcext:value-type="float">
            <text:p>49.4221</text:p>
          </table:table-cell>
          <table:table-cell office:value-type="float" office:value="0" calcext:value-type="float">
            <text:p>0</text:p>
          </table:table-cell>
          <table:table-cell office:value-type="float" office:value="0.1139938" calcext:value-type="float">
            <text:p>0.1139938</text:p>
          </table:table-cell>
          <table:table-cell office:value-type="float" office:value="0.2575838" calcext:value-type="float">
            <text:p>0.2575838</text:p>
          </table:table-cell>
          <table:table-cell office:value-type="float" office:value="0.2594148" calcext:value-type="float">
            <text:p>0.2594148</text:p>
          </table:table-cell>
          <table:table-cell office:value-type="float" office:value="0.2589689" calcext:value-type="float">
            <text:p>0.2589689</text:p>
          </table:table-cell>
          <table:table-cell office:value-type="float" office:value="0.256795" calcext:value-type="float">
            <text:p>0.256795</text:p>
          </table:table-cell>
          <table:table-cell office:value-type="float" office:value="0.1791169" calcext:value-type="float">
            <text:p>0.1791169</text:p>
          </table:table-cell>
          <table:table-cell office:value-type="float" office:value="0.1883727" calcext:value-type="float">
            <text:p>0.1883727</text:p>
          </table:table-cell>
          <table:table-cell office:value-type="float" office:value="0.2569619" calcext:value-type="float">
            <text:p>0.2569619</text:p>
          </table:table-cell>
          <table:table-cell office:value-type="float" office:value="0.2746978" calcext:value-type="float">
            <text:p>0.2746978</text:p>
          </table:table-cell>
          <table:table-cell office:value-type="float" office:value="0.3322948" calcext:value-type="float">
            <text:p>0.3322948</text:p>
          </table:table-cell>
          <table:table-cell office:value-type="float" office:value="0.3672771" calcext:value-type="float">
            <text:p>0.3672771</text:p>
          </table:table-cell>
          <table:table-cell office:value-type="float" office:value="0.3876302" calcext:value-type="float">
            <text:p>0.3876302</text:p>
          </table:table-cell>
          <table:table-cell office:value-type="float" office:value="0.4581597" calcext:value-type="float">
            <text:p>0.4581597</text:p>
          </table:table-cell>
          <table:table-cell office:value-type="float" office:value="0" calcext:value-type="float">
            <text:p>0</text:p>
          </table:table-cell>
          <table:table-cell office:value-type="float" office:value="1.856118E-015" calcext:value-type="float">
            <text:p>1.856118E-15</text:p>
          </table:table-cell>
          <table:table-cell office:value-type="float" office:value="1.960405E-015" calcext:value-type="float">
            <text:p>1.960405E-15</text:p>
          </table:table-cell>
          <table:table-cell office:value-type="float" office:value="1.972308E-015" calcext:value-type="float">
            <text:p>1.972308E-15</text:p>
          </table:table-cell>
          <table:table-cell office:value-type="float" office:value="1.959976E-015" calcext:value-type="float">
            <text:p>1.959976E-15</text:p>
          </table:table-cell>
          <table:table-cell office:value-type="float" office:value="9.739255E-016" calcext:value-type="float">
            <text:p>9.739255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72715" calcext:value-type="float">
            <text:p>-63.72715</text:p>
          </table:table-cell>
          <table:table-cell office:value-type="float" office:value="-0.1168414" calcext:value-type="float">
            <text:p>-0.1168414</text:p>
          </table:table-cell>
          <table:table-cell office:value-type="float" office:value="-0.1105983" calcext:value-type="float">
            <text:p>-0.1105983</text:p>
          </table:table-cell>
          <table:table-cell office:value-type="float" office:value="-0.1120958" calcext:value-type="float">
            <text:p>-0.1120958</text:p>
          </table:table-cell>
          <table:table-cell office:value-type="float" office:value="-0.1196193" calcext:value-type="float">
            <text:p>-0.1196193</text:p>
          </table:table-cell>
          <table:table-cell office:value-type="float" office:value="-0.7211794" calcext:value-type="float">
            <text:p>-0.7211794</text:p>
          </table:table-cell>
          <table:table-cell office:value-type="float" office:value="-0.3990237" calcext:value-type="float">
            <text:p>-0.3990237</text:p>
          </table:table-cell>
          <table:table-cell office:value-type="float" office:value="-0.589616" calcext:value-type="float">
            <text:p>-0.589616</text:p>
          </table:table-cell>
          <table:table-cell office:value-type="float" office:value="-0.2852549" calcext:value-type="float">
            <text:p>-0.2852549</text:p>
          </table:table-cell>
          <table:table-cell office:value-type="float" office:value="-0.05753658" calcext:value-type="float">
            <text:p>-0.0575365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42.60655" calcext:value-type="float">
            <text:p>-42.60655</text:p>
          </table:table-cell>
          <table:table-cell office:value-type="float" office:value="-0.00007640885" calcext:value-type="float">
            <text:p>-7.64088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8095" calcext:value-type="float">
            <text:p>-2.35809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8.8538" calcext:value-type="float">
            <text:p>448.853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5977" calcext:value-type="float">
            <text:p>969.5977</text:p>
          </table:table-cell>
          <table:table-cell office:value-type="float" office:value="48.61617" calcext:value-type="float">
            <text:p>48.61617</text:p>
          </table:table-cell>
          <table:table-cell office:value-type="float" office:value="0" calcext:value-type="float">
            <text:p>0</text:p>
          </table:table-cell>
          <table:table-cell office:value-type="float" office:value="0.1119791" calcext:value-type="float">
            <text:p>0.1119791</text:p>
          </table:table-cell>
          <table:table-cell office:value-type="float" office:value="0.2550612" calcext:value-type="float">
            <text:p>0.2550612</text:p>
          </table:table-cell>
          <table:table-cell office:value-type="float" office:value="0.2573189" calcext:value-type="float">
            <text:p>0.2573189</text:p>
          </table:table-cell>
          <table:table-cell office:value-type="float" office:value="0.2569589" calcext:value-type="float">
            <text:p>0.2569589</text:p>
          </table:table-cell>
          <table:table-cell office:value-type="float" office:value="0.2545418" calcext:value-type="float">
            <text:p>0.2545418</text:p>
          </table:table-cell>
          <table:table-cell office:value-type="float" office:value="0.1799898" calcext:value-type="float">
            <text:p>0.1799898</text:p>
          </table:table-cell>
          <table:table-cell office:value-type="float" office:value="0.1879123" calcext:value-type="float">
            <text:p>0.1879123</text:p>
          </table:table-cell>
          <table:table-cell office:value-type="float" office:value="0.2572186" calcext:value-type="float">
            <text:p>0.2572186</text:p>
          </table:table-cell>
          <table:table-cell office:value-type="float" office:value="0.2747584" calcext:value-type="float">
            <text:p>0.2747584</text:p>
          </table:table-cell>
          <table:table-cell office:value-type="float" office:value="0.3324931" calcext:value-type="float">
            <text:p>0.3324931</text:p>
          </table:table-cell>
          <table:table-cell office:value-type="float" office:value="0.3674873" calcext:value-type="float">
            <text:p>0.3674873</text:p>
          </table:table-cell>
          <table:table-cell office:value-type="float" office:value="0.3877936" calcext:value-type="float">
            <text:p>0.3877936</text:p>
          </table:table-cell>
          <table:table-cell office:value-type="float" office:value="0.4608948" calcext:value-type="float">
            <text:p>0.4608948</text:p>
          </table:table-cell>
          <table:table-cell office:value-type="float" office:value="0" calcext:value-type="float">
            <text:p>0</text:p>
          </table:table-cell>
          <table:table-cell office:value-type="float" office:value="1.856289E-015" calcext:value-type="float">
            <text:p>1.856289E-15</text:p>
          </table:table-cell>
          <table:table-cell office:value-type="float" office:value="1.960388E-015" calcext:value-type="float">
            <text:p>1.960388E-15</text:p>
          </table:table-cell>
          <table:table-cell office:value-type="float" office:value="1.9723E-015" calcext:value-type="float">
            <text:p>1.9723E-15</text:p>
          </table:table-cell>
          <table:table-cell office:value-type="float" office:value="1.959971E-015" calcext:value-type="float">
            <text:p>1.959971E-15</text:p>
          </table:table-cell>
          <table:table-cell office:value-type="float" office:value="9.739127E-016" calcext:value-type="float">
            <text:p>9.739127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93408" calcext:value-type="float">
            <text:p>-72.93408</text:p>
          </table:table-cell>
          <table:table-cell office:value-type="float" office:value="-0.1260252" calcext:value-type="float">
            <text:p>-0.1260252</text:p>
          </table:table-cell>
          <table:table-cell office:value-type="float" office:value="-0.1177181" calcext:value-type="float">
            <text:p>-0.1177181</text:p>
          </table:table-cell>
          <table:table-cell office:value-type="float" office:value="-0.1190166" calcext:value-type="float">
            <text:p>-0.1190166</text:p>
          </table:table-cell>
          <table:table-cell office:value-type="float" office:value="-0.1280062" calcext:value-type="float">
            <text:p>-0.1280062</text:p>
          </table:table-cell>
          <table:table-cell office:value-type="float" office:value="-0.6948093" calcext:value-type="float">
            <text:p>-0.6948093</text:p>
          </table:table-cell>
          <table:table-cell office:value-type="float" office:value="-0.4060462" calcext:value-type="float">
            <text:p>-0.4060462</text:p>
          </table:table-cell>
          <table:table-cell office:value-type="float" office:value="-0.5844755" calcext:value-type="float">
            <text:p>-0.5844755</text:p>
          </table:table-cell>
          <table:table-cell office:value-type="float" office:value="-0.2846682" calcext:value-type="float">
            <text:p>-0.2846682</text:p>
          </table:table-cell>
          <table:table-cell office:value-type="float" office:value="-0.05720586" calcext:value-type="float">
            <text:p>-0.0572058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55.92519" calcext:value-type="float">
            <text:p>-55.92519</text:p>
          </table:table-cell>
          <table:table-cell office:value-type="float" office:value="-0.00007762015" calcext:value-type="float">
            <text:p>-7.76201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2292" calcext:value-type="float">
            <text:p>-2.3722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9.2686" calcext:value-type="float">
            <text:p>449.268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4859" calcext:value-type="float">
            <text:p>969.4859</text:p>
          </table:table-cell>
          <table:table-cell office:value-type="float" office:value="48.31332" calcext:value-type="float">
            <text:p>48.31332</text:p>
          </table:table-cell>
          <table:table-cell office:value-type="float" office:value="0" calcext:value-type="float">
            <text:p>0</text:p>
          </table:table-cell>
          <table:table-cell office:value-type="float" office:value="0.1101225" calcext:value-type="float">
            <text:p>0.1101225</text:p>
          </table:table-cell>
          <table:table-cell office:value-type="float" office:value="0.2524226" calcext:value-type="float">
            <text:p>0.2524226</text:p>
          </table:table-cell>
          <table:table-cell office:value-type="float" office:value="0.2550034" calcext:value-type="float">
            <text:p>0.2550034</text:p>
          </table:table-cell>
          <table:table-cell office:value-type="float" office:value="0.2547119" calcext:value-type="float">
            <text:p>0.2547119</text:p>
          </table:table-cell>
          <table:table-cell office:value-type="float" office:value="0.2521678" calcext:value-type="float">
            <text:p>0.2521678</text:p>
          </table:table-cell>
          <table:table-cell office:value-type="float" office:value="0.1807982" calcext:value-type="float">
            <text:p>0.1807982</text:p>
          </table:table-cell>
          <table:table-cell office:value-type="float" office:value="0.1874951" calcext:value-type="float">
            <text:p>0.1874951</text:p>
          </table:table-cell>
          <table:table-cell office:value-type="float" office:value="0.257466" calcext:value-type="float">
            <text:p>0.257466</text:p>
          </table:table-cell>
          <table:table-cell office:value-type="float" office:value="0.2748179" calcext:value-type="float">
            <text:p>0.2748179</text:p>
          </table:table-cell>
          <table:table-cell office:value-type="float" office:value="0.332683" calcext:value-type="float">
            <text:p>0.332683</text:p>
          </table:table-cell>
          <table:table-cell office:value-type="float" office:value="0.3676803" calcext:value-type="float">
            <text:p>0.3676803</text:p>
          </table:table-cell>
          <table:table-cell office:value-type="float" office:value="0.3878649" calcext:value-type="float">
            <text:p>0.3878649</text:p>
          </table:table-cell>
          <table:table-cell office:value-type="float" office:value="0.4622684" calcext:value-type="float">
            <text:p>0.4622684</text:p>
          </table:table-cell>
          <table:table-cell office:value-type="float" office:value="0" calcext:value-type="float">
            <text:p>0</text:p>
          </table:table-cell>
          <table:table-cell office:value-type="float" office:value="1.85649E-015" calcext:value-type="float">
            <text:p>1.85649E-15</text:p>
          </table:table-cell>
          <table:table-cell office:value-type="float" office:value="1.960367E-015" calcext:value-type="float">
            <text:p>1.960367E-15</text:p>
          </table:table-cell>
          <table:table-cell office:value-type="float" office:value="1.972287E-015" calcext:value-type="float">
            <text:p>1.972287E-15</text:p>
          </table:table-cell>
          <table:table-cell office:value-type="float" office:value="1.959969E-015" calcext:value-type="float">
            <text:p>1.959969E-15</text:p>
          </table:table-cell>
          <table:table-cell office:value-type="float" office:value="9.738968E-016" calcext:value-type="float">
            <text:p>9.738968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049" calcext:value-type="float">
            <text:p>-83.049</text:p>
          </table:table-cell>
          <table:table-cell office:value-type="float" office:value="-0.1365234" calcext:value-type="float">
            <text:p>-0.1365234</text:p>
          </table:table-cell>
          <table:table-cell office:value-type="float" office:value="-0.1261906" calcext:value-type="float">
            <text:p>-0.1261906</text:p>
          </table:table-cell>
          <table:table-cell office:value-type="float" office:value="-0.1273364" calcext:value-type="float">
            <text:p>-0.1273364</text:p>
          </table:table-cell>
          <table:table-cell office:value-type="float" office:value="-0.1375747" calcext:value-type="float">
            <text:p>-0.1375747</text:p>
          </table:table-cell>
          <table:table-cell office:value-type="float" office:value="-0.6713545" calcext:value-type="float">
            <text:p>-0.6713545</text:p>
          </table:table-cell>
          <table:table-cell office:value-type="float" office:value="-0.4125339" calcext:value-type="float">
            <text:p>-0.4125339</text:p>
          </table:table-cell>
          <table:table-cell office:value-type="float" office:value="-0.5795676" calcext:value-type="float">
            <text:p>-0.5795676</text:p>
          </table:table-cell>
          <table:table-cell office:value-type="float" office:value="-0.2840922" calcext:value-type="float">
            <text:p>-0.2840922</text:p>
          </table:table-cell>
          <table:table-cell office:value-type="float" office:value="-0.05689154" calcext:value-type="float">
            <text:p>-0.0568915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66.56664" calcext:value-type="float">
            <text:p>-66.56664</text:p>
          </table:table-cell>
          <table:table-cell office:value-type="float" office:value="-0.00007899012" calcext:value-type="float">
            <text:p>-7.89901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3855" calcext:value-type="float">
            <text:p>-2.3838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9.6266" calcext:value-type="float">
            <text:p>449.626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1281" calcext:value-type="float">
            <text:p>969.1281</text:p>
          </table:table-cell>
          <table:table-cell office:value-type="float" office:value="48.31332" calcext:value-type="float">
            <text:p>48.31332</text:p>
          </table:table-cell>
          <table:table-cell office:value-type="float" office:value="0" calcext:value-type="float">
            <text:p>0</text:p>
          </table:table-cell>
          <table:table-cell office:value-type="float" office:value="0.1121855" calcext:value-type="float">
            <text:p>0.1121855</text:p>
          </table:table-cell>
          <table:table-cell office:value-type="float" office:value="0.2500283" calcext:value-type="float">
            <text:p>0.2500283</text:p>
          </table:table-cell>
          <table:table-cell office:value-type="float" office:value="0.2527279" calcext:value-type="float">
            <text:p>0.2527279</text:p>
          </table:table-cell>
          <table:table-cell office:value-type="float" office:value="0.2525049" calcext:value-type="float">
            <text:p>0.2525049</text:p>
          </table:table-cell>
          <table:table-cell office:value-type="float" office:value="0.2499485" calcext:value-type="float">
            <text:p>0.2499485</text:p>
          </table:table-cell>
          <table:table-cell office:value-type="float" office:value="0.1815485" calcext:value-type="float">
            <text:p>0.1815485</text:p>
          </table:table-cell>
          <table:table-cell office:value-type="float" office:value="0.1871191" calcext:value-type="float">
            <text:p>0.1871191</text:p>
          </table:table-cell>
          <table:table-cell office:value-type="float" office:value="0.2577049" calcext:value-type="float">
            <text:p>0.2577049</text:p>
          </table:table-cell>
          <table:table-cell office:value-type="float" office:value="0.2748798" calcext:value-type="float">
            <text:p>0.2748798</text:p>
          </table:table-cell>
          <table:table-cell office:value-type="float" office:value="0.3329357" calcext:value-type="float">
            <text:p>0.3329357</text:p>
          </table:table-cell>
          <table:table-cell office:value-type="float" office:value="0.367762" calcext:value-type="float">
            <text:p>0.367762</text:p>
          </table:table-cell>
          <table:table-cell office:value-type="float" office:value="0.3878936" calcext:value-type="float">
            <text:p>0.38789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6713E-015" calcext:value-type="float">
            <text:p>1.856713E-15</text:p>
          </table:table-cell>
          <table:table-cell office:value-type="float" office:value="1.960347E-015" calcext:value-type="float">
            <text:p>1.960347E-15</text:p>
          </table:table-cell>
          <table:table-cell office:value-type="float" office:value="1.972272E-015" calcext:value-type="float">
            <text:p>1.972272E-15</text:p>
          </table:table-cell>
          <table:table-cell office:value-type="float" office:value="1.959965E-015" calcext:value-type="float">
            <text:p>1.959965E-15</text:p>
          </table:table-cell>
          <table:table-cell office:value-type="float" office:value="9.738818E-016" calcext:value-type="float">
            <text:p>9.738818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15487" calcext:value-type="float">
            <text:p>-72.15487</text:p>
          </table:table-cell>
          <table:table-cell office:value-type="float" office:value="-0.1469325" calcext:value-type="float">
            <text:p>-0.1469325</text:p>
          </table:table-cell>
          <table:table-cell office:value-type="float" office:value="-0.1352149" calcext:value-type="float">
            <text:p>-0.1352149</text:p>
          </table:table-cell>
          <table:table-cell office:value-type="float" office:value="-0.1361689" calcext:value-type="float">
            <text:p>-0.1361689</text:p>
          </table:table-cell>
          <table:table-cell office:value-type="float" office:value="-0.1472709" calcext:value-type="float">
            <text:p>-0.1472709</text:p>
          </table:table-cell>
          <table:table-cell office:value-type="float" office:value="-0.6503828" calcext:value-type="float">
            <text:p>-0.6503828</text:p>
          </table:table-cell>
          <table:table-cell office:value-type="float" office:value="-0.4184817" calcext:value-type="float">
            <text:p>-0.4184817</text:p>
          </table:table-cell>
          <table:table-cell office:value-type="float" office:value="-0.574871" calcext:value-type="float">
            <text:p>-0.574871</text:p>
          </table:table-cell>
          <table:table-cell office:value-type="float" office:value="-0.2834955" calcext:value-type="float">
            <text:p>-0.2834955</text:p>
          </table:table-cell>
          <table:table-cell office:value-type="float" office:value="-0.05647786" calcext:value-type="float">
            <text:p>-0.0564778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52.50695" calcext:value-type="float">
            <text:p>-52.50695</text:p>
          </table:table-cell>
          <table:table-cell office:value-type="float" office:value="-0.00008040725" calcext:value-type="float">
            <text:p>-8.04072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95" calcext:value-type="float">
            <text:p>-2.389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49.9514" calcext:value-type="float">
            <text:p>449.951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8.8032" calcext:value-type="float">
            <text:p>968.8032</text:p>
          </table:table-cell>
          <table:table-cell office:value-type="float" office:value="48.31332" calcext:value-type="float">
            <text:p>48.31332</text:p>
          </table:table-cell>
          <table:table-cell office:value-type="float" office:value="0" calcext:value-type="float">
            <text:p>0</text:p>
          </table:table-cell>
          <table:table-cell office:value-type="float" office:value="0.114078" calcext:value-type="float">
            <text:p>0.114078</text:p>
          </table:table-cell>
          <table:table-cell office:value-type="float" office:value="0.2478941" calcext:value-type="float">
            <text:p>0.2478941</text:p>
          </table:table-cell>
          <table:table-cell office:value-type="float" office:value="0.2507126" calcext:value-type="float">
            <text:p>0.2507126</text:p>
          </table:table-cell>
          <table:table-cell office:value-type="float" office:value="0.2505462" calcext:value-type="float">
            <text:p>0.2505462</text:p>
          </table:table-cell>
          <table:table-cell office:value-type="float" office:value="0.2479519" calcext:value-type="float">
            <text:p>0.2479519</text:p>
          </table:table-cell>
          <table:table-cell office:value-type="float" office:value="0.1822496" calcext:value-type="float">
            <text:p>0.1822496</text:p>
          </table:table-cell>
          <table:table-cell office:value-type="float" office:value="0.1867824" calcext:value-type="float">
            <text:p>0.1867824</text:p>
          </table:table-cell>
          <table:table-cell office:value-type="float" office:value="0.2579362" calcext:value-type="float">
            <text:p>0.2579362</text:p>
          </table:table-cell>
          <table:table-cell office:value-type="float" office:value="0.2749421" calcext:value-type="float">
            <text:p>0.2749421</text:p>
          </table:table-cell>
          <table:table-cell office:value-type="float" office:value="0.3332151" calcext:value-type="float">
            <text:p>0.3332151</text:p>
          </table:table-cell>
          <table:table-cell office:value-type="float" office:value="0.367799" calcext:value-type="float">
            <text:p>0.367799</text:p>
          </table:table-cell>
          <table:table-cell office:value-type="float" office:value="0.3878963" calcext:value-type="float">
            <text:p>0.38789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6937E-015" calcext:value-type="float">
            <text:p>1.856937E-15</text:p>
          </table:table-cell>
          <table:table-cell office:value-type="float" office:value="1.960325E-015" calcext:value-type="float">
            <text:p>1.960325E-15</text:p>
          </table:table-cell>
          <table:table-cell office:value-type="float" office:value="1.972257E-015" calcext:value-type="float">
            <text:p>1.972257E-15</text:p>
          </table:table-cell>
          <table:table-cell office:value-type="float" office:value="1.959964E-015" calcext:value-type="float">
            <text:p>1.959964E-15</text:p>
          </table:table-cell>
          <table:table-cell office:value-type="float" office:value="9.738642E-016" calcext:value-type="float">
            <text:p>9.738642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56208" calcext:value-type="float">
            <text:p>-63.56208</text:p>
          </table:table-cell>
          <table:table-cell office:value-type="float" office:value="-0.1569585" calcext:value-type="float">
            <text:p>-0.1569585</text:p>
          </table:table-cell>
          <table:table-cell office:value-type="float" office:value="-0.143814" calcext:value-type="float">
            <text:p>-0.143814</text:p>
          </table:table-cell>
          <table:table-cell office:value-type="float" office:value="-0.1445779" calcext:value-type="float">
            <text:p>-0.1445779</text:p>
          </table:table-cell>
          <table:table-cell office:value-type="float" office:value="-0.1566593" calcext:value-type="float">
            <text:p>-0.1566593</text:p>
          </table:table-cell>
          <table:table-cell office:value-type="float" office:value="-0.6314567" calcext:value-type="float">
            <text:p>-0.6314567</text:p>
          </table:table-cell>
          <table:table-cell office:value-type="float" office:value="-0.4238892" calcext:value-type="float">
            <text:p>-0.4238892</text:p>
          </table:table-cell>
          <table:table-cell office:value-type="float" office:value="-0.5703655" calcext:value-type="float">
            <text:p>-0.5703655</text:p>
          </table:table-cell>
          <table:table-cell office:value-type="float" office:value="-0.2828957" calcext:value-type="float">
            <text:p>-0.2828957</text:p>
          </table:table-cell>
          <table:table-cell office:value-type="float" office:value="-0.05602245" calcext:value-type="float">
            <text:p>-0.0560224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48.01719" calcext:value-type="float">
            <text:p>-48.01719</text:p>
          </table:table-cell>
          <table:table-cell office:value-type="float" office:value="-0.00008179154" calcext:value-type="float">
            <text:p>-8.17915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4831" calcext:value-type="float">
            <text:p>-2.3948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50.1839" calcext:value-type="float">
            <text:p>450.183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8.5707" calcext:value-type="float">
            <text:p>968.5707</text:p>
          </table:table-cell>
          <table:table-cell office:value-type="float" office:value="48.31332" calcext:value-type="float">
            <text:p>48.31332</text:p>
          </table:table-cell>
          <table:table-cell office:value-type="float" office:value="0" calcext:value-type="float">
            <text:p>0</text:p>
          </table:table-cell>
          <table:table-cell office:value-type="float" office:value="0.1192384" calcext:value-type="float">
            <text:p>0.1192384</text:p>
          </table:table-cell>
          <table:table-cell office:value-type="float" office:value="0.2462327" calcext:value-type="float">
            <text:p>0.2462327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2488351" calcext:value-type="float">
            <text:p>0.2488351</text:p>
          </table:table-cell>
          <table:table-cell office:value-type="float" office:value="0.2464098" calcext:value-type="float">
            <text:p>0.2464098</text:p>
          </table:table-cell>
          <table:table-cell office:value-type="float" office:value="0.1829162" calcext:value-type="float">
            <text:p>0.1829162</text:p>
          </table:table-cell>
          <table:table-cell office:value-type="float" office:value="0.1864809" calcext:value-type="float">
            <text:p>0.1864809</text:p>
          </table:table-cell>
          <table:table-cell office:value-type="float" office:value="0.2581607" calcext:value-type="float">
            <text:p>0.2581607</text:p>
          </table:table-cell>
          <table:table-cell office:value-type="float" office:value="0.275006" calcext:value-type="float">
            <text:p>0.275006</text:p>
          </table:table-cell>
          <table:table-cell office:value-type="float" office:value="0.3334892" calcext:value-type="float">
            <text:p>0.3334892</text:p>
          </table:table-cell>
          <table:table-cell office:value-type="float" office:value="0.3678423" calcext:value-type="float">
            <text:p>0.3678423</text:p>
          </table:table-cell>
          <table:table-cell office:value-type="float" office:value="0.3878777" calcext:value-type="float">
            <text:p>0.38787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7169E-015" calcext:value-type="float">
            <text:p>1.857169E-15</text:p>
          </table:table-cell>
          <table:table-cell office:value-type="float" office:value="1.960301E-015" calcext:value-type="float">
            <text:p>1.960301E-15</text:p>
          </table:table-cell>
          <table:table-cell office:value-type="float" office:value="1.972241E-015" calcext:value-type="float">
            <text:p>1.972241E-15</text:p>
          </table:table-cell>
          <table:table-cell office:value-type="float" office:value="1.959961E-015" calcext:value-type="float">
            <text:p>1.959961E-15</text:p>
          </table:table-cell>
          <table:table-cell office:value-type="float" office:value="9.738497E-016" calcext:value-type="float">
            <text:p>9.738497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6036" calcext:value-type="float">
            <text:p>-44.86036</text:p>
          </table:table-cell>
          <table:table-cell office:value-type="float" office:value="-0.1652983" calcext:value-type="float">
            <text:p>-0.1652983</text:p>
          </table:table-cell>
          <table:table-cell office:value-type="float" office:value="-0.1517974" calcext:value-type="float">
            <text:p>-0.1517974</text:p>
          </table:table-cell>
          <table:table-cell office:value-type="float" office:value="-0.1524191" calcext:value-type="float">
            <text:p>-0.1524191</text:p>
          </table:table-cell>
          <table:table-cell office:value-type="float" office:value="-0.164347" calcext:value-type="float">
            <text:p>-0.164347</text:p>
          </table:table-cell>
          <table:table-cell office:value-type="float" office:value="-0.6140764" calcext:value-type="float">
            <text:p>-0.6140764</text:p>
          </table:table-cell>
          <table:table-cell office:value-type="float" office:value="-0.4287938" calcext:value-type="float">
            <text:p>-0.4287938</text:p>
          </table:table-cell>
          <table:table-cell office:value-type="float" office:value="-0.5660297" calcext:value-type="float">
            <text:p>-0.5660297</text:p>
          </table:table-cell>
          <table:table-cell office:value-type="float" office:value="-0.2822817" calcext:value-type="float">
            <text:p>-0.2822817</text:p>
          </table:table-cell>
          <table:table-cell office:value-type="float" office:value="-0.05557958" calcext:value-type="float">
            <text:p>-0.0555795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5.25164" calcext:value-type="float">
            <text:p>-35.25164</text:p>
          </table:table-cell>
          <table:table-cell office:value-type="float" office:value="-0.00008320191" calcext:value-type="float">
            <text:p>-8.32019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9514" calcext:value-type="float">
            <text:p>-2.3995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50.5418" calcext:value-type="float">
            <text:p>450.541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8.9991" calcext:value-type="float">
            <text:p>968.9991</text:p>
          </table:table-cell>
          <table:table-cell office:value-type="float" office:value="47.52699" calcext:value-type="float">
            <text:p>47.52699</text:p>
          </table:table-cell>
          <table:table-cell office:value-type="float" office:value="0" calcext:value-type="float">
            <text:p>0</text:p>
          </table:table-cell>
          <table:table-cell office:value-type="float" office:value="0.1171796" calcext:value-type="float">
            <text:p>0.1171796</text:p>
          </table:table-cell>
          <table:table-cell office:value-type="float" office:value="0.2441584" calcext:value-type="float">
            <text:p>0.2441584</text:p>
          </table:table-cell>
          <table:table-cell office:value-type="float" office:value="0.2470801" calcext:value-type="float">
            <text:p>0.2470801</text:p>
          </table:table-cell>
          <table:table-cell office:value-type="float" office:value="0.2469642" calcext:value-type="float">
            <text:p>0.2469642</text:p>
          </table:table-cell>
          <table:table-cell office:value-type="float" office:value="0.2442986" calcext:value-type="float">
            <text:p>0.2442986</text:p>
          </table:table-cell>
          <table:table-cell office:value-type="float" office:value="0.1836608" calcext:value-type="float">
            <text:p>0.1836608</text:p>
          </table:table-cell>
          <table:table-cell office:value-type="float" office:value="0.1861754" calcext:value-type="float">
            <text:p>0.1861754</text:p>
          </table:table-cell>
          <table:table-cell office:value-type="float" office:value="0.258377" calcext:value-type="float">
            <text:p>0.258377</text:p>
          </table:table-cell>
          <table:table-cell office:value-type="float" office:value="0.2750691" calcext:value-type="float">
            <text:p>0.2750691</text:p>
          </table:table-cell>
          <table:table-cell office:value-type="float" office:value="0.3337496" calcext:value-type="float">
            <text:p>0.3337496</text:p>
          </table:table-cell>
          <table:table-cell office:value-type="float" office:value="0.3679172" calcext:value-type="float">
            <text:p>0.3679172</text:p>
          </table:table-cell>
          <table:table-cell office:value-type="float" office:value="0.3881927" calcext:value-type="float">
            <text:p>0.3881927</text:p>
          </table:table-cell>
          <table:table-cell office:value-type="float" office:value="0.4582773" calcext:value-type="float">
            <text:p>0.4582773</text:p>
          </table:table-cell>
          <table:table-cell office:value-type="float" office:value="0" calcext:value-type="float">
            <text:p>0</text:p>
          </table:table-cell>
          <table:table-cell office:value-type="float" office:value="1.857404E-015" calcext:value-type="float">
            <text:p>1.857404E-15</text:p>
          </table:table-cell>
          <table:table-cell office:value-type="float" office:value="1.960279E-015" calcext:value-type="float">
            <text:p>1.960279E-15</text:p>
          </table:table-cell>
          <table:table-cell office:value-type="float" office:value="1.972223E-015" calcext:value-type="float">
            <text:p>1.972223E-15</text:p>
          </table:table-cell>
          <table:table-cell office:value-type="float" office:value="1.959959E-015" calcext:value-type="float">
            <text:p>1.959959E-15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E-025" calcext:value-type="float">
            <text:p>1.78455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50626" calcext:value-type="float">
            <text:p>-51.50626</text:p>
          </table:table-cell>
          <table:table-cell office:value-type="float" office:value="-0.1764237" calcext:value-type="float">
            <text:p>-0.1764237</text:p>
          </table:table-cell>
          <table:table-cell office:value-type="float" office:value="-0.1609222" calcext:value-type="float">
            <text:p>-0.1609222</text:p>
          </table:table-cell>
          <table:table-cell office:value-type="float" office:value="-0.1615337" calcext:value-type="float">
            <text:p>-0.1615337</text:p>
          </table:table-cell>
          <table:table-cell office:value-type="float" office:value="-0.175624" calcext:value-type="float">
            <text:p>-0.175624</text:p>
          </table:table-cell>
          <table:table-cell office:value-type="float" office:value="-0.5952519" calcext:value-type="float">
            <text:p>-0.5952519</text:p>
          </table:table-cell>
          <table:table-cell office:value-type="float" office:value="-0.4338377" calcext:value-type="float">
            <text:p>-0.4338377</text:p>
          </table:table-cell>
          <table:table-cell office:value-type="float" office:value="-0.5618889" calcext:value-type="float">
            <text:p>-0.5618889</text:p>
          </table:table-cell>
          <table:table-cell office:value-type="float" office:value="-0.2816766" calcext:value-type="float">
            <text:p>-0.2816766</text:p>
          </table:table-cell>
          <table:table-cell office:value-type="float" office:value="-0.0551625" calcext:value-type="float">
            <text:p>-0.055162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7.19315" calcext:value-type="float">
            <text:p>-37.19315</text:p>
          </table:table-cell>
          <table:table-cell office:value-type="float" office:value="-0.00008465454" calcext:value-type="float">
            <text:p>-8.46545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4785" calcext:value-type="float">
            <text:p>-2.35478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461.6011" calcext:value-type="float">
            <text:p>461.6011</text:p>
          </table:table-cell>
          <table:table-cell office:value-type="float" office:value="450.8023" calcext:value-type="float">
            <text:p>450.8023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69.5421" calcext:value-type="float">
            <text:p>969.5421</text:p>
          </table:table-cell>
          <table:table-cell office:value-type="float" office:value="46.72286" calcext:value-type="float">
            <text:p>46.72286</text:p>
          </table:table-cell>
          <table:table-cell office:value-type="float" office:value="0" calcext:value-type="float">
            <text:p>0</text:p>
          </table:table-cell>
          <table:table-cell office:value-type="float" office:value="0.1172347" calcext:value-type="float">
            <text:p>0.1172347</text:p>
          </table:table-cell>
          <table:table-cell office:value-type="float" office:value="0.2427057" calcext:value-type="float">
            <text:p>0.2427057</text:p>
          </table:table-cell>
          <table:table-cell office:value-type="float" office:value="0.2455712" calcext:value-type="float">
            <text:p>0.2455712</text:p>
          </table:table-cell>
          <table:table-cell office:value-type="float" office:value="0.2454695" calcext:value-type="float">
            <text:p>0.2454695</text:p>
          </table:table-cell>
          <table:table-cell office:value-type="float" office:value="0.2427974" calcext:value-type="float">
            <text:p>0.2427974</text:p>
          </table:table-cell>
          <table:table-cell office:value-type="float" office:value="0.1843532" calcext:value-type="float">
            <text:p>0.1843532</text:p>
          </table:table-cell>
          <table:table-cell office:value-type="float" office:value="0.1859109" calcext:value-type="float">
            <text:p>0.1859109</text:p>
          </table:table-cell>
          <table:table-cell office:value-type="float" office:value="0.2585871" calcext:value-type="float">
            <text:p>0.2585871</text:p>
          </table:table-cell>
          <table:table-cell office:value-type="float" office:value="0.2751335" calcext:value-type="float">
            <text:p>0.2751335</text:p>
          </table:table-cell>
          <table:table-cell office:value-type="float" office:value="0.3340075" calcext:value-type="float">
            <text:p>0.3340075</text:p>
          </table:table-cell>
          <table:table-cell office:value-type="float" office:value="0.3680485" calcext:value-type="float">
            <text:p>0.3680485</text:p>
          </table:table-cell>
          <table:table-cell office:value-type="float" office:value="0.3885218" calcext:value-type="float">
            <text:p>0.3885218</text:p>
          </table:table-cell>
          <table:table-cell office:value-type="float" office:value="0.4612114" calcext:value-type="float">
            <text:p>0.4612114</text:p>
          </table:table-cell>
          <table:table-cell office:value-type="float" office:value="0" calcext:value-type="float">
            <text:p>0</text:p>
          </table:table-cell>
          <table:table-cell office:value-type="float" office:value="1.857624E-015" calcext:value-type="float">
            <text:p>1.857624E-15</text:p>
          </table:table-cell>
          <table:table-cell office:value-type="float" office:value="1.960255E-015" calcext:value-type="float">
            <text:p>1.960255E-15</text:p>
          </table:table-cell>
          <table:table-cell office:value-type="float" office:value="1.972211E-015" calcext:value-type="float">
            <text:p>1.972211E-15</text:p>
          </table:table-cell>
          <table:table-cell office:value-type="float" office:value="1.959955E-015" calcext:value-type="float">
            <text:p>1.959955E-15</text:p>
          </table:table-cell>
          <table:table-cell office:value-type="float" office:value="9.738174E-016" calcext:value-type="float">
            <text:p>9.738174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96701" calcext:value-type="float">
            <text:p>-50.96701</text:p>
          </table:table-cell>
          <table:table-cell office:value-type="float" office:value="-0.1846939" calcext:value-type="float">
            <text:p>-0.1846939</text:p>
          </table:table-cell>
          <table:table-cell office:value-type="float" office:value="-0.1686905" calcext:value-type="float">
            <text:p>-0.1686905</text:p>
          </table:table-cell>
          <table:table-cell office:value-type="float" office:value="-0.1692592" calcext:value-type="float">
            <text:p>-0.1692592</text:p>
          </table:table-cell>
          <table:table-cell office:value-type="float" office:value="-0.1841436" calcext:value-type="float">
            <text:p>-0.1841436</text:p>
          </table:table-cell>
          <table:table-cell office:value-type="float" office:value="-0.5783343" calcext:value-type="float">
            <text:p>-0.5783343</text:p>
          </table:table-cell>
          <table:table-cell office:value-type="float" office:value="-0.4382589" calcext:value-type="float">
            <text:p>-0.4382589</text:p>
          </table:table-cell>
          <table:table-cell office:value-type="float" office:value="-0.5578967" calcext:value-type="float">
            <text:p>-0.5578967</text:p>
          </table:table-cell>
          <table:table-cell office:value-type="float" office:value="-0.2810615" calcext:value-type="float">
            <text:p>-0.2810615</text:p>
          </table:table-cell>
          <table:table-cell office:value-type="float" office:value="-0.0547527" calcext:value-type="float">
            <text:p>-0.054752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42.7772" calcext:value-type="float">
            <text:p>-42.7772</text:p>
          </table:table-cell>
          <table:table-cell office:value-type="float" office:value="-0.00008595327" calcext:value-type="float">
            <text:p>-8.59532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2481" calcext:value-type="float">
            <text:p>-2.3724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473.9011" calcext:value-type="float">
            <text:p>473.9011</text:p>
          </table:table-cell>
          <table:table-cell office:value-type="float" office:value="453.1732" calcext:value-type="float">
            <text:p>453.173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79.4892" calcext:value-type="float">
            <text:p>979.4892</text:p>
          </table:table-cell>
          <table:table-cell office:value-type="float" office:value="46.70478" calcext:value-type="float">
            <text:p>46.70478</text:p>
          </table:table-cell>
          <table:table-cell office:value-type="float" office:value="0" calcext:value-type="float">
            <text:p>0</text:p>
          </table:table-cell>
          <table:table-cell office:value-type="float" office:value="0.3702528" calcext:value-type="float">
            <text:p>0.3702528</text:p>
          </table:table-cell>
          <table:table-cell office:value-type="float" office:value="0.3731293" calcext:value-type="float">
            <text:p>0.3731293</text:p>
          </table:table-cell>
          <table:table-cell office:value-type="float" office:value="0.2532889" calcext:value-type="float">
            <text:p>0.2532889</text:p>
          </table:table-cell>
          <table:table-cell office:value-type="float" office:value="0.2496213" calcext:value-type="float">
            <text:p>0.2496213</text:p>
          </table:table-cell>
          <table:table-cell office:value-type="float" office:value="0.2435754" calcext:value-type="float">
            <text:p>0.2435754</text:p>
          </table:table-cell>
          <table:table-cell office:value-type="float" office:value="0.1851793" calcext:value-type="float">
            <text:p>0.1851793</text:p>
          </table:table-cell>
          <table:table-cell office:value-type="float" office:value="0.2010545" calcext:value-type="float">
            <text:p>0.2010545</text:p>
          </table:table-cell>
          <table:table-cell office:value-type="float" office:value="0.2589002" calcext:value-type="float">
            <text:p>0.2589002</text:p>
          </table:table-cell>
          <table:table-cell office:value-type="float" office:value="0.2752071" calcext:value-type="float">
            <text:p>0.2752071</text:p>
          </table:table-cell>
          <table:table-cell office:value-type="float" office:value="0.334308" calcext:value-type="float">
            <text:p>0.334308</text:p>
          </table:table-cell>
          <table:table-cell office:value-type="float" office:value="0.3682311" calcext:value-type="float">
            <text:p>0.3682311</text:p>
          </table:table-cell>
          <table:table-cell office:value-type="float" office:value="0.3887084" calcext:value-type="float">
            <text:p>0.3887084</text:p>
          </table:table-cell>
          <table:table-cell office:value-type="float" office:value="0.4623607" calcext:value-type="float">
            <text:p>0.4623607</text:p>
          </table:table-cell>
          <table:table-cell office:value-type="float" office:value="0" calcext:value-type="float">
            <text:p>0</text:p>
          </table:table-cell>
          <table:table-cell office:value-type="float" office:value="1.857821E-015" calcext:value-type="float">
            <text:p>1.857821E-15</text:p>
          </table:table-cell>
          <table:table-cell office:value-type="float" office:value="1.960238E-015" calcext:value-type="float">
            <text:p>1.960238E-15</text:p>
          </table:table-cell>
          <table:table-cell office:value-type="float" office:value="1.972197E-015" calcext:value-type="float">
            <text:p>1.972197E-15</text:p>
          </table:table-cell>
          <table:table-cell office:value-type="float" office:value="1.959953E-015" calcext:value-type="float">
            <text:p>1.959953E-15</text:p>
          </table:table-cell>
          <table:table-cell office:value-type="float" office:value="9.738011E-016" calcext:value-type="float">
            <text:p>9.738011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02833" calcext:value-type="float">
            <text:p>-0.009702833</text:p>
          </table:table-cell>
          <table:table-cell office:value-type="float" office:value="-0.009238112" calcext:value-type="float">
            <text:p>-0.009238112</text:p>
          </table:table-cell>
          <table:table-cell office:value-type="float" office:value="-0.1335551" calcext:value-type="float">
            <text:p>-0.1335551</text:p>
          </table:table-cell>
          <table:table-cell office:value-type="float" office:value="-0.1488049" calcext:value-type="float">
            <text:p>-0.1488049</text:p>
          </table:table-cell>
          <table:table-cell office:value-type="float" office:value="-0.1798081" calcext:value-type="float">
            <text:p>-0.1798081</text:p>
          </table:table-cell>
          <table:table-cell office:value-type="float" office:value="-0.5589205" calcext:value-type="float">
            <text:p>-0.5589205</text:p>
          </table:table-cell>
          <table:table-cell office:value-type="float" office:value="-0.2508188" calcext:value-type="float">
            <text:p>-0.2508188</text:p>
          </table:table-cell>
          <table:table-cell office:value-type="float" office:value="-0.5520383" calcext:value-type="float">
            <text:p>-0.5520383</text:p>
          </table:table-cell>
          <table:table-cell office:value-type="float" office:value="-0.2803613" calcext:value-type="float">
            <text:p>-0.2803613</text:p>
          </table:table-cell>
          <table:table-cell office:value-type="float" office:value="-0.05428071" calcext:value-type="float">
            <text:p>-0.0542807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9786042" calcext:value-type="float">
            <text:p>-0.009786042</text:p>
          </table:table-cell>
          <table:table-cell office:value-type="float" office:value="-0.00008946843" calcext:value-type="float">
            <text:p>-8.94684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5141" calcext:value-type="float">
            <text:p>-2.3851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473.9011" calcext:value-type="float">
            <text:p>473.9011</text:p>
          </table:table-cell>
          <table:table-cell office:value-type="float" office:value="454.7405" calcext:value-type="float">
            <text:p>454.740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77.9221" calcext:value-type="float">
            <text:p>977.9221</text:p>
          </table:table-cell>
          <table:table-cell office:value-type="float" office:value="46.70478" calcext:value-type="float">
            <text:p>46.70478</text:p>
          </table:table-cell>
          <table:table-cell office:value-type="float" office:value="0" calcext:value-type="float">
            <text:p>0</text:p>
          </table:table-cell>
          <table:table-cell office:value-type="float" office:value="0.3232847" calcext:value-type="float">
            <text:p>0.3232847</text:p>
          </table:table-cell>
          <table:table-cell office:value-type="float" office:value="0.3276334" calcext:value-type="float">
            <text:p>0.3276334</text:p>
          </table:table-cell>
          <table:table-cell office:value-type="float" office:value="0.2656366" calcext:value-type="float">
            <text:p>0.2656366</text:p>
          </table:table-cell>
          <table:table-cell office:value-type="float" office:value="0.2504993" calcext:value-type="float">
            <text:p>0.2504993</text:p>
          </table:table-cell>
          <table:table-cell office:value-type="float" office:value="0.2446097" calcext:value-type="float">
            <text:p>0.2446097</text:p>
          </table:table-cell>
          <table:table-cell office:value-type="float" office:value="0.186027" calcext:value-type="float">
            <text:p>0.186027</text:p>
          </table:table-cell>
          <table:table-cell office:value-type="float" office:value="0.2001144" calcext:value-type="float">
            <text:p>0.2001144</text:p>
          </table:table-cell>
          <table:table-cell office:value-type="float" office:value="0.2592413" calcext:value-type="float">
            <text:p>0.2592413</text:p>
          </table:table-cell>
          <table:table-cell office:value-type="float" office:value="0.2752851" calcext:value-type="float">
            <text:p>0.2752851</text:p>
          </table:table-cell>
          <table:table-cell office:value-type="float" office:value="0.334616" calcext:value-type="float">
            <text:p>0.334616</text:p>
          </table:table-cell>
          <table:table-cell office:value-type="float" office:value="0.368424" calcext:value-type="float">
            <text:p>0.368424</text:p>
          </table:table-cell>
          <table:table-cell office:value-type="float" office:value="0.3888286" calcext:value-type="float">
            <text:p>0.388828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57969E-015" calcext:value-type="float">
            <text:p>1.857969E-15</text:p>
          </table:table-cell>
          <table:table-cell office:value-type="float" office:value="1.960224E-015" calcext:value-type="float">
            <text:p>1.960224E-15</text:p>
          </table:table-cell>
          <table:table-cell office:value-type="float" office:value="1.97219E-015" calcext:value-type="float">
            <text:p>1.97219E-15</text:p>
          </table:table-cell>
          <table:table-cell office:value-type="float" office:value="1.959951E-015" calcext:value-type="float">
            <text:p>1.959951E-15</text:p>
          </table:table-cell>
          <table:table-cell office:value-type="float" office:value="9.737848E-016" calcext:value-type="float">
            <text:p>9.737848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31182" calcext:value-type="float">
            <text:p>-0.02231182</text:p>
          </table:table-cell>
          <table:table-cell office:value-type="float" office:value="-0.02051389" calcext:value-type="float">
            <text:p>-0.02051389</text:p>
          </table:table-cell>
          <table:table-cell office:value-type="float" office:value="-0.09259621" calcext:value-type="float">
            <text:p>-0.09259621</text:p>
          </table:table-cell>
          <table:table-cell office:value-type="float" office:value="-0.1449466" calcext:value-type="float">
            <text:p>-0.1449466</text:p>
          </table:table-cell>
          <table:table-cell office:value-type="float" office:value="-0.1740282" calcext:value-type="float">
            <text:p>-0.1740282</text:p>
          </table:table-cell>
          <table:table-cell office:value-type="float" office:value="-0.5397011" calcext:value-type="float">
            <text:p>-0.5397011</text:p>
          </table:table-cell>
          <table:table-cell office:value-type="float" office:value="-0.2593404" calcext:value-type="float">
            <text:p>-0.2593404</text:p>
          </table:table-cell>
          <table:table-cell office:value-type="float" office:value="-0.5456976" calcext:value-type="float">
            <text:p>-0.5456976</text:p>
          </table:table-cell>
          <table:table-cell office:value-type="float" office:value="-0.27962" calcext:value-type="float">
            <text:p>-0.27962</text:p>
          </table:table-cell>
          <table:table-cell office:value-type="float" office:value="-0.05380043" calcext:value-type="float">
            <text:p>-0.0538004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257241" calcext:value-type="float">
            <text:p>-0.02257241</text:p>
          </table:table-cell>
          <table:table-cell office:value-type="float" office:value="-0.00009311282" calcext:value-type="float">
            <text:p>-9.31128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183" calcext:value-type="float">
            <text:p>-2.39118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496.8012" calcext:value-type="float">
            <text:p>496.8012</text:p>
          </table:table-cell>
          <table:table-cell office:value-type="float" office:value="455.3579" calcext:value-type="float">
            <text:p>455.357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9.9019" calcext:value-type="float">
            <text:p>999.9019</text:p>
          </table:table-cell>
          <table:table-cell office:value-type="float" office:value="47.00774" calcext:value-type="float">
            <text:p>47.00774</text:p>
          </table:table-cell>
          <table:table-cell office:value-type="float" office:value="0" calcext:value-type="float">
            <text:p>0</text:p>
          </table:table-cell>
          <table:table-cell office:value-type="float" office:value="0.4613059" calcext:value-type="float">
            <text:p>0.4613059</text:p>
          </table:table-cell>
          <table:table-cell office:value-type="float" office:value="0.4691336" calcext:value-type="float">
            <text:p>0.4691336</text:p>
          </table:table-cell>
          <table:table-cell office:value-type="float" office:value="0.4859295" calcext:value-type="float">
            <text:p>0.4859295</text:p>
          </table:table-cell>
          <table:table-cell office:value-type="float" office:value="0.2641355" calcext:value-type="float">
            <text:p>0.2641355</text:p>
          </table:table-cell>
          <table:table-cell office:value-type="float" office:value="0.2472734" calcext:value-type="float">
            <text:p>0.2472734</text:p>
          </table:table-cell>
          <table:table-cell office:value-type="float" office:value="0.1869076" calcext:value-type="float">
            <text:p>0.1869076</text:p>
          </table:table-cell>
          <table:table-cell office:value-type="float" office:value="0.2277776" calcext:value-type="float">
            <text:p>0.2277776</text:p>
          </table:table-cell>
          <table:table-cell office:value-type="float" office:value="0.2596273" calcext:value-type="float">
            <text:p>0.2596273</text:p>
          </table:table-cell>
          <table:table-cell office:value-type="float" office:value="0.2753668" calcext:value-type="float">
            <text:p>0.2753668</text:p>
          </table:table-cell>
          <table:table-cell office:value-type="float" office:value="0.3349326" calcext:value-type="float">
            <text:p>0.3349326</text:p>
          </table:table-cell>
          <table:table-cell office:value-type="float" office:value="0.3686248" calcext:value-type="float">
            <text:p>0.3686248</text:p>
          </table:table-cell>
          <table:table-cell office:value-type="float" office:value="0.388914" calcext:value-type="float">
            <text:p>0.3889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8092E-015" calcext:value-type="float">
            <text:p>1.858092E-15</text:p>
          </table:table-cell>
          <table:table-cell office:value-type="float" office:value="1.96021E-015" calcext:value-type="float">
            <text:p>1.96021E-15</text:p>
          </table:table-cell>
          <table:table-cell office:value-type="float" office:value="1.972188E-015" calcext:value-type="float">
            <text:p>1.972188E-15</text:p>
          </table:table-cell>
          <table:table-cell office:value-type="float" office:value="1.959949E-015" calcext:value-type="float">
            <text:p>1.959949E-15</text:p>
          </table:table-cell>
          <table:table-cell office:value-type="float" office:value="9.737697E-016" calcext:value-type="float">
            <text:p>9.737697E-16</text:p>
          </table:table-cell>
          <table:table-cell office:value-type="float" office:value="9.377135E-016" calcext:value-type="float">
            <text:p>9.377135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E-025" calcext:value-type="float">
            <text:p>1.78455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2203" calcext:value-type="float">
            <text:p>-0.00252203</text:p>
          </table:table-cell>
          <table:table-cell office:value-type="float" office:value="-0.002271075" calcext:value-type="float">
            <text:p>-0.002271075</text:p>
          </table:table-cell>
          <table:table-cell office:value-type="float" office:value="-0.001831987" calcext:value-type="float">
            <text:p>-0.001831987</text:p>
          </table:table-cell>
          <table:table-cell office:value-type="float" office:value="-0.09665955" calcext:value-type="float">
            <text:p>-0.09665955</text:p>
          </table:table-cell>
          <table:table-cell office:value-type="float" office:value="-0.1604143" calcext:value-type="float">
            <text:p>-0.1604143</text:p>
          </table:table-cell>
          <table:table-cell office:value-type="float" office:value="-0.5205764" calcext:value-type="float">
            <text:p>-0.5205764</text:p>
          </table:table-cell>
          <table:table-cell office:value-type="float" office:value="-0.1030944" calcext:value-type="float">
            <text:p>-0.1030944</text:p>
          </table:table-cell>
          <table:table-cell office:value-type="float" office:value="-0.5386545" calcext:value-type="float">
            <text:p>-0.5386545</text:p>
          </table:table-cell>
          <table:table-cell office:value-type="float" office:value="-0.2788457" calcext:value-type="float">
            <text:p>-0.2788457</text:p>
          </table:table-cell>
          <table:table-cell office:value-type="float" office:value="-0.05331181" calcext:value-type="float">
            <text:p>-0.0533118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2578918" calcext:value-type="float">
            <text:p>-0.002578918</text:p>
          </table:table-cell>
          <table:table-cell office:value-type="float" office:value="-0.00009666395" calcext:value-type="float">
            <text:p>-9.66639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661" calcext:value-type="float">
            <text:p>-2.396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496.8012" calcext:value-type="float">
            <text:p>496.8012</text:p>
          </table:table-cell>
          <table:table-cell office:value-type="float" office:value="457.3946" calcext:value-type="float">
            <text:p>457.394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8.1803" calcext:value-type="float">
            <text:p>998.1803</text:p>
          </table:table-cell>
          <table:table-cell office:value-type="float" office:value="46.69273" calcext:value-type="float">
            <text:p>46.69273</text:p>
          </table:table-cell>
          <table:table-cell office:value-type="float" office:value="0" calcext:value-type="float">
            <text:p>0</text:p>
          </table:table-cell>
          <table:table-cell office:value-type="float" office:value="0.4412565" calcext:value-type="float">
            <text:p>0.4412565</text:p>
          </table:table-cell>
          <table:table-cell office:value-type="float" office:value="0.447274" calcext:value-type="float">
            <text:p>0.447274</text:p>
          </table:table-cell>
          <table:table-cell office:value-type="float" office:value="0.4585018" calcext:value-type="float">
            <text:p>0.4585018</text:p>
          </table:table-cell>
          <table:table-cell office:value-type="float" office:value="0.2844294" calcext:value-type="float">
            <text:p>0.2844294</text:p>
          </table:table-cell>
          <table:table-cell office:value-type="float" office:value="0.2577773" calcext:value-type="float">
            <text:p>0.2577773</text:p>
          </table:table-cell>
          <table:table-cell office:value-type="float" office:value="0.1880081" calcext:value-type="float">
            <text:p>0.1880081</text:p>
          </table:table-cell>
          <table:table-cell office:value-type="float" office:value="0.2259684" calcext:value-type="float">
            <text:p>0.2259684</text:p>
          </table:table-cell>
          <table:table-cell office:value-type="float" office:value="0.2601284" calcext:value-type="float">
            <text:p>0.2601284</text:p>
          </table:table-cell>
          <table:table-cell office:value-type="float" office:value="0.2754502" calcext:value-type="float">
            <text:p>0.2754502</text:p>
          </table:table-cell>
          <table:table-cell office:value-type="float" office:value="0.3352458" calcext:value-type="float">
            <text:p>0.3352458</text:p>
          </table:table-cell>
          <table:table-cell office:value-type="float" office:value="0.3688219" calcext:value-type="float">
            <text:p>0.3688219</text:p>
          </table:table-cell>
          <table:table-cell office:value-type="float" office:value="0.3890076" calcext:value-type="float">
            <text:p>0.3890076</text:p>
          </table:table-cell>
          <table:table-cell office:value-type="float" office:value="0.4612839" calcext:value-type="float">
            <text:p>0.4612839</text:p>
          </table:table-cell>
          <table:table-cell office:value-type="float" office:value="0" calcext:value-type="float">
            <text:p>0</text:p>
          </table:table-cell>
          <table:table-cell office:value-type="float" office:value="1.858233E-015" calcext:value-type="float">
            <text:p>1.858233E-15</text:p>
          </table:table-cell>
          <table:table-cell office:value-type="float" office:value="1.960195E-015" calcext:value-type="float">
            <text:p>1.960195E-15</text:p>
          </table:table-cell>
          <table:table-cell office:value-type="float" office:value="1.972184E-015" calcext:value-type="float">
            <text:p>1.972184E-15</text:p>
          </table:table-cell>
          <table:table-cell office:value-type="float" office:value="1.959943E-015" calcext:value-type="float">
            <text:p>1.959943E-15</text:p>
          </table:table-cell>
          <table:table-cell office:value-type="float" office:value="9.737583E-016" calcext:value-type="float">
            <text:p>9.737583E-16</text:p>
          </table:table-cell>
          <table:table-cell office:value-type="float" office:value="9.377134E-016" calcext:value-type="float">
            <text:p>9.377134E-16</text:p>
          </table:table-cell>
          <table:table-cell office:value-type="float" office:value="1.852519E-015" calcext:value-type="float">
            <text:p>1.852519E-15</text:p>
          </table:table-cell>
          <table:table-cell office:value-type="float" office:value="1.784551E-025" calcext:value-type="float">
            <text:p>1.784551E-25</text:p>
          </table:table-cell>
          <table:table-cell office:value-type="float" office:value="8.18775E-030" calcext:value-type="float">
            <text:p>8.18775E-30</text:p>
          </table:table-cell>
          <table:table-cell office:value-type="float" office:value="2.184009E-034" calcext:value-type="float">
            <text:p>2.184009E-34</text:p>
          </table:table-cell>
          <table:table-cell office:value-type="float" office:value="5.485774E-039" calcext:value-type="float">
            <text:p>5.485774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03772" calcext:value-type="float">
            <text:p>-0.003303772</text:p>
          </table:table-cell>
          <table:table-cell office:value-type="float" office:value="-0.003037888" calcext:value-type="float">
            <text:p>-0.003037888</text:p>
          </table:table-cell>
          <table:table-cell office:value-type="float" office:value="-0.002610286" calcext:value-type="float">
            <text:p>-0.002610286</text:p>
          </table:table-cell>
          <table:table-cell office:value-type="float" office:value="-0.0549861" calcext:value-type="float">
            <text:p>-0.0549861</text:p>
          </table:table-cell>
          <table:table-cell office:value-type="float" office:value="-0.1167119" calcext:value-type="float">
            <text:p>-0.1167119</text:p>
          </table:table-cell>
          <table:table-cell office:value-type="float" office:value="-0.4977503" calcext:value-type="float">
            <text:p>-0.4977503</text:p>
          </table:table-cell>
          <table:table-cell office:value-type="float" office:value="-0.1091058" calcext:value-type="float">
            <text:p>-0.1091058</text:p>
          </table:table-cell>
          <table:table-cell office:value-type="float" office:value="-0.5296381" calcext:value-type="float">
            <text:p>-0.5296381</text:p>
          </table:table-cell>
          <table:table-cell office:value-type="float" office:value="-0.278057" calcext:value-type="float">
            <text:p>-0.278057</text:p>
          </table:table-cell>
          <table:table-cell office:value-type="float" office:value="-0.0528331" calcext:value-type="float">
            <text:p>-0.052833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3367422" calcext:value-type="float">
            <text:p>-0.003367422</text:p>
          </table:table-cell>
          <table:table-cell office:value-type="float" office:value="-0.0001007804" calcext:value-type="float">
            <text:p>-0.000100780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5892" calcext:value-type="float">
            <text:p>-2.3858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496.8012" calcext:value-type="float">
            <text:p>496.8012</text:p>
          </table:table-cell>
          <table:table-cell office:value-type="float" office:value="457.5659" calcext:value-type="float">
            <text:p>457.565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8.2595" calcext:value-type="float">
            <text:p>998.2595</text:p>
          </table:table-cell>
          <table:table-cell office:value-type="float" office:value="46.44228" calcext:value-type="float">
            <text:p>46.44228</text:p>
          </table:table-cell>
          <table:table-cell office:value-type="float" office:value="0" calcext:value-type="float">
            <text:p>0</text:p>
          </table:table-cell>
          <table:table-cell office:value-type="float" office:value="0.29129" calcext:value-type="float">
            <text:p>0.29129</text:p>
          </table:table-cell>
          <table:table-cell office:value-type="float" office:value="0.3936666" calcext:value-type="float">
            <text:p>0.3936666</text:p>
          </table:table-cell>
          <table:table-cell office:value-type="float" office:value="0.3931504" calcext:value-type="float">
            <text:p>0.3931504</text:p>
          </table:table-cell>
          <table:table-cell office:value-type="float" office:value="0.3491878" calcext:value-type="float">
            <text:p>0.3491878</text:p>
          </table:table-cell>
          <table:table-cell office:value-type="float" office:value="0.2966087" calcext:value-type="float">
            <text:p>0.2966087</text:p>
          </table:table-cell>
          <table:table-cell office:value-type="float" office:value="0.1892058" calcext:value-type="float">
            <text:p>0.1892058</text:p>
          </table:table-cell>
          <table:table-cell office:value-type="float" office:value="0.2239172" calcext:value-type="float">
            <text:p>0.2239172</text:p>
          </table:table-cell>
          <table:table-cell office:value-type="float" office:value="0.2606561" calcext:value-type="float">
            <text:p>0.2606561</text:p>
          </table:table-cell>
          <table:table-cell office:value-type="float" office:value="0.2755188" calcext:value-type="float">
            <text:p>0.2755188</text:p>
          </table:table-cell>
          <table:table-cell office:value-type="float" office:value="0.3355658" calcext:value-type="float">
            <text:p>0.3355658</text:p>
          </table:table-cell>
          <table:table-cell office:value-type="float" office:value="0.3691248" calcext:value-type="float">
            <text:p>0.3691248</text:p>
          </table:table-cell>
          <table:table-cell office:value-type="float" office:value="0.3890336" calcext:value-type="float">
            <text:p>0.3890336</text:p>
          </table:table-cell>
          <table:table-cell office:value-type="float" office:value="0.4619843" calcext:value-type="float">
            <text:p>0.4619843</text:p>
          </table:table-cell>
          <table:table-cell office:value-type="float" office:value="0" calcext:value-type="float">
            <text:p>0</text:p>
          </table:table-cell>
          <table:table-cell office:value-type="float" office:value="1.84773E-015" calcext:value-type="float">
            <text:p>1.84773E-15</text:p>
          </table:table-cell>
          <table:table-cell office:value-type="float" office:value="1.960685E-015" calcext:value-type="float">
            <text:p>1.960685E-15</text:p>
          </table:table-cell>
          <table:table-cell office:value-type="float" office:value="1.972547E-015" calcext:value-type="float">
            <text:p>1.972547E-15</text:p>
          </table:table-cell>
          <table:table-cell office:value-type="float" office:value="1.960468E-015" calcext:value-type="float">
            <text:p>1.960468E-15</text:p>
          </table:table-cell>
          <table:table-cell office:value-type="float" office:value="9.748718E-016" calcext:value-type="float">
            <text:p>9.748718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92105" calcext:value-type="float">
            <text:p>-0.04592105</text:p>
          </table:table-cell>
          <table:table-cell office:value-type="float" office:value="-0.006572786" calcext:value-type="float">
            <text:p>-0.006572786</text:p>
          </table:table-cell>
          <table:table-cell office:value-type="float" office:value="-0.006608348" calcext:value-type="float">
            <text:p>-0.006608348</text:p>
          </table:table-cell>
          <table:table-cell office:value-type="float" office:value="-0.01424299" calcext:value-type="float">
            <text:p>-0.01424299</text:p>
          </table:table-cell>
          <table:table-cell office:value-type="float" office:value="-0.04062254" calcext:value-type="float">
            <text:p>-0.04062254</text:p>
          </table:table-cell>
          <table:table-cell office:value-type="float" office:value="-0.4740946" calcext:value-type="float">
            <text:p>-0.4740946</text:p>
          </table:table-cell>
          <table:table-cell office:value-type="float" office:value="-0.1164311" calcext:value-type="float">
            <text:p>-0.1164311</text:p>
          </table:table-cell>
          <table:table-cell office:value-type="float" office:value="-0.5202978" calcext:value-type="float">
            <text:p>-0.5202978</text:p>
          </table:table-cell>
          <table:table-cell office:value-type="float" office:value="-0.2774087" calcext:value-type="float">
            <text:p>-0.2774087</text:p>
          </table:table-cell>
          <table:table-cell office:value-type="float" office:value="-0.05234906" calcext:value-type="float">
            <text:p>-0.0523490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7779782" calcext:value-type="float">
            <text:p>-0.07779782</text:p>
          </table:table-cell>
          <table:table-cell office:value-type="float" office:value="0.02966009" calcext:value-type="float">
            <text:p>0.02966009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3078" calcext:value-type="float">
            <text:p>-2.3930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57.9321" calcext:value-type="float">
            <text:p>457.932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9.9744" calcext:value-type="float">
            <text:p>999.9744</text:p>
          </table:table-cell>
          <table:table-cell office:value-type="float" office:value="46.36105" calcext:value-type="float">
            <text:p>46.36105</text:p>
          </table:table-cell>
          <table:table-cell office:value-type="float" office:value="0" calcext:value-type="float">
            <text:p>0</text:p>
          </table:table-cell>
          <table:table-cell office:value-type="float" office:value="0.3584706" calcext:value-type="float">
            <text:p>0.3584706</text:p>
          </table:table-cell>
          <table:table-cell office:value-type="float" office:value="0.3602293" calcext:value-type="float">
            <text:p>0.3602293</text:p>
          </table:table-cell>
          <table:table-cell office:value-type="float" office:value="0.3607632" calcext:value-type="float">
            <text:p>0.3607632</text:p>
          </table:table-cell>
          <table:table-cell office:value-type="float" office:value="0.3604482" calcext:value-type="float">
            <text:p>0.3604482</text:p>
          </table:table-cell>
          <table:table-cell office:value-type="float" office:value="0.3610851" calcext:value-type="float">
            <text:p>0.3610851</text:p>
          </table:table-cell>
          <table:table-cell office:value-type="float" office:value="0.1903227" calcext:value-type="float">
            <text:p>0.1903227</text:p>
          </table:table-cell>
          <table:table-cell office:value-type="float" office:value="0.2219707" calcext:value-type="float">
            <text:p>0.2219707</text:p>
          </table:table-cell>
          <table:table-cell office:value-type="float" office:value="0.2611378" calcext:value-type="float">
            <text:p>0.2611378</text:p>
          </table:table-cell>
          <table:table-cell office:value-type="float" office:value="0.275579" calcext:value-type="float">
            <text:p>0.275579</text:p>
          </table:table-cell>
          <table:table-cell office:value-type="float" office:value="0.3358893" calcext:value-type="float">
            <text:p>0.3358893</text:p>
          </table:table-cell>
          <table:table-cell office:value-type="float" office:value="0.369471" calcext:value-type="float">
            <text:p>0.369471</text:p>
          </table:table-cell>
          <table:table-cell office:value-type="float" office:value="0.3890317" calcext:value-type="float">
            <text:p>0.3890317</text:p>
          </table:table-cell>
          <table:table-cell office:value-type="float" office:value="0.4542523" calcext:value-type="float">
            <text:p>0.4542523</text:p>
          </table:table-cell>
          <table:table-cell office:value-type="float" office:value="0" calcext:value-type="float">
            <text:p>0</text:p>
          </table:table-cell>
          <table:table-cell office:value-type="float" office:value="1.847914E-015" calcext:value-type="float">
            <text:p>1.847914E-15</text:p>
          </table:table-cell>
          <table:table-cell office:value-type="float" office:value="1.960669E-015" calcext:value-type="float">
            <text:p>1.960669E-15</text:p>
          </table:table-cell>
          <table:table-cell office:value-type="float" office:value="1.972534E-015" calcext:value-type="float">
            <text:p>1.972534E-15</text:p>
          </table:table-cell>
          <table:table-cell office:value-type="float" office:value="1.960465E-015" calcext:value-type="float">
            <text:p>1.960465E-15</text:p>
          </table:table-cell>
          <table:table-cell office:value-type="float" office:value="9.748559E-016" calcext:value-type="float">
            <text:p>9.748559E-16</text:p>
          </table:table-cell>
          <table:table-cell office:value-type="float" office:value="9.377391E-016" calcext:value-type="float">
            <text:p>9.37739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78579" calcext:value-type="float">
            <text:p>-0.01178579</text:p>
          </table:table-cell>
          <table:table-cell office:value-type="float" office:value="-0.01149946" calcext:value-type="float">
            <text:p>-0.01149946</text:p>
          </table:table-cell>
          <table:table-cell office:value-type="float" office:value="-0.01142317" calcext:value-type="float">
            <text:p>-0.01142317</text:p>
          </table:table-cell>
          <table:table-cell office:value-type="float" office:value="-0.01152337" calcext:value-type="float">
            <text:p>-0.01152337</text:p>
          </table:table-cell>
          <table:table-cell office:value-type="float" office:value="-0.01140727" calcext:value-type="float">
            <text:p>-0.01140727</text:p>
          </table:table-cell>
          <table:table-cell office:value-type="float" office:value="-0.453197" calcext:value-type="float">
            <text:p>-0.453197</text:p>
          </table:table-cell>
          <table:table-cell office:value-type="float" office:value="-0.1239058" calcext:value-type="float">
            <text:p>-0.1239058</text:p>
          </table:table-cell>
          <table:table-cell office:value-type="float" office:value="-0.5119394" calcext:value-type="float">
            <text:p>-0.5119394</text:p>
          </table:table-cell>
          <table:table-cell office:value-type="float" office:value="-0.276843" calcext:value-type="float">
            <text:p>-0.276843</text:p>
          </table:table-cell>
          <table:table-cell office:value-type="float" office:value="-0.05186475" calcext:value-type="float">
            <text:p>-0.0518647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1232584" calcext:value-type="float">
            <text:p>-0.01232584</text:p>
          </table:table-cell>
          <table:table-cell office:value-type="float" office:value="0.02965822" calcext:value-type="float">
            <text:p>0.02965822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2842" calcext:value-type="float">
            <text:p>-2.328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59.836" calcext:value-type="float">
            <text:p>459.83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8.8419" calcext:value-type="float">
            <text:p>998.8419</text:p>
          </table:table-cell>
          <table:table-cell office:value-type="float" office:value="45.59002" calcext:value-type="float">
            <text:p>45.59002</text:p>
          </table:table-cell>
          <table:table-cell office:value-type="float" office:value="0" calcext:value-type="float">
            <text:p>0</text:p>
          </table:table-cell>
          <table:table-cell office:value-type="float" office:value="0.3289874" calcext:value-type="float">
            <text:p>0.3289874</text:p>
          </table:table-cell>
          <table:table-cell office:value-type="float" office:value="0.342597" calcext:value-type="float">
            <text:p>0.342597</text:p>
          </table:table-cell>
          <table:table-cell office:value-type="float" office:value="0.351126" calcext:value-type="float">
            <text:p>0.351126</text:p>
          </table:table-cell>
          <table:table-cell office:value-type="float" office:value="0.35721" calcext:value-type="float">
            <text:p>0.35721</text:p>
          </table:table-cell>
          <table:table-cell office:value-type="float" office:value="0.3599694" calcext:value-type="float">
            <text:p>0.3599694</text:p>
          </table:table-cell>
          <table:table-cell office:value-type="float" office:value="0.1913846" calcext:value-type="float">
            <text:p>0.1913846</text:p>
          </table:table-cell>
          <table:table-cell office:value-type="float" office:value="0.2207855" calcext:value-type="float">
            <text:p>0.2207855</text:p>
          </table:table-cell>
          <table:table-cell office:value-type="float" office:value="0.2616037" calcext:value-type="float">
            <text:p>0.2616037</text:p>
          </table:table-cell>
          <table:table-cell office:value-type="float" office:value="0.2756418" calcext:value-type="float">
            <text:p>0.2756418</text:p>
          </table:table-cell>
          <table:table-cell office:value-type="float" office:value="0.3362095" calcext:value-type="float">
            <text:p>0.3362095</text:p>
          </table:table-cell>
          <table:table-cell office:value-type="float" office:value="0.3697963" calcext:value-type="float">
            <text:p>0.3697963</text:p>
          </table:table-cell>
          <table:table-cell office:value-type="float" office:value="0.3893689" calcext:value-type="float">
            <text:p>0.3893689</text:p>
          </table:table-cell>
          <table:table-cell office:value-type="float" office:value="0.4573789" calcext:value-type="float">
            <text:p>0.4573789</text:p>
          </table:table-cell>
          <table:table-cell office:value-type="float" office:value="0" calcext:value-type="float">
            <text:p>0</text:p>
          </table:table-cell>
          <table:table-cell office:value-type="float" office:value="1.848103E-015" calcext:value-type="float">
            <text:p>1.848103E-15</text:p>
          </table:table-cell>
          <table:table-cell office:value-type="float" office:value="1.960652E-015" calcext:value-type="float">
            <text:p>1.960652E-15</text:p>
          </table:table-cell>
          <table:table-cell office:value-type="float" office:value="1.972522E-015" calcext:value-type="float">
            <text:p>1.972522E-15</text:p>
          </table:table-cell>
          <table:table-cell office:value-type="float" office:value="1.960461E-015" calcext:value-type="float">
            <text:p>1.960461E-15</text:p>
          </table:table-cell>
          <table:table-cell office:value-type="float" office:value="9.748401E-016" calcext:value-type="float">
            <text:p>9.748401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32643" calcext:value-type="float">
            <text:p>-0.02032643</text:p>
          </table:table-cell>
          <table:table-cell office:value-type="float" office:value="-0.01568467" calcext:value-type="float">
            <text:p>-0.01568467</text:p>
          </table:table-cell>
          <table:table-cell office:value-type="float" office:value="-0.01347014" calcext:value-type="float">
            <text:p>-0.01347014</text:p>
          </table:table-cell>
          <table:table-cell office:value-type="float" office:value="-0.01214684" calcext:value-type="float">
            <text:p>-0.01214684</text:p>
          </table:table-cell>
          <table:table-cell office:value-type="float" office:value="-0.01158881" calcext:value-type="float">
            <text:p>-0.01158881</text:p>
          </table:table-cell>
          <table:table-cell office:value-type="float" office:value="-0.4342847" calcext:value-type="float">
            <text:p>-0.4342847</text:p>
          </table:table-cell>
          <table:table-cell office:value-type="float" office:value="-0.1287257" calcext:value-type="float">
            <text:p>-0.1287257</text:p>
          </table:table-cell>
          <table:table-cell office:value-type="float" office:value="-0.5039981" calcext:value-type="float">
            <text:p>-0.5039981</text:p>
          </table:table-cell>
          <table:table-cell office:value-type="float" office:value="-0.2762542" calcext:value-type="float">
            <text:p>-0.2762542</text:p>
          </table:table-cell>
          <table:table-cell office:value-type="float" office:value="-0.05138987" calcext:value-type="float">
            <text:p>-0.0513898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285595" calcext:value-type="float">
            <text:p>-0.02285595</text:p>
          </table:table-cell>
          <table:table-cell office:value-type="float" office:value="0.02965401" calcext:value-type="float">
            <text:p>0.02965401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47175" calcext:value-type="float">
            <text:p>-2.3471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2.9386" calcext:value-type="float">
            <text:p>462.938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6.5496" calcext:value-type="float">
            <text:p>996.5496</text:p>
          </table:table-cell>
          <table:table-cell office:value-type="float" office:value="44.78053" calcext:value-type="float">
            <text:p>44.78053</text:p>
          </table:table-cell>
          <table:table-cell office:value-type="float" office:value="0" calcext:value-type="float">
            <text:p>0</text:p>
          </table:table-cell>
          <table:table-cell office:value-type="float" office:value="0.2623379" calcext:value-type="float">
            <text:p>0.2623379</text:p>
          </table:table-cell>
          <table:table-cell office:value-type="float" office:value="0.3394185" calcext:value-type="float">
            <text:p>0.3394185</text:p>
          </table:table-cell>
          <table:table-cell office:value-type="float" office:value="0.345221" calcext:value-type="float">
            <text:p>0.345221</text:p>
          </table:table-cell>
          <table:table-cell office:value-type="float" office:value="0.3500537" calcext:value-type="float">
            <text:p>0.3500537</text:p>
          </table:table-cell>
          <table:table-cell office:value-type="float" office:value="0.3523332" calcext:value-type="float">
            <text:p>0.3523332</text:p>
          </table:table-cell>
          <table:table-cell office:value-type="float" office:value="0.1924296" calcext:value-type="float">
            <text:p>0.1924296</text:p>
          </table:table-cell>
          <table:table-cell office:value-type="float" office:value="0.2190308" calcext:value-type="float">
            <text:p>0.2190308</text:p>
          </table:table-cell>
          <table:table-cell office:value-type="float" office:value="0.2620485" calcext:value-type="float">
            <text:p>0.2620485</text:p>
          </table:table-cell>
          <table:table-cell office:value-type="float" office:value="0.2757071" calcext:value-type="float">
            <text:p>0.2757071</text:p>
          </table:table-cell>
          <table:table-cell office:value-type="float" office:value="0.3365266" calcext:value-type="float">
            <text:p>0.3365266</text:p>
          </table:table-cell>
          <table:table-cell office:value-type="float" office:value="0.3701067" calcext:value-type="float">
            <text:p>0.3701067</text:p>
          </table:table-cell>
          <table:table-cell office:value-type="float" office:value="0.3895678" calcext:value-type="float">
            <text:p>0.3895678</text:p>
          </table:table-cell>
          <table:table-cell office:value-type="float" office:value="0.4606459" calcext:value-type="float">
            <text:p>0.4606459</text:p>
          </table:table-cell>
          <table:table-cell office:value-type="float" office:value="0" calcext:value-type="float">
            <text:p>0</text:p>
          </table:table-cell>
          <table:table-cell office:value-type="float" office:value="1.848339E-015" calcext:value-type="float">
            <text:p>1.848339E-15</text:p>
          </table:table-cell>
          <table:table-cell office:value-type="float" office:value="1.960633E-015" calcext:value-type="float">
            <text:p>1.960633E-15</text:p>
          </table:table-cell>
          <table:table-cell office:value-type="float" office:value="1.972508E-015" calcext:value-type="float">
            <text:p>1.972508E-15</text:p>
          </table:table-cell>
          <table:table-cell office:value-type="float" office:value="1.960454E-015" calcext:value-type="float">
            <text:p>1.960454E-15</text:p>
          </table:table-cell>
          <table:table-cell office:value-type="float" office:value="9.748242E-016" calcext:value-type="float">
            <text:p>9.748242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751" calcext:value-type="float">
            <text:p>-0.101751</text:p>
          </table:table-cell>
          <table:table-cell office:value-type="float" office:value="-0.01661497" calcext:value-type="float">
            <text:p>-0.01661497</text:p>
          </table:table-cell>
          <table:table-cell office:value-type="float" office:value="-0.01496803" calcext:value-type="float">
            <text:p>-0.01496803</text:p>
          </table:table-cell>
          <table:table-cell office:value-type="float" office:value="-0.01375948" calcext:value-type="float">
            <text:p>-0.01375948</text:p>
          </table:table-cell>
          <table:table-cell office:value-type="float" office:value="-0.01322027" calcext:value-type="float">
            <text:p>-0.01322027</text:p>
          </table:table-cell>
          <table:table-cell office:value-type="float" office:value="-0.4165983" calcext:value-type="float">
            <text:p>-0.4165983</text:p>
          </table:table-cell>
          <table:table-cell office:value-type="float" office:value="-0.1362507" calcext:value-type="float">
            <text:p>-0.1362507</text:p>
          </table:table-cell>
          <table:table-cell office:value-type="float" office:value="-0.4965431" calcext:value-type="float">
            <text:p>-0.4965431</text:p>
          </table:table-cell>
          <table:table-cell office:value-type="float" office:value="-0.2756433" calcext:value-type="float">
            <text:p>-0.2756433</text:p>
          </table:table-cell>
          <table:table-cell office:value-type="float" office:value="-0.05092449" calcext:value-type="float">
            <text:p>-0.0509244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1826839" calcext:value-type="float">
            <text:p>-0.1826839</text:p>
          </table:table-cell>
          <table:table-cell office:value-type="float" office:value="0.0296467" calcext:value-type="float">
            <text:p>0.0296467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66625" calcext:value-type="float">
            <text:p>-2.3666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5.4265" calcext:value-type="float">
            <text:p>465.426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4.4061" calcext:value-type="float">
            <text:p>994.4061</text:p>
          </table:table-cell>
          <table:table-cell office:value-type="float" office:value="44.43642" calcext:value-type="float">
            <text:p>44.43642</text:p>
          </table:table-cell>
          <table:table-cell office:value-type="float" office:value="0" calcext:value-type="float">
            <text:p>0</text:p>
          </table:table-cell>
          <table:table-cell office:value-type="float" office:value="0.1874495" calcext:value-type="float">
            <text:p>0.1874495</text:p>
          </table:table-cell>
          <table:table-cell office:value-type="float" office:value="0.3397083" calcext:value-type="float">
            <text:p>0.3397083</text:p>
          </table:table-cell>
          <table:table-cell office:value-type="float" office:value="0.3424309" calcext:value-type="float">
            <text:p>0.3424309</text:p>
          </table:table-cell>
          <table:table-cell office:value-type="float" office:value="0.3453738" calcext:value-type="float">
            <text:p>0.3453738</text:p>
          </table:table-cell>
          <table:table-cell office:value-type="float" office:value="0.3470314" calcext:value-type="float">
            <text:p>0.3470314</text:p>
          </table:table-cell>
          <table:table-cell office:value-type="float" office:value="0.1936976" calcext:value-type="float">
            <text:p>0.1936976</text:p>
          </table:table-cell>
          <table:table-cell office:value-type="float" office:value="0.2172298" calcext:value-type="float">
            <text:p>0.2172298</text:p>
          </table:table-cell>
          <table:table-cell office:value-type="float" office:value="0.2624746" calcext:value-type="float">
            <text:p>0.2624746</text:p>
          </table:table-cell>
          <table:table-cell office:value-type="float" office:value="0.2757745" calcext:value-type="float">
            <text:p>0.2757745</text:p>
          </table:table-cell>
          <table:table-cell office:value-type="float" office:value="0.3368405" calcext:value-type="float">
            <text:p>0.3368405</text:p>
          </table:table-cell>
          <table:table-cell office:value-type="float" office:value="0.370397" calcext:value-type="float">
            <text:p>0.370397</text:p>
          </table:table-cell>
          <table:table-cell office:value-type="float" office:value="0.3896467" calcext:value-type="float">
            <text:p>0.3896467</text:p>
          </table:table-cell>
          <table:table-cell office:value-type="float" office:value="0.4623436" calcext:value-type="float">
            <text:p>0.4623436</text:p>
          </table:table-cell>
          <table:table-cell office:value-type="float" office:value="0" calcext:value-type="float">
            <text:p>0</text:p>
          </table:table-cell>
          <table:table-cell office:value-type="float" office:value="1.848619E-015" calcext:value-type="float">
            <text:p>1.848619E-15</text:p>
          </table:table-cell>
          <table:table-cell office:value-type="float" office:value="1.960608E-015" calcext:value-type="float">
            <text:p>1.960608E-15</text:p>
          </table:table-cell>
          <table:table-cell office:value-type="float" office:value="1.972494E-015" calcext:value-type="float">
            <text:p>1.972494E-15</text:p>
          </table:table-cell>
          <table:table-cell office:value-type="float" office:value="1.96044E-015" calcext:value-type="float">
            <text:p>1.96044E-15</text:p>
          </table:table-cell>
          <table:table-cell office:value-type="float" office:value="9.748083E-016" calcext:value-type="float">
            <text:p>9.748083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4955" calcext:value-type="float">
            <text:p>-1.314955</text:p>
          </table:table-cell>
          <table:table-cell office:value-type="float" office:value="-0.01653417" calcext:value-type="float">
            <text:p>-0.01653417</text:p>
          </table:table-cell>
          <table:table-cell office:value-type="float" office:value="-0.01574253" calcext:value-type="float">
            <text:p>-0.01574253</text:p>
          </table:table-cell>
          <table:table-cell office:value-type="float" office:value="-0.01495266" calcext:value-type="float">
            <text:p>-0.01495266</text:p>
          </table:table-cell>
          <table:table-cell office:value-type="float" office:value="-0.01451743" calcext:value-type="float">
            <text:p>-0.01451743</text:p>
          </table:table-cell>
          <table:table-cell office:value-type="float" office:value="-0.3961509" calcext:value-type="float">
            <text:p>-0.3961509</text:p>
          </table:table-cell>
          <table:table-cell office:value-type="float" office:value="-0.1445093" calcext:value-type="float">
            <text:p>-0.1445093</text:p>
          </table:table-cell>
          <table:table-cell office:value-type="float" office:value="-0.4895165" calcext:value-type="float">
            <text:p>-0.4895165</text:p>
          </table:table-cell>
          <table:table-cell office:value-type="float" office:value="-0.2750148" calcext:value-type="float">
            <text:p>-0.2750148</text:p>
          </table:table-cell>
          <table:table-cell office:value-type="float" office:value="-0.0504685" calcext:value-type="float">
            <text:p>-0.050468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0.38208" calcext:value-type="float">
            <text:p>-10.38208</text:p>
          </table:table-cell>
          <table:table-cell office:value-type="float" office:value="0.02964217" calcext:value-type="float">
            <text:p>0.02964217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049" calcext:value-type="float">
            <text:p>-2.380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5.957" calcext:value-type="float">
            <text:p>465.95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3.8757" calcext:value-type="float">
            <text:p>993.8757</text:p>
          </table:table-cell>
          <table:table-cell office:value-type="float" office:value="44.43642" calcext:value-type="float">
            <text:p>44.43642</text:p>
          </table:table-cell>
          <table:table-cell office:value-type="float" office:value="0" calcext:value-type="float">
            <text:p>0</text:p>
          </table:table-cell>
          <table:table-cell office:value-type="float" office:value="0.158584" calcext:value-type="float">
            <text:p>0.158584</text:p>
          </table:table-cell>
          <table:table-cell office:value-type="float" office:value="0.3395465" calcext:value-type="float">
            <text:p>0.3395465</text:p>
          </table:table-cell>
          <table:table-cell office:value-type="float" office:value="0.3416449" calcext:value-type="float">
            <text:p>0.3416449</text:p>
          </table:table-cell>
          <table:table-cell office:value-type="float" office:value="0.3437081" calcext:value-type="float">
            <text:p>0.3437081</text:p>
          </table:table-cell>
          <table:table-cell office:value-type="float" office:value="0.3449806" calcext:value-type="float">
            <text:p>0.3449806</text:p>
          </table:table-cell>
          <table:table-cell office:value-type="float" office:value="0.1948712" calcext:value-type="float">
            <text:p>0.1948712</text:p>
          </table:table-cell>
          <table:table-cell office:value-type="float" office:value="0.215562" calcext:value-type="float">
            <text:p>0.215562</text:p>
          </table:table-cell>
          <table:table-cell office:value-type="float" office:value="0.2628812" calcext:value-type="float">
            <text:p>0.2628812</text:p>
          </table:table-cell>
          <table:table-cell office:value-type="float" office:value="0.2758439" calcext:value-type="float">
            <text:p>0.2758439</text:p>
          </table:table-cell>
          <table:table-cell office:value-type="float" office:value="0.3371507" calcext:value-type="float">
            <text:p>0.3371507</text:p>
          </table:table-cell>
          <table:table-cell office:value-type="float" office:value="0.3706639" calcext:value-type="float">
            <text:p>0.3706639</text:p>
          </table:table-cell>
          <table:table-cell office:value-type="float" office:value="0.389663" calcext:value-type="float">
            <text:p>0.38966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48935E-015" calcext:value-type="float">
            <text:p>1.848935E-15</text:p>
          </table:table-cell>
          <table:table-cell office:value-type="float" office:value="1.96058E-015" calcext:value-type="float">
            <text:p>1.96058E-15</text:p>
          </table:table-cell>
          <table:table-cell office:value-type="float" office:value="1.972476E-015" calcext:value-type="float">
            <text:p>1.972476E-15</text:p>
          </table:table-cell>
          <table:table-cell office:value-type="float" office:value="1.960427E-015" calcext:value-type="float">
            <text:p>1.960427E-15</text:p>
          </table:table-cell>
          <table:table-cell office:value-type="float" office:value="9.747923E-016" calcext:value-type="float">
            <text:p>9.747923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3863" calcext:value-type="float">
            <text:p>-4.833863</text:p>
          </table:table-cell>
          <table:table-cell office:value-type="float" office:value="-0.01657689" calcext:value-type="float">
            <text:p>-0.01657689</text:p>
          </table:table-cell>
          <table:table-cell office:value-type="float" office:value="-0.01596487" calcext:value-type="float">
            <text:p>-0.01596487</text:p>
          </table:table-cell>
          <table:table-cell office:value-type="float" office:value="-0.01540639" calcext:value-type="float">
            <text:p>-0.01540639</text:p>
          </table:table-cell>
          <table:table-cell office:value-type="float" office:value="-0.0150606" calcext:value-type="float">
            <text:p>-0.0150606</text:p>
          </table:table-cell>
          <table:table-cell office:value-type="float" office:value="-0.3782302" calcext:value-type="float">
            <text:p>-0.3782302</text:p>
          </table:table-cell>
          <table:table-cell office:value-type="float" office:value="-0.1526724" calcext:value-type="float">
            <text:p>-0.1526724</text:p>
          </table:table-cell>
          <table:table-cell office:value-type="float" office:value="-0.4829127" calcext:value-type="float">
            <text:p>-0.4829127</text:p>
          </table:table-cell>
          <table:table-cell office:value-type="float" office:value="-0.2743693" calcext:value-type="float">
            <text:p>-0.2743693</text:p>
          </table:table-cell>
          <table:table-cell office:value-type="float" office:value="-0.05002206" calcext:value-type="float">
            <text:p>-0.0500220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23.40152" calcext:value-type="float">
            <text:p>-23.40152</text:p>
          </table:table-cell>
          <table:table-cell office:value-type="float" office:value="0.02963853" calcext:value-type="float">
            <text:p>0.02963853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5924" calcext:value-type="float">
            <text:p>-2.3859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6.2368" calcext:value-type="float">
            <text:p>466.236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3.5959" calcext:value-type="float">
            <text:p>993.5959</text:p>
          </table:table-cell>
          <table:table-cell office:value-type="float" office:value="44.43642" calcext:value-type="float">
            <text:p>44.43642</text:p>
          </table:table-cell>
          <table:table-cell office:value-type="float" office:value="0" calcext:value-type="float">
            <text:p>0</text:p>
          </table:table-cell>
          <table:table-cell office:value-type="float" office:value="0.143194" calcext:value-type="float">
            <text:p>0.143194</text:p>
          </table:table-cell>
          <table:table-cell office:value-type="float" office:value="0.3389383" calcext:value-type="float">
            <text:p>0.3389383</text:p>
          </table:table-cell>
          <table:table-cell office:value-type="float" office:value="0.3407725" calcext:value-type="float">
            <text:p>0.3407725</text:p>
          </table:table-cell>
          <table:table-cell office:value-type="float" office:value="0.3426293" calcext:value-type="float">
            <text:p>0.3426293</text:p>
          </table:table-cell>
          <table:table-cell office:value-type="float" office:value="0.3438121" calcext:value-type="float">
            <text:p>0.3438121</text:p>
          </table:table-cell>
          <table:table-cell office:value-type="float" office:value="0.1959571" calcext:value-type="float">
            <text:p>0.1959571</text:p>
          </table:table-cell>
          <table:table-cell office:value-type="float" office:value="0.2140378" calcext:value-type="float">
            <text:p>0.2140378</text:p>
          </table:table-cell>
          <table:table-cell office:value-type="float" office:value="0.2632653" calcext:value-type="float">
            <text:p>0.2632653</text:p>
          </table:table-cell>
          <table:table-cell office:value-type="float" office:value="0.2759161" calcext:value-type="float">
            <text:p>0.2759161</text:p>
          </table:table-cell>
          <table:table-cell office:value-type="float" office:value="0.3375375" calcext:value-type="float">
            <text:p>0.3375375</text:p>
          </table:table-cell>
          <table:table-cell office:value-type="float" office:value="0.3707973" calcext:value-type="float">
            <text:p>0.3707973</text:p>
          </table:table-cell>
          <table:table-cell office:value-type="float" office:value="0.389661" calcext:value-type="float">
            <text:p>0.389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9265E-015" calcext:value-type="float">
            <text:p>1.849265E-15</text:p>
          </table:table-cell>
          <table:table-cell office:value-type="float" office:value="1.960551E-015" calcext:value-type="float">
            <text:p>1.960551E-15</text:p>
          </table:table-cell>
          <table:table-cell office:value-type="float" office:value="1.972458E-015" calcext:value-type="float">
            <text:p>1.972458E-15</text:p>
          </table:table-cell>
          <table:table-cell office:value-type="float" office:value="1.960413E-015" calcext:value-type="float">
            <text:p>1.960413E-15</text:p>
          </table:table-cell>
          <table:table-cell office:value-type="float" office:value="9.747768E-016" calcext:value-type="float">
            <text:p>9.747768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987" calcext:value-type="float">
            <text:p>-10.6987</text:p>
          </table:table-cell>
          <table:table-cell office:value-type="float" office:value="-0.01676153" calcext:value-type="float">
            <text:p>-0.01676153</text:p>
          </table:table-cell>
          <table:table-cell office:value-type="float" office:value="-0.01621804" calcext:value-type="float">
            <text:p>-0.01621804</text:p>
          </table:table-cell>
          <table:table-cell office:value-type="float" office:value="-0.01570738" calcext:value-type="float">
            <text:p>-0.01570738</text:p>
          </table:table-cell>
          <table:table-cell office:value-type="float" office:value="-0.01537787" calcext:value-type="float">
            <text:p>-0.01537787</text:p>
          </table:table-cell>
          <table:table-cell office:value-type="float" office:value="-0.3624632" calcext:value-type="float">
            <text:p>-0.3624632</text:p>
          </table:table-cell>
          <table:table-cell office:value-type="float" office:value="-0.1605926" calcext:value-type="float">
            <text:p>-0.1605926</text:p>
          </table:table-cell>
          <table:table-cell office:value-type="float" office:value="-0.4767677" calcext:value-type="float">
            <text:p>-0.4767677</text:p>
          </table:table-cell>
          <table:table-cell office:value-type="float" office:value="-0.2736985" calcext:value-type="float">
            <text:p>-0.2736985</text:p>
          </table:table-cell>
          <table:table-cell office:value-type="float" office:value="-0.04947344" calcext:value-type="float">
            <text:p>-0.0494734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1.79772" calcext:value-type="float">
            <text:p>-31.79772</text:p>
          </table:table-cell>
          <table:table-cell office:value-type="float" office:value="0.02963552" calcext:value-type="float">
            <text:p>0.02963552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0732" calcext:value-type="float">
            <text:p>-2.3907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6.4152" calcext:value-type="float">
            <text:p>466.415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3.4175" calcext:value-type="float">
            <text:p>993.4175</text:p>
          </table:table-cell>
          <table:table-cell office:value-type="float" office:value="44.43642" calcext:value-type="float">
            <text:p>44.43642</text:p>
          </table:table-cell>
          <table:table-cell office:value-type="float" office:value="0" calcext:value-type="float">
            <text:p>0</text:p>
          </table:table-cell>
          <table:table-cell office:value-type="float" office:value="0.1340166" calcext:value-type="float">
            <text:p>0.1340166</text:p>
          </table:table-cell>
          <table:table-cell office:value-type="float" office:value="0.3383668" calcext:value-type="float">
            <text:p>0.3383668</text:p>
          </table:table-cell>
          <table:table-cell office:value-type="float" office:value="0.3400663" calcext:value-type="float">
            <text:p>0.3400663</text:p>
          </table:table-cell>
          <table:table-cell office:value-type="float" office:value="0.3417898" calcext:value-type="float">
            <text:p>0.3417898</text:p>
          </table:table-cell>
          <table:table-cell office:value-type="float" office:value="0.342878" calcext:value-type="float">
            <text:p>0.342878</text:p>
          </table:table-cell>
          <table:table-cell office:value-type="float" office:value="0.1969872" calcext:value-type="float">
            <text:p>0.1969872</text:p>
          </table:table-cell>
          <table:table-cell office:value-type="float" office:value="0.2126077" calcext:value-type="float">
            <text:p>0.2126077</text:p>
          </table:table-cell>
          <table:table-cell office:value-type="float" office:value="0.2636345" calcext:value-type="float">
            <text:p>0.2636345</text:p>
          </table:table-cell>
          <table:table-cell office:value-type="float" office:value="0.2759901" calcext:value-type="float">
            <text:p>0.2759901</text:p>
          </table:table-cell>
          <table:table-cell office:value-type="float" office:value="0.3379522" calcext:value-type="float">
            <text:p>0.3379522</text:p>
          </table:table-cell>
          <table:table-cell office:value-type="float" office:value="0.3708804" calcext:value-type="float">
            <text:p>0.3708804</text:p>
          </table:table-cell>
          <table:table-cell office:value-type="float" office:value="0.3896352" calcext:value-type="float">
            <text:p>0.38963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961E-015" calcext:value-type="float">
            <text:p>1.84961E-15</text:p>
          </table:table-cell>
          <table:table-cell office:value-type="float" office:value="1.96052E-015" calcext:value-type="float">
            <text:p>1.96052E-15</text:p>
          </table:table-cell>
          <table:table-cell office:value-type="float" office:value="1.97244E-015" calcext:value-type="float">
            <text:p>1.97244E-15</text:p>
          </table:table-cell>
          <table:table-cell office:value-type="float" office:value="1.960396E-015" calcext:value-type="float">
            <text:p>1.960396E-15</text:p>
          </table:table-cell>
          <table:table-cell office:value-type="float" office:value="9.747605E-016" calcext:value-type="float">
            <text:p>9.747605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4847" calcext:value-type="float">
            <text:p>-17.84847</text:p>
          </table:table-cell>
          <table:table-cell office:value-type="float" office:value="-0.01693521" calcext:value-type="float">
            <text:p>-0.01693521</text:p>
          </table:table-cell>
          <table:table-cell office:value-type="float" office:value="-0.01642621" calcext:value-type="float">
            <text:p>-0.01642621</text:p>
          </table:table-cell>
          <table:table-cell office:value-type="float" office:value="-0.01594547" calcext:value-type="float">
            <text:p>-0.01594547</text:p>
          </table:table-cell>
          <table:table-cell office:value-type="float" office:value="-0.01563538" calcext:value-type="float">
            <text:p>-0.01563538</text:p>
          </table:table-cell>
          <table:table-cell office:value-type="float" office:value="-0.3482445" calcext:value-type="float">
            <text:p>-0.3482445</text:p>
          </table:table-cell>
          <table:table-cell office:value-type="float" office:value="-0.1684429" calcext:value-type="float">
            <text:p>-0.1684429</text:p>
          </table:table-cell>
          <table:table-cell office:value-type="float" office:value="-0.4709419" calcext:value-type="float">
            <text:p>-0.4709419</text:p>
          </table:table-cell>
          <table:table-cell office:value-type="float" office:value="-0.2730138" calcext:value-type="float">
            <text:p>-0.2730138</text:p>
          </table:table-cell>
          <table:table-cell office:value-type="float" office:value="-0.04889055" calcext:value-type="float">
            <text:p>-0.0488905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9.52045" calcext:value-type="float">
            <text:p>-39.52045</text:p>
          </table:table-cell>
          <table:table-cell office:value-type="float" office:value="0.02963276" calcext:value-type="float">
            <text:p>0.02963276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529" calcext:value-type="float">
            <text:p>-2.395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6.5175" calcext:value-type="float">
            <text:p>466.517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3.3154" calcext:value-type="float">
            <text:p>993.3154</text:p>
          </table:table-cell>
          <table:table-cell office:value-type="float" office:value="44.43642" calcext:value-type="float">
            <text:p>44.43642</text:p>
          </table:table-cell>
          <table:table-cell office:value-type="float" office:value="0" calcext:value-type="float">
            <text:p>0</text:p>
          </table:table-cell>
          <table:table-cell office:value-type="float" office:value="0.1277351" calcext:value-type="float">
            <text:p>0.1277351</text:p>
          </table:table-cell>
          <table:table-cell office:value-type="float" office:value="0.3377304" calcext:value-type="float">
            <text:p>0.3377304</text:p>
          </table:table-cell>
          <table:table-cell office:value-type="float" office:value="0.3393116" calcext:value-type="float">
            <text:p>0.3393116</text:p>
          </table:table-cell>
          <table:table-cell office:value-type="float" office:value="0.3408735" calcext:value-type="float">
            <text:p>0.3408735</text:p>
          </table:table-cell>
          <table:table-cell office:value-type="float" office:value="0.3418097" calcext:value-type="float">
            <text:p>0.3418097</text:p>
          </table:table-cell>
          <table:table-cell office:value-type="float" office:value="0.198283" calcext:value-type="float">
            <text:p>0.198283</text:p>
          </table:table-cell>
          <table:table-cell office:value-type="float" office:value="0.2111598" calcext:value-type="float">
            <text:p>0.2111598</text:p>
          </table:table-cell>
          <table:table-cell office:value-type="float" office:value="0.2639992" calcext:value-type="float">
            <text:p>0.2639992</text:p>
          </table:table-cell>
          <table:table-cell office:value-type="float" office:value="0.2761011" calcext:value-type="float">
            <text:p>0.2761011</text:p>
          </table:table-cell>
          <table:table-cell office:value-type="float" office:value="0.3383201" calcext:value-type="float">
            <text:p>0.3383201</text:p>
          </table:table-cell>
          <table:table-cell office:value-type="float" office:value="0.370966" calcext:value-type="float">
            <text:p>0.370966</text:p>
          </table:table-cell>
          <table:table-cell office:value-type="float" office:value="0.3895904" calcext:value-type="float">
            <text:p>0.38959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49955E-015" calcext:value-type="float">
            <text:p>1.849955E-15</text:p>
          </table:table-cell>
          <table:table-cell office:value-type="float" office:value="1.960489E-015" calcext:value-type="float">
            <text:p>1.960489E-15</text:p>
          </table:table-cell>
          <table:table-cell office:value-type="float" office:value="1.972421E-015" calcext:value-type="float">
            <text:p>1.972421E-15</text:p>
          </table:table-cell>
          <table:table-cell office:value-type="float" office:value="1.960381E-015" calcext:value-type="float">
            <text:p>1.960381E-15</text:p>
          </table:table-cell>
          <table:table-cell office:value-type="float" office:value="9.747447E-016" calcext:value-type="float">
            <text:p>9.747447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88029" calcext:value-type="float">
            <text:p>-25.88029</text:p>
          </table:table-cell>
          <table:table-cell office:value-type="float" office:value="-0.0171322" calcext:value-type="float">
            <text:p>-0.0171322</text:p>
          </table:table-cell>
          <table:table-cell office:value-type="float" office:value="-0.01665177" calcext:value-type="float">
            <text:p>-0.01665177</text:p>
          </table:table-cell>
          <table:table-cell office:value-type="float" office:value="-0.01621013" calcext:value-type="float">
            <text:p>-0.01621013</text:p>
          </table:table-cell>
          <table:table-cell office:value-type="float" office:value="-0.01593941" calcext:value-type="float">
            <text:p>-0.01593941</text:p>
          </table:table-cell>
          <table:table-cell office:value-type="float" office:value="-0.3311754" calcext:value-type="float">
            <text:p>-0.3311754</text:p>
          </table:table-cell>
          <table:table-cell office:value-type="float" office:value="-0.1768562" calcext:value-type="float">
            <text:p>-0.1768562</text:p>
          </table:table-cell>
          <table:table-cell office:value-type="float" office:value="-0.4652666" calcext:value-type="float">
            <text:p>-0.4652666</text:p>
          </table:table-cell>
          <table:table-cell office:value-type="float" office:value="-0.271993" calcext:value-type="float">
            <text:p>-0.271993</text:p>
          </table:table-cell>
          <table:table-cell office:value-type="float" office:value="-0.04837944" calcext:value-type="float">
            <text:p>-0.0483794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6.03313" calcext:value-type="float">
            <text:p>-36.03313</text:p>
          </table:table-cell>
          <table:table-cell office:value-type="float" office:value="0.02963054" calcext:value-type="float">
            <text:p>0.0296305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9629" calcext:value-type="float">
            <text:p>-2.39962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6.5561" calcext:value-type="float">
            <text:p>466.556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3.8227" calcext:value-type="float">
            <text:p>993.8227</text:p>
          </table:table-cell>
          <table:table-cell office:value-type="float" office:value="43.89046" calcext:value-type="float">
            <text:p>43.89046</text:p>
          </table:table-cell>
          <table:table-cell office:value-type="float" office:value="0" calcext:value-type="float">
            <text:p>0</text:p>
          </table:table-cell>
          <table:table-cell office:value-type="float" office:value="0.1253832" calcext:value-type="float">
            <text:p>0.1253832</text:p>
          </table:table-cell>
          <table:table-cell office:value-type="float" office:value="0.3371041" calcext:value-type="float">
            <text:p>0.3371041</text:p>
          </table:table-cell>
          <table:table-cell office:value-type="float" office:value="0.3385824" calcext:value-type="float">
            <text:p>0.3385824</text:p>
          </table:table-cell>
          <table:table-cell office:value-type="float" office:value="0.3400769" calcext:value-type="float">
            <text:p>0.3400769</text:p>
          </table:table-cell>
          <table:table-cell office:value-type="float" office:value="0.3410021" calcext:value-type="float">
            <text:p>0.3410021</text:p>
          </table:table-cell>
          <table:table-cell office:value-type="float" office:value="0.1994662" calcext:value-type="float">
            <text:p>0.1994662</text:p>
          </table:table-cell>
          <table:table-cell office:value-type="float" office:value="0.2098744" calcext:value-type="float">
            <text:p>0.2098744</text:p>
          </table:table-cell>
          <table:table-cell office:value-type="float" office:value="0.2643402" calcext:value-type="float">
            <text:p>0.2643402</text:p>
          </table:table-cell>
          <table:table-cell office:value-type="float" office:value="0.2762138" calcext:value-type="float">
            <text:p>0.2762138</text:p>
          </table:table-cell>
          <table:table-cell office:value-type="float" office:value="0.3386789" calcext:value-type="float">
            <text:p>0.3386789</text:p>
          </table:table-cell>
          <table:table-cell office:value-type="float" office:value="0.3710541" calcext:value-type="float">
            <text:p>0.3710541</text:p>
          </table:table-cell>
          <table:table-cell office:value-type="float" office:value="0.3896213" calcext:value-type="float">
            <text:p>0.3896213</text:p>
          </table:table-cell>
          <table:table-cell office:value-type="float" office:value="0.4619551" calcext:value-type="float">
            <text:p>0.4619551</text:p>
          </table:table-cell>
          <table:table-cell office:value-type="float" office:value="0" calcext:value-type="float">
            <text:p>0</text:p>
          </table:table-cell>
          <table:table-cell office:value-type="float" office:value="1.850267E-015" calcext:value-type="float">
            <text:p>1.850267E-15</text:p>
          </table:table-cell>
          <table:table-cell office:value-type="float" office:value="1.960458E-015" calcext:value-type="float">
            <text:p>1.960458E-15</text:p>
          </table:table-cell>
          <table:table-cell office:value-type="float" office:value="1.972408E-015" calcext:value-type="float">
            <text:p>1.972408E-15</text:p>
          </table:table-cell>
          <table:table-cell office:value-type="float" office:value="1.960366E-015" calcext:value-type="float">
            <text:p>1.960366E-15</text:p>
          </table:table-cell>
          <table:table-cell office:value-type="float" office:value="9.747282E-016" calcext:value-type="float">
            <text:p>9.747282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6912" calcext:value-type="float">
            <text:p>-29.86912</text:p>
          </table:table-cell>
          <table:table-cell office:value-type="float" office:value="-0.01732939" calcext:value-type="float">
            <text:p>-0.01732939</text:p>
          </table:table-cell>
          <table:table-cell office:value-type="float" office:value="-0.0168737" calcext:value-type="float">
            <text:p>-0.0168737</text:p>
          </table:table-cell>
          <table:table-cell office:value-type="float" office:value="-0.01644472" calcext:value-type="float">
            <text:p>-0.01644472</text:p>
          </table:table-cell>
          <table:table-cell office:value-type="float" office:value="-0.01617271" calcext:value-type="float">
            <text:p>-0.01617271</text:p>
          </table:table-cell>
          <table:table-cell office:value-type="float" office:value="-0.3164157" calcext:value-type="float">
            <text:p>-0.3164157</text:p>
          </table:table-cell>
          <table:table-cell office:value-type="float" office:value="-0.1847249" calcext:value-type="float">
            <text:p>-0.1847249</text:p>
          </table:table-cell>
          <table:table-cell office:value-type="float" office:value="-0.4600288" calcext:value-type="float">
            <text:p>-0.4600288</text:p>
          </table:table-cell>
          <table:table-cell office:value-type="float" office:value="-0.2709574" calcext:value-type="float">
            <text:p>-0.2709574</text:p>
          </table:table-cell>
          <table:table-cell office:value-type="float" office:value="-0.04788693" calcext:value-type="float">
            <text:p>-0.0478869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29.24853" calcext:value-type="float">
            <text:p>-29.24853</text:p>
          </table:table-cell>
          <table:table-cell office:value-type="float" office:value="0.02962874" calcext:value-type="float">
            <text:p>0.0296287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9728" calcext:value-type="float">
            <text:p>-2.3897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6.5729" calcext:value-type="float">
            <text:p>466.572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3.8057" calcext:value-type="float">
            <text:p>993.8057</text:p>
          </table:table-cell>
          <table:table-cell office:value-type="float" office:value="43.89046" calcext:value-type="float">
            <text:p>43.89046</text:p>
          </table:table-cell>
          <table:table-cell office:value-type="float" office:value="0" calcext:value-type="float">
            <text:p>0</text:p>
          </table:table-cell>
          <table:table-cell office:value-type="float" office:value="0.1238008" calcext:value-type="float">
            <text:p>0.1238008</text:p>
          </table:table-cell>
          <table:table-cell office:value-type="float" office:value="0.3364796" calcext:value-type="float">
            <text:p>0.3364796</text:p>
          </table:table-cell>
          <table:table-cell office:value-type="float" office:value="0.3379335" calcext:value-type="float">
            <text:p>0.3379335</text:p>
          </table:table-cell>
          <table:table-cell office:value-type="float" office:value="0.33939" calcext:value-type="float">
            <text:p>0.33939</text:p>
          </table:table-cell>
          <table:table-cell office:value-type="float" office:value="0.3403094" calcext:value-type="float">
            <text:p>0.3403094</text:p>
          </table:table-cell>
          <table:table-cell office:value-type="float" office:value="0.2005604" calcext:value-type="float">
            <text:p>0.2005604</text:p>
          </table:table-cell>
          <table:table-cell office:value-type="float" office:value="0.2085478" calcext:value-type="float">
            <text:p>0.2085478</text:p>
          </table:table-cell>
          <table:table-cell office:value-type="float" office:value="0.2647228" calcext:value-type="float">
            <text:p>0.2647228</text:p>
          </table:table-cell>
          <table:table-cell office:value-type="float" office:value="0.2763193" calcext:value-type="float">
            <text:p>0.2763193</text:p>
          </table:table-cell>
          <table:table-cell office:value-type="float" office:value="0.3390299" calcext:value-type="float">
            <text:p>0.3390299</text:p>
          </table:table-cell>
          <table:table-cell office:value-type="float" office:value="0.3711458" calcext:value-type="float">
            <text:p>0.3711458</text:p>
          </table:table-cell>
          <table:table-cell office:value-type="float" office:value="0.3896204" calcext:value-type="float">
            <text:p>0.3896204</text:p>
          </table:table-cell>
          <table:table-cell office:value-type="float" office:value="0.4620942" calcext:value-type="float">
            <text:p>0.4620942</text:p>
          </table:table-cell>
          <table:table-cell office:value-type="float" office:value="0" calcext:value-type="float">
            <text:p>0</text:p>
          </table:table-cell>
          <table:table-cell office:value-type="float" office:value="1.850553E-015" calcext:value-type="float">
            <text:p>1.850553E-15</text:p>
          </table:table-cell>
          <table:table-cell office:value-type="float" office:value="1.960436E-015" calcext:value-type="float">
            <text:p>1.960436E-15</text:p>
          </table:table-cell>
          <table:table-cell office:value-type="float" office:value="1.972398E-015" calcext:value-type="float">
            <text:p>1.972398E-15</text:p>
          </table:table-cell>
          <table:table-cell office:value-type="float" office:value="1.960345E-015" calcext:value-type="float">
            <text:p>1.960345E-15</text:p>
          </table:table-cell>
          <table:table-cell office:value-type="float" office:value="9.747146E-016" calcext:value-type="float">
            <text:p>9.747146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97155" calcext:value-type="float">
            <text:p>-32.97155</text:p>
          </table:table-cell>
          <table:table-cell office:value-type="float" office:value="-0.0175277" calcext:value-type="float">
            <text:p>-0.0175277</text:p>
          </table:table-cell>
          <table:table-cell office:value-type="float" office:value="-0.01707358" calcext:value-type="float">
            <text:p>-0.01707358</text:p>
          </table:table-cell>
          <table:table-cell office:value-type="float" office:value="-0.01665009" calcext:value-type="float">
            <text:p>-0.01665009</text:p>
          </table:table-cell>
          <table:table-cell office:value-type="float" office:value="-0.01637588" calcext:value-type="float">
            <text:p>-0.01637588</text:p>
          </table:table-cell>
          <table:table-cell office:value-type="float" office:value="-0.3034246" calcext:value-type="float">
            <text:p>-0.3034246</text:p>
          </table:table-cell>
          <table:table-cell office:value-type="float" office:value="-0.1932554" calcext:value-type="float">
            <text:p>-0.1932554</text:p>
          </table:table-cell>
          <table:table-cell office:value-type="float" office:value="-0.4542391" calcext:value-type="float">
            <text:p>-0.4542391</text:p>
          </table:table-cell>
          <table:table-cell office:value-type="float" office:value="-0.2699918" calcext:value-type="float">
            <text:p>-0.2699918</text:p>
          </table:table-cell>
          <table:table-cell office:value-type="float" office:value="-0.04741073" calcext:value-type="float">
            <text:p>-0.0474107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23.28497" calcext:value-type="float">
            <text:p>-23.28497</text:p>
          </table:table-cell>
          <table:table-cell office:value-type="float" office:value="0.02962709" calcext:value-type="float">
            <text:p>0.02962709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5561" calcext:value-type="float">
            <text:p>-2.39556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498.8012" calcext:value-type="float">
            <text:p>498.8012</text:p>
          </table:table-cell>
          <table:table-cell office:value-type="float" office:value="466.579" calcext:value-type="float">
            <text:p>466.57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4.0787" calcext:value-type="float">
            <text:p>994.0787</text:p>
          </table:table-cell>
          <table:table-cell office:value-type="float" office:value="43.61098" calcext:value-type="float">
            <text:p>43.61098</text:p>
          </table:table-cell>
          <table:table-cell office:value-type="float" office:value="0" calcext:value-type="float">
            <text:p>0</text:p>
          </table:table-cell>
          <table:table-cell office:value-type="float" office:value="0.1239643" calcext:value-type="float">
            <text:p>0.1239643</text:p>
          </table:table-cell>
          <table:table-cell office:value-type="float" office:value="0.3358398" calcext:value-type="float">
            <text:p>0.3358398</text:p>
          </table:table-cell>
          <table:table-cell office:value-type="float" office:value="0.3372881" calcext:value-type="float">
            <text:p>0.3372881</text:p>
          </table:table-cell>
          <table:table-cell office:value-type="float" office:value="0.338737" calcext:value-type="float">
            <text:p>0.338737</text:p>
          </table:table-cell>
          <table:table-cell office:value-type="float" office:value="0.3396597" calcext:value-type="float">
            <text:p>0.3396597</text:p>
          </table:table-cell>
          <table:table-cell office:value-type="float" office:value="0.2015734" calcext:value-type="float">
            <text:p>0.2015734</text:p>
          </table:table-cell>
          <table:table-cell office:value-type="float" office:value="0.2073273" calcext:value-type="float">
            <text:p>0.2073273</text:p>
          </table:table-cell>
          <table:table-cell office:value-type="float" office:value="0.2650921" calcext:value-type="float">
            <text:p>0.2650921</text:p>
          </table:table-cell>
          <table:table-cell office:value-type="float" office:value="0.2764257" calcext:value-type="float">
            <text:p>0.2764257</text:p>
          </table:table-cell>
          <table:table-cell office:value-type="float" office:value="0.3393732" calcext:value-type="float">
            <text:p>0.3393732</text:p>
          </table:table-cell>
          <table:table-cell office:value-type="float" office:value="0.3712386" calcext:value-type="float">
            <text:p>0.3712386</text:p>
          </table:table-cell>
          <table:table-cell office:value-type="float" office:value="0.3896718" calcext:value-type="float">
            <text:p>0.3896718</text:p>
          </table:table-cell>
          <table:table-cell office:value-type="float" office:value="0.4592645" calcext:value-type="float">
            <text:p>0.4592645</text:p>
          </table:table-cell>
          <table:table-cell office:value-type="float" office:value="0" calcext:value-type="float">
            <text:p>0</text:p>
          </table:table-cell>
          <table:table-cell office:value-type="float" office:value="1.850813E-015" calcext:value-type="float">
            <text:p>1.850813E-15</text:p>
          </table:table-cell>
          <table:table-cell office:value-type="float" office:value="1.96042E-015" calcext:value-type="float">
            <text:p>1.96042E-15</text:p>
          </table:table-cell>
          <table:table-cell office:value-type="float" office:value="1.972385E-015" calcext:value-type="float">
            <text:p>1.972385E-15</text:p>
          </table:table-cell>
          <table:table-cell office:value-type="float" office:value="1.960331E-015" calcext:value-type="float">
            <text:p>1.960331E-15</text:p>
          </table:table-cell>
          <table:table-cell office:value-type="float" office:value="9.746974E-016" calcext:value-type="float">
            <text:p>9.746974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65038" calcext:value-type="float">
            <text:p>-32.65038</text:p>
          </table:table-cell>
          <table:table-cell office:value-type="float" office:value="-0.01773398" calcext:value-type="float">
            <text:p>-0.01773398</text:p>
          </table:table-cell>
          <table:table-cell office:value-type="float" office:value="-0.0172753" calcext:value-type="float">
            <text:p>-0.0172753</text:p>
          </table:table-cell>
          <table:table-cell office:value-type="float" office:value="-0.01684794" calcext:value-type="float">
            <text:p>-0.01684794</text:p>
          </table:table-cell>
          <table:table-cell office:value-type="float" office:value="-0.01656895" calcext:value-type="float">
            <text:p>-0.01656895</text:p>
          </table:table-cell>
          <table:table-cell office:value-type="float" office:value="-0.291934" calcext:value-type="float">
            <text:p>-0.291934</text:p>
          </table:table-cell>
          <table:table-cell office:value-type="float" office:value="-0.2015141" calcext:value-type="float">
            <text:p>-0.2015141</text:p>
          </table:table-cell>
          <table:table-cell office:value-type="float" office:value="-0.4487177" calcext:value-type="float">
            <text:p>-0.4487177</text:p>
          </table:table-cell>
          <table:table-cell office:value-type="float" office:value="-0.2690229" calcext:value-type="float">
            <text:p>-0.2690229</text:p>
          </table:table-cell>
          <table:table-cell office:value-type="float" office:value="-0.04694974" calcext:value-type="float">
            <text:p>-0.0469497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9.50722" calcext:value-type="float">
            <text:p>-19.50722</text:p>
          </table:table-cell>
          <table:table-cell office:value-type="float" office:value="0.0296257" calcext:value-type="float">
            <text:p>0.0296257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69713" calcext:value-type="float">
            <text:p>-2.3697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499.3013" calcext:value-type="float">
            <text:p>499.3013</text:p>
          </table:table-cell>
          <table:table-cell office:value-type="float" office:value="466.6616" calcext:value-type="float">
            <text:p>466.661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5.2949" calcext:value-type="float">
            <text:p>995.2949</text:p>
          </table:table-cell>
          <table:table-cell office:value-type="float" office:value="42.81266" calcext:value-type="float">
            <text:p>42.81266</text:p>
          </table:table-cell>
          <table:table-cell office:value-type="float" office:value="0" calcext:value-type="float">
            <text:p>0</text:p>
          </table:table-cell>
          <table:table-cell office:value-type="float" office:value="0.1303948" calcext:value-type="float">
            <text:p>0.1303948</text:p>
          </table:table-cell>
          <table:table-cell office:value-type="float" office:value="0.3350985" calcext:value-type="float">
            <text:p>0.3350985</text:p>
          </table:table-cell>
          <table:table-cell office:value-type="float" office:value="0.3365391" calcext:value-type="float">
            <text:p>0.3365391</text:p>
          </table:table-cell>
          <table:table-cell office:value-type="float" office:value="0.3378861" calcext:value-type="float">
            <text:p>0.3378861</text:p>
          </table:table-cell>
          <table:table-cell office:value-type="float" office:value="0.3386617" calcext:value-type="float">
            <text:p>0.3386617</text:p>
          </table:table-cell>
          <table:table-cell office:value-type="float" office:value="0.2028377" calcext:value-type="float">
            <text:p>0.2028377</text:p>
          </table:table-cell>
          <table:table-cell office:value-type="float" office:value="0.2062171" calcext:value-type="float">
            <text:p>0.2062171</text:p>
          </table:table-cell>
          <table:table-cell office:value-type="float" office:value="0.2654308" calcext:value-type="float">
            <text:p>0.2654308</text:p>
          </table:table-cell>
          <table:table-cell office:value-type="float" office:value="0.2765341" calcext:value-type="float">
            <text:p>0.2765341</text:p>
          </table:table-cell>
          <table:table-cell office:value-type="float" office:value="0.3397093" calcext:value-type="float">
            <text:p>0.3397093</text:p>
          </table:table-cell>
          <table:table-cell office:value-type="float" office:value="0.371339" calcext:value-type="float">
            <text:p>0.371339</text:p>
          </table:table-cell>
          <table:table-cell office:value-type="float" office:value="0.3897834" calcext:value-type="float">
            <text:p>0.3897834</text:p>
          </table:table-cell>
          <table:table-cell office:value-type="float" office:value="0.4617215" calcext:value-type="float">
            <text:p>0.4617215</text:p>
          </table:table-cell>
          <table:table-cell office:value-type="float" office:value="0" calcext:value-type="float">
            <text:p>0</text:p>
          </table:table-cell>
          <table:table-cell office:value-type="float" office:value="1.851052E-015" calcext:value-type="float">
            <text:p>1.851052E-15</text:p>
          </table:table-cell>
          <table:table-cell office:value-type="float" office:value="1.9604E-015" calcext:value-type="float">
            <text:p>1.9604E-15</text:p>
          </table:table-cell>
          <table:table-cell office:value-type="float" office:value="1.972376E-015" calcext:value-type="float">
            <text:p>1.972376E-15</text:p>
          </table:table-cell>
          <table:table-cell office:value-type="float" office:value="1.960316E-015" calcext:value-type="float">
            <text:p>1.960316E-15</text:p>
          </table:table-cell>
          <table:table-cell office:value-type="float" office:value="9.746828E-016" calcext:value-type="float">
            <text:p>9.746828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8608" calcext:value-type="float">
            <text:p>-22.18608</text:p>
          </table:table-cell>
          <table:table-cell office:value-type="float" office:value="-0.01797554" calcext:value-type="float">
            <text:p>-0.01797554</text:p>
          </table:table-cell>
          <table:table-cell office:value-type="float" office:value="-0.01751205" calcext:value-type="float">
            <text:p>-0.01751205</text:p>
          </table:table-cell>
          <table:table-cell office:value-type="float" office:value="-0.01710906" calcext:value-type="float">
            <text:p>-0.01710906</text:p>
          </table:table-cell>
          <table:table-cell office:value-type="float" office:value="-0.01686998" calcext:value-type="float">
            <text:p>-0.01686998</text:p>
          </table:table-cell>
          <table:table-cell office:value-type="float" office:value="-0.2783139" calcext:value-type="float">
            <text:p>-0.2783139</text:p>
          </table:table-cell>
          <table:table-cell office:value-type="float" office:value="-0.2093797" calcext:value-type="float">
            <text:p>-0.2093797</text:p>
          </table:table-cell>
          <table:table-cell office:value-type="float" office:value="-0.4437182" calcext:value-type="float">
            <text:p>-0.4437182</text:p>
          </table:table-cell>
          <table:table-cell office:value-type="float" office:value="-0.2680387" calcext:value-type="float">
            <text:p>-0.2680387</text:p>
          </table:table-cell>
          <table:table-cell office:value-type="float" office:value="-0.04650343" calcext:value-type="float">
            <text:p>-0.0465034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2.567681" calcext:value-type="float">
            <text:p>-2.567681</text:p>
          </table:table-cell>
          <table:table-cell office:value-type="float" office:value="0.02962441" calcext:value-type="float">
            <text:p>0.02962441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0776" calcext:value-type="float">
            <text:p>-2.3807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499.4013" calcext:value-type="float">
            <text:p>499.4013</text:p>
          </table:table-cell>
          <table:table-cell office:value-type="float" office:value="467.2308" calcext:value-type="float">
            <text:p>467.230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4.888" calcext:value-type="float">
            <text:p>994.888</text:p>
          </table:table-cell>
          <table:table-cell office:value-type="float" office:value="42.75074" calcext:value-type="float">
            <text:p>42.75074</text:p>
          </table:table-cell>
          <table:table-cell office:value-type="float" office:value="0" calcext:value-type="float">
            <text:p>0</text:p>
          </table:table-cell>
          <table:table-cell office:value-type="float" office:value="0.1316096" calcext:value-type="float">
            <text:p>0.1316096</text:p>
          </table:table-cell>
          <table:table-cell office:value-type="float" office:value="0.3341077" calcext:value-type="float">
            <text:p>0.3341077</text:p>
          </table:table-cell>
          <table:table-cell office:value-type="float" office:value="0.3356003" calcext:value-type="float">
            <text:p>0.3356003</text:p>
          </table:table-cell>
          <table:table-cell office:value-type="float" office:value="0.3369654" calcext:value-type="float">
            <text:p>0.3369654</text:p>
          </table:table-cell>
          <table:table-cell office:value-type="float" office:value="0.3377708" calcext:value-type="float">
            <text:p>0.3377708</text:p>
          </table:table-cell>
          <table:table-cell office:value-type="float" office:value="0.2040097" calcext:value-type="float">
            <text:p>0.2040097</text:p>
          </table:table-cell>
          <table:table-cell office:value-type="float" office:value="0.2052353" calcext:value-type="float">
            <text:p>0.2052353</text:p>
          </table:table-cell>
          <table:table-cell office:value-type="float" office:value="0.2657542" calcext:value-type="float">
            <text:p>0.2657542</text:p>
          </table:table-cell>
          <table:table-cell office:value-type="float" office:value="0.2766433" calcext:value-type="float">
            <text:p>0.2766433</text:p>
          </table:table-cell>
          <table:table-cell office:value-type="float" office:value="0.3400385" calcext:value-type="float">
            <text:p>0.3400385</text:p>
          </table:table-cell>
          <table:table-cell office:value-type="float" office:value="0.3714437" calcext:value-type="float">
            <text:p>0.3714437</text:p>
          </table:table-cell>
          <table:table-cell office:value-type="float" office:value="0.3898225" calcext:value-type="float">
            <text:p>0.3898225</text:p>
          </table:table-cell>
          <table:table-cell office:value-type="float" office:value="0.4622756" calcext:value-type="float">
            <text:p>0.4622756</text:p>
          </table:table-cell>
          <table:table-cell office:value-type="float" office:value="0" calcext:value-type="float">
            <text:p>0</text:p>
          </table:table-cell>
          <table:table-cell office:value-type="float" office:value="1.851309E-015" calcext:value-type="float">
            <text:p>1.851309E-15</text:p>
          </table:table-cell>
          <table:table-cell office:value-type="float" office:value="1.960377E-015" calcext:value-type="float">
            <text:p>1.960377E-15</text:p>
          </table:table-cell>
          <table:table-cell office:value-type="float" office:value="1.972364E-015" calcext:value-type="float">
            <text:p>1.972364E-15</text:p>
          </table:table-cell>
          <table:table-cell office:value-type="float" office:value="1.960302E-015" calcext:value-type="float">
            <text:p>1.960302E-15</text:p>
          </table:table-cell>
          <table:table-cell office:value-type="float" office:value="9.746665E-016" calcext:value-type="float">
            <text:p>9.746665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7977" calcext:value-type="float">
            <text:p>-20.57977</text:p>
          </table:table-cell>
          <table:table-cell office:value-type="float" office:value="-0.01830652" calcext:value-type="float">
            <text:p>-0.01830652</text:p>
          </table:table-cell>
          <table:table-cell office:value-type="float" office:value="-0.01781522" calcext:value-type="float">
            <text:p>-0.01781522</text:p>
          </table:table-cell>
          <table:table-cell office:value-type="float" office:value="-0.01739752" calcext:value-type="float">
            <text:p>-0.01739752</text:p>
          </table:table-cell>
          <table:table-cell office:value-type="float" office:value="-0.0171444" calcext:value-type="float">
            <text:p>-0.0171444</text:p>
          </table:table-cell>
          <table:table-cell office:value-type="float" office:value="-0.2662927" calcext:value-type="float">
            <text:p>-0.2662927</text:p>
          </table:table-cell>
          <table:table-cell office:value-type="float" office:value="-0.2166279" calcext:value-type="float">
            <text:p>-0.2166279</text:p>
          </table:table-cell>
          <table:table-cell office:value-type="float" office:value="-0.4390041" calcext:value-type="float">
            <text:p>-0.4390041</text:p>
          </table:table-cell>
          <table:table-cell office:value-type="float" office:value="-0.2670509" calcext:value-type="float">
            <text:p>-0.2670509</text:p>
          </table:table-cell>
          <table:table-cell office:value-type="float" office:value="-0.04607087" calcext:value-type="float">
            <text:p>-0.0460708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25.08322" calcext:value-type="float">
            <text:p>-25.08322</text:p>
          </table:table-cell>
          <table:table-cell office:value-type="float" office:value="0.02962261" calcext:value-type="float">
            <text:p>0.02962261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9266" calcext:value-type="float">
            <text:p>-2.3892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499.4013" calcext:value-type="float">
            <text:p>499.4013</text:p>
          </table:table-cell>
          <table:table-cell office:value-type="float" office:value="467.3184" calcext:value-type="float">
            <text:p>467.318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4.8008" calcext:value-type="float">
            <text:p>994.8008</text:p>
          </table:table-cell>
          <table:table-cell office:value-type="float" office:value="42.75074" calcext:value-type="float">
            <text:p>42.75074</text:p>
          </table:table-cell>
          <table:table-cell office:value-type="float" office:value="0" calcext:value-type="float">
            <text:p>0</text:p>
          </table:table-cell>
          <table:table-cell office:value-type="float" office:value="0.1297056" calcext:value-type="float">
            <text:p>0.1297056</text:p>
          </table:table-cell>
          <table:table-cell office:value-type="float" office:value="0.3332237" calcext:value-type="float">
            <text:p>0.3332237</text:p>
          </table:table-cell>
          <table:table-cell office:value-type="float" office:value="0.3347178" calcext:value-type="float">
            <text:p>0.3347178</text:p>
          </table:table-cell>
          <table:table-cell office:value-type="float" office:value="0.3360634" calcext:value-type="float">
            <text:p>0.3360634</text:p>
          </table:table-cell>
          <table:table-cell office:value-type="float" office:value="0.3367924" calcext:value-type="float">
            <text:p>0.3367924</text:p>
          </table:table-cell>
          <table:table-cell office:value-type="float" office:value="0.2050852" calcext:value-type="float">
            <text:p>0.2050852</text:p>
          </table:table-cell>
          <table:table-cell office:value-type="float" office:value="0.204364" calcext:value-type="float">
            <text:p>0.204364</text:p>
          </table:table-cell>
          <table:table-cell office:value-type="float" office:value="0.2660651" calcext:value-type="float">
            <text:p>0.2660651</text:p>
          </table:table-cell>
          <table:table-cell office:value-type="float" office:value="0.2767538" calcext:value-type="float">
            <text:p>0.2767538</text:p>
          </table:table-cell>
          <table:table-cell office:value-type="float" office:value="0.3403611" calcext:value-type="float">
            <text:p>0.3403611</text:p>
          </table:table-cell>
          <table:table-cell office:value-type="float" office:value="0.3715482" calcext:value-type="float">
            <text:p>0.3715482</text:p>
          </table:table-cell>
          <table:table-cell office:value-type="float" office:value="0.3898195" calcext:value-type="float">
            <text:p>0.38981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1576E-015" calcext:value-type="float">
            <text:p>1.851576E-15</text:p>
          </table:table-cell>
          <table:table-cell office:value-type="float" office:value="1.960351E-015" calcext:value-type="float">
            <text:p>1.960351E-15</text:p>
          </table:table-cell>
          <table:table-cell office:value-type="float" office:value="1.972356E-015" calcext:value-type="float">
            <text:p>1.972356E-15</text:p>
          </table:table-cell>
          <table:table-cell office:value-type="float" office:value="1.960285E-015" calcext:value-type="float">
            <text:p>1.960285E-15</text:p>
          </table:table-cell>
          <table:table-cell office:value-type="float" office:value="9.746515E-016" calcext:value-type="float">
            <text:p>9.746515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03827" calcext:value-type="float">
            <text:p>-23.03827</text:p>
          </table:table-cell>
          <table:table-cell office:value-type="float" office:value="-0.01860672" calcext:value-type="float">
            <text:p>-0.01860672</text:p>
          </table:table-cell>
          <table:table-cell office:value-type="float" office:value="-0.01810571" calcext:value-type="float">
            <text:p>-0.01810571</text:p>
          </table:table-cell>
          <table:table-cell office:value-type="float" office:value="-0.01768582" calcext:value-type="float">
            <text:p>-0.01768582</text:p>
          </table:table-cell>
          <table:table-cell office:value-type="float" office:value="-0.01745211" calcext:value-type="float">
            <text:p>-0.01745211</text:p>
          </table:table-cell>
          <table:table-cell office:value-type="float" office:value="-0.2557761" calcext:value-type="float">
            <text:p>-0.2557761</text:p>
          </table:table-cell>
          <table:table-cell office:value-type="float" office:value="-0.2233019" calcext:value-type="float">
            <text:p>-0.2233019</text:p>
          </table:table-cell>
          <table:table-cell office:value-type="float" office:value="-0.4345254" calcext:value-type="float">
            <text:p>-0.4345254</text:p>
          </table:table-cell>
          <table:table-cell office:value-type="float" office:value="-0.2660557" calcext:value-type="float">
            <text:p>-0.2660557</text:p>
          </table:table-cell>
          <table:table-cell office:value-type="float" office:value="-0.04565099" calcext:value-type="float">
            <text:p>-0.0456509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27.42957" calcext:value-type="float">
            <text:p>-27.42957</text:p>
          </table:table-cell>
          <table:table-cell office:value-type="float" office:value="0.02962095" calcext:value-type="float">
            <text:p>0.02962095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4584" calcext:value-type="float">
            <text:p>-2.3945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499.4013" calcext:value-type="float">
            <text:p>499.4013</text:p>
          </table:table-cell>
          <table:table-cell office:value-type="float" office:value="467.2546" calcext:value-type="float">
            <text:p>467.254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4.8647" calcext:value-type="float">
            <text:p>994.8647</text:p>
          </table:table-cell>
          <table:table-cell office:value-type="float" office:value="42.75074" calcext:value-type="float">
            <text:p>42.75074</text:p>
          </table:table-cell>
          <table:table-cell office:value-type="float" office:value="0" calcext:value-type="float">
            <text:p>0</text:p>
          </table:table-cell>
          <table:table-cell office:value-type="float" office:value="0.1319377" calcext:value-type="float">
            <text:p>0.1319377</text:p>
          </table:table-cell>
          <table:table-cell office:value-type="float" office:value="0.3324851" calcext:value-type="float">
            <text:p>0.3324851</text:p>
          </table:table-cell>
          <table:table-cell office:value-type="float" office:value="0.3339166" calcext:value-type="float">
            <text:p>0.3339166</text:p>
          </table:table-cell>
          <table:table-cell office:value-type="float" office:value="0.3352115" calcext:value-type="float">
            <text:p>0.3352115</text:p>
          </table:table-cell>
          <table:table-cell office:value-type="float" office:value="0.3358862" calcext:value-type="float">
            <text:p>0.3358862</text:p>
          </table:table-cell>
          <table:table-cell office:value-type="float" office:value="0.2060744" calcext:value-type="float">
            <text:p>0.2060744</text:p>
          </table:table-cell>
          <table:table-cell office:value-type="float" office:value="0.2035921" calcext:value-type="float">
            <text:p>0.2035921</text:p>
          </table:table-cell>
          <table:table-cell office:value-type="float" office:value="0.2663636" calcext:value-type="float">
            <text:p>0.2663636</text:p>
          </table:table-cell>
          <table:table-cell office:value-type="float" office:value="0.2768652" calcext:value-type="float">
            <text:p>0.2768652</text:p>
          </table:table-cell>
          <table:table-cell office:value-type="float" office:value="0.3406776" calcext:value-type="float">
            <text:p>0.3406776</text:p>
          </table:table-cell>
          <table:table-cell office:value-type="float" office:value="0.3716501" calcext:value-type="float">
            <text:p>0.3716501</text:p>
          </table:table-cell>
          <table:table-cell office:value-type="float" office:value="0.3897948" calcext:value-type="float">
            <text:p>0.38979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1832E-015" calcext:value-type="float">
            <text:p>1.851832E-15</text:p>
          </table:table-cell>
          <table:table-cell office:value-type="float" office:value="1.960334E-015" calcext:value-type="float">
            <text:p>1.960334E-15</text:p>
          </table:table-cell>
          <table:table-cell office:value-type="float" office:value="1.972341E-015" calcext:value-type="float">
            <text:p>1.972341E-15</text:p>
          </table:table-cell>
          <table:table-cell office:value-type="float" office:value="1.960272E-015" calcext:value-type="float">
            <text:p>1.960272E-15</text:p>
          </table:table-cell>
          <table:table-cell office:value-type="float" office:value="9.74636E-016" calcext:value-type="float">
            <text:p>9.74636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22025" calcext:value-type="float">
            <text:p>-20.22025</text:p>
          </table:table-cell>
          <table:table-cell office:value-type="float" office:value="-0.01886228" calcext:value-type="float">
            <text:p>-0.01886228</text:p>
          </table:table-cell>
          <table:table-cell office:value-type="float" office:value="-0.01837431" calcext:value-type="float">
            <text:p>-0.01837431</text:p>
          </table:table-cell>
          <table:table-cell office:value-type="float" office:value="-0.01796347" calcext:value-type="float">
            <text:p>-0.01796347</text:p>
          </table:table-cell>
          <table:table-cell office:value-type="float" office:value="-0.01774312" calcext:value-type="float">
            <text:p>-0.01774312</text:p>
          </table:table-cell>
          <table:table-cell office:value-type="float" office:value="-0.2465164" calcext:value-type="float">
            <text:p>-0.2465164</text:p>
          </table:table-cell>
          <table:table-cell office:value-type="float" office:value="-0.2294102" calcext:value-type="float">
            <text:p>-0.2294102</text:p>
          </table:table-cell>
          <table:table-cell office:value-type="float" office:value="-0.4302727" calcext:value-type="float">
            <text:p>-0.4302727</text:p>
          </table:table-cell>
          <table:table-cell office:value-type="float" office:value="-0.2650577" calcext:value-type="float">
            <text:p>-0.2650577</text:p>
          </table:table-cell>
          <table:table-cell office:value-type="float" office:value="-0.0452434" calcext:value-type="float">
            <text:p>-0.045243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4.44562" calcext:value-type="float">
            <text:p>-14.44562</text:p>
          </table:table-cell>
          <table:table-cell office:value-type="float" office:value="0.02961958" calcext:value-type="float">
            <text:p>0.02961958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8751" calcext:value-type="float">
            <text:p>-2.3987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499.4013" calcext:value-type="float">
            <text:p>499.4013</text:p>
          </table:table-cell>
          <table:table-cell office:value-type="float" office:value="467.3659" calcext:value-type="float">
            <text:p>467.365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5.4218" calcext:value-type="float">
            <text:p>995.4218</text:p>
          </table:table-cell>
          <table:table-cell office:value-type="float" office:value="42.08235" calcext:value-type="float">
            <text:p>42.08235</text:p>
          </table:table-cell>
          <table:table-cell office:value-type="float" office:value="0" calcext:value-type="float">
            <text:p>0</text:p>
          </table:table-cell>
          <table:table-cell office:value-type="float" office:value="0.1332047" calcext:value-type="float">
            <text:p>0.1332047</text:p>
          </table:table-cell>
          <table:table-cell office:value-type="float" office:value="0.3313036" calcext:value-type="float">
            <text:p>0.3313036</text:p>
          </table:table-cell>
          <table:table-cell office:value-type="float" office:value="0.3328637" calcext:value-type="float">
            <text:p>0.3328637</text:p>
          </table:table-cell>
          <table:table-cell office:value-type="float" office:value="0.3341177" calcext:value-type="float">
            <text:p>0.3341177</text:p>
          </table:table-cell>
          <table:table-cell office:value-type="float" office:value="0.3346124" calcext:value-type="float">
            <text:p>0.3346124</text:p>
          </table:table-cell>
          <table:table-cell office:value-type="float" office:value="0.2072653" calcext:value-type="float">
            <text:p>0.2072653</text:p>
          </table:table-cell>
          <table:table-cell office:value-type="float" office:value="0.2029096" calcext:value-type="float">
            <text:p>0.2029096</text:p>
          </table:table-cell>
          <table:table-cell office:value-type="float" office:value="0.2666487" calcext:value-type="float">
            <text:p>0.2666487</text:p>
          </table:table-cell>
          <table:table-cell office:value-type="float" office:value="0.2769779" calcext:value-type="float">
            <text:p>0.2769779</text:p>
          </table:table-cell>
          <table:table-cell office:value-type="float" office:value="0.3409877" calcext:value-type="float">
            <text:p>0.3409877</text:p>
          </table:table-cell>
          <table:table-cell office:value-type="float" office:value="0.3717571" calcext:value-type="float">
            <text:p>0.3717571</text:p>
          </table:table-cell>
          <table:table-cell office:value-type="float" office:value="0.3900885" calcext:value-type="float">
            <text:p>0.3900885</text:p>
          </table:table-cell>
          <table:table-cell office:value-type="float" office:value="0.4566011" calcext:value-type="float">
            <text:p>0.4566011</text:p>
          </table:table-cell>
          <table:table-cell office:value-type="float" office:value="0" calcext:value-type="float">
            <text:p>0</text:p>
          </table:table-cell>
          <table:table-cell office:value-type="float" office:value="1.852055E-015" calcext:value-type="float">
            <text:p>1.852055E-15</text:p>
          </table:table-cell>
          <table:table-cell office:value-type="float" office:value="1.96031E-015" calcext:value-type="float">
            <text:p>1.96031E-15</text:p>
          </table:table-cell>
          <table:table-cell office:value-type="float" office:value="1.972335E-015" calcext:value-type="float">
            <text:p>1.972335E-15</text:p>
          </table:table-cell>
          <table:table-cell office:value-type="float" office:value="1.960261E-015" calcext:value-type="float">
            <text:p>1.960261E-15</text:p>
          </table:table-cell>
          <table:table-cell office:value-type="float" office:value="9.746196E-016" calcext:value-type="float">
            <text:p>9.746196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0345" calcext:value-type="float">
            <text:p>-18.80345</text:p>
          </table:table-cell>
          <table:table-cell office:value-type="float" office:value="-0.01927797" calcext:value-type="float">
            <text:p>-0.01927797</text:p>
          </table:table-cell>
          <table:table-cell office:value-type="float" office:value="-0.01873275" calcext:value-type="float">
            <text:p>-0.01873275</text:p>
          </table:table-cell>
          <table:table-cell office:value-type="float" office:value="-0.01832569" calcext:value-type="float">
            <text:p>-0.01832569</text:p>
          </table:table-cell>
          <table:table-cell office:value-type="float" office:value="-0.01816001" calcext:value-type="float">
            <text:p>-0.01816001</text:p>
          </table:table-cell>
          <table:table-cell office:value-type="float" office:value="-0.2359016" calcext:value-type="float">
            <text:p>-0.2359016</text:p>
          </table:table-cell>
          <table:table-cell office:value-type="float" office:value="-0.2349718" calcext:value-type="float">
            <text:p>-0.2349718</text:p>
          </table:table-cell>
          <table:table-cell office:value-type="float" office:value="-0.4262527" calcext:value-type="float">
            <text:p>-0.4262527</text:p>
          </table:table-cell>
          <table:table-cell office:value-type="float" office:value="-0.2640514" calcext:value-type="float">
            <text:p>-0.2640514</text:p>
          </table:table-cell>
          <table:table-cell office:value-type="float" office:value="-0.04484798" calcext:value-type="float">
            <text:p>-0.0448479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9.80972" calcext:value-type="float">
            <text:p>-19.80972</text:p>
          </table:table-cell>
          <table:table-cell office:value-type="float" office:value="0.02961837" calcext:value-type="float">
            <text:p>0.02961837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40727" calcext:value-type="float">
            <text:p>-2.3407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499.4013" calcext:value-type="float">
            <text:p>499.4013</text:p>
          </table:table-cell>
          <table:table-cell office:value-type="float" office:value="467.2734" calcext:value-type="float">
            <text:p>467.273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996.3292" calcext:value-type="float">
            <text:p>996.3292</text:p>
          </table:table-cell>
          <table:table-cell office:value-type="float" office:value="41.26747" calcext:value-type="float">
            <text:p>41.26747</text:p>
          </table:table-cell>
          <table:table-cell office:value-type="float" office:value="0" calcext:value-type="float">
            <text:p>0</text:p>
          </table:table-cell>
          <table:table-cell office:value-type="float" office:value="0.1400889" calcext:value-type="float">
            <text:p>0.1400889</text:p>
          </table:table-cell>
          <table:table-cell office:value-type="float" office:value="0.3301707" calcext:value-type="float">
            <text:p>0.3301707</text:p>
          </table:table-cell>
          <table:table-cell office:value-type="float" office:value="0.3317237" calcext:value-type="float">
            <text:p>0.3317237</text:p>
          </table:table-cell>
          <table:table-cell office:value-type="float" office:value="0.3329419" calcext:value-type="float">
            <text:p>0.3329419</text:p>
          </table:table-cell>
          <table:table-cell office:value-type="float" office:value="0.3334468" calcext:value-type="float">
            <text:p>0.3334468</text:p>
          </table:table-cell>
          <table:table-cell office:value-type="float" office:value="0.2084412" calcext:value-type="float">
            <text:p>0.2084412</text:p>
          </table:table-cell>
          <table:table-cell office:value-type="float" office:value="0.2023676" calcext:value-type="float">
            <text:p>0.2023676</text:p>
          </table:table-cell>
          <table:table-cell office:value-type="float" office:value="0.2669119" calcext:value-type="float">
            <text:p>0.2669119</text:p>
          </table:table-cell>
          <table:table-cell office:value-type="float" office:value="0.2770906" calcext:value-type="float">
            <text:p>0.2770906</text:p>
          </table:table-cell>
          <table:table-cell office:value-type="float" office:value="0.3412924" calcext:value-type="float">
            <text:p>0.3412924</text:p>
          </table:table-cell>
          <table:table-cell office:value-type="float" office:value="0.3718793" calcext:value-type="float">
            <text:p>0.3718793</text:p>
          </table:table-cell>
          <table:table-cell office:value-type="float" office:value="0.3903206" calcext:value-type="float">
            <text:p>0.3903206</text:p>
          </table:table-cell>
          <table:table-cell office:value-type="float" office:value="0.4600905" calcext:value-type="float">
            <text:p>0.4600905</text:p>
          </table:table-cell>
          <table:table-cell office:value-type="float" office:value="0" calcext:value-type="float">
            <text:p>0</text:p>
          </table:table-cell>
          <table:table-cell office:value-type="float" office:value="1.85224E-015" calcext:value-type="float">
            <text:p>1.85224E-15</text:p>
          </table:table-cell>
          <table:table-cell office:value-type="float" office:value="1.960294E-015" calcext:value-type="float">
            <text:p>1.960294E-15</text:p>
          </table:table-cell>
          <table:table-cell office:value-type="float" office:value="1.972322E-015" calcext:value-type="float">
            <text:p>1.972322E-15</text:p>
          </table:table-cell>
          <table:table-cell office:value-type="float" office:value="1.960258E-015" calcext:value-type="float">
            <text:p>1.960258E-15</text:p>
          </table:table-cell>
          <table:table-cell office:value-type="float" office:value="9.746025E-016" calcext:value-type="float">
            <text:p>9.746025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887" calcext:value-type="float">
            <text:p>-12.7887</text:p>
          </table:table-cell>
          <table:table-cell office:value-type="float" office:value="-0.01968666" calcext:value-type="float">
            <text:p>-0.01968666</text:p>
          </table:table-cell>
          <table:table-cell office:value-type="float" office:value="-0.01913125" calcext:value-type="float">
            <text:p>-0.01913125</text:p>
          </table:table-cell>
          <table:table-cell office:value-type="float" office:value="-0.01872629" calcext:value-type="float">
            <text:p>-0.01872629</text:p>
          </table:table-cell>
          <table:table-cell office:value-type="float" office:value="-0.01855311" calcext:value-type="float">
            <text:p>-0.01855311</text:p>
          </table:table-cell>
          <table:table-cell office:value-type="float" office:value="-0.2258922" calcext:value-type="float">
            <text:p>-0.2258922</text:p>
          </table:table-cell>
          <table:table-cell office:value-type="float" office:value="-0.2395036" calcext:value-type="float">
            <text:p>-0.2395036</text:p>
          </table:table-cell>
          <table:table-cell office:value-type="float" office:value="-0.4225785" calcext:value-type="float">
            <text:p>-0.4225785</text:p>
          </table:table-cell>
          <table:table-cell office:value-type="float" office:value="-0.2630492" calcext:value-type="float">
            <text:p>-0.2630492</text:p>
          </table:table-cell>
          <table:table-cell office:value-type="float" office:value="-0.04446302" calcext:value-type="float">
            <text:p>-0.0444630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0.32745" calcext:value-type="float">
            <text:p>-10.32745</text:p>
          </table:table-cell>
          <table:table-cell office:value-type="float" office:value="0.02961744" calcext:value-type="float">
            <text:p>0.0296174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61377" calcext:value-type="float">
            <text:p>-2.361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507.8011" calcext:value-type="float">
            <text:p>507.8011</text:p>
          </table:table-cell>
          <table:table-cell office:value-type="float" office:value="467.4655" calcext:value-type="float">
            <text:p>467.465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04.921" calcext:value-type="float">
            <text:p>1004.921</text:p>
          </table:table-cell>
          <table:table-cell office:value-type="float" office:value="40.88397" calcext:value-type="float">
            <text:p>40.88397</text:p>
          </table:table-cell>
          <table:table-cell office:value-type="float" office:value="0" calcext:value-type="float">
            <text:p>0</text:p>
          </table:table-cell>
          <table:table-cell office:value-type="float" office:value="0.3734202" calcext:value-type="float">
            <text:p>0.3734202</text:p>
          </table:table-cell>
          <table:table-cell office:value-type="float" office:value="0.3494582" calcext:value-type="float">
            <text:p>0.3494582</text:p>
          </table:table-cell>
          <table:table-cell office:value-type="float" office:value="0.3449454" calcext:value-type="float">
            <text:p>0.3449454</text:p>
          </table:table-cell>
          <table:table-cell office:value-type="float" office:value="0.3417552" calcext:value-type="float">
            <text:p>0.3417552</text:p>
          </table:table-cell>
          <table:table-cell office:value-type="float" office:value="0.3406344" calcext:value-type="float">
            <text:p>0.3406344</text:p>
          </table:table-cell>
          <table:table-cell office:value-type="float" office:value="0.209615" calcext:value-type="float">
            <text:p>0.209615</text:p>
          </table:table-cell>
          <table:table-cell office:value-type="float" office:value="0.206182" calcext:value-type="float">
            <text:p>0.206182</text:p>
          </table:table-cell>
          <table:table-cell office:value-type="float" office:value="0.2672021" calcext:value-type="float">
            <text:p>0.2672021</text:p>
          </table:table-cell>
          <table:table-cell office:value-type="float" office:value="0.2772046" calcext:value-type="float">
            <text:p>0.2772046</text:p>
          </table:table-cell>
          <table:table-cell office:value-type="float" office:value="0.3415914" calcext:value-type="float">
            <text:p>0.3415914</text:p>
          </table:table-cell>
          <table:table-cell office:value-type="float" office:value="0.3720068" calcext:value-type="float">
            <text:p>0.3720068</text:p>
          </table:table-cell>
          <table:table-cell office:value-type="float" office:value="0.3904274" calcext:value-type="float">
            <text:p>0.3904274</text:p>
          </table:table-cell>
          <table:table-cell office:value-type="float" office:value="0.4622525" calcext:value-type="float">
            <text:p>0.4622525</text:p>
          </table:table-cell>
          <table:table-cell office:value-type="float" office:value="0" calcext:value-type="float">
            <text:p>0</text:p>
          </table:table-cell>
          <table:table-cell office:value-type="float" office:value="1.852399E-015" calcext:value-type="float">
            <text:p>1.852399E-15</text:p>
          </table:table-cell>
          <table:table-cell office:value-type="float" office:value="1.960286E-015" calcext:value-type="float">
            <text:p>1.960286E-15</text:p>
          </table:table-cell>
          <table:table-cell office:value-type="float" office:value="1.97231E-015" calcext:value-type="float">
            <text:p>1.97231E-15</text:p>
          </table:table-cell>
          <table:table-cell office:value-type="float" office:value="1.960256E-015" calcext:value-type="float">
            <text:p>1.960256E-15</text:p>
          </table:table-cell>
          <table:table-cell office:value-type="float" office:value="9.74587E-016" calcext:value-type="float">
            <text:p>9.74587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1956" calcext:value-type="float">
            <text:p>-0.01011956</text:p>
          </table:table-cell>
          <table:table-cell office:value-type="float" office:value="-0.01421632" calcext:value-type="float">
            <text:p>-0.01421632</text:p>
          </table:table-cell>
          <table:table-cell office:value-type="float" office:value="-0.01506925" calcext:value-type="float">
            <text:p>-0.01506925</text:p>
          </table:table-cell>
          <table:table-cell office:value-type="float" office:value="-0.01597477" calcext:value-type="float">
            <text:p>-0.01597477</text:p>
          </table:table-cell>
          <table:table-cell office:value-type="float" office:value="-0.01630865" calcext:value-type="float">
            <text:p>-0.01630865</text:p>
          </table:table-cell>
          <table:table-cell office:value-type="float" office:value="-0.2163875" calcext:value-type="float">
            <text:p>-0.2163875</text:p>
          </table:table-cell>
          <table:table-cell office:value-type="float" office:value="-0.2096583" calcext:value-type="float">
            <text:p>-0.2096583</text:p>
          </table:table-cell>
          <table:table-cell office:value-type="float" office:value="-0.418577" calcext:value-type="float">
            <text:p>-0.418577</text:p>
          </table:table-cell>
          <table:table-cell office:value-type="float" office:value="-0.2620402" calcext:value-type="float">
            <text:p>-0.2620402</text:p>
          </table:table-cell>
          <table:table-cell office:value-type="float" office:value="-0.04408887" calcext:value-type="float">
            <text:p>-0.0440888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9397737" calcext:value-type="float">
            <text:p>-0.009397737</text:p>
          </table:table-cell>
          <table:table-cell office:value-type="float" office:value="0.0296163" calcext:value-type="float">
            <text:p>0.0296163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76024" calcext:value-type="float">
            <text:p>-2.3760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547.2007" calcext:value-type="float">
            <text:p>547.2007</text:p>
          </table:table-cell>
          <table:table-cell office:value-type="float" office:value="467.534" calcext:value-type="float">
            <text:p>467.53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3.792" calcext:value-type="float">
            <text:p>1043.792</text:p>
          </table:table-cell>
          <table:table-cell office:value-type="float" office:value="41.34455" calcext:value-type="float">
            <text:p>41.34455</text:p>
          </table:table-cell>
          <table:table-cell office:value-type="float" office:value="0" calcext:value-type="float">
            <text:p>0</text:p>
          </table:table-cell>
          <table:table-cell office:value-type="float" office:value="0.473781" calcext:value-type="float">
            <text:p>0.473781</text:p>
          </table:table-cell>
          <table:table-cell office:value-type="float" office:value="0.4818958" calcext:value-type="float">
            <text:p>0.4818958</text:p>
          </table:table-cell>
          <table:table-cell office:value-type="float" office:value="0.4963362" calcext:value-type="float">
            <text:p>0.4963362</text:p>
          </table:table-cell>
          <table:table-cell office:value-type="float" office:value="0.5148443" calcext:value-type="float">
            <text:p>0.5148443</text:p>
          </table:table-cell>
          <table:table-cell office:value-type="float" office:value="0.5346275" calcext:value-type="float">
            <text:p>0.5346275</text:p>
          </table:table-cell>
          <table:table-cell office:value-type="float" office:value="0.2920677" calcext:value-type="float">
            <text:p>0.2920677</text:p>
          </table:table-cell>
          <table:table-cell office:value-type="float" office:value="0.2340309" calcext:value-type="float">
            <text:p>0.2340309</text:p>
          </table:table-cell>
          <table:table-cell office:value-type="float" office:value="0.2676079" calcext:value-type="float">
            <text:p>0.2676079</text:p>
          </table:table-cell>
          <table:table-cell office:value-type="float" office:value="0.2773205" calcext:value-type="float">
            <text:p>0.2773205</text:p>
          </table:table-cell>
          <table:table-cell office:value-type="float" office:value="0.3419412" calcext:value-type="float">
            <text:p>0.3419412</text:p>
          </table:table-cell>
          <table:table-cell office:value-type="float" office:value="0.3720539" calcext:value-type="float">
            <text:p>0.3720539</text:p>
          </table:table-cell>
          <table:table-cell office:value-type="float" office:value="0.3904416" calcext:value-type="float">
            <text:p>0.39044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2541E-015" calcext:value-type="float">
            <text:p>1.852541E-15</text:p>
          </table:table-cell>
          <table:table-cell office:value-type="float" office:value="1.960281E-015" calcext:value-type="float">
            <text:p>1.960281E-15</text:p>
          </table:table-cell>
          <table:table-cell office:value-type="float" office:value="1.9723E-015" calcext:value-type="float">
            <text:p>1.9723E-15</text:p>
          </table:table-cell>
          <table:table-cell office:value-type="float" office:value="1.960252E-015" calcext:value-type="float">
            <text:p>1.960252E-15</text:p>
          </table:table-cell>
          <table:table-cell office:value-type="float" office:value="9.745711E-016" calcext:value-type="float">
            <text:p>9.745711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64494" calcext:value-type="float">
            <text:p>-0.002064494</text:p>
          </table:table-cell>
          <table:table-cell office:value-type="float" office:value="-0.001847555" calcext:value-type="float">
            <text:p>-0.001847555</text:p>
          </table:table-cell>
          <table:table-cell office:value-type="float" office:value="-0.001549473" calcext:value-type="float">
            <text:p>-0.001549473</text:p>
          </table:table-cell>
          <table:table-cell office:value-type="float" office:value="-0.001251348" calcext:value-type="float">
            <text:p>-0.001251348</text:p>
          </table:table-cell>
          <table:table-cell office:value-type="float" office:value="-0.0009888223" calcext:value-type="float">
            <text:p>-0.0009888223</text:p>
          </table:table-cell>
          <table:table-cell office:value-type="float" office:value="-0.02010045" calcext:value-type="float">
            <text:p>-0.02010045</text:p>
          </table:table-cell>
          <table:table-cell office:value-type="float" office:value="-0.08524247" calcext:value-type="float">
            <text:p>-0.08524247</text:p>
          </table:table-cell>
          <table:table-cell office:value-type="float" office:value="-0.4130727" calcext:value-type="float">
            <text:p>-0.4130727</text:p>
          </table:table-cell>
          <table:table-cell office:value-type="float" office:value="-0.2610186" calcext:value-type="float">
            <text:p>-0.2610186</text:p>
          </table:table-cell>
          <table:table-cell office:value-type="float" office:value="-0.04365691" calcext:value-type="float">
            <text:p>-0.0436569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2195299" calcext:value-type="float">
            <text:p>-0.002195299</text:p>
          </table:table-cell>
          <table:table-cell office:value-type="float" office:value="0.02961437" calcext:value-type="float">
            <text:p>0.02961437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1617" calcext:value-type="float">
            <text:p>-2.3816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67.9049" calcext:value-type="float">
            <text:p>467.904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4.055" calcext:value-type="float">
            <text:p>1044.055</text:p>
          </table:table-cell>
          <table:table-cell office:value-type="float" office:value="42.01094" calcext:value-type="float">
            <text:p>42.01094</text:p>
          </table:table-cell>
          <table:table-cell office:value-type="float" office:value="0" calcext:value-type="float">
            <text:p>0</text:p>
          </table:table-cell>
          <table:table-cell office:value-type="float" office:value="0.3460011" calcext:value-type="float">
            <text:p>0.3460011</text:p>
          </table:table-cell>
          <table:table-cell office:value-type="float" office:value="0.3894571" calcext:value-type="float">
            <text:p>0.3894571</text:p>
          </table:table-cell>
          <table:table-cell office:value-type="float" office:value="0.4074907" calcext:value-type="float">
            <text:p>0.4074907</text:p>
          </table:table-cell>
          <table:table-cell office:value-type="float" office:value="0.4202678" calcext:value-type="float">
            <text:p>0.4202678</text:p>
          </table:table-cell>
          <table:table-cell office:value-type="float" office:value="0.4282937" calcext:value-type="float">
            <text:p>0.4282937</text:p>
          </table:table-cell>
          <table:table-cell office:value-type="float" office:value="0.3652813" calcext:value-type="float">
            <text:p>0.3652813</text:p>
          </table:table-cell>
          <table:table-cell office:value-type="float" office:value="0.3775922" calcext:value-type="float">
            <text:p>0.3775922</text:p>
          </table:table-cell>
          <table:table-cell office:value-type="float" office:value="0.2681821" calcext:value-type="float">
            <text:p>0.2681821</text:p>
          </table:table-cell>
          <table:table-cell office:value-type="float" office:value="0.2774388" calcext:value-type="float">
            <text:p>0.2774388</text:p>
          </table:table-cell>
          <table:table-cell office:value-type="float" office:value="0.3423403" calcext:value-type="float">
            <text:p>0.3423403</text:p>
          </table:table-cell>
          <table:table-cell office:value-type="float" office:value="0.3720312" calcext:value-type="float">
            <text:p>0.3720312</text:p>
          </table:table-cell>
          <table:table-cell office:value-type="float" office:value="0.3904264" calcext:value-type="float">
            <text:p>0.39042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2679E-015" calcext:value-type="float">
            <text:p>1.852679E-15</text:p>
          </table:table-cell>
          <table:table-cell office:value-type="float" office:value="1.960272E-015" calcext:value-type="float">
            <text:p>1.960272E-15</text:p>
          </table:table-cell>
          <table:table-cell office:value-type="float" office:value="1.972294E-015" calcext:value-type="float">
            <text:p>1.972294E-15</text:p>
          </table:table-cell>
          <table:table-cell office:value-type="float" office:value="1.960249E-015" calcext:value-type="float">
            <text:p>1.960249E-15</text:p>
          </table:table-cell>
          <table:table-cell office:value-type="float" office:value="9.745548E-016" calcext:value-type="float">
            <text:p>9.745548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14233" calcext:value-type="float">
            <text:p>-0.01414233</text:p>
          </table:table-cell>
          <table:table-cell office:value-type="float" office:value="-0.007037153" calcext:value-type="float">
            <text:p>-0.007037153</text:p>
          </table:table-cell>
          <table:table-cell office:value-type="float" office:value="-0.005356735" calcext:value-type="float">
            <text:p>-0.005356735</text:p>
          </table:table-cell>
          <table:table-cell office:value-type="float" office:value="-0.004464493" calcext:value-type="float">
            <text:p>-0.004464493</text:p>
          </table:table-cell>
          <table:table-cell office:value-type="float" office:value="-0.003989179" calcext:value-type="float">
            <text:p>-0.003989179</text:p>
          </table:table-cell>
          <table:table-cell office:value-type="float" office:value="-0.003269401" calcext:value-type="float">
            <text:p>-0.003269401</text:p>
          </table:table-cell>
          <table:table-cell office:value-type="float" office:value="-0.001879833" calcext:value-type="float">
            <text:p>-0.001879833</text:p>
          </table:table-cell>
          <table:table-cell office:value-type="float" office:value="-0.4053974" calcext:value-type="float">
            <text:p>-0.4053974</text:p>
          </table:table-cell>
          <table:table-cell office:value-type="float" office:value="-0.2599804" calcext:value-type="float">
            <text:p>-0.2599804</text:p>
          </table:table-cell>
          <table:table-cell office:value-type="float" office:value="-0.04316821" calcext:value-type="float">
            <text:p>-0.0431682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247673" calcext:value-type="float">
            <text:p>-0.02247673</text:p>
          </table:table-cell>
          <table:table-cell office:value-type="float" office:value="0.02980046" calcext:value-type="float">
            <text:p>0.02980046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5822" calcext:value-type="float">
            <text:p>-2.3858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68.2812" calcext:value-type="float">
            <text:p>468.281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2.895" calcext:value-type="float">
            <text:p>1042.895</text:p>
          </table:table-cell>
          <table:table-cell office:value-type="float" office:value="42.79537" calcext:value-type="float">
            <text:p>42.79537</text:p>
          </table:table-cell>
          <table:table-cell office:value-type="float" office:value="0" calcext:value-type="float">
            <text:p>0</text:p>
          </table:table-cell>
          <table:table-cell office:value-type="float" office:value="0.2881253" calcext:value-type="float">
            <text:p>0.2881253</text:p>
          </table:table-cell>
          <table:table-cell office:value-type="float" office:value="0.3833226" calcext:value-type="float">
            <text:p>0.3833226</text:p>
          </table:table-cell>
          <table:table-cell office:value-type="float" office:value="0.3977492" calcext:value-type="float">
            <text:p>0.3977492</text:p>
          </table:table-cell>
          <table:table-cell office:value-type="float" office:value="0.4130285" calcext:value-type="float">
            <text:p>0.4130285</text:p>
          </table:table-cell>
          <table:table-cell office:value-type="float" office:value="0.4251903" calcext:value-type="float">
            <text:p>0.4251903</text:p>
          </table:table-cell>
          <table:table-cell office:value-type="float" office:value="0.3686936" calcext:value-type="float">
            <text:p>0.3686936</text:p>
          </table:table-cell>
          <table:table-cell office:value-type="float" office:value="0.3816556" calcext:value-type="float">
            <text:p>0.3816556</text:p>
          </table:table-cell>
          <table:table-cell office:value-type="float" office:value="0.2687907" calcext:value-type="float">
            <text:p>0.2687907</text:p>
          </table:table-cell>
          <table:table-cell office:value-type="float" office:value="0.2775588" calcext:value-type="float">
            <text:p>0.2775588</text:p>
          </table:table-cell>
          <table:table-cell office:value-type="float" office:value="0.3427275" calcext:value-type="float">
            <text:p>0.3427275</text:p>
          </table:table-cell>
          <table:table-cell office:value-type="float" office:value="0.3720259" calcext:value-type="float">
            <text:p>0.3720259</text:p>
          </table:table-cell>
          <table:table-cell office:value-type="float" office:value="0.3903868" calcext:value-type="float">
            <text:p>0.390386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52802E-015" calcext:value-type="float">
            <text:p>1.852802E-15</text:p>
          </table:table-cell>
          <table:table-cell office:value-type="float" office:value="1.960257E-015" calcext:value-type="float">
            <text:p>1.960257E-15</text:p>
          </table:table-cell>
          <table:table-cell office:value-type="float" office:value="1.972294E-015" calcext:value-type="float">
            <text:p>1.972294E-15</text:p>
          </table:table-cell>
          <table:table-cell office:value-type="float" office:value="1.960244E-015" calcext:value-type="float">
            <text:p>1.960244E-15</text:p>
          </table:table-cell>
          <table:table-cell office:value-type="float" office:value="9.745398E-016" calcext:value-type="float">
            <text:p>9.745398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77" calcext:value-type="float">
            <text:p>-0.04577</text:p>
          </table:table-cell>
          <table:table-cell office:value-type="float" office:value="-0.007911314" calcext:value-type="float">
            <text:p>-0.007911314</text:p>
          </table:table-cell>
          <table:table-cell office:value-type="float" office:value="-0.006285832" calcext:value-type="float">
            <text:p>-0.006285832</text:p>
          </table:table-cell>
          <table:table-cell office:value-type="float" office:value="-0.004995015" calcext:value-type="float">
            <text:p>-0.004995015</text:p>
          </table:table-cell>
          <table:table-cell office:value-type="float" office:value="-0.004181259" calcext:value-type="float">
            <text:p>-0.004181259</text:p>
          </table:table-cell>
          <table:table-cell office:value-type="float" office:value="-0.003027287" calcext:value-type="float">
            <text:p>-0.003027287</text:p>
          </table:table-cell>
          <table:table-cell office:value-type="float" office:value="-0.001671911" calcext:value-type="float">
            <text:p>-0.001671911</text:p>
          </table:table-cell>
          <table:table-cell office:value-type="float" office:value="-0.397437" calcext:value-type="float">
            <text:p>-0.397437</text:p>
          </table:table-cell>
          <table:table-cell office:value-type="float" office:value="-0.2589314" calcext:value-type="float">
            <text:p>-0.2589314</text:p>
          </table:table-cell>
          <table:table-cell office:value-type="float" office:value="-0.04269988" calcext:value-type="float">
            <text:p>-0.0426998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1212697" calcext:value-type="float">
            <text:p>-0.1212697</text:p>
          </table:table-cell>
          <table:table-cell office:value-type="float" office:value="0.02974514" calcext:value-type="float">
            <text:p>0.0297451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9828" calcext:value-type="float">
            <text:p>-2.3898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68.9135" calcext:value-type="float">
            <text:p>468.913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905" calcext:value-type="float">
            <text:p>1041.905</text:p>
          </table:table-cell>
          <table:table-cell office:value-type="float" office:value="43.15308" calcext:value-type="float">
            <text:p>43.15308</text:p>
          </table:table-cell>
          <table:table-cell office:value-type="float" office:value="0" calcext:value-type="float">
            <text:p>0</text:p>
          </table:table-cell>
          <table:table-cell office:value-type="float" office:value="0.2424766" calcext:value-type="float">
            <text:p>0.2424766</text:p>
          </table:table-cell>
          <table:table-cell office:value-type="float" office:value="0.4052357" calcext:value-type="float">
            <text:p>0.4052357</text:p>
          </table:table-cell>
          <table:table-cell office:value-type="float" office:value="0.4117274" calcext:value-type="float">
            <text:p>0.4117274</text:p>
          </table:table-cell>
          <table:table-cell office:value-type="float" office:value="0.4197972" calcext:value-type="float">
            <text:p>0.4197972</text:p>
          </table:table-cell>
          <table:table-cell office:value-type="float" office:value="0.4267544" calcext:value-type="float">
            <text:p>0.4267544</text:p>
          </table:table-cell>
          <table:table-cell office:value-type="float" office:value="0.3631993" calcext:value-type="float">
            <text:p>0.3631993</text:p>
          </table:table-cell>
          <table:table-cell office:value-type="float" office:value="0.3634432" calcext:value-type="float">
            <text:p>0.3634432</text:p>
          </table:table-cell>
          <table:table-cell office:value-type="float" office:value="0.2695069" calcext:value-type="float">
            <text:p>0.2695069</text:p>
          </table:table-cell>
          <table:table-cell office:value-type="float" office:value="0.2776758" calcext:value-type="float">
            <text:p>0.2776758</text:p>
          </table:table-cell>
          <table:table-cell office:value-type="float" office:value="0.3431034" calcext:value-type="float">
            <text:p>0.3431034</text:p>
          </table:table-cell>
          <table:table-cell office:value-type="float" office:value="0.3720342" calcext:value-type="float">
            <text:p>0.3720342</text:p>
          </table:table-cell>
          <table:table-cell office:value-type="float" office:value="0.3903287" calcext:value-type="float">
            <text:p>0.39032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7792E-015" calcext:value-type="float">
            <text:p>1.87792E-15</text:p>
          </table:table-cell>
          <table:table-cell office:value-type="float" office:value="1.960244E-015" calcext:value-type="float">
            <text:p>1.960244E-15</text:p>
          </table:table-cell>
          <table:table-cell office:value-type="float" office:value="1.972292E-015" calcext:value-type="float">
            <text:p>1.972292E-15</text:p>
          </table:table-cell>
          <table:table-cell office:value-type="float" office:value="1.960242E-015" calcext:value-type="float">
            <text:p>1.960242E-15</text:p>
          </table:table-cell>
          <table:table-cell office:value-type="float" office:value="9.745239E-016" calcext:value-type="float">
            <text:p>9.745239E-16</text:p>
          </table:table-cell>
          <table:table-cell office:value-type="float" office:value="9.377392E-016" calcext:value-type="float">
            <text:p>9.37739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21845" calcext:value-type="float">
            <text:p>-0.1921845</text:p>
          </table:table-cell>
          <table:table-cell office:value-type="float" office:value="-0.005590114" calcext:value-type="float">
            <text:p>-0.005590114</text:p>
          </table:table-cell>
          <table:table-cell office:value-type="float" office:value="-0.005076932" calcext:value-type="float">
            <text:p>-0.005076932</text:p>
          </table:table-cell>
          <table:table-cell office:value-type="float" office:value="-0.004521979" calcext:value-type="float">
            <text:p>-0.004521979</text:p>
          </table:table-cell>
          <table:table-cell office:value-type="float" office:value="-0.004087777" calcext:value-type="float">
            <text:p>-0.004087777</text:p>
          </table:table-cell>
          <table:table-cell office:value-type="float" office:value="-0.003382777" calcext:value-type="float">
            <text:p>-0.003382777</text:p>
          </table:table-cell>
          <table:table-cell office:value-type="float" office:value="-0.002514395" calcext:value-type="float">
            <text:p>-0.002514395</text:p>
          </table:table-cell>
          <table:table-cell office:value-type="float" office:value="-0.3882683" calcext:value-type="float">
            <text:p>-0.3882683</text:p>
          </table:table-cell>
          <table:table-cell office:value-type="float" office:value="-0.2579138" calcext:value-type="float">
            <text:p>-0.2579138</text:p>
          </table:table-cell>
          <table:table-cell office:value-type="float" office:value="-0.04225046" calcext:value-type="float">
            <text:p>-0.0422504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1034088" calcext:value-type="float">
            <text:p>-0.1034088</text:p>
          </table:table-cell>
          <table:table-cell office:value-type="float" office:value="0.02961215" calcext:value-type="float">
            <text:p>0.02961215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3664" calcext:value-type="float">
            <text:p>-2.3936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69.5755" calcext:value-type="float">
            <text:p>469.575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024" calcext:value-type="float">
            <text:p>1041.024</text:p>
          </table:table-cell>
          <table:table-cell office:value-type="float" office:value="43.37194" calcext:value-type="float">
            <text:p>43.37194</text:p>
          </table:table-cell>
          <table:table-cell office:value-type="float" office:value="0" calcext:value-type="float">
            <text:p>0</text:p>
          </table:table-cell>
          <table:table-cell office:value-type="float" office:value="0.3214939" calcext:value-type="float">
            <text:p>0.3214939</text:p>
          </table:table-cell>
          <table:table-cell office:value-type="float" office:value="0.3617329" calcext:value-type="float">
            <text:p>0.3617329</text:p>
          </table:table-cell>
          <table:table-cell office:value-type="float" office:value="0.3902355" calcext:value-type="float">
            <text:p>0.3902355</text:p>
          </table:table-cell>
          <table:table-cell office:value-type="float" office:value="0.4067176" calcext:value-type="float">
            <text:p>0.4067176</text:p>
          </table:table-cell>
          <table:table-cell office:value-type="float" office:value="0.4180449" calcext:value-type="float">
            <text:p>0.4180449</text:p>
          </table:table-cell>
          <table:table-cell office:value-type="float" office:value="0.3631813" calcext:value-type="float">
            <text:p>0.3631813</text:p>
          </table:table-cell>
          <table:table-cell office:value-type="float" office:value="0.3823229" calcext:value-type="float">
            <text:p>0.3823229</text:p>
          </table:table-cell>
          <table:table-cell office:value-type="float" office:value="0.2702029" calcext:value-type="float">
            <text:p>0.2702029</text:p>
          </table:table-cell>
          <table:table-cell office:value-type="float" office:value="0.2777962" calcext:value-type="float">
            <text:p>0.2777962</text:p>
          </table:table-cell>
          <table:table-cell office:value-type="float" office:value="0.3434685" calcext:value-type="float">
            <text:p>0.3434685</text:p>
          </table:table-cell>
          <table:table-cell office:value-type="float" office:value="0.372053" calcext:value-type="float">
            <text:p>0.372053</text:p>
          </table:table-cell>
          <table:table-cell office:value-type="float" office:value="0.3902569" calcext:value-type="float">
            <text:p>0.39025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51813E-015" calcext:value-type="float">
            <text:p>1.851813E-15</text:p>
          </table:table-cell>
          <table:table-cell office:value-type="float" office:value="1.937664E-015" calcext:value-type="float">
            <text:p>1.937664E-15</text:p>
          </table:table-cell>
          <table:table-cell office:value-type="float" office:value="1.938816E-015" calcext:value-type="float">
            <text:p>1.938816E-15</text:p>
          </table:table-cell>
          <table:table-cell office:value-type="float" office:value="1.931037E-015" calcext:value-type="float">
            <text:p>1.931037E-15</text:p>
          </table:table-cell>
          <table:table-cell office:value-type="float" office:value="9.441279E-016" calcext:value-type="float">
            <text:p>9.441279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79604" calcext:value-type="float">
            <text:p>-0.02179604</text:p>
          </table:table-cell>
          <table:table-cell office:value-type="float" office:value="-0.01097149" calcext:value-type="float">
            <text:p>-0.01097149</text:p>
          </table:table-cell>
          <table:table-cell office:value-type="float" office:value="-0.006960968" calcext:value-type="float">
            <text:p>-0.006960968</text:p>
          </table:table-cell>
          <table:table-cell office:value-type="float" office:value="-0.005448839" calcext:value-type="float">
            <text:p>-0.005448839</text:p>
          </table:table-cell>
          <table:table-cell office:value-type="float" office:value="-0.004623025" calcext:value-type="float">
            <text:p>-0.004623025</text:p>
          </table:table-cell>
          <table:table-cell office:value-type="float" office:value="-0.00343649" calcext:value-type="float">
            <text:p>-0.00343649</text:p>
          </table:table-cell>
          <table:table-cell office:value-type="float" office:value="-0.001688665" calcext:value-type="float">
            <text:p>-0.001688665</text:p>
          </table:table-cell>
          <table:table-cell office:value-type="float" office:value="-0.3795847" calcext:value-type="float">
            <text:p>-0.3795847</text:p>
          </table:table-cell>
          <table:table-cell office:value-type="float" office:value="-0.2568711" calcext:value-type="float">
            <text:p>-0.2568711</text:p>
          </table:table-cell>
          <table:table-cell office:value-type="float" office:value="-0.04181901" calcext:value-type="float">
            <text:p>-0.0418190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3147957" calcext:value-type="float">
            <text:p>-0.03147957</text:p>
          </table:table-cell>
          <table:table-cell office:value-type="float" office:value="0.02677215" calcext:value-type="float">
            <text:p>0.0267721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7359" calcext:value-type="float">
            <text:p>-2.3973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70.0563" calcext:value-type="float">
            <text:p>470.0563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143" calcext:value-type="float">
            <text:p>1040.143</text:p>
          </table:table-cell>
          <table:table-cell office:value-type="float" office:value="43.77234" calcext:value-type="float">
            <text:p>43.77234</text:p>
          </table:table-cell>
          <table:table-cell office:value-type="float" office:value="0" calcext:value-type="float">
            <text:p>0</text:p>
          </table:table-cell>
          <table:table-cell office:value-type="float" office:value="0.2541557" calcext:value-type="float">
            <text:p>0.2541557</text:p>
          </table:table-cell>
          <table:table-cell office:value-type="float" office:value="0.3720943" calcext:value-type="float">
            <text:p>0.3720943</text:p>
          </table:table-cell>
          <table:table-cell office:value-type="float" office:value="0.389787" calcext:value-type="float">
            <text:p>0.389787</text:p>
          </table:table-cell>
          <table:table-cell office:value-type="float" office:value="0.4056258" calcext:value-type="float">
            <text:p>0.4056258</text:p>
          </table:table-cell>
          <table:table-cell office:value-type="float" office:value="0.4168019" calcext:value-type="float">
            <text:p>0.4168019</text:p>
          </table:table-cell>
          <table:table-cell office:value-type="float" office:value="0.3619757" calcext:value-type="float">
            <text:p>0.3619757</text:p>
          </table:table-cell>
          <table:table-cell office:value-type="float" office:value="0.3735594" calcext:value-type="float">
            <text:p>0.3735594</text:p>
          </table:table-cell>
          <table:table-cell office:value-type="float" office:value="0.2708812" calcext:value-type="float">
            <text:p>0.2708812</text:p>
          </table:table-cell>
          <table:table-cell office:value-type="float" office:value="0.2779198" calcext:value-type="float">
            <text:p>0.2779198</text:p>
          </table:table-cell>
          <table:table-cell office:value-type="float" office:value="0.3438238" calcext:value-type="float">
            <text:p>0.3438238</text:p>
          </table:table-cell>
          <table:table-cell office:value-type="float" office:value="0.3720807" calcext:value-type="float">
            <text:p>0.3720807</text:p>
          </table:table-cell>
          <table:table-cell office:value-type="float" office:value="0.3903323" calcext:value-type="float">
            <text:p>0.3903323</text:p>
          </table:table-cell>
          <table:table-cell office:value-type="float" office:value="0.4526459" calcext:value-type="float">
            <text:p>0.4526459</text:p>
          </table:table-cell>
          <table:table-cell office:value-type="float" office:value="0" calcext:value-type="float">
            <text:p>0</text:p>
          </table:table-cell>
          <table:table-cell office:value-type="float" office:value="1.868767E-015" calcext:value-type="float">
            <text:p>1.868767E-15</text:p>
          </table:table-cell>
          <table:table-cell office:value-type="float" office:value="1.937651E-015" calcext:value-type="float">
            <text:p>1.937651E-15</text:p>
          </table:table-cell>
          <table:table-cell office:value-type="float" office:value="1.938817E-015" calcext:value-type="float">
            <text:p>1.938817E-15</text:p>
          </table:table-cell>
          <table:table-cell office:value-type="float" office:value="1.931032E-015" calcext:value-type="float">
            <text:p>1.931032E-15</text:p>
          </table:table-cell>
          <table:table-cell office:value-type="float" office:value="9.441137E-016" calcext:value-type="float">
            <text:p>9.441137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91702" calcext:value-type="float">
            <text:p>-0.1191702</text:p>
          </table:table-cell>
          <table:table-cell office:value-type="float" office:value="-0.009459154" calcext:value-type="float">
            <text:p>-0.009459154</text:p>
          </table:table-cell>
          <table:table-cell office:value-type="float" office:value="-0.007069094" calcext:value-type="float">
            <text:p>-0.007069094</text:p>
          </table:table-cell>
          <table:table-cell office:value-type="float" office:value="-0.005554564" calcext:value-type="float">
            <text:p>-0.005554564</text:p>
          </table:table-cell>
          <table:table-cell office:value-type="float" office:value="-0.004706443" calcext:value-type="float">
            <text:p>-0.004706443</text:p>
          </table:table-cell>
          <table:table-cell office:value-type="float" office:value="-0.003503232" calcext:value-type="float">
            <text:p>-0.003503232</text:p>
          </table:table-cell>
          <table:table-cell office:value-type="float" office:value="-0.002002836" calcext:value-type="float">
            <text:p>-0.002002836</text:p>
          </table:table-cell>
          <table:table-cell office:value-type="float" office:value="-0.3713292" calcext:value-type="float">
            <text:p>-0.3713292</text:p>
          </table:table-cell>
          <table:table-cell office:value-type="float" office:value="-0.2558055" calcext:value-type="float">
            <text:p>-0.2558055</text:p>
          </table:table-cell>
          <table:table-cell office:value-type="float" office:value="-0.04140371" calcext:value-type="float">
            <text:p>-0.0414037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3363111" calcext:value-type="float">
            <text:p>-0.3363111</text:p>
          </table:table-cell>
          <table:table-cell office:value-type="float" office:value="0.02672225" calcext:value-type="float">
            <text:p>0.0267222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1129" calcext:value-type="float">
            <text:p>-2.311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70.4372" calcext:value-type="float">
            <text:p>470.437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262" calcext:value-type="float">
            <text:p>1040.262</text:p>
          </table:table-cell>
          <table:table-cell office:value-type="float" office:value="43.27306" calcext:value-type="float">
            <text:p>43.27306</text:p>
          </table:table-cell>
          <table:table-cell office:value-type="float" office:value="0" calcext:value-type="float">
            <text:p>0</text:p>
          </table:table-cell>
          <table:table-cell office:value-type="float" office:value="0.3786436" calcext:value-type="float">
            <text:p>0.3786436</text:p>
          </table:table-cell>
          <table:table-cell office:value-type="float" office:value="0.3814575" calcext:value-type="float">
            <text:p>0.3814575</text:p>
          </table:table-cell>
          <table:table-cell office:value-type="float" office:value="0.3912649" calcext:value-type="float">
            <text:p>0.3912649</text:p>
          </table:table-cell>
          <table:table-cell office:value-type="float" office:value="0.4028428" calcext:value-type="float">
            <text:p>0.4028428</text:p>
          </table:table-cell>
          <table:table-cell office:value-type="float" office:value="0.4111777" calcext:value-type="float">
            <text:p>0.4111777</text:p>
          </table:table-cell>
          <table:table-cell office:value-type="float" office:value="0.3546734" calcext:value-type="float">
            <text:p>0.3546734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2715408" calcext:value-type="float">
            <text:p>0.2715408</text:p>
          </table:table-cell>
          <table:table-cell office:value-type="float" office:value="0.2780464" calcext:value-type="float">
            <text:p>0.2780464</text:p>
          </table:table-cell>
          <table:table-cell office:value-type="float" office:value="0.34417" calcext:value-type="float">
            <text:p>0.34417</text:p>
          </table:table-cell>
          <table:table-cell office:value-type="float" office:value="0.3721358" calcext:value-type="float">
            <text:p>0.3721358</text:p>
          </table:table-cell>
          <table:table-cell office:value-type="float" office:value="0.3906963" calcext:value-type="float">
            <text:p>0.3906963</text:p>
          </table:table-cell>
          <table:table-cell office:value-type="float" office:value="0.4567758" calcext:value-type="float">
            <text:p>0.4567758</text:p>
          </table:table-cell>
          <table:table-cell office:value-type="float" office:value="0" calcext:value-type="float">
            <text:p>0</text:p>
          </table:table-cell>
          <table:table-cell office:value-type="float" office:value="1.897405E-015" calcext:value-type="float">
            <text:p>1.897405E-15</text:p>
          </table:table-cell>
          <table:table-cell office:value-type="float" office:value="1.937641E-015" calcext:value-type="float">
            <text:p>1.937641E-15</text:p>
          </table:table-cell>
          <table:table-cell office:value-type="float" office:value="1.938816E-015" calcext:value-type="float">
            <text:p>1.938816E-15</text:p>
          </table:table-cell>
          <table:table-cell office:value-type="float" office:value="1.931027E-015" calcext:value-type="float">
            <text:p>1.931027E-15</text:p>
          </table:table-cell>
          <table:table-cell office:value-type="float" office:value="9.440995E-016" calcext:value-type="float">
            <text:p>9.440995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531754" calcext:value-type="float">
            <text:p>-0.008531754</text:p>
          </table:table-cell>
          <table:table-cell office:value-type="float" office:value="-0.008137268" calcext:value-type="float">
            <text:p>-0.008137268</text:p>
          </table:table-cell>
          <table:table-cell office:value-type="float" office:value="-0.006923904" calcext:value-type="float">
            <text:p>-0.006923904</text:p>
          </table:table-cell>
          <table:table-cell office:value-type="float" office:value="-0.005784314" calcext:value-type="float">
            <text:p>-0.005784314</text:p>
          </table:table-cell>
          <table:table-cell office:value-type="float" office:value="-0.005098215" calcext:value-type="float">
            <text:p>-0.005098215</text:p>
          </table:table-cell>
          <table:table-cell office:value-type="float" office:value="-0.004064287" calcext:value-type="float">
            <text:p>-0.004064287</text:p>
          </table:table-cell>
          <table:table-cell office:value-type="float" office:value="-0.003073929" calcext:value-type="float">
            <text:p>-0.003073929</text:p>
          </table:table-cell>
          <table:table-cell office:value-type="float" office:value="-0.3634922" calcext:value-type="float">
            <text:p>-0.3634922</text:p>
          </table:table-cell>
          <table:table-cell office:value-type="float" office:value="-0.254719" calcext:value-type="float">
            <text:p>-0.254719</text:p>
          </table:table-cell>
          <table:table-cell office:value-type="float" office:value="-0.04100348" calcext:value-type="float">
            <text:p>-0.0410034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8726315" calcext:value-type="float">
            <text:p>-0.008726315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37741" calcext:value-type="float">
            <text:p>-2.33774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70.4862" calcext:value-type="float">
            <text:p>470.486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025" calcext:value-type="float">
            <text:p>1041.025</text:p>
          </table:table-cell>
          <table:table-cell office:value-type="float" office:value="42.46178" calcext:value-type="float">
            <text:p>42.46178</text:p>
          </table:table-cell>
          <table:table-cell office:value-type="float" office:value="0" calcext:value-type="float">
            <text:p>0</text:p>
          </table:table-cell>
          <table:table-cell office:value-type="float" office:value="0.3911406" calcext:value-type="float">
            <text:p>0.3911406</text:p>
          </table:table-cell>
          <table:table-cell office:value-type="float" office:value="0.3932413" calcext:value-type="float">
            <text:p>0.3932413</text:p>
          </table:table-cell>
          <table:table-cell office:value-type="float" office:value="0.3976917" calcext:value-type="float">
            <text:p>0.3976917</text:p>
          </table:table-cell>
          <table:table-cell office:value-type="float" office:value="0.4035615" calcext:value-type="float">
            <text:p>0.4035615</text:p>
          </table:table-cell>
          <table:table-cell office:value-type="float" office:value="0.4086853" calcext:value-type="float">
            <text:p>0.4086853</text:p>
          </table:table-cell>
          <table:table-cell office:value-type="float" office:value="0.3490626" calcext:value-type="float">
            <text:p>0.3490626</text:p>
          </table:table-cell>
          <table:table-cell office:value-type="float" office:value="0.3468128" calcext:value-type="float">
            <text:p>0.3468128</text:p>
          </table:table-cell>
          <table:table-cell office:value-type="float" office:value="0.2721825" calcext:value-type="float">
            <text:p>0.2721825</text:p>
          </table:table-cell>
          <table:table-cell office:value-type="float" office:value="0.2781756" calcext:value-type="float">
            <text:p>0.2781756</text:p>
          </table:table-cell>
          <table:table-cell office:value-type="float" office:value="0.3445079" calcext:value-type="float">
            <text:p>0.3445079</text:p>
          </table:table-cell>
          <table:table-cell office:value-type="float" office:value="0.3722116" calcext:value-type="float">
            <text:p>0.3722116</text:p>
          </table:table-cell>
          <table:table-cell office:value-type="float" office:value="0.3908541" calcext:value-type="float">
            <text:p>0.3908541</text:p>
          </table:table-cell>
          <table:table-cell office:value-type="float" office:value="0.4608231" calcext:value-type="float">
            <text:p>0.4608231</text:p>
          </table:table-cell>
          <table:table-cell office:value-type="float" office:value="0" calcext:value-type="float">
            <text:p>0</text:p>
          </table:table-cell>
          <table:table-cell office:value-type="float" office:value="1.897538E-015" calcext:value-type="float">
            <text:p>1.897538E-15</text:p>
          </table:table-cell>
          <table:table-cell office:value-type="float" office:value="1.93763E-015" calcext:value-type="float">
            <text:p>1.93763E-15</text:p>
          </table:table-cell>
          <table:table-cell office:value-type="float" office:value="1.93881E-015" calcext:value-type="float">
            <text:p>1.93881E-15</text:p>
          </table:table-cell>
          <table:table-cell office:value-type="float" office:value="1.931023E-015" calcext:value-type="float">
            <text:p>1.931023E-15</text:p>
          </table:table-cell>
          <table:table-cell office:value-type="float" office:value="9.440846E-016" calcext:value-type="float">
            <text:p>9.440846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29764" calcext:value-type="float">
            <text:p>-0.006929764</text:p>
          </table:table-cell>
          <table:table-cell office:value-type="float" office:value="-0.006701899" calcext:value-type="float">
            <text:p>-0.006701899</text:p>
          </table:table-cell>
          <table:table-cell office:value-type="float" office:value="-0.006258114" calcext:value-type="float">
            <text:p>-0.006258114</text:p>
          </table:table-cell>
          <table:table-cell office:value-type="float" office:value="-0.005734811" calcext:value-type="float">
            <text:p>-0.005734811</text:p>
          </table:table-cell>
          <table:table-cell office:value-type="float" office:value="-0.005307372" calcext:value-type="float">
            <text:p>-0.005307372</text:p>
          </table:table-cell>
          <table:table-cell office:value-type="float" office:value="-0.004593934" calcext:value-type="float">
            <text:p>-0.004593934</text:p>
          </table:table-cell>
          <table:table-cell office:value-type="float" office:value="-0.003723707" calcext:value-type="float">
            <text:p>-0.003723707</text:p>
          </table:table-cell>
          <table:table-cell office:value-type="float" office:value="-0.3560453" calcext:value-type="float">
            <text:p>-0.3560453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-0.04061697" calcext:value-type="float">
            <text:p>-0.0406169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7125984" calcext:value-type="float">
            <text:p>-0.007125984</text:p>
          </table:table-cell>
          <table:table-cell office:value-type="float" office:value="0.02652854" calcext:value-type="float">
            <text:p>0.0265285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62783" calcext:value-type="float">
            <text:p>-2.3627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71.5818" calcext:value-type="float">
            <text:p>471.581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203" calcext:value-type="float">
            <text:p>1040.203</text:p>
          </table:table-cell>
          <table:table-cell office:value-type="float" office:value="42.18881" calcext:value-type="float">
            <text:p>42.18881</text:p>
          </table:table-cell>
          <table:table-cell office:value-type="float" office:value="0" calcext:value-type="float">
            <text:p>0</text:p>
          </table:table-cell>
          <table:table-cell office:value-type="float" office:value="0.3863862" calcext:value-type="float">
            <text:p>0.3863862</text:p>
          </table:table-cell>
          <table:table-cell office:value-type="float" office:value="0.3884852" calcext:value-type="float">
            <text:p>0.3884852</text:p>
          </table:table-cell>
          <table:table-cell office:value-type="float" office:value="0.3932038" calcext:value-type="float">
            <text:p>0.3932038</text:p>
          </table:table-cell>
          <table:table-cell office:value-type="float" office:value="0.3994724" calcext:value-type="float">
            <text:p>0.3994724</text:p>
          </table:table-cell>
          <table:table-cell office:value-type="float" office:value="0.4047222" calcext:value-type="float">
            <text:p>0.4047222</text:p>
          </table:table-cell>
          <table:table-cell office:value-type="float" office:value="0.3465857" calcext:value-type="float">
            <text:p>0.3465857</text:p>
          </table:table-cell>
          <table:table-cell office:value-type="float" office:value="0.3442762" calcext:value-type="float">
            <text:p>0.3442762</text:p>
          </table:table-cell>
          <table:table-cell office:value-type="float" office:value="0.2728076" calcext:value-type="float">
            <text:p>0.2728076</text:p>
          </table:table-cell>
          <table:table-cell office:value-type="float" office:value="0.2783072" calcext:value-type="float">
            <text:p>0.2783072</text:p>
          </table:table-cell>
          <table:table-cell office:value-type="float" office:value="0.3448382" calcext:value-type="float">
            <text:p>0.3448382</text:p>
          </table:table-cell>
          <table:table-cell office:value-type="float" office:value="0.3722963" calcext:value-type="float">
            <text:p>0.3722963</text:p>
          </table:table-cell>
          <table:table-cell office:value-type="float" office:value="0.3908851" calcext:value-type="float">
            <text:p>0.39088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7699E-015" calcext:value-type="float">
            <text:p>1.897699E-15</text:p>
          </table:table-cell>
          <table:table-cell office:value-type="float" office:value="1.937619E-015" calcext:value-type="float">
            <text:p>1.937619E-15</text:p>
          </table:table-cell>
          <table:table-cell office:value-type="float" office:value="1.938799E-015" calcext:value-type="float">
            <text:p>1.938799E-15</text:p>
          </table:table-cell>
          <table:table-cell office:value-type="float" office:value="1.931022E-015" calcext:value-type="float">
            <text:p>1.931022E-15</text:p>
          </table:table-cell>
          <table:table-cell office:value-type="float" office:value="9.440683E-016" calcext:value-type="float">
            <text:p>9.440683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47289" calcext:value-type="float">
            <text:p>-0.00747289</text:p>
          </table:table-cell>
          <table:table-cell office:value-type="float" office:value="-0.007225154" calcext:value-type="float">
            <text:p>-0.007225154</text:p>
          </table:table-cell>
          <table:table-cell office:value-type="float" office:value="-0.006710526" calcext:value-type="float">
            <text:p>-0.006710526</text:p>
          </table:table-cell>
          <table:table-cell office:value-type="float" office:value="-0.006102177" calcext:value-type="float">
            <text:p>-0.006102177</text:p>
          </table:table-cell>
          <table:table-cell office:value-type="float" office:value="-0.005631312" calcext:value-type="float">
            <text:p>-0.005631312</text:p>
          </table:table-cell>
          <table:table-cell office:value-type="float" office:value="-0.004845006" calcext:value-type="float">
            <text:p>-0.004845006</text:p>
          </table:table-cell>
          <table:table-cell office:value-type="float" office:value="-0.00395946" calcext:value-type="float">
            <text:p>-0.00395946</text:p>
          </table:table-cell>
          <table:table-cell office:value-type="float" office:value="-0.3489538" calcext:value-type="float">
            <text:p>-0.3489538</text:p>
          </table:table-cell>
          <table:table-cell office:value-type="float" office:value="-0.2524975" calcext:value-type="float">
            <text:p>-0.2524975</text:p>
          </table:table-cell>
          <table:table-cell office:value-type="float" office:value="-0.0402431" calcext:value-type="float">
            <text:p>-0.040243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7661499" calcext:value-type="float">
            <text:p>-0.007661499</text:p>
          </table:table-cell>
          <table:table-cell office:value-type="float" office:value="0.02652604" calcext:value-type="float">
            <text:p>0.0265260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5741" calcext:value-type="float">
            <text:p>-2.37574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72.9475" calcext:value-type="float">
            <text:p>472.947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681" calcext:value-type="float">
            <text:p>1038.681</text:p>
          </table:table-cell>
          <table:table-cell office:value-type="float" office:value="42.34523" calcext:value-type="float">
            <text:p>42.34523</text:p>
          </table:table-cell>
          <table:table-cell office:value-type="float" office:value="0" calcext:value-type="float">
            <text:p>0</text:p>
          </table:table-cell>
          <table:table-cell office:value-type="float" office:value="0.3297319" calcext:value-type="float">
            <text:p>0.3297319</text:p>
          </table:table-cell>
          <table:table-cell office:value-type="float" office:value="0.3602816" calcext:value-type="float">
            <text:p>0.3602816</text:p>
          </table:table-cell>
          <table:table-cell office:value-type="float" office:value="0.3817239" calcext:value-type="float">
            <text:p>0.3817239</text:p>
          </table:table-cell>
          <table:table-cell office:value-type="float" office:value="0.3929858" calcext:value-type="float">
            <text:p>0.3929858</text:p>
          </table:table-cell>
          <table:table-cell office:value-type="float" office:value="0.3997161" calcext:value-type="float">
            <text:p>0.3997161</text:p>
          </table:table-cell>
          <table:table-cell office:value-type="float" office:value="0.3452139" calcext:value-type="float">
            <text:p>0.3452139</text:p>
          </table:table-cell>
          <table:table-cell office:value-type="float" office:value="0.3571219" calcext:value-type="float">
            <text:p>0.3571219</text:p>
          </table:table-cell>
          <table:table-cell office:value-type="float" office:value="0.2735179" calcext:value-type="float">
            <text:p>0.2735179</text:p>
          </table:table-cell>
          <table:table-cell office:value-type="float" office:value="0.2784382" calcext:value-type="float">
            <text:p>0.2784382</text:p>
          </table:table-cell>
          <table:table-cell office:value-type="float" office:value="0.3451611" calcext:value-type="float">
            <text:p>0.3451611</text:p>
          </table:table-cell>
          <table:table-cell office:value-type="float" office:value="0.3723831" calcext:value-type="float">
            <text:p>0.3723831</text:p>
          </table:table-cell>
          <table:table-cell office:value-type="float" office:value="0.3908541" calcext:value-type="float">
            <text:p>0.39085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7875E-015" calcext:value-type="float">
            <text:p>1.897875E-15</text:p>
          </table:table-cell>
          <table:table-cell office:value-type="float" office:value="1.937607E-015" calcext:value-type="float">
            <text:p>1.937607E-15</text:p>
          </table:table-cell>
          <table:table-cell office:value-type="float" office:value="1.938786E-015" calcext:value-type="float">
            <text:p>1.938786E-15</text:p>
          </table:table-cell>
          <table:table-cell office:value-type="float" office:value="1.931019E-015" calcext:value-type="float">
            <text:p>1.931019E-15</text:p>
          </table:table-cell>
          <table:table-cell office:value-type="float" office:value="9.440519E-016" calcext:value-type="float">
            <text:p>9.440519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10659" calcext:value-type="float">
            <text:p>-0.01910659</text:p>
          </table:table-cell>
          <table:table-cell office:value-type="float" office:value="-0.01115078" calcext:value-type="float">
            <text:p>-0.01115078</text:p>
          </table:table-cell>
          <table:table-cell office:value-type="float" office:value="-0.007961924" calcext:value-type="float">
            <text:p>-0.007961924</text:p>
          </table:table-cell>
          <table:table-cell office:value-type="float" office:value="-0.00672411" calcext:value-type="float">
            <text:p>-0.00672411</text:p>
          </table:table-cell>
          <table:table-cell office:value-type="float" office:value="-0.006075298" calcext:value-type="float">
            <text:p>-0.006075298</text:p>
          </table:table-cell>
          <table:table-cell office:value-type="float" office:value="-0.005021994" calcext:value-type="float">
            <text:p>-0.005021994</text:p>
          </table:table-cell>
          <table:table-cell office:value-type="float" office:value="-0.003018385" calcext:value-type="float">
            <text:p>-0.003018385</text:p>
          </table:table-cell>
          <table:table-cell office:value-type="float" office:value="-0.3411037" calcext:value-type="float">
            <text:p>-0.3411037</text:p>
          </table:table-cell>
          <table:table-cell office:value-type="float" office:value="-0.2513889" calcext:value-type="float">
            <text:p>-0.2513889</text:p>
          </table:table-cell>
          <table:table-cell office:value-type="float" office:value="-0.03988115" calcext:value-type="float">
            <text:p>-0.0398811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49023" calcext:value-type="float">
            <text:p>-0.0249023</text:p>
          </table:table-cell>
          <table:table-cell office:value-type="float" office:value="0.02672156" calcext:value-type="float">
            <text:p>0.0267215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9785" calcext:value-type="float">
            <text:p>-2.3797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548.5005" calcext:value-type="float">
            <text:p>548.5005</text:p>
          </table:table-cell>
          <table:table-cell office:value-type="float" office:value="473.3742" calcext:value-type="float">
            <text:p>473.374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7.822" calcext:value-type="float">
            <text:p>1037.822</text:p>
          </table:table-cell>
          <table:table-cell office:value-type="float" office:value="42.77822" calcext:value-type="float">
            <text:p>42.77822</text:p>
          </table:table-cell>
          <table:table-cell office:value-type="float" office:value="0" calcext:value-type="float">
            <text:p>0</text:p>
          </table:table-cell>
          <table:table-cell office:value-type="float" office:value="0.3620532" calcext:value-type="float">
            <text:p>0.3620532</text:p>
          </table:table-cell>
          <table:table-cell office:value-type="float" office:value="0.3649612" calcext:value-type="float">
            <text:p>0.3649612</text:p>
          </table:table-cell>
          <table:table-cell office:value-type="float" office:value="0.3753515" calcext:value-type="float">
            <text:p>0.3753515</text:p>
          </table:table-cell>
          <table:table-cell office:value-type="float" office:value="0.3880639" calcext:value-type="float">
            <text:p>0.3880639</text:p>
          </table:table-cell>
          <table:table-cell office:value-type="float" office:value="0.3971934" calcext:value-type="float">
            <text:p>0.3971934</text:p>
          </table:table-cell>
          <table:table-cell office:value-type="float" office:value="0.345892" calcext:value-type="float">
            <text:p>0.345892</text:p>
          </table:table-cell>
          <table:table-cell office:value-type="float" office:value="0.3471255" calcext:value-type="float">
            <text:p>0.3471255</text:p>
          </table:table-cell>
          <table:table-cell office:value-type="float" office:value="0.2742676" calcext:value-type="float">
            <text:p>0.2742676</text:p>
          </table:table-cell>
          <table:table-cell office:value-type="float" office:value="0.278571" calcext:value-type="float">
            <text:p>0.278571</text:p>
          </table:table-cell>
          <table:table-cell office:value-type="float" office:value="0.3454773" calcext:value-type="float">
            <text:p>0.3454773</text:p>
          </table:table-cell>
          <table:table-cell office:value-type="float" office:value="0.3724696" calcext:value-type="float">
            <text:p>0.3724696</text:p>
          </table:table-cell>
          <table:table-cell office:value-type="float" office:value="0.3908093" calcext:value-type="float">
            <text:p>0.39080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8017E-015" calcext:value-type="float">
            <text:p>1.898017E-15</text:p>
          </table:table-cell>
          <table:table-cell office:value-type="float" office:value="1.9376E-015" calcext:value-type="float">
            <text:p>1.9376E-15</text:p>
          </table:table-cell>
          <table:table-cell office:value-type="float" office:value="1.938775E-015" calcext:value-type="float">
            <text:p>1.938775E-15</text:p>
          </table:table-cell>
          <table:table-cell office:value-type="float" office:value="1.931015E-015" calcext:value-type="float">
            <text:p>1.931015E-15</text:p>
          </table:table-cell>
          <table:table-cell office:value-type="float" office:value="9.440365E-016" calcext:value-type="float">
            <text:p>9.440365E-16</text:p>
          </table:table-cell>
          <table:table-cell office:value-type="float" office:value="9.881052E-016" calcext:value-type="float">
            <text:p>9.88105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24971" calcext:value-type="float">
            <text:p>-0.01124971</text:p>
          </table:table-cell>
          <table:table-cell office:value-type="float" office:value="-0.01064785" calcext:value-type="float">
            <text:p>-0.01064785</text:p>
          </table:table-cell>
          <table:table-cell office:value-type="float" office:value="-0.008936977" calcext:value-type="float">
            <text:p>-0.008936977</text:p>
          </table:table-cell>
          <table:table-cell office:value-type="float" office:value="-0.007283627" calcext:value-type="float">
            <text:p>-0.007283627</text:p>
          </table:table-cell>
          <table:table-cell office:value-type="float" office:value="-0.006308088" calcext:value-type="float">
            <text:p>-0.006308088</text:p>
          </table:table-cell>
          <table:table-cell office:value-type="float" office:value="-0.004907293" calcext:value-type="float">
            <text:p>-0.004907293</text:p>
          </table:table-cell>
          <table:table-cell office:value-type="float" office:value="-0.003682898" calcext:value-type="float">
            <text:p>-0.003682898</text:p>
          </table:table-cell>
          <table:table-cell office:value-type="float" office:value="-0.3330124" calcext:value-type="float">
            <text:p>-0.3330124</text:p>
          </table:table-cell>
          <table:table-cell office:value-type="float" office:value="-0.2502716" calcext:value-type="float">
            <text:p>-0.2502716</text:p>
          </table:table-cell>
          <table:table-cell office:value-type="float" office:value="-0.03953032" calcext:value-type="float">
            <text:p>-0.0395303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1145719" calcext:value-type="float">
            <text:p>-0.01145719</text:p>
          </table:table-cell>
          <table:table-cell office:value-type="float" office:value="0.02652233" calcext:value-type="float">
            <text:p>0.0265223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3659" calcext:value-type="float">
            <text:p>-2.3836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548.8005" calcext:value-type="float">
            <text:p>548.8005</text:p>
          </table:table-cell>
          <table:table-cell office:value-type="float" office:value="474.2836" calcext:value-type="float">
            <text:p>474.283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7.212" calcext:value-type="float">
            <text:p>1037.212</text:p>
          </table:table-cell>
          <table:table-cell office:value-type="float" office:value="42.77851" calcext:value-type="float">
            <text:p>42.77851</text:p>
          </table:table-cell>
          <table:table-cell office:value-type="float" office:value="0" calcext:value-type="float">
            <text:p>0</text:p>
          </table:table-cell>
          <table:table-cell office:value-type="float" office:value="0.3749039" calcext:value-type="float">
            <text:p>0.3749039</text:p>
          </table:table-cell>
          <table:table-cell office:value-type="float" office:value="0.3766265" calcext:value-type="float">
            <text:p>0.3766265</text:p>
          </table:table-cell>
          <table:table-cell office:value-type="float" office:value="0.3813064" calcext:value-type="float">
            <text:p>0.3813064</text:p>
          </table:table-cell>
          <table:table-cell office:value-type="float" office:value="0.3878163" calcext:value-type="float">
            <text:p>0.3878163</text:p>
          </table:table-cell>
          <table:table-cell office:value-type="float" office:value="0.3932045" calcext:value-type="float">
            <text:p>0.3932045</text:p>
          </table:table-cell>
          <table:table-cell office:value-type="float" office:value="0.3387845" calcext:value-type="float">
            <text:p>0.3387845</text:p>
          </table:table-cell>
          <table:table-cell office:value-type="float" office:value="0.3367854" calcext:value-type="float">
            <text:p>0.3367854</text:p>
          </table:table-cell>
          <table:table-cell office:value-type="float" office:value="0.2749929" calcext:value-type="float">
            <text:p>0.2749929</text:p>
          </table:table-cell>
          <table:table-cell office:value-type="float" office:value="0.2787066" calcext:value-type="float">
            <text:p>0.2787066</text:p>
          </table:table-cell>
          <table:table-cell office:value-type="float" office:value="0.3457867" calcext:value-type="float">
            <text:p>0.3457867</text:p>
          </table:table-cell>
          <table:table-cell office:value-type="float" office:value="0.3725539" calcext:value-type="float">
            <text:p>0.3725539</text:p>
          </table:table-cell>
          <table:table-cell office:value-type="float" office:value="0.390754" calcext:value-type="float">
            <text:p>0.3907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8175E-015" calcext:value-type="float">
            <text:p>1.898175E-15</text:p>
          </table:table-cell>
          <table:table-cell office:value-type="float" office:value="1.93759E-015" calcext:value-type="float">
            <text:p>1.93759E-15</text:p>
          </table:table-cell>
          <table:table-cell office:value-type="float" office:value="1.938764E-015" calcext:value-type="float">
            <text:p>1.938764E-15</text:p>
          </table:table-cell>
          <table:table-cell office:value-type="float" office:value="1.931013E-015" calcext:value-type="float">
            <text:p>1.931013E-15</text:p>
          </table:table-cell>
          <table:table-cell office:value-type="float" office:value="9.440207E-016" calcext:value-type="float">
            <text:p>9.440207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98038" calcext:value-type="float">
            <text:p>-0.008998038</text:p>
          </table:table-cell>
          <table:table-cell office:value-type="float" office:value="-0.008744625" calcext:value-type="float">
            <text:p>-0.008744625</text:p>
          </table:table-cell>
          <table:table-cell office:value-type="float" office:value="-0.008104806" calcext:value-type="float">
            <text:p>-0.008104806</text:p>
          </table:table-cell>
          <table:table-cell office:value-type="float" office:value="-0.007315929" calcext:value-type="float">
            <text:p>-0.007315929</text:p>
          </table:table-cell>
          <table:table-cell office:value-type="float" office:value="-0.006719652" calcext:value-type="float">
            <text:p>-0.006719652</text:p>
          </table:table-cell>
          <table:table-cell office:value-type="float" office:value="-0.0057477" calcext:value-type="float">
            <text:p>-0.0057477</text:p>
          </table:table-cell>
          <table:table-cell office:value-type="float" office:value="-0.004756989" calcext:value-type="float">
            <text:p>-0.004756989</text:p>
          </table:table-cell>
          <table:table-cell office:value-type="float" office:value="-0.3253878" calcext:value-type="float">
            <text:p>-0.3253878</text:p>
          </table:table-cell>
          <table:table-cell office:value-type="float" office:value="-0.2491359" calcext:value-type="float">
            <text:p>-0.2491359</text:p>
          </table:table-cell>
          <table:table-cell office:value-type="float" office:value="-0.03919032" calcext:value-type="float">
            <text:p>-0.0391903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917872" calcext:value-type="float">
            <text:p>-0.00917872</text:p>
          </table:table-cell>
          <table:table-cell office:value-type="float" office:value="0.0265197" calcext:value-type="float">
            <text:p>0.026519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7379" calcext:value-type="float">
            <text:p>-2.3873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548.8005" calcext:value-type="float">
            <text:p>548.8005</text:p>
          </table:table-cell>
          <table:table-cell office:value-type="float" office:value="474.9961" calcext:value-type="float">
            <text:p>474.996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6.5" calcext:value-type="float">
            <text:p>1036.5</text:p>
          </table:table-cell>
          <table:table-cell office:value-type="float" office:value="42.77851" calcext:value-type="float">
            <text:p>42.77851</text:p>
          </table:table-cell>
          <table:table-cell office:value-type="float" office:value="0" calcext:value-type="float">
            <text:p>0</text:p>
          </table:table-cell>
          <table:table-cell office:value-type="float" office:value="0.3730111" calcext:value-type="float">
            <text:p>0.3730111</text:p>
          </table:table-cell>
          <table:table-cell office:value-type="float" office:value="0.3762651" calcext:value-type="float">
            <text:p>0.3762651</text:p>
          </table:table-cell>
          <table:table-cell office:value-type="float" office:value="0.38063" calcext:value-type="float">
            <text:p>0.38063</text:p>
          </table:table-cell>
          <table:table-cell office:value-type="float" office:value="0.3857938" calcext:value-type="float">
            <text:p>0.3857938</text:p>
          </table:table-cell>
          <table:table-cell office:value-type="float" office:value="0.3901017" calcext:value-type="float">
            <text:p>0.3901017</text:p>
          </table:table-cell>
          <table:table-cell office:value-type="float" office:value="0.3353241" calcext:value-type="float">
            <text:p>0.3353241</text:p>
          </table:table-cell>
          <table:table-cell office:value-type="float" office:value="0.3323924" calcext:value-type="float">
            <text:p>0.3323924</text:p>
          </table:table-cell>
          <table:table-cell office:value-type="float" office:value="0.2756967" calcext:value-type="float">
            <text:p>0.2756967</text:p>
          </table:table-cell>
          <table:table-cell office:value-type="float" office:value="0.2788449" calcext:value-type="float">
            <text:p>0.2788449</text:p>
          </table:table-cell>
          <table:table-cell office:value-type="float" office:value="0.3460896" calcext:value-type="float">
            <text:p>0.3460896</text:p>
          </table:table-cell>
          <table:table-cell office:value-type="float" office:value="0.3726366" calcext:value-type="float">
            <text:p>0.3726366</text:p>
          </table:table-cell>
          <table:table-cell office:value-type="float" office:value="0.3906898" calcext:value-type="float">
            <text:p>0.390689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8343E-015" calcext:value-type="float">
            <text:p>1.898343E-15</text:p>
          </table:table-cell>
          <table:table-cell office:value-type="float" office:value="1.937579E-015" calcext:value-type="float">
            <text:p>1.937579E-15</text:p>
          </table:table-cell>
          <table:table-cell office:value-type="float" office:value="1.938751E-015" calcext:value-type="float">
            <text:p>1.938751E-15</text:p>
          </table:table-cell>
          <table:table-cell office:value-type="float" office:value="1.93101E-015" calcext:value-type="float">
            <text:p>1.93101E-15</text:p>
          </table:table-cell>
          <table:table-cell office:value-type="float" office:value="9.440038E-016" calcext:value-type="float">
            <text:p>9.440038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04251" calcext:value-type="float">
            <text:p>-0.009204251</text:p>
          </table:table-cell>
          <table:table-cell office:value-type="float" office:value="-0.008759512" calcext:value-type="float">
            <text:p>-0.008759512</text:p>
          </table:table-cell>
          <table:table-cell office:value-type="float" office:value="-0.008185099" calcext:value-type="float">
            <text:p>-0.008185099</text:p>
          </table:table-cell>
          <table:table-cell office:value-type="float" office:value="-0.007553213" calcext:value-type="float">
            <text:p>-0.007553213</text:p>
          </table:table-cell>
          <table:table-cell office:value-type="float" office:value="-0.007054994" calcext:value-type="float">
            <text:p>-0.007054994</text:p>
          </table:table-cell>
          <table:table-cell office:value-type="float" office:value="-0.006212452" calcext:value-type="float">
            <text:p>-0.006212452</text:p>
          </table:table-cell>
          <table:table-cell office:value-type="float" office:value="-0.005313979" calcext:value-type="float">
            <text:p>-0.005313979</text:p>
          </table:table-cell>
          <table:table-cell office:value-type="float" office:value="-0.3181739" calcext:value-type="float">
            <text:p>-0.3181739</text:p>
          </table:table-cell>
          <table:table-cell office:value-type="float" office:value="-0.2479836" calcext:value-type="float">
            <text:p>-0.2479836</text:p>
          </table:table-cell>
          <table:table-cell office:value-type="float" office:value="-0.03886054" calcext:value-type="float">
            <text:p>-0.0388605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9475695" calcext:value-type="float">
            <text:p>-0.009475695</text:p>
          </table:table-cell>
          <table:table-cell office:value-type="float" office:value="0.02651704" calcext:value-type="float">
            <text:p>0.0265170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0963" calcext:value-type="float">
            <text:p>-2.3909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548.8005" calcext:value-type="float">
            <text:p>548.8005</text:p>
          </table:table-cell>
          <table:table-cell office:value-type="float" office:value="476.1546" calcext:value-type="float">
            <text:p>476.154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5.033" calcext:value-type="float">
            <text:p>1035.033</text:p>
          </table:table-cell>
          <table:table-cell office:value-type="float" office:value="43.08745" calcext:value-type="float">
            <text:p>43.08745</text:p>
          </table:table-cell>
          <table:table-cell office:value-type="float" office:value="0" calcext:value-type="float">
            <text:p>0</text:p>
          </table:table-cell>
          <table:table-cell office:value-type="float" office:value="0.3564758" calcext:value-type="float">
            <text:p>0.3564758</text:p>
          </table:table-cell>
          <table:table-cell office:value-type="float" office:value="0.3586297" calcext:value-type="float">
            <text:p>0.3586297</text:p>
          </table:table-cell>
          <table:table-cell office:value-type="float" office:value="0.3672949" calcext:value-type="float">
            <text:p>0.3672949</text:p>
          </table:table-cell>
          <table:table-cell office:value-type="float" office:value="0.3784106" calcext:value-type="float">
            <text:p>0.3784106</text:p>
          </table:table-cell>
          <table:table-cell office:value-type="float" office:value="0.3865989" calcext:value-type="float">
            <text:p>0.3865989</text:p>
          </table:table-cell>
          <table:table-cell office:value-type="float" office:value="0.3371248" calcext:value-type="float">
            <text:p>0.3371248</text:p>
          </table:table-cell>
          <table:table-cell office:value-type="float" office:value="0.3376789" calcext:value-type="float">
            <text:p>0.3376789</text:p>
          </table:table-cell>
          <table:table-cell office:value-type="float" office:value="0.2763834" calcext:value-type="float">
            <text:p>0.2763834</text:p>
          </table:table-cell>
          <table:table-cell office:value-type="float" office:value="0.2789868" calcext:value-type="float">
            <text:p>0.2789868</text:p>
          </table:table-cell>
          <table:table-cell office:value-type="float" office:value="0.3464386" calcext:value-type="float">
            <text:p>0.3464386</text:p>
          </table:table-cell>
          <table:table-cell office:value-type="float" office:value="0.3726436" calcext:value-type="float">
            <text:p>0.3726436</text:p>
          </table:table-cell>
          <table:table-cell office:value-type="float" office:value="0.3906175" calcext:value-type="float">
            <text:p>0.390617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8514E-015" calcext:value-type="float">
            <text:p>1.898514E-15</text:p>
          </table:table-cell>
          <table:table-cell office:value-type="float" office:value="1.937569E-015" calcext:value-type="float">
            <text:p>1.937569E-15</text:p>
          </table:table-cell>
          <table:table-cell office:value-type="float" office:value="1.938738E-015" calcext:value-type="float">
            <text:p>1.938738E-15</text:p>
          </table:table-cell>
          <table:table-cell office:value-type="float" office:value="1.931008E-015" calcext:value-type="float">
            <text:p>1.931008E-15</text:p>
          </table:table-cell>
          <table:table-cell office:value-type="float" office:value="9.439871E-016" calcext:value-type="float">
            <text:p>9.439871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30514" calcext:value-type="float">
            <text:p>-0.01230514</text:p>
          </table:table-cell>
          <table:table-cell office:value-type="float" office:value="-0.01184647" calcext:value-type="float">
            <text:p>-0.01184647</text:p>
          </table:table-cell>
          <table:table-cell office:value-type="float" office:value="-0.01020332" calcext:value-type="float">
            <text:p>-0.01020332</text:p>
          </table:table-cell>
          <table:table-cell office:value-type="float" office:value="-0.008495558" calcext:value-type="float">
            <text:p>-0.008495558</text:p>
          </table:table-cell>
          <table:table-cell office:value-type="float" office:value="-0.007445769" calcext:value-type="float">
            <text:p>-0.007445769</text:p>
          </table:table-cell>
          <table:table-cell office:value-type="float" office:value="-0.005959297" calcext:value-type="float">
            <text:p>-0.005959297</text:p>
          </table:table-cell>
          <table:table-cell office:value-type="float" office:value="-0.004644417" calcext:value-type="float">
            <text:p>-0.004644417</text:p>
          </table:table-cell>
          <table:table-cell office:value-type="float" office:value="-0.3113068" calcext:value-type="float">
            <text:p>-0.3113068</text:p>
          </table:table-cell>
          <table:table-cell office:value-type="float" office:value="-0.2468077" calcext:value-type="float">
            <text:p>-0.2468077</text:p>
          </table:table-cell>
          <table:table-cell office:value-type="float" office:value="-0.03848551" calcext:value-type="float">
            <text:p>-0.0384855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12497" calcext:value-type="float">
            <text:p>-0.012497</text:p>
          </table:table-cell>
          <table:table-cell office:value-type="float" office:value="0.02651357" calcext:value-type="float">
            <text:p>0.0265135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4419" calcext:value-type="float">
            <text:p>-2.3944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561.4004" calcext:value-type="float">
            <text:p>561.4004</text:p>
          </table:table-cell>
          <table:table-cell office:value-type="float" office:value="476.2797" calcext:value-type="float">
            <text:p>476.279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7.471" calcext:value-type="float">
            <text:p>1047.471</text:p>
          </table:table-cell>
          <table:table-cell office:value-type="float" office:value="43.12483" calcext:value-type="float">
            <text:p>43.12483</text:p>
          </table:table-cell>
          <table:table-cell office:value-type="float" office:value="0" calcext:value-type="float">
            <text:p>0</text:p>
          </table:table-cell>
          <table:table-cell office:value-type="float" office:value="0.4274133" calcext:value-type="float">
            <text:p>0.4274133</text:p>
          </table:table-cell>
          <table:table-cell office:value-type="float" office:value="0.43106" calcext:value-type="float">
            <text:p>0.43106</text:p>
          </table:table-cell>
          <table:table-cell office:value-type="float" office:value="0.4350401" calcext:value-type="float">
            <text:p>0.4350401</text:p>
          </table:table-cell>
          <table:table-cell office:value-type="float" office:value="0.4368857" calcext:value-type="float">
            <text:p>0.4368857</text:p>
          </table:table-cell>
          <table:table-cell office:value-type="float" office:value="0.437715" calcext:value-type="float">
            <text:p>0.437715</text:p>
          </table:table-cell>
          <table:table-cell office:value-type="float" office:value="0.3450968" calcext:value-type="float">
            <text:p>0.3450968</text:p>
          </table:table-cell>
          <table:table-cell office:value-type="float" office:value="0.334255" calcext:value-type="float">
            <text:p>0.334255</text:p>
          </table:table-cell>
          <table:table-cell office:value-type="float" office:value="0.2770504" calcext:value-type="float">
            <text:p>0.2770504</text:p>
          </table:table-cell>
          <table:table-cell office:value-type="float" office:value="0.2791311" calcext:value-type="float">
            <text:p>0.2791311</text:p>
          </table:table-cell>
          <table:table-cell office:value-type="float" office:value="0.34683" calcext:value-type="float">
            <text:p>0.34683</text:p>
          </table:table-cell>
          <table:table-cell office:value-type="float" office:value="0.3725902" calcext:value-type="float">
            <text:p>0.3725902</text:p>
          </table:table-cell>
          <table:table-cell office:value-type="float" office:value="0.3905318" calcext:value-type="float">
            <text:p>0.39053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8712E-015" calcext:value-type="float">
            <text:p>1.898712E-15</text:p>
          </table:table-cell>
          <table:table-cell office:value-type="float" office:value="1.937551E-015" calcext:value-type="float">
            <text:p>1.937551E-15</text:p>
          </table:table-cell>
          <table:table-cell office:value-type="float" office:value="1.938727E-015" calcext:value-type="float">
            <text:p>1.938727E-15</text:p>
          </table:table-cell>
          <table:table-cell office:value-type="float" office:value="1.931003E-015" calcext:value-type="float">
            <text:p>1.931003E-15</text:p>
          </table:table-cell>
          <table:table-cell office:value-type="float" office:value="9.439721E-016" calcext:value-type="float">
            <text:p>9.439721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70526" calcext:value-type="float">
            <text:p>-0.003970526</text:p>
          </table:table-cell>
          <table:table-cell office:value-type="float" office:value="-0.003763869" calcext:value-type="float">
            <text:p>-0.003763869</text:p>
          </table:table-cell>
          <table:table-cell office:value-type="float" office:value="-0.003570179" calcext:value-type="float">
            <text:p>-0.003570179</text:p>
          </table:table-cell>
          <table:table-cell office:value-type="float" office:value="-0.003522505" calcext:value-type="float">
            <text:p>-0.003522505</text:p>
          </table:table-cell>
          <table:table-cell office:value-type="float" office:value="-0.003498165" calcext:value-type="float">
            <text:p>-0.003498165</text:p>
          </table:table-cell>
          <table:table-cell office:value-type="float" office:value="-0.005080223" calcext:value-type="float">
            <text:p>-0.005080223</text:p>
          </table:table-cell>
          <table:table-cell office:value-type="float" office:value="-0.005106681" calcext:value-type="float">
            <text:p>-0.005106681</text:p>
          </table:table-cell>
          <table:table-cell office:value-type="float" office:value="-0.3047952" calcext:value-type="float">
            <text:p>-0.3047952</text:p>
          </table:table-cell>
          <table:table-cell office:value-type="float" office:value="-0.245618" calcext:value-type="float">
            <text:p>-0.245618</text:p>
          </table:table-cell>
          <table:table-cell office:value-type="float" office:value="-0.03806837" calcext:value-type="float">
            <text:p>-0.0380683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4146492" calcext:value-type="float">
            <text:p>-0.004146492</text:p>
          </table:table-cell>
          <table:table-cell office:value-type="float" office:value="0.02650764" calcext:value-type="float">
            <text:p>0.0265076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7761" calcext:value-type="float">
            <text:p>-2.3977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561.5003" calcext:value-type="float">
            <text:p>561.5003</text:p>
          </table:table-cell>
          <table:table-cell office:value-type="float" office:value="477.7061" calcext:value-type="float">
            <text:p>477.706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6.421" calcext:value-type="float">
            <text:p>1046.421</text:p>
          </table:table-cell>
          <table:table-cell office:value-type="float" office:value="42.84856" calcext:value-type="float">
            <text:p>42.84856</text:p>
          </table:table-cell>
          <table:table-cell office:value-type="float" office:value="0" calcext:value-type="float">
            <text:p>0</text:p>
          </table:table-cell>
          <table:table-cell office:value-type="float" office:value="0.3980108" calcext:value-type="float">
            <text:p>0.3980108</text:p>
          </table:table-cell>
          <table:table-cell office:value-type="float" office:value="0.4018114" calcext:value-type="float">
            <text:p>0.4018114</text:p>
          </table:table-cell>
          <table:table-cell office:value-type="float" office:value="0.4080933" calcext:value-type="float">
            <text:p>0.4080933</text:p>
          </table:table-cell>
          <table:table-cell office:value-type="float" office:value="0.4152212" calcext:value-type="float">
            <text:p>0.4152212</text:p>
          </table:table-cell>
          <table:table-cell office:value-type="float" office:value="0.4211267" calcext:value-type="float">
            <text:p>0.4211267</text:p>
          </table:table-cell>
          <table:table-cell office:value-type="float" office:value="0.3582577" calcext:value-type="float">
            <text:p>0.3582577</text:p>
          </table:table-cell>
          <table:table-cell office:value-type="float" office:value="0.3562303" calcext:value-type="float">
            <text:p>0.3562303</text:p>
          </table:table-cell>
          <table:table-cell office:value-type="float" office:value="0.2777974" calcext:value-type="float">
            <text:p>0.2777974</text:p>
          </table:table-cell>
          <table:table-cell office:value-type="float" office:value="0.2792762" calcext:value-type="float">
            <text:p>0.2792762</text:p>
          </table:table-cell>
          <table:table-cell office:value-type="float" office:value="0.3472076" calcext:value-type="float">
            <text:p>0.3472076</text:p>
          </table:table-cell>
          <table:table-cell office:value-type="float" office:value="0.3725572" calcext:value-type="float">
            <text:p>0.3725572</text:p>
          </table:table-cell>
          <table:table-cell office:value-type="float" office:value="0.3905852" calcext:value-type="float">
            <text:p>0.3905852</text:p>
          </table:table-cell>
          <table:table-cell office:value-type="float" office:value="0.4551187" calcext:value-type="float">
            <text:p>0.4551187</text:p>
          </table:table-cell>
          <table:table-cell office:value-type="float" office:value="0" calcext:value-type="float">
            <text:p>0</text:p>
          </table:table-cell>
          <table:table-cell office:value-type="float" office:value="1.898937E-015" calcext:value-type="float">
            <text:p>1.898937E-15</text:p>
          </table:table-cell>
          <table:table-cell office:value-type="float" office:value="1.937533E-015" calcext:value-type="float">
            <text:p>1.937533E-15</text:p>
          </table:table-cell>
          <table:table-cell office:value-type="float" office:value="1.938714E-015" calcext:value-type="float">
            <text:p>1.938714E-15</text:p>
          </table:table-cell>
          <table:table-cell office:value-type="float" office:value="1.930997E-015" calcext:value-type="float">
            <text:p>1.930997E-15</text:p>
          </table:table-cell>
          <table:table-cell office:value-type="float" office:value="9.439548E-016" calcext:value-type="float">
            <text:p>9.439548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01572" calcext:value-type="float">
            <text:p>-0.006201572</text:p>
          </table:table-cell>
          <table:table-cell office:value-type="float" office:value="-0.005854379" calcext:value-type="float">
            <text:p>-0.005854379</text:p>
          </table:table-cell>
          <table:table-cell office:value-type="float" office:value="-0.005334401" calcext:value-type="float">
            <text:p>-0.005334401</text:p>
          </table:table-cell>
          <table:table-cell office:value-type="float" office:value="-0.004813382" calcext:value-type="float">
            <text:p>-0.004813382</text:p>
          </table:table-cell>
          <table:table-cell office:value-type="float" office:value="-0.004415058" calcext:value-type="float">
            <text:p>-0.004415058</text:p>
          </table:table-cell>
          <table:table-cell office:value-type="float" office:value="-0.003777936" calcext:value-type="float">
            <text:p>-0.003777936</text:p>
          </table:table-cell>
          <table:table-cell office:value-type="float" office:value="-0.002977765" calcext:value-type="float">
            <text:p>-0.002977765</text:p>
          </table:table-cell>
          <table:table-cell office:value-type="float" office:value="-0.2976995" calcext:value-type="float">
            <text:p>-0.2976995</text:p>
          </table:table-cell>
          <table:table-cell office:value-type="float" office:value="-0.2444277" calcext:value-type="float">
            <text:p>-0.2444277</text:p>
          </table:table-cell>
          <table:table-cell office:value-type="float" office:value="-0.03767065" calcext:value-type="float">
            <text:p>-0.0376706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6437833" calcext:value-type="float">
            <text:p>-0.006437833</text:p>
          </table:table-cell>
          <table:table-cell office:value-type="float" office:value="0.02650235" calcext:value-type="float">
            <text:p>0.0265023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32329" calcext:value-type="float">
            <text:p>-2.3323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561.5003" calcext:value-type="float">
            <text:p>561.5003</text:p>
          </table:table-cell>
          <table:table-cell office:value-type="float" office:value="479.3761" calcext:value-type="float">
            <text:p>479.376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5.249" calcext:value-type="float">
            <text:p>1045.249</text:p>
          </table:table-cell>
          <table:table-cell office:value-type="float" office:value="42.35046" calcext:value-type="float">
            <text:p>42.35046</text:p>
          </table:table-cell>
          <table:table-cell office:value-type="float" office:value="0" calcext:value-type="float">
            <text:p>0</text:p>
          </table:table-cell>
          <table:table-cell office:value-type="float" office:value="0.3883538" calcext:value-type="float">
            <text:p>0.3883538</text:p>
          </table:table-cell>
          <table:table-cell office:value-type="float" office:value="0.3909151" calcext:value-type="float">
            <text:p>0.3909151</text:p>
          </table:table-cell>
          <table:table-cell office:value-type="float" office:value="0.3973372" calcext:value-type="float">
            <text:p>0.3973372</text:p>
          </table:table-cell>
          <table:table-cell office:value-type="float" office:value="0.4061202" calcext:value-type="float">
            <text:p>0.4061202</text:p>
          </table:table-cell>
          <table:table-cell office:value-type="float" office:value="0.4135996" calcext:value-type="float">
            <text:p>0.4135996</text:p>
          </table:table-cell>
          <table:table-cell office:value-type="float" office:value="0.3556634" calcext:value-type="float">
            <text:p>0.3556634</text:p>
          </table:table-cell>
          <table:table-cell office:value-type="float" office:value="0.3559093" calcext:value-type="float">
            <text:p>0.3559093</text:p>
          </table:table-cell>
          <table:table-cell office:value-type="float" office:value="0.2786093" calcext:value-type="float">
            <text:p>0.2786093</text:p>
          </table:table-cell>
          <table:table-cell office:value-type="float" office:value="0.2794231" calcext:value-type="float">
            <text:p>0.2794231</text:p>
          </table:table-cell>
          <table:table-cell office:value-type="float" office:value="0.3475732" calcext:value-type="float">
            <text:p>0.3475732</text:p>
          </table:table-cell>
          <table:table-cell office:value-type="float" office:value="0.3725566" calcext:value-type="float">
            <text:p>0.3725566</text:p>
          </table:table-cell>
          <table:table-cell office:value-type="float" office:value="0.3908282" calcext:value-type="float">
            <text:p>0.3908282</text:p>
          </table:table-cell>
          <table:table-cell office:value-type="float" office:value="0.4586107" calcext:value-type="float">
            <text:p>0.4586107</text:p>
          </table:table-cell>
          <table:table-cell office:value-type="float" office:value="0" calcext:value-type="float">
            <text:p>0</text:p>
          </table:table-cell>
          <table:table-cell office:value-type="float" office:value="1.899157E-015" calcext:value-type="float">
            <text:p>1.899157E-15</text:p>
          </table:table-cell>
          <table:table-cell office:value-type="float" office:value="1.937517E-015" calcext:value-type="float">
            <text:p>1.937517E-15</text:p>
          </table:table-cell>
          <table:table-cell office:value-type="float" office:value="1.938699E-015" calcext:value-type="float">
            <text:p>1.938699E-15</text:p>
          </table:table-cell>
          <table:table-cell office:value-type="float" office:value="1.93099E-015" calcext:value-type="float">
            <text:p>1.93099E-15</text:p>
          </table:table-cell>
          <table:table-cell office:value-type="float" office:value="9.439398E-016" calcext:value-type="float">
            <text:p>9.439398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258321" calcext:value-type="float">
            <text:p>-0.007258321</text:p>
          </table:table-cell>
          <table:table-cell office:value-type="float" office:value="-0.006967516" calcext:value-type="float">
            <text:p>-0.006967516</text:p>
          </table:table-cell>
          <table:table-cell office:value-type="float" office:value="-0.006299845" calcext:value-type="float">
            <text:p>-0.006299845</text:p>
          </table:table-cell>
          <table:table-cell office:value-type="float" office:value="-0.005516305" calcext:value-type="float">
            <text:p>-0.005516305</text:p>
          </table:table-cell>
          <table:table-cell office:value-type="float" office:value="-0.004928814" calcext:value-type="float">
            <text:p>-0.004928814</text:p>
          </table:table-cell>
          <table:table-cell office:value-type="float" office:value="-0.003984145" calcext:value-type="float">
            <text:p>-0.003984145</text:p>
          </table:table-cell>
          <table:table-cell office:value-type="float" office:value="-0.002991349" calcext:value-type="float">
            <text:p>-0.002991349</text:p>
          </table:table-cell>
          <table:table-cell office:value-type="float" office:value="-0.2901768" calcext:value-type="float">
            <text:p>-0.2901768</text:p>
          </table:table-cell>
          <table:table-cell office:value-type="float" office:value="-0.2432294" calcext:value-type="float">
            <text:p>-0.2432294</text:p>
          </table:table-cell>
          <table:table-cell office:value-type="float" office:value="-0.03728998" calcext:value-type="float">
            <text:p>-0.0372899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7449747" calcext:value-type="float">
            <text:p>-0.007449747</text:p>
          </table:table-cell>
          <table:table-cell office:value-type="float" office:value="0.02649576" calcext:value-type="float">
            <text:p>0.0264957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52469" calcext:value-type="float">
            <text:p>-2.35246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561.5003" calcext:value-type="float">
            <text:p>561.5003</text:p>
          </table:table-cell>
          <table:table-cell office:value-type="float" office:value="481.2578" calcext:value-type="float">
            <text:p>481.257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4.168" calcext:value-type="float">
            <text:p>1044.168</text:p>
          </table:table-cell>
          <table:table-cell office:value-type="float" office:value="41.55011" calcext:value-type="float">
            <text:p>41.55011</text:p>
          </table:table-cell>
          <table:table-cell office:value-type="float" office:value="0" calcext:value-type="float">
            <text:p>0</text:p>
          </table:table-cell>
          <table:table-cell office:value-type="float" office:value="0.3853495" calcext:value-type="float">
            <text:p>0.3853495</text:p>
          </table:table-cell>
          <table:table-cell office:value-type="float" office:value="0.3876118" calcext:value-type="float">
            <text:p>0.3876118</text:p>
          </table:table-cell>
          <table:table-cell office:value-type="float" office:value="0.3931236" calcext:value-type="float">
            <text:p>0.3931236</text:p>
          </table:table-cell>
          <table:table-cell office:value-type="float" office:value="0.4005695" calcext:value-type="float">
            <text:p>0.4005695</text:p>
          </table:table-cell>
          <table:table-cell office:value-type="float" office:value="0.4068466" calcext:value-type="float">
            <text:p>0.4068466</text:p>
          </table:table-cell>
          <table:table-cell office:value-type="float" office:value="0.3493011" calcext:value-type="float">
            <text:p>0.3493011</text:p>
          </table:table-cell>
          <table:table-cell office:value-type="float" office:value="0.347916" calcext:value-type="float">
            <text:p>0.347916</text:p>
          </table:table-cell>
          <table:table-cell office:value-type="float" office:value="0.2793949" calcext:value-type="float">
            <text:p>0.2793949</text:p>
          </table:table-cell>
          <table:table-cell office:value-type="float" office:value="0.2795733" calcext:value-type="float">
            <text:p>0.2795733</text:p>
          </table:table-cell>
          <table:table-cell office:value-type="float" office:value="0.3479277" calcext:value-type="float">
            <text:p>0.3479277</text:p>
          </table:table-cell>
          <table:table-cell office:value-type="float" office:value="0.3725813" calcext:value-type="float">
            <text:p>0.3725813</text:p>
          </table:table-cell>
          <table:table-cell office:value-type="float" office:value="0.3909348" calcext:value-type="float">
            <text:p>0.3909348</text:p>
          </table:table-cell>
          <table:table-cell office:value-type="float" office:value="0.4618023" calcext:value-type="float">
            <text:p>0.4618023</text:p>
          </table:table-cell>
          <table:table-cell office:value-type="float" office:value="0" calcext:value-type="float">
            <text:p>0</text:p>
          </table:table-cell>
          <table:table-cell office:value-type="float" office:value="1.899409E-015" calcext:value-type="float">
            <text:p>1.899409E-15</text:p>
          </table:table-cell>
          <table:table-cell office:value-type="float" office:value="1.937496E-015" calcext:value-type="float">
            <text:p>1.937496E-15</text:p>
          </table:table-cell>
          <table:table-cell office:value-type="float" office:value="1.938688E-015" calcext:value-type="float">
            <text:p>1.938688E-15</text:p>
          </table:table-cell>
          <table:table-cell office:value-type="float" office:value="1.930978E-015" calcext:value-type="float">
            <text:p>1.930978E-15</text:p>
          </table:table-cell>
          <table:table-cell office:value-type="float" office:value="9.439226E-016" calcext:value-type="float">
            <text:p>9.439226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603536" calcext:value-type="float">
            <text:p>-0.007603536</text:p>
          </table:table-cell>
          <table:table-cell office:value-type="float" office:value="-0.007331294" calcext:value-type="float">
            <text:p>-0.007331294</text:p>
          </table:table-cell>
          <table:table-cell office:value-type="float" office:value="-0.006722043" calcext:value-type="float">
            <text:p>-0.006722043</text:p>
          </table:table-cell>
          <table:table-cell office:value-type="float" office:value="-0.00600129" calcext:value-type="float">
            <text:p>-0.00600129</text:p>
          </table:table-cell>
          <table:table-cell office:value-type="float" office:value="-0.005453125" calcext:value-type="float">
            <text:p>-0.005453125</text:p>
          </table:table-cell>
          <table:table-cell office:value-type="float" office:value="-0.004565671" calcext:value-type="float">
            <text:p>-0.004565671</text:p>
          </table:table-cell>
          <table:table-cell office:value-type="float" office:value="-0.003622409" calcext:value-type="float">
            <text:p>-0.003622409</text:p>
          </table:table-cell>
          <table:table-cell office:value-type="float" office:value="-0.2830981" calcext:value-type="float">
            <text:p>-0.2830981</text:p>
          </table:table-cell>
          <table:table-cell office:value-type="float" office:value="-0.2420115" calcext:value-type="float">
            <text:p>-0.2420115</text:p>
          </table:table-cell>
          <table:table-cell office:value-type="float" office:value="-0.03692481" calcext:value-type="float">
            <text:p>-0.0369248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7788913" calcext:value-type="float">
            <text:p>-0.007788913</text:p>
          </table:table-cell>
          <table:table-cell office:value-type="float" office:value="0.02648778" calcext:value-type="float">
            <text:p>0.0264877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69606" calcext:value-type="float">
            <text:p>-2.3696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561.5003" calcext:value-type="float">
            <text:p>561.5003</text:p>
          </table:table-cell>
          <table:table-cell office:value-type="float" office:value="482.0827" calcext:value-type="float">
            <text:p>482.082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3.219" calcext:value-type="float">
            <text:p>1043.219</text:p>
          </table:table-cell>
          <table:table-cell office:value-type="float" office:value="41.67468" calcext:value-type="float">
            <text:p>41.67468</text:p>
          </table:table-cell>
          <table:table-cell office:value-type="float" office:value="0" calcext:value-type="float">
            <text:p>0</text:p>
          </table:table-cell>
          <table:table-cell office:value-type="float" office:value="0.3811206" calcext:value-type="float">
            <text:p>0.3811206</text:p>
          </table:table-cell>
          <table:table-cell office:value-type="float" office:value="0.3840576" calcext:value-type="float">
            <text:p>0.3840576</text:p>
          </table:table-cell>
          <table:table-cell office:value-type="float" office:value="0.3897467" calcext:value-type="float">
            <text:p>0.3897467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4026571" calcext:value-type="float">
            <text:p>0.4026571</text:p>
          </table:table-cell>
          <table:table-cell office:value-type="float" office:value="0.3462271" calcext:value-type="float">
            <text:p>0.3462271</text:p>
          </table:table-cell>
          <table:table-cell office:value-type="float" office:value="0.3448831" calcext:value-type="float">
            <text:p>0.3448831</text:p>
          </table:table-cell>
          <table:table-cell office:value-type="float" office:value="0.2801569" calcext:value-type="float">
            <text:p>0.2801569</text:p>
          </table:table-cell>
          <table:table-cell office:value-type="float" office:value="0.279726" calcext:value-type="float">
            <text:p>0.279726</text:p>
          </table:table-cell>
          <table:table-cell office:value-type="float" office:value="0.3482722" calcext:value-type="float">
            <text:p>0.3482722</text:p>
          </table:table-cell>
          <table:table-cell office:value-type="float" office:value="0.372621" calcext:value-type="float">
            <text:p>0.372621</text:p>
          </table:table-cell>
          <table:table-cell office:value-type="float" office:value="0.3909369" calcext:value-type="float">
            <text:p>0.390936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9624E-015" calcext:value-type="float">
            <text:p>1.899624E-15</text:p>
          </table:table-cell>
          <table:table-cell office:value-type="float" office:value="1.93748E-015" calcext:value-type="float">
            <text:p>1.93748E-15</text:p>
          </table:table-cell>
          <table:table-cell office:value-type="float" office:value="1.938681E-015" calcext:value-type="float">
            <text:p>1.938681E-15</text:p>
          </table:table-cell>
          <table:table-cell office:value-type="float" office:value="1.930966E-015" calcext:value-type="float">
            <text:p>1.930966E-15</text:p>
          </table:table-cell>
          <table:table-cell office:value-type="float" office:value="9.439062E-016" calcext:value-type="float">
            <text:p>9.43906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110539" calcext:value-type="float">
            <text:p>-0.008110539</text:p>
          </table:table-cell>
          <table:table-cell office:value-type="float" office:value="-0.007743682" calcext:value-type="float">
            <text:p>-0.007743682</text:p>
          </table:table-cell>
          <table:table-cell office:value-type="float" office:value="-0.007084248" calcext:value-type="float">
            <text:p>-0.007084248</text:p>
          </table:table-cell>
          <table:table-cell office:value-type="float" office:value="-0.006354498" calcext:value-type="float">
            <text:p>-0.006354498</text:p>
          </table:table-cell>
          <table:table-cell office:value-type="float" office:value="-0.0058108" calcext:value-type="float">
            <text:p>-0.0058108</text:p>
          </table:table-cell>
          <table:table-cell office:value-type="float" office:value="-0.004881016" calcext:value-type="float">
            <text:p>-0.004881016</text:p>
          </table:table-cell>
          <table:table-cell office:value-type="float" office:value="-0.003897232" calcext:value-type="float">
            <text:p>-0.003897232</text:p>
          </table:table-cell>
          <table:table-cell office:value-type="float" office:value="-0.2764151" calcext:value-type="float">
            <text:p>-0.2764151</text:p>
          </table:table-cell>
          <table:table-cell office:value-type="float" office:value="-0.2407797" calcext:value-type="float">
            <text:p>-0.2407797</text:p>
          </table:table-cell>
          <table:table-cell office:value-type="float" office:value="-0.03657377" calcext:value-type="float">
            <text:p>-0.0365737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08336807" calcext:value-type="float">
            <text:p>-0.008336807</text:p>
          </table:table-cell>
          <table:table-cell office:value-type="float" office:value="0.02648395" calcext:value-type="float">
            <text:p>0.0264839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8359" calcext:value-type="float">
            <text:p>-2.3783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561.5003" calcext:value-type="float">
            <text:p>561.5003</text:p>
          </table:table-cell>
          <table:table-cell office:value-type="float" office:value="482.1862" calcext:value-type="float">
            <text:p>482.186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2.507" calcext:value-type="float">
            <text:p>1042.507</text:p>
          </table:table-cell>
          <table:table-cell office:value-type="float" office:value="42.28267" calcext:value-type="float">
            <text:p>42.28267</text:p>
          </table:table-cell>
          <table:table-cell office:value-type="float" office:value="0" calcext:value-type="float">
            <text:p>0</text:p>
          </table:table-cell>
          <table:table-cell office:value-type="float" office:value="0.3219697" calcext:value-type="float">
            <text:p>0.3219697</text:p>
          </table:table-cell>
          <table:table-cell office:value-type="float" office:value="0.3524573" calcext:value-type="float">
            <text:p>0.3524573</text:p>
          </table:table-cell>
          <table:table-cell office:value-type="float" office:value="0.3769305" calcext:value-type="float">
            <text:p>0.3769305</text:p>
          </table:table-cell>
          <table:table-cell office:value-type="float" office:value="0.3913948" calcext:value-type="float">
            <text:p>0.3913948</text:p>
          </table:table-cell>
          <table:table-cell office:value-type="float" office:value="0.4007922" calcext:value-type="float">
            <text:p>0.4007922</text:p>
          </table:table-cell>
          <table:table-cell office:value-type="float" office:value="0.349679" calcext:value-type="float">
            <text:p>0.349679</text:p>
          </table:table-cell>
          <table:table-cell office:value-type="float" office:value="0.3644561" calcext:value-type="float">
            <text:p>0.3644561</text:p>
          </table:table-cell>
          <table:table-cell office:value-type="float" office:value="0.2808981" calcext:value-type="float">
            <text:p>0.2808981</text:p>
          </table:table-cell>
          <table:table-cell office:value-type="float" office:value="0.279881" calcext:value-type="float">
            <text:p>0.279881</text:p>
          </table:table-cell>
          <table:table-cell office:value-type="float" office:value="0.3486077" calcext:value-type="float">
            <text:p>0.3486077</text:p>
          </table:table-cell>
          <table:table-cell office:value-type="float" office:value="0.3726691" calcext:value-type="float">
            <text:p>0.3726691</text:p>
          </table:table-cell>
          <table:table-cell office:value-type="float" office:value="0.390902" calcext:value-type="float">
            <text:p>0.3909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979E-015" calcext:value-type="float">
            <text:p>1.89979E-15</text:p>
          </table:table-cell>
          <table:table-cell office:value-type="float" office:value="1.937469E-015" calcext:value-type="float">
            <text:p>1.937469E-15</text:p>
          </table:table-cell>
          <table:table-cell office:value-type="float" office:value="1.93867E-015" calcext:value-type="float">
            <text:p>1.93867E-15</text:p>
          </table:table-cell>
          <table:table-cell office:value-type="float" office:value="1.930962E-015" calcext:value-type="float">
            <text:p>1.930962E-15</text:p>
          </table:table-cell>
          <table:table-cell office:value-type="float" office:value="9.438895E-016" calcext:value-type="float">
            <text:p>9.438895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1972" calcext:value-type="float">
            <text:p>-0.02201972</text:p>
          </table:table-cell>
          <table:table-cell office:value-type="float" office:value="-0.01294213" calcext:value-type="float">
            <text:p>-0.01294213</text:p>
          </table:table-cell>
          <table:table-cell office:value-type="float" office:value="-0.008648734" calcext:value-type="float">
            <text:p>-0.008648734</text:p>
          </table:table-cell>
          <table:table-cell office:value-type="float" office:value="-0.006905727" calcext:value-type="float">
            <text:p>-0.006905727</text:p>
          </table:table-cell>
          <table:table-cell office:value-type="float" office:value="-0.005982182" calcext:value-type="float">
            <text:p>-0.005982182</text:p>
          </table:table-cell>
          <table:table-cell office:value-type="float" office:value="-0.004555129" calcext:value-type="float">
            <text:p>-0.004555129</text:p>
          </table:table-cell>
          <table:table-cell office:value-type="float" office:value="-0.002498281" calcext:value-type="float">
            <text:p>-0.002498281</text:p>
          </table:table-cell>
          <table:table-cell office:value-type="float" office:value="-0.2700849" calcext:value-type="float">
            <text:p>-0.2700849</text:p>
          </table:table-cell>
          <table:table-cell office:value-type="float" office:value="-0.239536" calcext:value-type="float">
            <text:p>-0.239536</text:p>
          </table:table-cell>
          <table:table-cell office:value-type="float" office:value="-0.03623552" calcext:value-type="float">
            <text:p>-0.0362355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884392" calcext:value-type="float">
            <text:p>-0.02884392</text:p>
          </table:table-cell>
          <table:table-cell office:value-type="float" office:value="0.02663147" calcext:value-type="float">
            <text:p>0.0266314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2215" calcext:value-type="float">
            <text:p>-2.3822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561.5003" calcext:value-type="float">
            <text:p>561.5003</text:p>
          </table:table-cell>
          <table:table-cell office:value-type="float" office:value="482.6141" calcext:value-type="float">
            <text:p>482.614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131" calcext:value-type="float">
            <text:p>1041.131</text:p>
          </table:table-cell>
          <table:table-cell office:value-type="float" office:value="43.23137" calcext:value-type="float">
            <text:p>43.23137</text:p>
          </table:table-cell>
          <table:table-cell office:value-type="float" office:value="0" calcext:value-type="float">
            <text:p>0</text:p>
          </table:table-cell>
          <table:table-cell office:value-type="float" office:value="0.1670554" calcext:value-type="float">
            <text:p>0.1670554</text:p>
          </table:table-cell>
          <table:table-cell office:value-type="float" office:value="0.3574005" calcext:value-type="float">
            <text:p>0.3574005</text:p>
          </table:table-cell>
          <table:table-cell office:value-type="float" office:value="0.3720327" calcext:value-type="float">
            <text:p>0.3720327</text:p>
          </table:table-cell>
          <table:table-cell office:value-type="float" office:value="0.3902678" calcext:value-type="float">
            <text:p>0.3902678</text:p>
          </table:table-cell>
          <table:table-cell office:value-type="float" office:value="0.402782" calcext:value-type="float">
            <text:p>0.402782</text:p>
          </table:table-cell>
          <table:table-cell office:value-type="float" office:value="0.3521083" calcext:value-type="float">
            <text:p>0.3521083</text:p>
          </table:table-cell>
          <table:table-cell office:value-type="float" office:value="0.3589066" calcext:value-type="float">
            <text:p>0.3589066</text:p>
          </table:table-cell>
          <table:table-cell office:value-type="float" office:value="0.2816215" calcext:value-type="float">
            <text:p>0.2816215</text:p>
          </table:table-cell>
          <table:table-cell office:value-type="float" office:value="0.2800383" calcext:value-type="float">
            <text:p>0.2800383</text:p>
          </table:table-cell>
          <table:table-cell office:value-type="float" office:value="0.348934" calcext:value-type="float">
            <text:p>0.348934</text:p>
          </table:table-cell>
          <table:table-cell office:value-type="float" office:value="0.372723" calcext:value-type="float">
            <text:p>0.372723</text:p>
          </table:table-cell>
          <table:table-cell office:value-type="float" office:value="0.3908524" calcext:value-type="float">
            <text:p>0.3908524</text:p>
          </table:table-cell>
          <table:table-cell office:value-type="float" office:value="0.4623717" calcext:value-type="float">
            <text:p>0.4623717</text:p>
          </table:table-cell>
          <table:table-cell office:value-type="float" office:value="0" calcext:value-type="float">
            <text:p>0</text:p>
          </table:table-cell>
          <table:table-cell office:value-type="float" office:value="0.03859254" calcext:value-type="float">
            <text:p>0.03859254</text:p>
          </table:table-cell>
          <table:table-cell office:value-type="float" office:value="1.937462E-015" calcext:value-type="float">
            <text:p>1.937462E-15</text:p>
          </table:table-cell>
          <table:table-cell office:value-type="float" office:value="1.938661E-015" calcext:value-type="float">
            <text:p>1.938661E-15</text:p>
          </table:table-cell>
          <table:table-cell office:value-type="float" office:value="1.930962E-015" calcext:value-type="float">
            <text:p>1.930962E-15</text:p>
          </table:table-cell>
          <table:table-cell office:value-type="float" office:value="9.438691E-016" calcext:value-type="float">
            <text:p>9.438691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52619" calcext:value-type="float">
            <text:p>-2.952619</text:p>
          </table:table-cell>
          <table:table-cell office:value-type="float" office:value="-0.01216635" calcext:value-type="float">
            <text:p>-0.01216635</text:p>
          </table:table-cell>
          <table:table-cell office:value-type="float" office:value="-0.009448466" calcext:value-type="float">
            <text:p>-0.009448466</text:p>
          </table:table-cell>
          <table:table-cell office:value-type="float" office:value="-0.007044062" calcext:value-type="float">
            <text:p>-0.007044062</text:p>
          </table:table-cell>
          <table:table-cell office:value-type="float" office:value="-0.005799639" calcext:value-type="float">
            <text:p>-0.005799639</text:p>
          </table:table-cell>
          <table:table-cell office:value-type="float" office:value="-0.004295335" calcext:value-type="float">
            <text:p>-0.004295335</text:p>
          </table:table-cell>
          <table:table-cell office:value-type="float" office:value="-0.002777095" calcext:value-type="float">
            <text:p>-0.002777095</text:p>
          </table:table-cell>
          <table:table-cell office:value-type="float" office:value="-0.2640605" calcext:value-type="float">
            <text:p>-0.2640605</text:p>
          </table:table-cell>
          <table:table-cell office:value-type="float" office:value="-0.238282" calcext:value-type="float">
            <text:p>-0.238282</text:p>
          </table:table-cell>
          <table:table-cell office:value-type="float" office:value="-0.03590982" calcext:value-type="float">
            <text:p>-0.0359098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4.03083" calcext:value-type="float">
            <text:p>-14.03083</text:p>
          </table:table-cell>
          <table:table-cell office:value-type="float" office:value="0.0266947" calcext:value-type="float">
            <text:p>0.026694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6153" calcext:value-type="float">
            <text:p>-2.38615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2.9829" calcext:value-type="float">
            <text:p>482.982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553" calcext:value-type="float">
            <text:p>1040.553</text:p>
          </table:table-cell>
          <table:table-cell office:value-type="float" office:value="43.54105" calcext:value-type="float">
            <text:p>43.54105</text:p>
          </table:table-cell>
          <table:table-cell office:value-type="float" office:value="0" calcext:value-type="float">
            <text:p>0</text:p>
          </table:table-cell>
          <table:table-cell office:value-type="float" office:value="0.2266714" calcext:value-type="float">
            <text:p>0.2266714</text:p>
          </table:table-cell>
          <table:table-cell office:value-type="float" office:value="0.3785131" calcext:value-type="float">
            <text:p>0.3785131</text:p>
          </table:table-cell>
          <table:table-cell office:value-type="float" office:value="0.3849249" calcext:value-type="float">
            <text:p>0.3849249</text:p>
          </table:table-cell>
          <table:table-cell office:value-type="float" office:value="0.3921028" calcext:value-type="float">
            <text:p>0.3921028</text:p>
          </table:table-cell>
          <table:table-cell office:value-type="float" office:value="0.3976198" calcext:value-type="float">
            <text:p>0.3976198</text:p>
          </table:table-cell>
          <table:table-cell office:value-type="float" office:value="0.3420792" calcext:value-type="float">
            <text:p>0.3420792</text:p>
          </table:table-cell>
          <table:table-cell office:value-type="float" office:value="0.3403184" calcext:value-type="float">
            <text:p>0.3403184</text:p>
          </table:table-cell>
          <table:table-cell office:value-type="float" office:value="0.2825024" calcext:value-type="float">
            <text:p>0.2825024</text:p>
          </table:table-cell>
          <table:table-cell office:value-type="float" office:value="0.2801971" calcext:value-type="float">
            <text:p>0.2801971</text:p>
          </table:table-cell>
          <table:table-cell office:value-type="float" office:value="0.3492523" calcext:value-type="float">
            <text:p>0.3492523</text:p>
          </table:table-cell>
          <table:table-cell office:value-type="float" office:value="0.3727807" calcext:value-type="float">
            <text:p>0.3727807</text:p>
          </table:table-cell>
          <table:table-cell office:value-type="float" office:value="0.39079" calcext:value-type="float">
            <text:p>0.39079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03294332" calcext:value-type="float">
            <text:p>0.003294332</text:p>
          </table:table-cell>
          <table:table-cell office:value-type="float" office:value="1.969093E-015" calcext:value-type="float">
            <text:p>1.969093E-15</text:p>
          </table:table-cell>
          <table:table-cell office:value-type="float" office:value="1.938662E-015" calcext:value-type="float">
            <text:p>1.938662E-15</text:p>
          </table:table-cell>
          <table:table-cell office:value-type="float" office:value="1.930959E-015" calcext:value-type="float">
            <text:p>1.930959E-15</text:p>
          </table:table-cell>
          <table:table-cell office:value-type="float" office:value="9.438516E-016" calcext:value-type="float">
            <text:p>9.438516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32282" calcext:value-type="float">
            <text:p>-0.3032282</text:p>
          </table:table-cell>
          <table:table-cell office:value-type="float" office:value="-0.008470039" calcext:value-type="float">
            <text:p>-0.008470039</text:p>
          </table:table-cell>
          <table:table-cell office:value-type="float" office:value="-0.007637272" calcext:value-type="float">
            <text:p>-0.007637272</text:p>
          </table:table-cell>
          <table:table-cell office:value-type="float" office:value="-0.006834753" calcext:value-type="float">
            <text:p>-0.006834753</text:p>
          </table:table-cell>
          <table:table-cell office:value-type="float" office:value="-0.006271521" calcext:value-type="float">
            <text:p>-0.006271521</text:p>
          </table:table-cell>
          <table:table-cell office:value-type="float" office:value="-0.005345375" calcext:value-type="float">
            <text:p>-0.005345375</text:p>
          </table:table-cell>
          <table:table-cell office:value-type="float" office:value="-0.004357914" calcext:value-type="float">
            <text:p>-0.004357914</text:p>
          </table:table-cell>
          <table:table-cell office:value-type="float" office:value="-0.2569421" calcext:value-type="float">
            <text:p>-0.2569421</text:p>
          </table:table-cell>
          <table:table-cell office:value-type="float" office:value="-0.2370224" calcext:value-type="float">
            <text:p>-0.2370224</text:p>
          </table:table-cell>
          <table:table-cell office:value-type="float" office:value="-0.03559515" calcext:value-type="float">
            <text:p>-0.0355951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7452874" calcext:value-type="float">
            <text:p>-0.7452874</text:p>
          </table:table-cell>
          <table:table-cell office:value-type="float" office:value="0.0264835" calcext:value-type="float">
            <text:p>0.026483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9474" calcext:value-type="float">
            <text:p>-2.38947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3.2874" calcext:value-type="float">
            <text:p>483.287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801" calcext:value-type="float">
            <text:p>1039.801</text:p>
          </table:table-cell>
          <table:table-cell office:value-type="float" office:value="43.98994" calcext:value-type="float">
            <text:p>43.98994</text:p>
          </table:table-cell>
          <table:table-cell office:value-type="float" office:value="0" calcext:value-type="float">
            <text:p>0</text:p>
          </table:table-cell>
          <table:table-cell office:value-type="float" office:value="0.3012476" calcext:value-type="float">
            <text:p>0.3012476</text:p>
          </table:table-cell>
          <table:table-cell office:value-type="float" office:value="0.3452091" calcext:value-type="float">
            <text:p>0.3452091</text:p>
          </table:table-cell>
          <table:table-cell office:value-type="float" office:value="0.3718644" calcext:value-type="float">
            <text:p>0.3718644</text:p>
          </table:table-cell>
          <table:table-cell office:value-type="float" office:value="0.3852075" calcext:value-type="float">
            <text:p>0.3852075</text:p>
          </table:table-cell>
          <table:table-cell office:value-type="float" office:value="0.3924089" calcext:value-type="float">
            <text:p>0.3924089</text:p>
          </table:table-cell>
          <table:table-cell office:value-type="float" office:value="0.3402428" calcext:value-type="float">
            <text:p>0.3402428</text:p>
          </table:table-cell>
          <table:table-cell office:value-type="float" office:value="0.349718" calcext:value-type="float">
            <text:p>0.349718</text:p>
          </table:table-cell>
          <table:table-cell office:value-type="float" office:value="0.2833738" calcext:value-type="float">
            <text:p>0.2833738</text:p>
          </table:table-cell>
          <table:table-cell office:value-type="float" office:value="0.2803587" calcext:value-type="float">
            <text:p>0.2803587</text:p>
          </table:table-cell>
          <table:table-cell office:value-type="float" office:value="0.349563" calcext:value-type="float">
            <text:p>0.349563</text:p>
          </table:table-cell>
          <table:table-cell office:value-type="float" office:value="0.3728409" calcext:value-type="float">
            <text:p>0.3728409</text:p>
          </table:table-cell>
          <table:table-cell office:value-type="float" office:value="0.3907213" calcext:value-type="float">
            <text:p>0.3907213</text:p>
          </table:table-cell>
          <table:table-cell office:value-type="float" office:value="0.4623739" calcext:value-type="float">
            <text:p>0.4623739</text:p>
          </table:table-cell>
          <table:table-cell office:value-type="float" office:value="0" calcext:value-type="float">
            <text:p>0</text:p>
          </table:table-cell>
          <table:table-cell office:value-type="float" office:value="0.0007528375" calcext:value-type="float">
            <text:p>0.0007528375</text:p>
          </table:table-cell>
          <table:table-cell office:value-type="float" office:value="1.969085E-015" calcext:value-type="float">
            <text:p>1.969085E-15</text:p>
          </table:table-cell>
          <table:table-cell office:value-type="float" office:value="1.938661E-015" calcext:value-type="float">
            <text:p>1.938661E-15</text:p>
          </table:table-cell>
          <table:table-cell office:value-type="float" office:value="1.930953E-015" calcext:value-type="float">
            <text:p>1.930953E-15</text:p>
          </table:table-cell>
          <table:table-cell office:value-type="float" office:value="9.438422E-016" calcext:value-type="float">
            <text:p>9.43842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16724" calcext:value-type="float">
            <text:p>-0.03216724</text:p>
          </table:table-cell>
          <table:table-cell office:value-type="float" office:value="-0.01470281" calcext:value-type="float">
            <text:p>-0.01470281</text:p>
          </table:table-cell>
          <table:table-cell office:value-type="float" office:value="-0.009380196" calcext:value-type="float">
            <text:p>-0.009380196</text:p>
          </table:table-cell>
          <table:table-cell office:value-type="float" office:value="-0.007601097" calcext:value-type="float">
            <text:p>-0.007601097</text:p>
          </table:table-cell>
          <table:table-cell office:value-type="float" office:value="-0.00679067" calcext:value-type="float">
            <text:p>-0.00679067</text:p>
          </table:table-cell>
          <table:table-cell office:value-type="float" office:value="-0.005591015" calcext:value-type="float">
            <text:p>-0.005591015</text:p>
          </table:table-cell>
          <table:table-cell office:value-type="float" office:value="-0.003556332" calcext:value-type="float">
            <text:p>-0.003556332</text:p>
          </table:table-cell>
          <table:table-cell office:value-type="float" office:value="-0.2500946" calcext:value-type="float">
            <text:p>-0.2500946</text:p>
          </table:table-cell>
          <table:table-cell office:value-type="float" office:value="-0.2357487" calcext:value-type="float">
            <text:p>-0.2357487</text:p>
          </table:table-cell>
          <table:table-cell office:value-type="float" office:value="-0.03529116" calcext:value-type="float">
            <text:p>-0.0352911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5096888" calcext:value-type="float">
            <text:p>-0.05096888</text:p>
          </table:table-cell>
          <table:table-cell office:value-type="float" office:value="0.02664939" calcext:value-type="float">
            <text:p>0.0266493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2886" calcext:value-type="float">
            <text:p>-2.3928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3.6569" calcext:value-type="float">
            <text:p>483.656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943" calcext:value-type="float">
            <text:p>1038.943</text:p>
          </table:table-cell>
          <table:table-cell office:value-type="float" office:value="44.47773" calcext:value-type="float">
            <text:p>44.47773</text:p>
          </table:table-cell>
          <table:table-cell office:value-type="float" office:value="0" calcext:value-type="float">
            <text:p>0</text:p>
          </table:table-cell>
          <table:table-cell office:value-type="float" office:value="0.3210067" calcext:value-type="float">
            <text:p>0.3210067</text:p>
          </table:table-cell>
          <table:table-cell office:value-type="float" office:value="0.3469815" calcext:value-type="float">
            <text:p>0.3469815</text:p>
          </table:table-cell>
          <table:table-cell office:value-type="float" office:value="0.3658361" calcext:value-type="float">
            <text:p>0.3658361</text:p>
          </table:table-cell>
          <table:table-cell office:value-type="float" office:value="0.3789376" calcext:value-type="float">
            <text:p>0.3789376</text:p>
          </table:table-cell>
          <table:table-cell office:value-type="float" office:value="0.3873827" calcext:value-type="float">
            <text:p>0.3873827</text:p>
          </table:table-cell>
          <table:table-cell office:value-type="float" office:value="0.3383978" calcext:value-type="float">
            <text:p>0.3383978</text:p>
          </table:table-cell>
          <table:table-cell office:value-type="float" office:value="0.3445785" calcext:value-type="float">
            <text:p>0.3445785</text:p>
          </table:table-cell>
          <table:table-cell office:value-type="float" office:value="0.2842214" calcext:value-type="float">
            <text:p>0.2842214</text:p>
          </table:table-cell>
          <table:table-cell office:value-type="float" office:value="0.2805496" calcext:value-type="float">
            <text:p>0.2805496</text:p>
          </table:table-cell>
          <table:table-cell office:value-type="float" office:value="0.3498436" calcext:value-type="float">
            <text:p>0.3498436</text:p>
          </table:table-cell>
          <table:table-cell office:value-type="float" office:value="0.3729023" calcext:value-type="float">
            <text:p>0.3729023</text:p>
          </table:table-cell>
          <table:table-cell office:value-type="float" office:value="0.390645" calcext:value-type="float">
            <text:p>0.3906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78746E-015" calcext:value-type="float">
            <text:p>1.878746E-15</text:p>
          </table:table-cell>
          <table:table-cell office:value-type="float" office:value="1.969075E-015" calcext:value-type="float">
            <text:p>1.969075E-15</text:p>
          </table:table-cell>
          <table:table-cell office:value-type="float" office:value="1.938662E-015" calcext:value-type="float">
            <text:p>1.938662E-15</text:p>
          </table:table-cell>
          <table:table-cell office:value-type="float" office:value="1.930946E-015" calcext:value-type="float">
            <text:p>1.930946E-15</text:p>
          </table:table-cell>
          <table:table-cell office:value-type="float" office:value="9.438304E-016" calcext:value-type="float">
            <text:p>9.438304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6347" calcext:value-type="float">
            <text:p>-0.02206347</text:p>
          </table:table-cell>
          <table:table-cell office:value-type="float" office:value="-0.01424281" calcext:value-type="float">
            <text:p>-0.01424281</text:p>
          </table:table-cell>
          <table:table-cell office:value-type="float" office:value="-0.0104172" calcext:value-type="float">
            <text:p>-0.0104172</text:p>
          </table:table-cell>
          <table:table-cell office:value-type="float" office:value="-0.008425599" calcext:value-type="float">
            <text:p>-0.008425599</text:p>
          </table:table-cell>
          <table:table-cell office:value-type="float" office:value="-0.007358602" calcext:value-type="float">
            <text:p>-0.007358602</text:p>
          </table:table-cell>
          <table:table-cell office:value-type="float" office:value="-0.005804622" calcext:value-type="float">
            <text:p>-0.005804622</text:p>
          </table:table-cell>
          <table:table-cell office:value-type="float" office:value="-0.004017285" calcext:value-type="float">
            <text:p>-0.004017285</text:p>
          </table:table-cell>
          <table:table-cell office:value-type="float" office:value="-0.2436282" calcext:value-type="float">
            <text:p>-0.2436282</text:p>
          </table:table-cell>
          <table:table-cell office:value-type="float" office:value="-0.2342583" calcext:value-type="float">
            <text:p>-0.2342583</text:p>
          </table:table-cell>
          <table:table-cell office:value-type="float" office:value="-0.03501826" calcext:value-type="float">
            <text:p>-0.0350182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796446" calcext:value-type="float">
            <text:p>-0.02796446</text:p>
          </table:table-cell>
          <table:table-cell office:value-type="float" office:value="0.02659963" calcext:value-type="float">
            <text:p>0.0265996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6205" calcext:value-type="float">
            <text:p>-2.3962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4.3354" calcext:value-type="float">
            <text:p>484.335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7.821" calcext:value-type="float">
            <text:p>1037.821</text:p>
          </table:table-cell>
          <table:table-cell office:value-type="float" office:value="44.92175" calcext:value-type="float">
            <text:p>44.92175</text:p>
          </table:table-cell>
          <table:table-cell office:value-type="float" office:value="0" calcext:value-type="float">
            <text:p>0</text:p>
          </table:table-cell>
          <table:table-cell office:value-type="float" office:value="0.3214898" calcext:value-type="float">
            <text:p>0.3214898</text:p>
          </table:table-cell>
          <table:table-cell office:value-type="float" office:value="0.3429407" calcext:value-type="float">
            <text:p>0.3429407</text:p>
          </table:table-cell>
          <table:table-cell office:value-type="float" office:value="0.3606821" calcext:value-type="float">
            <text:p>0.3606821</text:p>
          </table:table-cell>
          <table:table-cell office:value-type="float" office:value="0.3743745" calcext:value-type="float">
            <text:p>0.3743745</text:p>
          </table:table-cell>
          <table:table-cell office:value-type="float" office:value="0.3834971" calcext:value-type="float">
            <text:p>0.3834971</text:p>
          </table:table-cell>
          <table:table-cell office:value-type="float" office:value="0.3361343" calcext:value-type="float">
            <text:p>0.3361343</text:p>
          </table:table-cell>
          <table:table-cell office:value-type="float" office:value="0.3401201" calcext:value-type="float">
            <text:p>0.3401201</text:p>
          </table:table-cell>
          <table:table-cell office:value-type="float" office:value="0.285043" calcext:value-type="float">
            <text:p>0.285043</text:p>
          </table:table-cell>
          <table:table-cell office:value-type="float" office:value="0.2807709" calcext:value-type="float">
            <text:p>0.2807709</text:p>
          </table:table-cell>
          <table:table-cell office:value-type="float" office:value="0.3500951" calcext:value-type="float">
            <text:p>0.3500951</text:p>
          </table:table-cell>
          <table:table-cell office:value-type="float" office:value="0.372962" calcext:value-type="float">
            <text:p>0.372962</text:p>
          </table:table-cell>
          <table:table-cell office:value-type="float" office:value="0.3905638" calcext:value-type="float">
            <text:p>0.39056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141E-015" calcext:value-type="float">
            <text:p>1.925141E-15</text:p>
          </table:table-cell>
          <table:table-cell office:value-type="float" office:value="1.969064E-015" calcext:value-type="float">
            <text:p>1.969064E-15</text:p>
          </table:table-cell>
          <table:table-cell office:value-type="float" office:value="1.93866E-015" calcext:value-type="float">
            <text:p>1.93866E-15</text:p>
          </table:table-cell>
          <table:table-cell office:value-type="float" office:value="1.930942E-015" calcext:value-type="float">
            <text:p>1.930942E-15</text:p>
          </table:table-cell>
          <table:table-cell office:value-type="float" office:value="9.438157E-016" calcext:value-type="float">
            <text:p>9.438157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99043" calcext:value-type="float">
            <text:p>-0.02199043</text:p>
          </table:table-cell>
          <table:table-cell office:value-type="float" office:value="-0.01537583" calcext:value-type="float">
            <text:p>-0.01537583</text:p>
          </table:table-cell>
          <table:table-cell office:value-type="float" office:value="-0.01136869" calcext:value-type="float">
            <text:p>-0.01136869</text:p>
          </table:table-cell>
          <table:table-cell office:value-type="float" office:value="-0.009065602" calcext:value-type="float">
            <text:p>-0.009065602</text:p>
          </table:table-cell>
          <table:table-cell office:value-type="float" office:value="-0.007820629" calcext:value-type="float">
            <text:p>-0.007820629</text:p>
          </table:table-cell>
          <table:table-cell office:value-type="float" office:value="-0.00609709" calcext:value-type="float">
            <text:p>-0.00609709</text:p>
          </table:table-cell>
          <table:table-cell office:value-type="float" office:value="-0.00446335" calcext:value-type="float">
            <text:p>-0.00446335</text:p>
          </table:table-cell>
          <table:table-cell office:value-type="float" office:value="-0.2375374" calcext:value-type="float">
            <text:p>-0.2375374</text:p>
          </table:table-cell>
          <table:table-cell office:value-type="float" office:value="-0.2325387" calcext:value-type="float">
            <text:p>-0.2325387</text:p>
          </table:table-cell>
          <table:table-cell office:value-type="float" office:value="-0.03477626" calcext:value-type="float">
            <text:p>-0.0347762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696527" calcext:value-type="float">
            <text:p>-0.02696527</text:p>
          </table:table-cell>
          <table:table-cell office:value-type="float" office:value="0.02656716" calcext:value-type="float">
            <text:p>0.0265671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9419" calcext:value-type="float">
            <text:p>-2.3994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4.9837" calcext:value-type="float">
            <text:p>484.983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7.276" calcext:value-type="float">
            <text:p>1037.276</text:p>
          </table:table-cell>
          <table:table-cell office:value-type="float" office:value="44.8196" calcext:value-type="float">
            <text:p>44.8196</text:p>
          </table:table-cell>
          <table:table-cell office:value-type="float" office:value="0" calcext:value-type="float">
            <text:p>0</text:p>
          </table:table-cell>
          <table:table-cell office:value-type="float" office:value="0.2346243" calcext:value-type="float">
            <text:p>0.2346243</text:p>
          </table:table-cell>
          <table:table-cell office:value-type="float" office:value="0.3294137" calcext:value-type="float">
            <text:p>0.3294137</text:p>
          </table:table-cell>
          <table:table-cell office:value-type="float" office:value="0.3553045" calcext:value-type="float">
            <text:p>0.3553045</text:p>
          </table:table-cell>
          <table:table-cell office:value-type="float" office:value="0.3710427" calcext:value-type="float">
            <text:p>0.3710427</text:p>
          </table:table-cell>
          <table:table-cell office:value-type="float" office:value="0.3813073" calcext:value-type="float">
            <text:p>0.3813073</text:p>
          </table:table-cell>
          <table:table-cell office:value-type="float" office:value="0.3355406" calcext:value-type="float">
            <text:p>0.3355406</text:p>
          </table:table-cell>
          <table:table-cell office:value-type="float" office:value="0.3454935" calcext:value-type="float">
            <text:p>0.3454935</text:p>
          </table:table-cell>
          <table:table-cell office:value-type="float" office:value="0.2858391" calcext:value-type="float">
            <text:p>0.2858391</text:p>
          </table:table-cell>
          <table:table-cell office:value-type="float" office:value="0.2809942" calcext:value-type="float">
            <text:p>0.2809942</text:p>
          </table:table-cell>
          <table:table-cell office:value-type="float" office:value="0.3503418" calcext:value-type="float">
            <text:p>0.3503418</text:p>
          </table:table-cell>
          <table:table-cell office:value-type="float" office:value="0.3730315" calcext:value-type="float">
            <text:p>0.3730315</text:p>
          </table:table-cell>
          <table:table-cell office:value-type="float" office:value="0.3909431" calcext:value-type="float">
            <text:p>0.3909431</text:p>
          </table:table-cell>
          <table:table-cell office:value-type="float" office:value="0.4539425" calcext:value-type="float">
            <text:p>0.4539425</text:p>
          </table:table-cell>
          <table:table-cell office:value-type="float" office:value="0" calcext:value-type="float">
            <text:p>0</text:p>
          </table:table-cell>
          <table:table-cell office:value-type="float" office:value="0.02465216" calcext:value-type="float">
            <text:p>0.02465216</text:p>
          </table:table-cell>
          <table:table-cell office:value-type="float" office:value="1.969054E-015" calcext:value-type="float">
            <text:p>1.969054E-15</text:p>
          </table:table-cell>
          <table:table-cell office:value-type="float" office:value="1.938661E-015" calcext:value-type="float">
            <text:p>1.938661E-15</text:p>
          </table:table-cell>
          <table:table-cell office:value-type="float" office:value="1.930938E-015" calcext:value-type="float">
            <text:p>1.930938E-15</text:p>
          </table:table-cell>
          <table:table-cell office:value-type="float" office:value="9.438007E-016" calcext:value-type="float">
            <text:p>9.438007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4631" calcext:value-type="float">
            <text:p>-0.2064631</text:p>
          </table:table-cell>
          <table:table-cell office:value-type="float" office:value="-0.01998434" calcext:value-type="float">
            <text:p>-0.01998434</text:p>
          </table:table-cell>
          <table:table-cell office:value-type="float" office:value="-0.0124731" calcext:value-type="float">
            <text:p>-0.0124731</text:p>
          </table:table-cell>
          <table:table-cell office:value-type="float" office:value="-0.009577906" calcext:value-type="float">
            <text:p>-0.009577906</text:p>
          </table:table-cell>
          <table:table-cell office:value-type="float" office:value="-0.008109549" calcext:value-type="float">
            <text:p>-0.008109549</text:p>
          </table:table-cell>
          <table:table-cell office:value-type="float" office:value="-0.006192955" calcext:value-type="float">
            <text:p>-0.006192955</text:p>
          </table:table-cell>
          <table:table-cell office:value-type="float" office:value="-0.003854959" calcext:value-type="float">
            <text:p>-0.003854959</text:p>
          </table:table-cell>
          <table:table-cell office:value-type="float" office:value="-0.2317981" calcext:value-type="float">
            <text:p>-0.2317981</text:p>
          </table:table-cell>
          <table:table-cell office:value-type="float" office:value="-0.2308174" calcext:value-type="float">
            <text:p>-0.2308174</text:p>
          </table:table-cell>
          <table:table-cell office:value-type="float" office:value="-0.03454062" calcext:value-type="float">
            <text:p>-0.0345406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7298208" calcext:value-type="float">
            <text:p>-0.7298208</text:p>
          </table:table-cell>
          <table:table-cell office:value-type="float" office:value="0.02664969" calcext:value-type="float">
            <text:p>0.0266496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17221" calcext:value-type="float">
            <text:p>-2.3172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5.3851" calcext:value-type="float">
            <text:p>485.385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7.377" calcext:value-type="float">
            <text:p>1037.377</text:p>
          </table:table-cell>
          <table:table-cell office:value-type="float" office:value="44.31715" calcext:value-type="float">
            <text:p>44.31715</text:p>
          </table:table-cell>
          <table:table-cell office:value-type="float" office:value="0" calcext:value-type="float">
            <text:p>0</text:p>
          </table:table-cell>
          <table:table-cell office:value-type="float" office:value="0.3348811" calcext:value-type="float">
            <text:p>0.3348811</text:p>
          </table:table-cell>
          <table:table-cell office:value-type="float" office:value="0.3423879" calcext:value-type="float">
            <text:p>0.3423879</text:p>
          </table:table-cell>
          <table:table-cell office:value-type="float" office:value="0.3563534" calcext:value-type="float">
            <text:p>0.3563534</text:p>
          </table:table-cell>
          <table:table-cell office:value-type="float" office:value="0.3684944" calcext:value-type="float">
            <text:p>0.3684944</text:p>
          </table:table-cell>
          <table:table-cell office:value-type="float" office:value="0.3763141" calcext:value-type="float">
            <text:p>0.3763141</text:p>
          </table:table-cell>
          <table:table-cell office:value-type="float" office:value="0.3291962" calcext:value-type="float">
            <text:p>0.3291962</text:p>
          </table:table-cell>
          <table:table-cell office:value-type="float" office:value="0.3287446" calcext:value-type="float">
            <text:p>0.3287446</text:p>
          </table:table-cell>
          <table:table-cell office:value-type="float" office:value="0.2867825" calcext:value-type="float">
            <text:p>0.2867825</text:p>
          </table:table-cell>
          <table:table-cell office:value-type="float" office:value="0.2812191" calcext:value-type="float">
            <text:p>0.2812191</text:p>
          </table:table-cell>
          <table:table-cell office:value-type="float" office:value="0.3505842" calcext:value-type="float">
            <text:p>0.3505842</text:p>
          </table:table-cell>
          <table:table-cell office:value-type="float" office:value="0.3731229" calcext:value-type="float">
            <text:p>0.3731229</text:p>
          </table:table-cell>
          <table:table-cell office:value-type="float" office:value="0.3912183" calcext:value-type="float">
            <text:p>0.3912183</text:p>
          </table:table-cell>
          <table:table-cell office:value-type="float" office:value="0.4585143" calcext:value-type="float">
            <text:p>0.4585143</text:p>
          </table:table-cell>
          <table:table-cell office:value-type="float" office:value="0" calcext:value-type="float">
            <text:p>0</text:p>
          </table:table-cell>
          <table:table-cell office:value-type="float" office:value="1.928806E-015" calcext:value-type="float">
            <text:p>1.928806E-15</text:p>
          </table:table-cell>
          <table:table-cell office:value-type="float" office:value="1.99124E-015" calcext:value-type="float">
            <text:p>1.99124E-15</text:p>
          </table:table-cell>
          <table:table-cell office:value-type="float" office:value="1.938661E-015" calcext:value-type="float">
            <text:p>1.938661E-15</text:p>
          </table:table-cell>
          <table:table-cell office:value-type="float" office:value="1.930931E-015" calcext:value-type="float">
            <text:p>1.930931E-15</text:p>
          </table:table-cell>
          <table:table-cell office:value-type="float" office:value="9.437902E-016" calcext:value-type="float">
            <text:p>9.43790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6926" calcext:value-type="float">
            <text:p>-0.01796926</text:p>
          </table:table-cell>
          <table:table-cell office:value-type="float" office:value="-0.0156924" calcext:value-type="float">
            <text:p>-0.0156924</text:p>
          </table:table-cell>
          <table:table-cell office:value-type="float" office:value="-0.01224712" calcext:value-type="float">
            <text:p>-0.01224712</text:p>
          </table:table-cell>
          <table:table-cell office:value-type="float" office:value="-0.009990867" calcext:value-type="float">
            <text:p>-0.009990867</text:p>
          </table:table-cell>
          <table:table-cell office:value-type="float" office:value="-0.008782066" calcext:value-type="float">
            <text:p>-0.008782066</text:p>
          </table:table-cell>
          <table:table-cell office:value-type="float" office:value="-0.007126681" calcext:value-type="float">
            <text:p>-0.007126681</text:p>
          </table:table-cell>
          <table:table-cell office:value-type="float" office:value="-0.005816428" calcext:value-type="float">
            <text:p>-0.005816428</text:p>
          </table:table-cell>
          <table:table-cell office:value-type="float" office:value="-0.2252109" calcext:value-type="float">
            <text:p>-0.2252109</text:p>
          </table:table-cell>
          <table:table-cell office:value-type="float" office:value="-0.2290982" calcext:value-type="float">
            <text:p>-0.2290982</text:p>
          </table:table-cell>
          <table:table-cell office:value-type="float" office:value="-0.03431085" calcext:value-type="float">
            <text:p>-0.0343108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1886649" calcext:value-type="float">
            <text:p>-0.01886649</text:p>
          </table:table-cell>
          <table:table-cell office:value-type="float" office:value="0.02646908" calcext:value-type="float">
            <text:p>0.0264690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6738" calcext:value-type="float">
            <text:p>-2.3467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6.4502" calcext:value-type="float">
            <text:p>486.4502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6.736" calcext:value-type="float">
            <text:p>1036.736</text:p>
          </table:table-cell>
          <table:table-cell office:value-type="float" office:value="43.89293" calcext:value-type="float">
            <text:p>43.89293</text:p>
          </table:table-cell>
          <table:table-cell office:value-type="float" office:value="0" calcext:value-type="float">
            <text:p>0</text:p>
          </table:table-cell>
          <table:table-cell office:value-type="float" office:value="0.3327479" calcext:value-type="float">
            <text:p>0.3327479</text:p>
          </table:table-cell>
          <table:table-cell office:value-type="float" office:value="0.3380153" calcext:value-type="float">
            <text:p>0.3380153</text:p>
          </table:table-cell>
          <table:table-cell office:value-type="float" office:value="0.3504217" calcext:value-type="float">
            <text:p>0.3504217</text:p>
          </table:table-cell>
          <table:table-cell office:value-type="float" office:value="0.3628756" calcext:value-type="float">
            <text:p>0.3628756</text:p>
          </table:table-cell>
          <table:table-cell office:value-type="float" office:value="0.3710974" calcext:value-type="float">
            <text:p>0.3710974</text:p>
          </table:table-cell>
          <table:table-cell office:value-type="float" office:value="0.3262857" calcext:value-type="float">
            <text:p>0.3262857</text:p>
          </table:table-cell>
          <table:table-cell office:value-type="float" office:value="0.3267022" calcext:value-type="float">
            <text:p>0.3267022</text:p>
          </table:table-cell>
          <table:table-cell office:value-type="float" office:value="0.2877467" calcext:value-type="float">
            <text:p>0.2877467</text:p>
          </table:table-cell>
          <table:table-cell office:value-type="float" office:value="0.2814474" calcext:value-type="float">
            <text:p>0.2814474</text:p>
          </table:table-cell>
          <table:table-cell office:value-type="float" office:value="0.3508565" calcext:value-type="float">
            <text:p>0.3508565</text:p>
          </table:table-cell>
          <table:table-cell office:value-type="float" office:value="0.3731749" calcext:value-type="float">
            <text:p>0.3731749</text:p>
          </table:table-cell>
          <table:table-cell office:value-type="float" office:value="0.3913152" calcext:value-type="float">
            <text:p>0.3913152</text:p>
          </table:table-cell>
          <table:table-cell office:value-type="float" office:value="0.4620496" calcext:value-type="float">
            <text:p>0.4620496</text:p>
          </table:table-cell>
          <table:table-cell office:value-type="float" office:value="0" calcext:value-type="float">
            <text:p>0</text:p>
          </table:table-cell>
          <table:table-cell office:value-type="float" office:value="1.881377E-015" calcext:value-type="float">
            <text:p>1.881377E-15</text:p>
          </table:table-cell>
          <table:table-cell office:value-type="float" office:value="1.991228E-015" calcext:value-type="float">
            <text:p>1.991228E-15</text:p>
          </table:table-cell>
          <table:table-cell office:value-type="float" office:value="1.938656E-015" calcext:value-type="float">
            <text:p>1.938656E-15</text:p>
          </table:table-cell>
          <table:table-cell office:value-type="float" office:value="1.930924E-015" calcext:value-type="float">
            <text:p>1.930924E-15</text:p>
          </table:table-cell>
          <table:table-cell office:value-type="float" office:value="9.437786E-016" calcext:value-type="float">
            <text:p>9.437786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4547" calcext:value-type="float">
            <text:p>-0.01864547</text:p>
          </table:table-cell>
          <table:table-cell office:value-type="float" office:value="-0.01699671" calcext:value-type="float">
            <text:p>-0.01699671</text:p>
          </table:table-cell>
          <table:table-cell office:value-type="float" office:value="-0.01359541" calcext:value-type="float">
            <text:p>-0.01359541</text:p>
          </table:table-cell>
          <table:table-cell office:value-type="float" office:value="-0.0109802" calcext:value-type="float">
            <text:p>-0.0109802</text:p>
          </table:table-cell>
          <table:table-cell office:value-type="float" office:value="-0.009568173" calcext:value-type="float">
            <text:p>-0.009568173</text:p>
          </table:table-cell>
          <table:table-cell office:value-type="float" office:value="-0.007620727" calcext:value-type="float">
            <text:p>-0.007620727</text:p>
          </table:table-cell>
          <table:table-cell office:value-type="float" office:value="-0.00612592" calcext:value-type="float">
            <text:p>-0.00612592</text:p>
          </table:table-cell>
          <table:table-cell office:value-type="float" office:value="-0.2186769" calcext:value-type="float">
            <text:p>-0.2186769</text:p>
          </table:table-cell>
          <table:table-cell office:value-type="float" office:value="-0.2273675" calcext:value-type="float">
            <text:p>-0.2273675</text:p>
          </table:table-cell>
          <table:table-cell office:value-type="float" office:value="-0.03405572" calcext:value-type="float">
            <text:p>-0.0340557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1926946" calcext:value-type="float">
            <text:p>-0.01926946</text:p>
          </table:table-cell>
          <table:table-cell office:value-type="float" office:value="0.02646109" calcext:value-type="float">
            <text:p>0.0264610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6877" calcext:value-type="float">
            <text:p>-2.3687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561.6002" calcext:value-type="float">
            <text:p>561.6002</text:p>
          </table:table-cell>
          <table:table-cell office:value-type="float" office:value="486.6585" calcext:value-type="float">
            <text:p>486.658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6.356" calcext:value-type="float">
            <text:p>1036.356</text:p>
          </table:table-cell>
          <table:table-cell office:value-type="float" office:value="44.06464" calcext:value-type="float">
            <text:p>44.06464</text:p>
          </table:table-cell>
          <table:table-cell office:value-type="float" office:value="0" calcext:value-type="float">
            <text:p>0</text:p>
          </table:table-cell>
          <table:table-cell office:value-type="float" office:value="0.3362963" calcext:value-type="float">
            <text:p>0.3362963</text:p>
          </table:table-cell>
          <table:table-cell office:value-type="float" office:value="0.3421178" calcext:value-type="float">
            <text:p>0.3421178</text:p>
          </table:table-cell>
          <table:table-cell office:value-type="float" office:value="0.3507138" calcext:value-type="float">
            <text:p>0.3507138</text:p>
          </table:table-cell>
          <table:table-cell office:value-type="float" office:value="0.359886" calcext:value-type="float">
            <text:p>0.359886</text:p>
          </table:table-cell>
          <table:table-cell office:value-type="float" office:value="0.3665994" calcext:value-type="float">
            <text:p>0.3665994</text:p>
          </table:table-cell>
          <table:table-cell office:value-type="float" office:value="0.3214442" calcext:value-type="float">
            <text:p>0.3214442</text:p>
          </table:table-cell>
          <table:table-cell office:value-type="float" office:value="0.3211524" calcext:value-type="float">
            <text:p>0.3211524</text:p>
          </table:table-cell>
          <table:table-cell office:value-type="float" office:value="0.2886727" calcext:value-type="float">
            <text:p>0.2886727</text:p>
          </table:table-cell>
          <table:table-cell office:value-type="float" office:value="0.2816786" calcext:value-type="float">
            <text:p>0.2816786</text:p>
          </table:table-cell>
          <table:table-cell office:value-type="float" office:value="0.3511804" calcext:value-type="float">
            <text:p>0.3511804</text:p>
          </table:table-cell>
          <table:table-cell office:value-type="float" office:value="0.3731563" calcext:value-type="float">
            <text:p>0.3731563</text:p>
          </table:table-cell>
          <table:table-cell office:value-type="float" office:value="0.3913108" calcext:value-type="float">
            <text:p>0.39131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1502E-015" calcext:value-type="float">
            <text:p>1.881502E-15</text:p>
          </table:table-cell>
          <table:table-cell office:value-type="float" office:value="1.991213E-015" calcext:value-type="float">
            <text:p>1.991213E-15</text:p>
          </table:table-cell>
          <table:table-cell office:value-type="float" office:value="1.938655E-015" calcext:value-type="float">
            <text:p>1.938655E-15</text:p>
          </table:table-cell>
          <table:table-cell office:value-type="float" office:value="1.93092E-015" calcext:value-type="float">
            <text:p>1.93092E-15</text:p>
          </table:table-cell>
          <table:table-cell office:value-type="float" office:value="9.437645E-016" calcext:value-type="float">
            <text:p>9.437645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41639" calcext:value-type="float">
            <text:p>-0.01741639</text:p>
          </table:table-cell>
          <table:table-cell office:value-type="float" office:value="-0.01572492" calcext:value-type="float">
            <text:p>-0.01572492</text:p>
          </table:table-cell>
          <table:table-cell office:value-type="float" office:value="-0.01352546" calcext:value-type="float">
            <text:p>-0.01352546</text:p>
          </table:table-cell>
          <table:table-cell office:value-type="float" office:value="-0.01155451" calcext:value-type="float">
            <text:p>-0.01155451</text:p>
          </table:table-cell>
          <table:table-cell office:value-type="float" office:value="-0.01031745" calcext:value-type="float">
            <text:p>-0.01031745</text:p>
          </table:table-cell>
          <table:table-cell office:value-type="float" office:value="-0.008532994" calcext:value-type="float">
            <text:p>-0.008532994</text:p>
          </table:table-cell>
          <table:table-cell office:value-type="float" office:value="-0.007076894" calcext:value-type="float">
            <text:p>-0.007076894</text:p>
          </table:table-cell>
          <table:table-cell office:value-type="float" office:value="-0.2125999" calcext:value-type="float">
            <text:p>-0.2125999</text:p>
          </table:table-cell>
          <table:table-cell office:value-type="float" office:value="-0.2256293" calcext:value-type="float">
            <text:p>-0.2256293</text:p>
          </table:table-cell>
          <table:table-cell office:value-type="float" office:value="-0.03375372" calcext:value-type="float">
            <text:p>-0.0337537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1803414" calcext:value-type="float">
            <text:p>-0.01803414</text:p>
          </table:table-cell>
          <table:table-cell office:value-type="float" office:value="0.0264584" calcext:value-type="float">
            <text:p>0.026458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5683" calcext:value-type="float">
            <text:p>-2.3756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567.3003" calcext:value-type="float">
            <text:p>567.3003</text:p>
          </table:table-cell>
          <table:table-cell office:value-type="float" office:value="486.6823" calcext:value-type="float">
            <text:p>486.6823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22" calcext:value-type="float">
            <text:p>1041.22</text:p>
          </table:table-cell>
          <table:table-cell office:value-type="float" office:value="44.87691" calcext:value-type="float">
            <text:p>44.87691</text:p>
          </table:table-cell>
          <table:table-cell office:value-type="float" office:value="0" calcext:value-type="float">
            <text:p>0</text:p>
          </table:table-cell>
          <table:table-cell office:value-type="float" office:value="0.3169824" calcext:value-type="float">
            <text:p>0.3169824</text:p>
          </table:table-cell>
          <table:table-cell office:value-type="float" office:value="0.338101" calcext:value-type="float">
            <text:p>0.338101</text:p>
          </table:table-cell>
          <table:table-cell office:value-type="float" office:value="0.351313" calcext:value-type="float">
            <text:p>0.351313</text:p>
          </table:table-cell>
          <table:table-cell office:value-type="float" office:value="0.361291" calcext:value-type="float">
            <text:p>0.361291</text:p>
          </table:table-cell>
          <table:table-cell office:value-type="float" office:value="0.3715135" calcext:value-type="float">
            <text:p>0.3715135</text:p>
          </table:table-cell>
          <table:table-cell office:value-type="float" office:value="0.3319259" calcext:value-type="float">
            <text:p>0.3319259</text:p>
          </table:table-cell>
          <table:table-cell office:value-type="float" office:value="0.3703185" calcext:value-type="float">
            <text:p>0.3703185</text:p>
          </table:table-cell>
          <table:table-cell office:value-type="float" office:value="0.2895732" calcext:value-type="float">
            <text:p>0.2895732</text:p>
          </table:table-cell>
          <table:table-cell office:value-type="float" office:value="0.2819118" calcext:value-type="float">
            <text:p>0.2819118</text:p>
          </table:table-cell>
          <table:table-cell office:value-type="float" office:value="0.3514941" calcext:value-type="float">
            <text:p>0.3514941</text:p>
          </table:table-cell>
          <table:table-cell office:value-type="float" office:value="0.3731538" calcext:value-type="float">
            <text:p>0.3731538</text:p>
          </table:table-cell>
          <table:table-cell office:value-type="float" office:value="0.3912658" calcext:value-type="float">
            <text:p>0.39126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1609E-015" calcext:value-type="float">
            <text:p>1.881609E-15</text:p>
          </table:table-cell>
          <table:table-cell office:value-type="float" office:value="1.991201E-015" calcext:value-type="float">
            <text:p>1.991201E-15</text:p>
          </table:table-cell>
          <table:table-cell office:value-type="float" office:value="1.938655E-015" calcext:value-type="float">
            <text:p>1.938655E-15</text:p>
          </table:table-cell>
          <table:table-cell office:value-type="float" office:value="1.930914E-015" calcext:value-type="float">
            <text:p>1.930914E-15</text:p>
          </table:table-cell>
          <table:table-cell office:value-type="float" office:value="9.437531E-016" calcext:value-type="float">
            <text:p>9.437531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5986" calcext:value-type="float">
            <text:p>-0.0245986</text:p>
          </table:table-cell>
          <table:table-cell office:value-type="float" office:value="-0.01672786" calcext:value-type="float">
            <text:p>-0.01672786</text:p>
          </table:table-cell>
          <table:table-cell office:value-type="float" office:value="-0.01335967" calcext:value-type="float">
            <text:p>-0.01335967</text:p>
          </table:table-cell>
          <table:table-cell office:value-type="float" office:value="-0.01132172" calcext:value-type="float">
            <text:p>-0.01132172</text:p>
          </table:table-cell>
          <table:table-cell office:value-type="float" office:value="-0.009550327" calcext:value-type="float">
            <text:p>-0.009550327</text:p>
          </table:table-cell>
          <table:table-cell office:value-type="float" office:value="-0.00676852" calcext:value-type="float">
            <text:p>-0.00676852</text:p>
          </table:table-cell>
          <table:table-cell office:value-type="float" office:value="-0.002187531" calcext:value-type="float">
            <text:p>-0.002187531</text:p>
          </table:table-cell>
          <table:table-cell office:value-type="float" office:value="-0.2068724" calcext:value-type="float">
            <text:p>-0.2068724</text:p>
          </table:table-cell>
          <table:table-cell office:value-type="float" office:value="-0.2238908" calcext:value-type="float">
            <text:p>-0.2238908</text:p>
          </table:table-cell>
          <table:table-cell office:value-type="float" office:value="-0.03346407" calcext:value-type="float">
            <text:p>-0.0334640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3045542" calcext:value-type="float">
            <text:p>-0.03045542</text:p>
          </table:table-cell>
          <table:table-cell office:value-type="float" office:value="0.0266475" calcext:value-type="float">
            <text:p>0.026647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9296" calcext:value-type="float">
            <text:p>-2.37929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568.2001" calcext:value-type="float">
            <text:p>568.2001</text:p>
          </table:table-cell>
          <table:table-cell office:value-type="float" office:value="486.7635" calcext:value-type="float">
            <text:p>486.763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153" calcext:value-type="float">
            <text:p>1041.153</text:p>
          </table:table-cell>
          <table:table-cell office:value-type="float" office:value="45.76331" calcext:value-type="float">
            <text:p>45.76331</text:p>
          </table:table-cell>
          <table:table-cell office:value-type="float" office:value="0" calcext:value-type="float">
            <text:p>0</text:p>
          </table:table-cell>
          <table:table-cell office:value-type="float" office:value="0.2291282" calcext:value-type="float">
            <text:p>0.2291282</text:p>
          </table:table-cell>
          <table:table-cell office:value-type="float" office:value="0.32133" calcext:value-type="float">
            <text:p>0.32133</text:p>
          </table:table-cell>
          <table:table-cell office:value-type="float" office:value="0.3560391" calcext:value-type="float">
            <text:p>0.3560391</text:p>
          </table:table-cell>
          <table:table-cell office:value-type="float" office:value="0.3758705" calcext:value-type="float">
            <text:p>0.3758705</text:p>
          </table:table-cell>
          <table:table-cell office:value-type="float" office:value="0.3892158" calcext:value-type="float">
            <text:p>0.3892158</text:p>
          </table:table-cell>
          <table:table-cell office:value-type="float" office:value="0.3434937" calcext:value-type="float">
            <text:p>0.3434937</text:p>
          </table:table-cell>
          <table:table-cell office:value-type="float" office:value="0.3522942" calcext:value-type="float">
            <text:p>0.3522942</text:p>
          </table:table-cell>
          <table:table-cell office:value-type="float" office:value="0.2904837" calcext:value-type="float">
            <text:p>0.2904837</text:p>
          </table:table-cell>
          <table:table-cell office:value-type="float" office:value="0.2821464" calcext:value-type="float">
            <text:p>0.2821464</text:p>
          </table:table-cell>
          <table:table-cell office:value-type="float" office:value="0.3517981" calcext:value-type="float">
            <text:p>0.3517981</text:p>
          </table:table-cell>
          <table:table-cell office:value-type="float" office:value="0.3731637" calcext:value-type="float">
            <text:p>0.3731637</text:p>
          </table:table-cell>
          <table:table-cell office:value-type="float" office:value="0.3912065" calcext:value-type="float">
            <text:p>0.3912065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08518897" calcext:value-type="float">
            <text:p>0.008518897</text:p>
          </table:table-cell>
          <table:table-cell office:value-type="float" office:value="1.991201E-015" calcext:value-type="float">
            <text:p>1.991201E-15</text:p>
          </table:table-cell>
          <table:table-cell office:value-type="float" office:value="1.938656E-015" calcext:value-type="float">
            <text:p>1.938656E-15</text:p>
          </table:table-cell>
          <table:table-cell office:value-type="float" office:value="1.930906E-015" calcext:value-type="float">
            <text:p>1.930906E-15</text:p>
          </table:table-cell>
          <table:table-cell office:value-type="float" office:value="9.437446E-016" calcext:value-type="float">
            <text:p>9.437446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2531" calcext:value-type="float">
            <text:p>-0.2662531</text:p>
          </table:table-cell>
          <table:table-cell office:value-type="float" office:value="-0.02336725" calcext:value-type="float">
            <text:p>-0.02336725</text:p>
          </table:table-cell>
          <table:table-cell office:value-type="float" office:value="-0.01233737" calcext:value-type="float">
            <text:p>-0.01233737</text:p>
          </table:table-cell>
          <table:table-cell office:value-type="float" office:value="-0.008861393" calcext:value-type="float">
            <text:p>-0.008861393</text:p>
          </table:table-cell>
          <table:table-cell office:value-type="float" office:value="-0.007154021" calcext:value-type="float">
            <text:p>-0.007154021</text:p>
          </table:table-cell>
          <table:table-cell office:value-type="float" office:value="-0.005179107" calcext:value-type="float">
            <text:p>-0.005179107</text:p>
          </table:table-cell>
          <table:table-cell office:value-type="float" office:value="-0.003254564" calcext:value-type="float">
            <text:p>-0.003254564</text:p>
          </table:table-cell>
          <table:table-cell office:value-type="float" office:value="-0.2012709" calcext:value-type="float">
            <text:p>-0.2012709</text:p>
          </table:table-cell>
          <table:table-cell office:value-type="float" office:value="-0.2221569" calcext:value-type="float">
            <text:p>-0.2221569</text:p>
          </table:table-cell>
          <table:table-cell office:value-type="float" office:value="-0.03318609" calcext:value-type="float">
            <text:p>-0.0331860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8496726" calcext:value-type="float">
            <text:p>-0.8496726</text:p>
          </table:table-cell>
          <table:table-cell office:value-type="float" office:value="0.0265737" calcext:value-type="float">
            <text:p>0.026573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2818" calcext:value-type="float">
            <text:p>-2.3828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569.6001" calcext:value-type="float">
            <text:p>569.6001</text:p>
          </table:table-cell>
          <table:table-cell office:value-type="float" office:value="486.7305" calcext:value-type="float">
            <text:p>486.730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83" calcext:value-type="float">
            <text:p>1041.83</text:p>
          </table:table-cell>
          <table:table-cell office:value-type="float" office:value="46.51983" calcext:value-type="float">
            <text:p>46.51983</text:p>
          </table:table-cell>
          <table:table-cell office:value-type="float" office:value="0" calcext:value-type="float">
            <text:p>0</text:p>
          </table:table-cell>
          <table:table-cell office:value-type="float" office:value="0.1923674" calcext:value-type="float">
            <text:p>0.1923674</text:p>
          </table:table-cell>
          <table:table-cell office:value-type="float" office:value="0.3583912" calcext:value-type="float">
            <text:p>0.3583912</text:p>
          </table:table-cell>
          <table:table-cell office:value-type="float" office:value="0.3661696" calcext:value-type="float">
            <text:p>0.3661696</text:p>
          </table:table-cell>
          <table:table-cell office:value-type="float" office:value="0.3765222" calcext:value-type="float">
            <text:p>0.3765222</text:p>
          </table:table-cell>
          <table:table-cell office:value-type="float" office:value="0.385186" calcext:value-type="float">
            <text:p>0.385186</text:p>
          </table:table-cell>
          <table:table-cell office:value-type="float" office:value="0.3375754" calcext:value-type="float">
            <text:p>0.3375754</text:p>
          </table:table-cell>
          <table:table-cell office:value-type="float" office:value="0.3448111" calcext:value-type="float">
            <text:p>0.3448111</text:p>
          </table:table-cell>
          <table:table-cell office:value-type="float" office:value="0.2915952" calcext:value-type="float">
            <text:p>0.2915952</text:p>
          </table:table-cell>
          <table:table-cell office:value-type="float" office:value="0.2823849" calcext:value-type="float">
            <text:p>0.2823849</text:p>
          </table:table-cell>
          <table:table-cell office:value-type="float" office:value="0.3520928" calcext:value-type="float">
            <text:p>0.3520928</text:p>
          </table:table-cell>
          <table:table-cell office:value-type="float" office:value="0.3731836" calcext:value-type="float">
            <text:p>0.3731836</text:p>
          </table:table-cell>
          <table:table-cell office:value-type="float" office:value="0.3911363" calcext:value-type="float">
            <text:p>0.3911363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0933106" calcext:value-type="float">
            <text:p>0.00933106</text:p>
          </table:table-cell>
          <table:table-cell office:value-type="float" office:value="1.951218E-015" calcext:value-type="float">
            <text:p>1.951218E-15</text:p>
          </table:table-cell>
          <table:table-cell office:value-type="float" office:value="1.938657E-015" calcext:value-type="float">
            <text:p>1.938657E-15</text:p>
          </table:table-cell>
          <table:table-cell office:value-type="float" office:value="1.930892E-015" calcext:value-type="float">
            <text:p>1.930892E-15</text:p>
          </table:table-cell>
          <table:table-cell office:value-type="float" office:value="9.437429E-016" calcext:value-type="float">
            <text:p>9.437429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2443" calcext:value-type="float">
            <text:p>-1.032443</text:p>
          </table:table-cell>
          <table:table-cell office:value-type="float" office:value="-0.01185997" calcext:value-type="float">
            <text:p>-0.01185997</text:p>
          </table:table-cell>
          <table:table-cell office:value-type="float" office:value="-0.01039544" calcext:value-type="float">
            <text:p>-0.01039544</text:p>
          </table:table-cell>
          <table:table-cell office:value-type="float" office:value="-0.008780563" calcext:value-type="float">
            <text:p>-0.008780563</text:p>
          </table:table-cell>
          <table:table-cell office:value-type="float" office:value="-0.007642598" calcext:value-type="float">
            <text:p>-0.007642598</text:p>
          </table:table-cell>
          <table:table-cell office:value-type="float" office:value="-0.005912893" calcext:value-type="float">
            <text:p>-0.005912893</text:p>
          </table:table-cell>
          <table:table-cell office:value-type="float" office:value="-0.003889151" calcext:value-type="float">
            <text:p>-0.003889151</text:p>
          </table:table-cell>
          <table:table-cell office:value-type="float" office:value="-0.19464" calcext:value-type="float">
            <text:p>-0.19464</text:p>
          </table:table-cell>
          <table:table-cell office:value-type="float" office:value="-0.2204096" calcext:value-type="float">
            <text:p>-0.2204096</text:p>
          </table:table-cell>
          <table:table-cell office:value-type="float" office:value="-0.03285627" calcext:value-type="float">
            <text:p>-0.0328562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4.075454" calcext:value-type="float">
            <text:p>-4.075454</text:p>
          </table:table-cell>
          <table:table-cell office:value-type="float" office:value="0.02658428" calcext:value-type="float">
            <text:p>0.0265842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6183" calcext:value-type="float">
            <text:p>-2.3861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569.6001" calcext:value-type="float">
            <text:p>569.6001</text:p>
          </table:table-cell>
          <table:table-cell office:value-type="float" office:value="486.7397" calcext:value-type="float">
            <text:p>486.739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1.243" calcext:value-type="float">
            <text:p>1041.243</text:p>
          </table:table-cell>
          <table:table-cell office:value-type="float" office:value="47.09734" calcext:value-type="float">
            <text:p>47.09734</text:p>
          </table:table-cell>
          <table:table-cell office:value-type="float" office:value="0" calcext:value-type="float">
            <text:p>0</text:p>
          </table:table-cell>
          <table:table-cell office:value-type="float" office:value="0.1654755" calcext:value-type="float">
            <text:p>0.1654755</text:p>
          </table:table-cell>
          <table:table-cell office:value-type="float" office:value="0.3616849" calcext:value-type="float">
            <text:p>0.3616849</text:p>
          </table:table-cell>
          <table:table-cell office:value-type="float" office:value="0.3711365" calcext:value-type="float">
            <text:p>0.3711365</text:p>
          </table:table-cell>
          <table:table-cell office:value-type="float" office:value="0.3788068" calcext:value-type="float">
            <text:p>0.3788068</text:p>
          </table:table-cell>
          <table:table-cell office:value-type="float" office:value="0.3839782" calcext:value-type="float">
            <text:p>0.3839782</text:p>
          </table:table-cell>
          <table:table-cell office:value-type="float" office:value="0.3323503" calcext:value-type="float">
            <text:p>0.3323503</text:p>
          </table:table-cell>
          <table:table-cell office:value-type="float" office:value="0.3305838" calcext:value-type="float">
            <text:p>0.3305838</text:p>
          </table:table-cell>
          <table:table-cell office:value-type="float" office:value="0.2926581" calcext:value-type="float">
            <text:p>0.2926581</text:p>
          </table:table-cell>
          <table:table-cell office:value-type="float" office:value="0.2826262" calcext:value-type="float">
            <text:p>0.2826262</text:p>
          </table:table-cell>
          <table:table-cell office:value-type="float" office:value="0.3523734" calcext:value-type="float">
            <text:p>0.3523734</text:p>
          </table:table-cell>
          <table:table-cell office:value-type="float" office:value="0.3732186" calcext:value-type="float">
            <text:p>0.3732186</text:p>
          </table:table-cell>
          <table:table-cell office:value-type="float" office:value="0.3910575" calcext:value-type="float">
            <text:p>0.3910575</text:p>
          </table:table-cell>
          <table:table-cell office:value-type="float" office:value="0.4623681" calcext:value-type="float">
            <text:p>0.4623681</text:p>
          </table:table-cell>
          <table:table-cell office:value-type="float" office:value="0" calcext:value-type="float">
            <text:p>0</text:p>
          </table:table-cell>
          <table:table-cell office:value-type="float" office:value="0.01989711" calcext:value-type="float">
            <text:p>0.01989711</text:p>
          </table:table-cell>
          <table:table-cell office:value-type="float" office:value="0.01188899" calcext:value-type="float">
            <text:p>0.01188899</text:p>
          </table:table-cell>
          <table:table-cell office:value-type="float" office:value="1.938654E-015" calcext:value-type="float">
            <text:p>1.938654E-15</text:p>
          </table:table-cell>
          <table:table-cell office:value-type="float" office:value="1.930884E-015" calcext:value-type="float">
            <text:p>1.930884E-15</text:p>
          </table:table-cell>
          <table:table-cell office:value-type="float" office:value="9.437425E-016" calcext:value-type="float">
            <text:p>9.437425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07316" calcext:value-type="float">
            <text:p>-3.407316</text:p>
          </table:table-cell>
          <table:table-cell office:value-type="float" office:value="-0.01113366" calcext:value-type="float">
            <text:p>-0.01113366</text:p>
          </table:table-cell>
          <table:table-cell office:value-type="float" office:value="-0.009534962" calcext:value-type="float">
            <text:p>-0.009534962</text:p>
          </table:table-cell>
          <table:table-cell office:value-type="float" office:value="-0.008438876" calcext:value-type="float">
            <text:p>-0.008438876</text:p>
          </table:table-cell>
          <table:table-cell office:value-type="float" office:value="-0.007767665" calcext:value-type="float">
            <text:p>-0.007767665</text:p>
          </table:table-cell>
          <table:table-cell office:value-type="float" office:value="-0.006640846" calcext:value-type="float">
            <text:p>-0.006640846</text:p>
          </table:table-cell>
          <table:table-cell office:value-type="float" office:value="-0.005560358" calcext:value-type="float">
            <text:p>-0.005560358</text:p>
          </table:table-cell>
          <table:table-cell office:value-type="float" office:value="-0.1885254" calcext:value-type="float">
            <text:p>-0.1885254</text:p>
          </table:table-cell>
          <table:table-cell office:value-type="float" office:value="-0.2186573" calcext:value-type="float">
            <text:p>-0.2186573</text:p>
          </table:table-cell>
          <table:table-cell office:value-type="float" office:value="-0.03241126" calcext:value-type="float">
            <text:p>-0.0324112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9.832992" calcext:value-type="float">
            <text:p>-9.832992</text:p>
          </table:table-cell>
          <table:table-cell office:value-type="float" office:value="0.02658136" calcext:value-type="float">
            <text:p>0.0265813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9796" calcext:value-type="float">
            <text:p>-2.3897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569.6001" calcext:value-type="float">
            <text:p>569.6001</text:p>
          </table:table-cell>
          <table:table-cell office:value-type="float" office:value="486.6821" calcext:value-type="float">
            <text:p>486.682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676" calcext:value-type="float">
            <text:p>1040.676</text:p>
          </table:table-cell>
          <table:table-cell office:value-type="float" office:value="47.72284" calcext:value-type="float">
            <text:p>47.72284</text:p>
          </table:table-cell>
          <table:table-cell office:value-type="float" office:value="0" calcext:value-type="float">
            <text:p>0</text:p>
          </table:table-cell>
          <table:table-cell office:value-type="float" office:value="0.1733903" calcext:value-type="float">
            <text:p>0.1733903</text:p>
          </table:table-cell>
          <table:table-cell office:value-type="float" office:value="0.3549767" calcext:value-type="float">
            <text:p>0.3549767</text:p>
          </table:table-cell>
          <table:table-cell office:value-type="float" office:value="0.3635749" calcext:value-type="float">
            <text:p>0.3635749</text:p>
          </table:table-cell>
          <table:table-cell office:value-type="float" office:value="0.3714042" calcext:value-type="float">
            <text:p>0.3714042</text:p>
          </table:table-cell>
          <table:table-cell office:value-type="float" office:value="0.376624" calcext:value-type="float">
            <text:p>0.376624</text:p>
          </table:table-cell>
          <table:table-cell office:value-type="float" office:value="0.3267364" calcext:value-type="float">
            <text:p>0.3267364</text:p>
          </table:table-cell>
          <table:table-cell office:value-type="float" office:value="0.3244123" calcext:value-type="float">
            <text:p>0.3244123</text:p>
          </table:table-cell>
          <table:table-cell office:value-type="float" office:value="0.2936741" calcext:value-type="float">
            <text:p>0.2936741</text:p>
          </table:table-cell>
          <table:table-cell office:value-type="float" office:value="0.2828697" calcext:value-type="float">
            <text:p>0.2828697</text:p>
          </table:table-cell>
          <table:table-cell office:value-type="float" office:value="0.3526396" calcext:value-type="float">
            <text:p>0.3526396</text:p>
          </table:table-cell>
          <table:table-cell office:value-type="float" office:value="0.3732669" calcext:value-type="float">
            <text:p>0.3732669</text:p>
          </table:table-cell>
          <table:table-cell office:value-type="float" office:value="0.3909667" calcext:value-type="float">
            <text:p>0.3909667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0391467" calcext:value-type="float">
            <text:p>0.00391467</text:p>
          </table:table-cell>
          <table:table-cell office:value-type="float" office:value="0.05206445" calcext:value-type="float">
            <text:p>0.05206445</text:p>
          </table:table-cell>
          <table:table-cell office:value-type="float" office:value="1.938648E-015" calcext:value-type="float">
            <text:p>1.938648E-15</text:p>
          </table:table-cell>
          <table:table-cell office:value-type="float" office:value="1.930876E-015" calcext:value-type="float">
            <text:p>1.930876E-15</text:p>
          </table:table-cell>
          <table:table-cell office:value-type="float" office:value="9.437425E-016" calcext:value-type="float">
            <text:p>9.437425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15236" calcext:value-type="float">
            <text:p>-2.415236</text:p>
          </table:table-cell>
          <table:table-cell office:value-type="float" office:value="-0.01252554" calcext:value-type="float">
            <text:p>-0.01252554</text:p>
          </table:table-cell>
          <table:table-cell office:value-type="float" office:value="-0.0108257" calcext:value-type="float">
            <text:p>-0.0108257</text:p>
          </table:table-cell>
          <table:table-cell office:value-type="float" office:value="-0.009522444" calcext:value-type="float">
            <text:p>-0.009522444</text:p>
          </table:table-cell>
          <table:table-cell office:value-type="float" office:value="-0.0087429" calcext:value-type="float">
            <text:p>-0.0087429</text:p>
          </table:table-cell>
          <table:table-cell office:value-type="float" office:value="-0.007548244" calcext:value-type="float">
            <text:p>-0.007548244</text:p>
          </table:table-cell>
          <table:table-cell office:value-type="float" office:value="-0.006514239" calcext:value-type="float">
            <text:p>-0.006514239</text:p>
          </table:table-cell>
          <table:table-cell office:value-type="float" office:value="-0.1828808" calcext:value-type="float">
            <text:p>-0.1828808</text:p>
          </table:table-cell>
          <table:table-cell office:value-type="float" office:value="-0.2169047" calcext:value-type="float">
            <text:p>-0.2169047</text:p>
          </table:table-cell>
          <table:table-cell office:value-type="float" office:value="-0.0319949" calcext:value-type="float">
            <text:p>-0.031994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6.316856" calcext:value-type="float">
            <text:p>-6.316856</text:p>
          </table:table-cell>
          <table:table-cell office:value-type="float" office:value="0.02668825" calcext:value-type="float">
            <text:p>0.0266882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3998" calcext:value-type="float">
            <text:p>-2.3939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569.6001" calcext:value-type="float">
            <text:p>569.6001</text:p>
          </table:table-cell>
          <table:table-cell office:value-type="float" office:value="486.6804" calcext:value-type="float">
            <text:p>486.680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38" calcext:value-type="float">
            <text:p>1040.38</text:p>
          </table:table-cell>
          <table:table-cell office:value-type="float" office:value="48.01971" calcext:value-type="float">
            <text:p>48.01971</text:p>
          </table:table-cell>
          <table:table-cell office:value-type="float" office:value="0" calcext:value-type="float">
            <text:p>0</text:p>
          </table:table-cell>
          <table:table-cell office:value-type="float" office:value="0.2325744" calcext:value-type="float">
            <text:p>0.2325744</text:p>
          </table:table-cell>
          <table:table-cell office:value-type="float" office:value="0.3639632" calcext:value-type="float">
            <text:p>0.3639632</text:p>
          </table:table-cell>
          <table:table-cell office:value-type="float" office:value="0.3683251" calcext:value-type="float">
            <text:p>0.3683251</text:p>
          </table:table-cell>
          <table:table-cell office:value-type="float" office:value="0.371914" calcext:value-type="float">
            <text:p>0.371914</text:p>
          </table:table-cell>
          <table:table-cell office:value-type="float" office:value="0.374783" calcext:value-type="float">
            <text:p>0.374783</text:p>
          </table:table-cell>
          <table:table-cell office:value-type="float" office:value="0.3229081" calcext:value-type="float">
            <text:p>0.3229081</text:p>
          </table:table-cell>
          <table:table-cell office:value-type="float" office:value="0.3194587" calcext:value-type="float">
            <text:p>0.3194587</text:p>
          </table:table-cell>
          <table:table-cell office:value-type="float" office:value="0.2946481" calcext:value-type="float">
            <text:p>0.2946481</text:p>
          </table:table-cell>
          <table:table-cell office:value-type="float" office:value="0.2831148" calcext:value-type="float">
            <text:p>0.2831148</text:p>
          </table:table-cell>
          <table:table-cell office:value-type="float" office:value="0.3528926" calcext:value-type="float">
            <text:p>0.3528926</text:p>
          </table:table-cell>
          <table:table-cell office:value-type="float" office:value="0.373325" calcext:value-type="float">
            <text:p>0.373325</text:p>
          </table:table-cell>
          <table:table-cell office:value-type="float" office:value="0.3908717" calcext:value-type="float">
            <text:p>0.3908717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1395516" calcext:value-type="float">
            <text:p>0.01395516</text:p>
          </table:table-cell>
          <table:table-cell office:value-type="float" office:value="0.03167873" calcext:value-type="float">
            <text:p>0.03167873</text:p>
          </table:table-cell>
          <table:table-cell office:value-type="float" office:value="1.938643E-015" calcext:value-type="float">
            <text:p>1.938643E-15</text:p>
          </table:table-cell>
          <table:table-cell office:value-type="float" office:value="1.930869E-015" calcext:value-type="float">
            <text:p>1.930869E-15</text:p>
          </table:table-cell>
          <table:table-cell office:value-type="float" office:value="9.437425E-016" calcext:value-type="float">
            <text:p>9.437425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54911" calcext:value-type="float">
            <text:p>-0.2554911</text:p>
          </table:table-cell>
          <table:table-cell office:value-type="float" office:value="-0.01073656" calcext:value-type="float">
            <text:p>-0.01073656</text:p>
          </table:table-cell>
          <table:table-cell office:value-type="float" office:value="-0.009998106" calcext:value-type="float">
            <text:p>-0.009998106</text:p>
          </table:table-cell>
          <table:table-cell office:value-type="float" office:value="-0.009451674" calcext:value-type="float">
            <text:p>-0.009451674</text:p>
          </table:table-cell>
          <table:table-cell office:value-type="float" office:value="-0.009019406" calcext:value-type="float">
            <text:p>-0.009019406</text:p>
          </table:table-cell>
          <table:table-cell office:value-type="float" office:value="-0.008255269" calcext:value-type="float">
            <text:p>-0.008255269</text:p>
          </table:table-cell>
          <table:table-cell office:value-type="float" office:value="-0.007409057" calcext:value-type="float">
            <text:p>-0.007409057</text:p>
          </table:table-cell>
          <table:table-cell office:value-type="float" office:value="-0.1776451" calcext:value-type="float">
            <text:p>-0.1776451</text:p>
          </table:table-cell>
          <table:table-cell office:value-type="float" office:value="-0.2151562" calcext:value-type="float">
            <text:p>-0.2151562</text:p>
          </table:table-cell>
          <table:table-cell office:value-type="float" office:value="-0.03160447" calcext:value-type="float">
            <text:p>-0.0316044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3355838" calcext:value-type="float">
            <text:p>-0.3355838</text:p>
          </table:table-cell>
          <table:table-cell office:value-type="float" office:value="0.02656501" calcext:value-type="float">
            <text:p>0.0265650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6513" calcext:value-type="float">
            <text:p>-2.3965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569.6001" calcext:value-type="float">
            <text:p>569.6001</text:p>
          </table:table-cell>
          <table:table-cell office:value-type="float" office:value="486.9035" calcext:value-type="float">
            <text:p>486.903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757" calcext:value-type="float">
            <text:p>1039.757</text:p>
          </table:table-cell>
          <table:table-cell office:value-type="float" office:value="48.42075" calcext:value-type="float">
            <text:p>48.42075</text:p>
          </table:table-cell>
          <table:table-cell office:value-type="float" office:value="0" calcext:value-type="float">
            <text:p>0</text:p>
          </table:table-cell>
          <table:table-cell office:value-type="float" office:value="0.2628839" calcext:value-type="float">
            <text:p>0.2628839</text:p>
          </table:table-cell>
          <table:table-cell office:value-type="float" office:value="0.3298953" calcext:value-type="float">
            <text:p>0.3298953</text:p>
          </table:table-cell>
          <table:table-cell office:value-type="float" office:value="0.3530863" calcext:value-type="float">
            <text:p>0.3530863</text:p>
          </table:table-cell>
          <table:table-cell office:value-type="float" office:value="0.3653882" calcext:value-type="float">
            <text:p>0.3653882</text:p>
          </table:table-cell>
          <table:table-cell office:value-type="float" office:value="0.3722906" calcext:value-type="float">
            <text:p>0.3722906</text:p>
          </table:table-cell>
          <table:table-cell office:value-type="float" office:value="0.3261136" calcext:value-type="float">
            <text:p>0.3261136</text:p>
          </table:table-cell>
          <table:table-cell office:value-type="float" office:value="0.3382839" calcext:value-type="float">
            <text:p>0.3382839</text:p>
          </table:table-cell>
          <table:table-cell office:value-type="float" office:value="0.295873" calcext:value-type="float">
            <text:p>0.295873</text:p>
          </table:table-cell>
          <table:table-cell office:value-type="float" office:value="0.2833644" calcext:value-type="float">
            <text:p>0.2833644</text:p>
          </table:table-cell>
          <table:table-cell office:value-type="float" office:value="0.3531339" calcext:value-type="float">
            <text:p>0.3531339</text:p>
          </table:table-cell>
          <table:table-cell office:value-type="float" office:value="0.3733904" calcext:value-type="float">
            <text:p>0.3733904</text:p>
          </table:table-cell>
          <table:table-cell office:value-type="float" office:value="0.3907816" calcext:value-type="float">
            <text:p>0.3907816</text:p>
          </table:table-cell>
          <table:table-cell office:value-type="float" office:value="0.4623718" calcext:value-type="float">
            <text:p>0.4623718</text:p>
          </table:table-cell>
          <table:table-cell office:value-type="float" office:value="0" calcext:value-type="float">
            <text:p>0</text:p>
          </table:table-cell>
          <table:table-cell office:value-type="float" office:value="0.03655523" calcext:value-type="float">
            <text:p>0.03655523</text:p>
          </table:table-cell>
          <table:table-cell office:value-type="float" office:value="0.004592008" calcext:value-type="float">
            <text:p>0.004592008</text:p>
          </table:table-cell>
          <table:table-cell office:value-type="float" office:value="1.93864E-015" calcext:value-type="float">
            <text:p>1.93864E-15</text:p>
          </table:table-cell>
          <table:table-cell office:value-type="float" office:value="1.930859E-015" calcext:value-type="float">
            <text:p>1.930859E-15</text:p>
          </table:table-cell>
          <table:table-cell office:value-type="float" office:value="9.437425E-016" calcext:value-type="float">
            <text:p>9.437425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89036" calcext:value-type="float">
            <text:p>-0.09489036</text:p>
          </table:table-cell>
          <table:table-cell office:value-type="float" office:value="-0.01962256" calcext:value-type="float">
            <text:p>-0.01962256</text:p>
          </table:table-cell>
          <table:table-cell office:value-type="float" office:value="-0.0129346" calcext:value-type="float">
            <text:p>-0.0129346</text:p>
          </table:table-cell>
          <table:table-cell office:value-type="float" office:value="-0.01051503" calcext:value-type="float">
            <text:p>-0.01051503</text:p>
          </table:table-cell>
          <table:table-cell office:value-type="float" office:value="-0.00939306" calcext:value-type="float">
            <text:p>-0.00939306</text:p>
          </table:table-cell>
          <table:table-cell office:value-type="float" office:value="-0.007690539" calcext:value-type="float">
            <text:p>-0.007690539</text:p>
          </table:table-cell>
          <table:table-cell office:value-type="float" office:value="-0.004614585" calcext:value-type="float">
            <text:p>-0.004614585</text:p>
          </table:table-cell>
          <table:table-cell office:value-type="float" office:value="-0.171314" calcext:value-type="float">
            <text:p>-0.171314</text:p>
          </table:table-cell>
          <table:table-cell office:value-type="float" office:value="-0.2133917" calcext:value-type="float">
            <text:p>-0.2133917</text:p>
          </table:table-cell>
          <table:table-cell office:value-type="float" office:value="-0.03123667" calcext:value-type="float">
            <text:p>-0.0312366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1884433" calcext:value-type="float">
            <text:p>-0.1884433</text:p>
          </table:table-cell>
          <table:table-cell office:value-type="float" office:value="0.0266169" calcext:value-type="float">
            <text:p>0.026616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8847" calcext:value-type="float">
            <text:p>-2.39884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569.7" calcext:value-type="float">
            <text:p>569.7</text:p>
          </table:table-cell>
          <table:table-cell office:value-type="float" office:value="486.9365" calcext:value-type="float">
            <text:p>486.936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586" calcext:value-type="float">
            <text:p>1039.586</text:p>
          </table:table-cell>
          <table:table-cell office:value-type="float" office:value="48.6587" calcext:value-type="float">
            <text:p>48.6587</text:p>
          </table:table-cell>
          <table:table-cell office:value-type="float" office:value="0.7051555" calcext:value-type="float">
            <text:p>0.7051555</text:p>
          </table:table-cell>
          <table:table-cell office:value-type="float" office:value="0.1583976" calcext:value-type="float">
            <text:p>0.1583976</text:p>
          </table:table-cell>
          <table:table-cell office:value-type="float" office:value="0.3260436" calcext:value-type="float">
            <text:p>0.3260436</text:p>
          </table:table-cell>
          <table:table-cell office:value-type="float" office:value="0.3489898" calcext:value-type="float">
            <text:p>0.3489898</text:p>
          </table:table-cell>
          <table:table-cell office:value-type="float" office:value="0.3617214" calcext:value-type="float">
            <text:p>0.3617214</text:p>
          </table:table-cell>
          <table:table-cell office:value-type="float" office:value="0.3694944" calcext:value-type="float">
            <text:p>0.3694944</text:p>
          </table:table-cell>
          <table:table-cell office:value-type="float" office:value="0.3244057" calcext:value-type="float">
            <text:p>0.3244057</text:p>
          </table:table-cell>
          <table:table-cell office:value-type="float" office:value="0.3243734" calcext:value-type="float">
            <text:p>0.3243734</text:p>
          </table:table-cell>
          <table:table-cell office:value-type="float" office:value="0.2970726" calcext:value-type="float">
            <text:p>0.2970726</text:p>
          </table:table-cell>
          <table:table-cell office:value-type="float" office:value="0.2836167" calcext:value-type="float">
            <text:p>0.2836167</text:p>
          </table:table-cell>
          <table:table-cell office:value-type="float" office:value="0.3533646" calcext:value-type="float">
            <text:p>0.3533646</text:p>
          </table:table-cell>
          <table:table-cell office:value-type="float" office:value="0.3734663" calcext:value-type="float">
            <text:p>0.3734663</text:p>
          </table:table-cell>
          <table:table-cell office:value-type="float" office:value="0.3909633" calcext:value-type="float">
            <text:p>0.3909633</text:p>
          </table:table-cell>
          <table:table-cell office:value-type="float" office:value="0.4559316" calcext:value-type="float">
            <text:p>0.4559316</text:p>
          </table:table-cell>
          <table:table-cell office:value-type="float" office:value="0" calcext:value-type="float">
            <text:p>0</text:p>
          </table:table-cell>
          <table:table-cell office:value-type="float" office:value="0.09739631" calcext:value-type="float">
            <text:p>0.09739631</text:p>
          </table:table-cell>
          <table:table-cell office:value-type="float" office:value="0.03938153" calcext:value-type="float">
            <text:p>0.03938153</text:p>
          </table:table-cell>
          <table:table-cell office:value-type="float" office:value="1.938632E-015" calcext:value-type="float">
            <text:p>1.938632E-15</text:p>
          </table:table-cell>
          <table:table-cell office:value-type="float" office:value="1.930855E-015" calcext:value-type="float">
            <text:p>1.930855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4976" calcext:value-type="float">
            <text:p>-4.834976</text:p>
          </table:table-cell>
          <table:table-cell office:value-type="float" office:value="-0.02093807" calcext:value-type="float">
            <text:p>-0.02093807</text:p>
          </table:table-cell>
          <table:table-cell office:value-type="float" office:value="-0.01389818" calcext:value-type="float">
            <text:p>-0.01389818</text:p>
          </table:table-cell>
          <table:table-cell office:value-type="float" office:value="-0.01118972" calcext:value-type="float">
            <text:p>-0.01118972</text:p>
          </table:table-cell>
          <table:table-cell office:value-type="float" office:value="-0.009824063" calcext:value-type="float">
            <text:p>-0.009824063</text:p>
          </table:table-cell>
          <table:table-cell office:value-type="float" office:value="-0.007959271" calcext:value-type="float">
            <text:p>-0.007959271</text:p>
          </table:table-cell>
          <table:table-cell office:value-type="float" office:value="-0.006505765" calcext:value-type="float">
            <text:p>-0.006505765</text:p>
          </table:table-cell>
          <table:table-cell office:value-type="float" office:value="-0.1653392" calcext:value-type="float">
            <text:p>-0.1653392</text:p>
          </table:table-cell>
          <table:table-cell office:value-type="float" office:value="-0.211624" calcext:value-type="float">
            <text:p>-0.211624</text:p>
          </table:table-cell>
          <table:table-cell office:value-type="float" office:value="-0.03088967" calcext:value-type="float">
            <text:p>-0.03088967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2.54572" calcext:value-type="float">
            <text:p>-12.54572</text:p>
          </table:table-cell>
          <table:table-cell office:value-type="float" office:value="0.02671152" calcext:value-type="float">
            <text:p>0.0267115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37428" calcext:value-type="float">
            <text:p>-2.3374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569.7" calcext:value-type="float">
            <text:p>569.7</text:p>
          </table:table-cell>
          <table:table-cell office:value-type="float" office:value="487.305" calcext:value-type="float">
            <text:p>487.30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636" calcext:value-type="float">
            <text:p>1039.636</text:p>
          </table:table-cell>
          <table:table-cell office:value-type="float" office:value="48.23998" calcext:value-type="float">
            <text:p>48.23998</text:p>
          </table:table-cell>
          <table:table-cell office:value-type="float" office:value="0.6530347" calcext:value-type="float">
            <text:p>0.6530347</text:p>
          </table:table-cell>
          <table:table-cell office:value-type="float" office:value="0.1567059" calcext:value-type="float">
            <text:p>0.1567059</text:p>
          </table:table-cell>
          <table:table-cell office:value-type="float" office:value="0.3118295" calcext:value-type="float">
            <text:p>0.3118295</text:p>
          </table:table-cell>
          <table:table-cell office:value-type="float" office:value="0.3393968" calcext:value-type="float">
            <text:p>0.3393968</text:p>
          </table:table-cell>
          <table:table-cell office:value-type="float" office:value="0.3531459" calcext:value-type="float">
            <text:p>0.3531459</text:p>
          </table:table-cell>
          <table:table-cell office:value-type="float" office:value="0.3604078" calcext:value-type="float">
            <text:p>0.3604078</text:p>
          </table:table-cell>
          <table:table-cell office:value-type="float" office:value="0.3169628" calcext:value-type="float">
            <text:p>0.3169628</text:p>
          </table:table-cell>
          <table:table-cell office:value-type="float" office:value="0.3159609" calcext:value-type="float">
            <text:p>0.3159609</text:p>
          </table:table-cell>
          <table:table-cell office:value-type="float" office:value="0.2982074" calcext:value-type="float">
            <text:p>0.2982074</text:p>
          </table:table-cell>
          <table:table-cell office:value-type="float" office:value="0.2838711" calcext:value-type="float">
            <text:p>0.2838711</text:p>
          </table:table-cell>
          <table:table-cell office:value-type="float" office:value="0.3535859" calcext:value-type="float">
            <text:p>0.3535859</text:p>
          </table:table-cell>
          <table:table-cell office:value-type="float" office:value="0.373564" calcext:value-type="float">
            <text:p>0.373564</text:p>
          </table:table-cell>
          <table:table-cell office:value-type="float" office:value="0.3911732" calcext:value-type="float">
            <text:p>0.3911732</text:p>
          </table:table-cell>
          <table:table-cell office:value-type="float" office:value="0.459388" calcext:value-type="float">
            <text:p>0.459388</text:p>
          </table:table-cell>
          <table:table-cell office:value-type="float" office:value="0" calcext:value-type="float">
            <text:p>0</text:p>
          </table:table-cell>
          <table:table-cell office:value-type="float" office:value="0.08409149" calcext:value-type="float">
            <text:p>0.08409149</text:p>
          </table:table-cell>
          <table:table-cell office:value-type="float" office:value="0.09776845" calcext:value-type="float">
            <text:p>0.09776845</text:p>
          </table:table-cell>
          <table:table-cell office:value-type="float" office:value="1.938625E-015" calcext:value-type="float">
            <text:p>1.938625E-15</text:p>
          </table:table-cell>
          <table:table-cell office:value-type="float" office:value="1.93085E-015" calcext:value-type="float">
            <text:p>1.93085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56248" calcext:value-type="float">
            <text:p>-5.156248</text:p>
          </table:table-cell>
          <table:table-cell office:value-type="float" office:value="-0.02736253" calcext:value-type="float">
            <text:p>-0.02736253</text:p>
          </table:table-cell>
          <table:table-cell office:value-type="float" office:value="-0.0164957" calcext:value-type="float">
            <text:p>-0.0164957</text:p>
          </table:table-cell>
          <table:table-cell office:value-type="float" office:value="-0.01295475" calcext:value-type="float">
            <text:p>-0.01295475</text:p>
          </table:table-cell>
          <table:table-cell office:value-type="float" office:value="-0.01144246" calcext:value-type="float">
            <text:p>-0.01144246</text:p>
          </table:table-cell>
          <table:table-cell office:value-type="float" office:value="-0.009482511" calcext:value-type="float">
            <text:p>-0.009482511</text:p>
          </table:table-cell>
          <table:table-cell office:value-type="float" office:value="-0.008119768" calcext:value-type="float">
            <text:p>-0.008119768</text:p>
          </table:table-cell>
          <table:table-cell office:value-type="float" office:value="-0.1599006" calcext:value-type="float">
            <text:p>-0.1599006</text:p>
          </table:table-cell>
          <table:table-cell office:value-type="float" office:value="-0.2098583" calcext:value-type="float">
            <text:p>-0.2098583</text:p>
          </table:table-cell>
          <table:table-cell office:value-type="float" office:value="-0.03056035" calcext:value-type="float">
            <text:p>-0.0305603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4.86742" calcext:value-type="float">
            <text:p>-14.86742</text:p>
          </table:table-cell>
          <table:table-cell office:value-type="float" office:value="0.02690772" calcext:value-type="float">
            <text:p>0.0269077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5842" calcext:value-type="float">
            <text:p>-2.3584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569.7" calcext:value-type="float">
            <text:p>569.7</text:p>
          </table:table-cell>
          <table:table-cell office:value-type="float" office:value="487.5399" calcext:value-type="float">
            <text:p>487.539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72" calcext:value-type="float">
            <text:p>1039.72</text:p>
          </table:table-cell>
          <table:table-cell office:value-type="float" office:value="47.92159" calcext:value-type="float">
            <text:p>47.92159</text:p>
          </table:table-cell>
          <table:table-cell office:value-type="float" office:value="0.6006237" calcext:value-type="float">
            <text:p>0.6006237</text:p>
          </table:table-cell>
          <table:table-cell office:value-type="float" office:value="0.1546061" calcext:value-type="float">
            <text:p>0.1546061</text:p>
          </table:table-cell>
          <table:table-cell office:value-type="float" office:value="0.2515866" calcext:value-type="float">
            <text:p>0.2515866</text:p>
          </table:table-cell>
          <table:table-cell office:value-type="float" office:value="0.3373142" calcext:value-type="float">
            <text:p>0.3373142</text:p>
          </table:table-cell>
          <table:table-cell office:value-type="float" office:value="0.3466316" calcext:value-type="float">
            <text:p>0.3466316</text:p>
          </table:table-cell>
          <table:table-cell office:value-type="float" office:value="0.3530332" calcext:value-type="float">
            <text:p>0.3530332</text:p>
          </table:table-cell>
          <table:table-cell office:value-type="float" office:value="0.3108335" calcext:value-type="float">
            <text:p>0.3108335</text:p>
          </table:table-cell>
          <table:table-cell office:value-type="float" office:value="0.3089009" calcext:value-type="float">
            <text:p>0.3089009</text:p>
          </table:table-cell>
          <table:table-cell office:value-type="float" office:value="0.2993676" calcext:value-type="float">
            <text:p>0.2993676</text:p>
          </table:table-cell>
          <table:table-cell office:value-type="float" office:value="0.2841278" calcext:value-type="float">
            <text:p>0.2841278</text:p>
          </table:table-cell>
          <table:table-cell office:value-type="float" office:value="0.3538118" calcext:value-type="float">
            <text:p>0.3538118</text:p>
          </table:table-cell>
          <table:table-cell office:value-type="float" office:value="0.3737172" calcext:value-type="float">
            <text:p>0.3737172</text:p>
          </table:table-cell>
          <table:table-cell office:value-type="float" office:value="0.3912219" calcext:value-type="float">
            <text:p>0.3912219</text:p>
          </table:table-cell>
          <table:table-cell office:value-type="float" office:value="0.4619388" calcext:value-type="float">
            <text:p>0.4619388</text:p>
          </table:table-cell>
          <table:table-cell office:value-type="float" office:value="0" calcext:value-type="float">
            <text:p>0</text:p>
          </table:table-cell>
          <table:table-cell office:value-type="float" office:value="0.0683455" calcext:value-type="float">
            <text:p>0.0683455</text:p>
          </table:table-cell>
          <table:table-cell office:value-type="float" office:value="0.1904642" calcext:value-type="float">
            <text:p>0.1904642</text:p>
          </table:table-cell>
          <table:table-cell office:value-type="float" office:value="1.938617E-015" calcext:value-type="float">
            <text:p>1.938617E-15</text:p>
          </table:table-cell>
          <table:table-cell office:value-type="float" office:value="1.930844E-015" calcext:value-type="float">
            <text:p>1.930844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57197" calcext:value-type="float">
            <text:p>-5.857197</text:p>
          </table:table-cell>
          <table:table-cell office:value-type="float" office:value="-0.1339201" calcext:value-type="float">
            <text:p>-0.1339201</text:p>
          </table:table-cell>
          <table:table-cell office:value-type="float" office:value="-0.01718348" calcext:value-type="float">
            <text:p>-0.01718348</text:p>
          </table:table-cell>
          <table:table-cell office:value-type="float" office:value="-0.01453666" calcext:value-type="float">
            <text:p>-0.01453666</text:p>
          </table:table-cell>
          <table:table-cell office:value-type="float" office:value="-0.01299038" calcext:value-type="float">
            <text:p>-0.01299038</text:p>
          </table:table-cell>
          <table:table-cell office:value-type="float" office:value="-0.01098388" calcext:value-type="float">
            <text:p>-0.01098388</text:p>
          </table:table-cell>
          <table:table-cell office:value-type="float" office:value="-0.009808869" calcext:value-type="float">
            <text:p>-0.009808869</text:p>
          </table:table-cell>
          <table:table-cell office:value-type="float" office:value="-0.1545618" calcext:value-type="float">
            <text:p>-0.1545618</text:p>
          </table:table-cell>
          <table:table-cell office:value-type="float" office:value="-0.2080933" calcext:value-type="float">
            <text:p>-0.2080933</text:p>
          </table:table-cell>
          <table:table-cell office:value-type="float" office:value="-0.03022844" calcext:value-type="float">
            <text:p>-0.0302284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5.22935" calcext:value-type="float">
            <text:p>-15.22935</text:p>
          </table:table-cell>
          <table:table-cell office:value-type="float" office:value="0.02716518" calcext:value-type="float">
            <text:p>0.0271651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3174" calcext:value-type="float">
            <text:p>-2.3731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569.7" calcext:value-type="float">
            <text:p>569.7</text:p>
          </table:table-cell>
          <table:table-cell office:value-type="float" office:value="487.8336" calcext:value-type="float">
            <text:p>487.833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205" calcext:value-type="float">
            <text:p>1039.205</text:p>
          </table:table-cell>
          <table:table-cell office:value-type="float" office:value="48.14344" calcext:value-type="float">
            <text:p>48.14344</text:p>
          </table:table-cell>
          <table:table-cell office:value-type="float" office:value="0.5330346" calcext:value-type="float">
            <text:p>0.5330346</text:p>
          </table:table-cell>
          <table:table-cell office:value-type="float" office:value="0.1512283" calcext:value-type="float">
            <text:p>0.1512283</text:p>
          </table:table-cell>
          <table:table-cell office:value-type="float" office:value="0.1868998" calcext:value-type="float">
            <text:p>0.1868998</text:p>
          </table:table-cell>
          <table:table-cell office:value-type="float" office:value="0.3382272" calcext:value-type="float">
            <text:p>0.3382272</text:p>
          </table:table-cell>
          <table:table-cell office:value-type="float" office:value="0.3456951" calcext:value-type="float">
            <text:p>0.3456951</text:p>
          </table:table-cell>
          <table:table-cell office:value-type="float" office:value="0.3497221" calcext:value-type="float">
            <text:p>0.3497221</text:p>
          </table:table-cell>
          <table:table-cell office:value-type="float" office:value="0.3063288" calcext:value-type="float">
            <text:p>0.3063288</text:p>
          </table:table-cell>
          <table:table-cell office:value-type="float" office:value="0.3032566" calcext:value-type="float">
            <text:p>0.3032566</text:p>
          </table:table-cell>
          <table:table-cell office:value-type="float" office:value="0.3007184" calcext:value-type="float">
            <text:p>0.3007184</text:p>
          </table:table-cell>
          <table:table-cell office:value-type="float" office:value="0.2843888" calcext:value-type="float">
            <text:p>0.2843888</text:p>
          </table:table-cell>
          <table:table-cell office:value-type="float" office:value="0.3540528" calcext:value-type="float">
            <text:p>0.3540528</text:p>
          </table:table-cell>
          <table:table-cell office:value-type="float" office:value="0.3739337" calcext:value-type="float">
            <text:p>0.3739337</text:p>
          </table:table-cell>
          <table:table-cell office:value-type="float" office:value="0.391118" calcext:value-type="float">
            <text:p>0.391118</text:p>
          </table:table-cell>
          <table:table-cell office:value-type="float" office:value="0.4623628" calcext:value-type="float">
            <text:p>0.4623628</text:p>
          </table:table-cell>
          <table:table-cell office:value-type="float" office:value="0" calcext:value-type="float">
            <text:p>0</text:p>
          </table:table-cell>
          <table:table-cell office:value-type="float" office:value="0.04594356" calcext:value-type="float">
            <text:p>0.04594356</text:p>
          </table:table-cell>
          <table:table-cell office:value-type="float" office:value="0.2603334" calcext:value-type="float">
            <text:p>0.2603334</text:p>
          </table:table-cell>
          <table:table-cell office:value-type="float" office:value="0.007993654" calcext:value-type="float">
            <text:p>0.007993654</text:p>
          </table:table-cell>
          <table:table-cell office:value-type="float" office:value="1.930841E-015" calcext:value-type="float">
            <text:p>1.930841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8634" calcext:value-type="float">
            <text:p>-6.88634</text:p>
          </table:table-cell>
          <table:table-cell office:value-type="float" office:value="-1.324454" calcext:value-type="float">
            <text:p>-1.324454</text:p>
          </table:table-cell>
          <table:table-cell office:value-type="float" office:value="-0.01681847" calcext:value-type="float">
            <text:p>-0.01681847</text:p>
          </table:table-cell>
          <table:table-cell office:value-type="float" office:value="-0.01477198" calcext:value-type="float">
            <text:p>-0.01477198</text:p>
          </table:table-cell>
          <table:table-cell office:value-type="float" office:value="-0.01376619" calcext:value-type="float">
            <text:p>-0.01376619</text:p>
          </table:table-cell>
          <table:table-cell office:value-type="float" office:value="-0.01226489" calcext:value-type="float">
            <text:p>-0.01226489</text:p>
          </table:table-cell>
          <table:table-cell office:value-type="float" office:value="-0.01145368" calcext:value-type="float">
            <text:p>-0.01145368</text:p>
          </table:table-cell>
          <table:table-cell office:value-type="float" office:value="-0.1485757" calcext:value-type="float">
            <text:p>-0.1485757</text:p>
          </table:table-cell>
          <table:table-cell office:value-type="float" office:value="-0.2063155" calcext:value-type="float">
            <text:p>-0.2063155</text:p>
          </table:table-cell>
          <table:table-cell office:value-type="float" office:value="-0.0298782" calcext:value-type="float">
            <text:p>-0.029878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5.36456" calcext:value-type="float">
            <text:p>-15.36456</text:p>
          </table:table-cell>
          <table:table-cell office:value-type="float" office:value="0.02738081" calcext:value-type="float">
            <text:p>0.0273808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2826" calcext:value-type="float">
            <text:p>-2.3828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569.7" calcext:value-type="float">
            <text:p>569.7</text:p>
          </table:table-cell>
          <table:table-cell office:value-type="float" office:value="487.9096" calcext:value-type="float">
            <text:p>487.909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943" calcext:value-type="float">
            <text:p>1038.943</text:p>
          </table:table-cell>
          <table:table-cell office:value-type="float" office:value="48.32885" calcext:value-type="float">
            <text:p>48.32885</text:p>
          </table:table-cell>
          <table:table-cell office:value-type="float" office:value="0.496892" calcext:value-type="float">
            <text:p>0.496892</text:p>
          </table:table-cell>
          <table:table-cell office:value-type="float" office:value="0.162493" calcext:value-type="float">
            <text:p>0.162493</text:p>
          </table:table-cell>
          <table:table-cell office:value-type="float" office:value="0.1888993" calcext:value-type="float">
            <text:p>0.1888993</text:p>
          </table:table-cell>
          <table:table-cell office:value-type="float" office:value="0.3261349" calcext:value-type="float">
            <text:p>0.3261349</text:p>
          </table:table-cell>
          <table:table-cell office:value-type="float" office:value="0.3368165" calcext:value-type="float">
            <text:p>0.3368165</text:p>
          </table:table-cell>
          <table:table-cell office:value-type="float" office:value="0.3421806" calcext:value-type="float">
            <text:p>0.3421806</text:p>
          </table:table-cell>
          <table:table-cell office:value-type="float" office:value="0.3021171" calcext:value-type="float">
            <text:p>0.3021171</text:p>
          </table:table-cell>
          <table:table-cell office:value-type="float" office:value="0.2990434" calcext:value-type="float">
            <text:p>0.2990434</text:p>
          </table:table-cell>
          <table:table-cell office:value-type="float" office:value="0.3019902" calcext:value-type="float">
            <text:p>0.3019902</text:p>
          </table:table-cell>
          <table:table-cell office:value-type="float" office:value="0.284652" calcext:value-type="float">
            <text:p>0.284652</text:p>
          </table:table-cell>
          <table:table-cell office:value-type="float" office:value="0.3542868" calcext:value-type="float">
            <text:p>0.3542868</text:p>
          </table:table-cell>
          <table:table-cell office:value-type="float" office:value="0.3741295" calcext:value-type="float">
            <text:p>0.3741295</text:p>
          </table:table-cell>
          <table:table-cell office:value-type="float" office:value="0.3910063" calcext:value-type="float">
            <text:p>0.3910063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1751425" calcext:value-type="float">
            <text:p>0.01751425</text:p>
          </table:table-cell>
          <table:table-cell office:value-type="float" office:value="0.2591132" calcext:value-type="float">
            <text:p>0.2591132</text:p>
          </table:table-cell>
          <table:table-cell office:value-type="float" office:value="0.04090886" calcext:value-type="float">
            <text:p>0.04090886</text:p>
          </table:table-cell>
          <table:table-cell office:value-type="float" office:value="1.930837E-015" calcext:value-type="float">
            <text:p>1.930837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84787" calcext:value-type="float">
            <text:p>-3.984787</text:p>
          </table:table-cell>
          <table:table-cell office:value-type="float" office:value="-1.250843" calcext:value-type="float">
            <text:p>-1.250843</text:p>
          </table:table-cell>
          <table:table-cell office:value-type="float" office:value="-0.02107296" calcext:value-type="float">
            <text:p>-0.02107296</text:p>
          </table:table-cell>
          <table:table-cell office:value-type="float" office:value="-0.01731827" calcext:value-type="float">
            <text:p>-0.01731827</text:p>
          </table:table-cell>
          <table:table-cell office:value-type="float" office:value="-0.01572406" calcext:value-type="float">
            <text:p>-0.01572406</text:p>
          </table:table-cell>
          <table:table-cell office:value-type="float" office:value="-0.01360759" calcext:value-type="float">
            <text:p>-0.01360759</text:p>
          </table:table-cell>
          <table:table-cell office:value-type="float" office:value="-0.01287872" calcext:value-type="float">
            <text:p>-0.01287872</text:p>
          </table:table-cell>
          <table:table-cell office:value-type="float" office:value="-0.1431749" calcext:value-type="float">
            <text:p>-0.1431749</text:p>
          </table:table-cell>
          <table:table-cell office:value-type="float" office:value="-0.2045391" calcext:value-type="float">
            <text:p>-0.2045391</text:p>
          </table:table-cell>
          <table:table-cell office:value-type="float" office:value="-0.0295425" calcext:value-type="float">
            <text:p>-0.029542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7.089061" calcext:value-type="float">
            <text:p>-7.089061</text:p>
          </table:table-cell>
          <table:table-cell office:value-type="float" office:value="0.02747411" calcext:value-type="float">
            <text:p>0.0274741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7298" calcext:value-type="float">
            <text:p>-2.3872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569.8998" calcext:value-type="float">
            <text:p>569.8998</text:p>
          </table:table-cell>
          <table:table-cell office:value-type="float" office:value="488.027" calcext:value-type="float">
            <text:p>488.02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844" calcext:value-type="float">
            <text:p>1038.844</text:p>
          </table:table-cell>
          <table:table-cell office:value-type="float" office:value="48.51161" calcext:value-type="float">
            <text:p>48.51161</text:p>
          </table:table-cell>
          <table:table-cell office:value-type="float" office:value="1.7915" calcext:value-type="float">
            <text:p>1.7915</text:p>
          </table:table-cell>
          <table:table-cell office:value-type="float" office:value="0.1639624" calcext:value-type="float">
            <text:p>0.1639624</text:p>
          </table:table-cell>
          <table:table-cell office:value-type="float" office:value="0.1967964" calcext:value-type="float">
            <text:p>0.1967964</text:p>
          </table:table-cell>
          <table:table-cell office:value-type="float" office:value="0.3227134" calcext:value-type="float">
            <text:p>0.3227134</text:p>
          </table:table-cell>
          <table:table-cell office:value-type="float" office:value="0.3318513" calcext:value-type="float">
            <text:p>0.3318513</text:p>
          </table:table-cell>
          <table:table-cell office:value-type="float" office:value="0.3365897" calcext:value-type="float">
            <text:p>0.3365897</text:p>
          </table:table-cell>
          <table:table-cell office:value-type="float" office:value="0.2978615" calcext:value-type="float">
            <text:p>0.2978615</text:p>
          </table:table-cell>
          <table:table-cell office:value-type="float" office:value="0.2949782" calcext:value-type="float">
            <text:p>0.2949782</text:p>
          </table:table-cell>
          <table:table-cell office:value-type="float" office:value="0.3031873" calcext:value-type="float">
            <text:p>0.3031873</text:p>
          </table:table-cell>
          <table:table-cell office:value-type="float" office:value="0.2849236" calcext:value-type="float">
            <text:p>0.2849236</text:p>
          </table:table-cell>
          <table:table-cell office:value-type="float" office:value="0.3545088" calcext:value-type="float">
            <text:p>0.3545088</text:p>
          </table:table-cell>
          <table:table-cell office:value-type="float" office:value="0.3743074" calcext:value-type="float">
            <text:p>0.3743074</text:p>
          </table:table-cell>
          <table:table-cell office:value-type="float" office:value="0.3909023" calcext:value-type="float">
            <text:p>0.3909023</text:p>
          </table:table-cell>
          <table:table-cell office:value-type="float" office:value="0.4623686" calcext:value-type="float">
            <text:p>0.4623686</text:p>
          </table:table-cell>
          <table:table-cell office:value-type="float" office:value="0" calcext:value-type="float">
            <text:p>0</text:p>
          </table:table-cell>
          <table:table-cell office:value-type="float" office:value="0.0187952" calcext:value-type="float">
            <text:p>0.0187952</text:p>
          </table:table-cell>
          <table:table-cell office:value-type="float" office:value="0.2505857" calcext:value-type="float">
            <text:p>0.2505857</text:p>
          </table:table-cell>
          <table:table-cell office:value-type="float" office:value="0.05898042" calcext:value-type="float">
            <text:p>0.05898042</text:p>
          </table:table-cell>
          <table:table-cell office:value-type="float" office:value="1.930834E-015" calcext:value-type="float">
            <text:p>1.930834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58595" calcext:value-type="float">
            <text:p>-3.658595</text:p>
          </table:table-cell>
          <table:table-cell office:value-type="float" office:value="-0.9067833" calcext:value-type="float">
            <text:p>-0.9067833</text:p>
          </table:table-cell>
          <table:table-cell office:value-type="float" office:value="-0.02248641" calcext:value-type="float">
            <text:p>-0.02248641</text:p>
          </table:table-cell>
          <table:table-cell office:value-type="float" office:value="-0.01897613" calcext:value-type="float">
            <text:p>-0.01897613</text:p>
          </table:table-cell>
          <table:table-cell office:value-type="float" office:value="-0.0174017" calcext:value-type="float">
            <text:p>-0.0174017</text:p>
          </table:table-cell>
          <table:table-cell office:value-type="float" office:value="-0.01514301" calcext:value-type="float">
            <text:p>-0.01514301</text:p>
          </table:table-cell>
          <table:table-cell office:value-type="float" office:value="-0.01444248" calcext:value-type="float">
            <text:p>-0.01444248</text:p>
          </table:table-cell>
          <table:table-cell office:value-type="float" office:value="-0.1382899" calcext:value-type="float">
            <text:p>-0.1382899</text:p>
          </table:table-cell>
          <table:table-cell office:value-type="float" office:value="-0.2027302" calcext:value-type="float">
            <text:p>-0.2027302</text:p>
          </table:table-cell>
          <table:table-cell office:value-type="float" office:value="-0.0292264" calcext:value-type="float">
            <text:p>-0.029226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6.754273" calcext:value-type="float">
            <text:p>-6.754273</text:p>
          </table:table-cell>
          <table:table-cell office:value-type="float" office:value="0.02750057" calcext:value-type="float">
            <text:p>0.0275005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1021" calcext:value-type="float">
            <text:p>-2.3910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569.9997" calcext:value-type="float">
            <text:p>569.9997</text:p>
          </table:table-cell>
          <table:table-cell office:value-type="float" office:value="487.9753" calcext:value-type="float">
            <text:p>487.9753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912" calcext:value-type="float">
            <text:p>1038.912</text:p>
          </table:table-cell>
          <table:table-cell office:value-type="float" office:value="48.59568" calcext:value-type="float">
            <text:p>48.59568</text:p>
          </table:table-cell>
          <table:table-cell office:value-type="float" office:value="1.68673" calcext:value-type="float">
            <text:p>1.68673</text:p>
          </table:table-cell>
          <table:table-cell office:value-type="float" office:value="0.1687761" calcext:value-type="float">
            <text:p>0.1687761</text:p>
          </table:table-cell>
          <table:table-cell office:value-type="float" office:value="0.2003064" calcext:value-type="float">
            <text:p>0.2003064</text:p>
          </table:table-cell>
          <table:table-cell office:value-type="float" office:value="0.3208051" calcext:value-type="float">
            <text:p>0.3208051</text:p>
          </table:table-cell>
          <table:table-cell office:value-type="float" office:value="0.3283669" calcext:value-type="float">
            <text:p>0.3283669</text:p>
          </table:table-cell>
          <table:table-cell office:value-type="float" office:value="0.3326355" calcext:value-type="float">
            <text:p>0.3326355</text:p>
          </table:table-cell>
          <table:table-cell office:value-type="float" office:value="0.2942001" calcext:value-type="float">
            <text:p>0.2942001</text:p>
          </table:table-cell>
          <table:table-cell office:value-type="float" office:value="0.290513" calcext:value-type="float">
            <text:p>0.290513</text:p>
          </table:table-cell>
          <table:table-cell office:value-type="float" office:value="0.3045959" calcext:value-type="float">
            <text:p>0.3045959</text:p>
          </table:table-cell>
          <table:table-cell office:value-type="float" office:value="0.2852787" calcext:value-type="float">
            <text:p>0.2852787</text:p>
          </table:table-cell>
          <table:table-cell office:value-type="float" office:value="0.3546759" calcext:value-type="float">
            <text:p>0.3546759</text:p>
          </table:table-cell>
          <table:table-cell office:value-type="float" office:value="0.3744675" calcext:value-type="float">
            <text:p>0.3744675</text:p>
          </table:table-cell>
          <table:table-cell office:value-type="float" office:value="0.3908055" calcext:value-type="float">
            <text:p>0.3908055</text:p>
          </table:table-cell>
          <table:table-cell office:value-type="float" office:value="0.4623704" calcext:value-type="float">
            <text:p>0.4623704</text:p>
          </table:table-cell>
          <table:table-cell office:value-type="float" office:value="0" calcext:value-type="float">
            <text:p>0</text:p>
          </table:table-cell>
          <table:table-cell office:value-type="float" office:value="0.01697047" calcext:value-type="float">
            <text:p>0.01697047</text:p>
          </table:table-cell>
          <table:table-cell office:value-type="float" office:value="0.2469843" calcext:value-type="float">
            <text:p>0.2469843</text:p>
          </table:table-cell>
          <table:table-cell office:value-type="float" office:value="0.07072963" calcext:value-type="float">
            <text:p>0.07072963</text:p>
          </table:table-cell>
          <table:table-cell office:value-type="float" office:value="1.930833E-015" calcext:value-type="float">
            <text:p>1.930833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3134" calcext:value-type="float">
            <text:p>-2.93134</text:p>
          </table:table-cell>
          <table:table-cell office:value-type="float" office:value="-0.7948506" calcext:value-type="float">
            <text:p>-0.7948506</text:p>
          </table:table-cell>
          <table:table-cell office:value-type="float" office:value="-0.02332188" calcext:value-type="float">
            <text:p>-0.02332188</text:p>
          </table:table-cell>
          <table:table-cell office:value-type="float" office:value="-0.02024742" calcext:value-type="float">
            <text:p>-0.02024742</text:p>
          </table:table-cell>
          <table:table-cell office:value-type="float" office:value="-0.01870558" calcext:value-type="float">
            <text:p>-0.01870558</text:p>
          </table:table-cell>
          <table:table-cell office:value-type="float" office:value="-0.01662174" calcext:value-type="float">
            <text:p>-0.01662174</text:p>
          </table:table-cell>
          <table:table-cell office:value-type="float" office:value="-0.01641156" calcext:value-type="float">
            <text:p>-0.01641156</text:p>
          </table:table-cell>
          <table:table-cell office:value-type="float" office:value="-0.1327934" calcext:value-type="float">
            <text:p>-0.1327934</text:p>
          </table:table-cell>
          <table:table-cell office:value-type="float" office:value="-0.2003839" calcext:value-type="float">
            <text:p>-0.2003839</text:p>
          </table:table-cell>
          <table:table-cell office:value-type="float" office:value="-0.02899182" calcext:value-type="float">
            <text:p>-0.0289918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5.619215" calcext:value-type="float">
            <text:p>-5.619215</text:p>
          </table:table-cell>
          <table:table-cell office:value-type="float" office:value="0.02756894" calcext:value-type="float">
            <text:p>0.0275689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457" calcext:value-type="float">
            <text:p>-2.394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569.9997" calcext:value-type="float">
            <text:p>569.9997</text:p>
          </table:table-cell>
          <table:table-cell office:value-type="float" office:value="488.2286" calcext:value-type="float">
            <text:p>488.2286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459" calcext:value-type="float">
            <text:p>1038.459</text:p>
          </table:table-cell>
          <table:table-cell office:value-type="float" office:value="48.79596" calcext:value-type="float">
            <text:p>48.79596</text:p>
          </table:table-cell>
          <table:table-cell office:value-type="float" office:value="0.5130286" calcext:value-type="float">
            <text:p>0.5130286</text:p>
          </table:table-cell>
          <table:table-cell office:value-type="float" office:value="0.1751774" calcext:value-type="float">
            <text:p>0.1751774</text:p>
          </table:table-cell>
          <table:table-cell office:value-type="float" office:value="0.2117601" calcext:value-type="float">
            <text:p>0.2117601</text:p>
          </table:table-cell>
          <table:table-cell office:value-type="float" office:value="0.3210869" calcext:value-type="float">
            <text:p>0.3210869</text:p>
          </table:table-cell>
          <table:table-cell office:value-type="float" office:value="0.3259502" calcext:value-type="float">
            <text:p>0.3259502</text:p>
          </table:table-cell>
          <table:table-cell office:value-type="float" office:value="0.3292808" calcext:value-type="float">
            <text:p>0.3292808</text:p>
          </table:table-cell>
          <table:table-cell office:value-type="float" office:value="0.2908575" calcext:value-type="float">
            <text:p>0.2908575</text:p>
          </table:table-cell>
          <table:table-cell office:value-type="float" office:value="0.2868791" calcext:value-type="float">
            <text:p>0.2868791</text:p>
          </table:table-cell>
          <table:table-cell office:value-type="float" office:value="0.3059607" calcext:value-type="float">
            <text:p>0.3059607</text:p>
          </table:table-cell>
          <table:table-cell office:value-type="float" office:value="0.2856363" calcext:value-type="float">
            <text:p>0.2856363</text:p>
          </table:table-cell>
          <table:table-cell office:value-type="float" office:value="0.3548403" calcext:value-type="float">
            <text:p>0.3548403</text:p>
          </table:table-cell>
          <table:table-cell office:value-type="float" office:value="0.3746107" calcext:value-type="float">
            <text:p>0.3746107</text:p>
          </table:table-cell>
          <table:table-cell office:value-type="float" office:value="0.3907149" calcext:value-type="float">
            <text:p>0.3907149</text:p>
          </table:table-cell>
          <table:table-cell office:value-type="float" office:value="0.4623488" calcext:value-type="float">
            <text:p>0.4623488</text:p>
          </table:table-cell>
          <table:table-cell office:value-type="float" office:value="0" calcext:value-type="float">
            <text:p>0</text:p>
          </table:table-cell>
          <table:table-cell office:value-type="float" office:value="0.03646155" calcext:value-type="float">
            <text:p>0.03646155</text:p>
          </table:table-cell>
          <table:table-cell office:value-type="float" office:value="0.2345189" calcext:value-type="float">
            <text:p>0.2345189</text:p>
          </table:table-cell>
          <table:table-cell office:value-type="float" office:value="0.07616696" calcext:value-type="float">
            <text:p>0.07616696</text:p>
          </table:table-cell>
          <table:table-cell office:value-type="float" office:value="1.930833E-015" calcext:value-type="float">
            <text:p>1.930833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49E-016" calcext:value-type="float">
            <text:p>9.881049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35728" calcext:value-type="float">
            <text:p>-2.135728</text:p>
          </table:table-cell>
          <table:table-cell office:value-type="float" office:value="-0.5160319" calcext:value-type="float">
            <text:p>-0.5160319</text:p>
          </table:table-cell>
          <table:table-cell office:value-type="float" office:value="-0.02320565" calcext:value-type="float">
            <text:p>-0.02320565</text:p>
          </table:table-cell>
          <table:table-cell office:value-type="float" office:value="-0.02119167" calcext:value-type="float">
            <text:p>-0.02119167</text:p>
          </table:table-cell>
          <table:table-cell office:value-type="float" office:value="-0.01990866" calcext:value-type="float">
            <text:p>-0.01990866</text:p>
          </table:table-cell>
          <table:table-cell office:value-type="float" office:value="-0.01811478" calcext:value-type="float">
            <text:p>-0.01811478</text:p>
          </table:table-cell>
          <table:table-cell office:value-type="float" office:value="-0.01823798" calcext:value-type="float">
            <text:p>-0.01823798</text:p>
          </table:table-cell>
          <table:table-cell office:value-type="float" office:value="-0.127685" calcext:value-type="float">
            <text:p>-0.127685</text:p>
          </table:table-cell>
          <table:table-cell office:value-type="float" office:value="-0.1980513" calcext:value-type="float">
            <text:p>-0.1980513</text:p>
          </table:table-cell>
          <table:table-cell office:value-type="float" office:value="-0.02876296" calcext:value-type="float">
            <text:p>-0.02876296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3.437617" calcext:value-type="float">
            <text:p>-3.437617</text:p>
          </table:table-cell>
          <table:table-cell office:value-type="float" office:value="0.02752984" calcext:value-type="float">
            <text:p>0.0275298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75" calcext:value-type="float">
            <text:p>-2.39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570.5995" calcext:value-type="float">
            <text:p>570.5995</text:p>
          </table:table-cell>
          <table:table-cell office:value-type="float" office:value="488.1967" calcext:value-type="float">
            <text:p>488.1967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132" calcext:value-type="float">
            <text:p>1039.132</text:p>
          </table:table-cell>
          <table:table-cell office:value-type="float" office:value="48.7549" calcext:value-type="float">
            <text:p>48.7549</text:p>
          </table:table-cell>
          <table:table-cell office:value-type="float" office:value="0.3797128" calcext:value-type="float">
            <text:p>0.3797128</text:p>
          </table:table-cell>
          <table:table-cell office:value-type="float" office:value="0.2008918" calcext:value-type="float">
            <text:p>0.2008918</text:p>
          </table:table-cell>
          <table:table-cell office:value-type="float" office:value="0.2082499" calcext:value-type="float">
            <text:p>0.2082499</text:p>
          </table:table-cell>
          <table:table-cell office:value-type="float" office:value="0.3154048" calcext:value-type="float">
            <text:p>0.3154048</text:p>
          </table:table-cell>
          <table:table-cell office:value-type="float" office:value="0.3222079" calcext:value-type="float">
            <text:p>0.3222079</text:p>
          </table:table-cell>
          <table:table-cell office:value-type="float" office:value="0.3259111" calcext:value-type="float">
            <text:p>0.3259111</text:p>
          </table:table-cell>
          <table:table-cell office:value-type="float" office:value="0.288481" calcext:value-type="float">
            <text:p>0.288481</text:p>
          </table:table-cell>
          <table:table-cell office:value-type="float" office:value="0.2856114" calcext:value-type="float">
            <text:p>0.2856114</text:p>
          </table:table-cell>
          <table:table-cell office:value-type="float" office:value="0.307235" calcext:value-type="float">
            <text:p>0.307235</text:p>
          </table:table-cell>
          <table:table-cell office:value-type="float" office:value="0.285994" calcext:value-type="float">
            <text:p>0.285994</text:p>
          </table:table-cell>
          <table:table-cell office:value-type="float" office:value="0.3550013" calcext:value-type="float">
            <text:p>0.3550013</text:p>
          </table:table-cell>
          <table:table-cell office:value-type="float" office:value="0.3747418" calcext:value-type="float">
            <text:p>0.3747418</text:p>
          </table:table-cell>
          <table:table-cell office:value-type="float" office:value="0.3908155" calcext:value-type="float">
            <text:p>0.3908155</text:p>
          </table:table-cell>
          <table:table-cell office:value-type="float" office:value="0.4507216" calcext:value-type="float">
            <text:p>0.4507216</text:p>
          </table:table-cell>
          <table:table-cell office:value-type="float" office:value="0" calcext:value-type="float">
            <text:p>0</text:p>
          </table:table-cell>
          <table:table-cell office:value-type="float" office:value="0.0132489" calcext:value-type="float">
            <text:p>0.0132489</text:p>
          </table:table-cell>
          <table:table-cell office:value-type="float" office:value="0.2399005" calcext:value-type="float">
            <text:p>0.2399005</text:p>
          </table:table-cell>
          <table:table-cell office:value-type="float" office:value="0.08823902" calcext:value-type="float">
            <text:p>0.08823902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04272" calcext:value-type="float">
            <text:p>-0.7804272</text:p>
          </table:table-cell>
          <table:table-cell office:value-type="float" office:value="-0.5988666" calcext:value-type="float">
            <text:p>-0.5988666</text:p>
          </table:table-cell>
          <table:table-cell office:value-type="float" office:value="-0.02592385" calcext:value-type="float">
            <text:p>-0.02592385</text:p>
          </table:table-cell>
          <table:table-cell office:value-type="float" office:value="-0.02273772" calcext:value-type="float">
            <text:p>-0.02273772</text:p>
          </table:table-cell>
          <table:table-cell office:value-type="float" office:value="-0.02119767" calcext:value-type="float">
            <text:p>-0.02119767</text:p>
          </table:table-cell>
          <table:table-cell office:value-type="float" office:value="-0.01927298" calcext:value-type="float">
            <text:p>-0.01927298</text:p>
          </table:table-cell>
          <table:table-cell office:value-type="float" office:value="-0.01892436" calcext:value-type="float">
            <text:p>-0.01892436</text:p>
          </table:table-cell>
          <table:table-cell office:value-type="float" office:value="-0.1231127" calcext:value-type="float">
            <text:p>-0.1231127</text:p>
          </table:table-cell>
          <table:table-cell office:value-type="float" office:value="-0.1957484" calcext:value-type="float">
            <text:p>-0.1957484</text:p>
          </table:table-cell>
          <table:table-cell office:value-type="float" office:value="-0.02854059" calcext:value-type="float">
            <text:p>-0.0285405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8247711" calcext:value-type="float">
            <text:p>-0.8247711</text:p>
          </table:table-cell>
          <table:table-cell office:value-type="float" office:value="0.02758884" calcext:value-type="float">
            <text:p>0.0275888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294429" calcext:value-type="float">
            <text:p>-2.2944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570.5995" calcext:value-type="float">
            <text:p>570.5995</text:p>
          </table:table-cell>
          <table:table-cell office:value-type="float" office:value="488.3759" calcext:value-type="float">
            <text:p>488.375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673" calcext:value-type="float">
            <text:p>1039.673</text:p>
          </table:table-cell>
          <table:table-cell office:value-type="float" office:value="48.03505" calcext:value-type="float">
            <text:p>48.03505</text:p>
          </table:table-cell>
          <table:table-cell office:value-type="float" office:value="0" calcext:value-type="float">
            <text:p>0</text:p>
          </table:table-cell>
          <table:table-cell office:value-type="float" office:value="0.2528481" calcext:value-type="float">
            <text:p>0.2528481</text:p>
          </table:table-cell>
          <table:table-cell office:value-type="float" office:value="0.2459617" calcext:value-type="float">
            <text:p>0.2459617</text:p>
          </table:table-cell>
          <table:table-cell office:value-type="float" office:value="0.321619" calcext:value-type="float">
            <text:p>0.321619</text:p>
          </table:table-cell>
          <table:table-cell office:value-type="float" office:value="0.3227474" calcext:value-type="float">
            <text:p>0.3227474</text:p>
          </table:table-cell>
          <table:table-cell office:value-type="float" office:value="0.3245291" calcext:value-type="float">
            <text:p>0.3245291</text:p>
          </table:table-cell>
          <table:table-cell office:value-type="float" office:value="0.2861204" calcext:value-type="float">
            <text:p>0.2861204</text:p>
          </table:table-cell>
          <table:table-cell office:value-type="float" office:value="0.2815866" calcext:value-type="float">
            <text:p>0.2815866</text:p>
          </table:table-cell>
          <table:table-cell office:value-type="float" office:value="0.3086716" calcext:value-type="float">
            <text:p>0.3086716</text:p>
          </table:table-cell>
          <table:table-cell office:value-type="float" office:value="0.2863536" calcext:value-type="float">
            <text:p>0.2863536</text:p>
          </table:table-cell>
          <table:table-cell office:value-type="float" office:value="0.355159" calcext:value-type="float">
            <text:p>0.355159</text:p>
          </table:table-cell>
          <table:table-cell office:value-type="float" office:value="0.3748905" calcext:value-type="float">
            <text:p>0.3748905</text:p>
          </table:table-cell>
          <table:table-cell office:value-type="float" office:value="0.3912445" calcext:value-type="float">
            <text:p>0.3912445</text:p>
          </table:table-cell>
          <table:table-cell office:value-type="float" office:value="0.4555396" calcext:value-type="float">
            <text:p>0.4555396</text:p>
          </table:table-cell>
          <table:table-cell office:value-type="float" office:value="0" calcext:value-type="float">
            <text:p>0</text:p>
          </table:table-cell>
          <table:table-cell office:value-type="float" office:value="0.02570952" calcext:value-type="float">
            <text:p>0.02570952</text:p>
          </table:table-cell>
          <table:table-cell office:value-type="float" office:value="0.206072" calcext:value-type="float">
            <text:p>0.206072</text:p>
          </table:table-cell>
          <table:table-cell office:value-type="float" office:value="0.07787618" calcext:value-type="float">
            <text:p>0.07787618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49E-016" calcext:value-type="float">
            <text:p>9.881049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05538" calcext:value-type="float">
            <text:p>-0.1305538</text:p>
          </table:table-cell>
          <table:table-cell office:value-type="float" office:value="-0.1654661" calcext:value-type="float">
            <text:p>-0.1654661</text:p>
          </table:table-cell>
          <table:table-cell office:value-type="float" office:value="-0.02299168" calcext:value-type="float">
            <text:p>-0.02299168</text:p>
          </table:table-cell>
          <table:table-cell office:value-type="float" office:value="-0.02252253" calcext:value-type="float">
            <text:p>-0.02252253</text:p>
          </table:table-cell>
          <table:table-cell office:value-type="float" office:value="-0.02177013" calcext:value-type="float">
            <text:p>-0.02177013</text:p>
          </table:table-cell>
          <table:table-cell office:value-type="float" office:value="-0.02050202" calcext:value-type="float">
            <text:p>-0.02050202</text:p>
          </table:table-cell>
          <table:table-cell office:value-type="float" office:value="-0.02131217" calcext:value-type="float">
            <text:p>-0.02131217</text:p>
          </table:table-cell>
          <table:table-cell office:value-type="float" office:value="-0.1181884" calcext:value-type="float">
            <text:p>-0.1181884</text:p>
          </table:table-cell>
          <table:table-cell office:value-type="float" office:value="-0.1934627" calcext:value-type="float">
            <text:p>-0.1934627</text:p>
          </table:table-cell>
          <table:table-cell office:value-type="float" office:value="-0.02832452" calcext:value-type="float">
            <text:p>-0.0283245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110151" calcext:value-type="float">
            <text:p>-0.110151</text:p>
          </table:table-cell>
          <table:table-cell office:value-type="float" office:value="0.02743251" calcext:value-type="float">
            <text:p>0.0274325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25353" calcext:value-type="float">
            <text:p>-2.3253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570.5995" calcext:value-type="float">
            <text:p>570.5995</text:p>
          </table:table-cell>
          <table:table-cell office:value-type="float" office:value="488.7035" calcext:value-type="float">
            <text:p>488.703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165" calcext:value-type="float">
            <text:p>1040.165</text:p>
          </table:table-cell>
          <table:table-cell office:value-type="float" office:value="47.21547" calcext:value-type="float">
            <text:p>47.21547</text:p>
          </table:table-cell>
          <table:table-cell office:value-type="float" office:value="0" calcext:value-type="float">
            <text:p>0</text:p>
          </table:table-cell>
          <table:table-cell office:value-type="float" office:value="0.2222802" calcext:value-type="float">
            <text:p>0.2222802</text:p>
          </table:table-cell>
          <table:table-cell office:value-type="float" office:value="0.2587001" calcext:value-type="float">
            <text:p>0.2587001</text:p>
          </table:table-cell>
          <table:table-cell office:value-type="float" office:value="0.3208661" calcext:value-type="float">
            <text:p>0.3208661</text:p>
          </table:table-cell>
          <table:table-cell office:value-type="float" office:value="0.3232229" calcext:value-type="float">
            <text:p>0.3232229</text:p>
          </table:table-cell>
          <table:table-cell office:value-type="float" office:value="0.3242017" calcext:value-type="float">
            <text:p>0.3242017</text:p>
          </table:table-cell>
          <table:table-cell office:value-type="float" office:value="0.2843225" calcext:value-type="float">
            <text:p>0.2843225</text:p>
          </table:table-cell>
          <table:table-cell office:value-type="float" office:value="0.2783779" calcext:value-type="float">
            <text:p>0.2783779</text:p>
          </table:table-cell>
          <table:table-cell office:value-type="float" office:value="0.3101267" calcext:value-type="float">
            <text:p>0.3101267</text:p>
          </table:table-cell>
          <table:table-cell office:value-type="float" office:value="0.2867159" calcext:value-type="float">
            <text:p>0.2867159</text:p>
          </table:table-cell>
          <table:table-cell office:value-type="float" office:value="0.355358" calcext:value-type="float">
            <text:p>0.355358</text:p>
          </table:table-cell>
          <table:table-cell office:value-type="float" office:value="0.374991" calcext:value-type="float">
            <text:p>0.374991</text:p>
          </table:table-cell>
          <table:table-cell office:value-type="float" office:value="0.3914488" calcext:value-type="float">
            <text:p>0.3914488</text:p>
          </table:table-cell>
          <table:table-cell office:value-type="float" office:value="0.4600729" calcext:value-type="float">
            <text:p>0.4600729</text:p>
          </table:table-cell>
          <table:table-cell office:value-type="float" office:value="0" calcext:value-type="float">
            <text:p>0</text:p>
          </table:table-cell>
          <table:table-cell office:value-type="float" office:value="0.04652553" calcext:value-type="float">
            <text:p>0.04652553</text:p>
          </table:table-cell>
          <table:table-cell office:value-type="float" office:value="0.2045792" calcext:value-type="float">
            <text:p>0.2045792</text:p>
          </table:table-cell>
          <table:table-cell office:value-type="float" office:value="0.06513327" calcext:value-type="float">
            <text:p>0.06513327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60391" calcext:value-type="float">
            <text:p>-0.3360391</text:p>
          </table:table-cell>
          <table:table-cell office:value-type="float" office:value="-0.1113162" calcext:value-type="float">
            <text:p>-0.1113162</text:p>
          </table:table-cell>
          <table:table-cell office:value-type="float" office:value="-0.02328455" calcext:value-type="float">
            <text:p>-0.02328455</text:p>
          </table:table-cell>
          <table:table-cell office:value-type="float" office:value="-0.02230657" calcext:value-type="float">
            <text:p>-0.02230657</text:p>
          </table:table-cell>
          <table:table-cell office:value-type="float" office:value="-0.02190064" calcext:value-type="float">
            <text:p>-0.02190064</text:p>
          </table:table-cell>
          <table:table-cell office:value-type="float" office:value="-0.02150014" calcext:value-type="float">
            <text:p>-0.02150014</text:p>
          </table:table-cell>
          <table:table-cell office:value-type="float" office:value="-0.02346803" calcext:value-type="float">
            <text:p>-0.02346803</text:p>
          </table:table-cell>
          <table:table-cell office:value-type="float" office:value="-0.1134099" calcext:value-type="float">
            <text:p>-0.1134099</text:p>
          </table:table-cell>
          <table:table-cell office:value-type="float" office:value="-0.19119" calcext:value-type="float">
            <text:p>-0.19119</text:p>
          </table:table-cell>
          <table:table-cell office:value-type="float" office:value="-0.02805538" calcext:value-type="float">
            <text:p>-0.02805538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5999479" calcext:value-type="float">
            <text:p>-0.5999479</text:p>
          </table:table-cell>
          <table:table-cell office:value-type="float" office:value="0.02739106" calcext:value-type="float">
            <text:p>0.0273910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54048" calcext:value-type="float">
            <text:p>-2.3540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570.5995" calcext:value-type="float">
            <text:p>570.5995</text:p>
          </table:table-cell>
          <table:table-cell office:value-type="float" office:value="489.031" calcext:value-type="float">
            <text:p>489.03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40.219" calcext:value-type="float">
            <text:p>1040.219</text:p>
          </table:table-cell>
          <table:table-cell office:value-type="float" office:value="46.83437" calcext:value-type="float">
            <text:p>46.83437</text:p>
          </table:table-cell>
          <table:table-cell office:value-type="float" office:value="0" calcext:value-type="float">
            <text:p>0</text:p>
          </table:table-cell>
          <table:table-cell office:value-type="float" office:value="0.2592293" calcext:value-type="float">
            <text:p>0.2592293</text:p>
          </table:table-cell>
          <table:table-cell office:value-type="float" office:value="0.2770067" calcext:value-type="float">
            <text:p>0.2770067</text:p>
          </table:table-cell>
          <table:table-cell office:value-type="float" office:value="0.3189773" calcext:value-type="float">
            <text:p>0.3189773</text:p>
          </table:table-cell>
          <table:table-cell office:value-type="float" office:value="0.3218952" calcext:value-type="float">
            <text:p>0.3218952</text:p>
          </table:table-cell>
          <table:table-cell office:value-type="float" office:value="0.3227045" calcext:value-type="float">
            <text:p>0.3227045</text:p>
          </table:table-cell>
          <table:table-cell office:value-type="float" office:value="0.2826886" calcext:value-type="float">
            <text:p>0.2826886</text:p>
          </table:table-cell>
          <table:table-cell office:value-type="float" office:value="0.2761473" calcext:value-type="float">
            <text:p>0.2761473</text:p>
          </table:table-cell>
          <table:table-cell office:value-type="float" office:value="0.3114615" calcext:value-type="float">
            <text:p>0.3114615</text:p>
          </table:table-cell>
          <table:table-cell office:value-type="float" office:value="0.2870786" calcext:value-type="float">
            <text:p>0.2870786</text:p>
          </table:table-cell>
          <table:table-cell office:value-type="float" office:value="0.3555875" calcext:value-type="float">
            <text:p>0.3555875</text:p>
          </table:table-cell>
          <table:table-cell office:value-type="float" office:value="0.3750515" calcext:value-type="float">
            <text:p>0.3750515</text:p>
          </table:table-cell>
          <table:table-cell office:value-type="float" office:value="0.3915015" calcext:value-type="float">
            <text:p>0.39150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2307174" calcext:value-type="float">
            <text:p>0.02307174</text:p>
          </table:table-cell>
          <table:table-cell office:value-type="float" office:value="0.1982524" calcext:value-type="float">
            <text:p>0.1982524</text:p>
          </table:table-cell>
          <table:table-cell office:value-type="float" office:value="0.05086091" calcext:value-type="float">
            <text:p>0.05086091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2E-016" calcext:value-type="float">
            <text:p>9.88105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99995" calcext:value-type="float">
            <text:p>-0.1099995</text:p>
          </table:table-cell>
          <table:table-cell office:value-type="float" office:value="-0.06633371" calcext:value-type="float">
            <text:p>-0.06633371</text:p>
          </table:table-cell>
          <table:table-cell office:value-type="float" office:value="-0.0241312" calcext:value-type="float">
            <text:p>-0.0241312</text:p>
          </table:table-cell>
          <table:table-cell office:value-type="float" office:value="-0.02287039" calcext:value-type="float">
            <text:p>-0.02287039</text:p>
          </table:table-cell>
          <table:table-cell office:value-type="float" office:value="-0.02252719" calcext:value-type="float">
            <text:p>-0.02252719</text:p>
          </table:table-cell>
          <table:table-cell office:value-type="float" office:value="-0.02245357" calcext:value-type="float">
            <text:p>-0.02245357</text:p>
          </table:table-cell>
          <table:table-cell office:value-type="float" office:value="-0.0251087" calcext:value-type="float">
            <text:p>-0.0251087</text:p>
          </table:table-cell>
          <table:table-cell office:value-type="float" office:value="-0.1092146" calcext:value-type="float">
            <text:p>-0.1092146</text:p>
          </table:table-cell>
          <table:table-cell office:value-type="float" office:value="-0.1889442" calcext:value-type="float">
            <text:p>-0.1889442</text:p>
          </table:table-cell>
          <table:table-cell office:value-type="float" office:value="-0.02774689" calcext:value-type="float">
            <text:p>-0.0277468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125042" calcext:value-type="float">
            <text:p>-0.125042</text:p>
          </table:table-cell>
          <table:table-cell office:value-type="float" office:value="0.02729085" calcext:value-type="float">
            <text:p>0.0272908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0294" calcext:value-type="float">
            <text:p>-2.3702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570.5995" calcext:value-type="float">
            <text:p>570.5995</text:p>
          </table:table-cell>
          <table:table-cell office:value-type="float" office:value="489.2779" calcext:value-type="float">
            <text:p>489.277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972" calcext:value-type="float">
            <text:p>1039.972</text:p>
          </table:table-cell>
          <table:table-cell office:value-type="float" office:value="46.83437" calcext:value-type="float">
            <text:p>46.83437</text:p>
          </table:table-cell>
          <table:table-cell office:value-type="float" office:value="0" calcext:value-type="float">
            <text:p>0</text:p>
          </table:table-cell>
          <table:table-cell office:value-type="float" office:value="0.3002348" calcext:value-type="float">
            <text:p>0.3002348</text:p>
          </table:table-cell>
          <table:table-cell office:value-type="float" office:value="0.3071525" calcext:value-type="float">
            <text:p>0.3071525</text:p>
          </table:table-cell>
          <table:table-cell office:value-type="float" office:value="0.3193401" calcext:value-type="float">
            <text:p>0.3193401</text:p>
          </table:table-cell>
          <table:table-cell office:value-type="float" office:value="0.3202145" calcext:value-type="float">
            <text:p>0.3202145</text:p>
          </table:table-cell>
          <table:table-cell office:value-type="float" office:value="0.3207084" calcext:value-type="float">
            <text:p>0.3207084</text:p>
          </table:table-cell>
          <table:table-cell office:value-type="float" office:value="0.2809779" calcext:value-type="float">
            <text:p>0.2809779</text:p>
          </table:table-cell>
          <table:table-cell office:value-type="float" office:value="0.273842" calcext:value-type="float">
            <text:p>0.273842</text:p>
          </table:table-cell>
          <table:table-cell office:value-type="float" office:value="0.3129129" calcext:value-type="float">
            <text:p>0.3129129</text:p>
          </table:table-cell>
          <table:table-cell office:value-type="float" office:value="0.2874429" calcext:value-type="float">
            <text:p>0.2874429</text:p>
          </table:table-cell>
          <table:table-cell office:value-type="float" office:value="0.3558058" calcext:value-type="float">
            <text:p>0.3558058</text:p>
          </table:table-cell>
          <table:table-cell office:value-type="float" office:value="0.3751254" calcext:value-type="float">
            <text:p>0.3751254</text:p>
          </table:table-cell>
          <table:table-cell office:value-type="float" office:value="0.3915122" calcext:value-type="float">
            <text:p>0.3915122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007578182" calcext:value-type="float">
            <text:p>0.007578182</text:p>
          </table:table-cell>
          <table:table-cell office:value-type="float" office:value="0.1688778" calcext:value-type="float">
            <text:p>0.1688778</text:p>
          </table:table-cell>
          <table:table-cell office:value-type="float" office:value="0.03135382" calcext:value-type="float">
            <text:p>0.03135382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60628" calcext:value-type="float">
            <text:p>-0.03560628</text:p>
          </table:table-cell>
          <table:table-cell office:value-type="float" office:value="-0.03047217" calcext:value-type="float">
            <text:p>-0.03047217</text:p>
          </table:table-cell>
          <table:table-cell office:value-type="float" office:value="-0.02400449" calcext:value-type="float">
            <text:p>-0.02400449</text:p>
          </table:table-cell>
          <table:table-cell office:value-type="float" office:value="-0.02362661" calcext:value-type="float">
            <text:p>-0.02362661</text:p>
          </table:table-cell>
          <table:table-cell office:value-type="float" office:value="-0.02340301" calcext:value-type="float">
            <text:p>-0.02340301</text:p>
          </table:table-cell>
          <table:table-cell office:value-type="float" office:value="-0.02350222" calcext:value-type="float">
            <text:p>-0.02350222</text:p>
          </table:table-cell>
          <table:table-cell office:value-type="float" office:value="-0.02692701" calcext:value-type="float">
            <text:p>-0.02692701</text:p>
          </table:table-cell>
          <table:table-cell office:value-type="float" office:value="-0.1048612" calcext:value-type="float">
            <text:p>-0.1048612</text:p>
          </table:table-cell>
          <table:table-cell office:value-type="float" office:value="-0.1867181" calcext:value-type="float">
            <text:p>-0.1867181</text:p>
          </table:table-cell>
          <table:table-cell office:value-type="float" office:value="-0.02745691" calcext:value-type="float">
            <text:p>-0.02745691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3670545" calcext:value-type="float">
            <text:p>-0.03670545</text:p>
          </table:table-cell>
          <table:table-cell office:value-type="float" office:value="0.02709867" calcext:value-type="float">
            <text:p>0.0270986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2514" calcext:value-type="float">
            <text:p>-2.3725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89.4115" calcext:value-type="float">
            <text:p>489.411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938" calcext:value-type="float">
            <text:p>1039.938</text:p>
          </table:table-cell>
          <table:table-cell office:value-type="float" office:value="46.83448" calcext:value-type="float">
            <text:p>46.83448</text:p>
          </table:table-cell>
          <table:table-cell office:value-type="float" office:value="0" calcext:value-type="float">
            <text:p>0</text:p>
          </table:table-cell>
          <table:table-cell office:value-type="float" office:value="0.2977721" calcext:value-type="float">
            <text:p>0.2977721</text:p>
          </table:table-cell>
          <table:table-cell office:value-type="float" office:value="0.3140344" calcext:value-type="float">
            <text:p>0.3140344</text:p>
          </table:table-cell>
          <table:table-cell office:value-type="float" office:value="0.3239105" calcext:value-type="float">
            <text:p>0.3239105</text:p>
          </table:table-cell>
          <table:table-cell office:value-type="float" office:value="0.3212798" calcext:value-type="float">
            <text:p>0.3212798</text:p>
          </table:table-cell>
          <table:table-cell office:value-type="float" office:value="0.3204164" calcext:value-type="float">
            <text:p>0.3204164</text:p>
          </table:table-cell>
          <table:table-cell office:value-type="float" office:value="0.2795031" calcext:value-type="float">
            <text:p>0.2795031</text:p>
          </table:table-cell>
          <table:table-cell office:value-type="float" office:value="0.271468" calcext:value-type="float">
            <text:p>0.271468</text:p>
          </table:table-cell>
          <table:table-cell office:value-type="float" office:value="0.3143901" calcext:value-type="float">
            <text:p>0.3143901</text:p>
          </table:table-cell>
          <table:table-cell office:value-type="float" office:value="0.2878092" calcext:value-type="float">
            <text:p>0.2878092</text:p>
          </table:table-cell>
          <table:table-cell office:value-type="float" office:value="0.3560143" calcext:value-type="float">
            <text:p>0.3560143</text:p>
          </table:table-cell>
          <table:table-cell office:value-type="float" office:value="0.3752079" calcext:value-type="float">
            <text:p>0.3752079</text:p>
          </table:table-cell>
          <table:table-cell office:value-type="float" office:value="0.3915051" calcext:value-type="float">
            <text:p>0.3915051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258539" calcext:value-type="float">
            <text:p>0.0258539</text:p>
          </table:table-cell>
          <table:table-cell office:value-type="float" office:value="0.1544773" calcext:value-type="float">
            <text:p>0.1544773</text:p>
          </table:table-cell>
          <table:table-cell office:value-type="float" office:value="0.01362772" calcext:value-type="float">
            <text:p>0.01362772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03272" calcext:value-type="float">
            <text:p>-0.03703272</text:p>
          </table:table-cell>
          <table:table-cell office:value-type="float" office:value="-0.02636379" calcext:value-type="float">
            <text:p>-0.02636379</text:p>
          </table:table-cell>
          <table:table-cell office:value-type="float" office:value="-0.02198434" calcext:value-type="float">
            <text:p>-0.02198434</text:p>
          </table:table-cell>
          <table:table-cell office:value-type="float" office:value="-0.023163" calcext:value-type="float">
            <text:p>-0.023163</text:p>
          </table:table-cell>
          <table:table-cell office:value-type="float" office:value="-0.02354375" calcext:value-type="float">
            <text:p>-0.02354375</text:p>
          </table:table-cell>
          <table:table-cell office:value-type="float" office:value="-0.02445399" calcext:value-type="float">
            <text:p>-0.02445399</text:p>
          </table:table-cell>
          <table:table-cell office:value-type="float" office:value="-0.02897187" calcext:value-type="float">
            <text:p>-0.02897187</text:p>
          </table:table-cell>
          <table:table-cell office:value-type="float" office:value="-0.1006144" calcext:value-type="float">
            <text:p>-0.1006144</text:p>
          </table:table-cell>
          <table:table-cell office:value-type="float" office:value="-0.1845086" calcext:value-type="float">
            <text:p>-0.1845086</text:p>
          </table:table-cell>
          <table:table-cell office:value-type="float" office:value="-0.02718303" calcext:value-type="float">
            <text:p>-0.0271830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4149183" calcext:value-type="float">
            <text:p>-0.04149183</text:p>
          </table:table-cell>
          <table:table-cell office:value-type="float" office:value="0.02699115" calcext:value-type="float">
            <text:p>0.0269911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5251" calcext:value-type="float">
            <text:p>-2.3752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89.7724" calcext:value-type="float">
            <text:p>489.772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9.083" calcext:value-type="float">
            <text:p>1039.083</text:p>
          </table:table-cell>
          <table:table-cell office:value-type="float" office:value="47.32914" calcext:value-type="float">
            <text:p>47.32914</text:p>
          </table:table-cell>
          <table:table-cell office:value-type="float" office:value="0" calcext:value-type="float">
            <text:p>0</text:p>
          </table:table-cell>
          <table:table-cell office:value-type="float" office:value="0.2166115" calcext:value-type="float">
            <text:p>0.2166115</text:p>
          </table:table-cell>
          <table:table-cell office:value-type="float" office:value="0.2901033" calcext:value-type="float">
            <text:p>0.2901033</text:p>
          </table:table-cell>
          <table:table-cell office:value-type="float" office:value="0.3159887" calcext:value-type="float">
            <text:p>0.3159887</text:p>
          </table:table-cell>
          <table:table-cell office:value-type="float" office:value="0.3194798" calcext:value-type="float">
            <text:p>0.3194798</text:p>
          </table:table-cell>
          <table:table-cell office:value-type="float" office:value="0.3198903" calcext:value-type="float">
            <text:p>0.3198903</text:p>
          </table:table-cell>
          <table:table-cell office:value-type="float" office:value="0.2796769" calcext:value-type="float">
            <text:p>0.2796769</text:p>
          </table:table-cell>
          <table:table-cell office:value-type="float" office:value="0.2795623" calcext:value-type="float">
            <text:p>0.2795623</text:p>
          </table:table-cell>
          <table:table-cell office:value-type="float" office:value="0.3158357" calcext:value-type="float">
            <text:p>0.3158357</text:p>
          </table:table-cell>
          <table:table-cell office:value-type="float" office:value="0.2881755" calcext:value-type="float">
            <text:p>0.2881755</text:p>
          </table:table-cell>
          <table:table-cell office:value-type="float" office:value="0.3562142" calcext:value-type="float">
            <text:p>0.3562142</text:p>
          </table:table-cell>
          <table:table-cell office:value-type="float" office:value="0.3752954" calcext:value-type="float">
            <text:p>0.3752954</text:p>
          </table:table-cell>
          <table:table-cell office:value-type="float" office:value="0.3914703" calcext:value-type="float">
            <text:p>0.3914703</text:p>
          </table:table-cell>
          <table:table-cell office:value-type="float" office:value="0.4623644" calcext:value-type="float">
            <text:p>0.4623644</text:p>
          </table:table-cell>
          <table:table-cell office:value-type="float" office:value="0" calcext:value-type="float">
            <text:p>0</text:p>
          </table:table-cell>
          <table:table-cell office:value-type="float" office:value="0.08666541" calcext:value-type="float">
            <text:p>0.08666541</text:p>
          </table:table-cell>
          <table:table-cell office:value-type="float" office:value="0.1629432" calcext:value-type="float">
            <text:p>0.1629432</text:p>
          </table:table-cell>
          <table:table-cell office:value-type="float" office:value="0.0000002859033" calcext:value-type="float">
            <text:p>2.859033E-07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47874" calcext:value-type="float">
            <text:p>-0.3847874</text:p>
          </table:table-cell>
          <table:table-cell office:value-type="float" office:value="-0.04592781" calcext:value-type="float">
            <text:p>-0.04592781</text:p>
          </table:table-cell>
          <table:table-cell office:value-type="float" office:value="-0.02551717" calcext:value-type="float">
            <text:p>-0.02551717</text:p>
          </table:table-cell>
          <table:table-cell office:value-type="float" office:value="-0.02394375" calcext:value-type="float">
            <text:p>-0.02394375</text:p>
          </table:table-cell>
          <table:table-cell office:value-type="float" office:value="-0.02376733" calcext:value-type="float">
            <text:p>-0.02376733</text:p>
          </table:table-cell>
          <table:table-cell office:value-type="float" office:value="-0.02435816" calcext:value-type="float">
            <text:p>-0.02435816</text:p>
          </table:table-cell>
          <table:table-cell office:value-type="float" office:value="-0.02276126" calcext:value-type="float">
            <text:p>-0.02276126</text:p>
          </table:table-cell>
          <table:table-cell office:value-type="float" office:value="-0.09664959" calcext:value-type="float">
            <text:p>-0.09664959</text:p>
          </table:table-cell>
          <table:table-cell office:value-type="float" office:value="-0.1823283" calcext:value-type="float">
            <text:p>-0.1823283</text:p>
          </table:table-cell>
          <table:table-cell office:value-type="float" office:value="-0.02692309" calcext:value-type="float">
            <text:p>-0.0269230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1.302267" calcext:value-type="float">
            <text:p>-1.302267</text:p>
          </table:table-cell>
          <table:table-cell office:value-type="float" office:value="0.02709857" calcext:value-type="float">
            <text:p>0.0270985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8779" calcext:value-type="float">
            <text:p>-2.3787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90.1204" calcext:value-type="float">
            <text:p>490.120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432" calcext:value-type="float">
            <text:p>1038.432</text:p>
          </table:table-cell>
          <table:table-cell office:value-type="float" office:value="47.63277" calcext:value-type="float">
            <text:p>47.63277</text:p>
          </table:table-cell>
          <table:table-cell office:value-type="float" office:value="0" calcext:value-type="float">
            <text:p>0</text:p>
          </table:table-cell>
          <table:table-cell office:value-type="float" office:value="0.226923" calcext:value-type="float">
            <text:p>0.226923</text:p>
          </table:table-cell>
          <table:table-cell office:value-type="float" office:value="0.2758695" calcext:value-type="float">
            <text:p>0.2758695</text:p>
          </table:table-cell>
          <table:table-cell office:value-type="float" office:value="0.3045551" calcext:value-type="float">
            <text:p>0.3045551</text:p>
          </table:table-cell>
          <table:table-cell office:value-type="float" office:value="0.3141153" calcext:value-type="float">
            <text:p>0.3141153</text:p>
          </table:table-cell>
          <table:table-cell office:value-type="float" office:value="0.3168404" calcext:value-type="float">
            <text:p>0.3168404</text:p>
          </table:table-cell>
          <table:table-cell office:value-type="float" office:value="0.2799565" calcext:value-type="float">
            <text:p>0.2799565</text:p>
          </table:table-cell>
          <table:table-cell office:value-type="float" office:value="0.2759982" calcext:value-type="float">
            <text:p>0.2759982</text:p>
          </table:table-cell>
          <table:table-cell office:value-type="float" office:value="0.317553" calcext:value-type="float">
            <text:p>0.317553</text:p>
          </table:table-cell>
          <table:table-cell office:value-type="float" office:value="0.2885432" calcext:value-type="float">
            <text:p>0.2885432</text:p>
          </table:table-cell>
          <table:table-cell office:value-type="float" office:value="0.3564062" calcext:value-type="float">
            <text:p>0.3564062</text:p>
          </table:table-cell>
          <table:table-cell office:value-type="float" office:value="0.3753848" calcext:value-type="float">
            <text:p>0.3753848</text:p>
          </table:table-cell>
          <table:table-cell office:value-type="float" office:value="0.3914236" calcext:value-type="float">
            <text:p>0.3914236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577907" calcext:value-type="float">
            <text:p>0.0577907</text:p>
          </table:table-cell>
          <table:table-cell office:value-type="float" office:value="0.1865289" calcext:value-type="float">
            <text:p>0.1865289</text:p>
          </table:table-cell>
          <table:table-cell office:value-type="float" office:value="1.940495E-015" calcext:value-type="float">
            <text:p>1.940495E-15</text:p>
          </table:table-cell>
          <table:table-cell office:value-type="float" office:value="1.930831E-015" calcext:value-type="float">
            <text:p>1.930831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2E-016" calcext:value-type="float">
            <text:p>9.88105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76705" calcext:value-type="float">
            <text:p>-0.2876705</text:p>
          </table:table-cell>
          <table:table-cell office:value-type="float" office:value="-0.06784952" calcext:value-type="float">
            <text:p>-0.06784952</text:p>
          </table:table-cell>
          <table:table-cell office:value-type="float" office:value="-0.03207127" calcext:value-type="float">
            <text:p>-0.03207127</text:p>
          </table:table-cell>
          <table:table-cell office:value-type="float" office:value="-0.02655231" calcext:value-type="float">
            <text:p>-0.02655231</text:p>
          </table:table-cell>
          <table:table-cell office:value-type="float" office:value="-0.02519131" calcext:value-type="float">
            <text:p>-0.02519131</text:p>
          </table:table-cell>
          <table:table-cell office:value-type="float" office:value="-0.02415759" calcext:value-type="float">
            <text:p>-0.02415759</text:p>
          </table:table-cell>
          <table:table-cell office:value-type="float" office:value="-0.02519581" calcext:value-type="float">
            <text:p>-0.02519581</text:p>
          </table:table-cell>
          <table:table-cell office:value-type="float" office:value="-0.09216863" calcext:value-type="float">
            <text:p>-0.09216863</text:p>
          </table:table-cell>
          <table:table-cell office:value-type="float" office:value="-0.1801685" calcext:value-type="float">
            <text:p>-0.1801685</text:p>
          </table:table-cell>
          <table:table-cell office:value-type="float" office:value="-0.02667592" calcext:value-type="float">
            <text:p>-0.0266759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5574307" calcext:value-type="float">
            <text:p>-0.5574307</text:p>
          </table:table-cell>
          <table:table-cell office:value-type="float" office:value="0.02705993" calcext:value-type="float">
            <text:p>0.0270599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256" calcext:value-type="float">
            <text:p>-2.3825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90.2333" calcext:value-type="float">
            <text:p>490.2333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036" calcext:value-type="float">
            <text:p>1038.036</text:p>
          </table:table-cell>
          <table:table-cell office:value-type="float" office:value="47.91523" calcext:value-type="float">
            <text:p>47.91523</text:p>
          </table:table-cell>
          <table:table-cell office:value-type="float" office:value="0" calcext:value-type="float">
            <text:p>0</text:p>
          </table:table-cell>
          <table:table-cell office:value-type="float" office:value="0.269932" calcext:value-type="float">
            <text:p>0.269932</text:p>
          </table:table-cell>
          <table:table-cell office:value-type="float" office:value="0.2831629" calcext:value-type="float">
            <text:p>0.2831629</text:p>
          </table:table-cell>
          <table:table-cell office:value-type="float" office:value="0.2990323" calcext:value-type="float">
            <text:p>0.2990323</text:p>
          </table:table-cell>
          <table:table-cell office:value-type="float" office:value="0.3093319" calcext:value-type="float">
            <text:p>0.3093319</text:p>
          </table:table-cell>
          <table:table-cell office:value-type="float" office:value="0.3130172" calcext:value-type="float">
            <text:p>0.3130172</text:p>
          </table:table-cell>
          <table:table-cell office:value-type="float" office:value="0.2781762" calcext:value-type="float">
            <text:p>0.2781762</text:p>
          </table:table-cell>
          <table:table-cell office:value-type="float" office:value="0.2730793" calcext:value-type="float">
            <text:p>0.2730793</text:p>
          </table:table-cell>
          <table:table-cell office:value-type="float" office:value="0.3192137" calcext:value-type="float">
            <text:p>0.3192137</text:p>
          </table:table-cell>
          <table:table-cell office:value-type="float" office:value="0.2889117" calcext:value-type="float">
            <text:p>0.2889117</text:p>
          </table:table-cell>
          <table:table-cell office:value-type="float" office:value="0.3565908" calcext:value-type="float">
            <text:p>0.3565908</text:p>
          </table:table-cell>
          <table:table-cell office:value-type="float" office:value="0.3754742" calcext:value-type="float">
            <text:p>0.3754742</text:p>
          </table:table-cell>
          <table:table-cell office:value-type="float" office:value="0.3913712" calcext:value-type="float">
            <text:p>0.3913712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1498148" calcext:value-type="float">
            <text:p>0.01498148</text:p>
          </table:table-cell>
          <table:table-cell office:value-type="float" office:value="0.183427" calcext:value-type="float">
            <text:p>0.183427</text:p>
          </table:table-cell>
          <table:table-cell office:value-type="float" office:value="1.940489E-015" calcext:value-type="float">
            <text:p>1.940489E-15</text:p>
          </table:table-cell>
          <table:table-cell office:value-type="float" office:value="1.930832E-015" calcext:value-type="float">
            <text:p>1.93083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28892" calcext:value-type="float">
            <text:p>-0.08028892</text:p>
          </table:table-cell>
          <table:table-cell office:value-type="float" office:value="-0.05593727" calcext:value-type="float">
            <text:p>-0.05593727</text:p>
          </table:table-cell>
          <table:table-cell office:value-type="float" office:value="-0.0366726" calcext:value-type="float">
            <text:p>-0.0366726</text:p>
          </table:table-cell>
          <table:table-cell office:value-type="float" office:value="-0.02917421" calcext:value-type="float">
            <text:p>-0.02917421</text:p>
          </table:table-cell>
          <table:table-cell office:value-type="float" office:value="-0.02713503" calcext:value-type="float">
            <text:p>-0.02713503</text:p>
          </table:table-cell>
          <table:table-cell office:value-type="float" office:value="-0.02533823" calcext:value-type="float">
            <text:p>-0.02533823</text:p>
          </table:table-cell>
          <table:table-cell office:value-type="float" office:value="-0.02755344" calcext:value-type="float">
            <text:p>-0.02755344</text:p>
          </table:table-cell>
          <table:table-cell office:value-type="float" office:value="-0.08804317" calcext:value-type="float">
            <text:p>-0.08804317</text:p>
          </table:table-cell>
          <table:table-cell office:value-type="float" office:value="-0.1780322" calcext:value-type="float">
            <text:p>-0.1780322</text:p>
          </table:table-cell>
          <table:table-cell office:value-type="float" office:value="-0.0264405" calcext:value-type="float">
            <text:p>-0.026440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8745406" calcext:value-type="float">
            <text:p>-0.08745406</text:p>
          </table:table-cell>
          <table:table-cell office:value-type="float" office:value="0.02701284" calcext:value-type="float">
            <text:p>0.0270128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5353" calcext:value-type="float">
            <text:p>-2.3853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89.9685" calcext:value-type="float">
            <text:p>489.968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8.104" calcext:value-type="float">
            <text:p>1038.104</text:p>
          </table:table-cell>
          <table:table-cell office:value-type="float" office:value="48.11248" calcext:value-type="float">
            <text:p>48.11248</text:p>
          </table:table-cell>
          <table:table-cell office:value-type="float" office:value="0" calcext:value-type="float">
            <text:p>0</text:p>
          </table:table-cell>
          <table:table-cell office:value-type="float" office:value="0.3261907" calcext:value-type="float">
            <text:p>0.3261907</text:p>
          </table:table-cell>
          <table:table-cell office:value-type="float" office:value="0.3075128" calcext:value-type="float">
            <text:p>0.3075128</text:p>
          </table:table-cell>
          <table:table-cell office:value-type="float" office:value="0.2997965" calcext:value-type="float">
            <text:p>0.2997965</text:p>
          </table:table-cell>
          <table:table-cell office:value-type="float" office:value="0.305852" calcext:value-type="float">
            <text:p>0.305852</text:p>
          </table:table-cell>
          <table:table-cell office:value-type="float" office:value="0.3096111" calcext:value-type="float">
            <text:p>0.3096111</text:p>
          </table:table-cell>
          <table:table-cell office:value-type="float" office:value="0.2759528" calcext:value-type="float">
            <text:p>0.2759528</text:p>
          </table:table-cell>
          <table:table-cell office:value-type="float" office:value="0.2706757" calcext:value-type="float">
            <text:p>0.2706757</text:p>
          </table:table-cell>
          <table:table-cell office:value-type="float" office:value="0.3206724" calcext:value-type="float">
            <text:p>0.3206724</text:p>
          </table:table-cell>
          <table:table-cell office:value-type="float" office:value="0.2892801" calcext:value-type="float">
            <text:p>0.2892801</text:p>
          </table:table-cell>
          <table:table-cell office:value-type="float" office:value="0.3567687" calcext:value-type="float">
            <text:p>0.3567687</text:p>
          </table:table-cell>
          <table:table-cell office:value-type="float" office:value="0.3755633" calcext:value-type="float">
            <text:p>0.3755633</text:p>
          </table:table-cell>
          <table:table-cell office:value-type="float" office:value="0.3913191" calcext:value-type="float">
            <text:p>0.3913191</text:p>
          </table:table-cell>
          <table:table-cell office:value-type="float" office:value="0.4623781" calcext:value-type="float">
            <text:p>0.4623781</text:p>
          </table:table-cell>
          <table:table-cell office:value-type="float" office:value="0" calcext:value-type="float">
            <text:p>0</text:p>
          </table:table-cell>
          <table:table-cell office:value-type="float" office:value="0.00000006183519" calcext:value-type="float">
            <text:p>6.183519E-08</text:p>
          </table:table-cell>
          <table:table-cell office:value-type="float" office:value="0.1599474" calcext:value-type="float">
            <text:p>0.1599474</text:p>
          </table:table-cell>
          <table:table-cell office:value-type="float" office:value="1.940483E-015" calcext:value-type="float">
            <text:p>1.940483E-15</text:p>
          </table:table-cell>
          <table:table-cell office:value-type="float" office:value="1.930831E-015" calcext:value-type="float">
            <text:p>1.930831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70933" calcext:value-type="float">
            <text:p>-0.02170933</text:p>
          </table:table-cell>
          <table:table-cell office:value-type="float" office:value="-0.03075211" calcext:value-type="float">
            <text:p>-0.03075211</text:p>
          </table:table-cell>
          <table:table-cell office:value-type="float" office:value="-0.03610664" calcext:value-type="float">
            <text:p>-0.03610664</text:p>
          </table:table-cell>
          <table:table-cell office:value-type="float" office:value="-0.0312848" calcext:value-type="float">
            <text:p>-0.0312848</text:p>
          </table:table-cell>
          <table:table-cell office:value-type="float" office:value="-0.02902094" calcext:value-type="float">
            <text:p>-0.02902094</text:p>
          </table:table-cell>
          <table:table-cell office:value-type="float" office:value="-0.02691548" calcext:value-type="float">
            <text:p>-0.02691548</text:p>
          </table:table-cell>
          <table:table-cell office:value-type="float" office:value="-0.02967552" calcext:value-type="float">
            <text:p>-0.02967552</text:p>
          </table:table-cell>
          <table:table-cell office:value-type="float" office:value="-0.08458915" calcext:value-type="float">
            <text:p>-0.08458915</text:p>
          </table:table-cell>
          <table:table-cell office:value-type="float" office:value="-0.1759239" calcext:value-type="float">
            <text:p>-0.1759239</text:p>
          </table:table-cell>
          <table:table-cell office:value-type="float" office:value="-0.02621583" calcext:value-type="float">
            <text:p>-0.0262158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002818" calcext:value-type="float">
            <text:p>-0.02002818</text:p>
          </table:table-cell>
          <table:table-cell office:value-type="float" office:value="0.02692207" calcext:value-type="float">
            <text:p>0.0269220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765" calcext:value-type="float">
            <text:p>-2.387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90.79" calcext:value-type="float">
            <text:p>490.79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7.283" calcext:value-type="float">
            <text:p>1037.283</text:p>
          </table:table-cell>
          <table:table-cell office:value-type="float" office:value="48.11248" calcext:value-type="float">
            <text:p>48.11248</text:p>
          </table:table-cell>
          <table:table-cell office:value-type="float" office:value="0" calcext:value-type="float">
            <text:p>0</text:p>
          </table:table-cell>
          <table:table-cell office:value-type="float" office:value="0.322269" calcext:value-type="float">
            <text:p>0.322269</text:p>
          </table:table-cell>
          <table:table-cell office:value-type="float" office:value="0.3323182" calcext:value-type="float">
            <text:p>0.3323182</text:p>
          </table:table-cell>
          <table:table-cell office:value-type="float" office:value="0.3254081" calcext:value-type="float">
            <text:p>0.3254081</text:p>
          </table:table-cell>
          <table:table-cell office:value-type="float" office:value="0.3129269" calcext:value-type="float">
            <text:p>0.3129269</text:p>
          </table:table-cell>
          <table:table-cell office:value-type="float" office:value="0.3102801" calcext:value-type="float">
            <text:p>0.3102801</text:p>
          </table:table-cell>
          <table:table-cell office:value-type="float" office:value="0.2737782" calcext:value-type="float">
            <text:p>0.2737782</text:p>
          </table:table-cell>
          <table:table-cell office:value-type="float" office:value="0.2668431" calcext:value-type="float">
            <text:p>0.2668431</text:p>
          </table:table-cell>
          <table:table-cell office:value-type="float" office:value="0.322252" calcext:value-type="float">
            <text:p>0.322252</text:p>
          </table:table-cell>
          <table:table-cell office:value-type="float" office:value="0.2897509" calcext:value-type="float">
            <text:p>0.2897509</text:p>
          </table:table-cell>
          <table:table-cell office:value-type="float" office:value="0.3568911" calcext:value-type="float">
            <text:p>0.3568911</text:p>
          </table:table-cell>
          <table:table-cell office:value-type="float" office:value="0.3756489" calcext:value-type="float">
            <text:p>0.3756489</text:p>
          </table:table-cell>
          <table:table-cell office:value-type="float" office:value="0.3912765" calcext:value-type="float">
            <text:p>0.3912765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1674522" calcext:value-type="float">
            <text:p>0.01674522</text:p>
          </table:table-cell>
          <table:table-cell office:value-type="float" office:value="0.05399037" calcext:value-type="float">
            <text:p>0.05399037</text:p>
          </table:table-cell>
          <table:table-cell office:value-type="float" office:value="1.940475E-015" calcext:value-type="float">
            <text:p>1.940475E-15</text:p>
          </table:table-cell>
          <table:table-cell office:value-type="float" office:value="1.930831E-015" calcext:value-type="float">
            <text:p>1.930831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2E-016" calcext:value-type="float">
            <text:p>9.88105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12005" calcext:value-type="float">
            <text:p>-0.02212005</text:p>
          </table:table-cell>
          <table:table-cell office:value-type="float" office:value="-0.01856609" calcext:value-type="float">
            <text:p>-0.01856609</text:p>
          </table:table-cell>
          <table:table-cell office:value-type="float" office:value="-0.02138615" calcext:value-type="float">
            <text:p>-0.02138615</text:p>
          </table:table-cell>
          <table:table-cell office:value-type="float" office:value="-0.02728819" calcext:value-type="float">
            <text:p>-0.02728819</text:p>
          </table:table-cell>
          <table:table-cell office:value-type="float" office:value="-0.0286972" calcext:value-type="float">
            <text:p>-0.0286972</text:p>
          </table:table-cell>
          <table:table-cell office:value-type="float" office:value="-0.02857047" calcext:value-type="float">
            <text:p>-0.02857047</text:p>
          </table:table-cell>
          <table:table-cell office:value-type="float" office:value="-0.03337638" calcext:value-type="float">
            <text:p>-0.03337638</text:p>
          </table:table-cell>
          <table:table-cell office:value-type="float" office:value="-0.08102316" calcext:value-type="float">
            <text:p>-0.08102316</text:p>
          </table:table-cell>
          <table:table-cell office:value-type="float" office:value="-0.1732776" calcext:value-type="float">
            <text:p>-0.1732776</text:p>
          </table:table-cell>
          <table:table-cell office:value-type="float" office:value="-0.02606154" calcext:value-type="float">
            <text:p>-0.02606154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2365271" calcext:value-type="float">
            <text:p>-0.02365271</text:p>
          </table:table-cell>
          <table:table-cell office:value-type="float" office:value="0.0265711" calcext:value-type="float">
            <text:p>0.026571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7659" calcext:value-type="float">
            <text:p>-2.3876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91.2675" calcext:value-type="float">
            <text:p>491.2675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6.473" calcext:value-type="float">
            <text:p>1036.473</text:p>
          </table:table-cell>
          <table:table-cell office:value-type="float" office:value="48.44585" calcext:value-type="float">
            <text:p>48.44585</text:p>
          </table:table-cell>
          <table:table-cell office:value-type="float" office:value="0" calcext:value-type="float">
            <text:p>0</text:p>
          </table:table-cell>
          <table:table-cell office:value-type="float" office:value="0.2959044" calcext:value-type="float">
            <text:p>0.2959044</text:p>
          </table:table-cell>
          <table:table-cell office:value-type="float" office:value="0.316226" calcext:value-type="float">
            <text:p>0.316226</text:p>
          </table:table-cell>
          <table:table-cell office:value-type="float" office:value="0.3200944" calcext:value-type="float">
            <text:p>0.3200944</text:p>
          </table:table-cell>
          <table:table-cell office:value-type="float" office:value="0.3165913" calcext:value-type="float">
            <text:p>0.3165913</text:p>
          </table:table-cell>
          <table:table-cell office:value-type="float" office:value="0.3147712" calcext:value-type="float">
            <text:p>0.3147712</text:p>
          </table:table-cell>
          <table:table-cell office:value-type="float" office:value="0.2749581" calcext:value-type="float">
            <text:p>0.2749581</text:p>
          </table:table-cell>
          <table:table-cell office:value-type="float" office:value="0.2733061" calcext:value-type="float">
            <text:p>0.2733061</text:p>
          </table:table-cell>
          <table:table-cell office:value-type="float" office:value="0.323922" calcext:value-type="float">
            <text:p>0.323922</text:p>
          </table:table-cell>
          <table:table-cell office:value-type="float" office:value="0.2902398" calcext:value-type="float">
            <text:p>0.2902398</text:p>
          </table:table-cell>
          <table:table-cell office:value-type="float" office:value="0.357002" calcext:value-type="float">
            <text:p>0.357002</text:p>
          </table:table-cell>
          <table:table-cell office:value-type="float" office:value="0.3757291" calcext:value-type="float">
            <text:p>0.3757291</text:p>
          </table:table-cell>
          <table:table-cell office:value-type="float" office:value="0.3912387" calcext:value-type="float">
            <text:p>0.3912387</text:p>
          </table:table-cell>
          <table:table-cell office:value-type="float" office:value="0.4623709" calcext:value-type="float">
            <text:p>0.4623709</text:p>
          </table:table-cell>
          <table:table-cell office:value-type="float" office:value="0" calcext:value-type="float">
            <text:p>0</text:p>
          </table:table-cell>
          <table:table-cell office:value-type="float" office:value="0.03359821" calcext:value-type="float">
            <text:p>0.03359821</text:p>
          </table:table-cell>
          <table:table-cell office:value-type="float" office:value="0.02104588" calcext:value-type="float">
            <text:p>0.02104588</text:p>
          </table:table-cell>
          <table:table-cell office:value-type="float" office:value="1.940467E-015" calcext:value-type="float">
            <text:p>1.940467E-15</text:p>
          </table:table-cell>
          <table:table-cell office:value-type="float" office:value="1.930831E-015" calcext:value-type="float">
            <text:p>1.930831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41756" calcext:value-type="float">
            <text:p>-0.03841756</text:p>
          </table:table-cell>
          <table:table-cell office:value-type="float" office:value="-0.02520016" calcext:value-type="float">
            <text:p>-0.02520016</text:p>
          </table:table-cell>
          <table:table-cell office:value-type="float" office:value="-0.02362025" calcext:value-type="float">
            <text:p>-0.02362025</text:p>
          </table:table-cell>
          <table:table-cell office:value-type="float" office:value="-0.02534383" calcext:value-type="float">
            <text:p>-0.02534383</text:p>
          </table:table-cell>
          <table:table-cell office:value-type="float" office:value="-0.02625695" calcext:value-type="float">
            <text:p>-0.02625695</text:p>
          </table:table-cell>
          <table:table-cell office:value-type="float" office:value="-0.02768135" calcext:value-type="float">
            <text:p>-0.02768135</text:p>
          </table:table-cell>
          <table:table-cell office:value-type="float" office:value="-0.02746732" calcext:value-type="float">
            <text:p>-0.02746732</text:p>
          </table:table-cell>
          <table:table-cell office:value-type="float" office:value="-0.07743604" calcext:value-type="float">
            <text:p>-0.07743604</text:p>
          </table:table-cell>
          <table:table-cell office:value-type="float" office:value="-0.1705685" calcext:value-type="float">
            <text:p>-0.1705685</text:p>
          </table:table-cell>
          <table:table-cell office:value-type="float" office:value="-0.02592343" calcext:value-type="float">
            <text:p>-0.02592343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4473073" calcext:value-type="float">
            <text:p>-0.04473073</text:p>
          </table:table-cell>
          <table:table-cell office:value-type="float" office:value="0.02649229" calcext:value-type="float">
            <text:p>0.0264922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983" calcext:value-type="float">
            <text:p>-2.389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91.5791" calcext:value-type="float">
            <text:p>491.5791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5.767" calcext:value-type="float">
            <text:p>1035.767</text:p>
          </table:table-cell>
          <table:table-cell office:value-type="float" office:value="48.83996" calcext:value-type="float">
            <text:p>48.83996</text:p>
          </table:table-cell>
          <table:table-cell office:value-type="float" office:value="0" calcext:value-type="float">
            <text:p>0</text:p>
          </table:table-cell>
          <table:table-cell office:value-type="float" office:value="0.2724798" calcext:value-type="float">
            <text:p>0.2724798</text:p>
          </table:table-cell>
          <table:table-cell office:value-type="float" office:value="0.3039232" calcext:value-type="float">
            <text:p>0.3039232</text:p>
          </table:table-cell>
          <table:table-cell office:value-type="float" office:value="0.3128687" calcext:value-type="float">
            <text:p>0.3128687</text:p>
          </table:table-cell>
          <table:table-cell office:value-type="float" office:value="0.314649" calcext:value-type="float">
            <text:p>0.314649</text:p>
          </table:table-cell>
          <table:table-cell office:value-type="float" office:value="0.3150454" calcext:value-type="float">
            <text:p>0.3150454</text:p>
          </table:table-cell>
          <table:table-cell office:value-type="float" office:value="0.2770074" calcext:value-type="float">
            <text:p>0.2770074</text:p>
          </table:table-cell>
          <table:table-cell office:value-type="float" office:value="0.2766585" calcext:value-type="float">
            <text:p>0.2766585</text:p>
          </table:table-cell>
          <table:table-cell office:value-type="float" office:value="0.3258083" calcext:value-type="float">
            <text:p>0.3258083</text:p>
          </table:table-cell>
          <table:table-cell office:value-type="float" office:value="0.2907264" calcext:value-type="float">
            <text:p>0.2907264</text:p>
          </table:table-cell>
          <table:table-cell office:value-type="float" office:value="0.3571106" calcext:value-type="float">
            <text:p>0.3571106</text:p>
          </table:table-cell>
          <table:table-cell office:value-type="float" office:value="0.3758045" calcext:value-type="float">
            <text:p>0.3758045</text:p>
          </table:table-cell>
          <table:table-cell office:value-type="float" office:value="0.391198" calcext:value-type="float">
            <text:p>0.391198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4646724" calcext:value-type="float">
            <text:p>0.04646724</text:p>
          </table:table-cell>
          <table:table-cell office:value-type="float" office:value="0.005278878" calcext:value-type="float">
            <text:p>0.005278878</text:p>
          </table:table-cell>
          <table:table-cell office:value-type="float" office:value="1.940461E-015" calcext:value-type="float">
            <text:p>1.940461E-15</text:p>
          </table:table-cell>
          <table:table-cell office:value-type="float" office:value="1.930831E-015" calcext:value-type="float">
            <text:p>1.930831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045623" calcext:value-type="float">
            <text:p>-0.07045623</text:p>
          </table:table-cell>
          <table:table-cell office:value-type="float" office:value="-0.03211019" calcext:value-type="float">
            <text:p>-0.03211019</text:p>
          </table:table-cell>
          <table:table-cell office:value-type="float" office:value="-0.02718106" calcext:value-type="float">
            <text:p>-0.02718106</text:p>
          </table:table-cell>
          <table:table-cell office:value-type="float" office:value="-0.02629702" calcext:value-type="float">
            <text:p>-0.02629702</text:p>
          </table:table-cell>
          <table:table-cell office:value-type="float" office:value="-0.02609934" calcext:value-type="float">
            <text:p>-0.02609934</text:p>
          </table:table-cell>
          <table:table-cell office:value-type="float" office:value="-0.02617623" calcext:value-type="float">
            <text:p>-0.02617623</text:p>
          </table:table-cell>
          <table:table-cell office:value-type="float" office:value="-0.02488291" calcext:value-type="float">
            <text:p>-0.02488291</text:p>
          </table:table-cell>
          <table:table-cell office:value-type="float" office:value="-0.07360268" calcext:value-type="float">
            <text:p>-0.07360268</text:p>
          </table:table-cell>
          <table:table-cell office:value-type="float" office:value="-0.1679186" calcext:value-type="float">
            <text:p>-0.1679186</text:p>
          </table:table-cell>
          <table:table-cell office:value-type="float" office:value="-0.02578869" calcext:value-type="float">
            <text:p>-0.02578869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10071" calcext:value-type="float">
            <text:p>-0.10071</text:p>
          </table:table-cell>
          <table:table-cell office:value-type="float" office:value="0.02647541" calcext:value-type="float">
            <text:p>0.0264754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2372" calcext:value-type="float">
            <text:p>-2.39237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91.9458" calcext:value-type="float">
            <text:p>491.9458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5.084" calcext:value-type="float">
            <text:p>1035.084</text:p>
          </table:table-cell>
          <table:table-cell office:value-type="float" office:value="49.15564" calcext:value-type="float">
            <text:p>49.15564</text:p>
          </table:table-cell>
          <table:table-cell office:value-type="float" office:value="0" calcext:value-type="float">
            <text:p>0</text:p>
          </table:table-cell>
          <table:table-cell office:value-type="float" office:value="0.2942602" calcext:value-type="float">
            <text:p>0.2942602</text:p>
          </table:table-cell>
          <table:table-cell office:value-type="float" office:value="0.3050858" calcext:value-type="float">
            <text:p>0.3050858</text:p>
          </table:table-cell>
          <table:table-cell office:value-type="float" office:value="0.3079711" calcext:value-type="float">
            <text:p>0.3079711</text:p>
          </table:table-cell>
          <table:table-cell office:value-type="float" office:value="0.3118072" calcext:value-type="float">
            <text:p>0.3118072</text:p>
          </table:table-cell>
          <table:table-cell office:value-type="float" office:value="0.3137498" calcext:value-type="float">
            <text:p>0.3137498</text:p>
          </table:table-cell>
          <table:table-cell office:value-type="float" office:value="0.2777129" calcext:value-type="float">
            <text:p>0.2777129</text:p>
          </table:table-cell>
          <table:table-cell office:value-type="float" office:value="0.2751008" calcext:value-type="float">
            <text:p>0.2751008</text:p>
          </table:table-cell>
          <table:table-cell office:value-type="float" office:value="0.3278536" calcext:value-type="float">
            <text:p>0.3278536</text:p>
          </table:table-cell>
          <table:table-cell office:value-type="float" office:value="0.2912129" calcext:value-type="float">
            <text:p>0.2912129</text:p>
          </table:table-cell>
          <table:table-cell office:value-type="float" office:value="0.357218" calcext:value-type="float">
            <text:p>0.357218</text:p>
          </table:table-cell>
          <table:table-cell office:value-type="float" office:value="0.3758751" calcext:value-type="float">
            <text:p>0.3758751</text:p>
          </table:table-cell>
          <table:table-cell office:value-type="float" office:value="0.3911524" calcext:value-type="float">
            <text:p>0.3911524</text:p>
          </table:table-cell>
          <table:table-cell office:value-type="float" office:value="0.4623723" calcext:value-type="float">
            <text:p>0.4623723</text:p>
          </table:table-cell>
          <table:table-cell office:value-type="float" office:value="0" calcext:value-type="float">
            <text:p>0</text:p>
          </table:table-cell>
          <table:table-cell office:value-type="float" office:value="0.006062727" calcext:value-type="float">
            <text:p>0.006062727</text:p>
          </table:table-cell>
          <table:table-cell office:value-type="float" office:value="1.937813E-015" calcext:value-type="float">
            <text:p>1.937813E-15</text:p>
          </table:table-cell>
          <table:table-cell office:value-type="float" office:value="1.940453E-015" calcext:value-type="float">
            <text:p>1.940453E-15</text:p>
          </table:table-cell>
          <table:table-cell office:value-type="float" office:value="1.93083E-015" calcext:value-type="float">
            <text:p>1.93083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10772" calcext:value-type="float">
            <text:p>-0.04010772</text:p>
          </table:table-cell>
          <table:table-cell office:value-type="float" office:value="-0.03162961" calcext:value-type="float">
            <text:p>-0.03162961</text:p>
          </table:table-cell>
          <table:table-cell office:value-type="float" office:value="-0.02999345" calcext:value-type="float">
            <text:p>-0.02999345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2676215" calcext:value-type="float">
            <text:p>-0.02676215</text:p>
          </table:table-cell>
          <table:table-cell office:value-type="float" office:value="-0.02566786" calcext:value-type="float">
            <text:p>-0.02566786</text:p>
          </table:table-cell>
          <table:table-cell office:value-type="float" office:value="-0.02588267" calcext:value-type="float">
            <text:p>-0.02588267</text:p>
          </table:table-cell>
          <table:table-cell office:value-type="float" office:value="-0.06966824" calcext:value-type="float">
            <text:p>-0.06966824</text:p>
          </table:table-cell>
          <table:table-cell office:value-type="float" office:value="-0.1653149" calcext:value-type="float">
            <text:p>-0.1653149</text:p>
          </table:table-cell>
          <table:table-cell office:value-type="float" office:value="-0.02565642" calcext:value-type="float">
            <text:p>-0.02565642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04392122" calcext:value-type="float">
            <text:p>-0.04392122</text:p>
          </table:table-cell>
          <table:table-cell office:value-type="float" office:value="0.02636988" calcext:value-type="float">
            <text:p>0.0263698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4803" calcext:value-type="float">
            <text:p>-2.3948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570.6995" calcext:value-type="float">
            <text:p>570.6995</text:p>
          </table:table-cell>
          <table:table-cell office:value-type="float" office:value="492.3874" calcext:value-type="float">
            <text:p>492.3874</text:p>
          </table:table-cell>
          <table:table-cell office:value-type="float" office:value="11.32149" calcext:value-type="float">
            <text:p>11.32149</text:p>
          </table:table-cell>
          <table:table-cell office:value-type="float" office:value="1034.368" calcext:value-type="float">
            <text:p>1034.368</text:p>
          </table:table-cell>
          <table:table-cell office:value-type="float" office:value="49.42945" calcext:value-type="float">
            <text:p>49.42945</text:p>
          </table:table-cell>
          <table:table-cell office:value-type="float" office:value="0" calcext:value-type="float">
            <text:p>0</text:p>
          </table:table-cell>
          <table:table-cell office:value-type="float" office:value="0.2509922" calcext:value-type="float">
            <text:p>0.2509922</text:p>
          </table:table-cell>
          <table:table-cell office:value-type="float" office:value="0.2881079" calcext:value-type="float">
            <text:p>0.2881079</text:p>
          </table:table-cell>
          <table:table-cell office:value-type="float" office:value="0.302154" calcext:value-type="float">
            <text:p>0.302154</text:p>
          </table:table-cell>
          <table:table-cell office:value-type="float" office:value="0.3093283" calcext:value-type="float">
            <text:p>0.3093283</text:p>
          </table:table-cell>
          <table:table-cell office:value-type="float" office:value="0.3118502" calcext:value-type="float">
            <text:p>0.3118502</text:p>
          </table:table-cell>
          <table:table-cell office:value-type="float" office:value="0.2764219" calcext:value-type="float">
            <text:p>0.2764219</text:p>
          </table:table-cell>
          <table:table-cell office:value-type="float" office:value="0.2737112" calcext:value-type="float">
            <text:p>0.2737112</text:p>
          </table:table-cell>
          <table:table-cell office:value-type="float" office:value="0.3295619" calcext:value-type="float">
            <text:p>0.3295619</text:p>
          </table:table-cell>
          <table:table-cell office:value-type="float" office:value="0.2916961" calcext:value-type="float">
            <text:p>0.2916961</text:p>
          </table:table-cell>
          <table:table-cell office:value-type="float" office:value="0.3573252" calcext:value-type="float">
            <text:p>0.3573252</text:p>
          </table:table-cell>
          <table:table-cell office:value-type="float" office:value="0.3759414" calcext:value-type="float">
            <text:p>0.3759414</text:p>
          </table:table-cell>
          <table:table-cell office:value-type="float" office:value="0.3911023" calcext:value-type="float">
            <text:p>0.3911023</text:p>
          </table:table-cell>
          <table:table-cell office:value-type="float" office:value="0.4623718" calcext:value-type="float">
            <text:p>0.4623718</text:p>
          </table:table-cell>
          <table:table-cell office:value-type="float" office:value="0" calcext:value-type="float">
            <text:p>0</text:p>
          </table:table-cell>
          <table:table-cell office:value-type="float" office:value="0.02525952" calcext:value-type="float">
            <text:p>0.02525952</text:p>
          </table:table-cell>
          <table:table-cell office:value-type="float" office:value="1.923605E-015" calcext:value-type="float">
            <text:p>1.923605E-15</text:p>
          </table:table-cell>
          <table:table-cell office:value-type="float" office:value="1.940446E-015" calcext:value-type="float">
            <text:p>1.940446E-15</text:p>
          </table:table-cell>
          <table:table-cell office:value-type="float" office:value="1.93083E-015" calcext:value-type="float">
            <text:p>1.93083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48655" calcext:value-type="float">
            <text:p>-0.1348655</text:p>
          </table:table-cell>
          <table:table-cell office:value-type="float" office:value="-0.04863815" calcext:value-type="float">
            <text:p>-0.04863815</text:p>
          </table:table-cell>
          <table:table-cell office:value-type="float" office:value="-0.03382963" calcext:value-type="float">
            <text:p>-0.03382963</text:p>
          </table:table-cell>
          <table:table-cell office:value-type="float" office:value="-0.02917765" calcext:value-type="float">
            <text:p>-0.02917765</text:p>
          </table:table-cell>
          <table:table-cell office:value-type="float" office:value="-0.02776888" calcext:value-type="float">
            <text:p>-0.02776888</text:p>
          </table:table-cell>
          <table:table-cell office:value-type="float" office:value="-0.02658359" calcext:value-type="float">
            <text:p>-0.02658359</text:p>
          </table:table-cell>
          <table:table-cell office:value-type="float" office:value="-0.02719188" calcext:value-type="float">
            <text:p>-0.02719188</text:p>
          </table:table-cell>
          <table:table-cell office:value-type="float" office:value="-0.06657027" calcext:value-type="float">
            <text:p>-0.06657027</text:p>
          </table:table-cell>
          <table:table-cell office:value-type="float" office:value="-0.1627725" calcext:value-type="float">
            <text:p>-0.1627725</text:p>
          </table:table-cell>
          <table:table-cell office:value-type="float" office:value="-0.025525" calcext:value-type="float">
            <text:p>-0.025525</text:p>
          </table:table-cell>
          <table:table-cell office:value-type="float" office:value="0" calcext:value-type="float">
            <text:p>0</text:p>
          </table:table-cell>
          <table:table-cell office:value-type="float" office:value="0.04661688" calcext:value-type="float">
            <text:p>0.04661688</text:p>
          </table:table-cell>
          <table:table-cell office:value-type="float" office:value="-0.2308243" calcext:value-type="float">
            <text:p>-0.2308243</text:p>
          </table:table-cell>
          <table:table-cell office:value-type="float" office:value="0.02643977" calcext:value-type="float">
            <text:p>0.0264397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9767" calcext:value-type="float">
            <text:p>-2.39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4:07.992914393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